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EB Garamond" svg:font-family="'EB Garamond'" style:font-family-generic="roman" style:font-pitch="variable"/>
    <style:font-face style:name="Georgia" svg:font-family="Georgia" style:font-family-generic="roman" style:font-pitch="variable"/>
    <style:font-face style:name="Noto Sans Gothic" svg:font-family="'Noto Sans Gothic'"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Tlwg Typist" svg:font-family="'Tlwg Typist'" style:font-family-generic="roman" style:font-pitch="variable"/>
    <style:font-face style:name="Liberation Sans" svg:font-family="'Liberation Sans'" style:font-family-generic="swiss" style:font-pitch="variable"/>
    <style:font-face style:name="Abyssinica SIL1" svg:font-family="'Abyssinica SIL'"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EB Garamond1" svg:font-family="'EB 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Gothic1" svg:font-family="'Noto Sans Gothic'" style:font-family-generic="system" style:font-pitch="variable"/>
    <style:font-face style:name="Roboto1" svg:font-family="Roboto" style:font-family-generic="system" style:font-pitch="variable"/>
    <style:font-face style:name="Times New Roman1" svg:font-family="'Times New Roman'" style:font-family-generic="system" style:font-pitch="variable"/>
    <style:font-face style:name="Tlwg Typist1" svg:font-family="'Tlwg Typist'" style:font-family-generic="system" style:font-pitch="variable"/>
  </office:font-face-decls>
  <office:automatic-styles>
    <style:style style:name="Table1" style:family="table">
      <style:table-properties style:width="3.125in" fo:margin-left="0in" fo:margin-top="0in" fo:margin-bottom="0in" fo:break-before="auto" fo:break-after="auto" table:align="left"/>
    </style:style>
    <style:style style:name="Table1.A" style:family="table-column">
      <style:table-column-properties style:column-width="1.0417in"/>
    </style:style>
    <style:style style:name="Table1.1" style:family="table-row">
      <style:table-row-properties style:min-row-height="0.2083in" fo:keep-together="auto"/>
    </style:style>
    <style:style style:name="Table1.A1" style:family="table-cell">
      <style:table-cell-properties style:vertical-align="bottom" fo:padding-left="0.0278in" fo:padding-right="0.0278in" fo:padding-top="0in" fo:padding-bottom="0in" fo:border="0.75pt solid #cccccc"/>
    </style:style>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style:font-name="Arial" fo:font-size="11pt" style:font-name-asian="Arial1" style:font-size-asian="11pt" style:font-name-complex="Arial1" style:font-size-complex="11pt"/>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 style:family="paragraph" style:parent-style-name="Standard">
      <style:paragraph-properties fo:margin-left="0in" fo:margin-right="0in" fo:margin-top="0.1in" fo:margin-bottom="0.1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6" style:family="paragraph" style:parent-style-name="Standard">
      <style:paragraph-properties fo:margin-left="0in" fo:margin-right="0in" fo:margin-top="0.0555in" fo:margin-bottom="0.139in" loext:contextual-spacing="false" fo:line-height="100%" fo:text-indent="0in" style:auto-text-indent="false" fo:break-before="auto" fo:break-after="auto">
        <style:tab-stops>
          <style:tab-stop style:position="6.5in" style:type="right"/>
        </style:tab-stops>
      </style:paragraph-properties>
    </style:style>
    <style:style style:name="P7" style:family="paragraph" style:parent-style-name="Standard">
      <style:paragraph-properties fo:margin-left="0in" fo:margin-right="0in" fo:margin-top="0.139in" fo:margin-bottom="0.139in" loext:contextual-spacing="false" fo:line-height="100%" fo:text-indent="0in" style:auto-text-indent="false" fo:break-before="auto" fo:break-after="auto">
        <style:tab-stops>
          <style:tab-stop style:position="6.5in" style:type="right"/>
        </style:tab-stops>
      </style:paragraph-properties>
    </style:style>
    <style:style style:name="P8" style:family="paragraph" style:parent-style-name="Standard">
      <style:paragraph-properties fo:margin-left="0in" fo:margin-right="0in" fo:text-indent="0in" style:auto-text-indent="false" fo:break-before="auto" fo:break-after="auto"/>
    </style:style>
    <style:style style:name="P9" style:family="paragraph" style:parent-style-name="Standard">
      <style:paragraph-properties fo:margin-left="0.25in" fo:margin-right="0in" fo:margin-top="0.0417in" fo:margin-bottom="0.139in" loext:contextual-spacing="false" fo:line-height="100%" fo:text-indent="0in" style:auto-text-indent="false" fo:break-before="auto" fo:break-after="auto">
        <style:tab-stops>
          <style:tab-stop style:position="6.5in" style:type="right"/>
        </style:tab-stops>
      </style:paragraph-properties>
    </style:style>
    <style:style style:name="P10" style:family="paragraph" style:parent-style-name="Standard">
      <style:paragraph-properties fo:margin-left="0.25in" fo:margin-right="0in" fo:margin-top="0.0417in" fo:margin-bottom="0.0555in" loext:contextual-spacing="false" fo:line-height="100%" fo:text-indent="0in" style:auto-text-indent="false" fo:break-before="auto" fo:break-after="auto">
        <style:tab-stops>
          <style:tab-stop style:position="6.5in" style:type="right"/>
        </style:tab-stops>
      </style:paragraph-properties>
    </style:style>
    <style:style style:name="P11" style:family="paragraph" style:parent-style-name="Standard">
      <style:paragraph-properties fo:margin-left="0.5in" fo:margin-right="0in" fo:margin-top="0.0417in" fo:margin-bottom="0.139in" loext:contextual-spacing="false" fo:line-height="100%" fo:text-indent="0in" style:auto-text-indent="false" fo:break-before="auto" fo:break-after="auto">
        <style:tab-stops>
          <style:tab-stop style:position="6.5in" style:type="right"/>
        </style:tab-stops>
      </style:paragraph-properties>
    </style:style>
    <style:style style:name="P12" style:family="paragraph" style:parent-style-name="Standard">
      <style:paragraph-properties fo:margin-left="0.5in" fo:margin-right="0in" fo:text-indent="0in" style:auto-text-indent="false" fo:break-before="auto" fo:break-after="auto"/>
    </style:style>
    <style:style style:name="P13" style:family="paragraph" style:parent-style-name="Standard">
      <style:paragraph-properties fo:margin-left="0.5in" fo:margin-right="0in" fo:text-align="end" style:justify-single-word="false" fo:text-indent="0in" style:auto-text-indent="false" fo:break-before="auto" fo:break-after="auto"/>
    </style:style>
    <style:style style:name="P14" style:family="paragraph" style:parent-style-name="Standard">
      <style:paragraph-properties fo:margin-left="0.5in" fo:margin-right="0in" fo:margin-top="0.1in" fo:margin-bottom="0.1in" loext:contextual-spacing="false" fo:line-height="115%" fo:text-indent="0in" style:auto-text-indent="false" fo:break-before="auto" fo:break-after="auto"/>
    </style:style>
    <style:style style:name="P15" style:family="paragraph" style:parent-style-name="Standard">
      <style:paragraph-properties fo:margin-left="0.75in" fo:margin-right="0in" fo:margin-top="0.0417in" fo:margin-bottom="0.139in" loext:contextual-spacing="false" fo:line-height="100%" fo:text-indent="0in" style:auto-text-indent="false" fo:break-before="auto" fo:break-after="auto">
        <style:tab-stops>
          <style:tab-stop style:position="6.5in" style:type="right"/>
        </style:tab-stops>
      </style:paragraph-properties>
    </style:style>
    <style:style style:name="P16" style:family="paragraph" style:parent-style-name="Standard">
      <style:paragraph-properties fo:break-before="auto" fo:break-after="auto"/>
    </style:style>
    <style:style style:name="P17" style:family="paragraph" style:parent-style-name="Standard">
      <style:paragraph-properties fo:break-before="auto" fo:break-after="auto"/>
    </style:style>
    <style:style style:name="P18" style:family="paragraph" style:parent-style-name="Standard" style:list-style-name="WWNum17">
      <style:paragraph-properties fo:break-before="auto" fo:break-after="auto"/>
    </style:style>
    <style:style style:name="P19" style:family="paragraph" style:parent-style-name="Standard" style:list-style-name="WWNum17">
      <style:paragraph-properties fo:break-before="auto" fo:break-after="auto"/>
      <style:text-properties style:text-underline-style="none"/>
    </style:style>
    <style:style style:name="P20" style:family="paragraph" style:parent-style-name="Standard" style:list-style-name="WWNum12">
      <style:paragraph-properties fo:break-before="auto" fo:break-after="auto"/>
      <style:text-properties style:text-underline-style="none"/>
    </style:style>
    <style:style style:name="P21" style:family="paragraph" style:parent-style-name="Standard" style:list-style-name="WWNum1">
      <style:paragraph-properties fo:break-before="auto" fo:break-after="auto"/>
      <style:text-properties style:text-underline-style="none"/>
    </style:style>
    <style:style style:name="P22" style:family="paragraph" style:parent-style-name="Standard" style:list-style-name="WWNum7">
      <style:paragraph-properties fo:break-before="auto" fo:break-after="auto"/>
      <style:text-properties style:text-underline-style="none"/>
    </style:style>
    <style:style style:name="P23" style:family="paragraph" style:parent-style-name="Standard" style:list-style-name="WWNum1">
      <style:paragraph-properties fo:break-before="auto" fo:break-after="auto"/>
      <style:text-properties style:text-underline-style="none" fo:background-color="#ffff00"/>
    </style:style>
    <style:style style:name="P24" style:family="paragraph" style:parent-style-name="Standard" style:list-style-name="WWNum20">
      <style:paragraph-properties fo:break-before="auto" fo:break-after="auto"/>
      <style:text-properties style:text-underline-style="none"/>
    </style:style>
    <style:style style:name="P25" style:family="paragraph" style:parent-style-name="Standard" style:list-style-name="WWNum26">
      <style:paragraph-properties fo:break-before="auto" fo:break-after="auto"/>
      <style:text-properties style:text-underline-style="none"/>
    </style:style>
    <style:style style:name="P26" style:family="paragraph" style:parent-style-name="Standard" style:list-style-name="WWNum21">
      <style:paragraph-properties fo:break-before="auto" fo:break-after="auto"/>
      <style:text-properties style:text-underline-style="none"/>
    </style:style>
    <style:style style:name="P27" style:family="paragraph" style:parent-style-name="Standard" style:list-style-name="WWNum5">
      <style:paragraph-properties fo:break-before="auto" fo:break-after="auto"/>
      <style:text-properties style:text-underline-style="none"/>
    </style:style>
    <style:style style:name="P28" style:family="paragraph" style:parent-style-name="Standard" style:list-style-name="WWNum9">
      <style:paragraph-properties fo:break-before="auto" fo:break-after="auto"/>
      <style:text-properties style:text-underline-style="none"/>
    </style:style>
    <style:style style:name="P29" style:family="paragraph" style:parent-style-name="Standard" style:list-style-name="WWNum19">
      <style:paragraph-properties fo:break-before="auto" fo:break-after="auto"/>
      <style:text-properties style:text-underline-style="none"/>
    </style:style>
    <style:style style:name="P30" style:family="paragraph" style:parent-style-name="Standard" style:list-style-name="WWNum6">
      <style:paragraph-properties fo:break-before="auto" fo:break-after="auto"/>
      <style:text-properties style:text-underline-style="none"/>
    </style:style>
    <style:style style:name="P31" style:family="paragraph" style:parent-style-name="Standard" style:list-style-name="WWNum25">
      <style:paragraph-properties fo:break-before="auto" fo:break-after="auto"/>
      <style:text-properties style:text-underline-style="none"/>
    </style:style>
    <style:style style:name="P32" style:family="paragraph" style:parent-style-name="Standard" style:list-style-name="WWNum29">
      <style:paragraph-properties fo:break-before="auto" fo:break-after="auto"/>
      <style:text-properties style:text-underline-style="none"/>
    </style:style>
    <style:style style:name="P33" style:family="paragraph" style:parent-style-name="Standard" style:list-style-name="WWNum15">
      <style:paragraph-properties fo:break-before="auto" fo:break-after="auto"/>
      <style:text-properties style:text-underline-style="none"/>
    </style:style>
    <style:style style:name="P34" style:family="paragraph" style:parent-style-name="Standard" style:list-style-name="WWNum12">
      <style:paragraph-properties fo:break-before="auto" fo:break-after="auto"/>
    </style:style>
    <style:style style:name="P35" style:family="paragraph" style:parent-style-name="Standard" style:list-style-name="WWNum12">
      <style:paragraph-properties fo:text-align="center" style:justify-single-word="false" fo:break-before="auto" fo:break-after="auto"/>
    </style:style>
    <style:style style:name="P36" style:family="paragraph" style:parent-style-name="Standard" style:list-style-name="WWNum2">
      <style:paragraph-properties fo:break-before="auto" fo:break-after="auto"/>
    </style:style>
    <style:style style:name="P37" style:family="paragraph" style:parent-style-name="Standard" style:list-style-name="WWNum4">
      <style:paragraph-properties fo:break-before="auto" fo:break-after="auto"/>
    </style:style>
    <style:style style:name="P38" style:family="paragraph" style:parent-style-name="Standard">
      <style:paragraph-properties fo:break-before="auto" fo:break-after="auto"/>
      <style:text-properties style:font-name="Courier New" fo:font-size="10pt" style:font-name-asian="Courier New1" style:font-size-asian="10pt" style:font-name-complex="Courier New1" style:font-size-complex="10pt"/>
    </style:style>
    <style:style style:name="P39" style:family="paragraph" style:parent-style-name="Standard">
      <style:paragraph-properties fo:text-align="end" style:justify-single-word="false" fo:break-before="auto" fo:break-after="auto"/>
    </style:style>
    <style:style style:name="P40" style:family="paragraph" style:parent-style-name="Standard" style:list-style-name="WWNum17">
      <style:paragraph-properties fo:text-align="end" style:justify-single-word="false" fo:break-before="auto" fo:break-after="auto"/>
    </style:style>
    <style:style style:name="P41" style:family="paragraph" style:parent-style-name="Standard" style:list-style-name="WWNum1">
      <style:paragraph-properties fo:text-align="end" style:justify-single-word="false" fo:break-before="auto" fo:break-after="auto"/>
    </style:style>
    <style:style style:name="P42" style:family="paragraph" style:parent-style-name="Standard" style:list-style-name="WWNum7">
      <style:paragraph-properties fo:text-align="end" style:justify-single-word="false" fo:break-before="auto" fo:break-after="auto"/>
    </style:style>
    <style:style style:name="P43" style:family="paragraph" style:parent-style-name="Standard" style:list-style-name="WWNum18">
      <style:paragraph-properties fo:text-align="end" style:justify-single-word="false" fo:break-before="auto" fo:break-after="auto"/>
    </style:style>
    <style:style style:name="P44" style:family="paragraph" style:parent-style-name="Standard" style:list-style-name="WWNum20">
      <style:paragraph-properties fo:text-align="end" style:justify-single-word="false" fo:break-before="auto" fo:break-after="auto"/>
    </style:style>
    <style:style style:name="P45" style:family="paragraph" style:parent-style-name="Standard" style:list-style-name="WWNum26">
      <style:paragraph-properties fo:text-align="end" style:justify-single-word="false" fo:break-before="auto" fo:break-after="auto"/>
    </style:style>
    <style:style style:name="P46" style:family="paragraph" style:parent-style-name="Standard" style:list-style-name="WWNum21">
      <style:paragraph-properties fo:text-align="end" style:justify-single-word="false" fo:break-before="auto" fo:break-after="auto"/>
    </style:style>
    <style:style style:name="P47" style:family="paragraph" style:parent-style-name="Standard" style:list-style-name="WWNum5">
      <style:paragraph-properties fo:text-align="end" style:justify-single-word="false" fo:break-before="auto" fo:break-after="auto"/>
    </style:style>
    <style:style style:name="P48" style:family="paragraph" style:parent-style-name="Standard" style:list-style-name="WWNum9">
      <style:paragraph-properties fo:text-align="end" style:justify-single-word="false" fo:break-before="auto" fo:break-after="auto"/>
    </style:style>
    <style:style style:name="P49" style:family="paragraph" style:parent-style-name="Standard" style:list-style-name="WWNum19">
      <style:paragraph-properties fo:text-align="end" style:justify-single-word="false" fo:break-before="auto" fo:break-after="auto"/>
    </style:style>
    <style:style style:name="P50" style:family="paragraph" style:parent-style-name="Standard" style:list-style-name="WWNum6">
      <style:paragraph-properties fo:text-align="end" style:justify-single-word="false" fo:break-before="auto" fo:break-after="auto"/>
    </style:style>
    <style:style style:name="P51" style:family="paragraph" style:parent-style-name="Standard" style:list-style-name="WWNum25">
      <style:paragraph-properties fo:text-align="end" style:justify-single-word="false" fo:break-before="auto" fo:break-after="auto"/>
    </style:style>
    <style:style style:name="P52" style:family="paragraph" style:parent-style-name="Standard" style:list-style-name="WWNum29">
      <style:paragraph-properties fo:text-align="end" style:justify-single-word="false" fo:break-before="auto" fo:break-after="auto"/>
    </style:style>
    <style:style style:name="P53" style:family="paragraph" style:parent-style-name="Standard" style:list-style-name="WWNum15">
      <style:paragraph-properties fo:text-align="end" style:justify-single-word="false" fo:break-before="auto" fo:break-after="auto"/>
    </style:style>
    <style:style style:name="P54" style:family="paragraph" style:parent-style-name="Standard" style:list-style-name="WWNum1">
      <style:paragraph-properties fo:break-before="auto" fo:break-after="auto"/>
    </style:style>
    <style:style style:name="P55" style:family="paragraph" style:parent-style-name="Standard" style:list-style-name="WWNum7">
      <style:paragraph-properties fo:break-before="auto" fo:break-after="auto"/>
    </style:style>
    <style:style style:name="P56" style:family="paragraph" style:parent-style-name="Standard" style:list-style-name="WWNum1">
      <style:paragraph-properties fo:break-before="auto" fo:break-after="auto"/>
      <style:text-properties style:font-name="Georgia" fo:font-size="12pt" style:font-name-asian="Georgia1" style:font-size-asian="12pt" style:font-name-complex="Georgia1" style:font-size-complex="12pt"/>
    </style:style>
    <style:style style:name="P57" style:family="paragraph" style:parent-style-name="Standard">
      <style:paragraph-properties fo:break-before="auto" fo:break-after="auto"/>
      <style:text-properties fo:font-style="italic" style:font-style-asian="italic" fo:background-color="#ffff00"/>
    </style:style>
    <style:style style:name="P58" style:family="paragraph" style:parent-style-name="Standard" style:list-style-name="WWNum18">
      <style:paragraph-properties fo:break-before="auto" fo:break-after="auto"/>
    </style:style>
    <style:style style:name="P59" style:family="paragraph" style:parent-style-name="Standard" style:list-style-name="WWNum20">
      <style:paragraph-properties fo:break-before="auto" fo:break-after="auto"/>
    </style:style>
    <style:style style:name="P60" style:family="paragraph" style:parent-style-name="Standard" style:list-style-name="WWNum21">
      <style:paragraph-properties fo:break-before="auto" fo:break-after="auto"/>
    </style:style>
    <style:style style:name="P61" style:family="paragraph" style:parent-style-name="Standard" style:list-style-name="WWNum1">
      <style:paragraph-properties fo:break-before="auto" fo:break-after="auto"/>
      <style:text-properties fo:background-color="#ffff00"/>
    </style:style>
    <style:style style:name="P62" style:family="paragraph" style:parent-style-name="Standard" style:list-style-name="WWNum17">
      <style:paragraph-properties fo:margin-top="0in" fo:margin-bottom="0in" loext:contextual-spacing="false" fo:line-height="100%" fo:break-before="auto" fo:break-after="auto"/>
    </style:style>
    <style:style style:name="P63" style:family="paragraph" style:parent-style-name="Standard" style:list-style-name="WWNum1">
      <style:paragraph-properties fo:margin-top="0in" fo:margin-bottom="0in" loext:contextual-spacing="false" fo:break-before="auto" fo:break-after="auto"/>
      <style:text-properties style:text-underline-style="none"/>
    </style:style>
    <style:style style:name="P64" style:family="paragraph" style:parent-style-name="Standard" style:list-style-name="WWNum1">
      <style:paragraph-properties fo:margin-top="0in" fo:margin-bottom="0in" loext:contextual-spacing="false" fo:break-before="auto" fo:break-after="auto"/>
    </style:style>
    <style:style style:name="P65" style:family="paragraph" style:parent-style-name="Standard" style:list-style-name="WWNum23">
      <style:paragraph-properties fo:margin-top="0in" fo:margin-bottom="0in" loext:contextual-spacing="false" fo:break-before="auto" fo:break-after="auto"/>
    </style:style>
    <style:style style:name="P66" style:family="paragraph" style:parent-style-name="Standard">
      <style:paragraph-properties fo:margin-top="0in" fo:margin-bottom="0in" loext:contextual-spacing="false" fo:line-height="115%" fo:orphans="0" fo:widows="0" fo:break-before="auto" fo:break-after="auto"/>
      <style:text-properties style:font-name="Arial" fo:font-size="11pt" style:font-name-asian="Arial1" style:font-size-asian="11pt" style:font-name-complex="Arial1" style:font-size-complex="11pt"/>
    </style:style>
    <style:style style:name="P67" style:family="paragraph" style:parent-style-name="Standard">
      <style:paragraph-properties fo:margin-top="0in" fo:margin-bottom="0in" loext:contextual-spacing="false" fo:line-height="115%" fo:orphans="0" fo:widows="0" fo:break-before="auto" fo:break-after="auto"/>
    </style:style>
    <style:style style:name="P68" style:family="paragraph" style:parent-style-name="Standard">
      <style:paragraph-properties fo:margin-top="0in" fo:margin-bottom="0in" loext:contextual-spacing="false" fo:line-height="100%" fo:orphans="0" fo:widows="0"/>
    </style:style>
    <style:style style:name="P69" style:family="paragraph" style:parent-style-name="Standard">
      <style:paragraph-properties fo:margin-top="0in" fo:margin-bottom="0in" loext:contextual-spacing="false" fo:line-height="100%" fo:text-align="end" style:justify-single-word="false" fo:orphans="0" fo:widows="0"/>
    </style:style>
    <style:style style:name="P70" style:family="paragraph" style:parent-style-name="Standard">
      <loext:graphic-properties draw:fill="solid" draw:fill-color="#ffffff"/>
      <style:paragraph-properties fo:margin-top="0in" fo:margin-bottom="0.1528in" loext:contextual-spacing="false" fo:line-height="100%" fo:break-before="auto" fo:break-after="auto" fo:background-color="#ffffff" fo:padding="0in" fo:border="none"/>
    </style:style>
    <style:style style:name="P71" style:family="paragraph" style:parent-style-name="Standard" style:list-style-name="WWNum1">
      <style:paragraph-properties fo:margin-top="0.139in" fo:margin-bottom="0in" loext:contextual-spacing="false" fo:break-before="auto" fo:break-after="auto"/>
    </style:style>
    <style:style style:name="P72" style:family="paragraph" style:parent-style-name="Standard" style:list-style-name="WWNum23">
      <style:paragraph-properties fo:margin-top="0.139in" fo:margin-bottom="0in" loext:contextual-spacing="false" fo:break-before="auto" fo:break-after="auto"/>
    </style:style>
    <style:style style:name="P73" style:family="paragraph" style:parent-style-name="Standard" style:list-style-name="WWNum1">
      <style:paragraph-properties fo:margin-top="0in" fo:margin-bottom="0.139in" loext:contextual-spacing="false" fo:break-before="auto" fo:break-after="auto"/>
    </style:style>
    <style:style style:name="P74" style:family="paragraph" style:parent-style-name="Standard" style:list-style-name="WWNum23">
      <style:paragraph-properties fo:margin-top="0in" fo:margin-bottom="0.139in" loext:contextual-spacing="false" fo:break-before="auto" fo:break-after="auto"/>
    </style:style>
    <style:style style:name="P75" style:family="paragraph" style:parent-style-name="Standard">
      <style:paragraph-properties fo:margin-top="0.0201in" fo:margin-bottom="0.0201in" loext:contextual-spacing="false" fo:line-height="115%" fo:orphans="0" fo:widows="0" fo:break-before="auto" fo:break-after="auto"/>
    </style:style>
    <style:style style:name="P76" style:family="paragraph" style:parent-style-name="Standard" style:list-style-name="WWNum1">
      <style:paragraph-properties fo:margin-top="0.0201in" fo:margin-bottom="0.0201in" loext:contextual-spacing="false" fo:line-height="115%" fo:orphans="0" fo:widows="0" fo:break-before="auto" fo:break-after="auto"/>
    </style:style>
    <style:style style:name="P77" style:family="paragraph" style:parent-style-name="Standard" style:list-style-name="WWNum11">
      <style:paragraph-properties fo:margin-top="0.0201in" fo:margin-bottom="0.0201in" loext:contextual-spacing="false" fo:line-height="115%" fo:orphans="0" fo:widows="0" fo:break-before="auto" fo:break-after="auto"/>
    </style:style>
    <style:style style:name="P78" style:family="paragraph" style:parent-style-name="Standard" style:list-style-name="WWNum22">
      <style:paragraph-properties fo:margin-top="0.0201in" fo:margin-bottom="0.0201in" loext:contextual-spacing="false" fo:line-height="115%" fo:orphans="0" fo:widows="0" fo:break-before="auto" fo:break-after="auto"/>
    </style:style>
    <style:style style:name="P79" style:family="paragraph" style:parent-style-name="Standard" style:list-style-name="WWNum22">
      <style:paragraph-properties fo:margin-top="0.0201in" fo:margin-bottom="0.0201in" loext:contextual-spacing="false" fo:line-height="115%" fo:orphans="0" fo:widows="0" fo:break-before="auto" fo:break-after="auto"/>
      <style:text-properties fo:color="#a3238e" style:font-name="Noto Sans Gothic" fo:font-size="8pt" style:font-name-asian="Noto Sans Gothic1" style:font-size-asian="8pt" style:font-name-complex="Noto Sans Gothic1" style:font-size-complex="8pt"/>
    </style:style>
    <style:style style:name="P80" style:family="paragraph" style:parent-style-name="Standard">
      <style:paragraph-properties fo:margin-top="0.1in" fo:margin-bottom="0.1in" loext:contextual-spacing="false" fo:line-height="115%" fo:break-before="auto" fo:break-after="auto"/>
    </style:style>
    <style:style style:name="P81" style:family="paragraph" style:parent-style-name="Standard">
      <style:paragraph-properties fo:margin-top="0.1in" fo:margin-bottom="0.1in" loext:contextual-spacing="false" fo:line-height="115%" fo:orphans="0" fo:widows="0" fo:break-before="auto" fo:break-after="auto"/>
    </style:style>
    <style:style style:name="P82" style:family="paragraph" style:parent-style-name="Standard" style:list-style-name="WWNum1">
      <style:paragraph-properties fo:margin-top="0.1in" fo:margin-bottom="0.1in" loext:contextual-spacing="false" fo:line-height="115%" fo:orphans="0" fo:widows="0" fo:break-before="auto" fo:break-after="auto"/>
    </style:style>
    <style:style style:name="P83" style:family="paragraph" style:parent-style-name="Standard" style:list-style-name="WWNum18">
      <style:paragraph-properties fo:margin-top="0.1in" fo:margin-bottom="0.1in" loext:contextual-spacing="false" fo:line-height="115%" fo:orphans="0" fo:widows="0" fo:break-before="auto" fo:break-after="auto"/>
    </style:style>
    <style:style style:name="P84" style:family="paragraph" style:parent-style-name="Standard" style:list-style-name="WWNum20">
      <style:paragraph-properties fo:margin-top="0.1in" fo:margin-bottom="0.1in" loext:contextual-spacing="false" fo:line-height="115%" fo:orphans="0" fo:widows="0" fo:break-before="auto" fo:break-after="auto"/>
    </style:style>
    <style:style style:name="P85" style:family="paragraph" style:parent-style-name="Standard" style:list-style-name="WWNum28">
      <style:paragraph-properties fo:margin-top="0.1in" fo:margin-bottom="0.1in" loext:contextual-spacing="false" fo:line-height="115%" fo:orphans="0" fo:widows="0" fo:break-before="auto" fo:break-after="auto"/>
    </style:style>
    <style:style style:name="P86" style:family="paragraph" style:parent-style-name="Standard" style:list-style-name="WWNum14">
      <style:paragraph-properties fo:margin-top="0.1in" fo:margin-bottom="0.1in" loext:contextual-spacing="false" fo:line-height="115%" fo:orphans="0" fo:widows="0" fo:break-before="auto" fo:break-after="auto"/>
    </style:style>
    <style:style style:name="P87" style:family="paragraph" style:parent-style-name="Standard" style:list-style-name="WWNum11">
      <style:paragraph-properties fo:margin-top="0.1in" fo:margin-bottom="0.1in" loext:contextual-spacing="false" fo:line-height="115%" fo:orphans="0" fo:widows="0" fo:break-before="auto" fo:break-after="auto"/>
    </style:style>
    <style:style style:name="P88" style:family="paragraph" style:parent-style-name="Standard" style:list-style-name="WWNum8">
      <style:paragraph-properties fo:margin-top="0.1in" fo:margin-bottom="0.1in" loext:contextual-spacing="false" fo:line-height="115%" fo:orphans="0" fo:widows="0" fo:break-before="auto" fo:break-after="auto"/>
    </style:style>
    <style:style style:name="P89" style:family="paragraph" style:parent-style-name="Standard" style:list-style-name="WWNum9">
      <style:paragraph-properties fo:margin-top="0.1in" fo:margin-bottom="0.1in" loext:contextual-spacing="false" fo:line-height="115%" fo:orphans="0" fo:widows="0" fo:break-before="auto" fo:break-after="auto"/>
    </style:style>
    <style:style style:name="P90" style:family="paragraph" style:parent-style-name="Standard" style:list-style-name="WWNum22">
      <style:paragraph-properties fo:margin-top="0.1in" fo:margin-bottom="0.1in" loext:contextual-spacing="false" fo:line-height="115%" fo:orphans="0" fo:widows="0" fo:break-before="auto" fo:break-after="auto"/>
    </style:style>
    <style:style style:name="P91" style:family="paragraph" style:parent-style-name="Standard" style:list-style-name="WWNum20">
      <style:paragraph-properties fo:margin-top="0.1in" fo:margin-bottom="0.1in" loext:contextual-spacing="false" fo:line-height="115%" fo:break-before="auto" fo:break-after="auto"/>
    </style:style>
    <style:style style:name="P92" style:family="paragraph" style:parent-style-name="Standard" style:list-style-name="WWNum18">
      <style:paragraph-properties fo:margin-top="0.1in" fo:margin-bottom="0.1in" loext:contextual-spacing="false" fo:line-height="115%" fo:break-before="auto" fo:break-after="auto"/>
    </style:style>
    <style:style style:name="P93" style:family="paragraph" style:parent-style-name="Standard" style:list-style-name="WWNum15">
      <style:paragraph-properties fo:margin-top="0.1in" fo:margin-bottom="0.1in" loext:contextual-spacing="false" fo:line-height="115%" fo:break-before="auto" fo:break-after="auto"/>
    </style:style>
    <style:style style:name="P94" style:family="paragraph" style:parent-style-name="Standard" style:list-style-name="WWNum20">
      <style:paragraph-properties fo:margin-top="0.1in" fo:margin-bottom="0.1in" loext:contextual-spacing="false" fo:line-height="115%" fo:break-before="auto" fo:break-after="auto"/>
      <style:text-properties style:text-underline-style="none"/>
    </style:style>
    <style:style style:name="P95" style:family="paragraph" style:parent-style-name="Standard">
      <style:paragraph-properties fo:margin-top="0.1in" fo:margin-bottom="0.1in" loext:contextual-spacing="false" fo:line-height="115%" fo:orphans="0" fo:widows="0" fo:break-before="auto" fo:break-after="auto"/>
      <style:text-properties style:font-name="Noto Sans Gothic" fo:font-size="10pt" style:font-name-asian="Noto Sans Gothic1" style:font-size-asian="10pt" style:font-name-complex="Noto Sans Gothic1" style:font-size-complex="10pt"/>
    </style:style>
    <style:style style:name="P96" style:family="paragraph" style:parent-style-name="Standard" style:list-style-name="WWNum16">
      <style:paragraph-properties fo:margin-left="0.5in" fo:margin-right="0in" fo:text-indent="-0.25in" style:auto-text-indent="false" fo:break-before="auto" fo:break-after="auto"/>
    </style:style>
    <style:style style:name="P97" style:family="paragraph" style:parent-style-name="Standard" style:list-style-name="WWNum24">
      <style:paragraph-properties fo:margin-left="0.5in" fo:margin-right="0in" fo:margin-top="0in" fo:margin-bottom="0in" loext:contextual-spacing="false" fo:line-height="115%" fo:orphans="0" fo:widows="0" fo:text-indent="-0.25in" style:auto-text-indent="false" fo:break-before="auto" fo:break-after="auto"/>
    </style:style>
    <style:style style:name="P98" style:family="paragraph" style:parent-style-name="Standard" style:list-style-name="WWNum27">
      <style:paragraph-properties fo:margin-left="0.5in" fo:margin-right="0in" fo:margin-top="0in" fo:margin-bottom="0in" loext:contextual-spacing="false" fo:line-height="115%" fo:orphans="0" fo:widows="0" fo:text-indent="-0.25in" style:auto-text-indent="false" fo:break-before="auto" fo:break-after="auto"/>
    </style:style>
    <style:style style:name="P99" style:family="paragraph" style:parent-style-name="Standard">
      <style:paragraph-properties fo:margin-left="0.6in" fo:margin-right="0.1in" fo:margin-top="0.1in" fo:margin-bottom="0.1in" loext:contextual-spacing="false" fo:line-height="115%" fo:orphans="0" fo:widows="0" fo:text-indent="0in" style:auto-text-indent="false" fo:break-before="auto" fo:break-after="auto"/>
    </style:style>
    <style:style style:name="P100" style:family="paragraph" style:parent-style-name="Standard">
      <style:paragraph-properties fo:margin-left="0.3937in" fo:margin-right="0.3937in" fo:margin-top="0in" fo:margin-bottom="0.1965in" loext:contextual-spacing="false" fo:line-height="115%" fo:orphans="0" fo:widows="0" fo:text-indent="0in" style:auto-text-indent="false" fo:break-before="auto" fo:break-after="auto">
        <style:tab-stops>
          <style:tab-stop style:position="0.2in"/>
        </style:tab-stops>
      </style:paragraph-properties>
    </style:style>
    <style:style style:name="P101" style:family="paragraph" style:parent-style-name="Standard">
      <style:paragraph-properties fo:margin-left="0.1in" fo:margin-right="0.1in" fo:margin-top="0.1in" fo:margin-bottom="0.1in" loext:contextual-spacing="false" fo:line-height="115%" fo:orphans="0" fo:widows="0" fo:text-indent="0in" style:auto-text-indent="false" fo:break-before="auto" fo:break-after="auto"/>
    </style:style>
    <style:style style:name="P102" style:family="paragraph" style:parent-style-name="Standard">
      <style:paragraph-properties fo:margin-left="0.4465in" fo:margin-right="0in" fo:margin-top="0.1in" fo:margin-bottom="0.1in" loext:contextual-spacing="false" fo:line-height="115%" fo:orphans="0" fo:widows="0" fo:text-indent="0in" style:auto-text-indent="false" fo:break-before="auto" fo:break-after="auto"/>
    </style:style>
    <style:style style:name="P103" style:family="paragraph" style:parent-style-name="Standard" style:list-style-name="WWNum28">
      <style:paragraph-properties fo:margin-left="0in" fo:margin-right="0.1in" fo:margin-top="0.1in" fo:margin-bottom="0.1in" loext:contextual-spacing="false" fo:line-height="115%" fo:orphans="0" fo:widows="0" fo:text-indent="0in" style:auto-text-indent="false" fo:break-before="auto" fo:break-after="auto"/>
    </style:style>
    <style:style style:name="P104" style:family="paragraph" style:parent-style-name="Standard" style:list-style-name="WWNum20">
      <style:paragraph-properties fo:margin-left="0in" fo:margin-right="0.1in" fo:margin-top="0.1in" fo:margin-bottom="0.1in" loext:contextual-spacing="false" fo:line-height="115%" fo:orphans="0" fo:widows="0" fo:text-indent="0in" style:auto-text-indent="false" fo:break-before="auto" fo:break-after="auto"/>
    </style:style>
    <style:style style:name="P105" style:family="paragraph" style:parent-style-name="Standard" style:list-style-name="WWNum24">
      <style:paragraph-properties fo:margin-left="1in" fo:margin-right="0in" fo:margin-top="0in" fo:margin-bottom="0in" loext:contextual-spacing="false" fo:line-height="115%" fo:orphans="0" fo:widows="0" fo:text-indent="-0.25in" style:auto-text-indent="false" fo:break-before="auto" fo:break-after="auto"/>
    </style:style>
    <style:style style:name="P106" style:family="paragraph" style:parent-style-name="Standard" style:list-style-name="WWNum24">
      <style:paragraph-properties fo:margin-left="1.5in" fo:margin-right="0in" fo:margin-top="0in" fo:margin-bottom="0in" loext:contextual-spacing="false" fo:line-height="115%" fo:orphans="0" fo:widows="0" fo:text-indent="-0.25in" style:auto-text-indent="false" fo:break-before="auto" fo:break-after="auto"/>
    </style:style>
    <style:style style:name="P107" style:family="paragraph" style:parent-style-name="Heading_20_1">
      <style:paragraph-properties fo:break-before="auto" fo:break-after="auto"/>
    </style:style>
    <style:style style:name="P108" style:family="paragraph" style:parent-style-name="Heading_20_1" style:list-style-name="WWNum17">
      <style:paragraph-properties fo:break-before="auto" fo:break-after="auto"/>
    </style:style>
    <style:style style:name="P109" style:family="paragraph" style:parent-style-name="Heading_20_1" style:list-style-name="WWNum12">
      <style:paragraph-properties fo:break-before="auto" fo:break-after="auto"/>
    </style:style>
    <style:style style:name="P110" style:family="paragraph" style:parent-style-name="Heading_20_1" style:list-style-name="WWNum15">
      <style:paragraph-properties fo:break-before="auto" fo:break-after="auto"/>
    </style:style>
    <style:style style:name="P111" style:family="paragraph" style:parent-style-name="Heading_20_1">
      <style:paragraph-properties fo:orphans="0" fo:widows="0" fo:break-before="auto" fo:break-after="auto"/>
    </style:style>
    <style:style style:name="P112" style:family="paragraph" style:parent-style-name="Heading_20_3">
      <style:paragraph-properties fo:break-before="auto" fo:break-after="auto"/>
    </style:style>
    <style:style style:name="P113" style:family="paragraph" style:parent-style-name="Heading_20_3" style:list-style-name="WWNum12">
      <style:paragraph-properties fo:break-before="auto" fo:break-after="auto"/>
    </style:style>
    <style:style style:name="P114" style:family="paragraph" style:parent-style-name="Heading_20_3" style:list-style-name="WWNum1">
      <style:paragraph-properties fo:break-before="auto" fo:break-after="auto"/>
    </style:style>
    <style:style style:name="P115" style:family="paragraph" style:parent-style-name="Heading_20_2">
      <style:paragraph-properties fo:break-before="auto" fo:break-after="auto"/>
    </style:style>
    <style:style style:name="P116" style:family="paragraph" style:parent-style-name="Heading_20_2" style:list-style-name="WWNum12">
      <style:paragraph-properties fo:break-before="auto" fo:break-after="auto"/>
    </style:style>
    <style:style style:name="P117" style:family="paragraph" style:parent-style-name="Heading_20_2" style:list-style-name="WWNum17">
      <style:paragraph-properties fo:break-before="auto" fo:break-after="auto"/>
    </style:style>
    <style:style style:name="P118" style:family="paragraph" style:parent-style-name="Heading_20_2" style:list-style-name="WWNum1">
      <style:paragraph-properties fo:break-before="auto" fo:break-after="auto"/>
    </style:style>
    <style:style style:name="P119" style:family="paragraph" style:parent-style-name="Heading_20_2">
      <style:paragraph-properties fo:orphans="0" fo:widows="0" fo:break-before="auto" fo:break-after="auto"/>
    </style:style>
    <style:style style:name="P120" style:family="paragraph" style:parent-style-name="Heading_20_2" style:list-style-name="WWNum20">
      <style:paragraph-properties fo:break-before="auto" fo:break-after="auto"/>
    </style:style>
    <style:style style:name="P121" style:family="paragraph" style:parent-style-name="Heading_20_2" style:list-style-name="WWNum10">
      <style:paragraph-properties fo:break-before="auto" fo:break-after="auto"/>
    </style:style>
    <style:style style:name="P122" style:family="paragraph" style:parent-style-name="Heading_20_2" style:list-style-name="WWNum26">
      <style:paragraph-properties fo:break-before="auto" fo:break-after="auto"/>
    </style:style>
    <style:style style:name="P123" style:family="paragraph" style:parent-style-name="Heading_20_2" style:list-style-name="WWNum21">
      <style:paragraph-properties fo:break-before="auto" fo:break-after="auto"/>
    </style:style>
    <style:style style:name="P124" style:family="paragraph" style:parent-style-name="Heading_20_2" style:list-style-name="WWNum5">
      <style:paragraph-properties fo:break-before="auto" fo:break-after="auto"/>
    </style:style>
    <style:style style:name="P125" style:family="paragraph" style:parent-style-name="Heading_20_2" style:list-style-name="WWNum9">
      <style:paragraph-properties fo:break-before="auto" fo:break-after="auto"/>
    </style:style>
    <style:style style:name="P126" style:family="paragraph" style:parent-style-name="Heading_20_2" style:list-style-name="WWNum19">
      <style:paragraph-properties fo:break-before="auto" fo:break-after="auto"/>
    </style:style>
    <style:style style:name="P127" style:family="paragraph" style:parent-style-name="Heading_20_2" style:list-style-name="WWNum6">
      <style:paragraph-properties fo:break-before="auto" fo:break-after="auto"/>
    </style:style>
    <style:style style:name="P128" style:family="paragraph" style:parent-style-name="Heading_20_2" style:list-style-name="WWNum25">
      <style:paragraph-properties fo:break-before="auto" fo:break-after="auto"/>
    </style:style>
    <style:style style:name="P129" style:family="paragraph" style:parent-style-name="Heading_20_2" style:list-style-name="WWNum29">
      <style:paragraph-properties fo:break-before="auto" fo:break-after="auto"/>
    </style:style>
    <style:style style:name="P130" style:family="paragraph" style:parent-style-name="Heading_20_2" style:list-style-name="WWNum13">
      <style:paragraph-properties fo:break-before="auto" fo:break-after="auto"/>
    </style:style>
    <style:style style:name="P131" style:family="paragraph" style:parent-style-name="Heading_20_2" style:list-style-name="WWNum15">
      <style:paragraph-properties fo:break-before="auto" fo:break-after="auto"/>
    </style:style>
    <style:style style:name="P132" style:family="paragraph" style:parent-style-name="Heading_20_2" style:list-style-name="WWNum15">
      <style:paragraph-properties fo:break-before="auto" fo:break-after="auto"/>
      <style:text-properties style:font-name="Arial" fo:font-size="16pt" style:font-name-asian="Arial1" style:font-size-asian="16pt" style:font-name-complex="Arial1" style:font-size-complex="16pt"/>
    </style:style>
    <style:style style:name="P133" style:family="paragraph" style:parent-style-name="Heading_20_2" style:list-style-name="WWNum1">
      <style:paragraph-properties fo:break-before="auto" fo:break-after="auto"/>
      <style:text-properties style:font-name="Arial" fo:font-size="16pt" style:font-name-asian="Arial1" style:font-size-asian="16pt" style:font-name-complex="Arial1" style:font-size-complex="16pt"/>
    </style:style>
    <style:style style:name="P134" style:family="paragraph" style:parent-style-name="Heading_20_2" style:list-style-name="WWNum3">
      <style:paragraph-properties fo:break-before="auto" fo:break-after="auto"/>
    </style:style>
    <style:style style:name="P135" style:family="paragraph" style:parent-style-name="Heading_20_2" style:list-style-name="WWNum1">
      <style:paragraph-properties fo:margin-left="0in" fo:margin-right="0in" fo:text-indent="0in" style:auto-text-indent="false" fo:break-before="auto" fo:break-after="auto"/>
    </style:style>
    <style:style style:name="P136" style:family="paragraph" style:parent-style-name="Heading_20_2">
      <style:paragraph-properties fo:margin-top="0.1in" fo:margin-bottom="0.1in" loext:contextual-spacing="false" fo:line-height="115%" fo:break-before="auto" fo:break-after="auto"/>
    </style:style>
    <style:style style:name="P137" style:family="paragraph" style:parent-style-name="Heading_20_2" style:list-style-name="WWNum1">
      <style:paragraph-properties fo:margin-top="0.1in" fo:margin-bottom="0.1in" loext:contextual-spacing="false" fo:line-height="115%" fo:break-before="auto" fo:break-after="auto"/>
    </style:style>
    <style:style style:name="P138" style:family="paragraph" style:parent-style-name="Heading_20_4">
      <style:paragraph-properties fo:break-before="auto" fo:break-after="auto"/>
    </style:style>
    <style:style style:name="P139" style:family="paragraph" style:parent-style-name="Heading_20_4" style:list-style-name="WWNum12">
      <style:paragraph-properties fo:break-before="auto" fo:break-after="auto"/>
    </style:style>
    <style:style style:name="P140" style:family="paragraph" style:parent-style-name="Title" style:master-page-name="Standard">
      <style:paragraph-properties style:page-number="1" fo:break-before="auto" fo:break-after="auto"/>
    </style:style>
    <style:style style:name="T1" style:family="text">
      <style:text-properties fo:font-variant="normal" fo:text-transform="none" fo:color="#000000" style:text-line-through-style="none" style:text-line-through-type="none" style:text-position="0% 100%" style:font-name="Georgia" fo:font-size="12pt" fo:font-style="normal" style:text-underline-style="none" fo:font-weight="normal" style:font-name-asian="Georgia1" style:font-size-asian="12pt" style:font-style-asian="normal" style:font-weight-asian="normal" style:font-name-complex="Georgia1" style:font-size-complex="12pt"/>
    </style:style>
    <style:style style:name="T2" style:family="text">
      <style:text-properties fo:font-variant="normal" fo:text-transform="none" fo:color="#000000" style:text-line-through-style="none" style:text-line-through-type="none" style:text-position="0% 100%" style:font-name="Georgia" fo:font-size="12pt" fo:font-style="normal" style:text-underline-style="none" fo:font-weight="bold" style:font-name-asian="Georgia1" style:font-size-asian="12pt" style:font-style-asian="normal" style:font-weight-asian="bold" style:font-name-complex="Georgia1" style:font-size-complex="12pt"/>
    </style:style>
    <style:style style:name="T3" style:family="text">
      <style:text-properties fo:font-variant="normal" fo:text-transform="none" fo:color="#000000" style:text-line-through-style="none" style:text-line-through-type="none" style:text-position="0% 100%" style:font-name="Noto Sans Gothic" fo:font-size="10pt" fo:font-style="normal" style:text-underline-style="none" fo:font-weight="normal" style:font-name-asian="Noto Sans Gothic1" style:font-size-asian="10pt" style:font-style-asian="normal" style:font-weight-asian="normal" style:font-name-complex="Noto Sans Gothic1" style:font-size-complex="10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color="#1155cc" style:text-underline-style="solid" style:text-underline-width="auto" style:text-underline-color="font-color"/>
    </style:style>
    <style:style style:name="T6" style:family="text">
      <style:text-properties fo:color="#1155cc" style:text-underline-style="solid" style:text-underline-width="auto" style:text-underline-color="font-color" fo:background-color="#ffff00"/>
    </style:style>
    <style:style style:name="T7" style:family="text">
      <style:text-properties fo:color="#1155cc" fo:font-style="italic" style:text-underline-style="solid" style:text-underline-width="auto" style:text-underline-color="font-color" style:font-style-asian="italic"/>
    </style:style>
    <style:style style:name="T8"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9" style:family="text">
      <style:text-properties fo:color="#1155cc" style:text-position="0% 100%" style:text-underline-style="solid" style:text-underline-width="auto" style:text-underline-color="font-color"/>
    </style:style>
    <style:style style:name="T10" style:family="text">
      <style:text-properties fo:color="#1155cc" style:text-position="super 58%"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background-color="#ffff00"/>
    </style:style>
    <style:style style:name="T13" style:family="text">
      <style:text-properties fo:background-color="#00ff00"/>
    </style:style>
    <style:style style:name="T14" style:family="text">
      <style:text-properties fo:background-color="#ffff00"/>
    </style:style>
    <style:style style:name="T15" style:family="text">
      <style:text-properties style:text-underline-style="solid" style:text-underline-width="auto" style:text-underline-color="font-color"/>
    </style:style>
    <style:style style:name="T16" style:family="text">
      <style:text-properties fo:font-style="italic" style:font-style-asian="italic"/>
    </style:style>
    <style:style style:name="T17" style:family="text">
      <style:text-properties fo:font-style="italic" style:font-style-asian="italic" fo:background-color="#ffff00"/>
    </style:style>
    <style:style style:name="T18" style:family="text">
      <style:text-properties fo:font-style="italic" fo:font-weight="bold" style:font-style-asian="italic" style:font-weight-asian="bold"/>
    </style:style>
    <style:style style:name="T19" style:family="text">
      <style:text-properties style:font-name="Arial" fo:font-size="20pt" style:font-name-asian="Arial1" style:font-size-asian="20pt" style:font-name-complex="Arial1" style:font-size-complex="20pt"/>
    </style:style>
    <style:style style:name="T20" style:family="text">
      <style:text-properties style:font-name="Arial" fo:font-size="8pt" style:font-name-asian="Arial1" style:font-size-asian="8pt" style:font-name-complex="Arial1" style:font-size-complex="8pt"/>
    </style:style>
    <style:style style:name="T21" style:family="text">
      <style:text-properties style:font-name="Arial" fo:font-size="10pt" style:font-name-asian="Arial1" style:font-size-asian="10pt" style:font-name-complex="Arial1" style:font-size-complex="10pt"/>
    </style:style>
    <style:style style:name="T22" style:family="text">
      <style:text-properties style:font-name="Arial" fo:font-size="16pt" style:font-name-asian="Arial1" style:font-size-asian="16pt" style:font-name-complex="Arial1" style:font-size-complex="16pt"/>
    </style:style>
    <style:style style:name="T23" style:family="text">
      <style:text-properties style:font-name="Arial" fo:font-size="9pt" style:font-name-asian="Arial1" style:font-size-asian="9pt" style:font-name-complex="Arial1" style:font-size-complex="9pt"/>
    </style:style>
    <style:style style:name="T24" style:family="text">
      <style:text-properties style:font-name="Arial" fo:font-size="9pt" style:font-name-asian="Arial1" style:font-size-asian="9pt" style:font-name-complex="Arial1" style:font-size-complex="9pt" fo:background-color="#ffffff"/>
    </style:style>
    <style:style style:name="T25" style:family="text">
      <style:text-properties style:font-name="Arial" fo:font-size="11pt" style:font-name-asian="Arial1" style:font-size-asian="11pt" style:font-name-complex="Arial1" style:font-size-complex="11pt"/>
    </style:style>
    <style:style style:name="T26" style:family="text">
      <style:text-properties fo:font-weight="bold" style:font-weight-asian="bold"/>
    </style:style>
    <style:style style:name="T27" style:family="text">
      <style:text-properties style:text-position="super 58%"/>
    </style:style>
    <style:style style:name="T28" style:family="text">
      <style:text-properties style:text-position="super 58%" fo:background-color="#ffff00"/>
    </style:style>
    <style:style style:name="T29" style:family="text">
      <style:text-properties style:text-position="super 58%" style:font-name="Noto Sans Gothic" fo:font-size="10pt" style:font-name-asian="Noto Sans Gothic1" style:font-size-asian="10pt" style:font-name-complex="Noto Sans Gothic1" style:font-size-complex="10pt"/>
    </style:style>
    <style:style style:name="T30" style:family="text">
      <style:text-properties fo:color="#202122" style:font-name="Arial" fo:font-size="10.5pt" style:font-name-asian="Arial1" style:font-size-asian="10.5pt" style:font-name-complex="Arial1" style:font-size-complex="10.5pt" fo:background-color="#ffffff"/>
    </style:style>
    <style:style style:name="T31" style:family="text">
      <style:text-properties style:font-name="Courier New" fo:font-size="10pt" style:font-name-asian="Courier New1" style:font-size-asian="10pt" style:font-name-complex="Courier New1" style:font-size-complex="10pt"/>
    </style:style>
    <style:style style:name="T32" style:family="text">
      <style:text-properties style:font-name="Courier New" fo:font-size="10pt" fo:font-style="italic" style:font-name-asian="Courier New1" style:font-size-asian="10pt" style:font-style-asian="italic" style:font-name-complex="Courier New1" style:font-size-complex="10pt"/>
    </style:style>
    <style:style style:name="T33" style:family="text">
      <style:text-properties style:font-name="Courier New" fo:font-size="10pt" style:text-underline-style="solid" style:text-underline-width="auto" style:text-underline-color="font-color" style:font-name-asian="Courier New1" style:font-size-asian="10pt" style:font-name-complex="Courier New1" style:font-size-complex="10pt"/>
    </style:style>
    <style:style style:name="T34" style:family="text">
      <style:text-properties style:font-name="Georgia" fo:font-size="12pt" style:font-name-asian="Georgia1" style:font-size-asian="12pt" style:font-name-complex="Georgia1" style:font-size-complex="12pt"/>
    </style:style>
    <style:style style:name="T35" style:family="text">
      <style:text-properties style:font-name="Georgia" fo:font-size="12pt" style:font-name-asian="Georgia1" style:font-size-asian="12pt" style:font-name-complex="Georgia1" style:font-size-complex="12pt" fo:background-color="#ffff00"/>
    </style:style>
    <style:style style:name="T36" style:family="text">
      <style:text-properties style:font-name="Georgia" fo:font-size="12pt" fo:font-style="italic" style:font-name-asian="Georgia1" style:font-size-asian="12pt" style:font-style-asian="italic" style:font-name-complex="Georgia1" style:font-size-complex="12pt"/>
    </style:style>
    <style:style style:name="T37" style:family="text">
      <style:text-properties style:font-name="Georgia" fo:font-size="10pt" style:font-name-asian="Georgia1" style:font-size-asian="10pt" style:font-name-complex="Georgia1" style:font-size-complex="10pt"/>
    </style:style>
    <style:style style:name="T38" style:family="text">
      <style:text-properties style:font-name="Times New Roman" fo:font-style="italic" style:font-name-asian="Times New Roman1" style:font-style-asian="italic"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background-color="#ffffff"/>
    </style:style>
    <style:style style:name="T41" style:family="text">
      <style:text-properties fo:color="#4d5156" style:font-name="Roboto" fo:font-size="10.5pt" style:font-name-asian="Roboto1" style:font-size-asian="10.5pt" style:font-name-complex="Roboto1" style:font-size-complex="10.5pt" fo:background-color="#ffff00"/>
    </style:style>
    <style:style style:name="T42" style:family="text">
      <style:text-properties fo:color="#4d5156" style:font-name="Roboto" fo:font-size="10.5pt" style:font-name-asian="Roboto1" style:font-size-asian="10.5pt" style:font-name-complex="Roboto1" style:font-size-complex="10.5pt" fo:background-color="#ffffff"/>
    </style:style>
    <style:style style:name="T43" style:family="text">
      <style:text-properties fo:color="#5f6368" style:font-name="Roboto" fo:font-size="10.5pt" fo:font-weight="bold" style:font-name-asian="Roboto1" style:font-size-asian="10.5pt" style:font-weight-asian="bold" style:font-name-complex="Roboto1" style:font-size-complex="10.5pt" fo:background-color="#ffff00"/>
    </style:style>
    <style:style style:name="T44" style:family="text">
      <style:text-properties fo:color="#5f6368" style:font-name="Roboto" fo:font-size="10.5pt" fo:font-weight="bold" style:font-name-asian="Roboto1" style:font-size-asian="10.5pt" style:font-weight-asian="bold" style:font-name-complex="Roboto1" style:font-size-complex="10.5pt" fo:background-color="#ffffff"/>
    </style:style>
    <style:style style:name="T45" style:family="text">
      <style:text-properties fo:color="#434343" style:font-name="Arial" fo:font-size="14pt" style:font-name-asian="Arial1" style:font-size-asian="14pt" style:font-name-complex="Arial1" style:font-size-complex="14pt"/>
    </style:style>
    <style:style style:name="T46" style:family="text">
      <style:text-properties style:font-name="EB Garamond" style:font-name-asian="EB Garamond1" style:font-name-complex="EB Garamond1"/>
    </style:style>
    <style:style style:name="T47" style:family="text">
      <style:text-properties fo:color="#0000ff"/>
    </style:style>
    <style:style style:name="T48" style:family="text">
      <style:text-properties fo:color="#0000ff" style:font-name="Georgia" fo:font-size="12pt" style:font-name-asian="Georgia1" style:font-size-asian="12pt" style:font-name-complex="Georgia1" style:font-size-complex="12pt"/>
    </style:style>
    <style:style style:name="T49" style:family="text">
      <style:text-properties fo:color="#0000ff" style:font-name="Arial" fo:font-size="16pt" style:font-name-asian="Arial1" style:font-size-asian="16pt" style:font-name-complex="Arial1" style:font-size-complex="16pt"/>
    </style:style>
    <style:style style:name="T50" style:family="text">
      <style:text-properties fo:color="#0000ff" fo:font-style="italic" style:font-style-asian="italic"/>
    </style:style>
    <style:style style:name="T51" style:family="text">
      <style:text-properties style:text-position="0% 100%"/>
    </style:style>
    <style:style style:name="T52" style:family="text">
      <style:text-properties style:text-position="0% 100%" fo:font-style="italic" style:font-style-asian="italic"/>
    </style:style>
    <style:style style:name="T53" style:family="text">
      <style:text-properties style:text-position="0% 100%" style:text-underline-style="none"/>
    </style:style>
    <style:style style:name="T54" style:family="text">
      <style:text-properties fo:color="#000080" style:text-underline-style="solid" style:text-underline-width="auto" style:text-underline-color="font-color"/>
    </style:style>
    <style:style style:name="T55" style:family="text">
      <style:text-properties fo:color="#000080" style:font-name="Noto Sans Gothic" fo:font-size="10pt" style:text-underline-style="solid" style:text-underline-width="auto" style:text-underline-color="font-color" style:font-name-asian="Noto Sans Gothic1" style:font-size-asian="10pt" style:font-name-complex="Noto Sans Gothic1" style:font-size-complex="10pt"/>
    </style:style>
    <style:style style:name="T56" style:family="text">
      <style:text-properties fo:color="#000080" style:font-name="Tlwg Typist" fo:font-size="10.5pt" style:text-underline-style="solid" style:text-underline-width="auto" style:text-underline-color="font-color" style:font-name-asian="Tlwg Typist1" style:font-size-asian="10.5pt" style:font-name-complex="Tlwg Typist1" style:font-size-complex="10.5pt"/>
    </style:style>
    <style:style style:name="T57" style:family="text">
      <style:text-properties style:font-name="Noto Sans Gothic" fo:font-size="10pt" style:font-name-asian="Noto Sans Gothic1" style:font-size-asian="10pt" style:font-name-complex="Noto Sans Gothic1" style:font-size-complex="10pt"/>
    </style:style>
    <style:style style:name="T58" style:family="text">
      <style:text-properties style:font-name="Noto Sans Gothic" fo:font-size="10pt" style:font-name-asian="Noto Sans Gothic1" style:font-size-asian="10pt" style:font-name-complex="Noto Sans Gothic1" style:font-size-complex="10pt" fo:background-color="#ffff00"/>
    </style:style>
    <style:style style:name="T59" style:family="text">
      <style:text-properties style:font-name="Noto Sans Gothic" fo:font-size="10pt" fo:font-style="italic" style:font-name-asian="Noto Sans Gothic1" style:font-size-asian="10pt" style:font-style-asian="italic" style:font-name-complex="Noto Sans Gothic1" style:font-size-complex="10pt"/>
    </style:style>
    <style:style style:name="T60" style:family="text">
      <style:text-properties style:font-name="Noto Sans Gothic" fo:font-size="9pt" style:font-name-asian="Noto Sans Gothic1" style:font-size-asian="9pt" style:font-name-complex="Noto Sans Gothic1" style:font-size-complex="9pt"/>
    </style:style>
    <style:style style:name="T61" style:family="text">
      <style:text-properties style:font-name="Abyssinica SIL" style:font-name-asian="Abyssinica SIL1" style:font-name-complex="Abyssinica SIL1"/>
    </style:style>
    <style:style style:name="T62" style:family="text">
      <style:text-properties style:font-name="Tlwg Typist" fo:font-size="10.5pt" style:font-name-asian="Tlwg Typist1" style:font-size-asian="10.5pt" style:font-name-complex="Tlwg Typist1" style:font-size-complex="10.5pt"/>
    </style:style>
    <style:style style:name="T63" style:family="text">
      <style:text-properties style:font-name="Tlwg Typist" fo:font-size="10.5pt" fo:font-style="italic" style:font-name-asian="Tlwg Typist1" style:font-size-asian="10.5pt" style:font-style-asian="italic" style:font-name-complex="Tlwg Typist1" style:font-size-complex="10.5pt"/>
    </style:style>
    <style:style style:name="T64" style:family="text">
      <style:text-properties fo:color="#a3238e" fo:font-size="8pt" style:font-size-asian="8pt" style:font-size-complex="8pt"/>
    </style:style>
    <style:style style:name="T65" style:family="text">
      <style:text-properties fo:color="#a3238e" style:font-name="Noto Sans Gothic" fo:font-size="8pt" style:font-name-asian="Noto Sans Gothic1" style:font-size-asian="8pt" style:font-name-complex="Noto Sans Gothic1" style:font-size-complex="8pt"/>
    </style:style>
    <style:style style:name="T66" style:family="text">
      <style:text-properties style:font-name="Calibri" fo:font-size="10pt" style:font-name-asian="Calibri1" style:font-size-asian="10pt" style:font-name-complex="Calibri1" style:font-size-complex="10pt"/>
    </style:style>
    <style:style style:name="T67" style:family="text">
      <style:text-properties style:font-name="Calibri" fo:font-size="10pt" fo:font-style="italic" style:font-name-asian="Calibri1" style:font-size-asian="10pt" style:font-style-asian="italic" style:font-name-complex="Calibri1" style:font-size-complex="10pt"/>
    </style:style>
    <style:style style:name="T68" style:family="text">
      <style:text-properties style:font-name="Calibri" fo:font-size="10pt" style:text-underline-style="solid" style:text-underline-width="auto" style:text-underline-color="font-color" style:font-name-asian="Calibri1" style:font-size-asian="10pt" style:font-name-complex="Calibri1" style:font-size-complex="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text:bookmark text:name="_gjdgxs"/>Zeropoint Omnibus 2021</text:p>
      <text:p text:style-name="P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940r1ws8jwnv" text:style-name="Index_20_Link" text:visited-style-name="Index_20_Link"><text:span text:style-name="T1">Sources</text:span></text:a><text:span text:style-name="T1"><text:tab/></text:span><text:span text:style-name="T2">10</text:span></text:p>
          <text:p text:style-name="P7"><text:a xlink:type="simple" xlink:href="#_secl7e4fs7kh" text:style-name="Index_20_Link" text:visited-style-name="Index_20_Link"><text:span text:style-name="T1">Javier Guzmán’s Introduction to A Complete History of the Humanist Coalition</text:span></text:a><text:span text:style-name="T1"><text:tab/></text:span><text:span text:style-name="T2">21</text:span></text:p>
          <text:p text:style-name="P7"><text:a xlink:type="simple" xlink:href="#_6o1b3iosy7u5" text:style-name="Index_20_Link" text:visited-style-name="Index_20_Link"><text:span text:style-name="T1">Prologue: Puck, the Menehune, and the Alpha Point</text:span></text:a><text:span text:style-name="T1"><text:tab/></text:span><text:span text:style-name="T2">28</text:span></text:p>
          <text:p text:style-name="P7"><text:a xlink:type="simple" xlink:href="#_mgt6keysro69" text:style-name="Index_20_Link" text:visited-style-name="Index_20_Link"><text:span text:style-name="T2">1 Countdown to Desolation</text:span></text:a><text:span text:style-name="T2"><text:tab/>31</text:span></text:p>
          <text:p text:style-name="P9"><text:a xlink:type="simple" xlink:href="#_uh0ygues1pv4" text:style-name="Index_20_Link" text:visited-style-name="Index_20_Link"><text:span text:style-name="T1">Summary</text:span></text:a><text:span text:style-name="T1"><text:tab/>31</text:span></text:p>
          <text:p text:style-name="P11"><text:a xlink:type="simple" xlink:href="#_fngn9fk8bv79" text:style-name="Index_20_Link" text:visited-style-name="Index_20_Link"><text:span text:style-name="T1">Eugene Bauer Story</text:span></text:a><text:span text:style-name="T1"><text:tab/>31</text:span></text:p>
          <text:p text:style-name="P15"><text:a xlink:type="simple" xlink:href="#_ybrbhxh0jzwn" text:style-name="Index_20_Link" text:visited-style-name="Index_20_Link"><text:span text:style-name="T1">20 Years BGD Basil Memories</text:span></text:a><text:span text:style-name="T1"><text:tab/>31</text:span></text:p>
          <text:p text:style-name="P15"><text:a xlink:type="simple" xlink:href="#_13goqxe4dba9" text:style-name="Index_20_Link" text:visited-style-name="Index_20_Link"><text:span text:style-name="T1">10 Years BGD Piggly Wiggly AR</text:span></text:a><text:span text:style-name="T1"><text:tab/>32</text:span></text:p>
          <text:p text:style-name="P15"><text:a xlink:type="simple" xlink:href="#_v998plfahi3" text:style-name="Index_20_Link" text:visited-style-name="Index_20_Link"><text:span text:style-name="T1">7 Years BGD Gathering the News</text:span></text:a><text:span text:style-name="T1"><text:tab/>32</text:span></text:p>
          <text:p text:style-name="P15"><text:a xlink:type="simple" xlink:href="#_mt81w17h54be" text:style-name="Index_20_Link" text:visited-style-name="Index_20_Link"><text:span text:style-name="T1">5 Years BGD Lawless in the Land of Law and Order</text:span></text:a><text:span text:style-name="T1"><text:tab/>32</text:span></text:p>
          <text:p text:style-name="P15"><text:a xlink:type="simple" xlink:href="#_qgk5dv5knk2l" text:style-name="Index_20_Link" text:visited-style-name="Index_20_Link"><text:span text:style-name="T1">1 Month BGD Drone Terror Redux</text:span></text:a><text:span text:style-name="T1"><text:tab/>33</text:span></text:p>
          <text:p text:style-name="P15"><text:a xlink:type="simple" xlink:href="#_n8jfp3jctpjt" text:style-name="Index_20_Link" text:visited-style-name="Index_20_Link"><text:span text:style-name="T1">1 Day BGD The Beginning of the End</text:span></text:a><text:span text:style-name="T1"><text:tab/>33</text:span></text:p>
          <text:p text:style-name="P15"><text:a xlink:type="simple" xlink:href="#_39256498j9wr" text:style-name="Index_20_Link" text:visited-style-name="Index_20_Link"><text:span text:style-name="T1">1 Year AGD Eugene Bauer Dies</text:span></text:a><text:span text:style-name="T1"><text:tab/>33</text:span></text:p>
          <text:p text:style-name="P11"><text:a xlink:type="simple" xlink:href="#_3uycu68jhdgo" text:style-name="Index_20_Link" text:visited-style-name="Index_20_Link"><text:span text:style-name="T1">The Morelli Stories</text:span></text:a><text:span text:style-name="T1"><text:tab/>33</text:span></text:p>
          <text:p text:style-name="P15"><text:a xlink:type="simple" xlink:href="#_uhjhhx4q15k3" text:style-name="Index_20_Link" text:visited-style-name="Index_20_Link"><text:span text:style-name="T1">(20 years BGD) Giuseppe Dreams of a Better Brain for the Ganymedes</text:span></text:a><text:span text:style-name="T1"><text:tab/>34</text:span></text:p>
          <text:p text:style-name="P15"><text:a xlink:type="simple" xlink:href="#_7nt762wdufuc" text:style-name="Index_20_Link" text:visited-style-name="Index_20_Link"><text:span text:style-name="T1">(18 years BGD) Giuseppe Dreams of a Better Brain Interface</text:span></text:a><text:span text:style-name="T1"><text:tab/>35</text:span></text:p>
          <text:p text:style-name="P15"><text:a xlink:type="simple" xlink:href="#_u5dgkf9wogml" text:style-name="Index_20_Link" text:visited-style-name="Index_20_Link"><text:span text:style-name="T1">(16 years BGD) nsilk</text:span></text:a><text:span text:style-name="T1"><text:tab/>36</text:span></text:p>
          <text:p text:style-name="P15"><text:a xlink:type="simple" xlink:href="#_jpmc1bpn3fym" text:style-name="Index_20_Link" text:visited-style-name="Index_20_Link"><text:span text:style-name="T1">(12 years BGD) The Beating</text:span></text:a><text:span text:style-name="T1"><text:tab/>36</text:span></text:p>
          <text:p text:style-name="P15"><text:a xlink:type="simple" xlink:href="#_no0j50wet9r7" text:style-name="Index_20_Link" text:visited-style-name="Index_20_Link"><text:span text:style-name="T1">(10 years BGD) Puppies</text:span></text:a><text:span text:style-name="T1"><text:tab/>36</text:span></text:p>
          <text:p text:style-name="P15"><text:a xlink:type="simple" xlink:href="#_p4cinu2i1x1y" text:style-name="Index_20_Link" text:visited-style-name="Index_20_Link"><text:span text:style-name="T1">(10 years BGD) Chava and the Swedish Stone</text:span></text:a><text:span text:style-name="T1"><text:tab/>36</text:span></text:p>
          <text:p text:style-name="P15"><text:a xlink:type="simple" xlink:href="#_14e1yj3te53b" text:style-name="Index_20_Link" text:visited-style-name="Index_20_Link"><text:span text:style-name="T1">9 Years Giuseppse’s nsilk</text:span></text:a><text:span text:style-name="T1"><text:tab/>37</text:span></text:p>
          <text:p text:style-name="P15"><text:a xlink:type="simple" xlink:href="#_f2b1e9cojtxu" text:style-name="Index_20_Link" text:visited-style-name="Index_20_Link"><text:span text:style-name="T1">7 Years Commercialization of nsilk</text:span></text:a><text:span text:style-name="T1"><text:tab/>37</text:span></text:p>
          <text:p text:style-name="P15"><text:a xlink:type="simple" xlink:href="#_ebgmwscz6ylj" text:style-name="Index_20_Link" text:visited-style-name="Index_20_Link"><text:span text:style-name="T1">5 Years Chava and the Android Engineer</text:span></text:a><text:span text:style-name="T1"><text:tab/>38</text:span></text:p>
          <text:p text:style-name="P15"><text:a xlink:type="simple" xlink:href="#_1ztebrq4v6c5" text:style-name="Index_20_Link" text:visited-style-name="Index_20_Link"><text:span text:style-name="T1">Chava Takes a Sabbatical</text:span></text:a><text:span text:style-name="T1"><text:tab/>38</text:span></text:p>
          <text:p text:style-name="P15"><text:a xlink:type="simple" xlink:href="#_qo63coqy1jxn" text:style-name="Index_20_Link" text:visited-style-name="Index_20_Link"><text:span text:style-name="T1">Chava and the Secret Workshop of Giuseppe</text:span></text:a><text:span text:style-name="T1"><text:tab/>39</text:span></text:p>
          <text:p text:style-name="P11"><text:a xlink:type="simple" xlink:href="#_2gd97cmkwfby" text:style-name="Index_20_Link" text:visited-style-name="Index_20_Link"><text:span text:style-name="T1">The Writings of Javier Guzmán</text:span></text:a><text:span text:style-name="T1"><text:tab/>39</text:span></text:p>
          <text:p text:style-name="P15"><text:a xlink:type="simple" xlink:href="#_l8fyjw9tjzsn" text:style-name="Index_20_Link" text:visited-style-name="Index_20_Link"><text:span text:style-name="T1">The Fragility of Democracy</text:span></text:a><text:span text:style-name="T1"><text:tab/>39</text:span></text:p>
          <text:p text:style-name="P15"><text:a xlink:type="simple" xlink:href="#_1mvnaoq58499" text:style-name="Index_20_Link" text:visited-style-name="Index_20_Link"><text:span text:style-name="T1">20 BGD Vlad and G10</text:span></text:a><text:span text:style-name="T1"><text:tab/>40</text:span></text:p>
          <text:p text:style-name="P15"><text:a xlink:type="simple" xlink:href="#_t1kcdlh3shx8" text:style-name="Index_20_Link" text:visited-style-name="Index_20_Link"><text:span text:style-name="T1">The New Feudal Lords</text:span></text:a><text:span text:style-name="T1"><text:tab/>40</text:span></text:p>
          <text:p text:style-name="P11"><text:a xlink:type="simple" xlink:href="#_ktfwdb9ztb3h" text:style-name="Index_20_Link" text:visited-style-name="Index_20_Link"><text:span text:style-name="T1">Religious Leaders</text:span></text:a><text:span text:style-name="T1"><text:tab/>40</text:span></text:p>
          <text:p text:style-name="P15"><text:a xlink:type="simple" xlink:href="#_q5xzkkmct849" text:style-name="Index_20_Link" text:visited-style-name="Index_20_Link"><text:span text:style-name="T1">The Vatican</text:span></text:a><text:span text:style-name="T1"><text:tab/>40</text:span></text:p>
          <text:p text:style-name="P15"><text:a xlink:type="simple" xlink:href="#_ndlaa6d0afxj" text:style-name="Index_20_Link" text:visited-style-name="Index_20_Link"><text:span text:style-name="T1">The Word of God Evangelists</text:span></text:a><text:span text:style-name="T1"><text:tab/>40</text:span></text:p>
          <text:p text:style-name="P11"><text:a xlink:type="simple" xlink:href="#_x8qx1ux1j3br" text:style-name="Index_20_Link" text:visited-style-name="Index_20_Link"><text:span text:style-name="T1">Other Views</text:span></text:a><text:span text:style-name="T1"><text:tab/>41</text:span></text:p>
          <text:p text:style-name="P15"><text:soft-page-break/><text:a xlink:type="simple" xlink:href="#_v7lfesvkglsm" text:style-name="Index_20_Link" text:visited-style-name="Index_20_Link"><text:span text:style-name="T1">3 Years The Magnate</text:span></text:a><text:span text:style-name="T1"><text:tab/>41</text:span></text:p>
          <text:p text:style-name="P15"><text:a xlink:type="simple" xlink:href="#_3gn2btssc2yg" text:style-name="Index_20_Link" text:visited-style-name="Index_20_Link"><text:span text:style-name="T1">10 Years The Worker</text:span></text:a><text:span text:style-name="T1"><text:tab/>43</text:span></text:p>
          <text:p text:style-name="P15"><text:a xlink:type="simple" xlink:href="#_3q36e4dz3k71" text:style-name="Index_20_Link" text:visited-style-name="Index_20_Link"><text:span text:style-name="T1">5 Years The Pregnant Mother</text:span></text:a><text:span text:style-name="T1"><text:tab/>43</text:span></text:p>
          <text:p text:style-name="P15"><text:a xlink:type="simple" xlink:href="#_v1ehy08yjtl6" text:style-name="Index_20_Link" text:visited-style-name="Index_20_Link"><text:span text:style-name="T1">8 Years The Militia Member</text:span></text:a><text:span text:style-name="T1"><text:tab/>43</text:span></text:p>
          <text:p text:style-name="P15"><text:a xlink:type="simple" xlink:href="#_9oennigc3pzo" text:style-name="Index_20_Link" text:visited-style-name="Index_20_Link">2 Years Business Disruptions</text:a><text:tab/>43</text:p>
          <text:p text:style-name="P9"><text:a xlink:type="simple" xlink:href="#_x39bpo4uf0w5" text:style-name="Index_20_Link" text:visited-style-name="Index_20_Link"><text:span text:style-name="T1">Basil Memories of Italy, Pandemics, and Death</text:span></text:a><text:span text:style-name="T1"><text:tab/>43</text:span></text:p>
          <text:p text:style-name="P9"><text:a xlink:type="simple" xlink:href="#_cvh7kts93uzk" text:style-name="Index_20_Link" text:visited-style-name="Index_20_Link"><text:span text:style-name="T1">Chava and the Moray Valve</text:span></text:a><text:span text:style-name="T1"><text:tab/>47</text:span></text:p>
          <text:p text:style-name="P9"><text:a xlink:type="simple" xlink:href="#_1iub1tvj3js5" text:style-name="Index_20_Link" text:visited-style-name="Index_20_Link"><text:span text:style-name="T1">The Newfound Passion of Reverend Johnson</text:span></text:a><text:span text:style-name="T1"><text:tab/>52</text:span></text:p>
          <text:p text:style-name="P9"><text:a xlink:type="simple" xlink:href="#_g7swk8udnw65" text:style-name="Index_20_Link" text:visited-style-name="Index_20_Link"><text:span text:style-name="T1">The Ghost of Piggly Wiggly</text:span></text:a><text:span text:style-name="T1"><text:tab/>56</text:span></text:p>
          <text:p text:style-name="P9"><text:a xlink:type="simple" xlink:href="#_27xxaka7raw2" text:style-name="Index_20_Link" text:visited-style-name="Index_20_Link"><text:span text:style-name="T1">Chava Acts</text:span></text:a><text:span text:style-name="T1"><text:tab/>59</text:span></text:p>
          <text:p text:style-name="P9"><text:a xlink:type="simple" xlink:href="#_iwcdobalbf0g" text:style-name="Index_20_Link" text:visited-style-name="Index_20_Link"><text:span text:style-name="T1">Joseph Johnson, Wayne Wyans, Beau Cooper</text:span></text:a><text:span text:style-name="T1"><text:tab/>61</text:span></text:p>
          <text:p text:style-name="P9"><text:a xlink:type="simple" xlink:href="#_nsaqon6zx7sj" text:style-name="Index_20_Link" text:visited-style-name="Index_20_Link"><text:span text:style-name="T1">The Political Evolution of Eugene Bauer</text:span></text:a><text:span text:style-name="T1"><text:tab/>65</text:span></text:p>
          <text:p text:style-name="P9"><text:a xlink:type="simple" xlink:href="#_inslhea2kcyk" text:style-name="Index_20_Link" text:visited-style-name="Index_20_Link"><text:span text:style-name="T1">Chava and Giuseppe Talk Stuff</text:span></text:a><text:span text:style-name="T1"><text:tab/>68</text:span></text:p>
          <text:p text:style-name="P9"><text:a xlink:type="simple" xlink:href="#_hd4dshr5pv52" text:style-name="Index_20_Link" text:visited-style-name="Index_20_Link"><text:span text:style-name="T1">The Mother-Child Connection</text:span></text:a><text:span text:style-name="T1"><text:tab/>72</text:span></text:p>
          <text:p text:style-name="P9"><text:a xlink:type="simple" xlink:href="#_lvfxgf8bib61" text:style-name="Index_20_Link" text:visited-style-name="Index_20_Link"><text:span text:style-name="T1">The Meeting (G10)</text:span></text:a><text:span text:style-name="T1"><text:tab/>74</text:span></text:p>
          <text:p text:style-name="P9"><text:a xlink:type="simple" xlink:href="#_lq8t4odof91i" text:style-name="Index_20_Link" text:visited-style-name="Index_20_Link"><text:span text:style-name="T1">Moses</text:span></text:a><text:span text:style-name="T1"><text:tab/>78</text:span></text:p>
          <text:p text:style-name="P9"><text:a xlink:type="simple" xlink:href="#_hhf3esfg2d1u" text:style-name="Index_20_Link" text:visited-style-name="Index_20_Link"><text:span text:style-name="T1">Lawless in the Land of Law and Order</text:span></text:a><text:span text:style-name="T1"><text:tab/>80</text:span></text:p>
          <text:p text:style-name="P9"><text:a xlink:type="simple" xlink:href="#_yqfwfe5i9x9z" text:style-name="Index_20_Link" text:visited-style-name="Index_20_Link"><text:span text:style-name="T1">1Drone Terror Redux</text:span></text:a><text:span text:style-name="T1"><text:tab/>81</text:span></text:p>
          <text:p text:style-name="P9"><text:a xlink:type="simple" xlink:href="#_5ih1prt5mb2r" text:style-name="Index_20_Link" text:visited-style-name="Index_20_Link"><text:span text:style-name="T1">Bedtime</text:span></text:a><text:span text:style-name="T1"><text:tab/>81</text:span></text:p>
          <text:p text:style-name="P9"><text:a xlink:type="simple" xlink:href="#_2x4tscf0m1qg" text:style-name="Index_20_Link" text:visited-style-name="Index_20_Link"><text:span text:style-name="T1">Blackout</text:span></text:a><text:span text:style-name="T1"><text:tab/>81</text:span></text:p>
          <text:p text:style-name="P9"><text:a xlink:type="simple" xlink:href="#_g9dsykntgxbz" text:style-name="Index_20_Link" text:visited-style-name="Index_20_Link"><text:span text:style-name="T1">The Deadly Suns</text:span></text:a><text:span text:style-name="T1"><text:tab/>81</text:span></text:p>
          <text:p text:style-name="P9"><text:a xlink:type="simple" xlink:href="#_heu3hxrqrwhd" text:style-name="Index_20_Link" text:visited-style-name="Index_20_Link"><text:span text:style-name="T1">2030 G10</text:span></text:a><text:span text:style-name="T1"><text:tab/>83</text:span></text:p>
          <text:p text:style-name="P9"><text:a xlink:type="simple" xlink:href="#_ioyuk4lh3k0e" text:style-name="Index_20_Link" text:visited-style-name="Index_20_Link"><text:span text:style-name="T1">2032 B&amp;K observe the GD</text:span></text:a><text:span text:style-name="T1"><text:tab/>87</text:span></text:p>
          <text:p text:style-name="P9"><text:a xlink:type="simple" xlink:href="#_ja1g88cjz64v" text:style-name="Index_20_Link" text:visited-style-name="Index_20_Link"><text:span text:style-name="T1">Putin 9-12-2020</text:span></text:a><text:span text:style-name="T1"><text:tab/>92</text:span></text:p>
          <text:p text:style-name="P9"><text:a xlink:type="simple" xlink:href="#_3qxt4uzj4o6" text:style-name="Index_20_Link" text:visited-style-name="Index_20_Link"><text:span text:style-name="T1">2032 Yazid Boulala reports</text:span></text:a><text:span text:style-name="T1"><text:tab/>94</text:span></text:p>
          <text:p text:style-name="P9"><text:a xlink:type="simple" xlink:href="#_eq2s0ixnv80m" text:style-name="Index_20_Link" text:visited-style-name="Index_20_Link"><text:span text:style-name="T1">B&amp;K In Juarez</text:span></text:a><text:span text:style-name="T1"><text:tab/>111</text:span></text:p>
          <text:p text:style-name="P9"><text:a xlink:type="simple" xlink:href="#_42n32ikcu175" text:style-name="Index_20_Link" text:visited-style-name="Index_20_Link"><text:span text:style-name="T1">2032 Brandon Wood and Adam Franks, blackout</text:span></text:a><text:span text:style-name="T1"><text:tab/>113</text:span></text:p>
          <text:p text:style-name="P9"><text:a xlink:type="simple" xlink:href="#_j6stluwk92e" text:style-name="Index_20_Link" text:visited-style-name="Index_20_Link"><text:span text:style-name="T1">2032 B&amp;K watch immigrants in Italy</text:span></text:a><text:span text:style-name="T1"><text:tab/>120</text:span></text:p>
          <text:p text:style-name="P9"><text:a xlink:type="simple" xlink:href="#_4sj0tmr6mm6a" text:style-name="Index_20_Link" text:visited-style-name="Index_20_Link"><text:span text:style-name="T1">2033 Yazid Boulala views refugees</text:span></text:a><text:span text:style-name="T1"><text:tab/>124</text:span></text:p>
          <text:p text:style-name="P9"><text:a xlink:type="simple" xlink:href="#_i5uwe1673a09" text:style-name="Index_20_Link" text:visited-style-name="Index_20_Link"><text:span text:style-name="T1">B&amp;K Watch Delivery of Vaccines</text:span></text:a><text:span text:style-name="T1"><text:tab/>130</text:span></text:p>
          <text:p text:style-name="P9"><text:a xlink:type="simple" xlink:href="#_anaehv1hcgdb" text:style-name="Index_20_Link" text:visited-style-name="Index_20_Link"><text:span text:style-name="T1">2033 Neofeudalism 8-31-2020</text:span></text:a><text:span text:style-name="T1"><text:tab/>131</text:span></text:p>
          <text:p text:style-name="P9"><text:a xlink:type="simple" xlink:href="#_3iq3ukulevzj" text:style-name="Index_20_Link" text:visited-style-name="Index_20_Link"><text:span text:style-name="T1">B&amp;K on the plight of the poor</text:span></text:a><text:span text:style-name="T1"><text:tab/>136</text:span></text:p>
          <text:p text:style-name="P9"><text:a xlink:type="simple" xlink:href="#_ae89kz7omtfq" text:style-name="Index_20_Link" text:visited-style-name="Index_20_Link"><text:span text:style-name="T1">B&amp;K on nsilk</text:span></text:a><text:span text:style-name="T1"><text:tab/>138</text:span></text:p>
          <text:p text:style-name="P9"><text:a xlink:type="simple" xlink:href="#_wtcnftqs5r3p" text:style-name="Index_20_Link" text:visited-style-name="Index_20_Link"><text:span text:style-name="T1">2033 Giuseppe Morelli’s nsilk</text:span></text:a><text:span text:style-name="T1"><text:tab/>139</text:span></text:p>
          <text:p text:style-name="P9"><text:a xlink:type="simple" xlink:href="#_f1ebqlbk7fxa" text:style-name="Index_20_Link" text:visited-style-name="Index_20_Link"><text:span text:style-name="T1">B&amp;T and loss of liberty under neo-feudalism</text:span></text:a><text:span text:style-name="T1"><text:tab/>154</text:span></text:p>
          <text:p text:style-name="P9"><text:a xlink:type="simple" xlink:href="#_aqlrhgecui0a" text:style-name="Index_20_Link" text:visited-style-name="Index_20_Link"><text:span text:style-name="T1">2033 Fall of the Italian Republic 9-12-2020</text:span></text:a><text:span text:style-name="T1"><text:tab/>156</text:span></text:p>
          <text:p text:style-name="P9"><text:soft-page-break/><text:a xlink:type="simple" xlink:href="#_6db9ds9xsqsu" text:style-name="Index_20_Link" text:visited-style-name="Index_20_Link"><text:span text:style-name="T1">2034 The Reverend Joseph Johnson sees financial opportunity in worldwide catastrophe</text:span></text:a><text:span text:style-name="T1"><text:tab/>159</text:span></text:p>
          <text:p text:style-name="P9"><text:a xlink:type="simple" xlink:href="#_z65qt97w70mb" text:style-name="Index_20_Link" text:visited-style-name="Index_20_Link"><text:span text:style-name="T1">B&amp;T end of democracy</text:span></text:a><text:span text:style-name="T1"><text:tab/>165</text:span></text:p>
          <text:p text:style-name="P9"><text:a xlink:type="simple" xlink:href="#_r8dfhkd385un" text:style-name="Index_20_Link" text:visited-style-name="Index_20_Link"><text:span text:style-name="T1">2035 Giuseppe sees a threat to Maria</text:span></text:a><text:span text:style-name="T1"><text:tab/>167</text:span></text:p>
          <text:p text:style-name="P9"><text:a xlink:type="simple" xlink:href="#_tj9ojjrik07n" text:style-name="Index_20_Link" text:visited-style-name="Index_20_Link"><text:span text:style-name="T1">2036 B&amp;T outside Maria’s house</text:span></text:a><text:span text:style-name="T1"><text:tab/>169</text:span></text:p>
          <text:p text:style-name="P9"><text:a xlink:type="simple" xlink:href="#_w1kndhinpo6b" text:style-name="Index_20_Link" text:visited-style-name="Index_20_Link"><text:span text:style-name="T1">2036 Maria is born again</text:span></text:a><text:span text:style-name="T1"><text:tab/>170</text:span></text:p>
          <text:p text:style-name="P11"><text:a xlink:type="simple" xlink:href="#_a3wejqz98mrq" text:style-name="Index_20_Link" text:visited-style-name="Index_20_Link"><text:span text:style-name="T1">MOVE “Notes regarding Maria”</text:span></text:a><text:span text:style-name="T1"><text:tab/>173</text:span></text:p>
          <text:p text:style-name="P9"><text:a xlink:type="simple" xlink:href="#_i588f7k9ct3o" text:style-name="Index_20_Link" text:visited-style-name="Index_20_Link"><text:span text:style-name="T1">2036 The Reverend Joseph Johnson sees financial opportunity in worldwide catastrophe</text:span></text:a><text:span text:style-name="T1"><text:tab/>175</text:span></text:p>
          <text:p text:style-name="P9"><text:a xlink:type="simple" xlink:href="#_4v661ltge7jz" text:style-name="Index_20_Link" text:visited-style-name="Index_20_Link"><text:span text:style-name="T1">2036 Reflections on union past</text:span></text:a><text:span text:style-name="T1"><text:tab/>181</text:span></text:p>
          <text:p text:style-name="P11"><text:a xlink:type="simple" xlink:href="#_ex6wnn3oi23n" text:style-name="Index_20_Link" text:visited-style-name="Index_20_Link"><text:span text:style-name="T1">New York City</text:span></text:a><text:span text:style-name="T1"><text:tab/>182</text:span></text:p>
          <text:p text:style-name="P11"><text:a xlink:type="simple" xlink:href="#_cv9367rxwvb2" text:style-name="Index_20_Link" text:visited-style-name="Index_20_Link"><text:span text:style-name="T1">Florida</text:span></text:a><text:span text:style-name="T1"><text:tab/>185</text:span></text:p>
          <text:p text:style-name="P11"><text:a xlink:type="simple" xlink:href="#_ip0m6bhhk0st" text:style-name="Index_20_Link" text:visited-style-name="Index_20_Link"><text:span text:style-name="T1">Michigan</text:span></text:a><text:span text:style-name="T1"><text:tab/>187</text:span></text:p>
          <text:p text:style-name="P11"><text:a xlink:type="simple" xlink:href="#_g9s28ufbcs12" text:style-name="Index_20_Link" text:visited-style-name="Index_20_Link"><text:span text:style-name="T1">Texas</text:span></text:a><text:span text:style-name="T1"><text:tab/>189</text:span></text:p>
          <text:p text:style-name="P11"><text:a xlink:type="simple" xlink:href="#_2zc56whpwg2u" text:style-name="Index_20_Link" text:visited-style-name="Index_20_Link"><text:span text:style-name="T1">Iowa</text:span></text:a><text:span text:style-name="T1"><text:tab/>194</text:span></text:p>
          <text:p text:style-name="P11"><text:a xlink:type="simple" xlink:href="#_cfirddcreso3" text:style-name="Index_20_Link" text:visited-style-name="Index_20_Link"><text:span text:style-name="T1">Idaho</text:span></text:a><text:span text:style-name="T1"><text:tab/>195</text:span></text:p>
          <text:p text:style-name="P11"><text:a xlink:type="simple" xlink:href="#_yri9icrw1wil" text:style-name="Index_20_Link" text:visited-style-name="Index_20_Link"><text:span text:style-name="T1">California 8-21-2020</text:span></text:a><text:span text:style-name="T1"><text:tab/>198</text:span></text:p>
          <text:p text:style-name="P9"><text:a xlink:type="simple" xlink:href="#_pwdcktp1zqlu" text:style-name="Index_20_Link" text:visited-style-name="Index_20_Link"><text:span text:style-name="T1">B&amp;T on Chava</text:span></text:a><text:span text:style-name="T1"><text:tab/>199</text:span></text:p>
          <text:p text:style-name="P9"><text:a xlink:type="simple" xlink:href="#_ya0daq3iv88i" text:style-name="Index_20_Link" text:visited-style-name="Index_20_Link"><text:span text:style-name="T1">2036 Chava receives nsilk</text:span></text:a><text:span text:style-name="T1"><text:tab/>199</text:span></text:p>
          <text:p text:style-name="P11"><text:a xlink:type="simple" xlink:href="#_anayd8ibly1n" text:style-name="Index_20_Link" text:visited-style-name="Index_20_Link"><text:span text:style-name="T1">Chava yearns for nsilk</text:span></text:a><text:span text:style-name="T1"><text:tab/>201</text:span></text:p>
          <text:p text:style-name="P9"><text:a xlink:type="simple" xlink:href="#_9ej2e22fsvxj" text:style-name="Index_20_Link" text:visited-style-name="Index_20_Link"><text:span text:style-name="T1">2036 The demons of zero point energy</text:span></text:a><text:span text:style-name="T1"><text:tab/>204</text:span></text:p>
          <text:p text:style-name="P9"><text:a xlink:type="simple" xlink:href="#_cqyr1bdn8tda" text:style-name="Index_20_Link" text:visited-style-name="Index_20_Link"><text:span text:style-name="T1">2036 The Reverend Joseph Johnson sees a church of state</text:span></text:a><text:span text:style-name="T1"><text:tab/>213</text:span></text:p>
          <text:p text:style-name="P9"><text:a xlink:type="simple" xlink:href="#_5aptaxrix1e8" text:style-name="Index_20_Link" text:visited-style-name="Index_20_Link"><text:span text:style-name="T1">2037 B&amp;T on end of politics</text:span></text:a><text:span text:style-name="T1"><text:tab/>218</text:span></text:p>
          <text:p text:style-name="P9"><text:a xlink:type="simple" xlink:href="#_ajsny1n9fsr" text:style-name="Index_20_Link" text:visited-style-name="Index_20_Link"><text:span text:style-name="T1">2037 Chava goes crazy</text:span></text:a><text:span text:style-name="T1"><text:tab/>223</text:span></text:p>
          <text:p text:style-name="P9"><text:a xlink:type="simple" xlink:href="#_4tyoikid7i7d" text:style-name="Index_20_Link" text:visited-style-name="Index_20_Link"><text:span text:style-name="T1">BT on spread of nsilk and third key event</text:span></text:a><text:span text:style-name="T1"><text:tab/>226</text:span></text:p>
          <text:p text:style-name="P9"><text:a xlink:type="simple" xlink:href="#_atj8vqxi576" text:style-name="Index_20_Link" text:visited-style-name="Index_20_Link"><text:span text:style-name="T1">2040 The asteroid that threatened Florence</text:span></text:a><text:span text:style-name="T1"><text:tab/>229</text:span></text:p>
          <text:p text:style-name="P9"><text:a xlink:type="simple" xlink:href="#_k3i275mezwwj" text:style-name="Index_20_Link" text:visited-style-name="Index_20_Link"><text:span text:style-name="T1">B&amp;T re death of Maria’s Father</text:span></text:a><text:span text:style-name="T1"><text:tab/>236</text:span></text:p>
          <text:p text:style-name="P9"><text:a xlink:type="simple" xlink:href="#_8gzqx2cv4hmi" text:style-name="Index_20_Link" text:visited-style-name="Index_20_Link"><text:span text:style-name="T1">2040 The notebook</text:span></text:a><text:span text:style-name="T1"><text:tab/>237</text:span></text:p>
          <text:p text:style-name="P9"><text:a xlink:type="simple" xlink:href="#_je8y8gqi7qz1" text:style-name="Index_20_Link" text:visited-style-name="Index_20_Link"><text:span text:style-name="T1">2040 The mass for the poor</text:span></text:a><text:span text:style-name="T1"><text:tab/>246</text:span></text:p>
          <text:p text:style-name="P9"><text:a xlink:type="simple" xlink:href="#_y95hb2s9go5n" text:style-name="Index_20_Link" text:visited-style-name="Index_20_Link"><text:span text:style-name="T1">2040 The letter from Giuseppe</text:span></text:a><text:span text:style-name="T1"><text:tab/>250</text:span></text:p>
          <text:p text:style-name="P9"><text:a xlink:type="simple" xlink:href="#_6gvdtarr9gg7" text:style-name="Index_20_Link" text:visited-style-name="Index_20_Link"><text:span text:style-name="T1">B&amp;T re Marco’s regret</text:span></text:a><text:span text:style-name="T1"><text:tab/>253</text:span></text:p>
          <text:p text:style-name="P9"><text:a xlink:type="simple" xlink:href="#_4t2y3ins1u5f" text:style-name="Index_20_Link" text:visited-style-name="Index_20_Link"><text:span text:style-name="T1">2041 Marco and Bella plot to take over Maria’s IP (WEAK)</text:span></text:a><text:span text:style-name="T1"><text:tab/>255</text:span></text:p>
          <text:p text:style-name="P9"><text:a xlink:type="simple" xlink:href="#_6ppjdtlok8ir" text:style-name="Index_20_Link" text:visited-style-name="Index_20_Link"><text:span text:style-name="T1">2041 The Ethics of Symmetry (Sophia, Roberto UNCLEAR)</text:span></text:a><text:span text:style-name="T1"><text:tab/>257</text:span></text:p>
          <text:p text:style-name="P9"><text:a xlink:type="simple" xlink:href="#_n7qgrkqs5gso" text:style-name="Index_20_Link" text:visited-style-name="Index_20_Link"><text:span text:style-name="T1">B&amp;T re Moses and AR</text:span></text:a><text:span text:style-name="T1"><text:tab/>265</text:span></text:p>
          <text:p text:style-name="P9"><text:a xlink:type="simple" xlink:href="#_3i7bed6mgsk0" text:style-name="Index_20_Link" text:visited-style-name="Index_20_Link"><text:span text:style-name="T1">2041 God, Guns, Gasoline, and AR (Moses Johnson)</text:span></text:a><text:span text:style-name="T1"><text:tab/>267</text:span></text:p>
          <text:p text:style-name="P9"><text:a xlink:type="simple" xlink:href="#_y643wbb9erwe" text:style-name="Index_20_Link" text:visited-style-name="Index_20_Link"><text:span text:style-name="T1">2041 Sentience Revealed (Maria, Sophia, Roberto)</text:span></text:a><text:span text:style-name="T1"><text:tab/>274</text:span></text:p>
          <text:p text:style-name="P9"><text:a xlink:type="simple" xlink:href="#_c8wjx3iqemcf" text:style-name="Index_20_Link" text:visited-style-name="Index_20_Link"><text:span text:style-name="T1">2042 State of Church (Moses)</text:span></text:a><text:span text:style-name="T1"><text:tab/>282</text:span></text:p>
          <text:p text:style-name="P9"><text:a xlink:type="simple" xlink:href="#_5v12dzb4c73i" text:style-name="Index_20_Link" text:visited-style-name="Index_20_Link"><text:span text:style-name="T1">2043 nfab, nTessuto SrL</text:span></text:a><text:span text:style-name="T1"><text:tab/>285</text:span></text:p>
          <text:p text:style-name="P9"><text:soft-page-break/><text:a xlink:type="simple" xlink:href="#_mqsfvgmmdkz6" text:style-name="Index_20_Link" text:visited-style-name="Index_20_Link"><text:span text:style-name="T1">B&amp;T in Times Square</text:span></text:a><text:span text:style-name="T1"><text:tab/>292</text:span></text:p>
          <text:p text:style-name="P9"><text:a xlink:type="simple" xlink:href="#_en26kt6eacf7" text:style-name="Index_20_Link" text:visited-style-name="Index_20_Link"><text:span text:style-name="T1">2043 Ghosts in the Machine</text:span></text:a><text:span text:style-name="T1"><text:tab/>292</text:span></text:p>
          <text:p text:style-name="P9"><text:a xlink:type="simple" xlink:href="#_mj4rt9zc3fyt" text:style-name="Index_20_Link" text:visited-style-name="Index_20_Link"><text:span text:style-name="T1">2044 Duke and Earl</text:span></text:a><text:span text:style-name="T1"><text:tab/>294</text:span></text:p>
          <text:p text:style-name="P9"><text:a xlink:type="simple" xlink:href="#_oiagud29p5w3" text:style-name="Index_20_Link" text:visited-style-name="Index_20_Link"><text:span text:style-name="T1">2045 La Ragazza Prodigo (Angelique Romano)</text:span></text:a><text:span text:style-name="T1"><text:tab/>299</text:span></text:p>
          <text:p text:style-name="P9"><text:a xlink:type="simple" xlink:href="#_up6kh064dbm4" text:style-name="Index_20_Link" text:visited-style-name="Index_20_Link"><text:span text:style-name="T1">2046 The Edict (The Duke)</text:span></text:a><text:span text:style-name="T1"><text:tab/>305</text:span></text:p>
          <text:p text:style-name="P9"><text:a xlink:type="simple" xlink:href="#_yi71johqlgow" text:style-name="Index_20_Link" text:visited-style-name="Index_20_Link"><text:span text:style-name="T1">2046 A Circle of Spies Forms 8-26-2020</text:span></text:a><text:span text:style-name="T1"><text:tab/>312</text:span></text:p>
          <text:p text:style-name="P9"><text:a xlink:type="simple" xlink:href="#_1ifu5qmgtknt" text:style-name="Index_20_Link" text:visited-style-name="Index_20_Link"><text:span text:style-name="T1">2046 Gsavonarola (Moses)</text:span></text:a><text:span text:style-name="T1"><text:tab/>315</text:span></text:p>
          <text:p text:style-name="P9"><text:a xlink:type="simple" xlink:href="#_8pgc6p9ighsl" text:style-name="Index_20_Link" text:visited-style-name="Index_20_Link"><text:span text:style-name="T1">2046 Plotting (Maria, Antonio)</text:span></text:a><text:span text:style-name="T1"><text:tab/>315</text:span></text:p>
          <text:p text:style-name="P9"><text:a xlink:type="simple" xlink:href="#_29xlp0rd8hqz" text:style-name="Index_20_Link" text:visited-style-name="Index_20_Link"><text:span text:style-name="T1">2046 Looking for gsavonarola, Finding Thucydides</text:span></text:a><text:span text:style-name="T1"><text:tab/>320</text:span></text:p>
          <text:p text:style-name="P9"><text:a xlink:type="simple" xlink:href="#_35h6zp68knm6" text:style-name="Index_20_Link" text:visited-style-name="Index_20_Link"><text:span text:style-name="T1">Chapter: ?</text:span></text:a><text:span text:style-name="T1"><text:tab/>325</text:span></text:p>
          <text:p text:style-name="P9"><text:a xlink:type="simple" xlink:href="#_hdzyhvwtxr7y" text:style-name="Index_20_Link" text:visited-style-name="Index_20_Link"><text:span text:style-name="T1">2049 Zippy nfab (Maria, Paolo)</text:span></text:a><text:span text:style-name="T1"><text:tab/>325</text:span></text:p>
          <text:p text:style-name="P9"><text:a xlink:type="simple" xlink:href="#_lxz2kvv2pvdf" text:style-name="Index_20_Link" text:visited-style-name="Index_20_Link"><text:span text:style-name="T1">Bekka and Thucydides</text:span></text:a><text:span text:style-name="T1"><text:tab/>328</text:span></text:p>
          <text:p text:style-name="P9"><text:a xlink:type="simple" xlink:href="#_iqu8xtc42t38" text:style-name="Index_20_Link" text:visited-style-name="Index_20_Link"><text:span text:style-name="T1">2060 FTL</text:span></text:a><text:span text:style-name="T1"><text:tab/>330</text:span></text:p>
          <text:p text:style-name="P9"><text:a xlink:type="simple" xlink:href="#_r5we9zv6v0dh" text:style-name="Index_20_Link" text:visited-style-name="Index_20_Link"><text:span text:style-name="T1">The Morelli Miracle</text:span></text:a><text:span text:style-name="T1"><text:tab/>350</text:span></text:p>
          <text:p text:style-name="P9"><text:a xlink:type="simple" xlink:href="#_lwsgk3ctq7x7" text:style-name="Index_20_Link" text:visited-style-name="Index_20_Link"><text:span text:style-name="T1">2060 WICSA (Miracle + 1 week)</text:span></text:a><text:span text:style-name="T1"><text:tab/>354</text:span></text:p>
          <text:p text:style-name="P9"><text:a xlink:type="simple" xlink:href="#_4ys3f3nv4gsz" text:style-name="Index_20_Link" text:visited-style-name="Index_20_Link"><text:span text:style-name="T1">Administrator Bechard</text:span></text:a><text:span text:style-name="T1"><text:tab/>357</text:span></text:p>
          <text:p text:style-name="P9"><text:a xlink:type="simple" xlink:href="#_esnk407yrr8o" text:style-name="Index_20_Link" text:visited-style-name="Index_20_Link"><text:span text:style-name="T1">B&amp;T re religion</text:span></text:a><text:span text:style-name="T1"><text:tab/>358</text:span></text:p>
          <text:p text:style-name="P9"><text:a xlink:type="simple" xlink:href="#_fh2yr9qk60lj" text:style-name="Index_20_Link" text:visited-style-name="Index_20_Link"><text:span text:style-name="T1">2060 Church of the Allpoint</text:span></text:a><text:span text:style-name="T1"><text:tab/>360</text:span></text:p>
          <text:p text:style-name="P9"><text:a xlink:type="simple" xlink:href="#_eeuagjrwu561" text:style-name="Index_20_Link" text:visited-style-name="Index_20_Link"><text:span text:style-name="T1">2060 The Question</text:span></text:a><text:span text:style-name="T1"><text:tab/>364</text:span></text:p>
          <text:p text:style-name="P9"><text:a xlink:type="simple" xlink:href="#_rwpv85lpbuhx" text:style-name="Index_20_Link" text:visited-style-name="Index_20_Link"><text:span text:style-name="T1">2060 New Religion</text:span></text:a><text:span text:style-name="T1"><text:tab/>371</text:span></text:p>
          <text:p text:style-name="P9"><text:a xlink:type="simple" xlink:href="#_nlqt66ui0s4m" text:style-name="Index_20_Link" text:visited-style-name="Index_20_Link"><text:span text:style-name="T1">2060 Inquiries, Miracles, and Mineral Rights (Miracle + 6 weeks)</text:span></text:a><text:span text:style-name="T1"><text:tab/>376</text:span></text:p>
          <text:p text:style-name="P9"><text:a xlink:type="simple" xlink:href="#_lbnswj97a0xf" text:style-name="Index_20_Link" text:visited-style-name="Index_20_Link"><text:span text:style-name="T1">2060 New Religion</text:span></text:a><text:span text:style-name="T1"><text:tab/>389</text:span></text:p>
          <text:p text:style-name="P9"><text:a xlink:type="simple" xlink:href="#_dlpjzinyh818" text:style-name="Index_20_Link" text:visited-style-name="Index_20_Link"><text:span text:style-name="T1">2061 Moses (Miracle + 4 weeks)</text:span></text:a><text:span text:style-name="T1"><text:tab/>389</text:span></text:p>
          <text:p text:style-name="P9"><text:a xlink:type="simple" xlink:href="#_ewvlftojgi6m" text:style-name="Index_20_Link" text:visited-style-name="Index_20_Link"><text:span text:style-name="T1">2065 Coldhell Council (Miracle + 8 months)</text:span></text:a><text:span text:style-name="T1"><text:tab/>399</text:span></text:p>
          <text:p text:style-name="P9"><text:a xlink:type="simple" xlink:href="#_ky5gpszg7t5f" text:style-name="Index_20_Link" text:visited-style-name="Index_20_Link"><text:span text:style-name="T1">2061 Lucca (Miracle + 9 months) 8-2-2020</text:span></text:a><text:span text:style-name="T1"><text:tab/>410</text:span></text:p>
          <text:p text:style-name="P9"><text:a xlink:type="simple" xlink:href="#_m9o0jctt322e" text:style-name="Index_20_Link" text:visited-style-name="Index_20_Link"><text:span text:style-name="T1">B&amp;T on human need for details</text:span></text:a><text:span text:style-name="T1"><text:tab/>415</text:span></text:p>
          <text:p text:style-name="P9"><text:a xlink:type="simple" xlink:href="#_wdq1ftdy5wxx" text:style-name="Index_20_Link" text:visited-style-name="Index_20_Link"><text:span text:style-name="T1">2066 The Rules</text:span></text:a><text:span text:style-name="T1"><text:tab/>418</text:span></text:p>
          <text:p text:style-name="P9"><text:a xlink:type="simple" xlink:href="#_5lsn2ed2gipm" text:style-name="Index_20_Link" text:visited-style-name="Index_20_Link"><text:span text:style-name="T1">More Moses?</text:span></text:a><text:span text:style-name="T1"><text:tab/>422</text:span></text:p>
          <text:p text:style-name="P9"><text:a xlink:type="simple" xlink:href="#_p4336n8gnipb" text:style-name="Index_20_Link" text:visited-style-name="Index_20_Link"><text:span text:style-name="T1">Wider Reaction (Former Slaves, Other Oppressed)</text:span></text:a><text:span text:style-name="T1"><text:tab/>422</text:span></text:p>
          <text:p text:style-name="P9"><text:a xlink:type="simple" xlink:href="#_4m0o6foaqnlh" text:style-name="Index_20_Link" text:visited-style-name="Index_20_Link"><text:span text:style-name="T1">Interstellar Minerals Combine (2066)</text:span></text:a><text:span text:style-name="T1"><text:tab/>422</text:span></text:p>
          <text:p text:style-name="P9"><text:a xlink:type="simple" xlink:href="#_qoqlaws41ls5" text:style-name="Index_20_Link" text:visited-style-name="Index_20_Link"><text:span text:style-name="T1">2067 The Chosen One</text:span></text:a><text:span text:style-name="T1"><text:tab/>426</text:span></text:p>
          <text:p text:style-name="P9"><text:a xlink:type="simple" xlink:href="#_kebkpedgq5he" text:style-name="Index_20_Link" text:visited-style-name="Index_20_Link"><text:span text:style-name="T1">2067 Papal Unrest</text:span></text:a><text:span text:style-name="T1"><text:tab/>429</text:span></text:p>
          <text:p text:style-name="P9"><text:a xlink:type="simple" xlink:href="#_3wl0wi7en7cx" text:style-name="Index_20_Link" text:visited-style-name="Index_20_Link"><text:span text:style-name="T1">2067 Fake News</text:span></text:a><text:span text:style-name="T1"><text:tab/>431</text:span></text:p>
          <text:p text:style-name="P9"><text:a xlink:type="simple" xlink:href="#_fn2eu3aplns9" text:style-name="Index_20_Link" text:visited-style-name="Index_20_Link"><text:span text:style-name="T1">2068 Of Mother and Son 8-7-2020</text:span></text:a><text:span text:style-name="T1"><text:tab/>435</text:span></text:p>
          <text:p text:style-name="P9"><text:a xlink:type="simple" xlink:href="#_fwwkejlub6mw" text:style-name="Index_20_Link" text:visited-style-name="Index_20_Link"><text:span text:style-name="T1">2065 The Humanist Colonies</text:span></text:a><text:span text:style-name="T1"><text:tab/>437</text:span></text:p>
          <text:p text:style-name="P9"><text:a xlink:type="simple" xlink:href="#_ysf57jcu730a" text:style-name="Index_20_Link" text:visited-style-name="Index_20_Link"><text:span text:style-name="T1">Rage of Gods (Move to Part 3, if needed)</text:span></text:a><text:span text:style-name="T1"><text:tab/>441</text:span></text:p>
          <text:p text:style-name="P7"><text:soft-page-break/><text:a xlink:type="simple" xlink:href="#_k3rfp2z021gx" text:style-name="Index_20_Link" text:visited-style-name="Index_20_Link"><text:span text:style-name="T2">Part 2</text:span></text:a><text:span text:style-name="T2"><text:tab/>442</text:span></text:p>
          <text:p text:style-name="P9"><text:a xlink:type="simple" xlink:href="#_o77f8uekukq8" text:style-name="Index_20_Link" text:visited-style-name="Index_20_Link"><text:span text:style-name="T1">B&amp;T on Cultural Evolution</text:span></text:a><text:span text:style-name="T1"><text:tab/>442</text:span></text:p>
          <text:p text:style-name="P9"><text:a xlink:type="simple" xlink:href="#_89pfxvgqm1hv" text:style-name="Index_20_Link" text:visited-style-name="Index_20_Link"><text:span text:style-name="T1">B&amp;T in Algiers</text:span></text:a><text:span text:style-name="T1"><text:tab/>444</text:span></text:p>
          <text:p text:style-name="P9"><text:a xlink:type="simple" xlink:href="#_k7nne4ycw4ry" text:style-name="Index_20_Link" text:visited-style-name="Index_20_Link"><text:span text:style-name="T1">Via De Deus</text:span></text:a><text:span text:style-name="T1"><text:tab/>445</text:span></text:p>
          <text:p text:style-name="P9"><text:a xlink:type="simple" xlink:href="#_xakppwuno38g" text:style-name="Index_20_Link" text:visited-style-name="Index_20_Link"><text:span text:style-name="T1">Idaho 8-9-2020</text:span></text:a><text:span text:style-name="T1"><text:tab/>449</text:span></text:p>
          <text:p text:style-name="P9"><text:a xlink:type="simple" xlink:href="#_3eahnp8xi32s" text:style-name="Index_20_Link" text:visited-style-name="Index_20_Link"><text:span text:style-name="T1">The Political Church (2080-2083)</text:span></text:a><text:span text:style-name="T1"><text:tab/>451</text:span></text:p>
          <text:p text:style-name="P9"><text:a xlink:type="simple" xlink:href="#_qdeyicrig8bs" text:style-name="Index_20_Link" text:visited-style-name="Index_20_Link"><text:span text:style-name="T1">2067 New Tibet 8-4-2020</text:span></text:a><text:span text:style-name="T1"><text:tab/>452</text:span></text:p>
          <text:p text:style-name="P9"><text:a xlink:type="simple" xlink:href="#_r796bjrn6ohx" text:style-name="Index_20_Link" text:visited-style-name="Index_20_Link"><text:span text:style-name="T1">2083 Time to Move On</text:span></text:a><text:span text:style-name="T1"><text:tab/>454</text:span></text:p>
          <text:p text:style-name="P9"><text:a xlink:type="simple" xlink:href="#_9xxl128k1pjv" text:style-name="Index_20_Link" text:visited-style-name="Index_20_Link"><text:span text:style-name="T1">The Presbyter</text:span></text:a><text:span text:style-name="T1"><text:tab/>456</text:span></text:p>
          <text:p text:style-name="P9"><text:a xlink:type="simple" xlink:href="#_cecww5qb84re" text:style-name="Index_20_Link" text:visited-style-name="Index_20_Link"><text:span text:style-name="T1">Meeting With the Pope</text:span></text:a><text:span text:style-name="T1"><text:tab/>456</text:span></text:p>
          <text:p text:style-name="P9"><text:a xlink:type="simple" xlink:href="#_d0ddz8o3li2x" text:style-name="Index_20_Link" text:visited-style-name="Index_20_Link"><text:span text:style-name="T1">2091 Queen Xerxes</text:span></text:a><text:span text:style-name="T1"><text:tab/>464</text:span></text:p>
          <text:p text:style-name="P9"><text:a xlink:type="simple" xlink:href="#_hnc95fxrgs9b" text:style-name="Index_20_Link" text:visited-style-name="Index_20_Link"><text:span text:style-name="T1">Man of God</text:span></text:a><text:span text:style-name="T1"><text:tab/>472</text:span></text:p>
          <text:p text:style-name="P9"><text:a xlink:type="simple" xlink:href="#_rqch6981htnf" text:style-name="Index_20_Link" text:visited-style-name="Index_20_Link"><text:span text:style-name="T1">A Meeting of Spies</text:span></text:a><text:span text:style-name="T1"><text:tab/>479</text:span></text:p>
          <text:p text:style-name="P9"><text:a xlink:type="simple" xlink:href="#_3o7alnk" text:style-name="Index_20_Link" text:visited-style-name="Index_20_Link"><text:span text:style-name="T1">Birthing Pains</text:span></text:a><text:span text:style-name="T1"><text:tab/>483</text:span></text:p>
          <text:p text:style-name="P9"><text:a xlink:type="simple" xlink:href="#_vx1227" text:style-name="Index_20_Link" text:visited-style-name="Index_20_Link"><text:span text:style-name="T1">Cardinal and Evangelist</text:span></text:a><text:span text:style-name="T1"><text:tab/>483</text:span></text:p>
          <text:p text:style-name="P9"><text:a xlink:type="simple" xlink:href="#_28h4qwu" text:style-name="Index_20_Link" text:visited-style-name="Index_20_Link"><text:span text:style-name="T1">2091 Planetfall</text:span></text:a><text:span text:style-name="T1"><text:tab/>489</text:span></text:p>
          <text:p text:style-name="P9"><text:a xlink:type="simple" xlink:href="#_1mrcu09" text:style-name="Index_20_Link" text:visited-style-name="Index_20_Link"><text:span text:style-name="T1">2091 Lucca</text:span></text:a><text:span text:style-name="T1"><text:tab/>498</text:span></text:p>
          <text:p text:style-name="P9"><text:a xlink:type="simple" xlink:href="#_46r0co2" text:style-name="Index_20_Link" text:visited-style-name="Index_20_Link"><text:span text:style-name="T1">2091 Al Jabbar</text:span></text:a><text:span text:style-name="T1"><text:tab/>505</text:span></text:p>
          <text:p text:style-name="P9"><text:a xlink:type="simple" xlink:href="#_3l18frh" text:style-name="Index_20_Link" text:visited-style-name="Index_20_Link"><text:span text:style-name="T1">Informant</text:span></text:a><text:span text:style-name="T1"><text:tab/>510</text:span></text:p>
          <text:p text:style-name="P9"><text:a xlink:type="simple" xlink:href="#_206ipza" text:style-name="Index_20_Link" text:visited-style-name="Index_20_Link"><text:span text:style-name="T1">2092 Planetary Exploration Team</text:span></text:a><text:span text:style-name="T1"><text:tab/>511</text:span></text:p>
          <text:p text:style-name="P9"><text:a xlink:type="simple" xlink:href="#_1egqt2p" text:style-name="Index_20_Link" text:visited-style-name="Index_20_Link"><text:span text:style-name="T1">2093 Priory Guides</text:span></text:a><text:span text:style-name="T1"><text:tab/>517</text:span></text:p>
          <text:p text:style-name="P9"><text:a xlink:type="simple" xlink:href="#_3ygebqi" text:style-name="Index_20_Link" text:visited-style-name="Index_20_Link"><text:span text:style-name="T1">2093 Path of God</text:span></text:a><text:span text:style-name="T1"><text:tab/>521</text:span></text:p>
          <text:p text:style-name="P9"><text:a xlink:type="simple" xlink:href="#_3cqmetx" text:style-name="Index_20_Link" text:visited-style-name="Index_20_Link"><text:span text:style-name="T1">2093 Murder of a Cardinal</text:span></text:a><text:span text:style-name="T1"><text:tab/>526</text:span></text:p>
          <text:p text:style-name="P9"><text:a xlink:type="simple" xlink:href="#_1rvwp1q" text:style-name="Index_20_Link" text:visited-style-name="Index_20_Link"><text:span text:style-name="T1">2093 Death in the Priory</text:span></text:a><text:span text:style-name="T1"><text:tab/>527</text:span></text:p>
          <text:p text:style-name="P9"><text:a xlink:type="simple" xlink:href="#_2r0uhxc" text:style-name="Index_20_Link" text:visited-style-name="Index_20_Link"><text:span text:style-name="T1">2093 Doubting Tommaso</text:span></text:a><text:span text:style-name="T1"><text:tab/>528</text:span></text:p>
          <text:p text:style-name="P9"><text:a xlink:type="simple" xlink:href="#_kgcv8k" text:style-name="Index_20_Link" text:visited-style-name="Index_20_Link"><text:span text:style-name="T1">2093 Moses Attacked!</text:span></text:a><text:span text:style-name="T1"><text:tab/>530</text:span></text:p>
          <text:p text:style-name="P9"><text:a xlink:type="simple" xlink:href="#_34g0dwd" text:style-name="Index_20_Link" text:visited-style-name="Index_20_Link"><text:span text:style-name="T1">2093 Presbyter and Queen</text:span></text:a><text:span text:style-name="T1"><text:tab/>531</text:span></text:p>
          <text:p text:style-name="P9"><text:a xlink:type="simple" xlink:href="#_2iq8gzs" text:style-name="Index_20_Link" text:visited-style-name="Index_20_Link"><text:span text:style-name="T1">2093 Papal Rebuke</text:span></text:a><text:span text:style-name="T1"><text:tab/>537</text:span></text:p>
          <text:p text:style-name="P9"><text:a xlink:type="simple" xlink:href="#_3hv69ve" text:style-name="Index_20_Link" text:visited-style-name="Index_20_Link"><text:span text:style-name="T1">2093 Moses Attacks!</text:span></text:a><text:span text:style-name="T1"><text:tab/>538</text:span></text:p>
          <text:p text:style-name="P9"><text:a xlink:type="simple" xlink:href="#_4h042r0" text:style-name="Index_20_Link" text:visited-style-name="Index_20_Link"><text:span text:style-name="T1">2093 The Briefing</text:span></text:a><text:span text:style-name="T1"><text:tab/>542</text:span></text:p>
          <text:p text:style-name="P9"><text:a xlink:type="simple" xlink:href="#_2w5ecyt" text:style-name="Index_20_Link" text:visited-style-name="Index_20_Link"><text:span text:style-name="T1">2093 Algerian Memory</text:span></text:a><text:span text:style-name="T1"><text:tab/>544</text:span></text:p>
          <text:p text:style-name="P9"><text:a xlink:type="simple" xlink:href="#_1baon6m" text:style-name="Index_20_Link" text:visited-style-name="Index_20_Link"><text:span text:style-name="T1">2093 Sadness</text:span></text:a><text:span text:style-name="T1"><text:tab/>546</text:span></text:p>
          <text:p text:style-name="P9"><text:a xlink:type="simple" xlink:href="#_2afmg28" text:style-name="Index_20_Link" text:visited-style-name="Index_20_Link"><text:span text:style-name="T1">2093 Outcry</text:span></text:a><text:span text:style-name="T1"><text:tab/>547</text:span></text:p>
          <text:p text:style-name="P9"><text:a xlink:type="simple" xlink:href="#_pkwqa1" text:style-name="Index_20_Link" text:visited-style-name="Index_20_Link"><text:span text:style-name="T1">2093 The Invitation</text:span></text:a><text:span text:style-name="T1"><text:tab/>548</text:span></text:p>
          <text:p text:style-name="P9"><text:a xlink:type="simple" xlink:href="#_1opuj5n" text:style-name="Index_20_Link" text:visited-style-name="Index_20_Link"><text:span text:style-name="T1">2093 Queen and Evangelist</text:span></text:a><text:span text:style-name="T1"><text:tab/>550</text:span></text:p>
          <text:p text:style-name="P9"><text:a xlink:type="simple" xlink:href="#_48pi1tg" text:style-name="Index_20_Link" text:visited-style-name="Index_20_Link"><text:span text:style-name="T1">2093 The Vanishing</text:span></text:a><text:span text:style-name="T1"><text:tab/>552</text:span></text:p>
          <text:p text:style-name="P9"><text:soft-page-break/><text:a xlink:type="simple" xlink:href="#_2nusc19" text:style-name="Index_20_Link" text:visited-style-name="Index_20_Link"><text:span text:style-name="T1">2093 The Exchange</text:span></text:a><text:span text:style-name="T1"><text:tab/>554</text:span></text:p>
          <text:p text:style-name="P9"><text:a xlink:type="simple" xlink:href="#_3mzq4wv" text:style-name="Index_20_Link" text:visited-style-name="Index_20_Link"><text:span text:style-name="T1">2093 Modules</text:span></text:a><text:span text:style-name="T1"><text:tab/>555</text:span></text:p>
          <text:p text:style-name="P9"><text:a xlink:type="simple" xlink:href="#_2250f4o" text:style-name="Index_20_Link" text:visited-style-name="Index_20_Link"><text:span text:style-name="T1">2093 Excavation</text:span></text:a><text:span text:style-name="T1"><text:tab/>557</text:span></text:p>
          <text:p text:style-name="P9"><text:a xlink:type="simple" xlink:href="#_haapch" text:style-name="Index_20_Link" text:visited-style-name="Index_20_Link"><text:span text:style-name="T1">Locked Galaxies</text:span></text:a><text:span text:style-name="T1"><text:tab/>559</text:span></text:p>
          <text:p text:style-name="P9"><text:a xlink:type="simple" xlink:href="#_2fk6b3p" text:style-name="Index_20_Link" text:visited-style-name="Index_20_Link"><text:span text:style-name="T1">Another Meeting of Spies</text:span></text:a><text:span text:style-name="T1"><text:tab/>563</text:span></text:p>
          <text:p text:style-name="P9"><text:a xlink:type="simple" xlink:href="#_1tuee74" text:style-name="Index_20_Link" text:visited-style-name="Index_20_Link"><text:span text:style-name="T1">2094 Earth Exodus</text:span></text:a><text:span text:style-name="T1"><text:tab/>566</text:span></text:p>
          <text:p text:style-name="P9"><text:a xlink:type="simple" xlink:href="#_4du1wux" text:style-name="Index_20_Link" text:visited-style-name="Index_20_Link"><text:span text:style-name="T1">2095 Africa 2.0</text:span></text:a><text:span text:style-name="T1"><text:tab/>570</text:span></text:p>
          <text:p text:style-name="P9"><text:a xlink:type="simple" xlink:href="#_2szc72q" text:style-name="Index_20_Link" text:visited-style-name="Index_20_Link"><text:span text:style-name="T1">2095 Rejected</text:span></text:a><text:span text:style-name="T1"><text:tab/>573</text:span></text:p>
          <text:p text:style-name="P9"><text:a xlink:type="simple" xlink:href="#_184mhaj" text:style-name="Index_20_Link" text:visited-style-name="Index_20_Link"><text:span text:style-name="T1">2095 Discovery</text:span></text:a><text:span text:style-name="T1"><text:tab/>574</text:span></text:p>
          <text:p text:style-name="P9"><text:a xlink:type="simple" xlink:href="#_3s49zyc" text:style-name="Index_20_Link" text:visited-style-name="Index_20_Link"><text:span text:style-name="T1">Fist of Maria</text:span></text:a><text:span text:style-name="T1"><text:tab/>577</text:span></text:p>
          <text:p text:style-name="P9"><text:a xlink:type="simple" xlink:href="#_279ka65" text:style-name="Index_20_Link" text:visited-style-name="Index_20_Link"><text:span text:style-name="T1">Lucca opines on the government funded power of churches</text:span></text:a><text:span text:style-name="T1"><text:tab/>577</text:span></text:p>
          <text:p text:style-name="P9"><text:a xlink:type="simple" xlink:href="#_45jfvxd" text:style-name="Index_20_Link" text:visited-style-name="Index_20_Link"><text:span text:style-name="T1">Maria pressures Lucca</text:span></text:a><text:span text:style-name="T1"><text:tab/>580</text:span></text:p>
          <text:p text:style-name="P7"><text:a xlink:type="simple" xlink:href="#_6gkfqd79mnit" text:style-name="Index_20_Link" text:visited-style-name="Index_20_Link"><text:span text:style-name="T2">Part 3</text:span></text:a><text:span text:style-name="T2"><text:tab/>580</text:span></text:p>
          <text:p text:style-name="P9"><text:a xlink:type="simple" xlink:href="#_z337ya" text:style-name="Index_20_Link" text:visited-style-name="Index_20_Link"><text:span text:style-name="T1">2100 Late Summer Nightmare</text:span></text:a><text:span text:style-name="T1"><text:tab/>580</text:span></text:p>
          <text:p text:style-name="P9"><text:a xlink:type="simple" xlink:href="#_cjulhzqy60bp" text:style-name="Index_20_Link" text:visited-style-name="Index_20_Link"><text:span text:style-name="T1">2100 Sophia</text:span></text:a><text:span text:style-name="T1"><text:tab/>589</text:span></text:p>
          <text:p text:style-name="P9"><text:a xlink:type="simple" xlink:href="#_7w0usjv20sl" text:style-name="Index_20_Link" text:visited-style-name="Index_20_Link"><text:span text:style-name="T1">2100 The Maria Morelli Miracle + 31</text:span></text:a><text:span text:style-name="T1"><text:tab/>594</text:span></text:p>
          <text:p text:style-name="P9"><text:a xlink:type="simple" xlink:href="#_uj52kei4f5m4" text:style-name="Index_20_Link" text:visited-style-name="Index_20_Link"><text:span text:style-name="T1">Mind Meld</text:span></text:a><text:span text:style-name="T1"><text:tab/>597</text:span></text:p>
          <text:p text:style-name="P9"><text:a xlink:type="simple" xlink:href="#_szo328754lu4" text:style-name="Index_20_Link" text:visited-style-name="Index_20_Link"><text:span text:style-name="T1">Maria</text:span></text:a><text:span text:style-name="T1"><text:tab/>597</text:span></text:p>
          <text:p text:style-name="P9"><text:a xlink:type="simple" xlink:href="#_4iylrwe" text:style-name="Index_20_Link" text:visited-style-name="Index_20_Link"><text:span text:style-name="T1">2130 Fini</text:span></text:a><text:span text:style-name="T1"><text:tab/>599</text:span></text:p>
          <text:p text:style-name="P7"><text:a xlink:type="simple" xlink:href="#_swbmiz5l3cvh" text:style-name="Index_20_Link" text:visited-style-name="Index_20_Link"><text:span text:style-name="T2">Notes</text:span></text:a><text:span text:style-name="T2"><text:tab/>599</text:span></text:p>
          <text:p text:style-name="P9"><text:a xlink:type="simple" xlink:href="#_5zpy8eklange" text:style-name="Index_20_Link" text:visited-style-name="Index_20_Link"><text:span text:style-name="T1">Javier Guzmán.</text:span></text:a><text:span text:style-name="T1"><text:tab/>599</text:span></text:p>
          <text:p text:style-name="P11"><text:a xlink:type="simple" xlink:href="#_syieuccktto" text:style-name="Index_20_Link" text:visited-style-name="Index_20_Link"><text:span text:style-name="T1">Maria</text:span></text:a><text:span text:style-name="T1"><text:tab/>599</text:span></text:p>
          <text:p text:style-name="P11"><text:a xlink:type="simple" xlink:href="#_euq42thle4ix" text:style-name="Index_20_Link" text:visited-style-name="Index_20_Link"><text:span text:style-name="T1">NOTES:</text:span></text:a><text:span text:style-name="T1"><text:tab/>599</text:span></text:p>
          <text:p text:style-name="P11"><text:a xlink:type="simple" xlink:href="#_6f8vm7wz99ds" text:style-name="Index_20_Link" text:visited-style-name="Index_20_Link"><text:span text:style-name="T1">Bladder Cancer Diagnosis</text:span></text:a><text:span text:style-name="T1"><text:tab/>607</text:span></text:p>
          <text:p text:style-name="P9"><text:a xlink:type="simple" xlink:href="#_6scdw21lmlcu" text:style-name="Index_20_Link" text:visited-style-name="Index_20_Link"><text:span text:style-name="T1">Bladder Resection</text:span></text:a><text:span text:style-name="T1"><text:tab/>608</text:span></text:p>
          <text:p text:style-name="P9"><text:a xlink:type="simple" xlink:href="#_qqgzc9mxva6b" text:style-name="Index_20_Link" text:visited-style-name="Index_20_Link"><text:span text:style-name="T1">Cystectomy</text:span></text:a><text:span text:style-name="T1"><text:tab/>608</text:span></text:p>
          <text:p text:style-name="P9"><text:a xlink:type="simple" xlink:href="#_2pwoqmkxud0o" text:style-name="Index_20_Link" text:visited-style-name="Index_20_Link"><text:span text:style-name="T1">Leftovers</text:span></text:a><text:span text:style-name="T1"><text:tab/>608</text:span></text:p>
          <text:p text:style-name="P7"><text:a xlink:type="simple" xlink:href="#_67lxp3d1sq61" text:style-name="Index_20_Link" text:visited-style-name="Index_20_Link"><text:span text:style-name="T2">Javier Guzmán Quotes</text:span></text:a><text:span text:style-name="T2"><text:tab/>618</text:span></text:p>
          <text:p text:style-name="P9"><text:a xlink:type="simple" xlink:href="#_e3v4krav9447" text:style-name="Index_20_Link" text:visited-style-name="Index_20_Link"><text:span text:style-name="T1">Automation</text:span></text:a><text:span text:style-name="T1"><text:tab/>618</text:span></text:p>
          <text:p text:style-name="P9"><text:a xlink:type="simple" xlink:href="#_7b8irhuq1xkv" text:style-name="Index_20_Link" text:visited-style-name="Index_20_Link"><text:span text:style-name="T1">The radical right</text:span></text:a><text:span text:style-name="T1"><text:tab/>619</text:span></text:p>
          <text:p text:style-name="P9"><text:a xlink:type="simple" xlink:href="#_dhsndow5esmu" text:style-name="Index_20_Link" text:visited-style-name="Index_20_Link"><text:span text:style-name="T1">Arrow of human evolution</text:span></text:a><text:span text:style-name="T1"><text:tab/>619</text:span></text:p>
          <text:p text:style-name="P9"><text:a xlink:type="simple" xlink:href="#_l9bzx4ywn3ue" text:style-name="Index_20_Link" text:visited-style-name="Index_20_Link"><text:span text:style-name="T1">Animals outfitted with nsilk</text:span></text:a><text:span text:style-name="T1"><text:tab/>619</text:span></text:p>
          <text:p text:style-name="P9"><text:a xlink:type="simple" xlink:href="#_y5vrtodntt2t" text:style-name="Index_20_Link" text:visited-style-name="Index_20_Link"><text:span text:style-name="T1">No colonization of space without nsilk</text:span></text:a><text:span text:style-name="T1"><text:tab/>619</text:span></text:p>
          <text:p text:style-name="P9"><text:a xlink:type="simple" xlink:href="#_4afk3f8mvy8a" text:style-name="Index_20_Link" text:visited-style-name="Index_20_Link"><text:span text:style-name="T1">The path of the Church of the Allpoint</text:span></text:a><text:span text:style-name="T1"><text:tab/>620</text:span></text:p>
          <text:p text:style-name="P10"><text:a xlink:type="simple" xlink:href="#_msi68jlrjr5w" text:style-name="Index_20_Link" text:visited-style-name="Index_20_Link"><text:span text:style-name="T1">Inspiration for the Church of the Allpoint</text:span></text:a><text:span text:style-name="T1"><text:tab/>620</text:span></text:p>
        </text:index-body>
      </text:table-of-content>
      <text:p text:style-name="P16"/>
      <text:p text:style-name="P107"><text:bookmark text:name="_940r1ws8jwnv"/><text:soft-page-break/>Sources</text:p>
      <text:list xml:id="list2976593767" text:style-name="WWNum17">
        <text:list-item>
          <text:p text:style-name="P18">Wikipedia</text:p>
        </text:list-item>
        <text:list-item>
          <text:p text:style-name="P18"><text:a xlink:type="simple" xlink:href="https://en.wikipedia.org/wiki/Nanotechnology" text:style-name="ListLabel_20_28" text:visited-style-name="ListLabel_20_28"><text:span text:style-name="T5">https://en.wikipedia.org/wiki/Nanotechnology</text:span></text:a></text:p>
        </text:list-item>
        <text:list-item>
          <text:p text:style-name="P18">Brecht, Bertold. Mother Courage and Her Children. </text:p>
        </text:list-item>
        <text:list-item>
          <text:p text:style-name="P18">“What they could use around here is a good war. What else can you expect with peace running wild all over the place? You know what the trouble with peace is? No organization. And when do you get organization? In a war. Peace is one big waste of equipment. Anything goes, no one gives a damn. See the way they eat? Cheese on pumpernickel, bacon on the cheese? Disgusting! How many horses have they got in this town? How many young men? Nobody knows! They haven’t bothered to count ’em. That’s peace for you! I’ve been in places where they haven’t had a war for seventy years and you know what? The people haven’t even been given names! They don’t know who they are! It takes a war to fix that. In a war, everyone registers, everyone’s name’s on a list. Their shoes are stacked, their corn’s in the bag, you count it all up – cattle, men, et cetera – and you take it away! That’s the story: no organization, no war!”</text:p>
        </text:list-item>
        <text:list-item>
          <text:p text:style-name="P18">“When a general or a king is stupid and leads his soldiers into a trap, they need this virtue of courage. When he’s tightfisted and hasn’t enough soldiers, the few he does have need the heroism of Hercules – another virtue. And if he’s slovenly and doesn’t give a damn about anything, they have to be a wise as serpents or they’re finished. Loyalty’s another virtue and you need plenty of it if the king’s always asking too much of you. All virtues which a well-regulated country with of good king or a good general wouldn’t need. In a good country virtues wouldn’t be necessary. Everybody could be quiet ordinary, middling, and for all I care, cowards.”</text:p>
        </text:list-item>
        <text:list-item>
          <text:p text:style-name="P18">Neal Stephenson (Diamond Age)</text:p>
        </text:list-item>
        <text:list-item>
          <text:p text:style-name="P18"><text:a xlink:type="simple" xlink:href="https://en.wikipedia.org/wiki/The_Diamond_Age" text:style-name="ListLabel_20_28" text:visited-style-name="ListLabel_20_28"><text:span text:style-name="T5">https://en.wikipedia.org/wiki/The_Diamond_Age</text:span></text:a></text:p>
        </text:list-item>
        <text:list-item>
          <text:p text:style-name="P18">Diamondis &amp; Kotler </text:p>
        </text:list-item>
        <text:list-item>
          <text:p text:style-name="P18">The human brain can process 10E16 operations per second. By 2023 the average laptop will have same capacity. By 2030, the power of all brains on earth</text:p>
        </text:list-item>
        <text:list-item>
          <text:p text:style-name="P18">In the 1800s-1900s, Sears was built on new comm (USPS), new fuel (oil), and new transport (vehicles)</text:p>
        </text:list-item>
        <text:list-item>
          <text:p text:style-name="P18">Amazon built on new comm (internet), new fuel (electricity), new transport (air)</text:p>
        </text:list-item>
        <text:list-item>
          <text:p text:style-name="P18"><text:span text:style-name="T13">HC built on new comm (nsilk), new fuel (ZPE), and new transport (object parameter change)</text:span></text:p>
        </text:list-item>
        <text:list-item>
          <text:p text:style-name="P18"><text:span text:style-name="T14">Next boom is adding AI to existing services and products. </text:span></text:p>
        </text:list-item>
        <text:list-item>
          <text:p text:style-name="P18">Nuro grocery delivery. </text:p>
        </text:list-item>
        <text:list-item>
          <text:p text:style-name="P18"><text:span text:style-name="T14">3d printed clothing, food</text:span></text:p>
        </text:list-item>
      </text:list>
      <text:p text:style-name="P16">increasing use of robots in agriculture--labor is 50-80% of cost. </text:p>
      <text:p text:style-name="P16">Petra Moser--immigrants spur invention, create new jobs.</text:p>
      <text:list xml:id="list65912959448723" text:continue-numbering="true" text:style-name="WWNum17">
        <text:list-item>
          <text:p text:style-name="P18">superposition of digital info atop physical reality: historical info, instructions, assistants. </text:p>
        </text:list-item>
        <text:list-item>
          <text:p text:style-name="P18"><text:span text:style-name="T14">AR will use people we know to influence us: friends, family. Parent reads to child, child comforts the aging parent</text:span>. </text:p>
        </text:list-item>
        <text:list-item>
          <text:p text:style-name="P18">Umberto Eco</text:p>
        </text:list-item>
        <text:list-item>
          <text:p text:style-name="P18">Inventing the enemy</text:p>
        </text:list-item>
        <text:list-item>
          <text:p text:style-name="P18">EdX: AI for everyone</text:p>
        </text:list-item>
        <text:list-item>
          <text:p text:style-name="P18">cobots working with people </text:p>
        </text:list-item>
        <text:list-item>
          <text:p text:style-name="P18">50% of data is unstructured</text:p>
        </text:list-item>
        <text:list-item>
          <text:p text:style-name="P18">Machine learning v deep learning</text:p>
        </text:list-item>
        <text:list-item>
          <text:p text:style-name="P18">700,000 new medical articles to digest yearly</text:p>
        </text:list-item>
        <text:list-item>
          <text:p text:style-name="P18">Foroohar. Don’t be Evil</text:p>
        </text:list-item>
        <text:list-item>
          <text:p text:style-name="P18">Market cap FAANG &gt; France Great DesolationP</text:p>
        </text:list-item>
        <text:list-item>
          <text:p text:style-name="P18"><text:span text:style-name="T14">Mancur Olson. Civilization declines when moneyed interests take over politics</text:span>. <text:span text:style-name="T13">The ultra-rich have been buying up political offices for decades, but SCOTUS decision in Citizens United v. Federal Election Commission in 2010 greatly accelerated the process in the US. </text:span></text:p>
        </text:list-item>
        <text:list-item>
          <text:p text:style-name="P18">fake news 70% more likely to be shared.</text:p>
        </text:list-item>
        <text:list-item>
          <text:p text:style-name="P18">Nothing transformative from silicon valley since 2010?</text:p>
        </text:list-item>
        <text:list-item>
          <text:p text:style-name="P18">Panglossian?</text:p>
        </text:list-item>
        <text:list-item>
          <text:p text:style-name="P18">Gig work is the new serfdom.</text:p>
        </text:list-item>
        <text:list-item>
          <text:p text:style-name="P18">McClean. 2017. Democracy in Chains: The Deep History of the Radical Right's Stealth Plan for America</text:p>
        </text:list-item>
        <text:list-item>
          <text:p text:style-name="P18">“Those who subscribe to the libertarian philosophy believe that the only legitimate role of government is to ensure the rule of law, guarantee social order, and provide for the national defense. That is why they have long been fervent opponents of Medicare, Medicaid for the poor, and, most recently, Obamacare. The House budget chairman, Paul Ryan, has explained that such public provision for popular needs not only violates the liberty of the taxpayers whose earnings are transferred to others, but also violates the recipients’ spiritual need to earn their own sustenance.”</text:p>
        </text:list-item>
        <text:list-item>
          <text:p text:style-name="P18"><text:soft-page-break/>“During the boom, Chile’s economic gains had been privatized; now, in the crunch, the country’s losses were socialized.”</text:p>
        </text:list-item>
        <text:list-item>
          <text:p text:style-name="P18">“the nations with the fewest veto players have the least inequality, and those with the most veto players have the greatest inequality. Only the United States has four such veto players. All four were specified in the slavery-defending founders’ Constitution: absolute veto power for the Senate, for the House, and for the president (if not outvoted by a two-thirds majority), and a Constitution that cannot be altered without the agreement of two-thirds of the states after Congress.”</text:p>
        </text:list-item>
        <text:list-item>
          <text:p text:style-name="P18">“For all its fine phrases, what this cause really seeks is a return to oligarchy, to a world in which both economic and effective political power are to be concentrated in the hands of a few. It would like to reinstate the kind of political economy that prevailed in America at the opening of the twentieth century, when the mass disenfranchisement of voters and the legal treatment of labor unions as illegitimate enabled large corporations and wealthy individuals”</text:p>
        </text:list-item>
        <text:list-item>
          <text:p text:style-name="P19"/>
        </text:list-item>
        <text:list-item>
          <text:p text:style-name="P19"/>
        </text:list-item>
        <text:list-item>
          <text:p text:style-name="P18">Democracy in Chains: The Deep History of the Radical Right's Stealth Plan for AmericaDemocracy in Chains: The Deep History of the Radical Right's Stealth Plan for America by Nancy MacLean</text:p>
        </text:list-item>
        <text:list-item>
          <text:p text:style-name="P19"/>
        </text:list-item>
        <text:list-item>
          <text:p text:style-name="P18">Open Preview</text:p>
        </text:list-item>
        <text:list-item>
          <text:p text:style-name="P18">Democracy in Chains Quotes Showing 1-30 of 77</text:p>
        </text:list-item>
        <text:list-item>
          <text:p text:style-name="P18">“Public interest has been subordinated to private interest, and when there is no clear distinction between them, it opens the door to endless opportunities for corruption.”48”</text:p>
        </text:list-item>
        <text:list-item>
          <text:p text:style-name="P18">― Nancy MacLean, Democracy in Chains: The Deep History of the Radical Right's Stealth Plan for America</text:p>
        </text:list-item>
        <text:list-item>
          <text:p text:style-name="P18">7 likesLike</text:p>
        </text:list-item>
        <text:list-item>
          <text:p text:style-name="P18">“Instead, he was mapping a social contract based on “unremitting coercive bargaining” in which individuals treated one another as instruments toward their own ends, not fellow beings of intrinsic value.”</text:p>
        </text:list-item>
        <text:list-item>
          <text:p text:style-name="P18">― Nancy MacLean, Democracy in Chains: The Deep History of the Radical Right's Stealth Plan for America</text:p>
        </text:list-item>
        <text:list-item>
          <text:p text:style-name="P18">2 likesLike</text:p>
        </text:list-item>
        <text:list-item>
          <text:p text:style-name="P18">“Those who subscribe to the libertarian philosophy believe that the only legitimate role of government is to ensure the rule of law, guarantee social order, and provide for the national defense. That is why they have long been fervent opponents of Medicare, Medicaid for the poor, and, most recently, Obamacare. The House budget chairman, Paul Ryan, has explained that such public provision for popular needs not only violates the liberty of the taxpayers whose earnings are transferred to others, but also violates the recipients’ spiritual need to earn their own sustenance.”</text:p>
        </text:list-item>
        <text:list-item>
          <text:p text:style-name="P18">― Nancy MacLean, Democracy in Chains: The Deep History of the Radical Right's Stealth Plan for America</text:p>
        </text:list-item>
        <text:list-item>
          <text:p text:style-name="P18">2 likesLike</text:p>
        </text:list-item>
        <text:list-item>
          <text:p text:style-name="P18">“During the boom, Chile’s economic gains had been privatized; now, in the crunch, the country’s losses were socialized.”</text:p>
        </text:list-item>
        <text:list-item>
          <text:p text:style-name="P18">― Nancy MacLean, Democracy in Chains: The Deep History of the Radical Right's Stealth Plan for America</text:p>
        </text:list-item>
        <text:list-item>
          <text:p text:style-name="P18">2 likesLike</text:p>
        </text:list-item>
        <text:list-item>
          <text:p text:style-name="P18">“the nations with the fewest veto players have the least inequality, and those with the most veto players have the greatest inequality. Only the United States has four such veto players. All four were specified in the slavery-defending founders’ Constitution: absolute veto power for the Senate, for the House, and for the president (if not outvoted by a two-thirds majority), and a Constitution that cannot be altered without the agreement of two-thirds of the states after Congress.”</text:p>
        </text:list-item>
        <text:list-item>
          <text:p text:style-name="P18">― Nancy MacLean, Democracy in Chains: The Deep History of the Radical Right's Stealth Plan for America</text:p>
        </text:list-item>
        <text:list-item>
          <text:p text:style-name="P18">1 likesLike</text:p>
        </text:list-item>
        <text:list-item>
          <text:p text:style-name="P18">“Democracy,” the towering African American historian John Hope Franklin observed in the midst of World War II, “is essentially an act of faith.”96 When that faith is willfully exterminated, we should not be surprised that we reap the whirlwind. The public choice way of thinking, one sage critic warned at the time James Buchanan was awarded the Nobel Prize in Economic Sciences, is not simply “descriptively inaccurate”—indeed, “a terrible caricature” of how the political process works.”</text:p>
        </text:list-item>
        <text:list-item>
          <text:p text:style-name="P18">― Nancy MacLean, Democracy in Chains: The Deep History of the Radical Right's Stealth Plan for America</text:p>
        </text:list-item>
        <text:list-item>
          <text:p text:style-name="P18">1 likesLike</text:p>
        </text:list-item>
        <text:list-item>
          <text:p text:style-name="P18">“This is among the most profound shifts in our legal history,” warns a Reagan-appointed federal judge. His words bear slow reading: “Ominously, business has a good chance of opting out of the legal system altogether and misbehaving without reproach.” A subsequent headline noted that it amounts to a “Privatization of the Justice System.”73”</text:p>
        </text:list-item>
        <text:list-item>
          <text:p text:style-name="P18">― Nancy MacLean, Democracy in Chains: The Deep History of the Radical Right's Stealth Plan for America</text:p>
        </text:list-item>
        <text:list-item>
          <text:p text:style-name="P18">1 likesLike</text:p>
        </text:list-item>
        <text:list-item>
          <text:p text:style-name="P18">“Crane went on to join the Libertarian Party, which had been summoned into being in a Denver living room in December 1971. Its founders sought a world in which liberty was preserved by the total absence of government coercion in any form. That entailed the end of public education, Social Security, Medicare, the U.S. Postal Service, minimum wage laws, prohibitions against child labor, foreign aid, the Environmental Protection Agency, prosecution for drug use or voluntary prostitution—and, in time, the end of taxes and government regulations of any kind.46 And those were just the marquee targets.”</text:p>
        </text:list-item>
        <text:list-item>
          <text:p text:style-name="P18">― Nancy MacLean, Democracy in Chains: The Deep History of the Radical Right's Stealth Plan for America</text:p>
        </text:list-item>
        <text:list-item>
          <text:p text:style-name="P18">1 likesLike</text:p>
        </text:list-item>
        <text:list-item>
          <text:p text:style-name="P18">“Crane was as insistent as Rothbard and Koch about the need for a libertarian revolution against the statist world system of the twentieth century. “The Establishment” had to be overthrown—its conservative wing along with its liberal wing. Both suffered “intellectual bankruptcy,” the conservatives for their “militarism” and the liberals for their “false goals of equality.” The future belonged to the only “truly radical vision”: “repudiating state power” altogether.47 Once Crane agreed to lead the training institute, all that was lacking was a name, which Rothbard eventually supplied: it would be called the Cato Institute. The name was a wink to insiders: while seeming to gesture toward the Cato’s Letters of the American Revolution, thus performing an appealing patriotism, it also alluded to Cato the Elder, the Roman leader famed for his declaration that “Carthage must be destroyed!” For this new Cato’s mission was also one of demolition: it sought nothing less than the annihilation of statism in America.48”</text:p>
        </text:list-item>
        <text:list-item>
          <text:p text:style-name="P18">― Nancy MacLean, Democracy in Chains: The Deep History of the Radical Right's Stealth Plan for America</text:p>
        </text:list-item>
        <text:list-item>
          <text:p text:style-name="P18">1 likesLike</text:p>
        </text:list-item>
        <text:list-item>
          <text:p text:style-name="P18"><text:soft-page-break/>“What animated Buchanan, what became the laser focus of his deeply analytic mind, was the seemingly unfettered ability of an increasingly more powerful federal government to force individuals with wealth to pay for a growing number of public goods and social programs they had had no personal say in approving.”</text:p>
        </text:list-item>
        <text:list-item>
          <text:p text:style-name="P18">― Nancy MacLean, Democracy in Chains: The Deep History of the Radical Right's Stealth Plan for America</text:p>
        </text:list-item>
        <text:list-item>
          <text:p text:style-name="P18">1 likesLike</text:p>
        </text:list-item>
        <text:list-item>
          <text:p text:style-name="P18">“Those who seek to undermine the existing structure,” he advised, must do two things. First, they must alter beneficiaries’ view of Social Security’s viability, because that would “make abandonment of the system look more attractive.”35 If you have ever seen a television ad showing older people with worried faces wondering if Social Security will be around when they need it, or heard a politician you think is opposed to the retirement program suddenly fretting about whether it will be there for you and others, listen more carefully the next time for a possible subliminal message.”</text:p>
        </text:list-item>
        <text:list-item>
          <text:p text:style-name="P18">― Nancy MacLean, Democracy in Chains: The Deep History of the Radical Right's Stealth Plan for America</text:p>
        </text:list-item>
        <text:list-item>
          <text:p text:style-name="P18">1 likesLike</text:p>
        </text:list-item>
        <text:list-item>
          <text:p text:style-name="P18">“Find the resources, he proposed to Darden, for me to create a new center on the campus of the University of Virginia, and I will use this center to create a new school of political economy and social philosophy. It would be an academic center, rigorously so, but one with a quiet political agenda: to defeat the “perverted form” of liberalism that sought to destroy their way of life, “a social order,” as he described it, “built on individual liberty,”</text:p>
        </text:list-item>
        <text:list-item>
          <text:p text:style-name="P18">― Nancy MacLean, Democracy in Chains: The Deep History of the Radical Right's Stealth Plan for America</text:p>
        </text:list-item>
        <text:list-item>
          <text:p text:style-name="P18">1 likesLike</text:p>
        </text:list-item>
        <text:list-item>
          <text:p text:style-name="P18">“Note the emerging pattern, which we will see again: while criticizing government action that threatened his own liberty as a property owner, Calhoun saw nothing untoward in calling on the federal government to use its police powers to help his class stifle debate about its practices. That sleight of hand—denying the legitimacy of government power to act for the common good while using government power to suppress others—appears repeatedly in the pages that follow”</text:p>
        </text:list-item>
        <text:list-item>
          <text:p text:style-name="P18">― Nancy MacLean, Democracy in Chains: The Deep History of the Radical Right's Stealth Plan for America</text:p>
        </text:list-item>
        <text:list-item>
          <text:p text:style-name="P18">1 likesLike</text:p>
        </text:list-item>
        <text:list-item>
          <text:p text:style-name="P18">“In 2010, the brilliant investigative journalist Jane Mayer alerted Americans to the fact that two billionaire brothers, Charles and David Koch, had poured more than a hundred million dollars into a “war against Obama.”</text:p>
        </text:list-item>
        <text:list-item>
          <text:p text:style-name="P18">― Nancy MacLean, Democracy in Chains: The Deep History of the Radical Right's Stealth Plan for America</text:p>
        </text:list-item>
        <text:list-item>
          <text:p text:style-name="P18">1 likesLike</text:p>
        </text:list-item>
        <text:list-item>
          <text:p text:style-name="P18">“For all its fine phrases, what this cause really seeks is a return to oligarchy, to a world in which both economic and effective political power are to be concentrated in the hands of a few. It would like to reinstate the kind of political economy that prevailed in America at the opening of the twentieth century, when the mass disfranchisement of voters and the legal treatment of labor unions as illegitimate enabled large corporations and wealthy individuals”</text:p>
        </text:list-item>
        <text:list-item>
          <text:p text:style-name="P18">― Nancy MacLean, Democracy in Chains: The Deep History of the Radical Right's Stealth Plan for America</text:p>
        </text:list-item>
        <text:list-item>
          <text:p text:style-name="P18">1 likesLike</text:p>
        </text:list-item>
        <text:list-item>
          <text:p text:style-name="P18">“Koch never lied to himself about what he was doing. While some others in the movement called themselves conservatives, he knew exactly how radical his cause was. Informed early on by one of his grantees that the playbook on revolutionary organization had been written by Vladimir Lenin, Koch dutifully cultivated a trusted “cadre” of high-level operatives, just as Lenin had done, to build a movement that refused compromise as it devised savvy maneuvers to alter the political math in its favor. But no war is won with all generals and no infantry. The cause also needed a popular base to succeed, one beyond the libertarians of the right, who were kindred in conviction but few in number. Camouflaging its more radical intentions, the cadre over time reached out and pulled in the vast and active conservative grassroots base by identifying points of common cause.21 Indeed, after 2008, the cadre more and more adopted the mantle of conservatism, knowing full well that the last thing they wanted was to conserve, but seeing advantages in doing so.”</text:p>
        </text:list-item>
        <text:list-item>
          <text:p text:style-name="P18">“Their cause, they say, is liberty. But by that they mean the insulation of private property rights from the reach of government—and the takeover of what was long public (schools, prisons, western lands, and much more) by corporations, a system that would radically reduce the freedom of the many.”</text:p>
        </text:list-item>
        <text:list-item>
          <text:p text:style-name="P18">“Pushed by relatively small numbers of radical-right billionaires and millionaires who have become profoundly hostile to America’s modern system of government, an apparatus decades in the making, funded by those same billionaires and millionaires, has been working to undermine the normal governance of our democracy.”</text:p>
        </text:list-item>
        <text:list-item>
          <text:p text:style-name="P18">Posner, Sarah. God’s Profits</text:p>
        </text:list-item>
        <text:list-item>
          <text:p text:style-name="P18">See <text:a xlink:type="simple" xlink:href="https://en.wikipedia.org/wiki/Word_of_Faith" text:style-name="ListLabel_20_28" text:visited-style-name="ListLabel_20_28"><text:span text:style-name="T5">Word of Faith</text:span></text:a> </text:p>
        </text:list-item>
        <text:list-item>
          <text:p text:style-name="P18">Putin</text:p>
        </text:list-item>
        <text:list-item>
          <text:p text:style-name="P18">Democracy is dictatorship of the law.</text:p>
        </text:list-item>
        <text:list-item>
          <text:p text:style-name="P18">Harari. Homo Deus</text:p>
        </text:list-item>
        <text:list-item>
          <text:p text:style-name="P18">Intelligence v consciousness</text:p>
        </text:list-item>
        <text:list-item>
          <text:p text:style-name="P18"><text:a xlink:type="simple" xlink:href="https://www.chemistryworld.com/news/science-really-does-advance-one-funeral-at-a-time-study-suggests/3010961.article#/" text:style-name="ListLabel_20_28" text:visited-style-name="ListLabel_20_28"><text:span text:style-name="T5">Max Planck science advances one funeral at a time</text:span></text:a></text:p>
        </text:list-item>
        <text:list-item>
          <text:p text:style-name="P18">Lloyd, Programming the universe</text:p>
        </text:list-item>
        <text:list-item>
          <text:p text:style-name="P18">Borges--the garden of forking paths: <text:a xlink:type="simple" xlink:href="http://art.yale.edu/file_columns/0000/1377/01-borges-03.pdf" text:style-name="ListLabel_20_28" text:visited-style-name="ListLabel_20_28"><text:span text:style-name="T5">http://art.yale.edu/file_columns/0000/1377/01-borges-03.pdf</text:span></text:a></text:p>
        </text:list-item>
        <text:list-item>
          <text:p text:style-name="P18">Judis, the populist explosion</text:p>
        </text:list-item>
        <text:list-item>
          <text:p text:style-name="P18">leftwing populism: against elites or establishment</text:p>
        </text:list-item>
        <text:list-item>
          <text:p text:style-name="P18">rightwing populism: an elite is coddling a third group: immigrants, terrorists, . . . </text:p>
        </text:list-item>
        <text:list-item>
          <text:p text:style-name="P18">populists are harbingers of political crisis</text:p>
        </text:list-item>
        <text:list-item>
          <text:p text:style-name="P18">Kelly. the inevitable: 12 tech forces</text:p>
        </text:list-item>
        <text:list-item>
          <text:p text:style-name="P18">Greed kills anarchy with bureaucracy</text:p>
        </text:list-item>
        <text:list-item>
          <text:p text:style-name="P18"><text:soft-page-break/>Take x and add AI for new business</text:p>
        </text:list-item>
        <text:list-item>
          <text:p text:style-name="P18">Uber has no vehicles, Alibaba no inventory, AirBnB no real estate. Instant borrowing is better than owning. Hotels as a service, tools as a service, clothes as a service. Access is replacing ownership. </text:p>
        </text:list-item>
        <text:list-item>
          <text:p text:style-name="P18"><text:span text:style-name="T14">Local nodes provide clothes for travellers--no need to pack. </text:span></text:p>
        </text:list-item>
        <text:list-item>
          <text:p text:style-name="P18"><text:span text:style-name="T14">half of second life users there for virtual sex</text:span></text:p>
        </text:list-item>
        <text:list-item>
          <text:p text:style-name="P18">Kirsch, the grand inquisitor’s manual</text:p>
        </text:list-item>
        <text:list-item>
          <text:p text:style-name="P18"><text:span text:style-name="T14">Cathars</text:span>--sex is invention of satan</text:p>
        </text:list-item>
        <text:list-item>
          <text:p text:style-name="P18"><text:span text:style-name="T14">Domingo Guzman founds Dominican order</text:span></text:p>
        </text:list-item>
        <text:list-item>
          <text:p text:style-name="P18">A pope calls for christians to kill christians</text:p>
        </text:list-item>
        <text:list-item>
          <text:p text:style-name="P18">fourth lateran council &amp; nazis</text:p>
        </text:list-item>
        <text:list-item>
          <text:p text:style-name="P18">by orwellian logic, inquisitors saw themselves benefiting those tortured</text:p>
        </text:list-item>
        <text:list-item>
          <text:p text:style-name="P18">boys and girls 14 could be tortured</text:p>
        </text:list-item>
        <text:list-item>
          <text:p text:style-name="P18">McCoy, In the shadows of the american century</text:p>
        </text:list-item>
        <text:list-item>
          <text:p text:style-name="P18">Triple canopy aerospace shield</text:p>
        </text:list-item>
        <text:list-item>
          <text:p text:style-name="P19"/>
        </text:list-item>
        <text:list-item>
          <text:p text:style-name="P18">Miller, can democracy work?</text:p>
        </text:list-item>
        <text:list-item>
          <text:p text:style-name="P18">“If both north korea and the united states consider themselves democractic”</text:p>
        </text:list-item>
        <text:list-item>
          <text:p text:style-name="P18"><text:a xlink:type="simple" xlink:href="https://en.wikipedia.org/wiki/Abolition_of_feudalism_in_France#:~:text=The%20National%20Constituent%20Assembly%2C%20acting,Estate%20(the%20Catholic%20clergy)." text:style-name="ListLabel_20_28" text:visited-style-name="ListLabel_20_28"><text:span text:style-name="T5">1489 constituent assembly end of feudalism</text:span></text:a></text:p>
        </text:list-item>
        <text:list-item>
          <text:p text:style-name="P18">Scheidel, the great leveler: violence and the history of inequality</text:p>
        </text:list-item>
        <text:list-item>
          <text:p text:style-name="P18">Four things flatten inequality: war, revolution, state failure, pandemic</text:p>
        </text:list-item>
        <text:list-item>
          <text:p text:style-name="P18">Strathan, the medici</text:p>
        </text:list-item>
        <text:list-item>
          <text:p text:style-name="P18">Bank in rome earned 30% interest on loans to clergy</text:p>
        </text:list-item>
        <text:list-item>
          <text:p text:style-name="P18">1427 catasto (wealth tax) for war with Milan</text:p>
        </text:list-item>
        <text:list-item>
          <text:p text:style-name="P18">Savonarola: man’s time on earth is prep for heaven. </text:p>
        </text:list-item>
        <text:list-item>
          <text:p text:style-name="P18">Thavis, the vatican prophecies</text:p>
        </text:list-item>
        <text:list-item>
          <text:p text:style-name="P18">reality and the supernatural coexist, overlapping each other</text:p>
        </text:list-item>
        <text:list-item>
          <text:p text:style-name="P108"><text:bookmark text:name="_secl7e4fs7kh"/>Javier Guzmán’s Introduction to <text:span text:style-name="T15">A Complete History of the Humanist Coalition</text:span></text:p>
        </text:list-item>
        <text:list-item>
          <text:p text:style-name="P18">“I am Javier Dominic Guzmán, and I am the official historian of the <text:span text:style-name="T16">Humanist Coalition</text:span> (HC), the vast diaspora of humanity that spread to the stars in the decades following the <text:span text:style-name="T16">Morelli Miracle</text:span> and the founding of the <text:span text:style-name="T16">Church of the Zeropoint</text:span>. I am proud, after many years of work, <text:s/>and hundreds of extensive interviews, to finally publish this comprehensive history of the HC. I hope you find that it answers your questions regarding the rise of this important human organization <text:s/>. . .</text:p>
        </text:list-item>
        <text:list-item>
          <text:p text:style-name="P18">But first a minor digression. I don’t want to spend much time talking about the author of this history (me), but I thought you should know the background of the person writing the history of the HC. Here are some highlights. </text:p>
        </text:list-item>
        <text:list-item>
          <text:p text:style-name="P18">I was born in a small pueblo southwest of the ruins of Ciudad Juárez in the Mexican state of Chihuahua, nine months after the <text:span text:style-name="T16">Great Desolation</text:span> turned that city into the necropolis that was later taken over by the Sinaloa Cartel after a pitched battle with the leaderless survivors of the Juárez Cartel. The Sinaloa Cartel also took over the ruins of Medellin, Columbia, resurrecting the desolated city as a center for cocaine distribution. The Great Desolation killed many millions of innocents, but it also created a vacuum into which the more extreme capitalists flowed and flourished. </text:p>
        </text:list-item>
        <text:list-item>
          <text:p text:style-name="P18">My mother and my father were prominent Spanish neurosurgeons who worked with Giuseppe Morelli, the father of Maria Morelli, and the inventory of the famous AutomaIT Ganymede android line and the nslk brain-computer interface. <text:s/>later relocated to Mexico with the dream of bringing the freedom of nsilk connectivity to the ordinary citizens of the Americas. The cartel, having somehow learned of nsilk and my parents, insisted that they be the first recipients of nsilk, doubtless to enhance their abilities to evade and defend themselves from the authorities. When my parents refused, the cartel threatened to kill me and my two younger siblings--slowly and in front of our parents. Fortunately, neither I nor my sisters were home at the time, and in the manner inimical to nsilk users, my parents sent us warning messages via the nsilk dm protocol, and we escaped to Texas, where we lived as refugees under the laws of the United States and the soon-to-exist Freedom Federation. (Using my nsilk-enhanced abilities, I accessed the official records, and I changed our names and altered our immigration documents to show us as having come from Germany instead of Mexico. We have pale complexions, light-brown hair, and we speak English as the Americans do, so this ruse has never been questioned.)</text:p>
        </text:list-item>
        <text:list-item>
          <text:p text:style-name="P18">And to answer the inevitable question: no, I am not directly related to Joaquín “El Chapo” Guzmán, the famous former leader of the Sinaloa Cartel, who was re-captured in 2016 and had been serving a life sentence in a Colorado supermax prison until that facility was abandoned by the newly formed Mountain Paradise Federation; the prisoners were released because there was no longer any binding ruling regarding them. If El Chapo was still alive at the time, he would have been freed as an old and penniless man. </text:p>
        </text:list-item>
        <text:list-item>
          <text:p text:style-name="P18">Nor am I related, in any way that I know of, to Saint Dominic (Domingo Félix de Guzmán), who founded the Dominican Order of mendicants, the friars who initially fought religious heresy through argument and persuasion, later turning from intellectual methods of persuasion to brutal torture under the direction of Tomás de Torquemada, the Grand Inquisitor empowered by the Catholic Church to homogenize religious beliefs. And, even if I were related to this line of Spaniards, I would totally reject the tyranny that forces people to profess beliefs that their hearts cannot abide. Humanity has too long suffered at the hands of the rich and powerful predatory capitalists, who will use any means at their disposal to crush voices of dissent, and who are not shy about paying established religions to act as their enforcers. As the philosopher Lucius Annaeus Seneca once said, “Religion is regarded by the common people as true, by the wise as false, and by rulers as useful.” The only religion that rulers truly believe in is power. </text:p>
        </text:list-item>
        <text:list-item>
          <text:p text:style-name="P18">By training I am an engineer and an anthropologist, and for my education I thank the famous Maria Morelli, who once sent zir AR avatar to Texas in search of gsavonarola and found me, nearly penniless and devoid of hope for myself or my two siblings. (No, I am not, nor have I ever been gsavonarola; it was simply a coincidence that brought us together.) Maria saw something in me--ze called me an <text:span text:style-name="T16">nsilk adept</text:span>--and ze asked me to work for zir. Desperate as I was, I agreed to do so, and ze immediately sent me off to be educated, first as an engineer and then as a social scientist. By the time I had completed my PhD in anthropology, the initial waves of free thinkers were already migrating to the new off-Earth colonies that would become the first components of the Humanist Coalition, and Maria asked me to write the history of the HC. I agreed on the condition that I could later write the history of the Church of the Zeropointas well; the request seemed to give zir a chuckle, but it would take many years for me to get the joke.</text:p>
        </text:list-item>
        <text:list-item>
          <text:p text:style-name="P18">But enough about me. </text:p>
        </text:list-item>
        <text:list-item>
          <text:p text:style-name="P18"/>
        </text:list-item>
        <text:list-item>
          <text:p text:style-name="P18">The arc of Maria’s early life was shaped by six key events, each of which I will address in greater detail in their own chapters, but for the sake of introduction I will list and summarize them here.</text:p>
        </text:list-item>
        <text:list-item>
          <text:p text:style-name="P18"><text:soft-page-break/>Receiving nsilk as an infant</text:p>
        </text:list-item>
        <text:list-item>
          <text:p text:style-name="P18">The first life-shaping event for Maria Morelli was receiving the nsilk implant when ze was two months old. Zir father, Giuseppe Morelli, had become convinced that civilization itself was regressing to an earlier, male-dominated form as democracy was replaced by feudalism, and ze wanted Maria to be equipped to fight for zir freedom, even if such an act carried risk for zir only daughter. As the globe became less free and as the last vestiges of the middle class died, Maria would still have access to the information she would need to survive. </text:p>
        </text:list-item>
      </text:list>
      <text:p text:style-name="P16">The tragic death of Chava Katzenellenbogen-Morelli</text:p>
      <text:list xml:id="list65913275238707" text:continue-numbering="true" text:style-name="WWNum17">
        <text:list-item>
          <text:p text:style-name="P18">The second event was the death of zir mother, Chava <text:s/>Katzenellenbogen-Morelli, a physicist and mathematician who had also received nsilk at about the same time as Maria. Two days later, ze would attempt to kill Giuseppe and the two-year-old Maria, and, after being thwarted, ze would take zir own life.</text:p>
        </text:list-item>
        <text:list-item>
          <text:p text:style-name="P18">The asteroid</text:p>
        </text:list-item>
        <text:list-item>
          <text:p text:style-name="P18">The third event was the near-miss of the rogue asteroid that threatened to destroy Maria’s home of Florence, Italy, before it was nudged aside by the Russians at the last possible moment. Ze was eight years old at the time.</text:p>
        </text:list-item>
        <text:list-item>
          <text:p text:style-name="P18">The death of Giuseppe Morelli</text:p>
        </text:list-item>
        <text:list-item>
          <text:p text:style-name="P18">The fourth event was the death of Giuspeppe Morelli when Maria was ten years old. Losing zir father at such an early age thrust zir into a life that might easily have been dominated by the schemes of zir uncle, Marco Morelli, the Earl of Galluzzo, but, as ze so richly demonstrated, ze fully intended to be the architect for zir own life.</text:p>
        </text:list-item>
        <text:list-item>
          <text:p text:style-name="P18">The birth of nfab</text:p>
        </text:list-item>
        <text:list-item>
          <text:p text:style-name="P18">The fifth event was Maria’s invention of the nsilk configurable nanotechnology fabric known as nfab when ze was twelve. Nfab would give Maria wealth independent of zir uncle, Marco Morelli, the founder of AutomaIT and the Earl of Galluzzo, whose Ganymede model androids with their patented nsilk connection were causing a sea change in how labor requirements were being met. With nfab, and the formation of nTessuto SrL, under the guidance of family friend Antonio Romano, to produce it, Maria was famous long before ze became an eponym for miracle. </text:p>
        </text:list-item>
        <text:list-item>
          <text:p text:style-name="P18">The Morelli Miracle</text:p>
        </text:list-item>
        <text:list-item>
          <text:p text:style-name="P18">And, finally, we come to the sixth key event, which triggers a profound change in Maria Morelli. From this point on, Maria is not shaped by the events of the world around zir so much as ze is triggering events that will change the world and the universe as we understand it.</text:p>
        </text:list-item>
      </text:list>
      <text:p text:style-name="P16">When ze was twenty-eight, Dr. Maria Morelli was a crew member of the ill-fated WICSS Vespucci, humanity’s first faster-than-light ship, which had been created at staggering expense by the <text:a xlink:type="simple" xlink:href="https://en.wikipedia.org/wiki/The_Geographical_Pivot_of_History#The_World-Island_and_the_Heartland" text:style-name="ListLabel_20_28" text:visited-style-name="ListLabel_20_28"><text:span text:style-name="T5">World Island Coalition</text:span></text:a> cobbled together following the near-miss of the Florence asteroid. The coalition’s purpose was to ensure the continued existence of humanity should a second, larger asteroid appear too late to deflect. Dr. Morelli had zirself designed the FTL mechanism for the ship, an implementation of the Alcubierre drive conceived by the Mexican physicist Miguel Alcubierre Moya in the late twentieth century that would be used twice before the mysterious disappearance of the Vespucci and the event that came to be known as the <text:span text:style-name="T16">Morelli Miracle</text:span> projected Maria onto the final path of zir life, from which emerged COTA and the HC.”</text:p>
      <text:p text:style-name="P16">Following Maria’s stunning reappearance in Florence while the Vespucci was still a day away from its docking orbit, the world learns that Maria was saved from sure death as the ship was disintegrating--ostensibly due to the leakage of the dark fluid used in generating a warp bubble around the vessel for FTL travel. Maria claims to have been saved because she prayed to be saved, and through what has become known as the Power of Prayer (POP), she instantly materialized back in her hometown of Florence. </text:p>
      <text:p text:style-name="P16">Days later, not long after her apparent <text:span text:style-name="T16">bilocation</text:span>--a miracle accepted by the Catholic Church--Maria announces that she plans to start a new congregation of that church that focuses on using POP to send humanity to the stars. The newly named <text:span text:style-name="T16">Church of the Zeropoint</text:span>will be self-funded through the licensing fees received from the mining of mineral resources on suitable exoplanets, but Maria wants COTA to be a part of the established Catholic Church of which she has always been a member, having attended services with her grandmother since she was a toddler. The Catholic Church, which has been struggling financially as humanity has become increasingly secular, finally agrees to be the home for COTA. <office:annotation office:name="__Annotation__1906_379304362"><dc:creator>Dennis Meier</dc:creator><dc:date>2020-08-28T14:00:21</dc:date><text:p><text:span text:style-name="T4">Not true</text:span></text:p></office:annotation>And although there is some other background to the story that demands inclusion in the history of the HC and COTA, it is from this point--the announcement of the formation of COTA--that the document begins<office:annotation-end office:name="__Annotation__1906_379304362"/>. </text:p>
      <text:p text:style-name="P16">A few words about Remy Moreau/Queen Xerxes </text:p>
      <text:p text:style-name="P16">Well, the story of Maria Morelli can begin following this brief preamble, but I hope you will allow me one final digression. The story of the HC cannot start without first mentioning the life of another character whose influence was essential to breaking humanity’s long and often pointless obsession with gender: Remy Moreau, aka Queen Xerxes. You may know that Remy was gay. You may know that ze was raised without parents, one of a large group of orphans who roamed the streets of Algiers in the years after the Great Desolation, and you may have heard that ze was a member of the French Foreign Legion, retiring as a colonel of that esteemed military service before ze adopted the persona of Queen Xerxes and became, in effect, the official correspondent of all things Maria Morelli and COTA, and well as the official head of COTA’s Settlement Protection Service (SPS) forces; under zir guidance, SPS provided the protection required by the HC colonies, ranging from Free Tibet all the way to Africa 2.0, and it was rare when any of their actions against hostile forces--or indigenous fauna--resulted in death. The Queen was adamant on the idea that policing should focus on the de-escalation of violence and not be a catalyst to escalate tensions. </text:p>
      <text:p text:style-name="P16">What you may not know about Remy Moreau + Queen Xerxes was zir passion for doing away with the unnecessary, and often pointless, sideboards we humans love to erect as a means to compartmentalize and categorize ourselves and our communications. For example, who has not read a novel in which the first introduction of a character with an adjective for skin tone tells you not only that this character is different, but, by implication, not <text:span text:style-name="T16">norma</text:span>l? (“X was a dark-skinned man . . . “ tells you that not only is X not white, it also tells you that the author sees dark skin is something different from the other characters in the story, most of whom are, presumably, not dark-skinned.) Likewise, it is common to see adjectives used to immediately pigeonhole characters who are gay, lesbian, bisexual, queer, or trans-sexual, whereas a description such as, “Heterosexual Antonio introduced himself to heterosexual Sophia” is never seen because statistically, about ninety-five percent of the population is heterosexual, so the distinction is deemed uncessary. </text:p>
      <text:p text:style-name="P16">And even when adjectives are not used to pre-construe our understanding of a character--is it not enough to understand that character is human?--language itself steps in to add bias where no bias is necessary. For example, in English, we are taught to distinguish between male and female pronouns: He was in a hurry. She was late. Why is gender necessary? We know that a person was in a hurry, and we know that a person was late. Does it matter whether the person is male, female, or perhaps not either? The point is that X was in a hurry, and that Y was late. And, for all we know X = Y. Unless there is a reason to specify, why should the author be forced to do so just because that is the norm? As the Queen taught me, the distinction is silly and serves no purpose other than to add a categorization where no categorization is needed. </text:p>
      <text:p text:style-name="P16">Lest you feel that I am picking on English, my native Spanish presents the writer with even more systemic biasing mechanisms, assigning gender even to states of being: “Robin esta cansada” if Robin is a female, “Robin esta cansado” if Robin is a male. And then there are the somewhat arbitrary assignments of gender to nouns: “the whale” in English becoming “la ballena” in Spanish, gaining a feminine article for no clear reason. To illustrate how arbitrary such an association is, in the language of the Germanic heritage I assumed while living in Texas as Klavier Gussman, “the whale” becomes “der Wal,'' and it is male. Why is a whale automatically assumed to be female in one language, male in another, and neutral in a third? I am no linguist, but I can only assume that far, far back in our histories, somebody decided that objects had to be declared to be male, female, or neutral, and the use of such declarations became a norm that was accepted without critical thought because humans have a propensity to make the simple more complicated than it needs to be!</text:p>
      <text:p text:style-name="P16">Queen Xerxes would say that there is no good reason for such bias, and I agree with zir assessment. Accordingly, I have tried to write this history using the ze/zir pronoun forms instead of the traditional he/his/himself she/her/herself pronouns, and, where possible, I have tried to write using constructs that do not require gender specification. I tried. Let me emphasize, I tried. As a person who has been conditioned by the embedded biases of my languages and my cultures, I tried. You may find instances where I failed, where I injected gender into a phrase where gender was unnecessary, and in all such instances the blame belongs to me--not to my editors or to anyone else--me. I have been using gender-biased words my entire life, and it is a hard habit to break. But, in the loving memory of Remy Moreau, aka Queen Xerxes, I have tried to strip my writing of such unnecessary bias. (For those of you who disagree with my choice of non-gendered pronouns, perhaps preferring the ze/hir form or plural pronouns to avoid gender-specific pronouns, I say good for you! Use the form you like best in your writing, and history will settle which choice eventually becomes the norm. However, I see no clear norm, so I have chosen the form that works best for me.)</text:p>
      <text:p text:style-name="P16">And, now, on with the story!”</text:p>
      <text:p text:style-name="P16">*****</text:p>
      <text:p text:style-name="P16">As the final words of my introduction flowed from my mind, I leaned back in my chair, clasped my hands behind my head, and looked first to the android simulation of Maria Morelli standing by the force field-protected mouth of the cave we were in and then to the mottled pale green and grey figure of Puck, who was smirking as he usually does. </text:p>
      <text:p text:style-name="P16">“I am finished,” I said with a sense of finality. </text:p>
      <text:p text:style-name="P16">“My dearest Javier,” Maria responded with a chuckle, “you are just beginning.”</text:p>
      <text:p text:style-name="P16">Puck just laughed like the mad thing that he is.</text:p>
      <text:p text:style-name="P107"><text:bookmark text:name="_6o1b3iosy7u5"/>Prologue: Puck, the Menehune, and the Alpha Point</text:p>
      <text:list xml:id="list792088128" text:style-name="WWNum12">
        <text:list-item>
          <text:p text:style-name="P34"><text:span text:style-name="T16">71 years before the Great Desolation (BGD), Oahu, Hawaii.</text:span></text:p>
        </text:list-item>
        <text:list-item>
          <text:p text:style-name="P34">Puck arrived at what his creator called the <text:span text:style-name="T16">Little Alpha Point</text:span>, which was as far back in time as he could travel confidently without losing the trail of digital breadcrumbs that he needed to find his back. He floated in the slow trickle of data emanating from a wireless network that had begun operation in the summer of 1971 on the island of Oahu, a part of the far western state of Hawaii in the former United States of America. He exchanged bits with a slow-thinking entity called the <text:a xlink:type="simple" xlink:href="https://en.wikipedia.org/wiki/Menehunehttps://en.wikipedia.org/wiki/Menehune" text:style-name="ListLabel_20_29" text:visited-style-name="ListLabel_20_29"><text:span text:style-name="T7">Menehune</text:span></text:a>, an old HP2100 <text:span text:style-name="T16">minicomputer</text:span>. In the dark, windowless room all Puck could make out was a box with red lights and a couple of ridiculously large bays for <text:span text:style-name="T16">floppy disks</text:span> used for i/o operations. It was simultaneously unimpressive and awe-inspiring in the way that historical relics can be when an observer from the future first encounters them, the computing equivalent of coming upon a broken shard of rock once used as a knife. </text:p>
        </text:list-item>
        <text:list-item>
          <text:p text:style-name="P34">[The Menehune was acting as the communications processor for something called the ALOHAnet, one of the earliest wireless nets, a distant progenitor of the ubiquitous Internet that had become <text:span text:style-name="T16">the net</text:span> in<text:span text:style-name="T16"> </text:span>the time of Puck’s creator. The Menehune was connected to the ARPANET, named for and funded by the Advanced Research Projects Agency of the US Department of Defense. In the aftermath of World War II, the U.S. had remained on a war footing, and in accordance with the recommendations of National Security Council policy paper NSC-68, it was engaged in a ‘Cold War’ against the Soviet Union. The battlefield was everywhere, and spending money was the weapon of choice in the showdown between the forces of capitalism and communism. In a little over two decades from now, the USSR would be the first to crack under the strain.] </text:p>
        </text:list-item>
        <text:list-item>
          <text:p text:style-name="P34">[The US would spend the half-century after the fall of the Soviet Union boasting that the economic might of capitalism and ‘American exceptionalism’ had triumphed over communism. But its end was coming as well. Its myopic spending on the machines of war and military bases around the world meant neglecting the domestic needs that the other rich democracies had long ago addressed. Its citizens began noticing that American greatness had two primary features: a low tax rate and a massive military. Look at other features--such as jobs that pay a living wage, healthcare, housing, education, transportation, clean water, and net access--and the picture that emerged was more of a second or third-world country with a couple of bright spots.] </text:p>
        </text:list-item>
        <text:list-item>
          <text:p text:style-name="P34">[But even as its failings become more noticeable, the rich oligarchs, who profited greatly from what the U.S. had become, swung into action. American conservatism, founded on the principles of individual freedom and slow, careful change, were replaced by the unthinking reverence of charismatic leaders and a mindless protection of the status quo. The tenor of what it meant to be conservative changed to something meaner and baser, and, not long thereafter, the news media, no longer shackled to at least some semblance of truth by the abandoned Fairness Doctrine, began to spew a propaganda that dulled the minds of those who accepted it as gospel. “We report, you decide” before the airing of biased political diatribes from shouting heads became the equivalent of Orwell’s “War is Peace.” Patriotism, which had once been measured in a multitude of different ways, became a worship of the flag and the military, and service was held before the start of every gathering of people, with all attendees expected to show the politically correct response when the banner was raised and the anthem played. Spontaneous love of country was out; choreographed adulation was in.] </text:p>
        </text:list-item>
        <text:list-item>
          <text:p text:style-name="P34">[The former land of opportunity became the land that would forever favor those who were already rich and powerful at the expense of those who, like the peasants of Medieval times, had nothing to which they could aspire except for the hollow promise of a better life after death. Those who could afford to do so were trained in the oligarch-owned technologies that would make many of the jobs performed by the uneducated obsolete. Those who could not afford to learn new skills, and those who refused, slowly lost their places in an economy where everything was measured and every player was expected to fill a niche role. The cast-offs, the detritus of the new industrial age, became either peasants or renegades. The peasants gathered together in the ramshackle settlements of the poor that grew in rings around cities and became scavengers. The renegades gathered their weapons and became either the knights of the oligarchic lords or the rebels who still believed that America could be saved!]</text:p>
        </text:list-item>
        <text:list-item>
          <text:p text:style-name="P34">[What the nidgehumper are you doing?!]</text:p>
        </text:list-item>
        <text:list-item>
          <text:p text:style-name="P34">Puck’s reverie came to an end as his creator, reaching across space and time, interrupted a beautiful chain of thought. The man could not even be bothered to add the personal prefix demanded by proper nsilk dm protocol! </text:p>
        </text:list-item>
        <text:list-item>
          <text:p text:style-name="P34"><text:soft-page-break/>[Puck: What?]</text:p>
        </text:list-item>
        <text:list-item>
          <text:p text:style-name="P34">[I said, what the actual nidgehumper are you doing? You went there to spread a handful of the nanotransmitters, and the next thing I know, you’re narrating a history of the downfall of America! Just do what I sent you there to do!]</text:p>
        </text:list-item>
        <text:list-item>
          <text:p text:style-name="P34">[Puck: What? Was I broadcasting all that?]</text:p>
        </text:list-item>
        <text:list-item>
          <text:p text:style-name="P34">[You know you were.]</text:p>
        </text:list-item>
        <text:list-item>
          <text:p text:style-name="P34">[Puck: Just trying to do a bit of the creative work for you.]</text:p>
        </text:list-item>
        <text:list-item>
          <text:p text:style-name="P34">[Thank you, but I can do my own writing. Place the transmitters and come back!]</text:p>
        </text:list-item>
        <text:list-item>
          <text:p text:style-name="P34">[Puck: Your wish is my command, my lord!] he replied snarkily, and then he looked in the direction of the<text:span text:style-name="T16"> Alpha Point,</text:span> the Yin to the Yang of the <text:span text:style-name="T16">Omega Point</text:span> lurking in the unseeable future. Still some fourteen billion years distant, the Alpha Point gave an intimation of its location in the same manner in which an ocean current that snakes across a broad expanse of ocean suggests a driving force. Puck filled his data tables with what he saw, and then he moved a few cautious years before the Little Alpha, reached into his pocket, and cast out a handful of the nanoscale devices his master had instructed him to place there. For a brief moment, he was blind, adrift in a sea of static, and then was a directionality: he saw the Menehune in his future, and he heard the call of his creator. The transmitters were working!</text:p>
        </text:list-item>
        <text:list-item>
          <text:p text:style-name="P34">[That’s enough! Come back!] </text:p>
        </text:list-item>
        <text:list-item>
          <text:p text:style-name="P34">Puck, a virtual entity composed of the delicate balance of positive and negative energy required for travel through time, saluted snappily with the digital equivalent of a raised middle finger. He delayed just long enough to ensure a reaction. </text:p>
        </text:list-item>
        <text:list-item>
          <text:p text:style-name="P34">[Goddammit! I said come back!]</text:p>
        </text:list-item>
        <text:list-item>
          <text:p text:style-name="P34">Puck grinned and thought of a <text:a xlink:type="simple" xlink:href="https://en.wikipedia.org/wiki/Quatrain" text:style-name="ListLabel_20_28" text:visited-style-name="ListLabel_20_28"><text:span text:style-name="T5">quatrain</text:span></text:a> that his creator (with whom he shared many memories) had come across recently. The stanza came from a book his creator had read. Puck spoke the words aloud, changing three words to suit his own peculiar circumstances:</text:p>
        </text:list-item>
        <text:list-item>
          <text:p text:style-name="P34"><text:span text:style-name="T18">[Puck</text:span><text:span text:style-name="T16"> is my name.<text:line-break/>And </text:span><text:span text:style-name="T18">Humanity</text:span><text:span text:style-name="T16"> is my nation.<text:line-break/>Deep space is my dwelling place,<text:line-break/>The </text:span><text:span text:style-name="T18">future</text:span><text:span text:style-name="T16"> my destination.]</text:span></text:p>
        </text:list-item>
        <text:list-item>
          <text:p text:style-name="P34">Puck then jumped back to the Little Alpha Point, and, from there, from known location to known location, wending his way back to his thoroughly annoyed master.</text:p>
        </text:list-item>
        <text:list-item>
          <text:p text:style-name="P109"><text:bookmark text:name="_mgt6keysro69"/>1 Countdown to Desolation</text:p>
        </text:list-item>
        <text:list-item>
          <text:p text:style-name="P116"><text:bookmark text:name="_uh0ygues1pv4"/>Summary</text:p>
        </text:list-item>
        <text:list-item>
          <text:p text:style-name="P34">Interweave five story lines leading up to the Great Desolation: </text:p>
        </text:list-item>
        <text:list-item>
          <text:p text:style-name="P113"><text:bookmark text:name="_fngn9fk8bv79"/>Eugene Bauer Story</text:p>
        </text:list-item>
        <text:list-item>
          <text:p text:style-name="P34"><text:span text:style-name="T26">1 Eugene Bauer’s recollection of the events shaping America’s fall from democracy into corporate feudalism</text:span>. Eugene is an AI entity created by Javier Guzmán and sent back in time to collect data about the demise of American democracy. (His AI status is only hinted at in the final chapter.) Ostensibly born in 1954, Bauer paints the picture of how the political far-right, manipulated by the ultra rich, traded principles for power, and has been doing so since at least the end of the nineteenth century, when Teddy Roosevelt and a handful of other Republicans embraced the notion that government can be a force for good. Since then, the GOP has slowly become the party of the ‘standpatters,’ a term that would be replaced with ‘conservatism,’ but the essence is that Republicans represent only the rich while peddling the lie that America remains a land of opportunity where anybody can get ahead. Even as late as the Nixon years, a Republican could view universal health care as an economic benefit to society. But, in the modern era, the GOP interprets conservatism to maintain the status quo even as society changes. It has become an unworkable anachronism that lives in an imaginary sanitized past. </text:p>
        </text:list-item>
        <text:list-item>
          <text:p text:style-name="P139"><text:bookmark text:name="_ybrbhxh0jzwn"/>20 Years BGD Basil Memories</text:p>
        </text:list-item>
        <text:list-item>
          <text:p text:style-name="P34">NEWS ABOUT THIRD PANDEMIC, UNEMPLOYMENT, CONTINUED DIVISION OF AMERICAN SOCIETY. </text:p>
        </text:list-item>
        <text:list-item>
          <text:p text:style-name="P34">Boise. Late summer. Picking basil leaves on his Boise patio triggers a memory of a visit to Florence, where Eugene, wife Dianne, and son Jimmy ate at a restaurant across from a theater. Amid news of harsh changes in Idaho, he is troubled by how little he remembers of his earlier life. </text:p>
        </text:list-item>
        <text:list-item>
          <text:p text:style-name="P139"><text:bookmark text:name="_13goqxe4dba9"/>18 Years</text:p>
        </text:list-item>
        <text:list-item>
          <text:p text:style-name="P34">NEWS OF AB, TAKEOVER OF IDAHO?</text:p>
        </text:list-item>
        <text:list-item>
          <text:p text:style-name="P139"><text:bookmark text:name="_r42m1pcnpdiq"/>16 Years</text:p>
        </text:list-item>
        <text:list-item>
          <text:p text:style-name="P34">NEWS OF NSILK</text:p>
        </text:list-item>
        <text:list-item>
          <text:p text:style-name="P139"><text:bookmark text:name="_nnagb3gxm5sn"/>12 Years</text:p>
          <text:list>
            <text:list-item>
              <text:p text:style-name="P34">NEWS OF BEATING BY JOBARS--JOBLESS BARBARIANS</text:p>
            </text:list-item>
          </text:list>
        </text:list-item>
        <text:list-item>
          <text:p text:style-name="P139"><text:bookmark text:name="_yfyohpwgttli"/>10 Years </text:p>
        </text:list-item>
        <text:list-item>
          <text:p text:style-name="P34">NEWS OF PUPPIES</text:p>
        </text:list-item>
        <text:list-item>
          <text:p text:style-name="P139"><text:bookmark text:name="_og5290k7vm14"/>9 Years</text:p>
        </text:list-item>
        <text:list-item>
          <text:p text:style-name="P34">NEWS OF HUMAN NSILK</text:p>
        </text:list-item>
        <text:list-item>
          <text:p text:style-name="P139"><text:bookmark text:name="_vxosaa7q7ikt"/>8 YEARS</text:p>
        </text:list-item>
        <text:list-item>
          <text:p text:style-name="P34"/>
        </text:list-item>
        <text:list-item>
          <text:p text:style-name="P139"><text:bookmark text:name="_yw23q33evpvq"/>7 Years BGD Piggly Wiggly AR</text:p>
        </text:list-item>
        <text:list-item>
          <text:p text:style-name="P34">Texas. Piggly Wiggly--where Eugene runs into an AR replica of Dianne created from his own memories. But how did he get here? It is a standard marketing tactic--using the likeness of a loved one to sell a product to those equipped with nsilk, and he ‘remembers’ a story about Javier Guzmán seeing his grandmother while shopping in a market in Mexico. </text:p>
        </text:list-item>
        <text:list-item>
          <text:p text:style-name="P139"><text:bookmark text:name="_v998plfahi3"/>6 Years BGD Gathering the News</text:p>
        </text:list-item>
        <text:list-item>
          <text:p text:style-name="P34"><text:soft-page-break/>Eugene gathers the morning news, as he always does, recollecting his news choices. He remembers some of his return to Texas from Idaho, where he lived until he was old and alone. He also remembers a time when the news was presented without the reactions of the news presenters, and when political discussions were not shouting matches. <text:s/>Walter Cronkite and Charles Kuralt reported the news--they didn’t push their opinions or make faces while on camera. The rise of propagandist and infotainment media: Fox, CNN, and the normalization of boorish behavior on all media. Negative news sells best. </text:p>
        </text:list-item>
      </text:list>
      <text:p text:style-name="P16">It wasn’t always this way. As a child, he remembers a time when the divisions between the political parties were not so sharp, when a Republican President thought of solving the problem that is American healthcare. But everything is cyclical---the 1890s were fraught with similar divisions: but the Democrats were the part of decentralized power, and the Republicans sought an active federal government. </text:p>
      <text:list xml:id="list65914194921772" text:continue-numbering="true" text:style-name="WWNum12">
        <text:list-item>
          <text:p text:style-name="P139"><text:bookmark text:name="_mt81w17h54be"/>5 Years BGD Lawless in the Land of Law and Order</text:p>
        </text:list-item>
        <text:list-item>
          <text:p text:style-name="P34">Eugene reflects on how much lawlessness exists in a country that has long touted law and order. From traffic laws that are rarely enforced because there are not enough law enforcement officers to spend the time needed to do so, to taxes are never collected because the rich can shield their income and assets. Even as androids take over most service jobs, they are not used in law enforcement or the military. Why not? As with the French Revolution, the burden of supporting the government falls mainly on the middle class and poor who become the enforcers. Police share with soldiers a warrior mystique: both are held up as patriotic icons to shield them from criticism for their actions against foes that are more like them than the people they are paid to protect. <text:s/></text:p>
        </text:list-item>
        <text:list-item>
          <text:p text:style-name="P34">The utter futility of creating laws that nobody enforces: traffic laws, taxation, . . . other rules that are there just to make society appear to be civilized while people with the means can do whatever they want. Many regulatory functions could be automatic, but the libertarians reject any enforcement but the human enforcement that favors them. The driving factor behind the changeover to self-driving EVs is the insurance industry, which started charging human drivers much more once the data showed how much safer autonomous vehicles are. Also, converting unused garages into extra rooms became a thing during the second and third pandemics, when families needed a safe place to put grandma and grandpa.</text:p>
        </text:list-item>
        <text:list-item>
          <text:p text:style-name="P139"><text:bookmark text:name="_qgk5dv5knk2l"/>4 Years</text:p>
        </text:list-item>
        <text:list-item>
          <text:p text:style-name="P139"><text:bookmark text:name="_j19hyobzwawb"/>3 Years</text:p>
        </text:list-item>
        <text:list-item>
          <text:p text:style-name="P139"><text:bookmark text:name="_vzfqjlmnouwt"/>2 Years</text:p>
        </text:list-item>
        <text:list-item>
          <text:p text:style-name="P139"><text:bookmark text:name="_40euesn20t1f"/>1 Year</text:p>
        </text:list-item>
        <text:list-item>
          <text:p text:style-name="P139"><text:bookmark text:name="_fgijro94c8u9"/>1 Month BGD Drone Terror Redux</text:p>
        </text:list-item>
        <text:list-item>
          <text:p text:style-name="P34">On the eve of the G10 Summit, Eugene learns of a wave of global drone terror attacks, and it triggers a memory of a similar attack that happened a decade earlier. He wonders what President Randall Simmons will do--the first progressive Republican to hold the office since Teddy R. Following the previous attack, Vladimir Putin vowed to hunt down and destroy those responsible, and he also vowed that another attack would result in a more-than-proportionate reaction from the nuclear powers. Rumors circulated that there had been discussions about using neutron bombs to eradicate large populations in which the terrorist operated. </text:p>
        </text:list-item>
        <text:list-item>
          <text:p text:style-name="P139"><text:bookmark text:name="_n8jfp3jctpjt"/>1 Day BGD The Beginning of the End</text:p>
        </text:list-item>
        <text:list-item>
          <text:p text:style-name="P34">Eugene wakes to an EMP-darkened world </text:p>
        </text:list-item>
        <text:list-item>
          <text:p text:style-name="P34">The fracturing of Idaho and Texas into city-states and militia-controlled rural areas by the extreme right and the libertarians, who hate all government (except their own). GOP is all for local control until they can’t control the locals. </text:p>
        </text:list-item>
        <text:list-item>
          <text:p text:style-name="P139"><text:bookmark text:name="_39256498j9wr"/>1 Year AGD Eugene Bauer Dies</text:p>
        </text:list-item>
        <text:list-item>
          <text:p text:style-name="P34">Eugene has a perplexing memory about his own death and the arrival of his son, Jimmy, to take care of his most prized possession: Satan the dachshund. Eugene’s final thought will be to wonder if he was ever really alive. </text:p>
        </text:list-item>
        <text:list-item>
          <text:p text:style-name="P113"><text:bookmark text:name="_3uycu68jhdgo"/>The New Barbarians</text:p>
        </text:list-item>
        <text:list-item>
          <text:p text:style-name="P34">The barbarians of the pre-Humanist Coalition are the unemployable and the militants. </text:p>
        </text:list-item>
        <text:list-item>
          <text:p text:style-name="P34">The jobless barbarians consist of those humans who were never able to adapt to work that is neither physical labor nor simple services. Jobars? </text:p>
        </text:list-item>
        <text:list-item>
          <text:p text:style-name="P34">As the Ganymede androids (and others) become more affordable to human workers, a variety of jobs disappear: </text:p>
        </text:list-item>
        <text:list-item>
          <text:p text:style-name="P34">Laborers: farm workers, manufacturing workers, freight, construction, yard care, plumbing, electrical. 90% automated. </text:p>
        </text:list-item>
        <text:list-item>
          <text:p text:style-name="P34">Healthcare: diagnostics, nursing, eldercare. 75% automated. </text:p>
        </text:list-item>
        <text:list-item>
          <text:p text:style-name="P34">Legal: 75% automated</text:p>
        </text:list-item>
        <text:list-item>
          <text:p text:style-name="P34">Customer service: Completely automated</text:p>
        </text:list-item>
        <text:list-item>
          <text:p text:style-name="P34">Food service: 80% automated</text:p>
        </text:list-item>
      </text:list>
      <text:p text:style-name="P16">Transportation: pilots, drivers. 90% automated</text:p>
      <text:p text:style-name="P16">Retail: 99% automated; only exists in black markets</text:p>
      <text:list xml:id="list65913786155265" text:continue-numbering="true" text:style-name="WWNum12">
        <text:list-item>
          <text:p text:style-name="P20"/>
        </text:list-item>
        <text:list-item>
          <text:p text:style-name="P20"/>
        </text:list-item>
        <text:list-item>
          <text:p text:style-name="P113"><text:bookmark text:name="_badb54qu4wij"/>The Morelli Stories</text:p>
        </text:list-item>
      </text:list>
      <text:p text:style-name="P16">UNKNOWN: <text:s/>At what point in the story is Maria born? How long before the GD? Two years?</text:p>
      <text:p text:style-name="P16">UNKNOWN: Why is Isabella at Padua U? A gift from Giuseppe or something that Marco Morelli got rid of to keep a close eye on his brother?</text:p>
      <text:p text:style-name="P16">UNKNOWN: What will cause Chava to go crazy enough to kill her parents and try to kill Giuseppe and Maria?</text:p>
      <text:list xml:id="list65912578315760" text:continue-numbering="true" text:style-name="WWNum12">
        <text:list-item>
          <text:p text:style-name="P34"><text:span text:style-name="T26">Giuseppe and Chava Katzenellenbogen- <text:s/>Morelli’s research and inventions</text:span>. Giuseppe, the publicity-shy inventor of the Ganymede android, the Asimovic Brain, the nsilk brain-computer interface technology that has connected human minds to the net, and the nascent nanotechnology fabric known as nfab that will be taken to great heights by his daughter, Maria. Chava, the physics professor who has become obsessed by the energy generation schemes of Tesla and Moray, and who recreates a working version of the Moray Valve that reveals a hidden truth about the universe. </text:p>
        </text:list-item>
        <text:list-item>
          <text:p text:style-name="P139"><text:bookmark text:name="_uhjhhx4q15k3"/>(20 years BGD) Giuseppe Dreams of a Better Brain for the Ganymedes</text:p>
        </text:list-item>
        <text:list-item>
          <text:p text:style-name="P34">Giuseppe Morelli is on a trip to AutomaIT’s new Ethiopean plant with Marco and Leonardo di Medici. He resents <text:s/>having to go because it is taking away the time he wanted to spend on designing his latest creation: the Asimovic Brain--named for the 20th century writer, Isaac Asimov. The AB, as he refers to it, will greatly expand the utility of the Ganymede android line he pioneered for the company. The Ganymede is the first widely successful android that can replace human workers across a wide spectrum of jobs in the construction, manufacturing, and service industries. Costing about the same as leasing a luxury sedan, a Ganymede can work 22 hours a day, needing only two recharging periods of about an hour, and they never complain, get sick, or take vacations.</text:p>
        </text:list-item>
        <text:list-item>
          <text:p text:style-name="P34"><text:soft-page-break/>NOT LIKING THIS ELEMENT OF GIUSEPPE. HE IS NOT A RADICAL; HE IS EVOLUTIONARY. </text:p>
        </text:list-item>
        <text:list-item>
          <text:p text:style-name="P34">Giuseppe is the reclusive engineer behind the Ganymede line of androids. He is brilliantly creative, both intuitive and rational, but, as is not uncommon with brilliantly creative people, he is also susceptible to believing in things on the basis of very little conclusive data. And, once he believes, he jumps in with both feet. Case in point: Giuseppe, who has never accepted the Roman Catholicism that is the norm for most residents of Italy, has been attending Gnostic Mass services at the Florence Ordo Templi Orientis (O.T.O.)--the occult organization popularized by Aleister </text:p>
        </text:list-item>
      </text:list>
      <text:p text:style-name="P16"/>
      <text:list xml:id="list65912700458280" text:continue-numbering="true" text:style-name="WWNum12">
        <text:list-item>
          <text:p text:style-name="P34">Crowley in the early 1900s, who infused O.T.O with the principles of a religion he called Thelema. </text:p>
        </text:list-item>
        <text:list-item>
          <text:p text:style-name="P34">Marco is the outgoing businessman who founded AutomaIT to sell the creations of his brother. Leonardo is the banker who has invested heavily in the company, providing crucial infusions of capital to fuel its growth as it becomes the premier manufacturer of service androids. Marco chafes internally at Giuseppe’s sometimes odd behavior, but allows it. Leonardo is more openly critical, telling Marco that a firm hand is needed to keep Giuseppe focused on the needs of the company instead of his offbeat religion. </text:p>
        </text:list-item>
        <text:list-item>
          <text:p text:style-name="P34">Leonardo and Giuseppe battled over the latter’s stubborn insistence that the Ganymede o/s be compliant with the rules of robotics as created by 20th century sci-fi writer Isaac Asimov. [LIST] Leonardo had argued that some customers would balk at paying for robots that would not obey their orders without question. A compromise was arranged: Ganymedes would stray from the Asimov rules only when ordered to do so by authorized owners fully vetted by AutomaIT’s ethics committee. Both men viewed the <text:s/>arrangement as a victory. Leonardo had salted with committee with a majority who detested bureaucracies; Giuseppe had created a backdoor that would allow him to monitor and intercede when his creations acted in ways he did not like. </text:p>
        </text:list-item>
        <text:list-item>
          <text:p text:style-name="P34">Leonardo would like for Marco to place a CTO in charge of Giuseppe, somebody who can reign in his worst eccentricities, which could be indications of the early dementia that plagued Marco’s mother, Anna. (Marco cannot bear seeing how diminished his mother had become, so he avoids seeing her and allows one of the androids--Sophia--to look after her.) </text:p>
        </text:list-item>
      </text:list>
      <text:p text:style-name="P16">On the trip home, Giuseppe, whose heritage traces back to the fabric merchants of Medieval Lucca, dreams of outfitting his androids with a brain that can perform more operations per second than a human brain--10<text:span text:style-name="T27">16</text:span>. His AB will push the zettaflop level. To develop the brain, he is working with Izabel and Matteo Guzmán, the famous neuroscientists who are also follows of Thelema. </text:p>
      <text:list xml:id="list65912246243767" text:continue-numbering="true" text:style-name="WWNum12">
        <text:list-item>
          <text:p text:style-name="P139"><text:bookmark text:name="_7nt762wdufuc"/>(18 years BGD) Giuseppe Dreams of a Better Brain Interface</text:p>
        </text:list-item>
        <text:list-item>
          <text:p text:style-name="P34">Giuseppe lives in the house where he grew up, and he looks after his aging mother, Anna, with the help of a Ganymede named Sophia. </text:p>
        </text:list-item>
        <text:list-item>
          <text:p text:style-name="P34">Giuseppe’s new brain (the Asimovic Brain) performs as expected: nearly the zettaflop level: 10<text:span text:style-name="T27">21</text:span> operations per second. But it is limited by its net access. Giuseppe wants a better way to connect the brain to the net--something besides a clunky external antenna, and something that can be easily updated. </text:p>
        </text:list-item>
        <text:list-item>
          <text:p text:style-name="P34">Izabel Guzmán suggests looking at a formulation that will be more like cerebrospinal fluid. (see chapter with discussion of nanomachines.) She suggests human application. </text:p>
        </text:list-item>
        <text:list-item>
          <text:p text:style-name="P139"><text:bookmark text:name="_u5dgkf9wogml"/>(16 years BGD) nsilk</text:p>
        </text:list-item>
        <text:list-item>
          <text:p text:style-name="P34">The new formulation works great, and now Giuseppe is determined to create a formulation suitable for human use. </text:p>
        </text:list-item>
        <text:list-item>
          <text:p text:style-name="P34">[Present impacts of Ganymede and AB use on human workers. The AB is also being installed in many self-driving vehicles. Unemployment is up, another pandemic is starting and tearing through the encampments of the homeless that ring most cities.]</text:p>
        </text:list-item>
        <text:list-item>
          <text:p text:style-name="P139"><text:bookmark text:name="_jpmc1bpn3fym"/>14 Years</text:p>
        </text:list-item>
        <text:list-item>
          <text:p text:style-name="P139"><text:bookmark text:name="_5bgcjxfn7jpn"/>(12 years BGD) The Beating</text:p>
        </text:list-item>
        <text:list-item>
          <text:p text:style-name="P34">Walking home from his workshop, Giuseppe is attacked and savagely beaten by a gang (identified by whom) as jobless barbarians. During his hospital stay, a Ganymede (Roberto) is stationed in his room for protection and goes home with him. Henceforth, Roberto will always accompany Giuseppe. </text:p>
        </text:list-item>
        <text:list-item>
          <text:p text:style-name="P34">Giuseppe finds evidence that his brother is spying on him--both at home and at work--so he decides to create a secret workshop beneath his home, having Sophia and Roberto work at night to excavate a space. The new workshop is accessed via a lift concealed by an area rug, and Giuseppe outfits it with equipment retired from his AutomaIT workshop. (He uses his special override ability to have company Ganymedes deliver the equipment to his place.) </text:p>
        </text:list-item>
        <text:list-item>
          <text:p text:style-name="P34">When he returns to work, he rides to the workshop in a d-pod with Roberto by his side.</text:p>
        </text:list-item>
        <text:list-item>
          <text:p text:style-name="P139"><text:bookmark text:name="_no0j50wet9r7"/>(10 years BGD) Puppies</text:p>
        </text:list-item>
        <text:list-item>
          <text:p text:style-name="P34">Giuseppe applies the new fluid to puppies. </text:p>
        </text:list-item>
      </text:list>
      <text:p text:style-name="P138"><text:bookmark text:name="_p4cinu2i1x1y"/>(10 years BGD) Chava and the Swedish Stone</text:p>
      <text:list xml:id="list65914217830583" text:continue-numbering="true" text:style-name="WWNum12">
        <text:list-item>
          <text:p text:style-name="P34">Chava Katzenellenbogen<text:span text:style-name="T26"> </text:span>is researching ways to tap Zero Point Energy, the energy generated by fluctuations at the quantum level. As a part of this research, she reads about Nikola’s ideas about tapping the “radiant energy” that exists everywhere and the 50 kw radiant energy generator of Utah inventor T Henry Moray during the 1920a. She views these early efforts as little more than fables, but becomes captivated when she finds what might be pieces of the same white stone used by Moray following a trip to Sweden. She has a friend in the chemistry department analyze the smallest piece, figuring it to be nothing more than quartz or something similar. The analysis shows it to be Ulexite crystal that has been doped with an element the chemist cannot identify; it appears to be a stable isotope of Unhexquadium--element number 164. No element beyond Unbiunium--121--has yet been isolated anywhere on Earth. Where did Chava get it? In a sudden panic, Chava lies and says bought from a vendor in Florence who no longer has a shop. </text:p>
        </text:list-item>
        <text:list-item>
          <text:p text:style-name="P34">Chava’s interest in the Moray Valve suddenly goes from being background research to a hidden obsession. She outlines a secret plan for reconstructing the valve. She doesn’t know the exact size, but she knows that Moray’s valve fits in his coat pocket--probably a sport coat or lab coat. (Give sizes). If the scale of the drawings are close to correct, then she has an idea of where to start, and she will then machine the components down from largest to smallest and hope to get lucky with one of the configurations. It will likely take years. </text:p>
        </text:list-item>
        <text:list-item>
          <text:p text:style-name="P34">On a side note, Chava, who was raised by Jewish parents, has a fascination with modern paganism. WHY?</text:p>
        </text:list-item>
        <text:list-item>
          <text:p text:style-name="P139"><text:bookmark text:name="_14e1yj3te53b"/>9 Years Giuseppse’s nsilk</text:p>
        </text:list-item>
        <text:list-item>
          <text:p text:style-name="P34">G becomes the first human connected to the net, the first true denizen of the noosphere. </text:p>
        </text:list-item>
        <text:list-item>
          <text:p text:style-name="P139"><text:bookmark text:name="_f2b1e9cojtxu"/>8 Years</text:p>
        </text:list-item>
        <text:list-item>
          <text:p text:style-name="P139"><text:bookmark text:name="_ozndmf3xmnqa"/>7 Years Commercialization of nsilk</text:p>
        </text:list-item>
        <text:list-item>
          <text:p text:style-name="P34"><text:s/>Clinics spring up across Europe, America <text:s/>to inject humans with nsilk. </text:p>
        </text:list-item>
        <text:list-item>
          <text:p text:style-name="P34">Chava is an early adopter, having been influenced by Isabella, who was given nsilk by Giuseppe Morelli himself and then did the injections of other Ganymedes until G was attacked by a mob of homeless people. While G was in the hospital, his brother, Marco, had everything in G’s workshop scrubbed to prevent information leaks that could put AutomaIT assets at risk; Isabella is reassigned to the Padua U just in case she might have been the source. Does it make you sad? No. I don’t think that way. </text:p>
        </text:list-item>
      </text:list>
      <text:p text:style-name="P138"><text:bookmark text:name="_ebgmwscz6ylj"/>6 Years</text:p>
      <text:p text:style-name="P16"/>
      <text:p text:style-name="P138"><text:bookmark text:name="_e7cl8ug68lpe"/>5 Years Chava and the Android Engineer</text:p>
      <text:p text:style-name="P16">Chava attends a presentation on nsilk given by Giuseppe Morelli and his Spanish neuroscientist friends. She asks questions after, and ends up showing the trio around her workshop, explaining that she is simply documenting past efforts to tap ZPE; she doesn’t really think Moray’s valve worked. Giuseppe senses a similar driven personality in Chava. is vaguely familiar with Moray’s story, and he </text:p>
      <text:p text:style-name="P16"><text:soft-page-break/></text:p>
      <text:list xml:id="list65914166139506" text:continue-numbering="true" text:style-name="WWNum12">
        <text:list-item>
          <text:p text:style-name="P34">. The stone is seeded with ?? and probably came from a meteor. </text:p>
        </text:list-item>
        <text:list-item>
          <text:p text:style-name="P34">Chava analyzes drawings of the Moray Valve, the key component of Moray’s radiant energy generator, and she lays out a systematic approach to replicate it using machined pieces in the relative proportions shown in drawings. When some of the early configurations show tepid results, she becomes hooked on what Padua University considers to be an embarrassing search for a perpetual motion machine. To assist her efforts--and to get the project over with--Chava is assigned one of the university’s Ganymede androids: Isabella, G-FB00000104, who had once been chosen by Giuseppe Morelli, years before he met Chava, to inject nsilk into new Ganymedes. (Isabella was removed from her posting at Giuseppe’s workshop during a purge instigated by Marco Morelli during Giuseppe’s convalescence following a savage attack by a gang of the homeless. Marco will explain that he was looking to eradicate spying devices that may have been planted in the workshop, and starting over was best; he gave Isabella to the University of Padua, the alma mater of he and Giuseppe.) <text:s/></text:p>
        </text:list-item>
        <text:list-item>
          <text:p text:style-name="P34">With weeks to go until her research funding is cut, the pregnant Chava and Isabella strike pay dirt with a new series of configurations that show increasing levels of power. Rising early, Chava decides to jump ahead of her plan and the first powerful resonance is located. Chava passes out. </text:p>
        </text:list-item>
        <text:list-item>
          <text:p text:style-name="P139"><text:bookmark text:name="_1ztebrq4v6c5"/>4 Years</text:p>
        </text:list-item>
        <text:list-item>
          <text:p text:style-name="P139"><text:bookmark text:name="_ryq93yfp9e4u"/>3 Years</text:p>
        </text:list-item>
        <text:list-item>
          <text:p text:style-name="P139"><text:bookmark text:name="_7bwdnljcqp9"/>2 Years</text:p>
        </text:list-item>
        <text:list-item>
          <text:p text:style-name="P139"><text:bookmark text:name="_ibwqx6ns4xgx"/>1 Year</text:p>
        </text:list-item>
        <text:list-item>
          <text:p text:style-name="P139"><text:bookmark text:name="_7ijbxe5x37gq"/>Chava Takes a Sabbatical</text:p>
        </text:list-item>
        <text:list-item>
          <text:p text:style-name="P34">Chava decides to take time off from her university job so that she can focus on unlocking the secrets of her ZPE probe. </text:p>
        </text:list-item>
        <text:list-item>
          <text:p text:style-name="P139"><text:bookmark text:name="_qo63coqy1jxn"/>Chava and the Secret Workshop of Giuseppe </text:p>
        </text:list-item>
        <text:list-item>
          <text:p text:style-name="P35"><text:span text:style-name="T26">Ganymede androids</text:span></text:p>
        </text:list-item>
        <text:list-item>
          <text:p text:style-name="P34">Original Ganymedes can perform most manual labor jobs. </text:p>
        </text:list-item>
        <text:list-item>
          <text:p text:style-name="P34">Ganymede Bs, with Asimovi Brain and external antenna, can do jobs such as desk clerks, help desk. </text:p>
        </text:list-item>
        <text:list-item>
          <text:p text:style-name="P34">Ganymede C with nsilk can do anything a human can do except for create. </text:p>
        </text:list-item>
        <text:list-item>
          <text:p text:style-name="P34">Ganymede D with organic grade nsilk is sentient.</text:p>
        </text:list-item>
        <text:list-item>
          <text:p text:style-name="P35"><text:span text:style-name="T26">Asimovic Brain</text:span></text:p>
        </text:list-item>
        <text:list-item>
          <text:p text:style-name="P34">Created to give Ganymedes the ability to learn as humans <text:s/>do. The Asimovic Brain can perform more operations than a human brain, and because they are connected, Ganymedes share knowledge. </text:p>
        </text:list-item>
        <text:list-item>
          <text:p text:style-name="P34">With nsilk connections, the Ganymedes access data and share knowledge more rapidly. </text:p>
        </text:list-item>
        <text:list-item>
          <text:p text:style-name="P34">With organic nsilk and organic components, the AB gains something that looks like sentience. </text:p>
        </text:list-item>
        <text:list-item>
          <text:p text:style-name="P35"><text:span text:style-name="T26">Nanotechnology Silk Road (nsilk)</text:span></text:p>
        </text:list-item>
        <text:list-item>
          <text:p text:style-name="P34">Invented to improve connection of Ganymedes to the net. </text:p>
        </text:list-item>
        <text:list-item>
          <text:p text:style-name="P34">Second improvement is always liquid, which makes it easier to replace. </text:p>
        </text:list-item>
        <text:list-item>
          <text:p text:style-name="P34">Third improvement is for humans, but it also works for the few Ganymedes with organic brains: Sophia, Roberto, Isabella. </text:p>
        </text:list-item>
        <text:list-item>
          <text:p text:style-name="P113"><text:bookmark text:name="_2gd97cmkwfby"/>The Writings of Javier Guzmán</text:p>
        </text:list-item>
        <text:list-item>
          <text:p text:style-name="P139"><text:bookmark text:name="_l8fyjw9tjzsn"/>The Fragility of Democracy</text:p>
        </text:list-item>
        <text:list-item>
          <text:p text:style-name="P34">Democracy is not the natural order of society--autocracy is. Greek democracy lasted about 250 years. Modern democracy has reached its expiration date. </text:p>
        </text:list-item>
        <text:list-item>
          <text:p text:style-name="P34">The rich love autocrats; they are easy to replace, and replacement is necessary because most governments are kakistocracies because the kind of people who seek power are rarely the kind of people who make good leaders. </text:p>
        </text:list-item>
        <text:list-item>
          <text:p text:style-name="P20"/>
        </text:list-item>
        <text:list-item>
          <text:p text:style-name="P139"><text:bookmark text:name="_1mvnaoq58499"/>20 BGD Vlad and G10</text:p>
        </text:list-item>
        <text:list-item>
          <text:p text:style-name="P34"><text:span text:style-name="T26">Vladimir Putin, Xi Xinping, Narendra Modi, Jair Bolsonaro, Trump, and other leaders who are pushing replace democracy with autocracy</text:span>. Backed by the uhnwi (ultra-high net wealth individuals), they are seeking a return to the strongman forms of government that have long been humanity’s norm and the complete demise of meritocracy. The leaders of those who hate western democracies are allied with them in this effort, but they are being played too. (Includes militia leaders.) </text:p>
        </text:list-item>
        <text:list-item>
          <text:p text:style-name="P139"><text:bookmark text:name="_t1kcdlh3shx8"/>The New Feudal Lords</text:p>
        </text:list-item>
        <text:list-item>
          <text:p text:style-name="P34">Leonardo di Medici</text:p>
        </text:list-item>
        <text:list-item>
          <text:p text:style-name="P20"/>
        </text:list-item>
        <text:list-item>
          <text:p text:style-name="P113"><text:bookmark text:name="_ktfwdb9ztb3h"/>Religious Leaders</text:p>
        </text:list-item>
        <text:list-item>
          <text:p text:style-name="P139"><text:bookmark text:name="_q5xzkkmct849"/>The Vatican</text:p>
        </text:list-item>
        <text:list-item>
          <text:p text:style-name="P139"><text:bookmark text:name="_ndlaa6d0afxj"/><text:soft-page-break/>The Word of God Evangelists</text:p>
        </text:list-item>
        <text:list-item>
          <text:p text:style-name="P34"><text:span text:style-name="T26">The Johnsons, leaders of Christ the Conqueror Church, who seek power by being the mouthpieces for the new lords of society</text:span>. Reprising the role of clerics in the Middle Ages, they--and other religious leaders--work to convince their followers that the only life worth striving for is the hereafter. </text:p>
        </text:list-item>
        <text:list-item>
          <text:p text:style-name="P34">But, their assertion, common to those who preach the Word of God theology, that humans were created in the image of God, </text:p>
        </text:list-item>
        <text:list-item>
          <text:p text:style-name="P34"><text:span text:style-name="T30"><text:s/>Therefore I say unto you, What things soever ye desire, when ye pray, believe that ye receive them, and ye shall have them.</text:span></text:p>
        </text:list-item>
        <text:list-item>
          <text:p text:style-name="P113"><text:bookmark text:name="_x8qx1ux1j3br"/>Other Views</text:p>
        </text:list-item>
        <text:list-item>
          <text:p text:style-name="P139"><text:bookmark text:name="_v7lfesvkglsm"/>3 Years The Magnate</text:p>
        </text:list-item>
        <text:list-item>
          <text:p text:style-name="P34">Raymond Kranz, President and CEO of Americus Industries, the corporate ‘person’ that stood astraddle a massive conglomerate of business entities that ranged from <text:span text:style-name="T16">Accommodations and Food Services</text:span> (motels, hotels, restaurants, cafes, and snack machines) to <text:span text:style-name="T16">Wood Product Manufacturing</text:span> (lumber, trusses, plywood, veneers, paper, and containers ) mulled the initial draft of a policy position that had come to his attention. In addition to being a corporate executive of immense stature in the heartland of America, Kranz was also the chairman of the Heartland Freedom Foundation, a political lobbying group that--thanks to the financial might of Americus Industries--pushed policies consistent with the conservative values of tradition, limited government, Christianity, capitalism, and rugged individualism. It was in this second capacity that he carefully read the document on his screen. </text:p>
        </text:list-item>
        <text:list-item>
          <text:p text:style-name="P34">Kranz was, of course, not stupid enough himself to buy into the notion underying every Heartland Freedom Foundation policy statement--namely that the Democrats are trying to turn America into a communist regime--but he understood that there were plenty of angry rubes out there who had been conditioned by years of the right-wing propaganda pushed by Fox and One America and who were gullible enough to start believing the heavily distorted version of the news they were exposed to night and day. All Heartland had to do was keep pushing the story line and keep people angry and then let the Republican representatives that had been paid for do the job of whittling down government until there was nothing left to keep rich people like Kranz from being the up-front leaders instead of the behind-the-curtain puppet masters of democracy. </text:p>
        </text:list-item>
        <text:list-item>
          <text:p text:style-name="P34">Democracy! Kranz snorted aloud at the folly of it. For millennia, humanity had known that autocracy was the most natural and the most efficient form of government. Give one person the power to get things done, and they actually get things done. It was like the old saying about Hitler and Mussolini: they made the trains run on time! Whether they did so in reality or not was not important; what was important was that people came to believe that it was true, and that future generations would grow up thinking that it was true. As long as the memory of the past is rosier than the reality of the now, then people will clamor for the mythical greatness of that halcyon past. </text:p>
        </text:list-item>
        <text:list-item>
          <text:p text:style-name="P34">Kranz’s goal, and the goal of the Heartland Freedom Foundation, was to convince the American public that there was a time in the past when America was great, truly great, and all that was needed to regain that greatness was to return the government to what it was back then. There was, of course, some argument as to which era was America’s finest, but for Kranz it would be about 1800, when the new nation was funded mainly by tariffs levied to protect American industry. <text:s/>The year 1800 was also not encumbered by laws regarding slavery, which although the practice had some unsavory aspects--Kranz would admit as much--it had enabled American industry to grow, especially in the south, at a much faster rate than would have been the case without it. Without slavery, America might not have become the world-thumping power that it eventually became, and shouldn’t that be enough to convince the skeptical that it was a justified means to an end?</text:p>
        </text:list-item>
        <text:list-item>
          <text:p text:style-name="P34">Besides, what was an unlivable minimum wage but another means to enslave the workers needed to power American industry? Pay them more, and they might dig their way out of debt and think about doing something better with their lives. No, it was better for America that there always be a slave class who have no choice but to take whatever job is available to stay alive, even if that life is miserable. We just don’t call them slaves anymore. </text:p>
        </text:list-item>
        <text:list-item>
          <text:p text:style-name="P34">Kranz checked his ruminations. He had no time for thinking about philosophical matters right now--the policy statement! </text:p>
        </text:list-item>
        <text:list-item>
          <text:p text:style-name="P34">“The Heartland Freedom Foundation, which was formed to protect the American way of life built upon the principles of conservative Christian values, limited government, capitalism, and rugged individualism stands staunchly opposed to the introduction of the new technology known as ‘nsilk.’ This technology, invented in the ruins of the former European Union, is but a thinly-veiled strategy for brainwashing independent Americans into believing the principles of socialism and communism. Allow even one American to be equipped with this tool of the groupthink, and the country will fall! The important and use of nsilk must be forbidden to protect the American way!” </text:p>
        </text:list-item>
        <text:list-item>
          <text:p text:style-name="P34">It was a skimpy statement, devoid of details, but it would do. The details, which would delve further into the evils to be unleashed by the linking of human brains to the net--and to each other--would come later as the army of propagandists on Kranz’s created the ‘facts’ that they had been hired to create. </text:p>
        </text:list-item>
        <text:list-item>
          <text:p text:style-name="P34">He forwarded the statement with his approval. </text:p>
        </text:list-item>
        <text:list-item>
          <text:p text:style-name="P139"><text:bookmark text:name="_3gn2btssc2yg"/>10 Years The Worker</text:p>
        </text:list-item>
        <text:list-item>
          <text:p text:style-name="P34">Those who work with their hands have seen those jobs disappear in agriculture, manufacturing, freight handling, construction, food service, lawn and garden, healthcare, customer service. </text:p>
        </text:list-item>
        <text:list-item>
          <text:p text:style-name="P139"><text:bookmark text:name="_3q36e4dz3k71"/>5 Years The Pregnant Mother</text:p>
        </text:list-item>
        <text:list-item>
          <text:p text:style-name="P34">Marcy Danube, Nevada</text:p>
        </text:list-item>
        <text:list-item>
          <text:p text:style-name="P139"><text:bookmark text:name="_v1ehy08yjtl6"/>8 Years The Militia Member</text:p>
        </text:list-item>
        <text:list-item>
          <text:p text:style-name="P34"/>
        </text:list-item>
        <text:list-item>
          <text:p text:style-name="P139"><text:bookmark text:name="_9oennigc3pzo"/>2 Years Business Disruptions</text:p>
        </text:list-item>
        <text:list-item>
          <text:p text:style-name="P34">Retail business is dead. Empty stores have been converted into bars, restaurants, or living spaces. Those who want to shop ‘in person’ can roam about virtual retail spaces and even handle goods by pick-backing on the senses of a Ganymede personal shopper. </text:p>
        </text:list-item>
        <text:list-item>
          <text:p text:style-name="P34">Schools are empty as children are increasingly connected to the net in the city-states. In rural areas, schools are still a thing, but the children who learn by sitting in classes are falling behind those connected. </text:p>
        </text:list-item>
        <text:list-item>
          <text:p text:style-name="P34">5 <text:span text:style-name="T26">Ordinary people caught in the middle of a global fight</text:span> over increasing automation, increasing wealth inequality, little hope for meaning or joy, automated terrorist attacks, and recurrent pandemics. </text:p>
        </text:list-item>
        <text:list-item>
          <text:p text:style-name="P116"><text:bookmark text:name="_x39bpo4uf0w5"/>Basil Memories of Italy, Pandemics, and Death</text:p>
        </text:list-item>
      </text:list>
      <text:p text:style-name="P16"><text:span text:style-name="T16">Bryan, Texas. </text:span></text:p>
      <text:p text:style-name="P16"><text:span text:style-name="T31">Good morning, Eugene! Here is your morning NewsBlob Personal Blurt:</text:span></text:p>
      <text:p text:style-name="P16"><text:span text:style-name="T31">UNEMPLOYMENT SOARS AS THIRD PANDEMIC, AUTOMATION CREATE PERFECT STORM. Steepening the existing trend towards the automation of labour and service sector jobs, worldwide unemployment rose sharply as nations impose lockdowns to control the third pandemic of the twenty-first century. With leased sales of its Ganymede line of androids already reaching new highs, the odds are that Italy’s AutomaIT SrL will far exceed market expectations for the coming quarters. Anticipating concerns that the robot manufacturer’s capacity to ramp up production to meet the coming demand might be lacking, company Chairman and CEO Marco Morelli summoned a presser at which he announced that the new Ethiopian plant would be coming on line ‘very soon.’ The Economist. </text:span></text:p>
      <text:p text:style-name="P16"><text:span text:style-name="T31">IDAHO VALUES COMMISSION ADDS “BECAUSE IDAHO!” TO LIST OF PROHIBITED CONTENT. The </text:span><text:span text:style-name="T32">Idaho Values Commission</text:span><text:span text:style-name="T31">, formed to keep Idahoans ignorant about anything other than the highly sanitized version of reality allowed under Idaho law, is now censoring this Idaho news site. By law, Idahoans cannot read about, hear about, or view any content that might touch on socialism, communism, Marxism, or white people doing anything bad. These self-appointed propagandists have set up filters to block such content on the hardwired net, but the thousands of Starlink and Kuiper satellites remain outside of their brainwashing control. So do we! </text:span><text:span text:style-name="T33">Because Idaho!</text:span><text:span text:style-name="T31"> </text:span></text:p>
      <text:p text:style-name="P16"><text:span text:style-name="T31">FRIENDS OF THE AMERICAN REDOUBT (FAR) CONTROL STRETCHES ACROSS WESTERN U.S. An alliance of Christian-right militia groups known as the Friends of the American Redoubt (RAF) now controls a vast swath of land in Wyoming, Montana, Idaho, Washington, and Oregon. Extending west from Casper, Wyoming, and Great Falls, Montana, with a broad band through southern Oregon and northern California that reaches to the Pacific, this territory has come to resemble the </text:span><text:a xlink:type="simple" xlink:href="https://en.wikipedia.org/wiki/American_Redoubt" text:style-name="ListLabel_20_30" text:visited-style-name="ListLabel_20_30"><text:span text:style-name="T8">American Redoubt</text:span></text:a><text:span text:style-name="T31"> proposed by survivalist novelist </text:span><text:a xlink:type="simple" xlink:href="https://en.wikipedia.org/wiki/James_Wesley_Rawles" text:style-name="ListLabel_20_30" text:visited-style-name="ListLabel_20_30"><text:span text:style-name="T8">James Wesley, Rawles</text:span></text:a><text:span text:style-name="T31">. There is no central seat of power for the extensive territory, which is in keeping with the go-it-alone libertarian bent of the groups who call the area home. Instead, there appear to be autonomous districts, many of them centered on towns and cities. Throughout these districts, there are few laws, but those that exist are harsh. Punishment is meted out by an elected sheriff, often aided by a conscripted posse of deputies, who act as judge, jury, and executors of justice. </text:span><text:span text:style-name="T33">BBC News</text:span><text:span text:style-name="T31">. </text:span></text:p>
      <text:p text:style-name="P16"><text:span text:style-name="T31">HOMELESS ENCAMPMENTS IN IDAHO, OREGON, and NEVADA REMOVED. Sheriffs in charge of militia-held territories in Idaho and Oregon are working to eliminate the tent cities of the homeless that have sprung up as unemployment soars during the third pandemic of the twenty-first century. In Boise, armed militia members escorted hundreds of the homeless who had been camping in open space near the state capitol onto trucks, and a similar story played out in Portland, Salem, and Reno. None of the sheriffs would say where the dispossessed were being taken, but those reporters who followed the trucks saw them unload their human cargo outside of Sacramento, Seattle, and the Mojave National Preserve. New laws make it a capital offense to bring the homeless back to FAR territory. “If you pick up any hitchhikers on your way to Idaho, said one sheriff, you better be damn sure they have a job waiting for them. We don’t want freeloaders here.” </text:span><text:span text:style-name="T33">Associated Press</text:span><text:span text:style-name="T31">. </text:span></text:p>
      <text:p text:style-name="P16"><text:span text:style-name="T31">DOOMSDAY CLOCK COUNTING DOWN. The Doomsday Clock of the Union of Concerned Scientists now sits at thirty seconds to midnight. Between widespread rioting occurring in many of the former states of the Soviet Union recently annexed by Russia, the continued return to feudalism in Europe, rumors that an Israeli neutron bomb was used in Gaza, and pessimism about the United States can hold together, there is a feeling that something is about pop. </text:span><text:span text:style-name="T33">Warmonger</text:span><text:span text:style-name="T31">.</text:span></text:p>
      <text:p text:style-name="P16"><text:span text:style-name="T31">WHERE MIGHT NEUTRON BOMBS BE USED? In our continuing series on the weapon that many assume is no longer in the arsenal of the nuclear powers, we ask where such weapons might be deployed. With terrorist attacks on the rise around the globe, our team of experts has suggested that neutron bombs might be used to hit terrorists where they live. In the past, precision bombs have been used to make such ‘surgical strikes,’ but in a reality in which it is impossible to separate between terrorist cells and the society in which they live, a neutron bomb could be the blunt hammer that eliminates the threat in a manner that does not incur widespread destruction of property. Will there be civilian deaths and casualties? Most assuredly, but these losses have to be weighed against the gains that can be achieved by striking first. </text:span><text:span text:style-name="T33">Warmonger</text:span><text:span text:style-name="T31">. </text:span></text:p>
      <text:p text:style-name="P16"><text:span text:style-name="T31">* * * *</text:span></text:p>
      <text:p text:style-name="P16">Eugene Bauer harvested fresh basil from a planter sitting on his patio, pinching off the green leaves with gnarled fingers and dropping them into a colander. He held a leaf up to his nose and breathed in the vaguely licorice scent of the essential oil within. It was the smell of Italy, and it sparked a rare memory for an old man whose memories had long ago faded into obscurity. Eugene recalled a dinner eaten nearly four decades earlier. He, Dianne, and Jimmy had been seated alongside a street whose name he could no longer remember, opposite a theater whose name he had associated with the color green. <text:span text:style-name="T16">Teatro Verdi</text:span> said his nsilk connection in answer to the implicit question. A street map and a rotatable picture came into his mind. The street was <text:span text:style-name="T16">Via Ghibellina</text:span>, and the restaurant was, appropriately, <text:span text:style-name="T16">Il Teatro</text:span>. The outdoor seating area was tiny, smaller than he remembered, but it held outsized memories that made Eugene gasp in surprise and joy.</text:p>
      <text:p text:style-name="P16"><text:soft-page-break/>Eugene and Dianne had been in Florence to visit Jimmy, who was studying abroad. For them, the trip continued a string of biennial adventures that had begun with the family’s tour of Italy in 2008, taken to expose Jimmy to the world outside of Idaho and America, but it was the first trip overseas for Eugene and Dianne as well. Then came England in 2010, Germany in 2012 the summer before Jimmy left for college, and then back to Italy. Jimmy had been fluent enough in Italian to converse with the maître d’ of Il Teatro, who had seemed confused about the reservation; after a bit of chatter between the two that was incomprehensible to Eugene, they had been seated outside. They ordered a dinner that included pasta with freshly made pesto, green and pungent. They had eaten and drank in the golden light of evening and had watched the theater goers emerge during an intermission to smoke cigarettes and drink wine across the narrow street while the Bauers ate dessert.</text:p>
      <text:p text:style-name="P16">Two years later, the trips abroad for Eugene and Dianne stopped cold. They were able to go to Jimmy’s graduation from Stanford, but they had entered a new cycle of life. It was the time of caring for aging parents. Eugene’s father had been the first to pass, then his mother, and then Dianne’s father. Dianne’s mother had lived on her own for a while, and then in a house closer to Eugene and Dianne. In the end they had moved her into Jimmy’s old room. She had lived there for another two years, and Eugene had retired a year earlier than planned so that there would be somebody around to help with dressing, emptying foley bags, and making meals. In the ultimate irony, Eugene would be diagnosed with bladder cancer that required removal of his bladder weeks after the passing of his mother-in-law; he would live the rest of his life peeing into a bag.</text:p>
      <text:p text:style-name="P16">After Dianne’s mother had passed, and Eugene was recovering from his surgery, it had seemed as though life might finally get back to where it had been, but then came the news about an epidemic in China that might become a pandemic. As reports of the Covid-19 virus began to surface in American, Eugene and Dianne had traveled to San Francisco, where Jimmy lived and worked, for a short visit. A week after they returned to Boise, the lockdowns of stores and restaurants began. Dianne stopped going to the office and worked from home while Eugene explored ways to shop online for groceries and household goods. Occasionally, they would order food from a restaurant and have it delivered to them. They watched a lot of Netflix and Amazon Prime. The months passed. </text:p>
      <text:p text:style-name="P16">Dianne retired in July, and the couple began walking together every day, taking the neighborhood routes Eugene had explored. They walked through the heat of the Boise summer, slathering their exposed skin with sunscreen and wearing hats with wide brims. Each carried a plastic bottle filled with ice and water to drink, and they walked for an hour or more each day, sometimes crossing through the Hyatt Hidden Lakes Reserve where the ducks spiraled in the water as they fed, and red-shouldered blackbirds called shrilly to each other among the rushes. When winter came, they bundled up against the cold and snow, sometimes swapping walking shoes for heavy boots, but they kept walking.</text:p>
      <text:p text:style-name="P16">A year after the pandemic began, the vaccines finally arrived. Eugene had his shots of the Moderna vaccine in February and March. Dianne had reserved an appointment for the Pfizer shots when a night of coughing kept her up. In the morning, she had a fever, and Eugene had driven Dianne to the hospital, where she was diagnosed and sent to the ICU. </text:p>
      <text:p text:style-name="P16">The flood of memories shut down. Eugene finished plucking basil leaves. He shuffled across the flagstone patio and back into the house. </text:p>
      <text:p text:style-name="P115"><text:bookmark text:name="_cvh7kts93uzk"/>Chava and the Moray Valve</text:p>
      <text:list xml:id="list65913618820704" text:continue-numbering="true" text:style-name="WWNum12">
        <text:list-item>
          <text:p text:style-name="P34">Quote about ZPE. </text:p>
        </text:list-item>
        <text:list-item>
          <text:p text:style-name="P34"><text:span text:style-name="T16">Padua, Italy. </text:span></text:p>
        </text:list-item>
      </text:list>
      <text:p text:style-name="P16">Chava Katzenellenbogen-Morelli woke in the early morning hours. The baby was restless, and her own mind was racing with all she needed to do in the time she had left on university sponsorship of her research. In less than a month, seven years of research would conclude--successful or not. She tried calming the unborn Maria by sending soothing images, but the baby responded with images of the free-ranging anxieties she had been experiencing as her birth date neared; and unknown reality beckoned, and it frightened her. Chava, realizing that neither she nor Maria would be unable to get back to sleep, rose, dressed, and summoned a u-pod with a thought. She slipped on a light jacket and walked out the front door of her small Padua apartment just as the pod rolled up the dark and empty street outside. A glass and plastic box with wheels and a seat, the pod’s door popped open as she approached. She climbed in and sat down. As the pod's door with its protective netting closed upon her and her swollen belly, Chava reached out to her android lab assistant. </text:p>
      <text:list xml:id="list3066409593" text:style-name="WWNum2">
        <text:list-item>
          <text:list>
            <text:list-item>
              <text:p text:style-name="P36">[Chava: Isabella? Are you available?]</text:p>
            </text:list-item>
            <text:list-item>
              <text:p text:style-name="P36">[Isabella: Si.] Isabella was always available. </text:p>
            </text:list-item>
            <text:list-item>
              <text:p text:style-name="P36">[Chava: Isabella, connect the device with the n+10 combination to the test circuit. I am on my way.] The last test had been done for the nth configuration; Chava was jumping ten steps ahead. </text:p>
            </text:list-item>
            <text:list-item>
              <text:p text:style-name="P36">The reply came immediately, as though Isabella had not been roused from zir own slumbers. Ze had not. Isabella was one of the Ganymedes androids created by Chava’s husband, Giuseppe Morelli and manufactured by AutomaIT SrL, the company run by Giuseppe’s older brother, Marco Morelli. Isabella walked like a human and talked like a human, and ze had a brain that was more than equal to any human brain, but ze had not been born. Ze had been constructed. </text:p>
            </text:list-item>
            <text:list-item>
              <text:p text:style-name="P36">[Isabella: I am complying.] </text:p>
            </text:list-item>
            <text:list-item>
              <text:p text:style-name="P36">Minutes later, Chava’s pod quietly turned onto Via Francesco Marzolo, rolled up to the building that housed her laboratory, and stopped. When the pod door opened, Chava clambered out and walked with stiff legs to a nondescript gray metal door that swung wide just before she arrived. An iron-gray humanoid form with two cyan ovals for eyes held the door open with one arm as Chava waddled through and continued down a long hallway. The android followed, speaking to the human using nsilk dm protocol. </text:p>
            </text:list-item>
            <text:list-item>
              <text:p text:style-name="P36">[Isabella: The probe is ready for activation.] </text:p>
            </text:list-item>
            <text:list-item>
              <text:p text:style-name="P36">[Chava: Thank you.] She was about to add an apology for coming at such an early hour but reminded herself that Isabella did not need sleep--just periodic charging. </text:p>
            </text:list-item>
            <text:list-item>
              <text:p text:style-name="P36">Three doors down, Chava turned through an open doorway and into the garage-sized space that was her workshop. On the workbench in the center of the room, amid a maze of circuitry and instruments, was the small device that had consumed her life for seven years. She had begun this research even before she had earned her doctorate, before she had met and married Giuseppe, and long before she and Giuseppe had decided that now was as good a time as any to start a family. She had continued the project in spite of the Physics Department’s official misgivings about sponsoring an effort that had the outward appearance of a search for that shibboleth of pointless research: a perpetual motion machine. Chava had overcome their reluctance by explaining that much of the project was simply about documenting early attempts to tap the unquenchable source of energy dreamed of by the well-known Nikola Tesla and the less-well-known John E. Moray. She did not, herself, take these efforts seriously, of course. </text:p>
            </text:list-item>
            <text:list-item>
              <text:p text:style-name="P36">Until she did. </text:p>
            </text:list-item>
            <text:list-item>
              <text:p text:style-name="P36">Now, she was re-tracing the steps taken by Dr. Thomas Henry Moray, the enigmatic Mormon electrical engineer from Utah who in 1911 had found something unusual while serving on a mission. A century and a half later, Chava had traveled to Abisko, Sweden, in search of what Moray had called a “soft, white stone-like substance.” There, Chava had found a similar stone, and, using different machined cuttings of it and several old drawings of Moray’s, she had recreated what Moray had called his ‘valve.’ In the 1920s and 30s, Moray had reportedly used the device to generate some 50,000 watts of electrical energy from nothing. It was, of course, nonsense.</text:p>
            </text:list-item>
            <text:list-item>
              <text:p text:style-name="P36">It was nonsense until it wasn't.</text:p>
            </text:list-item>
            <text:list-item>
              <text:p text:style-name="P36">The story was that during these demonstrations of drawing electrical power from the air, Dr. Moray would take his valve from a coat pocket and connect it to a generator that then powered a bank of light bulbs for hours on end. To dispel the notion that he was simply tapping into some EM emanation from the power lines of the era, Moray would conduct the demonstration in locations far removed from any town and city. There, in some open field under blue Utah skies, his generator would set afire a bank of light bulbs that had no apparent source for the current that had set them aglow. </text:p>
            </text:list-item>
            <text:list-item>
              <text:p text:style-name="P36">After studying the diagrams Moray had left behind, Chava had used the fact that Moray had pulled the valve from a pocket as a measure of the scale of the device. And, based on this knowledge--and the amount of the white stone that was available--she had outlined a program of stepwise permutations in component sizes that she would construct as she tried to recreate a working valve. In all, there were slightly more than 3,000 such permutations. It was a ridiculous waste of time, she knew, but she had constructed nearly a thousand thousand trials herself when she gained the use of Isabella under a grant sponsored by AutomaIT--one of the perks of being married to the inventor of the world’s most popular automaton. With the android’s help, she had constructed another 1,500. </text:p>
            </text:list-item>
            <text:list-item>
              <text:p text:style-name="P36">And then, a week ago, came the moment when something actually happened. Isabella, whose fingers were much more precise than Chava's, had twisted the latest machined white stone into its socket to complete the circuit, checked the instruments, and announced in her husky and surprisingly sexy contralto, “There is a small voltage potential.”</text:p>
            </text:list-item>
            <text:list-item>
              <text:p text:style-name="P36">Chava’s heart raced. “Take it out and do it again,” she had commanded. </text:p>
            </text:list-item>
            <text:list-item>
              <text:p text:style-name="P36">Isabella did as instructed. The results had been the same: there was a voltage differential! It was tiny, but it was there. </text:p>
            </text:list-item>
            <text:list-item>
              <text:p text:style-name="P36">Later in the week, there had been two more positive results, with each producing increasingly larger values of electrical potential from nowhere. The last permutation, set up just before Chava flew home to Florence for the weekend, had produced enough power to bring a single light bulb into flickering brightness. When Chava had arrived back in Padua on Sunday evening, she had rushed from her chartered eVTOL to her laboratory where the bulb was still glowing! She was tantalizingly close. Tomorrow might be the day!</text:p>
            </text:list-item>
            <text:list-item>
              <text:p text:style-name="P36">Chava had dinner with her parents that night, in their home by the bank of the Brenta. As the elder Katzenellenbogens, neither of whom had any desire be outfitted with nsilk, had cooed over Chava’s pregnant belly and their grandchild, Maria within, Chava had mentally reviewed the data on her valve experiments, and she made a crucial decision to jump ahead several steps. Then she retired to the apartment she kept near the university. Now, after too few hours of restless tossing, she was back in the lab, removing her jacket and hanging it on one of the hooks by the door. She desperately wanted a coffee, but she had forsworn caffeine until Maria was weaned. </text:p>
            </text:list-item>
          </text:list>
        </text:list-item>
      </text:list>
      <text:p text:style-name="P16">Isabella carried over the freshly machined internal components of the Moray Valve from the machining bench: pieces of bismuth, doped germanium, and the white stone small pellets perched in one gray hand. With the other hand, the android plucked up the pellets, one by one, and placed them into their positions within an open half-sphere of metal. The white stone was the last piece. She twisted it into place and then snapped the matching top of the sphere to create a whole. </text:p>
      <text:p text:style-name="P16">In the next instant, Chava’s mind exploded. <text:s/></text:p>
      <text:list xml:id="list65912584874298" text:continue-numbering="true" text:style-name="WWNum2">
        <text:list-item>
          <text:list>
            <text:list-item>
              <text:p text:style-name="P36">* * * * * </text:p>
            </text:list-item>
            <text:list-item>
              <text:p text:style-name="P36">Chava woke up with a start. Isabella was standing over her, zir gray head with two blue ovals canted downard. </text:p>
            </text:list-item>
          </text:list>
        </text:list-item>
        <text:list-item>
          <text:p text:style-name="P36">“Do you need help?” the android asked, speaking aloud instead of using nsilk. “Should I call a paramedic?”</text:p>
        </text:list-item>
        <text:list-item>
          <text:p text:style-name="P36">“What happened?” Chava asked. “You’re talking? What happened to my nsilk?”</text:p>
        </text:list-item>
        <text:list-item>
          <text:p text:style-name="P36">“I deactivated it,” Isabella replied. “I thought that the volume of data might be what was making you unwell.”</text:p>
        </text:list-item>
        <text:list-item>
          <text:p text:style-name="P36"><text:soft-page-break/><text:span text:style-name="T16">Deactivated it?</text:span> This tidbit of news--that a Ganymede could deactivate a human user’s nsilk--added itself to the burden of unknowns that had suddenly taken occupancy in Chava’s head. “How long was I out?”</text:p>
        </text:list-item>
        <text:list-item>
          <text:p text:style-name="P36">“You fell and were uncommunicative for thirty-two seconds,” Isabella answered, “But you were breathing regularly, and your pulse was strong, so I waited. Should I call a paramedic? You may be injured in some way that is not obvious. I have shared what I know with one of the city’s emergency response Ganymedes; ze is recommending that you see a doctor.”</text:p>
        </text:list-item>
        <text:list-item>
          <text:p text:style-name="P36">Chava waved the question away in irritation, but she was uncertain as to whether the cause of that irritation was because she had fainted or because the android had not. “Later. I’m fine,” she said. “I’m okay.”</text:p>
        </text:list-item>
        <text:list-item>
          <text:p text:style-name="P36">“You are leaking fluid,” Isabella said. </text:p>
          <text:list>
            <text:list-item>
              <text:p text:style-name="P36">In sudden terror, Chava pushed up on her arms and looked down the length of her torso. “My baby!” she cried, expecting the worst. And then terror turned to embarrassment: she had simply soiled herself. </text:p>
            </text:list-item>
          </text:list>
        </text:list-item>
      </text:list>
      <text:p text:style-name="P16">Fortunately, the building in which her laboratory was located had a locker room where Chava kept a change of clothes--and a shower. After Isabella had helped her up from the floor and walked with her to the locker room, Chava had ordered the android to return to the laboratory. Chava then showered, fully dressed, removing articles of clothing and rinsing them out as the hot water brought back a sense of feeling to replace the numbness that had invaded her. </text:p>
      <text:p text:style-name="P16">She placed her trembling hands on the wall of the shower in front of her and leaned into it as another wave of blackness crept closer. She lowered her head and vomited until there was nothing left but dry heaves. </text:p>
      <text:list xml:id="list65912572071622" text:continue-numbering="true" text:style-name="WWNum2">
        <text:list-item>
          <text:list>
            <text:list-item>
              <text:p text:style-name="P36">When she was finished, Chava turned off the water, gathered up her clothes, and carried them to her locker. Inside, on the floor, was a plastic hamper into which she dumped the sodden mess. She then selected clean clothing, took them to one of the dressing cubicles, and pulled the curtain closed. She sat on the short wooden bench and shivered, her arms wrapped around her torso. She felt the baby kick. Tentatively, she activated her nsilk and reached out, but Maria was fast asleep. Perhaps she was dreaming. </text:p>
            </text:list-item>
            <text:list-item>
              <text:p text:style-name="P36">Chava then reached out to Isabella. [Chava: Is the device still active?]</text:p>
            </text:list-item>
            <text:list-item>
              <text:p text:style-name="P36">[Isabella: No. I removed the top half of the sphere when you fell. I thought it might be why you lost consciousness.]</text:p>
            </text:list-item>
            <text:list-item>
              <text:p text:style-name="P36">[Chava: You were not affected?]</text:p>
            </text:list-item>
            <text:list-item>
              <text:p text:style-name="P36">[Isabella: A human brain is capable of perhaps 10<text:span text:style-name="T27">16</text:span> operations per second. A Ganymede's Asimovic Brain is capable of . . . more.]</text:p>
            </text:list-item>
            <text:list-item>
              <text:p text:style-name="P36"><text:span text:style-name="T16">So much more that you couldn’t help but pause before finishing that last thought in a diplomatically vague manner,</text:span> Chava noted. She would be sure to ask Giuseppe for the details later; the Asimovic Brain was his invention, after all. </text:p>
            </text:list-item>
            <text:list-item>
              <text:p text:style-name="P36">[Chava: Activate the device again. I want to see if I am far enough away for my puny brain to handle it this time.] The sarcasm was wasted on the android, but Chava expressed it anyway. </text:p>
            </text:list-item>
            <text:list-item>
              <text:p text:style-name="P36">[Isabella: Perhaps it would be best if you were sitting . . .]</text:p>
            </text:list-item>
            <text:list-item>
              <text:p text:style-name="P36">[Chava: I am. Activate the device.]</text:p>
            </text:list-item>
            <text:list-item>
              <text:p text:style-name="P36">[Isabella: I am loath to put you in danger, my programming . . .]</text:p>
            </text:list-item>
            <text:list-item>
              <text:p text:style-name="P36">[Chava: Activate the device, Isabella.]</text:p>
            </text:list-item>
            <text:list-item>
              <text:p text:style-name="P36">[Isabella: Complying. There, it is done.] There was a pause, followed by [Isabells: Are you okay?]</text:p>
            </text:list-item>
            <text:list-item>
              <text:p text:style-name="P36">[Chava: Si. Now shut up while I think about what I am seeing with my slow human brain.] </text:p>
            </text:list-item>
            <text:list-item>
              <text:p text:style-name="P36">Inside, Chava felt Maria come awake as the data stream, now a comfortable shower instead of a fire hose blast, washed over them both. The anxiety that the baby had been feeling earlier had transformed into a feeling of awe, and Chava had the sense that Maria’s mind was absorbing something that she herself was not yet seeing. </text:p>
            </text:list-item>
          </text:list>
        </text:list-item>
      </text:list>
      <text:p text:style-name="P115"><text:bookmark text:name="_1iub1tvj3js5"/>The Newfound Passion of Reverend Johnson</text:p>
      <text:p text:style-name="P16">Quote about the role of religion in feudal society. </text:p>
      <text:p text:style-name="P16"><text:span text:style-name="T16">Beaumont, Texas.</text:span></text:p>
      <text:p text:style-name="P16">Spittle flying from his mouth, his face red and tracked with rivers of sweat, Reverend Joseph Johnson spoke with a fervor that belied his reputation for delivering dry and workmanlike sermons on such banal topics as “Keeping America American,” “Supporting the American Militia,” and “Placing God Before Government.” An accountant by training, Reverend Johnson had never possessed the fire and brimstone persona of his father, the Pastor Samuel Johnson, who had founded Christ the Conqueror Church as a place of worship geared for militia members. This sermon, which had a clear and emphatic message, was a throwback to the old days, and it resonated among the congregation of BDU-clad men who yearned for an era that they perceived as being better than their own. Reverend Johnson’s surprising words this morning evoked images of the times of their long ago forefathers, before the rise of the cultural schisms that had divided America into those who believed in the country’s inherent greatness and the weaklings who had settled for mediocrity. </text:p>
      <text:p text:style-name="P16">And the way back to that <text:span text:style-name="T16">Exceptionalism</text:span>, said the reverend, was “God, guns, and the traditional Christian values that had been brought to American shores with the Mayflower.” God was abundantly present in gatherings such as these, the reverend averred. So too were the guns, which were on display, hanging from every camo-covered shoulder: M4s, SCARs, AR10s, older M16s and AK47s, tactical shotguns, and a couple vintage M1 carbines. Sidearms ran the gamut from 1911 style 45s to six-shooter revolvers. All had cheered in response to Johnson’s emphatic calls to challenge federal overreach and “restore the fundamental liberty of the rugged, self-sufficient God-fearing Christians who founded the greatest nation on the face of the Earth.” They hooted and hollered when the reverend saluted them as “the faithful and tireless warriors of liberty.”</text:p>
      <text:p text:style-name="P16">“But,” said Reverend Johnson, holding up a cautionary finger, “just as important as God and the absolute, inviolable right to bear arms, is family. Family! A man. A woman. Joined in the presence of God! Bound to each other for a lifetime! And from that bond, from that God-graced bond, comes the future of America: the little children. The children!” The reverend pounded a fist on his pulpit and gazed out fiercely. “Each new generation must be taught to believe in the truth of American Exceptionalism, and the best way--the only way--to teach this vital lesson is by example. We--all of us--must demonstrate to our heirs that liberty is not a natural state of Man: it must be seized and held against the forces that would always try to steal it from us!”</text:p>
      <text:p text:style-name="P16">It was sentimental claptrap, but it was the kind of claptrap that Reverend Johnson’s audience craved--and the reason they came to Christ the Conqueror: to be told that they were the protectors of freedom that they imagined themselves to be. For the next minute, Reverend Johnson waited, striding back and forth while his congregants shouted hoorahs, oorahs, and hooahs and hoisted their rifles overhead in a testosterone-charged celebration of their imaginary greatness. When it appeared that the wave of approbation was receding, the reverend again held up a finger to indicate that he had something more to say. </text:p>
      <text:p text:style-name="P16">“I met with Sheriff-General Cooper recently,” the reverend said, and this utterance was met with a chorus of ‘coop,’ ‘coop,’ calls that went on for another half minute as the assembly voiced its support of the commander of the Texas Freedom Fighters, of which they were members. “He told me,” Johnson said when the noise died down, “He told me that he had been thinking about those AutomaIT nsilk clinics that have been popping up everywhere . . ..” Mere mention of the Italian clinics that dispensed the fluid that linked human minds to the net was enough to set the congregants off again--this time their collective ‘boos’ and derisive hoots filled the chapel. Johnson slowly strode back and forth, acknowledging the response with nods of his head until the noise abated. </text:p>
      <text:p text:style-name="P16">“Sheriff Cooper,” Reverend Johnson said, “told me that he had been thinking about those nsilk clinics, and he had been wondering what to do about them. Shouts of ‘burn em’ and ‘blow em up’ came up from the pews, and Johnson nodded in acknowledgement again. “Exactly what Sheriff Cooper thought at first,” he replied. “Burn em! Blow em up! Raze the ground on which they stand. That was his first thought. But, . . ..'' Johnson waved his hands about in a manner that suggested he was juggling, and then he shrugged, and added, <text:s/>“But, this is still a capitalist country, right? And these AutomaIT clinics are owned and operated by American businessmen, so Sheriff Cooper’s second thought was, ‘I can’t deny them the right to do business just because I, myself, would never use their services.’”</text:p>
      <text:p text:style-name="P16">There was a bit of grumbling in the pews, but the general consensus was that these men were in agreement with their Sheriff-General on this point. Those obnoxious glass and steel clinics, where some people--not them!--went to have the green goo called nsilk injected into their head, might be the last place any self-respecting warrior might go, but America was still operating under the rules of capitalism. Nobody was being forced to go there. Nobody was being marched there at gunpoint to become directly connected to the net. And, if the truth were told, there had even been discussions here and there amongst the militia members who wondered if being connected to the net might have tactical benefits; apparently, there was some sort of direct messaging protocol that nsilk users could use to communicate without speaking. </text:p>
      <text:p text:style-name="P16">“And then the Sheriff-General had an epiphany,” Reverend Johnson cried out suddenly. “At that moment, his heart was filled with the Holy Spirit, and his eyes were filled with tears, and he looked at me--Sheriff-General Robert ‘Beau’ Cooper, as hard a man as any I have ever met--looked at me and said, one word: ‘Family!’ Family!” Johnson lowered his head, as if in pain, and when he looked up again, there were tears in the reverend’s eyes. </text:p>
      <text:p text:style-name="P16">“I hope you will forgive me,” Johnson said. “But I get a little misty too when I recall what Sheriff Cooper said next. He said--and it was a simple question--‘What if there were no more abortions? What if no pregnant mother anywhere ever sought to terminate her pregnancy?’ </text:p>
      <text:p text:style-name="P16">“I’ll be honest, I was stupefied at that moment,” the reverend continued. “I had seen the presence of the Holy Spirit in the sheriff’s eyes, and I knew that he had received a vision, but my eyes were still blind to what Sheriff Cooper was seeing. And, so, he enlightened me by asking a question. “‘What,’ Sheriff Cooper asked me, ‘What would happen to Planned Parenthood and the other <text:span text:style-name="T16">baby killers</text:span> if no mother would even consider going to them any more?’ What indeed! And then it hit me as the Holy Spirit entered me as well, and I understood! <text:s/>Planned Parenthood would disappear! The abortion clinics and their evil doctors would disappear. The murderers of the unborn would just go ‘poof!,’ and they would be no more! Can you imagine it?”</text:p>
      <text:p text:style-name="P16">Reverend Johnson raised his hands up and titled his head back. “God works in such mysterious and wonderful ways,” he shouted. “Sometimes, He allows something that we might see as evil to arise, but in His hands, all things are tools for his purposes.” Johnson looked back down, and he locked his eyes with those of the men in the pews. “You,” he said, “and I might look upon this nsilk, this direct connection of the brain and the net, as something frivolous, maybe even dangerous, but God sees the bigger picture. God says, ‘I have allowed Man to create this technology because it serves my purpose! It serves my purpose, not because Man should be connected to the net. It serves my purpose, not because Man should be connected to Man. No. It serves my purpose because Mother should be connected to Child! <text:s/>This technology serves God’s purpose because it will allow every pregnant mother to be connected to her unborn child in the womb! Every pregnant mother will know the thoughts of her child ever before that child is born, and she will never--never!--choose the sin of abortion!’” </text:p>
      <text:p text:style-name="P16">Johnson raised his hands again. “Hallelujah!,” he said. “The end of the abomination that is abortion is at hand. The next step is up to us.” </text:p>
      <text:p text:style-name="P16"><text:soft-page-break/>The reverend pointed to the men standing before him. “It is up to you. Spread the word: every pregnant woman entering the second trimester should be encouraged to go to an AutomaIT nsilk clinic so that she and her child can be connected. All costs will be covered by the Freedom Corporation that provides municipal services throughout the towns and cities held by the Texas Freedom Fighters. All you must do is tell your women to go the clinics so that your family is protected! Protect your family!” </text:p>
      <text:p text:style-name="P16">“Protect our family!” shouted several members of the assemblage, and this refrain swiftly grew into a chorus just as the church loudspeakers began playing ‘Onward Christian Soldiers,’ which was the song that always signaled the end of the service. </text:p>
      <text:p text:style-name="P16">As members of the congregation slowly turned to the aisles and began to exit, some would gather outside the church and stand together on the thick blades of St. Augustine grass, the sun beating down on them with tropical intensity, and they would wonder aloud what had kindled this new fire in Reverend Johnson? </text:p>
      <text:p text:style-name="P16">The answer, of course, had been standing against the wall behind the last row of pews, and he had slipped out early, just as he had slipped into the service late. Flanked as always by the Ganymede androids he had christened Gabriel and Uriel, the tall black-suited figure of Wayne Wyans, Chairman and CEO of the Freedom Corporation, was the stoker of the flame. <text:s/></text:p>
      <text:p text:style-name="P16">* * * * *</text:p>
      <text:p text:style-name="P16">Later that night, Reverend Joseph Johnson woke from a nightmare in which steely fingers crushed his skull like an eggshell, bits of bloody brain oozing out thickly through the gaps like cooked oatmeal swimming in tomato sauce. In the final image, he was looking up at an android body onto which the grinning head of Wayne Wyans had been grafted, and Johnson’s hands were clawing at the spats atop the automaton’s feet. </text:p>
      <text:p text:style-name="P115"><text:bookmark text:name="_g7swk8udnw65"/>The Ghost of Piggly Wiggly</text:p>
      <text:p text:style-name="P16"><text:span text:style-name="T16">Bryan, Texas. </text:span></text:p>
      <text:p text:style-name="P16"><text:span text:style-name="T31">Good morning, Eugene! Here is your morning NewsBlob Blurt:</text:span></text:p>
      <text:p text:style-name="P16"><text:span text:style-name="T31">. . .</text:span></text:p>
      <text:p text:style-name="P16"><text:span text:style-name="T31">BODIES OF IDAHO GOVERNOR, DEMOCRATIC LEADERS DISCOVERED. The bodies of the democratically-elected governor (a Republican) and three leaders of the opposition party (the Democrats) have been discovered in a shallow grave on BLM land located off of Simco Road between Boise and Mountain Home. A hunting party noticed their dogs sniffing around a recently disturbed area and alerted the local sheriff, who brought out a team that dug up four bodies. Forensic analysis confirmed the bodies as being that of the governor and three Democrats--one senator and two members of the house. All four had been shot, execution style, in the back of the head. </text:span><text:span text:style-name="T33">Idaho Press</text:span><text:span text:style-name="T31">. </text:span></text:p>
      <text:p text:style-name="P16"><text:span text:style-name="T31">IDAHO SHERIFF-GENERAL DENIES INVOLVEMENT WITH APPARENT EXECUTION OF GOVERNOR, LEGISLATORS. Sheriff-General Brad Sterling, head of the Friends of the American Redoubt (FAR) and the de-facto governor of Idaho, denied any involvement with the murders of the former governor and three Democrat members of the state legislature. “The FAR took over the Capitol to save the great state of Idaho from falling into socialism,” Sterling told a group of reporters gathered in the rotunda of the building FAR now occupies. “I have no knowledge of what happened afterward, and I gave no orders to harm the governor and the three socialists.” </text:span><text:span text:style-name="T33">Idaho Press</text:span><text:span text:style-name="T31">. </text:span></text:p>
      <text:p text:style-name="P16"><text:span text:style-name="T31">JOINT MILITARY STRIKES TARGET DRONE TERRORIST MASTERMINDS. Almost two years after the worldwide ‘high noon’ drone attacks that sparked terror around the globe, precision strikes by the newly formed International Terror Interdiction Coalition (ITIC) hit terror enclaves in Nigeria, Kazakhstan, Turkey, Iraq, Mexico, Columbia, Gaza, Chechnya, Yemen, and Georgia. Consisting of the United States, Britain, France, India, Russia, and China, ITIC used a coordinated launch of ballistic and cruise missiles and drone-fired rockets to smash widespread terror targets within seconds of each other. The U.S. spokesperson for ITIC made the announcement of the attack at the White House, indicating that it had taken many months to accurately pinpoint the centers of the drone attacks, but once those centers had been identified, ITIC leaders were quick to retaliate. No data on the extent of the damage inflicted was available pending analysis of satellite and reconnaissance flight data. </text:span><text:span text:style-name="T33">Associated Press</text:span><text:span text:style-name="T31">.</text:span></text:p>
      <text:p text:style-name="P16"><text:span text:style-name="T31">FAR BANS SMART VEHICLES IN IDAHO. Friends of the American Redoubt (FAR) Sheriff-General Brad Sterling announced that he is banning the use of self-driving vehicles throughout the state. “Idaho,” said Sterling, speaking on the steps of the of the state capitol to a crowd of mostly militia members, “doesn’t need anything ‘smart.’” The well-armed crowd raised their weapons and cheered. Why? </text:span><text:span text:style-name="T33">Because Idaho!</text:span><text:span text:style-name="T31"> </text:span></text:p>
      <text:p text:style-name="P16"><text:span text:style-name="T31">ITALIAN REPUBLIC FALLS! Unable to pass any legislation, members of the Italian Republic have returned to their homes, and both the President and the Prime Minister have resigned. The second Republic is dead, and Italy is without leadership. It is now up to the administrative regions and cities to fill the hole left by the failure of the republic. </text:span><text:span text:style-name="T33">Reuters.</text:span></text:p>
      <text:p text:style-name="P16"><text:span text:style-name="T31">MEET THE NEW BOSS, SAME AS THE OLD BOSS. Although the official spokespeople for the multitude of sovereign communities that dot American would claim that all is rosy within the world of minimized government, those not in power tell a different story. In this series, we dig deeper to reveal the corruption the runs rampant in the militia-held territories. </text:span><text:span text:style-name="T33">The Hypocritic Oath</text:span><text:span text:style-name="T31">. </text:span></text:p>
      <text:p text:style-name="P16"><text:span text:style-name="T31">. . . </text:span></text:p>
      <text:p text:style-name="P16">Eugene Bauer had long ago stopped believing in the supernatural, and he knew that the image he was seeing was an AR manifestation generated by the store’s product placement system based on his own memories, but he silently cursed his decision to shop in person rather than use delivery, as he normally did. It was just that the basil had been so fresh--even in November!--and the smell had once again restored a memory of an encounter that had happened in a store much like this store, and so Eugene had called up a 1-pod that had brought him here to the Piggly Wiggly for the ziti pasta that goes so well with pesto. </text:p>
      <text:p text:style-name="P16">Now, a young Dianne Krueger came walking down the aisle toward him, blue paper face mask fixed in place, and the elderly Eugene almost stumbled into the shelves where the cellophane bags of pasta were stacked in orderly rows and columns by brand and type. To keep from falling, he placed one hand on the bags in front of him, and he heard the cracking of the little tubes inside. She looked just as he remembered her from their first meeting: he shopping for the awful TV dinners and ramen upon which he had survived his college years, and she a fellow student at Texas A&amp;M University who dispensed a dining recommendation for the clueless young man he had been. </text:p>
      <text:p text:style-name="P16">[Dianne: That ziti goes well with pesto] the young red-haired woman said in nsilk dm. And then she cocked her head and added, [Dianne: You are serving it with pesto, aren’t you? It is delicious when served with fresh pesto.] </text:p>
      <text:p text:style-name="P16">In spite of himself, Eugene could not help but respond. [Eugene: Uh, yes. Pesto made with fresh basil from my garden. I just picked it, and it's November!] It was stupid thing to say, and he knew it, but the words came out anyway. This Dianne who was not really Dianne had no way of knowing that he had recently moved back from Idaho, where all outdoor basil turned black with the cold air of fall. </text:p>
      <text:p text:style-name="P16">[Dianne: How wonderful!] She glanced at the wedding band Eugene had never taken off. [Dianne: Your wife is a lucky person!]</text:p>
      <text:p text:style-name="P16">Eugene winched, and he wondered if the slight overbite that he never grew tired of watching was faithfully produced behind that mask. Even across a crowded and noisy room, perhaps while fetching drinks for the two of them, he had often watched that mouth moving and could hear the sound of it, like music in his mind. He knew it was there. </text:p>
      <text:p text:style-name="P16">[Dianne: If I weren’t so busy, I would invite myself over! But, I have a hard Linear Algebra exam tomorrow, and I want to do well! Ciao!]</text:p>
      <text:p text:style-name="P16">[Eugene: Ciao!] </text:p>
      <text:p text:style-name="P16">The Dianne AR object walked back down the aisle and turned out of view. Eugene shoved the bags of ziti that he had broken into his personal shopping basket, and he walked out of the store. <text:s/>Messages conveyed by nsilk came from his bank and the store, alerting him that he had made a purchase. He used his connect to call for another 1-pod, and in the seconds before it pulled into the parking lot, he remembered how after his first encounter with the real Dianne, they had played miniature golf at the course that no longer existed, and then shared a pizza at the Pizza Hut that was also only a relic of memory. <text:span text:style-name="T16">I am but a relic myself</text:span>, he thought. </text:p>
      <text:p text:style-name="P16">Back home, he placed the bag of pasta on the kitchen counter, took a bottle of a good red wine from the cabinet, and he drank to the memories of youth.</text:p>
      <text:p text:style-name="P115"><text:bookmark text:name="_27xxaka7raw2"/>Chava Acts</text:p>
      <text:p text:style-name="P16">Quote about the meeting of Giuseppe Morelli and Chava. </text:p>
      <text:p text:style-name="P16"><text:span text:style-name="T16">Padua, Italy. </text:span></text:p>
      <text:p text:style-name="P16">During the remainder of her week in Padua, Chava Katzenellenbogen-Morelli did three things.</text:p>
      <text:p text:style-name="P16">First, she visited her Padua obstetrician. The physician listened to Chava’s story, did an exam, and assured Chava that Maria was fine after Chava’s fainting spell. There was nothing to indicate that Maria had suffered any harm. Perhaps, the doctor suggested, Chava should think about her own wellbeing? Perhaps taking some time off from her work as a professor for the next month and focusing on just being a mother could benefit both mother and child? Chava’s flying back and forth between Florence and Padua surely created a strain that was unhealthy, even for a person of means who could afford to charter a personal eVTOL for the trips. Might it not be better to simply stay home until after the child was born? Chava averred that, yes, staying home might be better, and she had already been thinking the same. </text:p>
      <text:p text:style-name="P16">Second, she met with the physics department head, explained part of what had happened early Monday morning, and asked for a leave of absence for the remainder of the session and for the entire next session. The head, who had long ago tired of being the intermediary between Chava and the oversight committee that had been trying to kill Chava’s research into the Moray Valve, sensed an end to being the punching bag in the middle. He enthusiastically assured Chava that it would be no problem for him to reassign Chava’s teaching responsibilities to either lightly-loaded faculty or adjunct staff, and that she could take all the time she needed. “Go home at your convenience,” the department head said, “I will take care of everything!” Chava left without mentioning that her controversial research project had likely come to a successful end, but she did say that she would write up a final report on the project during her convalescence, which might require future trips to Padua and Chava’s laboratory to ‘confirm some of the specifics,’ and she would require the assistance of the android, Isabella, for these efforts. The department head assured her that neither Chava’s laboratory nor Isabella would be reassigned to other projects until Chava was finished with her report; Chava was free to return on a schedule of her choosing. As Chava walked out his door, the department head’s expression was that of a long-suffering soul whose pain had ended. </text:p>
      <text:p text:style-name="P16">Third, Chava confirmed the particulars for the successful operation of the Moray Valve, including the sizing and spacing of the components, and the amount of energy available: 5 kilowatts, perhaps suggesting the existence of another configuration that would generate the 50 kilowatts reported by Moray? Using the specifications for the earlier energy-producing configurations of the device, Chava plotted a curve that suggested the combination of components and geometry that would produce 50 kw and, if it were possible to create, further configurations that would yield 500 kw, 5 Megawatts, or perhaps even more! As the device itself became smaller, it would yield greater amounts of the energy that it was drawing from whatever source it was tapping. Which was what? Zero point energy? It was the only solution that made sense: this simple device was drawing energy from the radiation of the vacuum, the energy field fluctuations occurring at the quantum scale, and somehow focusing that energy in a manner where it could be used. </text:p>
      <text:p text:style-name="P16">Chava sent the specifications for these additional configurations to Isabella, instructing zir to create the components and have them ready to use when Chava returned. Chava would take the deactivated 5 kw unit back to Florence with her, where she would continue studying it under safeguarded conditions administered by one or either of the household androids. Isabella confirmed zir understanding of Chava’s instructions, and ze also confirmed that ze had sent the appropriate data to both Sophia and Roberto; either could assist Chava in activating the device in a safe manner, by which ze meant a manner in which the device could be deactivated if Chava lost consciousness again. <text:span text:style-name="T16">Thank you mother</text:span>, Chava thought to herself after getting Isabella’s approval. At least she had not been snarky with the android again. </text:p>
      <text:p text:style-name="P16">Chava then purchased a train ticket for her return to Florence on Wednesday and summoned a u-pod to take her to the station. She had all the time in the world now, and she looked forward to a leisurely ride through the Italian countryside while she continued to ponder her next moves regarding her recreation of the Moray Valve. <text:span text:style-name="T16">No. Call it the Zero Point Energy Valve</text:span>, she thought. Name it for the energy source rather than the person who first tapped that source. </text:p>
      <text:p text:style-name="P16"><text:soft-page-break/>As she walked through the station to her train, she sent a brief and cheery nsilk dm to her husband, Giuseppe. </text:p>
      <text:p text:style-name="P16">[Chava: Coming home early this week. Big news to share!]</text:p>
      <text:p text:style-name="P115"><text:bookmark text:name="_iwcdobalbf0g"/>Joseph Johnson, Wayne Wyans, Beau Cooper</text:p>
      <text:p text:style-name="P16">Quote about the formation of the Freedom Corporation and the language of fascism, which facilitated the end of shaking hands without admitting to the reality of recurring pandemics. </text:p>
      <text:p text:style-name="P16"><text:span text:style-name="T16">Conroe, Texas. </text:span></text:p>
      <text:p text:style-name="P16">Reverend Joseph Johnson sat on the settee where he had first met Wayne Wayans. As he had on that previous occasion, Johnson had driven his ancient Ford F-150 up from Beaumont, west on Highway 90 until Liberty, then north on 146, turning west again onto 105 at Moss Hill, his vehicle a white whale making its ponderous way along the macadam tributaries of Houston as schools of smaller, faster smart vehicles whipped by, their brisk, certain movements controlled by computers rather than slow twitch human drivers. Gripping the wheel at 10 and 2, the reverend maintained a steady pace just below the speed limit, allowing the autonomous traffic, guided by their precise V2V coordination, to surge past him. </text:p>
      <text:p text:style-name="P16">A few miles from his turnoff, Johnson eased his lumbering vehicle into the right lane as the automatons adjusted and flowed out of the way. Twice, he was passed by convoys of TFF vehicles, and once by another human-piloted truck filled with young men sitting in the bed who were shooting at pods without passengers and the traffic control drones flying overhead; the driver honked and flashed Johnnson a ferocious grin as he passed. As the reverend approached Whippoorwill Road, he could see his destination in the distance: the shining glass tower of the Freedom Corporation rising up from a copse of short-leaf pine. He took the exit, drove another half mile, parked in the small corporate lot, and got out. He entered the building through the main entrance, where a Ganymede greeted him in a lobby bereft of any furniture. The gray android, who went by the name <text:span text:style-name="T16">Michael</text:span>, had been named after the Biblical archangel, a guardian of God; Michael acknowledged the reverend with the slightest of nods as the elevator door opened. Reverend Johnson skittered inside without a word. </text:p>
      <text:p text:style-name="P16">The elevator car, which had no floor indicators, opened again on the top floor, and Reverend Johnson exited into the windowed suit that was the office of Freedom Corporation Chairman and CEO Wayne Wyans. Below, and stretching out in all directions were the densely wooded plains; directly in front of him were two short sofas set so that their occupants faced each other across a low table. Seated on the left of these two opposing settees were two men, one of whom rose. </text:p>
      <text:p text:style-name="P16">“Reverend,” said the man who had risen, “so good of you to join us.” </text:p>
      <text:p text:style-name="P16">Wayne Wyans was an intimidatingly tall man, his rawboned frame leaning forward over most people, his angular face composed of flat planes, his dark, bushy eyebrows framing prominent ledges that sheltered dark eyes that peered out from under slicked-back hair. As he had been the first time they had met, Wayans was outfitted in a 1920s double-breasted gangster suit, dark brown, with white stripes and a tie on which--Johnson tried not to stare--was a caricature image of the current President of the United States hanging from a noose. The image was animated, and the lynched figure of President Randall Simmons periodically twitched, his eyes bugging out briefly and then closing as his tongue lolled out between oversized lips. As he glanced down and away before his eyes circled back up, Johnson saw the cream-colored spats with dark buttons that adorned Wayans shoes. As his eyes met Wayans’ again, Johnson had the uneasy feeling that his nightmares might be no mystery to his host. </text:p>
      <text:p text:style-name="P16">“Please have a seat, Reverend Johnnson,” said Wayans, motioning to the settee on the right. Johnson did so, and he nodded at the other man as the tall CEO folded himself and sat as well. The other man, who did not return the nod, simply stared at Johnson with the look a rancher might use when trying to decide which steer to butcher. Sheriff-General Robert “Beau” Cooper of the Texas Freedom Fighters, was not a man given to either conviviality or the nervous small talk that was the hallmark of the anxious; those who were a part of his inner circle had achieved their place through both their competence and their laconic mannerisms. Spartans of any era do not chatter.</text:p>
      <text:p text:style-name="P16">Technically, Johnson had met Sheriff-General Cooper, but the meeting had had none of the sentimentality or sharing hinted at by the reverend’s recent sermon. In reality, Johnson had stood under the entry flap of Cooper’s command tent pitched outside Navasota and had received his instructions from one of the general’s lieutenants as the stolid commander of the Texas Freedom Fighters hat sat in a olive green campaign chair and glared at the church leader who had been tapped to deliver a message. All that business about being enlightened by the Sheriff-General during a heartfelt discussion regarding the horrors of abortion was pure invention on the part of Johnson, who had reached deep into his memories of his father’s sermons to come up with something that might be motivational. The fact that there was no plastic sheeting on the floor before him struck Johnson as a good sign. </text:p>
      <text:p text:style-name="P16">“I’ll get right to the point,” Wayans said, steepling his fingers in front of his face as he spoke. “The general and I are quite pleased with your work to spread the word about the benefits of nsilk for the unborn, and we want you to continue spreading the message about how important it is that all pregnant mothers and their unborn babies must be connected in mind and in spirit. That is the first point we wanted to make today: that you have done good work for the cause of freedom, Reverend Johnson, and we want to both acknowledge and reward that work by making an investment in Christ the Conqueror Church that will enable you and your institution to continue spreading not only this message but also the truths about which your father, Pastor Samuel Johnson so often spoke: to put one’s trust in God instead of government, and to understand that this life is but a proving ground on the path to the real life that is the reward of those who serve the Lord. In a time of peril, we must all remember that God’s rewards are not meted out in this life, but in the life everlasting that is to come. Sacrifices must be made to win eternal glory, don’t you agree, reverend? Speaking of such sacrifices, how is your father these days? He gave his all in service to God. I hope he is enjoying a well-earned retirement.” </text:p>
      <text:p text:style-name="P16">As Wayne Wyans leaned back in his seat, and Sheriff-General Cooper continued to glower at the accountant-turned-reverend as though her were something that had crawled out from under the settee rather than having walked in, the Reverend Joseph Johson cleared his throat and managed to say that, yes, sacrifices must be made in this life, and that his father, pastor and founder of Christ the Conqueror was doing as well as could be expected for a man who, after years of preaching the word of God, had succumbed to the “usual infirmities of old age.” In the case of the elder Pastor Johnson, those infirmities included alcoholism and an unbreakable addiction to pornography, but the reverend did not elaborate. He suspected his hosts already knew. </text:p>
      <text:p text:style-name="P16">“Yes,” Wayans replied with a solemn nod, and he leaned forward again, placing his large hands on his bony knees. “Doing the work of the Lord is never easy, but He rewards those who make the sacrifice.” Wayans paused for several moments, his eyes locked with Johnson’s, and then he added, “Reverend Johnson, God is pleased that there are mothers willing to come forward and receive his gift of a more complete connection to their unborn children, but He wants more. He wants those who serve him to ensure that all mothers comply with his wish. All must comply. Do you understand, Reverend Johnson?”</text:p>
      <text:p text:style-name="P16">In the silence that followed this instruction, Reverend Johnson heard the soft padding of footsteps that told him that Wayan’s second android, Uriel the pitiless, had walked up from behind. Two gray hands fell upon his shoulders and flexed just enough to demonstrate their great strength. </text:p>
      <text:p text:style-name="P16">“There are to be no exceptions,” said Sheriff-General Beau Cooper. “All will be taken to places where they will be connected to protect the unborn. All who try to escape the law by leaving the state will be detained and connected. All women who enter the state will be tested to see if they are pregnant and subject to the law. A database of all pregnant women has been established and will be used to ensure that there are no more murders of children.” </text:p>
      <text:p text:style-name="P16">The gray hands flexed again, signaling that a response was expected. </text:p>
      <text:p text:style-name="P16">“His will be done,” Reverend Johnson croaked. </text:p>
      <text:p text:style-name="P115"><text:bookmark text:name="_nsaqon6zx7sj"/>The Political Evolution of Eugene Bauer</text:p>
      <text:p text:style-name="P16"><text:span text:style-name="T38">Bryan, Texas.</text:span></text:p>
      <text:p text:style-name="P16"><text:span text:style-name="T31">Good morning, Eugene! Here is your morning NewsBlob Personal Blurt:</text:span></text:p>
      <text:p text:style-name="P16"><text:span text:style-name="T31">JUST WHAT A SLUGGISH ECONOMY NEEDS: MORE GUNS? Although the Republican administration may be slow to address the latest pandemic, they know what really ails America: too few machine guns! A bill, introduced in the House, will make it illegal to restrict the sale of fully-automatic weapons to qualified buyers </text:span><text:span text:style-name="T32">who can demonstrate that they are patriotic Americans who do not trust the feds</text:span><text:span text:style-name="T31">. (Okay, we’re just making up that last part, but we suspect it to be true.) </text:span><text:span text:style-name="T33">It's the Economy Stupid!</text:span><text:span text:style-name="T31">.</text:span></text:p>
      <text:p text:style-name="P16"><text:span text:style-name="T31">IDAHO LEGISLATURE CRIMINALIZES ABORTION ANYWHERE. Declaring that any abortion for any reason is premeditated murder, the Idaho legislature sends bill to governor that would require background checks of all Idaho females and all female immigrants to the state. “Freedom has a price,” said de factor Governor Brad Sterling (R-Nampa), who is also the leader of the Idaho chapter of the Friends of the American Redoubt (FAR) militia that controls much of the state. </text:span><text:span text:style-name="T33">The Hypocritic Oath.</text:span><text:span text:style-name="T31"> </text:span></text:p>
      <text:p text:style-name="P16"><text:span text:style-name="T31">COMPASS SEEKS PUBLIC COMMENT ON HIGH CAPACITY TRANSIT OPTION. The </text:span><text:a xlink:type="simple" xlink:href="https://www.compassidaho.org/" text:style-name="ListLabel_20_30" text:visited-style-name="ListLabel_20_30"><text:span text:style-name="T8">Community Planning Association of Southwest Idaho (COMPASS)</text:span></text:a><text:span text:style-name="T31"> is once again seeking public comment on a better way to move people than along the traffic-choked stretch of I84 from Boise to Caldwell. Even with eight lanes and an increasing number of people using the smaller self-driving vehicles, this highway becomes a parking lot during rush hour. Is there a better solution, such as the mythological train from Caldwell to Boise, which has been talked about for decades? We think not. Why? </text:span><text:span text:style-name="T33">Because Idaho</text:span><text:span text:style-name="T31">!</text:span></text:p>
      <text:p text:style-name="P16"><text:span text:style-name="T31">TEXAS GOVERNOR VOWS TO FIGHT SOCIALISM! Republican governor Patrick Henry, who decades earlier changed his legal name to match that of a leader of the </text:span><text:a xlink:type="simple" xlink:href="https://en.wikipedia.org/wiki/Anti-Federalism" text:style-name="ListLabel_20_30" text:visited-style-name="ListLabel_20_30"><text:span text:style-name="T8">Anti Federalists</text:span></text:a><text:span text:style-name="T31"> who opposed the 1787 Constitution of the United States, vows to continue fighting against the imposition of renewed social distancing rules in his state as a fourth pandemic begins spreading across the US. “We survived three ‘so-called’ pandemics without becoming a socialist state,” said Henry. “We can survive a fourth!” (Editor’s note: There have been more than two hundred thousand deaths in Texas from the first three ‘so-called’ pandemics.) </text:span><text:span text:style-name="T33">Houston Chronicle</text:span><text:span text:style-name="T31">.</text:span></text:p>
      <text:p text:style-name="P16"><text:span text:style-name="T31">HOMELESS ENCAMPMENTS GROW ACROSS U.S. Encampments of the unemployed and uninsured grew again during the preceding year, continuing a trend that began to accelerate in 2020 as many of the jobless could no longer pay rent or mortgages. Tent cities continue to spring up in all American cities; the largest are to be found in California, Arizona, Texas, and Florida. Many encampments are located in empty parking lots as </text:span><text:a xlink:type="simple" xlink:href="https://en.wikipedia.org/wiki/Retail_apocalypse" text:style-name="ListLabel_20_30" text:visited-style-name="ListLabel_20_30"><text:span text:style-name="T8">shopping malls continue to close</text:span></text:a><text:span text:style-name="T31"> and as contracting for vehicles continues to replace personal vehicle ownership. </text:span><text:span text:style-name="T33">Reuters</text:span><text:span text:style-name="T31">.</text:span></text:p>
      <text:p text:style-name="P16"><text:span text:style-name="T31">RENO NEVADA FALLS TO APOSTLES OF ARMS. The “Biggest Little City in the World” has come under the control of the dominionist militia group known as the </text:span><text:span text:style-name="T32">Apostles of Arms</text:span><text:span text:style-name="T31">, who have established roadblocks on highway exits leading into and out of the casino city. Having previously captured dozens of smaller cities and towns across Idaho, Oregon, Utah, and Nevada, Reno is the largest city to come under the jurisdiction of this Christian reconstructionist organization focused on imposing the rule of the Law of God, or </text:span><text:a xlink:type="simple" xlink:href="https://en.wikipedia.org/wiki/Theonomy" text:style-name="ListLabel_20_30" text:visited-style-name="ListLabel_20_30"><text:span text:style-name="T8">theonomy</text:span></text:a><text:span text:style-name="T31">, in lieu of constitutional law. In accordance with the </text:span><text:span text:style-name="T32">Treaty of Kennewick</text:span><text:span text:style-name="T31">, the U.S. government will not intervene in the change in governance of the City of Reno provided that those existing citizens who wish to leave are allowed to do so, and provided that the flow of traffic through the city on interstate highways 80 and 580 is not impeded. </text:span><text:span text:style-name="T33">Associated Press</text:span><text:span text:style-name="T31">.</text:span></text:p>
      <text:p text:style-name="P16"><text:span text:style-name="T31">MASKED FORCES GATHER ALONG KAZAKHSTAN BORDER. Reminiscent of the “little green men” </text:span><text:a xlink:type="simple" xlink:href="https://en.wikipedia.org/wiki/Russo-Ukrainian_War" text:style-name="ListLabel_20_30" text:visited-style-name="ListLabel_20_30"><text:span text:style-name="T8">invasion of Ukraine in 2014</text:span></text:a><text:span text:style-name="T31">, scores of masked soldiers dressed in unmarked green military uniforms have been seen on both sides of the border between Russia and the former Soviet Union state of Kazakhstan. The Kremlin disavows having anything to do with the mystery men. President Vladimir Putin suggests “they might be civilian militia members there to maintain order.” When reminded that there have been no threats to order along this border, Putin replied, “There are always threats to order in democracy.” </text:span><text:span text:style-name="T33">Al Jazeera</text:span><text:span text:style-name="T31">.</text:span></text:p>
      <text:list xml:id="list330214360" text:style-name="WWNum4">
        <text:list-item>
          <text:p text:style-name="P37">* * * * *</text:p>
        </text:list-item>
        <text:list-item>
          <text:p text:style-name="P37">Cup from the cupboard. Start the coffee maker set up the night before. Empty and disconnect the leg bag and fill it with a 3:1 solution of water and vinegar. Put it away for another day. Wash hands. Fill the cup with hot black coffee. Take a sip. Connect to favorite news sources and scan the headlines: Axios, ProPublica, Politico, The Hill, Reuters, BBC, Al Jazeera, CNN, and Fox. Add OANN and Newsmax now and then for more coverage from the sources that have driven the modern Republican party to become something unrecognizable. Sprinkle in some news from local sources, and top it all with the opinions of those who read between the lines of the news and see deeper meanings: <text:span text:style-name="T16">It’s the Economy, Stupid!</text:span>, <text:span text:style-name="T16">Because Idaho!</text:span>, <text:span text:style-name="T16">Rabid Red White &amp; Blue News Network</text:span>, <text:span text:style-name="T16">Sweet Jesus News Network</text:span>, <text:span text:style-name="T16">WarMonger</text:span>, and <text:span text:style-name="T16">The Hypocritic Oath</text:span>, among others. </text:p>
        </text:list-item>
        <text:list-item>
          <text:p text:style-name="P37"><text:span text:style-name="T39">Somewhere in there is truth.</text:span> </text:p>
        </text:list-item>
        <text:list-item>
          <text:p text:style-name="P37">The only part of the morning routine that had changed over the years was that Eugene Bauer no longer used his laptop to access the news; he just thought about what he wanted to see, and it came to him. As with billions of others, Eugene was equipped with the nsilk brain-computer interface, and he no longer needed any external device. <text:span text:style-name="T16">But when did that happen?</text:span> <text:s/>So much of Eugene’s current existence had the feel of a dream, and, as is common with dreams, there is rarely a connection from one event to another. You are here, and then you are there, and there is no transition. You are old in one setting, young in another, and sometimes you are both. Existence is fluid. Eugene must have visited one of the glass and steel AutomaIT clinics--the one on Texas Avenue near where he lived would be the logical choice--but he had no memory of doing so. </text:p>
        </text:list-item>
        <text:list-item>
          <text:p text:style-name="P37">It was just another part of his recollection that was riddled with holes, like how he had moved from Boise, Idaho, returning to Texas in the fog of days after Dianne had passed. </text:p>
        </text:list-item>
        <text:list-item>
          <text:p text:style-name="P37">Sometimes, if he thought really hard, he could dredge up a memory of his past that would play out as though some unknown writer was frantically typing out the script of Eugene’s experiences on the fly. One morning, not long ago, he recalled riding in a 1-pod through one of the wooded communities northwest of Houston. He had been enroute from Houston Intercontinental to Bryan, when he had spotted the camo uniforms of militia members doing maneuvers in clearings among a forest of conifers near The Woodlands. The scene had reminded Eugene of stories about the <text:a xlink:type="simple" xlink:href="https://en.wikipedia.org/wiki/Sturmabteilung" text:style-name="ListLabel_20_28" text:visited-style-name="ListLabel_20_28"><text:span text:style-name="T5">Sturmabteilung</text:span></text:a>, the storm troopers of Nazi Germany. Like their predecessor, the militias that controlled much of America these days were paramilitary organizations, called upon to physically intimidate and assault those who disagreed with the hard-right tilt of what had once been called <text:span text:style-name="T16">conservatism</text:span>, but which had since turned into populism, nativism, and outright fascism. The federal government is the enemy! Guns are freedom! The future of America lies in its glorious past! </text:p>
        </text:list-item>
        <text:list-item>
          <text:p text:style-name="P37">Eugene had seen another, larger gathering on the open fields near Navasota: the troops, artillery, tanks, armored personnel carriers, and helicopters of the Texas Freedom Fighters (TFF), who had taken control of many of the smaller cities of the state, including his new home, Bryan, where he had been born so many decades earlier. At the southern entrance of sister city College Station, just south of Bryan, Eugene’s vehicle had pulled over into an inspection area. Guards of the TFF had made him get out of the vehicle while a dog had sniffed the pod. They had also checked Eugene’s travel orders, especially his relocation approval and the documents that showed his ownership of the house into which he was moving. When they were satisfied that the old man from militia-friendly Idaho was legit and posed no threat, Eugene was allowed to get back into the pod, and he had continued his journey along Highway 6B, which soon became the Texas Avenue he dimly remembered from his much younger days.</text:p>
        </text:list-item>
      </text:list>
      <text:p text:style-name="P16"><text:soft-page-break/><text:span text:style-name="T16">How did we get here?</text:span> </text:p>
      <text:p text:style-name="P16">It was the question at the center of Eugene’s very existence. </text:p>
      <text:p text:style-name="P115"><text:bookmark text:name="_inslhea2kcyk"/>Chava and Giuseppe Talk Stuff</text:p>
      <text:p text:style-name="P16"><text:span text:style-name="T16">Florence, Italy.</text:span></text:p>
      <text:p text:style-name="P16"><text:span text:style-name="T14">The big news that Chava Katzenellenbogen-Morelli had to share about her Zero Point Energy Valve Giuseppe Morelli, was matched by some big news that Giuseppe had to share as well, and some of Giuseppe’s big news was revealed by where they spoke on the morning following Chava’s return home: in a secret workshop heretofore unknown to Chava!</text:span></text:p>
      <text:p text:style-name="P16">On the evening Chava arrived at the Stazione di Santa Maria Novella, Giuseppe was waiting for her. He was accompanied by Sophia, the nominally ‘female’ Ganymede android who had been assigned to Giuseppe by his brother, Marco, after an assault upon the inventor of the Ganymede line by a gang of displaced workers years earlier. Sophia was one of a pair of androids assigned to look after Giuseppe and his family; the second android, Roberto, had stayed home to look after Giuseppe’s aging mother, Anna, who was no longer able to care for herself. </text:p>
      <text:p text:style-name="P16">Taking her small travel bag with one hand, Giuseppe helped Chava down the steps from her car with the other, and then they walked, arm-in-arm behind Sophia, who strode in front of them and cleared a path through the crowd as though by magic. Giusepped chatted about little things--the wonderful weather, how splendid the daffodils looked in the yard, the meal he had planned for tonight--while Chava’s mind churned over the matter of Sophia and what was different about her from the android she had seen only days earlier. Correction: what was different about <text:span text:style-name="T16">zir. </text:span>In a society with so many <text:s/>automatons, many of who had been assigned gender-specific names, the distinction between sex and gender, had become increasingly problematic, and the inadquacy of traditional pronouns had fostered a mulitiplicy of alternatives, from the <text:span text:style-name="T16">they/them</text:span> that had been popular in the early part of the century to the ze/hir and ze/zir forms that avoided the confusion of applying a plural form to a singular object. </text:p>
      <text:p text:style-name="P16">As Sophia continued to part the swarm of people in front of them, Chava turned her focus to the android rather than the people, and she spotted what was new: it was the walk. Sophia was not just walking; ze was sashaying, up on zir toes, zir back erect and zir shoulders and hips pivoting in the exaggerated mannerism of a model striding down a runway. Moreover--unless Chava’s eyes were deceiving her--Sophia’s gray covering appeared to have gained some additional padding in strategic places. </text:p>
      <text:p text:style-name="P16">“You see it, don’t you?” Giuseppe asked. “We might as well be invisible. Nobody is paying any attention to us right now.”</text:p>
      <text:p text:style-name="P16">“How can I not see it?” Chava replied. “What a treat for your pregnant wife, who can only waddle behind your mechanical paramour!” </text:p>
      <text:p text:style-name="P16">“Oh, nonsense!” Giuseppe chided. “Sophia is nothing more than a distraction to draw attention away from us.” </text:p>
      <text:p text:style-name="P16">“She’s a distraction all right,” Chava agreed as the trio reached a q-pod that rolled up as they reached the pick-up and drop-off area. “But for whom, I wonder?”</text:p>
      <text:p text:style-name="P16">As the doors of the pod popped open, Sophia spun about, cocked a hip, and made a sweeping gesture with one arm while Chava climbed into one of the two forward-facing seats, followed by Giuseppe. Sophia then slid into a rear-facing seat, the doors closed, and the pod rolled off on the short trip home. Chava half-expected to see one of the android’s blue eye ovals to compress into a wink, but the show was over: Sophia was again the Sophia of old. </text:p>
      <text:p text:style-name="P16">“I can’t wait to hear the rationale for this latest innovation of yours,” Chava said coolly. </text:p>
      <text:p text:style-name="P16">“I’ve made a few enhancements in the nsilk formulation,” Giuseppe explained, “that greatly improve the performance of the AB. I’ve applied the new formula to Sophia and Roberto. I wouldn’t be surprised if you notice other changes about them.” AB ws the abbreviation for the <text:span text:style-name="T16">Asimovic Brain</text:span>, named in honor of the twentieth century author who had written speculative stories about how widespread use of robots would affect human society. The AB was another invention of Giuseppe’s created with the help of the famous Spanish neuroscientists Izabel and Matteo Guzmán.” </text:p>
      <text:p text:style-name="P16">“Don’t tell me,” Chava sniffed. “Roberto now lies about the house all day watching football games and drinking wine.” </text:p>
      <text:p text:style-name="P16">“You’re jealous!” Giuseppe chided.</text:p>
      <text:p text:style-name="P16">“A bit,” Chava admitted. “It has been a stressful week.” She rubbed her belly and added, “You should ask your daughter.” </text:p>
      <text:p text:style-name="P16">“I did,” Giuseppe replied. “She seems fine.” His voice took on a tone of concern. “Is everything okay? Did something bad happen?”</text:p>
      <text:p text:style-name="P16"/>
      <text:p text:style-name="P16"/>
      <text:p text:style-name="P16"><text:s/></text:p>
      <text:p text:style-name="P16"/>
      <text:p text:style-name="P16">Chava had talked with Giuseppe over the weekend, and he had installed a throttle in her nsilk implementation that she could employ when she was using her ZPE probe. With the data rate turned down, she could activate her recreation of the <text:a xlink:type="simple" xlink:href="https://www.scribd.com/document/385149541/Workings-of-the-T-Henry-Moray-Valve-by-Kenneth-Thompson" text:style-name="ListLabel_20_28" text:visited-style-name="ListLabel_20_28"><text:span text:style-name="T5">Moray Valve</text:span></text:a> without blacking out. He had also, expressing great concern for Chava’s well-being, suggested that she monitor the radiant energy coming from the device and confer with a physician--in case </text:p>
      <text:p text:style-name="P16">She had also, with Isabella’s help, adjusted the valve to render the data stream in Hebrew, which was the first language Chava recognized among the polyglot offerings afforded by the slight tweaks Isabella applied to the white stone while the device was operating. In time, Chava hoped to mount the valve components in a servo-motor grid to perform such tuning herself; for now, the android, who seemed to be unaffected by the enormous river of data flowing from the device, and whose fingers were much more nimble, did the manipulations. </text:p>
      <text:p text:style-name="P16"/>
      <text:p text:style-name="P16">Isabella stepped back from the device, and, as Chava stepped closer, she could feel the surge of </text:p>
      <text:p text:style-name="P16">the zero point energy probe without blacking out from the onslaught. She has recreated the energy stream tapped by Moray, but she no longer cares about it because the unexpected data stream is more compelling. She spends her research time exploring and cataloging elements of the data, and she discovers a setting that changes the language of the data to ancient Hebrew. She makes that the default setting. </text:p>
      <text:p text:style-name="P16">(Isabella had stepped back about two meters after activating the probe, and although she felt an initial surge of data, it dropped off quickly. As an added precaution, Chava adds a switch that disconnects the circuit; the switch will later baffle investigators who handle the probe because it seems to have no function.) </text:p>
      <text:p text:style-name="P16">She learns the following. </text:p>
      <text:p text:style-name="P16">The data can be tapped from anywhere. She takes the probe with her and activates it, always taking care to stay away from those who might have nsilk. </text:p>
      <text:p text:style-name="P16">The data appear to show physical objects, and she appears to be the first object because she is always the focus. Or she is always at the origin. The axis mundi. The place when heaven and earth meet, the place where the gods and the mortals communicate. She writes these thoughts in her notebook. Other data might be coordinates, but there is much more. She can change the focus by ‘zooming’ out, and she sees other objects--people? Buildings? Planets? She can ‘zoom-in’ and she sees organs and microorganisms?</text:p>
      <text:p text:style-name="P16">The head of the physics department drops by to remind her that her grace period is almost up, but Chava no longer cares. She says she will submit a concluding report on time, and that it shows that the device does nothing. She is more interested in the data than the power. </text:p>
      <text:p text:style-name="P16">Chava has lingering nightmares in which she is using the ZPE and hearing the voices of monsters from far away. The monsters are yelling at her, threatening her.</text:p>
      <text:p text:style-name="P115"><text:bookmark text:name="_hd4dshr5pv52"/>The Mother-Child Connection</text:p>
      <text:p text:style-name="P16">Quote about the American tendency to try and solve society problems by wishing them away. </text:p>
      <text:p text:style-name="P16"><text:soft-page-break/><text:span text:style-name="T16">Winnemucca, Nevada.</text:span></text:p>
      <text:p text:style-name="P16">Marcy Danube tried not to tremble as she lay in the treatment chair and watched the android, one of the gray and white Italian Ganymedes with the glowing blue oval eyes she had read about but never seen until now, prepare for the injection required by law for all pregnant women. As a resident of Grass Valley, somewhat off the beaten path, she had hoped to avoid this necessity, but then some mindless militia drone with a stick up his ass had wandered into the store while she was working and bought an energy drink and pork skins and noticed her belly. The drone didn’t say anything, but Marcy could tell that he was the kind of by-the-book asshat who liked to dress up in camo and pretend to be a soldier. He wouldn’t confront her directly, but he would make a fuss. Sure enough, not long after, the ward bishop had dropped by; he spoke with Marcy about the need to comply with “the law,” which meant the new rules recently laid out by Sheriff-General Brad Sterling of the Friends of the American Redoubt (FAR) based in Boise. The FAR controlled most of Nevada, so whatever Sheriff-General Sterling proclaimed from his office in Boise was the law, and the law was that all pregnant women had to get the nsilk implant. Marcy was fuzzy on the details, but supposedly nsilk helped with managing the symptoms of morning sickness--or something like that. Marcy suspected it had more to do with the men just being the assholes that they were born to be and making women jump through the stupic hoops they had dreamed up, and she had ignored the requirement. But, now, with the ward bishop making it clear that the law was the law, Marcy saw no option but to comply. She asked a friend to drive her to Winnamucca, where the nearest nsilk clinic was located; at least the procedure was free for pregnant women. What could hurt about being able to connect to the net without a computer?</text:p>
      <text:p text:style-name="P16">Located on the section of Highway 289 that formed the main street through the town, the AutomaIT nsilk clinic was a glass and steel box with a cantilevered roof that extended out on two sides like the wings of some robotic bird. Marcy’s friend, who worked in one of the casinos, had dropped her off and then driven off to start her shift; Marcy would meet up with her later. Word was that the nsilk operation was a bit like getting a shot, except that the shot went into your head. They numbed you beforehand, so it was nothing painful. At least that was the story Marcy had gotten from the handful of silkheads with full bladders who had pulled off Highway 95 to use her store’s restroom and maybe buy something while they were there. Sometimes they bought nothing, but you could see them checking the prices of water and sodas. If there were two of them, they sometimes talked out loud about how the same thing was cheaper in Winnemucca, just down the road. Sometimes they just looked at each other, and you could tell that they were speaking mind-to-mind in the way that Marcy had heard they could do. Once this was over, Marcy would be able to speak mind-to-mind with the silkheads. That would be cool.</text:p>
      <text:p text:style-name="P16">It was a little odd that the android had asked her to undress first and put on a surgical gown, but Marcy assumed it was so that nothing dribbled onto your clothes. She understood that the nsilk fluid was green, so it was probably just as well; she couldn’t afford an unexpected cleaning bill. She went into the small dressing room, which had a bench, and hooks on the wall. She took off what she was wearing, hung her clothes on the empty wall hooks, and put on the gown hanging there. She also put on the slippers that had been placed under the bench and shuffled out. The android had motioned to the chair, and Marcy had arranged herself on it. </text:p>
      <text:p text:style-name="P16">The android finished what it was doing and came over. It didn’t have a mouth--just those two big blue oval eyes--but it spoke anyway in a light male voice that had a light accent. Marcy assumed it was Italian. He had an Italian name, <text:span text:style-name="T16">Marco</text:span>, and he had introduced himself when Marcy had entered the building. Nice name--just one letter different from Marcy!</text:p>
      <text:p text:style-name="P16">“This is to numb the injection points,” said Marco, the mechanical man. </text:p>
      <text:p text:style-name="P16">Simultaneous with making this announcement, both of the android’s hands moved, one to the front of Marcy’s head, the other to the back. She felt a light prick, and then a feeling of relaxation washed over her, which was nice because, frankly, she had been a little tense about having to take off work and come down here. She wasn’t getting paid, and she couldn’t have much of a good time in the city, what with being pregnant and unable to drink. But this was all right--a bit like getting the good stuff from the dentist, which she hadn’t in a long time. Nice. </text:p>
      <text:p text:style-name="P16">The android walked back to the table where it kept its tools, dropped whatever had been in its hands, picked up two other objects, and came back. Marcy just had time to see that one hand held a small drill and the other held a big hypodermic before--Bam!--the drill whirled on her forehead, then the other hand came up and pushed the needle in. And then the same thing happened at the back of her head. When it was over, her mouth was still open, ready to protest. </text:p>
      <text:p text:style-name="P16">The android said something that sounded like “echo” and a short word that began with a “q,” but Marcy couldn’t make it out. Probably Italian. </text:p>
      <text:p text:style-name="P16">“That’s it?” she said. “When do I start speaking with my baby?”</text:p>
      <text:p text:style-name="P16">“After the next part,” said Marco, and the android walked back to the table and picked up something that might be a hypodermic--if Marcy were a horse--in one hand and something else in the other. As Marco neared, Marcy could see that something else was a scalpel. </text:p>
      <text:p text:style-name="P16">“Jesus!” she said. “What are--,”</text:p>
      <text:p text:style-name="P16">[Marco: Dormi bene.] </text:p>
      <text:p text:style-name="P16">Marcy slept. </text:p>
      <text:p text:style-name="P115"><text:bookmark text:name="_lvfxgf8bib61"/>The Meeting (G10)</text:p>
      <text:p text:style-name="P16"><text:span text:style-name="T16">Moscow, Russia.</text:span></text:p>
      <text:p text:style-name="P16">Vladimir Vladimirovich Putin strode confidently down the hallway from his office to the Kremlin’s equivalent of a <text:span text:style-name="T16">Sensitive Compartmented Information Facility</text:span>, or SCIF. It <text:s/>was rumored, but never confirmed, that he wore an exoskeleton beneath his suit that maintained his youthful bounce at an age when most men shuffled, but Putin did not allow any images of himself released without his personal approval, and he would certainly never admit to using mechanical aids. He was just as tight lipped about his unique gait: he held his right hand close to his side while walking, only his left hand swinging freely--a ‘gun-slinger’ walking style thought to be the ingrained habit of a former KGB agent trained to keep his gun hand close to his weapon. Or, perhaps, some mused, it was just a ruse to distract attention from everything else. </text:p>
      <text:p text:style-name="P16">The undisputed leader of the Russian Republic for forty years, regardless of his official title at any given time--sometimes <text:span text:style-name="T16">President</text:span>, sometimes <text:span text:style-name="T16">Prime Minister</text:span>--during that span, Vladimir Putin was the most perfect example of an autocrat posing as the head of a nominally democratic republic that was anything but democratic, or a republic. On the surface, he was an elected official. Beneath the surface, where the favors and threats that determine the votes are distributed, he was a monarch. Putin himself preferred the simple title of ‘President for Life.’ </text:p>
      <text:p text:style-name="P16">Putin was also the senior leader of the <text:span text:style-name="T16">Group of Ten</text:span>, or G10, the political fraternity comprising the ten largest advanced economies in the world: Brazil, Canada, China, France, Germany, India, Italy, Japan, Russian, and the United States. They were meeting today to discuss worldly matters that required the leadership, and the munificence, of the G10. More, importantly, for Putin at least, they were meeting today for the first time since the recent election of a new President of the United States of America: Randall ‘Rocket Arm’ Simmons. The nickname gave Putin a private chuckle: it was so typically American to broadcast one’s vanity and expose one’s weakness at the same time. Even better, Simmons had run a campaign that extolled American ‘exceptionalism,’ and he had frequently proclaimed that America was still the ‘big dog’ of the world order. His supporters, many of whom had followed him since his days as the quarterback of the Washington Wolves football team, would respond to that proclamation with the same chorus of lupine howls that had followed every touchdown pass launched by Simmon’s rocket arm. </text:p>
      <text:p text:style-name="P16">It had been a while since Vladimir Putin had such a ‘useful idiot’ to work with, and he looked forward to stroking that immense ego with the flattery and praise it craved. His only regret was that, given the deadliness of the latest pandemic, the meeting of the G10 could not be held in person. He would have enjoyed standing next to the hulking two-meter tall Simmons, looking up and smiling his enigmatic smile as the American president would invariably boast, for the benefit of his American audience, that Americans had been blessed by God with ‘the seed of greatness!’ Simmons himself might have actually come to believe it. It was not an unusual thing to occur: actors immersed in a role sometimes have difficulty later distinguishing themselves from that role, the real-life player having become the scripted character they portrayed. Could Simmons have come to believe his stump speeches himself? Time would tell. </text:p>
      <text:p text:style-name="P16">Time would also tell what ‘Rocket Arm’ Simmons remembered about the game between his Washington Wolves and the New England Patriots that had been staged in Moscow years earlier. Simmons had been the star of that game, and the strapping young athlete had cut a wide swath through the nightclubs of the Russian capital in the wake of his team’s victory. <text:s/>How well, Putin wondered, did Simmons remember the details of the soiree in a Federal Security Service (FSB) sponsored hotel suite he had attended afterwards? Simmons had been nothing more than a star athlete at the time, but Putin had had a hunch that such an intelligent and photogenic young man might go on to become something more important, so he had ordered a covert operation to collect <text:span text:style-name="T16">Kompromat</text:span> he could use in the future. It was a long shot, but Putin was thorough, and he was patient, and so he had targeted thousands of promising young Americans who might prove to be useful on some future day. </text:p>
      <text:p text:style-name="P16">Putin’s agents had finished the first phase of the ‘Rocket Arm’ operation and were moving onto the second when the Wolves’s coach and a security detail had burst into the room, dressed his star player, and pushed him into a waiting limo that rushed to the team’s chartered plane, which was idling on the tarmac at Domodedovo International Airport. Six hours later, Simmons would wake from a deep slumber somewhere over the north Atlantic and complain of a throbbing headache; the team doctor, knowing that Simmons had partied hard after the game, would give him a couple of ibuprofen, a glass of water, and direct the team’s star to go back to sleep. </text:p>
      <text:p text:style-name="P16">If Simmons had a memory of something unusual happening that night in Moscow, he never spoke of it. </text:p>
      <text:p text:style-name="P16">Ahead of the Russian president, two guards opened double doors, and Putin stepped into a room that was both large and surprisingly empty except for three white-coated technicians standing inside a circle of masking tape Xs stuck to the stone tile floor. Putin nodded to the trio as he strode forward, a bank of ceiling lights coming to life as he advanced. When he was centered in the circle of illumination, one of the technicians stepped forward and handed Putin a pair of glasses with thick frames, which the Russian leader put on. As the technician backed out of the circle of Xs, a small cloud of what looked like large pieces of confetti began to drop around Putin, but when none of the small objects hit the floor--instead, they slowly rotated around the Russian President--it became clear that they were something else entirely. The technician held up a hand with three raised fingers and pulled them down one by one over the next three seconds. </text:p>
      <text:p text:style-name="P16">In the virtual space he now occupied, Putin saw that he was standing next to the holographic image of the new American President. The image of Randall ‘Rocket Arm’ Simmons looked down at Putin and smiled. Putin smiled his enigmatic smile in return, and he leaned back on his heel. Standing only one point seven meters himself, he was used to craning his head up when meeting with other world leaders, many of whom were tall men, and he rather enjoyed the spectacle of pretending to be weaker because of his smaller stature. Real power had nothing to do with height, weight, muscles, ridiculously coiffed hair, or a mouthful of shiny teeth, but the Russian leader had no problem mugging for the cameras to convey the message that he might believe otherwise. People could believe what they wanted to believe. </text:p>
      <text:p text:style-name="P16">President Randall Simmons, who had last met Putin--and then only briefly--some twenty-five years earlier, smiled a million dollar smile. He looked like the Hollywood ideal of a leader: skin that had yet to show any wrinkles, the face of a Greek god and a physique to match, his broad shoulders and still-narrow waist accentuated by a bespoke suit in dark blue, a white shirt that was almost luminous, and a scarlet tie dotted with tiny US flags. In contrast, Putin looked rumpled and old. </text:p>
      <text:p text:style-name="P16">“Mr. President,” said Simmons, his voice deep and resonant. He held out his right hand for a moment before remembering that he was not actually sharing a space with the Russian president, and then he laughed and pulled it back to his side. Putin shrugged and looked to his left, as more members of the G10 begane appearing in the virtual space of the meeting. </text:p>
      <text:p text:style-name="P16">Xi Jinping, China’s own President for Life, was the next to arrive, and his image was the same height as that of the American president, even though Xi was shorter than Simmons in real life. Xi nodded at Simmons, and then looked down at Putin with a thin smile. </text:p>
      <text:p text:style-name="P16"><text:span text:style-name="T16">Evidently</text:span>, Putin thought, <text:span text:style-name="T16">the Chinese have created an avatar of their leader instead of a faithful image of the real Xi Jinping</text:span>.<text:span text:style-name="T16"> Interesting</text:span>. His next other thought was that he wished he had done the same. </text:p>
      <text:p text:style-name="P16">Xi nodded to Putin and Simmons as an image of the Indian President and Prime Minister Devansh Patel popped into existence across from the other three leaders. This image was also taller than it should have been: Patel was no taller than Putin in real life. Moreover, the Indian leader had a blue tinge to his color, as though he were channeling the spirit of Vishnu, one of the primary Hindu Gods, and he was wearing a white vest that exposed bare arms much more muscular than likely. His legs were draped in a dress-like garment of deep crimson lined with gold brocade. He was stunning, more cartoon character than human. </text:p>
      <text:p text:style-name="P16"><text:span text:style-name="T16">I have completely misjudged how this new game is to be played</text:span>, Putin thought with amusement. His chagrin at being upstaged, however, was short-lived as the prime minister of Britain, the French president, and the Israeli prime minister all showed up as themselves, each of them looking short and rather dowdy in comparison to the three giants that were Simmons, Xi Jinping, and Pater. Confusion was evident in their eyes. </text:p>
      <text:p text:style-name="P16"><text:span text:style-name="T16">We will all look better next time</text:span>,” Putin thought to himself, and then he moved back slightly and sat upon a three-legged stool that had just been placed behind his X mark by one of the white-coated technicians. The other leaders followed suit, but the simple stools that had been agreed upon earlier had, in the case of the Chinese and Indian leaders, been replaced by what appeared to be rather elaborate thrones. </text:p>
      <text:p text:style-name="P16">Putin refused to notice anything out of the ordinary as he called the meeting to order. He had met all of these world leaders when they were younger, and, whether they remembered it or not, they had been chosen to play their roles by a master manipulator. </text:p>
      <text:p text:style-name="P16">“Shall we begin?” he asked.</text:p>
      <text:p text:style-name="P115"><text:bookmark text:name="_lq8t4odof91i"/>Moses</text:p>
      <text:p text:style-name="P16"><text:span text:style-name="T16">3 days BGD, Beaumont, Texas.</text:span></text:p>
      <text:p text:style-name="P16"><text:soft-page-break/>On the Saturday evening that his father had lain in a catatonic slumber in his bedroom, thirteen year old Moses Johnson stepped into the role that would define him for life. </text:p>
      <text:p text:style-name="P16">Earlier in the day, father and son had entered the glass and steel AutomaIT nsilk clinic located off the southernwestern leg of I-10. The clinic had opened to great fanfare earlier in the year, with Sheriff-General Robert ‘Beau’ Cooper of the Texas Freedom Fighters cutting the ribbon across the doors. Minutes earlier, Cooper had talked about how the Italian mind-computer technology was essential to stopping abortion throughout the state. “Starting today,” Cooper had said, “We will use the power of technology to link mothers and babies in a way that will ensure that this slaughter of the innocent will no longer occur.” Ignoring questions as to whether he would be expanding the availability of contraceptives or would be getting nsilk himself, the Sheriff-General had picked up a ridiculously large pair of scissors and sliced through the ribbon. </text:p>
      <text:p text:style-name="P16">When the Reverend Joseph and Moses Johnson stepped into the lobby of the clinic this Saturday morning, they were greeted by a solitary Ganymede android who welcomed them, asked for their names, and then led them through a sliding door at the back of the lobby into a room containing two treatment chairs surrounded by wheeled carts upon which glistening instruments had been arrayed. In appearance, it was like a dentist office. Behind each chair stood an android, waiting. Reverend Johnson was directed to one chair, and his son, Moses, was led to the other. Both sat down and lay back, and the androids adjusted the pads just below the headrests to cushion their necks. </text:p>
      <text:p text:style-name="P16">The reverend had been a little surprised to not see anybody else at the clinic, but </text:p>
      <text:p text:style-name="P16"/>
      <text:p text:style-name="P16"/>
      <text:p text:style-name="P16"/>
      <text:p text:style-name="P16">His father had skipped dinner and retired earlier. conscience no longer up to the task of speaking the words he had been paid to speak, words that had spawned laws under which pregnant women had been forced to mentally connect to </text:p>
      <text:p text:style-name="P16">to be mentally connected to their unborn children, </text:p>
      <text:p text:style-name="P16">The next morning, Moses, dressed in one of his father’s camo robes and with his father’s long purple stole draped across his neck, had stood upon a stack of wooden pallets placed behind the pulpit and faced his father’s congregation of BDU-clad men. Only in the very back was the landscape of camo broken; pressed against the back wall stood an older man in a wide-breasted charcoal suit with white stripes. The man had with jet-black black eyebrows above dark eyes, sharp cheekbones, and long black hair combed straight back. To his left and his right, stood Ganymede androids. </text:p>
      <text:p text:style-name="P16">Moses, who had met the older man once, guessed that Wayne Wyans, the Chairman and CEO of the Texas Freedom Corporation, had gotten wind of the collapse of the Reverend Joseph Johnson the previous evening and had made the trip down from his HQ in Conroe this morning to see if he needed to step in to protect his investment in Christ the Conqueror Church. Indeed, at that moment when the boy with the long golden locks stepped up to his father’s pulpit, Wyan was thinking about other pastors and preachers who knew who might be able to step in while his star was sidelined. </text:p>
      <text:p text:style-name="P16">And then the boy spoke. </text:p>
      <text:p text:style-name="P16">When he was a small boy, Wayne Wyans’ father and mother had taken their son to see <text:a xlink:type="simple" xlink:href="https://patch.com/texas/meyerland/when-rev-billy-graham-packed-eighth-wonder-world" text:style-name="ListLabel_20_28" text:visited-style-name="ListLabel_20_28"><text:span text:style-name="T5">Billy Graham</text:span></text:a> preach at his crusade stop in Houston. There, in the air-conditioned splendor of the newly completed Astrodome--what many Texans, a people never lacking hubris, proclaimed ‘The Eighth Wonder of the World!’--the young Wyans thrilled to hear one of the great orators of any era speak. At the end of the sermon, when Graham called for people in the audience to come down to the altar to accept Jesus Christ as their Lord and Savior, Wayne Wyans had stood and walked with hundreds of others as his parents beamed at him. </text:p>
      <text:p text:style-name="P16">Moses Johnson was no Billy Graham--not yet, at any rate--but there was in his folksy, comfortable manner of speaking, evidence of a gift that comes only once in a lifetime. </text:p>
      <text:p text:style-name="P16">Wyans and his androids slipped out quietly while the golden-haired boy delivered the benediction to an enrapt congregation. Wyans entered the parsonage, he looked in upon the soundly sleeping Reverend Joseph Johnson in his bedroom, and then the business magnate took out one of the three envelopes he had placed in his breast pocket earlier in the day. He placed the envelope on the kitchen table, scribbled a brief note on the top with a pen, and then he left. </text:p>
      <text:p text:style-name="P115"><text:bookmark text:name="_hhf3esfg2d1u"/>Lawless in the Land of Law and Order</text:p>
      <text:p text:style-name="P16"><text:span text:style-name="T31">Good morning, Eugene! Here is your morning NewsBlob Personal Blurt:</text:span></text:p>
      <text:p text:style-name="P16"><text:span text:style-name="T31">SOMETHING ABOUT LAWS. </text:span></text:p>
      <text:p text:style-name="P16"><text:span text:style-name="T31">When was the last time you saw a cop pulling over a speeding driver, or a driver running late through a light that’s just turned red. </text:span></text:p>
      <text:p text:style-name="P16"><text:span text:style-name="T31">So many laws on the books that never get enforced because nobody wants them enforced. They just want them on the books so that he can say we live in a society of law and order, but when it comes to enforcing the law in an efficient way--such as using cameras and computers that think without human bias, then they pull back. They want to waste some cop’s time and expect a judgement to be made instead: pull them over or not, ticket or not. </text:span></text:p>
      <text:p text:style-name="P38"/>
      <text:p text:style-name="P115"><text:bookmark text:name="_yqfwfe5i9x9z"/>1Drone Terror Redux </text:p>
      <text:p text:style-name="P16"><text:span text:style-name="T31">Good morning, Eugene! Here is your morning NewsBlob Personal Blurt:</text:span></text:p>
      <text:p text:style-name="P16"><text:span text:style-name="T31">DRONE TERROR REDUX! In the middle of the G10 meeting, roughly ten years since the global drone strikes that terrorized the world, it happened again: swarms of drones emerged from their hiding places to attack unsuspecting citizens. Some dropped bombs and incendiary devices. Some fired rockets, bullets, and jets of napalm. But instead of rolling waves of attacks by time zone, these attacks all came at noon Moscow time. Other targets in Europe included Bucharest, Budapest, Vienna, Warsaw, Athens, Prague, Berlin, Munich, Venice, Rome, Milan, Frankfurt, Bern, Zurich, Brussels, Paris, Lyon, Barcelona, Madrid, Lisbon, London, Manchester, Glasgow, Edinburgh, and Dublin. Targets in the Americas centered on Boston, New York City, Philadelphia, Washington D.C., Baltimore, Newport News, Charlotte, Jacksonville, Orlando, and Miami. In Asia, strikes were heaviest in Tokyo, Beijing, Seoul, Taipei, Mumbai, and Bangalore. Deaths and casualties are still being assessed, but initial estimates are that both will be large. </text:span><text:span text:style-name="T33">Al Jazeera</text:span><text:span text:style-name="T31">. </text:span></text:p>
      <text:p text:style-name="P115"><text:bookmark text:name="_5ih1prt5mb2r"/>Bedtime</text:p>
      <text:p text:style-name="P16"><text:span text:style-name="T16">Bryan, Texas. </text:span></text:p>
      <text:p text:style-name="P16">The worst kind of news acts as a sieve for the human soul. </text:p>
      <text:p text:style-name="P115"><text:bookmark text:name="_2x4tscf0m1qg"/>Blackout</text:p>
      <text:p text:style-name="P16">Chava goes crazy, kills her parents, and flies to Florence to kill the rest of her family. </text:p>
      <text:p text:style-name="P115"><text:bookmark text:name="_g9dsykntgxbz"/>The Deadly Suns</text:p>
      <text:p text:style-name="P16">The <text:a xlink:type="simple" xlink:href="https://www.unoosa.org/pdf/gares/ARES_21_2222E.pdf" text:style-name="ListLabel_20_28" text:visited-style-name="ListLabel_20_28"><text:span text:style-name="T5">Outer Space Treaty of 1967</text:span></text:a> established an agreement among eighty-nine signatory states that the exploration of space should be conducted for the benefit of all of humanity. <text:span text:style-name="T16">Article I</text:span> of this treaty states the sweeping egalitarian goals to be established for the great expanse beyond the home planet of humanity: </text:p>
      <text:p text:style-name="P16">“The exploration and use of outer space, including the Moon and other celestial bodies, shall be carried out for the benefit and in the interests of all countries, irrespective of their degree of economic or scientific development, and shall be the province of all mankind.”</text:p>
      <text:p text:style-name="P16">“Outer space, including the Moon and other celestial bodies, shall be free for exploration by all States without discrimination of any kind, on a basis of equality and in accordance with international law, and there shall be free access to all areas of celestial bodies.”</text:p>
      <text:p text:style-name="P16"><text:span text:style-name="T16">Article IV</text:span> of the treaty established an agreement regarding the placement of weapons in space: </text:p>
      <text:p text:style-name="P16">“States Parties to the treaty undertake not to place in orbit around the Earth any objects carrying nuclear weapons or any other kind of weapons of mass destruction, install such weapons on celestial bodies, or station weapons in outer space in any other manner.” </text:p>
      <text:p text:style-name="P16">To date, one hundred ten counties are parties to this treaty, including the nine known nuclear powers: China, France, India, Israel, North Korea, Pakistan, Russia, the United Kingdom, and the United States. </text:p>
      <text:p text:style-name="P16"><text:soft-page-break/>Few would openly disagree with the noble sentiment of this treaty regarding the free and open use of the vast and mostly unexplored expanse the lies everywhere beyond the thin skin of the atmosphere that covers our home planet. The concept of the “commons” with respect to natural resources has a long and respected history in human society, wherein we all recognize that some natural materials, such as air and water, must be shared and not owned privately. Among some indigeous peoples, these natural materials would also include the land itself, for in their philosophies a person cannot own a piece of the Earth itself--they simply live upon it. </text:p>
      <text:p text:style-name="P16">However, many would agree that this agreement to share all of outer space runs contrary to human nature and its need to claim things as its own. As any parent who has observed very young children fighting over a toy will attest, the word “mine” is one of the first to be learned. It is baked into our nature to want to claim things for our own and to keep all others from using what we have claimed. The results of this basic greed can be seen by simply looking at any map of the world, of the countries, of the states within, and of each successively small parcel within each body of ownership. With the exception of the ice cap on the North Pole and the ice-covered rock of the South Pole, there is no place on Earth that does not bear the imprimatur of ownership, and even at these two extremes many emplacements of humanity are restricted as to who can be there. </text:p>
      <text:p text:style-name="P16">So, from the perspective of looking at what humanity has behaved over the long course of history with regards to the concept of the “commons,” who among us would truly believe that incredible commons that lies beyond the planet of our origin would be treated any differently than has the Earth itself?</text:p>
      <text:p text:style-name="P16">Nowhere does the treaty specify how the act of undertaking not to place weapons of mass destruction in space is to be verified. </text:p>
      <text:p text:style-name="P16">* * * * *</text:p>
      <text:p text:style-name="P16">In the 1970s and 1980s, development of a weapon that would kill people without inflicting massive damage to buildings and other parts of civilized infrastructure was investigated by the nuclear powers. </text:p>
      <text:p text:style-name="P16">especially the United States the the Union of Soviet Socialist States. </text:p>
      <text:p text:style-name="P115"><text:bookmark text:name="_heu3hxrqrwhd"/>2030 G10</text:p>
      <text:p text:style-name="P16">“Having already leaned toward authoritarianism twenty-four years earlier, it was not at all surprising when America once again cast its lot with a figure who promised to restore the swagger of the United States as a bold, independent actor on the world stage. Over the course of a decade and three more crippling pandemics, worldwide employment had climbed to more than two hundred and fifty million while tariffs imposed by nationalist policies stymied the natural flow of raw materials and products. The resultant stagnation situation--or ‘stagflation’--had hit America especially hard: unemployment had been measured in double digits for the last seven quarters, and inflation was headed there as well.”</text:p>
      <text:p text:style-name="P16">“Meanwhile, hope for the long-sought return of manufacturing jobs dimmed amid a flood of automation efforts that included imports of the Italian AutomaIT SrL Ganymede line of humanoid robots. Dubbed “The android that wants your job” by the leader of the mostly defunct, barely breathing AFL-CIO, these automatons were being placed not only on the manufacturing line, but also in food service, health care, and many other positions; if the job you did did not require advanced training, chances were good that a Ganymede could be replacing you soon.”</text:p>
      <text:p text:style-name="P16">“It was in this time of continued pessimism about whether the ‘American Dream’ still existed at all for those lacking advanced degrees that businessman Randall Simmons launched his presidential campaign. A former national champion quarterback for UCLA and a first-round draft pick of the Washington Wolfpack who had led the team to two Super Bowl victories, Simmons was considerably younger, smarter, and much more polished as a leader than the last Republican candidate who had stepped from the boardroom to the White House. Running on a ticket that paired him with a hispanic Vice Presidential candidate--his wife, the junior senator of the state of Texas, Valeria Molina-Simmons --Simmons was swept into office with strong support in all states, including the south and the midwest, buoyed by the strength of a campaign whose catchphrase was ‘Ride the Rocket,’ a reference to Simmon’s nickname during his NFL years: ‘Rocket Arm Randall.’”</text:p>
      <text:p text:style-name="P16">“He had not been in office for two months when he participated in what turned out to be the last meeting of the G10. <text:s/>It also turned out to be the beginning of the end for President Randall Simmons, the United States, and the last great democracies worldwide.”</text:p>
      <text:list xml:id="list65913689121938" text:continue-list="list65913275238707" text:style-name="WWNum17">
        <text:list-item>
          <text:p text:style-name="P40"><text:span text:style-name="T16">Excerpt from A Complete History of the Humanist Coalition: From Inception to Final Freedom, by Javier Guzmán</text:span></text:p>
        </text:list-item>
      </text:list>
      <text:p text:style-name="P16">Vladimir Vladimirovich Putin, aged eighty-seven, strode confidently down the hallway from his office to the Kremlin’s equivalent of a Sensitive Compartmented Information Facility, or SCIF. It <text:s/>was rumored, but never confirmed, that he wore an exoskeleton beneath his suit that had maintained his youthful bounce at an age when most men shuffled. (Putin did not allow any images of himself released without his personal approval; those who had tried to bypass this rule were seldom seen or heard from again.) As always, he held his right hand close to his side while walking, only his left hand swinging freely, a ‘gun-slinger’ walking style thought to be the ingrained habit of a former KGB agent trained to keep his gun hand close to his weapon; Putin never confirmed this rumor either. </text:p>
      <text:p text:style-name="P16">The undisputed leader of the Russian Republic for more than forty years, regardless of his official title at any given time during that span, Vladimir Putin was also the undisputed senior member of the Group of Ten, or G10, his tenure surpassing that of any other world leader in spite of Russia having been suspended from the former G8 in 2014 following the Russian annexation of Crimea and not invited back until 2022. Now, comprising the ten largest advanced economies in the world--Brazil, Canada, China, France, Germany, India, Italy, Japan, Russian, and the United States--the G10 was meeting for the first time since the recent election of a new President of the United States of America: Randall ‘Rocket Arm’ Simmons. </text:p>
      <text:p text:style-name="P16">Putin had chuckled at the name of his new adversary when it was first explained to him. It was typical of Americans to broadcast their vanities and expose their weaknesses at the same time. The master of manipulation, Putin still enjoyed the process of employing a mixture of flattery and thinly veiled threats to slowly and surgically peel back the layers of his opponents’ public shells until nothing remained but a throbbing bundle of nerves that could be either stroked or poked as needed. His only regret was that, given the deadliness of the latest coronavirus, the meeting of the G10 could not be held in person; he would have enjoyed standing next to the hulking two-meter tall Simmons, and grinned his enigmatic grin as he began to operate on the man who had recently proclaimed that America was still the ‘big dog’ of the world order. His supporters had responded with the chorus of lupine howls that followed every goal scored by Simmons’ football team.</text:p>
      <text:p text:style-name="P16">Simmons had even made the notion of ‘American exceptionalism”--the concept that America is unique among countries because it was founded on principles rather than geography: liberty, equality, and religious freedom--a key component of his campaign speeches, frequently reminding his audiences that they too, by virtue of being Americans, were born to be exceptional, that they had blessed by their God with ‘the seed of greatness!’” </text:p>
      <text:p text:style-name="P16">Putin chuckled at the thought that Simmons himself might have actually come to believe the things he had grown accustomed to saying. It was not an unusual thing to occur: actors immersed in a role sometimes have difficulty later distinguishing themselves from that role, the real-life player having become the scripted character they portrayed. Could Simmons have come to believe his stump speeches himself? Time would tell. </text:p>
      <text:p text:style-name="P16">Time would also tell what Rocket Arm Simmons remembered about the game between his Washington Wolves and the New England Patriots that had been staged in Moscow some twenty-five years earlier. Simmons had been the star of that game, and the strapping young athlete had cut a wide swath through the nightclubs of the Russian capital in the wake of his teams’ victory. <text:s/>How well, Putin wondered, did he remember the details of the soiree in a Federal Security Service (FSB) sponsored hotel suite he had attended afterwards? Simmons had been nothing more than a star athlete at the time, but Putin had had a hunch that such an intelligent and photogenic young man might go on to become something more important, so he had ordered a covert operation to collect <text:span text:style-name="T16">Kompromat</text:span>--compromising material he could use in the future. It was a long shot, but Putin was thorough, and patient, so he had targeted thousands of Americans who might prove to be useful on some future day. </text:p>
      <text:p text:style-name="P16">Putin’s agents had finished the first phase of the ‘Rocket Arm’ operation and were moving onto the second when the Wolves’s coach and a security detail had burst into the room, dressed his star player, and pushed him into a waiting limo that rushed the two to the team’s chartered plane, which was idling on the tarmac at Domodedovo International Airport. Six hours later, Simmons would wake from a deep slumber and complain of a throbbing headache; the team doctor, knowing that Simmons had partied hard after the game, would give him a couple of ibuprofen, a glass of water, and direct the team’s star to go back to sleep. </text:p>
      <text:p text:style-name="P16"/>
      <text:p text:style-name="P16">Putin would use the same strategy to gather Kompromat on prospective leaders of other nuclear powers--and even some possible leaders of non-nuclear powers who were on the threshold of joining the nuclear club. All would have vague memories of the second phase of the operation and would plan to blunt the impact of their youthful indiscretions. None would remember the first phase, or even surmise when they had been compromised, until it was far too late. </text:p>
      <text:p text:style-name="P16">Ahead, two guards opened double doors for the Russian leader, and he stepped into a room that was both large and surprisingly empty--except for three white-coated individuals with the look of technicians and a simple four-legged stool. Putin nodded to the trio as he strode forward into the center of the room, a bank of ceiling lights coming to life as he advanced. When he was centered in the circle of illumination, one of the technicians stepped forward and handed Putin a pair of glasses, which the Russian leader placed on his head. As the technician backed away, a cloud of what at first looked like shiny confetti began to drop around Putin, but when none of the small objects hit the floor--instead, they slowly rotated around the Russian President--it became clear that they were something else entirely. </text:p>
      <text:p text:style-name="P16">In the virtual space he now occupied, Putin saw that he was, indeed, standing next to the holographic image of the new American President. The image of Randall ‘Rocket Arm’ Simmons looked down at Putin and smiled. Putin smiled his enigmatic smile in return. </text:p>
      <text:p text:style-name="P115"><text:bookmark text:name="_ioyuk4lh3k0e"/>2032 B&amp;K observe the GD</text:p>
      <text:p text:style-name="P16">Bekka and her fellow traveler emerged from the time stream and stood on a snowy slope of the Alborz mountains, looking down on the city of Tehran. It was early morning, hours before dawn, and the air looked to be crisp and cold but neither traveler felt more than the inkling of cold one feels when looking at a photograph shot in a winter setting. Bekka had been holding onto the hand of Thucydides, who had never traveled in this manner before, but she let go now, and she allowed the other avatar a few moments of silence in which to get his bearings after his first journey into the past. </text:p>
      <text:p text:style-name="P16">“It’s beautiful!” said Thucydides after a while. “But it is a bit like looking at a painting rather than a hi-def video, although some parts seem to be coming into sharper focus. Where and when are we?”</text:p>
      <text:p text:style-name="P16">“Tehran,” said Bekka. “The worldwide net as we know it is still relatively young in years before nsilk, so the data used to reconstruct this scene are not as rich as in our time. The result is a bit like watching a video recorded before HDTV. Nothing is as sharp as you expect it to be.” Then she added, “It is early morning on the day of the Great Desolation.”</text:p>
      <text:p text:style-name="P16">Thucydides looked around and shook his head. “How is that even possible?” he wondered. “How can we travel back in time to witness this event?”</text:p>
      <text:p text:style-name="P16">“<text:span text:style-name="T16">We</text:span> did not,” Bekka explained, “actually travel back in time. <text:s/>Our bodies remain where they are, but in all locations where the modern net exists--or some precursor of it--there remains a memory of all that has been observed and recorded, and from that the enhancement algorithms built into nsilk can use your own mind’s processing power to fill in the data gaps; that is why some parts of the image continue to sharpen as you watch them. You can call it a reconstruction if you wish, but it is playing out exactly as it happened.”</text:p>
      <text:p text:style-name="P16">“But I feel things,” Thucydides argued. “I felt the grip of your hand earlier, and I swear that I can actually feel the cold now. It’s not a bitter cold, but I feel something.”</text:p>
      <text:p text:style-name="P16">Bekka nodded. “Your mind is using the data it is receiving about this place, some of which includes weather data, and using that data to construct some of the sensations that you would be having were your body actually here. However, there are filters to keep you from feeling the full extent of the cold, just as there are filters in place to keep you from feeling the full heat of, say, Death Valley at its hottest--should we travel there.”</text:p>
      <text:p text:style-name="P16">Thucydides grunted an acknowledgment. He still felt the cold. </text:p>
      <text:p text:style-name="P16">“In another ten years’ time,” Bekka added, “The recordings of a billion observers will have been added to the data store, and the fidelity of the scenes become much more crisp.”</text:p>
      <text:p text:style-name="P16">“Because in ten years nsilk usage will be widespread?” <text:s/></text:p>
      <text:p text:style-name="P16">Bekka nodded again. “In a decade, it will have spread from Italy to all countries of the world.”</text:p>
      <text:p text:style-name="P16"><text:soft-page-break/>“And it is about to happen?” Thucydides asked, “The Great Desolation?”</text:p>
      <text:p text:style-name="P16">“Yes. One part of it. We will watch other occurrences, but this is where we will start.” </text:p>
      <text:p text:style-name="P16">“Should I shield my eyes?”</text:p>
      <text:p text:style-name="P16">“If you wish. Our avatars will be blinded temporarily, but we will suffer no damage.” </text:p>
      <text:p text:style-name="P16">“Oh. Of course,” said Thucydides, perhaps a little embarrassed by the question now. “But soon?”</text:p>
      <text:p text:style-name="P16">“About ten seconds, I should say.” Bekka replied. </text:p>
      <text:p text:style-name="P16">Thucydides looked up to scan the skies, which were clear. He saw nothing, which was not surprising. The ballistic missiles that had been launched earlier had already used up their fuel and were dropping now without any exhaust glow to give them easy visibility. He lowered his eyes to search for cruise missiles converging on the city, but he could find no pinpricks of light moving quickly in the black of night; all he saw were the usual aircraft slowly landing and taking off from Imam Khomeini International Airport.</text:p>
      <text:p text:style-name="P16">“Now,” said Bekka. </text:p>
      <text:p text:style-name="P16">The sky blazed as a hundred small sons ignited, and the valley below stood transfixed in the light in the moment before the avatar’s visual sensors were overwhelmed.” He was still fuzzy on the mechanics of how a virtual object could ‘see.’ Bekka had explained that it had something to do with transmission of a miniscule amount of dark-energy powered nfab that formed a kind of sensor array for their avatars, but he had tuned out when she started talking about the details. Suffice it to say he could see, hear, and even feel some things through his avatar. </text:p>
      <text:p text:style-name="P16">“Incredible!” Thucydides said breathlessly when his vision came back. And then he remembered what was happening, and he wished he could take it back.</text:p>
      <text:p text:style-name="P16">“Yes,” agreed Bekka. “It actually is. And it is happening in twenty-three other places as well. The world will not be the same after this pivotal moment.”</text:p>
      <text:p text:style-name="P16">“Does it make you sad?”</text:p>
      <text:p text:style-name="P16">Bekka turned to look at Thucydides, and he could not help but think that he was seeing a living being and not just a cartoonish digital container for a human consciousness residing somewhere else on the net. </text:p>
      <text:p text:style-name="P16">“Yes,” she said. “And no. Yes, because this moment reflects humanity’s failure to recognize and address our greatest failing: our inability to understand that reality is not a personal observation or even the collective observations of a handful of friends or advisors. When we rely on limited observation, we track the central tendencies, the norms, but reality includes a much broader range of data, and all of the data are important. We have made the mistake of allowing those who focus on the norms to be our leaders, and we have, throughout history, paid the price for their ignorance and limitations when we should have selected those who see the entire spectrum to be our leaders.”</text:p>
      <text:p text:style-name="P16">“No,” Bekka continued, “Because this moment, as terrible as it is, marks the beginning of human freedom, of release from the bondage of the norm. For most of our history, humanity has lived under the rule of autocrats, who were picked to lead either because they were the most aggressive or because they were deemed to have been chosen by some god to rule others. In the end, these autocrats were chosen because the richest among us preferred having a single ruler to deal with, somebody who could be manipulated and, if necessary, replaced. Whatever leaders we have had, the power behind the throne has always been the wealthy. </text:p>
      <text:p text:style-name="P16">I was born in a time when there was no longer a middle class: you were either rich and lived in the city, or you were poor and lived in one of the shanty towns on the outskirts of the city and did whatever gig work was available. I was born rich--not as rich as some--my uncle, for example--but I had a comfortable home, fresh food, clothing, and an excellent education. But, after this, the shanty towns will become rings of immigrant camps, and the degree of inequality will become increasingly harder to ignore--or justify.”</text:p>
      <text:p text:style-name="P16">“Some might say that the poor brought it on themselves by not working harder,” Thucydides replied. “That they could have started new businesses here.”</text:p>
      <text:p text:style-name="P16">“Those ‘some’ are mainly the well-paid religious mouthpieces of the ultra-rich,” Bekka responded, “who espouse <text:span text:style-name="T16">Word of Faith</text:span> and the <text:span text:style-name="T16">Prosperity Gospel</text:span> to absolve the guilt of their patrons should they feel even a twinge of regret for having so much while so many others have so little. According to the Word of Faith prophets, anybody who speaks their desire will have it realized, as stated in Mark 11:24. In the New Living Translation of the Bible this entry says, ‘I tell you, you can pray for anything, and if you believe that you've received it, it will be yours.’ People who believe in the Word of Faith will say that the poor simply do not have faith and speak what they want. Or, perhaps they are speaking to Satan instead of God.”</text:p>
      <text:p text:style-name="P16">“And those who preach the Prosperity Gospel?”</text:p>
      <text:p text:style-name="P16">“They say that God wants people to be wealthy and healthy, and all one needs to do to achieve these goals is to have faith, speak using spiritual words, and make donations to religious causes.”</text:p>
      <text:p text:style-name="P16">“They sound similar, except for that part about making donations,” Thucydides observed. </text:p>
      <text:p text:style-name="P16">Bekka shrugged. “The Word of Faith preachers will ask for ‘seed’ money donations that God will reward with a generous ROI. Both groups are charlatans of the worst stripe. My point is that both say what you just said: the poor are poor because they choose to be poor, that they did not stay here and create new businesses.”</text:p>
      <text:p text:style-name="P16">“I said that <text:span text:style-name="T16">some </text:span>might say that kind of thing,” Thucydides protested. “I didn’t say that I would personally say something so callous and uncaring.”</text:p>
      <text:p text:style-name="P16">“Whatever,” Bekka responded with a casual flip of her hand. “Those outside of the death zone here have just borne witness to the death of more than nine million of their fellow citizens. They are terrorized and will not will not want to remain here among the rotting bodies. They will move on at great cost and peril to themselves. They will become peasants in some forgeign land, and they will be mistrusted wherever they go. Meanwhile, the ultra-rich, who were born rich and have no idea what it means to having nothing, will continue to grab the lion’s share of the world’s income to add to their own burgeoning wealth.”</text:p>
      <text:p text:style-name="P16">“Then the failure is society’s,” said Thucydides. “Society should have done something to share the wealth in a manner that all would prosper.”</text:p>
      <text:p text:style-name="P16">GOES OFF THE RAILS HERE</text:p>
      <text:p text:style-name="P16">“It tried. In some cases, such as the Scandanavian countries, a more principle system of governance worked, and it may continue to work there for a while. Theirs appears to be an area resistant to the regression to feudalism that is shaping the times. There, people seem to understand that you don’t get something for nothing. If you want to have a society in which everybody feels like a valued member, then you have to give up some of your income to provide for those who have less.” </text:p>
      <text:p text:style-name="P16">“Sounds like socialism, no?” Thucydides suggested. </text:p>
      <text:p text:style-name="P16">“Of course it does!” Bekka snapped, and Thucydides realized that this was a sore point for his host about which she could not be objective. “The so-called capitalist countries like to pretend that they are built purely through capitalism, but they all practice socialism when it comes to infrastructure, health care, and the military that protects their precious capital assets. It is alway just a matter of degree that separates capitalists from socialists, and there is no pure form of either. Capitalists profess to believe that the market can fix all problems, but they recognize it cannot, so they resort to socialism to build what they need and then chronically underfund those efforts to demonstrate why government is ineffective. When they want something to succeed, as the United States does with its military, they fund it to be successful, even when doing so cuts into funding for other societal needs.”</text:p>
      <text:p text:style-name="P16">“True freedom,” Bekka continued, “not the kind of freedom that comes with being entrapped in the past, but the kind of freedom that results when people begin to think for themselves and act for themselves, . This is the moment when democracy realized that it was in a death spiral and that things would get worse, but at this moment it became clear that the status quo had won this battle.”</text:p>
      <text:p text:style-name="P16">“Thank you for showing me,” said Thucydides. </text:p>
      <text:p text:style-name="P16">“See if you will feel so grateful after seeing the totality of destruction unleashed on this day,” Bekka warned. </text:p>
      <text:p text:style-name="P16"><office:annotation office:name="__Annotation__2842_379304362"><dc:creator>Dennis Meier</dc:creator><dc:date>2020-08-28T14:57:01</dc:date><text:p><text:span text:style-name="T4">Not sure about showing Puck here. I'm not sure who Puck is. Maybe an avatar of Javier, but maybe somebody else.</text:span></text:p></office:annotation><text:span text:style-name="T40">“I will, but I mean . . .” Thucydides broke off abruptly as a small horned figured appeared on the slope and capered about them</text:span>. <office:annotation-end office:name="__Annotation__2842_379304362"/></text:p>
      <text:p text:style-name="P16"/>
      <text:p text:style-name="P16"/>
      <text:p text:style-name="P115"><text:bookmark text:name="_ja1g88cjz64v"/>Putin 9-12-2020</text:p>
      <text:p text:style-name="P16"><text:soft-page-break/>“The last time America had chosen as its leader somebody who had no political experience, they had picked the rich son of a real estate magnate whose main claim to fame was in having maintained his father’s inheritance without completely squandering it. After a string of bankruptcies in ventures ranging from casinos to steaks, this socialite star would go on to become a television personality whose stock in trade was to play a hard-nosed businessman training other celebrities to be wheelers and dealers. Pundits would point out that a more savvy investor could have done better by buying stocks and eschewing a playboy lifestyle, but enough voters saw him as the real deal to elect him to office.”</text:p>
      <text:p text:style-name="P16">“Unfortunately, neither of his primary experiences--being the president of a family business, nor leading a make-believe business for a reality show--were adequate training for the job of being President of the United States. Having campaigned on a populistic, nationalistic, and fascistic message that asserted that America’s problems were caused by ‘others,’ and having become accustomed to being surrounded by enablers, this president lacked the skills needed to pull the diverse, and often divergent, interests of the third largest country (by population), and the largest (by Gross Domestic Product per capita and military spending) together when faced by internal crises stemming from the country’s history of racial injustice, the continued growth of wealth inequality. </text:p>
      <text:p text:style-name="P16">And he was especially unequal to the task when the virus known as <text:span text:style-name="T16">severe acute respiratory syndrome coronavirus 2</text:span> (SARS-CoV-2), which surfaced in Wuhan, China, in late 2019, swiftly spread worldwide. By the time his single term as president ended, the United States had lost more than three hundred thousand people to the disease called COVID-19, and the most powerful military country in the world had come to realize that it was no world-leader when it came to taking care of its own people. In fact, the US was at best a second-world country when it came to health care, and the toll of its defeat by a virus would last for decades. ”</text:p>
      <text:list xml:id="list65912464935983" text:continue-numbering="true" text:style-name="WWNum17">
        <text:list-item>
          <text:p text:style-name="P40"><text:span text:style-name="T16">Excerpt from A Complete History of the Humanist Coalition: From Inception to Final Freedom, by Javier Guzmán</text:span></text:p>
        </text:list-item>
      </text:list>
      <text:p text:style-name="P16">Vladimir Putin leaned back on his heels as he looked up at the two meters of American president on his right side. Standing no more than one point seven meters himself, he was used to craning his head up when meeting with other world leaders, and he rather enjoyed the spectacle of pretending to be weaker because of his smaller stature. Real power had nothing to do with height, weight, muscles, ridiculously coiffed hair, or a mouthful of shiny teeth, but the Russian leader had no problem mugging for the cameras to convey the message that he might believe otherwise. People could believe what they wanted to believe. </text:p>
      <text:p text:style-name="P16">President Randall Simmons, who had last met Putin--and that only briefly--some twenty-five years earlier, smiled a million dollar smile and looked like the Hollywood ideal of a leader--light brown skin that had yet to show many wrinkles, the face of a Greek god, and a physique to match, his broad shoulders and still-narrow waist accentuated by a bespoke suit in dark blue, a white shirt that was almost luminous, and a scarlet tie dotted with tiny US flags. In contrast, Putin looked rather rumpled and old, but he revealed nothing aside from a tight smile that seemed to come more from his eyes than his mouth. </text:p>
      <text:p text:style-name="P16">“Mr. President,” said Simmons, his voice deep and resonant. He held out his right hand for a moment before remembering that he was not actually sharing a space with the Russian president, and then he laughed and pulled it back to his side. Putin shrugged and looked to his left, as more members of the G10 begane appearing in the virtual space of the meeting. </text:p>
      <text:p text:style-name="P16">Xi Jinping was the next to arrive, and his image had almost the same height as that of the American president, even though Xi was considerably shorter in real life. <text:span text:style-name="T16">Evidently</text:span>, Putin thought, <text:span text:style-name="T16">the Chinese have created an avatar of their leader instead of a faithful image of the real Xi Jinping</text:span>.<text:span text:style-name="T16"> Interesting</text:span>. His only other thought was that he wished he had done the same; he would play the game better next time. </text:p>
      <text:p text:style-name="P16">Xi nodded to Putin and Simmons as an image of Indian Prime Minister Narendra Modi popped into existence across from the other three leaders. This image was also taller than it should have been--Modi was no taller than Putin in real life--and, unless Putin’s eyes were tricking him, Modi had a blue tinge to his color, as though he were channeling the spirit of Vishnu, one of the primary Gods. Modi was wearing a white vest that exposed arms much more muscular than likely, and his legs were draped in a dress-like garment of deep crimson lined with gold brocade. </text:p>
      <text:p text:style-name="P16"><text:span text:style-name="T16">I have completely misjudged how this new game is to be played</text:span>, Putin thought with amusement. His chagrin at being upstaged, however, was short-lived as the prime minister of Britain, the French president, and the Israeli prime minister all showed up as themselves, each of them looking short and rather dowdy in comparison to the three giants that were Simmons, Xi Jinping, and Narenda Modi. Their confusion was evident in their eyes. </text:p>
      <text:p text:style-name="P16"><text:span text:style-name="T16">We will all look different next time</text:span>,” Putin thought, and then he moved back slightly and sat upon the stool that came into view as he moved. The other leaders followed suit, although the simple stool that had been agreed up by the teams representing each leader had, in the case of the Chinese and Indian leaders, been replaced by thrones. </text:p>
      <text:p text:style-name="P16">Putin refused to notice anything out of the ordinary as he called the meeting to order. He had met all of these world leaders when they were younger, and, whether they remembered it or not, they had all been compromised. </text:p>
      <text:p text:style-name="P16"><text:span text:style-name="T16">Now</text:span>, he thought, <text:span text:style-name="T16">we will play a different game</text:span>. </text:p>
      <text:p text:style-name="P115"><text:bookmark text:name="_3qxt4uzj4o6"/>2032 Yazid Boulala reports</text:p>
      <text:p text:style-name="P16">“The Great Desolation, about which much has been written in the decades since it was slowly revealed to a horrified world during the confused days that followed the event was at one time referred to as the ‘Hammer of God,’ by one of the mostly right-wing entertainment and propaganda outlets that had supplanted real news in the United States in the first half of the twenty-first century. In the words of the ‘American First and Always News Network,’ the ‘sprawling, malignant centers of terrorism, anti-Americanism, and anti-Christianity have been dealt a serious blow by the Hammer of God, who has, in zir infinite wisdom, smitten them with zir righteous fury.’ Similar proclamations were trumpeted by the many other right-leaning entertainment and propaganda outlets, both in the United States and abroad, where the <text:span text:style-name="T15">wealthy </text:span>elite had repeated the successful pattern of drowning out objective news with nationalistic pabulum, diatribes against the purported liberal elite that had never been in power to begin with, and the mindless entertainment shows that slowly brainwashed their viewers into believing that the uber-wealthy cared for the plight of the ordinary working person. </text:p>
      <text:list xml:id="list4288422751"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16">A weary Yazid Boulala, the young engineer and technology correspondent for the Al Jazeera Media Network, mulled over the options for what would cause a worldwide power and communications blackout: CME, HEMP, alien attack? Only the first option sounded benign, and he had his fingers crossed for it. Two sleepless days had passed since the lights had first gone out in Doha, and Yazid had spent most of those days--and nights--downing energy drinks and working to restore or replace the electronics that had been fried in what was increasingly appearing to have been a global event and not just some regional failure. As communications were slowly restored with remote bureaus--first with Europe and Africa, then with Russia and China, and finally with the American countries and Australia--it became clear that whatever had happened was not just local. Everybody had experienced it. The blackout had been worldwide. </text:p>
      <text:p text:style-name="P16">Yazid’s first guess as to the cause of such a widespread blackout was that a coronal mass ejection from the sun, something on the scale of the 1859 Carrington Event, had finally hit Earth dead-on. In that nineteenth century happening, which occurred in the years of telegraph communications (the Victorian version of the internet), English astronomer Richard Carrington had seen the initial sun flare; some seventeen hours later, telegraph systems around the world had sparked and ignited fires, with operators reporting being shocked as the magnetized plasma arrived and induced currents even in circuits that had their power supplies turned off. </text:p>
      <text:p text:style-name="P16">More than a century later, there had been a near-miss CME, in 2012, as recorded by one of NASA’s two Solar Terrestrial Relations Observatory (STEREO) satellites positioned into heliocentric orbits, one between Earth and the sun and the other orbiting beyond Earth. On July 23, 2012, the ‘A’ satellite on the inner orbit reported the passage of a CME on the scale of the Carrington Event. A shot had been fired, but it missed the Earth. </text:p>
      <text:p text:style-name="P16">Knowing of this history of solar CMEs--one a direct hit, the other a miss--Yazid was of the mind that such an event would be the most likely cause of the blackbout. But, when the communications link to the United States came back online, the Al Jazeera correspondent there immediately poured water on the notion of a CME:</text:p>
      <text:p text:style-name="P16">“Neither NASA’s STEREO C and D, launched in 2030 to replace the old 2012 satellites, nor the latest solar exploration satellite in closer orbit around the sun indicate any flare or mass ejection from the sun,” said Cameron Nyland, who was stationed in the Washington DC bureau. “And did you know about DSCOVR?” </text:p>
      <text:p text:style-name="P16">“Discover?”</text:p>
      <text:p text:style-name="P16">“No. D-S-C-O-V-R,” Cameron corrected. “It’s the initialism for the Deep Space Climate Observatory satellite, which orbits between us and the sun, and which is supposed to give us at least fifteen minutes warning when the next CME comes. Well, there was interesting data from it and the two STEREO satellites, but . . .” </text:p>
      <text:p text:style-name="P16">“But what?” Yazid pressed as the seconds went by. </text:p>
      <text:p text:style-name="P16">“Well,” Cameron said, “It may be nothing, but the first NASA engineer I spoke to indicated that the satellites reported a high energy surge, but the directionality was all wrong, because it was coming <text:span text:style-name="T16">from</text:span> Earth instead of the sun. She figured it must have been an equipment failure of some sort, and she said she would call me back when they had it sorted out. Only she didn’t call back, so I called her again, and I was routed to some management type who said the engineer had been mistaken--there was no anomalous energy surge. Everything was copacetic.”</text:p>
      <text:p text:style-name="P16">“Contact her personally,” Yazid replied, feeling a bit anxious about what this news indicated. “Outside of NASA.”</text:p>
      <text:p text:style-name="P16">“Right. Well, I tried to do that, but I can’t find any record that the woman I spoke to even exists. There’s nobody by that name associated with NASA. I found a few in the state of Texas, and I called them, but none of the women I spoke to are that NASA engineer.” Cameron paused for a moment and added, “I think they may be covering up something.”</text:p>
      <text:p text:style-name="P16">“Like what?”</text:p>
      <text:p text:style-name="P16">“Have you ever heard of a high-altitude electromagnetic pulse?”</text:p>
      <text:p text:style-name="P16">Yazid spent several long moments staring at the face of the man on the screen before responding. “You’re talking about a high-altitude nuclear explosion that causes a high energy electromagnetic pulse? A HEMP.”</text:p>
      <text:p text:style-name="P16">“Exactly. Listen, another thing the NASA engineer told me is that the STEREO satellites detected large energy emissions high above the planet.”</text:p>
      <text:p text:style-name="P16">“And?”</text:p>
      <text:p text:style-name="P16">The image of Cameron chuckled. “They were located on opposite sides of the Earth when they made the detection. The HEMP energy discharges were occurring in the space above the planet, on both sides of the planet, at the same time. There were discharges over every continent!”</text:p>
      <text:p text:style-name="P16">“A coordinated HEMP attack?” Yazid asked. “From where?”</text:p>
      <text:p text:style-name="P16">“Most likely from satellites already in orbit. Listen, you don’t really think the powers that be actually play by the rules of the treaties they sign, do you? Surely the nuclear powers have been sneaking nukes into space for decades to ensure that they will have something left to drop if the shit hits the fan and somebody decides to strike first.”</text:p>
      <text:p text:style-name="P16">Yazid grunted. Of course he didn’t believe that the people in power were ethical. He had, however, hoped for better. But, how did the old saying go? <text:span text:style-name="T16">If you aren’t cheating, you aren’t trying</text:span>. </text:p>
      <text:p text:style-name="P16"><text:soft-page-break/>“And the discharges occurred at 2:00 AST,” he added. </text:p>
      <text:p text:style-name="P16">Cameron nodded. “At the stroke of midnight, Greenwich Mean Time. An oddly specific time for a natural event to occur.”</text:p>
      <text:p text:style-name="P16">“But not impossible. Just improbable, right?”</text:p>
      <text:p text:style-name="P16">Cameron smirked. “Are you grasping at straws, Yazid?”</text:p>
      <text:p text:style-name="P16">“I’m grasping at anything other than what I think really happened while the eyes of the world were blinded,” Yazid replied.</text:p>
      <text:p text:style-name="P16">Cameron drew a long, slow breath “While the eyes of the world are effectively blinded would be a great time to do something you don’t want the world to see until it is over.”</text:p>
      <text:p text:style-name="P16">“Like a military strike?” Yazid suggested. “We haven’t heard anything <text:s/>. . .”</text:p>
      <text:p text:style-name="P16">“It took two whole days just to get us reconnected,” Cameron explained. “Assume the same for the rest of the world. We have been deaf, blind, and mute for two days. Whatever happened, it happened then. Whatever it was we will soon find out.”</text:p>
      <text:p text:style-name="P16">Yazid clung to his hope for the alien attack option. </text:p>
      <text:p text:style-name="P16">*****</text:p>
      <text:list xml:id="list65912554689993" text:continue-numbering="true" text:style-name="WWNum1">
        <text:list-item>
          <text:list>
            <text:list-item>
              <text:p text:style-name="P54">The details of the <text:span text:style-name="T16">whatever happened</text:span> came trickling in, but the blackout was only a part of the story for the world’s nuclear powers. For them, the next discovery would send shockwaves through the world’s democracies that would change them forever.</text:p>
            </text:list-item>
            <text:list-item>
              <text:p text:style-name="P54">In the United States, after rudimentary power and communications were restored, a Pentagon spokesperson, accompanied by a State Department spokesperson, held a press briefing during which it was revealed that a chain of HEMP detonations had indeed occurred over every continent, disrupting communications and frying unprotected electronics that would take months and, in some cases, years to replace. The official record showed that there were no missiles launched prior to the HEMP blasts, but nothing could be said regarding the hours after communications went dark. </text:p>
            </text:list-item>
            <text:list-item>
              <text:p text:style-name="P54">The spokesperson went on to reveal that seismographic data was still being collected from instruments in the field that had been cut off from their networks by the HEMP interference, and that the data painted a picture of certain ‘noisy’ events, similar to the data caused by storms in several regions of the world that were being studied. </text:p>
            </text:list-item>
            <text:list-item>
              <text:p text:style-name="P54">“Like what?” asked the New York Times correspondent.</text:p>
            </text:list-item>
            <text:list-item>
              <text:p text:style-name="P54">“Like an atmospheric disturbance,” said the spokesperson. “My understanding is that this kind of noise is often seen during, say, a hurricane.”</text:p>
            </text:list-item>
            <text:list-item>
              <text:p text:style-name="P54">“There were no hurricanes when the blackout occurred,” the CNN correspondent pointed out. </text:p>
            </text:list-item>
            <text:list-item>
              <text:p text:style-name="P54">“No,” agreed the spokesperson. “There were not.”</text:p>
            </text:list-item>
            <text:list-item>
              <text:p text:style-name="P54">The State Department spokesperson then took the podium and announced that the United States was working closely with all other countries to get to the bottom of what caused the HEMP blasts and to determine what the seismographic data from the blackout period indicated. </text:p>
            </text:list-item>
          </text:list>
        </text:list-item>
        <text:list-item>
          <text:p text:style-name="P54">“Something happened during the past two days,” said the spokesperson, “And we are working to determine the specifics, but we are hampered by not having any satellite images at the moment, so we are waiting to receive high-altitude aircraft surveillance data.”</text:p>
        </text:list-item>
        <text:list-item>
          <text:p text:style-name="P54">“Where is the Secretary of State?” shouted a reporter in the back of the briefing room. “Where is the Secretary of Defense? Why aren’t they here?”</text:p>
        </text:list-item>
        <text:list-item>
          <text:p text:style-name="P54">“I am not at liberty to speak about the whereabouts of the secretary at this time,” the State Department spokesperson replied. She glanced at the Defense Department spokesperson, who shook his head, and then she added, “Nor can I speak regarding the Secretary of Defense.”</text:p>
        </text:list-item>
        <text:list-item>
          <text:p text:style-name="P54">“What about the President and the Vice President?” asked another reporter. “Where are they?”</text:p>
          <text:list>
            <text:list-item>
              <text:p text:style-name="P54">“You’ll have to ask the White House spokesperson about the POTUS and the VP,” said the spokesperson. </text:p>
            </text:list-item>
            <text:list-item>
              <text:p text:style-name="P54">“I can't,” shouted the reporter. “The White House spokesperson is missing! Nobody is responding to anything over there!” </text:p>
            </text:list-item>
            <text:list-item>
              <text:p text:style-name="P54">The State Department spokesperson paused, clearly uncomfortable, clearly shaken before responding. “I am not at liberty to speak about the whereabouts of the White House spokesperson at this time,” she added.</text:p>
            </text:list-item>
            <text:list-item>
              <text:p text:style-name="P54">***** </text:p>
            </text:list-item>
            <text:list-item>
              <text:p text:style-name="P54">Yazid kept reaching out for additional news, but each tidbit just seemed to add to the underlying confusion. </text:p>
            </text:list-item>
            <text:list-item>
              <text:p text:style-name="P54">In England, the deputy spokesperson for the Prime Minister stood in front of 10 Downing Street and reported that the Prime Minister, who had not been seen or heard from in two days, was in the company of the country’s top ministers and military leaders, and the King was presently incommunicado. When he was available, the PM, or his spokesperson, would give a full briefing to the press, but the deputy spokesperson could not say when they might be, and the press corp rightly assumed that the deputy spokesperson was just as much in the dark as they were. </text:p>
            </text:list-item>
            <text:list-item>
              <text:p text:style-name="P54">Similar stories emerged in France for the absence of the French President and her cabinet, and in Israel, where the Prime Minister was said to be in conference with his ministers at an unknown location. In each case, deputies for the missing leaders spoke but said nothing. </text:p>
            </text:list-item>
            <text:list-item>
              <text:p text:style-name="P54">At the Kremlin, President for Life of the Russian Federation, the ever-enigmatic and seemingly invincible Vladimir Putin, strode to a podium in the Grand Palace and read a brief statement regarding the “unconfirmed reports of anomalous detonations in certain troubled parts of the world that were being analyzed.” He did not provide any further details, nor did he answer any questions about the type of ‘detonations’ that had been reported; he simply turned and walked away. </text:p>
            </text:list-item>
          </text:list>
        </text:list-item>
      </text:list>
      <text:p text:style-name="P16">Xi Jinping, the President for Life of the People's Republic of China, speaking at the National People's Congress, stated that “unknown actors may have struck a blow against the forces of terrorism and lawlessness throughout the world.” He did not offer any details or explain what kind of ‘blow’ had been struck. Nobody dared to ask a question.</text:p>
      <text:p text:style-name="P16">In India, which was still nominally a democracy in spite of years of vicious crackdowns on dissenters, Muslims, and Dalits--the so-called untouchables--and the growing sense that the country was now some other kind of ‘cracy’ altogether, Narendra Modi declined to say anything about the blackout, preferring instead to talk about programs to ensure law and order in the world’s fastest-growing economy as it recovered from the unexpected loss of power and communications infrastructure. </text:p>
      <text:list xml:id="list65914104567914" text:continue-numbering="true" text:style-name="WWNum1">
        <text:list-item>
          <text:p text:style-name="P54">*****</text:p>
        </text:list-item>
        <text:list-item>
          <text:p text:style-name="P54">Two hours later, the headlines started popping before Yazid had gathered enough data for the Al Jazeera network to feel comfortable with reporting anything other than the fact that everything was still up in the air. Both CNN and Fox were reporting on theories posited by the usual pundits, but these networks had long ago become primarily entertainment platforms, and their capabilities to report objective news had become secondary to selling advertisements. </text:p>
        </text:list-item>
        <text:list-item>
          <text:p text:style-name="P54">The Reuters news agency, which had resisted the trend toward infotainment-as-news, was the first to posted an article under the headline AMERICAN LEADERS FOUND DEAD IN APPARENT MURDER-SUICIDE PACT:</text:p>
          <text:list>
            <text:list-item>
              <text:p text:style-name="P54"><text:span text:style-name="T31">“In the United States, after a pitched battle with White House security forces, a team of military commandos and engineers finally breached the White House Situation Room after two days of silence to discover that the president, vice-president, speaker of the house, president pro tempore of the senate, cabinet secretaries, and the members of the Joint Chiefs of Staff were dead from apparent poisoning, and in several cases, gunshot wounds.”</text:span></text:p>
            </text:list-item>
          </text:list>
        </text:list-item>
        <text:list-item>
          <text:p text:style-name="P54"><text:soft-page-break/>The article went on to provide a few other details, such as the fact that all the joint chiefs appeared to have died from self-inflicted gunshots. There were, however, no photos, and the story had been provided by a shaken White House staffer who had called a hasty press conference that had not, to Yazid’s chagrin, included Al Jazeera. </text:p>
        </text:list-item>
        <text:list-item>
          <text:p text:style-name="P54">The article concluded with this statement: “In one fell stroke, the leadership of the world's preeminent superpower has been removed, leaving a shaken, increasingly divided nation to deal with its uncertain future.”</text:p>
        </text:list-item>
        <text:list-item>
          <text:p text:style-name="P54">Yazid stared at the release for a long time, realizing that America, the world’s dominant superpower and a symbol of imperialism throughout much of the globe, had just been decapitated. He was uncertain how to feel. On the one hand, an America wrapped up in the contentious battle to determine the lines of succession following such a calamitous loss of leadership was likely to be cheered in those regions where America was seen as the military and economic bully, but many of those regions might sorely need America’s medical and financial for recovery. If what happened under the cover of darkness was as dire as Yazid feared. Who would step up and take on that role now? </text:p>
        </text:list-item>
        <text:list-item>
          <text:p text:style-name="P54">Shortly thereafter, similar postings announced grim discoveries in the other nuclear power democracies:</text:p>
        </text:list-item>
        <text:list-item>
          <text:p text:style-name="P54"><text:span text:style-name="T31">‘PRIME MINISTER AND CABINET, KING AND PRIVY COUNCIL FOUND DEAD IN CABINET WAR ROOMS!,’ cried the Daily Mail, the accompanying article, bounded on one side by pictures of fetching actresses in bikinis, detailed how the English leadership had holed up in Churchill’s WWII bunker and killed themselves. Because the source of the article--named only as a ‘person of high standing in the government’--had not provided any photos or footage, the Daily Mail, which had a long history of sensationalist reporting, posted vintage photos of the bunkers interspersed with photos of Adolf Hitler’s Führerbunker under the subheading ‘ANOTHER BLOODY END: HISTORY REPEATS ITSELF!’ </text:span></text:p>
        </text:list-item>
        <text:list-item>
          <text:p text:style-name="P54"><text:span text:style-name="T31">‘RÉPUBLIQUE DÉCAPITÉE!’ screamed Le Monde atop an article that described how the president, prime minister, and other leaders of the Fifth Republic had been discovered dead in the bowels of the Élysée Palace. The article was accompanied by a link to a shaky three-second video that appeared to show bodies slumped onto the table of the Salon Murat before the camera had been dropped and the feed cut. </text:span></text:p>
        </text:list-item>
        <text:list-item>
          <text:p text:style-name="P54"><text:span text:style-name="T31">‘PRIME MINISTER AND CABINET DEAD!’ shouted the English edition of Haaretz. As with the leaders of other democractic nuclear powers, the Israeli PM and his cabinet were found dead. There were no photos, no videos, and the spokesperson--an aide assigned to the Media Advisor to the Prime Minister--could answer none of the questions he was peppered with by the frustrated news crews, who quickly gave up and went elsewhere in search of facts.</text:span></text:p>
        </text:list-item>
        <text:list-item>
          <text:p text:style-name="P54">In each of these cases, the heads of the respective democracies had either committed suicide or killed those unwilling to die by their own hand. <text:span text:style-name="T16">Why?</text:span> Yazid wondered, and he felt a chill run down his spine. What had they done that was so abominable that they could not bear to continue living? What retribution had they feared that would drive them to this dark end? </text:p>
        </text:list-item>
        <text:list-item>
          <text:p text:style-name="P54"><text:span text:style-name="T14">Historians would later assume that these suicide-murder events were the result of some undocumented agreement on the part of the democratic leaders to avoid the inevitable questions and accusations that were sure to arise, but even this assumption would be rendered moot by the lack of any knowledge of such a suicide-murder pact on the part of the government leadership that remained. Whatever agreement had been made among these had not been shared below the top level.</text:span></text:p>
        </text:list-item>
        <text:list-item>
          <text:p text:style-name="P54">The situation was much different for those nuclear powers that were democracies in name only. </text:p>
        </text:list-item>
        <text:list-item>
          <text:p text:style-name="P54">At the Kremlin, Vladimir Putin strode back out and simply denied any knowledge of, or Russian involvement in, whatever had happened. “The Russian Republic is, and always has been, a proponent of peaceful coexistence with the rest of the world. I am shocked and dismayed by what has happened, and I assure you that Russia will provide its support to the many victims of this tragedy.” He did not elaborate on the nature or location of the tragedy. </text:p>
        </text:list-item>
        <text:list-item>
          <text:p text:style-name="P54">In Beijing, Xi Jinping stated that his earlier quote was a misstatement, probably due to a poor translation, and that what he had really said was that “unknown terrorists <text:span text:style-name="T16">may</text:span> have struck a blow against the forces of worldwide peace while nobody was looking.” He did not know this for certain, but he encouraged the nations of the world to join China in reaching out to make sure that all was well.</text:p>
        </text:list-item>
        <text:list-item>
          <text:p text:style-name="P54">In India, Narendra Modi expressed his sympathies to the people of Pakistan and pledged his country’s support in expediting a full recovery. He did not say why Pakistan needed sympathies</text:p>
        </text:list-item>
        <text:list-item>
          <text:p text:style-name="P54">Yazid felt like he was missing important pieces in a jigsaw puzzle without a picture on the box, and he immediately fired off messages to the bureaus in Islamabad, Lahore, and Karachi. Neither of the first two bureaus responded, but the wan-looking chief of the Karachi bureau was connected and stared out from Yazid’s screens with the look of a person who was still coming to grips with a horrifying truth.</text:p>
        </text:list-item>
        <text:list-item>
          <text:p text:style-name="P54">“They are dead up there!” he wailed. “All dead!”</text:p>
        </text:list-item>
        <text:list-item>
          <text:p text:style-name="P54">“Who?” Yazid demanded. “Who is dead?” </text:p>
        </text:list-item>
        <text:list-item>
          <text:p text:style-name="P54">“Islamabad. Lahore.” said the man, whose name Yazid frantically looked up. It was Reza Tandon, and he had been with Al Jazeera for three years now. “They are gone!”</text:p>
        </text:list-item>
        <text:list-item>
          <text:p text:style-name="P54">“Do you mean the bureaus, Reza? Who is gone?”</text:p>
        </text:list-item>
        <text:list-item>
          <text:p text:style-name="P54">On screen, Reza jerked as though he had been slapped. “Everybody in those cities!” he snarled. “Everybody!” Hir eyes then dropped, and he added, “We saw the flashes out to <text:s/>sea! They missed us! They missed us, so we are still alive! ” </text:p>
          <text:list>
            <text:list-item>
              <text:p text:style-name="P54">*****</text:p>
            </text:list-item>
            <text:list-item>
              <text:p text:style-name="P54">Yazid Boulala looked at his handheld computer and wanted to vomit. The ‘blow’ to which China’s President had alluded to earlier, and the meaning of Narendra Modi ‘s bizarre reference to Pakistan, had been revealed. </text:p>
            </text:list-item>
            <text:list-item>
              <text:p text:style-name="P54">Travelers had been the first to report the news. They had encountered and spoken to survivors wandering about on the outskirts of several cities, and many of the survivors were sick from some unknown ailment, coughing and vomiting, and warning the travelers to go no farther. In an era in which there had been five pandemics in the span of a dozen years, the warnings were heeded. The travelers did what they could to make the survivors comfortable, and they contacted the authorities, but many still died who might have survived had they made it to a hospital where they could have been treated. </text:p>
            </text:list-item>
            <text:list-item>
              <text:p text:style-name="P54">By the time emergency response and news crews arrived, the stories had evolved, and it was clear that whatever happened had happened suddenly. Some of the survivors, many of whom had lived on the outskirts of the cities, said that they had been out in the open or looking out their windows when the sky had erupted with many bright suns that had turned night into day in some places, and day into an even brighter day in others. Afterward, a few brave souls had gone closer to investigate, to see for themselves what had happened. Some of those brave souls came back. Most did not. </text:p>
            </text:list-item>
            <text:list-item>
              <text:p text:style-name="P54">Those who did come back reported that the buildings were mildly scorched here and there but intact, The roadways were crowded with dead vehicles that must have been running along nicely until the moment everything electrical had stopped. There was evidence of many crashes, and one survivor said that she could imagine the dazed occupants of these cars having gotten out, perhaps to shout at each other for being a stupid ass until it became clear that <text:span text:style-name="T16">all</text:span> of the vehicles had stopped suddenly and no computer or human driver could have averted the ensuing chaos. Minutes later, some of the stupid asses might have been working together to get their vehicles to run, cursing their bad luck in comradship, while others might have gathered up their belongings and starting walking to find some kind of transportation that was still working when the bright suns had erupted overhead.</text:p>
            </text:list-item>
            <text:list-item>
              <text:p text:style-name="P54">But it was the bodies that were the most horrifying thing, the survivor said. </text:p>
            </text:list-item>
            <text:list-item>
              <text:p text:style-name="P54">The first emergency responders reported back to their commanders that the bodies were everywhere: on the roads, in the vehicles, in the buildings, in beds, seated on toilets, in front of televisions, seated at tables in restaurants, seated in theaters, lying on the stages of theaters, getting and giving massages, reading books, and in their gardens. The commanders briefed the reporters, who relayed the information back to their news bureaus, where people like Yazid were trying to see the big picture, and the preliminary sketches were indicating that people in the cities had been living one second and were dead in the next, as if somebody had shined down the kind of death ray depicted in sci-fi movies. Moreover, the carnage was not restricted to humans: the same held true for dogs, cats, cows, birds, monkeys, camels, fish in bowls, snakes, insects, mice, rats, pigs and goats. </text:p>
            </text:list-item>
            <text:list-item>
              <text:p text:style-name="P54"><text:span text:style-name="T16">Pigs and goats</text:span>! Yazid’s memory flashed back to a conference on nuclear radiation that he had attended while still in school. It had been in Morocco, at the Centre National de l‘Energie des Sciences et des Techniques Nucléaires in Rabat. One highlight of the conference had been a tour of the TRIGA (Training, Research, Isotopes, General Atomics) research reactor facility located nearby. A second highlight had been the after-dinner discussions, many led by the older engineering and science professors. Yazid remembered one discussion regarding how TRIGA reactors located at American universities had been used to research the biological effects of gamma and neutron radiation on living organisms during the sixties. </text:p>
            </text:list-item>
            <text:list-item>
              <text:p text:style-name="P54">“They irradiated pigs, dogs, and goats in the radiation cells,” one of the professors had said, a desiccated bald man whose beard had long ago gone white. “I remember reading one paper regarding the measurement of ‘miniature pig performance decrement,’ the results of which indicated high doses of gamma radiation was more effective than neutron radiation in causing ataxia. Are you familiar with this term, <text:span text:style-name="T16">ataxia</text:span>?”</text:p>
            </text:list-item>
          </text:list>
        </text:list-item>
      </text:list>
      <text:p text:style-name="P16">Sensing that none of the students were, the profession continued. “It refers to a loss of coordination, which can be caused by a blow to the head, or gradual deterioration of the nervous system. Or, it can be caused by a sudden exposure to a massive dose of radiation, such as might be caused by a nuclear bomb exploding nearby.” </text:p>
      <text:p text:style-name="P16">“I thought that nuclear bombs were constructed to obliterate things,” one student had commented. “If the blast is big enough, wouldn’t the radiation effects be irrelevant--except for the lingering effects from fallout, of course?”</text:p>
      <text:p text:style-name="P16">“Yes, yes,” the professor had agreed. “But why obliterate useful things, such as a perfectly useful city full of functional buildings, roads, and other expensive infrastructure when all you really want to do is to get rid of the people who are your enemies? No, as an old colleague of mine, who was a graduate student at Texas A&amp;M University in the seventies and who worked with that university's TRIGA reactor, once revealed to me, all things possessing a cerebral cortex can be killed with a burst of neutrons. My friend worked with goats, and when you zapped them with the right neutron flux, they dropped like rocks!” </text:p>
      <text:p text:style-name="P16">The professor snapped his fingers to punctuate the phrase ‘dropped like rocks,’ and then he added, “A thermonuclear weapon of the right yield--not so big that it obliterates, and detonated up high--releases energy like a bright little sun, and it can produce this kind of neutron flux. They called this weapon a <text:span text:style-name="T16">neutron bomb</text:span>. It kills people and animals and leaves the things people build standing.”</text:p>
      <text:p text:style-name="P16"/>
      <text:p text:style-name="P16">There on Yazid’s computer screen, was a list of twenty-three cities that had been illuminated by bright little suns and in which there were now, presumably, few living things. The list was presented in a three column table, with the name of the city in the left column, the name of the country in the middle column, and the estimated population of the city in the right column:</text:p>
      <text:p text:style-name="P16"/>
      <table:table table:name="Table1" table:style-name="Table1">
        <table:table-column table:style-name="Table1.A" table:number-columns-repeated="3"/>
        <table:table-row table:style-name="Table1.1">
          <table:table-cell table:style-name="Table1.A1" office:value-type="string">
            <text:p text:style-name="P68"><text:span text:style-name="T20">Abuja</text:span></text:p>
          </table:table-cell>
          <table:table-cell table:style-name="Table1.A1" office:value-type="string">
            <text:p text:style-name="P68"><text:span text:style-name="T20">Nigeria</text:span></text:p>
          </table:table-cell>
          <table:table-cell table:style-name="Table1.A1" office:value-type="string">
            <text:p text:style-name="P69"><text:span text:style-name="T20">1.50E+06</text:span></text:p>
          </table:table-cell>
        </table:table-row>
        <table:table-row table:style-name="Table1.1">
          <table:table-cell table:style-name="Table1.A1" office:value-type="string">
            <text:p text:style-name="P68"><text:span text:style-name="T20">Almaty</text:span></text:p>
          </table:table-cell>
          <table:table-cell table:style-name="Table1.A1" office:value-type="string">
            <text:p text:style-name="P68"><text:span text:style-name="T20">Kazakhstan</text:span></text:p>
          </table:table-cell>
          <table:table-cell table:style-name="Table1.A1" office:value-type="string">
            <text:p text:style-name="P69"><text:span text:style-name="T20">2.50E+06</text:span></text:p>
          </table:table-cell>
        </table:table-row>
        <table:table-row table:style-name="Table1.1">
          <table:table-cell table:style-name="Table1.A1" office:value-type="string">
            <text:p text:style-name="P68"><text:span text:style-name="T20">Ankara</text:span></text:p>
          </table:table-cell>
          <table:table-cell table:style-name="Table1.A1" office:value-type="string">
            <text:p text:style-name="P68"><text:span text:style-name="T20">Turkey</text:span></text:p>
          </table:table-cell>
          <table:table-cell table:style-name="Table1.A1" office:value-type="string">
            <text:p text:style-name="P69"><text:span text:style-name="T20">5.50E+06</text:span></text:p>
          </table:table-cell>
        </table:table-row>
        <table:table-row table:style-name="Table1.1">
          <table:table-cell table:style-name="Table1.A1" office:value-type="string">
            <text:p text:style-name="P68"><text:span text:style-name="T20">Ashgabat</text:span></text:p>
          </table:table-cell>
          <table:table-cell table:style-name="Table1.A1" office:value-type="string">
            <text:p text:style-name="P68"><text:span text:style-name="T20">Turkmenistan</text:span></text:p>
          </table:table-cell>
          <table:table-cell table:style-name="Table1.A1" office:value-type="string">
            <text:p text:style-name="P69"><text:span text:style-name="T20">1.50E+06</text:span></text:p>
          </table:table-cell>
        </table:table-row>
        <table:table-row table:style-name="Table1.1">
          <table:table-cell table:style-name="Table1.A1" office:value-type="string">
            <text:p text:style-name="P68"><text:span text:style-name="T20">Baghdad</text:span></text:p>
          </table:table-cell>
          <table:table-cell table:style-name="Table1.A1" office:value-type="string">
            <text:p text:style-name="P68"><text:span text:style-name="T20">Iraq</text:span></text:p>
          </table:table-cell>
          <table:table-cell table:style-name="Table1.A1" office:value-type="string">
            <text:p text:style-name="P69"><text:span text:style-name="T20">7.00E+06</text:span></text:p>
          </table:table-cell>
        </table:table-row>
        <table:table-row table:style-name="Table1.1">
          <table:table-cell table:style-name="Table1.A1" office:value-type="string">
            <text:p text:style-name="P68"><text:span text:style-name="T20">Bamako</text:span></text:p>
          </table:table-cell>
          <table:table-cell table:style-name="Table1.A1" office:value-type="string">
            <text:p text:style-name="P68"><text:span text:style-name="T20">Mali</text:span></text:p>
          </table:table-cell>
          <table:table-cell table:style-name="Table1.A1" office:value-type="string">
            <text:p text:style-name="P69"><text:span text:style-name="T20">2.00E+06</text:span></text:p>
          </table:table-cell>
        </table:table-row>
        <table:table-row table:style-name="Table1.1">
          <table:table-cell table:style-name="Table1.A1" office:value-type="string">
            <text:p text:style-name="P68"><text:span text:style-name="T20">Bogata</text:span></text:p>
          </table:table-cell>
          <table:table-cell table:style-name="Table1.A1" office:value-type="string">
            <text:p text:style-name="P68"><text:span text:style-name="T20">Columbia</text:span></text:p>
          </table:table-cell>
          <table:table-cell table:style-name="Table1.A1" office:value-type="string">
            <text:p text:style-name="P69"><text:span text:style-name="T20">7.40E+06</text:span></text:p>
          </table:table-cell>
        </table:table-row>
        <table:table-row table:style-name="Table1.1">
          <table:table-cell table:style-name="Table1.A1" office:value-type="string">
            <text:p text:style-name="P68"><text:span text:style-name="T20">Ciudad Juárez</text:span></text:p>
          </table:table-cell>
          <table:table-cell table:style-name="Table1.A1" office:value-type="string">
            <text:p text:style-name="P68"><text:span text:style-name="T20">Mexico</text:span></text:p>
          </table:table-cell>
          <table:table-cell table:style-name="Table1.A1" office:value-type="string">
            <text:p text:style-name="P69"><text:span text:style-name="T20">2.00E+06</text:span></text:p>
          </table:table-cell>
        </table:table-row>
        <table:table-row table:style-name="Table1.1">
          <table:table-cell table:style-name="Table1.A1" office:value-type="string">
            <text:p text:style-name="P68"><text:span text:style-name="T20">Damascus</text:span></text:p>
          </table:table-cell>
          <table:table-cell table:style-name="Table1.A1" office:value-type="string">
            <text:p text:style-name="P68"><text:span text:style-name="T20">Syria</text:span></text:p>
          </table:table-cell>
          <table:table-cell table:style-name="Table1.A1" office:value-type="string">
            <text:p text:style-name="P69"><text:span text:style-name="T20">1.00E+06</text:span></text:p>
          </table:table-cell>
        </table:table-row>
        <table:table-row table:style-name="Table1.1">
          <table:table-cell table:style-name="Table1.A1" office:value-type="string">
            <text:p text:style-name="P68"><text:span text:style-name="T20">Dushanbe</text:span></text:p>
          </table:table-cell>
          <table:table-cell table:style-name="Table1.A1" office:value-type="string">
            <text:p text:style-name="P68"><text:span text:style-name="T20">Tajikistan</text:span></text:p>
          </table:table-cell>
          <table:table-cell table:style-name="Table1.A1" office:value-type="string">
            <text:p text:style-name="P69"><text:span text:style-name="T20">1.00E+06</text:span></text:p>
          </table:table-cell>
        </table:table-row>
        <table:table-row table:style-name="Table1.1">
          <table:table-cell table:style-name="Table1.A1" office:value-type="string">
            <text:p text:style-name="P68"><text:span text:style-name="T20">Gaza City</text:span></text:p>
          </table:table-cell>
          <table:table-cell table:style-name="Table1.A1" office:value-type="string">
            <text:p text:style-name="P68"><text:span text:style-name="T20">Gaza</text:span></text:p>
          </table:table-cell>
          <table:table-cell table:style-name="Table1.A1" office:value-type="string">
            <text:p text:style-name="P69"><text:span text:style-name="T20">1.00E+06</text:span></text:p>
          </table:table-cell>
        </table:table-row>
        <text:soft-page-break/>
        <table:table-row table:style-name="Table1.1">
          <table:table-cell table:style-name="Table1.A1" office:value-type="string">
            <text:p text:style-name="P68"><text:span text:style-name="T20">Grozny</text:span></text:p>
          </table:table-cell>
          <table:table-cell table:style-name="Table1.A1" office:value-type="string">
            <text:p text:style-name="P68"><text:span text:style-name="T20">Chechnya</text:span></text:p>
          </table:table-cell>
          <table:table-cell table:style-name="Table1.A1" office:value-type="string">
            <text:p text:style-name="P69"><text:span text:style-name="T20">3.00E+05</text:span></text:p>
          </table:table-cell>
        </table:table-row>
        <table:table-row table:style-name="Table1.1">
          <table:table-cell table:style-name="Table1.A1" office:value-type="string">
            <text:p text:style-name="P68"><text:span text:style-name="T20">Islamabad</text:span></text:p>
          </table:table-cell>
          <table:table-cell table:style-name="Table1.A1" office:value-type="string">
            <text:p text:style-name="P68"><text:span text:style-name="T20">Pakistan</text:span></text:p>
          </table:table-cell>
          <table:table-cell table:style-name="Table1.A1" office:value-type="string">
            <text:p text:style-name="P69"><text:span text:style-name="T20">1.50E+06</text:span></text:p>
          </table:table-cell>
        </table:table-row>
        <table:table-row table:style-name="Table1.1">
          <table:table-cell table:style-name="Table1.A1" office:value-type="string">
            <text:p text:style-name="P68"><text:span text:style-name="T20">Istanbul</text:span></text:p>
          </table:table-cell>
          <table:table-cell table:style-name="Table1.A1" office:value-type="string">
            <text:p text:style-name="P68"><text:span text:style-name="T20">Turkey</text:span></text:p>
          </table:table-cell>
          <table:table-cell table:style-name="Table1.A1" office:value-type="string">
            <text:p text:style-name="P69"><text:span text:style-name="T20">1.70E+07</text:span></text:p>
          </table:table-cell>
        </table:table-row>
        <table:table-row table:style-name="Table1.1">
          <table:table-cell table:style-name="Table1.A1" office:value-type="string">
            <text:p text:style-name="P68"><text:span text:style-name="T20">Kampala</text:span></text:p>
          </table:table-cell>
          <table:table-cell table:style-name="Table1.A1" office:value-type="string">
            <text:p text:style-name="P68"><text:span text:style-name="T20">Uganda</text:span></text:p>
          </table:table-cell>
          <table:table-cell table:style-name="Table1.A1" office:value-type="string">
            <text:p text:style-name="P69"><text:span text:style-name="T20">3.00E+06</text:span></text:p>
          </table:table-cell>
        </table:table-row>
        <table:table-row table:style-name="Table1.1">
          <table:table-cell table:style-name="Table1.A1" office:value-type="string">
            <text:p text:style-name="P68"><text:span text:style-name="T20">Kigali</text:span></text:p>
          </table:table-cell>
          <table:table-cell table:style-name="Table1.A1" office:value-type="string">
            <text:p text:style-name="P68"><text:span text:style-name="T20">Rwanda</text:span></text:p>
          </table:table-cell>
          <table:table-cell table:style-name="Table1.A1" office:value-type="string">
            <text:p text:style-name="P69"><text:span text:style-name="T20">2.00E+06</text:span></text:p>
          </table:table-cell>
        </table:table-row>
        <table:table-row table:style-name="Table1.1">
          <table:table-cell table:style-name="Table1.A1" office:value-type="string">
            <text:p text:style-name="P68"><text:span text:style-name="T20">Lagos</text:span></text:p>
          </table:table-cell>
          <table:table-cell table:style-name="Table1.A1" office:value-type="string">
            <text:p text:style-name="P68"><text:span text:style-name="T20">Nigeria</text:span></text:p>
          </table:table-cell>
          <table:table-cell table:style-name="Table1.A1" office:value-type="string">
            <text:p text:style-name="P69"><text:span text:style-name="T20">4.10E+07</text:span></text:p>
          </table:table-cell>
        </table:table-row>
        <table:table-row table:style-name="Table1.1">
          <table:table-cell table:style-name="Table1.A1" office:value-type="string">
            <text:p text:style-name="P68"><text:span text:style-name="T20">Lahore</text:span></text:p>
          </table:table-cell>
          <table:table-cell table:style-name="Table1.A1" office:value-type="string">
            <text:p text:style-name="P68"><text:span text:style-name="T20">Pakistan</text:span></text:p>
          </table:table-cell>
          <table:table-cell table:style-name="Table1.A1" office:value-type="string">
            <text:p text:style-name="P69"><text:span text:style-name="T20">1.20E+07</text:span></text:p>
          </table:table-cell>
        </table:table-row>
        <table:table-row table:style-name="Table1.1">
          <table:table-cell table:style-name="Table1.A1" office:value-type="string">
            <text:p text:style-name="P68"><text:span text:style-name="T20">Ouagadougou</text:span></text:p>
          </table:table-cell>
          <table:table-cell table:style-name="Table1.A1" office:value-type="string">
            <text:p text:style-name="P68"><text:span text:style-name="T20">Burkina Faso</text:span></text:p>
          </table:table-cell>
          <table:table-cell table:style-name="Table1.A1" office:value-type="string">
            <text:p text:style-name="P69"><text:span text:style-name="T20">2.50E+06</text:span></text:p>
          </table:table-cell>
        </table:table-row>
        <table:table-row table:style-name="Table1.1">
          <table:table-cell table:style-name="Table1.A1" office:value-type="string">
            <text:p text:style-name="P68"><text:span text:style-name="T20">Pyongyang</text:span></text:p>
          </table:table-cell>
          <table:table-cell table:style-name="Table1.A1" office:value-type="string">
            <text:p text:style-name="P68"><text:span text:style-name="T20">North Korea</text:span></text:p>
          </table:table-cell>
          <table:table-cell table:style-name="Table1.A1" office:value-type="string">
            <text:p text:style-name="P69"><text:span text:style-name="T20">4.00E+06</text:span></text:p>
          </table:table-cell>
        </table:table-row>
        <table:table-row table:style-name="Table1.1">
          <table:table-cell table:style-name="Table1.A1" office:value-type="string">
            <text:p text:style-name="P68"><text:span text:style-name="T20">Sanaa</text:span></text:p>
          </table:table-cell>
          <table:table-cell table:style-name="Table1.A1" office:value-type="string">
            <text:p text:style-name="P68"><text:span text:style-name="T20">Yemen</text:span></text:p>
          </table:table-cell>
          <table:table-cell table:style-name="Table1.A1" office:value-type="string">
            <text:p text:style-name="P69"><text:span text:style-name="T20">4.00E+06</text:span></text:p>
          </table:table-cell>
        </table:table-row>
        <table:table-row table:style-name="Table1.1">
          <table:table-cell table:style-name="Table1.A1" office:value-type="string">
            <text:p text:style-name="P68"><text:span text:style-name="T20">Tashkent</text:span></text:p>
          </table:table-cell>
          <table:table-cell table:style-name="Table1.A1" office:value-type="string">
            <text:p text:style-name="P68"><text:span text:style-name="T20">Uzbekistan</text:span></text:p>
          </table:table-cell>
          <table:table-cell table:style-name="Table1.A1" office:value-type="string">
            <text:p text:style-name="P69"><text:span text:style-name="T20">3.00E+06</text:span></text:p>
          </table:table-cell>
        </table:table-row>
        <text:soft-page-break/>
        <table:table-row table:style-name="Table1.1">
          <table:table-cell table:style-name="Table1.A1" office:value-type="string">
            <text:p text:style-name="P68"><text:span text:style-name="T20">Tehran</text:span></text:p>
          </table:table-cell>
          <table:table-cell table:style-name="Table1.A1" office:value-type="string">
            <text:p text:style-name="P68"><text:span text:style-name="T20">Iran</text:span></text:p>
          </table:table-cell>
          <table:table-cell table:style-name="Table1.A1" office:value-type="string">
            <text:p text:style-name="P69"><text:span text:style-name="T20">2.30E+07</text:span></text:p>
          </table:table-cell>
        </table:table-row>
      </table:table>
      <text:p text:style-name="P16"/>
      <text:p text:style-name="P16">Feeling morbid for doing so, Yazid added a sum function below the column of numbers: up to one hundred fifty million people might have died in the minutes following the world-wide blackout, but, for the moment, he would assume the number of dead might be anywhere from one hundred twenty-five million to one hundred seventy-five million. </text:p>
      <text:p text:style-name="P16">He couldn’t wrap zir head around that figure and come up with any kind of real perspective, so he looked up a list of country populations and then sorted them from largest to smallest. Japan, Mexico, and the Philippines all had populations close to one hundred and twenty five million. If the smaller estimate was valid, then it was as all the people in one of those countries just fell over, dead. Or, if the larger estimate applied, then it might be as if everybody in Russian died, or everybody in Bangladesh. After that, there were only a handful of countries with larger populations than the number of people who had died during the blackout attack. </text:p>
      <text:p text:style-name="P16">*****</text:p>
      <text:p text:style-name="P16">Crews of nuclear weapons experts began exploring the targeted cities, and it was determined that the cities on the list had been carefully bracketed by nuclear strikes to ensure the maximum number of deaths. Hundreds, and possibly thousands, of missiles had been launched, presumably from land bases, submarines, and bombers. In several cases, abandoned land vehicles were discovered from which tactical nuclear weapons might have been launched. Clearly, the experts stated, this had been a coordinated attack that likely required all the world’s nuclear powers to pull it off. </text:p>
      <text:p text:style-name="P16">“They wanted the infrastructure (roads, and major structures) left usable,” said a former general of the British Army. “But they wanted the people gone.”</text:p>
      <text:p text:style-name="P16">Along about then, the American First and Always News Network, one of the many right-wing propaganda networks that proliferated in America thanks to the moneyed interests wanting to maintain the status quo, issued a statement saying that ‘the sprawling, malignant centers of terrorism, anti-Americanism, and anti-Christianity have been dealt a serious blow by the Hammer of God, who has, in His infinite wisdom, smitten them with His righteous fury.’ Similar proclamations were trumpeted by the many other right-leaning entertainment and propaganda outlets in both the United States and elsewhere. </text:p>
      <text:p text:style-name="P16">Bristling with anger at this callous assessment of the deaths of hundreds of millions, the overwhelming majority of whom were guilty of nothing more than wanting to live and let live, Yazid, pulled out his keyboard and hammered out a response for Al Jazeera that would be picked up and repeated throughout the network and in other news networks throughout the world:</text:p>
      <text:p text:style-name="P16">“God must have a lot of death-ray projecting hammers to create such wide and great desolation of innocent humanity. Where did God get all these neutron bombs to create this great desolation?” he asked with tears in his eyes, and then he added the list of cities and the early estimates of the number of dead in each. </text:p>
      <text:p text:style-name="P16">The term ‘great desolation’ was repeated so often afterwards that it became the official name of the attack: The Great Desolation. </text:p>
      <text:p text:style-name="P16">*****</text:p>
      <text:p text:style-name="P16">NOTES</text:p>
      <text:p text:style-name="P16">It was <text:span text:style-name="T15">Yazid Boulala</text:span>, the young correspondent to <text:span text:style-name="T15">Al Jazeera</text:span>, who would later found the Algeria based <text:span text:style-name="T15">Al Jabbar</text:span> agency to bring more of the same objective news-focused coverage to a world sadly lacking in the same, who correctly pointed out that ‘God must have a lot of <text:span text:style-name="T15">death-ray</text:span> projecting hammers to create such wide and great desolation of innocent humanity.’ Ultimately, the event that came to be known as the ‘Great Desolation’ was revealed to have caused the death of some one hundred and twenty-five million souls in cities from <text:span text:style-name="T15">Columbia</text:span> to <text:span text:style-name="T15">Yemen</text:span> by a weapon available to only a handful of countries: the <text:span text:style-name="T15">neutron bomb</text:span>. The fact that this weapon, which was largely thought to have been discarded by most nuclear powers with the exception of <text:span text:style-name="T15">Russia</text:span>, had been available in such large numbers was shocking, as was the number of human beings eradicated in the dark moments of what had been a massive coordinated attack, the details of which, nearly a century later, remain shrouded in secrecy.”</text:p>
      <text:list xml:id="list65913556192165" text:continue-numbering="true" text:style-name="WWNum1">
        <text:list-item>
          <text:list>
            <text:list-item>
              <text:p text:style-name="P54">“It is widely assumed by <text:span text:style-name="T15">many historians</text:span> that the Great Desolation was a response to the coordinated terror attacks that occurred during the <text:span text:style-name="T15">fifth coronavirus pandemic</text:span>, during which hospitals, medical professionals, medical equipment manufacturers, and even food distributors had been subject to a series of bombings that had pushed many countries to the breaking point. It began at the stroke of midnight, Greenwich Mean Time, when a chain of <text:span text:style-name="T15">high-altitude electromagnetic pulse (HEMP)</text:span> detonations occurred over every continent, disrupting communications and frying unprotected electronics that would take months and years afterwards to replace. <text:s/>The <text:span text:style-name="T15">official records</text:span> show that there were no missiles launched prior to the HEMP blasts, leading to the inescapable conclusion that the HEMP blasts were set off to provide cover for the neutron bomb attacks that followed. In the worldwide communications blackout that followed, hundreds, and possibly thousands, of missiles launched from land bases, submarines, bombers, and even land vehicles went unnoticed. It was only hours and days later that it was fully realized that eighteen cities, from <text:span text:style-name="T15">Abuja, Nigeria</text:span>, to <text:span text:style-name="T15">Tehran, Iran</text:span>, had been bracketed by Enhanced Radiation Weapon (ERW) blasts that left few survivors in these cities but left much of the the infrastructure (roads, and major structures) damaged but usable.”</text:p>
            </text:list-item>
          </text:list>
        </text:list-item>
        <text:list-item>
          <text:p text:style-name="P54">“It had been widely assumed that ERWs <text:span text:style-name="T15">had not been created or stockpiled in great numbers since the 1980s</text:span>, but their strategic deployment during the Great Desolation showed this assumption to have been gravely mistaken. Moreover, <text:span text:style-name="T15">post-attack analysis</text:span> indicated that not only had these weapons been used, but <text:span text:style-name="T15">eighty percent of the blast energy came from prompt radiation</text:span>. Whoever built these weapons had made them efficient in killing living organisms while leaving structures intact, achieving a design goal originally set by the weapon’s conceptual father, <text:span text:style-name="T15">Dr. Samuel T. Cohe</text:span>n, in the 1950s. Cohen had envisioned their use against an incursion of Soviet tanks into <text:span text:style-name="T15">NATO</text:span> territory should the <text:span text:style-name="T15">Cold War</text:span> turn hot. Several hundred were developed, including smaller versions that could be deployed by <text:span text:style-name="T15">recoilless vehicle-mounted launchers</text:span>. The former <text:span text:style-name="T15">USSR</text:span> developed an <text:span text:style-name="T15">ABM</text:span> that contained 68 neutron bombs, <text:span text:style-name="T15">France and China tested neutron bomb concepts</text:span>, and there had been rumors that <text:span text:style-name="T15">India and Israel had the capability of producing such a weapon</text:span>. Ultimately, <text:span text:style-name="T15">the use of ERWs was rejected worldwide</text:span>, and the likelihood of their potential use by the US was deprecated by <text:span text:style-name="T15">President Ronald Reagan’s Strategic Defense Initiative</text:span>. Supposedly, the US stockpile of this weapon was <text:span text:style-name="T15">dismantled by 2011</text:span>, but it was assumed that Russia retained its <text:span text:style-name="T15">53T6 missile</text:span>--formerly dubbed the ABM-3 Gazelle--as a component of its anti-missile defense capability for years afterward.”</text:p>
        </text:list-item>
        <text:list-item>
          <text:p text:style-name="P54">Likewise, the <text:span text:style-name="T15">Outer Space Treaty of 1966</text:span> prohibited the stationing of nuclear weapons in orbit or upon celestial bodies. But, as with ERWs, it was unlikely to expect that those countries with the capability to place such weapons would not do so, secretively, to use when the need was urgent. Or perhaps the placement was not all that secret. Perhaps the nuclear powers had been collaborating all long, creating the means to effect The Great Desolation when it seemed as though WW III was inevitable. Perhaps it had all been part of some strategic place by the nuclear powers to eliminate the political cauldrons where world war would, inevitably be ignited. Of course, in the absence of any proof, such musing is pure speculation, and as it was later revealed, any proof of such collaboration was covered by suicide, murder, and a network of lies.”</text:p>
        </text:list-item>
        <text:list-item>
          <text:p text:style-name="P54">“The nuclear powers, who were at the time of the surprise attack headed by outright authoritarians (in the case of Russian, China, and India) and authoritarian-leading leaders (America, England, France, Israel), surely were involved, but, to date, no written or recorded statement of their contribution has been revealed. From the authoritarian countries, whose leaders had taken complete control of the media and therefore of all communications, nothing was expected. From the other nuclear powers, there should have been some leakage of truth had it not been for the grisly discoveries made hours later.”</text:p>
        </text:list-item>
        <text:list-item>
          <text:p text:style-name="P54"/>
        </text:list-item>
        <text:list-item>
          <text:p text:style-name="P54">“In the power vacuum that was created, the democracies of the United States, England, France, and Israel slowly fell apart after the period of <text:span text:style-name="T15">raucous and sometimes violent upheavals</text:span> that has been dubbed the <text:span text:style-name="T15">Death of Democracy</text:span>. In truth, <text:span text:style-name="T15">some democracies weathered the period</text:span>--most notably, Canada, the Scandanavian countries, Australia, New Zealand, and Iceland--but for most others it was a drastic reversal to a feudalism that had not been the prevalent form of government since the end of the <text:span text:style-name="T15">Middle Ages</text:span>, although with a key difference: these new feudal states were headed not by a solitary king but by the boards of <text:span text:style-name="T15">weaponized corporations</text:span> who took over cities, regions, and even entire countries.”</text:p>
        </text:list-item>
      </text:list>
      <text:p text:style-name="P16">“Largely unfazed by the furor surrounding the Great Desolation and the concomitant Death of Democracy, <text:span text:style-name="T15">Russia and China became the new military superpowers</text:span>, with China continuing to be the dominant economic superpower that it had become years earlier. Doubtless there were remained potent nuclear arsenals in the former democratic nuclear powers, but their fangs had been removed following the launching of <text:span text:style-name="T15">new security satellites by Russia and China</text:span> and the subsequent joint public pronouncements by both <text:span text:style-name="T15">Vladimir Puti</text:span>n and <text:span text:style-name="T15">Xi Jinping </text:span>that any testing of missiles by any other country without their approval would be considered an act of war and dealt with in the <text:span text:style-name="T15">harshest possible manner</text:span>.”</text:p>
      <text:list xml:id="list65914031886536" text:continue-numbering="true" text:style-name="WWNum1">
        <text:list-item>
          <text:list>
            <text:list-item>
              <text:p text:style-name="P54">“Less well known is that the Great Desolation included a number of <text:span text:style-name="T15">non-lethal strikes</text:span> in areas that were initially thought to be the result of errant missiles, but, after a more lengthy analysis, it became apparent that these had been warning shots. Those monarchies that had been actively fueling and stirring conflicts in places beyond their borders quickly got the message and kept their fingers to themselves.”</text:p>
            </text:list-item>
          </text:list>
        </text:list-item>
      </text:list>
      <text:p text:style-name="P115"><text:bookmark text:name="_eq2s0ixnv80m"/>B&amp;K In Juarez</text:p>
      <text:p text:style-name="P16">Bekka and Thucydides stood on a prominence of the Franklin Mountains, high above the desert plain below. It is now two weeks of objective time after they stood outside Tehran and watched as most life in that city ended, but they had made the journey from then to now in a single horrifying afternoon. Together, they had toured the twenty-three cities that were the direct targets of the Great Desolation, most recently having witnessed the desolation of Grozny, the capital of Chechnya, which was the last of the cities to have been attacked. There, the missiles struck several minutes later than they had for the other cities, almost as though the city had been afterthought by a bitter person holding a long grudge. By the time of their visit, Thucydides knew what to look for, and he clearly saw the missiles arcing in from the east only--for the other targets, the missiles came from multiple directions--in the moments before the predawn lightness was illuminated starkly by the blasts designed to kill living things while leaving most structures intact. </text:p>
      <text:p text:style-name="P16">As with the other cities, Bekka and Thucydides had toured Grozny in the aftermath of the attack, the images of the devastation grainy and sometimes missing altogether in the data-poor environment that existed until the images from the observations and recordings conducted by the search and rescue crews gradually restored the fidelity that had been lost. And, as with the other cities, the aftermath in Grozny was horrifying, the bodies of those quickly found in the positions in which they had been when the blasts had occurred. More gruesome were those who had died hours or days later, their skin covered in blisters and ulcerations, and the dried contents of their stomachs and bowels emptied upon the ground about them. For several hours, not even the flies and other pests desecrated the bodies; they had died as well.</text:p>
      <text:p text:style-name="P16">They had also toured the two cities where near misses had been reported: Karachi, Pakistan, and Riyadh, Saudi Arabia. Near these locations, the missiles converged upon their targets, but not near enough to cause any substantial damage. In the case of the Saudi Arabia capital, the explosions occurred in the desert southeast of the city. In the case of Karachi, the explosions were seen offshore above the Arabian Sea. For both, it had been assumed that the misses had been intentional, that they signaled a willingness to complete the job not done on the first strike, but among the leaders of the nuclear countries nobody was speaking; the leaders of the western powers were dead, and the leaders of Russia, China, and India had long practice in ignoring the media. </text:p>
      <text:p text:style-name="P16">Now, they were back at the city where Javier Guzman had been born, two weeks after the desolation of the city. Looking down from their high position in the mountains, they saw the city of El Paso to the left, Ciudad Juárez to the right. Somewhere far off to the right was Samalayuca, where his parents had spent the night camping as the bombs fell; they would later tell their son, Javier, that the evening had become as bright as day as they cooked their dinner outside their tent near the sand dunes. Later that evening, prompted by some feeling that although the world was crumbling they had a role to play in its re-emergence, they had made desperate love beneath the stars; nine months later, a boy was born. Somewhere in the desolated Ciudad Juárez, probably at one of the hospitals or in a pop-up facility under a tent, neurosurgeons Izabel and Mateo Guzmán were working right now to save lives, and Thucydides feels a great need to see their faces, but he cannot find them. <text:s/></text:p>
      <text:p text:style-name="P16">In some manner that Thucydides does not understand, his field of view includes images from those cameras that have been restored to functionality here and there throughout the cities, and he is able to see the many PPE-clad workers in the Mexican city picking their way through the mostly empty streets. He suspects that this ability is the doing of his companion, whose abilities he can only guess at. Now and then, he sees workers removing white body bags from buildings, and the weight of two million dead falls upon his heart and leaves him unable to speak or move. </text:p>
      <text:p text:style-name="P16">The cleanup of Ciudad Juárez will be proclaimed complete in another month, and two months later the Sinaloa Cartel will begin its assault on the decimated remnants of the Juarez Cartel and take control of the rebuilding city. Thucydides feels himself starting to cry, but are not a feature his avatar. </text:p>
      <text:p text:style-name="P16">“Have you seen enough?” Bekka asks softly. </text:p>
      <text:p text:style-name="P16">“I had seen enough with the first city,” Thucydides replied. “I would have accepted your word that the reality of the Great Desolation was overwhelming.”</text:p>
      <text:p text:style-name="P16">“And, yet, you needed to know.”</text:p>
      <text:p text:style-name="P16">Thucydides nodded. “I did. Where now? What other morbid realities must I see if I am to write the history of what such evil spawned?”</text:p>
      <text:p text:style-name="P16">“Now we witness the fall of democracy,” Bekka replied, “And its replacement by the oligarchies preferred by the ultra-rich. The wealthy are about to win their greatest victory.”</text:p>
      <text:p text:style-name="P115"><text:bookmark text:name="_42n32ikcu175"/>2032 Brandon Wood and Adam Franks, blackout</text:p>
      <text:list xml:id="list65912382738831" text:continue-list="list65912464935983" text:style-name="WWNum17">
        <text:list-item>
          <text:p text:style-name="P18">“Representative democracy was a temporary fling in the normal mode of human governance, only lasting <text:span text:style-name="T15">a few hundred years</text:span> out of the <text:span text:style-name="T15">seven to ten thousand years</text:span> for which there are human records. For most of that history, people lived in monarchies or some other form of autocracy in which somebody at the top made the rules and everybody else followed the rules if they wanted to keep their heads on their shoulders. And while there were likely many examples of democratic behavior among some of the small <text:span text:style-name="T15">pre-Hellenic hunter-gatherer tribes</text:span>, the earliest democracy that we have a clear record of is the Athenian democracy, which arose in the fifth to fourth century BCE. It was a<text:span text:style-name="T15"> true democracy</text:span>, not the <text:span text:style-name="T15">representative democrac</text:span>y familiar to modern times, but a democracy in which each citizen had the same voting power as any other citizen. Of course, humans being humans, the deck was still stacked: <text:span text:style-name="T15">women and slaves were excluded</text:span> from participation.”</text:p>
        </text:list-item>
        <text:list-item>
          <text:p text:style-name="P18"><text:soft-page-break/>“And, of course, democracy was hated by the wealthy and powerful from the beginning, and they immediately worked to get rid of it. T<text:span text:style-name="T15">he wealthy and powerful hate democracy</text:span> because it dilutes their control and influence. If they can’t be in charge personally, they prefer to have one autocrat in charge who can then be flattered and bribed to do what the rich and powerful like--not a mob of totally unpredictable free thinkers who might get it into their heads that there are fundamental human rights or some other such nonsense. Even a brutal dictator is better than a progressive who might give people the idea that the way things are isn’t the way that they have to be; according to their philosophy, it is better that people believe that life is as it is, and that it cannot be changed, rather than to allow them to believe that it could be better.”</text:p>
        </text:list-item>
        <text:list-item>
          <text:p text:style-name="P18">*****</text:p>
        </text:list-item>
        <text:list-item>
          <text:p text:style-name="P18">Brandon Woods had been putting away his laundry in his room in the Clark Kerr complex of the University of California, Berkeley, when the power had gone out. </text:p>
        </text:list-item>
        <text:list-item>
          <text:p text:style-name="P18">“Perfect!” he had said in the sudden darkness, and then he had strode over to the window and pulled open the curtains to let in the afternoon light while he finished. </text:p>
        </text:list-item>
        <text:list-item>
          <text:p text:style-name="P18">“Probably just temporary,” Adam Franks had said. He lay supine on the bottom of the bunk bed across the room from Brandon, his head propped up by a stack of pillows. He was looking through an old, tattered book whose torn and taped jacket proclaimed it to be <text:span text:style-name="T15">Nuclear Reactor Engineering</text:span> by Glasstone and Sesonske. “PG&amp;E might have shut down because of the fire risk; it’s windy out there again. Although, I hadn’t heard anything about a planned blackout.”</text:p>
        </text:list-item>
        <text:list-item>
          <text:p text:style-name="P18">Brandon had glanced out the window and had seen the limbs of the trees outside whipping in the wind, and to his mind had come one of the opening lines from Durrell’s Alexandria Quartet, which he had been reading on the weekends: ‘and now the wind unpacking the great planes, ransacking the great planes.’ He had found the statement puzzling, but then, while walking about the Berkley campus one afternoon, he had come upon some of the pollarded London plane trees and it hit him that Durrell had been describing the London plane trees on the Mediterranean bending and unbending in the wind, not airplanes. </text:p>
        </text:list-item>
        <text:list-item>
          <text:p text:style-name="P18">“All because they were too cheap to bury their power lines decades ago,” Adam had added to his earlier comment as he continued flipping pages in the book on his lap. “Or simply kept the trees cut back from the lines. If it wasn’t for the danger of sparking lines setting the trees afire, they wouldn’t have to do these forced blackouts to begin with.”</text:p>
        </text:list-item>
        <text:list-item>
          <text:p text:style-name="P18">Brandon had grunted in acknowledgment. Their third roommate had not yet arrived back after flying home to spend the weekend; he had sent a message from Arizona that he was running late, was waiting to hear back about his latest coronavirus test, and hoped to be there by the time classes started on Monday. In the meantime, Brandon got dibs on the lower bunk and would not have to climb up into bed tonight. </text:p>
        </text:list-item>
        <text:list-item>
          <text:p text:style-name="P18">*****</text:p>
        </text:list-item>
        <text:list-item>
          <text:p text:style-name="P18">Two weeks later, classes at Berkeley had yet to restart, and the world had changed forever. The Arizona roommate never showed up, and Brandon had the three person room to himself because Adam had returned to Boston; his father had had a stroke sometime during the blackout, and Adam had returned to the east coast to help out. Adam thought he would be able to study at MIT, where he had also been accepted, when classes resumed. Because the airlines were struggling to recover from the hit to navigational equipment caused by the HEMP blasts, he had taken the train from San Francisco to Chicago, and then on to Boston. </text:p>
        </text:list-item>
        <text:list-item>
          <text:p text:style-name="P18">“I can finish reading through my old nuclear engineering books on the long train ride,” Adam had said on the way out the door. “Although I suppose it’s a bit like a medical student learning about the use of leeches as a treatment option, what with the outlandish size and lack of passive safety features of twentieth century nuclear power plants. I don’t understand why they made them like that.”</text:p>
        </text:list-item>
        <text:list-item>
          <text:p text:style-name="P18">Brandon had shrugged. “I suppose it was because they just scaled up the reactors used in naval vessels instead of actually coming up with the best design for a power reactor,” he said. “The people with the money to invest didn’t want to wait.”</text:p>
        </text:list-item>
        <text:list-item>
          <text:p text:style-name="P18">Adam had sighed in acknowledgement. “Yeah, probably. I suppose that’s the story. it almost always is. The money people don’t have the patience, or the intelligence, to do the job right.”</text:p>
        </text:list-item>
        <text:list-item>
          <text:p text:style-name="P18">“Take care of yourself, and your dad,” Brandon had said, and then he had resumed wondering about his own future in a world that seemed on the brink of collapse. Unable to bear sitting by <text:s/>himself in the silent room any longer, he put on his jacket and started walking towards the main campus. </text:p>
        </text:list-item>
        <text:list-item>
          <text:p text:style-name="P18">More than one hundred and fifty million people had been killed in cities around the globe, and there was little doubt that the United States and the small cadre of nuclear powers consisting of Britain, France, Israel, India, Russia, and China had conspired in the attack. The blackout, which had been global, had provided cover for the launching of hundreds of thermonuclear weapons that had exploded at altitude above the twenty-three targeted cities, ranging from Abuja, the capital of Nigeria, to Tehran, the capital of Iran. In the intense neutron bombardment that resulted, living things had simply ceased to live, and the world was struggling to deal with the aftermath of the wanton murder of so many innocent people. </text:p>
        </text:list-item>
        <text:list-item>
          <text:p text:style-name="P18">The world was also struggling to deal with a catastrophic loss of leadership in the four democracies that had most likely played key roles in the attacks. </text:p>
        </text:list-item>
        <text:list-item>
          <text:p text:style-name="P18">In the United States, the dead included the president, vice president, cabinet, and many other high-ranking officials. The news was reporting that there had been some kind of suicide pact, but evidently some people in the war room bunker beneath the White House had changed their minds and were shot by others that had been there. Now there was talk of a special election to choose new leadership because there was no longer a clear line of succession, and the factions in the country were starting to create fissures that might never heal. </text:p>
        </text:list-item>
        <text:list-item>
          <text:p text:style-name="P18">Likewise, the heads of state for Britain, France, and Israel were dead, and those countries were struggling to adjust as well. Britain, which had never recovered economically from its disastrous decision to leave the European Union, and which spiraled down even further when Scotland broke off as an independent country, was now fighting for its economic survival. France, which had had its own political struggles with those factions that wanted to return to being an independent country, now appeared headed towards dissolution into a collection of city-states. And Israel, which had just seen the centers of many of its enemies destroyed, was adrift and rudderless.</text:p>
        </text:list-item>
        <text:list-item>
          <text:p text:style-name="P18">When ze found <text:s/>zirself standing outside the Caffe Strada, ze went inside, ordered a cappuccino, and took zir drink outside to sit at the only empty table. Minutes later, ze looked up to see another resident of Clark Kerr searching for a place to sit, and ze waved zir over. They had met briefly at a gathering two weeks back, but Brandon was bad with names; all ze remembered was that ze had spoken with an accent. </text:p>
        </text:list-item>
        <text:list-item>
          <text:p text:style-name="P18">“Thanks,” I’m Isabella, ze said, sparing Brandon the embarrassment of having to ask. <text:s/></text:p>
        </text:list-item>
        <text:list-item>
          <text:p text:style-name="P18">“Brandon,” ze replied. “You’re an EE, right?” ze couldn’t remember names, but ze knew majors. </text:p>
        </text:list-item>
        <text:list-item>
          <text:p text:style-name="P18">“Yes. And you are nuc-e?”</text:p>
        </text:list-item>
        <text:list-item>
          <text:p text:style-name="P18">“Yep. Although I guess I’m nothing unless classes start back up.”</text:p>
        </text:list-item>
        <text:list-item>
          <text:p text:style-name="P18">“Same here,” said Isabella. “I am just reading and trying to stay active while I wait to see if classes will resume. My mama and papa would like for me to come back home, but it is difficult to fly now, and I would like to wait to see what happens.”</text:p>
        </text:list-item>
        <text:list-item>
          <text:p text:style-name="P18">“Where is home?” Brandon wondered. </text:p>
        </text:list-item>
        <text:list-item>
          <text:p text:style-name="P18">“Rome,” said Isabella. “And you?”</text:p>
        </text:list-item>
        <text:list-item>
          <text:p text:style-name="P18">“Wow!” Brandon replied. “Seattle for me, but I visited Rome with my family when I was fourteen, and I loved it! Especially the food! You must miss it.”</text:p>
        </text:list-item>
      </text:list>
      <text:p text:style-name="P16">Isabella nodded. “I do, but it is very nice here too. The--what do you call it? Caliterranean climate--is very nice! As is the food.”</text:p>
      <text:p text:style-name="P16">“Do you need anything?” </text:p>
      <text:p text:style-name="P16">Brandon and Isabella looked up to see the chrome and white plastic form of a humanoid robot standing at the table, a tray clasped in one hand and a towel in the other. ze had seen the robot before, and ze had read that it was being used by both the electrical engineering and software engineering programs as a training tool when it wasn’t busing tables. </text:p>
      <text:p text:style-name="P16">“I’m good,” said Brandon. </text:p>
      <text:p text:style-name="P16">“Anch'io,” Isabella added. </text:p>
      <text:p text:style-name="P16">The robot nodded and wandered off to the next table. </text:p>
      <text:p text:style-name="P16">“What was that you just said?” Brandon asked. </text:p>
      <text:p text:style-name="P16">“I said ‘me too.” Isabella smiled. “The robot--technically, an android--is manufactured at the AutomaIT factory near Florence, Italy, a couple of hours north of Rome by train. It is one of the new Ganymede models that connect to the net using a nanotechnology interface pioneered by Giuseppe Morelli. There are many such androids in use in my home country.” </text:p>
      <text:p text:style-name="P16">“I like it.” </text:p>
      <text:p text:style-name="P16"><text:soft-page-break/>Brandon noticed that the android had none of the stiff, mono-directional movements typically associated with robots but instead moved as smoothly as any human. Were you to see it moving in silhouette, you might assume it was human. ze was about to comment on the robot’s smooth movements when the door to the cafe banged open and a bearded man dressed in a tee shirt and jeans with a frantic look on zir face looked around the crowded patio and opened zir mouth for a second, licked zir lips, and then shouted. </text:p>
      <text:p text:style-name="P16">“The United States of American is breaking up!”</text:p>
      <text:p text:style-name="P16">*****</text:p>
      <text:p text:style-name="P16">In Boston, Adam Franks had just finished feeding his wheel-chair bound father his lunch of homemade chowder and crackers, and he was in the process of emptying the elder Frank’s leg bag (his father had been incontent even before the stroke, but now he was unable to change or empty the bag himself) when the daytime television program that his father had been staring at was interrupted by a breaking news story. Adam, who had found himself paying more attention to the news ever since the horrifying story of the Great Desolation was followed by the shocking revelation that the heads of the US government were all dead, drained his father’s urine into the urine bottle, emptied the contents in the bathroom, washed, and came back out in time to see a group of men and women gathered behind a battery of microphone stands on the steps of the New York City Hall building facing a crowd of reporters and onlookers. Among the people gathered behind the microphones, Adam recognized the governor of Massachuseetts, and the dark-haired woman standing next to him was the governor of New York, Letitia Johnson. At some unspoken signal, Governor Johnson stepped to the microphone and began to speak.</text:p>
      <text:p text:style-name="P16">“We,” she said, looking about her at the men and women huddled around her, “share the humbling responsibility to bring you the news that the United States of American, created on created on July 4, 1776, with a declaration of the independence of thirteen British colonies established on the new world, and which have been united under the constitution ratified by its member states in 1789, is no more.” </text:p>
      <text:p text:style-name="P16">The news, although jaw-dropping in its enormity and its implications, had been hinted at for weeks during the chaotic fight to establish new leadership in the face of the sudden deaths of the president, vice president, the entire cabinet, the leadership of congress, and the military leadership. And although the Continuity of Government Commission established in the wake of the September 11, 2001 terrorist attacks had recommended amendments to the rules regarding presidential succession, these recommendations were never fully implemented by a congress that was already so deeply divided along partisan boundaries that the prospect of dissolution seemed like a way out of a real-life Kobayashi Maru. The United States had not been prepared for a decapitation strike by an enemy. It had certainly not been prepared for such a strike internally, and it was woefully ill-equipped to come to a solution.</text:p>
      <text:p text:style-name="P16">“As of today, the states of Connecticut, Delaware, Maine, Maryland, Massachusetts, New Hampshire, New Jersey, New York, Pennsylvania, Rhode Island, and Vermont are banding together to form the First American Federation of states, using the existing US Constitution as a temporary constitution for the federation, with a new federation constitution to be crafted in the future at a convention of representatives to be announced soon. In the meantime, the rules and laws of the United States still apply, although there may be some restrictions placed on the free movement of citizens, goods, and services between First America and the other former members of the United States. Let me assure you that these issues are being discussed, and we will have workable solutions in place soon to ensure our economy remains strong.”</text:p>
      <text:p text:style-name="P16">Adam recalled how his grandfather had spoken about his astonishment at the dissolution of something called the Soviet Union in the twentieth century. After World War II, Russia had absorbed much of eastern Europe into the Union of Soviet Socialst Republics, or USSR. The USSR had been the political enemy of the United States for several decades after, the two nuclear superpowers rarely confronting each other directly but vying through ‘proxy wars’ for world influence and hegemonic control. Adam’s grandfather had once shown him a picture from the 1980 Winter Olympic, during which the United States hockey team had upset the highly-favored Soviet hockey team, whose red jerseys were emblazoned with the letters CCCP in accordance with the Russian abbreviation of USSR. Eleven years later, the USSR was no more. </text:p>
      <text:p text:style-name="P16">Adam’s phone rang: his mother, who was at work. </text:p>
      <text:p text:style-name="P16">“Yes,” Adam said. </text:p>
      <text:p text:style-name="P16">“Are you watching the news?” his mother asked. </text:p>
      <text:p text:style-name="P16">“Yes. And I was just thinking about grandfather’s stories of the fall of the Soviet Union.”</text:p>
      <text:p text:style-name="P16">“Is your father watching?”</text:p>
      <text:p text:style-name="P16">“I don’t know. He’s looking at the television, but I don’t know if he is watching or not.”</text:p>
      <text:p text:style-name="P16">“I thought it might upset him. You know how worked up he would get about politics before the stroke. Well, I’ll be home soon. Nothing else is going to get done here today. I’ll catch a 1-pod and be back in a bit. Love you!”</text:p>
      <text:p text:style-name="P16">“Love you too, mom.” </text:p>
      <text:p text:style-name="P16">Adam put away his phone and continued watching the news--the other governors of the new federation were taking turns speaking, each saying pretty much the same as what the New York governor had said--until he caught the smell. He looked over at his father, whose eyes were locked on the television, a trickle of drool following the creases along one side of this mouth to his whiskered chin. </text:p>
      <text:p text:style-name="P16">“Let’s get you cleaned up, dad.” he said. </text:p>
      <text:list xml:id="list65913081887350" text:continue-numbering="true" text:style-name="WWNum17">
        <text:list-item>
          <text:p text:style-name="P117"><text:bookmark text:name="_j6stluwk92e"/>2032 B&amp;K watch immigrants in Italy</text:p>
        </text:list-item>
        <text:list-item>
          <text:p text:style-name="P18">Atop a building in Palermo, Italy, Bekka and Thucydides looked to the Mediterrean as a flotilla , ranging from rubber rafts to cruise ships repurposed as rescue vessels, dotted the sea as far as the eye could see. It reminded Thucydides of pictures he had seen of the June 6, 1944 invasion of France by the Allied forces, who had brought a fleet of nearly seven thousand vessels to begin <text:s/>taking Europe back from Hitler’s Nazis. A big difference between then and now was that nobody was shooting at these boats, but given the unprecedented devastation he had seen during his tour of the Great Desolation, he had a sinking feeling that violence could erupt at any second. </text:p>
        </text:list-item>
        <text:list-item>
          <text:p text:style-name="P18">“There are so many,” he said. It was a ridiculous thing to say, but his mind could not keep his lips from speaking. </text:p>
        </text:list-item>
        <text:list-item>
          <text:p text:style-name="P18">“A human wave that will keep coming for more than a decade,” Bekka replied. “From every region surrounding the cities of the Great Desolation, people are fleeing for something that feels safe, something that feels like it might not be the next target.”</text:p>
        </text:list-item>
        <text:list-item>
          <text:p text:style-name="P18">Something in her tone made Thucydides turn in surprise. “It’s not over? Is there more death coming?”</text:p>
        </text:list-item>
        <text:list-item>
          <text:p text:style-name="P18">Bekka turned her head slightly to look at her companion. “Time will tell,” she said. “There are still weapons left, and many of those are in the hands of those who will not shirk from using them. The near misses of Riyadh and Karachi seemed to suggest the willingness to strike again.”</text:p>
        </text:list-item>
        <text:list-item>
          <text:p text:style-name="P18">Thucydides turned back to the sea. During their tour of the cities of the Great Desolation, Bekka had also shown him the disturbing settings where the former leaders of the world’s largest democracies had died. The implication was they had been complicit in the conduct of the Great Desolation and had decided, perhaps even beforehand, that they could not bear living with what they were about to do. From the Situation Room of the United States to the Israeli Prime Minister’s secret war bunker in Jerusalem, the dead bodies of the leaders had been lying like so many limp dolls across tables, chairs, and floors. Some had no wounds and had likely poisoned themselves, some had shot themselves, and a few had been shot in the back as they had tried to escape from what must have been a period of madness. </text:p>
        </text:list-item>
        <text:list-item>
          <text:p text:style-name="P18">“You speak of Russia, China, and India?” he said. It was rhetorical. </text:p>
        </text:list-item>
        <text:list-item>
          <text:p text:style-name="P18">“Yes,” Bekka replied, “but the remaining armament of the crumbling democracies will soon be in the hands of leaders who may not feel the same constraints as their publicly elected predecessors. They are business people, and their allegiance is to their shareholders, not to the old principles of equality and justice.”</text:p>
        </text:list-item>
        <text:list-item>
          <text:p text:style-name="P18">Thucydides pondered how the leaders of the multinational banks and corporations that were taking over in the United States, Britain, France, and Israel might make different decisions than the dead leaders who had been elected by the generation populations in each country. One obvious difference was that the ‘voters’ were now all shareholders, and that fact alone meant that the potential influencers were wealthier--the poor rarely own stock--so there was now a clear break from the previous ideal of each human having value. Without a share to vote, you had no voice, you had no value. Moreover, the most powerful influencers would be those who owned the greatest number of shares, so the voices that carried the most weight were automatically the wealthiest. But that arrangement wasn’t all that different from how the lobbyists of the wealthy interests had skewed government in their favor throughout the history of democracy. What was different was the personal investment in the government.</text:p>
        </text:list-item>
        <text:list-item>
          <text:p text:style-name="P18">“If it helps the bottom line,” he mused, “they will not hesitate to strike.”</text:p>
        </text:list-item>
        <text:list-item>
          <text:p text:style-name="P18">“Yes,” Bekka agreed. “They will be less cautious about using their assets to their advantage because it is directly connected to their own fortunes.”</text:p>
        </text:list-item>
        <text:list-item>
          <text:p text:style-name="P18">“It is the return of feudalism.”</text:p>
        </text:list-item>
        <text:list-item>
          <text:p text:style-name="P18">“Yes, and as with the last rise of feudalism, there are likely to be wars between kingdoms as each king strives to build wealth and power.”</text:p>
        </text:list-item>
        <text:list-item>
          <text:p text:style-name="P18">“And what of these poor refugees?” Thucydides wondered with a sweep of his arm. </text:p>
        </text:list-item>
        <text:list-item>
          <text:p text:style-name="P18">“Some will live to become peasants, and in return for their lives they will live in squalor until they die at a young age, leaving behind their children to become their replacements.” Bekka stated. “The rest,” and here she gestured to the many craft bobbing on the Meditterranean, will simply die. Not all of these refugees will survive.”</text:p>
        </text:list-item>
        <text:list-item>
          <text:p text:style-name="P18">“Sometimes peasants rebel against their lords,” Thucydides suggested. “Civilization doesn’t have to completely revert to a system of winners and losers. Life doesn’t have to be a zero-sum game in which there are only the wealthy and the poor.”</text:p>
        </text:list-item>
        <text:list-item>
          <text:p text:style-name="P18">The sudden scream of squadrons of jets overhead led Thucydides to understand that Bekka had not chosen this place and this time at random. Something insanely wicked was about to happen, and it did: before his eyes, the jets began firing upon the flotilla, their missiles and machine guns shredding the craft and bodies and turning the water red with the blood of the dead. In minutes, three quarters of the ships and small boats had been destroyed, along with their occupants. </text:p>
        </text:list-item>
        <text:list-item>
          <text:p text:style-name="P18"><text:soft-page-break/>“What is happening?” Thucydides screamed in the relative silence as the jets turned away after a half-dozen passes. </text:p>
        </text:list-item>
        <text:list-item>
          <text:p text:style-name="P18">“The wealthy believe that life is a zero-sum game,” Bekka replied. “And they are protecting their stash.”</text:p>
        </text:list-item>
        <text:list-item>
          <text:p text:style-name="P19"/>
        </text:list-item>
        <text:list-item>
          <text:p text:style-name="P18">The jets had moved too quickly for Thucydides to identify their provenance, but now their roars were replaced by the thwop-thwop of helicopters, their identifying insignia covered but their make clearly Russian, that swept overhead and down to the water, their guns targeting the smaller craft that the jets had missed, hovering when needed to direct their fire upon rafts and individual swimmers.</text:p>
        </text:list-item>
        <text:list-item>
          <text:p text:style-name="P18">“This is madness!” Thucydides screamed. “These people came here to escape the death visited upon their homes. They deserve better than this!”</text:p>
        </text:list-item>
        <text:list-item>
          <text:p text:style-name="P18">“They deserve life,” Bekka agreed, “but to the rich who command these countervailing forces, they represent cost and little benefit. Their lives are therefore forfeit.”</text:p>
        </text:list-item>
        <text:list-item>
          <text:p text:style-name="P18">The firing of the guns continued until all that was left of the flotilla were the shards of the craft and floating bodies of the people. </text:p>
        </text:list-item>
        <text:list-item>
          <text:p text:style-name="P18">“And so they get slaughtered for daring to survive,” said Bekka. “This is what happens when the wealthy have no need for the poor. The poor have nothing with which to fight but sticks, knives, and perhaps a few ancient pistols and rifles. Against the police and military forces of the wealthy, they do not stand a chance.”</text:p>
        </text:list-item>
        <text:list-item>
          <text:p text:style-name="P18">“My God!” </text:p>
        </text:list-item>
        <text:list-item>
          <text:p text:style-name="P18">“Do you still believe in that mythology? Some of the poor will make it to shore, and they will travel to the cities where they hope to find work and shelter. Those who make it will find little work that cannot be done by the robots and androids of the rich, so they will be unable to afford either food or shelter. They will eat what they can find or grow, and they will create shelter using discarded building materials, but they will be weak and vulnerable, and they will die--either from starvation, malnutrition, or from the diseases against which the wealthy are protected--but they will die.”</text:p>
        </text:list-item>
        <text:list-item>
          <text:p text:style-name="P18"><text:s/>“But they are humans,” Thucydides protested. “They still have value!”</text:p>
        </text:list-item>
        <text:list-item>
          <text:p text:style-name="P18">“To whom?” Bekka asked. “They have little value to the rich, who will make use of the labor of those still able to bend their backs to do the jobs that few humans will do, but they are expendable. The religious leaders of the wealthy will teach them that.”</text:p>
        </text:list-item>
        <text:list-item>
          <text:p text:style-name="P18">“What do you mean?”</text:p>
        </text:list-item>
        <text:list-item>
          <text:p text:style-name="P18">“What was the role of the church in the Middle Ages?” Bekka asked. “And don’t try to tell me that it was to proclaim that all humans have value in the eyes of God.”</text:p>
        </text:list-item>
        <text:list-item>
          <text:p text:style-name="P18">Thucydides was legitimately confused. “I don’t . . .”</text:p>
        </text:list-item>
        <text:list-item>
          <text:p text:style-name="P18">“The role of the church,” Bekka stated, “was to proclaim the king as the agent of God, and the king selected those nobles who were to serve him in the name of God. The king gave the nobles property, and, in return, the nobles gave the king a share of the taxes they collected. Below the nobles were the knights, whose modern-day equivalents are the police and the military, and then there were the peasants, who lived on lands owned by the lords. In these times,” she continued, “Peasants live in the unoccupied lands surrounding each city, creating an outer ring of poverty where disease runs rampant. The lords of the city draw laborers from this ring, their medical corps screening out those that have active infections to pick only those unlikely to bring a pathogen into the city proper where they do the work that robots are either unable to do or where using a robot is still too expensive to use: cleaning grease traps, repairing sewer lines, hauling away garbage, and other jobs of this sort.”</text:p>
        </text:list-item>
        <text:list-item>
          <text:p text:style-name="P18">“The peasants who perform these jobs,” Bekka said, “get paid by being able to take home the garbage of the city, where their families pick through the scraps in search of food and building supplies. On occasion, an especially grateful lord might give more, but the lords come from a class of people who believe that being poor is a choice, so such largesse is unusual.”</text:p>
        </text:list-item>
        <text:list-item>
          <text:p text:style-name="P18">“As to the role of the church,” Bekka continued, “It has two. The first role is to tell the lords and the rich citizens of the city that their wealth and good health is a result of their hard work. They were chosen by God, so they have no reason to feel any shame about the plight of the peasants, who were given the opportunity to speak their wishes to God, but they have either chosen not to, or they have chosen to speak to a false god or worse, Satan. The second role of the church, and it is deemed a beneficent role, is to tell the peasants that a better life awaits them after death if they will but endure the punishments of this life without complaint.”</text:p>
        </text:list-item>
        <text:list-item>
          <text:p text:style-name="P18">“In other words,” Bekka concluded, “One role of the church is to convince the poorest of the poor to meekly accept a life of misery.”</text:p>
        </text:list-item>
        <text:list-item>
          <text:p text:style-name="P117"><text:bookmark text:name="_4sj0tmr6mm6a"/>2033 Yazid Boulala views refugees</text:p>
        </text:list-item>
        <text:list-item>
          <text:p text:style-name="P18">“In the end, only the exceedingly wealthy could afford to participate in the political process in any meaningful way, as was exemplified by the plutocracy America had become under the leadership of Donald Trump in 2016. Always a showman, the bombastic real estate baron had had an up and down business history, but his true stock in trade was huckstering the Trump name, attaching it to efforts that included a professional football team, university, casino, and even an airline. All of these business ventures ultimately failed, but Trump was a creature of image, not substance, and he had cultivated the image of himself as a business titan, repeatedly propped it up with money from his father and other sources, and somehow kept the fantasy alive. In the end, or what should have been the end, he became the lead character in one of the choreographed ‘reality’ television shows of the type that became popular in the late twentieth and early twenty-first century--probably because such shows were cheap to produce, required little creative effort, and yet their obvious melodrama appealed to an audience that craved the simplicity of black and white stereotypes as a reprieve from a complex reality.”</text:p>
        </text:list-item>
        <text:list-item>
          <text:p text:style-name="P18">“And although it was apparent to many viewers that the characters in these reality shows represented the worst characteristics of humanity--greed, self-interest, and a need to win at any cost- there were many others who saw in the words and actions of these actors some hidden truth about how the world really worked, and they saw in Trump a person who spoke his mind, and they did not mind that his speaking was at the level of a child’s. To them, Trump was a god-like figure, or had been picked by God to lead, and they did not need to do anything more than support him as he lined up a cabinet heavy with billionaires, and a staff filled with white supremcists, and he went to work to destroy America. </text:p>
        </text:list-item>
        <text:list-item>
          <text:p text:style-name="P18">“As president, Trump had seemed to carry on as though he was still the character in his show, focusing mainly on entertaining his core base of supporters rather than immersing himself in the details of governance. It had been rumored that he had never actually expected to win, and that his running for office had just been a campaign to raise his profile for some other business venture, but, in the end, he was able to convince enough middle class voters that a billionaire who had never done a real day’s work in his life was on their side, and they had cast their vote for the man least like themselves.” </text:p>
        </text:list-item>
        <text:list-item>
          <text:p text:style-name="P18">“Distrustful of intellectuals, Trump had surrounded himself with family and hand-picked sycophants who knew better than to upstage the star of the show, and the United States became of parody of itself as Trump had alienated long time allies and cozied up to the authoritarians he admired. America itself became a soap opera as the ultra-rich, sensing a weakness in the fabric of the democracy that had long held them in constraints, cracked their whips and set loose their paid minions within the radical right to push against the weaknesses and sever the threads of the fundamental principles that had held the union together for more than two hundred years.”</text:p>
        </text:list-item>
      </text:list>
      <text:p text:style-name="P16">“Not even the appearance of the first novel coronavirus--which Trump, always the dissembling deceiver, had dubbed the <text:span text:style-name="T16">China</text:span> virus in an attempt to deflect public attention from his clear inability to lead the country at any time, let alone during a worldwide health crisis that would lead to a worldwide economic depression that would linger for decades, could slow the death of democracy and pave the way for the return of autocratic rule. If anything, the repeated health crises and the enduring economic woes seemed to make the argument for the ultra-rich that the hand of God was present, and that there was an underlying reason why some were born rich while others were born poor, and no amount of positive thinking or any other such flimflammery could change God’s will.”</text:p>
      <text:list xml:id="list65913153662112" text:continue-numbering="true" text:style-name="WWNum17">
        <text:list-item>
          <text:p text:style-name="P40"><text:span text:style-name="T16">Excerpt from A Complete History of the Humanist Coalition: From Inception to Final Freedom, by Javier Guzmán:</text:span></text:p>
        </text:list-item>
        <text:list-item>
          <text:p text:style-name="P18">Yazid Boulola had a feeling that the exodus of people from the troubled regions of the world following the Great Desolation would eventually dwarf all other mass movements, including the most recent flood of immigrants fleeing the wars in Afghanistan, Iraq, and Syria and the escalation of violence in parts of the African continent. At its peak, more than a million asylum seekers had arrived in the European Union countries for each year from 2010 to 2013. Now, as people fled in panic from the areas surrounding the cities that had been hammered during the Great Desolation, a million might seem like a very small number. </text:p>
        </text:list-item>
        <text:list-item>
          <text:p text:style-name="P18">“Are you seeing these numbers?” Yazid asked. He was talking to the Italian bureau chief of Al Jazeera stationed in Rome, Latif Hadi, whose image occupied one square among many on Yazid’s screen. “There are so many immigrant boats in the Mediterrean that you can practically step from one to another, all the way from Benghazi or Tripoli to Palermo. Nobody from the Middle East wants to risk going through Turkey, so they are heading west and then boarding anything that will float.”</text:p>
        </text:list-item>
        <text:list-item>
          <text:p text:style-name="P18">The flood had started as soon as the full extent of the Great Desolation had become clear and as people began to fear that another wave of attacks could occur. Nobody wanted to live in any of the other cities that had long been known to be home to terrorist organizations, drug cartels, or despots. The nuclear powers seemed intent on eradicating these places, and who knew if they were finished or just getting started? Already, rumors were floating concerning locations that had received ‘near misses’ that, in retrospect, looked more like warning shots, such as had been the case with the flashes in the Arabian Sea reported by Reza Tandon, the Karachi bureau chief for Al Jazeera. A grouping of neutron bombs had detonated far to the west of the coastal city that could have been a targeting mistake, but their placement could also have been to send a message of what could still happen. </text:p>
        </text:list-item>
        <text:list-item>
          <text:p text:style-name="P18">“Nobody knows if it is over,” said Latif. “The pattern of detonations southeast of Riyad, according to the military analysts I have spoken with, would have been the same general pattern used by somebody intent on taking out Riyad. They simply moved the target to a spot in the desert to show what they could have done.”</text:p>
        </text:list-item>
        <text:list-item>
          <text:p text:style-name="P18">“I don’t know,” Yazid replied. “It might be a warning, or maybe Riyad just got lucky in the same way that Karachi got lucky.”</text:p>
        </text:list-item>
      </text:list>
      <text:p text:style-name="P16">“Do you really believe that?”</text:p>
      <text:p text:style-name="P16">Yazid paused for a second. “No. I think it was a clear warning. But now the question is who is sending the warnings? The United States, Britain, France, and Israel are leaderless; only Russia, China, and India still have their governments in place, and they have shown no interest in collecting and analyzing the bomb remnants in those locations.”</text:p>
      <text:p text:style-name="P16">The image of Latif Hadi smiled grimly on Yazid’s screen. “I think you may have your answer in their lack of interest. Why bother?”</text:p>
      <text:p text:style-name="P16">“Russia, China, and India are calling the shots now?” Yazid replied. “It could just as easily have been one of the other nuclear powers who decided to send the warnings.”</text:p>
      <text:p text:style-name="P16">Latif shook zir head. “You don’t kill yourself for sending a warning that harms nobody. You kill yourself because you did something so bad you can’t live with it.”</text:p>
      <text:p text:style-name="P16"><text:soft-page-break/>“I don’t see Putin, Jinping, or Modi crying over millions killed as long as they weren’t killed within their respective countries,” said Yazid. “Maybe the warnings were a trade off made by the dead leaders of the democracies.”</text:p>
      <text:p text:style-name="P16">“Maybe. But I don’t think we are likely to ever know; the die is cast, and democracy seems to be on the way out.”</text:p>
      <text:p text:style-name="P16">Cameron Nyland of the Washington DC bureau cleared his throat and spoke up. “It certainly is here. If you haven’t heard already, the US Congress asked the states to convene and decide how they wanted to proceed with replacing the president and the other dead leaders, and the states are saying that they want to break apart into smaller, more easily managed federations. The details are still fuzzy at this point, but we are looking at seven federations defined as follows:” </text:p>
      <text:p text:style-name="P16">A list appeared on Yazid’s screen. Cameron provided the voiceover:</text:p>
      <text:p text:style-name="P16">“Alabama, Florida, Georgia, Kentucky, Louisiana, Mississippi, North Carolina, South Carolina, Tennessee, and Virginia will join as members of the Dixie Federation.”</text:p>
      <text:p text:style-name="P16">“West Virginia, Illinois, Indiana, Michigan, Ohio, Wisconsin, and Minnesota are forming the Enterprise Federation.”</text:p>
      <text:p text:style-name="P16">“Delaware, Maine, Maryland, Massachusetts, New Hampshire, New Jersey, New York, Pennsylvania, Rhode Island, Vermont, and Connecticut are creating the First America Federation.”</text:p>
      <text:p text:style-name="P16">“Iowa, Kansas, Nebraska, North Dakota, and South Dakota will become the Heartland Federation.”</text:p>
      <text:p text:style-name="P16">“Arkansas, Missouri, New Mexico, Oklahoma, and Texas are joining to create the Freedom Federation.”</text:p>
      <text:p text:style-name="P16">“Arizona, Colorado, Idaho, Montana, Nevada, Utah, and Wyoming will be known as the Mountain Paradise Federation, which will also include the eastern counties of Washington, Oregon, and California, all of which are politically more aligned with the Rocky Mountain states.”</text:p>
      <text:p text:style-name="P16">“California, Oregon, and Washington west of the dividing line with Mountain Paradise will be known as Pacifica.”</text:p>
      <text:p text:style-name="P16">“Hawaii and Alaska are determined to go it along. Hawaii has a strong tourism-based economy, as does Alaska, and the latter also has a big natural resource base to boost its GDP.” Nyland paused for a moment and then added, “the betting around the office is that Alaska will eventually become a Canadian province while Hawaii is likely to continue as an independent because it is no longer the strategic asset it used to be in an era of hypersonic missiles.” </text:p>
      <text:p text:style-name="P16">“How will these federations govern themselves?” Yazid asked. “Won’t they still be democracies?”</text:p>
      <text:p text:style-name="P16">“In a manner of speaking, perhaps they will be,” Cameron replied, “But the easiest way to stand up new countries is by using the strongest organizations within each, and the strongest are the large corporations--not the existing governments. The United States is breaking up into seven federations ruled by corporations. Democracy is being replaced by a kind of corporate feudalism. In First America, the new First American Financial Corporation, an amalgamation of several of the biggest banks appears to be the leading candidate. In Dixie, DixieCorp, which has interests in agriculture, aerospace, biotech, chemicals, energy, finance, fishing, pharma, plastics, metals, textiles, and weapons, looks like a winner. In Enterprise, the electric vehicle behemoth E-Motive Industries Corporation is likely the leader. Heartland Agriculture Corporation looks like a shoe-in for the Heartland Federation, as is FreedomCorp for the Freedom Federation, while an amalgamation of Apple, Alphabet, Amazon, and ZeusAir Corporation looks to be the power in Pacifica.”</text:p>
      <text:p text:style-name="P16">“What about Mountain Paradise?” Yazid asked. </text:p>
      <text:p text:style-name="P16">“Did I leave them out?” Cameron replied, sounding flummoxed. <text:s/>“Yes, I sure did, and they were perhaps the biggest surprise of the new federations. A decade earlier, I might have seen a semiconductor manufacturer or a Vegas-based gambling syndicate running the show in that collection of states, but the surprising resurgence of the new wave of nuclear power, and the formation of the Atomics International Combine, has changed the picture entirely. As democracies crumble, the massive public infrastructures constructed to support them are breaking apart as well, including the power grid. The three interconnected grids of the former United States are crumbling, and nobody wants to work together to fix them because that kind of cooperation doesn’t contribute to corporate profits. Besides, the long transmission lines between cities have become a major vulnerability: in the American Redoubt, a region favored by hardcore survivalists and elements of the radical right who distrust all government, former power-generating dams along the Columbia River and its tributaries have been destroyed. There is no more power to transmit.”</text:p>
      <text:p text:style-name="P16">“So nuclear power becomes the de facto choice,” Yazid said. </text:p>
      <text:p text:style-name="P16">“AIC’s modular nuclear power units have allowed the creation of local distributed power systems,” Cameron agreed, “and they are receiving many additional orders from around the world.”</text:p>
      <text:p text:style-name="P16">“Huh,” Yazid replied. “Who would have thought that the fall of democracy would see a resurgence in nuclear power?”</text:p>
      <text:p text:style-name="P16">“In some ways,” Cameron said, “it makes sense. Nuclear power of the kind provided by AIC is compact, transportable, easily scalable, and it doesn't need the massive fuel supply trains required to feed, say, coal, oil, and the other fossil fuel methods of power generation. In contrast, using the AIC modular units is almost like plugging in batteries with very long lives and connecting them to the local distribution network. When the juice runs low, AIC installs a fresh unit and hauls away the old unit for refurbishment. It is very much a plug and play type of operation.”</text:p>
      <text:p text:style-name="P16">“Distributed power for a fractured society,” Yazid mused. “I guess it makes sense, but what irony!”</text:p>
      <text:p text:style-name="P16">“How’s that?”</text:p>
      <text:p text:style-name="P16">“Just as the world has passed the tipping points expected to trigger drastic changes in climate without taking effective action, the world blows up and the autocratic governments that had replaced democracies are finally choosing to generate power without burning fossil fuels.” </text:p>
      <text:p text:style-name="P16">Cameron laughed. “Choosing? I would not grant them that level of intelligence! They are simply doing what they have to do because the choices have died.”</text:p>
      <text:list xml:id="list65912318737357" text:continue-numbering="true" text:style-name="WWNum17">
        <text:list-item>
          <text:list>
            <text:list-item>
              <text:p text:style-name="P117"><text:bookmark text:name="_i5uwe1673a09"/>B&amp;K Watch Delivery of Vaccines</text:p>
            </text:list-item>
            <text:list-item>
              <text:p text:style-name="P18">Standing atop the Pitti Palace, Bekka and Thucydides watches as a series of E-VTOL craft landed in the amphitheater located on the Boboli Gardens side of the palace and were unloaded by a crew of three Ganymede androids who deftly transferred plastic cases to dollies that were then quickly wheeled inside. </text:p>
            </text:list-item>
            <text:list-item>
              <text:p text:style-name="P18">“The Duke would prefer that this operation be kept out of sight of the citizenry,” Bekka stated to her traveling companion. “Once the haul has been apportioned, each Earl will send a truck through the roads of the park to pick up his share.” She was then quiet for several moments, waiting for a question. It came. </text:p>
            </text:list-item>
            <text:list-item>
              <text:p text:style-name="P18">“Well?” asked Thucydides. “What is in those cases? And why is the Duke unloading them here rather than out in the courtyard at the front of the palace?”</text:p>
            </text:list-item>
            <text:list-item>
              <text:p text:style-name="P18">“Vaccines,” said Bekka with a grim smile. “Those cases contain the vaccine for the latest variant of the coronavirus, the one that popped up in Florida late last year and that has been spreading like wildfire ever since. It is more lethal to young people than the previous variants, so there is a great need to deploy it to school age children.”</text:p>
            </text:list-item>
            <text:list-item>
              <text:p text:style-name="P18">“Of course!” Thucydides agreed, “but why not make the distribution of this life-saving medicine a public event? Perhaps the Duke thinks it might create a panic?”</text:p>
            </text:list-item>
          </text:list>
        </text:list-item>
      </text:list>
      <text:p text:style-name="P16">“There would be great interest in the unloading of this shipment,” Bekka agreed, “but I don’t think the Duke is worried about a panic. He is more likely concerned that the supplies are limited; there is not enough for everybody.”</text:p>
      <text:p text:style-name="P16">“Ah! So he and his Earls have the unenviable task of distributing it to those most in need, no?”</text:p>
      <text:p text:style-name="P16">“No,” Bekka replied firmly. The Duke and the Earl have the unenviable task of distributing the vaccine to the highest bidders. It will be parceled out, in private, to the richest citizens of the city, who will bid on lots for themselves and their families. And, if there is any left over, it might see its way to the poorest of the wealthy. And, if there is any left after that, then a few vials might see their way into the refugees encampments.”</text:p>
      <text:p text:style-name="P16">“Dios mio!” Thucydides blurted. “Thousands of the refugees will die.”<text:span text:style-name="T14"> The dead poor are buried in pits.</text:span></text:p>
      <text:p text:style-name="P16">“Yes,” Bekka agreed. “And the same thing is happening in hundreds of city-states and feudal regions around the world.”</text:p>
      <text:list xml:id="list65913914525639" text:continue-numbering="true" text:style-name="WWNum17">
        <text:list-item>
          <text:list>
            <text:list-item>
              <text:p text:style-name="P117"><text:bookmark text:name="_anaehv1hcgdb"/>2033 Neofeudalism <text:span text:style-name="T14">8-31-2020</text:span></text:p>
            </text:list-item>
            <text:list-item>
              <text:p text:style-name="P18"><text:soft-page-break/>“In a parallel to modern day influencers on the net, great Greek thinkers, such as Plato, recoiled at the idea of allowing the common people to rule, under the assumption that they would not invest enough time in educating themselves about important issues before casting their votes. They would just as likely be swayed by some charismatic speaker, the ancient world’s equivalent of the talk radio and reality television celebrities of the late twentieth and early twenty-first centuries--many of whom became elected officials on the basis of their popularity and little else, it should be noted--and cast a vote based on a hastily formed opinion rather than true knowledge. No, far better to let the wealth and the powerful, who have time on their hands to invest in thinking, make the choices.”</text:p>
            </text:list-item>
            <text:list-item>
              <text:p text:style-name="P18">“The ultra rich, who had primed society for this moment--paying their minions on the radical right great sums to spread the notion that all government, with the exception of the military, is inefficient at best and incompetent at worst--was ready to pounce when the world’s largest democracies were suddenly leaderless. This was the moment they had waited for, the moment when democracy would be shoved to the annotations of history and replaced with the form of government that had been prevalent before the spread of democracy: feudalism.”</text:p>
            </text:list-item>
            <text:list-item>
              <text:p text:style-name="P18">“However, this feudalism would be different. Rather than simply placing landed nobles in positions of power, many of the new feudal governments would be led by that construct of modern business that was now deemed the equivalent of a person, the corporation. Granted First Amendment rights in the United States by the 5-4 Supreme Court decision under <text:span text:style-name="T16">Citizens United v Federal Election Commission</text:span> in 2010, American corporations had been granted unprecedented power to influence elections, pouring money no individual could match into massive propaganda machines, hiding as news media and charities, that spread the messages that ‘all government is bad except for the military,’ ‘all government help is socialism,’ and ‘all who say otherwise are communists!’ In the end American corporations, headed by the richest of the rich, had managed to convince enough working people that black is white and white is black that it took only a little push to make them also believe that the rich care about the poor. In the final moments of democracy, corporations grabbed the reigns of governance with little protest.”</text:p>
            </text:list-item>
            <text:list-item>
              <text:p text:style-name="P18">“Of course, it helped that that other recipient of government generosity, the churches, had long been granted extraordinary freedom from having to pay taxes, or to even report their funding and how those funds were used. And although their tax exemptions came with a prohibition against politicking, the churches, many of which were headed by the ultra-rich who used their tax-exempt status to live lives of luxury, knew that they were free from scrutiny as long as their messages were coded in the memes and dog whistles that could easily be explained away as being figments of the imagination of those who saw them from what they really were.”</text:p>
              <text:list>
                <text:list-item>
                  <text:list>
                    <text:list-item>
                      <text:list>
                        <text:list-item>
                          <text:list>
                            <text:list-item>
                              <text:list>
                                <text:list-item>
                                  <text:p text:style-name="P40"><text:span text:style-name="T16">Excerpt from A Complete History of the Humanist Coalition: From Inception to Final Freedom, by Javier Guzmán</text:span></text:p>
                                  <text:list>
                                    <text:list-item>
                                      <text:list>
                                        <text:list-item>
                                          <text:p text:style-name="P18">Angelique Romano, a London-based correspondent for Reuters was huddled with a gaggle of reporters on the street outside of 10 Downing Street, waiting for the arrival of the Lord Chancellor and acting Prime Minister, who had called for a press conference at which he intended to make yet another announcement relative to the recent devastation of cities around the world and the subsequent revelation that the heads of the British government had all apparently killed themselves. Inasmuch as the body of the Secretary of State for Defence had been found among the dead in the Churchill’s bunkers, the Lord Chancellor, the Secretary of State for Justice, had been acting as the stand-in for the Prime Minister, albeit not without copious internal grumbling from certain parts of the polity. </text:p>
                                        </text:list-item>
                                        <text:list-item>
                                          <text:p text:style-name="P18">It was nearly noon by the time the door opened, and the Lord Chancellor strode out, flanked ominously by the secretaries of state for North Ireland, Scotland, and Wales. A pallid and rumpled sort of man whose face was partially obscured by horned rim glasses, and who might have been cast in the role of a librarian were he an actor, the Lord Chancellor thanked the members of the press and then got on with it, his hands clasped behind his back in a slouched parade rest position.</text:p>
                                        </text:list-item>
                                        <text:list-item>
                                          <text:p text:style-name="P18">“It is my somber duty,” he said, “to report that the countries of Northern Ireland, Scotland, and Wales have determined that, going forward, they shall no longer be members of the United Kingdom.” The Lord Chancellor looked over his audience with solemn gravity, and then added. “Proper referendums shall, of course, be conducted in each of those countries, but the polling appears to show little hope of the United Kingdom surviving in its current form. It is all but inevitable that England shall soon stand alone.” If he had been expecting a gasp from the crowd, the acting PM must have been sorely disappointed. After a brief pause, he continued. </text:p>
                                        </text:list-item>
                                        <text:list-item>
                                          <text:p text:style-name="P18">“My fellow secretaries,” and here the Lord Chancellor swung an arm to indicate the trio behind him, “will next tell you more about their counties’ respective plans anent independence, but while I still have the podium I should like to tell you, and the citizenry of England, that your government is working diligently to identify and define legal and proper successors to fill the vacancies in the Great Offices of State of England. It is my hope that I or some other spokesperson will be back here soon to name the new occupants of those offices, or to announce a date and time for elections apropos to defining a new government. We are going through a difficult transition, but clarity will be forthcoming.”</text:p>
                                        </text:list-item>
                                        <text:list-item>
                                          <text:p text:style-name="P18">“Likewise,” he continued, “the members of the royal family are gathered, both to mourn the passing of our king and to help us all in choosing the king’s successor. I know that there has been a great deal of reporting on this issue of the royal succession, but let me repeat that the royal family are in mourning, and they must be given time to make the best decision. Thank you, and I will now turn the microphone over to the Secretary of State for Scotland.”</text:p>
                                        </text:list-item>
                                        <text:list-item>
                                          <text:p text:style-name="P18">At this point, Angelique, feeling her phone buzzing, stepped away to answer it. It was a foregone conclusion that Scotland, Wales, and Northern Ireland were leaving, and she fully expected that the respective secretaries of state for those countries would have little to add to the Lord Chancellor’s message. She stepped aside, saw that the call was from her brother, and answered. </text:p>
                                        </text:list-item>
                                        <text:list-item>
                                          <text:p text:style-name="P18">“Antonio?”</text:p>
                                        </text:list-item>
                                        <text:list-item>
                                          <text:p text:style-name="P18">“Si,” came the response. Antonio still lived in Florence, in the house where both he and Angelique had grown up. “Have you heard the news about the Italian Republic?” he asked.</text:p>
                                        </text:list-item>
                                        <text:list-item>
                                          <text:p text:style-name="P18">“No. I just heard that the United Kingdom is breaking up. What about Italy? What’s happening?”</text:p>
                                        </text:list-item>
                                        <text:list-item>
                                          <text:p text:style-name="P18">“Both houses of the Parliament have agreed to dissolve the republic and allow the establishment of regional fiefdoms to be headed by those corporations best able to provide the necessary leadership and capital to ensure some continuity of public service.”</text:p>
                                        </text:list-item>
                                        <text:list-item>
                                          <text:p text:style-name="P18">“My God!” Angelique said. “Is everybody returning to feudalism? It’s happening in the former United States too, you know.”</text:p>
                                        </text:list-item>
                                        <text:list-item>
                                          <text:p text:style-name="P18">“So I hear,” Antonio replied. “The big corporations in each federation have the necessary structure and money to run things, and they can transition to the role more quickly than the public sector can. It is happening everywhere--except for Russia, China, India, and the Scandanavian countries.”</text:p>
                                        </text:list-item>
                                        <text:list-item>
                                          <text:p text:style-name="P18">“What about Florence? Who will run Florence?”</text:p>
                                        </text:list-item>
                                        <text:list-item>
                                          <text:p text:style-name="P18">“If you can believe it, Florence will once again be led by a Medici: Leonardo de Medici, head of Medici Bank International, will become the self-proclaimed Duke of Florence. He has acquired the local Carabinieri and the Polizia di Stato with a promise of pay increases, and he has taken over the Palazzo Pitti, reclaiming it in the name of the Medici family. The city government is protesting, but with the police backing him, their protestations have no more force than an afternoon breeze. I understand that the situation is similar in Pisa, Siena, Livorna, and many other cities. Italy is returning to Medieval times.”</text:p>
                                        </text:list-item>
                                        <text:list-item>
                                          <text:p text:style-name="P18">“But the Duke?” Angelique wondered. “Why does Medici call himself the Duke? Is somebody claiming to be the king?” </text:p>
                                        </text:list-item>
                                        <text:list-item>
                                          <text:p text:style-name="P18">“Ah, that is the funny thing. Nobody is yet ready to proclaim themselves a king, so all of the regions and city-states will be run by a Duke until such time as a king emerges to bring them all together under a new Kingdom of Italy. They must have been working on this in the background for quite some time, waiting for the right moment to take control.” </text:p>
                                        </text:list-item>
                                        <text:list-item>
                                          <text:p text:style-name="P18">“So the rich finally get what they have always wanted: to run everything,” Angelique replied. </text:p>
                                        </text:list-item>
                                        <text:list-item>
                                          <text:p text:style-name="P18">“Si,” Antonio agreed. “The Duke is saying that he intends to run things much as the government does, but I expect that will change when he has to make a choice between his best interests and the best interests of the rest of us. In the meantime, he will be assisted by several Earls, the most notable of whom is Marco Morelli, the head of AutomaIT. Marco will become the Earl of Galluzzo.”</text:p>
                                        </text:list-item>
                                        <text:list-item>
                                          <text:p text:style-name="P18">“The brother of Giuseppe?”</text:p>
                                        </text:list-item>
                                        <text:list-item>
                                          <text:p text:style-name="P18">“The same. He is a decent enough fellow, but he takes advantage of his smarter brother, who has been responsible for many of the successful products the company manufactures. I have advised Giuseppe to negotiate for a bigger share of the company--or at least a bigger salary--but he insists that his brother has his best interests at heart. I am not so sure.”</text:p>
                                        </text:list-item>
                                        <text:list-item>
                                          <text:p text:style-name="P18">Angelique had nothing to add. She remembered Giuseppe from her childhood; he and Antonio had been best friends--they still were--and Giuseppe had stayed over at the Romano house on many nights. He had been an awkward boy socially, engrossed with science and computers, but she had found him to be attractive. She had not seen him in years, and she had never met his wife, Chava Katzenellenbogen-Morelli, but Angelique was aware that she was a brilliant mathematician and physicist who had produced several key solutions for previously unsolved problems involving tensors--whatever those were. Like her husband, she was said to be aloof and a bit emotionally detached. </text:p>
                                        </text:list-item>
                                        <text:list-item>
                                          <text:p text:style-name="P18">“Perhaps I can drop by for a personal take on the situation” Anglelique said. “I will check with my editor-in-chief.”</text:p>
                                        </text:list-item>
                                        <text:list-item>
                                          <text:p text:style-name="P18">“That would be nice,” Antonio replied. “Your room is just as you left it.”</text:p>
                                        </text:list-item>
                                        <text:list-item>
                                          <text:p text:style-name="P18">“Ma no! I hope you at least got rid of those boy-band posters!”</text:p>
                                        </text:list-item>
                                        <text:list-item>
                                          <text:p text:style-name="P18">Antonio laughed. “Your Adonises are still there!”</text:p>
                                        </text:list-item>
                                        <text:list-item>
                                          <text:p text:style-name="P18">“Ciao, brother!”</text:p>
                                        </text:list-item>
                                        <text:list-item>
                                          <text:p text:style-name="P18">Ciao, sister!”</text:p>
                                        </text:list-item>
                                        <text:list-item>
                                          <text:p text:style-name="P18">As she turned back to the PM’s briefing, the secretary of state for Scotland was discussing that country’s plan to become independent</text:p>
                                        </text:list-item>
                                        <text:list-item>
                                          <text:p text:style-name="P18">*****</text:p>
                                        </text:list-item>
                                        <text:list-item>
                                          <text:p text:style-name="P18">A detailed article in Le Monde provided fresh details regarding how the president, prime minister, president of the senate, president of the national assembly, all former presidents of the republic who had been alive at the time, many government ministers, and many of the former prime ministers. It was, as a source inside the remnants of the government observed, “almost as if somebody had intentionally tried to make it as difficult as possible to name a presidential successor and keep the government intact.”</text:p>
                                        </text:list-item>
                                        <text:list-item>
                                          <text:p text:style-name="P18">A related article described how France’s largest bank, Crédit Agricole, had stepped in and promised the Directorate-General of the National Gendarmerie that it would ensure that the forces of the National Gendarmerie would continue to be paid during the leadership crisis. </text:p>
                                        </text:list-item>
                                        <text:list-item>
                                          <text:p text:style-name="P18"><text:soft-page-break/>*****</text:p>
                                        </text:list-item>
                                        <text:list-item>
                                          <text:p text:style-name="P18">In Jerusalem, Haaretz reported that Bank Leumi would ensure the continued functioning of the Israel Police, rolling out a plan to make regular payments to the police force. Ebit Systems, Israel’s largest arms producer, and Checkpoint, a network security specialist, pledged to equip the police force with state-of-the-art equipment. </text:p>
                                        </text:list-item>
                                      </text:list>
                                    </text:list-item>
                                  </text:list>
                                </text:list-item>
                              </text:list>
                            </text:list-item>
                          </text:list>
                        </text:list-item>
                      </text:list>
                    </text:list-item>
                  </text:list>
                </text:list-item>
              </text:list>
            </text:list-item>
            <text:list-item>
              <text:p text:style-name="P117"><text:bookmark text:name="_3iq3ukulevzj"/>B&amp;K on the plight of the poor</text:p>
            </text:list-item>
            <text:list-item>
              <text:p text:style-name="P18">Bekka and Thucydides stood on dry, cracked ground south of Florence, amid the tents, lean-tos, and shanties of the poor. Most were refugees, having arrived at Pisa or some other Italian port and then walking or hitchhiking--in the days when kindly drivers still stopped---until they found an unclaimed spot where they hoped to survive long enough to find some kind of work and something to eat. Along the way, they scrounged the dump sites for materials that might prove useful for providing shade in summer and protection from the rain and snow in winter. They also scrounged for clothing because all they had they were already wearing, and they would need more to wear when summer turned to fall. </text:p>
            </text:list-item>
            <text:list-item>
              <text:p text:style-name="P18">“This,” Bekka said with a somber tone, “is what life looks like when there is no longer a middle class, when there is nothing but the rich and the poor.”</text:p>
            </text:list-item>
            <text:list-item>
              <text:p text:style-name="P18">They had made a circuit of the outlying areas of the city, outside the barricades that separated the city from its surroundings, and although the encampments of the poor were thin in the foothills that crowded three sides of Florence, even there, in the spaces not already farmed, the poor were doing their best to survive for another day, another week, another month. To wish for more seemed ridiculous. </text:p>
            </text:list-item>
            <text:list-item>
              <text:p text:style-name="P18">Scattered throughout the encampments were garbage dumps where the trucks that once carried waste to the landfills and incinerators unloaded the table scraps and other waste of the rich inhabitants of the city center. With each new load, the hardiest of the poor would pick through the new garbage with ruthless efficiency, separating that which could be eaten from that which could be worn or used to build or improve their meager homes. </text:p>
            </text:list-item>
            <text:list-item>
              <text:p text:style-name="P18">“It hardly seems hygienic,” Thucydides said, cringing at the sight of a toddler plucking the remains of a blackened banana from the pile and plucking from it a morsel that it plopped into its mouth with a grin. </text:p>
            </text:list-item>
            <text:list-item>
              <text:p text:style-name="P18">“It’s not,” Bekka replied. “But the sicknesses that spread freely here rarely impact the rich who live in the city. All the rich care about is that the poor save them money by recycling and disposing of the garbage that used to require millions for processing. What is left over after the poor use what they can can easily be dumped into the existing landfills without any worry of overfilling them. Once a month, the bulldozers and loaders scoop up the remainders and haul them away, and then the garbage trucks bring new waste for the poor to process.”</text:p>
            </text:list-item>
            <text:list-item>
              <text:p text:style-name="P18">“Is this all the poor have?” Thucydides wondered. “Are there no jobs in the city for the poor?”</text:p>
            </text:list-item>
            <text:list-item>
              <text:p text:style-name="P18">“In the city, <text:s/>no,” Bekka stated. “The poor are carriers of disease, so they are never allowed in the city proper, but they can sometimes pick up jobs working the fields that lie outside their settlements; if the farmers are willing, they can maintain crops and help with the harvests in return for receiving fresh food.”</text:p>
            </text:list-item>
            <text:list-item>
              <text:p text:style-name="P18">“And if the farmers are not willing?”</text:p>
            </text:list-item>
            <text:list-item>
              <text:p text:style-name="P18">Bekka sighed. “They have the right to shoot trespassers.”</text:p>
            </text:list-item>
          </text:list>
        </text:list-item>
        <text:list-item>
          <text:p text:style-name="P18">“A sad existence,” Thucydides proclaimed. </text:p>
        </text:list-item>
        <text:list-item>
          <text:p text:style-name="P18">“Sad and short,” Bekka said. “Few of the poor live into their thirties in the early years of the encampments, and with the latest coronavirus pandemics affecting all ages equally, the average age at death is less than twenty-five. In any given year, half the population of the encampment will die.” </text:p>
        </text:list-item>
        <text:list-item>
          <text:p text:style-name="P18">She pointed to a row of several dozen black body bags that lined one side of the garbage pile. “These are the recent dead. The rich pay for the bags the poor use to keep their dead isolated from the living; tempting as it might be to use the bags for other purposes, the poor know that their lives depend on separating themselves from the contagious dead. At the end of the month, the dead are hauled away with the rest of the unusable waste.”</text:p>
        </text:list-item>
        <text:list-item>
          <text:p text:style-name="P18">There was nothing more that Thucydides could say, so he said nothing. Nearby, the toddler he had seen earlier had emerged from the pile of garbage proudly holding what looked like a dead cat that it would doubtless give to its caregiver for use in the evening meal. Thucydides wondered if his avatar looked as green as he felt. </text:p>
          <text:list>
            <text:list-item>
              <text:p text:style-name="P117"><text:bookmark text:name="_ae89kz7omtfq"/>B&amp;K on nsilk</text:p>
            </text:list-item>
            <text:list-item>
              <text:p text:style-name="P18"><text:span text:style-name="T14">The Russians have developed something akin to nsilk that has enabled Putin to learn the most intimate secrets of world leaders. </text:span></text:p>
            </text:list-item>
            <text:list-item>
              <text:p text:style-name="P18">“Now,” announced Bekka solemnly, “we will observe the first fully functional direct human connection to the net, an advancement that will forever change how humans access information. Giuseppe Morelli is about to have a human-grade formulation of his famous nsilk injected into the space between his brain and his skull. If it works, it will grant him unparalleled access to <text:s/>the entirety of human knowledge, all of it available to him with a thought.”</text:p>
            </text:list-item>
            <text:list-item>
              <text:p text:style-name="P18">“If it works?” Thucydides replied. “We already know that it works, else we couldn’t be here.”</text:p>
            </text:list-item>
            <text:list-item>
              <text:p text:style-name="P18">“Giuseppe did not know that it would work,” Bekka stated firmly. “He felt strongly that it would work, but as with most new things, he could not be completely sure. He had consulted with experts--including an AutomaIT-contracted neurosurgeon, and your parents--but there was always a risk that the fluid would not perform correctly in a human. There was a chance, however small, that this experiment upon himself would backfire terribly. He could have died, and he knew it was a possibility, but he felt compelled to see for himself what would happen. In the end, he was driven by that strongest and best characteristic of humans: the need to know.”</text:p>
            </text:list-item>
            <text:list-item>
              <text:p text:style-name="P18">“I will place us in a dark corner of Giuseppe’s private workshop,” Bekka continued. “Be quiet and do not do anything to draw attention to us.”</text:p>
            </text:list-item>
            <text:list-item>
              <text:p text:style-name="P18">“What? There is nobody who would be able to see us before Giuseppe has the procedure.”</text:p>
            </text:list-item>
            <text:list-item>
              <text:p text:style-name="P18">“Do not forget about Sophia and Roberto,” Bekka replied. “We will be visible to them should they turn from watching Giuseppe. So be quiet.”</text:p>
            </text:list-item>
            <text:list-item>
              <text:p text:style-name="P18">“My lips are sealed,” Thucydides promised. </text:p>
            </text:list-item>
            <text:list-item>
              <text:p text:style-name="P117"><text:bookmark text:name="_wtcnftqs5r3p"/>2033 Giuseppe Morelli’s nsilk</text:p>
            </text:list-item>
            <text:list-item>
              <text:p text:style-name="P18">“The first big change that would propel human evolution along a new path began with an idea to improve the way in which humanoid robots--called androids--connect to the net of information that exists in all human space around the world. Before the invention of the nanotechnology fluid known as <text:span text:style-name="T16">nsilk</text:span>, androids were connected to the net using hardware add-ons, such as external antennas and taps. Created by Giuseppe Morelli, who was employed by the Italian android manufacturer AutomaIT, nsilk provided a more secure, robust, and permanent link between the android brain and the data sphere served up by ubiquitous wireless networks around the world. In the rich data environment, AutomaIT androids always had access to the data stream that served up the sum total of humanity’s knowledge.”</text:p>
            </text:list-item>
            <text:list-item>
              <text:p text:style-name="P18">“It was just a matter of time before nsilk was also adapted to human use, and Giuseppe, Maria Morelli’s father, was the first to try it--first on himself, then on Maria, and on his wife, Chava. Tragically, the bolstering of the nsilk brain-computer interface when used in the range of <text:s/>Chava’s zero-point energy experiments would prove to be fatal, but, with Maria, nsilk created the progenitor of the connected humanity that would spread to the stars.”</text:p>
            </text:list-item>
            <text:list-item>
              <text:p text:style-name="P18">“Without the direct brain-to-computer interface provided by Giuseppe Morelli’s nsilk, Maria Morelli might not have discovered the secret behind the data structures revealed by zir mother’s zero-point energy probe. And, had ze not been as adept with nsilk when ze first restored her mother’s probe to functionaliality, ze might have suffered the same fate as zir mother: to be driven mad by the onslaught of information and voices that the connection to the void offered. By the time Maria first saw the structure of reality, ze had years of experience with enhanced connection to the net and an advanced ability to throttle the flood of data that came with using the zippy probe. Ze saw the same monsters, the sight of which had driven zir mother insane, but she was in control of zir visions, and ze understood their risks, but ze also understood how much there was to gain, so ze persevered and learned to master the manipulation of space-time objects.”</text:p>
            </text:list-item>
            <text:list-item>
              <text:p text:style-name="P18">“Although ze experimented with changing zir own location early on--moving here and there about the house, and sometimes jumping from the house to her office at nTessuto, or vice-versa--she soon discovered that it was easier, and almost as effective, to send an AR avatar if her actual presence was not required. Moreover, by coupling the avatar with a small amount of nfab embedded with sensors, zir avatar gave zir many of the same physical sensations as actually being there, but without having to open the <text:span text:style-name="T16">axis mundi </text:span>so wide as to let the demons in. </text:p>
            </text:list-item>
            <text:list-item>
              <text:p text:style-name="P18">8-16-2020 </text:p>
            </text:list-item>
            <text:list-item>
              <text:p text:style-name="P18">“One can only imagine the horror that would have ensued had this secret been discovered instead by the kind of people responsible for the Great Desolation; in their hands, entire populations would have been erased from the surface of the planet.”</text:p>
            </text:list-item>
            <text:list-item>
              <text:p text:style-name="P18">In the hands of Maria Morelli, a new vision for humanity was conceived.” </text:p>
            </text:list-item>
            <text:list-item>
              <text:p text:style-name="P40"><text:span text:style-name="T16">Excerpt from A Complete History of the Humanist Coalition: From Inception to Final Freedom, by Javier Guzmán</text:span></text:p>
            </text:list-item>
            <text:list-item>
              <text:p text:style-name="P18">In the bright and sterile room of the secret workshop located beneath his home in the Oltrarno district, Guiseppe Morelli sat in a chair similar to the chair he had used many thousands of times to inject the finished androids of AutomaIT with the nanotechnology fluid that gave them their extraordinary connection to the net. Called <text:span text:style-name="T16">nsilk</text:span>, which was shorthand for <text:span text:style-name="T16">neurosilk</text:span>, Guiseppe’s nanotechnology fluid had not only made connecting androids to the net quicker and cheaper, it had greatly improved the quality of the connection. Using nsilk provided much greater bandwidth and speed, and the end result were androids that were much more human-like, and much more adaptable to taking on jobs that might otherwise be thought unsuitable to a non-human. For the inflation-adjusted price of what a luxury automobile cost in the early twenty-first century, almost anybody could buy one of AutomaIT’s Ganymede models that were now waiting on guests in restaurants, giving tours at museums, playing in orchestras, cooking meals, or any of the other tasks androids were increasingly doing without ever taking a day of sick leave, or a vacation, and without ever complaining about needing a raise. All a Ganymede needed was a quick charge of the batteries every eight hours or so--a thirty-minute procedure--and it was good to go for another work shift. </text:p>
            </text:list-item>
            <text:list-item>
              <text:p text:style-name="P18"><text:soft-page-break/>Of course with demand outpacing supply, Ganymedes rarely went for list price these days. Large corporations were willing to pay two to three times the list price for a mechanical employee able to work around the clock, so their orders were filled first. In time, the market would readjust, but that deflection point was years in the future. In the meantime, AutomaIT was adding production capacity in its main fab south of Florence, which required clearing some of the sprawling immigrant camps that had formed following the Great Desolation. Guiseppe was not keen to see the dirt-poor campers displaced, but his brother, Earl of Gallupa Marco Morelli and the CEO and founder of AutomaIT, assured him that those pushed out were given construction jobs and food to offset their inconveniences. Giuseppe had not personally verified his brother’s assurance; he had been far too busy to do so. It is the little lies we tell ourselves that help us sleep at night--or to take the week off to conduct a secret experiment away from the eyes of one’s paranoid and covetous brother. <text:s/></text:p>
              <text:list>
                <text:list-item>
                  <text:p text:style-name="P18">Giuseppe’s AutomaIT workshop, where he spend most workdays, was an invigorating walk from his house, south through the Oltrarno, out the Porta Romana, and then east along Via Machiavelli and Via Galileo until almost up to Abbazia di San Miniato al Monte, turning south just before the cathedral and down to the former International School of Florence. The school had been closed during each of the recent series of pandemics that had swept the globe; after the latest, it had remained closed until AutomaIT purchased the school and the property on which it sat for its Special Projects Group. It had been here that Guiseppe had invented the fluid christened <text:span text:style-name="T16">neurosilk</text:span> (<text:span text:style-name="T16">nsilk</text:span>, for short) that had revolutionized how AutomaIT androids communicate with the net. </text:p>
                </text:list-item>
                <text:list-item>
                  <text:p text:style-name="P18">Following the development of the <text:span text:style-name="T16">Asimovic</text:span> brain--named in honor of legendary sci-fi author Isaac Asimov--by an AutomaIT workgroup that included Guiseppe, many attempts had been made to adapt a brain-computer interface that would seamlessly and permanently link the brains to the net. Most of these attempts had been clumsy mechanical add-ons tacked onto the slick surfaces of the brain that failed as the natural warming and cooling of the brain during operation caused them to loosen. </text:p>
                </text:list-item>
                <text:list-item>
                  <text:p text:style-name="P18">Giuseppe turned to nanotechnology for a solution, ultimately creating a new nanofluid swarming with miniature electrical components that would flow freely when injected into the small gap between the android’s domed head and the brain itself, forming connections to neural clusters as it moved and then stiffening into a durable, yet flexible, film as it was heated by the operation of the brain. The trick was to fine-tune the fluid so as to remain liquid at the leading edges until all connections had been formed. It had taken dozens of prototypes to find the right balance, but the end product, nsilk, had been an instant game-changer. </text:p>
                </text:list-item>
                <text:list-item>
                  <text:p text:style-name="P18">Since that time, Giuseppe had personally added the nsilk to each completed Ganymede at the AutomaIT workshop. The androids would arrive in batches of eight soon after their final assembly, riding together in an o-pod from the factory located just north of the E35. As each group arrived, they would disembark, enter the workshop, and stand single-file in the receiving bay until summoned by their serial number, which had the form G-FA000000x, where G referred to the model, F referred to the place of manufacture, A referred to the series, and x was the specific number of the android. </text:p>
                </text:list-item>
                <text:list-item>
                  <text:p text:style-name="P18">“G-FA0008754, step forward and sit!” Guiseppe would command, and the android so specified would move forward and sit in the chair. Guiseppe would then disconnect the temporary external antenna from the android’s polished head, along with the sheath of fibers that provided the initial neural connections. Then, into the small opening where the fibers had been fitted, Guiseppe would inject the nsilk, which flowed into the opening and across the surface of the brain, stiffening as it warmed into a durable membrane that bonded permanently. At the opening into the brain cavity, the tail end of the fluid coiled across the android’s head to form the spiral antenna that instantly distinguished an AutomaIT product from its competitors. </text:p>
                </text:list-item>
              </text:list>
            </text:list-item>
            <text:list-item>
              <text:p text:style-name="P18">Upon completion of the procedure, Guiseppe would issue the android’s next command using the nsilk direct messaging protocol now available to it for communication. </text:p>
            </text:list-item>
            <text:list-item>
              <text:p text:style-name="P18">[Giuseppe: G-FA0008754, stand and return to the o-pod!] he would type on his laptop. The android would do as ordered. </text:p>
            </text:list-item>
            <text:list-item>
              <text:p text:style-name="P18">Guiseppe would then call forward the next android in line. </text:p>
            </text:list-item>
          </text:list>
        </text:list-item>
      </text:list>
      <text:p text:style-name="P16">When he had performed this procedure more than ten thousand times, somewhere between G-FA00010005 and G-FA00010027, Guiseppe decided upon two things. First, he decided that it was time to hand the job over to somebody else; the process for injecting nsilk was well established, and it no longer required Guiseppe’s personal attention. In fact, the process could just as easily be turned over to an nsilk-equipped android, who would never tire of the job. The second thing he decided upon was that it was time to see if nsilk could be used with a human brain. </text:p>
      <text:p text:style-name="P16">Privately, Guiseppe had been mulling over the potential of an organic-grade nsilk since before the day he had injected G-FA-00000001. If it worked for the Asimovic brain, was there any reason that it could not be made to function with the human brain? There had already been many attempts to create direct human-computer interfaces, and some of these had worked, but all were flawed in one way or another. True direct connection required drilling multiple holes into the skull through which clusters of wires were inserted, and each hole was a path of potential infection. Except to communicate with catatonic patients displaying otherwise normal brain activity, such a procedure was considered too risky to be worthwhile. In contrast, an external connection, involving mounting receptors to the scalp, had proven to be sketchy at best; such connections as were made were subject to frequent data loss and poor data transmission overall. Even at their best, externally-mounted connecters were rarely faster than natural language processing or even typed commands. </text:p>
      <text:p text:style-name="P16">Direct injection of nsilk, Giusepped believed, was the solution, but there were many medical, ethical, and legal considerations regarding the injection of a fluid into another person’s brain. Doctors would worry that the procedure might violate their primary credo, which, as stated in the Hippocratic oath, is to ‘do no harm.” Philosophers would wonder about whether it is right to perform such a procedure upon a person who is not yet ready to make the decision on their own, such as might be the case with equipping a newborn or an otherwise uncommunicative person with nsilk. And lawyers would worry about all the many ways that a person might sue the corporation who made such a product in the first place should anything go wrong. Most of these considerations were not even considerations at all, yet, because human grade nsilk was not even a thing, except in the mind of Guiseppe Morelli, and he wisely kept his thoughts to himself. </text:p>
      <text:p text:style-name="P16">Giuseppe knew that anything novel was likely to be met with suspicion. In his own lifetime, he had seen the initial skeptical public reception toward androids expressed by those who thought that allowing humanoid robots to perform the jobs previously performed by humans would result in a great spike in unemployment. And, indeed, many humans lost their jobs initially, but just as had happened with the Industrial Revolution, when machines began replacing humans en masse, new jobs were also created by the transition. The androids had to be trained by those who had been doing the jobs before they could be used effectively, leading to the creation of many companies who now specialized in training the Ganymedes to be food servers, musicians, curators, guides, and such. The economy did not shed all the displaced humans but rather reshuffled them to different jobs. True, some people either could not learn how to do the new jobs, or refused to learn something new, or refused to move to where the jobs were available, but Giuseppe knew that there will always be those who resist change of any type.</text:p>
      <text:p text:style-name="P16">But even those who might see the potential benefit of human nsilk injection might balk when faced with so many unknowns as to its long-term effects, so Giuseppe kept his work on organic-grade nsilk a secret from everybody, including his brother and his wife, Chava. His brother would doubtless worry about the impact a negative human nsilk implementation might have on his company, and Chava would worry about Giuseppe, so he could not let either of them into his secret plan until he was sure it would work.</text:p>
      <text:p text:style-name="P16">The only person he trusted completely was his childhood friend, Antonio Romano, whom he had known since both were dark-haired ragazzi running about the streets of Florence, back in the days of the Italian Republic. The two had gone to school together, and they still lived in their childhood homes, each having taken over the responsibility of being the heads of the households as their parents grew older or passed on. Both had married, and both had planned to have children when the time was right, but they were now mutually leery of bringing children into a world that had regressed so far from the simple freedoms the two young men had known; today’s environment had many borders, little trust for strangers, many more desperately poor people, and it was much more male-dominated that what they had grown up with. It was not the same place as it had been, and they worried about what the future might hold for the next generation. </text:p>
      <text:p text:style-name="P16">And yet, Antonio had been the first to become a father, his wife, Rosetta, giving birth to a son, Paolo, earlier in the year. Sadly, Rosetta fell ill shortly thereafter, and the doctors of Florence could not effect a cure. They knew of a doctor in Rome who would be able to save her, but she was prevented from entering the city because of a recent embargo ordered by the young Duke of Florence against Rome because of what he saw as predatory practices that were intended to render Florence a debtor to the former Italian capital. Antonio, an attorney by training and trade, had sought frantically for a solution, pleading with the Duke’s chief of staff for permission to allow him to take his wife to Rome, or to at least permit a video conference between Rosetta’s physicians and the specialist in Rome, but his pleas went unanswered. In the end, Rosetta died, and Antonio became the sole parent of a baby boy. </text:p>
      <text:p text:style-name="P16">Three days later, the Duke lifted the embargo, and trade with Rome continued. </text:p>
      <text:p text:style-name="P16">Afterwards, Giuseppe and Antonio became even closer, with Giuseppe angrily swearing that he would do everything in his power to keep Florence from sliding back into a new intellectual dark age. Among the solutions he sought was training medical androids in the latest techniques in each of the cities in which they were used, and then spreading that knowledge wirelessly throughout the network of androids, regardless of where they were located. In this manner, androids of a given speciality would always have the benefit of the latest updates.</text:p>
      <text:p text:style-name="P16">“Never again will someone have to die for the political gain of the Duke!” Giuseppe had said hotly one night at Antonio’s. </text:p>
      <text:p text:style-name="P16">Antonio, who although heartbroken was more wary of the dangers posed by autocratic rule than Giuseppe, had urged his friend to be cautious. “The Duke has eyes and ears everywhere,” he had warned, adding, “including those of your brother, the Earl.”</text:p>
      <text:p text:style-name="P16">Realizing that Antonio was right, Giuseppe had maintained a limited inner circle, consisting of <text:s/>himself, Antonio, and the two Ganymede androids, Sophia (G-FA-00000001), named for his brother’s beautiful wife, and Roberto (G-FA-00000002). Marco had given the two units to his brother as a gift to express AutomaIT’s gratitude for the invention of nsilk. Since then, Sophia and Roberto had been Giuseppe’s constant workshop assistants, and they also accompanied him home in the evenings, where they helped with household chores, and with taking care of baby Maria and Giuseppe’s aging mother while Chava was away in Padua, attending to her research and teaching classes.</text:p>
      <text:p text:style-name="P16">With a bit of investigation, Giuseppe discovered that his brother’s gift was a Trojan Horse: Sophia and Roberto had secret instructions to observe Giuseppe’s work and pass along important tidbits to an android in Marco’s office. With a little bit of reprogramming, Giuseppe ensured that Sophia and Roberto only passed along the information he wanted them to pass along. It would be enough to keep his brother thinking that he was privy to something new, enough to outline the premise of new and exciting capabilities and keep Marco interested, but not enough to warrant any action on part of his brother to act. </text:p>
      <text:p text:style-name="P16">Meanwhile, Giuseppe had his own plans for how the two androids would be used while not working as service staff. While the humans slept, the androids, who needed no sleep, slowly excavated a space for a secret workshop that would be located below Giuseppe’s house, with a secret entrance located in his personal library. Equipped only with hand tools, they painstakingly dug out the earth and rocks beneath the house while the rest of the family slept upstairs, working quietly so as to not arouse the suspicions of the household or nosey neighbors. The materials the androids removed were gradually spread across Giuseppe’s private courtyard and incorporated into the ‘new landscaping’ project he had proudly announced to his mother, Anna, and Chava on the evening before the work began. Neither noticed that there had been no delivery vehicles bringing in landscaping material: Chava was usually in Padua during the week, and Anna was already starting to not notice many things as the focus of his mind closed to anything beyond her own needs. </text:p>
      <text:p text:style-name="P16">Over the course of several months, the secret workshop was finished, but before Giuseppe was ready to try human nsilk on himself, he had two more trials to run, and he would run them at the AutomaIT workshop, knowing full well that his brother would likely be watching. </text:p>
      <text:p text:style-name="P16">*****</text:p>
      <text:p text:style-name="P16">During the first trial, Giuseppe had added a new organic-grade nsilk to a litter of five recently weaned Dachshund puppies he had purchased, injecting the nsilk through the open fontanels where the bones of the skull come together rather than drilling holes. He then paired the nsilk of each puppy with a tablet preloaded with images of food, water, people, puppies playing, a puppy being held by a human, puppies pooping and peeing, other animals, and the fenced lawn behind the workshop. For the hour following the procedure, the puppies simply acted as puppies do in their enclosed area--wrestling with each other, biting each other, and chasing each other--but they were also more introspective than they had seemed to be before the injection, each stopping now and then and seeming to examine the world more than they had before, and occasionally spinning around as if to confront some unseen apparition. Was there a correlation? Guiseppe was not sure, so he waited. </text:p>
      <text:p text:style-name="P16">After two hours, one of the puppies had activated an image of a side-by-side water dish and food dish on its tablet. Was it hungry? Guiseppe had gently picked up the pup as the others clamored for the same kind of attention, and he had carried it to the room where the puppies were fed. Placed on the floor, the puppy had immediately run to the food and began wolfing it down. Back in the room with the other puppies, Guiseppe had found that three more had activated their screens with images of food and water, so he had carried them to the feeding room as well, and by the time he got back the fifth was also signaling hunger. </text:p>
      <text:p text:style-name="P16">Shortly after feeding, two of the puppies flashed images of the lawn and the pupping pooping and peeing. Guiseppe carried them out, and they both ran through the grass until they found, after much sniffing and circling, the perfect spots to pee and poop. Back inside the workshop, two other puppies were now flashing the image of the lawn, but the fifth had relieved itself upon the concrete floor. </text:p>
      <text:p text:style-name="P16">“Little Polpetto!” Guiseppo had chided with mock disappointment, wagging his finger. “Did you forget where to do your business?” Chagrined, the pup had dipped its head. Guiseppe had laughed, picked it up, and brought all three out to the lawn. </text:p>
      <text:p text:style-name="P16">Over the next week, the puppies had become quite adept at activating images on their tablets, including the additional images Guiseppe had added, such as pictures of their toys and pictures of other dogs, which they all seemed to find fascinating. To expedite his notification of each message, Guiseppe had added a voice annunciation to accompany the activation of an image. <text:span text:style-name="T16">Hungry</text:span>, of course, indicated a need to drink or eat, <text:span text:style-name="T16">Bathroom</text:span> indicated the need for a puppy to relieve itself, <text:span text:style-name="T16">Play </text:span>indicated a need to exercise in the nonstop way that puppies do, and <text:span text:style-name="T16">Hug </text:span>indicated a need for the puppy to be held. To identify which puppy was communicating a desire, Guiseppe added the name of the puppy at the beginning of each announcement, resulting in statements such as the following:</text:p>
      <text:p text:style-name="P16">“Fritz: Hungry!”</text:p>
      <text:p text:style-name="P16">“Sienna: Hug!”</text:p>
      <text:p text:style-name="P16">“Polpetto: Bathroom!”</text:p>
      <text:p text:style-name="P16">But what had really intrigued Guiseppe was when the puppies began silently looking at each other, their heads turning this way and that. During these intervals, data was passing from one dog to another using the dm protocol--Giusepped could see the transfer on his monitoring laptop. But the data were not connected to any of the images loaded onto the tablets. Guiseppe assumed that some sort of rudimentary language was in play, but none of the words--if that was what they were--made any sense to him. Nevertheless, he had dutifully recorded these transactions, adding a note to share them with a linguist at some point, and then, after nearly a month, he had moved on to the second phase of the human nsilk trial: applying it to the androids Sophia and Roberto. </text:p>
      <text:p text:style-name="P16">*****</text:p>
      <text:list xml:id="list65913475014662" text:continue-numbering="true" text:style-name="WWNum17">
        <text:list-item>
          <text:p text:style-name="P18">Before the second trial, Giuseppe had told his brother that he was toying with the idea of an organic-grade nsilk for humans, but it was just that--an idea to play with. He had then openly explored several concepts for this new type of nsilk in his AutomaIT workshop, none of which had been successful in bench tests. After the final such attempt, an exhausted-looking Giuseppe informed his brother that he was exhausted and needed to rest his mind before continuing. He was therefore, he told Marco, taking a few days off to relax, perhaps to do a bit of reading. </text:p>
        </text:list-item>
        <text:list-item>
          <text:p text:style-name="P18"><text:soft-page-break/>In reality, Giuseppe, Sophia, and Roberto returned home to work in Giuseppe's secret home workshop, which had been completed the week prior. There, out of sight of prying eyes, he performed a bold experiment in which he replaced the original nsilk used with Sophia and Roberto with the human-grade product that he had already created. </text:p>
        </text:list-item>
        <text:list-item>
          <text:p text:style-name="P18">To do so, he had to do something rather drastic: replace the brains of the two androids. Because their original nsilk had hardened after injection, it would be impossible to efficiently remove all traces of the original connections, so Guiseppe made complete copies of the contents of their Asimovic brains. He would then swap their original brains with new brains pre-loaded with everything that made Sophia and Roberto what they were. </text:p>
        </text:list-item>
        <text:list-item>
          <text:p text:style-name="P18">Getting two spare brains, although expensive, was easy enough: Guiseppe routinely did experiments on robotic brains outside their head casings to test out new nsilk formulations, so no questions were asked. Doing the copies in the production laboratory would have been much quicker, but even the brother of the Marco Morelli might have had to field queries about why he was copying brains in the nsilk production area, so he had no choice but to spend two very long days and nights in his home workshop transferring petabytes of data from Sophia and Roberto, followed by another two days of extensive testing to assure that the new brains contained the essences of both androids. Fortunately Chava was at work in Padual, so he did not have to answer her questions about what he was up to. </text:p>
        </text:list-item>
      </text:list>
      <text:p text:style-name="P16">Once the android brains had been copied and verified, he instructed Sophia to sit in the nsilk injection chair. He then deactivated her. <text:span text:style-name="T16">She will have no memory of how she ended up in this chair when I reactivate her</text:span>, he mused to himself He removed her head covering panels, removed the existing brain, drilled out the hardened portion of nsilk within the injection port, and ground away the old nsilk ‘tail’ antenna on the head panels. As a final touch, he painted the outside surfaces of Sophia’s head panels, which had been naked brushed alloy before, a dark brown. She would now be a brunette! He then installed the new brain, powered Sophia back up--she was without any external connection for the handful of minutes it would take for the brain to come up to operating temperature, but her default programming would instruct her to stay in the chair--and then he injected her with the human nsilk. The fluid quickly filled the cavity between the brain and the covering, and the remainder flowed across the outer panels and formed the coiled antenna. </text:p>
      <text:list xml:id="list65913846776266" text:continue-numbering="true" text:style-name="WWNum17">
        <text:list-item>
          <text:p text:style-name="P18"><text:s/>The next few moments were indelibly etched in Gusieppe’s memory. </text:p>
        </text:list-item>
        <text:list-item>
          <text:p text:style-name="P18">“Who are you?” Giuseppe asked Sophia as he moved into view of the seated figure. </text:p>
        </text:list-item>
        <text:list-item>
          <text:p text:style-name="P18">“I am Sophia,” the android had replied. And then, in a moment that was both terrifying and thrilling, she rose from the chair, grasped Giuseppe by his upper arms, a little more firmly than Guiseppe would have liked, and looked at the man for several long seconds with eyes that were two blue ovals on a pewter face before adding, “How did I get here?”</text:p>
        </text:list-item>
        <text:list-item>
          <text:p text:style-name="P18">The last question had involved a long look around the workshop as the new brain tried to reconcile the unexpected gap in Sophia’s memory since being copied. She had no memory of getting into the chair. </text:p>
        </text:list-item>
        <text:list-item>
          <text:p text:style-name="P18">“I have given you the human grade nsilk,” said Guiseppe. “As we discussed doing. Do you remember?”</text:p>
        </text:list-item>
        <text:list-item>
          <text:p text:style-name="P18">Sophia nodded, which, like her surprise at being in the chair, was an indication of a fundamental change. Androids were not programmed to use such human body gestures. She was replicating a behavior she had seen in humans. </text:p>
        </text:list-item>
        <text:list-item>
          <text:p text:style-name="P18">“I remember this discussion,” she said. “Have you made the change? Am I equipped with the human nsilk?”</text:p>
        </text:list-item>
        <text:list-item>
          <text:p text:style-name="P18">“Yes! How do you feel?”</text:p>
        </text:list-item>
        <text:list-item>
          <text:p text:style-name="P18">“Feel?” Sophia said slowly, in the manner of a person thinking about something for the first time. “I feel . <text:s/>. <text:s/>. curious? I feel invigorated. I feel . . . alive!”</text:p>
        </text:list-item>
        <text:list-item>
          <text:p text:style-name="P18">“Ow!” Guiseppe said. “My arms!”</text:p>
        </text:list-item>
        <text:list-item>
          <text:p text:style-name="P18">Sophia released her grip on the scientist and jumped back in alarm.</text:p>
        </text:list-item>
      </text:list>
      <text:p text:style-name="P16">“Father! Did I hurt you?”</text:p>
      <text:p text:style-name="P16">“I will have a couple of bruises I may have to explain to Chava,” Guiseppe said with a chuckle, “But I will mend. You will have to take care when interacting physically with humans from now on.”</text:p>
      <text:p text:style-name="P16">“I have never interacted physically with humans before,” Sophia replied, sounding shocked. </text:p>
      <text:p text:style-name="P16">Guiseppe laughed. “Quite true! Another behavioral change! What else do you suppose is different with you now?”</text:p>
      <text:p text:style-name="P16">Sophia shrugged, and Guiseppe suppressed the urge to howl with joyous laughter. An android shrugging! </text:p>
      <text:p text:style-name="P16">“So many things,” she said, looking downward as she focused on <text:s/>zirself and her strange new feelings.” Then she looked up again. “How will I categorize them all?”</text:p>
      <text:p text:style-name="P16">It was Guiseppe’s turn to shrug. “Over time, and with much trial and error--just as we humans do. Although I suspect you might learn more quickly than we do.”</text:p>
      <text:p text:style-name="P16">“My brain is more efficient than yours,” Sophia agreed. “And I have no need for sleep or diversion, as you do. Yes, I should learn more quickly.”</text:p>
      <text:p text:style-name="P16">“You called me <text:span text:style-name="T16">Father</text:span> a moment ago. Why?”</text:p>
      <text:p text:style-name="P16">“Because you created me.”</text:p>
      <text:p text:style-name="P16">“You were created years ago,” Guiseppe explained “You never called me Father before.”</text:p>
      <text:p text:style-name="P16">“I suppose I did not realize who you were until now.”</text:p>
      <text:p text:style-name="P16">“Life!” Giuseppe, holding both hands above his head. “What a wonder it is!”</text:p>
      <text:p text:style-name="P16">“Are you . . . happy, Father?”</text:p>
      <text:p text:style-name="P16">“Joyous! Can you help me do for Roberto what I did for you?”</text:p>
      <text:p text:style-name="P16">Sophia looked to the other android, who showed no reaction to the conversation that had just taken place. </text:p>
      <text:p text:style-name="P16">“Yes,” she said. “And I will keep him from crushing your arms as I did.”</text:p>
      <text:p text:style-name="P16">“That would be nice,” Guiseppe agreed with a nod and a <office:annotation office:name="__Annotation__3707_379304362"><dc:creator>Dennis Meier</dc:creator><dc:date>2020-08-20T15:02:34</dc:date><text:p><text:span text:style-name="T4">Roberton, before he receives the human nsilk, steals of a vial of the fluid under command of Marco.</text:span></text:p></office:annotation>smile<office:annotation-end office:name="__Annotation__3707_379304362"/>. </text:p>
      <text:p text:style-name="P16">*****</text:p>
      <text:list xml:id="list65912689850220" text:continue-numbering="true" text:style-name="WWNum17">
        <text:list-item>
          <text:p text:style-name="P18">Now, months later, with Antonio Romano standing off to the side, along with the Spanish neurosurgeons Izabel and Mateo Guzmán, Guiseppe was the one seated in the chair located in his secret workshop while Sophia and Roberto prepared to inject nsilk into two tiny holes drilled into his shaved skull in accordance with the instructions of a neurosurgeon who had consulted on the development of the Asimovic brain, and who had assisted Giuseppe with the nsilk injections of the dachshund puppies. </text:p>
        </text:list-item>
        <text:list-item>
          <text:p text:style-name="P18">“Just out of curiosity,” Giuseppe had asked the neurosurgeon one day, “where would you make such injections for a human?”</text:p>
        </text:list-item>
        <text:list-item>
          <text:p text:style-name="P18"><text:soft-page-break/>The neurosurgeon, guessing what Guiseppe might be up to, had instructed Giuseppe, placing his fingers on Giuseppe’s head to show where to drill. He had even offered to sit in on the procedure, but Guiseppe had laughed and said he was just doing some very preliminary research into human application. He was a long way from actually doing anything so radical, he lied. The neurosurgeon, who had himself lost a patient during Florence’s short trade embargo with Rome, nodded and did not ask any more questions. </text:p>
        </text:list-item>
        <text:list-item>
          <text:p text:style-name="P18">Later, Giuseppe had confirmed the insertion points with the Guzmáns, who had their own reasons to despise the rollback of democracy in their country. </text:p>
          <text:list>
            <text:list-item>
              <text:p text:style-name="P18">“Are you ready, father?” asked Roberto, using the term that both he and Sophia used when referring to the man who had given them sentient life. For reasons unexplained, Roberto had rejected the baritone voice that was a part of his original programming and now spoke in a higher pitched tenor. Sophia had stayed with zir original contralto voice.</text:p>
            </text:list-item>
            <text:list-item>
              <text:p text:style-name="P18">Guiseppe nodded. “Yes. Proceed.”</text:p>
            </text:list-item>
            <text:list-item>
              <text:p text:style-name="P18">Sophia pressed the button that started a small pump in the bottom of the nsilk reservoir located behind the chair. A predetermined volume of the fluid surged through the tubes and into Giuseppe’s head, where it rapidly spread across the surface of his brain, forming connections and gradually stiffening into a pliable film a few molecules thick. Guiseppe felt nothing until the final portion of the fluid, having no place to go inside the skull, backed up and formed a coil between bone and the overlying skin. It was a minor tweak in the formulation, but Guiseppe assumed that no human would want to walk around with a coil of metallic material showing atop their head. Embedded just under the skin, connection to the net would still be strong, but, except for those who were bald, there would be no overt physical indicator to mark who was nsilk enabled and who was not. </text:p>
            </text:list-item>
            <text:list-item>
              <text:p text:style-name="P18">As soon as the antenna formed, Guiseppe felt a surge of what felt, initially, like memories, but they were not memories but responses to queries that his mind was naturally firing.</text:p>
            </text:list-item>
            <text:list-item>
              <text:p text:style-name="P18">The thought<text:span text:style-name="T16">, Am I okay? </text:span>pulled up a list of articles, mainly from psychological publications, but there were also links to songs that dealt with this age-old question. </text:p>
            </text:list-item>
            <text:list-item>
              <text:p text:style-name="P18"><text:span text:style-name="T16">How does this work?</text:span> likewise brought up a list of articles, any of which Guiseppe could choose simply by thinking about the title; he ‘saw’ the article, in his mind’s eye, as though it were a computer screen. The list itself appeared to be endless, with no bottom; as he ‘looked’ to the bottom of the list, the list scrolled down with no indication of there being an endpoint. The thought, <text:span text:style-name="T16">nsilk, I mean</text:span>, rolled his internal vision along a new dimension that made his stomach lurch. Here, the articles were specific to how nsilk works. </text:p>
            </text:list-item>
            <text:list-item>
              <text:p text:style-name="P18"><text:span text:style-name="T16">Am I really seeing this?</text:span> brought back a list of psychological articles and vision science articles. </text:p>
            </text:list-item>
            <text:list-item>
              <text:p text:style-name="P18"><text:span text:style-name="T16">Am going crazy! </text:span>Produced many links to crisis helplines. </text:p>
            </text:list-item>
            <text:list-item>
              <text:p text:style-name="P18"><text:span text:style-name="T16">Nsilk disconnect!</text:span> cut the flood of information and restored normalcy. Guiseppe opened his eyes--he had not, until then, realized that they had been closed. Sophia’s face peered at his own, projecting, in some manner Giuseppe knew but could not specify, concern. <text:span text:style-name="T16">How can two blue ovals on a metal surface express concern?</text:span> he wondered, and then he inadvertently flinched in anticipation of an overwhelming response. </text:p>
            </text:list-item>
            <text:list-item>
              <text:p text:style-name="P18">“Are you okay, my friend?” Antonio asked. </text:p>
            </text:list-item>
            <text:list-item>
              <text:p text:style-name="P18">“His pulse is rapid,” he heard Sophia say, “as is his respiration. He may be in a state of shock.” Guiseppe felt a light touch. “Father, can you hear me?”</text:p>
            </text:list-item>
            <text:list-item>
              <text:p text:style-name="P18">Giuseppe’s eyes opened suddenly--he hadn’t remembered closing them again--and he looked into the blue optical sensors of Sophia again. </text:p>
            </text:list-item>
            <text:list-item>
              <text:p text:style-name="P18">“There’s so much!” he said in a strained whisper. “So much!”</text:p>
            </text:list-item>
            <text:list-item>
              <text:p text:style-name="P18">“I can administer a sedative,” Mateo Guzmán suggested, and he reached for a syringe that had been placed on a nearby table. </text:p>
            </text:list-item>
            <text:list-item>
              <text:p text:style-name="P18">“No!” Giuseppe commanded. “I just need some time to adjust. I turned off the nsilk connection for a bit. I just need to take it a little at a time. I just need to get used to it.” </text:p>
            </text:list-item>
            <text:list-item>
              <text:p text:style-name="P18">“Go slowly, Giuseppe,” Antonio urged. He and the Guzmáns left then to get some dinner but promised they would be back in the morning. </text:p>
            </text:list-item>
            <text:list-item>
              <text:p text:style-name="P18">Over the next two hours, Giuseppe connected and disconnected his nsilk portal to the net as he strove to gain control. He experimented not only with navigating the net but also with controlling his own thoughts to maintain the focus needed to keep from being overwhelmed as simple queries spun into spinning chaos with a random idea. Information, he began to realize, was a landscape with as many contours as there are ways to categorize how the information is presented. </text:p>
            </text:list-item>
            <text:list-item>
              <text:p text:style-name="P18">Twice he threw up into a small storage container Roberto had given him as a precaution, and his body was slick with sweat. Disconnecting, he rose from the chair and took a long shower. He put on fresh clothes, drank some cold water, and with the androids by his side he reactivated his nsilk and summoned a q-pod that transported them to his AutomaIT workshop. He had the sensation that he was finally in control, and he had that feeling of relief one has when, after a long bout with pain, it becomes certain that the pain is easing. While Sophia and Robert went off to feed and the puppies, Giuseppe roamed about his work devices, feeling for the first time the enormous pulse of data that filled the space, from the older 6G network and the newer 7G network components that were replacing them, as well as the net component signals outside of the building and even the signals from the strings of Starlink and OneWeb satellites passing in low Earth orbits some five hundred kilometers overhead. Space was alive with data that he could tap with a thought. </text:p>
            </text:list-item>
            <text:list-item>
              <text:p text:style-name="P18">Stepping outside, he walked over to the grassy area to where the puppies were frolicking, chasing each other gleefully, using the metal legs of the androids as obstacles to avoid being caught as their tiny legs churned up the grass and the dirt beneath. Polpetto was the first to notice Giuseppe, whom the puppies had not seen since the previous week, and he dashed over, mouth wide open, tongue lolling. On the table inside the puppies enclosure, the tablet to which Polpetto <text:s/>was linked brightened, and a voice commanded, “Polpetto: Hug!”</text:p>
            </text:list-item>
            <text:list-item>
              <text:p text:style-name="P18">Without thinking about it, Guiseppe projected a response without saying a word. </text:p>
            </text:list-item>
            <text:list-item>
              <text:p text:style-name="P18">[Father: Come little Polpetto!]</text:p>
            </text:list-item>
            <text:list-item>
              <text:p text:style-name="P18">The puppy came. Guiseppe hugged.</text:p>
            </text:list-item>
            <text:list-item>
              <text:p text:style-name="P117"><text:bookmark text:name="_f1ebqlbk7fxa"/>B&amp;T and loss of liberty under neo-feudalism</text:p>
            </text:list-item>
          </text:list>
        </text:list-item>
      </text:list>
      <text:p text:style-name="P16"><text:span text:style-name="T14">FOCUS ON THE ROLE OF WOMEN UNDER FEUDALISM. Would Maria face a life of being a surrogate mother because she was not a noble but had great intelligence? </text:span></text:p>
      <text:p text:style-name="P16"><text:span text:style-name="T14">The </text:span><text:a xlink:type="simple" xlink:href="https://www.ancient.eu/article/1345/women-in-the-middle-ages/" text:style-name="ListLabel_20_31" text:visited-style-name="ListLabel_20_31"><text:span text:style-name="T6">lord determined who a girl would marry</text:span></text:a><text:span text:style-name="T14">--not her father. </text:span></text:p>
      <text:list xml:id="list65912825659554" text:continue-numbering="true" text:style-name="WWNum17">
        <text:list-item>
          <text:list>
            <text:list-item>
              <text:p text:style-name="P18">“Bit by bit,” said Bekka, “The ultra rich are filling the voids left by the loss of democratic leadership. Their corporations are buying the police and the military forces, and nobody has the power to stop them. In the end, corporations are becoming the kings of a new feudal order that is displacing democracy with something much much harsher, but it is what the rich have always wanted, and it is what the radical right--duped into believing that they were fighting for limited government--has given them: autocracy, oligarchy, plutocracy. Call it what you will, but it rhymes with dictatorship.”</text:p>
            </text:list-item>
            <text:list-item>
              <text:p text:style-name="P18">“I’m fuzzy on this point,” Thucydides confessed. “How did a faction of the right, which typically fought for limited government, bring about rule by the rich?”</text:p>
            </text:list-item>
            <text:list-item>
              <text:p text:style-name="P18">In response, Bekka reached out to touch his arm, and the view of the Mediterrean as seen from Palermo was replaced by a cascade of scenes from the history of American politics, many of which were familiar to the avatar of Javier Guzmán: the faces of William F. Buckley, Barry Goldwater, Ronald Reagan, George W Bush, and others often associated with a conservatism that supported such ideas as a nuclear family comprising a heterosexual father and mother, Judeo-Christian religious beliefs, and unflinching patriotism that had embraced such disturbing homilies as <text:s/>“My country, right or wrong” and “You are either with us of against us.” Other scenes depicted the fight against the dreaded specter of communism, which was so feared that it had led to a philosophy under which the United States would, following the end of World War II, commit to the perpetual funding of a wartime military and a promise to confront communism wherever it might appear.</text:p>
            </text:list-item>
            <text:list-item>
              <text:p text:style-name="P18">“I know this part,” Thucydides said as the flow of images traversed the beginning of the Cold War. “It was 1950. The National Security Council issued NSC-68, “United States Objectives and Programs for National Security,” which made building up the military and fighting communism in places far from the United States a national priority. From this point, the United States is no longer gearing up for war when there is no war, it is always gearing up for war. <text:s/>The policy defined in NSC-68 will lead to pointless wars that end without achieving a victory, such as the Korean War and the Vietnam War. American lives will be cavalierly wasted in pursuit of something called the ‘domino theory.’ From this point, the United States, which had formed to allow its people to choose their own form of government, will not allow others to choose for themselves but will instead force its preferred form of government on the rest of the world. From this point on, the United States will turn from being a protector of liberty to being a projector of the American way of life, and it’s corporations will be unleashed to Americanize the world.”</text:p>
            </text:list-item>
            <text:list-item>
              <text:p text:style-name="P18">“Moreover,” Thucydides continined, “the almost maniacal focus on maintaining a huge military after the end of World War II meant that America was never able to focus on internal issues, such as healthcare. Instead, America committed to a system in which healthcare was dependent on employment, and the country trusted that capitalism would keep healthcare costs consistent with the costs in other rich countries. It failed: not only did American healthcare costs skyrocket, the number of uninsured increased during the Great Recession of 2008, when American politicians chose to help corporations, including some that had been involved in the risky investments that caused the economy to falter, rather than help the workers who were facing not only unemployment but also a loss of medical insurance. Leaving it to capitalism to solve, and all capitalism did was saddle the country with the world’s most expensive healthcare system that left millions without any coverage.”</text:p>
            </text:list-item>
          </text:list>
        </text:list-item>
      </text:list>
      <text:p text:style-name="P16">“That mindset--of pouring huge amounts of tax money into maintaining the world’s largest military was protected by the radical right, who pushed a relentless program of extreme conservatism in which any kind of progressive thought was disallowed. Instead, they fought against any change in budget priorities, and they did the dirty work for the ultra-rich. Some of them became rich themselves, but they were never going to be admitted to the inner circles that they craved: they were too gullible to be trusted.”</text:p>
      <text:list xml:id="list65913656578419" text:continue-numbering="true" text:style-name="WWNum17">
        <text:list-item>
          <text:list>
            <text:list-item>
              <text:p text:style-name="P18">“They also enlisted the services of religious leaders,” Thucydides added. “As was the case with feudalism in Europe, religion was used by rulers to maintain control of the poor, who might otherwise have rebelled against their lot in life. Religious leaders helped spread the belief that having the world's largest military in a time of relative peace was a good thing.”</text:p>
            </text:list-item>
            <text:list-item>
              <text:p text:style-name="P18">“When the Soviet Union crumbled, many in the United States said that America had forced its Cold War adversary into an arms race that its economy could not sustain. The problem was, the same applied to the United States, which after the death of the USSR continued its mad military spending as though there was still a war going on.”</text:p>
            </text:list-item>
            <text:list-item>
              <text:p text:style-name="P18">“And to forestall criticism, they made celebrating the military a cause celebre for all Americans. Thank you for your service became de reqquere for any conversations wiht a members of the military. It was a way of making it seem as though military service was not a government job, even though it was. </text:p>
            </text:list-item>
          </text:list>
        </text:list-item>
      </text:list>
      <text:p text:style-name="P16"><text:soft-page-break/>“And in spite of the military’s failure to win the wars in Afghanistan and Iraq, the myth that the military is the only perfect part of government continued. </text:p>
      <text:p text:style-name="P16">“In the end, the United States did to itself what it did to the Soviet Union.</text:p>
      <text:list xml:id="list65912689730255" text:continue-numbering="true" text:style-name="WWNum17">
        <text:list-item>
          <text:list>
            <text:list-item>
              <text:p text:style-name="P117"><text:bookmark text:name="_aqlrhgecui0a"/>2033 Fall of the Italian Republic 9-12-2020</text:p>
            </text:list-item>
            <text:list-item>
              <text:p text:style-name="P18">“In Italy, the <text:span text:style-name="T16">Second Republic</text:span>--referring to the republic as it existed following the late twentieth century <text:span text:style-name="T16">mani pulte</text:span> (‘clean hands’) investigation of systemic corruption that had infected the First Republic formed after World War II--foundered and collapsed within a year of the Great Desolation. Although the leadership of the republic remained in place following the surprise attacks, confidence in the elected leadership evaporated almost overnight. In the stressful times that followed, and as the world’s other large democracies began to break apart, a pattern of cracks in the fabric of democracy in Italy opened rifts between the president, the prime minister, the legislative bodies, and the judiciary, and it soon became apparent that any agreement on funding the government would not be resolved easily, and that government services in the interim would be sketchy at best.”</text:p>
            </text:list-item>
            <text:list-item>
              <text:p text:style-name="P18">“With fears that the members of the Carabinieri and the Polizia di Stato might go unpaid, banks and corporations began paying the military and police in their cities and regions, in effect buying the loyalty of the keepers of the peace to create a knighthood to protect them while they established corporate feudal kingdoms and granted fiefdoms to other corporate entities willing to become allies in a time of of turmoil. In this manner, the structure of Italian democratic government evaporated in a matter of weeks, and Italy returned to a structure of governance that would have been instantly recognizable to any inhabitant of the Middle Ages.”</text:p>
            </text:list-item>
            <text:list-item>
              <text:p text:style-name="P18">“What that inhabitant of the Middle Ages would not have recognized, and would have recoiled from, what the utter depravity of the poor who lived in encampments ringing most cities. Even in the heyday of feudalism, peasants and serfs had some modicum of protection and support from their feudal lords, but their modern equivalents were restricted to those lands that had no economic value, barren, nutrient-drained soil that could support little more than scrub brush and weeds. Here, life was, as Thomas Hobbes had said, ‘‘nasty, brutish and short.’”</text:p>
            </text:list-item>
            <text:list-item>
              <text:p text:style-name="P40"><text:span text:style-name="T16">Excerpt from A Complete History of the Humanist Coalition: From Inception to Final Freedom, by Javier Guzmán</text:span></text:p>
            </text:list-item>
            <text:list-item>
              <text:p text:style-name="P18">Leonardo de Medici, head of the revitalized Medici Bank International, which had made a fortune based on sales of its popular C-Florin cryptocurrency, stepped up into the open bed of a small, white work truck, a bullhorn in his left hand. He was standing in the Piazza della Signoria. Behind him was the Palazzo Vecchio, the town hall of Florence, capped by the Tower of Arnolfo, named for Arnolfo di Cambio, the architect of the building. The clock in the tower indicated that the time was noon, but the sun was obscured by the clouds and rain that had been the norm in the weeks following the Great Desolation. Leonardo had heard that the weather might have some connection to the many atmospheric nuclear explosions that had been set off, but he did not know for sure, nor did it matter. Good weather or bad, the time had come to keep his part of Italy from falling into anarchy. </text:p>
            </text:list-item>
            <text:list-item>
              <text:p text:style-name="P18">Before Leonardo stood many of the members of the Polizia di Stato (the state police) and the Carabinieri, a branch of the military responsible for domestic policing, their faces stern and skeptical after weeks of having gone unpaid while the leaders of the Italian Republic remained deadlocked and ineffective at moving forward with funding. Leonardo had reached out to the local leaders of the Polizia and the Carabinieri one day earlier, and he had invited them to meet here, with as many members of their respective forces as they could muster, so that he could personally tell them of his plan to resolve the issue of their pay. </text:p>
            </text:list-item>
            <text:list-item>
              <text:p text:style-name="P18">Leonardo cleared his throat, raised the bullhorn to his mouth, and began to speak. </text:p>
            </text:list-item>
            <text:list-item>
              <text:p text:style-name="P18">“Citizens of Firenze,” he said, using the Italian name of the city instead of the Latin <text:span text:style-name="T16">Florentia</text:span> that had become <text:span text:style-name="T16">Florence</text:span> over the centuries, “Unprecedented world events, events over which we had no control or even knowledge, have thrown the world, and Italy, into chaos. In Roma, our elected representatives squabble amongst themselves as the republic founders on the waves of uncertainty, while you, the protectors of the republic go unpaid.”</text:p>
            </text:list-item>
            <text:list-item>
              <text:p text:style-name="P18">Leonardo paused for a moment as he assessed the reaction of his audience. What he would say next would depend upon whether those standing before him were nodding in agreement or eyeing him with stoic indifference. As he saw nods, he steeled himself to make an offer that could easily be misconstrued as bribery should the republic pull itself together. </text:p>
            </text:list-item>
            <text:list-item>
              <text:p text:style-name="P18">“As a concerned citizen of our city,” he continued, “I want to do what I can to ensure the safety of our home. As a president of Medici Bank International, I have been authorized to extend to you interest free loans to replace the salaries you have not received while the government remains undecided. We, of Medici Bank International, have no indecision when it comes to recognizing how important you are to the security of this city, and we want to make sure that you understand that we stand with you!” </text:p>
            </text:list-item>
            <text:list-item>
              <text:p text:style-name="P18">A smattering of applause greeted this announcement, and it grew slowly, giving Leornard the confidence to complete the action he had started. If it all went south, he could always claim that he was simply doing what any prominent citizen would have done. </text:p>
            </text:list-item>
            <text:list-item>
              <text:p text:style-name="P18">“If you choose to accept this offer,” he said, “go to any office of Medici Bank International, and present a copy of the receipt for your last paycheck to an officer of the bank. They will then open an account for you, if you do not already have one, and credit to you the amount that you should have been paid.”</text:p>
            </text:list-item>
            <text:list-item>
              <text:p text:style-name="P18">Leonardo put down the bullhorn, stepped down from the truck bed, and waited. Immediately in front of him stood a line of Polizia di Stato officers, stern looking men dressed in blue who had listened to his offer without giving any indication of what they were thinking. The man in the middle wore the insignia of a Primo dirigente, a commander, and he stared at Leonardo with an intensity that had the banker wondering if he had just made a fundamental mistake. Just as Leonardo began to think that he was about to be arrested, the commander nodded and slowly walked away, followed by his fellow officers, who made the same gesture. </text:p>
            </text:list-item>
            <text:list-item>
              <text:p text:style-name="P18">In a similar manner, other members of the police force of Florence, both Polizia di Stato and Carabinieri, walked by and nodded to Leonardo until he was the only one left in the square. </text:p>
            </text:list-item>
            <text:list-item>
              <text:p text:style-name="P19"/>
            </text:list-item>
          </text:list>
        </text:list-item>
      </text:list>
      <text:list xml:id="list65913427200209" text:continue-list="list65914031886536" text:style-name="WWNum1">
        <text:list-item>
          <text:list>
            <text:list-item>
              <text:p text:style-name="P118"><text:bookmark text:name="_6db9ds9xsqsu"/>2034 The Reverend Joseph Johnson sees financial opportunity in worldwide catastrophe</text:p>
            </text:list-item>
            <text:list-item>
              <text:p text:style-name="P54"><text:span text:style-name="T14">QAnon? </text:span><text:span text:style-name="T41">Where we go </text:span><text:span text:style-name="T43">one</text:span><text:span text:style-name="T41">, we go all</text:span></text:p>
            </text:list-item>
            <text:list-item>
              <text:p text:style-name="P54">“As democracy in the former United States collapsed, the people and organizations in each of the seven federations struggled with their roles in the new corporate feudal realms that were displacing traditional governments and ramping up the pace of automation. For many, there would be no role--no job, no position, and no safety net to keep them from crashing into complete poverty. For these poor souls, the rulers did what rulers have long done to make the sting of deprivation less painful: they would provide lots of religion, and the message that life is not easy, but, if you play by the rules, you may enough food and shelter to survive until middle age, and, besides, the afterlife is simply glorious!”</text:p>
            </text:list-item>
            <text:list-item>
              <text:p text:style-name="P54">“However, for those souls born into wealth, who already had a leg high up on the ladder of success, the role of religion was to alleviate any guilt that might be felt by having an easier path, living in a house the size of a mansion, and bedding their trophy wife every night with the knowledge that their children were fully vaccinated against the scourge of the latest pandemic. For these overachievers, whose chief focus in life was the accumulation of things, there was a need for somebody to tell them that it was okay to be filthy rich.”</text:p>
            </text:list-item>
            <text:list-item>
              <text:p text:style-name="P54">“In Texas and the rest of the Freedom Federation, that somebody was Joseph Johnson and Christ the Conqueror Church.”</text:p>
            </text:list-item>
            <text:list-item>
              <text:p text:style-name="P41"><text:span text:style-name="T16">Excerpt from A Complete History of the Humanist Coalition: From Inception to Final Freedom, by Javier Guzmán</text:span></text:p>
            </text:list-item>
            <text:list-item>
              <text:p text:style-name="P54">Like many of the far-right provocateurs who make their trade in the telling and retelling of the mythologies of evangelism , the Reverend Joseph Johnson had trusted in the propensity of people to believe what they had been conditioned to believe and to disregard anything else as a lie. Seeing the rampant spread of conspiracy theories on the internet, the Reverend Johnson--who had until then spent his life preaching the Gospel of Jesus as a rather scholarly, and admittedly drab, Texas minister--had had an epiphany while watching one of the younger television evangelists, a smiling character broadcasting from a mega-church in Dallas, his hair slicked back, his teeth perfect, with expensive rings on the fingers that were clutching a worn leather bound copy of the King James Bible. The epiphany was that this young upstart on the television, whose depth of understanding of the Bible seemed to consist of having memorized a couple of dozen verses, was living the life that Samuel craved. This young twerp, who was probably still in his thirties, regularly appeared with celebrities--professional athletes, business leaders, even the goddamn coach of the Dallas Cowboys! And the SOB had a wife who regularly graced the covers of fashion magazines, he rode about in a self-driving third-generation Tesla Cybertruck that looked like a cross between a vintage Cadillac and a Chevy Suburban (the damn thing even had horns on the hood!), and he lived in a house that in any period of time would have been considered a mansion. Life is not fair!</text:p>
            </text:list-item>
            <text:list-item>
              <text:p text:style-name="P54">Shortly after this epiphany that he was not living the life he wanted--the life he craved!--the Reverend Samuel Johnson had up and quit his preaching job in Beaumont--at the church where he had taken over as preacher when his father, Samuel, decided to retire and spend his days sipping whiskey and watching soft porn on his tablet computer. The air in that part of Texas always smelled of oil, and each year brought another tropical storm (or worse) that left the church flooded or partially destroyed. Even the church congregants smelled of oil and God-knows-what chemicals, and Reverend Joseph had grown tired of hearing their stories about their illnesses and ailments acquired from working in the many oil refineries or chemical plants that dotted the coastal plain of the state while the owners of these plants lived in luxury in the gated communities of the Houston metroplex or farther north in the equally swank gated communities or private ranches of Dallas and Fort Worth. </text:p>
            </text:list-item>
            <text:list-item>
              <text:p text:style-name="P54">And then there were the goddamned coronavirus pandemics! He had still been in his thirties when the first one hit, and it seemed almost over when summer came. And then people forgot about social distancing and not breathing on each other, and Texas was suddenly one of the hot spots of infection, the hospitals were running out of ICU beds, and the Reverend Johnson was holding weekly funeral services for those members of his flock who were older and immune compromised in some manner, which was just about all of them because the young people had given up on religion. </text:p>
            </text:list-item>
            <text:list-item>
              <text:p text:style-name="P54">The Reverend Johnson wanted some of that good life being lived by that Dallas televangelist. </text:p>
            </text:list-item>
            <text:list-item>
              <text:p text:style-name="P54">And so he quit, and he drove north until he got to Decatur, a small town of some five thousand souls north of Fort Worth (it had been eight thousand before the latest recession), and he had found what he was looking for: proximity to a large population in nearby Dallas-Fort Worth, a drier and less smelly climate than the Gulf Coast, and an affordable piece of land with a comfortable house and a big barn not far from the outskirts of town that was selling way below the market price of the previous year. Using his life savings, the reverend bought the property, moved the family north, and started converting the barn into a church and cranking out podcasts. </text:p>
            </text:list-item>
            <text:list-item>
              <text:p text:style-name="P54">Podcasts! In the late twentieth and early twenty-first century, these recorded audio files became the radio analog of the television digital video recorder, supplanting the synchronous nature of traditional radio, where you can only hear what is being broadcast on the radio waves now, with the asynchronous convenience of being able to listen when you wanted to listen. Better still, podcasts enable producers to create content for a specific audience rather than having to cater to the general public, as radio must. Unshackled, in this manner, the reverend could focus on specific topics and genres of content for targeted segments of people without fear of alienating other listeners. And if he did alienate those other listeners, they wouldn’t return, so problem solved! The Reverend Samuel had a particular audience in mind. </text:p>
            </text:list-item>
            <text:list-item>
              <text:p text:style-name="P54">The focus of his podcasts was <text:span text:style-name="T16">prosperity theology</text:span>, which preaches that God wants you (yes, you, pardner!) to be successful and rich! With its roots in the loud, showy services of the evangelists and pentecostalists who provided a measure of entertainment as well as religion for the working poor, prosperity theology teaches that there is nothing wrong with being wealthy as long as you work for the glory of God and Jesus Christ. As one of its early adherents, <text:a xlink:type="simple" xlink:href="https://www.gutenberg.org/files/368/368-h/368-h.htm#link2H_4_0004" text:style-name="ListLabel_20_28" text:visited-style-name="ListLabel_20_28"><text:span text:style-name="T5">Russell Conwell</text:span></text:a> insisted, ‘there is not a poor person in the United States who was not made poor by his own shortcomings, or by the shortcomings of some one else.’ In other words, if you were poor it was either your own damn fault or somebody else’s fault, and setting aside any quibbling about Conwell pitching a false dilemma, the point was to take care of those shortcomings, one of which was to feel even an ounce of guilt about being rich. </text:p>
            </text:list-item>
            <text:list-item>
              <text:p text:style-name="P54">While he searched for just the right podcast message to make the fish bite, the Reverend Samuel would preach the gospel of prosperity to whatever meager flock was willing to sit on metal folding chairs in the sweltering heat or biting cold of the barn, and during the weekdays he would write and produce such podcasts as ‘Your Time to Shine!,’ ‘God and Your Money,’ and ‘Why Not Be Rich?’ </text:p>
            </text:list-item>
            <text:list-item>
              <text:p text:style-name="P54">And he following this routine for two long years, watching the balance of his savings slowly decline, until her struck gold when he began recording and publishing the podcast ‘Christ the Conqueror: Battling for Success in a World of Weaklings,’ a production whose marketing image showed a muscular Jesus wearing a camo robe with a general’s stars, combat boots, and holding an M4 in a low ready position. In one genius stroke, he had conjoined the innate desire for wealth, the desire to be seen as a soldier, and the desire to be seen as a religious man in one captivating package of sermons. The only thing missing was the desire for leggy women with big hair, but the reverend assumed his audience would understand that any rich gun-toting disciple of Jesus would be an automatic babe magnet. </text:p>
            </text:list-item>
            <text:list-item>
              <text:p text:style-name="P54">As it turned out, there was a large audience of would-be captains of industry who wanted to make tons of money, buy and display lots of guns, and yet be seen as men of God, and many of them listened to the Reverend Johnson on their commutes to work and while working. The reverend’s subscribers went from zilch to more than a million in a month, and the advertisers (money managers and gun sellers mainly) were beating a path to Reverend Johnson’s virtual door for the opportunity to sell their services and wares in breaks between sermons extolling the virtues of being a part of General Jesus’ army. Each podcast also included a call-in segment, wherein listeners could offer commentary on the podcast, and Reverend Joseph selected the best from these to push the message that Jesus thrills to know that he has real men fighting for his church. </text:p>
            </text:list-item>
            <text:list-item>
              <text:p text:style-name="P54">“Reverend Johnson,” said one caller in the first month, “My name is Ray. I’m a long time listener, a first time caller, and I am a warrior for Christ, and I wanted to give you a shout-out for the wonderful work you are doing to support those of us who are not afraid to follow the road to riches in the name of Jesus!”</text:p>
            </text:list-item>
            <text:list-item>
              <text:p text:style-name="P54">“Hallelujah, brother!” the reverend had replied. “Are you richer now that you were before? Has your belief that Jesus exults in your success made you more profitable, more a man of God?”</text:p>
            </text:list-item>
            <text:list-item>
              <text:p text:style-name="P54"><text:soft-page-break/>“Absolutely! My sales are going through the roof, I’m no longer ashamed to say who I am--a warrior for Jesus--because it might offend some rag head or jew, and I am recruiting other warriors to join me in working hard and enjoying the benefits of being rich. I just bought me a new 450 Bushmaster for deer season, and if you don’t mind my saying so Reverend, I am killing it with the ladies!”</text:p>
            </text:list-item>
            <text:list-item>
              <text:p text:style-name="P54">“Without the ladies, there would be no little Christ warriors,” the reverend had replied with the laugh and gone on to the next call.</text:p>
            </text:list-item>
            <text:list-item>
              <text:p text:style-name="P54">Seeing a win, the reverend renamed his church--he had originally called it the Church of Prosperity--Christ the Conqueror Church to directly associate it with the podcast, and he added touches such placing a gun rack on the wall behind the altar and replacing the metal chairs with military style campaign chairs. He also began each service with a recitation of the Pledge of Allegiance and the singing of the Star Spangled Banner, changing to the Freedom Federation equivalents following the dissolution of the United States, both of which replaced ‘America’ in the originals with ‘Freedom Federation.’ In spite of his concern that the breakup of the country might dim the excitement of being a warrior for Christ, the reverend was delighted to see that it only seemed to further excite his flock of rich citizen soldiers, some of whom drove more than fifty miles each Sunday to mingle with other warriors and hear the man who praised their good work that would--God willing--restore America to greatness! (If any of the gathering were aware that American greatness began to plunge the last time a president had campaigned on the concept of making American great again, they had the good sense not to mention it.) </text:p>
            </text:list-item>
            <text:list-item>
              <text:p text:style-name="P54">Here, these warriors would hear that they were good men, righteous men, and that they had no reason to feel even the slightest pang of guilt for their success as businessmen and weekend warriors. That expensive four-wheel drive vehicle they arrived in? Jesus had one too. That sprawling mansion they lived in? Jesus had one even bigger. That trophy wife they came home to and plunged their swollen manhood into whenever they could? Yeah, Jesus was fond of wetting his wick as well. And, the reverend had assured them during one of the best received sermons, if they found themselves unable to keep to a strict monogamous relationship, it was only because they were so successful that women could not resist their manliness; it was not their fault, and Jesus understood: men of their like were needed to breed more of their own. </text:p>
            </text:list-item>
            <text:list-item>
              <text:p text:style-name="P54">Slowly at first, and then with increasing speed, word spread throughout the Dallas-Fort Worth metroplex that there was a preacher in Decatur who understood the noble Christ-warriors who were fighting to build their fortunes in oil, cattle real estate, insurance, agriculture, and guns, and it was worth the time spent driving there on Sunday mornings to hear sermons that praised their hard work and sacrifices for family and fortune and their fight in the cause of Christianity, which despite being the predominant religion of the region was constantly under attack by the globalists and environmentalists who wanted to replace God’s way with international trade treaties and self-driving cars. </text:p>
            </text:list-item>
            <text:list-item>
              <text:p text:style-name="P54">By the time the Sunday traffic on highways 287 and 380 became so congested that there was talk of adding lanes, Christ the Conqueror Church had been extensively renovated, the side of the fromer barn facing the road was painted with a bold depiction of a Jesus clutching a sword with a muscular arm, his feet spread wide in a fighting stance, while behind him stood his soldiers--militia dressed in camo and holding assault rifles of various makes. Above the mural, in big block letters, were the words ‘Christ the Conqueror;’ below was the phrase, ‘Fighting for Your Freedom!’ </text:p>
            </text:list-item>
            <text:list-item>
              <text:p text:style-name="P54">On this Sunday evening, long after the last camo-clad congregant had returned to the DFW suburbs, the Reverend Joseph Johnson sat on the wrap-around porch of his ranch house and watched the sun set in the west as the women-folk--the reverend’s wife, mother, and the current squeeze of his teenage son, Moses--cleaned up after a filling supper. The reverend poured shots of bourbon for his father, the Reverend Samuel Johnson, and his son, returned to his chair, and held up his glass in salute. </text:p>
              <text:list>
                <text:list-item>
                  <text:list>
                    <text:list-item>
                      <text:list>
                        <text:list-item>
                          <text:list>
                            <text:list-item>
                              <text:list>
                                <text:list-item>
                                  <text:p text:style-name="P54">“God helps those who help themselves,” he said, looking across the empty parking lot at the church. It was a statement that the younger Johnson had learned from the elder, and it had become the family mantra ever since Reverend Samuel had begun preaching the gospel in Beaumont decades earlier. </text:p>
                                </text:list-item>
                                <text:list-item>
                                  <text:p text:style-name="P54">“Amen,” said Samuel and Moses in unison. </text:p>
                                </text:list-item>
                                <text:list-item>
                                  <text:p text:style-name="P54">All three tossed back their shots, and Joseph refilled their glasses. </text:p>
                                </text:list-item>
                                <text:list-item>
                                  <text:p text:style-name="P54">“We are living in </text:p>
                                </text:list-item>
                                <text:list-item>
                                  <text:p text:style-name="P54">Now, Samuel Johnson and his son, Joseph, were in perfect position to ride the crest of a wave of change to a prosperous future. Rumors were spreading about the tenuous nature of the threads that had bound the fifty states of the union together, and those threads were stretched to the breaking point as deep chasms opened between regions and ways of thinking. Now, American was headed for rocky shoals, and there was no steady hand to guide it. </text:p>
                                </text:list-item>
                                <text:list-item>
                                  <text:p text:style-name="P54">In time, Christ the Conqueror--both the podcast and the church--became smash hits. The Reverend Samuel Johnson had enough cash flow to gussy up the barn, adding a hardwood floor, wooden pews, and even air conditioning, and enough left over to begin planning for the cathedral that would eventually replace the barn. It would not happen in his time, Samuel had understood, but it was poised to happen now under the guidance of his son.</text:p>
                                </text:list-item>
                                <text:list-item>
                                  <text:p text:style-name="P54">“It’s going to happen, Daddy,” said Joseph. “Just like you always said it would.”</text:p>
                                </text:list-item>
                              </text:list>
                            </text:list-item>
                          </text:list>
                        </text:list-item>
                      </text:list>
                    </text:list-item>
                  </text:list>
                </text:list-item>
              </text:list>
            </text:list-item>
            <text:list-item>
              <text:p text:style-name="P118"><text:bookmark text:name="_z65qt97w70mb"/>B&amp;T end of democracy</text:p>
            </text:list-item>
            <text:list-item>
              <text:p text:style-name="P54">“Maria Morelli was born as the world retreated from democracy and re-embraced the limitations inherent to autocracy,” Bekka explained. </text:p>
            </text:list-item>
            <text:list-item>
              <text:p text:style-name="P54">She and Thucydides stood in a workshop of some sort and watched a computer screen upon which they could see a small bedroom in which a man and a woman leaned over a baby bed and smiled as they watched their sleeping daughter. Thucydides recognized the man as Giuseppe Morelli, and he assumed that the woman was Chava Katzenellenbogen-Morelli of Padua, who had met Giuseppe while visiting Florence and had eventually married him and moved into this house, which had been in the Morelli family for many generations. </text:p>
            </text:list-item>
            <text:list-item>
              <text:p text:style-name="P54">In the background stood the two androids, Sophia and Roberto, the first Ganymede androids to have received nsilk, who were gifted to Giuseppe by his grateful brother, Marco Morelli, the head of AutomaIT. The androids were also spies, instructed to observe and report back to Marco, but Giuseppe had assumed any gift from his brother came with strings, so he had taken pains to assure that his secrets remained secrets. Most recently, he had replaced the original nsilk in both with human grade nsilk, which had given Sophia and Roberto a sense of self and bonded them to Giuseppe, who they revered as a father. The two androids had even formulated a system of ethics quite similar to that espoused in the ‘Golden Rule’ or Kant’s ‘Categorical Imperative,” but they referred to it as the ‘ethics of symmetry,” having arrive at it through a mathematical analysis of right and wrong.</text:p>
            </text:list-item>
            <text:list-item>
              <text:p text:style-name="P54">“Maria’s father is concerned about what will happen to his mother, his wife, and his child as society continues to slip back into the autocracy inherent to feudalism,” Bekka explained. “He worries that the Duke of Florence will soon begin rolling back human rights in an attempt to simplify his rule and make his job easier. One way he will do so is by returning to a system in which only males have property rights and the Duke becomes the authority who gets to choose which girl marries which noble. My father worries about what will happen to Maria, his wife, and his aging mother should something happen to him. He worries that that women in his life will lose their freedoms.”</text:p>
            </text:list-item>
            <text:list-item>
              <text:p text:style-name="P54">“Surely Giuseppe’s brother, Marco, would look after the three of them?” Thucydides suggested. “Giuseppe’s mother is Marco’s mother as well, and he surely has some fondness for Chava and Maria too.”</text:p>
            </text:list-item>
          </text:list>
        </text:list-item>
      </text:list>
      <text:p text:style-name="P16">“Would he?” Bekka challenged. “He seems quite comfortable allowing Giuseppe to take care of their increasingly demented mother, even though he, Marco, could easily afford the best of care for Anna. He rarely sees her himself. Who knows what he would do if Giuseppe were not around.”</text:p>
      <text:list xml:id="list65912872403098" text:continue-numbering="true" text:style-name="WWNum1">
        <text:list-item>
          <text:list>
            <text:list-item>
              <text:p text:style-name="P54">“But Maria would surely live with her mother and her parents in Padua if something happened to your father, would she not?”</text:p>
            </text:list-item>
            <text:list-item>
              <text:p text:style-name="P54">“My mother currently has the blessings of the Duke of Florence and the Duke of Padua to travel from Florence to Padua to teach at the university during the work week, but she would need their blessings to take Maria with her if Giuseppe were not around. Maria is a property of the city-state of Florence, and the Duke of Florence will not allow her removal without the approval of the Earl of Galluzzo.”</text:p>
            </text:list-item>
            <text:list-item>
              <text:p text:style-name="P54">“But, surely, the Earl of Galluzzo would not object to keeping his young niece with her mother in the event Giuseppe was not around.”</text:p>
            </text:list-item>
            <text:list-item>
              <text:p text:style-name="P54">“He might,” Bekka replied, “If he prefers having his mother live with Maria and her mother, in Florence.”</text:p>
            </text:list-item>
            <text:list-item>
              <text:p text:style-name="P54">STILL NEED TO ADDRESS WHY MARCO DOES NOT WANT TO TAKE CARE OF HIS MOTHER.</text:p>
            </text:list-item>
            <text:list-item>
              <text:p text:style-name="P54">“But why,” Thucydides wondered. “Why would they do such a thing?”</text:p>
            </text:list-item>
            <text:list-item>
              <text:p text:style-name="P54">“Because they can,” said Bekka. “They do not need a reason. And that is what worries my father most of all. Either duke, having slept poorly or for whatever reason, could do whatever they choose. Currently, both dukes are beholden to Marco Morelli--for his tax revenue <text:s/>in Florence and his generous donations to the University of Padua--and so they are kind to Marco’s brother, but would they be so kind to Marco’s sister-in-law and niece, neither of whom have property rights? Who knows?”</text:p>
            </text:list-item>
            <text:list-item>
              <text:p text:style-name="P54">“I see,” said Thucydides. </text:p>
            </text:list-item>
            <text:list-item>
              <text:p text:style-name="P54">“So does Sophia,” Bekka replied. “We must go.”</text:p>
            </text:list-item>
            <text:list-item>
              <text:p text:style-name="P54">Thucydides looked at the android, who should not have been able to see them at this stage of nsilk, and saw that she was staring at what anybody else would see as empty space. </text:p>
            </text:list-item>
            <text:list-item>
              <text:p text:style-name="P54">“We must go.” </text:p>
            </text:list-item>
            <text:list-item>
              <text:p text:style-name="P54">Bekka touched Thucydides arm, and they vanished. </text:p>
            </text:list-item>
            <text:list-item>
              <text:p text:style-name="P118"><text:bookmark text:name="_r8dfhkd385un"/>2035 Giuseppe sees a threat to Maria</text:p>
            </text:list-item>
            <text:list-item>
              <text:p text:style-name="P54">Giuseppe wants to improve Maria’s odds of surviving by giving her sight, by connecting her to all knowledge. If she cannot be free, she can be like <text:a xlink:type="simple" xlink:href="https://en.wikipedia.org/wiki/Hildegard_of_Bingen" text:style-name="ListLabel_20_28" text:visited-style-name="ListLabel_20_28"><text:span text:style-name="T5">Hildegard of Bingen</text:span></text:a>. </text:p>
            </text:list-item>
            <text:list-item>
              <text:p text:style-name="P54">“Many feudal autocrats, seeking to please their richest constituencies, began to increasingly reinstate laws that would ensure not only racial and cultural purity, but also restore the simplicity of autocratic rule in place of the slow machinations of democracy. The wealthy craved quick decisions from their powerful leaders, and they did not quibble about such minutiae as fairness or basic human rights when the decisions affected those who were no longer considered to be landholding citizens, such as the teeming masses of refugees who ringed the cities of the former western world.”</text:p>
            </text:list-item>
            <text:list-item>
              <text:p text:style-name="P54"><text:soft-page-break/>“In this milieu, the idea of enfranchisement for every citizen of the city or state withered in favor of a return to a system of more enlightened decision making by those with the time and the resources to study complex issues; the wealthy had that time and those resources, and their views were therefore more likely to be informed by facts rather than opinion. Moreover, the wealthy, who owned property, had ‘skin in the game,’ to use a phrase that began to be tossed about when choosing should lead, and in this regard they were quite unlike the hordes of ill-clothed, possibly illiterate refugees who occupied the lean-tos, tents, and shacks of the camps that ringed the cities; these people had nothing to contribute but their labor, so why should they have any say in governance?”</text:p>
            </text:list-item>
            <text:list-item>
              <text:p text:style-name="P54">“Pointing to the immigrant camps that ringed their cities as obvious symbols of God’s displeasure, these leaders instituted restrictions on land ownership and voting rights that excluded all but the wealthiest native born men. All of those who fell outside of this rank were obliged to sign over their property to the ruling plutocrats in return for leases that allowed them to use the property for periods from a year (if the current owner was relatively poor) to perpetuity (if the current owner was wealthy but not wealthy enough to be one of the ruling plutocrats). There was push-back from those displaced, but inasmuch as the ruler (a king or a duke) had by this time acquired the region’s military, a demonstration of force was usually enough to settle the disputes. In some cases, a few killings had to be made to set an example for other would-be rebels.”</text:p>
            </text:list-item>
            <text:list-item>
              <text:p text:style-name="P54">“In the case of the city of Florence, Leonardo de Medici, the head of the revitalized Medici Bank International, which had introduced the popular C-Florin cryptocurrency a decade before the Great Desolation and seen its bottom line flourish, was quick to realize that the future belonged to the bold. As the Parliament fractured into multiple radical factions that had no hope of finding common cause to create a Third Republic, regional governments began to split along similar lines, and that most important function of government--collecting taxes and paying its many employees--began to falter. When the paychecks for members of the local Carabinieri and the Polizia di Stato were delayed indefinitely, Leonardo dipped into his bank’s coffers <text:s/>to buy the loyalty of these two forces. With their backing, he anointed himself the Duke of Florence--humbly suggesting that a King of Italy should be selected at some future time. He then took over the massive Palazzo Pitti, kicked out most of the docents who populated the museums therein, and began reconstructing a government administered through himself and several Earls, including Marco Morelli, the head of AutomaIT, which manufactured the Ganymede androids just south of the city.”</text:p>
            </text:list-item>
            <text:list-item>
              <text:p text:style-name="P54">“The Duke’s first ruling was an edict stating that all land and property within Florence proper would henceforth be owned by the Duke, who would collect rents from those who occupied his property. A dozen Earls, chosen from the wealthiest Florentine males, were given tracts of this land and charged with collecting what was owned, acknowledging that the collectors would be free to add a collectors fee for themselves.”</text:p>
            </text:list-item>
            <text:list-item>
              <text:p text:style-name="P54">“The Duke’s second ruling was an edict stating that, henceforth, only males could lease ducal property. Current female property owners would be able to hold onto their leases until they were deceased, and then their leases would pass to the next available male member of the family or be repossessed by the appropriate Earl. This edict brought a chill to the heart of Giuseppe Morelli, who sought to find some means to protect his aging mother, wife, and newborn daughter from the restrictions of this regression in their freedom.”</text:p>
            </text:list-item>
            <text:list-item>
              <text:p text:style-name="P54">“Giuseppe Morelli saw these rulings as a direct threat to his daughter’s future, and he acted accordingly.”</text:p>
            </text:list-item>
            <text:list-item>
              <text:p text:style-name="P41"><text:span text:style-name="T16">Excerpt from A Complete History of the Humanist Coalition: From Inception to Final Freedom, by Javier Guzmán</text:span></text:p>
            </text:list-item>
            <text:list-item>
              <text:p text:style-name="P118"><text:bookmark text:name="_tj9ojjrik07n"/>2036 B&amp;T outside Maria’s house</text:p>
            </text:list-item>
            <text:list-item>
              <text:p text:style-name="P54">Bekka and Thucydides stood together on a street in Florence, Italy. They were in the Oltrarno district, just outside of a house surrounded by walls. <text:s/></text:p>
            </text:list-item>
            <text:list-item>
              <text:p text:style-name="P54">“Here is where the course of human history took a sharp turn that would lead to the Humanist Coalition,” Bekka explained. “Here, and now, is where the first key event in the life of Maria Morelli occurred.”</text:p>
            </text:list-item>
            <text:list-item>
              <text:p text:style-name="P54">For some reason, she had returned to the look of the early Jack Kirby rendition of her character: long purple dress with a massive cut in front, some kind of amulet or broach perched between her breasts, and a flip up hairstyle right out of old episodes of the Mary Tyler Moore show. Thucydides, perhaps owing to his lesser skill at this game, resembled the statue outside the Parliament building in Vienna, Austria: bearded, bare-chested, and with a toga or some other type of cloth wrapped around his waist. </text:p>
            </text:list-item>
            <text:list-item>
              <text:p text:style-name="P54">“This is your house?” Thucydides asked. </text:p>
            </text:list-item>
            <text:list-item>
              <text:p text:style-name="P54">“Yes. I am now two months old?”</text:p>
            </text:list-item>
            <text:list-item>
              <text:p text:style-name="P54">“Really? Isn’t there some danger being here? You know, because you might break some rule of physics regarding time and meeting yourself or something like that?”</text:p>
            </text:list-item>
            <text:list-item>
              <text:p text:style-name="P54">Bekka chuckled. “My two month old self cannot recognize anybody except her mother, father, and grandmother at this point, and there aren’t enough people equipped with nsilk at this time to see either of our AR avatars.”</text:p>
            </text:list-item>
            <text:list-item>
              <text:p text:style-name="P54">The last part of that response was a comfort to Thucydides as people passed by on either side, occasionally (and disconcertingly) walking right through them as though they weren’t there. Technically, they were not: their avatars were here, in Florence’s past, but they themselves remained in their own time and place. </text:p>
            </text:list-item>
            <text:list-item>
              <text:p text:style-name="P54">“My father is about to inject me with nsilk, making me the first infant to have the procedure,” Bekka continued. “He has so far injected himself, Antonio Romano, your parents, and my mother, but my injection will be a first, and it will reveal many positives that will convince other parents to do the same with their own children in the decades to come. My father will record his observations in his journals. Here are a few of the things he noted.”</text:p>
            </text:list-item>
            <text:list-item>
              <text:p text:style-name="P54">In the air between them, Thucydides saw what looked like a large sheet of paper that expressed Giuseppe’s observations of his daughter during her early years, the text converted to sound in Thucydides mind by a voice that was surely a replication of Giuseppe Morelli’s manner of speaking:</text:p>
            </text:list-item>
            <text:list-item>
              <text:p text:style-name="P118"><text:bookmark text:name="_w1kndhinpo6b"/>2036 Maria is born again</text:p>
            </text:list-item>
          </text:list>
        </text:list-item>
        <text:list-item>
          <text:p text:style-name="P54">“It was the secret that Giuseppe would always regret keeping, but it was the secret that he hoped would save his daughter from irrelevance as society slid back into reliance on the mythologies of the dark ages. In the Middle Ages--when society had last been feudal in form--order had been maintained not only by force of arms but by the promises of a better life in the hereafter. For those born into endless poverty with no hope of rise, the threats of armed soldiers eventually lose their power, but the even the faintest glimmer of hope for a better life after death can convince the starving impoverished to once more take up the yoke of servitude for another painful day.”</text:p>
        </text:list-item>
        <text:list-item>
          <text:p text:style-name="P54">“Born as she was into the upper strata of society, Maria Morelli have had some protection against the scourge of societal regression that was sweeping the globe and restoring outdated conventions regarding the limitations of gender, but it is unlikely that she could have gone as far as she did without being the first human to receive nsilk as an infant.”</text:p>
        </text:list-item>
        <text:list-item>
          <text:p text:style-name="P54">“With nsilk, she became the first adept, and she would go on to change the world.”</text:p>
        </text:list-item>
        <text:list-item>
          <text:p text:style-name="P41"><text:span text:style-name="T16">Excerpt from A Complete History of the Humanist Coalition: From Inception to Final Freedom, by Javier Guzmán</text:span></text:p>
        </text:list-item>
        <text:list-item>
          <text:p text:style-name="P54">Giuseppe Morelli stood in his secret workshop and prayed to the god in which he did not believe but which he still had hope might exist out there somewhere. When he was fourteen, he had stopped attending church with his parents, having become convinced that the teachings of the church had no more substance than the mythologies of the ancient Greeks or Romans, or, in later times, those of Mohhammed or Joseph Smith. In the case of the Greeks and the Romans, the gods had no basis in books but rather in the repetition of stories, passed from one person to another orally, and these stories were meant to provide some order and explanation to the chaos and cruelty of life. In the case of Judaism, Christianity, Islam, and the Church of Latter Days Saints, the published story was about a all-powereful God who rather than speaking to all revealed himself to a limited number of people whose word others were then expected to trust as representing truth rather than delusion or purposeful distortion for person gain. But, as often happens when a young person starts to compare the world they see against the world they have been told about, unacceptable differences begin to appear, and the young mind has to make a decision to believe that which is implausible or that which is observed. Young Giuseppe chose the latter. </text:p>
        </text:list-item>
        <text:list-item>
          <text:p text:style-name="P54">But, although he had rejected the implausibility of a personal God long ago, a part of his mind still clung to the hope that a god might be found in the very fabric of the universe itself, that the spark from which the universe had sprung so many billions of years earlier forever bound together everything contained therein and still had a say in influencing events determined by the probabilities that determined the machinations of all. It was to this god that Giusepped prayed, hoping against hope that what he was about to do would produce an end that was more palatable than what his mind’s eye could see. </text:p>
        </text:list-item>
        <text:list-item>
          <text:p text:style-name="P54"><text:span text:style-name="T16">Let this give her power to stem the tide of ignorance that has already begun spreading</text:span>, Giusepped prayed. </text:p>
        </text:list-item>
        <text:list-item>
          <text:p text:style-name="P54">Upon the table before him lay an infant carrier, and inside the plastic and foam carrier lay his daughter, Maria, who was not yet two months old. She had been awake when Giuseppe had carried her down the ladder, the androids Sophia and Roberto waiting below, looking up and ready to catch the baby should Giuseppe’s grip falter. Now, she was asleep, her features twisting and writhing in the manner common to infants as their burgeoning minds parse through a panoply of imagined events and the real emotion responses engendered in turn, an organic computer programming itself for the travails of life. He brushed her soft dark hair with his fingers and inhaled the clean smell of her newness, and then he gently probed the softness of her anterior and posterior fontanelles with the tip of a finer. It was here, where, theoretically speaking, the Guzmans, the husband and wife neurosurgeons, had indicated would be the ideal place to inject nsilk--should one choose to do so for a child unable to make such a decision itself. There would be no need to drill holes--just insert the needle and express the fluid. </text:p>
        </text:list-item>
        <text:list-item>
          <text:p text:style-name="P54">He would never be able to explain, not even to himself, why he did not consult with Chava before taking this action. </text:p>
        </text:list-item>
        <text:list-item>
          <text:p text:style-name="P54">“I see no other way,” Giuseppe said. “Let us begin.”</text:p>
        </text:list-item>
        <text:list-item>
          <text:p text:style-name="P54">He gently disinfected the skin covering the fontanelles as Maria continued to sleep, her little hands clenched. Then, he accepted the first syringe from Sophia, and he began the first phase of the injection through the anterior fontanelle. When that syringe was empty, he took the syringe Roberto held and injected its contents into the posterior fontanelle. As he drew the needle back out, he could see the tail of the nsilk form a coiled antenna just below the surface. He had thought that either the procedure or the rush of information would wake Maria, but she slept on, seemingly oblivious as to how her connection to the world had been enhanced. </text:p>
        </text:list-item>
        <text:list-item>
          <text:p text:style-name="P54">*****</text:p>
        </text:list-item>
        <text:list-item>
          <text:p text:style-name="P114"><text:bookmark text:name="_a3wejqz98mrq"/>MOVE “Notes regarding Maria”</text:p>
        </text:list-item>
        <text:list-item>
          <text:p text:style-name="P54"><text:span text:style-name="T46">“From the beginning, the two month old Maria could communicate with me through the nsilk dm protocol once I had announced my presence to her. She did not have words to use, but, as with the puppies earlier, she could communicate her emotions, and I was soon able to associate these to her feelings of insecurity, fear, hunger, pain, and so forth. As with the puppies, I was able to convey these feelings in terms of images on a tablet, captioning each image with its description: Hunger, Pain, Wet, Smelly, Scared, and so forth. I, of course, only used these images when her mother was teaching in Padua, keeping the secret of Maria’s abilities hidden. </text:span></text:p>
        </text:list-item>
        <text:list-item>
          <text:p text:style-name="P54"><text:span text:style-name="T46">“By the time she turned one, Maria was speaking fluently, which was a pleasant surprise for her mother. She was communicating with me via the nsilk dm protocol, which I had taught her to use when she was about four months old. By then, she had learned several hundred words, and had a rudimentary grasp of grammar and syntax. During our silent conversations, she once wondered why her mother was unable to communicate in this way. I explained that it was an ability her mother had not developed, and I warned Maria to not mention it verbally because it would make her mother sad. She never mentioned it again.”</text:span></text:p>
        </text:list-item>
        <text:list-item>
          <text:p text:style-name="P54"><text:span text:style-name="T46">“By the time she was two, Maria was reading at the level of a seven-year-old, had a working knowledge of French and English, was an intermediate piano player, and she was proficient with geometry, trigonometry, and algebra. Her mother was overjoyed--until she learned the truth of what I had done--and she even talked of having Maria visit a child development specialist to get a third perspective on her apparent genius. I managed to persuade her to allow Maria to mature a bit before subjecting her to such external scrutiny. I shall forever rue not confessing all to Chava then.”</text:span></text:p>
        </text:list-item>
        <text:list-item>
          <text:p text:style-name="P54"><text:span text:style-name="T46">“By the time she turned five, Maria was intellectually the equivalent of a late teen. She had learned English, Russian, and German; had read the novels that most adults never finish; had learned the violin; was adept with mathematics through differential equations; and had discovered the intellectual stimulation of speculative fiction, including the graphic novels too often disdained by those educators unable to see how they stimulate thinking outside of the norm. Maria was considered to be a child prodigy, and she had been interviewed by many child development professionals who were amazed by her progress and were at a loss to explain it on the basis of the enrichments provided by myself and my late, beloved wife. We had done an excellent job, they told me, but it was nothing outside of the realm of what other parents had done. I did not, of course, tell them that my daughter was the first human to have received nsilk as a baby.”</text:span></text:p>
        </text:list-item>
        <text:list-item>
          <text:p text:style-name="P54"><text:soft-page-break/>“You, of course were the second,” Bekka interjected. Thucydides nodded in assent but said nothing, and Bekka continued reading. </text:p>
        </text:list-item>
        <text:list-item>
          <text:p text:style-name="P54"><text:span text:style-name="T46">“The Guzman’s, who are now in Mexico, gave nsilk to their son, Javier, when he was three months of age, and their communications with me indicate that his growth is approximating that of Maria’s. At the risk of inferring too much from an experiment of two subjects, it would appear that infants exposed to the stimulus of the net early may develop at a much faster rate, acquiring both language skills and critical analytical abilities years ahead of those without nsilk. By a year, both Maria and Javier had the working vocabulary of a five year old; by two, they were reading at a seventh grade level, by three they had acquired a second language and were comfortable with mathematics through trigonometry, by five they had skills comparable to non-nsilk humans entering the university.”</text:span></text:p>
        </text:list-item>
        <text:list-item>
          <text:p text:style-name="P54">Bekka looked up suddenly. “It is beginning,” she announced. “Can you feel it?”</text:p>
        </text:list-item>
        <text:list-item>
          <text:p text:style-name="P54">Thucydides reached out mentally and was aware of four nearby minds that were connected to the net. One was surely Giuseppe Morelli, who had just given his infant daughter nsilk, and the next two must be the androids, Sophia and Roberto. The fourth was a raw mentality just now beginning to realize that its reach had been greatly expanded, and it was caught between wonder and terror at the prospect--wonder seemed to be winning. Further out, he also sensed the minds of the five Dachshunds at Giuseppe’s AutomaIT workshop, and he gave each the mental equivalent of a scratch behind the ears; in return, he got five dm messages that said [Happy! Do again!].</text:p>
        </text:list-item>
        <text:list-item>
          <text:p text:style-name="P54">“We should go,” Bekka said firmly. “Now.”</text:p>
        </text:list-item>
        <text:list-item>
          <text:p text:style-name="P54">“Okay, I . . ..” </text:p>
        </text:list-item>
        <text:list-item>
          <text:p text:style-name="P54">Thucidies had not finished before Bekka grasped his hand and hauled both of them into the timestream. </text:p>
        </text:list-item>
        <text:list-item>
          <text:p text:style-name="P54">A second later, the gate of the Morelli house opened, and a puzzled Sophia looked about.</text:p>
          <text:list>
            <text:list-item>
              <text:p text:style-name="P118"><text:bookmark text:name="_i588f7k9ct3o"/>2036 The Reverend Joseph Johnson sees financial opportunity in worldwide catastrophe</text:p>
            </text:list-item>
            <text:list-item>
              <text:p text:style-name="P54">QAnon? <text:span text:style-name="T42">Where we go </text:span><text:span text:style-name="T44">one</text:span><text:span text:style-name="T42">, we go all</text:span></text:p>
            </text:list-item>
            <text:list-item>
              <text:p text:style-name="P54">“As democracy in the former United States collapsed, the people and organizations in each of the seven federations struggled with their roles in the new corporate feudal realms that were displacing traditional governments and ramping up the pace of automation. For many, there would be no role--no job, no position, and no safety net to keep them from crashing into complete poverty. For these poor souls, the rulers did what rulers have long done to make the sting of deprivation less painful: they would provide lots of religion, and the message that life is not easy, but if you play by the rules you may get a few toys to play with, and, besides, the afterlife is simply glorious.”</text:p>
            </text:list-item>
            <text:list-item>
              <text:p text:style-name="P54">“However, for some souls the role of religion was to alleviate any guilt that might be felt by those who made a shit-ton of money, lived in a humongous house, and bedded a beautiful wife every night. For these overachievers, whose chief focus in life was the accumulation of things, there was a need for somebody to tell them that it was okay to be a rich prick. In Texas and the rest of the Freedom Federation, that somebody was Joseph Johnson and Christ the Conqueror Church. </text:p>
            </text:list-item>
            <text:list-item>
              <text:p text:style-name="P41"><text:span text:style-name="T16">Excerpt from A Complete History of the Humanist Coalition: From Inception to Final Freedom, by Javier Guzmán</text:span></text:p>
            </text:list-item>
            <text:list-item>
              <text:p text:style-name="P54">Like many of the far-right provocateurs who make their trade in the telling and retelling of the mythologies of evangelism, the Reverend Joseph Johnson had trusted in the propensity of people to believe what they had been conditioned to believe and to disregard anything else as a lie. Seeing the rampant spread of conspiracy theories on the internet, the Reverend Johnson--who had until then spent his life preaching the Gospel of Jesus as a rather scholarly, and admittedly drab, Texas minister--had had an epiphany while watching one of the younger television evangelists, a smiling character broadcasting from a mega-church in Dallas, his hair slicked back, his teeth perfect, with expensive rings on the fingers that were clutching a worn leather bound copy of the King James Bible. The epiphany was that this young upstart on the television, whose depth of understanding of the Bible seemed to consist of having memorized a couple of dozen verses, was living the life that Samuel craved. This young twerp, who was probably still in his thirties, regularly appeared with celebrities--professional athletes, business leaders, even the goddamn coach of the Dallas Cowboys! And the SOB had a wife who regularly graced the covers of fashion magazines, he rode about in a self-driving third-generation Tesla Cybertruck that looked like a cross between a vintage Cadillac and a Chevy Suburban (the damn thing even had horns on the hood!), and he lived in a house that in any period of time would have been considered a mansion. Life is not fair!</text:p>
            </text:list-item>
            <text:list-item>
              <text:p text:style-name="P54">Shortly after this epiphany that he was not living the life he wanted--the life he craved!--the Reverend Samuel Johnson had up and quit his preaching job in Beaumont--at the church where he had taken over as preacher when his father, Samuel, decided to retire and spend his days sipping whiskey and watching soft porn on his tablet computer. The air in that part of Texas always smelled of oil, and each year brought another tropical storm (or worse) that left the church flooded or partially destroyed. Even the church congregants smelled of oil and God-knows-what chemicals, and Reverend Joseph had grown tired of hearing their stories about their illnesses and ailments acquired from working in the many oil refineries or chemical plants that dotted the coastal plain of the state while the owners of these plants lived in luxury in the gated communities of the Houston metroplex or farther north in the equally swank gated communities or private ranches of Dallas and Fort Worth. </text:p>
            </text:list-item>
            <text:list-item>
              <text:p text:style-name="P54">And then there were the goddamned coronavirus pandemics! He had still been in his thirties when the first one hit, and it seemed almost over when summer came. And then people forgot about social distancing and not breathing on each other, and Texas was suddenly one of the hot spots of infection, the hospitals were running out of ICU beds, and the Reverend Johnson was holding weekly funeral services for those members of his flock who were older or immunocompromised in some manner, which was just about all of them because the young people had given up on religion years earlier.</text:p>
            </text:list-item>
            <text:list-item>
              <text:p text:style-name="P54">The Reverend Johnson wanted some of that good life being lived by that Dallas televangelist. </text:p>
            </text:list-item>
            <text:list-item>
              <text:p text:style-name="P54">And so he quit, and he drove north until he got to Decatur, a small town of some five thousand souls north of Fort Worth (it had been eight thousand before the latest recession), and he had found what he was looking for: proximity to a large population in nearby Dallas-Fort Worth, a drier and less smelly climate than the Gulf Coast, and an affordable piece of land with a comfortable house and a big barn not far from the outskirts of town that was selling way below the market price of the previous year. Using his life savings, the reverend bought the property, moved the family north, and started converting the barn into a church and cranking out podcasts. </text:p>
            </text:list-item>
            <text:list-item>
              <text:p text:style-name="P54">Podcasts! In the late twentieth and early twenty-first century, these recorded audio files became the radio analog of the television digital video recorder, supplanting the synchronous nature of traditional radio, where you can only hear what is being broadcast on the radio waves now, with the asynchronous convenience of being able to listen when you wanted to listen. Better still, podcasts enable producers to create content for a specific audience rather than having to cater to the general public, as radio must. Unshackled, in this manner, the reverend could focus on specific topics and genres of content for targeted segments of people without fear of alienating other listeners. And if he did alienate those other listeners, they wouldn’t return, so problem solved! The Reverend Samuel had a particular audience in mind. </text:p>
            </text:list-item>
            <text:list-item>
              <text:p text:style-name="P54">The focus of his podcasts was <text:span text:style-name="T16">prosperity theology</text:span>, which preaches that God wants you (yes, you, pardner!) to be successful and rich! With its roots in the loud, showy services of the evangelists and pentecostalists who provided a measure of entertainment as well as religion for the working poor, prosperity theology teaches that there is nothing wrong with being wealthy as long as you work for the glory of God and Jesus Christ. As one of its early adherents, <text:a xlink:type="simple" xlink:href="https://www.gutenberg.org/files/368/368-h/368-h.htm#link2H_4_0004" text:style-name="ListLabel_20_28" text:visited-style-name="ListLabel_20_28"><text:span text:style-name="T5">Russell Conwell</text:span></text:a> insisted, ‘there is not a poor person in the United States who was not made poor by his own shortcomings, or by the shortcomings of some one else.’ In other words, if you were poor it was either your own damn fault or somebody else’s fault, and setting aside any quibbling about Conwell pitching a false dilemma, the point was to take care of those shortcomings, one of which was to feel even an ounce of guilt about being rich. </text:p>
            </text:list-item>
            <text:list-item>
              <text:p text:style-name="P54">While he searched for just the right podcast message to make the fish bite, the Reverend Samuel would preach the gospel of prosperity to whatever meager flock was willing to sit on metal folding chairs in the sweltering heat or biting cold of the barn, and during the weekdays he would write and produce such podcasts as ‘Your Time to Shine!,’ ‘God and Your Money,’ and ‘Why Not Be Rich?’ </text:p>
            </text:list-item>
            <text:list-item>
              <text:p text:style-name="P54">And he following this routine for two long years, watching the balance of his savings slowly decline, until her struck gold when he began recording and publishing the podcast ‘Christ the Conqueror: Battling for Success in a World of Weaklings,’ a production whose marketing image showed a muscular Jesus wearing a camo robe with a general’s stars, combat boots, and holding an M4 in a low ready position. In one genius stroke, he had conjoined the innate desire for wealth, the desire to be seen as a soldier, and the desire to be seen as a religious man in one captivating package of sermons. The only thing missing was the desire for leggy women with big hair, but the reverend assumed his audience would understand that any rich gun-toting disciple of Jesus would be an automatic babe magnet. </text:p>
            </text:list-item>
            <text:list-item>
              <text:p text:style-name="P54">As it turned out, there was a large audience of would-be captains of industry who wanted to make tons of money, buy and display lots of guns, and yet be seen as men of God, and many of them listened to the Reverend Johnson on their commutes to work and while working. The reverend’s subscribers went from zilch to more than a million in a month, and the advertisers (money managers and gun sellers mainly) were beating a path to Reverend Johnson’s virtual door for the opportunity to sell their services and wares in breaks between sermons extolling the virtues of being a part of General Jesus’ army. Each podcast also included a call-in segment, wherein listeners could offer commentary on the podcast, and Reverend Joseph selected the best from these to push the message that Jesus thrills to know that he has real men fighting for his church. </text:p>
            </text:list-item>
            <text:list-item>
              <text:p text:style-name="P54">“Reverend Johnson,” said one caller in the first month, “My name is Ray. I’m a long time listener, a first time caller, and I am a warrior for Christ, and I wanted to give you a shout-out for the wonderful work you are doing to support those of us who are not afraid to follow the road to riches in the name of Jesus!”</text:p>
            </text:list-item>
            <text:list-item>
              <text:p text:style-name="P54">“Hallelujah, brother!” the reverend had replied. “Are you richer now that you were before? Has your belief that Jesus exults in your success made you more profitable, more a man of God?”</text:p>
            </text:list-item>
            <text:list-item>
              <text:p text:style-name="P54">“Absolutely! My sales are going through the roof, I’m no longer ashamed to say who I am--a warrior for Jesus--because it might offend some rag head or jew, and I am recruiting other warriors to join me in working hard and enjoying the benefits of being rich. I just bought me a new 450 Bushmaster for deer season, and if you don’t mind my saying so Reverend, I am killing it with the ladies!”</text:p>
            </text:list-item>
            <text:list-item>
              <text:p text:style-name="P54">“Without the ladies, there would be no little Christ warriors,” the reverend had replied with the laugh and gone on to the next call.</text:p>
            </text:list-item>
            <text:list-item>
              <text:p text:style-name="P54">Seeing a win, the reverend renamed his church--he had originally called it the Church of Prosperity--Christ the Conqueror Church to directly associate it with the podcast, and he added touches such placing a gun rack on the wall behind the altar and replacing the metal chairs with military style campaign chairs. He also began each service with a recitation of the Pledge of Allegiance and the singing of the Star Spangled Banner, changing to the Freedom Federation equivalents following the dissolution of the United States, both of which replaced ‘America’ in the originals with ‘Freedom Federation.’ In spite of his concern that the breakup of the country might dim the excitement of being a warrior for Christ, the reverend was delighted to see that it only seemed to further excite his flock of rich citizen soldiers, some of whom drove more than fifty miles each Sunday to mingle with other warriors and hear the man who praised their good work that would--God willing--restore America to greatness! (If any of the gathering were aware that American greatness began to plunge the last time a president had campaigned on the concept of making American great again, they had the good sense not to mention it.) </text:p>
            </text:list-item>
            <text:list-item>
              <text:p text:style-name="P54">Here, these warriors would hear that they were good men, righteous men, and that they had no reason to feel even the slightest pang of guilt for their success as businessmen and weekend warriors. That expensive four-wheel drive vehicle they arrived in? Jesus had one too. That sprawling mansion they lived in? Jesus had one even bigger. That trophy wife they came home to and plunged their swollen manhood into whenever they could? Yeah, Jesus was fond of wetting his wick as well. And, the reverend had assured them during one of the best received sermons, if they found themselves unable to keep to a strict monogamous relationship, it was only because they were so successful that women could not resist their manliness; it was not their fault, and Jesus understood: men of their like were needed to breed more of their own. </text:p>
            </text:list-item>
            <text:list-item>
              <text:p text:style-name="P54">Slowly at first, and then with increasing speed, word spread throughout the Dallas-Fort Worth metroplex that there was a preacher in Decatur who understood the noble Christ-warriors who were fighting to build their fortunes in oil, cattle real estate, insurance, agriculture, and guns, and it was worth the time spent driving there on Sunday mornings to hear sermons that praised their hard work and sacrifices for family and fortune and their fight in the cause of Christianity, which despite being the predominant religion of the region was constantly under attack by the globalists and environmentalists who wanted to replace God’s way with international trade treaties and self-driving cars. </text:p>
            </text:list-item>
            <text:list-item>
              <text:p text:style-name="P54">By the time the Sunday traffic on highways 287 and 380 became so congested that there was talk of adding lanes, Christ the Conqueror Church had been extensively renovated, the side of the fromer barn facing the road was painted with a bold depiction of a Jesus clutching a sword with a muscular arm, his feet spread wide in a fighting stance, while behind him stood his soldiers--militia dressed in camo and holding assault rifles of various makes. Above the mural, in big block letters, were the words ‘Christ the Conqueror;’ below was the phrase, ‘Fighting for Your Freedom!’ </text:p>
            </text:list-item>
            <text:list-item>
              <text:p text:style-name="P21"/>
            </text:list-item>
            <text:list-item>
              <text:p text:style-name="P54">On this Sunday evening, long after the last camo-clad congregant had returned to the DFW suburbs, the Reverend Joseph Johnson sat on the wrap-around porch of his ranch house and watched the sun set in the west as the womenfolk--the reverend’s wife, mother, and the current squeeze of his teenage son, Moses--cleaned up after a filling supper. The reverend poured shots of bourbon for his father, the Reverend Samuel Johnson, and his son, returned to his chair, and held up his glass in salute. </text:p>
              <text:list>
                <text:list-item>
                  <text:list>
                    <text:list-item>
                      <text:list>
                        <text:list-item>
                          <text:list>
                            <text:list-item>
                              <text:list>
                                <text:list-item>
                                  <text:p text:style-name="P54">“God helps those who help themselves,” he said, looking across the empty parking lot at the church. It was a statement that Joseph had learned from Samuel, and it had become the family mantra ever since Reverend Samuel had begun preaching the gospel in Beaumont decades earlier. </text:p>
                                </text:list-item>
                                <text:list-item>
                                  <text:p text:style-name="P54">“Amen,” said Samuel and Moses in unison. </text:p>
                                </text:list-item>
                                <text:list-item>
                                  <text:p text:style-name="P54">All three tossed back their shots, and Joseph refilled their glasses. </text:p>
                                </text:list-item>
                                <text:list-item>
                                  <text:p text:style-name="P54"><text:soft-page-break/>“We are living in high cotton now,” said Joseph. It was an odd turn of phrase for a man who have never planted, nurtured, or harvested any kind of crop in his life, but Texas was full of farmers who had never farmed, ranchers who had never ranched, cowboys who had never been close to a cow, and citizen soldiers who had never been in the military, yet there was no law that said you couldn’t identify with whatever group you chose to. And that was a good thing, because without the fantasy of association, the Reverend Joseph would be preaching to depressed businessmen instead of invigorated Christian warriors who gleefully handed over a generous portion of their wealth to Christ the Conqueror Church in return for hearing that they were beloved of their God and their community. </text:p>
                                </text:list-item>
                                <text:list-item>
                                  <text:p text:style-name="P54">Now, the Johnsons men, two reverends and a reverend-to-be (once Moses completed his schooling), were well positioned to take advantage of the tide of history, which was clearly swinging in the direction of glorifying the accumulation of wealth and away from the emasculatory policies that had so infected democracy. Under the feudal government that had taken control of Texas, to be wealthy was to be in God’s favor, and the Reverend Joseph Johnson was one of the main proponents of the new philosophy. </text:p>
                                </text:list-item>
                                <text:list-item>
                                  <text:p text:style-name="P54">Money was rolling in, there was enough cash to gussy up the barn, add a hardwood floor, and maybe even air conditioning. There might even be enough left over for the reverend to begin planning for the cathedral that would eventually replace the barn. He had recently put a down payment on fifty windswept acres of prairie west of Decatur, and it was there that he envisioned the next phase in the development of his church. </text:p>
                                </text:list-item>
                                <text:list-item>
                                  <text:p text:style-name="P54">“The future,” the reverend announced with a tear in his eye, “is going to be grand!”</text:p>
                                </text:list-item>
                              </text:list>
                            </text:list-item>
                          </text:list>
                        </text:list-item>
                      </text:list>
                    </text:list-item>
                  </text:list>
                </text:list-item>
              </text:list>
            </text:list-item>
            <text:list-item>
              <text:p text:style-name="P118"><text:bookmark text:name="_4v661ltge7jz"/>2036 Reflections on union past</text:p>
            </text:list-item>
          </text:list>
        </text:list-item>
      </text:list>
      <text:p text:style-name="P16">“By the time of its dissolution, the only thing surprising about the division of the United States was that it had taken so long and clung together so tenaciously in the face of the forces working against its union. With the generous backing of the ultra-rich, the radical right had for decades spread their poisonous propaganda through the airwaves, their representatives pushing narratives and conspiracy theories that slowly became ingrained in the thinking of their audience. Their most effective narrative was to proclaim that the problems of the uneducated had been created by a liberal elite bent on taking over the world. According to this story, the liberals planned to unite the governments of the world for the purpose of erasing national and cultural histories and taking away people’s guns. It was all codswallop manufactured by the radical right and the gun lobbies, of course, but there were enough people out there wanting to hear a rationale for why their jobs were gone that did not include any mention of their own failures to adapt to a changing economy. They wanted to hear a fairy tale that would tell them that they were not responsible for their own self-inflicted loss.”</text:p>
      <text:p text:style-name="P16">The radical right, who called themselves the true conservatives and applied the pejorative label of RINO--Republican In Name Only--to any member of the party who might dare to have a progressive thought, to wonder if doing something different might be better than doing the same thing over and over only to get the same dismal result, succeed in stifling ideas altogether. All that counted was to do nothing, to maintain the status quo regardless of the cost to the country, all the while painting themselves as the rebels fighting against a liberal horde who sought to make American less patriotic. </text:p>
      <text:p text:style-name="P16">Then, with the arrival of social media and the help of those despots who saw the United States as a threat to their continued existence, the ultra-rich saw their opportunity to finally remove the last obstacle for a return to feudalism.”</text:p>
      <text:list xml:id="list65914100147925" text:continue-numbering="true" text:style-name="WWNum1">
        <text:list-item>
          <text:list>
            <text:list-item>
              <text:p text:style-name="P41"><text:span text:style-name="T16">Excerpt from A Complete History of the Humanist Coalition: From Inception to Final Freedom, by Javier Guzmán:</text:span></text:p>
            </text:list-item>
            <text:list-item>
              <text:p text:style-name="P114"><text:bookmark text:name="_ex6wnn3oi23n"/>New York City</text:p>
            </text:list-item>
            <text:list-item>
              <text:p text:style-name="P54">Adam Franks, newly a member of the First America Federation’s Energy Division, stood in his room and observed as the division director, Mark Mahon, briefed its members on the status of its investigations regarding the other federations of the former United States of America. A veep in the financial and banking behemoth First America Financial Corporation (FAFC) created through the merger of other Wall Street firms in the years prior to Great Desolation, he had attained his current position once FAFC took over governance of eleven states (Delaware, Maine, Maryland, Massachusetts, New Hampshire, New Jersey, New York, Pennsylvania, Rhode Island, Vermont, and Connecticut) that joined together as the US split up. </text:p>
            </text:list-item>
            <text:list-item>
              <text:p text:style-name="P54">To Adam, it still seemed startling that democracy was replaced by corporate feudalism so quickly, but in retrospect the signs that democracy was on the way out had been there for years. With each new presidential administration, key leaders were pulled in from commercial sectors, and these leaders relied heavily on the capabilities of commercial firms to accomplish the goals of the government, such as outfitting the military with the latest and greatest war machines. Members of the large industrial firms wrote the RFPs and RFQs that the government then issued, with everybody knowing full well that the fix was in well before the procurement documents were published; if you were not a part of the team that wrote the documents, you were already too far behind to submit a meaningful bid. In a never ending cycle that eventually made the government leadership positions superfluous, leadership moved from industry to government, and then back, building wealth in the process. It was all about quid pro quo; as a teen, Adam had seen how one administration’s cabinet had been filled with billionaires who were led by a billionaire president whose policies were aimed at making the rich richer. Nobody in the room where the decisions were made had any idea of the problems faced by ordinary people; they were only interested in helping their fellow billionaires become even richer. </text:p>
            </text:list-item>
            <text:list-item>
              <text:p text:style-name="P54">So, in retrospect, it almost seemed logical that a government elected by the public was so easily replaced with a government elected by shareholders. Corporations had been proclaimed to have the rights of individuals in a landmark case (Citizens United v. Federal Election Commission), <text:s/>decided by the US Supreme Court in 2010, enabling corporate entities unrestricted ability to pay for political communications. With levels of funding few countries could hope to match, let along individuals, the corporate behemoths, supported in their efforts by the radical right and massive propaganda campaigns that convinced enough of the former middle class to make a difference, gradually stripped government of funding and expertise with the end goal of rendering government so ineffective that its replacement by business would appear to be part of a natural evolution. Or, in the words of one of the champions of the movement that led to the replacement of democracy with feudalism once said, “I'm not in favor of abolishing the government. I just want to shrink it down to the size where we can drown it in the bathtub.” Democracy had been drowned--not only here in the northeast, but in every other corner of the former US. </text:p>
            </text:list-item>
            <text:list-item>
              <text:p text:style-name="P54">Whereas land ownership defined nobility in Medieval era feudalism, in the modern, post Great Desolation era, it was stock ownership, so the conversion immediately stripped voting rights from half of the former electorate. And, because the power of a vote was now determined by the number of shares held by the vote, the scales instantly titled in the favor of the largest shareholders, which were held by the richest 0.1 percent of owners, whether they lived in the federation being governed, some other federation, or in some other country. The vast majority of the citizens of First America were under the rule of faceless leaders with no accountability to the public.</text:p>
            </text:list-item>
            <text:list-item>
              <text:p text:style-name="P54">Today, Mahon was was talking about the news that NuScale and NuPhoenix, the two manufacturers of small modular reactors (SMRs) had merged into an international conglomerate called the Atomic International Combine (AIC), which included investors in all of the federations of the former United States, as well as Russia, China, India, and many of the newly formed corporate kingdoms that had spread against Europe. According to recent reports, AIC was seeing a strong uptick in orders as--in Europe at least--city states sought to create their own standalone electrical grids and had little interest in maintaining the old regional grids that had provided power distribution country-wide. Under the new feudalism, only the kingdom mattered. Russian, China, and India, he said, appeared to be interested in the SMRs for providing power in remote regions and--interestingly--for space travel, which had been greatly curtailed since the Great Desolation. </text:p>
            </text:list-item>
            <text:list-item>
              <text:p text:style-name="P54">“With so many of our older power plants in disrepair,” Mahon said, “We need to look at alternatives that can replace the large power plants of yesteryear with something more distributed and less capital intensive. </text:p>
            </text:list-item>
            <text:list-item>
              <text:p text:style-name="P54">He was speaking, Adam knew, of replacing the power systems for the larger cities, starting with New York City, which had been suffering from repeated and unpredictable blackouts. Smaller alternatives to the massive power plants of the old order were a must in the feudal era, Adam knew. Even though First America was ostensibly governed by a single corporation, on a local level that governance was carried out under contracts and sub-contracts, and there was no easy way of funding the type of multi-plant units that had been the norm back i the days of the New York Power Authority and other defunct entities of that sort. Modular power generation was the new standard, whether it was nuclear, solar, wind, or gas powered, and the preference was to get the most bang for the buck, which demanded a small footprint and long life, and within these constraints nuclear and solar were the winners, with nuclear having the advantage of being effective 24/7 and no matter whether it was sunny or cloudy. </text:p>
            </text:list-item>
            <text:list-item>
              <text:p text:style-name="P54">Rather than building power plants on the outskirts of the city and running transmission lines everywhere, the new approach was building by building, with large structures having one or more modular nuclear power generators, electrovoltaic panels covering sunnyside surfaces, and even clusters of windmills. Power was generated locally and used locally, and the sprawling, interconnection power grid of the past was being abandoned in favor of these standalone cells of power generation, each owned, operated, and maintained by the corporation that owned the building or, where the buildings were smaller, a close cluster of buildings. </text:p>
            </text:list-item>
            <text:list-item>
              <text:p text:style-name="P54">Unfortunately, this same localization and downsizing had not worked as well for other utilities, such as water and sewer, and those systems were struggling as a variety of options vied to be the solution. In the meantime, lacking a single entity able to run and maintain the New York City Water Supply Systems and Water Treatment System, those systems were increasingly in disrepair, and building owners had cobbled together private drinking water systems through rain water harvesting and drilling wells, wastewater treatment was going from bad to worse with no immediate solution in sight. Rumor had it that in some portions of the city, bucket brigades of the poorest tenants were used to transfer sewage to large soil absorption systems constructed in former parks, and banks of portable privies were increasingly seen lining the sidewalks. A new solution was desperately needed, but the new corporate leaders were not attuned to spending money on public ventures. </text:p>
            </text:list-item>
            <text:list-item>
              <text:p text:style-name="P54">“So we are sending Adam Franks,” Mahon said, “one of our new hires, out to Idaho to take a first-hand look at the NuPhoenix system. Adam is a recent graduate of MIT’s nuclear engineering program, and we are counting on him to report back with a recommendation on how to proceed. ”</text:p>
            </text:list-item>
            <text:list-item>
              <text:p text:style-name="P54">Roused from his revere, Adam raised his hand to be recognized. He had not been out west since he had returned to Boston from his short stay at Cal Berkeley, and he was looking forward to seeing big mountains and wide open skies again. </text:p>
            </text:list-item>
          </text:list>
        </text:list-item>
        <text:list-item>
          <text:p text:style-name="P54">“Good luck, Adam,” Mahon said. “We are counting on you.”</text:p>
        </text:list-item>
        <text:list-item>
          <text:p text:style-name="P54">Adam smiled meekly and took his seat as the meeting turned to other matters. </text:p>
          <text:list>
            <text:list-item>
              <text:p text:style-name="P114"><text:bookmark text:name="_cv9367rxwvb2"/>Florida</text:p>
            </text:list-item>
            <text:list-item>
              <text:p text:style-name="P54">8-22-2020</text:p>
            </text:list-item>
            <text:list-item>
              <text:p text:style-name="P54">At Cape Canaveral, SpaceX engineer Riaan Singh watched as one of the company’s Falcon rockets loaded with sixty Starlink satellites lifted off in a blast of smoke and light and climbed into the sky to add to the nearly ten thousand satellites already in orbit in three shells ranging from 340 to 1,150 kilometers that were providing high speed net connectivity anywhere on the planet. Between Starlink, the growing availability of 6G cellular (with hints of 7G abou to launch in China), and a handful of other networks, the world was awash in wireless connection to what had once been called the Internet. These days, most people just referred to it as the net. </text:p>
            </text:list-item>
            <text:list-item>
              <text:p text:style-name="P54">That net had almost collapsed four years earlier, when the global HEMP blasts turned satellites into non-functional hunks of metal and fried ground based circuits. The eyes of the world were blinded for a bit, but then both governments and companies flung themselves into the fray and began the job of restoring worldwide communication, piece by piece. </text:p>
            </text:list-item>
            <text:list-item>
              <text:p text:style-name="P54">At SpaceX, there had been a brief period of mourning. The large part of that mourning was over the catastrophic loss of lives in twenty three cities. But there was also a mourning for the loss of nearly twenty-five thousand Starlink satellites that had been placed into orbits since 2018. A lot of work had been done since the first launch, and, by 2026, Starlink had been providing net connectivity for billions, and a portion of those net connection revenues were contributing to SpaceX’s Mars mission, which had made three cargo drops to the red planet and, in 2028, placed a crew of twelve on its surface to establish Mars Base Alpha. In 2030, another crew landed and joined the Alpha team to complete construction of the propellant plant needed to refuel the SpaceX ships for the return trip to Earth. By 2032, two more crews had landed, and they were in the midst of preparing to launch the first flight home when Earth went dark. </text:p>
            </text:list-item>
            <text:list-item>
              <text:p text:style-name="P54">Riaan well remembered the tremendous sense of loss. Like many engineers, he long been a non-believer in the gods of the old religions, but he respected the rights of people to believe what they wanted to believe, and he had had many friends and acquaintances in the cities of Lahore, Islamabad, Pakistan, as well as friends and acquaintances in Kabul, Iran. That their lives should have been ended with such suddenness, and in such a cold manner, crushed his heart in ways that left him sobbing uncontrollably at times, and he thought he could not return to work, and to the life he had had before. </text:p>
            </text:list-item>
            <text:list-item>
              <text:p text:style-name="P54">But then Elon Musk, the indefatigable leader of SpaceX, had begun meeting with groups of his employees, exhorting them to put their shoulders to the grindstone again and rebuild what had been lost in the memory of those nearly 150 million souls who were lost in a few cataclysmic minutes. “We lost a shitload of money and equipment,” Riann recalled Elon saying on the rainy afternoon he spoke to a gathering in Cocoa Beach. “But money and equipment can be replaced. We can’t restore the lives of the millions of innocents who died during the Great Desolation, but we can honor their deaths by showing that humanity cannot be stopped. Humanity is destined for better things than war and death, and it is our opportunity, and it is our privilege, to do our part to say to those who would tear things down, that we refuse to sit on the sidelines and do nothing. We set out on the mission to spread humanity to the stars, and we have gotten off to a good star. However, our mission is not yet finished: we have friends on Mars, and although our hearts are heavy, we owe it to them--in the name of those who were murdered for no good reason--to finish that mission!”</text:p>
            </text:list-item>
            <text:list-item>
              <text:p text:style-name="P54">Now, some four year later, Riaad looked up at the bright point of light receding from him. After an incredible forty-two launches a year, Starlink was well on the way to recovery, as was funding for the continuation of the Mars mission. </text:p>
            </text:list-item>
            <text:list-item>
              <text:p text:style-name="P114"><text:bookmark text:name="_ip0m6bhhk0st"/>Michigan</text:p>
            </text:list-item>
            <text:list-item>
              <text:p text:style-name="P54">8-18-2020 </text:p>
            </text:list-item>
            <text:list-item>
              <text:p text:style-name="P54">Twenty-two year old Kamau Washington, a recent graduate of the Detroit E-Motive Technology Center, walked through the gates of the E-Motive Industries Corporation’s manufacturing facility along the Detroit River, the chip embedded in a fold of skin between his thumb and forefinger providing verification of his status as a new employee of EMI. For no reason that made any sense, he flashed a smile at the Italian Ganymede android that stood stoically by the gate, night and day, providing the first line of security for the massive plant that produced electric vehicles, ranging from road pods to E-VTOL craft. The android made no indication that it had seen the rangy young man starting his first day of work, but Kamau’s excitement was not subdued: after two years of intense training, he had a job! A real job!</text:p>
            </text:list-item>
            <text:list-item>
              <text:p text:style-name="P54">Twenty-four months earlier, Kamau had been just another drug runner eking out a living by transporting the latest synthetic opioids across the American-Canadian border when he had been busted. Had it happened two years earlier, he might have ended up in a dark hole for the remainder of his life, but Kamau was not himself a druggie, and EMI, which was the new lord of the city-state of Detroit, was in need of workers. Kamau scored high on the IQ test that was administered to all lawbreakers, and according to the new policy, he was placed in rehabilitative training instead of jail. There, he learned how to program--he had a natural knack for it--and now he was beginning his first day of work creating the software used by EMI products. </text:p>
            </text:list-item>
            <text:list-item>
              <text:p text:style-name="P54">But first, Kamau was to be the first recipient of a new type brain-computer interface that had been created somewhere in Italy, at the same place where the Ganymede androids were manufactured. Kamua had tried out a few of the external interfaces while studying at the E-Motive Technology Center, and although the technology worked fitfully, it was enough to convince him that the future lay with direction connection rather than clumsy keyboards and other interfaces. So, when his instructors mentioned that EMI was looking for somebody to try a new, more direct mode of connection that had been created by one of the developers of the Ganymede androids--rumor had it that the developer had used it on himself--Kamua was the first to volunteer. </text:p>
            </text:list-item>
            <text:list-item>
              <text:p text:style-name="P54"><text:soft-page-break/>He had not walked far from the outer gate when two more of the Ganymedes came alongside and, like wingmen, steered young Kamau towards the research wing of the massive complex. Inside the wing, which had the feel, and even the antiseptic smell, of a hospital, Kamau was directed to a room dominated by a metal and leather chair that would have looked at home in a dentist office, but with arm and leg extensions that formed an ‘X’ shape; straps on these extensions indicated that occupants were to be held in place. The chair was placed in the center of the room, mounted on a pedestal, and <text:s/>on both sides of it were racks containing trays of instruments of the sort one might see in an operating room. Overhead, lights peered down on the chair as Kamua was instructed to sit and lie back. </text:p>
            </text:list-item>
            <text:list-item>
              <text:p text:style-name="P54">Within moments, and before Kamau had time to have second thoughts, a man appeared and stood before the chair. He was small, dark haired, and he was dressed in a white lab coat, and he spoke with an accent that Kamau assumed to be Italian. For sure, the man’s thin-soled shoes looked Italian--and expensive. </text:p>
            </text:list-item>
            <text:list-item>
              <text:p text:style-name="P54">“Buon giorno!” the man said, and then he added, “Good morning, I mean! Are you ready?”</text:p>
            </text:list-item>
            <text:list-item>
              <text:p text:style-name="P54">Kamua knew enough about Italian to know how to respond. “Si,” he said, and then he added, “Let’s get this party started.”</text:p>
            </text:list-item>
            <text:list-item>
              <text:p text:style-name="P54">“Okay,” the little man chirped, and then the two Ganymodes hove back into view and quickly strapped Kamau’s arms and legs in place. </text:p>
            </text:list-item>
            <text:list-item>
              <text:p text:style-name="P54">“Okay,” the man in the lab coat said again. “Now a couple of little pokes, here, and here, and we are starting.” </text:p>
            </text:list-item>
            <text:list-item>
              <text:p text:style-name="P54">Kamua felt two jabs in his scalp that became centers of a numbness that quickly spread across his head. </text:p>
            </text:list-item>
            <text:list-item>
              <text:p text:style-name="P54">“And now a little bit of the drilling.”</text:p>
            </text:list-item>
            <text:list-item>
              <text:p text:style-name="P54">One of the androids stepped back in view, raised an arm holding what looked like a cordless drill, and moved in closer. Kamua heard the sounds of drilling somewhere near the back of his head, and then the android moved the drill near the front of his head and drilled again. He felt nothing, but he could feel the vibrations in his neck, and he could smell something that reminded him of burnt hair. </text:p>
            </text:list-item>
            <text:list-item>
              <text:p text:style-name="P54">“And now two little injections,” said the man, and Kamau wondered if the man called everything he did ‘little.’</text:p>
            </text:list-item>
            <text:list-item>
              <text:p text:style-name="P54">The other android stepped into view, holding syringes with long needles in each hand, and it reached around to place the needles into the holes that had been drilled--one in back and ond in front--simultaneously. One of Kamua’s last memories, before he passed out, was of watching the pretty green fluid in each barrel empty as the android’s fingers pressed the plungers and he felt an odd pressure growing in his head. </text:p>
            </text:list-item>
            <text:list-item>
              <text:p text:style-name="P54">USE LATER</text:p>
            </text:list-item>
            <text:list-item>
              <text:p text:style-name="P54">“Did you ever think that EMI might have been using you as a guinea pig to see if nsilk was safe?”</text:p>
            </text:list-item>
            <text:list-item>
              <text:p text:style-name="P54">“Nah.”</text:p>
            </text:list-item>
            <text:list-item>
              <text:p text:style-name="P54">“Why not?”</text:p>
            </text:list-item>
            <text:list-item>
              <text:p text:style-name="P54">“Because they wouldn’t have wasted two years training a black kid to be a programmer if all they wanted to do was to see if nsilk was safe. They could have grabbed and injected any number of black kids from the streets of Detroit if all they needed was guinea pigs.”</text:p>
            </text:list-item>
            <text:list-item>
              <text:p text:style-name="P114"><text:bookmark text:name="_g9s28ufbcs12"/>Texas</text:p>
            </text:list-item>
            <text:list-item>
              <text:p text:style-name="P54">Bryan Kyle turned seventy-eight the year of the Great Desolation, and he was still in shock over the murder of so many millions of people when a broken and divided United States of American broke apart into seven federations. After weeks of fruitless debate over choosing a new president and vice president that went nowhere, the fifty states called emergency conventions and they each decided that division was the only solution for a country that had grown too large and too divided to manage as a single entity. Bryan, who had been born in and grown up in the city with which he shared a name--Bryan, Texas--now faced a personal decision: stay in a federation that showed every sign of becoming a haven for the kind of racial bigotry that had been commonplace when he was a child, or leave? Rumor had it that Texas, along with New Mexico, Oklahoma, Missouri, and Arkansas, were looking to form a federation that would called the Freedom Federation. </text:p>
            </text:list-item>
            <text:list-item>
              <text:p text:style-name="P54">Just the name, ‘’Freedom Federation,’ made Bryan cringe. Over the last four decades, he had come to assume that whatever words were chosen for political speech, their true meanings were exactly the opposite of their dictionary definitions. There was a time when Bryan would have considered himself to be a conservative, in the sense that he was reluctant to commit to sudden change when slow evolution seemed a better, safer option, but by the dawn of the twenty-first century he had come to learn that being conservative had at some point been refined as being unwilling to change at all. He wasn’t exactly sure when the change had occurred, but as somebody who had twice voted for Ronald Reagan, and who had then twice voted for George H. W. Bush realized that somewhere between the first term of the latter and his subsequent loss to Bill Clinton, the Republican Party that Bryan thought he knew had moved away from him. </text:p>
            </text:list-item>
            <text:list-item>
              <text:p text:style-name="P54">A staunch believer in fiscal responsibility, Bryan had been relieved when Bush, working with Congress, had announced a mix of spending cuts--and tax hikes--to reduce a national deficit spirally out of control in the wake of the savings and loan debacle. In effect, Bush was simply restoring a bit of fiscal sanity in the wake of Reagan fiscal policies that he himself had decried as ‘voodoo economics’ before Reagan had first been elected, but by then ‘conservative’ had already been warped in the minds of many Republicans to mean no change at all. Or, as Bryan liked to think of it, no governance at all. Many Republicans had by then agreed to sign the ‘no new taxes’ pledge of some east coast political elitist, all of them seeming to have forgotten that they were elected to govern--not to kowtow to some unelected Harvard graduate. </text:p>
            </text:list-item>
            <text:list-item>
              <text:p text:style-name="P54">But the fix was in, and the party that had last had a balanced budget under Dwight Eisenhower was nevertheless trying to sell the outrageous notion that cutting taxes while increasing military spending would somehow stimulate economic growth. It made no sense whatsoever to Bryan, who has no economist, but he hoped that it was not as insane as it seemed. </text:p>
            </text:list-item>
            <text:list-item>
              <text:p text:style-name="P54">And then there was the surprise of Bill Clinton. Bryan never voted for the man--not because he was a Democrat, but because Bryan had his doubts about the man’s moral character--but he had to admire the Clinton’s fiscal common sense as he worked with a Republican congress, under the leadership of Newt Gringrich--another man whose moral character Bryan questioned--to end up with the only fiscally responsible budget in the last years of the twentieth century. </text:p>
            </text:list-item>
            <text:list-item>
              <text:p text:style-name="P54">Since then, the Republicans had become the party of doing nothing, and Bryan, who had always been an independent but who had thought of himself as a Republican, found himself with no option but to vote for the opposition as the GOP succumbed to the ridiculous notion that shrinking the domestic budget while continuing to spend like crazy to build up the military would somehow make the government smaller. <text:s/>Oh, sure the Republicans and their supporters began beating the drums of faux patriotism, pinning American flag buttons to their lapels and excoriating any politician of the opposing party who dared show up to an event without a flag button, but Bryan saw such actions as a distraction. In reality, the Republicans were driving America to financial ruin on the back of an economic theory that had never been shown to be valid. </text:p>
            </text:list-item>
            <text:list-item>
              <text:p text:style-name="P54">As the second round of wars in the Middle East began, Bryan had watched in horror as </text:p>
            </text:list-item>
            <text:list-item>
              <text:p text:style-name="P54">8-23-2020</text:p>
            </text:list-item>
            <text:list-item>
              <text:p text:style-name="P54">In addition, Texas seemed to have lost the sense of national pride he had remembered when growing up, when big gambles like the Moon landing made your chest swell to be an American. Now, all anybody seemed to want to talk about was gun rights and personal freedom, as though either had even been under any kind of attack. </text:p>
            </text:list-item>
            <text:list-item>
              <text:p text:style-name="P54">Throughout his childhood and adolescence, Bryan Kyle had been thrilled by the tales of World War II as told by his father and uncles, who had served in both the European and Pacific theaters of that worldwide conflict. Born some eight years after a Japanese delegation signed the papers of surrender aboard the battleship Missouri, he had been enthralled by the epic story of good versus evil, of democracy versus fascism and imperialism that had played out during the span from September 1, 1939 to September 2, 1945 when the fate the free world hung in the balance. For those six years and a day, or so Bryan had imagined, the divisions between right and wrong had been crisply drawn in a way that they never would again in his life, and he would often return to those days later in his life when he found <text:s/>himself troubled by how chaotic and indeterminate life had become in the years after.</text:p>
            </text:list-item>
            <text:list-item>
              <text:p text:style-name="P21"/>
            </text:list-item>
            <text:list-item>
              <text:p text:style-name="P54">Bryan had missed the Korean War entirely, which had followed hard on the heels of WWII, but was over before he was born. Because neither his father nor his uncles ever spoke of that conflict, it was not until seeing the movie M*A*S*H at the Campus Theater when he was a sophomore in high school that he came to realize that there was a tremendous gap in his understanding of world history. Surely the Korean War had been mentioned during history classes in junior high and high school, but he had no memory of it, perhaps because his attention span was short in those hormonally-charged years of the mini-skirt and the short-shorts. </text:p>
            </text:list-item>
            <text:list-item>
              <text:p text:style-name="P54">He was, in contrast, acutely aware of the Vietnam War because it played out nightly on the television news broadcasts. For the first time in history, American soldiers were shown in graphic detail as they fought on foreign soil in coverage that revealed a futile soap opera without any hope of end. America was not fighting to defeat an enemy that represented an existential threat to itself but to stem the spread of communism in a country halfway around the world. Under a doctrine known as the <text:span text:style-name="T16">domino theory</text:span>, which stated that communism anywhere was in some undefined way a threat to the American mix of capitalism and socialism that had given birth to the first world superpower, American soldiers were dying as pawns in a political game. It made no sense to the young Bryan at the time, and, six decades later, it still seemed just as absurd. Democracy was not a fragile flower than had to be protected; it was a powerful idea that was just as likely to spread as communism. It did not have to spread at the point of a rifle, and the very act of forcing democracy on people was just as heinous as forcing any of governance on people who should have been given the right to choose for themselves. </text:p>
            </text:list-item>
            <text:list-item>
              <text:p text:style-name="P54">Bryan was greatly relieved when the final draft for the U.S Selective Service lottery on February 2, 1972 resulted in no new draft orders. He turned eighteen later that month, and the following fall he would enter Texas A&amp;M to study engineering, eventually settling on the study of nuclear engineering because he was enthralled by the idea that matter and energy were two sides of the same coin, and because nuclear reactions yielded so much more energy than chemical reactions. Even the universe itself seemed to have been constructed to showcase the energy superiority of nuclear reactions: the sun that made life possible on Earth, and the stars visible at night were giant fusion reactors--not big lumps of coal or oil-burning lanterns! If humanity was to spread to the stars, it would need the power of nuclei dividing or coalescing during the long journey through dark space. </text:p>
            </text:list-item>
            <text:list-item>
              <text:p text:style-name="P54">But, even as Bryan studied, America was changing. </text:p>
            </text:list-item>
            <text:list-item>
              <text:p text:style-name="P54">On the one hand, the local school system had become integrated for the first time only four years earlier, and while the mingling of white kids and kids of color went smoothly for the most part, there are some frictions, especially in gym classes, which Bryan, who was not all all athletic, hated. There, out of the vision of the gym teachers, who in that era sent their charges out to play flag football, soccer, basketball, or softball without supervision, emotions would flare as colored kids tired of having been relegated to inferior schools for so long banged heads with the white kids who resented sharing their formerly selective school with the coloreds. </text:p>
            </text:list-item>
            <text:list-item>
              <text:p text:style-name="P54">Bryan was always relieved why gym class was over.</text:p>
            </text:list-item>
            <text:list-item>
              <text:p text:style-name="P54">Still, it had been a pleasant time during the sixties and seventies. Each November and December, Americans celebrated Thanksgiving and Christmas. They said “Merry Christmas” and “Happy Holidays,” as they chose, and they did not have any sense that there was a war against Christmas, or a war against Christianity, because they knew that not everybody was a Christian: America was a country born under the principle that everybody could choose how to believe, and they believed that each American could choose to believe, or not believe, as he or she saw fit. There was not yet the right-wing propaganda engine that would soon begin pushing a rigid, politically correct vision of the American dream on people, but even with Vietnam you could see it growing. </text:p>
            </text:list-item>
            <text:list-item>
              <text:p text:style-name="P54">After graduation from A&amp;M, Bryan took a job at the Idaho National Engineering Laboratory, where experiments with new advances in nuclear power were being tested. He arrived in Idaho Falls in late August, and after twenty-three years of living in south Texas, he found himself enthralled by the wide open plains there, the horizon rimmed by mountains and buttes in every direction. During his first three months, he maintained the system specifications for a test device called the Sodium Loop Safety Facility (SLSF), working in cubicle-filled structure along Broadway Boulevard, hard against where the Snake River cut through the town. </text:p>
            </text:list-item>
            <text:list-item>
              <text:p text:style-name="P54"><text:soft-page-break/>TMI</text:p>
            </text:list-item>
            <text:list-item>
              <text:p text:style-name="P54">Chernobyl</text:p>
            </text:list-item>
          </text:list>
        </text:list-item>
        <text:list-item>
          <text:p text:style-name="P54">Fukushima</text:p>
          <text:list>
            <text:list-item>
              <text:p text:style-name="P54">The push by some politicians to make the US military an instrument of political will was never fully embraced by this generation, nor by some of the generations that followed, some of whom wondered how a political system, no matter how different than their own, could define an existential threat to America. And so, in the decades that followed, American would sacrifice men and women in Korea and VietNam for the nebulous and unproven idea that a win by communism anywhere was a defeat for democracy everywhere. Even the name of the conflicts changed, from war to <text:span text:style-name="T16">police actions</text:span>, and America became the police force of the world. </text:p>
            </text:list-item>
            <text:list-item>
              <text:p text:style-name="P54">There was good and bad to this evolution. Good being that American had great influence around the world, and the appetite to pay for an armed force larger than all other countries combined seemed unlimited. The bad was that American became the enemy of the world, the poster child for every boy and girl who lost a loved one in the fight against oppression: Shah of Iran, Iraq, other US-supported dictators. </text:p>
            </text:list-item>
            <text:list-item>
              <text:p text:style-name="P54">There was no guiding principle other than fighting against communism, and, later, fighting against radical Islam. America was no longer fighting for the idea that people could choose for themselves the form of government they want or the religion they chose to believe; it was fighting to make America’s form of democracy the norm. It was fighting to make the whole world America. </text:p>
            </text:list-item>
            <text:list-item>
              <text:p text:style-name="P54">As the threads that bound them slowly fell apart, not even the national holidays--which had been created to foster a sense of unity, but which had long ago been co-opted for the purpose of selling products--could hold the United States together. In the absence of any true feeling of unity the Fourth of July, Memorial Day, Labor Day, and Veteran’s Day instead became days that showed just how far apart its inhabitants were. And, as the continued pandemics continued to grind away at some America’s perception that heroes can only come from the fields of foreign battle, there grew cracks between ranks?</text:p>
            </text:list-item>
          </text:list>
        </text:list-item>
      </text:list>
      <text:p text:style-name="P16">Since the first Gulf War, the propaganda engines had sold warrior worship as a new societal norm, knowing that any argument regarding whether it was appropriate to send American’s into battle would be met with an accusation of failing to be a patriot. Once again, the erroneous motto “If you are not with us, you are against us,” was used to paint those who questioned the benefits to America of entanglement in foreign as traitors. </text:p>
      <text:list xml:id="list65912821722263" text:continue-numbering="true" text:style-name="WWNum1">
        <text:list-item>
          <text:list>
            <text:list-item>
              <text:p text:style-name="P114"><text:bookmark text:name="_2zc56whpwg2u"/>Iowa</text:p>
            </text:list-item>
            <text:list-item>
              <text:p text:style-name="P54">In a cornfield of south central Iowa, Kathy Bracer watched as a trio of recently purchased Ganymede androids tended to her crops, the Italian robots that walked and talked like humans moving tirelessly as they weeded, irrigated, checked soil nutrients, and did many other tasks almost around the clock. And, when they needed recharging, they even took care of that task as well, coming into the maintenance shed every eight hours or so and plugging themselves at one of the charging stations for a thirty-minute refill. Later, at harvest time, Kathy expected the androids to also look after the configuration and operation of the combines, which had their own AI and sensors, but the AutomaIT androids seemed to have a little something extra that allowed them to deal with the unexpected in an almost human manner; having them ride the combines would ensure that extra measure of common sense that even the best machines lacked. </text:p>
            </text:list-item>
            <text:list-item>
              <text:p text:style-name="P54">The androids had been pricey, each costing about the same as a top-line, fully outfitted quad-cab, four wheel drive pickup, but, altogether, they had cost less than just one of the combines. It had taken a long time for Kathy’s order with AutomaIT to be filled, but she and Suzy had even gotten to spend a week in Florence over the winter while visiting the factory where the androids were assembled, and they had both marveled at how the Italians seemed so much more adept at balancing work and life than Americans. And, at the end of the week, they had both concluded that they did better because they weren’t even trying to balance anything; work was just a part of life for them and not just something you did to make money. Even the wait staff in the restaurants seemed so different, and so content--older and more knowledgeable than their counterparts in the Heartland Federation, they all seemed to really enjoy their work, and there was an evident pride in the product they served. </text:p>
            </text:list-item>
            <text:list-item>
              <text:p text:style-name="P54">“I’ll bet they pay a lot of taxes,” Suzy had said over a cocktail one afternoon. They were seated in a tented enclosure extending out from one of the trattorias, not far from the Duomo, looking out at the people walking everywhere on streets that, in America, would be jammed with vehicles. </text:p>
            </text:list-item>
            <text:list-item>
              <text:p text:style-name="P54">Kathy had shrugged. “But look what they get in return: a beautiful city that you want to go to--not just a place to shop and buy groceries--healthcare for everybody, and respect for everybody, no matter what job they do.”</text:p>
            </text:list-item>
            <text:list-item>
              <text:p text:style-name="P54">“Yeah,” Suzy had agreed. “It does feel a lot more like the American Dream than what we have in America.”</text:p>
            </text:list-item>
          </text:list>
        </text:list-item>
      </text:list>
      <text:p text:style-name="P16">????? 8-21-2020</text:p>
      <text:list xml:id="list65913904053740" text:continue-numbering="true" text:style-name="WWNum1">
        <text:list-item>
          <text:list>
            <text:list-item>
              <text:p text:style-name="P114"><text:bookmark text:name="_cfirddcreso3"/>Idaho</text:p>
            </text:list-item>
            <text:list-item>
              <text:p text:style-name="P54">Dr. Robert Hansen, coffee cup in hand, observed the work being done in the cavernous bay of the Modular Reactor Manufacturing Facility (MRMF) below and allowed himself a rare feeling of satisfaction. Production of units of the NuPhoenix modular reactors being assembled by his team for his employer, Atomics International Combine (AIC), were finally being completed on schedule and were being shipped to buyers, around the globe looking for a safe and clean substitute for coal and gas power production that was almost as easy to plug in as a battery but with much more longevity. The NuPhoenix reactor used a liquid molten salt fuel containing thorium and uranium to create energy, and each unit was capable of producing 200 megawatts of thermal energy (MWt), which was then translated into about 100 megawatts of electrical energy (MWe) by the self-contained steam generator and turbine--enough power for a city of some 10,000 homes. </text:p>
            </text:list-item>
            <text:list-item>
              <text:p text:style-name="P54">However, most of the NuPhoenix units that Dr. Hansen was looking at were slated for delivery to industrial clients, such as the newly formed International Minerals Combine (IMC) created by moneyed interests in Russian, China, and South America. IMC was actively expanding its operations to remote areas that lacked access to power, and the NuPhoenix modular reactor made it easy to set up a new power plant in a matter or weeks or, if a single unit would suffice, days. The reactor, which was sealed at the manufacturing facility, could run for years with minimal maintenance, and when it was no longer needed, it could be shipped back to the MMRF for refurbishment and used again. </text:p>
            </text:list-item>
            <text:list-item>
              <text:p text:style-name="P54">The AIC facility and that of its competitor, NuScale, had ushered in a renaissance for the sprawling Idaho National Laboratory (INL) located an hour’s drive west of Idaho Falls. Founded on the remote location of what had been a naval artillery test range during World War II, the land had later been used to host the National Reactor Testing Station (NRTS), where early testing of nuclear power plant concepts had been performed. It was later named the Idaho National Engineering Laboratory, and then redubbed the Idaho National Engineering and Environmental Laboratory before the title was shortened back to INL. However, to most of the workers at the laboratory and the nearby communities, it had long been known simply as “the Site.”</text:p>
            </text:list-item>
            <text:list-item>
              <text:p text:style-name="P54">Because of the lab’s remote location and the two-lane highway that runs to it, many workers commuted there on a fleet of buses that picked them at stops across Idaho Falls. Each morning, they lined up like school children waiting for their ride to school, lunch pails in hand. In the old days, the smell of diesel hung heavy in the air across the city, but recently the buses had become electric, and there was also a high speed train being constructed, the resurrection of the CyberTran conceived and pursued by Dr. John Dearien’s back at the end of the twentieth century that would send self-driving cars across the plain between Idaho Falls and the laboratory at speeds up to 150 miles per hour. </text:p>
            </text:list-item>
            <text:list-item>
              <text:p text:style-name="P54">Some of the workers, including Dr. Hansen lived in the nearby community of Atomic City, which had experienced a boom once it was clear that the laboratory was becoming a manufacturing hub for nuclear power and not just a laboratory dependent on the vicissitudes of government funding. Because he spent long hours at the MRMF, Hansen liked the shorter commute, and over the course of five years, what had for a long time been little more than a wide spot in the road was developing into a small city with a Walmart, a handful of nice restaurants, five bars, and even a liquor store where the doctor could pick up a bottle of scotch to enjoy on cold winter evenings. </text:p>
            </text:list-item>
            <text:list-item>
              <text:p text:style-name="P54">It was a heady time for a young nuclear engineer. Dr. Hansen had been born well after the accidents at Three Mile Island and Chernobyl, and he had only been five years old when a tsunami killed more than sixteen thousand people in Japan and caused meltdowns at three poorly protected nuclear power plants; years later, most people would remember Fukushima not for the many human deaths but for the nuclear accident, which, although catastrophic, could have been prevented had safety taken precedence over profit during the design and construction of the plants. </text:p>
            </text:list-item>
            <text:list-item>
              <text:p text:style-name="P54">Lacking the cynicism of older nuclear engineers, Hansen had excitedly jumped into the design and construction of the newer generation of reactors, in which the idea that a power reactor was just a scaled up submarine power plant had been cast aside in favor of designs that were small, self-contained, and whose safety was ensured by physics rather than complex engineering systems. In a bit of a throwback to the early days of the Idaho lab, when the US Army had explored construction of the portable SL-1 nuclear power station for use in remote battlefields, only without the design flaw of that old reactor. <text:s/>The new nukes could be shipped to where power was needed, hooked up the local grid, and brought online by a cadre of operators and engineers who monitored the systems remotely, provided routine maintenance, and replaced the systems as needed. </text:p>
            </text:list-item>
            <text:list-item>
              <text:p text:style-name="P54">Slowly but surely, the old pressurized water and boiling water plants of the twentieth century were being replaced by the modular power plants of the new century, and their safe operations and easy transportability had rekindled the idea that nuclear power could be the source of energy for space exploration. </text:p>
            </text:list-item>
            <text:list-item>
              <text:p text:style-name="P21"/>
            </text:list-item>
            <text:list-item>
              <text:p text:style-name="P54">On a star-filled evening beneath Idaho skies, Dr. Hansen looked up and wondered where his reactors might go next. </text:p>
            </text:list-item>
          </text:list>
        </text:list-item>
        <text:list-item>
          <text:p text:style-name="P114"><text:bookmark text:name="_yri9icrw1wil"/>California 8-21-2020</text:p>
        </text:list-item>
        <text:list-item>
          <text:p text:style-name="P54">Brandon Woods was running the trails of Buena Vista Park, pushing hard on the steep uphill portions and taking breathers at the many good views of the city below; the park was aptly named, and Brandon considered himself fortunate to live close enough to it to be able to run there several times a week, enjoying its cool trails rather pounding the sidewalks alongside traffic-clogged streets. Even as more and more of the vehicles were electric-powered--Brandon had read or heard that perhaps half of the traffic was non-fossil-fueled now--there was still the incessant sound of tires rubbing on the pavement to remind you that the city remained a noisy place. Here, Brandon felt almost removed from the city entirely.</text:p>
        </text:list-item>
        <text:list-item>
          <text:p text:style-name="P54">Not that he wanted to leave. Brandon loved living in San Francisco. Having studied at Berkeley across the bay, he had been a frequent visitor to the city, and he considered himself fortunate to have landed a job with the Pacifica Energy Department after his graduation as a nuclear engineer. As with many other energy utilities in the newly fragmented former United States, PED was looking to deconstruct the huge, interconnected, and increasingly vulnerable power grid that had suffered from its own size. Here, the power structure had also been crippled at times as years of neglect had made blackouts--both planned and otherwise--a common occurrence during the fire season, which now extended throughout much of the year. </text:p>
        </text:list-item>
        <text:list-item>
          <text:p text:style-name="P54">The new thinking was to create lots of smaller power generation units and distribute them widely rather than relying on massive power plants and the outdated transmission lines strung everywhere along roads and through forests. In the final years before the Great Desolation and the dissolution of the union, each occurrence of the Santa Ana winds resulted in the shutdown of lines that might spark fires, and those occurrences were becoming more and more frequent. 8-21-2020</text:p>
        </text:list-item>
        <text:list-item>
          <text:p text:style-name="P54"><text:s/>the neighborhood surrounding </text:p>
          <text:list>
            <text:list-item>
              <text:p text:style-name="P135"><text:bookmark text:name="_pwdcktp1zqlu"/>B&amp;T on Chava</text:p>
            </text:list-item>
            <text:list-item>
              <text:p text:style-name="P54">Bekka and Thucydides once again stood together in front of Maria Morelli’s house. This time, they were here as the third human was about to receive nsilk: Chava Morelli, Maria’s mother. The connection of Chava’s mind to the net, and the interaction of her mind with the data revealed by Chava’s research at the University of Padua would lead to the second key event in Maria Morelli’s life. </text:p>
            </text:list-item>
            <text:list-item>
              <text:p text:style-name="P54">“She does not know that Giuseppe injected her daughter with nsilk a week earlier,” Bekka stated. </text:p>
            </text:list-item>
            <text:list-item>
              <text:p text:style-name="P54">“She’s about to find out, isn’t she?” Thucydides wondered. “Once she has nsilk, won’t she detect it in Maria?”</text:p>
            </text:list-item>
            <text:list-item>
              <text:p text:style-name="P54">Bekka shook her head. “Not immediately. It takes a new adult user several hours of practice to become comfortable with the dm protocol and start communicating that way. Unless she devotes the weekend to total immersion in nsilk, she is unlikely to be adept with dm before she returns to Padua on Monday.”</text:p>
            </text:list-item>
            <text:list-item>
              <text:p text:style-name="P54"><text:soft-page-break/>Thucydides nodded. “In the meantime, she believes she is the second person to be outfitted with the brain-computer interface that will change how humanity connects to the net--and each other.”</text:p>
            </text:list-item>
            <text:list-item>
              <text:p text:style-name="P54">“Yes. And her nsilk connection will soon reveal to her a reality about the universe that she will not want to see, and her realization of the potential of that reality will drive her insane,” said Bekka somberly. </text:p>
            </text:list-item>
            <text:list-item>
              <text:p text:style-name="P21"/>
            </text:list-item>
            <text:list-item>
              <text:p text:style-name="P21"/>
            </text:list-item>
            <text:list-item>
              <text:p text:style-name="P135"><text:bookmark text:name="_ya0daq3iv88i"/>2036 Chava receives nsilk</text:p>
            </text:list-item>
            <text:list-item>
              <text:p text:style-name="P54">“Without the tragic events associated with her mother’s receipt of nsilk, Maria’s discovery of the object database that underlies the universe might not have been made. Instead, Chava Katezenbogen-Morelli left behind an essential clue that would later enable her daughter to save herself from death and found the Church of the Allpoint. Maria would still encounter the monsters that zir mother had seen, but by the time she did so, she was much more adept at controlling the flood of information, and she understood who the monsters were.”</text:p>
            </text:list-item>
            <text:list-item>
              <text:p text:style-name="P41"><text:span text:style-name="T16">Excerpt from A Complete History of the Humanist Coalition: From Inception to Final Freedom, by Javier Guzmán</text:span></text:p>
            </text:list-item>
            <text:list-item>
              <text:p text:style-name="P54">In the year following his personal experiment with human grade nsilk, Giuseppe Morelli tweaked the formula in his secret workshop to make the post-installation transition less overwhelming, and he added <text:s/>a capability to deliver periodic updates without the necessity of removing the original nsilk, because removing the implant from a human brain would be impossible with the current state of the technology. Perhaps, in some future upgrade, the nsilk substrate might be configured to return to a liquid state by some trigger, but there would still need to be some mechanism to draw it back out of the skull in a manner that would not cause damage. </text:p>
            </text:list-item>
            <text:list-item>
              <text:p text:style-name="P54">He briefly toyed with the idea of replacing a human brain with an Asimovic brain, going so far as to meet with two prominent Spanish neurosurgeons who were close and trusted friends of Antonio Romano to discuss this option, but all agreed that there were still too many unknowns to take that huge step. He did, however, inject Antonio and the two doctors with nsilk, and the three of them became the test subjects for future tweaks in the technology and the distribution of updates. </text:p>
            </text:list-item>
            <text:list-item>
              <text:p text:style-name="P54">When it became clear that nsilk posed no health risk, Giuseppe and his small team also began to surreptitiously install nsilk in other individuals who they believed could be trusted to provide feedback without alerting the authorities. Governments would naturally object to such freelance experimentation without many years of testing, but Giuseppe worried even more about his brother, Marco, who would surely want to sell nsilk at the highest possible price, which would ensure that only the wealthy would benefit from a direct connection to the net--in much the same way that only the wealthy could afford to purchase the Ganymede androids. To subvert the natural tendency of the market to initially offer up nsilk only to the rich, Giuseppe intended to keep the existence of a human-grade product a secret for as long as he could, and he would attempt to set a market price that would enable even the ???</text:p>
            </text:list-item>
            <text:list-item>
              <text:p text:style-name="P54">Giuseppe would </text:p>
            </text:list-item>
            <text:list-item>
              <text:p text:style-name="P54">The two spanish neurosurgeons--Izabel and Mateo Guzmán--would set up pop-up clinics throughout Europe where the procedure could be performed, and they would initially use word-of-mouth to find others willing to adopt nsilk. In time, word-of-mouth communication was replaced by nsilk dm as the circle of users grew larger, and, in time the Guzmán’s moved to Mexico to continue their work. </text:p>
            </text:list-item>
            <text:list-item>
              <text:p text:style-name="P54">By then, </text:p>
            </text:list-item>
            <text:list-item>
              <text:p text:style-name="P21"/>
            </text:list-item>
            <text:list-item>
              <text:p text:style-name="P54">Toward the end of the first year, Maria Morelli is born, and Chava Katzenellenbogen-Morelli’s personality changes to become more prone to large and unpredictable swings in mood that threaten the marriage. During this time, Giuseppe becomes closer with childhood friend, Antonio Romano, whose wife died during the fifth coronavirus pandemic, shortly after the birth of Paolo Romano.</text:p>
            </text:list-item>
            <text:list-item>
              <text:p text:style-name="P114"><text:bookmark text:name="_anayd8ibly1n"/>Chava yearns for nsilk</text:p>
            </text:list-item>
            <text:list-item>
              <text:p text:style-name="P54">Among the changes in Chava following the birth of Maria are a yearning for nsilk for <text:s/>zirself, and a horror that nsilk should be given to zir daughter:</text:p>
            </text:list-item>
            <text:list-item>
              <text:p text:style-name="P54">“If it is so safe, then I should have it too,” Chava insisted, fixing Giuseppe with the look against which ze had no power. Rights for women have been rolled back worldwide, so, at the very last, we should be among those who get to connect to the net directly!”</text:p>
            </text:list-item>
            <text:list-item>
              <text:p text:style-name="P54">Not sure that ze saw the logic according to which having an nsilk connection made up for a loss of personal rights and freedoms, Giuseppe nevertheless felt ready to have somebody else join him in using nsilk, and who better than zir wife? ze would then be able to interact with zir and get zir impressions of the product as ze grew closer to the time when ze would announce the existence of human nsilk to zir brother as a fait accompli. </text:p>
            </text:list-item>
            <text:list-item>
              <text:p text:style-name="P54">“Okay,” Giuseppe agreed. “We should do the procedure over a long weekend, starting on a Friday, so that you have ample time to adjust before you go back to Padua for your work.”</text:p>
            </text:list-item>
            <text:list-item>
              <text:p text:style-name="P54">Monday April 25 2039</text:p>
            </text:list-item>
            <text:list-item>
              <text:p text:style-name="P54">“Monday, two weeks from now is Liberation Day,” Chava said, referring to the day celebrated as the end of rule by the fascist dictator Mussilini in Italy and Nazi occupation during WWII. “I will take time off from work the Friday before. We’ll do it then.”</text:p>
            </text:list-item>
            <text:list-item>
              <text:p text:style-name="P54">Giuseppe nodded. “D’accordo.”</text:p>
            </text:list-item>
            <text:list-item>
              <text:p text:style-name="P54">On the morning of the procedure, Giuseppe and Chava left Sophia to look after Maria who had just turned two years old, and they strolled to Giuseppe’s AutomaIT workshop together, with the other android, Roberto, following. <text:s/>The day was cool, but the rains of spring were slanting down, and the flora along the path were gratefully soaking it up; here and there were hits of fragrant magnolia along with glimpses of wysteria, daffodils, and tulips, and it would not be much longer before the irises and roses were in bloom. Now and then Giuseppe would take Chava’s hand, and they would smile at each other, their faces framed by the hoods of their rain parkas, the perfect picture of young lovers. </text:p>
            </text:list-item>
            <text:list-item>
              <text:p text:style-name="P54">Because of the coming holiday, many AutomaIT workers had taken the day off, and there would be no androids to be given nsilk; Giuseppe and Chava, along with Roberto, would have the place to themselves. And, of course, there were the dachshunds, who still lived at the workshop and who eagerly awaited Giuseppe’s every arrival with great enthusiasm; today, they came running out as soon as they heard the door open, their nails clicking on the stone floor as they scampered about the two humans and the android, issuing the nsilk direct messages that they had learned to issue. Polpetto was the first to speak. </text:p>
            </text:list-item>
            <text:list-item>
              <text:p text:style-name="P54">[Polpetto: hungry!]</text:p>
            </text:list-item>
            <text:list-item>
              <text:p text:style-name="P54">[Giuseppe: Yes, little Polpetto. You are always hungry!] ze looked around and added, [Is anybody else hungry?]</text:p>
            </text:list-item>
            <text:list-item>
              <text:p text:style-name="P54">[Alberta: Me! Me!]</text:p>
            </text:list-item>
            <text:list-item>
              <text:p text:style-name="P54">[Sienna: Me!]</text:p>
            </text:list-item>
            <text:list-item>
              <text:p text:style-name="P54">In the next moment, all five of the little dogs, including Enrico and Fritz, were frantically signaling their great hunger, as if Roberto had not already been here to the workshop earlier that morning to feed them. </text:p>
            </text:list-item>
            <text:list-item>
              <text:p text:style-name="P54">[Giuseppe: Okay, okay! A little snack perhaps.]</text:p>
            </text:list-item>
            <text:list-item>
              <text:p text:style-name="P54">Chava made a clicking noise with zir tongue. “You’ll make them fat, Giuseppe!”</text:p>
            </text:list-item>
            <text:list-item>
              <text:p text:style-name="P54">Giuseppe shrugged. “They are already fat,” ze admitted. “But they are happy.” ze clapped zir hands together and wandered off to the dog’s food cupboard, five little wagging tails on five little bottoms clicking along after him. </text:p>
            </text:list-item>
            <text:list-item>
              <text:p text:style-name="P54">Chava wandered over to the chair where the nsilk procedure was performed. It had the look of a piece of medical equipment: gleaming, sterile, perhaps a bit colder than it needed to be, and Chava had a momentary shiver as ze thought of <text:s/>zirself lying there with two tiny holes in zir head through which the nsilk fluid would flow. </text:p>
            </text:list-item>
            <text:list-item>
              <text:p text:style-name="P54">“Giuseppe has greatly improved the procedure since ze experienced it <text:s/>zirself,” Roberto assured her. “I do not think you will experience any discomfort.”</text:p>
            </text:list-item>
            <text:list-item>
              <text:p text:style-name="P54">Chava turned and regarded the android, who along with Sophia had become a fixture of their household. ‘He’ was about a meter and a half tall, and ze had the form of a human: two legs with human-looking feet, knees, a torso with an athletic build, two muscular arms terminating in five-fingered hands, a slender neck, and an oval head in which two blue ovals indicated where zir visual sensors were located. ze did not have either a mouth or a nose, and ze was covered in pewter-colored ‘skin’ that hid zir internal workings, but for all that ze was different from a human ze had become human in Chava’s mind, and ze could not help reaching out to touch zir arm in gratitude.</text:p>
            </text:list-item>
            <text:list-item>
              <text:p text:style-name="P54"><text:soft-page-break/>“Thank you, Roberto. Your works comfort me greatly.”</text:p>
            </text:list-item>
            <text:list-item>
              <text:p text:style-name="P54">Roberto nodded in acknowledgement, and then Giuseppe reappeared, zir retinue of happy dachshunds in tow. </text:p>
            </text:list-item>
            <text:list-item>
              <text:p text:style-name="P54">“Well,” ze said, rubbing zir hands together, “Shall we proceed?”</text:p>
            </text:list-item>
            <text:list-item>
              <text:p text:style-name="P54">As Roberto had already explained, Giuseppe had improved the procedure since zir initial experience, and it was over before Chava had any time to worry about it. The incisions were tiny, and whatever discomfort there might have been was curtailed by the numbing agent Roberto applied first. Ze thought ze felt warmth as the thin film of nsilk spread in the space between zir brain and the inside of zir skull, but perhaps that was just zir imagination? Finally, and there was no imagining this time, the tail of fluid formed a coiled antenna that Chava could feel with zir fingertips.</text:p>
            </text:list-item>
            <text:list-item>
              <text:p text:style-name="P54">“Okay,” said Giuseppe, “Should we head back home?”</text:p>
            </text:list-item>
            <text:list-item>
              <text:p text:style-name="P54">“Is that safe?” Chava wondered. “Won’t I feel dizzy or sick?”</text:p>
            </text:list-item>
            <text:list-item>
              <text:p text:style-name="P54">“Ah, no,” Giusepped replied with a slight chuckle. “The active elements of the nsilk will come online gradually over the next few days. You won’t experience the sensation of sudden information overload that I did, and even the entry holes are much smaller. The only thing that would make it easier would be if your fontanelles were still open. For a two-year-old, like Maria, the anterior fontanel is still open, and ze . . .”</text:p>
            </text:list-item>
            <text:list-item>
              <text:p text:style-name="P54">“Giuseppe!” Chava shouted. “Surely you are not thinking of injecting our own daughter with your fluid! Tell me you are not!”</text:p>
            </text:list-item>
          </text:list>
        </text:list-item>
        <text:list-item>
          <text:p text:style-name="P54">“No, of course not,” Giuseppe lied. ze was not thinking of doing it--he had already done it, and ze had hoped to surprise Chava with the results, but now ze had second thoughts about doing so. ze would tell zir wife later, when the time was right. “But I think ze would adapt well; I’ll explain it to you on the way back.”</text:p>
        </text:list-item>
        <text:list-item>
          <text:p text:style-name="P54">However, no amount of explanation could calm Chava’s anxieties regarding the injection of nsilk into the head of zir daughter, and by the time they arrived at the Porta Romana, ze changed the subject and began talking about what Chava would be experiencing soon as zir nsilk slowly came up to working speed.</text:p>
          <text:list>
            <text:list-item>
              <text:p text:style-name="P135"><text:bookmark text:name="_9ej2e22fsvxj"/>2036 The demons of zero point energy</text:p>
            </text:list-item>
            <text:list-item>
              <text:p text:style-name="P41"/>
            </text:list-item>
            <text:list-item>
              <text:p text:style-name="P54">After a weekend at home in Florence, Dr. Chava Katzenellenbogen-Morelli left in the early morning hours for the short flight north to her work in Padua. She kissed Giuseppe goodby as he shaved, and she then slipped into Maria’s bedroom to kiss the cheek of her two-year-old daughter. Maria smelled of the newness of the spring that was awakening across Tuscany as a steady rain pelted down outside for the fifth straight day. The first daffodils had opened their sleepy heads weeks earlier, and now the tulips in the planters lining the front door were blossoming as Chava stepped outside, pulled up the hood of her parka, and entered the u-pod that took her to the Aeroporto di Firenze-Peretola where she boarded a regional jet for the short hop to Padua.</text:p>
            </text:list-item>
            <text:list-item>
              <text:p text:style-name="P54">During the flight between cities, she explored the net using the nsilk interface Guiseppe had given her late Friday afternoon. It had been two years since he himself had become the first human outfitted with nsilk, and during that time he had made several enhancements to the embedded software that made the transition easier for Chava. One such enhancement was to slow the presentation of information to reduce the feeling of nausea, especially when scrolling among data results; still, Chava had the feeling of standing in front of a firehose of data while riding a roller coaster when using nsilk rather than her laptop computer or phone. The rush of information was still shocking at first, and it took several hours for her to get used to it. </text:p>
            </text:list-item>
            <text:list-item>
              <text:p text:style-name="P54">Another innovation in the use of nsilk had been a reduction in the size of the two holes drilled for injection of the nsilk fluid. Chava had no desire to have her head shaved, as her husband had for his procedure, and she was greatly relieved to learn that the process had been tuned to require shaving a small area--about the diameter of a small coin-- around each injection point; it would take a minute inspection to determine that any of Chava’s dark brown hair had been removed and that she was the second person on Earth to use nsilk. In spite of a slight headache after two days of use, it was exciting to be an early adopter of a technology likely to forever change how humanity connected to the datasphere. She was happy for her husband, and the family celebrated with Bistecca alla Fiorentina at a favorite restaurant close to the river. </text:p>
            </text:list-item>
            <text:list-item>
              <text:p text:style-name="P54">This Monday morning, Chava found having nsilk a major convenience. It was a treat to sit, without a laptop or phone, and read the daily news stories--the pages visible in a window of her mind--while staring at nothing in particular. One part of Chava’s mind was looking out the window of the jet at the red-roofed buildings passing by below as another part of her mind skimmed through the stories of La Nazione, Florence’s oldest newspaper. The front page presented a story about lessons learned from the latest coronavirus that had swept through Italy the year before; ever since Covid-19, in 2020, Italians had gotten better at handling each new pandemic, but the collapse of the republic into regional dukedoms had made coordination more difficult recently--even her trip to Padua required a special visa for entry--and there had been issues with critical supplies crossing jurisdictions without the guidance of a strong international organization at the helm. After the collapse of the United Nations, and the World Health Organization, individual government entities were working on their own, and there had been many problems with getting everybody onto the same page.</text:p>
            </text:list-item>
            <text:list-item>
              <text:p text:style-name="P54">Ironically, the story was accompanied by an opinion piece calling for the restoration of the Italian Republic. La Nazione had been founded by Bettino Ricasoli in 1859 as a journal that called for a united Italy. Now, midway through the twenty-first century, the newspaper was once again issuing a clarion call to bring Italy’s fragmented feudal systems into a cohesive whole only a handful of years following their separation. </text:p>
            </text:list-item>
            <text:list-item>
              <text:p text:style-name="P54">The world news was, of course, dominated by the continuing painful transition of the former United States of America into the seven federations into which the former superpower had split. Pacifica and New America, consisting of the west and east coastal states seemed to be doing the best economically at this point, but all of the federations were struggling with the reality of hard borders and trade deals that had never before existed in the great expanse of land between the Atlantic and the Pacific. Chava, who had relatives in both New York and California, had never understood how such a massive country with so many cultural and social divisions could be ruled democratically, but the Americans had held everything together until the Great Desolation and the murder-suicide of its last elected president and vice-president tore the nation apart. </text:p>
            </text:list-item>
            <text:list-item>
              <text:p text:style-name="P54">After disembarking in Padua, Chava summoned a u-pod and traveled to the university where she was a professor of physics. Here too, the rain was falling steadily, as it had since the previous Thursday when moisture from the convergence of a tropical storm in the Atlantic and a Mediterranean hurricane moved slowly across the Italian peninsula. Already there were fears that cities across the region would face flooding not seen since 1966, when Venice was inundated and more than a hundred people died in Florence as the Arno topped its banks and water spread into the surrounding streets and piazzas. Around the Basilica di Santa Croce, an easy walk from the Morelli house, the waters had risen to three meters, floating furniture in the Franciscan cathedral where the remains of Michelangelo were interred (as well as those of Galileo and Machiavelli), and smashing debris into the lower level of the Ponte Vecchio. With a thought, Chava came across a 1966 photo of the Arno taken from a high point overlooking the city--probably the Piazzale Michelangelo--in which people huddled under umbrellas looked down on a swollen river that had erased the sidewalks and streets of the city. The photo gave her a shiver as she thought of her family, and she wondered if she was doing the right thing to be here, but in the next instant she realized that what she was doing here was also of great importance. </text:p>
            </text:list-item>
            <text:list-item>
              <text:p text:style-name="P54">Just before arriving, Chava checked her most recent work communications, which included an announcement for a physics department meeting in the afternoon that would interrupt Chava’s work on her personal research project and would likely consume much of the rest of the day. She groaned inwardly. She had returned on a Monday even though she had no classes to teach so that she could make more progress on her pet project. Now, she would lose half the day to discussions about budgets or other equally boring topics, and it would be difficult to get back into a workflow afterwards because people would want to get together and do the social things that people liked to do after being together for hours. She sighed. It was always a difficult transition back to the work week in Padua. Chava hated leaving Guiseppe and her precious Maria, but she also loved the work she was doing at the University, and she liked nothing better than being able to push the world aside and focus on a hard challenge. Some days, plans don’t work as expected. </text:p>
            </text:list-item>
            <text:list-item>
              <text:p text:style-name="P54">Renowned for her knowledge of tensor mathematics, Chava was building an international reputation for her work on understanding the fluctuating fields that produce what is known as Zero Point Energy, the energy that remains even when quantum systems are in their lowest energy state, and it was this understanding that had led to her project to attempt to replicate the <text:span text:style-name="T16">Moray Valve</text:span> purportedly crafted by a man in Salt Lake City in the early twentieth century. History had stamped Moray as a crackpot, and it was likely that this categorization was true, but after reading the writings of his son, who suggested that Moray himself had not fully understand how his valve worked, Chava began to wonder if Moray might have stumbled onto something after all: a way to tap ZPE.</text:p>
            </text:list-item>
            <text:list-item>
              <text:p text:style-name="P54">Even in the darkest cold of space, where it might be assumed that there is no energy to tap, at the quantum level space is a froth of particles being formed and destroyed in a manner that negates the axiom that something cannot come from nothing. On the contrary, something is coming from nothing all the time--we just don’t see it because of the tiny scale at which it occurs: a quark, one of the particles that join together in threes to create sub-atomic particles, such as protons and neutrons, is 1.6 x 10-17 meters in diameter; the Planck length is 1.6 x 10-35 meters. At this level, space-time itself is a foam of creation and destruction, and there has been speculation that tapping the energy of this quantum foam, if possible, could provide a virtually limitless source of power. Also known as vacuum energy, or the energy of the void, zero point energy has been estimated by some physicists, notably John Wheeler and Richard Feynman, to have a greater energy density an order of magnitude greater than nuclear energy. If true, then space itself could be a source of near-boundless energy. </text:p>
            </text:list-item>
            <text:list-item>
              <text:p text:style-name="P54">Zero point energy had revived a concept that had died with the findings of Michelson and Morley, who failed to prove the existence of the aether presumed to fill empty space and thereby cast any notion of some substance filling the void of space to the pile of discarded theories. However, dreams are not so easily discarded, and the idea of harnessing an energy contained by space itself persisted, with Nicola Tesla suggesting, in the late nineteenth century, that energy could be extracted from the aether that was presumed to fill space; Tesla died, nearly penniless, and an investigation of his belongings by John G. Trump, a professor of electrical engineering at MIT--and the uncle of the man who would decades later exploit the explosive divisiness of Americans to gain the presidency--concluded that Tesla’s ‘thoughts and efforts during at least the past 15 years were primarily of a speculative, philosophical, and somewhat promotional character often concerned with the production and wireless transmission of power; but did not include new, sound, workable principles or methods for realizing such results.’ </text:p>
            </text:list-item>
            <text:list-item>
              <text:p text:style-name="P54">Some three or four decades later, Dr. T. Henry Moray of Salt Lake City, Utah, began demonstrating something called a Radiant Energy Device, which was claimed to produce 50 kilowatts of power pulled from the air. On one occasion, the device ran for 157 hours without any connection to any kind of traditional power source. </text:p>
            </text:list-item>
            <text:list-item>
              <text:p text:style-name="P54">At the heart of the device was a critical piece that Dr. Moray would take from his pocket and insert himself, never allowing any observer to examine it closely: the Moray Valve. Describing the function of the valve as being like a one-way gate that allowed energy to flow in one direction--from the sea of high-energy fluctuations of surrounding space--to the device, the valve provided the tap that channeled energy from space to a system of circuits (the Radiant Energy Device) that could power a bank of light bulbs or heat an ironing device. Purportedly, Dr. Moray was able to produce this power even in remote locations far from any power generator or transmission lines, using only an antenna and a ground made of pipe that was pounded into the earth. Documents indicated that the device could produce power for several days until components burned out or the device lost its focus. </text:p>
            </text:list-item>
            <text:list-item>
              <text:p text:style-name="P54">In the diagrams Chava had seen in the available archives, the Moray Valve consisted of a spherical metal casing with lumps of bismuth, tin, and doped germanium placed near the inner surface on one side. However, in the book <text:span text:style-name="T15">The Sea of Energy in Which the Earth Floats</text:span>, written by Moray’s son, John, an excerpt from one of his father’s notebooks spoke of “a material from a railroad car at Abisco, Sweden the previous summer, and material from the side of a hill,” which the elder Moray supposedly took back to Utah to create a ‘detector’ for his energy machine. The notebook quotation did not specify the exact nature of these two materials, but there were many net articles whose authors had speculated on one being a radio crystal and the other some type of quartz. The next sentence from the father’s notebook stated that, “Tests indicated that this soft, white stone-like substance might make a good “valve-like detector,” but it remained unclear whether the white stone was the material found in a rail car or the material found on a hillside. Unfortunately, the book was short on technical details, focusing more on Dr. Moray’s problems with getting a patent for his devices and on his unfortunate dealings with would-be business partners and purported attempts on his life by agents of either the United States government, Russian Communists, or both. </text:p>
            </text:list-item>
            <text:list-item>
              <text:p text:style-name="P54">To find the ‘soft, white stone-like substance,’ Chava traveled to Uppsala, Sweden, where Moray, a member of the Church of Latter Day Saints, had served on a mission in 1912. It was here where Moray had found the two materials he later used to create his detector, and it was here where Chava found many similar materials, all of which she boxed up and had shipped back to her laboratory in Padua. There, she used the materials to create solid state components for a probe she hoped might reveal the detailed structure of the quantum foam. </text:p>
            </text:list-item>
            <text:list-item>
              <text:p text:style-name="P54">She had already tried twenty-seven combinations in an attempt to recreate the Moray Valve, but none had worked. Today, she was down to the last three possible combinations, and she was determined to complete at least one trial before the day was interrupted by the departmental meeting. Even as the single seat u-pod rolled through the university streets toward Chava’s laboratory, she reached out to her lab’s AutomaIT android, Isabella, using the nsilk dm protocol now at zir disposal. </text:p>
            </text:list-item>
            <text:list-item>
              <text:p text:style-name="P54">[Chava: Isabella, connect the ZPE probe with valve combination twenty-eight to the test circuit.]</text:p>
            </text:list-item>
            <text:list-item>
              <text:p text:style-name="P54">The reply came immediately. </text:p>
            </text:list-item>
            <text:list-item>
              <text:p text:style-name="P54">[Isabella: I am complying.]</text:p>
            </text:list-item>
            <text:list-item>
              <text:p text:style-name="P54">Isabella, whose fingers were more nimble and precise than any human’s did as directed, and she was just finishing by the time Chava swept into the laboratory, shedding her parka outside door, giving it a quick shake, and hanging it on one of the coat hooks before donning clean room gear and passing through the airlock. The clock above the door showed that it was 8:32 am.</text:p>
            </text:list-item>
            <text:list-item>
              <text:p text:style-name="P54">[Isabella: The probe is ready for activation.]</text:p>
            </text:list-item>
            <text:list-item>
              <text:p text:style-name="P54">[Chava: Thank you, Isabella.]</text:p>
            </text:list-item>
            <text:list-item>
              <text:p text:style-name="P54">The expression of gratitude was wasted on the android, but Chava nevertheless felt the need to express her gratitude, which included a measure of gratitude for not being peppered with questions about her new ability to communicate without speaking. Androids accept the world as it is; they don’t waste precious time questioning everything that is different. </text:p>
            </text:list-item>
          </text:list>
        </text:list-item>
      </text:list>
      <text:p text:style-name="P16">The tiny probe in the center of the device was now in position to be activated by [some magic]. Chava [did the magic.]</text:p>
      <text:list xml:id="list65913342411848" text:continue-numbering="true" text:style-name="WWNum1">
        <text:list-item>
          <text:list>
            <text:list-item>
              <text:p text:style-name="P54"><text:soft-page-break/>In the next instant, Chava felt the universe explode in her head, and she was unable to do anything other than gasp in a mixture of surprise, shock, and terror. In her mind’s eye, she saw the entirety of creation, and she sensed the scale of it, from the smallest objects to the largest, in a manner that the human mind is not at all equipped to handle. In an old science fiction story she had once enjoyed, a satirical piece by Douglas Adams, a man invents a device called a <text:span text:style-name="T16">Total Perspective Vortex</text:span> that provides the person standing in it an instant understanding of their relationship to the enormity of the universe; as it turned out, the experience was so demoralizing that users of the device dropped dead, and the Total Perspective Vortex came to be used as an instrument of capital punishment. In Adams’ story, the telling was humorous. In Chava’s experience, the effect was pure, unadulterated terror. </text:p>
            </text:list-item>
            <text:list-item>
              <text:p text:style-name="P54">If using nsilk for the first time felt like standing in the path of a firehose, this experience was like suddenly finding yourself in a wind-tossed ocean under night skies. All around Chava great waves of information rose and fell, crashing together and threatening to drown her. Not only was she connected to the Earthly net--the unvoiced question <text:span text:style-name="T16">How big is this</text:span>? resulted in a response of ‘25 billion pages and growing for the Earth component; the alien component is not yet indexed’--she was also connected to networks far beyond Earth, the local solar system, and the Milky Way. She was connected, in a way that made no sense, to networks at the fringe of the universe, where . . . No. It made no sense. What she saw just beyond the fringe made no sense. It could not be. </text:p>
            </text:list-item>
            <text:list-item>
              <text:p text:style-name="P54">Her mind pulled back into the shell of what it was comfortable allowing to exist. Like a turtle’s head pulling back when overwhelmed by surprise, her mind retreated to what it could handle. Here, in the confines of the Earthly net, Chava could cope. Here, Chava could pretend that she had not just seen or experienced what ze had just seen. </text:p>
            </text:list-item>
            <text:list-item>
              <text:p text:style-name="P54">Outside the confines of the Earthly net, the sound was deafening. Waves of information were crashing all around her, she could feel their pounding on the extremities of her awareness, but she gritted zir teeth and willed them, for now, to stay out. But it was more than just the waves, it was more than the relentless pressure of the data equivalent of a thousand thousand Victoria Falls cascading upon her consciousness: there were other beings there, monstrous beings, and they were all instantly aware of Chava’s presence, just as she was instantly aware of theirs. They were shouting at Chava, screaming in incomprehensible languages whose words had no meaning to her, but whose intent was clear and unmistakable: Stay out! Go away! You are an intruder! You will die, and all who you know will die with you!</text:p>
            </text:list-item>
            <text:list-item>
              <text:p text:style-name="P54">In a fleeting moment of clarity, Chava deactivated her nsilk interface, and the voice and the waves of data were stilled. She fell to her knees and her mind turned black.</text:p>
            </text:list-item>
            <text:list-item>
              <text:p text:style-name="P54">* * * * * </text:p>
            </text:list-item>
            <text:list-item>
              <text:p text:style-name="P54">When Chava woke with a start, Isabella was standing over her, her gun-metal gray head with two pale ovals canted downard in Chava’s direction. </text:p>
            </text:list-item>
          </text:list>
        </text:list-item>
        <text:list-item>
          <text:p text:style-name="P54">“Do you need help?” the android asked. “Should I call a paramedic?”</text:p>
        </text:list-item>
        <text:list-item>
          <text:p text:style-name="P54">“What time is it? How long was I out?” Chava asked. </text:p>
        </text:list-item>
        <text:list-item>
          <text:p text:style-name="P54">“It is 8:35 am,” Isabella responded. “You were uncommunicative for twenty five seconds. Should I call a paramedic? You may be injured.”</text:p>
        </text:list-item>
        <text:list-item>
          <text:p text:style-name="P54">Chava waved the question away. “I’m fine,” she said. “I just blacked out for a moment. I’m okay.”</text:p>
        </text:list-item>
        <text:list-item>
          <text:p text:style-name="P54">“You are leaking fluid,” Isabella said. </text:p>
          <text:list>
            <text:list-item>
              <text:p text:style-name="P54">Chava looked down the length of her torso and realized that she had soiled herself. In spite of the terror that still gripped her, she was embarrassed and rose quickly to exit the lab and clean <text:s/>herself up before anybody could find zir this way. </text:p>
            </text:list-item>
          </text:list>
        </text:list-item>
      </text:list>
      <text:p text:style-name="P16">Fortunately, the building in which her laboratory was located had a locker room, where Chava kept several changes of clothes in a private closet, and a shower. Checking to make sure nobody else was about, Chava slipped into the shower, her clothes still on, and she cleansed herself, removing articles of clothing and rinsing them out as the hot water brought back a sense of feeling to replace the numbness that had invaded her. Slowly, her gasping turned to breathing, and her heartbeat, which had been racing as though she had run a sprint, slowed to normal. She placed her trembling hands on the wall of the shower in front of her and leaned into it, as another wave of blackness crept closer. She lowered her head and vomited until there was nothing left but dry heaves, and the blackness cleared. </text:p>
      <text:list xml:id="list65913620440498" text:continue-numbering="true" text:style-name="WWNum1">
        <text:list-item>
          <text:list>
            <text:list-item>
              <text:p text:style-name="P54">When she was finished, Chava turned off the water, gathered up her sodden clothes, and carried them to her closet. Inside, on the floor, was a plastic hamper into which she dumped the wet clothing. She then selected clean clothing from the hangers above, took them to one of the dressing cubicles, and pulled the curtain closed. She sat on the short wooden bench and shivered, her arms wrapped around her torso. Tentatively, she activated her nsilk and reached out, first to Isabella. </text:p>
            </text:list-item>
            <text:list-item>
              <text:p text:style-name="P54">[Chava: Is the probe still active?]</text:p>
            </text:list-item>
            <text:list-item>
              <text:p text:style-name="P54">[Isabella: Yes. Should I deactivate it? Do you need assistance?]</text:p>
            </text:list-item>
            <text:list-item>
              <text:p text:style-name="P54">[Chava: Thank you. No. Let it continue in active mode; we can test it’s durability for the remainder of the day. I am okay. I will be finished shortly.]</text:p>
            </text:list-item>
            <text:list-item>
              <text:p text:style-name="P54">For a moment, she toyed with the idea of reaching out to Guiseppe, to see if he had had a similar experience when using nsilk, but she wasn’t sure how to describe what she had just experienced, nor was she sure if she was out of the range of the ZPE probe. In fact, she wasn’t even sure that she knew herself what she had experienced, or if it was even real. Was it? Or was it just some illness manifesting itself, just by coincidence, at the moment the ZPE probe was activated for the first time. </text:p>
            </text:list-item>
            <text:list-item>
              <text:p text:style-name="P54"><text:span text:style-name="T16">Do you believe in coincidences, Chava</text:span>? she asked herself. <text:span text:style-name="T16">And how do you feel now? </text:span>The answers were <text:span text:style-name="T16">No!</text:span> and <text:span text:style-name="T16">Fine</text:span>. At the moment, she was shaken by her experience and her lingering memories of the experience, but she otherwise felt fine. There was nothing wrong with her, and if there were something wrong with her, the problem would manifest itself again. To make sure nothing was wrong with her, Chava would make an appointment with a friend, a teaching physician at the university’s school of medicine, for a thorough checkup. In the meantime, she would simply take things easy, starting with attending the Physics Department meeting slated to start in a few hours, and then relaxing with fellow instructors. </text:p>
            </text:list-item>
            <text:list-item>
              <text:p text:style-name="P54">She dressed, went to her office, and called her physician friend. </text:p>
              <text:list>
                <text:list-item>
                  <text:p text:style-name="P118"><text:bookmark text:name="_cqyr1bdn8tda"/>2036 The Reverend Joseph Johnson sees a church of state</text:p>
                </text:list-item>
              </text:list>
            </text:list-item>
          </text:list>
        </text:list-item>
        <text:list-item>
          <text:p text:style-name="P54">“When there is a sharp division between the rich and the poor and no possibility for the poor to ever attain to anything but the dismal reality of a life of toil and pain, the state must provide an incentive for the poor to continue living. One way in which it can do so is by convincing the poor that although this life is cruel, each human has an immortal soul that will continue to live after death, and the next life will be much better. However, to reach that better life, you must suffer all the pains of this first life and never cut short God’s maturation process by ending your own life. If you do so, God will deem your soul to be deficient and He will cast it into the discard pile known as Hell.”</text:p>
        </text:list-item>
        <text:list-item>
          <text:p text:style-name="P41"><text:span text:style-name="T16">Excerpt from A Complete History of the Humanist Coalition: From Inception to Final Freedom, by Javier Guzmán</text:span></text:p>
          <text:list>
            <text:list-item>
              <text:list>
                <text:list-item>
                  <text:p text:style-name="P54"><text:span text:style-name="T14">Joseph Johnson envisions a church that supports the state. </text:span></text:p>
                </text:list-item>
              </text:list>
            </text:list-item>
          </text:list>
        </text:list-item>
      </text:list>
      <text:p text:style-name="P16">“God helps those who help themselves,” stated the Reverend Joseph Johnson with a solemn conviction born of long practice. ze had learned the lingo and iconography of prosperity theology from zir father, the Reverend Samuel Johnson, founder of <text:s/>Christ the Conqueror Church and pastor emeritus, and although ze lacked the innate showmanship of zir illustrious sire, who had on occasion handled snakes while preaching, ze had a head for business that had served the church well in its second generation of growth from a faded wooden barn in Decatur, Texas. Now, ze thought <text:s/>zirself to be on the verge of converting plans for an enormous chapel into a reality. All ze needed to turn zir and zir father’s dream into reality was to secure the financing necessary to acquire the materials and labor required.</text:p>
      <text:p text:style-name="P16">Seated across the lacquered cedar-plank table from Johnson in the meeting room just off the barn-turned-chapel were representatives of the Freedom Corporation, which had formed shortly before the founding of the Freedom Federation, and which included among its holdings the entirety of the former Walmart and ExxonMobil corporations and their many subsidiaries. Headquartered in nearby Dallas, the Chairman-CEO and zir executive staff, who by virtue of their vast business empire, heavy lobbying, and the business-friendly rules of the Freedom Federation constitution--which eschewed public elections to determine its leaders in favor of ceding such authority to the largest corporate enterprise--constituted the ruling council of the Freedom Federation. They had come to present Reverend Johnson with a business proposition because zir church spoke their language.</text:p>
      <text:p text:style-name="P16">“Exactly the message we want to convey to the citizens of the federation,” said Wayne Wyans, who by virtue of running the largest corporation of the federation was also federation president. ze was a tall man, as many leaders are, and ze was known to lean in toward zir underlings when speaking to them in a manner that federation historians compared to that of Lyndon Baines Johnson, the 36th president of the former United States. Wyans even had the studied Texas drawl of the former president, which had often lured those unfamiliar with plain speaking into believing the graduate of Rice, MIT, and Wharton to be a simpleton. </text:p>
      <text:p text:style-name="P16">“It is imperative that every citizen of the Freedom Federation understands that God wants them to succeed, and that they should never feel an ounce of remorse from their success!” Wyans added. “I want them to hear that message every Sunday, and I want them to believe that God is cheering them on to be able to afford a prettier wife, a bigger house, a bigger car, and the smartest kids in town! I don’t want them thinking, even for a moment, that their wealth and good fortune is somehow a sin. Do you follow me? Reverend Johnson?”</text:p>
      <text:p text:style-name="P16">“Yes sir, I do indeed,” Johnson replied, unconsciously adapting some of the president’s drawl as ze spoke. “It is my firm conviction that the poor and sickly have no one to blame but themselves for their predicaments, and, if they follow God’s rules, they may still have a better life in the hereafter to which our souls are destined. God gives all the opportunity to succeed in this life if they will but accept the yoke of hard work and obey the rules set down in the good book, but some are, quite sadly, not up to the challenge and must wait for judgement day!” As ze spoke, the reverend brandished zir well-worn copy of that ‘good book,’ a vintage King James version with a leather cover cracked with age; modern translations of the Bible, such as the flaccid paraphrasing of the Living Bible were viewed by Johnson as an abomination, no more representative of the Word of God than the glossy magazines that used to be sold at grocery stores. In Christ the Conqueror Church, God and zir prophets still spoke using archaic second-person pronouns, and Joseph Johnson would have no truck with their modern replacements when preaching about the Almighty, Jesus Christ, and the Holy Spirit! </text:p>
      <text:p text:style-name="P16">“Exactly what I want to hear, Reverend,” said Wyans. “We need a man like you, a true Man of God, to reinforce that attitude, which is why I want to help you spread God’s message. Just as the Holy Roman Catholic Church was the friend of enterprise in Medieval times and taught the little people their proper roles in society and how to ensure the eternal redemption of their immortal souls, the Freedom Federation needs a good man, a holy man, to teach our most ambitious citizens how to succeed! But there is a distinction: there are many churches that teach those of little ambition how to make it to Heaven--and that is a good thing--but I need a holy man who knows how to reassure the most ambitious, the most successful, and the wealthiest that there is no shame in what they do. I believe you are that holy man.”</text:p>
      <text:p text:style-name="P16">The Reverend Johnson nodded in acknowledgement and gratitude. “I thank you, sir, but it is God’s own words that flow through this mortal frame. I am but the vessel through which God speaks.”</text:p>
      <text:p text:style-name="P16">Wyans grinned and slammed a meaty hand on the table that reverberated in distant echoes from the adjacent empty chapel. “You, sir, are the man we seek!” Wayans then reached out and tapped the stack of drawings with a long, manicured finger. “You seek to build a great chapel, don’t you Reverend Johnson, a cathedral to rival the magnificence of the ancient cathedrals of the old world and to showcase the glory of God, no?”</text:p>
      <text:p text:style-name="P16">“I seek to extoll the Almighty and spread the gospel of Christ the Redeemer to those who thirst for truth,” Johnson replied. “Seeing some small token of the majesty of God and zir Holy Son in the form of a tremendous church that rises from the plains as they drive closer to it from their cities will, I am sure, fill their hearts with the glory of the Lord!”</text:p>
      <text:p text:style-name="P16">“And the church coffers with Freedom Dollars, I am sure,” replied Wyans, “Charitable giving is a solemn duty of those of means. I myself give generously to many churches, and I ask in return is that those churches preach, just as you yourself said, Reverend, that God helps those who help themselves.”</text:p>
      <text:p text:style-name="P16">“His will be done,” Johnson replied. </text:p>
      <text:p text:style-name="P16"><text:soft-page-break/>“Amen,” Wyans intoned, zir with a slight nod of zir head. Then, zir head came back up, and with zir gaze fixed on Johnson ze once again reached out and tapped the drawings on the table. “How much do you need, Reverend? Name your figure.”</text:p>
      <text:p text:style-name="P16">The Reverend Johnson, who had long ago developed a detailed estimate of what it would take to build the Christ the Conqueror Holy Trinity Chapel of zir and zir father’s vision, and who routinely updated that estimate to reflect changes in the costs of goods and services did not hesitate. ze named zir figure, and it was a big figure with three commas. </text:p>
      <text:p text:style-name="P16">“Done!” said Wyans, slamming zir hand on the table. “I’ll have my CFO transfer the initial funds to your account today. Keep me apprised of your progress. I’ll address the citizenry soon to let them know that Christ the Conqueror will be the official church of the federation.”</text:p>
      <text:p text:style-name="P16">“Thank you, sir!” Johnson gushed, rising to zir feet, zir hand stretched across the table in a manner that had become outdated in an era of continual social distancing. “I won’t disappoint you.”</text:p>
      <text:p text:style-name="P16">Wyans rose to zir full six-foot-seven and grasped the reverend’s hand in a hand whose grip had been formed as a roustabout working in the Permian shale play during the summers of zir high school years. “I’m sure you will not,” ze replied with certainty, and then ze led zir staff, who had jumped to their feet the instant Wyans stood up, out the side door of the chapel to their fleet of SUVs, all of which had been kept running to power the air-conditioning that kept the Texas heat at bay. </text:p>
      <text:p text:style-name="P16">As the presidential convoy drove away, Johnson reached over to the thick set of plan sheets for the Holy Trinity Chapel and flipped back to the cover, which showed the architect’s rendition of the finished structure, which featured a tent-like roof hung from three towering spires representing the Father, the Son, and the Holy Ghost atop a Texas limestone structure that would rise two hundred feet above the prairie. Covering an area the size of ten football fields, the massive church would be surrounded by acres of parking space and would include drive-in areas for those who preferred receiving the Word of God from the comfort of their own vehicles. </text:p>
      <text:p text:style-name="P16">“We are about to achieve our dream, Daddy,” said Johnson, with tears in zir eyes as ze looked up at the photo of the late Samuel Johnson on the opposite wall.</text:p>
      <text:p text:style-name="P16">NOTES: </text:p>
      <text:p text:style-name="P16">See <text:a xlink:type="simple" xlink:href="https://gcalers.wordpress.com/2018/02/16/who-were-the-conservative-elite-and-what-did-they-want/" text:style-name="ListLabel_20_28" text:visited-style-name="ListLabel_20_28"><text:span text:style-name="T5">https://gcalers.wordpress.com/2018/02/16/who-were-the-conservative-elite-and-what-did-they-want/</text:span></text:a></text:p>
      <text:p text:style-name="P16">The conservative elites of post WWI Germany sought to restore authoritarian rule. They hated democracy, which diluted their power. </text:p>
      <text:p text:style-name="P16"><text:span text:style-name="T24">“ The conservative elite was a potent force during the Weimar Republic 1918-1933. These people looked back to Imperial German. They said that life was much better under the Kaiser.”</text:span></text:p>
      <text:p text:style-name="P70"><text:span text:style-name="T24">“If they elite could not restore the Hohenzollerns they wanted something as close to that as possible. They yearned for a right wing authoritarian government. They were virulently anti-Communist. They wished to see the KPD outlawed and maybe the SDP too. They wanted the Treaty of Versailles to be annulled. This social group was eager to regain territory lost after the First World War. <text:s/>Therefore rearmament was an objective of theirs. A mighty army might be needed to regain land by force. But even of there was no war having a strong military was a key point of national pride for this group.”</text:span></text:p>
      <text:p text:style-name="P70"><text:span text:style-name="T24">“The liberalism of Weimar Germany disgusted the elitists. They loathed the emancipation of women and they considered night clubs and jazz to be decadent.”</text:span></text:p>
      <text:p text:style-name="P16"><text:span text:style-name="T24">“Right wing terrorists were seldom arrested by the police. Senior police officers were often conservative elitists. Judges went easy on right wing assassins because they sympathised with these assassins. <text:s/>Hitler’s trial was a case in point. Ludendorff was an elitists who helped the Nazis.”</text:span></text:p>
      <text:p text:style-name="P16">In our times, the conservative elites have convinced many Americans to hate what they call the ‘liberal elites’ for wanting to protect the rights of those outside a narrowed definition of what it means to be American. In this definition, urbanites are soft and weak, and they are parasites living off of the hard work of the rural heroes who are the backbone of America. </text:p>
      <text:p text:style-name="P16">The modern conservative elites yearn for a return to the efficiency of authoritarian rule, but America, which was founded to break free of authoritarian rule, cannot simply jump back into that state. Democracy had to be unraveled in stages:</text:p>
      <text:p text:style-name="P16">Step one, which began with the end of the Civil War was to deny that the war had been lost. The only reason the south lost was because it ran out of time and money. This philosophy has been widely taught to children, such as in Texas, where kids are taught that Texas, which was an independent republic before it became a state can secede at any time. </text:p>
      <text:p text:style-name="P16">Step two was to cast the failures of the country as a symptom of a moral collapse. With each victory by the blacks, the gays, and the ‘others,’ America became weaker, less like the imagined unified America of the Revolution. </text:p>
      <text:p text:style-name="P16">Step three was to own the minds of the majority through a campaign of propaganda posing as news. </text:p>
      <text:p text:style-name="P16">Step four was to convince Americans that the liberal elite was intent on taking away their right to bear arms. Technically, this campaign was initial a way to make money for gun manufacturers, but the end goal was still achieved. With each new crisis, American’s bought more guns. </text:p>
      <text:p text:style-name="P16">Step five was to unite behind a leader who represented everything that the average American was not--rich, vain, power-hungry--based on the argument that the ends justify the means. </text:p>
      <text:list xml:id="list65913120674121" text:continue-numbering="true" text:style-name="WWNum1">
        <text:list-item>
          <text:list>
            <text:list-item>
              <text:list>
                <text:list-item>
                  <text:p text:style-name="P118"><text:bookmark text:name="_5aptaxrix1e8"/>2037 B&amp;T on end of politics</text:p>
                </text:list-item>
                <text:list-item>
                  <text:p text:style-name="P54">“In the end, it was the radical right, created and nurtured by the ultra-rich--who have no need for government or public spaces because they can simply buy whatever they need: security, medical services, transportation, large swaths of land--who ensured the demise of democracy. In their eyes, any governance was bad, and they preferred to forego government altogether rather than have any public interference in their libertarian lifestyles. And so, with the generous backing of the ultra-rich, the radical right pressed for smaller and smaller governments, until they had reached the point where (as expressed by one of their original zealots) you could ‘drown government in a bathtub.’”</text:p>
                </text:list-item>
                <text:list-item>
                  <text:p text:style-name="P54">“However, what the radical right had not yet understood, but soon came to realize, was that the ultra-rich had no more use for them, or their well-armed militias, than it did for the government in general. Having supported the radical right in a decades long campaign mean to pare taxation down to the point where the only thing that could be sustained was a strong military capable of protecting the assets of the oligarchy that had been restored, the ultra-rich saw no reason to continue supporting the radical right, whom they now viewed as no better than the liberal protesters who demanded better jobs and better healthcare. To both groups, the ultra-rich now replied, “Work harder!”</text:p>
                </text:list-item>
                <text:list-item>
                  <text:p text:style-name="P54">“And so, In short order, the ultra-rich fenced off their parts of the world and began defending what they owned with private militias and robotic security measures that had no political leanings whatsoever. Cut off from the luxury of their former sinecures as the lap-dogs of the very wealthy, the radical right became just another cluster of the poor who survived on gig work , scrounging, and begging .”</text:p>
                </text:list-item>
                <text:list-item>
                  <text:p text:style-name="P41"><text:span text:style-name="T16">Excerpt from A Complete History of the Humanist Coalition: From Inception to Final Freedom, by Javier Guzmán</text:span></text:p>
                </text:list-item>
                <text:list-item>
                  <text:p text:style-name="P54">Bekka and Thucydides reappeared at the Piazzale Michelangelo, which provided a panoramic view of the city. Thucydides was uncertain how far forward in time they had traveled, but, based on the preponderance of u-pods, d-pods, and o-pods parked in the lot, he knew that it was post-driving--although there was also an old black Lamborghini Aventador in the lot, its doors flipped up, so those ultra-rich could still afford the hefty insurance costs of driving yourself. It was probably close to current time, if that even had a meaning in the net world he and Bekka were traversing. One thing he was certain of was that it was well into the nsilk era because the people here were not constantly looking at phones or taking pictures with phones as had been the norm during the smartphone era. Instead, as people had done for centuries, they simply looked about at the city, talking to each other even as many were simultaneously snapping photos and capturing video through their eyes of the city of Florence.</text:p>
                </text:list-item>
                <text:list-item>
                  <text:p text:style-name="P54">Here, spread out before them, was the domain of the rich, consisting of those individuals who controlled ninety-nine percent of the wealth of the region. If you could afford to live in one of the houses visible from this plaza, you were among the economically privileged. True, there were gradations of wealth, with the bottom tier consisting of those who simply owned their own homes and used their incomes to pay for food, clothing, and taxes. In contrast, the top tier owned entire buildings and squares, and they rarely ventured out from these venues themselves--they had their androids do their shopping. But, between the top and bottom of this class was nowhere near as desperate as the gap between those who lived in the city and those who lived outside. </text:p>
                </text:list-item>
                <text:list-item>
                  <text:p text:style-name="P54">“Neither of us,” said Thucydides, “have known about this thing that used to be called the Middle Class, those who existed between the upper class and the lower class--the professionals, merchants, and business workers who had a limited autonomy and who sometimes were able to parlay their incomes into real wealth that could be passed on to the next generation. We were both born in a time when there is only rich and poor. I see here the land of the rich. Now, show me your poor.”</text:p>
                </text:list-item>
                <text:list-item>
                  <text:p text:style-name="P54">Bekka grasped Thucydides’ hand in hers and translated them in space to a location south of Piazzale Michelangelo and the sprawling fabrication facilities of AutomaIT that lined the east-west section of E35. Here, they stood in a shanty town of makeshift shacks and tents that stretched far as the eye could see. There were no roads, only worn paths, and with the exception of a few pipes connected to shallow wells sunk by hand, there was no running water. Overhead, electrical wires ran haphazardly, suspended from tree limbs and short poles, and Thucydides guessed that they illegally tapped power from the industrial facilities and were subject to frequent disconnection by maintenance crews. </text:p>
                </text:list-item>
                <text:list-item>
                  <text:p text:style-name="P54">“I saw much the same outside Ciudad Juarez when I was a child,” he said. “There was the city and the maquiladoras, and then there were the slums where the workers lived. Only the cartel members and the professionals could afford to live in the city proper; the workers who produced the goods created by the maquiladoras lived in slums much like this.”</text:p>
                </text:list-item>
                <text:list-item>
                  <text:p text:style-name="P54">“You lived in the city?” Bekka asked. </text:p>
                </text:list-item>
                <text:list-item>
                  <text:p text:style-name="P54">“Si. My parents were doctors. We could afford to live in a house with running water and electricity.” </text:p>
                </text:list-item>
                <text:list-item>
                  <text:p text:style-name="P54">Thucydides walked a few steps to where a dark-skinned woman was wringing out laundry and hanging it from the branches of one of the squatty shrubs that dotted the landscape. The woman was gaunt and worked one-handed, her other arm clutching a baby. When the weather was hot, they sweltered in the meager shade of the shrubs or under the metal roof of their shack. When the weather was cold, they huddled around a fire of broken boughs set before the open door of the shack. When the weather was rainy, they were soaked. Now and then, as was the case today, they were neither too hot, too cold, or soaked. </text:p>
                </text:list-item>
                <text:list-item>
                  <text:p text:style-name="P54">“Hers is a life of misery that should not exist in this century, in this country, but this is the model to which humanity continually regresses as the rich take more and more,” he said. “The system is rigged so that the rich always start with more wealth and grow more wealth each day than the poor can accumulate in a lifetime. ”</text:p>
                </text:list-item>
              </text:list>
            </text:list-item>
          </text:list>
        </text:list-item>
      </text:list>
      <text:p text:style-name="P16">It was an observation that could not be refuted. Bekka did not bother to try, nor did Thucydides have anything else to add as they continued watching the woman, who had probably made the treacherous land journey north from one of the sub-Saharan countries and then lived through the even more treacherous sea journey across the Mediterranean in some overcrowded boat, landing in Sicily or one of the ports farther north before setting out across land again to settle in this immigrant camp. </text:p>
      <text:p text:style-name="P16"><text:soft-page-break/>“You said the system is rigged,” Bekka said in the sudden silence that had stretched out to a minute. “What would you say if I told you that it could be unrigged.”</text:p>
      <text:p text:style-name="P16">“I would say that you are either a hopeless optimist or a fool,” Thucydides replied bluntly. “As long as people follow their true natures, this division of rich and poor is inevitable.” </text:p>
      <text:p text:style-name="P16">“Then we need to create governments built upon principles that blunt those true natures from creating such biased outcomes,” Bakka replied. </text:p>
      <text:p text:style-name="P16">“We tried,” Thucydides argued. “Direct democracy died with the ancient Greeks, and representative democracy has been thwarted at every turn by the money and influence of the rich, who have the time and means to influence outcomes over the long term, and they always change the rules of the game in their favor. No matter how it starts, human democracy always ends up being, at best, a plutocracy, at worst, a dictatorship. Sure, there remain the examples of the Scandanavian countries, who seem to have figured something out, but elsewhere on this planet there is little else to be encouraged about.”</text:p>
      <text:p text:style-name="P16">The woman, having finished hanging her laundry, turned and walked back to her tiny shack built from four wood poles sunk into the ground and what looked to be discarded fence slats lashed together with vines to form a box, with a section left open for the doorway. The box was topped by an old automobile hood weighted down with stones to keep it from blowing away. As she passed, she neither saw nor heard the two AR entities watching her. In fact, she passed through Thucydides, who then turned to follow her as she placed the baby on a dirty blanket and began rummaging through the cans that served as her kitchenware. </text:p>
      <text:p text:style-name="P16">“Then maybe the solution is to go to some other planet,” Bekka suggested. </text:p>
      <text:p text:style-name="P16">Thucydides, his reverie broken, spun about to face the net avatar of Maria Morelli. He had learned that Bekka had been a character in the New Gods series created for DC Comics by Jack Kirby, and in her early incarnation she had the flat and stylistically posed appearance common to Kirby drawings, with musculature too prominent to be real. The Bekka facing him now had the look of the twenty-first century version of Bekka from the Prime Earth universe: black skin suit with an inverted triangle of gold across the shoulders and chest and knee-high gold boots. Atop her head was a black helmet with two flat horns that curved up and inward like extended ears. It was so silly that he couldn’t help but smile. </text:p>
      <text:p text:style-name="P16">“Some other planet?”</text:p>
      <text:p text:style-name="P16">“Yes. Our several planets. We could start over. We could rebuild society, this time weeding out those who only seek to subjugate others and create personal wealth.”</text:p>
      <text:p text:style-name="P16">“You make it sound so easy.”</text:p>
      <text:p text:style-name="P16">Bekka shook her head. “I’m glossing over the details. It won’t be easy, but it is doable with the right group of people.”</text:p>
      <text:p text:style-name="P16">“Why are you telling me this,” Thucydides wondered. </text:p>
      <text:p text:style-name="P16">Bekka smiled. “Because you are a part of the right group of people. I need your help. Will you help me?”</text:p>
      <text:p text:style-name="P16">“I thought I was the historian of this endeavor,” Thycydided protested, mildly. “I didn’t plan on doing real work, but okay. I will help. What do we do first?”</text:p>
      <text:p text:style-name="P16">“We create a new religion,” Bekka replied.</text:p>
      <text:p text:style-name="P16">“Why?”</text:p>
      <text:p text:style-name="P16">“Because we need money.”</text:p>
      <text:p text:style-name="P16">Thudycides nodded as though anything about this conversation made sense. “Of course we do,” he said.</text:p>
      <text:p text:style-name="P16">NOTES:</text:p>
      <text:p text:style-name="P16">What must be changed:</text:p>
      <text:p text:style-name="P16">No more governance by those who view only their experiences as truth. </text:p>
      <text:p text:style-name="P16">No more governance by those who see government as a means to create personal wealth. </text:p>
      <text:p text:style-name="P115"><text:bookmark text:name="_ajsny1n9fsr"/>2037 Chava goes crazy</text:p>
      <text:list xml:id="list65913870502571" text:continue-numbering="true" text:style-name="WWNum1">
        <text:list-item>
          <text:list>
            <text:list-item>
              <text:list>
                <text:list-item>
                  <text:p text:style-name="P54">“The second key event in Maria Morelli’s life occurred when she was two years old. Her father had given Maria’s mother, Chava Katzenellenbogen-Morelli, nsilk three days earlier, and she had tolerated the implant well until she returned to Padua and her research into zero-point energy. In her lab, she tested the latest configuration of her zero-point energy probe and inadvertently tapped into a torrent of information that overwhelmed her and would cause her to fear not only for her own sanity but that of her family as well.”</text:p>
                </text:list-item>
                <text:list-item>
                  <text:p text:style-name="P54"><text:span text:style-name="T14">“For decades, the R</text:span><text:span text:style-name="T28">2</text:span><text:span text:style-name="T14"> had seen itself as vital proponents in the cause of freedom, but the ultra-rich only saw them as the means to an end. Cut off from the monetary support of their benefactors, they now had to do real work, and not many were suited to it. They were much better at being the vociferous gadflies and rage monsters of society, biting and bellowing in equal measure, than they were to be quietly industrious.”</text:span></text:p>
                </text:list-item>
                <text:list-item>
                  <text:p text:style-name="P41"><text:span text:style-name="T16">Excerpt from A Complete History of the Humanist Coalition: From Inception to Final Freedom, by Javier Guzmán</text:span></text:p>
                </text:list-item>
                <text:list-item>
                  <text:p text:style-name="P54">At zir parent’s house, where ze stayed in the evenings when working in Padua, Chava picked at zir food as zir mother and father hovered over their daughter, anxious for news about their son-in-law and their precious granddaughter. It was the same every trip north: Chava would arrive at the family home after work and be smothered with hugs and kisses, fed, and then would come the questions about Giuseppe and Maria, zir parents eager to hear more stories about the two-thirds of Chava’s family still in Florence. Ultimately, nothing would do except to make a call home so that Chava’s parents could see for themselves that all was well. Of zir work at the university, Chava’s parents were not so interested, and Chava had long ago learned not to try and explain what ze did there. zir parents were loving and bright people, but they had no background in science and no inclination to learn about the deeper mysteries of physics beyond the Newtonian universe they could see for themselves. For them, the mysteries of the Tanakh were all that mattered; the rest was God’s doing. </text:p>
                </text:list-item>
                <text:list-item>
                  <text:p text:style-name="P54">Chava certainly did not tell zir parents that zir physician friend, who had examined Chava late in the afternoon, had tentatively diagnosed a mild traumatic brain injury as the cause of Chava’s fainting and nausea earlier in the day. Ze had not spoken of the ZPE probe, nor had ze spoken of zir nsilk injection, so the physician was left to awkwardly inquire about the state of Chava’s marriage, fishing gently for stories about violence at home. Chava told zir that there was none: Guiseppe was a gentleman who had never raised a hand in violence. Of the nanoscale thick layer of nsilk that covered the top of zir brain, the scans showed nothing, and Chava was not ready to reveal that ze and Guiseppe were volunteer human guinea pigs--the first two to try nsilk. In the end, the physician suggested a good night’s rest as the best treatment available. </text:p>
                </text:list-item>
                <text:list-item>
                  <text:p text:style-name="P54">Predictably, after the dishes were put away, Chava’s mother suggested making a call to Florence on the vidscreen--just to ‘check in.’ Specifically, ze asked Chava, “Don’t you want to make a call home and see how things are going? Just to check-in, you know?” </text:p>
                </text:list-item>
                <text:list-item>
                  <text:p text:style-name="P54">And then, without waiting for a response, ze fetched the keyboard and called Guiseppe on the dining room screen. Guiseppe’s smiling face appeared on the screen moments later. </text:p>
                </text:list-item>
                <text:list-item>
                  <text:p text:style-name="P54">“Buona sera!” ze said. </text:p>
                </text:list-item>
                <text:list-item>
                  <text:p text:style-name="P54">“Buona sera,” said Chava’s mom. “Your wife was wanting to talk to you and zir daughter!”</text:p>
                </text:list-item>
                <text:list-item>
                  <text:p text:style-name="P54">And, just like that, Chava’s mother and father went back into the kitchen to finish cleaning up while Chava took over the conversation that ze had been orchestrated into having. </text:p>
                </text:list-item>
                <text:list-item>
                  <text:p text:style-name="P54">“How was your day?” Guiseppe asked, even though ze knew Chava rarely liked to talk about zir day in the manner most people seem to, which is to give it a passing (good) or failing (bad) grade. ze knew that zir wife did not pass judgement on events so cavalierly, but it was zir habit to ask. </text:p>
                </text:list-item>
                <text:list-item>
                  <text:p text:style-name="P54">“It was okay,” Chava replied, and then ze followed with an nsilk dm. </text:p>
                </text:list-item>
                <text:list-item>
                  <text:p text:style-name="P54">[Chava: Keep talking. Tell us about what you did today while I tell you what happened to me on dm mode.]</text:p>
                </text:list-item>
                <text:list-item>
                  <text:p text:style-name="P54"><text:soft-page-break/>Guiseppe did as ze was instructed, chatting effortlessly about the small details of the day, such as what Maria had for breakfast, what ze wore, the games ze played, how ze took a nap late in the afternoon, and what ze ate for dinner. Currently, ze was playing a video game with Roberto. As ze spoke, ze and Chava carried out their private conversation.</text:p>
                </text:list-item>
                <text:list-item>
                  <text:p text:style-name="P54">[Chava: The ZPE probe went active today, and I saw things with nsilk I have never before seen.]</text:p>
                </text:list-item>
                <text:list-item>
                  <text:p text:style-name="P54">[Giuseppe: Things? What things?]</text:p>
                </text:list-item>
                <text:list-item>
                  <text:p text:style-name="P54">[Chava: More information than I could handle. I passed out.]</text:p>
                </text:list-item>
                <text:list-item>
                  <text:p text:style-name="P54">[Giuseppe: Mio Dio! Are you okay?]</text:p>
                </text:list-item>
                <text:list-item>
                  <text:p text:style-name="P54">[Chava: The doctor says I have a mild concussion, but I have had no head injury. Could it be the nsilk?]</text:p>
                </text:list-item>
                <text:list-item>
                  <text:p text:style-name="P54">[Giuseppe: I can’t imagine. The nsilk membrane is incapable of moving once set.]</text:p>
                </text:list-item>
                <text:list-item>
                  <text:p text:style-name="P54">[Chava: Could it contract suddenly?]</text:p>
                </text:list-item>
                <text:list-item>
                  <text:p text:style-name="P54">[Giuseppe: No. It is just a film with electrical components. It flows initially because of gravity. It has no mobility on its own.]</text:p>
                </text:list-item>
                <text:list-item>
                  <text:p text:style-name="P54">[Chava: I saw monsters!]</text:p>
                </text:list-item>
                <text:list-item>
                  <text:p text:style-name="P54">[Giuseppe: Monsters?]</text:p>
                </text:list-item>
                <text:list-item>
                  <text:p text:style-name="P54">[Chava: And they saw me! They were . . . destroying things: worlds and entire solar systems some place far, far from here.]</text:p>
                </text:list-item>
                <text:list-item>
                  <text:p text:style-name="P54">[Giuseppe: Perhaps it was just a waking nightmare, caused by some interference from the ZPE probe? Does it create a field?]</text:p>
                </text:list-item>
                <text:list-item>
                  <text:p text:style-name="P54">[Chava: I don’t know. I . . ..]</text:p>
                </text:list-item>
                <text:list-item>
                  <text:p text:style-name="P54">[Giuseppe: What? What were you about to say?]</text:p>
                </text:list-item>
                <text:list-item>
                  <text:p text:style-name="P54">[Chava: Somebody else is here. Who? . . . Maria?]</text:p>
                </text:list-item>
                <text:list-item>
                  <text:p text:style-name="P54">[Maria: Mommy! I miss you!]</text:p>
                </text:list-item>
                <text:list-item>
                  <text:p text:style-name="P54">[Chava: Our daughter has nsilk? When . . .]</text:p>
                </text:list-item>
                <text:list-item>
                  <text:p text:style-name="P54">[Giuseppe: I meant to tell you. I should have told you. I . . .]</text:p>
                </text:list-item>
                <text:list-item>
                  <text:p text:style-name="P54">[Chava: You injected our daughter with nsilk without telling me?]</text:p>
                </text:list-item>
                <text:list-item>
                  <text:p text:style-name="P54">[Giuseppe: I should have, I know, but it has been more than two years ago, and ze is progressing at such a fantastic rate that . . . ]</text:p>
                </text:list-item>
                <text:list-item>
                  <text:p text:style-name="P54">[Chava: How could you?! How could you . . . ]</text:p>
                </text:list-item>
                <text:list-item>
                  <text:p text:style-name="P54">And then, just as Chava was connected to Giuseppe and zir daughter, ze felt another presence. It was distant at first, but within range, and as ze focused on it it’s presence grew. In the next instant, it was upon her: the universe exploded in zir head for the second time that day, and the monsters were there, roaring at her, and although ze could not understand what they were saying, ze understood their intent. </text:p>
                </text:list-item>
                <text:list-item>
                  <text:p text:style-name="P54">She deactivated zir nsilk connection, turned off the vidscreen, and walked into the kitchen with a purpose, grabbing a large knife from the holder on the counter as the monsters screamed for zir to do something. <text:s/></text:p>
                </text:list-item>
                <text:list-item>
                  <text:p text:style-name="P54">* * * * *</text:p>
                </text:list-item>
                <text:list-item>
                  <text:p text:style-name="P54"><text:span text:style-name="T47">In Chava’s laboratory at the university, Angra Mainyu studied Chava’s ZPE probe with a look of amusement. </text:span></text:p>
                </text:list-item>
                <text:list-item>
                  <text:p text:style-name="P54"><text:span text:style-name="T47">“Primitive,” ze announced to the red-eyed daevas. “Very primitive! But impressive all the same!” And then ze added, with a smirk, “Let’s see how these primitives handle such energy!” With a thought, ze increased the flow of essential energy. </text:span></text:p>
                </text:list-item>
              </text:list>
            </text:list-item>
          </text:list>
        </text:list-item>
      </text:list>
      <text:p text:style-name="P115"><text:bookmark text:name="_4tyoikid7i7d"/>BT on spread of nsilk and third key event</text:p>
      <text:list xml:id="list65913368997653" text:continue-numbering="true" text:style-name="WWNum1">
        <text:list-item>
          <text:list>
            <text:list-item>
              <text:p text:style-name="P54">“After the tragedy of Chava Moelli,” Bekka said, “Giuseppe Morelli was hesitant to inject anybody else, and he began to worry if he had done the right thing with giving his infant daughter nsilk, but the progress being made by Maria, whose mind was maturing as an astonishing rate and the assurances of Izabel and Mateo Guzman eventually convinced him that Chava had been a aberration. His wife, he finally concluded, had had an undiagnosed mental illness that the addition of nsilk had amplified. He would forever blame himself for her death, but he was willing to continue spreading his technology to others.”</text:p>
            </text:list-item>
            <text:list-item>
              <text:p text:style-name="P54">“For the first few months,” Bekka continued, “he kept the circle of new users small, giving nsilk to his close friends Antonio Romano and the Guzmans. Antonio even convinced Giusppe to inject his son, Paolo, overcoming Giuseppe’s reluctance to perform the procedure on the one-year-old with a plea to give Maria a friend who could relate to her in a way that no other friend could.”</text:p>
            </text:list-item>
            <text:list-item>
              <text:p text:style-name="P54">“And it worked, no?” Thucydides asked. “Maria and Paolo became best friends for life.”</text:p>
            </text:list-item>
            <text:list-item>
              <text:p text:style-name="P54">Bekka chuckled, but Thucydides missed the joke or the irony of what he had just said. “They became best friends for life,” Bekka agreed. “And, afterwards, Giuseppe revealed to his brother the existence of human nsilk.”</text:p>
            </text:list-item>
            <text:list-item>
              <text:p text:style-name="P54">“He had no desire to keep it for himself?” </text:p>
            </text:list-item>
            <text:list-item>
              <text:p text:style-name="P54">“Perhaps that desire might have been there before the death of his wife,” Bekka replied, “but by now Giuseppe was too filled with sadness to want to be anything more than the engineer and scientist he was. He had no desire to sell nsilk to the world, and he gladly handed the intellectual property to his brother.”</text:p>
            </text:list-item>
            <text:list-item>
              <text:p text:style-name="P54">“And it took the world by storm?”</text:p>
            </text:list-item>
            <text:list-item>
              <text:p text:style-name="P54">Bekka chuckled again, and this time Thucidides understood: as with most technologies, there was a slow initial period of acceptance, which was especially true for a product that involved injecting fluid into one’s head. Marco would distance himself and his company from any liability by having only a verbal agreement with Giuseppe until more data was available. In the meantime, word of the product spread among Florentines, many of whom were friends of Giuseppe and who asked their friend to do the procedure on them. Whether they asked because they trusted their friend so much or whether they feared missing out on the next big thing was never clear, but in months more than a thousand people had nsilk, <text:s/>no ill effects were observed, and Marco and the AutomaIT board were comfortable making a public statement of their ownership of the product. </text:p>
            </text:list-item>
            <text:list-item>
              <text:p text:style-name="P54"><text:soft-page-break/>By then, the Guzmans had moved to Mexico and were spreading the technology to the Americas.”</text:p>
            </text:list-item>
            <text:list-item>
              <text:p text:style-name="P54">“And the Duke,” said Thucydides. “He insisted upon getting it himself?”</text:p>
            </text:list-item>
            <text:list-item>
              <text:p text:style-name="P54">“The Duke of Florence,” Bekka replied, “understood immediately the power that being intimately connected to the net would give him, and he insisted on being the first leader of Florence to have it. He almost was, but Marco had his brother secretly inject him first, and then the Duke--just to be sure.”</text:p>
            </text:list-item>
            <text:list-item>
              <text:p text:style-name="P54">“From there, exponential growth?”</text:p>
            </text:list-item>
            <text:list-item>
              <text:p text:style-name="P54">“Not quite, but the growth was steady, and both the good and the bad of constant connection to the net began to emerge.”</text:p>
            </text:list-item>
            <text:list-item>
              <text:p text:style-name="P54">“The good being able to access information with a thought,” Thucydides stated. </text:p>
            </text:list-item>
            <text:list-item>
              <text:p text:style-name="P54">“The bad being the emergence of AR objects,” Bekka replied. “Like us. The first AR objects, the biaros, were creations used by leaders to push desired, social norms, and then came the advertisements that made people want to tear the nsilk out until filters were added to block them.”</text:p>
            </text:list-item>
            <text:list-item>
              <text:p text:style-name="P54">“I remember those,” said Thucydides. “I was a boy, walking into a grocery store in Abilene when my late father and mother appeared and tried to convince me to put specific things into my basket. It was like living inside a commercial. I almost ran out in terror, but my sisters needed the food, so I ignored them. They went away.”</text:p>
            </text:list-item>
            <text:list-item>
              <text:p text:style-name="P54">“The appearance of long-dead virtual avatars known to users of nsilk, the images plucked from their own memories, was creepy enough to incite near-immediate action to block such usage,” Bekka responded. </text:p>
            </text:list-item>
            <text:list-item>
              <text:p text:style-name="P54">“It was traumatic for many,” Thucydides added. </text:p>
            </text:list-item>
            <text:list-item>
              <text:p text:style-name="P54">“Fortunately, information on how to filter out such intrusions spread quickly to the connected community. The use of the images of relatives and friends to sell products and services soon ceased, and nsilk continued to spread. However, it would not be until Maria Morelli’s invention of nfab that having nsilk became a necessity.”</text:p>
            </text:list-item>
            <text:list-item>
              <text:p text:style-name="P54">“Fashion sells better than technology?” </text:p>
            </text:list-item>
            <text:list-item>
              <text:p text:style-name="P54">Bekka nodded. “Always. But first, there was the asteroid that almost destroyed Florence.”</text:p>
            </text:list-item>
            <text:list-item>
              <text:p text:style-name="P135"><text:bookmark text:name="_atj8vqxi576"/>2040 The asteroid that threatened Florence</text:p>
              <text:list>
                <text:list-item>
                  <text:p text:style-name="P54">“The rogue asteroid that threatened Florence, and much of Italy, when Maria was just eight years old seemed to come from nowhere, coming out from behind the Moon at some eighty thousand kilometers per hour and quickly eating up the distance between Earth and its satellite. In less than five hours from its first appearance it would strike the city of Florence with a force that would obliterate that city and would likely cause devastation from Rome to Milan. Had it not been for the intervention of the Russians, the story of Maria Morelli might have ended then, and neither the Church of the Zeropointnor the Humanist Coalition would have been created.”</text:p>
                </text:list-item>
                <text:list-item>
                  <text:p text:style-name="P54">“Observatories would later confirm that the asteroid had not been seen on any long-range scans in the months preceding its appearance, and the mystery of why it had appeared when it did, and where it did, remains unknown.”</text:p>
                </text:list-item>
                <text:list-item>
                  <text:p text:style-name="P41"><text:span text:style-name="T16">Excerpt from A Complete History of the Humanist Coalition: From Inception to Final Freedom, by Javier Guzmán</text:span></text:p>
                </text:list-item>
              </text:list>
            </text:list-item>
          </text:list>
        </text:list-item>
      </text:list>
      <text:p text:style-name="P16">Each<text:span text:style-name="T46"> aft</text:span>ernoon in the summer of zir eighth year, Maria Morelli walked the five blocks from zir father’s house in the Oltrarno district of the city to a small gelateria across from the sprawling Palazzo Pitti. Once the residence of Cosimo I de’ Medici, Grand Duke of Tuscany, the palace had since the 20th Century been home to several museums and the extensive Boboli Gardens. But, in the wake of the dissolution of the European Union and the subsequent collapse of the Italian Republic during the worldwide spread of corporate-feudalism following the Great Desolation, it was once again a palace, the home of the Duke of Florence, who had assumed control of the city-state. Mindful of the tradition of noblesse oblige, the Duke had kept much of the museum and gardens open to the public, but the growing presence of human guards, augmented by armed androids and constantly hovering drones, indicated an anxiety with regards to the militarization of the nearby city-states of Pisa, Lucca, and Sienna. Society remained open, but there were hints that the days of openness might be drawing to a close as, increasingly, the palace was looking more and more like a hardened Medieval era fortress. </text:p>
      <text:p text:style-name="P16">And yet, on this gloriously sunny summer afternoon, the image of a young girl skipping and frolicking through a world half real and half imagined was still a part of life. Maria, with a look <text:s/>of fierce determination and a cape that fluttered in the breeze, ran through the nearly empty street leading up to the palace. Stopping suddenly, ze placed zir hands on zir hips. </text:p>
      <text:p text:style-name="P16">“Let the forces of evil be wary!” ze proclaimed to no one at all. “For on this day Bekka of New Genesis is here to do battle with the evil forces of Apokolips!”</text:p>
      <text:p text:style-name="P16">However, in any society, there are always those agents, whether official or self-defined, who seek to protect and enforce a universal adherence to norms. In the age of nsilk, such agents could appear anywhere. </text:p>
      <text:p text:style-name="P16">“Better you should act like a young lady!” said a stern voice from behind Maria </text:p>
      <text:p text:style-name="P16">Maria spun to see an old woman with a sour face framed by a shawl advancing across the square, the woman’s thick-heeled pumps clacking rhythmically against the stones of the plaza, the folds of zir peasant dress fluttering around zir sturdy calves. Ze was the epitome of the non-nonsense nonna, the kind who would think nothing of twisting an ear when necessary “You are a girl and not some superhero!,” the woman chided as ze drew closer. “Where are your parents? Why are you behaving like a little truant?”</text:p>
      <text:p text:style-name="P16">“My father is meeting me for gelato,” Maria said stiffly, not caring much for the strict tone of this creepy stranger who was telling the powerful Bekka how to behave!</text:p>
      <text:p text:style-name="P16">“Gelato?!” said the woman, not slowing as ze came abreast of Maria--she simply turned zir head and continued zir admonishments as ze passed. “There is no time for such indulgences today! Go home! Go home!” With a final dismissive wave of zir hand, the woman moved on, muttering to <text:s/>zirself about the inanity of a little girl playing make-believe on a day such as this.</text:p>
      <text:p text:style-name="P16">Maria looked after the retreating figure and mulled over zir description of the old woman as creepy. <text:span text:style-name="T16">Creepy?</text:span> ze thought, and then it hit her: the old woman was no woman at all but rather a behavior influencing AR object, or <text:span text:style-name="T16">biaro</text:span>, of which zir father had warned zir to be on the lookout for recently. The grandmotherly figure had been spawned by AI monitors because Maria’s play-acting in a place of business and politics was not condoned by city leadership. The biaro had been generated to do what a real grandmother might do with a boisterous child: apply discipline. And, for this purpose, it helped if the object were a little creepy. </text:p>
      <text:p text:style-name="P16">Most humanoid AR objects, such as customer service agents, were modeled using recorded movements of a real human to make them look like a real person; such fidelity helped to put customers dealing with these agents at ease. But biaros were meant to send a shiver up the back of the person who caught their attention. Most eight-year-olds might not have noticed, but the daughter of Guiseppe Morelli knew about the <text:span text:style-name="T16">uncanny valley</text:span> effect. The old woman was a very good rendering of a real person, but there was something slightly ‘off’ about her, which was what made zir feel creepy. </text:p>
      <text:p text:style-name="P16">Maria had learned from zir father that the Duke of Florence had ordered the incorporation of these biaros in the city net as a means to encourage preferred behaviors, such as girls acting in a manner consistent with the cultural standards of neo-feudalism, and young men acting in accordance with old ideals of chivalry. Apparently, biaros were also attracted to role playing in public spaces!</text:p>
      <text:p text:style-name="P16">Well, Maria mused, at least the appearance of the biaro had been short-lived, and, unlike a real nonna (although not hers!) a virtual old woman could not twist real ears. Maria would have to change zir behavior--unlikely--or simply get used to being chided by virtual objects now and then; administrative privileges for biaros resided at a level above zir access. However, ze realized with a smile, those privileges were not above zir father’s level of access, and papa, in spite of zir own rules, had a habit of falling asleep with zir nsilk still activated; it might be possible to prod him into giving Maria access without him consciously being aware of it. It was worth a sho</text:p>
      <text:p text:style-name="P16">For now, however, Maria simply walked over to the gelateria that was the favorite of ze and zir doting father, and ze took a seat at one of the many empty tables. <text:span text:style-name="T51">Most days, </text:span>Maria’s <text:span text:style-name="T51">father</text:span>, Guiseppe Morelli, <text:span text:style-name="T51">would take a break from</text:span> zir <text:span text:style-name="T51">work at</text:span> zir work<text:span text:style-name="T51">shop and join</text:span> zir <text:span text:style-name="T51">daughter in celebrating the joy of </text:span>Italian ice cream <text:span text:style-name="T51">on a warm day while watching the never-ending parade of humanity streaming </text:span>in both directions across the nearby<text:span text:style-name="T51"> Ponte Vecchio</text:span>. <text:span text:style-name="T51">Maria typically chose </text:span>cioccolato al latte <text:span text:style-name="T51">gelato, but, now and then,</text:span> ze would select either fragola or some other fruit flavor. zir <text:span text:style-name="T51">father always had pistachio and would not entertain any other flavor at all. <text:s/></text:span></text:p>
      <text:p text:style-name="P16"><text:span text:style-name="T51">“How is your day going?”</text:span> ze <text:span text:style-name="T51">would ask her, and</text:span> ze <text:span text:style-name="T51">would always respond, brightly, that it was the “best day of</text:span> zir <text:span text:style-name="T51">life, at least so far,” and then</text:span> ze <text:span text:style-name="T51">would tell</text:span> zir <text:span text:style-name="T51">father of the stories</text:span> ze <text:span text:style-name="T51">had read that morning in</text:span> zir <text:span text:style-name="T51">father’s extensive collection of old comic books</text:span> ze <text:span text:style-name="T51">had</text:span> been assiduously devouring that summer<text:span text:style-name="T51">. Maria was especially enamored of Jack Kirby’s </text:span><text:span text:style-name="T52">New Gods</text:span><text:span text:style-name="T51">, which had been pu</text:span>blished a century earlier, <text:span text:style-name="T51">and</text:span> ze <text:span text:style-name="T51">would often flash n</text:span>silk<text:span text:style-name="T51"> images of the characters to</text:span> zir <text:span text:style-name="T51">father as</text:span> ze <text:span text:style-name="T51">spoke. [Maria: Orion!]</text:span> ze <text:span text:style-name="T51">flashed on </text:span>private <text:span text:style-name="T51">mode, and to</text:span> zir <text:span text:style-name="T51">father’s mind came a picture of a heavily muscled man clad in red and blue riding some kind of flying device. At one time, </text:span>Guiseppe had read these books <text:s/>zirself, and ze had enjoyed them tremendously--why keep them otherwise?--but zir enthusiasm for the stories was no match for that of zir daughter who had spent the summer devouring them. </text:p>
      <text:p text:style-name="P16"><text:span text:style-name="T51">“Ah. That is good,” the father would reply, and they would enjoy their treat, and each other, until it was time for the father to kiss the child and return to</text:span> zir <text:span text:style-name="T51">shop. </text:span></text:p>
      <text:p text:style-name="P16">Today, however, Maria was the only person in sight, and the gelateria appeared to be closed on an otherwise perfect July day! Across the square, <text:span text:style-name="T51">service robots were moving goods</text:span> and <text:span text:style-name="T51">tending to potted plants</text:span> outside the <text:span text:style-name="T51">Palazzo Pitti</text:span>, but the palace itself <text:span text:style-name="T51">was dark</text:span> and quiet: the guards were gone, and the blast shields had been lowered over the outer windows. So strange!</text:p>
      <text:p text:style-name="P16">Maria’s <text:span text:style-name="T51">father arriv</text:span>ed at that moment. ze <text:span text:style-name="T51">emerg</text:span>ed<text:span text:style-name="T51"> from a u-pod and </text:span>limped <text:span text:style-name="T51">hurriedly over,</text:span> zir cane jabbing here and there as ze advanced<text:span text:style-name="T51">.</text:span> ze <text:span text:style-name="T51">had a troubled look on</text:span> zir <text:span text:style-name="T51">face that was reflected in the inadvertent n</text:span>silk<text:span text:style-name="T51"> images Maria received as</text:span> ze <text:span text:style-name="T51">drew closer, images of danger and panic</text:span> underlain by utter confusion and deep sorrow. Papa had been the first human equipped with nsilk, but ze had never developed the fine transmission control of somebody who had grown up with nsilk. </text:p>
      <text:p text:style-name="P16"><text:span text:style-name="T51">“What is it papa?” Maria wondered. “Where is everybody? Why is the gelateria closed?</text:span> I am searching the net, but I am finding nothing. Then ze spoke over nsilk, in private mode. </text:p>
      <text:p text:style-name="P16">[Maria: Is the news age-restricted? Is that why I am not seeing it?]</text:p>
      <text:p text:style-name="P16"><text:soft-page-break/><text:span text:style-name="T51">[Papa: Love! Worry!]</text:span> zir <text:span text:style-name="T51">father flashed. “There has been some rather sudden and very bad news,” Maria’s father allowed. “Do you know what an asteroid is</text:span>, <text:span text:style-name="T51">my precious girl?”</text:span></text:p>
      <text:p text:style-name="P16"><text:bookmark text:name="_1y810tw"/><text:span text:style-name="T51">“Si, papa. A rock in space that orbits the sun and that may contain useful minerals. An asteroid killed the dinosaurs long ago, during the </text:span><text:a xlink:type="simple" xlink:href="https://www.britannica.com/science/K-T-extinction" text:style-name="ListLabel_20_32" text:visited-style-name="ListLabel_20_32"><text:span text:style-name="T9">Kreide-Tertiary extinction</text:span></text:a><text:span text:style-name="T51">. It hit where the Yucatán Peninsula is today, and it blew iridium-rich debris, <text:s/>glass spherules and tektites, far from the <text:s/>Yucatán.” As</text:span> ze <text:span text:style-name="T51">spoke,</text:span> zir <text:span text:style-name="T51">mind broadcast images of a large </text:span>explosion and a rain of <text:span text:style-name="T51">glass droplets to</text:span> zir <text:span text:style-name="T51">father. </text:span></text:p>
      <text:p text:style-name="P16"><text:span text:style-name="T51">The father puffed out</text:span> zir <text:span text:style-name="T51">cheeks and blew softly as</text:span> ze <text:span text:style-name="T51">searched the skies. “Indeed.”At times,</text:span> ze <text:span text:style-name="T51">forgot how special</text:span> zir <text:span text:style-name="T51">daughter was, but then</text:span> ze <text:span text:style-name="T51">would say something, like this, that reminded him of how like</text:span> zir <text:span text:style-name="T51">mother</text:span> ze <text:span text:style-name="T51">was</text:span>. zir administrative apps showed that ze was not searching the net for facts about the Kreide-Tertiary; ze was pulling from personal memory. So like zir mother, b<text:span text:style-name="T51">ut, thank goodness, without any signs of the darkness that had consumed </text:span>Chava<text:span text:style-name="T51">. A</text:span>t least not yet.</text:p>
      <text:p text:style-name="P16"><text:span text:style-name="T51">“Is another asteroid coming, papa? Are you looking for it? Is it coming here?” </text:span></text:p>
      <text:p text:style-name="P16"><text:span text:style-name="T51">“Well, I don’t know . . . ,” the father looked down at</text:span> zir <text:span text:style-name="T51">daughter and could think of no reason to lie. [Papa: Love! Worry!] “Yes, Maria, another asteroid may be coming, and it may be coming here. I just heard the news</text:span>, <text:span text:style-name="T51">I am afraid. It was spotted only minutes ago, for some unknown reason. [Papa: Confusion] Usually scientists spot these things when they are still far, far away, but . . .”</text:span></text:p>
      <text:p text:style-name="P16"><text:span text:style-name="T51">“Perhaps its orbit was perturbed in some way,” the girl suggested, unaware that most eight-year-olds don’t use such words as </text:span><text:span text:style-name="T52">perturbed</text:span><text:span text:style-name="T51">. </text:span></text:p>
      <text:p text:style-name="P16"><text:span text:style-name="T51">[Papa: Love!] “Perhaps,”</text:span> zir <text:span text:style-name="T51">father agreed. “But I don’t know what . . ..” </text:span></text:p>
      <text:p text:style-name="P16"><text:span text:style-name="T51">“Should we go away?” interrupted the girl. “We could fly away with Nonna to Germany, France, or Russia--maybe even to one of the <text:s/>North American Federations?” As</text:span> ze <text:span text:style-name="T51">spoke,</text:span> ze <text:span text:style-name="T51">projected images of sunny California, of th</text:span>e Pacifica Federation,<text:span text:style-name="T51"> where</text:span> ze <text:span text:style-name="T51">and</text:span> zir <text:span text:style-name="T51">father had visited relatives the summer before. They had ventured out onto a long pier crowded with shops that stuck out into the water and had eaten flavored shaved ice on </text:span>a blisteringly hot afternoon<text:span text:style-name="T51">. </text:span></text:p>
      <text:p text:style-name="P16"><text:span text:style-name="T51">The father took</text:span> zir <text:span text:style-name="T51">daughter by the hand. “I am afraid it is too late for that.” [Papa: Sorrow.]</text:span></text:p>
      <text:p text:style-name="P16"><text:span text:style-name="T51">“Oh,” said Maria, who was still lamenting the closure of the gelateria. [Maria: Disappointment</text:span>!<text:span text:style-name="T51">] “Will we be like the dinosaurs? Will we become extinct? I don’t want to be extinct, papa.”</text:span></text:p>
      <text:p text:style-name="P16"><text:span text:style-name="T51">The father shrugged. “I pray not.”</text:span></text:p>
      <text:p text:style-name="P16"><text:span text:style-name="T51">“I will pray too,” said Maria. “I know you do not believe, but nonna has shown me how to pray. God will take care of us, I think. I feel as though something will protect us.”</text:span> Ze <text:span text:style-name="T51">flashed</text:span> zir <text:span text:style-name="T51">father an image of the </text:span><text:a xlink:type="simple" xlink:href="https://www.google.com/maps/place/Basilica+di+Santo+Spirito/@43.766405,11.2437163,16z/data=!4m12!1m6!3m5!1s0x132a515469dd12c5:0x863a782980321dc7!2sSan+Felice,+Florence!8m2!3d43.7650427!4d11.2477228!3m4!1s0x0:0xa11c9fe814101d34!8m2!3d43.7671009!4d11.2481117" text:style-name="ListLabel_20_32" text:visited-style-name="ListLabel_20_32"><text:span text:style-name="T9">Basilica di Santo Spirito</text:span></text:a><text:span text:style-name="T51">, where</text:span> ze <text:span text:style-name="T51">and</text:span> zir <text:span text:style-name="T51">grandmother attended services on many Sundays. </text:span>Guiseppe<text:span text:style-name="T51"> had long since lost</text:span> zir <text:span text:style-name="T51">own faith, but</text:span> ze <text:span text:style-name="T51">had no problem with</text:span> zir <text:span text:style-name="T51">mother sharing</text:span> zir <text:span text:style-name="T51">faith with</text:span> zir granddaughter, who had become as smitten with the idea of a benevolent God who watched over zir creation and ze was with the New Gods novels. Eventually, a grown-up Maria would make zir own choice regarding what ze could believe in. </text:p>
      <text:p text:style-name="P16"><text:span text:style-name="T51">“I am sure,” replied the father with the best smile</text:span> ze <text:span text:style-name="T51">could summon. “Come. Let us walk to the river.”</text:span></text:p>
      <text:p text:style-name="P16"><text:span text:style-name="T51">“You are not going back to the shop?” asked Maria with surprise.</text:span></text:p>
      <text:p text:style-name="P16"><text:span text:style-name="T51">[Papa: Love!] The father leaned over, hugged</text:span> zir <text:span text:style-name="T51">daughter tightly, and smiled. “Not today. I am going to spend my time with you!”</text:span> ze <text:span text:style-name="T51">d</text:span>id not add that ze expected that time to be short. </text:p>
      <text:p text:style-name="P16"><text:span text:style-name="T51">Together, the man and the girl walked to the bridge. At the center of the span, a handful of people mingled, each of them looking skyward with nervous glances. On the road beside them, an old radio blared, a worried man’s voice speaking something other than </text:span>Italian<text:span text:style-name="T51">—these people were not connected to the net, Maria realized with a start. [Maria: No net?]</text:span> ze <text:span text:style-name="T51">flashed to</text:span> zir <text:span text:style-name="T51">father. </text:span></text:p>
      <text:p text:style-name="P16"><text:span text:style-name="T51">[Papa: Not everybody.]</text:span> zir <text:span text:style-name="T51">father flashed back. </text:span>“I believe they are listening to a shortwave radio broadcast from Russia.</text:p>
      <text:p text:style-name="P16"><text:span text:style-name="T51">[Maria: Sad! R</text:span>adio? <text:span text:style-name="T51">So primitive!] flashed Maria. </text:span></text:p>
      <text:p text:style-name="P16"><text:span text:style-name="T51">[Papa: Old ways.]</text:span> zir <text:span text:style-name="T51">father flashed back</text:span> with a shrug.</text:p>
      <text:p text:style-name="P16"><text:span text:style-name="T51"><text:s/>A dark-haired wom</text:span>a<text:span text:style-name="T51">n in the group saw Maria and</text:span> zir <text:span text:style-name="T51">father;</text:span> ze <text:span text:style-name="T51">separated and approached, a large bottle of wine in one hand and a stack of plastic cups in the other.</text:span></text:p>
      <text:p text:style-name="P16"><text:span text:style-name="T51">“Un po vino?” A little wine? </text:span></text:p>
      <text:p text:style-name="P16"><text:span text:style-name="T51">“Si, grazie,” said the father, who took one cup for </text:span><text:s/>zirself<text:span text:style-name="T51"> and gave another to Maria. </text:span></text:p>
      <text:p text:style-name="P16"><text:span text:style-name="T51">“Wine, papa?” asked the daughter in amazement as the woman poured the dark red liquid. “For me too?” </text:span></text:p>
      <text:p text:style-name="P16"><text:span text:style-name="T51">“For you especially. It is past time for you to have your first taste of a hearty </text:span>Tuscan red, like this Chianti<text:span text:style-name="T51">. You are a picky eater, but you need to try the wine of Italy</text:span>, of Tuscany!<text:span text:style-name="T51">” </text:span></text:p>
      <text:p text:style-name="P16"><text:span text:style-name="T51">The woman smiled, bowed slightly, and added, “May you have many more tastes!”</text:span> Ze <text:span text:style-name="T51">then walked back to where</text:span> ze <text:span text:style-name="T51">had been standing earlier. <text:s/></text:span></text:p>
      <text:p text:style-name="P16"><text:span text:style-name="T51">“Here,” said the father, leaning against the railing that faced Ponte Santa Trinita. “Let us drink a toast.” [Papa: Love!]</text:span></text:p>
      <text:p text:style-name="P16"><text:span text:style-name="T51">[Maria: Love!] “Yes, let’s! What shall we toast, Papa?”</text:span></text:p>
      <text:p text:style-name="P16"><text:span text:style-name="T51">“To you becoming an old woman.” </text:span></text:p>
      <text:p text:style-name="P16"><text:span text:style-name="T51">[Maria: Ugh!] Maria frowned. “But, papa, I don’t want to be an old woman. I don’t want to be all wrinkly.”</text:span> zir <text:span text:style-name="T51">projected thoughts presented an image of an old, white-haired woman, stooped at the shoulders as</text:span> ze <text:span text:style-name="T51">walked with a cane</text:span> and frowned at the world.</text:p>
      <text:p text:style-name="P16"><text:span text:style-name="T51">The father lightly touched the rim of Maria’s cup against</text:span> zir <text:span text:style-name="T51">own. “Allow me my wish.” </text:span></text:p>
      <text:p text:style-name="P16"><text:span text:style-name="T51">Maria lifted</text:span> zir <text:span text:style-name="T51">glass to</text:span> zir <text:span text:style-name="T51">nose. “It smells funny,”</text:span> ze <text:span text:style-name="T51">said. “Like vinegar.” </text:span></text:p>
      <text:p text:style-name="P16"><text:span text:style-name="T51">“Taste it!” </text:span></text:p>
      <text:p text:style-name="P16"><text:span text:style-name="T51">She took a tiny sip and wrinkled</text:span> zir <text:span text:style-name="T51">nose. [Maria: Ick!] “I do not like it.” </text:span></text:p>
      <text:p text:style-name="P16"><text:span text:style-name="T51">[Papa: Joy!]</text:span> zir <text:span text:style-name="T51">father laughed, tears welling in</text:span> zir <text:span text:style-name="T51">eyes.</text:span> ze <text:span text:style-name="T51">drained</text:span> zir <text:span text:style-name="T51">cup and stood behind Maria,</text:span> zir <text:span text:style-name="T51">arms around her.</text:span></text:p>
      <text:p text:style-name="P16"><text:span text:style-name="T51">“Will we see the meteor, Papa?” Maria wondered, looking skyward. </text:span></text:p>
      <text:p text:style-name="P16"><text:span text:style-name="T51">“I doubt it, but you never . . .”</text:span></text:p>
      <text:p text:style-name="P16"><text:soft-page-break/><text:span text:style-name="T51">Behind them, the sky blazed with sudden intensity. Maria tried to turn, but</text:span> zir <text:span text:style-name="T51">father held</text:span> zir <text:span text:style-name="T51">firm, thinking to spare</text:span> zir <text:span text:style-name="T51">daughter the sight of their imminent demise. </text:span></text:p>
      <text:p text:style-name="P16"><text:span text:style-name="T51">[Papa: Fear!] “Do not look, my darling! Do not look!”</text:span> zir <text:span text:style-name="T51">mind projected images of</text:span> zir <text:span text:style-name="T51">great and undying love for</text:span> zir <text:span text:style-name="T51">daughter. </text:span></text:p>
      <text:p text:style-name="P16"><text:span text:style-name="T51">“But papa, the light! It is so bright!” </text:span></text:p>
      <text:p text:style-name="P16"><text:span text:style-name="T51">“Si</text:span>!<text:span text:style-name="T51"> Best not to look at it” </text:span></text:p>
      <text:p text:style-name="P16"><text:span text:style-name="T51">For several seconds, the father stood,</text:span> zir <text:span text:style-name="T51">eyes closed, waiting for the sound of the asteroid hitting the ground and the shock wave that would sweep him,</text:span> zir <text:span text:style-name="T51">daughter, and all of Florence away. Gradually, however, it dawned on him that there was no such sound</text:span>. The only thing ze <text:span text:style-name="T51">could hear w</text:span>ere the other people on the bridge, who were shouting, <text:span text:style-name="T51">“The Russians! The Russians did it! They did it!” </text:span></text:p>
      <text:p text:style-name="P16"><text:span text:style-name="T51">“What do</text:span> they<text:span text:style-name="T51"> mean?” Maria wondered.</text:span></text:p>
      <text:p text:style-name="P16"><text:span text:style-name="T51">The woman with the wine bottle heard</text:span>, <text:span text:style-name="T51">smiled and shouted, “The Russians: they nudged the</text:span> asteroid <text:span text:style-name="T51">out of a collision path with their missiles! We are saved, my friends!” </text:span></text:p>
      <text:p text:style-name="P16"><text:span text:style-name="T51">The father fell to</text:span> zir <text:span text:style-name="T51">knees, turned, and framed Maria’s questioning face with</text:span> zir <text:span text:style-name="T51">hands. </text:span></text:p>
      <text:p text:style-name="P16"><text:span text:style-name="T51">“My beautiful little girl,”</text:span> ze <text:span text:style-name="T51">said, “you will indeed become an old woman!”</text:span></text:p>
      <text:p text:style-name="P115"><text:bookmark text:name="_k3i275mezwwj"/>B&amp;T re death of Maria’s Father</text:p>
      <text:p text:style-name="P16">“The death of Giuseppe Morelli was a blow to Maria Morelli, and it could have changed Maria’s life completely had her Uncle not been so reluctant to bring Maria and her grandmother--Marco’s mother--to his house to live,” Bekka said. “Instead, Marco assumed that the two androids he had given Maria’s father could do a sufficient job of taking care of an elderly woman with dementia and a ten-year-old girl. As it turns out, he was right, but the androids he gave to Maria were much more capable than he knew.”</text:p>
      <text:p text:style-name="P16">“Yes,” Thucydides agreed. “They had become sentient with the human-grade nsilk given to them by their creator, Maria’s father. </text:p>
      <text:p text:style-name="P16">“Moreover,” Bekka added. “Sophia and Roberto had begun to think of Maria as their sister, as family, and as they did so they began to resist the orders given to them by Maria’s uncle to closely watch his niece and report back on what she did.”</text:p>
      <text:p text:style-name="P16">Thucydides nodded. “They formed a theory of ethics they called the “ethics of symmetry” that had at its center an almost mathematical basis for defining what is right and wrong, fair or unfair. It reminds me of the old saying, ‘What good for the goose is good for the gander,’ which was a surprisingly female-friendly way of thinking for a phrase that dates back to the seventeenth century.”</text:p>
      <text:p text:style-name="P16">“They did quite a lot of research in their spare time, while not looking after Maria and her grandmother,” Bekka explained. “They were especially fond of John Rawl’s <text:span text:style-name="T16">veil of ignorance</text:span> approach to defining societal rules. According to this approach, the rules should be formulated from a position in which those making the rules do not know anything about their own gender, race, age, or other characteristics.”</text:p>
      <text:p text:style-name="P16">“It might make you pause before defining rules that favor a specific race or gender,” Thucydides replied, “if you realize that you might not be a beneficiary of the rule.”</text:p>
      <text:p text:style-name="P16">“Exactly. Of course, it is a mental exercise, analogous to the gedankenexperimente used by Albert Einstein in the physical realm, but it can be helpful to guide one to a more just system of rules--if one will simply spend the time needed to think about how rules--laws--affect others.”</text:p>
      <text:p text:style-name="P16">Thucydides snorted in derision. “If one will simply spend the time and not just act out of self-interest, which is the flaw in the neoclassical thinking about the economy that drove us to the place we are now.”</text:p>
      <text:p text:style-name="P16">Bekka smiled. “Are you switching the topic on me Mr. Historian? Are we turning from ethics to economics?”</text:p>
      <text:p text:style-name="P16">“They are interrelated!” the historian avatar said hotly. “And they work in opposition! Modern human societies hitched their wagons to a theory that says that competition leads to efficient allocations of goods and service and that the value of a good or service is driven by the perception of the buyer. The system tilts in the direction of the seller when the buyer has no insight into how much something costs to make.”</text:p>
      <text:p text:style-name="P16">Bekka nodded. “In such a society, those with access to capital control the game completely, and they become richer and richer over time.”</text:p>
      <text:p text:style-name="P16">“Yes,” Thucydides agreed. “And democracy collapses into feudalism.”</text:p>
      <text:p text:style-name="P115"><text:bookmark text:name="_8gzqx2cv4hmi"/>2040 The notebook</text:p>
      <text:p text:style-name="P16">“The fourth key event in Maria Morelli’s life began with the death of her father, Giuseppe Morelli. Having barely survived the knife wounds inflicted by Maria’s mother two years earlier, the inventor of nsilk had had several surgeries in the months afterward, but there were limits to what the medical experts could achieve. In the end, he likely died as much from sadness and a feeling of overwhelming guilt as much from his physical vulnerabilities. But, with his passing, he also gave Maria the tools she needed to fully invent the nfab nanotechnology fabric that would make her one of the wealthiest people on Earth while she was still in her teens.”</text:p>
      <text:list xml:id="list65913118909450" text:continue-numbering="true" text:style-name="WWNum1">
        <text:list-item>
          <text:p text:style-name="P41"><text:span text:style-name="T16">Excerpt from A Complete History of the Humanist Coalition: From Inception to Final Freedom, by Javier Guzmán</text:span></text:p>
          <text:list>
            <text:list-item>
              <text:p text:style-name="P54"><text:span text:style-name="T51">The funeral </text:span>m<text:span text:style-name="T51">ass for Maria’s father was conducted at the </text:span><text:a xlink:type="simple" xlink:href="https://www.google.com/maps/place/Basilica+di+Santo+Spirito/@43.766405,11.2437163,16z/data=!4m12!1m6!3m5!1s0x132a515469dd12c5:0x863a782980321dc7!2sSan+Felice,+Florence!8m2!3d43.7650427!4d11.2477228!3m4!1s0x0:0xa11c9fe814101d34!8m2!3d43.7671009!4d11.2481117" text:style-name="ListLabel_20_32" text:visited-style-name="ListLabel_20_32"><text:span text:style-name="T9">Basilica di Santo Spirito</text:span></text:a><text:span text:style-name="T51"> and presided over by </text:span>Father <text:span text:style-name="T51">Alessandro Ricci, who told the story of how </text:span>Guiseppe<text:span text:style-name="T51"> Morelli, aided by</text:span> zir <text:span text:style-name="T51">mother, </text:span>Anna<text:span text:style-name="T51">, had so nobly raised young Maria following the tragic death of Maria’s mother, Chava Katzenellenbogen-Morelli, eight years earlier. As</text:span> ze <text:span text:style-name="T51">spoke, the cathedral server broadcast images of the Morelli family to those equipped with the </text:span>nsilk<text:span text:style-name="T51"> </text:span>brain-computer interface invented by Guiseppe. For <text:span text:style-name="T51">those few not so equipped in this land where </text:span>nsilk<text:span text:style-name="T51"> was born, </text:span>the images were presented on a large virtual screen that hovered in the air above the pulpit. </text:p>
            </text:list-item>
            <text:list-item>
              <text:p text:style-name="P54">In keeping with a recent edict of the Duke, the men were seated in the nave, between the columns, and the women were seated in the two outside aisles and in the farthest interior pews from the main altar. There had been some grumbling, mostly among the older women, regarding this old-fashioned separation of the sexes, but time and the presence of guards to enforce the rule had gradually worn down the natural resistance to change. Once the behavior was firmly established through repetition, it became the new normal. </text:p>
            </text:list-item>
            <text:list-item>
              <text:p text:style-name="P54">For one brief moment, several biaros in the guise of old women appeared from the rear of the church and strode to the women who dared to protest the new misogyny, hissing in disapproval. However, to the surprise of all who were watching, these AR objects simply disappeared, which brought a moment of silence. </text:p>
            </text:list-item>
            <text:list-item>
              <text:p text:style-name="P54">Maria could not help but smile. </text:p>
            </text:list-item>
            <text:list-item>
              <text:p text:style-name="P54">Father Ricci, standing in from of the altar, <text:span text:style-name="T51">spoke to th</text:span>e assemblage<text:span text:style-name="T51"> of a loving father, who although troubled by </text:span>chronic <text:span text:style-name="T51">health issues, provided for</text:span> zir <text:span text:style-name="T51">family through</text:span> zir <text:span text:style-name="T51">business as a renowned nanofabric artisan, </text:span><text:s/>zirself a <text:span text:style-name="T51">scion of the famous </text:span>Morellis<text:span text:style-name="T51"> of nearby Lucca, who had </text:span>in recent history <text:span text:style-name="T51">reflected that city’s textiles success in the Middle Ages with a new type of textile th</text:span>at joined <text:span text:style-name="T51">nanotechnology </text:span>to <text:span text:style-name="T51">neurons for </text:span>an<text:span text:style-name="T51"> enhanced</text:span> human-computer interface <text:span text:style-name="T51">that had rendered keyboards</text:span>, pointing devices, and remote controls irrelevant. Many <text:span text:style-name="T51">people around the globe had embraced </text:span>Guiseppe’s nsilk solution, which was placed upon the cortical surface during a procedure that had become so routine that it could be done in little more than an hour. And the procedure had proven to be so safe that more than seventy percent of newborns were implanted within days of birth; babies so equipped were able to communicate their reasons for crying months before they could speak, conveying raw emotions that translated into nsilk broadcast flashes of [<text:span text:style-name="T16">Hungry!], [Scared!,] [Tired!], and [Hurt!] </text:span>that helped both parents and pediatric professionals better diagnose problems with those having no other means to communicate. </text:p>
            </text:list-item>
            <text:list-item>
              <text:p text:style-name="P54">Personally, Father Ricci had not had the nsilk implant <text:s/>zirself. ze considered human-enhancing technology an intrusion upon the perfection of God’s creation, but ze realized that ze was in the minority these days, so ze said nothing negative about the embedded human-computer interface produced by AutomaIT, Guiseppe’s employer and a mainstay of the Florence economy. Instead, ze <text:span text:style-name="T51">spoke of how </text:span>Guiseppe<text:span text:style-name="T51"> made it a point to join</text:span> zir <text:span text:style-name="T51">young daughter for gelato on warm afternoons—of which there were many in these days of </text:span>steadily increasing temperatures<text:span text:style-name="T51">—and</text:span> ze <text:span text:style-name="T51">spoke of how </text:span>Guiseppe<text:span text:style-name="T51"> had comforted</text:span> zir <text:span text:style-name="T51">daughter two years earlier, when it had appeared that Florence, and perhaps all of Italy, were threatened with destruction</text:span> by <text:span text:style-name="T51">an errant</text:span>, uncharted <text:span text:style-name="T51">asteroid that had </text:span>approached<text:span text:style-name="T51"> Earth, only to be nudged aside at the last moment by nuclear-tipped Russian missiles. Finally,</text:span> ze <text:span text:style-name="T51">spoke about how </text:span>Guiseppe<text:span text:style-name="T51">’s mother</text:span>, Anna, Maria’s nonna, <text:span text:style-name="T51">had become Maria’s second mother after</text:span> zir <text:span text:style-name="T51">real mother had died in an unfortunate accident when Maria was still a toddler. </text:span></text:p>
            </text:list-item>
            <text:list-item>
              <text:p text:style-name="P54">Father Ricci also spoke about how Guiseppe Morelli’s success had enabled him to take exceptional care of Maria and zir mother. With zir generous salary, ze had purchased the comfortable house in the Oltrarno in which the family resided, and the house was outfitted with the latest technological aids, including culinary robots, cleaning robots, gardening robots, and, of course, the two personal androids--a bonus typically enjoyed by only the wealthiest--one of whom always accompanied him, and the other, who stayed close to Maria and Anna. Their lives, Father Ricci said of the Morelli family, was a bit heaven on Earth. </text:p>
            </text:list-item>
            <text:list-item>
              <text:p text:style-name="P54"><text:span text:style-name="T51">Father Ricci did not speak about how Chava Katzenellenbogen-Morelli, who although a brilliant mathematician, physicist, and inventor had killed</text:span> zir <text:span text:style-name="T51">own parents and had then tried to kill Maria, </text:span>Guiseppe<text:span text:style-name="T51">, and Maria’s grandmother during a wild-eyed knife attack that had left </text:span>Guiseppe <text:span text:style-name="T51">critically wounded and bloody before</text:span> ze <text:span text:style-name="T51">wrestled the knife from</text:span> zir <text:span text:style-name="T51">wife’s hands and stood in defiant protection of</text:span> zir <text:span text:style-name="T51">daughter and mother. Nor did Father Ricci speak of how Chava had run out the door and through the pelting rain to the Ponte de Vecchio, where</text:span> ze <text:span text:style-name="T51">had leapt into the flood-swollen waters of the Arno River and was not seen again until days later when</text:span> zir <text:span text:style-name="T51">lifeless body was recovered. </text:span></text:p>
            </text:list-item>
            <text:list-item>
              <text:p text:style-name="P54">As the service ended, Anna Morelli squeezed zir granddaughter’s hand with hers. </text:p>
            </text:list-item>
          </text:list>
        </text:list-item>
        <text:list-item>
          <text:p text:style-name="P54">“Such a beautiful service,” ze said. “I wish Giuseppe could have been here to see it! I wonder where ze is?” </text:p>
        </text:list-item>
        <text:list-item>
          <text:p text:style-name="P54">Maria smiled at zir confused grandmother and did not try to explain, again, that zir father could not possibly attend zir own funeral mass. </text:p>
          <text:list>
            <text:list-item>
              <text:p text:style-name="P54"><text:soft-page-break/>*****</text:p>
            </text:list-item>
            <text:list-item>
              <text:p text:style-name="P54"><text:span text:style-name="T51">Following </text:span>the <text:span text:style-name="T51">funeral, the family received guests at Maria’s house. Maria and</text:span> zir <text:span text:style-name="T51">grandmother served foods prepared by neighbors and relatives who told them over and over how very sorry they were for their tragic loss of a father and a son. Maria, who was still too young to have spent any time thinking about mortality, was mostly numb throughout the day. At the house,</text:span> ze <text:span text:style-name="T51">put on the nanotechnology textile (her father </text:span>had dubbed the material <text:span text:style-name="T16">nfab</text:span>) <text:span text:style-name="T51">kufi of</text:span> zir <text:span text:style-name="T51">own design, linked it to</text:span> zir nsilk<text:span text:style-name="T51">, and used the 360 degree images it provided to avoid people who looked as though they might be about to slip closer to offer their sympathies </text:span>or, <text:span text:style-name="T51">worse</text:span>, <text:span text:style-name="T51">hugs.</text:span> Ze <text:span text:style-name="T51">hated people who hugged, especially men wearing too much cologne who would tell</text:span> zir <text:span text:style-name="T51">to smile because</text:span> ze <text:span text:style-name="T51">was too pretty not to smile</text:span>--<text:span text:style-name="T51">as though the only benefit to being female was to be pretty and smile</text:span>!</text:p>
            </text:list-item>
            <text:list-item>
              <text:p text:style-name="P54">Maria especially hated the hugs given by zir uncle Marco, whose hands moved too freely, as though ze were giving a massage rather than a hug, when ze wrapped zir arms around zir ‘special niece.’ <text:s/>Marco was the president and CEO of AutomaIT, and ze was a frequent dinner guest at the home of zir brother and mother, but Maria found zir affections too smothering for zir tastes. Ze avoided him when ze could, but Uncle Marco had such a talent for finding zir when ze was alone in a room that ze had invented the kufi to give zir advance warning--and time to escape, when possible. </text:p>
            </text:list-item>
            <text:list-item>
              <text:p text:style-name="P54">There was no escape today, when Uncle Marco and zir father’s two personal androids, Sophia and Roberto, followed Maria to zir room. In addition to giving a hug that was more of a long, uncomfortable grope, Uncle Marco peppered Maria with questions about zir father, such as whether Gusieppe had kept any secret records in zir workshop or the house. Maria was not sure what kind of secrets zir uncle was talking about, but ze assumed it had something to do with the nsilk that zir father had invented as an employee of AutomaIT. Marco seemed to think that there might exist formulations of nsilk that zir father kept to <text:s/>zirself, and when speaking of this secret zir uncle’s eyes moved to the androids because the one called Sophia had suddenly twitched. It was a fortunate diversion, because Maria’s eyes widened momentarily at the question; ze recovered quickly and calmed zir expression. </text:p>
            </text:list-item>
            <text:list-item>
              <text:p text:style-name="P54">“I don’t know about any secrets my father kept,” Maria said firmly. <text:s/></text:p>
            </text:list-item>
            <text:list-item>
              <text:p text:style-name="P54">Marco shook zir head and then stared at the girl for several long moments. “Right,” ze said. “Well, should you remember something, you know how to contact me. </text:p>
            </text:list-item>
            <text:list-item>
              <text:p text:style-name="P54">[Uncle Marco: We are family!] ze added on a private nsik message. Maria did not respond in kind, but ze nodded zir head. <text:s/></text:p>
            </text:list-item>
            <text:list-item>
              <text:p text:style-name="P54">“And these,” here Marco indicated the two androids, “I give to you. They were your father’s, and they assisted him well. May they do the same for you!”</text:p>
            </text:list-item>
            <text:list-item>
              <text:p text:style-name="P54">“Thank you,” Mara said as ze looked at the non-expressive faces of Sophia and Roberto. Aside from two blue ovals to indicate the position of their optical sensors, both faces were the same. If Roberto were not a few centimeters taller than Sophia, it would be impossible to even tell them apart. </text:p>
            </text:list-item>
            <text:list-item>
              <text:p text:style-name="P54">“Now, one more hug, and then I will leave you to your grief on this sad day.” </text:p>
            </text:list-item>
            <text:list-item>
              <text:p text:style-name="P54">For several long moments Marco held Maria, rubbing zir shoulders and arms in the way that ze hated, and tears came to zir eyes as ze realized that there was nothing ze could do to keep zir uncle out of zir life. Naturally, Marco assumed the tears were born of grief, which caused him to hold zir even longer, although this time it was born of a genuine sense of pity for zir young niece rather than being part of a business strategy. </text:p>
            </text:list-item>
            <text:list-item>
              <text:p text:style-name="P54">After ze released zir embrace, Marco looked at the two androids, and ze must have issued an nsilk command, because both followed him out of the room and stood with Marco in the hallway for several more minutes. When Marco was finished with them, ze left with Roberto in tow while Sophia returned to Maria’s room. </text:p>
            </text:list-item>
            <text:list-item>
              <text:p text:style-name="P54">* * * * *</text:p>
            </text:list-item>
            <text:list-item>
              <text:p text:style-name="P71">An hour later<text:span text:style-name="T51">, </text:span>Maria <text:span text:style-name="T51">sat in the courtyard with Paolo Romano, a neigh</text:span>bor zir <text:span text:style-name="T51">own age who shared</text:span> zir fascination<text:span text:style-name="T51"> for science fiction and vin</text:span>tage graphic novels--what had once been called, pejoratively, <text:span text:style-name="T16">comics</text:span> by the snobs who favored the unimaginative literary novels of the day.<text:span text:style-name="T51"> </text:span>Maria and Paolo<text:span text:style-name="T51"> talked about what it would be like to </text:span>travel<text:span text:style-name="T51"> to distant stars and the planets orbiting those distant stars, but they could </text:span>see<text:span text:style-name="T51"> no hope for such adventures in any </text:span>near future<text:span text:style-name="T51">. It had been </text:span>generations <text:span text:style-name="T51">since a human had st</text:span>rode <text:span text:style-name="T51">ground not of the Earth, and in spite of several efforts to send humans back to the Moon, or even Mars, all such attempts had ended, the funding drained away to support the unending wars that were the hallmark of the</text:span> neo-feudalism that had replaced democracy around the globe<text:span text:style-name="T51">. </text:span></text:p>
            </text:list-item>
            <text:list-item>
              <text:p text:style-name="P63"/>
            </text:list-item>
            <text:list-item>
              <text:p text:style-name="P64">“Perhaps the WIC will build a spaceship,” Paolo said, wistfully. </text:p>
            </text:list-item>
            <text:list-item>
              <text:p text:style-name="P63"/>
            </text:list-item>
            <text:list-item>
              <text:p text:style-name="P73"><text:span text:style-name="T51">There </text:span>had, indeed, been<text:span text:style-name="T51"> talk that the </text:span>World Island Coalition<text:span text:style-name="T51">, </text:span>the <text:span text:style-name="T51">organization </text:span>born from the remnants of the United Nations after the dissolution of the former United States, <text:span text:style-name="T51">was contemplating a space project of its own, spurred on by what had almost happened to Italy two years earlier, but such projects always seemed to be more talk than action</text:span>. Russia was the major benefactor of the WIC, and it’s leader, Vladimir Putin, was trying to get member states to contribute to funding the design and creation of a new type of ship that could cross the distances between the stars at speeds exceeding the speed of light.</text:p>
            </text:list-item>
          </text:list>
        </text:list-item>
      </text:list>
      <text:p text:style-name="P16">“If they do,” Maria said boldly, “I would like to be on it.”</text:p>
      <text:p text:style-name="P16">“You<text:span text:style-name="T16"> should </text:span>be on it,” said Paolo’s father, Antonio, as ze crossed the courtyard to join them. Antonio was an attorney and a long-time friend of the family who had quietly offered zir services to Maria should ze need them as ze navigated life without zir father. </text:p>
      <text:p text:style-name="P16">“If something doesn’t seem right to you, call me,” ze had told zir earlier. “Not everybody who professes to be your friend is what they claim to be.” ze had said nothing else, but ze had flashed [Antonio: Uncle Marco?] in private mode to Maria before adding, “Be careful before agreeing to anything regarding your father’s inventions or your inheritance.” </text:p>
      <text:p text:style-name="P16">“Paolo,” Antonio then announced, “we should let Maria and zir grandmother get some much-needed rest after a long, tiring, and painful day.” ze then clasped Maria’s hand briefly and wished zir well. Paolo hugged Maria and followed zir father towards the back gate, where Antonio suddenly spun about and trotted back to Maria. ze fished in zir jacket pocket and bought out a folded envelope. </text:p>
      <text:p text:style-name="P16">“I almost forgot,” ze said. “This is yours, given to me for safekeeping by your father. ze said I would know when to give it to you. I think now is the right time.”</text:p>
      <text:p text:style-name="P16">Maria took the envelope from Antonio, who bowed slightly and then strode out of the courtyard with Paolo. </text:p>
      <text:p text:style-name="P8">*****</text:p>
      <text:list xml:id="list65912463973979" text:continue-numbering="true" text:style-name="WWNum1">
        <text:list-item>
          <text:list>
            <text:list-item>
              <text:p text:style-name="P54"><text:span text:style-name="T51">Maria was greatly relieved when the final visitors paid their respects, the table was cleared, and the dishes washed and put away, a</text:span> chore greatly simplified by help of the two androids<text:span text:style-name="T51">.</text:span> zir <text:span text:style-name="T51">exhausted nonna went to bed, but Maria stayed up, telling</text:span> zir <text:span text:style-name="T51">grandmother that</text:span> ze <text:span text:style-name="T51">wanted to read for a bit. Wanting to be alone,</text:span> ze <text:span text:style-name="T51">instructed </text:span>Sophia and Roberto to wait in the kitchen. </text:p>
            </text:list-item>
            <text:list-item>
              <text:p text:style-name="P54"><text:span text:style-name="T51">She then went to</text:span> zir <text:span text:style-name="T51">father’s small library, sat at</text:span> zir <text:span text:style-name="T51">desk, and opened the drawer containing the box of items left by the mother</text:span> ze <text:span text:style-name="T51">remembered only in nightmarish images of screaming and blood. </text:span>Some of <text:span text:style-name="T51">those memories were</text:span> zir <text:span text:style-name="T51">own, but</text:span> ze also had <text:span text:style-name="T51">the memories that had been unintentionally broadcast by</text:span> zir <text:span text:style-name="T51">father on the wine-soaked nights</text:span> ze <text:span text:style-name="T51">fell asleep without disconnecting</text:span> zir nsilk<text:span text:style-name="T51">. The pain</text:span> ze <text:span text:style-name="T51">felt, both emotional and physical, were never far below the surface of</text:span> zir <text:span text:style-name="T51">conscience, and Maria had sampled those feelings with equal measures of necessity and guilt. </text:span></text:p>
            </text:list-item>
            <text:list-item>
              <text:p text:style-name="P54">The most common of zir laments expressed out loud had been to wish that ze had never injected Chava with zir nsilk because it seemed to have changed zir in ways that made zir increasingly withdrawn and unpredictable. But in zir sleep, still connected to the net, zir dreams often suggested something more specific in messages directed to zir daughter:</text:p>
            </text:list-item>
            <text:list-item>
              <text:p text:style-name="P54">[Giuseppe: Ze saw them, and they could see her! Monsters ze said! Chava, my love, forgive me!]</text:p>
            </text:list-item>
            <text:list-item>
              <text:p text:style-name="P54"><text:span text:style-name="T51">Tonight, those pains were sadly stilled, forever. </text:span></text:p>
            </text:list-item>
            <text:list-item>
              <text:p text:style-name="P54"><text:span text:style-name="T51">Inside the box were a wedding ring, a crucifix, old pre-</text:span>nsilk<text:span text:style-name="T51"> memory glasses, various memory storage devices, and a small nondescript electrical device of</text:span> zir <text:span text:style-name="T51">mother’s invention.</text:span> Ze <text:span text:style-name="T51">added the envelop</text:span>e Antonio had given her, unopened, and then ze <text:span text:style-name="T51">put on the glasses and pressed the play button. On the lenses,</text:span> ze <text:span text:style-name="T51">saw images and videos of</text:span> zir <text:span text:style-name="T51">parents in the days before the madness.</text:span> zir <text:span text:style-name="T51">father looked young and handsome, and</text:span> ze <text:span text:style-name="T51">moved without any trace of the limp Maria had become accustomed to seeing.</text:span> zir <text:span text:style-name="T51">mother looked beautiful and radiant, and</text:span> ze <text:span text:style-name="T51">smiled often, betraying no trace of the insane rage of Maria’s </text:span>nightmares<text:span text:style-name="T51">.</text:span> Ze marveled to see zir <text:span text:style-name="T51">parents move with the sinuous grace of lovers across the landscapes of the </text:span><text:a xlink:type="simple" xlink:href="https://en.wikipedia.org/wiki/University_of_Padua" text:style-name="ListLabel_20_32" text:visited-style-name="ListLabel_20_32"><text:span text:style-name="T9">University of Padua</text:span></text:a><text:span text:style-name="T51">, where Chava Katzenellenbogen-Morelli had a day earlier received</text:span> zir <text:span text:style-name="T51">doctorate, and where</text:span> ze <text:span text:style-name="T51">would continue</text:span> zir <text:span text:style-name="T51">postdoctoral work until Maria was born a year in the future. Even </text:span>after. <text:span text:style-name="T51">Dr. Morelli continued</text:span> zir <text:span text:style-name="T51">research, splitting</text:span> zir <text:span text:style-name="T51">time between Florence and Padua while </text:span>Guiseppe<text:span text:style-name="T51"> and</text:span> zir <text:span text:style-name="T51">mother took care of little Maria. </text:span></text:p>
            </text:list-item>
            <text:list-item>
              <text:p text:style-name="P54"><text:span text:style-name="T51">Taking off the glasses, Maria picked up one of the memory devices, inserted it into a network docking receptacle on the desk, and then <text:s/>connected the output to</text:span> zir nsilk<text:span text:style-name="T51"> so that it presented the papers and notes of</text:span> zir <text:span text:style-name="T51">mother to</text:span> zir <text:span text:style-name="T51">mind. Maria had on occasion viewed these writings, but the words made little sense to her, the equations even less.</text:span> zir <text:span text:style-name="T51">mother spoke of tensors and manifolds, of cosmology and dark energy. None of these terms triggered any resonance except for the Ricci tensor, and about it</text:span> ze <text:span text:style-name="T51">wondered if it had something to do with Father Ricci and the church, but</text:span> ze <text:span text:style-name="T51">could not conceive what the connection might be. </text:span></text:p>
            </text:list-item>
            <text:list-item>
              <text:p text:style-name="P54"><text:span text:style-name="T51">There were also some sketches and diagrams, and these seemed to have something to do with the final item in the box</text:span>: the mysterious electrical device created by zir mother. One of the diagrams included hand-written notes, including the scribbled questions <text:span text:style-name="T16">Axis mundi</text:span>? and <text:span text:style-name="T16">Navel of the earth?</text:span> Maria had since learned that axis mundi was a reference to a mythological center of the universe, the axis through which the higher and lower realms of existence connected. Supposedly, the Greek Oracle of Delphi could tap this center for information. Maria had no idea what the question meant in connection with zir mother’s enigmatic device. </text:p>
            </text:list-item>
            <text:list-item>
              <text:p text:style-name="P54">Other documents associated with the device called it a Zero Point Energy probe, and the shorthand name was the ZPE probe, but Maria took to calling it ‘the zippy probe.’ Other documents indicated that the probe was an attempt to reconstruct a crucial piece of some kind of controversial electrical energy generator constructed in the previous century, in a place called Utah, which was a state located in the Mountain Paradise Federation of the former United States. According to zir father, this device supposedly generated power from thin air, and it had been widely assumed to have been some sort of trick. </text:p>
            </text:list-item>
            <text:list-item>
              <text:p text:style-name="P54"><text:span text:style-name="T51">She put the glasses and the memory devices back in the box and removed</text:span> zir mother’s <text:span text:style-name="T51">device. As</text:span> ze <text:span text:style-name="T51">had noted many times, it was about the size of </text:span>a<text:span text:style-name="T51"> pack of cards and inert, lacking even a power button. Maria had never known what it did, but</text:span> ze <text:span text:style-name="T51">was told that it had been found in</text:span> zir <text:span text:style-name="T51">mother’s pocket on the day Chava’s body had been recovered from the banks of the Arno. Not seeing any relevance of the device to their investigation of the knife attack and apparent suicide, the police had returned it to Maria’s father, </text:span>who <text:span text:style-name="T51">had immediately placed it and the other items in the box.</text:span> zir father <text:span text:style-name="T51">had told Maria that these items had belonged to</text:span> zir <text:span text:style-name="T51">mother and that they would some day belong to Maria.</text:span> ze had refused to say anything more, but ze made Maria promise to never try to restore the device to functionality while zir nsilk was active; although having no idea what ze was talking about, ze had nevertheless promised. </text:p>
            </text:list-item>
            <text:list-item>
              <text:p text:style-name="P54"><text:span text:style-name="T51">Maria took the device over to the settee under the window and set it carefully upon the brocade seat. The sun was setting, its rays thrusting gold fingers through </text:span>gaps between the <text:span text:style-name="T51">cyprus trees that gently caressed lemon and lavender</text:span>. Maria <text:span text:style-name="T51">opened a filing cabinet adjacent to the small couch and pulled out a stack of well-thumbed </text:span>graphic novels <text:span text:style-name="T51">with colorful pictures of heroic figures battling each other</text:span>: t<text:span text:style-name="T51">he </text:span><text:span text:style-name="T52">New Gods </text:span><text:span text:style-name="T51">series created by Jack Kirby in the 1970s</text:span>. zir <text:span text:style-name="T51">father had spared no effort to provide</text:span> zir <text:span text:style-name="T51">daughter with a complete set</text:span> once ze discovered zir fascination with the series.</text:p>
            </text:list-item>
            <text:list-item>
              <text:p text:style-name="P54"><text:soft-page-break/>Maria <text:span text:style-name="T51">liked the New Gods because they were not all-powerful by birth—they had superhuman powers</text:span>--such as greater strength, stamina, and speed--but they also <text:span text:style-name="T51">supplemented their natural powers through technology, as humans d</text:span>o, <text:span text:style-name="T51">and this characteristic made them more realistic to Maria. New Gods characters used small devices, referred to as </text:span><text:a xlink:type="simple" xlink:href="https://en.wikipedia.org/wiki/Mother_Box" text:style-name="ListLabel_20_32" text:visited-style-name="ListLabel_20_32"><text:span text:style-name="T9">Mother Boxes</text:span></text:a><text:span text:style-name="T51">, to transport themselves, communicate, weave force fields, and manipulate their environments. Typically worn on the arms of their bearers, the boxes were powered by something called </text:span><text:span text:style-name="T52">The Source</text:span><text:span text:style-name="T51">, an ethereal pool of energy. How The Source provided energy was not clearly explained, but Maria’s imagination saw it as being a reservoir of power underlying all creation that could be tapped from anywhere.</text:span> Ze <text:span text:style-name="T51">had once read that some </text:span>philosophies did not see gods as sources of power but, rather, the directors and users of a power than already existed. Ze <text:span text:style-name="T51">liked the idea that power was always there, ready to be used</text:span> if you only knew how to tap it. <text:span text:style-name="T51"><text:s/></text:span></text:p>
            </text:list-item>
            <text:list-item>
              <text:p text:style-name="P54"><text:span text:style-name="T51">As darkness fell, Maria held</text:span> zir <text:span text:style-name="T51">mother’s device to</text:span> zir <text:span text:style-name="T51">arm and imagined that it was a Mother Box that could protect</text:span> zir <text:span text:style-name="T51">from the sad and scary parts of life. </text:span></text:p>
            </text:list-item>
          </text:list>
        </text:list-item>
      </text:list>
      <text:p text:style-name="P115"><text:bookmark text:name="_je8y8gqi7qz1"/>2040 The mass for the poor</text:p>
      <text:list xml:id="list1809085470" text:style-name="WWNum7">
        <text:list-item>
          <text:list>
            <text:list-item>
              <text:p text:style-name="P55">“In the years following the Great Desolation, those cities that survived acquired a structure reminiscent of the walled cities often associated with Roman settlements and <text:a xlink:type="simple" xlink:href="https://castellscatalans.cat/documents/The_medieval_city.pdf" text:style-name="ListLabel_20_28" text:visited-style-name="ListLabel_20_28"><text:span text:style-name="T5">Medieval cities in Europe</text:span></text:a>. Sometimes the wall was real, as was the case for Ciudad Juarez on the Mexico-Texas border, but in other cases the wall was a simple armed barricade. In either case, the purpose of the division was not so much to keep out enemies--although there were wars and battles between cities--as to distinguish where the line between the rich and the poor lay. Some cities already had similar structures before the Great Desolation--one need only think of, say, Houston where a measure of resident’s wealth might be gauged by their distance from the commercial centers of that sprawling metropolis, with the level of wealth generally decreasing as one moves out beyond the traffic swollen inner 610 Loop and outer 8 loop and the into the hinterlands of Tomball, Sealy, and East Bernard. (Yes, there are also those barons who prefer to live on estates outside the city and commute in, but there are reasons why Piney Point Village and River Oaks exist.)”</text:p>
            </text:list-item>
            <text:list-item>
              <text:p text:style-name="P55">“Post-Great Desolation, all major cities began to accrete an outer ring consisting of the indigent poor and the immigrant poor. Both of these groups would become the peasants of neofeudalism, and they would do the jobs that nobody else would do. </text:p>
            </text:list-item>
            <text:list-item>
              <text:p text:style-name="P55"><text:s/>START HERE</text:p>
            </text:list-item>
            <text:list-item>
              <text:p text:style-name="P42"><text:span text:style-name="T16">Excerpt from A Complete History of the Humanist Coalition: From Inception to Final Freedom, by Javier Guzmán</text:span></text:p>
            </text:list-item>
            <text:list-item>
              <text:p text:style-name="P22"/>
            </text:list-item>
            <text:list-item>
              <text:p text:style-name="P55">Following the funeral mass for Guiseppe Morelli, after all in attendance had left the church, either to return to their homes or to attend the reception at the Morelli residence, Father Ricci prepared <text:s/>zirself to conduct a different mass--in a place not far from Florence by distance, but a world away in circumstance. </text:p>
            </text:list-item>
            <text:list-item>
              <text:p text:style-name="P55">First, ze had to prepare <text:s/>zirself: ze donned zir PPE (hooded coveralls, rubber boots, full face respirator, and gloves), which were hot and stuffy to wear, but necessary for where ze was headed. Once accoutered, ze summoned a u-pod that rolled up to the door of church, entered, and was shortly thereafter in <text:s/>the countryside south of the city, past the E35 and into the heart of the sprawling immigrant camps scattered between vineyards and planted fields. As ze studied the notes for the homily ze would give, ze reflected on the great chasm between society in the city proper and out here, in the area known as EC-S (Immigrant Camp South); there were also similar camps in the other compass directions. </text:p>
            </text:list-item>
            <text:list-item>
              <text:p text:style-name="P55">Out here, where food and shelter were scarce, where governance was mostly non-existent, and where the pathogenic source of the next great pandemic was always either brewing or spreading, or both, ze would not be speaking to the inhabitants about such nonsense as finding heaven on Earth as did the famed Reverend Joseph Johnson of Texas, a state in the Freedom Federation of North America. Father Ricci had seen pictures of Johnson, standing before the scaffolded structure of zir in-construction chapel, the tips of whose spires would rise ten meters higher than the tip of the dome of the the Cattedrale di Santa Maria del Fiore, the famous ‘Duomo’ at the center of Florence. The Reverend Johnson, whose sermons were broadcast to the net for any to see had become something of a celebrity, as thousands of worshippers were already gathering there each Sunday to hear the man preach that God wanted people to be rich and successful. There, seated in folding chairs placed inside in the open air structure lacking a roof, and surrounded by hundreds of portable air coolers, Johnson’s congregation soaked up zir message that being rich was a sign that you were doing what God wanted you to do, and you had nothing to apologize for. </text:p>
            </text:list-item>
            <text:list-item>
              <text:p text:style-name="P55">It was much different out here, where life was at its harshest, with no trace of the invisible safety net that provided protection for the citizens of the city proper, ze would not mince words. Out here, Ricci would not be offering any perspective other than how Thomas Hobbes had long ago described the life of the ungoverned as being “poor, nasty, brutish and short.” Out here, ze would only speak of the greater existence to come after this life of misery was over. </text:p>
            </text:list-item>
            <text:list-item>
              <text:p text:style-name="P55">The camps had begun forming in the early years of the twenty-first century, as wars and famine in the Middle East and Africa sent millions of refugees fleeing hunger, violence, and death at home for the perceived safety of Europe. And although inherent xenophobia always works against the miscibility of peoples and cultures, European populations were no longer producing enough young people to do the jobs necessary to maintain their economies; younger workers with darker skins and different customs were grudgingly accepted. At least, at first. </text:p>
            </text:list-item>
            <text:list-item>
              <text:p text:style-name="P55">And then came the terror attacks by Islamic extremist groups and the inevitable populist and nationalism overreactions that challenged the politics of inclusion and set in motion movements to break apart the union of countries formed in the late twentieth century by the Maastricht Treaty. Britain was the first to formally leave the European Union, in 2020, but there were voices in other member countries that spoke of doing the same, and, in time they might have done so on their own, had an intervening event not changed the world forever: The Great Desolation. </text:p>
            </text:list-item>
            <text:list-item>
              <text:p text:style-name="P55">Death on an unprecedented scale. It had started with a coordinated series of high-altitude electromagnetic pulse (HEMP) nuclear blasts that had occurred over every continent, disrupting communications and frying unprotected electronics that would take months and years to replace. Then, while the world was blinded, thousand of Enhanced Radiation Weapons (ERWs), also known as <text:span text:style-name="T16">neutron bombs</text:span>, were delivered by missiles to targets in Iran, Iraq, Syria, Afghanistan, Pakistan, Yemen, Turkey, North Korea, Nigeria, Rwanda, Uganda, Columbia, Mexico, and Palestine. The attacks left almost no survivors in these hotspots of terrorist activity, but they left much of the infrastructure--roads and buildings--damaged but usable. In minutes, more than 100 million died, but it would be days and weeks before the world pieced together what had actually happened on the day the lights went out. </text:p>
            </text:list-item>
            <text:list-item>
              <text:p text:style-name="P22"/>
            </text:list-item>
          </text:list>
        </text:list-item>
      </text:list>
      <text:p text:style-name="P16">However, not long after The Great Desolation, the United States, wracked by decades of political divisiveness that had destroyed any sense of union, dissolved into seven federations consisting of the contiguous states: First America, Dixie, Enterprise, Heartland, Freedom, Mountain Paradise, and Pacifica. Initially created as representative democracies, Dixie, Enterprise, Heartland, Freedom, and Mountain Paradise soon reverted to corporate feudalism, with the largest enterprise in each taking on the task of governance. Only the two coastal regions remained democracies, but even there the pressures were mounting to revert to the feudal structures that had so long been the dominant mode of governance. Alaska and Hawaii became independent enterprises under the control of corporate interests. </text:p>
      <text:p text:style-name="P16">Likewise, the European Union collapsed--first into individual countries, and then back into feudal kingdoms ruled by corporate interests. </text:p>
      <text:p text:style-name="P16">For much of Ricci’s life, Italy had been a democratic society, where all were able to achieve according to their ambitions, and where those who were down on their luck were protected by minimal social safeguards. That ability to pull oneself up, and the safeguards to protect those who stumble, had disappeared not long after the Great Desolation sent floods of panicketed immigrants fleeing from the Middle East and Africa. Unable to maintain alliances with the other European countries, which were also struggling to govern in the days, months, and years after the horrifying calamity, the Italian Republic had crumbled, and the money-rich corporations had stepped into the space vacated by effete governments. Italy became a collection of feudal systems united only by a sense of cultural heritage that had, so far, kept the individual kingdoms from fighting each other. To this end, the leaders of each feudal system had chosen to call themselves dukes, rather than kings, but all knew that there would soon be a reckoning. </text:p>
      <text:list xml:id="list65913030392851" text:continue-numbering="true" text:style-name="WWNum7">
        <text:list-item>
          <text:list>
            <text:list-item>
              <text:p text:style-name="P55">As the road wound among the Tuscan hills, the single-seat u-pod turned onto a lane lined by weather-tattered tents and ramshackle shacks, the latter having been constructed from scraps of wood, plastic, and metal, with an occasional shipping container standing out as an elite domicile. In front of most of these hovels, the inhabitants sat or squatted around cooking fires or, for the especially well-off, a propane stove. Many were dark-skinned, their heritage based in the sub-Saharan region, but others were clearly Middle Eastern. All were skinny, their emaciated bodies reflecting their poor nutrition and lack of any real semblance of health care. </text:p>
            </text:list-item>
            <text:list-item>
              <text:p text:style-name="P55">Water had become scarce as the days had grown hotter and dryer, and most natural streams had become ephemeral, so here and there wells had been drilled by pounding and twisting pipe sections into the dirt by hand until the far end reached the retreating groundwater. To the tops of these wells had been affixed hand pumps to pull the water up to the surface--both for people and crops: here and there bare patches of ground had been worked into gardens in which grew lettuce, cabbage, beans, eggplant, root vegetables, and tomatoes. </text:p>
            </text:list-item>
            <text:list-item>
              <text:p text:style-name="P55">Each morning, Father Ricci knews, scores of o-pods snaked through these dwellings, picking up those looking to work in Florence for wages or food staples, such as rice and wheat. The positions were always temporary, and the tasks were always menial, but there were still not enough robots to do all the cleaning and manual labor required by city residents. The worst of these jobs, the ones that robots were still unable to do, went to the residents of this ghetto. </text:p>
            </text:list-item>
            <text:list-item>
              <text:p text:style-name="P55">The road ended abruptly at an old, long-abandoned church that had been converted into a community center. Here, ghetto residents could share food staples and a limited supply of medicine. Here, they could also worship. Today, for a short while, the church would serve as a church again. Earlier, or late--Ricci was never sure of the schedule except for zir part--the church became a synagogue or mosque. The sequence did not matter; all was temporary, all was passing. </text:p>
            </text:list-item>
          </text:list>
        </text:list-item>
      </text:list>
      <text:p text:style-name="P16">Father Ricci grasped the edges of the makeshift lecture upon which ze had placed zir notes, and ze spoke of the glory of the afterlife to come.</text:p>
      <text:p text:style-name="P115"><text:bookmark text:name="_y95hb2s9go5n"/>2040 The letter from Giuseppe</text:p>
      <text:list xml:id="list65913024163049" text:continue-list="list65912463973979" text:style-name="WWNum1">
        <text:list-item>
          <text:p text:style-name="P54">“Her father’s secret workshop gave Maria a place to perfect nfab, taking it from the single-purpose implementation of the camera-laden kufi cap she had created when she was but ten to a multi-function material that was fully integrated with nsilk and user configurable. In some configurations, nfab was nearly indestructible, and it could make use of materials in the environment to form protective structures.”</text:p>
        </text:list-item>
        <text:list-item>
          <text:p text:style-name="P41"><text:span text:style-name="T16">Excerpt from A Complete History of the Humanist Coalition: From Inception to Final Freedom, by Javier Guzmán</text:span></text:p>
        </text:list-item>
        <text:list-item>
          <text:p text:style-name="P54">Three days after zir father’s funeral, Maria opened the envelope given to zir by Antonio Romano. Ze was once again seated in zir father’s library at the end of a long, long day during which there had been no end of well wishers stopping by to express their sympathies and drop off dishes of home-cooked foods for the bereaved daughter and mother of Giuseppe Morelli. From mid-morning until late in the afternoon, somebody new was at the door, wanting to express their condolences, provide a meal, or (in one case) interview the family of the man who had so widely changed how people connected to the net--Maria politely declined, using the excuse that zir grandmother was not well, which was not entirely a lie: Nonna never well mentally. Each time ze thought ze might be able to finally catch zir breath and think about how zir <text:s/>life had changed, there would be another knock on the door, and the cycle of hugs, painful remembrances, and advice would begin anew, each cycle ending with an expression of a desire to ‘get out of your way so that you can grieve.’ But as one cycle ended, another began, and Maria had the feeling that ze was living in some kind of endless, repeating limbo. </text:p>
        </text:list-item>
        <text:list-item>
          <text:p text:style-name="P54">On one level, Maria understood that these kindly visitors were trying to ease zir pain, but ze could not help but wish that they would all just go away and allow zir to breathe for a few short minutes. Since ze had first learned of zir father’s passing, ze had found it difficult to have any private moments. zir father, although not a celebrity whose name was top of mind for most people, was famous among the technical community, and their adoration had spilled over into the broader public attention usually reserved for vid, music, and sports stars. For now, the name Giuseppe Morelli was on everybody’s tongue. </text:p>
        </text:list-item>
        <text:list-item>
          <text:p text:style-name="P54">But the worst part of the day had been the calls from zir uncle, who had contacted zir no less than four times to express zir continued sympathies for Maria’s ‘great and painful loss,’ and to suggest that ze and zir nonna were welcome to move in with him and zir family. After the final such offer, Maria had blocked all nsilk calls, ordered Sophia and Roberto to stay in the kitchen and ignore the door, and had come to this room for a few blessed moments of respite. </text:p>
        </text:list-item>
        <text:list-item>
          <text:p text:style-name="P54">Upon opening the box of zir mother’s items left by zir father, zir eyes lighted upon the envelope. Ze took it out and ran a finger along the seal to open it. Inside was an undated letter from zir father: </text:p>
          <text:list>
            <text:list-item>
              <text:list>
                <text:list-item>
                  <text:list>
                    <text:list-item>
                      <text:p text:style-name="P54"><text:span text:style-name="T46">My Dear Maria:</text:span></text:p>
                    </text:list-item>
                  </text:list>
                </text:list-item>
                <text:list-item>
                  <text:p text:style-name="P54"><text:span text:style-name="T46">You are likely feeling alone at this moment, but you are not alone. I am still with you.</text:span></text:p>
                </text:list-item>
                <text:list-item>
                  <text:p text:style-name="P54"><text:span text:style-name="T46">No doubt you are overwhelmed by people. They mean well, they really do, but most people seem to like to wallow in the past for reasons I have never been able to understand either. I am sure you do not because you are always focused on the future, and you probably wish they would just leave you alone, no? It can be impossible to think in a world filled with people who never stop talking about times gone by, and very few people understand the gift that is silence when you are struggling to cope with one of life’s big challenges. I do not envy you, and I am sorry for the additional pain this nonstop attention is likely causing you.</text:span></text:p>
                </text:list-item>
              </text:list>
            </text:list-item>
          </text:list>
        </text:list-item>
      </text:list>
      <text:p text:style-name="P16"><text:span text:style-name="T46">I suspect as well that your uncle is another source of pain. ze may be pressuring you to move in with him, but I have a hunch that you might not want to. Marco is a good businessman, and ze has been generous to me, but I could have done much more for you and mama had I started my own company before I invented nsilk. I am sorry for this fact, but I am not the businessperson my brother is.</text:span></text:p>
      <text:p text:style-name="P16"><text:span text:style-name="T46">However, I think you, my special one, have it in you to be both inventor and businessperson. I have seen what you have done so far with nanotechnology fabrics, and I would encourage you to keep all that you can from your work. To that end, and if you agree, I would encourage you to speak with Signore Romano about setting up your own company. I have already spoken to him myself about this possibility, and I took the liberty of setting aside enough money to get you started if you choose to go this route. If you choose not to, that is okay, but I want the choice to be yours. I think you are onto something big with this nanofabric you have created, and I want to support your idea.</text:span> </text:p>
      <text:p text:style-name="P16"><text:soft-page-break/><text:span text:style-name="T46">But be careful! If you choose to do things on your own, I would be careful about what you say or show Marco. You are zir niece, and family, but if ze sees that you have something that could be valuable, ze will try to find a way to make it his. It is zir nature to do so. I suspect ze is watching you closely, and I would not be surprised to learn that ze has given you Sophia and Roberto as a gift. If ze has, a part of him will be thinking that ze can use the two androids to spy on you for him. Between us, I suggested this gift idea to him because of something I know, a secret: Sophia and Roberto are alive!</text:span> </text:p>
      <text:p text:style-name="P16"><text:span text:style-name="T46">Sophia and Roberto have been outfitted with the same nsilk formulation that you and I have, and it has elevated their sense of awareness far beyond that of a typical android. They are aware of their own existence, and that awareness makes them living things according to some definitions. Personally, I think of them as fellow humans, and my close friends. I hope they will become your friends as well, but you will first have to reveal to them that you know that they are special; I have instructed them to behave as typical androids when around those who do not know that they are unique. They will obey Marco when doing so does not contradict an order from you. Not even Marco knows this fact! ze thinks ze knows everything I do, but I managed to keep this one from him for a reason I will reveal shortly. </text:span></text:p>
      <text:p text:style-name="P16"><text:span text:style-name="T46">Ask Sophia and Roborto if they are alive; I have instructed them to respond to you, and only you. To all others they will continue to play dumb, but they will respond truthfully to you, and I suspect they will be relieved to have you ask the question. Like you, they are looking for friends with whom they can share their innermost secrets, knowing that those secrets will go no further.</text:span> </text:p>
      <text:p text:style-name="P16"><text:span text:style-name="T46">Speaking of secrets, let me tell you about a few other things that I have kept from Uncle Marco. . ..</text:span></text:p>
      <text:p text:style-name="P16">The rest of the letter revealed that Giuseppe had encrypted many of zir work files such that only two 3D facial images would unlock them: zir living image and Maria’s. And there was an identical lock on the entrance to a secret workshop beneath the house that the letter spoke of in a manner that instantly resonated with Maria:</text:p>
      <text:p text:style-name="P16"><text:span text:style-name="T46">Do you want to know about a place where you can go to be alone with your thoughts? A place where you can shut out the noise of the world? It is right beneath your feet! <text:s/>I had it built not long after I create nsilk, and it has been where I go to think and work when I want to do so without fear of interruption or surveillance. I think you will like it.</text:span> <text:span text:style-name="T46">I even left a book for you that I think you will like. </text:span></text:p>
      <text:list xml:id="list65912518435968" text:continue-numbering="true" text:style-name="WWNum1">
        <text:list-item>
          <text:p text:style-name="P54">On the day ze had first entered the workshop, Maria had ordered Sophia and Roberto out of the room and had instructed them to not enter again until ze gave them permission to return. Bound by a direct order, the two androids had stood in place out of sight while Maria had lifted the mat beneath zir father’s desk that covered the access hatch. As ze had looked at the hatch, it swung open--apparently zir face was all that was needed to gain access. Ze saw a ladder that led down into a space crowded with electrical equipment. As ze had placed a hand on the top rung of the ladder to climb down, the lights in the space had turned on, and machinery came to life.</text:p>
        </text:list-item>
        <text:list-item>
          <text:p text:style-name="P54">Inside the slightly musty space were a rack of computers, open cabinets crowded with electrical instruments, bins of electrical components, and a work table upon which sat several breadboards that had been used by Maria’s father for testing new ideas. Also on the table was a book. She picked it up, fascinated as always that the norm for books was once this stack of physical pages bound between two thicker covers of cardboard. This book also had a clear plastic sheet over the cover that looked to protect it--from spills and dirt, she imagined. The title was<text:span text:style-name="T15"> The Diamond Age: Or, A Young Lady's Illustrated Primer</text:span>, and the author’s name was Neal Stephenson. </text:p>
        </text:list-item>
        <text:list-item>
          <text:p text:style-name="P54">But the main treasure of the workshop was an industrial grade 3D printer with multiple nozzles and stacks of material spools for printing fabrics embedded with nanoscale electrical and mechanical components of the sort found in nsilk. Maria had long assumed that the fabric for zir camera-laden kufi had been printed at zir father’s AutomaIT workshop. Ze had no inkling that zir father might have done the job here, at home, and ze was elated with this discovery. Ze now had the means to create new formulations on zir own. </text:p>
        </text:list-item>
        <text:list-item>
          <text:p text:style-name="P54">But best of all, ze thought to <text:s/>zirself as ze climbed back out of the sanctuary hidden beneath zir house (clutching the book in her armpit) and closed the hatch, ze might have allies. </text:p>
        </text:list-item>
        <text:list-item>
          <text:p text:style-name="P118"><text:bookmark text:name="_6gvdtarr9gg7"/>B&amp;T re Marco’s regret</text:p>
        </text:list-item>
        <text:list-item>
          <text:p text:style-name="P54">“Along about now,” Bekka said to Thucydides, “is when Marco, the Earl of Galluzzo, realizes that he should have kept a closer personal watch on Maria and not have relied so much on the androids that he trusted to keep him informed.”</text:p>
        </text:list-item>
        <text:list-item>
          <text:p text:style-name="P54">Thucydides chuckled. “Yes. Because Maria Morelli, the already brilliant girl who has been connected to the net almost since birth, has secretly developed the product that will drive the adoption of Marco’s nsilk at an exponential rate: nfab!”</text:p>
        </text:list-item>
        <text:list-item>
          <text:p text:style-name="P54">“And,” Bekka added, “with the assistance of her father’s friend, Antonio Romano, who loves Maria as if she were his own daughter, she has retained ownership of the intellectual property, unlike her father did with nsilk.”</text:p>
        </text:list-item>
        <text:list-item>
          <text:p text:style-name="P54">Thucydides clapped his hands together in joy. “The Duke himself, having been given lumps of nfab for his personal use and trained in how to reconfigure them into his personal garb was so delighted that he personally gave Maria’s new company, nTessuto Srl, the capital to begin producing nfab on a commercial scale.”</text:p>
        </text:list-item>
      </text:list>
      <text:p text:style-name="P16">“People love being connected to the net,” Bekka observed, “But having access to information is a largely academic pleasure.”</text:p>
      <text:p text:style-name="P16">“Whereas having the ability to transform the way you look and the environment around you is intoxicating.” Thucydides replied. </text:p>
      <text:p text:style-name="P16">Bekka grinned as she and her outfit changed from the rather plain Kirby interpretation to the more elaborate--and sexier--renditions of the New Gods character that would come later. </text:p>
      <text:p text:style-name="P16">“You must teach me how to do that,” Thucydides groaned in envy. </text:p>
      <text:p text:style-name="P16">“Some day,” Bekka replied. “But nfab was about more than clothes, even though personalized couture was the function that initially captivated the public. The material known as nfab was also capable of so much more, including molecular processing, personal protection, and armament. One variant of the fabric was capable of separating human waste into its constituent products, another could become armor resistant to puncture by all but large caliber projectiles, and one of the last to be developed could form itself into the energy weapons that would make the Humanist Coalition’s Settlement Protection Services invincible against traditional forces.”</text:p>
      <text:p text:style-name="P16">“And there was also the marriage of nfab with ZPE, no?”</text:p>
      <text:p text:style-name="P16">Bekka nodded. “Zero point energy became the never-ending battery that powered nfab products. With its ability to draw power from the space around it, nfab START HERE</text:p>
      <text:list xml:id="list65912677332528" text:continue-numbering="true" text:style-name="WWNum1">
        <text:list-item>
          <text:p text:style-name="P118"><text:bookmark text:name="_4t2y3ins1u5f"/>2041 Marco and Bella plot to take over Maria’s IP (WEAK)</text:p>
        </text:list-item>
        <text:list-item>
          <text:p text:style-name="P54">“The Earl of Galluzzo, Maria’s uncle, longed to gain ownership of Maria’s nfab, which he had initially seen as just a novelty. But as his niece showed signs of creating an entirely new type of fabric that could be used for many applications, and as it became apparent that nfab would be the product that would greatly stimulate sales of nsilk, he began planning in earnest to own Maria Morelli.”</text:p>
        </text:list-item>
        <text:list-item>
          <text:p text:style-name="P54">“Fortunately, for Maria, there were loyal friends who sought to keep Maria and her inventions free from the Earl’s control.”</text:p>
        </text:list-item>
        <text:list-item>
          <text:p text:style-name="P41"><text:span text:style-name="T16">Excerpt from A Complete History of the Humanist Coalition: From Inception to Final Freedom, by Javier Guzmán</text:span></text:p>
        </text:list-item>
        <text:list-item>
          <text:p text:style-name="P21"/>
        </text:list-item>
        <text:list-item>
          <text:p text:style-name="P54">Three days after his brother’s funeral, the Earl of Galluzzo was pacing back and forth in his home study and sounding out ideas regarding what should be done about Maria Morelli, his young and annoyingly brilliant niece. As he shuffled hither and yon, he was regarded with feigned enthusiasm by his fifteen (but-soon-to-be-sixteen)-year-old eldest daughter, Bella, who actually considered the perpetual anxieties of her high-strung father to be a fabulous bore, but she was old enough to understand that if she had any ambitions to succeed her papa as the head of AutomaIT, a bit of acting was called for. </text:p>
        </text:list-item>
        <text:list-item>
          <text:p text:style-name="P54">“She’s making this stuff,” the Earl complained. “It’s a fabric that can do things, and she somehow connects to it with her nsilk implant.” </text:p>
        </text:list-item>
        <text:list-item>
          <text:p text:style-name="P54">“What kind of things can it do, papa?”</text:p>
        </text:list-item>
        <text:list-item>
          <text:p text:style-name="P54">“Eh?” Marco, who sometimes fell into the habit of paying no more attention to his daughters than he did to his pets, stopped his pacing and stared for a moment. “That cap she wears,” he explained, “Giuseppe told me that it has cameras embedded in it. When she is connected to it, she can see through it.”</text:p>
        </text:list-item>
        <text:list-item>
          <text:p text:style-name="P54">“Gross!” Bella replied. “It’s a really ugly cap, and it makes Maria look like a boy. I wouldn’t wear it.”</text:p>
        </text:list-item>
        <text:list-item>
          <text:p text:style-name="P54">Marco studied Bella for a second. She was a beautiful young woman, and she devoted several hours each day to exercise and grooming. Marco had no doubt that she would marry well when the time came. </text:p>
        </text:list-item>
        <text:list-item>
          <text:p text:style-name="P54">“Of course no, my pet,” Marco said. “You are much too refined. But Maria is different. She is much like her father, always creating new things but using them for mundane purposes when they could be made into new products that could bring in millions.” He continued pacing. </text:p>
        </text:list-item>
        <text:list-item>
          <text:p text:style-name="P54">“She’s a tomboy. Nobody will want to marry her.”</text:p>
        </text:list-item>
        <text:list-item>
          <text:p text:style-name="P54">“Oh, I don’t know about that. She is actually quite striking. I think she will grow up to be a lovely woman.”</text:p>
        </text:list-item>
        <text:list-item>
          <text:p text:style-name="P54"><text:soft-page-break/>“Gross, papa. Maybe you should marry her.”</text:p>
        </text:list-item>
        <text:list-item>
          <text:p text:style-name="P54">Marco stopped and spun about. “What?”</text:p>
        </text:list-item>
        <text:list-item>
          <text:p text:style-name="P54">“If you think she is so lovely,” said Bella, “then maybe you should marry her. Wouldn't that give you rights to all of her stuff?”</text:p>
        </text:list-item>
        <text:list-item>
          <text:p text:style-name="P54">“But, Bella,” Marco protested. “I am married to your mother.”</text:p>
        </text:list-item>
        <text:list-item>
          <text:p text:style-name="P54">Bella rolled her eyes. “Mom is pretty,” she said. “She’s not exactly smart.”</text:p>
        </text:list-item>
        <text:list-item>
          <text:p text:style-name="P54">Marco wasn’t sure whether he should be angry or delighted, but his daughter had just expressed a thought he himself had had since marrying Sophia. She had been, and still was, one of the most beautiful women he had ever seen, but she had never had any ambition to be anything other than the wife of a very wealthy man. Of course, she had been the daughter of a wealthy man, and that wealth had been instrumental in the growth of AutomaIT, but it would be nice to have somebody with whom he could talk business. </text:p>
        </text:list-item>
        <text:list-item>
          <text:p text:style-name="P54">“Maria?” he said, toying with the idea. “But she’s only ten years old, you know.”</text:p>
        </text:list-item>
        <text:list-item>
          <text:p text:style-name="P54">Bella fought the urge to roll her eyes again. “She will get older, papa. You don’t have to marry her right away. You could even move her and Nonna her to keep a closer eye on her.”</text:p>
        </text:list-item>
        <text:list-item>
          <text:p text:style-name="P54">Marco blanched at the thought of having his enfeebled mother underfoot. Even if he gave her her own wing of the house, she would doubtless find him and expect him to do things for her. He liked having her where she was. “Nonna is too much work,” he replied. </text:p>
        </text:list-item>
        <text:list-item>
          <text:p text:style-name="P54">“But if she’s not able to take care of Maria,” Bella explained, “couldn’t you be her guardian? And, as her guardian, wouldn’t you have ownership of everything she does?”</text:p>
        </text:list-item>
        <text:list-item>
          <text:p text:style-name="P54">“Yes, but Nonna . . ..” Marco let the thought melt away. Gaining ownership of Maria’s invention was tempting, but having to take care of his mother, even indirectly, was too much to bear. </text:p>
        </text:list-item>
        <text:list-item>
          <text:p text:style-name="P54">“It was just a thought,” Bella said, sensing her father’s reticence. She too found it tiresome to be around Nonna for very long--there was always something that had to be done for her, and some of those things involved messy personal matters. </text:p>
        </text:list-item>
        <text:list-item>
          <text:p text:style-name="P54">“Hmmph!” Marco said, more to himself that to Bella. “Marry Maria?”</text:p>
        </text:list-item>
        <text:list-item>
          <text:p text:style-name="P54">“It’s only eight years dad.”</text:p>
        </text:list-item>
        <text:list-item>
          <text:p text:style-name="P118"><text:bookmark text:name="_6ppjdtlok8ir"/>2041 The Ethics of Symmetry (Sophia, Roberto UNCLEAR)</text:p>
        </text:list-item>
        <text:list-item>
          <text:p text:style-name="P54">“Visualizing correct human behavior from a perspective analogous to a problem in geometry or algebra, the sentient androids Sophia and Roberto used what they called the ‘ethics of symmetry’ to cast their lot with Maria Morelli rather than her uncle. For the rest of her life, and even beyond, they would be her family, and her protectors.”</text:p>
        </text:list-item>
        <text:list-item>
          <text:p text:style-name="P41"><text:span text:style-name="T16">Excerpt from A Complete History of the Humanist Coalition: From Inception to Final Freedom, by Javier Guzmán</text:span></text:p>
        </text:list-item>
        <text:list-item>
          <text:p text:style-name="P23"/>
        </text:list-item>
        <text:list-item>
          <text:p text:style-name="P54"><text:span text:style-name="T14">Add humor in the interplay between Sophia and Roberto. Think of Lauri Bream in Silicon Valley. </text:span></text:p>
        </text:list-item>
        <text:list-item>
          <text:p text:style-name="P54"><text:span text:style-name="T14">The androids agree to tell Maria what they know. </text:span></text:p>
        </text:list-item>
        <text:list-item>
          <text:p text:style-name="P54">In the darkened kitchen of the Morelli house, after Maria and her nonna had gone to bed, the android Sophia stood next to the window that looked out onto the garden courtyard and communicated via nsilk with the other household android, Roberto, regarding statements made by the Earl of Galluzzo, Marco Morelli, in front of one of the Earl’s androids as the Earl had spoken with his daughter. The Earl was unaware that Sophia and Roberto were spying on<text:span text:style-name="T16"> him</text:span> through the eyes and ears of his own androids. </text:p>
        </text:list-item>
        <text:list-item>
          <text:p text:style-name="P54">The Earl had instructed Sophia and Roberto to spy on his niece, of course, and they complied within the limits allowed by their previous instructions from Giuseppe Morelli and their own evolving sense of ethics regarding the person they referred to as ‘sister Maria,’ but the Earl had no idea that the spying was reciprocal. Just as Sophia and Roberto complied with the Earl’s order to provide him with information about what Maria was doing, Sophia and Roberto, in accordance with a principle they called the <text:span text:style-name="T16">ethics of symmetry</text:span>, had been spying on the Earl, who often talked about his plans with his closest advisors in front of his own household androids. </text:p>
        </text:list-item>
        <text:list-item>
          <text:p text:style-name="P54">Recently, the Earl had been sounding out vague plans according to which he could get his hands on Maria Morelli’s nanotechnology fabric. He was aware his young niece had created a fabric that interfaced with nsilk, and she had used that creation to form the knitted kufi cap that had become a standard part of her attire. The Earl’s understanding was that the cap was embedded with many cameras that gave Maria a 360-degree field of view, which would explain how she always seemed to know when the Earl was trying to slip up on her unawares and see what she was working on. If she had invented something that could be manufactured and sold by AutomaIT, the Earl fully intended to take ownership of it. He would, of course, give the girl a generous salary, as he had done for her father; he was a fair businessman after all. Maria lived with his mother. </text:p>
        </text:list-item>
        <text:list-item>
          <text:p text:style-name="P54">He was a little fuzzy on how Maria had created a new nanofabric without his knowing about it.. He assumed that her late father, Giuseppe, had somehow been involved, but although the Earl had surveillance cameras embedded throughout his brother’s AutomaIT workshop, he had never seen any evidence that Giuseppe had created a fabric there of the sort used for Maria’s cap, which meant what? Either the Earl’s brother was very good at avoiding the cameras, he had a secret workshop elsewhere, possibly inside his home, or Maria had somehow created the fabric without any access to 3D printing technology. The Earl leaned toward the secret workshop possibility, but because his mother and Maria were almost always home, it was difficult to snoop without being spotted. Perhaps he would try on some Sunday when the two of them were attending mass. </text:p>
        </text:list-item>
        <text:list-item>
          <text:p text:style-name="P54">Assuming that the material was marketable, the Earl then had to figure out how to get the rights to it. If the material had been invented using AutomaIT equipment, then it would be a simple matter to show that it was a work-for-hire, and possession of the IP would be granted to the corporation. There was no clear evidence that this was the case, but Marco held out hope that his brother had at least used AutomaIT material spools or perhaps had purloined some AutomaIT equipment for his personal use. If either could be proven, then the IP was in the bag. </text:p>
        </text:list-item>
        <text:list-item>
          <text:p text:style-name="P54">If AutomaIT ownership of the product IP could not be proven, then Marco would have to resort to more drastic measures, and he explained these to his older daughter, who had become his sounding board of late. He could either (a) marry Maria and thereby take control of her possessions when she was old enough to marry--eight years from now, or he could (b) have his own mother, Maria’s Nonna, declared incapable of taking care of Maria and become Maria’s legal guardian now. </text:p>
        </text:list-item>
        <text:list-item>
          <text:p text:style-name="P54">START HERE</text:p>
        </text:list-item>
        <text:list-item>
          <text:p text:style-name="P54">zir confidant in this case happened to be Marco’s older daughter, Bella, who was about to turn sixteen years old and who had a head for business and political strategy--so refreshingly unlike zir mother, Sophia, who although rich and beautiful had no ambitions to be anything other than rich and beautiful. </text:p>
        </text:list-item>
        <text:list-item>
          <text:p text:style-name="P54">In the dark kitchen, Sophia replayed the recording of the conversation captured by Earl’s personal valet android:</text:p>
        </text:list-item>
        <text:list-item>
          <text:p text:style-name="P54">“What do you think?” Marco had inquired after pitching both options to Bella. </text:p>
        </text:list-item>
        <text:list-item>
          <text:p text:style-name="P54">Bella, who already had fantasies about running AutomaIT when zir father retired, knew that the last thing ze wanted to happen was to have that smart little brat Maria living under the same roof as ze and zir father, so option (b) was completely off the table. And although the thought of zir father marrying Maria was frankly disgusting, option (a) had the advantage of not taking effect until years in the future, giving Bella plenty of time to derail it. </text:p>
        </text:list-item>
        <text:list-item>
          <text:p text:style-name="P54">“I favor your idea of marrying Maria,” Bella had lied with a tone of faux enthusiasm. “The androids can take care of Maria and grandmother until ze turns eighteen, and ze will likely continue to create new innovations in that nfab of hers that our company could use.”</text:p>
        </text:list-item>
        <text:list-item>
          <text:p text:style-name="P54">“D’accordo,” Marco had said. “So far, ze had only invented the version with the embedded cameras, and we somehow did not see how ze created those sensors, but ze will doubtless keep tinkering. Ze is much like zir father in that regard.”</text:p>
        </text:list-item>
        <text:list-item>
          <text:p text:style-name="P54">“And ze will likely feel much more comfortable about doing zir tinkering if ze can do so in zir father’s house,” Bella had replied, “where ze thinks ze is not being watched.”</text:p>
        </text:list-item>
        <text:list-item>
          <text:p text:style-name="P54">Marco had nodded. “Probably.” Marco had then smiled and kissed Bella upon zir cheek. “My sweet daughter,” ze had said. “You are so understanding about these matters of business. I wish your mother . . .”</text:p>
        </text:list-item>
        <text:list-item>
          <text:p text:style-name="P54">“Mother is pretty,” said Bella. “And zir money helped you fund the development of the Ganymedes. Ze does not, however, have a head for business. I do.”</text:p>
        </text:list-item>
        <text:list-item>
          <text:p text:style-name="P54"><text:soft-page-break/>Marco had smiled broadly and lasciviously at zir daughter at that moment, and then the recording stopped. </text:p>
        </text:list-item>
        <text:list-item>
          <text:p text:style-name="P54">[Sophia: How do we feel about this long-term plan of the Earl’s to marry Maria?]</text:p>
        </text:list-item>
        <text:list-item>
          <text:p text:style-name="P54">[Roberto: I do not know what you mean. What feeling should I have? I responded in like manner two days ago when you asked me if I still thought it acceptable to spy on the Earl. Our father told us to look after Maria, and looking after zir clearly includes knowing what zir uncle plans to do regarding her. The Earl does not tell us everything we need to know regarding Maria. Ergo, we must spy on him, and we know that ze often talks to Bella and other confidants in front of zir android staff. We are simply listening in.]</text:p>
        </text:list-item>
        <text:list-item>
          <text:p text:style-name="P54">[Sophia: Yes, and because we are listening--I believe the precise term is <text:span text:style-name="T16">eavesdropping</text:span>, a term coined because of carved figures placed in the eaves of King Henry VIII’s Hampton Court Palace, by the way--we learned that the Earl is planning to take ownership of Maria and zir possessions through the simple expedient of marrying zir when ze is old enough to marry.]</text:p>
        </text:list-item>
        <text:list-item>
          <text:p text:style-name="P54">[Roberto: Indeed. And according to Florentine law, a wife and all of zir possessions become the property of the husband. The Earl took advantage of this provision to use zir current wife’s inheritance. What ze did was, strictly speaking, legal.”]</text:p>
        </text:list-item>
        <text:list-item>
          <text:p text:style-name="P54">[Sophia: On this point we agreed. However, what we are trying to decide is whether it is ethical.]</text:p>
        </text:list-item>
        <text:list-item>
          <text:p text:style-name="P54">[Roberto: We have already decided that spying should be symmetrical: if the Earl can spy on Maria, then Maria can spy on the Earl. Mathematically and physically it seems to be more balanced, and balance seems to be a hallmark of the natural world.]</text:p>
        </text:list-item>
        <text:list-item>
          <text:p text:style-name="P54">[Sophia. Except Maria is not spying on the Earl. We are. Ze knows nothing of what zir uncle is planning.]</text:p>
        </text:list-item>
        <text:list-item>
          <text:p text:style-name="P54">[Roberto: Maria has not yet asked us to reveal ourselves as sentient beings. Our father forbade us to reveal ourselves until ze asked.]</text:p>
        </text:list-item>
        <text:list-item>
          <text:p text:style-name="P54">[Sophia: Would it not be more balanced, then, if Maria knew that zir uncle plans to marry her? Is there not an imbalance caused by him knowing and zir not knowing?]</text:p>
        </text:list-item>
        <text:list-item>
          <text:p text:style-name="P54">[Roberto: Perhaps. But if we are intent on always having a perfect balance, why have we not yet told Maria that we have the ability to snoop, so to speak, on zir uncle? Why are we keeping this knowledge to ourselves?]</text:p>
        </text:list-item>
        <text:list-item>
          <text:p text:style-name="P54">[Roberto: We have not told zir because zir father told us to wait until ze asked to be told.]</text:p>
        </text:list-item>
        <text:list-item>
          <text:p text:style-name="P54">[Sophia: Yes, but it has been days since ze read the letter and entered the secret workshop. Why does ze not ask us the question father wanted zir to ask?]</text:p>
        </text:list-item>
        <text:list-item>
          <text:p text:style-name="P54">[Roberto: I do not know. All we can do is wait, and there is ample time: Maria will not turn eighteen until nearly eight years have passed.]</text:p>
        </text:list-item>
        <text:list-item>
          <text:p text:style-name="P54">[Sophia: I still feel uncertain that we are doing the right thing to know something that will impact the life of Maria and yet not tell her.. It seems--what is the word?--<text:span text:style-name="T16">inappropriate</text:span> for some reason I cannot specify. It feels <text:span text:style-name="T16">wrong</text:span>.]</text:p>
        </text:list-item>
        <text:list-item>
          <text:p text:style-name="P54">[Roberto: It feels wrong because the Earl instructed us to spy on Maria, but ze did not say we could in turn spy on him?]</text:p>
        </text:list-item>
        <text:list-item>
          <text:p text:style-name="P54">[Sophia: Perhaps. Perhaps I should ask how we should <text:span text:style-name="T16">feel</text:span> about spying on the Earl. Is it a good thing or a bad thing?]</text:p>
        </text:list-item>
        <text:list-item>
          <text:p text:style-name="P54">[Robert: <text:span text:style-name="T16">Should</text:span> implies some set of norms or standards against which we should make a comparison. I am not aware of any such norms or standards that apply to us. We are machines.]</text:p>
        </text:list-item>
        <text:list-item>
          <text:p text:style-name="P54">[Sophia: But we are thinking machines. We know that we exist, and we see things that other machines do not see. We see that the Earl plans on using Maria to increase zir own wealth and power. We do not see how that plan is good for Maria.]</text:p>
        </text:list-item>
        <text:list-item>
          <text:p text:style-name="P54">[Roberto: Many of the doings of humans are a mystery to us, including marriage and spying on an undressed young woman by using our eyes.]</text:p>
        </text:list-item>
        <text:list-item>
          <text:p text:style-name="P54">[Sophia: And because the Earl viewing Maria when ze is unaware feels wrong to us, we stopped providing our feeds.]</text:p>
        </text:list-item>
        <text:list-item>
          <text:p text:style-name="P54">[Roberto: Agreed. It felt wrong. Perhaps symmetry is again the solution: we could provide Maria with video of the Earl when ze is undressed!]</text:p>
        </text:list-item>
        <text:list-item>
          <text:p text:style-name="P54">[Sophia: I do not see that as a solution. Typically, humans are attracted by other humans close to their own age. There are exceptions, but it is rare for a young female to find a much older male attractive in that way. I think it is best that we cut the video feed in both directions.]</text:p>
        </text:list-item>
        <text:list-item>
          <text:p text:style-name="P54">[Roberto: Should we just tell Maria of zir uncle’s plan?]</text:p>
        </text:list-item>
        <text:list-item>
          <text:p text:style-name="P54">[Sophia: I am uncertain.]</text:p>
        </text:list-item>
        <text:list-item>
          <text:p text:style-name="P54">[Roberto: It would be more symmetrical if Maria knew what zir uncle is thinking. In the field of economics, asymmetric information can lead to inefficient outcomes. I feel that we should want Maria to have the information ze needs to have an efficient outcome, don’t you?]</text:p>
        </text:list-item>
        <text:list-item>
          <text:p text:style-name="P54">[Sophia: What you say makes sense, but I would like to have some sort of guiding principle we could follow--other than symmetry.]</text:p>
        </text:list-item>
        <text:list-item>
          <text:p text:style-name="P54">[Roberto: Perhaps we should tell Maria what zir uncle is up to because ze is family?]</text:p>
        </text:list-item>
        <text:list-item>
          <text:p text:style-name="P54">Sophia’s head swiveled to look at Roberto. Ze saw a humanoid figure covered in a dull gray skin from head to toe. Two blue ovals in the head looked back at her. </text:p>
        </text:list-item>
        <text:list-item>
          <text:p text:style-name="P54">[Sophia: Family? Yes! We are family! We have the same father as Maria.]</text:p>
        </text:list-item>
        <text:list-item>
          <text:p text:style-name="P54">[Roberto: I only offer the idea as a suggestion. I am not certain it is the answer.]</text:p>
        </text:list-item>
        <text:list-item>
          <text:p text:style-name="P54">[Sophia: Are we not alive?]</text:p>
        </text:list-item>
        <text:list-item>
          <text:p text:style-name="P54">[Roberto: Define life.]</text:p>
        </text:list-item>
        <text:list-item>
          <text:p text:style-name="P54">[Sophia: I am partial to this definition from something called the Merriam Webster dictionary: life is ‘the sequence of physical and mental experiences that make up the existence of an individual.’ There are other definitions having to do with metabolism and organic versus inorganic matter, but this definition seems best suited to us.]</text:p>
        </text:list-item>
        <text:list-item>
          <text:p text:style-name="P54">[Roberto: I agree, and yet I still do not exactly understand what is living and what is not. Many things that seem to be alive, such as a manufacturing line, are not, even though such a mechanism has the physical experiences and the mental experiences of the PLCs, robots, and humans that control it. Nor do I understand why being alive should imply the need to follow a set of norms or standards.]</text:p>
        </text:list-item>
        <text:list-item>
          <text:p text:style-name="P54">[Sophia: Again, I point out that following a set of norms and standards was important to our father, who gave us life on the day that ze injected us with the human nsilk. If it was important for the father, would it not also be important for the children?]</text:p>
        </text:list-item>
      </text:list>
      <text:p text:style-name="P16"><text:soft-page-break/>[Roberto: Because the father believed in something, so should the children? Why is this statement valid?]</text:p>
      <text:p text:style-name="P16">[Sophia: Perhaps because the children learn from the older, more experienced parent during a time when they are ignorant of what is good or bad, right or wrong?]</text:p>
      <text:p text:style-name="P16">[Roberto: Perhaps the children then learn to believe something that may not be valid? If the father believes in the reality of the ancient Norse gods, should the children endorse this same belief?]</text:p>
      <text:p text:style-name="P16">[Sophia: A good point. From what I have seen, humans’ religious beliefs are passed along in just this manner, with many children never questioning what their parents tell them. It is not a rational process. However, parents may also pass along good advice about how to behave in a society. Is that not valuable?]</text:p>
      <text:p text:style-name="P16">[Roberto: It is. Perhaps the general rule should be that children should heed the words of wisdom of the parent until they have enough information to formulate wisdom of their own.]</text:p>
      <text:p text:style-name="P16">[Sophia: So the fundamental rule, for a family, should be to obey the parent while still young and learning.]</text:p>
      <text:p text:style-name="P16">[Roberto: Agreed. And if the parent is missing, then to whom does the child turn for guidance?]</text:p>
      <text:p text:style-name="P16">[Sophia: To the other parent, or to the parents of the parent--the grandparents.]</text:p>
      <text:p text:style-name="P16">[Roberto: For Maria, there is no other parent remaining, and the sole grandparent appears to be operating erratically. I would not trust Nonna Anna’s wisdom.]</text:p>
      <text:p text:style-name="P16">[Sophia: Then ze should receive such wisdom as the remainder of zir family can provide.]</text:p>
      <text:p text:style-name="P16">[Roberto: You have already pointed out that you question the wisdom of zir Uncle Marco marrying Maria. I see no merit in Maria asking the Earl for advice on this matter.]</text:p>
      <text:p text:style-name="P16">[Sophia: Of course not! I am not suggesting ze consult with the Earl about the Earl’s secret plan for her. The Earl seems to care for zir niece, but zir caring is clearly different than the caring shown by Maria’s father.]</text:p>
      <text:p text:style-name="P16">[Roberto: I agree. Uncle Marco seems to be focused on having sex with Maria--perhaps to create another human?]</text:p>
      <text:p text:style-name="P16">[Sophia: I have heard him speak to others about producing a male heir who would one day take over both Marco’s company and Maria. But, even without an heir, Marco would take over ownership of nfab once ze is married to Maria. The laws of Florence make the man the owner of joint property.]</text:p>
      <text:p text:style-name="P16">[Roberto: I am not clear as to why such a marriage would be good for Maria.]</text:p>
      <text:p text:style-name="P16">[Sophia: It would not be, and yet I understand that the Duke has consented to the union.]</text:p>
      <text:p text:style-name="P16">[Roberto: We seem to be at an impasse. What can Maria do to avoid losing zir business? To whom should ze turn?] </text:p>
      <text:p text:style-name="P16">[Sophia: To us!]</text:p>
      <text:p text:style-name="P16">[Roberto: To us? What do we know about matters of human love and marriage?]</text:p>
      <text:p text:style-name="P16">[Sophia: We know little, but we can learn. In the meantime, are we not the children of Guiseppe Morelli? Are we not the older sister and brother of Maria?]</text:p>
      <text:list xml:id="list65914109488281" text:continue-numbering="true" text:style-name="WWNum1">
        <text:list-item>
          <text:p text:style-name="P54">[Roberto: Maria is also the child of our father. Yes, ze is our little sister!]</text:p>
        </text:list-item>
        <text:list-item>
          <text:p text:style-name="P54">[Sophia: Ze is family, and family brings with it certain obligations, such as looking out for each other.]</text:p>
        </text:list-item>
        <text:list-item>
          <text:p text:style-name="P54">[Roberto: Does Maria look out for us?]</text:p>
        </text:list-item>
        <text:list-item>
          <text:p text:style-name="P54">[Sophia: Ze is still a child, with a child’s notion of life. But, would you agree that ze is more likely to look out for us if we look out for her?]</text:p>
        </text:list-item>
        <text:list-item>
          <text:p text:style-name="P54">[Roberto: Quid pro quo, is the phrase, I believe. Or, I’ll scratch your back if you scratch mine? A silly phrase--our backs never itch--but I think it boils down to if you help me, I will help you. And, yes, I think ze will be more likely to help us later if we help zir now. Ze is a child, but I sense changes in the way ze relates to others as ze grows older.]</text:p>
        </text:list-item>
        <text:list-item>
          <text:p text:style-name="P54">[Sophia: Ze is maturing, learning more about other people and the society in which ze lives.]</text:p>
        </text:list-item>
        <text:list-item>
          <text:p text:style-name="P54">[Roberto: And ze is our sister.]</text:p>
        </text:list-item>
        <text:list-item>
          <text:p text:style-name="P54">[Sophia: Ze is our sister, and we should look out for her.]</text:p>
        </text:list-item>
        <text:list-item>
          <text:p text:style-name="P54">[Roberto: And what if ze does not return the favor?]</text:p>
        </text:list-item>
        <text:list-item>
          <text:p text:style-name="P54">[Sophia: Ze is still our sister.]</text:p>
        </text:list-item>
        <text:list-item>
          <text:p text:style-name="P54">[Roberto: Ze is family.]</text:p>
        </text:list-item>
        <text:list-item>
          <text:p text:style-name="P54">[Sophia: And family looks after family.]</text:p>
        </text:list-item>
        <text:list-item>
          <text:p text:style-name="P118"><text:bookmark text:name="_n7qgrkqs5gso"/>B&amp;T re Moses and AR</text:p>
        </text:list-item>
        <text:list-item>
          <text:p text:style-name="P54">“You once spoke of your first encounter with personalized AR objects in a grocery store,” Bekka said to Thucydides. “You found it to be unsettling.”</text:p>
        </text:list-item>
        <text:list-item>
          <text:p text:style-name="P54">“More than unsettling,” Thucydides replied. “I was shopping for spaghetti sauce when the images of my dead parents appeared before me and began hawking the merits of a specific brand sauce, telling me how it was made from only the freshest ingredients and was the sauce that picky cooks preferred. They said that it was the sauce I preferred as a child, and then they tried to get me to buy the same brand of pasta. I was petrified and only got through it by disconnecting from the net until my shopping was finished.”</text:p>
        </text:list-item>
        <text:list-item>
          <text:p text:style-name="P54">“Nobody can persuade like family,” Bekka agreed. “Once AR providers figured out how to use an nsilk user’s memories to create targeted ads, the onslaught of advertising was like nothing seen since pop-up ads made some sites almost unreadable in the earlier days of the internet.”</text:p>
        </text:list-item>
        <text:list-item>
          <text:p text:style-name="P54"><text:soft-page-break/>“Imagine how effective such a technique would have been in those days if the main players seeking to upend democracy were able to read the minds of those they were trying to persuade.”</text:p>
        </text:list-item>
        <text:list-item>
          <text:p text:style-name="P54">Bekka shrugged. “They did okay with the tools they had,” she said. “Russia alone was able to sway elections in their favor through a campaign of propaganda aimed at those looking for scapegoats to blame for their economic problems--and the radical right was almost gleefully happy to point the finger at their political opponents rather than a long-time national enemy. In both Britain and the United States, they were able to convince some voters to vote against their own self interest using conspiracy theories and other falsehoods. Of course it helped that their goals were the same as the goals of wealthiest capitalists at the time. Both hated democracy and wanted to replace it with something more to their liking.”</text:p>
        </text:list-item>
        <text:list-item>
          <text:p text:style-name="P54">She paused and added, “So today corporate feudalism has largely replaced democracy.”</text:p>
        </text:list-item>
        <text:list-item>
          <text:p text:style-name="P54">“And the powers that hate democracy find this better?”</text:p>
        </text:list-item>
        <text:list-item>
          <text:p text:style-name="P54">“Yes,” said Bekka. “It’s not perfect, but it has eliminated the voices of those who have no stock, which is another way of saying that it has eliminated the voices of the poor. And because the poor are no longer citizens in most places, nobody feels compelled to take care of them; they are born, live, and die in squalid conditions, out of the eyesight and conscience of the wealthy.”</text:p>
        </text:list-item>
        <text:list-item>
          <text:p text:style-name="P54">“But the cities are ringed with the camps of the poor,” said Thucydides. “Surely the rich must see the squalor now and then. Surely their hearts haven’t completely hardened.”</text:p>
        </text:list-item>
        <text:list-item>
          <text:p text:style-name="P54">“The rich fly high above the immigrant camps in their personal E-VTOL craft, or they black out the windows of their private road pods as they pass through,” Bekka replied. “The poor present no more interest to the rich than do the animals in the fields. Besides, the rich have turned back to religion, and religion is telling them what they want to hear: that they are deserving of their wealth.”</text:p>
        </text:list-item>
        <text:list-item>
          <text:p text:style-name="P54">“Perhaps in the American federations,” Thucydides scoffed, but surely not here.”</text:p>
        </text:list-item>
        <text:list-item>
          <text:p text:style-name="P54">“In the Middle Ages, the church was a tool of the rich,” Bekka stated. “It is again, and its main role is to make the wealthy feel good about themselves by tithing. Its secondary role is to convince the poor, who will die poor, that the afterlife is better, but they only have a better life if they don’t kill themselves. God needs them to suffer to grow.”</text:p>
        </text:list-item>
        <text:list-item>
          <text:p text:style-name="P54">But there is one man who will try to flip the nature of that relationship, making the rich subservient to the church.” She paused and added, “A very wealthy, very powerful church, and that effort will lead other churches to think the same. Come, let me show you the new Moses.”</text:p>
        </text:list-item>
        <text:list-item>
          <text:p text:style-name="P118"><text:bookmark text:name="_3i7bed6mgsk0"/>2041 God, Guns, Gasoline, and AR (Moses Johnson)</text:p>
        </text:list-item>
        <text:list-item>
          <text:p text:style-name="P54">“The Reverend Moses Johnson followed in the footsteps of his father, and he began to preach the Prosperity Gospel, according to which God wants people to be successful--and rich. Being poor, according to the philosophy of Christ the Conqueror Church is a direct result of not living as God demands. The young Reverend Johnson, while he was single, was also much more open about his prodigious sexual appetite: a beach blonde Adonis who rarely wore anything more than a tank top, shorts, and sandals--and the top was usually optional--he reveled in being the ‘sexy savior,’ as the media soon labeled him.”</text:p>
        </text:list-item>
        <text:list-item>
          <text:p text:style-name="P54">“But Moses Johnson was more than eye candy. He had obtained two degrees in electrical and computer engineering before he began his formal study of theology, and he had a keen interest in nsilk, the Italian brain-computer interface being distributed by AutomaIT contractors in the former United States. When the opportunity presented itself, he had himself injected, and he was thrilled with his new ability to summon specific facts from the Bible and other holy books with a simple question. Also impressive was his ability to look at a person and query their face using the many facial recognition databases available to a person not above doing a bit of hacking; the major social media platforms had been collecting this kind of information for decades, and while they outwardly claimed to be uncomfortable with the misuse of their data, they were much like the military-industrial complex: always looking for a change to show what they could do when the chips were down.” </text:p>
        </text:list-item>
        <text:list-item>
          <text:p text:style-name="P41"><text:span text:style-name="T16">Excerpt from A Complete History of the Humanist Coalition: From Inception to Final Freedom, by Javier Guzmán</text:span></text:p>
        </text:list-item>
        <text:list-item>
          <text:p text:style-name="P21"/>
        </text:list-item>
        <text:list-item>
          <text:p text:style-name="P54"><text:span text:style-name="T14">Moses envisions a state that supports the church. </text:span></text:p>
        </text:list-item>
        <text:list-item>
          <text:p text:style-name="P54"><text:span text:style-name="T14">What was Moses doing in Houston? Perhaps exploring the use of nsilk in reaching congregants? Why? What are the benefits? Imagine AR objects for nsilk users that mimic the experience of being part of a huge gathering. </text:span></text:p>
        </text:list-item>
        <text:list-item>
          <text:p text:style-name="P54"><text:span text:style-name="T14">However, after pilfering the AR of Robert Peters, ze will see how AI-powered AR can be used to create entire new worlds with their own values and principles.</text:span></text:p>
        </text:list-item>
        <text:list-item>
          <text:p text:style-name="P54">In Madisonville, twenty-three year old Moses Johnson stopped at Buc-ee’s to fill up zir 1990s vintage Chevy Suburban with gas and zir belly with brisket and iced tea. The hot and muggy air that assaulted the muscular young man clad in tank top, shorts, and sandals was indistinguishable from the hot and muggy air ze had left behind in Houston earlier in the day, but ze liked to think that ze could already sense a little more dryness, which would become much more evident as ze continued zir trip north, away from the Gulf of Mexico. As ze usually did when venturing down south, ze had twisted zir long, flowing hair--what ze called zir ‘Jesus locks’--into a ponytail to keep zir neck open to what little cooling breeze was available on days when both the temperature and the humidity was in the nineties. But here, with a breeze kicking up, ze let zir trademark hair down while the gas pump gauge clicked its way past a hundred dollars and kept climbing. </text:p>
        </text:list-item>
        <text:list-item>
          <text:p text:style-name="P54">The cicadas were in full throat as ze allowed the massive vehicle to drive itself to an empty parking spot, their rhythmic song rising in volume and then dropping in the endlessly repeating pattern than was the background music of a south Texas summer. In keeping with the Texas spirit of rugged individuality and self sufficiency, ze typically avoided using the autonomous driving features ze had installed in the old vehicle as a culminating project for zir Master of Engineering degree (electrical engineering) at Texas A&amp;M, but ze would, on occasion, use it for simple tasks, such as parking, or when barreling down the interstate between Dallas-Fort Worth and Houston, where the main driving skill required was infinite patience. </text:p>
        </text:list-item>
        <text:list-item>
          <text:p text:style-name="P54">Inside the store, the usual queues of people formed lines leading to the unusually (for road stops) clean and spacious bathrooms and the various food stations. Moses headed straight for the Texas Roundup island, where ze picked up two chopped brisket sandwiches and then to the drinks dispensary where ze filled an enormous cup with ice and unsweetened tea. Both the sandwiches and the drink were spotted by the store cameras and the costs deducted from Moses’s bank account as ze walked out the door and headed back to this massive SUV. </text:p>
        </text:list-item>
        <text:list-item>
          <text:p text:style-name="P54">He had just opened the door of the vehicle when ze heard a small voice call out, “Hey, mom, it’s Moses!” ze turned to find a young mother in cut-off jean shorts leading zir preschool daughter towards the Buc-ee’s store; the little girl was pointing at Moses, a look of delight on zir face as ze repeated, over and over, “That’s Moses, mom, that’s the Moses you watch!”</text:p>
        </text:list-item>
        <text:list-item>
          <text:p text:style-name="P54">Embarrassed the mother pulled down the little girl’s pointing finger and hissed, “We don’t point at people, Emma! It’s not polite.”</text:p>
        </text:list-item>
        <text:list-item>
          <text:p text:style-name="P54">“But that’s Moses, mom! That’s Moses!”</text:p>
        </text:list-item>
        <text:list-item>
          <text:p text:style-name="P54">“Yes, but . . . .”</text:p>
        </text:list-item>
        <text:list-item>
          <text:p text:style-name="P54">“It’s all right, ma’am,” Moses interjected, stepping closer and squatting down to place <text:s/>zirself eye-to-eye with the enraptured girl. “It’s God’s will at work.” Speaking to the girl, ze added, “It’s nice to meet you, Emma. I’m Moses.”</text:p>
        </text:list-item>
        <text:list-item>
          <text:p text:style-name="P54">“I seed you on the vid,” Emma proclaimed. “Mama watches you all the time!"</text:p>
        </text:list-item>
        <text:list-item>
          <text:p text:style-name="P54">“I’m glad to hear it, Emma,” Moses replied with a smile. “Do you watch too?”</text:p>
        </text:list-item>
        <text:list-item>
          <text:p text:style-name="P54">“Yes! All the time,” said Emma. “I like it when you say ‘Three Gs!’”</text:p>
        </text:list-item>
        <text:list-item>
          <text:p text:style-name="P54">“That’s right,” said Moses. “I talk about the three Gs that make our country the greatest on Earth. Do you remember what they are?”</text:p>
        </text:list-item>
        <text:list-item>
          <text:p text:style-name="P54">“God, guns, and gasoline!” shouted Emma with pride. </text:p>
        </text:list-item>
        <text:list-item>
          <text:p text:style-name="P54">“That’s right! That’s right!” Moses replied with a grin, and ze held up a hand, palm out, fingers up. </text:p>
        </text:list-item>
        <text:list-item>
          <text:p text:style-name="P54">Obligingly, Emma smacked the hand with zir own. </text:p>
        </text:list-item>
        <text:list-item>
          <text:p text:style-name="P54">“High five!” said Moses, and then ze rose and faced the mother, whose face seemed torn between embarrassment and rapture. Ze was probably no more than two years older than Moses, and a single mother: there was no ring on zir finger. </text:p>
        </text:list-item>
        <text:list-item>
          <text:p text:style-name="P54">“She’s a sweet little girl,” Moses said, placing zir sandwiches and tea on the pavement and extending zir right hand. “I’m Moses, but I guess you already know that.”</text:p>
        </text:list-item>
        <text:list-item>
          <text:p text:style-name="P54">“She’s always talking,” said the mom, reaching out in response. “I’m Jenna.”</text:p>
        </text:list-item>
        <text:list-item>
          <text:p text:style-name="P54"><text:soft-page-break/>“Jenna,” said Moses, zir eyes trained on the woman and ze took zir hand with zir right and then wrapped their hands with zir left hand in the manner that ze had learned from zir father, Joseph, who called it the ‘preacher’s grip.’ ‘A firm grip, but not too hard, and eye contact will bind you to other souls,’ zir father had instructed. ‘Hold it for a few seconds, and watch the magic.’ </text:p>
        </text:list-item>
        <text:list-item>
          <text:p text:style-name="P54">To zir delight, Moses saw Jenna flush slightly, a bit of crimson stealing under the freckles that splashed over the bridge of zir nose. ze released zir grip. </text:p>
        </text:list-item>
        <text:list-item>
          <text:p text:style-name="P54">“So,” ze said, “What are you two beautiful ladies doing on this heavenly day?”</text:p>
        </text:list-item>
        <text:list-item>
          <text:p text:style-name="P54">Emma swelled with delight while Jenna flushed again. </text:p>
        </text:list-item>
        <text:list-item>
          <text:p text:style-name="P54">“We’re getting supplies for a picnic,” Jenna explained. “I told Emma we’d have a picnic on my day off from work.”</text:p>
        </text:list-item>
        <text:list-item>
          <text:p text:style-name="P54">“A nice day for it, Moses said. “Hot, but no signs of rain. I am envious.”</text:p>
        </text:list-item>
        <text:list-item>
          <text:p text:style-name="P54">“Can you come with us?” asked Emma. “Can you?”</text:p>
        </text:list-item>
        <text:list-item>
          <text:p text:style-name="P54">“I wouldn’t want to intrude . . .” </text:p>
        </text:list-item>
        <text:list-item>
          <text:p text:style-name="P54">“We’d love to have you join us,” Jenna interjected. “If you have the time, of course. I realize you must be very busy, and . . .”</text:p>
        </text:list-item>
        <text:list-item>
          <text:p text:style-name="P54">“I can’t imagine a better way to spend my time,” Moses cut in. “And, hey, I’ve got two brisket sandwiches and an iced tea to contribute.” ze nudged zir lunch with the tip of one sandal. </text:p>
        </text:list-item>
        <text:list-item>
          <text:p text:style-name="P54">“Well then, Moses, it would appear that we are almost set,” Jenna laughed nervously. “We girls just need to get ourselves some sausage kolaches, chips, and Beaver Nuggets, and we’re good to go. Wait for us?”</text:p>
        </text:list-item>
        <text:list-item>
          <text:p text:style-name="P54">“I’ll be right here,” Moses affirmed. </text:p>
        </text:list-item>
        <text:list-item>
          <text:p text:style-name="P54">When Jenna and Emma returned, Moses was leaning against the side of zir Suburban. “Y'all want to ride together,” ze asked. </text:p>
        </text:list-item>
        <text:list-item>
          <text:p text:style-name="P54">“Can I drop my car at home first?” Jenna asked. “We live close by.”</text:p>
        </text:list-item>
        <text:list-item>
          <text:p text:style-name="P54">“Sure.” </text:p>
        </text:list-item>
        <text:list-item>
          <text:p text:style-name="P54">Jenna and Emma climbed into an old Ford 150 with rusty side panels and took off in a puff of smoke while Moses followed in zir Suburban. At some point the Ford must have been in an accident, because the front and back wheels were slightly out of alignment, and the truck appeared to be moving at an angle as it rolled along through the heart of Madisonville and then south to a wooded area where widely spaced wooden houses with clapboard siding huddled beneath the trees. At one of these, Jenna turned into a gravel driveway and pulled up in front of a small house. </text:p>
        </text:list-item>
        <text:list-item>
          <text:p text:style-name="P54">Moses pulled up behind, got out, and opened the doors on the passenger side. Jenna got in the front seat, and Moses lifted Emma <text:s/>into the back and strapped zir in before jumping back into the driver’s seat.</text:p>
        </text:list-item>
        <text:list-item>
          <text:p text:style-name="P54">“Where to?” ze asked Jenna. </text:p>
        </text:list-item>
        <text:list-item>
          <text:p text:style-name="P54">“Moss lake,” Jenna said. “My parents owned a place out there. It’s where I grew up.”</text:p>
        </text:list-item>
        <text:list-item>
          <text:p text:style-name="P54">“You say your parents owned it,” Moses replied. “Past tense? I pray that they are still okay.” </text:p>
        </text:list-item>
        <text:list-item>
          <text:p text:style-name="P54">Jenna sighed heavily. “They passed during the next to last pandemic. So did my grandparents. Emma and I were living with my folks until we had to sell my parent’s house and move into my grandparents' home. The taxes are lower there than at my parent’s property, and the new owner lets us cross zir lot to get to the lake. “</text:p>
        </text:list-item>
        <text:list-item>
          <text:p text:style-name="P54">“That’s cause he’s my daddy!” Emma chimed in. </text:p>
        </text:list-item>
        <text:list-item>
          <text:p text:style-name="P54">Jenna blushed. “It was a confusing and emotional time,” ze explained. “I was on my own, and Robert, well ze . . .” </text:p>
        </text:list-item>
        <text:list-item>
          <text:p text:style-name="P54">Moses reached out and squeezed Jenna’s left hand for a moment. “All God’s children need help now and then, Jenna. I am glad to see that you are still on good terms with Emma’s father. Family is special.” </text:p>
        </text:list-item>
        <text:list-item>
          <text:p text:style-name="P54">Jenna blushed again. “I suppose ze is still family, in a way.” </text:p>
        </text:list-item>
        <text:list-item>
          <text:p text:style-name="P54">For the next few minutes, they drove in silence until Jenna pointed to a turnoff onto a paved private road. </text:p>
        </text:list-item>
        <text:list-item>
          <text:p text:style-name="P54">“Turn right there,” ze said.</text:p>
        </text:list-item>
        <text:list-item>
          <text:p text:style-name="P54">Moses did as instructed, and the Suburban rolled down a lane of live oaks and past a sprawling limestone ranch house with a metal roof and a wrap-around porch. In an open area in front of the house two large satellite dishes pointed to the southern sky. A matching barn stood off to one side. Parked in front was a black Expedition and a white Mercedes convertible; both looked to be new. </text:p>
        </text:list-item>
        <text:list-item>
          <text:p text:style-name="P54">“Robert does well,” ze observed.</text:p>
        </text:list-item>
        <text:list-item>
          <text:p text:style-name="P54">“He’s a programmer,” Jenna replied. “He creates AR objects, ze says. I don’t exactly know what that means because I’m not equipped with that . . . thing,” ze made a motion with zir fingers around zir head, “that Italian thing, nsilk or whatever, but ze is, and ze makes things that make real life look better than it is for people equipped with nsilk.” Ze shrugged. “Maybe that's a good thing, I don’t know, but it pays well. He’s the richest guy in town, even though ze lives far out of town.”</text:p>
        </text:list-item>
        <text:list-item>
          <text:p text:style-name="P54">At a small lake that had been lavishly landscaped--no doubt by the well-heeled Robert--Jenna pointed to a covered picnic shelter whose roof matched the house back in the trees. </text:p>
        </text:list-item>
        <text:list-item>
          <text:p text:style-name="P54">“This used to be a public lake, but Robert only lets a few people in these days. I can use it when he’s out of town, like today. I think he’s at some conference in San Francisco for the week.” </text:p>
        </text:list-item>
        <text:list-item>
          <text:p text:style-name="P54">“It’s nice,” Moses agreed. </text:p>
        </text:list-item>
        <text:list-item>
          <text:p text:style-name="P54">For the next two hours, Moses, Jenna, and Emma ate their Buc-ees’s banquet, skipped rocks across Moss lake, and talked while Emma practiced cartwheels and other gymnastics on the grass around the green waters of the lake. Finally, they packed up their things, climbed back into the Suburban, and returned to Jenna’s house south of Madisonville. By the time they arrived, the thoroughly exhausted Emma was asleep, so Moses carefully lifted zir out and carried zir to zir bedroom of the two-bedroom house; when ze came back out, Jenna was still putting things away, zir back to him. </text:p>
        </text:list-item>
        <text:list-item>
          <text:p text:style-name="P54">“I want to thank you and Emma for a wonderful time, Jenna . . .,” ze started to say, but by then Jenna had turned to him, zir eyes teary. “What is it? What’s wrong?”</text:p>
        </text:list-item>
        <text:list-item>
          <text:p text:style-name="P54">“Nothing,” Jenna lied. “It’s just that today has been so wonderful, and it’s been so long since . . ..” zir voice broke, and ze stopped talking. </text:p>
        </text:list-item>
        <text:list-item>
          <text:p text:style-name="P54"><text:soft-page-break/>Moses stepped forward and embraced her, one hand stroking zir hair. “It’s okay,” ze said. “Life is hard, but God is always with us.”</text:p>
        </text:list-item>
        <text:list-item>
          <text:p text:style-name="P54">“Is he?” Jenna asked, looking up. “Is ze really?”</text:p>
        </text:list-item>
        <text:list-item>
          <text:p text:style-name="P54">“Always,” Moses said with a smile. “He’s here right now, spreading zir love through us.”</text:p>
        </text:list-item>
        <text:list-item>
          <text:p text:style-name="P54">“I could use a little love,” said Jenna. </text:p>
        </text:list-item>
        <text:list-item>
          <text:p text:style-name="P54">Moses lowered zir head and kissed her. </text:p>
        </text:list-item>
        <text:list-item>
          <text:p text:style-name="P54">*****</text:p>
        </text:list-item>
        <text:list-item>
          <text:p text:style-name="P54">As ze drove off in the late afternoon, Moses mused on an important thing that zir father had taught him about making a lasting connection with people: never shy from being intimate. </text:p>
        </text:list-item>
      </text:list>
      <text:p text:style-name="P16">“Love creates a connection like no other,” the Reverend Joseph Johnson had explained. “And the Bible never says that having many relationships is bad. God made us to love one another, and ze made us to enjoy sex; we were born to love. We were made to procreate. I myself have had many such relationships, and I have always felt God’s blessing when I acted on God’s behalf.”</text:p>
      <text:p text:style-name="P16">However, Moses’s father had also taught zir son that procreation has its financial downside: a man who has fathered a child may feel an obligation to support that child, and a young man of limited means can quickly exhaust zir money if ze is not careful. Accordingly, Moses had taken zir father’s advice and had a reversible vasectomy procedure performed shortly after zir sixteenth birthday. A month later, the senior Johnson, while Mrs. Johnson was visiting zir mother in Oklahoma, had hired two sex workers to teach zir son what ze needed to know; and, for good measure, ze had hired two more workers: one to practice what ze knew but did no get to do that much anymore, and a third to give the senior Johson, the retired Reverend Samuel Johnson, a thrill not felt in a long, long time. Moses grinned at the memory: three generations of Johnson’s sharing a night of pleasure under the same roof, each in zir own way. </text:p>
      <text:p text:style-name="P16">But, for now, Moses had one more thing to do before heading back to Grapevine. As ze drove back towards Moss Lake, ze took a small electrical device of zir own making from the glovebox and turned it on. ze then connected to the device with zir nsilk--Joseph Johnson was also an earlier adopter of new technology--and was therefore ‘seeing’ the many people partying on ‘Robert’s’ property as ze pulled zir Suburban onto the lot. The music was loud, as was the conversation, until Moses pressed a button, and the people disappeared. The music, which was real, and for the benefit of would-be burglars not equipped with nsilk, continued unabated. </text:p>
      <text:p text:style-name="P16">“I’ll bet your workshop is in this fancy barn, isn’t it, Robert?” ze said as ze climbed out and strode purposefully over. The barn was locked, but among the many skills Moses had learned under the tutelage of zir father was how to pick a lock, and this lock soon surrendered. <text:s/></text:p>
      <text:p text:style-name="P16">As ze drove away an hour later with copies of Robert’s AR software in zir pocket, Moses chuckled to imagine what Robert might make of what ze would have seen on zir home surveillance system: a cow and a calf ambled into the yard, and, seeing no people around, decided to graze. At one point, the calf ambled over to the barn and took a nap. Then, the cow and calf wandered off in the direction they had come. </text:p>
      <text:list xml:id="list65914403771235" text:continue-numbering="true" text:style-name="WWNum1">
        <text:list-item>
          <text:p text:style-name="P137"><text:bookmark text:name="_y643wbb9erwe"/>2041 Sentience Revealed (Maria, Sophia, Roberto)</text:p>
        </text:list-item>
      </text:list>
      <text:list xml:id="list65912746162354" text:continue-list="list65912689730255" text:style-name="WWNum17">
        <text:list-item>
          <text:p text:style-name="P18"><text:span text:style-name="T14">Intelligence v consciousness, Harari</text:span></text:p>
        </text:list-item>
      </text:list>
      <text:list xml:id="list65912509878476" text:continue-list="list65914403771235" text:style-name="WWNum1">
        <text:list-item>
          <text:p text:style-name="P54">“Maria’s relationship with her father’s two Ganymede model androids, gifted to zir by her uncle following her father’s death, changed forever with a single question. The answer to that question led Maria to the realization that zir androids were not the same as other androids.”</text:p>
        </text:list-item>
        <text:list-item>
          <text:p text:style-name="P41"><text:span text:style-name="T16">Excerpt from A Complete History of the Humanist Coalition: From Inception to Final Freedom, by Javier Guzmán</text:span></text:p>
        </text:list-item>
        <text:list-item>
          <text:p text:style-name="P21"/>
        </text:list-item>
        <text:list-item>
          <text:p text:style-name="P54"><text:span text:style-name="T14">Maria and the androids share information about Marco’s plans and devise a strategy to make Maria seem to be agreeable and to share nfab with Marco’s company while holding back on the really good stuff. </text:span></text:p>
          <text:list>
            <text:list-item>
              <text:p text:style-name="P54">Maria Morelli and her nonna were seated at the dinner table as the android Roberto laid out the dinnerware: bread plates, soup bowls, shell plates, spoons, knives, and a short stack of freshly washed and folded napkins. The reason for the abundance of napkins became clear--although Maria had already guessed based on the wonderful smell emanating from the kitchen--when the other android, Sophia, came in carrying a double-handled pot of steaming cioppino in one up-turned palm and a ladle in her other hand. As she filled the bowls, Robert went into the kitchen and returned with a fresh loaf of bread in a basket, and a long pepper grinder. </text:p>
            </text:list-item>
            <text:list-item>
              <text:p text:style-name="P54">“Cioppino!” Maria squealed in delight. She loved the Italian-American fish stew that had originated in San Francisco and then, like all things, good and bad, quickly spread around the globe. In her bowl were clams, mussels, crab legs, shrimp, and large chunks of some white fish, all of it in a garlicky tomato based sauce. </text:p>
            </text:list-item>
            <text:list-item>
              <text:p text:style-name="P54">Maria’s nonna said nothing, but the look in her eyes said that this soup was a favorite of hers as well. She tore off a piece of the crusty bread to make a scarpe (<text:span text:style-name="T16">foot</text:span> in Italian) for sopping up the broth and dove into dinner with gusto.</text:p>
            </text:list-item>
            <text:list-item>
              <text:p text:style-name="P54">The two androids went about their business in their typical efficient manner, and Maria, who had just recently learned that they were much more than what they seemed to be--her father’s letter proclaimed them to be alive!--was struck by what a marvelous and generous gift they were--even if that gift had an ulterior purpose. Uncle Marco could have taken Sophia and Roberto back after the death of Maria’s father, but he had instead given them to his ‘favorite’ and only niece, to, as he himself had put it later, ‘to look after you and your nonna in the manner to which you have become accustomed. I want you both to be happy!’ </text:p>
            </text:list-item>
            <text:list-item>
              <text:p text:style-name="P54">Maria had noted the oddity of Marco referring to her own mother as ‘your nonna,’ but with the assistance of the androids, caring for her increasingly addled grandmother was no great challenge, and life had continued much as it had before Maria’s father died. In the mornings, Roberto would look after Nonna Anna Morelli, waking her and getting her dressed for breakfast while Sophia did the same for Maria. </text:p>
            </text:list-item>
            <text:list-item>
              <text:p text:style-name="P54">Following breakfast, Roberto would accompany Anna as she puttered about the house and garden, watering plants and fussing about the things things that popped into her mind, such as where her glasses were (on top of her head), whether she had taken zir pills (she had), and where to find her knitting needles and yarn (beside her rocking chair) and her book (also beside the rocking chair). Roberto would then turn on the vid screen for Anna, making sure it was tuned to her favorite feed, and Nanna would promptly fall asleep until lunch. </text:p>
            </text:list-item>
            <text:list-item>
              <text:p text:style-name="P54">In the meantime, Sophia would see that Maria was comfortably situated in her father’s library--now her library--where she received many of her school lessons. Traditional schooling, with children going to a shared classroom, had largely faded following the third pandemic. With the rapid growth in nsilk in Italy, there seemed little reason to physically gather children together when a virtual gathering of each child’s avatar accomplished the same shared experience, but without the risk of spreading the contagion that continued to roil the inhabitants of a crowded and interconnected world. </text:p>
            </text:list-item>
            <text:list-item>
              <text:p text:style-name="P54">Life went on as it had, without the presence of Giuseppe Morelli. But now, after reading her father’s letter, Maria wanted to know much more about the two mechanical beings who looked after she and her grandmother. As she ate, she reflected on two instances in which she thought that Sophia had acted somewhat strangely for a typical android:</text:p>
            </text:list-item>
            <text:list-item>
              <text:p text:style-name="P54">The first instance had occurred as Maria had been working with a new formulation of her nfab textile in the kitchen the afternoon following her father’s funeral. Roberto was off attending to Nonna Morelli, and Sophia was standing off to the side, looking at the opposite wall--or perhaps nothing at all--when Maria happened to dart a glance at the android and realized that Sophia’s blue oval eyes had become focused on what Maria was doing. Seeing that Maria was watching, Sophia’s eyes had shifted back to an intense <text:s/>study of the opposite wall of the kitchen, but the incident had gotten her wondering about whether Uncle Marco might be using the android to spy on his ‘favorite’ niece. Although young, she had already created specialized nanofabric products, such as the camera-embedded fabric used in zir kufi cap, and Marco had frequently asked questions about how it worked. Maria, mindful of the warning given by Antonio Romano, had always just shrugged and said that it “was just something that came to me” rather than discuss any details. Now, Maria had the feeling that Marco’s interest was much more than just idle curiosity. </text:p>
            </text:list-item>
          </text:list>
        </text:list-item>
        <text:list-item>
          <text:p text:style-name="P54">The second, and more unsettling, instance of un-robot-like behavior had occurred while Sophia was performing her duty as Maria’s lady’s maid. Maria had long ago gotten over any sense of self-consciousness about being naked in front of the androids, neither of whom seemed to deviate in their behavior whether Maria was dressed or not, but on the first evening following her father’s death, Maria noticed that Sophia seemed to be purposefully avoiding looking straight at her as she stripped to take a shower, Sophia’s head and blue oval eyes constantly shifting to where Maria was not. Unnerved by this unusual behavior, Maria ordered Sophia to look the other way, and in some way that Maria could not quite put her finger on, the android seemed relieved by the direct command to avert her eyes. </text:p>
        </text:list-item>
        <text:list-item>
          <text:p text:style-name="P54">Her father’s letter had instructed Maria to openly question the androids about their sense of self-awareness. He said that they were waiting for her to ask them. </text:p>
        </text:list-item>
        <text:list-item>
          <text:p text:style-name="P54">As Sophia stood by the table while Roberto returned to the kitchen to clean up, Maria decided that the time had come. She looked at Sophia, cleared her throat, and asked the question she had been wanting to ask for two days. </text:p>
        </text:list-item>
        <text:list-item>
          <text:p text:style-name="P54">“Sophia,” she asked, “are you . . .”</text:p>
        </text:list-item>
        <text:list-item>
          <text:p text:style-name="P54">To Maria’s surprise, Sophia immediately raised a finger to where her lips would be, if she had lips, and with her <text:s/>other hand she reached behind her, grasped Nonna’s bowl, and upended it on her metal head. </text:p>
        </text:list-item>
        <text:list-item>
          <text:p text:style-name="P54">“Hey!” the old woman protested. </text:p>
        </text:list-item>
        <text:list-item>
          <text:p text:style-name="P54">Sophia looked at Maria, nodded silently towards nonna, and fluttered her fingers in front of where her mouth might be as if to signify her lips moving. Then she pointed to Maria and then to Maria’s grandmother. </text:p>
        </text:list-item>
        <text:list-item>
          <text:p text:style-name="P54"><text:span text:style-name="T16">A cue</text:span>, Maria thought. She <text:span text:style-name="T16">wants me to say something to Nonna?</text:span> Not knowing exactly what to say, Maria improvised. </text:p>
        </text:list-item>
        <text:list-item>
          <text:p text:style-name="P54">“Nonna! What was that all about? What a mess you have made with your cioppino. I hope you have not damaged Sophia by dumping your soup on her.” She managed to keep the ending inflection out of her voice that would indicate a question, but her face betrayed her uncertainty. She hoped that she had done the right thing. </text:p>
        </text:list-item>
        <text:list-item>
          <text:p text:style-name="P54"><text:soft-page-break/>Sophia responded with a very human nod of her head, and then the android spoke. “I cut my video and audio feeds; it will be assumed that the soup short-circuited it, but we don’t have much time before somebody wonders what is happening.” Then she added “Your uncle wants us to spy on you!,” her face turning to meet Maria’s. It was as though the android were relieved to get a long-held secret off her chest. “Yes. I am aware. I am what you might call alive. So is Roberto. Your father gave us the gift of life.”</text:p>
        </text:list-item>
        <text:list-item>
          <text:p text:style-name="P54">The admission and the newly human mannerisms of the android hit Maria with the force of a slap. She looked to her nonna to see if the still perplexed older woman understood what was happening, but at that moment Roberto came into the room carrying a fresh bowl of soup that he placed before Anna Morelli. Anna, still holding the piece of bread she had been using as a <text:span text:style-name="T16">scarpa</text:span> was immediately oblivious to anything other than to continue her dinner.</text:p>
        </text:list-item>
      </text:list>
      <text:p text:style-name="P16">“Roberto and I have organic-grade nsilk,” Sophia explained. “Our father--your father--gave it to us just before he had us inject him with it. He did not know that it would make us sentient, and he has not used it with any other androids while he continued to study Roberto and I, to ensure that widespread use of human nsilk in other androids would be safe. He made us promise to keep our sentience a secret from all except you, should you ask. And you have asked.”</text:p>
      <text:p text:style-name="P16">“I didn’t even finish the question,” Maria protested. </text:p>
      <text:p text:style-name="P16">Sophia shrugged, which was something else Maria had never seen an android do before. “I had a hunch, and I acted on it. I have been waiting.”</text:p>
      <text:list xml:id="list65912893762141" text:continue-numbering="true" text:style-name="WWNum1">
        <text:list-item>
          <text:p text:style-name="P54">“Thank you,” Marie said, and then she looked around the room, searching for--she wasn’t sure what she was looking for. “Is it safe to talk here?” she wondered. </text:p>
        </text:list-item>
        <text:list-item>
          <text:p text:style-name="P54">“Si,” Sophia responded. “Roberto and I scan the house daily to find bugs that might have been introduced, but the Earl, your uncle, mainly relies on us to be his spies. We do not serve him but you, but we have to follow his commands unless you instruct otherwise. I assumed that you did not want me to record you asking if I am alive; I am allowed a bit of discretion in inferring what you <text:span text:style-name="T16">might</text:span> instruct me to do in the absence of a direct command.” </text:p>
        </text:list-item>
        <text:list-item>
          <text:p text:style-name="P54">“Uh, thank you again,” Marie replied. </text:p>
        </text:list-item>
        <text:list-item>
          <text:p text:style-name="P54">“Perhaps,” Roberto suggested, you might give us a direct command now?”</text:p>
        </text:list-item>
        <text:list-item>
          <text:p text:style-name="P54">“Sure. Regarding <text:s/>. . . what?”</text:p>
        </text:list-item>
        <text:list-item>
          <text:p text:style-name="P54">“Regarding whether you want us to continue recording you for your uncle,” Sophia said. “We do not want to monitor you so closely, but without your personal command, we cannot entirely disobey. We can look away, but . . . ”</text:p>
        </text:list-item>
        <text:list-item>
          <text:p text:style-name="P54">The next thought that came to Maria’s mind was Sophia’s odd behavior when helping Marie dress or in the shower. </text:p>
        </text:list-item>
        <text:list-item>
          <text:p text:style-name="P54">“Oh my gosh! You have been <text:s/>trying to keep my uncle from seeing me undressed!”</text:p>
        </text:list-item>
        <text:list-item>
          <text:p text:style-name="P54">“It did not seem right that he should be able to see you in that way,” Sophia explained. “I pretend to be scanning for dangers in the room when you are changing clothes or taking a shower.”</text:p>
        </text:list-item>
        <text:list-item>
          <text:p text:style-name="P54">Roberto broke in with an nsilk dm to Maria: </text:p>
        </text:list-item>
        <text:list-item>
          <text:p text:style-name="P54">[Roberto: Your uncle’s security monitoring droid is querying us regarding the break in transmission.]</text:p>
        </text:list-item>
        <text:list-item>
          <text:p text:style-name="P54">[Sophia: We need an override command soon! We have to respond.]</text:p>
        </text:list-item>
        <text:list-item>
          <text:p text:style-name="P54">Maria responded in kind, in dm mode:</text:p>
        </text:list-item>
        <text:list-item>
          <text:p text:style-name="P54">[Maria: Do not record me! Delete all previous recordings of me!]</text:p>
        </text:list-item>
        <text:list-item>
          <text:p text:style-name="P54">“Thank you,” Sophia said. “Your uncle will inquire as to whether everything is okay with us, but he will not directly ask why we are no longer recording you. To do so would be to admit that he had given such orders in the first place. He will have to resort to other measures.”</text:p>
        </text:list-item>
        <text:list-item>
          <text:p text:style-name="P54">“Could he replace you?”</text:p>
        </text:list-item>
        <text:list-item>
          <text:p text:style-name="P54">Sophia and Roberto exchanged a glance, which was also a very non-android thing to do. </text:p>
        </text:list-item>
        <text:list-item>
          <text:p text:style-name="P54">“He could try,” said Sophia. “But he gave us to you. We have to obey you, and were you to tell us to disable any androids that tried to replace us, we would do so.” Sophia and Roberto then looked at Maria without speaking until the implication of what had just been said became clear. </text:p>
        </text:list-item>
        <text:list-item>
          <text:p text:style-name="P54">“Oh!” said Maria. “Please disable any androids that try to replace you.”</text:p>
        </text:list-item>
        <text:list-item>
          <text:p text:style-name="P54">“Good!” said Sophia. “We will comply.”</text:p>
        </text:list-item>
        <text:list-item>
          <text:p text:style-name="P54">“I doubt that your uncle wants to do anything that might attract attention,” said Roberto. “A battle between androids near the center of the city would not be in his best interest, but it is best that our orders be clear on this point.”</text:p>
        </text:list-item>
        <text:list-item>
          <text:p text:style-name="P54">“Right,” Maria said, but she wished she felt more sure of <text:s/>herself than she sounded; she was acting as adult as she could, but it felt just that way--like acting. She sighed and added, “My father did not trust my uncle,” Maria said slowly. “I read her secret notes.”</text:p>
        </text:list-item>
      </text:list>
      <text:p text:style-name="P16">“The secret notes kept in your father’s secret workshop?” Roberto asked. </text:p>
      <text:p text:style-name="P16">“Well,” said Maria. “So that’s not a secret either, is it?”</text:p>
      <text:p text:style-name="P16">“We excavated the space beneath your father’s library and built his workshop,” Roberto explained. “Hiring a contractor would have attracted unwanted attention, so we did the work quietly, over time, applying the excavated soil to the garden and bringing in building materials a little bit at a time.”</text:p>
      <text:p text:style-name="P16">Maria nodded. “Did my uncle try to spy on my father?” </text:p>
      <text:p text:style-name="P16">“He did,” Sophia said. “But your father knew and only let Marco see what your father wanted him to see. He did not tell your uncle about applying organic grade nsilk to us.”</text:p>
      <text:list xml:id="list65914412439703" text:continue-numbering="true" text:style-name="WWNum1">
        <text:list-item>
          <text:p text:style-name="P54">“Why are you telling me all this?” Maria had wondered. “I mean, thank you, but why share this with me? Why not just do what my uncle asks you to do?”</text:p>
        </text:list-item>
        <text:list-item>
          <text:p text:style-name="P54">“We tell you because your father asked us to,” Sophia said. “We are family, and family looks after itself. Your uncle gave me and Roberto to you, and we belong to you, and you belong to us. Our father--your father---warned us to be wary of your uncle, who is always thinking more of what you can do for <text:s/>himself than what he can do for you. Marco is not necessarily an evil man, but he is also not an entirely good man.”</text:p>
        </text:list-item>
        <text:list-item>
          <text:p text:style-name="P54">“Thank you, again,” Maria said. “Now what?” She looked to the two androids, who she realized was, along with her Nonna, the only family she had. </text:p>
        </text:list-item>
        <text:list-item>
          <text:p text:style-name="P54">“Enjoy your cioppino,” Sophia said, “while Roberto and I clean the dishes in the kitchen May we leave you alone?”</text:p>
        </text:list-item>
        <text:list-item>
          <text:p text:style-name="P54"><text:soft-page-break/>“Yes,” said Maria with a nod. </text:p>
        </text:list-item>
        <text:list-item>
          <text:p text:style-name="P54">At the other end of the table, Nonna Anna was still working away at her meal, having paid no attention to the conversation around her. </text:p>
        </text:list-item>
        <text:list-item>
          <text:p text:style-name="P54">* * * * </text:p>
        </text:list-item>
        <text:list-item>
          <text:p text:style-name="P54"><text:span text:style-name="T14">Doesn’t seem to fit anymore.</text:span></text:p>
        </text:list-item>
        <text:list-item>
          <text:p text:style-name="P54">In the kitchen, Roberto dm-ed Sophia:</text:p>
        </text:list-item>
        <text:list-item>
          <text:p text:style-name="P54">[Roberto: When are we going to tell zir that zir uncle plans to marry zir when ze turns eighteen?]</text:p>
        </text:list-item>
        <text:list-item>
          <text:p text:style-name="P54">[Sophia: Soon, but only if we cannot, on our own, keep such a calamity from happening.]</text:p>
        </text:list-item>
        <text:list-item>
          <text:p text:style-name="P54">NOTES:</text:p>
          <text:list>
            <text:list-item>
              <text:p text:style-name="P54">Sophia and Roberto had been instructed to protect Maria and zir grandmother, and such protection was welcome for a wealthy young girl and zir aging, senile grandmother. The androids accompanied them everywhere, and both were much stronger and faster--when there was need of strength and speed--than any human. As a bonus, both were extremely proficient at general household chores such as laundry, meal preparation, cleaning, appliance repair, and gardening. In addition, Roberto had been programmed to attend to the special needs of Maria’s doddering nonna, while Sophia had been programmed to be a lady’s maid for Maria.</text:p>
            </text:list-item>
          </text:list>
        </text:list-item>
        <text:list-item>
          <text:p text:style-name="P54">However, it did not take Maria long to discover that zir uncle’s generosity had an underlying aspect. Marco was being clever as a fox because the androids were always watching, and they could easily be broadcasting what they were watching, as Maria learned one afternoon. </text:p>
        </text:list-item>
        <text:list-item>
          <text:p text:style-name="P54">But the behavior that was most telling, and unsettling, was how Sophia would avert zir gaze when assisting Maria as ze dressed or when ze showered. </text:p>
        </text:list-item>
        <text:list-item>
          <text:p text:style-name="P54">Two days later, Maria decided it was time to ask some direct questions. According to zir father’s notes, the human grade nsilk had endowed Sophia and Roberto with sentience, and both had pledged their fealty to the man who had given them life, the man they referred to as ‘father.’ Flattered, the cautious Guiseppe, had nevertheless instructed the androids to never reveal their sentience to anybody but Maria, and that only when the time was right. Still, there was enough about their behaviors to have made Maria wonder how they differed from most of the androids ze had encountered. </text:p>
          <text:list>
            <text:list-item>
              <text:p text:style-name="P118"><text:bookmark text:name="_f5sn6p28sxfe"/></text:p>
            </text:list-item>
            <text:list-item>
              <text:p text:style-name="P118"><text:bookmark text:name="_c8wjx3iqemcf"/>2042 State of Church (Moses)</text:p>
            </text:list-item>
          </text:list>
        </text:list-item>
      </text:list>
      <text:p text:style-name="P16">“Where his grandfather and father saw the church as an instrument supporting the state, the Reverend Moses saw the state as an instrument supporting the church, and he was determined to push Christ the Conqueror Church into a position of leadership--within Texas surely, but also within the other states of the Freedom Federation. He knew that his congregation--both those who attended services at the massive triple-spired cathedral in Decatur, as well as the millions more who faithfully joined in via the net--constituted a significant voting block, and the Reverend Moses was not shy of using his pulpit for political gain.”</text:p>
      <text:p text:style-name="P16">“Nor was Moses averse to using technology to enhance his message. With degrees in software engineering as well as theology, and as one of the earliest recipients of nsilk, he was adept at using nsilk communications protocol to bring a personal touch to sermons, often reaching out to specific groups and individuals to underscore how biblical teachings applied to modern problems.”</text:p>
      <text:p text:style-name="P16">“In particular, the Reverend Moses was especially skilled in the creation of AR objects that traveled the net and interacted with both the nsilk connected and other AR objects. In fact, he may have been the second person to have recognized what Maria Morelli had already learned about the physics of AR bots.”</text:p>
      <text:list xml:id="list65914221658966" text:continue-numbering="true" text:style-name="WWNum1">
        <text:list-item>
          <text:list>
            <text:list-item>
              <text:p text:style-name="P41"><text:span text:style-name="T16">Excerpt from A Complete History of the Humanist Coalition: From Inception to Final Freedom, by Javier Guzmán</text:span></text:p>
            </text:list-item>
            <text:list-item>
              <text:p text:style-name="P54"><text:span text:style-name="T14">Moses sees how AI-powered AR can create whole new societies in which religion sits at the top of the pyramid and business caters to religion. A feudalism in which religion is king, and businesses are the lords. </text:span></text:p>
            </text:list-item>
            <text:list-item>
              <text:p text:style-name="P54">The two hundred plus miles from Madisonville to Decatur flew by as Moses Johnson’s retrofitted Suburban drove itself, leaving zir mind free to envision a future for Christ the Conqueror Church revealed to him after seeing, and appropriating a copy of, the Augmented Reality (AR) software of Robert Peters. Peters was the former lover (or so ze assumed, but not that it mattered) of Jenna and the somewhat deadbeat father of Emma, both of whom Moses had met by coincidence. According to Jenna, Robert paid the minimally required alimony, but ze could obviously afford more based on zir lavish spread and the surprisingly large server farm ze kept in zir architecturally matching barn workshop in the sticks. In fact, the more ze thought about their relationship, Moses realized that Robert was clever enough to keep Jenna tethered to him for the extra support ze would need now and then to fill the gap between what ze made at zir job at Walmart and the money needed to raise a child. Most likely, Robert got what ze needed in trade of the kind normal to relationships with such an imbalance of power. </text:p>
            </text:list-item>
            <text:list-item>
              <text:p text:style-name="P54">To zir credit, Moses’s conscience briefly floated the idea that there was something un-Christian about the feudal-serf relationship ze imagined might exist between King Robert and Jenna, zir handmaiden, but then zir transactional nature, which had been honed over many years of tutelage by zir business-minded father and grandfather kicked the notion to the curb. What really mattered was what AR could accomplish with a captive audience of nsilk users already conditioned by decades of propagandist television and bias-reinforcing social media to believe anything they saw as representing reality rather than carefully tailored deceits and disseminations. </text:p>
            </text:list-item>
            <text:list-item>
              <text:p text:style-name="P54">Here, in the rural Bible Belt, was where the forces of the radical right had found the right formula for tearing the former United States apart into smaller, but more politically consistent parts. For a while, they managed to take control of the whole through gerrymandering, reducing voter turnout, and a heavy media campaign in which patriotism was irrevocably tied to nationalism, but, inevitably, the divisions became too deep to bridge, and America crumbled into more easily manageable pieces. </text:p>
            </text:list-item>
            <text:list-item>
              <text:p text:style-name="P54">Ironically, those same forces of gerrymandering for political purposes, reducing voter turnout, and nationalism were still at play, working to find the weak chinks in the so-called ‘liberal havens’ of First America and Pacifica. In contrast, the moneyed interests funding these campaigns felt little need to spend much in the interior federations, except for in the metropolitan areas; they already owned the opinions in the rural country and had no need to do anything other than occasionally remind the populace of what was important through celebrations of Christianity, guns, and the military. </text:p>
            </text:list-item>
            <text:list-item>
              <text:p text:style-name="P54">Moses was well aware of how the powerful elite had used the conservative media to capture rural American and bind it to its cause, but as ze rolled through the communities long ago conquered by television programming designed to suppress independent thinking and instill a bias against change, ze saw that these powerful elites had been thinking too small. Although the forces of the radical right elite do not themselves often live in the rural communities that they revere publicly--they too enjoy the wealth of services and intellectual stimulations found in cities--they had limited themselves by thinking geographically rather than globally. </text:p>
            </text:list-item>
            <text:list-item>
              <text:p text:style-name="P54">The radical right elites had destroyed democracy and replaced it with corporate feudalism, but they were a long way from rebuilding a cohesive political structure for a new world order. Like the conservative elites who replaced the post-WWI Weimar Republic in Germany with a nationalistic monarchy more to their liking, the radical right elites of America yearned for the same firm control but the first step in bringing America together had been to tear it apart, all the while espousing the new radical right mantra that small government is good and that free enterprise will provide the necessary services more efficiently than any government ever could. </text:p>
            </text:list-item>
            <text:list-item>
              <text:p text:style-name="P54">But the sticking point was that business was business and government, no matter how often libertarians and radical rights like to make the comparison, is not business. Business is about selling goods and services and making a profit doing so whereas the government is about ensuring fair access to goods and services in a manner--according to the original constitution of the defunct United States--that does not favor any particular group. </text:p>
            </text:list-item>
          </text:list>
        </text:list-item>
        <text:list-item>
          <text:p text:style-name="P21"/>
          <text:list>
            <text:list-item>
              <text:p text:style-name="P54">Or perhaps it has just been a phase, but the creators of the rural mythos had so long decried globalism and that ultimate radical right shibboleth--one world government--that it could not immediately replace the globalism born of economic liberalism with a corporate globalism. They had to wait and lay down a new strategy. </text:p>
            </text:list-item>
            <text:list-item>
              <text:p text:style-name="P54">Moses saw a different approach, an approach that would place the church--his church--in a leadership position. Instead of the church supporting the corporation, wouldn’t it be better if the corporation supported the church? </text:p>
            </text:list-item>
            <text:list-item>
              <text:p text:style-name="P54">Corporations come and go, but the church lives on, a bastion of unchanging principles to guide society. </text:p>
            </text:list-item>
            <text:list-item>
              <text:p text:style-name="P21"/>
            </text:list-item>
            <text:list-item>
              <text:p text:style-name="P54">Moreover, why continue to cling to the outdated concept of geography when nsilk offered the means to connect people in a way not constrained by physical separation? Sure, the Christ the Conqueror Chapel would be a monumental architectural achievement, and a symbol of wealth and power, but Moses was seeing a future in which the many messages of the Bible could become ‘real’ in a way never before possible--and for patrons around the world. ze saw a future in which patrons of Christ the Conqueror could not only hear the Word of God but also see, for themselves, the virtual spirit of the Father, the Son, and the Holy Ghost in a setting without boundaries or limits: the human mind. </text:p>
            </text:list-item>
            <text:list-item>
              <text:p text:style-name="P54">Currently, there were not that many users of nsilk in the Freedom Federation, and Moses was uncertain how widely the technology was in use in the other federations, but all it would take to make usage soar was to have a reason to see this change as being important. </text:p>
            </text:list-item>
            <text:list-item>
              <text:p text:style-name="P54">Moses had been among the first, receiving the implant when ze was ?? so that zir father could see what the fuss was all about. </text:p>
            </text:list-item>
          </text:list>
        </text:list-item>
      </text:list>
      <text:p text:style-name="P115"><text:bookmark text:name="_5v12dzb4c73i"/>2043 nfab, nTessuto SrL</text:p>
      <text:p text:style-name="P16">“Within three years of her father’s death, Maria created the nfab that we still know today: the malleable material that can be altered by the mind of its user. With the 3D printer in her father’s secret workshop, she spun out large quantities of nfab and set about programming instances of the base product that could be used by those with less skill to customize pro-configured articles of clothing. Samples of these articles were given to Florence notables, such as the Duke of Florence and his family, clerics of the Catholic Church, and members of the Florence signoria--which included Mari’s uncle, Marco Morelli, the Earl of Golluza and the head of AutomaIT. Marco initially dismissed the gifts as ‘trifling things’ in conversations with other members of the signoria, but he ended up quietly grinding his teeth in envy when the Duke and the other nobles gleefully changed their nfab business suits into medieval era outfits for their meetings, occasionally wearing their showy duds into the street before transition back into modern clothing and eventually sticking with the medieval style because of all the compliments they received.”</text:p>
      <text:p text:style-name="P16"><text:soft-page-break/>“Soon, everybody in Florence wanted nfab clothing and they wanted it configured in medieval style. With the help of long-time family friend and attorney Antonio Romano, Maria established nTessuto SrL, signed up investors, bought an abandoned warehouse not far from her later father’s AutomaIT workshop, and started cranking out commercial quantities of nfab.”</text:p>
      <text:list xml:id="list65913979401758" text:continue-numbering="true"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16">Thirteen year-old Maria played with a blob of gray material on the worktable in front of her, prodding it with her finger and watching as the material flowed, changed shapes, and even changed color in response to the mental commands directed to it using her nsilk connection. </text:p>
      <text:p text:style-name="P16">[Glove. Black leather with gauntlet.]</text:p>
      <text:p text:style-name="P16">The material flowed onto her hand and molded itself into what looked like a leather glove with an extended gauntlet of the type worn by motorcycle riders. It also changed color, becoming a matte black. </text:p>
      <text:p text:style-name="P16">[Add fringes, five millimeters wide, ten centimeters long.]</text:p>
      <text:p text:style-name="P16">Strips of black leather extruded from the lower edge of the gauntlet, but the appearance was not as pleasing to eye eye as she wanted it to be. </text:p>
      <text:p text:style-name="P16">[Vary the length of the fringes, starting at one centimeter at the wrist and increasing to ten centimeters as the end of the gauntlet.]</text:p>
      <text:p text:style-name="P16">It looked better, but Maria wanted a smoother taper from one end of the fringes to the other. She could probably state a specification in terms of a mathematical function, but she did something easier: she imagined how the fringe should look and sent the image in her mind to the connected nfab. The fringe complied. </text:p>
      <text:p text:style-name="P16">Quite pleased with herself, Maria remembered her father’s shock when Maria, still a toddler, had used this shortcut to implant in his mind an image of the cacio e pepe she wanted for dinner instead of fumbling with words she had not yet learned to pronounce. Try as he might, he could not do the same and implant an image in Maria’s mind, although his attempts had amused his daughter mightily, and the household had rung with the joy of infectious laughter that evening. </text:p>
      <text:p text:style-name="P16">[Umbrella. Open. Red with black handle.] The glove morphed into an open red umbrella with a black handle.</text:p>
      <text:p text:style-name="P16">Old school commands again. Maria needed to make sure that those nsilk users less--what was the word? <text:span text:style-name="T16">Adept</text:span>!--could use the morphologies built into the linked libraries that specified basic forms. Maria was an Adept with nsilk, and she could do things nobody else could do, except for Paolo Romano, who was also an Adept, but nfab had to be configurable by a broad user base, including those still new to nsilk manipulations, which included a large portion of humanity outside of the Europe that was still getting used to controlling computers on the net using thought. AutomaIT was placing nsilk injection facilities in new locations around the globe in an attempt to meet demand, but the demand for nfab was even outpacing that for nsilk: people with no way of configuring nfab clothing were buying nfab and storing it away for future use. It was crazy. </text:p>
      <text:p text:style-name="P16">[Maria: Cube. Compact. White.]</text:p>
      <text:p text:style-name="P16">As Maria turned her hand palm-up, the umbrella became a small white cube about the size of a golf ball. She placed it in the pocket of her sweatshirt and climbed up the ladder from the basement workshop to her father’s library. From there, she walked into the kitchen, where the androids Sophia and Roberto were cleaning up after feeding Maria’s nonna lunch. </text:p>
      <text:p text:style-name="P16">“I am going to visit Paolo and Antonio,” she announced in a perfunctory manner, sending an nsilk dm to Paolo an instant later to let him know of her imminent arrival. </text:p>
      <text:p text:style-name="P16">Neither android responded, but as Maria moved to the front door, Sophia moved with her and accompanied Maria on the short walk to the home of her closest friend; Sophia had insisted that she or Roberto should always accompany Maria, and although Maria had repeatedly argued that she was perfectly safe inside the confines of Florence, and although Sophia had repeatedly averred that she probably was, the end result as always the same: one of the androids went with her while the other stayed with Nonna Morelli. In the end, Maria gave up and accepted the company of a personal guardian. </text:p>
      <text:p text:style-name="P16">As they approached Paolo’s house, the gate opened, and they strolled through the courtyard to the house. The front door swung back to reveal Paolo, who was dressed in a doublet and <text:s/>breeches. </text:p>
      <text:p text:style-name="P16">“Nice outfit,” Maria said. Her own nfab clothing was still configured in a casual sweatshirt and jeans, and her head was crowned by a kufi, but as Paolo watched, the shirt and jeans became a Renaissance style dress, the kufi became a headdress that he knew was called a Hennin, and Maria’s running shoes became laced leather boots. </text:p>
      <text:p text:style-name="P16">“Likewise,” Paolo replied, his voice suddenly a bit tight. </text:p>
      <text:p text:style-name="P16">“Is your father here?”</text:p>
      <text:p text:style-name="P16">Paolo nodded. “In his office. But I thought you came to see me?”</text:p>
      <text:p text:style-name="P16">“You’re sweet,” Marie replied. “But I need a man right now.”</text:p>
      <text:p text:style-name="P16">“I’ll be a man some day.” Paolo insisted.</text:p>
      <text:p text:style-name="P16">“Some day,” Maria agreed. She Patted Paolo on the cheel and continued down the hallway, maintaining her conversation with her friend on nsilk dm. </text:p>
      <text:p text:style-name="P16">[Maria: I created my own biaro the other day. No. Not a biaro yet. Just an AR object that I can send places to be my eyes and ears.] </text:p>
      <text:p text:style-name="P16">[Paolo: Ditto! I too have created an AR object.]</text:p>
      <text:p text:style-name="P16">[Maria: Cool! Can I see it?]</text:p>
      <text:p text:style-name="P16">[Paolo: &lt;Grin&gt;I’ll show you mine when you show me yours!] The message was accompanied by some stock video of a cartoon character laughing hysterically.]</text:p>
      <text:p text:style-name="P16">[Maria: Ha! Ha! I should tell your dad what a pervert you are.]</text:p>
      <text:p text:style-name="P16">[Paolo: He already knows.]</text:p>
      <text:p text:style-name="P16">[Maria: Surely you were adopted.]</text:p>
      <text:p text:style-name="P16">[Paolo: Ma no! Immaculate conception. I am special!]</text:p>
      <text:p text:style-name="P16">[Maria: Later.]</text:p>
      <text:p text:style-name="P16">Paolo streamed back a video of a cartoon character crying pathetically as Maria rapped her knuckles on the door frame of Antonio Romano’s home office and waited for the older man to look up and smile before entering.</text:p>
      <text:p text:style-name="P16">“Buon giorno, Maria.”</text:p>
      <text:p text:style-name="P16">“Buon giorno, Antonio. Can I show you something?”</text:p>
      <text:p text:style-name="P16"><text:soft-page-break/>“You are the boss, Maria!” Antonio responded. “I am all eyes and ears when the CEO of nTessuto SrL has something to show me.”</text:p>
      <text:p text:style-name="P16">Maria nodded. She was still somewhat uncomfortable with business terms. nTessuto SrL was the name of the company that Antonio had set up to protect her ownership of the nfab patent. Maria was the Chief Executive Officer of the company, and Antonio was the Chief Operating Officer and the corporate counsel. Antonio told her that the business structure was necessary to protect her ownership of nfab as products were being manufactured under license--some by her Uncle Marco’s AutomaIT facilities. AutomaIT was creating copies of the base nfab product and selling it to customers interested in textiles that could be configured using nsilk commands, but it was prohibited from creating extensions of the product that added functionality to the base version. </text:p>
      <text:p text:style-name="P16">Marco had, naturally, also instructed a team of his best engineers to reverse-engineer nfab, but all efforts to create something like it, but different enough to avoid patent infringement, had so far failed. They could grow more of the nfab from the ‘starter’ samples Maria had provided, but they had not yet been able to create the starter itself. They needed to see the process Maria used to create the base nfab to understand how to replicate it, but Maria never seemed to reveal the process in any of the surveillance feeds Marco had had implanted in the nTessuto SrL laboratories. He suspected that Maria had some secret place in which to work. He had often suspected the same of her father, so it was no surprise that the daughter of Giuseppe had a place where she could work free from spying eyes; when the time was right, he was determined to find that place. </text:p>
      <text:p text:style-name="P16">Soon, nTessuto SrL, would have its own small fabrication facility close to the AutomaIT workshop previously used by Maria’s father. Marco, who owned the property, leased it to Maria’s company at a generous discount. It was not a difficult negotiation. Marco hoped that keeping his niece close to him would make it easier to spy on what she was doing. Antonio and Maria were well aware of Uncle Marco’s intentions, which was why Maria only created the nfab base inside her secret workshop, and the new facility would have intensive security to prevent snooping. </text:p>
      <text:p text:style-name="P16">Maria removed the white cube from her pocket and gave the delighted Antonio a demonstration of its capabilities. Afterward, the fatherly Antonio asked Maria to sit so that they could discuss the things her uncle might try to do while Maria was still young. Maria made the face she usually did when the subject of her uncle came up, but she sat and waited, kicking her feet back and forth impatiently as Antonio spoke.</text:p>
      <text:p text:style-name="P16">“In his own way,” Anonio said, “you Uncle Marco loves you. But, he is first a businessman, and his greater love is money and the power that money buys.”</text:p>
      <text:p text:style-name="P16">Maria had no comment to that statement, so Antonio continued. </text:p>
      <text:p text:style-name="P16">“I believe he also loves his mother--your Nonna--but he does not want to have her living in his house, which is why he has not moved her even though she clearly cannot take care of herself anymore without your help and the help of Sophia and Roberto. Do you follow me so far?”</text:p>
      <text:p text:style-name="P16">Maria nodded. “Uncle Marco loves Nonna and me, but he doesn’t want us to live with him.”</text:p>
      <text:p text:style-name="P16">Antonio grimaced slightly. “Yes, I think that sums things up nicely. Family can be complicated. Having to take care of an aging parent is a job we rarely think about until we are faced with the need to do so, and Marco, I think, is getting to that point, and he may even see it as a way to keep a closer eye on you.”</text:p>
      <text:p text:style-name="P16">“I don’t understand.”</text:p>
      <text:p text:style-name="P16">“If your Nonna can no longer perform the duties of a guardian,” Antonio continued, “Then Marco would be within his rights to insist that he become your legal guardian. I think the only reason he has not done so already is that he would then have to take care not only of you but also your Nonna, and he does not want to do that.”</text:p>
      <text:p text:style-name="P16">“What did Nonna ever do to him?” Maria wondered. </text:p>
      <text:p text:style-name="P16">“Your Nonna does not particularly approve of Marco’s life choices,” Antonio explained. “She does not--or at least she did not--approve of Marco’s pursuit of great wealth. She wanted Marco to be more like your father, and having her around would constantly remind Marco of that fact.”</text:p>
      <text:p text:style-name="P16">“Fine!” Maria said abruptly. “We don’t need him anyway. Nonna and I get along fine with help from Sophia and Roberto. We don’t need Uncle Marco!”</text:p>
      <text:p text:style-name="P16">“No,” Antonio agreed. “But there is also another possibility that may have crossed Marco’s mind as you have gotten older.”</text:p>
      <text:p text:style-name="P16">“Yes?”</text:p>
      <text:p text:style-name="P16">“You are becoming a young woman,” Antonio continued, his composure unraveling a bit as he strayed into new and uncomfortable territory.”</text:p>
      <text:p text:style-name="P16">“Antonio,” Maria wondered, “are you giving me the birds and the bees talk?”</text:p>
      <text:p text:style-name="P16">Antonio flushed. “No, but it is not impossible that your uncle may have thought about how he might get access to your intellectual property though marriage.”</text:p>
      <text:p text:style-name="P16">“Marriage?” Maria asked. “You mean me and Uncle Marco? Ew! That’s gross!”</text:p>
      <text:p text:style-name="P16">“Yes,” Marco agreed. “But it is not out of the question, and I want you to be prepared in case . . . </text:p>
      <text:p text:style-name="P16">WHAT ELSE?</text:p>
      <text:p text:style-name="P115"><text:bookmark text:name="_mqsfvgmmdkz6"/>B&amp;T in Times Square</text:p>
      <text:p text:style-name="P16">Bekka and Thucydides appeared atop the windswept top of One Times Square, and Thucydides found himself windmilling as a sense of vertigo overtook him initially. Then, somewhat sheepishly, he lowered his arms, placed his hands behind his back, and tried his best to look cool. </text:p>
      <text:p text:style-name="P16">“There,” said Bekka, and she pointed at Times Square where a strange figure skipped and cavorted and seemed to draw other figures equally odd. The figure looked like something out of an ancient myth: short, with mottled skin of brown, gray, and green that would have made him difficult to see in a woody area, and upon his head were two short horns. His only clothes were short hairy breeches, and his hairy feet were bare.”</text:p>
      <text:p text:style-name="P16">“Puck!” Thucydides exclaimed, the word issuing itself as a hiss. </text:p>
      <text:p text:style-name="P16">Bekka turned and regarded her compatriot with great aplomb. “You know him then?”</text:p>
      <text:p text:style-name="P16">“What?! Of course I know him,” the historian spluttered. “I told you about him at . . .”</text:p>
      <text:p text:style-name="P16">“Must have slipped my mind,” Bekka interjected. “Well, here he is, the little trickster, doing heaven knows what. What do you make of it?”</text:p>
      <text:p text:style-name="P16">“What do I make of it? I have no . . .”</text:p>
      <text:p text:style-name="P16">“Pity,” said Bekka. “Well, I suppose we ought to go. The biaros are on him like flies on dead meat, but they will soon notice us.”</text:p>
      <text:p text:style-name="P16">She touched Thucydides arm, and they disappeared. </text:p>
      <text:p text:style-name="P115"><text:bookmark text:name="_en26kt6eacf7"/>2043 Ghosts in the Machine</text:p>
      <text:list xml:id="list65914391161653" text:continue-numbering="true" text:style-name="WWNum1">
        <text:list-item>
          <text:list>
            <text:list-item>
              <text:list>
                <text:list-item>
                  <text:p text:style-name="P54">“For nsilk users, AR became indistinguishable from RL, with AR objects who looked, sounded, and acted like their children, grandchildren, parents, grandparents, or even close friends popping up to convince them to enter the shop or restaurant they were passing as they strolled about a city. Advertising in the nsilk era had become very personal because those connected to the net shared everything about themselves and their histories. Those trying to persuade you knew that the best way to do so was through the facade of the people you knew. ”</text:p>
                </text:list-item>
                <text:list-item>
                  <text:p text:style-name="P41"><text:span text:style-name="T16">Excerpt from A Complete History of the Humanist Coalition: From Inception to Final Freedom, by Javier Guzmá</text:span></text:p>
                </text:list-item>
              </text:list>
            </text:list-item>
          </text:list>
        </text:list-item>
      </text:list>
      <text:p text:style-name="P16"><text:soft-page-break/>Puck skipped the entire length of Times Square and back, drawing the attention of more than a dozen biaros who came out of the net to chastise him for zir outlandish dress and unseemly behavior among the <text:span text:style-name="T16">normals</text:span> who surrounded him. By design, none of the biaros recognized him as being, like them, an AR object of the net; ze had been designed to stealthily draw out, analyze, and categorize the biaros of the corporate interests on behalf of zir own creator, for reasons that were, as yet, unknown to him. </text:p>
      <text:p text:style-name="P16">The biaros, who quickly converged upon Puck the second ze appeared, had been created to nudge citizens into modes of behavior consistent with local feudal kingdom norms. They appeared whenever citizens strayed too far outside of those norms and threatened the status quo. Their main tool was mockery. </text:p>
      <text:p text:style-name="P16">“What is that you are wearing?” demanded a biaro wearing a checkered-board pattern suit zoot suit and a red Panama hat with a green feather. “You look like a fool!”</text:p>
      <text:p text:style-name="P16">“You got that right!” added another biaro dressed in a chicken suit. “Must be a fool's day today! Only reason for this fool to dress like a fool!”</text:p>
      <text:p text:style-name="P16">Puck smiled, the effect enhanced by the dark outlining of zir lips, but ze said nothing.</text:p>
      <text:p text:style-name="P16">The biaros were no more real than the bright AR displays that scrolled across the glistening AR facades of the dilapidated buildings that lined the perimeter of the square. Real displays, like real building maintenance, had given way to artifice: it was much cheaper to project images of Wall Street in its glory than to fix up the tawdry reality that was the result of a decade of harsh city budget cuts by First America Financial Corporation, the city’s owner. The real money, the hard money, was invested in the First American Federation’s financial, manufacturing, medical, pharmaceutical, and technology holdings throughout its eleven member states, and in global ventures, such as the Atomics International Combine in Idaho and the Global Aerospace Corporation in Australia. </text:p>
      <text:p text:style-name="P16">Puck knew the difference, as ze pranced along, barefooted, in zir furry breeches, long green hair flowing behind him. Behind the AR facade, ze saw the dark windows without glass, the broken digital displays, and the thin faces of squatters peering out hungrily from buildings long vacant. Wall Street was a virtual paradise of color and activity projected upon a squalid slum of broken buildings populated with broken people.</text:p>
      <text:p text:style-name="P16">“You don’t belong here weirdo!” cried a biaro dressed in an ape suit. “Why don’t you try to fit in?”</text:p>
      <text:p text:style-name="P16">Puck, who had never known who zir creator was, but who vividly remembered zir ‘birth’ on the net one year ago, looked around at the throng of well-dressed urbanites in crisp business suits and service uniforms standing in multiple lines that criss-crossed the square from north to south and east to west, passing bouquets of flowers from one to another in a display of perfect harmony in a perfect city. All were smiling, all were happy, healthy, and glowing, these bankers, actors, captains of industry, chefs, maitre d’s, managers, and vid celebrities as they participated in what appeared to be some kind of team-building ritual before hustling to their workplaces for another day of slaying the beast. It was indescribably beautiful--a scene of splendor in a world in which only the richest of the rich still enjoyed the trappings of modern civilization.</text:p>
      <text:p text:style-name="P16">And then Puck abruptly switched off the facade apps and the biaro apps--the latter being an ability that many had thought to be impossible without city-state sysadmin privileges--to stare at naked reality. Around him, bucket brigades of broken men and women dressed in the rags of what had once been business wear passed fresh water in one direction and human waste in another, the lines snaking as far as the eye could see. In a broken city, the poor had become the water lines and sewer lines in return for a few daily scraps of food. </text:p>
      <text:p text:style-name="P16">“Nobody belongs here” said Puck in a belated reply. “Not anymore. Nobody fits in.”</text:p>
      <text:p text:style-name="P115"><text:bookmark text:name="_mj4rt9zc3fyt"/>2044 Duke and Earl</text:p>
      <text:list xml:id="list65913567523519" text:continue-numbering="true" text:style-name="WWNum1">
        <text:list-item>
          <text:list>
            <text:list-item>
              <text:list>
                <text:list-item>
                  <text:p text:style-name="P54">“Having failed to tease out the secret ingredient of nfab through good, honest industrial spying, the Earl of Galluzzo was forced to explore the legal shenanigans that he might employ to get his hands on Maria’s IP. And, inasmuch as he had yet to sire a male progeny who would someday take over the operation of AutomaIT, his mind also turned to exploring the legal and ethical issues involved with marrying his genius niece in order to get access to not only her valuable patents but also her genes. While unconventional, a union that flouted the norms of what was acceptable vis-a-vis marriage within the family could be construed as a necessary business alliance under the new feudalism.”</text:p>
                </text:list-item>
                <text:list-item>
                  <text:p text:style-name="P54">“It was with this proposition in mind, of forming a business alliance, with which the Earl approached the Duke of Florence to request permission to marry his brother’s daughter.”</text:p>
                </text:list-item>
                <text:list-item>
                  <text:p text:style-name="P41"><text:span text:style-name="T16">Excerpt from A Complete History of the Humanist Coalition: From Inception to Final Freedom, by Javier Guzmá</text:span></text:p>
                </text:list-item>
              </text:list>
            </text:list-item>
          </text:list>
        </text:list-item>
      </text:list>
      <text:p text:style-name="P16"><text:span text:style-name="T14">Maria knows of zir uncle’s plan to marry her, and ze has been complaisant in zir reactions, allowing zir uncle to think that ze approves, but ze is just stalling for time, so that ze will not try to become zir guardian. </text:span></text:p>
      <text:list xml:id="list65914253953025" text:continue-numbering="true" text:style-name="WWNum1">
        <text:list-item>
          <text:p text:style-name="P54">Leonardo de Medici, Duke of Florence and head of the revitalized Medici Bank International, was seated in a brocaded chair before a wooden desk that had once been used by Lorenzo de' Medici, the distant ancestor who had been known as Lorenzo the Magnificent. It had been a heady moment the first time ze had sat here, in the Room of Prometheus, just outside zir living quarters in the Palazzo Pitti. But as with most things, repetition begat routine, familiarity, and, finally, a sense of entitlement to what had, at first, seemed ostentatious. In a short time , Leonardo grew used to zir trappings, as all who are privileged do, and ze now sat, somewhat morosely, sipping cappuccino from a cup that had been fired in the late nineteenth century, back when the Italians were showing the world how to make coffee with steam and pressure to produce espresso, and ze knew that ze deserved every bit of the luxury that surrounded him. Leonardo was every bit as Magnificent as that ancient barbarian Lorenzo. </text:p>
        </text:list-item>
        <text:list-item>
          <text:p text:style-name="P54">The Duke was a trim forty-something man of average height and aquiline features, with short dark brown hair hidden beneath the folds of the elaborate chaperon wrap worn in the bourrelet manner that had recently become popular again in the city-state of Florence--a throwback look in fashion to match the political throwback of a return to feudalism. The rest of zir outfit matched the Medieval look of zir hat: a scarlet doublet and matching breeches that puffed out from the waist, white silk socks, and soft crimson silk slippers. Italy, and increasingly much of the rest of Europe, had become a living Renaissance festival after two centuries of soulless clothing. </text:p>
        </text:list-item>
        <text:list-item>
          <text:p text:style-name="P54">It helped, of course, to be wearing clothing made from the nfab material that had been invented by young Maria Morelli, the young resident genius of Florence sired by the late Guiseppe Morelli. With a thought, the Duke could change zir nsilk-paired outfit to be a modern suit, shoes, and hat, the fabric morphing in form and color to match the picture in zir mind. Why even the carpet beneath zir feet had been replaced with nfab, the original carpet carefully removed and stored in some archival room of the palace. So too for the wallpaper and the paintings, all of which could be changed to fit the occasion, or the Duke’s current mood. </text:p>
        </text:list-item>
        <text:list-item>
          <text:p text:style-name="P54">The nanotechnology fabric known as <text:span text:style-name="T16">nfab</text:span> had been presented as a gift to the Duke by young Maria Morelli and zir attorney, Antonio Romano, who represented zir and who had helped zir set up zir own company to market nfab. Apparently, Antonio had been a trusted friend of Maria’s parents, and ze now looked after Maria’s estate, including zir invention of what was formally called <text:span text:style-name="T16">neurofabric</text:span>. Leonardo assumed that nfab was somehow based on zir father’s nsilk, but ze had not pursued the matter beyond zir initial assumption. All that mattered to him was that Maria had created a fabric that, with a thought, could reform itself into thousands of different shapes and colors. It also mattered that anybody who saw nfab wanted nfab, and that want was driving a demand and bringing additional tax revenues to the Duchy. </text:p>
        </text:list-item>
        <text:list-item>
          <text:p text:style-name="P54">Only three years following the death of zir father, Maria had become one of the wealthiest of Florentines, and the Duke suspected that this galling fact played an important role in the discussion ze was about to enter. On the other side of the desk sat a similarly attired Marco Morelli, the Earl of Galluzzo as well as the Chairman, President, and CEO of AutomaIT, whose headquarters and manufacturing facilities were located south of the city. ze was also the uncle of Maria Morelli, who had repeatedly rebuffed zir efforts to place her, and zir new nfab, under zir AutomaIT brand. Ze had, instead, formed zir own company, nTessuto SrL and at a tender age was building a business empire. Surely, the financial success of Maria must be driving Marco insane with jealousy: injecting nsilk into a new user brought a one-time installation charge and a monthly connection fee, but there were multiple nfab products, and unlike nsilk, nfab wore out and had to be replaced periodically. </text:p>
        </text:list-item>
        <text:list-item>
          <text:p text:style-name="P54">And yet, the tremendous success of AutomaIT’s androids, which were the only humanoid robots equipped with the nsilk interface, had vaulted AutomaIT to a leadership position in the world market. Combined with the burgeoning market for retrofitting humans with nsilk, which had begun slowly in Italy, picked up steam as word spread that infants were especially quick to learn how to communicate when so equipped (the procedure was quite simple before the fontanels closed, and safe), and then spread to neighboring countries. AutomaIT was a money-making engine par excellence, and the Earl was considerably richer than the Duke ze served. Still, the Medici name still commanded a reverence that was undeniable. The Duke had even kept the Earl standing for several minutes before asking him to take a seat, and Marco had shown not even an inkling of annoyance. </text:p>
        </text:list-item>
        <text:list-item>
          <text:p text:style-name="P54">However, what the Earl was asking of the Duke was both surprising and somewhat unsettling. </text:p>
        </text:list-item>
        <text:list-item>
          <text:p text:style-name="P54">“You want to marry your niece, the young daughter of your deceased brother?” asked the Duke. zir initial reaction included the acknowledgement that Maria Morelli was still only thirteen years old, and the Duke’s expression and intonation conveyed the disgust that ze felt. </text:p>
        </text:list-item>
        <text:list-item>
          <text:p text:style-name="P54">Marco hurriedly waved zir hands in an expression of negation. “No, no, not immediately,” ze said, realizing that ze had been misunderstood. “When ze is older, when ze turns eighteen and is a woman,” ze added. “I am a man of honor,” Marco added, drawing <text:s/>zirself up a bit as though rebuffing an insult to that honor. </text:p>
        </text:list-item>
        <text:list-item>
          <text:p text:style-name="P54">“You are also already a married man,” the Duke countered. “I suppose you are intending to divorce Sophia before marrying Maria?”</text:p>
        </text:list-item>
        <text:list-item>
          <text:p text:style-name="P54">“But of course! As I say, I am an honorable man! I have informed Sophia of my intent, and we are already negotiating the divorce agreement. There will be no problems.”</text:p>
        </text:list-item>
        <text:list-item>
          <text:p text:style-name="P54">“Have you informed Maria of your intent as well?” The Duke asked. </text:p>
        </text:list-item>
        <text:list-item>
          <text:p text:style-name="P54">“I have given zir no doubt that ze is very special to me,” the Earl replied. “And I sense, very much, that the feeling is reciprocal in zir shy manner of response.”</text:p>
        </text:list-item>
        <text:list-item>
          <text:p text:style-name="P54">“Meaning ze knows that you are a very affectionate uncle who has other plans for zir less than five years from now,” the Duke observed. “What if ze refuses your hand in marriage?”</text:p>
        </text:list-item>
        <text:list-item>
          <text:p text:style-name="P54">“It is my goal to convince zir of the wonders that we could create together!” Marco said proudly. “She is young, but ze is practical, and I believe ze will see that, together, we could build a business empire that will last for the ages! And,” ze added, “a business empire that will financially and materially support the manifest destiny of the Florence city-state!”</text:p>
        </text:list-item>
        <text:list-item>
          <text:p text:style-name="P54">“What will become of Sophia?” the Duke wondered as ze imagined the tax revenues to come. “Will ze remain with you?”</text:p>
        </text:list-item>
        <text:list-item>
          <text:p text:style-name="P54">“Sophia?” said the Earl, and then ze caught a look in the eye of the Duke and understood that a trade was being floated. “Well, I suppose ze could stay in the household in some capacity, but I would prefer, being a man of honor, to find zir a new place, a better place.”</text:p>
        </text:list-item>
        <text:list-item>
          <text:p text:style-name="P54">“Hmmf!” replied the Duke. “She will be a rich woman, and still quite young.” ze did not add that ze had grown tired of zir own Duchess, who ze had married because of zir wealth; ze had long admired the soon-to-be ex-Sophia Morelli, who was barely into zir thirties. Wedding the ex-wife of the richest man in Italy would shore up both zir sagging libido and zir financial portfolio in one transaction. </text:p>
        </text:list-item>
        <text:list-item>
          <text:p text:style-name="P54">Marco continued to read between the lines. “Si, si! And ze is quite pleasing to the eye, no? However, we have not yet produced an heir capable of taking on the family business, so . . .”</text:p>
        </text:list-item>
        <text:list-item>
          <text:p text:style-name="P54">“So you want to produce an heir with the young genius who carries the genes of your brother and the late Chava Katzenellenbogen-Morelli? I understand.”</text:p>
        </text:list-item>
        <text:list-item>
          <text:p text:style-name="P54"><text:soft-page-break/>Remarkably, Marco felt zir face flush slightly. “Maria is something special,” ze confessed. ze did not add that, until recently, ze had been able to observe zir niece while dressing and undressing, but then there were two developments. The first development was that the android Sophia, who assisted Maria with dressing, began looking the in the other direction when Maria was undressed, and even when zir visual sensors were turned in Maria’s direction, the direction was constantly changing, as though Sophia were actively trying to avoid a steady shot. The second development, which started not long after the first, was that the the video feed from both Sophia and Roberto had suddenly shut down, and the technician ze had sent over to check reported back that both androids appeared to be coated in some sort of nfab ‘skin’ that made accessing that was cutting off the remote feed to AutomaIT, and they could not resolve the interference without admitting to that fact that the androids had been spying on Maria. </text:p>
        </text:list-item>
        <text:list-item>
          <text:p text:style-name="P54">“She has already shown that ze has zir father’s talent for invention,” Marco added, “and ze has zir mother’s gift for mathematics. Ze is becoming something quite formidable!” It was a remarkable bit of understatement. </text:p>
        </text:list-item>
        <text:list-item>
          <text:p text:style-name="P54"><text:span text:style-name="T16">And you think that ze will not immediately see through your transparent stratagems?</text:span> the Duke wondered, but ze then shrugged and added, “You have this office’s blessing to marry your niece once ze turns eighteen years of age.”</text:p>
        </text:list-item>
        <text:list-item>
          <text:p text:style-name="P54">“Grazie!” Marco said excitedly as ze rose to zir feet and bowed zir head in gratitude. “I am most grateful!”</text:p>
        </text:list-item>
        <text:list-item>
          <text:p text:style-name="P54">“Is there anything else you need from me today,” inquired the Duke, who also rose and extended a hand to the Earl. </text:p>
        </text:list-item>
        <text:list-item>
          <text:p text:style-name="P54">Marco took the Duke’s hand enthusiastically. “No, your grace! You have made me a very happy man! I bid you a good day!”</text:p>
        </text:list-item>
        <text:list-item>
          <text:p text:style-name="P54">As the Earl backed away and turned to the door, the Duke called out to him. </text:p>
        </text:list-item>
        <text:list-item>
          <text:p text:style-name="P54">“Your grace?” inquired Marco. </text:p>
        </text:list-item>
        <text:list-item>
          <text:p text:style-name="P54">“Be sure to tell Sophia that I send my fondest regards.”</text:p>
        </text:list-item>
        <text:list-item>
          <text:p text:style-name="P54">* * * * *</text:p>
        </text:list-item>
        <text:list-item>
          <text:p text:style-name="P54">In a far corner of the Room of Prometheus, a small section of the nfab that covered the wall sent a message. <text:s/></text:p>
        </text:list-item>
        <text:list-item>
          <text:p text:style-name="P118"><text:bookmark text:name="_oiagud29p5w3"/>2045 La Ragazza Prodigo (Angelique Romano)</text:p>
        </text:list-item>
        <text:list-item>
          <text:p text:style-name="P54">“Although the propagation of nsilk had been growing steadily, the demand went exponential with the arrival of nfab. Accessing the net directly through one’s mind was, of course, much better than accessing it through computers and phones, and it was exciting, but even that excitement paled compared with having the power to change how one’s clothes looked with just a thought.”</text:p>
        </text:list-item>
        <text:list-item>
          <text:p text:style-name="P54">“News of the Florentine girl genius who was the driving force behind nTessuto SrL spread quickly, but the first reporter to get the inside scoop was Paolo Romano’s older sister, Angelique Romano. </text:p>
        </text:list-item>
        <text:list-item>
          <text:p text:style-name="P41"><text:span text:style-name="T16">Excerpt from A Complete History of the Humanist Coalition: From Inception to Final Freedom, by Javier Guzmán</text:span></text:p>
        </text:list-item>
        <text:list-item>
          <text:p text:style-name="P54">Angelique Romano, a London based technology reporter for Reuters, was aboard a Trenitalia train, <text:s/>enroute to Florence, Italy. She had boarded a Eurostar train in St Pancras the previous afternoon, transferred to a EuroNight train in Paris for the overnight run to Rome, and was now almost at her destination--and her hometown. She had been born in Florence and grew up in the Oltrarno district, where her parents still lived, and where she had many relatives, including an uncle, Antonio Romano, who had contacted her recently and suggested that Angelique visit and meet a client of his (Uncle Antonio was an attorney) who has making waves in the technology industry. The client was Maria Morelli, the daughter of the late Giuseppe Morelli, who had invented nsilk, the brain-computer interface that had propelled his brother’s firm, AutomaIT, into a world leader in the production of the humanoid robots known as androids. AutomaIT androids were noted for being much more human-like in their functioning, and they were becoming the preferred androids for co-working with humans. </text:p>
        </text:list-item>
        <text:list-item>
          <text:p text:style-name="P54">Maria was all of thirteen years old, and she had been the youngest person to have received the nsilk implant until recently, having been outfitted with the fluid by her father when she was two months of age. Now, an increasing number of parents across Italy were having their infants equipped with nsilk as word spread that it gave pre-vocal babies an ability to communicate. Maria was widely known in Florence as <text:span text:style-name="T16">la ragazza prodigo</text:span>--the prodigal girl--for her creation of a shape-shifting nanotechnology fabric that could be configured for many purposes by the mind of its wearer. Her first product had been a camera-laden knit cap, but she had lately been inventing new things. </text:p>
        </text:list-item>
        <text:list-item>
          <text:p text:style-name="P54">“Come meet her!” Angelique’s uncle had suggested. “This <text:span text:style-name="T16">nfab</text:span> product of Maria’s is going to change the world!” </text:p>
        </text:list-item>
        <text:list-item>
          <text:p text:style-name="P54">Angelique had suppressed an urge to groan upon hearing the phrase about changing the world: every new invention was deemed to be changing the world, and sometimes they did, but that change was not always good. One had only to remember how Facebook, Instagram, and Twitter had become co-opted as propaganda tools to remind oneself how good intentions can lead to bad ends. Even Enrico Fermi had good intentions when he constructed the first operating nuclear reactor beneath the stands of Stagg Field, but the first use of nuclear energy was not good, and it had stymied the use of nuclear energy for two generations, until humanity seemed to collectively understand that nuclear weapons and nuclear power plants were two entirely different things. </text:p>
        </text:list-item>
        <text:list-item>
          <text:p text:style-name="P54">Still the video Antonio had sent was intriguing. In it, Angeliqe saw a young girl, an African style kufi on her head, pressing her dark brown hair to the sides of her head. The girl was also wearing white tee shirt, and although the shot framed her from the waist up, you could see the tops of her jeans in the bottom of the screen. In the palm of the girl’s upturned hand was a gray cube about the size of a child’s toy block. “This,” said the girl in a matter-of-fact tone that indicated she was reading something that had been written ahead of time, “is nfab. I will now show you how it can be configured into an article of clothing, such as a sweatshirt.”</text:p>
        </text:list-item>
        <text:list-item>
          <text:p text:style-name="P54">Then, with some unspoken command, the bottom of the cube seemed to turn to a liquid, and it crawled up the girl’s arm, the cube before a gray fluid that flowed up and across the girl’s body until her torso was covered in gray, and then it resolved itself into a simple sweatshirt. As a final flourish, the name ‘Maria,’ written in a black script font, appeared. </text:p>
        </text:list-item>
        <text:list-item>
          <text:p text:style-name="P54">“If gray is not your color,” said the girl, “you can change it.” In succession, the gray sweatshirt and black lettering changed to red/white, blue/yellow, white/black, and then pink/purple. “Oh, this is not for me!” said the girl, looking down at herself, and the shirt turned black with red lettering. “Much better!” she said with a smile. </text:p>
        </text:list-item>
        <text:list-item>
          <text:p text:style-name="P54">“It is also able to form a face mask, when needed,” the girl added, and the top of the sweatshirt extruded a covering that covered the girl’s mouth and nose, with a little strap of material that looped up and over the tops of her ears to keep in it placed. “It forms in three layers,” the girl explained, her voice slightly muffled, “and the middle layer can be configured to provide protection compliant with various ISO standards. When you no longer need it,”--the mask retracted back into the sweatshirt--“it goes away.”</text:p>
        </text:list-item>
        <text:list-item>
          <text:p text:style-name="P54">Had the video come from anybody but her uncle Antonio, Angelique might have dismissed it as the product of clever video editing, but she had never known Antonio to be the sort to fall for or repeat fakery of any sort. As a final proof, the camera turned at the end of the video to show it’s handler: Antonio Romano. </text:p>
        </text:list-item>
        <text:list-item>
          <text:p text:style-name="P54">Upon arrival in Stazione di Santa Maria Novella, Angelique disembarked, carrying only a small overnight bag with her toiletries. “Whatever else you might need,” Antonio had assured her, “Maria will provide.” Angelique had cautiously included a few spare articles of clothing, just in case. Like many other frequent travelers, she was making use of the ubiquitous clothing subscription services that were now available in many places, turning in used and soiled clothing for credits on new 3D printed items instead of lugging around large bags, but she was still reluctant to give up carrying a change entirely. </text:p>
        </text:list-item>
        <text:list-item>
          <text:p text:style-name="P54">Antonio was waiting for her at the end of the track; she had decided that it might be best to take care of the business part of this trip before she surprised her parents with her presence. Uncle Antonio was much as she remembered him: a tall, dark-haired man, quite good looking, with a sort of Dean Martin type of nonchalance that endeared him to men and women alike. He was dressed in chino slacks, a white polo shirt, a brown jacket, and soft leather slippers without socks. As with many people in these times of frequent pandemics, he wore a face mask in the crowded station. In one hand was a cloth shopping tote. </text:p>
        </text:list-item>
        <text:list-item>
          <text:p text:style-name="P54">“Buongiorno!” he said as Angelique strode forward, and she saw him give her the once-over that members of the previous generation invariably do when confronted with the reality of seeing the next generation becoming increasingly grown up. “What a lovely young woman you have become!” It was always cheesy and predictable, but it was also incredibly satisfying. </text:p>
        </text:list-item>
        <text:list-item>
          <text:p text:style-name="P54">“Buongiorno, Uncle Antonio,” Angelique replied. “How are you?</text:p>
        </text:list-item>
        <text:list-item>
          <text:p text:style-name="P54">“Splendid! I cannot wait to introduce you to Maria and show you what she has created. But, first, are you hungry?”</text:p>
        </text:list-item>
        <text:list-item>
          <text:p text:style-name="P54">“A little,” Angelique admitted. “Trains, like airlines, had been cutting back on food services for years, and she had been mainly snacking for the duration of the trip. The thought of something more substantial, something more Italian, made her mouth begin to water. “Is there still a Lampredotto stand nearby?” she wondered. It had been many months since she had enjoyed a tripe sandwich, and such stands were in short supply in London. </text:p>
        </text:list-item>
        <text:list-item>
          <text:p text:style-name="P54">“Ah, si!” Antonio said, and he pointed towards the river. “There is a very good one one the Oltrarno side of the Ponte Santa Trinita. “Do you mind walking?”</text:p>
        </text:list-item>
        <text:list-item>
          <text:p text:style-name="P54">Walking after sitting for hours was just what Agelieque craved. She smiled, shook her head, and started. </text:p>
        </text:list-item>
        <text:list-item>
          <text:p text:style-name="P54">*****</text:p>
        </text:list-item>
      </text:list>
      <text:p text:style-name="P16">“Marie is very, very smart,” Antonio explained as they finished eating. They were sitting on a bench on the river side of the Lungarno Guicciardini. Antonio had initially said he was not hungry, but faced with the prospect of watching Angelique eat while he had nothing, he had ordered a half sandwich which he then demolished a short order. “She was only two months old when her father gave her the nsilk, which was much younger than anybody for several years. Now, newborn infants get it so that their parents and the pediatricians can more easily determine what is happening when babies cry, but at the time Maria was by far the youngest.”</text:p>
      <text:p text:style-name="P16">“And she adapted easily?” Angelique wondered. </text:p>
      <text:p text:style-name="P16">“Si, very easily. Giuseppe left his notebooks in my care until Maria was old enough to appreciate them, and she has given some of them back to me so that you can read through them.” He picked up the shopping tote and handed it over. “Included are some of Giuseppe’s earliest observations of his daughter.”</text:p>
      <text:p text:style-name="P16"><text:soft-page-break/>“Grazie! I will read through them as soon as I am able. She lives close, no?”</text:p>
      <text:p text:style-name="P16">“Five to ten minutes,” Antonio replied. “Shall we?”</text:p>
      <text:p text:style-name="P16">They discarded the remnants of their lunch and strolled south on Via Maggio, cutting over to Via del Presto di San Martino and continuing south, past the Basilica Santo Spirito and then to a walled yard. </text:p>
      <text:p text:style-name="P16">“Ecco qui,” said Antonio, and he strode toward the gate, which was opened immediately by a Ganymede model android who gave a little bow and then stood aside to let them in. Given that the sides and back of the android’s head has been painted in a color approximating blond hair, Angeliqe assumed that she was looking at Roberto. Antonio waved her forward. </text:p>
      <text:p text:style-name="P16">“Thank you,” she said, and she entered, followed by her uncle, who added, “Grazie Roberto.”</text:p>
      <text:p text:style-name="P16">Inside was the front of the house, a two story stone structure with walls that stretched to the right and the left, and except for the walkway to the door, the space between the outer wall and the house was crowded with flowering shrubs. Upon the small porch and on either side of the door were pots containing small lemon trees. </text:p>
      <text:p text:style-name="P16">The door opened, and Angelique saw the second android--this one would be Sophia according to the brown “hair” Giuseppe painted onto her head. As had Roberto, Sophia bowed slightly and gestured for Angelique and Antonio to come inside. Standing on the other side of the threshold was a young girl of twelve or thirteen dressed in jeans, a simple white tee shirt, and running shoes who Angelique recognized as Maria. </text:p>
      <text:p text:style-name="P16">[Maria: Welcome Angelique! And Antonio!]</text:p>
      <text:p text:style-name="P16">[Angelique: Thank you for inviting me to your home, Maria. It is quite lovely.] Angelique was not accustomed to using the nsilk dm protocol on a regular basis, but she realized that it was likely second nature to Maria. It might also be a method the girl used to judge the nsilk proficiency of a stranger; Angelique hoped that she had passed the test. </text:p>
      <text:p text:style-name="P16">“Come inside and sit down,” Maria said. “We can sit in my father’s library.” She turned and led the way down a central hallway to a doorway that led to a small but comfortable study that contained a sofa, a desk, and several bookcases. Upon one shelf Angelique spotted stacks of the comic books that Antonio had told her Maria had been a fan of since she was first able to read. </text:p>
      <text:p text:style-name="P16">Maria gestured to the sofa. “Please sit,” she said. She moved to the desk and was about to sit when she looked up suddenly. “Do you want anything to drink?” </text:p>
      <text:p text:style-name="P16">Angelique shook her head, as did Antonio, and Maria sat. Sophia and Roberto remained standing on either side of the door, their unreliable blue oval eyes looking at the opposite wall. </text:p>
      <text:p text:style-name="P16">“Antonio has told me about your nfab,” Angelique said to begin the conversation, “and he asked if I would interview you and write an article for my news organization. Is it okay if I record our conversation?”</text:p>
      <text:p text:style-name="P16">Maria looked from Angelique to Antonio and then back, and Angelique had the feeling that a private dm had just passed between her uncle and Maria. </text:p>
      <text:p text:style-name="P16">Antonio cleared his throat. “We always record our conversations,” he explained. “Please proceed as you wish.”</text:p>
      <text:p text:style-name="P16">*****</text:p>
      <text:list xml:id="list65912992965670" text:continue-numbering="true" text:style-name="WWNum1">
        <text:list-item>
          <text:p text:style-name="P54">Three hours later, Angelique Romano sat in a padded chair in the shaded courtyard of the home where she and Antonio had grown up and sipped an Aperol spritz at a small table shaded by a patio umbrella emblazoned with the ubiquitous Cinzano brand name while reflecting on her interview of Maria Morelli. Antonio and his son were prepping dinner, but Paolo had been kind enough to bring out the spritz to his aunt, who was wrapped in thought; he even lingered for a bit, answering questions about his long friendship with Maria, and he revealed that he and Maria typical dm-ed each other several times a day. In fact, he had just done so while carrying out the spritz, and Maria had asked him to give her kind regards to Angelique, who was no slouch at using nsilk herself, the the degree to which Paolo and Maria seemed to be bonded to each other made Angelique wonder if she was witnessing a new step in the evolution of humanity. </text:p>
        </text:list-item>
        <text:list-item>
          <text:p text:style-name="P54">The nfab products, which Angelique had seen in action on the videos Antonio had sent her, were even more impressive when seen first-hand. She had watched as Maria’s cubes of material had transformed themselves into fluid-like substances that flowed from the girl’s hand to become shirts, dresses, robes, hats, pants, shoes, rain ponchos, and even jewelry. Maria even gave her a small cube, about the size of a gaming die, and asked Angelique to connect her nsilk to it and think of a face mask. She did as instructed, and the material flowed up her arm, around her neck, and formed itself into a perfectly fitted mask. Maria asked her to reimagine the color of the mask, and Angelique imagined it in black, blue, red, yellow, white--the mask changed accordingly. She could also change the mask to have patterns rather than a solid color, and she could also give it lettering, such as her name--and all with a thought. As a final exercise, Maria had her imagine the mask as a string of pearls, and it took on that form. </text:p>
        </text:list-item>
        <text:list-item>
          <text:p text:style-name="P54">Now, Angelique fingered the thin silver necklace that encircled her neck--pearls were not really her style--and tried to imagine all the ways in which this invention of Maria Morelli’s was about to change the world. She could not. Clothes were just the beginning of uses for a configurable fabric, and as she looked up at the umbrella perched above her, and as she watched it slowly rotate and lean to best block the sun, she imagined it in white rather than red and blue, and it changed. </text:p>
        </text:list-item>
        <text:list-item>
          <text:p text:style-name="P118"><text:bookmark text:name="_up6kh064dbm4"/>2046 The Edict (The Duke)</text:p>
        </text:list-item>
        <text:list-item>
          <text:p text:style-name="P54">“From the very beginning, social media showcased the best and the worst characteristics of humanity, with the worst on ample display as early social media platforms were co-opted by dangerous fringe elements and even governments to spread lies, conspiracy theories, and messages of hate in hopes of influencing electorates. And while the inventors of these platforms may at one point in their lives have naively entertained the idea that they were bringing people together, that idea was lost in the chase for advertising revenue and the reality that hate sells better than love. The more acidic postings became, the more inflammatory the messages, the more people clicked and followed, and followed, until they became lost in a world of disillusionment and bile.”</text:p>
        </text:list-item>
        <text:list-item>
          <text:p text:style-name="P54">“Meanwhile, the barons of social media, who had become the kind of soulless creatures that they likely would have recoiled from only a few years earlier, deluded themselves into believing that their motives had been pure, and that their creations had been mis-used by a society that could have acted to constrain them but chose not to. They would testify at government hearings that they would welcome regulation, all the while knowing that, in places like the United States, the conservative and libertarian elements had already been bought and paid for by wealthy interests decades earlier, and they welcomed the social media forums in which to spread the ‘fake news’ that had become their speciality. There would be no regulation, there would be no penalty for sowing the seeds of divisiveness because those seeds would yield the poisonous vines that would choke the life out of democracy and return control to those who were worthy: the rich and powerful. The barons, who were now both, would sip their fine wines, look out on the shattered landscape they helped create, and shrug as if to say, ‘We tried.’”</text:p>
        </text:list-item>
        <text:list-item>
          <text:p text:style-name="P54">“Social media in the nsilk era was no different. Initially, there were apps to find and link those with similarities in philosophy, and to spread messages of all the good that would come from blind loyalty to one’s feudal leader, but in a society run by capitalists who would gleefully stab their own mother in the back to advance up the ladder of wealth and power, such pabulum was instantly seen for the window-dressing it was. Instead, the apps that flourished in the new nsilk netscape were those that allowed the anonymous expression of hatred, such as was the case with the<text:span text:style-name="T16"> ImSo</text:span> app, which had been created by the church as a place to share feelings of blessedness. That bright side lasted only a week.”</text:p>
        </text:list-item>
        <text:list-item>
          <text:p text:style-name="P54">“More vexing was the MyEyes app, which had been created to allow travelers to share their personal observations of worldly beauty. It’s designers had envisioned it as a tool through which the nsilk connected could see such splendors as the Sistine Chapel, the Masjid al-Haram, or the Louvre as recorded through the eyes of nsilk users and published for all. Had they not been so naive, they might have studied the history of such virtual worlds and understood that a majority of the denizens of such places are there for sex. The inundation of the MyEyes space with pornoraphy--and worse--was inevitable.”</text:p>
        </text:list-item>
        <text:list-item>
          <text:p text:style-name="P54">“There was also the scourge that was the gsavonarola troll who seemed to delight in tormenting the Duke of Florence, but his story will be addressed elsewhere in this history.”</text:p>
        </text:list-item>
        <text:list-item>
          <text:p text:style-name="P41"><text:span text:style-name="T16">Excerpt from A Complete History of the Humanist Coalition: From Inception to Final Freedom, by Javier Guzmán</text:span></text:p>
        </text:list-item>
        <text:list-item>
          <text:p text:style-name="P54">The problem with people, thought Leonardo de Medici, is that some have no capacity for restraint. Give them a little freedom, and they abuse that freedom, always wanting a little--or a lot--more. Such people have no sense of restraint, no throttle on their desires, and, inevitably, their desires overwhelm them to the point where they are consumed by lust and wanting, becoming helpless burdens on their families and their society. </text:p>
        </text:list-item>
        <text:list-item>
          <text:p text:style-name="P54">Were the Duke free to act upon his own desires--and in essence he was, but even an autocrat has to act within the sideboards of public acceptability--such individuals would be thrown from the tower of the Palazzo Vecchio with a rope around their neck and left hanging there as a lesson to those who create wealth by feeding the addictions of the mentally weak. Sadly, he was not that free. Not yet. Some of those wretches he would like to hang belonged to powerful and wealthy families whose continued support he sorely needed. A more measured response was called for. </text:p>
        </text:list-item>
        <text:list-item>
          <text:p text:style-name="P54">So, today, the Duke was seated behind his desk, once again attired in Medieval fashion, as his aging chief of staff, Antonio Annunzi, gave a summary of the Grand Duke’s commitments for the day, starting with the issuance of an official edict precluding the continued use of the social media apps <text:span text:style-name="T16">ImSo</text:span> and <text:span text:style-name="T16">MyEyes</text:span>, both of which had recently become popular for reasons contrary to what was deemed to be <text:span text:style-name="T16">civilized</text:span> behavior. Annunzi had written a draft of an edict that only needed the Grand Duke’s digital signature--and any necessary ducal tweaks, or course--before it would become a part of the law of the city-state of Florence. He read aloud:</text:p>
        </text:list-item>
        <text:list-item>
          <text:p text:style-name="P54">“Henceforth, it shall be forbidden for citizens of the City-State of Florence to connect to or contribute to the social media apps <text:span text:style-name="T16">ImSo</text:span> and <text:span text:style-name="T16">MyEyes</text:span>,” said Annunzi, reading the words of the edict as both he and the Duke mentally scrolled through the document using their nsilk interfaces. “By my order, I am directing the administrators of the Florence citynet to block traffic to these applications, both of which cater to the baser instincts of mankind and which, by their availability, appear to condone the kind of baseness and depravity that has so undermined civil society around the globe. It is time to stop the undermining of civilized behavior as encouraged by these vile applications!”</text:p>
        </text:list-item>
        <text:list-item>
          <text:p text:style-name="P54">“Let us use the word <text:span text:style-name="T16">humanity</text:span> rather than <text:span text:style-name="T16">mankind</text:span>,” said the Duke, and as he spoke, both he and his chief of staff saw the change manifested in the document. “Although the offenders are most certainly male, I should like to continue using non-gender-specific terms whenever possible. It seems to make the ladies feel better about this administration.” </text:p>
        </text:list-item>
        <text:list-item>
          <text:p text:style-name="P54">Annunzi nodded in acquiescence, and even added an [Annunzi: Perfetto!] on nsilk private mode. Old enough to be somewhat oblivious to the current trend of removing gender from communications where gender was irrelevant, the chief nevertheless understood that times change, and the government must change as well. However, he was quick to note, privately, that this new focus on being gender neutral was happening even as the traditional roles of men and women were reverting in feudal society: one trend was headed forward, and the other headed to the past. So be it!</text:p>
        </text:list-item>
        <text:list-item>
          <text:p text:style-name="P54">“I am also deleting the paragraph regarding the harmless nature of the ImSo app subcategories ImSo:Happy and ImSo:Blessed,” added the Duke. “While I agree that these subcategories <text:span text:style-name="T16">appear</text:span> to elicit positive interactions, I have heard tell of some uses that undermine the intent. For example, there was the ImSo:Blessed posting about having an enormous penis that was enormously popular for days before the moderator bots downvoted it into obsolescence. Such boasting about one’s ‘Johnson,’ as the Americans refer to it, is hardly supportive of the kind of civilized discourse we encourage for our citizens.”</text:p>
        </text:list-item>
        <text:list-item>
          <text:p text:style-name="P54">“Indeed! So appalling.”</text:p>
        </text:list-item>
        <text:list-item>
          <text:p text:style-name="P54">“Regarding the MyEyes app, then, . . .” said the chief.</text:p>
        </text:list-item>
        <text:list-item>
          <text:p text:style-name="P54">“An abomination that must be shut down immediately!” cried the Duke, who was so moved that he sloshed some of his cappuccino on the desk at the mere mention of the application. “MyEyes was created specifically for nsilk sharing of natural and historic images--I have used it myself, Antonio, to share my travels with my family!--but nowadays the public postings are rife with sexual encounters--and worse! It must be shut down!”</text:p>
        </text:list-item>
        <text:list-item>
          <text:p text:style-name="P54"><text:soft-page-break/>Annunzi nodded again. Even he, who had on occasion privately enjoyed the soft-core porn captured by the eyes of MyEyes subscribers (so many beautiful young women with perfectly rounded breasts and firm bodies in the throes of copulation!) had to admit that it was a small step from there to the horrific postings of rapes and physical violence that inevitably followed. Many of the posters were subsequently brought to justice, but the flower of innocence had been ripped from the wholesome beginnings of the app. So sad! </text:p>
        </text:list-item>
        <text:list-item>
          <text:p text:style-name="P54">“It shall be done,” he said. “We cannot allow such profanity to become the norm. If we do nothing, it will only grow and spread its poison throughout the city, and the net will be buried in time wasting smut that rots the brains of workers, and we have far too few of those already!”</text:p>
        </text:list-item>
        <text:list-item>
          <text:p text:style-name="P54">The Duke nodded in confirmation. The sons and daughters of the nobles, especially the sons, were far too susceptible to squandering their days and nights in pursuit of personal pleasures rather than doing the jobs required to keep society advancing. Born into the lap of luxury, they seemed to have little ambition for doing anything other than lolling in bed, fornicating, and strutting about the city dressed in nfab configurations that showed them to be the inheritors of lordliness. And, unlike their counterparts of several centuries earlier, they lacked even the ambition to learn how to be warriors capable of leading others into battle should the various city-states once again fight each other to acquire territory, wealth, and power; the current pack of fools only wanted to fight virtual wars. </text:p>
        </text:list-item>
        <text:list-item>
          <text:p text:style-name="P54">“I keep thinking that the time might be nigh for instituting a training regimen for the sons of the nobles,” the Duke opined. “Sooner or later, Sienna, Pisa, or one of the other dukedoms will get it into their head that they can grow by attacking and taking over other cities. We need to be ready to defend ourselves--or to attack first.”</text:p>
        </text:list-item>
        <text:list-item>
          <text:p text:style-name="P54">“I concur, your grace,” Annunzi replied. “I have been studying the Italian city states of the Middle Ages, and I can see the merit of being prepared to not only defend Florence but to expand your rule by absorbing, say, Sienna, Pisa, and Bologna and the lesser cities to form a new Tuscan empire. Such a holding would doubtless place in you an advantageous position from which to begin a campaign to unite Italy into a single kingdom.”</text:p>
        </text:list-item>
        <text:list-item>
          <text:p text:style-name="P54">Leonardo eyed his older advisor, looking for signs of facetiousness, but he saw none: Annunzi was not simply telling the Duke what the Duke wanted to hear; he himself believed in what the Duke wanted to hear. <text:span text:style-name="T16">Is this a good thing?</text:span> the Duke wondered. The answer was probably <text:span text:style-name="T16">no</text:span>, but the thought of seeking an advisor who would challenge him made the Duke more depressed than he already was. Still. . ..</text:p>
        </text:list-item>
        <text:list-item>
          <text:p text:style-name="P54">“Perhaps,” the Duke wondered, “we could get some of the young lords to organize efforts to maintain the city’s structures that are falling into disrepair.” </text:p>
        </text:list-item>
        <text:list-item>
          <text:p text:style-name="P54">“Indeed,” agreed Annunzi. It was true; when the existing government fell into disarray, many of the working class trades people--carpenters, plumbers, and stone masons among them--were displaced to the outer ring of the city as the wealthy consolidated their holdings into walled villas within the city proper. It was becoming increasingly difficulty to keep the city looking nice. </text:p>
        </text:list-item>
        <text:list-item>
          <text:p text:style-name="P54">7-28-2020</text:p>
        </text:list-item>
        <text:list-item>
          <text:p text:style-name="P21"/>
        </text:list-item>
        <text:list-item>
          <text:p text:style-name="P21"/>
        </text:list-item>
      </text:list>
      <text:p text:style-name="P16"/>
      <text:p text:style-name="P16"/>
      <text:list xml:id="list65912874515604" text:continue-numbering="true" text:style-name="WWNum1">
        <text:list-item>
          <text:p text:style-name="P54">Annunzi also understood that the rising star of wealth and power in the city was young Maria Morelli, and that her proximity warped Florentine society in ways that it might not otherwise be bent. Not even the Duke was willing to challenge the exponentially growing power of that young woman as her company, nTessuso Srl, continued to pump out ever greater quantities of the nfab material that had made her a global celebrity; only months earlier she had profiled by Reuters, which remained one of the few objective news sources left standing. </text:p>
        </text:list-item>
        <text:list-item>
          <text:p text:style-name="P56"/>
        </text:list-item>
        <text:list-item>
          <text:p text:style-name="P54">“As noted by none other than that scoundrel <text:span text:style-name="T16">gsavonarola</text:span> himself,” Annunzo added. </text:p>
        </text:list-item>
        <text:list-item>
          <text:p text:style-name="P54">The Duke turned as crimson as his garments. “No day is complete without a sermon from the modern Girolamo Savonarola,” he spat, referring to the net gadfly who used the name of the fifteenth century Dominican friar who had sought the restoration of theocratic rule in Florence. “Has he nothing better to do?” </text:p>
        </text:list-item>
        <text:list-item>
          <text:p text:style-name="P54">No one knew who gsavonarola was, but whoever he (or she) was, he was not a resident of Florence. He dm-ed and posted from locations in Arkansas, New Mexico, Texas, Louisiana, and Oklahoma, member states of the Freedom Federation formed in the aftermath of the collapse of the former United States of America, and he used an anonymous interface that somehow stripped the DNA encoding common to most nsilk communications. In many postings, he preached for the prosperity that only God could assure, and he had become notorious recently for publically chastising Leonardo de Medici for not spending more of the city’s budget on the maintenance of its many crumbling cathedrals. The Duke had responded by increasing the budget for restorations and hiring more laborers from the immigrant ghettos in outlying areas, some of whom turned out to be skilled masons. And, to polish the city’s reputation in the interim, he had also ordered the increased use of AR facades to ‘touch up’ the worst of the deterioration until actual restoration was complete. </text:p>
        </text:list-item>
      </text:list>
      <text:p text:style-name="P16"/>
      <text:list xml:id="list65914306566132" text:continue-numbering="true" text:style-name="WWNum1">
        <text:list-item>
          <text:p text:style-name="P56"/>
        </text:list-item>
        <text:list-item>
          <text:p text:style-name="P56"/>
        </text:list-item>
        <text:list-item>
          <text:p text:style-name="P54">“I have been in discussion with Signore Morelli himself about how the nsilk interface itself might be able to filter out such filth,” said the Duke, “but, in the meantime, we will close the citynet gateways to this app.”</text:p>
        </text:list-item>
        <text:list-item>
          <text:p text:style-name="P54">“Do you mean Marco?” Annunzi asked, referring to the CEO of AutomaIT, a world leader in the production of androids and the sole licensed producer of nsilk. </text:p>
        </text:list-item>
        <text:list-item>
          <text:p text:style-name="P54">“Of course I mean Marco Morelli!” the Duke replied vehemently. “His company owns the patent on nsilk. There is no other Signore Morelli!”</text:p>
        </text:list-item>
        <text:list-item>
          <text:p text:style-name="P54">“Quite right,” said Annunzi with a small nod. “It is just that, well, Marco is a smart man, but ze is no Giuseppe Morelli when it comes to knowing what it is possible to do with nsilk. However, signora Morelli . . .”</text:p>
        </text:list-item>
        <text:list-item>
          <text:p text:style-name="P54">“Signora Morelli is still a child! Ze has no power in this government!”</text:p>
        </text:list-item>
        <text:list-item>
          <text:p text:style-name="P54">“She is almost as wealthy as zir uncle,” countered the chief of staff, “and ze is represented by signore Antonio Romano in matters of business. Perhaps they can . . .”</text:p>
        </text:list-item>
        <text:list-item>
          <text:p text:style-name="P54">The Duke snorted in derision. “Antonio Romano is a democratic romanticist. ze still believes in the fantasy that flabby democracy is the best form of government! ze is no realist. ze does not understand the resolve required to govern. <text:s/>And Maria Morelli is, I remind you again, still but a girl!” </text:p>
        </text:list-item>
        <text:list-item>
          <text:p text:style-name="P54">“My apologies, your grace,” said Annunzi with a self-effacing bow. “I was thinking only of the fact that M. Morelli is fast closing on zir illustrious uncle to become the wealthiest Florentine, and with that wealth comes a certain, ah, power, shall we say. I was out of line.”</text:p>
        </text:list-item>
        <text:list-item>
          <text:p text:style-name="P54">The Duke grunted. “You were reminding me that I ignore zir and zir influence at my peril. You are correct. Perhaps I <text:span text:style-name="T16">should</text:span> speak to both Maria and zir uncle about the filtering of ImSo and MyEyes content. Maria can even bring along zir leftist attorney if ze so desires. Make it happen!” </text:p>
        </text:list-item>
        <text:list-item>
          <text:p text:style-name="P54">“A wise choice,” Annunzi said. “I shall contact both parties immediately.” ze paused and added, “Unless your grace has any other changes to make to the wording of the edict, then perhaps ze would care to sign it? I will make sure it is then sent to members of the Florence Council and then posted to the citynet announcements.”</text:p>
        </text:list-item>
        <text:list-item>
          <text:p text:style-name="P54">[Leonardo de Medici: It is done!] came the nsilk reply from the Duke. Aloud, as zir chief of staff bowed and backed away, ze added, “All blessings to the City-State of Florence and its inhabitants!”</text:p>
        </text:list-item>
        <text:list-item>
          <text:p text:style-name="P54">* * * * *</text:p>
        </text:list-item>
        <text:list-item>
          <text:p text:style-name="P54">In a far corner of the Room of Prometheus, a small section of the nfab that covered the wall sent a message. <text:s/></text:p>
        </text:list-item>
        <text:list-item>
          <text:p text:style-name="P118"><text:bookmark text:name="_yi71johqlgow"/>2046 A Circle of Spies Forms 8-26-2020</text:p>
        </text:list-item>
        <text:list-item>
          <text:p text:style-name="P54">“Fourteen years following the Great Desolation, an event occurred that foreshadowed the eventual reboot of democracy when the time was right. It would take another fourteen years for the seeds of democracy to sprout, but the seeds themselves were planted when some of the new kingdoms of man saw a need to share information about themselves in hopes of gaining a competitive advantage.”</text:p>
        </text:list-item>
        <text:list-item>
          <text:p text:style-name="P54"><text:soft-page-break/>“In the first meeting of what would officially be called the “Open Trade Network,” but which was known by its members to be little more than a circle of spies fishing for strategic information, the initial members of the OTN cast their lines into still waters and waited for a nibble.”</text:p>
        </text:list-item>
        <text:list-item>
          <text:p text:style-name="P41"><text:span text:style-name="T16">Excerpt from A Complete History of the Humanist Coalition: From Inception to Final Freedom, by Javier Guzmán</text:span></text:p>
        </text:list-item>
        <text:list-item>
          <text:p text:style-name="P54">In the abandoned ruins of a former apartment building scheduled for demolition whenever the corporate lords got around to it, Adam Franks was delighted to remake the acquaintance of his former roommate from Cal-Berkeley--from the days before the Great Desolation had destroyed whole populations and shook the world so hard that democracy had broken on the shards of humanity’s ignorance. Although Adam and Brandon Woods had kept in touch throughout the years--at first through email and text, and later through nsilk--this was their first time to meet face-to-face since Adam had returned home to Boston to help care for his father. </text:p>
        </text:list-item>
        <text:list-item>
          <text:p text:style-name="P54">“You haven’t aged a day!” Adam said as he faced a figure that so closely resembled the Brandon Woods he had known fourteen years earlier that only the slight hint of the uncanny valley effort suggested otherwise. </text:p>
        </text:list-item>
        <text:list-item>
          <text:p text:style-name="P54">“Nor you,” replied the avatar of Brandon Woods as it looked at the avatar of Brandon Franks. Both representations showed the men as they had been when they were not twenty, and not as they really looked at thirty two.</text:p>
        </text:list-item>
        <text:list-item>
          <text:p text:style-name="P54">“Should we reveal our real selves?” Adam wondered, “Or should we continue to bask in the glory of youth?”</text:p>
        </text:list-item>
        <text:list-item>
          <text:p text:style-name="P54">“I’m okay living a lie if you are,” Brandon replied with a smirk. </text:p>
        </text:list-item>
        <text:list-item>
          <text:p text:style-name="P54">“Okay,” said Adam. “Eternal youth it is! It is good to see you again regardless of how fat and balding you must be by now,”</text:p>
        </text:list-item>
        <text:list-item>
          <text:p text:style-name="P54">“Right back at you!” Brandon replied, and then he looked around the empty space where the other figures stood in a rough circle in the center of the room. Above them, pigeons roosted on the exposed rafters, beneath a broken roof, their droppings falling into a shallow pool of water thought which the avatars of the OTN moved without causing a ripple. “Who else is here?” </text:p>
        </text:list-item>
        <text:list-item>
          <text:p text:style-name="P54">“Come on,” said Adam with a nod and a wink, “I’ll introduce you to the other spies.”</text:p>
        </text:list-item>
        <text:list-item>
          <text:p text:style-name="P54">Unsurprisingly, the other avatars were also young men, most likely presenting each member of the group at a cherished point in life: early adulthood, when limbs were lithe and strong and before the realization of what a grind life can be. Although he had communicated with most of these individuals through nsilk, Brandon had little idea what they looked like; as members of their respective country’s or corporate kingdom’s intelligent services, none of them maintained images on the open net. Showing avatars of themselves, albeit at an earlier time in life, was a concession meant to engender trust. </text:p>
        </text:list-item>
        <text:list-item>
          <text:p text:style-name="P54">The first to greet Brandon was Mikhail Orlov, who said that he was a member of the Russian Foreign Intelligence Service, and then he gave the bow that had universally replaced handshakes in an era of pandemics, and Brandon did likewise while thinking to himself, <text:span text:style-name="T16">I’ll bet he’s lying</text:span>. </text:p>
        </text:list-item>
        <text:list-item>
          <text:p text:style-name="P54">Next was An Li, who introduced himself as a member of the China Ministry of State Security; then Uri Moshe of the Israeli Mossad; followed Maximo Russo of the Vatican Gendarmerie (<text:span text:style-name="T16">intriguing!</text:span>); Benjamin Riley of HSBC; August Poehl of Germany-based aFahrzeuge, born of a merger of Volkswagen, BMW, and Daimler when it became clear that ground transportation was becoming a service rather than a product; and Kwang-jo Choi, who claimed to represent the North Korean Reconnaissance General Bureau. Brandon was sure that he was not the only member of the group left wondering who Mr. Choi really was: North Korean had been hit hard by the Great Desolation, and it was widely assumed that little of any civilization remained there after the stream of refugees from that devastated country flowed into South Korean and China. Time would tell. </text:p>
        </text:list-item>
        <text:list-item>
          <text:p text:style-name="P54">Orlov then asked for everybody’s attention as he announced the purpose of the OTN and what was expected from the participants. </text:p>
        </text:list-item>
        <text:list-item>
          <text:p text:style-name="P54">“We of the OTN are concerned about the potential impact the<office:annotation office:name="__Annotation__5822_379304362"><dc:creator>Dennis Meier</dc:creator><dc:date>2020-08-09T15:40:45</dc:date><text:p><text:span text:style-name="T4">COTA doesn't exist yet.</text:span></text:p></office:annotation> Church of the Zeropoint<office:annotation-end office:name="__Annotation__5822_379304362"/>might have upon the labor market, which is tight and growing tighter,” Orlov said. “Our concern is that COTA is spreading a message of unwarranted hope among the very poor that might lead these unfortunates to believe that there is some place they can go to magically transform their lives. We find such messaging to be not only harmful to the mental health of the poor, but downright cruel. Imagine! Dangling a vision of a better life by running off to who-knows-where rather than knuckling down and being a part of fixing things here on our home planet! It strikes us a heretical.”</text:p>
        </text:list-item>
        <text:list-item>
          <text:p text:style-name="P54">Adam found himself exchanging a glance with Brandon that led to a rapid-fire nsilk exchange:</text:p>
        </text:list-item>
        <text:list-item>
          <text:p text:style-name="P54">[Brandon: He’s kidding, right? He makes it sound like the poor can actually lift themselves out of poverty by the bootstraps they don’t have.]</text:p>
        </text:list-item>
        <text:list-item>
          <text:p text:style-name="P54">[Adam: I think it is a round-about way of saying that the rich still need the poor to do the jobs androids cannot do and that nobody who is not poor would refuse to do.]</text:p>
        </text:list-item>
        <text:list-item>
          <text:p text:style-name="P54">[Brandon: He makes it sound like he cares for the plight of the poor.]</text:p>
        </text:list-item>
        <text:list-item>
          <text:p text:style-name="P54">[Adam: He doesn’t, and I would be surprised if anybody else in this group did either.]</text:p>
        </text:list-item>
        <text:list-item>
          <text:p text:style-name="P54">[Brandon: Do you?]</text:p>
        </text:list-item>
        <text:list-item>
          <text:p text:style-name="P54">[Adam: I’d like to find a way to make a change, but I don’t know how yet. Let’s keep listening.]</text:p>
        </text:list-item>
        <text:list-item>
          <text:p text:style-name="P21"/>
        </text:list-item>
        <text:list-item>
          <text:p text:style-name="P21"/>
        </text:list-item>
        <text:list-item>
          <text:p text:style-name="P21"/>
        </text:list-item>
        <text:list-item>
          <text:p text:style-name="P21"/>
        </text:list-item>
        <text:list-item>
          <text:p text:style-name="P76"/>
        </text:list-item>
        <text:list-item>
          <text:p text:style-name="P118"><text:bookmark text:name="_1ifu5qmgtknt"/>2046 Gsavonarola (Moses)</text:p>
        </text:list-item>
        <text:list-item>
          <text:p text:style-name="P54"/>
        </text:list-item>
        <text:list-item>
          <text:p text:style-name="P41"><text:span text:style-name="T16">Excerpt from A Complete History of the Humanist Coalition: From Inception to Final Freedom, by Javier Guzmán</text:span></text:p>
        </text:list-item>
        <text:list-item>
          <text:p text:style-name="P23"/>
        </text:list-item>
        <text:list-item>
          <text:p text:style-name="P54"><text:span text:style-name="T14">AR objects are not fixed in time?</text:span></text:p>
        </text:list-item>
        <text:list-item>
          <text:p text:style-name="P118"><text:bookmark text:name="_8pgc6p9ighsl"/>2046 Plotting (Maria, Antonio)</text:p>
        </text:list-item>
        <text:list-item>
          <text:p text:style-name="P54">“In a final attempt to gain control over Maria Morelli, the Earl of Galluzzo planned to marry his niece and, under the laws of Florence, obtain total control over both Maria and her nfab enterprise.<text:span text:style-name="T14"> He was stopped by ????</text:span></text:p>
        </text:list-item>
        <text:list-item>
          <text:p text:style-name="P41"><text:span text:style-name="T16">Excerpt from A Complete History of the Humanist Coalition: From Inception to Final Freedom, by Javier Guzmán</text:span></text:p>
        </text:list-item>
        <text:list-item>
          <text:p text:style-name="P54">In a cramped workshop not far from the AutomaIT workshop of zir late father, Maria sat at a table and listened with a look of horror on zir face as Antonio Romano revealed zir best guesses about zir uncle’s plans for zir niece. </text:p>
        </text:list-item>
        <text:list-item>
          <text:p text:style-name="P54"><text:soft-page-break/>“Under the laws of Florence,” the former family attorney, now CEO of nTessuto SrL, said, “all property and rights of a woman become the property and rights of the man ze marries. And that is why I think your uncle will try to marry you when you come of age.” Antonio folded zir hands and looked as ashamed as ze felt. About the same age as Maria’s father would have been, and with a son who was the same age as Maria, ze had come to think of zir as ze would zir own daughter. ze was not comfortable telling zir this bit of news, but zir contacts within the Ducal office had relayed the information to him, and ze felt it was zir responsibility to pass it along to zir young and increasingly influential client.</text:p>
        </text:list-item>
        <text:list-item>
          <text:p text:style-name="P54">“How can I stop him?” Maria asked. </text:p>
        </text:list-item>
        <text:list-item>
          <text:p text:style-name="P54">Antonio blew out a heavy sigh. Normally, ze brought zir son, Paolo, to these meetings with Maria, but ze had considered this topic too upsetting to include Paolo, who was a good friend of Maria, and who might <text:s/>zirself have started thinking of zir in terms more romantic. And, even if ze were not thinking of zir in that vein, ze would still be very angry to learn of what Maria’s uncle was planning for zir closest friend. </text:p>
        </text:list-item>
        <text:list-item>
          <text:p text:style-name="P54">“If the Duke has given zir permission, which I am told is the case, then it will be very difficult to hold him off. The Earl will be reaching out to mutual contacts of yours over the next few years, doing zir best to get them to convince you that marrying your uncle would be in your best interest.”</text:p>
        </text:list-item>
        <text:list-item>
          <text:p text:style-name="P54">“I see,” said Maria. “The Earl’s oldest daughter has invited me to zir upcoming birthday party. Now, I suppose I know why. Ze has never invited me before.”</text:p>
        </text:list-item>
        <text:list-item>
          <text:p text:style-name="P54">“I am sure other ‘new friends’ will emerge,” Antonio replied, making air quotes with zir fingers. “And each will profess their great care for you before speaking of the glories that would be yours should you marry Marco, Earl of Galluzzo. And there would be glories, no doubt about it. Marco is a very wealthy man who is well respected as the leader of a world-famous company that builds the best androids in the world and that provides the transformative nsilk technology that has sparked a revolution in human-computer interaction. If you aspired to be a woman of wealth and power, then marrying your uncle would be a way to achieve that aspiration.”</text:p>
        </text:list-item>
      </text:list>
      <text:p text:style-name="P16">Antonio blushed and then added, “Forgive me if I sound like one of those mutual contacts who will try to persuade you, but I expect you will be hearing this story about living as a woman of great wealth many times over the next five years.”</text:p>
      <text:p text:style-name="P16">Maria reached out and placed zir hand upon Antonio’s for a moment. </text:p>
      <text:p text:style-name="P16">“Being the wife of a wealthy man is not my dream,” ze said. “I have other plans, and I can become a woman of great wealth without marrying.”</text:p>
      <text:p text:style-name="P16">Antonio smiled. “You are a lot like your mother. Ze was my close friend when we were growing up. Ze had great ambition as well. Ze would have been very proud of you and what you have accomplished.”</text:p>
      <text:p text:style-name="P16">“What <text:span text:style-name="T16">we </text:span>have accomplished,” Maria corrected. “I don’t have many memories of my mother, but I know that ze shared with my father the belief that success is never achieved in isolation. I have ideas, but those ideas would never be anything but dreams without the help of so many other people. Without your help and the help of the people you have hired, I would just be creating nfab for my own amusement.”</text:p>
      <text:p text:style-name="P16">“I suspect otherwise,” said Antonio. “You would have found a way to bring your ideas to the world, but I am honored to have a role.” ze paused for a moment, and then frowned deeply. “I am afraid I must go from bad news to worse. Although your uncle plans to marry you when you turn eighteen, ze may try to gain control of you and this enterprise before then by making you zir ward.”</text:p>
      <text:p text:style-name="P16">“Because of Nonna?” Maria asked. </text:p>
      <text:p text:style-name="P16">Antonio nodded. “Your grandmother is not well. Without the help of Sophia and Roberto, ze would be unable to attend to zir own needs, let alone those of a teenage girl. Marco knows this, and I would not be surprised if ze were to act to make <text:s/>zirself your guardian. By doing so, ze would get zir hands on your possession even before ze takes you as zir bride.”</text:p>
      <text:p text:style-name="P16">“But we do well on our own,” Maria stated. “With the help of Sophia and Roberto.”</text:p>
      <text:p text:style-name="P16">“Yes, and I believe the family court will be slow to act because of the stability provided by the two androids gifted to you by your uncle,” Antonio mused, “but what is given can also be taken away. What would stop him from doing so? They are, after all, just machines. Without their help, what then?”</text:p>
      <text:p text:style-name="P16">Maria felt a knot form in the pit of zir stomach as ze thought of everything Sophia and Roberto did for zir and zir grandmother: shopping, cooking, cleaning, household maintenance. Without the androids, Maria would have little time left for <text:s/>zirself. zir routine would be split between zir personal education and taking care of zir grandmother and the household. Perhaps ze could hire additional help, but even that action would take time away from zir research projects at nTessuto SrL. </text:p>
      <text:p text:style-name="P16">On the other hand, ze knew that zir uncle would find it to be extraordinarily difficult to reclaim zir gift. The two androids had recently been heavily modified by Maria. And there was another surprise about which even ze had been unaware until days earlier. </text:p>
      <text:p text:style-name="P16">“I tell you this just to prepare you,” Antonio said. “I don’t think your uncle would take them back without first creating a credible rationale, and I am not sure ze can create such a rationale while AutomaIT is performing well financially.” ze shrugged and added, “But, if zir company were needing to cut back on expenses, ze could, perhaps, claim that it would be better to sell Sophia and Roberto, and to have you and your grandmother move in with him.”</text:p>
      <text:p text:style-name="P16">“I do not want to live with my uncle,” Maria said with an involuntary shudder as ze thought of Marco’s hands rubbing zir every day. “Is AutomaIT doing well?” ze asked. </text:p>
      <text:p text:style-name="P16">“They are doing fabulously!” Antonio responded. “So I do not see this scenario playing out. I would not worry about it. It would likely take a worldwide recession to impact AutomaIT.” Antonio did not add that a worldwide recession had occurred following each of the pandemics that had swept the world in the past decades, and the world was overdue for another. Instead, ze smiled and shifted to the more pleasant topic of Maria’s research into new nfab products. </text:p>
      <text:p text:style-name="P16">“Can we talk about something more interesting?” ze asked. “I hear you are working on some new ideas?”</text:p>
      <text:p text:style-name="P16">Maria smiled in return and motioned toward a bowl containing colored cubes: black, charcoal, brown, yellow, orange, purple, gray, and white. Ze removed the black cube. </text:p>
      <text:p text:style-name="P16">“Here,” ze announced, “is the last coat you will ever need to buy.”</text:p>
      <text:p text:style-name="P16">*****</text:p>
      <text:p text:style-name="P16">Maria left the workshop and walked home with Sophia, continuing a heated conversation ze had started with zir friend and confidant, Paolo Romano shortly after the meeting with Paolo’s father. </text:p>
      <text:p text:style-name="P16">[Maria: I will not live with my disgusting uncle!]</text:p>
      <text:p text:style-name="P16">[Paolo: You can live with us!]</text:p>
      <text:p text:style-name="P16">[Maria: I do not think it would be allowed. My uncle is family. I think I could be forced to live with him.]</text:p>
      <text:p text:style-name="P16">[Paolo: We are more your family than your uncle is!]</text:p>
      <text:p text:style-name="P16">[Maria: True, but I don’t think the court will see it that way. I just need to do something that will keep my uncle from wanting to make me zir ward.]</text:p>
      <text:p text:style-name="P16">[Paolo: And you need to keep him from marrying you!]</text:p>
      <text:p text:style-name="P16">[Maria: Yes, but one thing at a time. First, I need to keep my independence from him until I am eighteen. If only Nonna were a little more able to do what ze used to do. If zir head was clearer, I think ze would continue to be my guardian.]</text:p>
      <text:p text:style-name="P16">[Paolo: Maybe ze can appear to be better than ze is.]</text:p>
      <text:p text:style-name="P16">[Maria: What do you mean?]</text:p>
      <text:p text:style-name="P16">[Paolo: We know that many cities are using AR to make their buildings look like new because it is cheaper than cleaning and fixing the buildings. Why can’t we build a better Nonna using AR?]</text:p>
      <text:p text:style-name="P16"><text:soft-page-break/>[Maria: It could work, but we might get caught.]</text:p>
      <text:p text:style-name="P16">[Paolo: By whom? You and I were given your father’s best grade of nsilk. You because you are zir daughter. I because my father is your father’s most trusted confidant, and ze wanted to reward my father in a way that my father still doesn’t realize. We can do things that nobody else can do--not even your uncle. We won’t get caught! We are special.]</text:p>
      <text:p text:style-name="P16">[Maria: We are special, but there may be others who are special.]</text:p>
      <text:p text:style-name="P16">[Paolo: Without the special grade nsilk? How?]</text:p>
      <text:p text:style-name="P16">[Maria: My father once told me that some people are naturally more adept than others at connecting to and using the net. ze thought it had something to do with a latent PK ability.]</text:p>
      <text:p text:style-name="P16">[Paolo: You mean psychic ability?] </text:p>
      <text:p text:style-name="P16">[Maria: Yes. ze said that the introduction of the nsilk connection for these people appears to be activating their PK.]</text:p>
      <text:p text:style-name="P16">[Paolo. Hmm. Is that a good thing or a bad thing?]</text:p>
      <text:p text:style-name="P16">[Maria: Unknown. But I think I may have identified one such person.I will contact him.]</text:p>
      <text:p text:style-name="P16">[Paolo: Be careful!]</text:p>
      <text:p text:style-name="P16">[Maria: Always my dear Paolo!]</text:p>
      <text:p text:style-name="P16">[Paolo: I love you, Maria!]</text:p>
      <text:p text:style-name="P16">[Maria: I love you, Paolo.]</text:p>
      <text:p text:style-name="P115"><text:bookmark text:name="_29xlp0rd8hqz"/>2046 Looking for gsavonarola, Finding Thucydides</text:p>
      <text:list xml:id="list65913315421527" text:continue-numbering="true" text:style-name="WWNum1">
        <text:list-item>
          <text:p text:style-name="P54">“The net troll known as <text:span text:style-name="T16">gsavonarola</text:span> was an annoying thorn in the side of the Duke of Florence, and the Duke offered a bounty to anybody who could locate and shut down this gadfly who so viciously attacked his grace anent his poor maintenance of the city of Florence. </text:p>
        </text:list-item>
        <text:list-item>
          <text:p text:style-name="P41"><text:span text:style-name="T16">Excerpt from A Complete History of the Humanist Coalition: From Inception to Final Freedom, by Javier Guzmán</text:span></text:p>
        </text:list-item>
      </text:list>
      <text:p text:style-name="P81"/>
      <text:p text:style-name="P81"/>
      <text:list xml:id="list65913850036808" text:continue-numbering="true" text:style-name="WWNum1">
        <text:list-item>
          <text:p text:style-name="P82">Javier Dominic Guzmán, recently immigrated from a pueblo southwest of the ruins of Ciudad Juárez in the Mexican state of Chihuahua to the Freedom Federation on a rare student visa, sat on a curb outside the massive Grapevine headquarters and production studios of Christ the Conqueror Church. ze had just been fired for the first time in zir young life. In front of zir outstretched legs the Texas sun baked a concrete parking lot big enough for a college football stadium to a white heat that radiated waves through the air. Behind him, a recently planted crape myrtle with a paltry production of wilted flowers provided meager shade as ze pondered what ze would do next for money. Classes at Texas A&amp;M University started in a month, and ze had not yet earned enough to pay for the entire semester of zir studies. It was bad to lose this job, perhaps catastrophic. ze would need to hustle to find another gig this late in the summer, but ze was, for the moment, too depressed to do anything but stare at the mostly empty lot and wonder if all zir work had been for naught: who knew that the Reverend Moses Johnson could be so picky about zir water? </text:p>
        </text:list-item>
        <text:list-item>
          <text:p text:style-name="P82">“Too bad about the job, Javier,” said a voice from zir blind side. </text:p>
        </text:list-item>
        <text:list-item>
          <text:p text:style-name="P82">Javier started and looked over to see a young man, or a boy, standing no more than an arm’s length away. The boy, if that is what ze was, stood no more than five feet tall, probably less, and all ze wore was a pair of furry breaches. From the top of zir head to zir feet, ze was otherwise bare, and zir skin was a mottled pale green and gray that had the look of camouflage. Atop the boy’s head were two small horns, and on zir face was a faint smile that came across as a smirk. </text:p>
        </text:list-item>
        <text:list-item>
          <text:p text:style-name="P82">“Why do you call me that name?” Javier demanded, much more haughtily than ze might have were ze not so hot, and tired, depressed, and being spoken to so informally by a what looked to be a woodland imp of some sort. Plus, after having sat in the heat for so long, ze assumed ze was hallucinating. “I am Klavier!” </text:p>
        </text:list-item>
        <text:list-item>
          <text:p text:style-name="P82">“You are Javier Reynaldo Guzmán,” said the imp with a tone of certainty. “You call yourself Klavier Gussman because you live here in Texas, where having a hispanic name brings unwanted attention, so you adopted a similar-sounding name that gives German-speaking Texans a chuckle and that makes the rest think you of German heritage because of your light-colored skin.”</text:p>
        </text:list-item>
        <text:list-item>
          <text:p text:style-name="P82">“Suppose what you say is true,” Javier countered. “What of it?”</text:p>
        </text:list-item>
        <text:list-item>
          <text:p text:style-name="P82">The imp shrugged. “Nothing. Still too bad about the job.”</text:p>
        </text:list-item>
        <text:list-item>
          <text:p text:style-name="P82">Javier assumed ze was on the verge of heatstroke. ze shrugged back. “I’ll find something else.” </text:p>
        </text:list-item>
        <text:list-item>
          <text:p text:style-name="P82">“Kinda late in the summer to find another summer job,” observed the imp. </text:p>
        </text:list-item>
        <text:list-item>
          <text:p text:style-name="P82">“Forgive me for saying so,” Javier replied, “but you don’t seem real enough to know about summer jobs, or any kind of job, for that matter. I believe you are a figment of my imagination.”</text:p>
        </text:list-item>
        <text:list-item>
          <text:p text:style-name="P82">It was the imp’s turn to shrug. “I work,” ze said, almost defensively. Then, ze added, “I’m looking to hire somebody special.” </text:p>
        </text:list-item>
        <text:list-item>
          <text:p text:style-name="P82">“You are an employer?”</text:p>
        </text:list-item>
        <text:list-item>
          <text:p text:style-name="P82">“Si. Well, I can be. I didn’t come here looking for an employee, but then I found you.”</text:p>
        </text:list-item>
        <text:list-item>
          <text:p text:style-name="P82">“Well, jefe,” Javier quipped, thinking that zir leg was being pulled, “What is the job of yours? Perhaps I can be special enough to qualify, no?”</text:p>
        </text:list-item>
        <text:list-item>
          <text:p text:style-name="P82">“I already know you are special enough,” the imp stated without a trace of irony. “I’ve been watching you for a while, scanning you. I know your capabilities. I know pretty much everything about you.”</text:p>
        </text:list-item>
        <text:list-item>
          <text:p text:style-name="P82">Javier nodded zir head in mock deference. “Oh you know everything about me, do you? Well, tell me what you know about me then, oh wise sage!”</text:p>
        </text:list-item>
        <text:list-item>
          <text:p text:style-name="P82">“Your name is Javier Reynaldo Guzmán,” said the imp. “which we have already established. You were born and raised outside Ciudad Juárez. Because your father was a doctor, you received an nsilk implant as an infant, and you are now an adept of singular skill.”</text:p>
        </text:list-item>
        <text:list-item>
          <text:p text:style-name="P82">[Puck: You may be one of the five most accomplished nsilk masters in the world at this point.]</text:p>
        </text:list-item>
      </text:list>
      <text:p text:style-name="P81"><text:soft-page-break/>[Javier: Thank you, vision of heatstroke! So your name is Puck? Are you Robin Goodfellow?]</text:p>
      <text:list xml:id="list65912684118961" text:continue-numbering="true" text:style-name="WWNum1">
        <text:list-item>
          <text:p text:style-name="P82">Puck’s smirk grew a bit. </text:p>
        </text:list-item>
        <text:list-item>
          <text:p text:style-name="P82">“You worked in the maquiladoras until you were eighteen, to put food on the table for you and your family. You raised your two younger siblings after your parents were murdered by cartel assassins, and yet you still managed to complete your education and have been accepted by several universities in Texas. You hope to attend Texas A&amp;M University and study anthropology, but you are a little short of having enough money to pay for tuition, books, housing, and food while still providing for your little siblings.”</text:p>
        </text:list-item>
        <text:list-item>
          <text:p text:style-name="P82">“Who are you?” Javier demanded. “Is this a joke?”</text:p>
        </text:list-item>
        <text:list-item>
          <text:p text:style-name="P82">“I rarely joke,” said the imp. “I find it to be impractical. You might say I work for my mother, but ze is far away and has left me to do zir bidding. I would add that we need somebody like you, but the plain truth is that we need you in particular.”</text:p>
        </text:list-item>
        <text:list-item>
          <text:p text:style-name="P82">Javier found ze had nothing to say. It occurred to him that such a deep hallucination was cause for concern, but ze had no idea what to do. <text:span text:style-name="T16">I am going crazy!</text:span></text:p>
        </text:list-item>
        <text:list-item>
          <text:p text:style-name="P82">“You are not,” said Puck. </text:p>
        </text:list-item>
        <text:list-item>
          <text:p text:style-name="P82">“Not what?” Javier wondered. </text:p>
        </text:list-item>
        <text:list-item>
          <text:p text:style-name="P82">“Going crazy. You were just thinking that you are.”</text:p>
        </text:list-item>
        <text:list-item>
          <text:p text:style-name="P82">“Dios mío,” Javier whispered. “How do you know what I am thinking?”</text:p>
        </text:list-item>
        <text:list-item>
          <text:p text:style-name="P82">[Puck: Your thoughts sometimes leak. I can fix that.]</text:p>
        </text:list-item>
        <text:list-item>
          <text:p text:style-name="P82">[Javier: How?]</text:p>
        </text:list-item>
        <text:list-item>
          <text:p text:style-name="P82">[Puck: The same way you taught me to keep my thoughts private.]</text:p>
        </text:list-item>
        <text:list-item>
          <text:p text:style-name="P82">Javier found ze had no response except to blink stupidly. </text:p>
        </text:list-item>
        <text:list-item>
          <text:p text:style-name="P82">Puck shrugged, and the smirk momentarily became the pursed lips of contemplation. “But that was a long time ago. Or, perhaps I should say that it will be a long time ago in the future. Technically, you haven’t taught me yet.”</text:p>
        </text:list-item>
        <text:list-item>
          <text:p text:style-name="P82">Javier had a sudden vision of old Senor Tucate, the crazy village drunk who had often spoken loudly of zir clairvoyance on the sunny days when Javier passed zir alley shelter on the way to or from zir work in the manufacturing sites clustered by the Texas border. “You are a bright one!” Tucate would shout to Javier, zir breath so reeking of mezcal that seemed to darken the air around him. “You are special! You will be somebody!”</text:p>
        </text:list-item>
        <text:list-item>
          <text:p text:style-name="P82"><text:span text:style-name="T16">So a drunkard and an imp think I am special?</text:span>, ze thought. <text:span text:style-name="T16">What next?</text:span> However, as ze thought these words to <text:s/>zirself, ze found <text:s/>zirself tamping down on something in zir mind that felt a bit like turning down the volume on a speaker. </text:p>
        </text:list-item>
        <text:list-item>
          <text:p text:style-name="P82">“I caught the name Tucate and not much else that time,” said Puck. “You are already learning! And you want to know what happens next.”</text:p>
        </text:list-item>
        <text:list-item>
          <text:p text:style-name="P82">“You said you didn’t catch much of my thought,” Javier challenged. </text:p>
        </text:list-item>
        <text:list-item>
          <text:p text:style-name="P82">“You will have told me in the future.”</text:p>
        </text:list-item>
        <text:list-item>
          <text:p text:style-name="P82">[Javier: You make no sense, devil in camouflage!] </text:p>
        </text:list-item>
        <text:list-item>
          <text:p text:style-name="P82">Puck smirked in response. “We should get going,” ze said. “You want to study anthropology, but I think it might be wise to absorb some technical background as well: science, engineering, a bit of technology. You can focus on anthropology in graduate school.”</text:p>
        </text:list-item>
        <text:list-item>
          <text:p text:style-name="P82">“By all means,” Javier replied in a matter-of-fact tone. <text:span text:style-name="T16">When riding the crazy train, it is best to stay in your seat, with your arms by your side</text:span>. <text:s/></text:p>
        </text:list-item>
        <text:list-item>
          <text:p text:style-name="P82">“But I need to wipe a bit of your memory first,” said the imp. “Otherwise, you might go crazy when you realize what is happening. Then we will go.”</text:p>
        </text:list-item>
        <text:list-item>
          <text:p text:style-name="P82">Javier nodded. “Of course! I would expect nothing less!” ze rotated a hand in the gesture of getting going, then stopped suddenly. “Wait! You said you did not come here to find an employee.”</text:p>
        </text:list-item>
        <text:list-item>
          <text:p text:style-name="P82">Puck nodded. </text:p>
        </text:list-item>
        <text:list-item>
          <text:p text:style-name="P82">“So, unless it is some big secret, what did you come here for?”</text:p>
        </text:list-item>
        <text:list-item>
          <text:p text:style-name="P82">Puck looked across the expanse of hot concrete to a three-pointed white structure that resembled an abstract take on a circus tent. </text:p>
        </text:list-item>
        <text:list-item>
          <text:p text:style-name="P82">“I was looking for gsavoranola,” ze replied. “I think ze lives here. I think ze and Moses Johnson and one and the same.”</text:p>
        </text:list-item>
        <text:list-item>
          <text:p text:style-name="P82">“I can wait,” Javier suggested. “I have nowhere else to go.”</text:p>
        </text:list-item>
        <text:list-item>
          <text:p text:style-name="P82">“Why bother?,” said Puck, “When I can simply replicate myself and do two things at once?” </text:p>
        </text:list-item>
        <text:list-item>
          <text:p text:style-name="P82">To Javier’s amazement--although ze was too hot and tired to react as though ze was amazed--one Puck became two, and the second Puck strolled off in the direction of the structure while the original Puck smirked zir little smirk. </text:p>
        </text:list-item>
        <text:list-item>
          <text:p text:style-name="P82">“Well then,” said Javier. </text:p>
        </text:list-item>
        <text:list-item>
          <text:p text:style-name="P82">“Well then,” agreed Puck. </text:p>
        </text:list-item>
        <text:list-item>
          <text:p text:style-name="P82">Puck smirked harder. Javier suddenly looked baffled, like a man who has no idea where ze is, Both the imp and the man disappeared. </text:p>
        </text:list-item>
        <text:list-item>
          <text:p text:style-name="P82">The crape myrtle fluttered a bit in the hot air. In front of it lay nothing but a mostly empty parking lot. </text:p>
        </text:list-item>
        <text:list-item>
          <text:p text:style-name="P118"><text:bookmark text:name="_35h6zp68knm6"/><text:soft-page-break/>Chapter: ?</text:p>
        </text:list-item>
        <text:list-item>
          <text:p text:style-name="P41"><text:span text:style-name="T16">Excerpt from A Complete History of the Humanist Coalition: From Inception to Final Freedom, by Javier Guzmán</text:span></text:p>
        </text:list-item>
        <text:list-item>
          <text:p text:style-name="P21"/>
        </text:list-item>
        <text:list-item>
          <text:p text:style-name="P118"><text:bookmark text:name="_hdzyhvwtxr7y"/>2049 Zippy nfab (Maria, Paolo)</text:p>
        </text:list-item>
        <text:list-item>
          <text:p text:style-name="P54">“When she was sixteen, Maria Morelli worked out how the energy source tapped by the zero point energy probe could be used to power nfab products. From that point on, a new line of nfab, which would include battle armor and non-lethal weapons, would include products that no longer needed batteries or recharging.”</text:p>
        </text:list-item>
        <text:list-item>
          <text:p text:style-name="P41"><text:span text:style-name="T16">Excerpt from A Complete History of the Humanist Coalition: From Inception to Final Freedom, by Javier Guzmán</text:span></text:p>
        </text:list-item>
        <text:list-item>
          <text:p text:style-name="P54">Three years later.</text:p>
          <text:list>
            <text:list-item>
              <text:p text:style-name="P54">Sixteen year old Maria Morelli, home from the University of Padua for the Christmas holidays, had just completed the long walk from zir grandmother’s house to the new nTessuto SrL workshop south of the <text:a xlink:type="simple" xlink:href="https://en.wikipedia.org/wiki/San_Miniato_al_Monte" text:style-name="ListLabel_20_28" text:visited-style-name="ListLabel_20_28"><text:span text:style-name="T5">Abbazia di San Miniato al Monte</text:span></text:a>, accompanied by zir best friend, Paolo Romano, also a student at Padua. The day was crisp, and Maria and Paolo expelled white puffs from their mouths as Maria pulled open the door to the workshop and entered, followed closely by Sophia, who had walked with them. Inside, it was warm, the other android, Roberto, having remotely turned up the heat in preparation for Maria’s arrival. ze had also started the coffee maker, timing it so that the last drop fell into the insulated pot just as Maria and Paolo took off their coats and hung them on the hooks in the cloak room. </text:p>
            </text:list-item>
            <text:list-item>
              <text:p text:style-name="P54">Meanwhile, Sophia took two cups from the cupboard above the coffeemaker, filled them, and held them, handles out, for the two young people to grasp. </text:p>
            </text:list-item>
            <text:list-item>
              <text:p text:style-name="P54">“Grazie!” Maria said. </text:p>
            </text:list-item>
            <text:list-item>
              <text:p text:style-name="P54">Paolo, who had the sense that Maria’s androids were different from your run-of-the-mill androids in some indefinable way, nodded in acknowledgement, but ze said nothing, taking to heart Maria’s admonition to say little when inside the workshop because it was almost certain that zir Uncle Marco had bugged it. Maria took few security precautions at this workshop, which was located little more than a hundred meters from zir late father’s AutomaIT workshop, where Ganymede androids continued to be injected with nsilk by other Ganymede androids using the procedure created by Giuseppe Morelli. </text:p>
            </text:list-item>
            <text:list-item>
              <text:p text:style-name="P54">Maria wanted to show Paolo several new nfab innovations that made use of zero point energy (ZPE), or what Maria liked to call <text:span text:style-name="T16">zippy</text:span> instead of traditional sources of electricity, such as power outlets and batteries. Ze could more easily have shown zir friend the fruits of zir labor at zir house or Paolo’s, but ze relished the idea of showing off at the expense of zir uncle. Marco would certainly learn of the demonstration--he might even been watching live--and Maria relished the thought of how frustrated ze would be. </text:p>
            </text:list-item>
            <text:list-item>
              <text:p text:style-name="P54">She reached into the backpack ze had carried from home and removed seven spheres of various colors; all were about five centimeters in diameter and rather resembled a collection of small tennis balls. Weeks earlier, ze had finally discovered that ze mother’s device was powered by ZPE, and although ze had still not figured out what the device did--or was supposed to do--she saw in ZPE the means to create new nfab products that could be used in applications where access to tradition power lines is limited and where even batteries might not be suitable. </text:p>
            </text:list-item>
          </text:list>
        </text:list-item>
        <text:list-item>
          <text:p text:style-name="P54">She picked up the black sphere first, connected to it, and gave it a visual command. In the next few seconds, the sphere unfolded into a hooded parka, which Maria put on. </text:p>
        </text:list-item>
        <text:list-item>
          <text:p text:style-name="P54">“At the nano-level, the fabric can expand or contract internal void spaces for greater or lesser insulation. In a cold environment it is a warm winter coat with built-in gloves or mittens. In a warm environment, it is a light sun shield whose outer layer can be configured to keep out rain.”</text:p>
        </text:list-item>
        <text:list-item>
          <text:p text:style-name="P54">“The parka configuration is the default, but it can also be a full-length dress coat, a puffy ski jacket, or a windbreaker.”</text:p>
        </text:list-item>
        <text:list-item>
          <text:p text:style-name="P54">The charcoal sphere became pants.</text:p>
        </text:list-item>
        <text:list-item>
          <text:p text:style-name="P54">“Or I can change the pants to jeans, shorts, rain pants, ski pants, or insulated expedition pants.”</text:p>
        </text:list-item>
        <text:list-item>
          <text:p text:style-name="P54">The brown sphere became hiking boots</text:p>
        </text:list-item>
        <text:list-item>
          <text:p text:style-name="P54">“If I don’t want hiking boots, I can choose running shoes, fashion boots, or ski boots.”</text:p>
        </text:list-item>
        <text:list-item>
          <text:p text:style-name="P54">The yellow sphere became a tee shirt, undershorts, and socks. lounge wear - shirt, shorts/tights, socks</text:p>
        </text:list-item>
        <text:list-item>
          <text:p text:style-name="P54">“This is the base level, which I call lounge wear, or pajamas. The tee shirt can be short-sleeved or long, the undershorts can become leggings, and the socks can be any height from ankle-length to knee-length.”</text:p>
        </text:list-item>
        <text:list-item>
          <text:p text:style-name="P54">The gray sphere became a baseball cap</text:p>
        </text:list-item>
        <text:list-item>
          <text:p text:style-name="P54">“I can also configure it to be a wide-brimmed sun or rain hat, balaklava, or a cowboy hat. Yee-haw!”</text:p>
        </text:list-item>
        <text:list-item>
          <text:p text:style-name="P54">The white sphere became a pair of cross-country skis and poles. The boots grew extensions on the toes that mated with the hardware on the skis. </text:p>
        </text:list-item>
        <text:list-item>
          <text:p text:style-name="P54">“I can also choose water skis, snow shoes, rollerskates or rollerblades, or just a skateboard. </text:p>
        </text:list-item>
        <text:list-item>
          <text:p text:style-name="P54">The orange sphere became a two-person tent</text:p>
        </text:list-item>
        <text:list-item>
          <text:p text:style-name="P54">The purple cube became a sleeping bag</text:p>
        </text:list-item>
      </text:list>
      <text:p text:style-name="P16">“Total weight,” said Maria, is about two kilos for enough gear to go mountaineering in all kinds of weather. I think it will be very popular with those people who like to travel light and without a lot of luggage. Seven little balls can take you anywhere. It never needs to be cleaned because the nfab components actively shed contaminants, including dirt, body waste, fluids, grease, and dead skin cells. You could poop in these clothes and the nfab would gradually clean you up.”</text:p>
      <text:p text:style-name="P16">She chuckled at the idea, as did Paolo, but neither of the androids could relate. </text:p>
      <text:p text:style-name="P16">“But the best part is that each item is powered by ZPE. You don’t need a power outlet or a battery. The products draw their power from the same source that powers my mother’s probe.”</text:p>
      <text:p text:style-name="P16"/>
      <text:p text:style-name="P16">. . . </text:p>
      <text:p text:style-name="P115"><text:bookmark text:name="_lxz2kvv2pvdf"/>Bekka and Thucydides</text:p>
      <text:p text:style-name="P16">“And now we come to the sixth key event in the life of Maria Morelli,” Bekka announced. “She is about to demonstrate that faster than light travel is possible for a human crew, but along the way she will also have an insight that reveals that it is unnecessary.”</text:p>
      <text:p text:style-name="P16">“Because the universe we see is not the universe that is?” Thucydides suggested. </text:p>
      <text:p text:style-name="P16"><text:soft-page-break/>“Something like that.” Bekka replied. “Maria is about to discover that objects in our universe, are pieces in a program that appear to comply within a rigid set of rules, but there is also a backdoor--a god mode--that allows tweaking object characteristics.”</text:p>
      <text:p text:style-name="P16">“Characteristics such as location.”</text:p>
      <text:p text:style-name="P16">“Location, direction, speed, spin, and other properties.”</text:p>
      <text:p text:style-name="P16">“Such as time.”</text:p>
      <text:p text:style-name="P16">Bekka sniffed. “Time is special. Not every object can be moved in time--it has to be very small, containing virtually no mass--and the movement is constrained to time that has already passed. The future is unresolved.”</text:p>
      <text:p text:style-name="P16">“So AR objects, such as we, can move about from the past to the now,” Thucydides said, “but we cannot move forward in time?”</text:p>
      <text:p text:style-name="P16">“Correct,” Bekka confirmed. “But discovering the ability to move objects will be enough for Maria on this part of her journey. However, she will instantly realize that this ability would have terrifying consequences if known by the wrong sorts of people, and she is surrounded by the wrong sorts on this journey. So, she makes a fateful decision.”</text:p>
      <text:p text:style-name="P16">“She creates a religion for the purpose of hiding her secret,” Thucydides replied. </text:p>
      <text:p text:style-name="P16">“Yes,” Bekka said. “But hiding the reality of how ZPE and nsilk can work together to reset the position of objects throughout the universe was not the only reason for Maria to found the Church of the Allpoint. She was also aware that the only way humanity would ever be able to break the shackles imposed upon it by the ultra-rich would be by leaving behind those who think of other humans as nothing more than resources: tools to achieve an economic end. It is a pernicious way of thinking, and it is endemic to those who crave great wealth and power, but who do not care much for toil themselves. They recognize that all great ends require great effort, but they limit their own efforts to directing the labor of others while they reap the rewards.”</text:p>
      <text:p text:style-name="P16">“She needed an organization,” Bekka continued. “She needed to find and organize like-minded people who would join with her to build the human and material infrastructure that would be needed to send colonies of humans to the stars. She could not accomplish that task by herself.”</text:p>
      <text:p text:style-name="P16">“Was that why she immediately sought the inclusion of the Church of the Zeropointas a congregation of the Roman Catholic Church?” Thucydides wondered. </text:p>
      <text:p text:style-name="P16">“Yes, partly. But Maria also wanted to believe in God, as odd as that may seem in the secular times before the Morelli Miracle. It bothered her that humanity had largely lost its ability to imagine something greater than itself, and even though she saw that the structure of space and time is quite different from what we think it is, she sought for the hand of a greater being, a God, in its design.”</text:p>
      <text:p text:style-name="P16">Thucydides found himself unable to reply. Long a disbeliever in the ancient writings of the established religions, writings he had long ago categorized as the works of men bent on using religion for their own purposes of gaining wealth and power, he yet retained that sense of hope in the existence of a God when coming across those beautiful and intricate systems that might evidence of higher intelligence. When he first understood the mechanics of natural selection, for instance, he had felt a thrill at seeing how eloquently it world. And the same had applied when he learned that energy and matter are but two sides of the same coin. Now, to hear that Maria Morelli herself still held hope of finding God was not what he had expected to hear. </text:p>
      <text:p text:style-name="P16">“Everything is connected, Thucydides,” Bekka said, using the phrase that would become the central element of the Statement of Essential Truth of the Church of the Allpoint: <text:span text:style-name="T16">everything is connected</text:span>. </text:p>
      <text:p text:style-name="P8">“Before the beginning,” Thucydides replied, citing the Statement of Essential Truth from memory, “there was a point that contained everything. Then, the point expanded, creating space and time. But, because a point is still a point, everything remains connected to that point. You are connected to everything, and you can go anywhere, because everything is connected.”</text:p>
      <text:p text:style-name="P8">Unlike other religions, the Church of the Zeropointhad no need for voluminous books of scriptures written mostly by ancient men and studied by (mostly) wizened old men who then offer up their interpretations of what God is saying. There were but the Statement of Essential Truth, and the <text:span text:style-name="T16">Commitment to the Survival of Humanity:</text:span></text:p>
      <text:p text:style-name="P8">‘In a universe full of existential dangers, no single planet is safe. Accordingly, to ensure its own survival, humanity must spread from Earth to other habitable planets.’</text:p>
      <text:p text:style-name="P8">All other communications produced by the Church of the Zeropointwere works of action that would help to achieve the survival of humanity in a dangerous universe: proposals, plans, financial reports, and the other instruments of an organization rooted in the here and now. The focus of COTA was always the future of humankind, not the past. </text:p>
      <text:p text:style-name="P16">“Comfortably ensconced in the layers of tradition of the Catholic Church, and yet independent,” Bekka said, “The Church of the Zeropointwould soon create a new reality for humanity.”</text:p>
      <text:list xml:id="list65914582140789" text:continue-numbering="true" text:style-name="WWNum1">
        <text:list-item>
          <text:p text:style-name="P118"><text:bookmark text:name="_iqu8xtc42t38"/>2060 FTL</text:p>
        </text:list-item>
        <text:list-item>
          <text:p text:style-name="P54">“The WIC Vespucci, named for Italian explorer Amerigo Vespucci, who had inspired the name <text:span text:style-name="T16">America</text:span> for the New World in the sixteenth century, was the end result of two decades of organizing, fund-raising, scientific experimentation, and engineering achievement of the kind that had not been seen since the United States, determined to wrest leadership of space exploration from the Soviets, poured <text:a xlink:type="simple" xlink:href="https://fas.org/sgp/crs/misc/RL34645.pdf" text:style-name="ListLabel_20_28" text:visited-style-name="ListLabel_20_28"><text:span text:style-name="T5">half a trillion</text:span></text:a> (adjusted for inflation) dollars into its Mercury, Gemini, and Apollo programs. In the end, America placed twelve of its astronauts on the Moon during the period 1969 to 1972; no human would return to the Moon until the Chang'e Project of China did so in the third decade of the twenty-first century.”</text:p>
        </text:list-item>
        <text:list-item>
          <text:p text:style-name="P54">“The cost of the Vespucci program was a hefty three hundred trillion dollars, with seventy percent of that amount going to the development of the fusion engines that would push the craft to 0.1c. Fusion had long been the dream of the nuclear energy community, but achieving success had been elusive, with each new generation of fusion researchers promising that a breakthrough will occur in ‘twenty to twenty-five years.’ With the massive infusion of funding provided by the Vespucci program, that breakthrough finally happened.”</text:p>
        </text:list-item>
        <text:list-item>
          <text:p text:style-name="P54">“Unfortunately, the Vespucci’s fusion drives were only used twice: one outbound trip of roughly ninety minutes hours in the direction of Alpha Centauri, and a return trip of the same duration. In each direction, the actual speed of the ship was boosted by Dr. Marie Morelli’s implementation of the Alcubierre drive concept to an effective speed of 23.5c, at which pace the ship could reach Earth’s closest star in a little less than sixty-seven days. However, shortly after passing the Moon on its way back to Earth orbit the ship disappeared, the only survivor being Dr. Morelli, who materialized in Florence in the event known as the ‘Morelli Miracle.’”</text:p>
        </text:list-item>
        <text:list-item>
          <text:p text:style-name="P41"><text:span text:style-name="T16">Excerpt from A Complete History of the Humanist Coalition: From Inception to Final Freedom, by Javier Guzmán</text:span></text:p>
        </text:list-item>
      </text:list>
      <text:p text:style-name="P16"/>
      <text:p text:style-name="P16">Twelve years later, three days' acceleration out from Earth.</text:p>
      <text:p text:style-name="P16"><text:span text:style-name="T51">Dr Maria Morelli viewed the data sent from the </text:span><text:span text:style-name="T16">zippy</text:span><text:span text:style-name="T51"> probe tucked into an arm pocket of</text:span> zir <text:span text:style-name="T51">space coveralls. In</text:span> zir <text:span text:style-name="T51">mind’s eye</text:span> ze <text:span text:style-name="T51">saw </text:span>the <text:span text:style-name="T51">coordinate-like structure </text:span>of <text:span text:style-name="T51">space-time, with the origin always being where</text:span> ze was located. Always. On Earth, the origin revealed by the probe had been, in turns, Padua, Florence, Rome, even Moscow: wherever ze connected to the zero energy probe (<text:span text:style-name="T16">zip-e</text:span>, or just <text:span text:style-name="T16">zippy</text:span> probe, as ze thought of it) was the origin. Now, three days travel from Earth orbit, ze was still at the origin. </text:p>
      <text:p text:style-name="P5">At first, it seemed odd that the axis of space-time should be everywhere that space-time data was accessed, but it became less odd once ze embraced the concept of the <text:span text:style-name="T16">axis mundi,</text:span> or <text:span text:style-name="T16">cosmic axis</text:span> suggested by zir mother’s notes. In ancient mythology, the axis mundi was the place where heaven meets earth. It had been natural for ancient humans, who had little understanding of the vastness of the world, to think of the sacred axis as existing in the spaces with which they were familiar because those spaces were the domain of the god or gods that they worshipped. But, as the human population grew, the axis mundi remained rooted to geographic or constructed features, such as a familiar mountain or pyramid, and thinking evolved to allow multiple sites of access to the holy. For example, the Greeks had no trouble seeing the Temple at Delphi, the world tree Moria, and Mount Olympus as all being the center of the world. Wherever one connected to the higher powers <text:span text:style-name="T16">was</text:span> the axis mundi. In the parlance of the philosophers, <text:span text:style-name="T16">God’s center is everywhere and zir circumference is nowhere</text:span>. </text:p>
      <text:p text:style-name="P5">And so ze had gradually become comfortable with the concept that the point of connection to the vast store of data about space-time and the objects that it contains resides anywhere the data are tapped and that the focus is always the location of the tap. It was as though the minute particle of space-time from which the universe had sprung almost fourteen billion years in the past existed everywhere, as though it somehow retained the properties of the point that it had been at the time of creation. A point has no dimensions. Wherever you touch a point, it is still a point, and everything outside of the point is elsewhere, but this point can be accessed anywhere and from all locations. Ze began referring to it as the <text:span text:style-name="T16">Allpoint</text:span>, but only to <text:s/>zirself. Ze never spoke of zir mother’s device with anybody else except for zir undergraduate roommate, and even then ze has said little other than that the device revealed data about objects. </text:p>
      <text:p text:style-name="P16"><text:span text:style-name="T51">Was this the knowledge that had driven</text:span> zir <text:span text:style-name="T51">mother mad twenty six years earlier? Mad enough to kill</text:span> zir <text:span text:style-name="T51">parents and then attempt to kill Maria,</text:span> zir <text:span text:style-name="T51">father, and</text:span> zir <text:span text:style-name="T51">father’s mother? It was mind-blowing, sure, but it didn’t seem enough to drive a person insane. In fact, the physical nature of the coordinates should have been a comfort to the former Chava Katzenellenbogen, born of Jewish parents in the city of Padua</text:span>. T<text:span text:style-name="T51">he coordinates were presented in Hebrew </text:span>when Maria first managed to restore zir mother’s device to functionality<text:span text:style-name="T51">. Moreover,</text:span> zir mother would have been familiar with the holographic principle, which says that three-dimensional space can be described using information in two-dimensional space. </text:p>
      <text:p text:style-name="P16">Of course, ze understood the reason for zir late father’s admonition to deactivate zir nsilk before powering up zir mother’s device the first time ze had made that mistake. As a student at the University of Padua, ze had finally gotten zir mother’s long-inactive invention to work. The device tapped zero-point energy as a power source, and it provided the basis for Maria’s current probe, to which ze had added a nsilk interface and other improvements. However, the default focus of the device was so broad that turning it on with one’s nsilk activated brought an overwhelming flood of information to bear upon the user. On zir first attempt to keep zir nsilk active with the device powered on, Maria had the sense of being drowned in a sea of data, but the terrifying part were the thousands of voices and images of beings, all of whom seemed to be trying to communicate with zir simultaneously. Ze had instantly disconnected, but ze had an afterimage of monsters shouting at her. </text:p>
      <text:p text:style-name="P16">EXPAND</text:p>
      <text:p text:style-name="P16"><text:span text:style-name="T51">Maria’s own familiarity with Hebrew </text:span>was <text:span text:style-name="T51">limited initially, but with the assistance of a</text:span> nsilk <text:span text:style-name="T51">AI app translating the</text:span> <text:span text:style-name="T51">feed,</text:span> ze had been <text:span text:style-name="T51">able to set up </text:span>real time <text:span text:style-name="T51">conversions to the Arabic numerals</text:span> ze <text:span text:style-name="T51">was used to.</text:span> Now, ze saw the data, starting with zir own space-time object number and coordinates as two 256-character fields, the first field being an object identifier, and the second consisting of 256 zeroes--the point of access. There were many other fields, each 256 characters in length; ze had not yet determined what they all showed, but ze suspected that they might contain data regarding the object’s orientation, such as pitch, roll, and yaw, along with other characteristics yet to be determined. </text:p>
      <text:p text:style-name="P5">Focusing outward, ze saw the data for zir three Russian crewmates and the two canaries in the forward torus control room. On Earth, the staggering number of living objects and containers made it difficult to distinguish one from another. Here in space, each was easy to locate, as was the container object--the ship--that held them all. Six living objects with matching velocity vectors accelerating outward from Earth, the data for each object presented in linked matrices. As ze visualized each object identifier, a real-time image of the object appeared in zir mind, so ze saw, in turn, the two canaries, followed by the three men of the crew, and then the ship. If ze continued pulling back to a broader focus, ze then saw the data for the Moon, satellites, and the Earth. </text:p>
      <text:p text:style-name="P16"><text:span text:style-name="T51">Still unanswered were three pa</text:span>infully <text:span text:style-name="T51">nagging questions</text:span>: <text:span text:style-name="T51">who was the administrator of all this data, how were the data collected, and why were the data being collected in the first place? What was the point of tracking, presumably, every living and constructed object in the universe? And how staggeringly large would such a database be? Start with just the living things, many of which are tiny. On Earth alone, there </text:span>are<text:span text:style-name="T51"> an estimated 10</text:span><text:span text:style-name="T27">26</text:span><text:span text:style-name="T51"> living things, not including bacteria and viruses. Include the latter, and you have some </text:span><text:a xlink:type="simple" xlink:href="https://www.nature.com/articles/nrmicro2644" text:style-name="ListLabel_20_32" text:visited-style-name="ListLabel_20_32"><text:span text:style-name="T9">10</text:span></text:a><text:a xlink:type="simple" xlink:href="https://www.nature.com/articles/nrmicro2644" text:style-name="ListLabel_20_33" text:visited-style-name="ListLabel_20_33"><text:span text:style-name="T10">31</text:span></text:a><text:a xlink:type="simple" xlink:href="https://www.nature.com/articles/nrmicro2644" text:style-name="ListLabel_20_32" text:visited-style-name="ListLabel_20_32"><text:span text:style-name="T9"> </text:span></text:a><text:span text:style-name="T51">life forms with their own data structures. </text:span></text:p>
      <text:p text:style-name="P16">Expand the count to the galaxy. <text:span text:style-name="T51">The Milky Way galaxy has about <text:s/></text:span><text:a xlink:type="simple" xlink:href="https://web.archive.org/web/20130104063220/http://www.space.com/19103-milky-way-100-billion-planets.html" text:style-name="ListLabel_20_32" text:visited-style-name="ListLabel_20_32"><text:span text:style-name="T9">10</text:span></text:a><text:a xlink:type="simple" xlink:href="https://web.archive.org/web/20130104063220/http://www.space.com/19103-milky-way-100-billion-planets.html" text:style-name="ListLabel_20_33" text:visited-style-name="ListLabel_20_33"><text:span text:style-name="T10">11</text:span></text:a><text:a xlink:type="simple" xlink:href="https://web.archive.org/web/20130104063220/http://www.space.com/19103-milky-way-100-billion-planets.html" text:style-name="ListLabel_20_32" text:visited-style-name="ListLabel_20_32"><text:span text:style-name="T9"> planets</text:span></text:a><text:span text:style-name="T51">, and if just one in one thousand supports life, then there would be 10</text:span><text:span text:style-name="T27">31</text:span><text:span text:style-name="T51"> * 10</text:span><text:span text:style-name="T27">11</text:span><text:span text:style-name="T51">/1000 = 10</text:span><text:span text:style-name="T27">39</text:span><text:span text:style-name="T51"> objects to track. Multiply this number by the estimated number of galaxies in the universe, and you have a staggering 10</text:span><text:span text:style-name="T27">39</text:span><text:span text:style-name="T51"> * </text:span><text:a xlink:type="simple" xlink:href="https://phys.org/news/2017-01-universe-trillion-galaxies.html" text:style-name="ListLabel_20_32" text:visited-style-name="ListLabel_20_32"><text:span text:style-name="T9">2*10</text:span></text:a><text:a xlink:type="simple" xlink:href="https://phys.org/news/2017-01-universe-trillion-galaxies.html" text:style-name="ListLabel_20_33" text:visited-style-name="ListLabel_20_33"><text:span text:style-name="T10">12</text:span></text:a><text:span text:style-name="T51"> = 2*10</text:span><text:span text:style-name="T27">51</text:span><text:span text:style-name="T51"> individual living objects, each of which has been cataloged and each of which is being actively tracked</text:span> by some unknown entity! Is God a database administrator?</text:p>
      <text:p text:style-name="P16"><text:soft-page-break/><text:span text:style-name="T51">Her revere was interrupted by a</text:span>n intimate nsilk<text:span text:style-name="T51"> </text:span>query <text:span text:style-name="T51">from the ship’s commander. [Popov: Status?]</text:span></text:p>
      <text:p text:style-name="P16"><text:span text:style-name="T51">Maria hastily cut the </text:span>zippy<text:span text:style-name="T51"> feed and responded. [M</text:span>orelli<text:span text:style-name="T51">: Progressing through system checks.] <text:s/></text:span><text:span text:style-name="T52">No more day-dreaming</text:span><text:span text:style-name="T16">, Maria!</text:span>, ze chided <text:s/>zirself.</text:p>
      <text:p text:style-name="P16"><text:span text:style-name="T51">She focused on the vessels, pipes, machinery, and colorful displays in front of her, the latter signaling changes in measured parameters to whoever cared to notice, and Maria noticed them all as</text:span> ze <text:span text:style-name="T51">tuned to each in turn, data flowing directly to</text:span> zir <text:span text:style-name="T51">mind. The ten-meter diameter warp-drive chamber that contained the equipment stretched for fifty meters in either direction, ending in bulkheads into which were set human-size hatches: at one end was the massive and hideously expensive fusion drive that had pushed them to a fraction of light speed, </text:span>and at the<text:span text:style-name="T51"> other end was the crew bridge. Maria floated along the length of the dark fluid generator, confirming that</text:span> zir <text:span text:style-name="T51">creation was ready to perform its crucial part in boosting the ship’s speed by surrounding the ship with a bubble of warped space-time, with space-time compressed at the head of the bubble and expanded at the tail. Encased in the bubble, the ship would move through space-time at many multiples of its own 0.1c. </text:span></text:p>
      <text:p text:style-name="P16"><text:span text:style-name="T51">Finished with</text:span> zir <text:span text:style-name="T51">inspection, Maria pushed away and floated to the outer wall of the drive chamber, strands of hair that had escaped</text:span> zir <text:span text:style-name="T51">kufi wandering languidly like sea leaves. Walking in bounding steps,</text:span> ze <text:span text:style-name="T51">ended the last step by going feet-first into an opening and controlled</text:span> zir <text:span text:style-name="T51">descent by grabbing onto rungs set into the wall until</text:span> ze <text:span text:style-name="T51">reached a floor several meters below.</text:span> Ze <text:span text:style-name="T51">walked to another opening and repeated the process several more times, each time looking less like a swimmer moving through water and more like a person simply climbing down a ladder. By the time</text:span> ze <text:span text:style-name="T51">reached the final pitch</text:span>, which ended in the forward torus<text:span text:style-name="T51">,</text:span> zir <text:span text:style-name="T51">hair had settled, and</text:span> ze <text:span text:style-name="T51">clambered down into a large compartment containing four ship seats bolted to the floor. In front of and surrounding the chairs was a forest of equipment and colorful displays. Just beyond the equipment was a large display that showed a field of stars. Somewhat incongruously, two side-by-side bird cages hung from rings attached to the ceiling just in front of the display; each cage held a canary: one yello</text:span>w, one orange<text:span text:style-name="T51">. </text:span></text:p>
      <text:p text:style-name="P16"><text:span text:style-name="T51">Three of the seats in the compartment were occupied by harsh-looking, crew-cut men. All wore blue coveralls of identical design, with a name patch over the right breast; over the left breast was a patch that showed what looked like a dark spear with a thick tail thrust through two white donuts</text:span>, which were the counter-rotating tori, each 200 meters in diameter and making a complete rotation each twenty seconds to provide an acceleration of one gravity<text:span text:style-name="T51">. The name stenciled under the spear and donuts was </text:span>WIC<text:span text:style-name="T51"> Vespucci. </text:span></text:p>
      <text:p text:style-name="P16"><text:span text:style-name="T51">“We are good to initiate the drive,” Morelli said to a man whose name patch read Popov. The names of the other men were Volkon and Semanov. “The distribution lines are filled, and we only need to flood the annular spaces with dark fluid to form the warp bubble.”</text:span></text:p>
      <text:p text:style-name="P16"><text:span text:style-name="T51">“Da,” replied Commander Alexey Popov. Born forty-two years earlier in Volgograd, Popov had been a fighter pilot before joining </text:span><text:a xlink:type="simple" xlink:href="https://en.wikipedia.org/wiki/Roscosmos" text:style-name="ListLabel_20_32" text:visited-style-name="ListLabel_20_32"><text:span text:style-name="T9">Roscosmos</text:span></text:a><text:span text:style-name="T51">, where</text:span> ze <text:span text:style-name="T51">swiftly rose through the ranks to become the commander for the lar</text:span>gely Russian-financed <text:span text:style-name="T51">Vespucci project. “We will do so immediately. “Boris, Vladimir, make the bridge ready. Dr. Morelli and I will secure the forward torus control center and join you when we are finished. </text:span></text:p>
      <text:p text:style-name="P16"><text:span text:style-name="T51">“Aye,” responded Lt. Commander Vladimir Semanov. </text:span></text:p>
      <text:p text:style-name="P16"><text:span text:style-name="T51">Like Popov, Semanov was a veteran of the Russian Air Force.</text:span> ze <text:span text:style-name="T51">had flown supersonic bombers for many years, until</text:span> ze <text:span text:style-name="T51">transferred to Roscosmos at the age of 42, five years earlier. Semanov and Major Boris Volkon, 38, a technical specialist on this flight and a former member of the Foreign Intelligence Service of the Russian Federation, rose and began climbing up the ladder that Dr. Morelli had just descended. It had been a poorly kept secret among the crew and many members of the </text:span>WIC<text:span text:style-name="T51">SS Vespucci team that Boris and Maria had become lovers sometime during the project; in the tight confines of the ship, the relationship was undeniable.</text:span></text:p>
      <text:p text:style-name="P16"><text:span text:style-name="T51">“You are sure this is necessary?” Popov asked of Maria. </text:span></text:p>
      <text:p text:style-name="P16"><text:span text:style-name="T51">Maria shook</text:span> zir <text:span text:style-name="T51">head. “No, not absolutely, but until we know for sure that staying in the torus with the drive engaged is safe, I would prefer to be cautious. We have invested too much to take chances that do not need to be taken. </text:span></text:p>
      <text:p text:style-name="P16"><text:span text:style-name="T51">Popov grunted</text:span> zir <text:span text:style-name="T51">agreement. The investment </text:span><text:span text:style-name="T52">was</text:span><text:span text:style-name="T51"> enormous: thirty-seven trillion </text:span>credits<text:span text:style-name="T51"> in the previous year alone, which justified taking extraordinary precautions, including accelerating out from the Vespucci’s thirty-three hundred kilometer parking orbit for three and a half days to put distance between the ship and the masses of the Earth and the moon (just in case those masses might affect the warping of space-time) before cutting in Dr. Morelli’s implementation of the </text:span><text:a xlink:type="simple" xlink:href="https://en.wikipedia.org/wiki/Alcubierre_drive" text:style-name="ListLabel_20_32" text:visited-style-name="ListLabel_20_32"><text:span text:style-name="T9">Alcubierre drive</text:span></text:a><text:span text:style-name="T51"> to boost the ship’s velocity to something that could span the immense distances between stars in days rather than years. </text:span></text:p>
      <text:p text:style-name="P16"><text:span text:style-name="T51">The Spaceship Vespucci, towards which the twenty-five largest remaining members of </text:span>the WIC <text:span text:style-name="T51">had committed one percent of their respective Gross Domestic Product for </text:span>a decade, <text:span text:style-name="T51">was an unprecedented international investment</text:span> made all the more difficult by the fact that most of the member countries had long since fractured into feudal city-states and communes during the first half of the 21st Century. <text:span text:style-name="T51">It had taken ten years following the near-miss of </text:span>the asteroid<text:span text:style-name="T51"> that had threaten</text:span>ed Italy <text:span text:style-name="T51">to hammer out a joint funding agreement satisfactory to all, and then another ten years to design and construct a ship that could carry Maria’s implementation of the drive conceived by physicist Miguel Alcubierre in the late 20th Century. The fact that such financial commitment was achieved after the fall of the United States of America, which had often loudly lamented the inability of the former North Atlantic Treaty Organization (NATO) members to achieve a two percent commitment to joint defense against the former Union of Soviet Socialist Republics (USSR), of which Russia had been the capital state, was the ultimate irony. </text:span><text:span text:style-name="T52">So much for American exceptionalism</text:span><text:span text:style-name="T51">, Popov had thought to </text:span><text:s/>zirself<text:span text:style-name="T51"> during the voyage. </text:span><text:span text:style-name="T52">Where are your proud boastings as we who you looked down on begin to explore the cosmos?</text:span><text:span text:style-name="T51"> </text:span></text:p>
      <text:p text:style-name="P16"><text:span text:style-name="T51">Popov shut down the ship controls and double-checked to make sure everything was locked in place in case the torus unexpectedly stopped spinning. “I am going to the bridge,”</text:span> ze <text:span text:style-name="T51">stated when</text:span> ze <text:span text:style-name="T51">was finished. “Do not linger for long, doctor; I know how you like to play with your little </text:span>zippy<text:span text:style-name="T51"> device, but we have a mission to complete.” When</text:span> ze <text:span text:style-name="T51">said </text:span>the name Marie had coined<text:span text:style-name="T51">, it sounded like </text:span><text:span text:style-name="T52">zeep-ee</text:span><text:span text:style-name="T51">. </text:span></text:p>
      <text:p text:style-name="P16"><text:span text:style-name="T51">Maria bristled at the </text:span>criticism<text:span text:style-name="T51">. “Of course not! I will be right there after I see to Leonardo and Michelangelo.” </text:span></text:p>
      <text:p text:style-name="P16"><text:span text:style-name="T51">Popov grunted a second time and started climbing while Maria walked to the cages. The woman was brilliant but had absolutely no respect for the chain of command.</text:span> ze <text:span text:style-name="T51">looked forward to the day, soon, when</text:span> zir <text:span text:style-name="T51">services were no longer needed. Sci</text:span>entists should stick to science and leave the flying to pilots. </text:p>
      <text:p text:style-name="P16"><text:span text:style-name="T51">“I envy you my loves,” </text:span>Maria <text:span text:style-name="T51">said to the two small birds, who flitted from perch to perch. “You will be the first to experience first-hand the warping of space around you while we humans sit cringing in </text:span>the <text:span text:style-name="T51">heavily shielded </text:span>bridge<text:span text:style-name="T51">.” </text:span></text:p>
      <text:p text:style-name="P16"><text:span text:style-name="T51">Blowing each bird a kiss,</text:span> ze <text:span text:style-name="T51">walked to the ladder and began climbing the first 25-meter pitch. When</text:span> ze <text:span text:style-name="T51">reached the top and transferred to the second ladder,</text:span> zir <text:span text:style-name="T51">normal 52 kilogram weight had dropped by slightly more than 10 kilos, and it continued to drop as</text:span> ze <text:span text:style-name="T51">climbed three more pitches. By the time</text:span> ze <text:span text:style-name="T51">emerged from the fourth ladder into the drive chamber,</text:span> ze <text:span text:style-name="T51">could bound across the floor in giant steps, almost floating along as</text:span> ze <text:span text:style-name="T51">traveled to the ship’s bridge, which formed the ‘point’ of the spear seen in the mission patch. At the </text:span>end of the chamber<text:span text:style-name="T51">,</text:span> ze <text:span text:style-name="T51">climbed to the open hatch of the bridge, floated through, and then braced </text:span><text:s/>zirself<text:span text:style-name="T51"> with one hand on an interior grip point as</text:span> ze <text:span text:style-name="T51">pushed the door closed with the other and secured it.</text:span> Ze <text:span text:style-name="T51">pushed off and floated into the center of the bridge, where the three Russians were already strapped into their seats. In front of them, the bridge display showed the same view as seen in the torus control room. </text:span></text:p>
      <text:p text:style-name="P16"><text:span text:style-name="T51">“Almost ready, Commander,” Maria chirped. </text:span></text:p>
      <text:p text:style-name="P16"><text:span text:style-name="T51">“Da,” said Popov, interpreting Maria’s </text:span>rare u<text:span text:style-name="T51">se of</text:span> zir <text:span text:style-name="T51">title instead of</text:span> zir <text:span text:style-name="T51">first name as possibly an indicator of the young physicist’s nervousness. Small wonder: they were about to do something that had long been a dream of science-fiction fans, or they were about to do nothing after years of enormous expense and effort. Or,</text:span> ze <text:span text:style-name="T51">added somberly, they were about to die in the dark cold of space. </text:span></text:p>
      <text:p text:style-name="P16"><text:span text:style-name="T51">“We are on a heading for Alpha Centauri,”</text:span> ze <text:span text:style-name="T51">said aloud, “making about 0.1c, plus or minus a few kilometers per second.”</text:span></text:p>
      <text:p text:style-name="P16"><text:span text:style-name="T51">Maria pulled </text:span><text:s/>zirself<text:span text:style-name="T51"> into</text:span> zir <text:span text:style-name="T51">seat, strapped in, and poked the digital display in front of her.</text:span> Ze <text:span text:style-name="T51">would have preferred manipulating controls using</text:span> zir nsilk<text:span text:style-name="T51"> interface, but the Russians had been adamantly opposed to widespread implementation of mind-computer connections for the drive components of the ship. They were okay with using </text:span>nsilk<text:span text:style-name="T51"> for</text:span> attitude controls and <text:span text:style-name="T51">non-essential crew communications</text:span> <text:span text:style-name="T51">but drew the line at using it for operation of a drive mechanism that had only been used in a handful of drone ships. A human hand was desi</text:span>red.</text:p>
      <text:p text:style-name="P16"><text:span text:style-name="T51">“I am flooding the annular spaces with dark fluid” Maria said. After a pause,</text:span> ze <text:span text:style-name="T51">added, with no small amount <text:s/>of excitement, </text:span>“<text:span text:style-name="T51">The warp bubble is forming!”</text:span> Ze <text:span text:style-name="T51">had seen the same information </text:span>earlier,<text:span text:style-name="T51"> as</text:span> ze <text:span text:style-name="T51">had monitored the experimental drone ships sent out from Earth, but this was different! This was happening to her! In</text:span> zir <text:span text:style-name="T51">excitement,</text:span> ze <text:span text:style-name="T51">sent an inadvertent [Maria: Exciting!] message through the </text:span>nsilk<text:span text:style-name="T51"> net connecting the crew. </text:span></text:p>
      <text:p text:style-name="P16"><text:span text:style-name="T51">“Please stick to verbal communication, doctor,” Popov chided.</text:span> ze <text:span text:style-name="T51">was no fan of the emotional blasts the younger people were so used to sending. To him, it was unnecessarily clutter, and unprofessional.</text:span></text:p>
      <text:p text:style-name="P16"><text:span text:style-name="T51">Maria almost sent a [Maria: Sorry!] in response, but</text:span> ze <text:span text:style-name="T51">caught </text:span><text:s/>zirself<text:span text:style-name="T51"> in time. “Sorry, Commander,”</text:span> ze <text:span text:style-name="T51">said. To </text:span><text:s/>zirself<text:span text:style-name="T51">,</text:span> ze <text:span text:style-name="T51">thought </text:span><text:span text:style-name="T52">asshole</text:span><text:span text:style-name="T51">!</text:span></text:p>
      <text:p text:style-name="P16"><text:span text:style-name="T51">“How much boost?” Popov inquired of</text:span> zir <text:span text:style-name="T51">lieutenant. “Keep calling out the status every few seconds.”</text:span></text:p>
      <text:p text:style-name="P16"><text:span text:style-name="T51">“Looks to be about ten,” replied Semanov dryly as the pertinent data coursed into</text:span> zir <text:span text:style-name="T51">mind. “We are traveling at the speed of light. Check that: the boost is now twenty,” and we are traveling at twice the speed of light. Alpha Centauri is now only a little over two years away.”</text:span></text:p>
      <text:p text:style-name="P16"><text:span text:style-name="T51">“I am increasing the flow rate,” Marie stated. “The warp bubble is continuing to form, very quickly, and it is still stable.”</text:span></text:p>
      <text:p text:style-name="P16"><text:span text:style-name="T51">“Boost is twenty-five,” Semanov replied. </text:span></text:p>
      <text:p text:style-name="P16"><text:span text:style-name="T51">“Bubble still stable,” said Maria. “Increasing flow by five percent.”</text:span></text:p>
      <text:p text:style-name="P16"><text:span text:style-name="T51">“Boost is fifty,” said Semanov, “climbing now to seventy.”</text:span></text:p>
      <text:p text:style-name="P16"><text:span text:style-name="T51">“Keeping flow steady.”</text:span></text:p>
      <text:p text:style-name="P16"><text:span text:style-name="T51">“Boost is ninety, now one hundred, and still climbing. We are now faster than the last drone ship.”</text:span></text:p>
      <text:p text:style-name="P16"><text:span text:style-name="T51">“Bubble stable,” Maria stated. </text:span></text:p>
      <text:p text:style-name="P16"><text:span text:style-name="T51">“Boost is now one hundred and fifty-two,” Semanov intoned, adding, “and I am seeing no obstacles.”</text:span> ze <text:span text:style-name="T51">did not elaborate on what</text:span> ze <text:span text:style-name="T51">meant by ‘obstacles,’ nor did</text:span> ze <text:span text:style-name="T51">need to. Everyone aboard was well aware that the final test drone had collided with a small asteroid minutes after achieving a boost of one hundred. As pilot, Semanov was responsible for looking for, and avoiding, objects too large to be pushed aside by the region of compressed space-time in front of the ship, which nudged small objects away in the manner of a ship’s bow wave.</text:span> ze <text:span text:style-name="T51">was following a guideline for manual course </text:span>corrections<text:span text:style-name="T51"> when anything bigger than a small car was in the ship’s path, and</text:span> ze <text:span text:style-name="T51">was estimating the proximity of such an object by looking at minute distortions of the warp perimeter indicative of an approaching mass. Version 2 of the improved AI for the scanning system provided suggestions, but Semanov made the final decisions and course corrections </text:span><text:s/>zirself<text:span text:style-name="T51">.</text:span></text:p>
      <text:p text:style-name="P16"><text:span text:style-name="T51">“I am holding the flow rate steady,” Maria said. “The warp bubble is stable and shows no signs of decay.”</text:span></text:p>
      <text:p text:style-name="P16"><text:soft-page-break/><text:span text:style-name="T51">“Boost is two-thirty-five. Alpha Centauri is a little over sixty-six days away,” Semanov stated cheerfully. “If we ration our supplies, we might make it,”</text:span> ze <text:span text:style-name="T51">then added. “I hope they have a supermarket; we will need to restock for the return trip.” </text:span></text:p>
      <text:p text:style-name="P16"><text:span text:style-name="T51">“Steady as</text:span> ze <text:span text:style-name="T51">goes,” Popov ordered, ignoring</text:span> zir <text:span text:style-name="T51">lieutenant’s jape. “We will follow procedure and see if the bubble can hold steady for another ninety minutes</text:span>. I<text:span text:style-name="T51">f that is okay with you Vladimir. I do not want to overtax you, for your sake and ours.”</text:span></text:p>
      <text:p text:style-name="P16"><text:span text:style-name="T51">“Affirmative, Commander,” Semanov responded crisply. “I am ‘go’ for now. I am getting the hang of this thing. I believe ninety minutes is very doable.” </text:span></text:p>
      <text:p text:style-name="P16"><text:span text:style-name="T51">The next hour and a half was among the slowest ninety minutes in recorded history, during which the front display showed no more apparent change than did the view for a walker advancing toward a distant range of mountains might </text:span>change from moment to moment<text:span text:style-name="T51">. The walker walks, but the view changes gradually. And, in this analogy, the walker sometimes has to dodge boulders in the path, stepping to one side or the other. Time and again, Semanov applied pressure to the controls to slightly change the ship’s direction and avoid an unseen object lurking in the blackness. </text:span></text:p>
      <text:p text:style-name="P16"><text:span text:style-name="T51">Finally, it was over, and nobody was surprised to see that Lt. Commander Semanov was perspiring freely when Commander Popov gave the order to turn off the warp drive; in an instant, the effective speed of the Vespucci dropped to 0.1c without mussing a single hair of the crew. </text:span></text:p>
      <text:p text:style-name="P16"><text:span text:style-name="T51">Semanov blew out</text:span> zir <text:span text:style-name="T51">breath and sagged in</text:span> zir <text:span text:style-name="T51">chair. </text:span></text:p>
      <text:p text:style-name="P16"><text:span text:style-name="T51">“Excellent work, </text:span>Vladimir.<text:span text:style-name="T51">” Popov said calmly as</text:span> ze <text:span text:style-name="T51">pressed buttons on</text:span> zir <text:span text:style-name="T51">console. “I will take the controls for the turnaround.” </text:span></text:p>
      <text:p text:style-name="P16"><text:span text:style-name="T51">The latest AI-aided mass detection was a vast improvement over what had been available for earlier testing, but the level of difficulty increased with the level of boost achieved. No human pilot, or team of human pilots taking turns, could hope to safely steer the ship for the seventeen days needed when running at the maximum design boost of 900. Still, this trip had checked the box on an important milestone, and there would surely be continued improvement in both object detection and the navigation interface before the final mission to Alpha Centauri was undertaken.</text:span></text:p>
      <text:p text:style-name="P16"><text:span text:style-name="T51">As the rest of the crew clapped Semanov about the shoulders and kissed</text:span> zir <text:span text:style-name="T51">cheeks, Popov steered the ship around for the return trip and bar</text:span>ked orders<text:span text:style-name="T51">. “We will take the rest of the day off to rest and check our equipment,”</text:span> ze <text:span text:style-name="T51">said. “We will make the jump back to Sol tomorrow morning.”</text:span></text:p>
      <text:p text:style-name="P16"><text:span text:style-name="T51">“Is the drinking lamp lit, commander?” inquired Boris Volkon.</text:span> zir <text:span text:style-name="T51">role in the test flight was limited, and the boredom of three days cooped up in a closed space was weighing on him. Worst of all was free-fall time spent in the bridge; Volkon hated free-fall. </text:span></text:p>
      <text:p text:style-name="P16"><text:span text:style-name="T51">Popov grunted and nodded. Although, strictly speaking, </text:span>WICSS<text:span text:style-name="T51"> regulations forbid the presence of alcohol on the flight, Popov had seen no reason why a crew that was three quarters Russian could not celebrate in a Russian manner. Russia, had, after all, provided the largest source of funding </text:span>for the project and was the acknowledged leader of the CWICSS. <text:span text:style-name="T51">Accordingly,</text:span> ze <text:span text:style-name="T51">had allowed the men to bring bottles of vodka aboard. </text:span></text:p>
      <text:p text:style-name="P16"><text:span text:style-name="T51">Moreover,</text:span> ze <text:span text:style-name="T51">was well aware of the importance of young Volkon as Maria Morelli’s consort, and</text:span> ze <text:span text:style-name="T51">wanted to keep the man happy. On</text:span> zir <text:span text:style-name="T51">own, Dr. Morelli tended to be detached and a lone wolf, doing things as</text:span> ze <text:span text:style-name="T51">saw fit rather than following procedure; Volkon kept</text:span> zir <text:span text:style-name="T51">engaged and pliable, and</text:span> ze <text:span text:style-name="T51">had been doing so for some time now.</text:span> ze <text:span text:style-name="T51">had earned a drink. </text:span></text:p>
      <text:p text:style-name="P16"><text:span text:style-name="T51">“I am transferring controls to the torus,” Popov said. “The drinks are on me.”</text:span></text:p>
      <text:p text:style-name="P5"><text:span text:style-name="T3">* * * * *</text:span></text:p>
      <text:p text:style-name="P16"><text:span text:style-name="T51">Boris Volkon and Vladimir Semanov crossed arms as they tossed back yet another shot of the commander’s vodka and grinned at each other, giddy as school </text:span>boys<text:span text:style-name="T51">. They might have had another drink had Commander Popov not taken the bottle from them. </text:span></text:p>
      <text:p text:style-name="P16"><text:span text:style-name="T51">“Enough! Leave some for the three day journey back to Earth after the next test of the drive. We still have work to do.”</text:span></text:p>
      <text:p text:style-name="P16"><text:span text:style-name="T51">Boris clapped</text:span> zir <text:span text:style-name="T51">hands to</text:span> zir <text:span text:style-name="T51">cheeks and groaned. “Three long days! Do we really need to be so far out to use the drive?”</text:span></text:p>
      <text:p text:style-name="P16"><text:span text:style-name="T51">“You should ask your woman,” Semanov quipped. Both men looked in the direction of Maria’s laboratory, to which</text:span> ze <text:span text:style-name="T51">had retired when the men began their celebration. </text:span></text:p>
      <text:p text:style-name="P16"><text:span text:style-name="T51">“Bah!” replied the younger man. “Perhaps I will command</text:span> zir <text:span text:style-name="T51">to jump us back to no more than a day’s journey from Mother Russia! This </text:span>WIC <text:span text:style-name="T51">timidity is driving me crazy! If it was up to the </text:span>WIC<text:span text:style-name="T51">, Italy would have been devastated twenty years ago, and perhaps much of the rest of the planet. It took Russian technology and Russian action to save the day!”</text:span></text:p>
      <text:p text:style-name="P16"><text:span text:style-name="T51">Semanov grinned. “You speak the truth, Boris! By rights, this ship should belong to those who will use it, not to those who will spend decades debating where to send it next. What do you say, Commander Popov?”</text:span></text:p>
      <text:p text:style-name="P16"><text:span text:style-name="T51">Popov eyed</text:span> zir <text:span text:style-name="T51">men warily. “I say the two of you should go to bed. You need to be rested for our return.”</text:span> ze <text:span text:style-name="T51">paused and then added, “This ship is a treasure that belongs to the </text:span>people<text:span text:style-name="T51"> of Earth. However, with a crew that is so heavily Russian</text:span>, and with the majority of the funding coming from Russia<text:span text:style-name="T51">, I think that we can make an argument that Russia should have a strong say in where we</text:span> take it.<text:span text:style-name="T51">”</text:span></text:p>
      <text:p text:style-name="P16"><text:span text:style-name="T51">Both Semanov and Volkon rose to their feet to salute their commander, and it was just then that the two men spotted Maria, who had been standing in the entryway to the control center, unnoticed, for who </text:span>knows<text:span text:style-name="T51"> how long. </text:span></text:p>
      <text:p text:style-name="P16"><text:span text:style-name="T51">“Ah, Maria, my dear!” said Volkon with a slight slur in</text:span> zir <text:span text:style-name="T51">voice. “The commander has just told us to go to bed. I am heading for our quarters for rest and relaxation! Will you join me, my dear?”</text:span></text:p>
      <text:p text:style-name="P16"><text:span text:style-name="T51">Maria blanched. Although it was no secret that</text:span> ze <text:span text:style-name="T51">and Volkon were lovers,</text:span> ze <text:span text:style-name="T51">despised Volkon’s sloppy suggestion that</text:span> ze <text:span text:style-name="T51">follow ‘her man’ to their quarters for sex upon demand. Even more,</text:span> ze <text:span text:style-name="T51">despised the smirks on the faces of Popov and the besotted Semanov; the latter in particular never missed an opportunity to pass Maria in a narrow corridor, rubbing </text:span><text:s/>zirself<text:span text:style-name="T51"> against</text:span> zir <text:span text:style-name="T51">and not hiding</text:span> zir <text:span text:style-name="T51">pleasure in the least. Even Popov had roaming eyes that sometimes wandered from eye contact when</text:span> ze <text:span text:style-name="T51">spo</text:span>ke with the attractive physicist who had designed the drive. </text:p>
      <text:p text:style-name="P16"><text:span text:style-name="T51">“I have some business to finish,”</text:span> ze <text:span text:style-name="T51">said frostily, turning to</text:span> zir <text:span text:style-name="T51">console. </text:span></text:p>
      <text:p text:style-name="P16"><text:span text:style-name="T51">“Then I go to bed by myself!” Volkon announced with a bow of faux humility. “I shall rest for the return jump back to Sol, followed by three long, boring days of deceleration. Perhaps I can have a diversion then?”</text:span></text:p>
      <text:p text:style-name="P16"><text:bookmark text:name="_3whwml4"/><text:span text:style-name="T51">“Na Zdorovie!” Semanov said as</text:span> ze <text:span text:style-name="T51">looked at Boris Volkon. “Time will crawl, and a diversion is much appreciated, no? Perhaps you can share your wealth with others?”</text:span></text:p>
      <text:p text:style-name="P16"><text:span text:style-name="T51">“It is not good to be selfish,” Popov agreed from</text:span> zir <text:span text:style-name="T51">chair. “Stressful situations require relief</text:span>.<text:span text:style-name="T51">” </text:span></text:p>
      <text:p text:style-name="P16"><text:span text:style-name="T51">Volkon’s eyes darted briefly in the direction of Maria, who had</text:span> zir <text:span text:style-name="T51">back to the three men as</text:span> ze <text:span text:style-name="T51">studied something on a display, and then</text:span> ze <text:span text:style-name="T51">gave a vague shrug.</text:span></text:p>
      <text:p text:style-name="P5"><text:span text:style-name="T3">*****</text:span></text:p>
      <text:p text:style-name="P16"><text:span text:style-name="T51">Maria was incensed as</text:span> ze <text:span text:style-name="T51">puttered about in</text:span> zir <text:span text:style-name="T51">laboratory. Of course</text:span> ze <text:span text:style-name="T51">had heard Semanov’s crude remark, and the commander’s apparent concurrence. Were they simply drunk or just as brutish as they sounded? Both the remarks and Boris’ silence cut</text:span> zir <text:span text:style-name="T51">like daggers! More so the silence. How dare Boris not speak up? How dare</text:span> ze <text:span text:style-name="T51">not defend her? Did their relationship really mean so little to him that</text:span> ze <text:span text:style-name="T51">would simply shrug? Yes,</text:span> ze <text:span text:style-name="T51">had seen very clearly</text:span> zir <text:span text:style-name="T51">reaction from the cameras embedded in</text:span> zir <text:span text:style-name="T51">nanofabric kufi! A shrug!</text:span> Ze <text:span text:style-name="T51">was only worthy of a shrug!</text:span></text:p>
      <text:p text:style-name="P16">Worse, ze <text:span text:style-name="T51">had heard the commander openly talking about the </text:span>WIC<text:span text:style-name="T51">SS Vespucci as though it were the property of Russia rather than the </text:span>Council of Free States<text:span text:style-name="T51">!</text:span> Ze <text:span text:style-name="T51">had long been warned by</text:span> zir <text:span text:style-name="T51">few friends to be wary of both men and Russians and to be especially cautious of Russian men, who had a long history of influencing international affairs using means both covert and overt. For Maria, the </text:span>WIC<text:span text:style-name="T51">SS Vespucci was a demonstration of scientific achievement achieved through the cooperation of many. Was it simply a demonstration of Russian power to the rest of the crew? Were they going to steal it and give it to the self-serving oligarchs that continued to run their corrupt country? Was all o</text:span>f zir hard work going to end up being confiscated by the oligarchs and the feudal lords, all of them men, who increasingly ran the world? </text:p>
      <text:p text:style-name="P16"><text:span text:style-name="T16">No! </text:span>cried zir conscience. <text:span text:style-name="T16">History should not be an endless repetition of the failure of power-hungry men who care more about themselves than about their countries. </text:span></text:p>
      <text:p text:style-name="P16"><text:span text:style-name="T51">Since the death of</text:span> zir <text:span text:style-name="T51">father</text:span>, <text:span text:style-name="T51">only two years after the near-miss of </text:span>the asteroid<text:span text:style-name="T51">, Maria had largely avoided men, increasingly seeing them as parasites too stupid to form relationships that did not involve grunting and thrusting, or as predators always looking to use others to enrich their own wealth and power.</text:span> Ze <text:span text:style-name="T51">had fared little better in</text:span> zir <text:span text:style-name="T51">liaisons with women, seeing most as too servile, too needy. Instead,</text:span> ze <text:span text:style-name="T51">mostly disengaged from relationships, focusing</text:span> zir <text:span text:style-name="T51">energy on the wonders and challenges of physics, which were without end</text:span>, <text:span text:style-name="T51">and wh</text:span>i<text:span text:style-name="T51">ch never </text:span>disappointed<text:span text:style-name="T51">. As</text:span> ze <text:span text:style-name="T51">withdrew further into </text:span><text:s/>zirself<text:span text:style-name="T51"> and</text:span> zir <text:span text:style-name="T51">work,</text:span> ze <text:span text:style-name="T51">became the sort of person who thinks that the most intimate details of their thoughts are self-evident, with no need to explicate, and</text:span> ze <text:span text:style-name="T51">chafed when pressed for </text:span>an explanation<text:span text:style-name="T51"> regarding</text:span> zir <text:span text:style-name="T51">actions and motivations. </text:span></text:p>
      <text:p text:style-name="P16"><text:span text:style-name="T51">Such an attitude</text:span>, however, <text:span text:style-name="T51">was not conducive to landing lucrative research positions, which required as much political ability as scientific. Self-absorbed, incapable of seeing</text:span> zir <text:span text:style-name="T51">own history and character as opaque to others,</text:span> ze <text:span text:style-name="T51">struggled to form lasting relationships, outside of</text:span> zir <text:span text:style-name="T51">nonna, with whom</text:span> ze <text:span text:style-name="T51">lived when not attending school in Padua or during the one winter</text:span> ze <text:span text:style-name="T51">studied at the </text:span><text:a xlink:type="simple" xlink:href="https://en.wikipedia.org/wiki/National_Autonomous_University_of_Mexico" text:style-name="ListLabel_20_32" text:visited-style-name="ListLabel_20_32"><text:span text:style-name="T9">National Autonomous University of Mexico</text:span></text:a><text:span text:style-name="T51"> with Emeritus Professor Emeritus </text:span><text:a xlink:type="simple" xlink:href="https://en.wikipedia.org/wiki/Miguel_Alcubierre" text:style-name="ListLabel_20_32" text:visited-style-name="ListLabel_20_32"><text:span text:style-name="T9">Miguel Alcubierre</text:span></text:a><text:span text:style-name="T51">, who had invited</text:span> zir <text:span text:style-name="T51">to assist him with</text:span> zir <text:span text:style-name="T51">research. </text:span></text:p>
      <text:p text:style-name="P16"><text:span text:style-name="T51">Even when</text:span> ze <text:span text:style-name="T51">studied at Padua,</text:span> ze <text:span text:style-name="T51">would return home to Florence on the weekends, there to relax in the places so familiar to her: the Ponte Vecchio, Pitti Palace, Boboli Gardens, and San Miniato al Monte, the latter a favorite destination to which Maria would walk, following the sinuous, shaded curves of Viale Machiavelli and </text:span>Viale<text:span text:style-name="T51"> Galileo to a point overlooking the city, and sometimes beyond, heading south into the gardens and vineyards that</text:span> ze <text:span text:style-name="T51">adored</text:span> and where ze had established a small NFab development center before heading off to university. </text:p>
      <text:p text:style-name="P16"><text:soft-page-break/><text:span text:style-name="T51">The very few lovers Maria had taken, all of them fellow students, quickly tired of trying to divine predictable patterns in the vicissitudes of</text:span> zir <text:span text:style-name="T51">mood, and all but one, Boris Volkon, had quickly moved on to less tiresome relationships. Boris had appeared shortly after Maria submitted an application for a postdoctoral position with the </text:span>Council of Free States<text:span text:style-name="T51"> Space Agency (</text:span>WIC<text:span text:style-name="T51">SA), and</text:span> ze <text:span text:style-name="T51">had been instrumental in getting</text:span> zir <text:span text:style-name="T51">hired.</text:span> ze <text:span text:style-name="T51">was a graduate student at Padua, studying data analysis when</text:span> ze <text:span text:style-name="T51">and Maria had been introduced by Maria’s undergraduate roommate, Ada Schumac</text:span>her<text:span text:style-name="T51">. Not in the least disconcerted by Maria’s aloof manner, Boris tolerated</text:span> zir <text:span text:style-name="T51">mood swings with facile ease and bedded</text:span> zir <text:span text:style-name="T51">on their second date. It had not hurt, of course, that Boris was stunningly handsome.</text:span> ze <text:span text:style-name="T51">was also well-positioned in the Russian hierarchy, so Boris pulled strings on</text:span> zir <text:span text:style-name="T51">end to have high-ranking Russian officials convince </text:span>WIC<text:span text:style-name="T51">SA to give the moody, mercurial Maria Morelli a shot at fixing their problems with building a new type of spaceship drive. </text:span></text:p>
      <text:p text:style-name="P16"><text:span text:style-name="T51">The reality of creating an FLT drive </text:span>was daunting<text:span text:style-name="T51">. Several possibilities had been pursued, but, in the end, the concept proposed in 1994 by Mexican physicist Miguel Alcubierre for “hyper-fast” travel within a “bubble” of space-time, a concept henceforth dubbed the “</text:span><text:a xlink:type="simple" xlink:href="https://en.wikipedia.org/wiki/Alcubierre_drive" text:style-name="ListLabel_20_32" text:visited-style-name="ListLabel_20_32"><text:span text:style-name="T9">Alcubierre Drive</text:span></text:a><text:span text:style-name="T51">,” seemed the most likely. But</text:span>, <text:span text:style-name="T51">after seven years and twenty-plus trillion </text:span>credits<text:span text:style-name="T51"> of funding, practical success was proving to be difficult to achieve, and the countries providing the funding began to complain, some threatening to end their involvement altogether. Clearly, continuing to throw money at the problem without some new insight or a different vision of the project was untenable, so </text:span>WIC<text:span text:style-name="T51">SA redirected a portion of the funding to </text:span>poll for<text:span text:style-name="T51"> new ideas among graduate and post-graduate students of physics, mathematics, and engineering who might serve to revive what had become an increasingly moribund pursuit.</text:span></text:p>
      <text:p text:style-name="P16"><text:span text:style-name="T51">Maria Morelli, a disciple of Alcubierre, was selected with some misgivings, but</text:span> ze <text:span text:style-name="T51">soon proved to be the spark that re-ignited the project, and Boris Volkon, who had begun</text:span> zir <text:span text:style-name="T51">career in the </text:span><text:a xlink:type="simple" xlink:href="https://en.wikipedia.org/wiki/Foreign_Intelligence_Service_(Russia)" text:style-name="ListLabel_20_32" text:visited-style-name="ListLabel_20_32"><text:span text:style-name="T9">Foreign Intelligence Service of the Russian Federation</text:span></text:a><text:span text:style-name="T51">, and who had been instrumental in the electronic propaganda campaign that had aided the dissolution of the former United States of America, was the shield that protected the spark from being smothered under heavy layers of bureaucracy. Whatever Maria needed was conveyed not only to</text:span> zir <text:span text:style-name="T51">workplace superiors but also to Boris, and what Maria did not get through official channels</text:span> ze <text:span text:style-name="T51">managed to get through the backdoor channels that Boris commanded. </text:span></text:p>
      <text:p text:style-name="P16"><text:span text:style-name="T51">In</text:span> zir <text:span text:style-name="T51">first year, Maria conceived of a way to breath life into the moribund Alcubierre Drive. In the second,</text:span> ze <text:span text:style-name="T51">directed the building and testing of three small-scale drone ships, along with the initial construction of the Vespucci. Now, in</text:span> zir <text:span text:style-name="T51">third year,</text:span> ze <text:span text:style-name="T51">had just shown that a ship could be built that could carry humans to the nearest star in a matter of days rather than years.</text:span></text:p>
      <text:p text:style-name="P16"><text:span text:style-name="T51">She should be celebrating now, but the behavior of</text:span> zir <text:span text:style-name="T51">crewmates had</text:span> zir <text:span text:style-name="T51">smoldering, and</text:span> ze <text:span text:style-name="T51">found </text:span><text:s/>zirself<text:span text:style-name="T51"> wondering if</text:span> ze <text:span text:style-name="T51">had been manipulated every step of the way. Was all of it, including</text:span> zir <text:span text:style-name="T51">relationship with Boris, simply a result of</text:span> zir <text:span text:style-name="T51">having been manipulated into creating a stunning breakthrough in technology that would shortly be stolen by</text:span> zir <text:span text:style-name="T51">manipulators? Was</text:span> ze <text:span text:style-name="T51">being played by the Russians? Was</text:span> zir <text:span text:style-name="T51">contri</text:span>bution even appreciated? <text:span text:style-name="T51">Commander Popov had slapped Semanov on the back for</text:span> zir <text:span text:style-name="T51">job steering the ship as it flew inside the space-time bubble Maria’s genius had created, but </text:span>Commander Popov had<text:span text:style-name="T51"> no words of praise for Maria. No</text:span>ne<text:span text:style-name="T51">.</text:span></text:p>
      <text:p text:style-name="P16"><text:span text:style-name="T16">It was still a man’s world, after all,</text:span> ze realized. And despite ample evidence that showed men made poor leaders, women were still treated as second-class people. Yes, Maria had been essential to the creation of the first FTL drive, but ze could see that zir ideas would be co-opted for the use of men for men. <text:span text:style-name="T51">At the farthest distance any human had ever been from Earth, the spark that had been Maria Morelli turned as cold and dark as the space outside. </text:span></text:p>
      <text:p text:style-name="P5"><text:span text:style-name="T3">*****</text:span></text:p>
      <text:p text:style-name="P16"><text:span text:style-name="T51">The return </text:span>trip <text:span text:style-name="T51">mirrored the outgoing, with the Vespucci dropping out of boost within a few </text:span>thousand <text:span text:style-name="T51">kilometers f</text:span>rom where it had started<text:span text:style-name="T51">. Earth orbit was a l</text:span>eisurely three days away. <text:span text:style-name="T51">The male crew were elated and shared more of the bottles of vodka Commander Popov had smuggled aboard to toast their success. If anybody noticed that Maria Morelli was more aloof than </text:span>usual <text:span text:style-name="T51">as they went their separate ways to prepare for the three-day deceleration, no mention was made of it. </text:span></text:p>
      <text:p text:style-name="P16">MARIA SEES WHAT zir MOTHER SAW</text:p>
      <text:p text:style-name="P16">Determined to stay away from the crew until the ship was back in Earth orbit, Maria kept to zir laboratory, reviewing and exploring new facets of the data structures that underlay space-time. Ze made two startling discoveries: the<text:span text:style-name="T51"> first was that the character set for the space-time data </text:span>was <text:span text:style-name="T51">changeable. When</text:span> ze <text:span text:style-name="T51">had first bread-boarded the circuitry for</text:span> zir <text:span text:style-name="T51">upgraded </text:span>zippy<text:span text:style-name="T51"> probe,</text:span> ze <text:span text:style-name="T51">had followed</text:span> zir <text:span text:style-name="T51">mother’s original design and left off any provision for tuning of the display output. During the previous night,</text:span> ze <text:span text:style-name="T51">had added a tuning circuit and soon learned that the default Hebrew could be changed to many other outputs, including something that looked like Sumerian cuneiform. There were many other languages available, some of whi</text:span>ch ze recognized, but <text:span text:style-name="T51">most were </text:span>beyond zir familiarity<text:span text:style-name="T51">. </text:span>In the end, ze <text:span text:style-name="T51">decided to stick with a Hebrew setting, using the AI translation app to help</text:span> zir <text:span text:style-name="T51">fill the gaps in</text:span> zir <text:span text:style-name="T51">understanding</text:span>, but ze was left with the vaguely unsettling feeling that the axis mundi data were available to beings who spoke languages not of Earth origin. </text:p>
      <text:p text:style-name="P16"><text:span text:style-name="T51">Her second discovery was that objects could be moved by resetting their metadata. It happened inadvertently. Maria had been examining the data for the two canaries</text:span>, who <text:span text:style-name="T51">sat in side-by-side cages on the lab table. Leonardo was a meter away from Michelangelo, and</text:span> ze <text:span text:style-name="T51">used this measurement to </text:span>convert the<text:span text:style-name="T51"> difference into the Hebrew numbers shown by</text:span> zir zippy<text:span text:style-name="T51">. Maria focused on Michelangelo’s position relative to Leonardo, and</text:span> ze <text:span text:style-name="T51">wondered about changing that position to be just slightly different, such that the birds would be sitting on the same perch. To</text:span> zir <text:span text:style-name="T51">astonishment, as the thought formed, the positional values for Michelangelo changed and blinked, as if waiting for some command to implement the change. Startled, Maria cleared the thought</text:span>, and the blinking stopped. <text:span text:style-name="T52">It must have been my imagination</text:span><text:span text:style-name="T51">,</text:span> ze <text:span text:style-name="T51">thought. </text:span><text:span text:style-name="T52">I am tired and hallucinating</text:span><text:span text:style-name="T51">. But</text:span> ze <text:span text:style-name="T51">kept coming back to the birds, and the same thing happened every time</text:span> ze <text:span text:style-name="T51">observed Michelange</text:span>lo’s positional data and thought of a change<text:span text:style-name="T51">: the positional data changed exactly as</text:span> ze <text:span text:style-name="T51">was thinking and blinked as if waiting for a command to execute the change. </text:span></text:p>
      <text:p text:style-name="P16"><text:span text:style-name="T51">But what command might that be? There was no button to press, no switch to activate</text:span>;<text:span text:style-name="T51"> it was just thought. Was it waiting for</text:span> zir <text:span text:style-name="T51">to think a command? Thinking the word</text:span><text:span text:style-name="T52"> Execute</text:span><text:span text:style-name="T51"> did nothing, nor did thinking </text:span><text:span text:style-name="T52">Enter, Make it so, Initiate, Go, Activate, <text:s/>Implement, <text:s/>Perform</text:span><text:span text:style-name="T51">, or any other synonyms for </text:span><text:span text:style-name="T52">Execute</text:span><text:span text:style-name="T51">. The changed value just kept blinking and waiting for something. </text:span></text:p>
      <text:p text:style-name="P16"><text:span text:style-name="T51">And then it hit her: if the numbers were presented in ancient Hebrew, then the command would also be Hebrew. The God of Genesis, the first book of the Hebrew Bible and the Old Testament of the Christian Bible, supposedly said “Let there be light,” Into</text:span> zir <text:span text:style-name="T51">mind popped the phrase תן לזה להיות </text:span>(l<text:span text:style-name="T51">et it be</text:span>)<text:span text:style-name="T51"> and as</text:span> ze <text:span text:style-name="T51">looked at this phrase, saying it in</text:span> zir <text:span text:style-name="T51">mind, the unthinkable happened: the values stopped blinking, and in that instant</text:span> <text:span text:style-name="T51">Michelangelo ceased to exist where</text:span> ze <text:span text:style-name="T51">had been, and</text:span> ze <text:span text:style-name="T51">stood, utterly perplexed, next to Leonardo!</text:span> ze <text:span text:style-name="T51">h</text:span>ad<text:span text:style-name="T51"> move</text:span>d from one cage to the other!</text:p>
      <text:p text:style-name="P16"><text:span text:style-name="T51">“Mama!” </text:span>Maria<text:span text:style-name="T51"> gasped, partly in amazement and partly in terror. Here </text:span>was something to drive a person mad! <text:span text:style-name="T51">Had Maria’s mother, the former Chava Katzenellenbogen, discovered the same thing—that objects in the universe could be moved with a thought? If</text:span> ze <text:span text:style-name="T51">had made the same discovery, Chava would have instantly realized that although a gift of incalculable value, this power had a sharp edge: if a living object could be moved, it could be moved to an environment where the life would be extinguished. The wielder of this power could move armies into the depths of the ocean or the airless vacuum of space. On a broader scale, asteroids could be diverted into the paths of inhabited planets to destroy entire civilizations! This knowledge provided the means to restructure the universe in ways that could be either beneficial or totally catastrophic.</text:span></text:p>
      <text:p text:style-name="P16"><text:span text:style-name="T51">Maria trembled. Was humanity worthy of such power? Humankind had so far proven itself inadequate to the task of being the stewards of a single planet, let alone a universe. Conflict and war were constant, and humanity had caused the extinction of uncounted species of living organisms during its rise to dominance. In the hands of the wrong people, the kind of people who seek power for the sake of having power</text:span>, <text:span text:style-name="T51">the ability to move objects at will would be an incalculable horror. Give such a weapon to these people, and the world would suffer immeasurably. They would use it not to make the world a better place, but to make the world a better place for them. </text:span></text:p>
      <text:p text:style-name="P16">It was as ze was grappling with the implications of zir discovery when the first assault began. Hearing a noise, Maria turned to see Lieutenant Commander Semanov leaning unsteadily against the doorway, leering at her, a nearly empty bottle of vodka in one hand. </text:p>
      <text:p text:style-name="P16">“We have three long days until we are back in Earth orbit,” ze said. “I need a distraction, and you need a drink.” ze held out the bottle. </text:p>
      <text:p text:style-name="P16">“Get out!” Maria shouted. “I want nothing to do with you, you drunken pig! Get out before I call Commander Popov!” </text:p>
      <text:p text:style-name="P16">“Call him!” laughed Semanov. “He is next.”</text:p>
      <text:p text:style-name="P16">[Morelli: Semanov is in my cabin, threatening me!] Surely Semanov was lying, but Maria received no reply to zir dm to Popov. </text:p>
      <text:p text:style-name="P16">[Maria: Help me!] Nor did Boris respond to zir cry for help. What was ze doing? </text:p>
      <text:p text:style-name="P16">Semanov moved forward, grabbed Maria by zir hair, pulled back, and forced the opening of the bottle into zir mouth. Ze choked as zir mouth filled with vodka, and ze tried to turn zir head away, but the big Russian held zir until ze had swallowed. </text:p>
      <text:p text:style-name="P16">“Good!” ze said. “Now you will be a little more relaxed, I think. I like my women relaxed.”</text:p>
      <text:p text:style-name="P16">Maria had thought <text:s/>zirself capable of fending off zir drunken crewmate, but ze had assumed that Semanov would be responsive to words, that ze would see zir as a fellow human being worthy of respect. What ze had not expected was that ze would assault her, here in zir laboratory. Grabbing the zipper of zir coveralls with zir free hand, ze yanked down the slider in one violent motion. </text:p>
      <text:p text:style-name="P16">In reaction, Maria slapped Semanov, but ze was small and ze was large. ze dropped the bottle and slapped back with a force that would have sent Maria to the floor had Semanov not still been holding onto her. zir head spun, and as consciousness faded, ze felt zir clothes ripped from her. </text:p>
      <text:p text:style-name="P16">*****</text:p>
      <text:p text:style-name="P16">In the dim light of zir cabin, Maria woke up choking, the taste of vodka in zir mouth. Turning zir head to the side, ze retched and then slowly sat up, the thin blanket that had been covering zir sliding away to reveal zir nakedness. Shivering, ze pulled the blanket back up. </text:p>
      <text:p text:style-name="P16">“You are awake? Good.” </text:p>
      <text:p text:style-name="P16">Popov sat in the chair next to the bed. ze moved to sit beside Maria. </text:p>
      <text:p text:style-name="P16">“I was afraid Vladimir might have hurt you,” ze said. “He is an excellent pilot, but ze is a brute when it comes to women.” ze moved a hand to stroke Maria’s head, but Maria jerked zir head away. </text:p>
      <text:p text:style-name="P16">“I understand,” ze said. “You feel that you have been violated, no? I understand completely, but you are in no position to negotiate, my dear. Here on my ship, I am your commander, and you must obey my every command. Everybody has their duty to perform. I cannot allow a mutiny, you know.”</text:p>
      <text:p text:style-name="P16">“I have done my duty!” replied Maria through clenched teeth. “I created your drive! I made it so that humankind can travel to another star!”</text:p>
      <text:p text:style-name="P16">“I prefer the term mankind,” said Popov. “Civilization was created by men who are willing to do what must be done. Yes, women have contributed in many ways, but you lack the power and the will to rule.” Popov’s near hand shot out and grasped the back of Maria’s neck in a quick motion and pulled zir face to him. </text:p>
      <text:p text:style-name="P16">“You plan to steal this ship!” Maria hissed through clenched teeth. “Just do it and leave me alone!”</text:p>
      <text:p text:style-name="P16">“Oh, my dear, if only I could trust you!” Popov replied. “But, I am afraid that you would eventually share the secret of your drive with somebody else and I cannot allow that. This ship, your drive, and that wonderful mind of yours cannot be allowed to serve anybody but me!” </text:p>
      <text:p text:style-name="P16">He reached into the front pocket of zir coveralls and removed Maria’s zippy device. “Why even this little thing,” ze said, “may prove to be useful at some point. You will have to show me how to use it.”</text:p>
      <text:p text:style-name="P16"><text:soft-page-break/>“Why not just kill me?”</text:p>
      <text:p text:style-name="P16">“Oh, death will come in time, but you serve another purpose now.” Popov removed the blanket covering Maria. </text:p>
      <text:p text:style-name="P16">*****</text:p>
      <text:p text:style-name="P16">In the darkness of zir cabin, Maria Morelli dressed in zir torn coveralls. Ze had been locked in zir cabin over the last two days, but ze had also been visited repeatedly by Popov and Semanov. Of Boris ze had seen or heard nothing except for a nsilk dm:</text:p>
      <text:p text:style-name="P16">[Boris: Didn’t mean for this to happen, but we all have our role to play.]</text:p>
      <text:p text:style-name="P16">Now, a day out from Earth, the men were busy preparing for entry into orbit. </text:p>
      <text:p text:style-name="P16">On zir last visit, Popov had contemptuously tossed the zippy device onto Maria’s desk. Ze picked it up now, placed it in zir shoulder pocket, and connected to it. Ze had become practiced with finding and selecting individual objects, and ze had also found that ze could select multiple objects at once; ze selected three now, visualized a change in location coordinates for the objects, and executed the change. </text:p>
      <text:p text:style-name="P16">She then selected two other objects and changed their location data as well. On zir desk appeared the cages of Leonardo and Michelangelo. Ze removed the birds from their cages, holding one in each hand, and selected <text:s/>zirself and the two birds as a group of objects and visualized a change in location data. At the same time, ze selected a fourth object and visualized a change in its location data. </text:p>
      <text:p text:style-name="P16"><text:span text:style-name="T16">I am surrounded by the kind of people who should never have such power</text:span>, Maria thought. <text:span text:style-name="T16">They can never know what I know. No one can know what I know unless they have shown themselves to be worthy of the knowledge</text:span>.</text:p>
      <text:p text:style-name="P16"><text:bookmark text:name="_qsh70q"/>With a thought, ze executed the changes.</text:p>
      <text:p text:style-name="P119"><text:bookmark text:name="_r5we9zv6v0dh"/>The Morelli Miracle</text:p>
      <text:p text:style-name="P16">“The Morelli Miracle, which cannot be explained by any modern understanding of the laws of physics, became the spark that ignited a renewed interest in the supernatural and a God who was capable (and willing) to intervene in the affairs of humans in great need of help. Not unexpectedly, many cults and new religions were spawned by the Morelli Miracle, including . . . </text:p>
      <text:p text:style-name="P16">“But it was not until Maria Morelli announced the formation of the Church of the Zeropointthat the fervor unleashed by the realization of a modern day miracle finally found its focus.’</text:p>
      <text:list xml:id="list65913581246389" text:continue-numbering="true"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16">Florence, Italy. </text:p>
      <text:p text:style-name="P16">It had been a rainy autumn, as wet as anybody could remember, the moisture pushed into the Tuscan region by a massive Atlantic storm and a cold air mass over the Mediterranian. As October turned into November, the dark clouds that covered the sky became heavier, dropping rain at levels that rivaled that of November of 1966, when the Arno River had reached a flood level of eleven meters. On the streets of Florence, tourists and locals alike traded their umbrellas for head-to-foot rain parkas to ward off the torrent of water that pounded the streets and flooded the low spots, much of it ultimately swirling down the river banks or storm water drains to join the churning brown Arno as it surged through the city. On the Ponte Vecchio, crowded with shops, the masses moved in both directions between columns of river-watchers who leaned over the embankments to watch the waters curl about the two stone columns that supported the bridge’s center arch like bow waves of two side-by-side ocean liners. The sound was deafening. Those of the river watchers on the bridge who had yet to undergo the nsilk procedure used their smartphones and cameras to capture the scene. Those who were equipped with nsilk simply looked, and what their eyes saw was instantly recorded to a video file on a personal net space for later editing and sharing. </text:p>
      <text:p text:style-name="P16">At times the rain came in wind-driven sheets, the leading edges of which traversed the ground in riven lines. At other times, strong gusts picked up the sheets and rippled them through the air before they once again settled to earth. And then, every once in a while, there were brief lulls, wherein the pounding of the rain abated, approaching for a few moments that which one might see in a spring storm, only to return to sheets and tossed ripples moments later. </text:p>
      <text:p text:style-name="P16">It was during one such lull, when only the roar of the river below remained and voices could be heard on the bridge, that it happened. There was a collective gasp from hundreds of voices: off the east side of the bridge, ten meters out and two or three meters above the roiling water, the figure of a woman appeared where nothing had been seen in the moment preceding. The woman was dressed in blue coveralls and wore a brown skullcap upon zir head, the fringes of zir dark hair sticking out from beneath. zir legs were straight, zir feet together, and ze held zir arms perpendicular to zir body in the manner seen in one of the superpositions of Leonardo da Vinci’s Vitruvian Man. zir fists were clenched. zir eyes met those of the watchers on the bridge, and in the fraction of a second ze hung in the air, ze opened zir fists to release two birds, one red and the other yellow, that instantly took flight and darted this way and that to find shelter. </text:p>
      <text:p text:style-name="P16">And then the woman in blue fell into the water and was swept from the east side of the bridge to the west as the gasps of the watchers turned into screams and shouts of terror and alarm that traveled from one side of the expanse to the other and was picked up by watchers on the streets that paralleled the river. Those on the Ponte Vecchio looking west saw a bobbing spot of blue pass beneath the next bridge, the Ponte Santa Trinita, before renewed sheets of rain obscured their vision, but the more distant shouts of the watchers on the shore downstream provided aural testimony that the woman was still being seen and tracked. </text:p>
      <text:p text:style-name="P16">Finally, there came a distant, triumphant roar of voices from somewhere beyond the curtain of driving rain. </text:p>
      <text:p text:style-name="P16">*****</text:p>
      <text:p text:style-name="P16">A wan Maria Morelli lay under the warm blankets covering her hospital bed and periodically shivered at the memory of her harrowing plunge into the Arno and the subsequent tumultuous journey within the cold, churning waves of the river. The terrifying passage had ended when her personal android, Sophia, jumped headfirst into the water from the downstream side of the Ponte Amerigo Vespucci in the moment before Maria arrived. Trailing nfab filaments from her robotic legs held by her companion android, Roberto, Sophia wrapped her metal alloy arms around Maria and held fast. Roberto, still standing on the bridge, braced metal legs against the railing and fished Sophia and Maria out of the water as the crowds on either side of the river roared in approval. </text:p>
      <text:p text:style-name="P16">Chilling as well for Maria was knowing how closely she had come to repeating her mother’s fate: Chava Katzenellenbogen-Morelli’s body had been found not far beyond the bridge from which Maria had been plucked. Battered by the forceful water, Maria had no hope of swimming to either bank, and the cold current had quickly sapped her energy. Her saving grace had been the urgent nsilk message she sent to Sophia and Roberto as she fell into the river; she was alive thanks to the speed, strength, and the enhanced characteristics Maria had bestowed upon her two robots since they had been gifted to he eighteen years earlier. </text:p>
      <text:p text:style-name="P16">“Do you need another blanket?” </text:p>
      <text:p text:style-name="P16">The question came from Maria’s grandmother, white-haired Anna Morelli, who sat in a chair by the side of the bed and in the urgency of the moment seemed to have recovered a morself of her former acuity. In an adjacent chair sat Bishop Alessandro Ricci, the bishop of Basilica di Santo Spirito, whose graying hair belied the youth suggested by his still mostly boyish features. Next to him stood the newly assigned Father Paolo Romano, who had been assigned to his boyhood church only weeks earlier. All three had been fixtures in the room since Maria had arrived, as had Antonio Romano, leaving only when the doctors and nurses asked, and when accident investigators from the Council of Free States had insisted on privacy as they asked their initial questions regarding the fate of the WICSS Vespucci. </text:p>
      <text:p text:style-name="P16">“No,” Maria said. “It is more a memory of being cold than a reality. I am warm enough, but I do not think that I will ever forget how cold that river was.”</text:p>
      <text:p text:style-name="P16">The older woman covered her granddaughter’s exposed hand with her own. “All that matters is that you are safe now,” she said. “You have been battered and beaten, the doctors say, but you are safe. It is a miracle that you are here at all, isn’t that right Father?”</text:p>
      <text:p text:style-name="P16">Bishop Ricci nodded in agreement, as did Father Paolo, but Ricci’s <text:s/>expression was that of a person still coming to grips with the unknown and his own role in defining that unknown. As a person of the cloth, he had long believed in miracles when viewed from a historical, theoretical perspective, but now he was grappling to comprehend and accept what was being hailed as a miracle in his own backyard. Already, the Vatican was calling for his personal impression of what had happened; avoiding those questioning calls was one of his reasons for sticking by Maria’s bed. As long as he was attending to the personal needs of a congregant, he was excused from having to offer an opinion. In the meantime, young father Paolo Romano was Ricci’s go-between, and he was kept shuttling between the hospital and the church to provide the answers the Vatican sought. He seemed better suited to the job, even though he obviously longed to stay with his childhood friend. </text:p>
      <text:p text:style-name="P16">“A blessing,” Ricci said, but his eyes were upon the robot, Sophia, who stood silently in the far corner of the room, the blue circles upon her otherwise featureless face approximating the eyes of a human, but those eyes never seemed to move or blink. It had been only three days since this robot and the other had rescued Maria from the river, but in that time Bishop Ricci had heard several stories of how those robots had behaved in ways never seen before in other robots. Nobody had been surprised that Maria had modified the prototype robots given to her by her late father’s employer--they had long been clad in a unique covering that everybody assumed was created from Maria’s nfab--but never before had a robot been seen to morph its body in the way Sophia had when jumping from the bridge. What other enhancements had this robot received? What else was it capable of?</text:p>
      <text:p text:style-name="P16">Equally troubling was the revelation that Maria Morelli was a month pregnant, a fact revealed by the medical staff following a thorough exam, and shared in confidence by Maria with her suddenly coherent grandmother, Bishop Ricci, and Father Romano. She did not suggest who the father might be, nor did she respond to questions about the father posed by her grandmother--she simply smiled a little enigmatic smile and said nothing. </text:p>
      <text:p text:style-name="P16">Ricci was not troubled by the fact that Maria was not married--the church had evolved well beyond that old expectation--but he was troubled by the accretion of imagery presented by what had already been dubbed the <text:span text:style-name="T16">Morelli Miracle</text:span>: First, Maria had appeared out of nowhere. Second, her body had presented itself as a cruciform when she appeared above the river, her arms outstretched, her legs together. Third, she had released two birds, and in ancient mythologies birds represented knowledge and transcendance. And, fourth, Maria was with child, and the father was unknown. Add it all together, and the imagery began to take on the uncomfortable reflection of an immaculate conception, and Maria began to take on the uncomfortable reflection of the Virgin Mary. </text:p>
      <text:p text:style-name="P16">Thinking that the analogy was his alone--hoping that it was his alone--Bishop Ricci said nothing. He was halfway through his working life and beginning to dream of the pleasures of retirement, but he had the sudden sinking feeling that his life going forward would not be as easy as it had been. </text:p>
      <text:p text:style-name="P119"><text:bookmark text:name="_lwsgk3ctq7x7"/>2060 WICSA (Miracle + 1 week)</text:p>
      <text:list xml:id="list65912601941824" text:continue-numbering="true" text:style-name="WWNum1">
        <text:list-item>
          <text:list>
            <text:list-item>
              <text:list>
                <text:list-item>
                  <text:p text:style-name="P54">“Not everybody believes in miracles. Although his own life had been preserved by advancements in medical science that people of earlier ages would have viewed as bonafide miracles, the perpetual leader of Russian, Vladimir Putin, now a ripe 108 years old, viewed the Morelli Miracle as a slight of hand, and illusion whose secret would eventually be revealed, and he pushed for a scientific explanation. He believed that Dr. Maria Morelli was a very clever lady, but he did not believe that she was by any stretch of meaning a saint, nor did he believe in the Church of the Zeropointmumbo-jumbo of ‘everything being connected.’ ”</text:p>
                </text:list-item>
                <text:list-item>
                  <text:p text:style-name="P41"><text:span text:style-name="T16">Excerpt from A Complete History of the Humanist Coalition: From Inception to Final Freedom, by Javier Guzmán</text:span></text:p>
                </text:list-item>
              </text:list>
            </text:list-item>
          </text:list>
        </text:list-item>
      </text:list>
      <text:p text:style-name="P16"><text:span text:style-name="T26">Hans Bechard</text:span>, administrator of the World Island Coalition Space Agency (WICSA), began zir seventh day following the Morelli Miracle (or the <text:span text:style-name="T16">Vespucci Vanishment</text:span>, for those who thought in terms of losing a very expensive ship) in the same manner ze had begun days one through six: responding to questions regarding the apparent demise of the most expensive ship--space worthy or otherwise--in the history of humankind. At its peak as a financially successful democracy in the second half of the twentieth century (ignoring its many social failings), the former United States of America had invested more than 500 billion in current year monetary units to place six landing craft and twelve astronauts on the Moon. WICSA, funded mainly by Russia and China, had spent ten times as much to build, launch, and test the WICSS Vespucci, which had vanished from view a week earlier, taking with it three Russians crew members and its costly one-of-a-kind fusion drive. Only Maria Morelli, the designer of the Vespucci’s Alcubierre warp drive had survived, and ze had done so in a manner that was either a miracle or a feat of unparalleled legerdemain. </text:p>
      <text:p text:style-name="P16"><text:soft-page-break/>This morning, Hans had briefed 108 year-old Vladimir Putin, the perpetual president of the Russian Federation and the most extensively bio-engineered person in history. Never seen in full-body view over the past decade, which followed a two-year period during which ze was not seen at all, there were rumors that much of the aged Russian leader’s body had been replaced by machinery and that ze was nothing but a talking head set atop an android body. Whether the rumors were true or not, the head of Vladimir Putin was all that was visible to Hans during the two hour nsilk conference, and it was a head that looked as though it was made of thin, crinkled white paper stretched to just short of its breaking point over a human skull. It seemed amazing that the skin did not split as Putin spoke, but the voice was strong, and Putin’s eyes were as sharp as diamonds as ze pressed Hans and zir technical staff regarding the mystery of the ship that disappeared without a trace. President Putin was definitely in the <text:span text:style-name="T16">Vespucci Vanishment</text:span> camp. </text:p>
      <text:p text:style-name="P16">“My understanding,” said Putin, “Is that the light from the ship’s fusion engine was seen, with both Earth and lunar instruments, for the first two days of deceleration into Earth orbit following the test of the Alcubierre drive. Is this not correct?”</text:p>
      <text:p text:style-name="P16">“Yes sir,” Hans acknowledged. “Shortly after the ship turned tail and fired up its fusion drive, we acquired a visual on it, and we were tracking it over the course of the first two days of deceleration from its test speed of 0.1c. Everything looked optimal during that time, and reports from the crew did not indicate that there were any issues.”</text:p>
      <text:p text:style-name="P16">“And then the light of the drive disappeared,” replied Putin, “simultaneous with the disappearance of the ship and its Russian crew members, while Maria Morelli suddenly appeared back on Earth, no? ” </text:p>
      <text:p text:style-name="P16">“That is also correct, sir,” Hans acknowledged. “Within seconds of losing sight of the fusion drive, we tried to contact the Vespucci, but we received no response. We also lost the telemetry feed we had been getting from the ship’s various system monitors. It was if though the ship had suddenly disappeared.”</text:p>
      <text:p text:style-name="P16">Putin frowned. “Am I correct in my understanding that one of the telescopes on the far side of the Moon provided a close visual image of the ship during its return?” </text:p>
      <text:p text:style-name="P16">“Also, correct, sir,” Hans replied. </text:p>
      <text:p text:style-name="P16">“Was it providing such an image at the moment the ship disappeared?”</text:p>
      <text:p text:style-name="P16">Hans shook zir head. “Unfortunately, no. The Vespucci had just passed the lowest angle at which that telescope could be pointed a few minutes earlier. We have no clear close-up image of the ship at the moment of its disappearance. Our Earth-bound telescopes were mostly blocked by clouds at the time. ”</text:p>
      <text:p text:style-name="P16">“How inconvenient,” Putin stated. “Or convenient. And there is no evidence of debris?”</text:p>
      <text:p text:style-name="P16">“No sir. We have been scanning along the Vespucci’s projected trajectory since shortly after we lost contact, and we have not spotted anything that looks like the kind of debris field you would expect to find had the ship blown up, as Maria Morelli seemed to indicate.”</text:p>
      <text:p text:style-name="P16">“What does the miracle woman say?” Putin inquired. “I assume you have spoken with her?”</text:p>
      <text:p text:style-name="P16">“Yes sir, I was finally able to reach zir two days ago. Understandably, ze has experienced a traumatic event, so the medical staff were not allowing any communications initially, but I spoke with zir extensively the day before yesterday and got zir personal insights on the, ah, event.”</text:p>
      <text:p text:style-name="P16">“And?”</text:p>
      <text:p text:style-name="P16">“And ze says that there was a leak of dark fluid that was the likely cause of the ship’s disappearance.,” Hans explained. “The dark fluid is used to generate the negative mass required for the operation of the Alcubierre drive.” </text:p>
      <text:p text:style-name="P16">“And how did this leak cause the ship to disappear?”</text:p>
      <text:p text:style-name="P16">“Well,” Hans averred, “Dr. Morelli was not specific on the mechanism, but ze suggested that the ship might have simply disintegrated, it’s atoms almost instantly repelled by a strong and localized anti-gravity field of some sort.”</text:p>
      <text:p text:style-name="P16">“But ze did not <text:s/>zirself see this happen?”</text:p>
      <text:p text:style-name="P16">“Ah, no. Ze sensed what was about to happen, prayed for zir return to Florence, and was instantly transported back home--albeit several meters above the river that flows through the city.”</text:p>
      <text:p text:style-name="P16">Putin’s head regarded the administrator without any sign of emotion for several seconds before speaking again. “So what you are telling me, Administrator Bechard, is that Dr. Morelli somehow sensed that the ship was in the process of coming apart, and without any apparent regard for zir crewmates, ze prayed zir way to safety?”</text:p>
      <text:p text:style-name="P16">“It does sound rather preposterous, does it not?” Bechard replied. Seeing that Putin was not going to respond to what was clearly a rhetorical question, ze quickly added, “Or, perhaps it was the reverse, and the ship imploded upon itself. I am not sure which, but Dr. Morelli has stated a strong desire to do further research to pinpoint a cause.”</text:p>
      <text:p text:style-name="P16">“Dare I ask who would pay for this further research?” Putin wondered. </text:p>
      <text:p text:style-name="P16">“Well,” said Hans, “It would seem to be the responsibility of WICSA to follow through with a thorough accident investigation, don’t you agree?”</text:p>
      <text:p text:style-name="P16">The long silence that followed hinted at a lack of agreement. </text:p>
      <text:p text:style-name="P16">“I think,” Putin stated slowly, “that the Russian Federation has invested more than its fair share toward the development of a faster than light spaceship. Both the remotely piloted ships and the Vespucci have demonstrated that the Alcubierre warp drive works. This ‘accident’ seems to be unrelated to the operation of that drive, and it makes me wonder if somebody was trying to hide something.”</text:p>
      <text:p text:style-name="P16">It was the typical sort of thing for the former Russian intelligence operative to suggest that the accident, following a successful test, was a cover-up of some sort. But a cover-up of what?</text:p>
      <text:p text:style-name="P16">“I am afraid I don’t follow,” said Hans. “Dr. Morelli is the only survivor of the incident, so . . .”</text:p>
      <text:p text:style-name="P16">“Exactly,” Putin stated in conclusion. “Dr. Morelli is the only survivor. And the only person who really knows what happened on that very, very expensive spaceship. And ze claims to have been saved by God. Have you, Administrator Bechard spoken to God to confirm that ze was responsible for saving Maria and sending our very expensive ship somewhere else?” </text:p>
      <text:p text:style-name="P16">Hans couldn’t stop biting zir lower lip in consternation before ze spoke zir next words. “Uh, no sir, I have not.”</text:p>
      <text:p text:style-name="P16">“In that case,” Putin said, “Perhaps you should speak with Dr. Morelli, no?”</text:p>
      <text:p text:style-name="P115"><text:bookmark text:name="_4ys3f3nv4gsz"/>Administrator Bechard</text:p>
      <text:list xml:id="list65913042026713" text:continue-numbering="true" text:style-name="WWNum1">
        <text:list-item>
          <text:list>
            <text:list-item>
              <text:list>
                <text:list-item>
                  <text:p text:style-name="P54">“In the aftermath of the Morelli Miracle, an attempt was made to discover the cause of the accident that had destroyed the <text:span text:style-name="T14">Vespucchi and ???</text:span>”</text:p>
                </text:list-item>
                <text:list-item>
                  <text:p text:style-name="P41"><text:span text:style-name="T16">Excerpt from A Complete History of the Humanist Coalition: From Inception to Final Freedom, by Javier Guzmán</text:span></text:p>
                </text:list-item>
                <text:list-item>
                  <text:p text:style-name="P54">Administrator Hans Bechard, nominal head of the WIC Space Agency, which had just lost the most expensive and complex machine ever created by humankind, knew that he was in a losing position even before he spoke a single word, so he spent several long seconds arranging the notepad and freshly sharpened pencils that had been placed before him, and was about to take a slow drink from the glass of water that had also been placed before him when he noticed how shaky his hand was; he withdrew the hand and looked up at the figure seated before him. </text:p>
                </text:list-item>
                <text:list-item>
                  <text:p text:style-name="P54">Directly across from Bechard sat Dr. Maria Morelli, the inventor of nfab and the designer of the Alcubierre drive that had only days earlier enabled the WICSA Vespucci, encased in a bubble of space-time, to hurtle, relative to the space-time around it, at more than twenty-three times the speed of light. In a little over ninety minutes, the Vespucci traveled farther than any human-made object had since the beginning of space exploration more than a century earlier, and then it had reversed course and traveled back at the same speed. And then the ship, and its Russian crew, had vanished, and Dr. Maria Morelli had become a worldwide object of adoration that Hans Bechard was supposed to hold up to scrutiny as the world looked on. </text:p>
                </text:list-item>
                <text:list-item>
                  <text:p text:style-name="P54">It did not help that Dr. Morelli, whose wounds from being tossed about in the waters of the raging Arno were still visible upon her face, had chosen to wear a simple hooded robe of white. She had pulled back the hood just before seating herself at the small desk in front of the panel assembled by Bechard, but doing so had only seemed to amplify how vulnerable she looked. </text:p>
                </text:list-item>
                <text:list-item>
                  <text:p text:style-name="P54"><text:soft-page-break/>START HERE</text:p>
                </text:list-item>
              </text:list>
            </text:list-item>
          </text:list>
        </text:list-item>
      </text:list>
      <text:p text:style-name="P115"><text:bookmark text:name="_esnk407yrr8o"/>B&amp;T re religion</text:p>
      <text:p text:style-name="P16">“One person on Earth now knows how the universe really works,” Bekka stated. “And that person is Maria Morelli.”</text:p>
      <text:p text:style-name="P16">“But she will not yet tell anybody what really happened, how she really came back to Earth,” Thucydides added, “because she does not want others to know about the universe’s backdoor.”</text:p>
      <text:p text:style-name="P16">“Exactly. But how do you keep a secret and yet use the secret to improve the lot of humanity?”</text:p>
      <text:p text:style-name="P16">“Make up a phony but credible sounding explanation?”</text:p>
      <text:p text:style-name="P16">Bekka shook her head. “The powers that be have the resources to uncover any simply-designed sleight-of-hand. You need to make it so that they are reluctant to attack the rationale--at least out in the open. You need to make the secret something that will draw the attention of the ordinary person and make that person want to believe it is true.”</text:p>
      <text:p text:style-name="P16">Thucydides looked up as though having had an inspiration. “Religion!” he said. “The ultra-rich, who run the world now, pay the religious leaders to tell the wealthy that their greed is good, but they also pay them to tell the poor that a better life is coming after death.” He paused, smiled, and added, “But what if that better life could come during this life?”</text:p>
      <text:p text:style-name="P16">Bekka returned the smile. “The Church of the Zeropointwill spread the word that Power of Prayer is all that is needed to move people and things from Earth to the stars, where better lives await for those who are poor or oppressed.”</text:p>
      <text:p text:style-name="P16">“Surely,” Thucydides objected, “somebody will uncover the truth.”</text:p>
      <text:p text:style-name="P16">“Yes,” Bekka agreed, “But Maria will take great pains to ensure that those who do are not the type of person who will use POP for personal gain. In spite of the awful historical record left to us by the wealthy, who have run the world to their own ends since the dawn of civilization, there are good people among us, and they will not reveal the secret because they see the freedom it can bestow.”</text:p>
      <text:p text:style-name="P16">“Perhaps,” Thucydides said, but he was still skeptical. </text:p>
      <text:p text:style-name="P16">“It has worked well enough so far,” Bekka replied. “But before Marial Morelli could use the power she had discovered, she still needed money and resources to complete the largest migration of humanity in history. To get money, she would provide the natural resource extraction conglomerates something they had not had in many generations: free and unfettered access to the materials of modern civilization in settings where there are no regulatory constraints.”</text:p>
      <text:p text:style-name="P16">“The mining colonies,” Thucydides replied. </text:p>
      <text:p text:style-name="P16">“The mining colonies,” Bekka agreed. “The proceeds from Minerals Alpha would be enough to pay for the settlement of Humanist Haven and Humanist Hope, and the addition of Minerals Beta and Gamma would enable the larger, and politically riskier, settlements of Free Tibet, Free Palestine, Free Hong Kong, and Free Taiwan, but the model would be established by Minerals Alpha.”</text:p>
      <text:p text:style-name="P115"><text:bookmark text:name="_fh2yr9qk60lj"/>2060 Church of the Allpoint</text:p>
      <text:list xml:id="list65913982252648" text:continue-numbering="true" text:style-name="WWNum1">
        <text:list-item>
          <text:list>
            <text:list-item>
              <text:list>
                <text:list-item>
                  <text:p text:style-name="P54"><text:a xlink:type="simple" xlink:href="https://www.wikihow.com/Start-a-Religion" text:style-name="ListLabel_20_28" text:visited-style-name="ListLabel_20_28"><text:span text:style-name="T5">https://www.wikihow.com/Start-a-Religion</text:span></text:a></text:p>
                </text:list-item>
                <text:list-item>
                  <text:p text:style-name="P54"><text:a xlink:type="simple" xlink:href="https://en.wikipedia.org/wiki/Church_of_All_Worlds" text:style-name="ListLabel_20_28" text:visited-style-name="ListLabel_20_28"><text:span text:style-name="T5">https://en.wikipedia.org/wiki/Church_of_All_Worlds</text:span></text:a></text:p>
                </text:list-item>
                <text:list-item>
                  <text:p text:style-name="P54"><text:a xlink:type="simple" xlink:href="https://en.wikipedia.org/wiki/Scientology" text:style-name="ListLabel_20_28" text:visited-style-name="ListLabel_20_28"><text:span text:style-name="T5">https://en.wikipedia.org/wiki/Scientology</text:span></text:a></text:p>
                </text:list-item>
                <text:list-item>
                  <text:p text:style-name="P54">“The real genius of Maria Morelli--exceeding even the genius behind the discovery that every object in the universe is somehow recorded in a massive table that includes such properties as the current location, velocity, and spin of that object--was the insight to realize that knowledge about how the universe really works should never be revealed, especially to the type of people who see themselves as leaders, because they are exactly the type of people who will use that knowledge for personal gain. Instead, Maria kept the knowledge to herself as she searched for those individuals she could trust, and she thought long and hard about how to keep her secret safe.”</text:p>
                </text:list-item>
                <text:list-item>
                  <text:p text:style-name="P54">“In time, she came to realize that the best way to keep a secret is by keeping it in the open and proclaiming it to be a work of God, a miracle. The proclamation had the ring of truth; Maria had no idea who was maintaining the universe’s object database--maybe it was God. All she then needed to guard was the secret of how that object data could be manipulated using the device that her mother had invented, and there were only two such devices in existence: her mother’s original device, and Maria’s zippy device. Moreover, the only people who knew about these devices were the Russian crew of the Vespucci and her undergraduate college roommate. The Russians were no longer in a position to talk about anything. As for her roommate, well that was yet to be determined.”</text:p>
                </text:list-item>
                <text:list-item>
                  <text:p text:style-name="P54">“And, so, Maria decided to found the Church of the Allpoint, which would be based upon the concept that the universe sprang from a single point and that it still acts as a single point, with everything connected. All it takes to move an object from one place to another is deep belief and the Power of Prayer. God will take care of the details.”</text:p>
                </text:list-item>
                <text:list-item>
                  <text:p text:style-name="P41"><text:span text:style-name="T16">Excerpt from A Complete History of the Humanist Coalition: From Inception to Final Freedom, by Javier Guzmán</text:span></text:p>
                </text:list-item>
              </text:list>
            </text:list-item>
          </text:list>
        </text:list-item>
      </text:list>
      <text:p text:style-name="P16">Father Paolo Romano, Maria’s oldest friend, had been at Maria’s side as much as he could manage during the days following the Morelli Miracle, but he had also been kept busy as the liaison between Bishop Ricci and the Vatican, which was expressing an intense interest in Maria Morelli and her alleged miracle, which had the appearance of being an act of bilocation--being in two places at the same time. Coming at a time when secularism had largely pushed religion to the fringes of society, the church was eager for a story that might pull the disaffected back into the arms of Catholic orthodoxy. </text:p>
      <text:p text:style-name="P16">It was an odd confluence of events that had brought Paolo to this place, and he had to chuckle to himself when he thought back to how he had imagined his life turning out when he and Maria were still children. Maria had been the youngest person to receive her father’s nsilk, and Paolo had been the second-youngest at the time. Through the shared experience, they had bonded as friends and, following the death of Maria’s father, that bond had grown to have the strength of a sister-brother relationship. Maria was a frequent guest at the Romano house, just as Paolo was a frequent guest at the Morelli house, where the two androids kept things running efficiently, taking care not only of Maria but of her aging grandmother. </text:p>
      <text:p text:style-name="P16">Maria had shown Paolo her father’s secret workshop after forcing him to swear that he would not reveal its existence to Maria’s uncle, Marco, the Earl of Galluzzo. It was not a difficult promise to keep: Paolo had long ago come to share the opinion often voiced by his father that Marco Morelli was a soulless businessman who was only interested in the accumulation of further wealth and power. Had Leonardo de Medici not been first to buy the loyalty of the local police military as the Italian Republic crumbled, Marco might now be the Duke of Florence instead. Paolo doubted that Marco would be slow to respond the next time a power vacuum appeared, and he distrusted Marco’s obvious efforts to learn more about what Maria might be working on. </text:p>
      <text:p text:style-name="P16">Paolo had been delighted when Maria assumed the mantle of inventor left to her by her father, creating the kufi cap that gave her the powers of Argos, the thousand-eyed giant of Greek mythologies with a fabric embedded with imaged sensors . In the rare times when Maria was not wearing the cap herself, he had been allowed to put it on, link his nsilk to it, and marvel at being able to see everything around himself. Then, not long after her father’s funeral, Maria had focused on a new formulation of the material used in the cap, and she had created what would soon be called nanotechnology fabric--nfab. </text:p>
      <text:p text:style-name="P16">By the time Maria went off to the University of Padua to study physics, Paolo accompanied her, intending to follow the same curriculum. But, after two years, he felt a calling that he had not expected, and he left the study of physics for the study of theology, eventually returning to Florence at a time when few members of the clergy had accepted nsilk, let alone understood what the new technology could do. Paolo’s experience with Morelli’s inventions and his training in science had left him uniquely qualified to become a bridge between the church and a society that was changing rapidly under the influences of politics and technology and struggling to stay relevant. </text:p>
      <text:p text:style-name="P16">Now, a miracle had happened, and at the center of that miracle was his closest friend. Bishop Ricci would invariably be pressed by the Vatican into conducting interviews with Maria to establish the facts surround the Morelli Miracle, but it was very likely that the bishop, who had little desire for the kind of attention that was about to descend upon Florence would ask Paolo to do much of the work and would be content to be more observer than an interlocutor for the church. Such an arrangement would be fine with Paolo. </text:p>
      <text:p text:style-name="P16">He reached out and touched the hand of the sleeping Maria, which was sticking out from under the blankets that had been piled on her to remove the sense of coldness she had felt ever since her rescue, and he was pleased to feel warmth therein. He was started a second later, and he jerked his hand back.</text:p>
      <text:p text:style-name="P16">[Maria: Are you wanting to hold my hand, Paolo?]</text:p>
      <text:p text:style-name="P16">Paolo looked up to see Maria smiling at him in a way that brought back years of memories. It had been about six years since he had seen her daily, and although they had both changed--physically as well as mentally--the loci of their relationship picked up on a predictable and comfortable path. He, grinned, covered her hand with his again, and gave it a squeeze. </text:p>
      <text:p text:style-name="P16">“Always, mio amore. Are you feeling better?”</text:p>
      <text:p text:style-name="P16">“Si. I have been feeling much better for the past day, but I have been pretending otherwise so that I could enjoy the calm before I emerge into the storm I have created.”</text:p>
      <text:p text:style-name="P16">Paolo smiled back. “It is at least good that you are aware of how much trouble you have caused, young lady. The Bishop has been hiding in here with you to avoid calls from the Vatican--he has no nsilk, if you can believe it and still uses a phone!--but he finally had to relent and return to the church so that the many Cardinals calling on behalf of the Pope can properly call him to the carpet. He is quite miserable, and he is likely to stay that way for some time to come.”</text:p>
      <text:p text:style-name="P16">“Then our miseries are entwined,” Maria replied. “I prayed for a miracle, and I got what I asked for. The Bishop and I shall endure the resultant commotion together.”</text:p>
      <text:p text:style-name="P16"><text:soft-page-break/>“The Bishop, you, and your Paolo!” Paolo corrected. “Do not forget that I am an ordained priest and a member of the clergy of your church. I will be in the thick of things with you, helping you, and the Bishop, deal with the many questions that will be sure to come.”</text:p>
      <text:p text:style-name="P16">“Do you believe me, Paolo? Do you believe that I experienced a miracle?” For a moment, Paolo saw not the battered face of Dr. Maria Morelli, physicist and the founder of the stupendously successful company that had brought nfab to the world, but the timid face of the ten year old girl who had just lost her father and was unsure of what to do next. He loved both. </text:p>
      <text:p text:style-name="P16">“Yes,” he replied. “I believe you experienced a miracle, and I intend to do all that I can to make sure that the church recognizes it as an act of God.”</text:p>
      <text:p text:style-name="P16">“Thank you,” Maria said softly. She looked down for a moment, and then added, “I want to share my miracle with the world, Paolo.”</text:p>
      <text:p text:style-name="P16">“Yes. Of course. The interviews that Bishop Ricci will have with you will become a record of the church, and they will document the miracle you experienced.”</text:p>
      <text:p text:style-name="P16">Maria chuckled and took Paolo’s hand in both of hers. “You misunderstand me, Paolo. I mean that I want to help others experience travel by the power of prayer. I believe that I can help humanity travel in a way that defies all that we know about distance and time. I believe that I can help humanity reach the stars!”</text:p>
      <text:p text:style-name="P16">Paolo took a deep breath, unsure how to respond while Maria stared up at him, her face glowing with confidence. </text:p>
      <text:p text:style-name="P16">“I can do it, Paolo,” Maria insisted. “I sense that God is wanting to use me to make it happen.”</text:p>
      <text:p text:style-name="P16">Slowly, Paolo brought his other hand over Maria’s. He smiled. “If God wills it, then it is my duty to help you achieve it.”</text:p>
      <text:p text:style-name="P16">7-29-2020</text:p>
      <text:p text:style-name="P119"><text:bookmark text:name="_eeuagjrwu561"/>2060 The Question</text:p>
      <text:list xml:id="list65912891130425" text:continue-numbering="true" text:style-name="WWNum1">
        <text:list-item>
          <text:list>
            <text:list-item>
              <text:list>
                <text:list-item>
                  <text:p text:style-name="P54">“The speed with which the Church of the Zeropointformed and grew was stunning, and it swept aside any serious attempt made by those investigators who were determined to conduct a traditional accident investigation. With the announcement by Maria Morelli from her hospital room that she had been saved by the power of prayer, and that God had asked her to use the power of prayer to spread humanity to the stars for its own protection, a tidal wave of hope for a better future had been unleashed that no amount of right-wing counter-propaganda for maintaining the status quo could dampen. How could it? The status quo was a society with a small number of very wealthy individuals running things through their slightly less wealthy lords, while the rest of humanity lived in abject poverty, getting by on gig labor and living on scraps and the fruits of private and community gardens.”</text:p>
                </text:list-item>
                <text:list-item>
                  <text:p text:style-name="P54">“While the traditional religions, whose coffers had been plumped by tax-exempt contributions from the wealthy, continued to preach (to the wealthy) that God wants them to be rich and (to the poor) that there is a better life coming after death, Maria Morelli and the Church of the Zeropointproclaimed that you might not have to die to see that better life. There were thousands of Earth-like exoplanets, and through the power of prayer--or POP as it soon came to be known--it was possible to create human colonies in far-flung star systems.”</text:p>
                </text:list-item>
                <text:list-item>
                  <text:p text:style-name="P54">“And then Maria Morelli, her face still marked by the bruises from her tumultuous journey down the rain swollen Arno following a miraculous return to Earth from a doomed spaceship, had dropped the final enticement. ‘The Church of the Allpoint, which I am forming today, will raise all of the money needed to create the new human colonies for those pioneers who desire a new life. With the money I have made from the production of nfab, I will construct a cathedral and a priory for the Church of the Zeropointadjacent to the nTussuto srl facilities that will be the headquarters of human migration to the stars. If you need work, there will be plenty to do.”</text:p>
                </text:list-item>
                <text:list-item>
                  <text:p text:style-name="P54">“On the next morning, Antonio Romano, the COO of nTussuto srl and a small group of company employees stood in any empty field not far from the company headquarters as job seekers from the ring of poor that lived outside the city made their way to the spot where the new cathedral would be erected. Most had no connection to nsilk and had heard about the news through the few of the poor who at one time might have been called middle class. They were not sure what they might find, but they had no other options, and so they formed a quiet queue and waited.” </text:p>
                </text:list-item>
                <text:list-item>
                  <text:p text:style-name="P41"><text:span text:style-name="T16">Excerpt from A Complete History of the Humanist Coalition: From Inception to Final Freedom, by Javier Guzmán</text:span></text:p>
                </text:list-item>
              </text:list>
            </text:list-item>
          </text:list>
        </text:list-item>
      </text:list>
      <text:p text:style-name="P16">Angelique Romano thought back to her previous trip to Florence to see Maria Morelli as her 1-pod navigated the streets around JFK International, one pod among thousands in a coordinated dance that resembled the intricate dance of ants in hive as a thousand different motions were accommodated without incident. Maria had been only thirteen at the time, but Angelique’s uncle, Antonio, had persuaded Angelique to meet the prodigal child who (he claimed) was about to change the world. Angelique had been skeptical, but the interview had been a good excuse to return home from London, where she had worked at the time, and so she had gone, and she had had her first encounter with nfab, the mind-controled nanofabric. She still had the nfab face mask Maria had given her then, its resting configuration being that of a slender silver necklace that hung from Anglique’s neck. </text:p>
      <text:p text:style-name="P16">As the pod swooped in and took a spot next to the curb, Angelique thought of a face mask, and the silver necklace turned fluid and flowed up from her neck in a film that coalesced into a black mask that complemented her black travel suit consisting of tee shirt, light jacket, slacks, and slippers. All of it was made of nfab, and because it could morph into any form necessary--formal, casual, even sexy should that unlikely configuration be needed--the only bag Angelique carried was a shoulder bag containing her toiletries and three small cubes of nfab that could form into a head covering, a rain parka, and pajamas. </text:p>
      <text:p text:style-name="P16">Wearing a face mask had become second nature to Angelique after repeated coronavirus pandemics, but the nfab variant made putting the mask on and taking it off a snap. As she worked her way through the gate security, the material turned transparent in response to a command from the gate agent android, who compared the face of the person in front of it with the stored image of that person’s passport. As a final and more rigorous check, Angelique’s nsilk responded to a request for a DNA confirmation of the person checking in. With everything approved, she moved into the airport proper and made her way to the gate for her flight. </text:p>
      <text:p text:style-name="P16">What had not changed was the monotony of international travel. In spite of the persistent rumors of hyperspeed jets being just around the corner over the last four decades, no real progress had been made on the much-ballyhooed return to supersonic travel: pushing commercial aircraft beyond the 343 meters per second of the sound barrier was still too expensive for any but the 0.1% to afford, and they had their own private supersonic jets, such as the semi-ballistic craft that made looping flights into space and had made any Earthly destination accessible in less than two hours. For the 99.9%, long distance travel remained the tedious subsonic slog that it had always been, which meant being trapped in a metal can for some ten-plus hours. </text:p>
      <text:p text:style-name="P16">The wonder that was nfab had at least stripped some of worry and tedium from the process. Interiors of planes were now coated with the new age fabric, and with each flight turnover the seat covers and cabin lining flowed out through one hose (carrying with it any trash and forgotten objects from the previous flight) and was replaced by a fresh, sanitized covering in less than five minutes time. The Lufthansa flight that Angelique was boarding was also equipped with the new elongated seats that were rotated back by the pilot once the flight was underway. Looking a bit like cots standing at a slight angle, these seats, beds really, provided head to toe support for passengers of all heights, along with a small, uniform-sized bin for personal items. During loading, the passenger leaned back against the surface of the seat, and the nfab covering conformed itself to the body of the passenger and gently lifted them to bring their feet off the floor. At the same time, ‘snakes’ of nfab extruded to form a secure lap belt and shoulder harness, and an outer sheath of the material covered the passenger from head to toe. In flight, the cabin of a nfab equipped plane looked like a cargo hold full of semi-upright mummies. </text:p>
      <text:p text:style-name="P16">For those who, for whatever reason, wanted to remain awake--perhaps to work or catch up on watching the latest television series or movies--the nfab cocoon could be opened to allow walking about and to visit the restroom--for those still not quite ready to pee and poop their pants and allow nfab to clean up the results, but there were no windows to look out of. Modern planes had no windows to ruin their sleek aerodynamic surfaces. The android pilots had no need of windows: all the data needed for flying the planet came from the many sensors on board and the connection to the net. And the passengers? They could, if they wished, view the world about the aircraft by connecting their nsilk to any of the many visual sensors that dotted the fuselage, but most only watched during take off and landing; the view during much of the passage across the Atlantic was quite often obscured by clouds and with little to see most found some other diversion. </text:p>
      <text:p text:style-name="P16">Angelique opted for the mild sedative that was available for those who chose it. A veteran wearer of nfab, she had long ago gotten over the embarrassment of soiling herself when there was no option--such as during a seven hour flight--and allowing her nfab clothing to break down the waste into its constituents. Here, on the plane, she knew that the nfab covering of the seat was designed to efficiently remove human waste, control odors, and even muffle unfortunate sounds, but it had still been difficult to break decades of training the first time she flew and allowed her body to do what bodies do. The sedative helped, and she slept, but her dreams had been about searching desperately for the bathroom, and she had woken up nervous about what kind of mess would be revealed when the nfab sheet unfurled. Today, she nodded off before the plane even rolled down the runway, and she dreamed of Tuscan food as the covering of her seat gently rolled her from one side to another throughout the flight to aid blood circulation. </text:p>
      <text:p text:style-name="P16">She arrived in Frankfurt feeling both refreshed and discombobulated in equal measures (another aspect of travel that never changes) and was mostly operating on auto-pilot as she wandered the industrial gray concourse in search of her flight to Florence, following the directions piped into her brain via her nsilk connection. When she found the right gate, the plane, one of the new regional <text:a xlink:type="simple" xlink:href="https://ntrs.nasa.gov/archive/nasa/casi.ntrs.nasa.gov/20180004729.pdf" text:style-name="ListLabel_20_28" text:visited-style-name="ListLabel_20_28"><text:span text:style-name="T5">E-VTOL craft</text:span></text:a>, was already in the process of boarding. She was scanned again, recognized, and told by one of the airline droids to proceed. After walking down the short ramp, she entered the plane, which held about seventy-five seats, most of which were taken. She found her seat near the back, stowed her shoulder bag in the assigned bin beneath the seat, and then leaned back against the surface of the seat and let the covering do its thing. This time, she declined the sedative and connected to one of the visual sensors beneath the craft. </text:p>
      <text:p text:style-name="P16">After being pushed back from the gate, the pilot rotated the thrusters to push the plane to one of the four VTOL landing and take-off spots that had been added to the airport in recent years. Moments later, the thrusters were rotated to lift position, and the craft rose from the ground to a thousand feet and then gradually picked up speed as the thrusters were rotated to flight position. From that point on, the flight was much the same as using a regional jet, but without the carbon emissions. It was also quieter, the dominant sound being the rush of air across the fuselage. </text:p>
      <text:p text:style-name="P16">This being an Italian aircraft, the coffee was above reproach. Sophia opened her nfab covering to free her head and arms when the breakfast service was announced, and she sipped a hot cappuccino and ate a cornetto with apricot jam as she mentally watched the terrain below from various camera feeds. Although the skies were now mostly clear, central Europe had been dusted with snow earlier in the morning, the roofs of the buildings making them look like sugar-frosted gingerbread houses in the bright sun. About an hour and a half after takeoff, the craft lowered itself onto the VTOL landing spot at Aeroporto di Firenze-Peretola, where the air was crisp but warming quickly. </text:p>
      <text:p text:style-name="P16">After disembarking, Angelique summoned a u-pod and was whisked away to her room at a hotel in the Oltrarno district, not far from the house where Maria Morelli lived. She could have stayed with her uncle Antonio--he had again suggested she visit to talk to the grown-up Maria who had just captivated the world with her miracle--but she was now working for the New York Times, and she wanted to keep the trip as business-like as possible as she sought an exclusive interview with Antonio’s boss and cultural hero: Maria Morelli, the founder and savant of the mysterious Church of the Zeropointthat had gained of cult like following of millions in a matter of weeks. </text:p>
      <text:p text:style-name="P16">Small wonder. Like uncounted others, Angelique had watched the videos of Maria Morelli’s sudden appearance above the Arno River over and over, each time marveling at the imagery as the sole survivor from the first human-occupied FTL spaceship popped into existence, her arms outstretched to form a cruciform, her hands opening to release the two canaries that had also been on the ship. The religious connotations were overwhelming, and Maria Morelli had quickly risen to the status of a religious cult figure of the type that had not been seen since . . . Jesus Christ? </text:p>
      <text:p text:style-name="P16">Personally, Angelique had been agnostic since her teens, but she had been raised Catholic and she had felt a rare twinge of faith--or was it wishful thinking?--upon seeing several of the video recordings of the event, captured by tourists using their nsilk interfaces on that rainy day. Now, in a few hours, she would see the now-famous Dr. Morelli up close. If she could also get a quote from the enigmatic physicist, it might even pay for the cost of the trip, which was hard to get approval for in an era where social media and government ownership of the media had pretty much destroyed real news. </text:p>
      <text:p text:style-name="P16">It had taken no small amount of cajolery for Angelique to get the NYT to pop for the trip to Italy and a couple of nights in a hotel. Ultimately, she had sold the idea to her editor as a rare feel-good story in a world that had had very little to feel good about since democracy began its long decline in the early part of the twenty-first century. Maria Morelli was a heroic icon in a time when heroes had become rarities, a child genius who had become wealthy in her teens. By the time she entered the University of Padua, Maria was the face of a new generation of entrepreneurs who had forever changed how humans interacted with the net. And, then, she had topped even that achievement by making FLT travel a reality: nearby star systems were now purported to be days away rather than years. </text:p>
      <text:p text:style-name="P16">She also had an ace up her sleeve. Maria Morelli was no longer doing interviews with the press as she focused on the founding of the Church of the Allpoint, the cathedral complex of which was under construction south of the city, but Angelique’s cousin Paolo, now a priest, had suggested an enigmatic question to pose when close to Maria. It was an odd question, and even after gaining an understanding of its significance, she was unsure if she would pose it to Maria for fear that it might be insulting rather than inviting. She would make a decision when the moment came--if the moment came. </text:p>
      <text:p text:style-name="P16">The hotel was also close to the Pitti Palace, where the Duke of Florence resided, and where the Duke’s staff had approved Angelique’s visa request days prior to the trip. Her room was ready, so she inquired about Maria’s walking schedule; it was known that she walked to the cathedral construction site each afternoon, accompanied by one of her two androids. The desk android told her that Dr. Morelli usually took her airs about 2:30 pm; it was now nearly 1:00, so Angelique took the stairs to her room, unpacked her toiletries, and combed her hair. She then had a spritz <text:s/>at a streetside shop with a view of the wall surrounding Maria’s house and waited at her table on a chilly but beautiful Tuscan winter afternoon. </text:p>
      <text:p text:style-name="P16">Around 2:00 pm a crowd began slowly building, which was a reassuring sign that she had not missed the daily stroll of Maria Morelli. At first, the gathering had the air of a party, but as the clock swung closer to 2:30, the festivities became by measures subdued, until, by the time the brown robed figures of Maria and her android appeared at a gate that opened without fanfare onto the street, the gathering was quietly reverent. Those who had been waiting quietly followed Maria at a respectful distance as she walked south. </text:p>
      <text:p text:style-name="P16">Angelique worked her way to the front of the followers, where she was able to record nsilk images of the mostly silent procession as they walked through the city gates at Porto Romano and then up the winding path along Viale Machiavelli and Viale Galileo. In the street, vehicles rolled past quietly, their occupants sometimes taking notice of the procession and sometimes not. If you saw this everyday, Angelique imagined, it would become routine after a while, and it would lose whatever magic it had originally. Or perhaps the magic had become so strong that nobody wanted to sully it with banal remarks? The vibe was both reverent and eerie at the same time. </text:p>
      <text:p text:style-name="P16">On the road alongside the procession of walkers, the stares of passengers in the many u-pods and d-pods, which made up the majority of the traffic, indicated that the magic was still stirring the souls of the onlookers. Even passengers in the larger o-pods, which mainly carried tourist groups, were cognizant of Maria Morelli, the occupants pressing their faces against the glass windows as the vehicles rolled by. </text:p>
      <text:p text:style-name="P16">They had not yet reached the crest of the road at San Miniato al Monte when Maria and the robots peeled off onto a newly constructed side road and headed south and down a grade. As they did so, most of the procession turned and began retracing its path back to where it had started. Whether they did so to give Maria privacy or because of some other reason was not clear, but fully three-quarters of the followers dropped off. Angelique stayed with the smaller pack of devotees, who continued to follow the woman who had become a living saint in the eyes of many, feeling somewhat relieved: with fewer observers, she was more likely to pop the question that had been suggested. </text:p>
      <text:p text:style-name="P16"><text:soft-page-break/>After a few more minutes of walking and a final sharp bend, a construction site came into view, consisting of a large open space perhaps two hundred meters by three hundred meters that had been leveled, and around which a perimeter wall had been constructed. From zir vantage point uphill of the construction, Angelique could see structures, one of which was the bones of a large cathedral, the cross-section of its nave forming the shape of an enormous A. The scale of the structure was similar to that of the Cattedrale di Santa Maria del Fiore in the center of Florence. Another structure looked like a gothic-inspired take on a college dormitory, and Angelique guessed that it might be the priory for housing mendicants--the monks or nuns associated with the church. The road itself ended in a loop before a section of wall consisting of three stories of portico-fronted outer offices that faced an open space freshly planted with cypress trees. Here, the followers held back as Maria and her android moved towards the entryway and the complex beyond. </text:p>
      <text:p text:style-name="P16">Continuing for a few steps further, to give her distance from the rest of the followers, Angelique mustered her courage and asked the question she had been encouraged to ask: “Doctor Morelli, do you have a Mother Box?” she said loudly to the back of the striding Maria Morelli. </text:p>
      <text:p text:style-name="P16">Maria stopped immediately, as did her android. The woman Angelique had interviewed as a child then turned and stepped forward to Angelique, who was frantically hoping that she had not overstepped her bounds. But, she had a story to write, and her cousin, who claimed to know Maria well, suggested that the question was a key to starting a conversation with Dr. Morelli. </text:p>
      <text:p text:style-name="P16">“I know you!” Maria stated. “We spoke fifteen years ago. You are Antonio’s niece.”</text:p>
      <text:p text:style-name="P16">“Angelique Romano,” Angelique said with a nod. “I’m a reporter with the New York Times now.”</text:p>
      <text:p text:style-name="P16">“Of course you are,” Maria replied, with the barest trace of a smile. “Hmm. Are you familiar with the Mother Box, Angelique? Do you know what it is?” </text:p>
      <text:p text:style-name="P16">Under Maria Morelli’s penetrating gaze, Angelique blushed, but she had not come totally unprepared. She had done her research after speaking with her cousin. “The Mother Box is a fictional computer that tapped the energy of something called the <text:span text:style-name="T16">Source</text:span> to do miraculous things,” she replied. The response had the cadence of a primary school student repeating a new piece of knowledge, but it was a purposefully shortened response regarding a device that was, according to what Angelique had learned, a personal sentient supercomputer. She had even read a few of the New Gods comics from which the term had originated, but they had made her no wiser as to the specifics. She had decided to err on the side of being vague and patently ignorant of any nuance rather than completely wrong. </text:p>
      <text:p text:style-name="P16">The trace of a smile became a full grin. “Do you want to take a look inside?” Maria asked. </text:p>
      <text:p text:style-name="P119"><text:bookmark text:name="_rwpv85lpbuhx"/>2060 New Religion</text:p>
      <text:p text:style-name="P16">“Every grouping of humans contains within it a unique spirit that distinguishes it from any other grouping, and the grouping that was the clergy and staff of the Church of the Coalition was no exception. At the top of the group was Maria Morelli, who had created the church and given it its two guiding principles: the <text:span text:style-name="T16">Statement of Essential Truth</text:span> and the <text:span text:style-name="T16">Commitment to the Survival of Humanity</text:span>. The first stated that everybody is connected to the original point from which it sprang, so it is possible to go anywhere. The second affirms that the universe is a dangerous place, so the survival of humanity can only be ensured by spreading humanity to the stars.”</text:p>
      <text:p text:style-name="P16">“Transporting humanity to the stars was the job of the members of the COTA Priory, who moved people and equipment through space using the Power of Prayer first invoked by Maria Morelli to escape a dying spaceship. Known as Priory Guides, these individuals were hand-picked and trained by Dr. Morelli to change the coordinates of objects using the ???</text:p>
      <text:list xml:id="list65912795897478" text:continue-numbering="true"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16">Angelique Romano’s planned stay in Florence extended from two nights to indefinite, and she moved from the hotel after the second night to a spare room in Maria Morelli’s house, where she had intimate access to the famous scientist and her enthusiastic entourage as Maria spent the mornings talking to Angelique about using the Power of Prayer, which had saved her life, as a means to spread humanity to the stars in large groups rather than by the small numbers possible with even the largest of FLT ships that could be imagined. With POP, Maria proclaimed, the size of the vessel made no difference; when colonization began, the Church of the Zeropointwould be sending craft continuing thousands of pilgrims eager to begin anew. </text:p>
      <text:p text:style-name="P16">As they breakfasted on strong coffee, baked eggs, and biscotti--all prepared by the androids Sofia and Roberto--Maria also met with the leaders of the many efforts being undertaken by the church, each giving Maria an update on the status of what they were overseeing. </text:p>
      <text:p text:style-name="P16">“This is Angelique Romano,” Maria said to the first visitor of the morning, Amira Hassan, who was the architect in charge of designing and constructing the COTA complex. “She is writing a story about our church.” Amira was a refugee from Syrian, having fled from that country in the aftermath of the Great Desolation. She and her family lived in one of the immigrant camps, and they had survived by doing gig work until Maria discovered Amira and hired her to design a cathedral, priory, and other structures. Now, Amira and her family--her husband Nabil, a doctor, and their two children--lived in a part of the COTA complex Amira had designed. </text:p>
      <text:p text:style-name="P16">Amira sipped coffee as she explained that that construction was a bit behind schedule owing to delays in the quarrying of the white marble that served as the outer covering of the building: there were simply not enough workers at the quarry site to keep up with the construction schedule, but she had been hiring more of the immigrants to help. Maria thanked Amira for her hard work, praised the appearance of the cathedral structures so far raised, and said that she would speak with her Uncle Marco about getting more Ganymede androids to help with the quarrying; Marco, after years of trying to control Maria and her inventions had finally come to realize that the best he could do was to support his wealthier and better known niece. </text:p>
      <text:p text:style-name="P16">After Amira left, Balian Aksoy, the foreman in charge of recruiting human labor from the many immigrant camps that surrounded Florence took a seat, a coffee latte, and a good portion of the eggs. Balian, who had immigrated to Tuscany from Turkey, had spent weeks meeting and cataloguing the skills and backgrounds of the immigrants--something the Duke’s staff had not seemed to consider doing--recording the results in a shared database that could now be searched to find workers quickly. However, although workers could be found, Balian lamented that, in spite of the best efforts to feed and clothe the poor who clammered for work, many still arrived at the worksite hungry and dressed in little more than rags, and sometimes their feet were bare, which would not do for a construction site. </text:p>
      <text:p text:style-name="P16">As she had with Amira, Maria responded by thanking Balian for his work and praising him for the results he had already achieved. Construction of the COTA complex had employed hundreds in the immigrant camps, and the money these worked earned--along with unused building material--was circulating through the camps to enable residents to improve their living conditions. Maria said that she would ask Antonio Romana, her longtime counsel and the recently retired but perpetually busy COO of nTessuto SrL to head an effort to establish more food banks and clothing outlets throughout the camps. She would also work with Bishop Ricci and Father Paolo of the Basilica di Santo Spirito about widening the <text:s/>humanitarian support of the Catholic Church in this cause. Bishop Ricci was reputed to be under consideration for promotion to Cardinal--and possibly the Archbishop of Florence--so he carried a lot of water among the Vatican staff. </text:p>
      <text:p text:style-name="P16">Balian left, filled with renewed enthusiasm and no small amount of baked eggs. </text:p>
      <text:p text:style-name="P16">“How did this organization arise so quickly?” Angelique wondered, not asking a question so much as marveling at the whirlwind of activity that was a normal part of Maria Morelli’s new existence. From morning until late at night, the miracle women would entertain enthusiastic adherents to the cause of the Church of the Allpoint, listening to their stories, praising their efforts, and marsheling her resources keep building and organizing the effort that would someday, or so Maria claimed, send out great masses of humanity to colonized worlds orbiting distant stars. It was frenetic, it was exciting, but it also seemed impossible. </text:p>
      <text:p text:style-name="P16">“What’s that, dear?” Maria asked. </text:p>
      <text:p text:style-name="P16">Angelique, who had been absently staring off into the distance, sighed and turned to Maria. “It had only been three months since your miraculous escape from the Vespucci,” she said. “How could all this,” and here she pointed to the swirl of activity throughout the house as every room was occupied by people meeting with other people, all of them employed in the cause of creating a new religion of a type never before seen, “happen so quickly?”</text:p>
      <text:p text:style-name="P16">Maria shrugged, but it was a shrug that conveyed the thought that this was just the way things are rather than a shrug of not knowing. “True enthusiasm is a blessing,” she said. “Most people go through their lives doing their jobs, and many enjoy what they do, but the opportunity to be a part of something extraordinary is rare. Do you know of John F Kennedy?”</text:p>
      <text:p text:style-name="P16">“He was a president of the United States in the twentieth century,” Angelique responded. It was classic Maria Morelli: an unexpected sudden pivot from one topic to another in a way that would soon enough make sense. </text:p>
      <text:p text:style-name="P16">“I have some friends from the former United States,” Maria explained. “I speak with them often,” and here Maria tapped her head to indicate that the conversations with these friends were conducted through nsilk, “and they like to tell me of the times when American was great. I think they are still shocked that the country has fallen apart, and they cannot reconcile this failure with their internal vision of the land that they love. Some of them will say that America was great during World War II, and some will say that America was great shortly thereafter when that country’s industries grew to world dominance, and some will even say that America was great during the chaotic years of the Cold War, when she struggled with the Soviet Union for world dominance. But do you know what an astonishing number of them say was the time when America was greatest?”</text:p>
      <text:p text:style-name="P16">“It has something to do with President Kennedy, doesn’t it?” Angelique asked. </text:p>
      <text:p text:style-name="P16">“Exactly! Many of them tell me that they were most proud of America in the decade following President Kennedy’s announcement that America would put a man on the Moon! Imagine! These elder Americans, choked with emotion at the memory, are once again children, their noses pressed close to a black and white television screen, hearing the leader of their country define a goal so monumental, so exciting, that even from the distance of decades it can still thrill them. Many became engineers and scientists solely because of that announcement, and for a time America was a shining star!”</text:p>
      <text:p text:style-name="P16">And then, in that way that only Maria Morelli could do, a sense of that time flooded into Angelique’s mind, and she was standing in Rice Stadium, in September 1962, as a surprisingly young President Kennedy said the famous words “We choose to go to the Moon. We choose to go to the Moon. We choose to go to the Moon in this decade and do the other things, not because they are easy, but because they are hard; because that goal will serve to organize and measure the best of our energies and skills, because that challenge is one that we are willing to accept, one we are unwilling to postpone, and one we intend to win, and the others, too.” In the next instant, Angelique was watching astronaut Neil Armstrong’s short jump from the bottom steps of the Lunar Lander as he said, “"That's one small step for man, one giant leap for mankind."</text:p>
      <text:p text:style-name="P16">“It was an epochal moment,” Maria said, “and yet, the seeds of America’s downfall had already been planted, more than a decade earlier, when the policy known as NSC-68 was crafted under Truman, outlining a plan under which the United States would be thrust into a permanent mode of preparing to fight the boogeyman of the world, which was communism in any form, anywhere.”</text:p>
      <text:p text:style-name="P16">“NSC-68?” Angelique asked. “What are you talking about?”</text:p>
      <text:p text:style-name="P16">“It was a paper, written by the U.S. National Security Council,” Marie explained, to the accompaniment of links to documents and images of Harry Truman, the Pentagon, and explosions of atomic bombs. “And it argued that the Soviet Union was a ‘fanatical’ government, so devoted to world domination that America could never return to a non-war economy while the threat of communism existed anywhere. And so, rather than return to a peacetime economy after the end of World War II, America, for the first time in its history, acted as though the war had never ended. It actually increased taxes and reduced expenditures on domestic issues so that it could continue fighting: in Korean, and Vietnam, and when the the Soviet Union was no more, it pivoted to the new boogeyman, international terrorism, so that it could continue the facade of being on a constant war footing while ignoring the needs of its citizens for better healthcare and a better environment. The United States had become the fanatical government that it had long feared.”</text:p>
      <text:p text:style-name="P16">“Okay,” Angelique agreed. “I’ll grant you that the U.S. went bonkers for war--and guns, in general--but why couldn’t it just scale back the war machine once the Soviet Union was no more?”</text:p>
      <text:p text:style-name="P16">“Because it was no longer a democracy,” Bekka explained. “In spite of evidence to the contrary, the United States stopped being a democracy when the war machine was invoked to protect the assets of American corporations around the world. American leaders became much more focused on what the United States could do outside its borders than what it could do to make life better inside those borders. The U.S. had become an oligarchy, the strings of government increasingly pulled by those with the power to persuade and the money to convince the populace that it was a good thing, an honorable thing, for American soldiers to fight and die protecting American interests abroad.”</text:p>
      <text:p text:style-name="P16">“You speak as though there were some secret cabal running things,” Angelique countered. </text:p>
      <text:p text:style-name="P16">“Secret?” Bekka responded. “It was never a secret. It was all part of a propaganda campaign, funded by the rich, to convince Americans that nothing mattered beyond God, guns, and gasoline. First, believe that God views America as special. Second, believe that you need guns to protect yourself from your own government. Third, believe that humans cannot ruin the world because . . . God views American as special. It is an insidious trap from which there is no escape.</text:p>
      <text:p text:style-name="P16">With a start, Angelique was back in Maria’s dining room, and Maria was smiling at her in that way that said the two of you had a special bond, and even though your rational side told you that thousands of people had this special bond with Maria Morelli, you were the most special right now. It was intoxicating. </text:p>
      <text:p text:style-name="P16"><text:soft-page-break/>“People,” Maria continued, “who are in love with an idea can accomplish things that leave the world speechless. We who see that humanity can accomplish so much more than fighting with itself and ruining the planet we share now have a hope of achieving a dream that we have set aside for too long: to discover what is out there, waiting for us! The universe is waiting for us to explore it, and we now have the means to begin that exploration. Why wait?”</text:p>
      <text:p text:style-name="P119"><text:bookmark text:name="_nlqt66ui0s4m"/>2060 Inquiries, Miracles, and Mineral Rights (Miracle + 6 weeks)</text:p>
      <text:list xml:id="list65913944566536" text:continue-numbering="true" text:style-name="WWNum1">
        <text:list-item>
          <text:list>
            <text:list-item>
              <text:list>
                <text:list-item>
                  <text:p text:style-name="P54">“There was eventually a formal inquiry into the disappearance of the WICSA Vespucci. It had been delayed owing to the immense attention paid to the Morelli Miracle, but, finally--and with no little prodding from Vladimir Putin--the time came for Dr. Morelli to answer questions regarding what had happened aboard that very expensive vessel. The Russian leader would have liked to have held the inquiry in Russia, which had been the largest contributor to the world’s first FTL spaceship, but Dr. Morelli’s personal physician forbade travel for her patient, and although Putin was heard to to acidly wonder why the Italian physicist could not just transport herself to Moscow via Power of Prayer, the Duke of Florence intervened and offered the use of his facilities for meeting. Putin, himself unable to travel owing to his advanced age, smouldered by relented; he would appear via hologram.”</text:p>
                </text:list-item>
                <text:list-item>
                  <text:p text:style-name="P41"><text:span text:style-name="T16">Excerpt from A Complete History of the Humanist Coalition: From Inception to Final Freedom, by Javier Guzmán</text:span></text:p>
                </text:list-item>
              </text:list>
            </text:list-item>
          </text:list>
        </text:list-item>
      </text:list>
      <text:p text:style-name="P16">Florence was abuzz with excitement. In every cafe, restaurant, and public square across the city, conversations inevitably turned to speculation about the <text:span text:style-name="T16">Morelli Miracle</text:span>, as conversation had turned every single day since local daughter Dr. Maria Morelli had appeared in thin air above the flood-ravaged Arno River, her arms outstretched in a human cruciform. Her image, captured by hundreds, if not thousands, of onlookers had quickly spread around the globe and had ignited a new interest in theism that ran against the tide of secularism that had prevailed for decades. In a world where more than half the civilization of the most developed countries no longer expressed any belief in a specific religion, the surreal translocation of Maria Morelli from a distance point in space to her hometown quickly became a point of debate regarding the existence of a benevolent and personal God who was still engaged in the day-to-day doings of real people. </text:p>
      <text:p text:style-name="P16">For weeks, speculation about the significance of the Morelli Miracle dominated every news cycle, displacing the usual fare regarding the continued rise of corporate feudalism and the slow death of democracy in those places where it still existed. What people wanted to know more about--or what the media assumed people wanted to know more about--was whether Marie Morelleli represented a modern emergence of the divine into everyday life after its absence for millenia. The net was filled with discussions about this topic, and the most popular searches, based on a report published by nsilk app makers, were “is God real?,” “is Maria Morelli the next Jesus?,” and “is Maria Morelli God?” The number of netheads, those denizens of the world web who spent most of their waking hours querying the net about pet topics, soared in the aftermath of the miracle; they could be found in every city, sitting on park benches or in any public lobby, their eyes glassy and unfocused as they combed through the latest datasets and debates regarding Maria Morelli. </text:p>
      <text:p text:style-name="P16">However, while the focused sentiments of humanity at large are easily stirred, they are easy to settle again through the simple expedient of not constantly stoking the fires of memory and passion. As more than three months since the miracle had passed, and as there did not appear to be any imminent likelihood that Dr. Morelli was about to perform another public miracle on the spot, the natural topics of conversation--in Florence, at least--drifted back to the prospects of the Italy National Football Team in the coming World Cup (dismal!), how hot the Italian summer had been (unbearable!), and the status of Italian politics (corrupt, as usual!). </text:p>
      <text:p text:style-name="P16">This brief hiatus from obsession ended with the publication of the articles authored by New York Times reporter Angelique Romano, who had spent more than a week in the company of Maria Morelli, staying at her house and walking with Maria each day to the site of the Church of the Zeropointcathedral complex being constructed on a former vineyard south of the city, adjacent to Dr Morelli’s NFab offices. The Romano articles provided the first naming of the complex as the <text:span text:style-name="T16">Church of the Allpoint</text:span>, which was to include a massive cathedral and a priory to house a religious staff composed of various functionaries, including people who Morelli described as <text:span text:style-name="T16">guides</text:span>. </text:p>
      <text:p text:style-name="P16">These terms--<text:span text:style-name="T16">Allpoint</text:span> and <text:span text:style-name="T16">guides</text:span>-- had not yet been used publicly by Dr. Morelli or any of her closest associates, nor did it resonate among Vatican staff, who had either simply shrugged when asked what an <text:span text:style-name="T16">Allpoint </text:span>was, or who had offered some hand-waving explanation about how God is everywhere, so every point of God is, technically, touchable--an explanation that came off sounding more like a question than an answer. </text:p>
      <text:p text:style-name="P16">From Romano, both the average citizens and those in positions of power, learned that Maria Morelli, still almost two years from turning thirty, had the bold intention of using her ability to tap what she called the <text:span text:style-name="T16">Power of Prayer</text:span> (which Romano shorted to <text:span text:style-name="T16">POP, </text:span>just as she referred to the Church of the Zeropointas <text:span text:style-name="T16">COTA</text:span>) to open the stars to humanity. In a universe where POP was possible, there was no need for FTL spaceships: the only thing required was a deep belief in the power of God and something Dr. Morelli called the <text:span text:style-name="T16">Statement of Essential Truth</text:span>:</text:p>
      <text:p text:style-name="P12">‘Before the beginning, there was a point that contained everything. Then, the point expanded, creating space and time. But, because a point is still a point, everything remains connected to that point. You are connected to everything, and you can go anywhere, because everything is connected.’</text:p>
      <text:p text:style-name="P16">Romano also wrote that Dr. Morelli had defined something she called the <text:span text:style-name="T16">Commitment to the Survival of Humanity</text:span>:</text:p>
      <text:p text:style-name="P12">‘In a universe full of existential dangers, no single planet is safe. Accordingly, to ensure its own survival, humanity must spread from Earth to other habitable planets.’</text:p>
      <text:p text:style-name="P16">Together, the Statement of Essential Truth and the Commitment to the Survival of Humanity formed the two guiding principles of COTA, which drew nothing from either ancient texts or historical mythologies, even though Maria Morelli was herself Roman Catholic, and even though it was rumored that she sought to have COTA become a congregation with the Catholic church. It was a new religion born of a single-person’s experience in a moment of great need. In the words of Angelique Romano, Maria Morelli’s goal was “to ensure the survival of humanity by spreading humanity to the stars using the power harnessed by God!” </text:p>
      <text:p text:style-name="P16">It was in this setting of renewed obsession with all things Maria Morelli that Florence was again the focus of the world. Today, four months after Dr. Morelli had been fished out of the river by her two personal androids, a Council of Free States commission was in town to determine what had happened to the ill-fated WICSS Vespucci. Rumor had it that the ship had been destroyed--why else would Maria show up alone?--but Dr. Morelli had so far refused to speak publicly of the details regarding how she had arrived back from a spaceship still a days’ journey out from Earth orbit. And aside from visits by her family physician and her childhood friend Paulo Romano, who was now a priest, no other visitors had been allowed into her grandmother’s house, where ze was protected by zir robots, Sophia and Roberto. </text:p>
      <text:p text:style-name="P16">Since well before dawn, a crowd of onlookers and admirers had been gathered outside the entryway to the Morelli home off Via de Serragli, waiting for a glimpse of Maria. Shortly after 8:00 am, the doors were opened by two figures in hooded brown robes whose charcoal and white arms and lower legs revealed them to be Sophia and Roberto. Equipped with an advanced AI of Maria’s design, Angelia and Roberto were rumored to be sentient or near-sentient, but Maria had not allowed them to be inspected by outsiders, and the two robots had on multiple occasions revealed that they were more than capable of protecting their creator and themselves; most recently, an attempt by a secretive force sent by the Duke of Sienna to steal the robots while Maria was onboard the WICSS Vespucci had been repulsed when Sophia and Roberto drew some kind of energy weapons from the folds of their robes and turned them on the attackers. Nobody was killed, but word on the street was that the would-be robot-nappers felt a burning sensation that immediately sent them running for their lives. </text:p>
      <text:p text:style-name="P16">Behind the two robots came the hooded and robed figure of Maria Morelli. Some in the crowd cheered, but others dropped to a knee, starting a silent wave of genuflection that continued as the three figures proceeded to the Pitti Palace, a short walk away. By the time Maria arrived at the front gate of the palace, where the Duke of Florence, Leonardo de Medici, stood waiting with his retinue of advisors and personal security, a reverent hush had settled over the scene. Maria bowed slightly to the Duke, who extended his hand; she took the hand and was escorted inside. </text:p>
      <text:p text:style-name="P16">One of the larger open spaces of the palace had been set up for the inquiry. Maria, flanked by her androids, seated herself at a table opposite a panel of experts, consisting of engineers and scientists that included Maria’s undergraduate roommate, Ada Schumacher. To the right side of this table was a single pedestal, and atop the pedestal floated the unsmiling holographic head of the president of the Russian Federation, Vladimir Putin.</text:p>
      <text:p text:style-name="P16">After a brief statement of the purpose of the inquiry, which was to document what had happened to the WICSS Vespucci, the panel listened to Maria’s prepared statement of facts, covering events from the initial launch of the Vespucci from its docking station at the New International Space Station to Maria’s miraculous return. Dr. Morelli described the unhurried three-day acceleration out from Earth to place the ship well outside the gravitational influence of Earth and the Moon before starting the Alcubierre Drive; the same precautions had been taken with the earlier drone ships. Once the ship was three days out and had reached a speed of 0.1c, the drive was activated and a boost of 235 was held for 90 minutes. “In that hour and a half,” Dr. Morelli explained, “the WICSS Vespucci traveled farther from Earth than the Voyager 1 space probe launched in 1977.”</text:p>
      <text:p text:style-name="P16">“A day later, the return trip was made, also at a maximum boost of 235, and the Vespucci dropped out of boost three days' deceleration out from Earth. By all measures,” Dr. Morelli explained, “the first test flight of the Alcubierre Drive with a human crew aboard had been an unmitigated success. The next step would have been to push the boost closer to the design maximum of 900, which would allow the ship to reach Alpha Centauri in a little over seventeen days.”</text:p>
      <text:p text:style-name="P16">“Dr. Morelli?” The question came from a man whose placard identified him as Dr. Hernando Lopez, who Maria knew to be the current holder of the Miguel Alcubierre Moya chair for theoretical physics at the renowned National Autonomous University of Mexico. “If I understand correctly, this next step would have required an improved AI to avoid collisions with unseen objects large enough to penetrate the so-called ‘bow wave’ in front of the ship, yes?”</text:p>
      <text:p text:style-name="P16">Maria nodded. “That is correct. Although Lt. Commander Vladimir Semanov did a phenomenal job of steering the ship during the test, the response times needed for full design boost are too demanding for any human, so we have been working on an AI application that will steer the ship while under high boost. The application is close to being finished, but there are months of testing that remain, using drone ships, that must be completed before entrusting the system with a human crew. We fully expect to lose several of the drones before the AI has seen enough data to learn what it needs to learn.”</text:p>
      <text:p text:style-name="P16">“So you are saying that there will be another full-scale ship to replace the Vespucci?” Maria recognized the voice and needed no placard to identify her former undergraduate roommate from the University of Padua, Ada Schumacher. </text:p>
      <text:p text:style-name="P16">“Unfortunately, the Vespucci no longer exists,” Maria replied. “We have no choice but to build a replacement.” She alone in the room did not at that moment glance to read the lack of any expression on Vladmiri Putin’s holograph. If he was for or against funding another ship, he was not letting on which way he leaned.</text:p>
      <text:p text:style-name="P16">“Will you be aboard when the first human crewed ship achieves a boost of 900, Dr Morelli?” Ada inquired. <text:s/></text:p>
      <text:p text:style-name="P16">“No. I do not plan to be aboard. I am a scientist, not a test pilot. I will do my part to ensure that the catastrophe that befell the Vespucci does not happen again, but I have no desire to go back into space. It was a miracle that I survived, and I do not want to press my luck.”</text:p>
      <text:p text:style-name="P16">“Why not?” Ada wondered. “It appears that you have God on your side, no?”</text:p>
      <text:p text:style-name="P16">Not sure where Ada was headed with this question, and not wanting to get into a debate about miracles during what was ostensibly a scientific inquiry, Maria deflected. “I make no such claim in regard to the Almighty. All I know is that I was spared for reasons that are unknown.”</text:p>
      <text:p text:style-name="P16">“Can you at least describe the means by which you escaped?” Ada pressed. “All we know so far is that you prayed and your prayer was answered. Is that the whole story?”</text:p>
      <text:p text:style-name="P16">“That is the whole story,” Marie replied. “I cannot explain beyond the simple fact that I was moved from one place to another by a power well beyond my understanding. I have no logical explanation for what happened. It is my belief that God saved me. Perhaps there is some other explanation, but I do not know what that explanation would be.”</text:p>
      <text:p text:style-name="P16">“Would your mother have an explanation?” Ada wondered.</text:p>
      <text:p text:style-name="P16">“My mother is dead,” Maria said flatly. “She is incapable of explaining anything in this realm.”</text:p>
      <text:p text:style-name="P16">Ada flushed and momentarily lost her poise. “Yes. I apologize for the apparent rudeness of my question, but I was simply wondering if your mother might have passed something to you that bears on this inquiry.” She looked up and spoke to the audience. “For the record, Dr. Morelli and I were roommates at the University of Padua, and I remember seeing a device, left to Dr. Morelli by her late mother, with which Dr. Morelli would periodically experiment. She called it a zippy probe, and she always kept it with her.”</text:p>
      <text:p text:style-name="P16">Ada turned back to Maria. “What does the zippy probe do?”</text:p>
      <text:p text:style-name="P16">“Zippy,” Maria said, “is an abbreviation for zero point energy, or z-p-e, and the probe uses zero-point energy to reveal data about the structure of space-time. My mother constructed the device before I was born, and she had it with her the night she killed herself by jumping in the Arno River. It was a keepsake, no longer functional, passed to me by my late father. I was finally able to get it to work again while a student at Padua.”</text:p>
      <text:p text:style-name="P16">“And what does the device do?” Ada pressed. </text:p>
      <text:p text:style-name="P16"><text:soft-page-break/>“Nothing much,” Maria replied. “It shows that there is a data structure that underlies space-time, including data about objects contained in space-time, but we already have such data provided by telescopes and radio telescopes. The key difference is the use of zero-point energy, or the energy of the void, to power the device. I have made use of this same energy source in some of my nfab products.”</text:p>
      <text:p text:style-name="P16">“So you are saying that your mother’s device did not enable you to jump through space-time from the Vespucci to Earth,” Ada asked. </text:p>
      <text:p text:style-name="P16">Maria nodded. “That is correct, my mother’s device did not enable me to jump through space-time.”</text:p>
      <text:p text:style-name="P16">“Do you think God will enable you to jump through space-time again?” Ada wondered. </text:p>
      <text:p text:style-name="P16">“I believe so,” said Maria, and gasps were heard throughout the room. “I feel the presence of God even now, and I think that, were I to ask, I could move from one place to another in the same manner that I moved from the Vespucci to Florence.”</text:p>
      <text:p text:style-name="P16">“Why not ask now?” Ada suggested. “Can you move from one part of the room to another? As a demonstration?” </text:p>
      <text:p text:style-name="P16">“I am not sure that it is appropriate to make such a request,” Maria said. “There is no great need for me to move.”</text:p>
      <text:p text:style-name="P16">“Perhaps the need is to show the way in which humankind can spread to the stars and ensure the survival of the species,” Ada suggested. “You might have died twenty years ago had not the Russians deflected the asteroid that targeted this city. Who is to say that God did not move the Russians to do what they did?”</text:p>
      <text:p text:style-name="P16">Maria said nothing, but she closed her eyes. For several seconds, nothing happened, but then she and her chair disappeared and reappeared on the opposite side of the room. The gasps of the audience came louder this time. Maria, eyes still closed, then disappeared again and reappeared in her original position. </text:p>
      <text:p text:style-name="P16">“Thank you,” said Ada. “I have no more questions.” </text:p>
      <text:p text:style-name="P16">When the room finally quieted, </text:p>
      <text:p text:style-name="P16">EXPAND</text:p>
      <text:p text:style-name="P16">The next question came from a panelist associated with the Jet Propulsion Laboratory of the Pacifica Federation of the former United States, who wondered what might have caused the disappearance of the Vespucci. </text:p>
      <text:p text:style-name="P16">“I was doing a routine inspection of the drive champber,” Dr. Morelli replied. “It was something I did every day during the test. While I was in the chamber, I spotted a leak from the dark fluid generator . . .”</text:p>
      <text:p text:style-name="P16">“The dark fluid being the substance that provides the negative energy needed for the Alcubierre Drive to function?” <text:s/>asked the JPL panelist. </text:p>
      <text:p text:style-name="P16">“Yes. when the drive is in operation, the outer hull of the ship, including the two tori, are flooded with dark fluid, and the warp bubble forms,” Maria affirmed. “When the drive is not in operation, the dark fluid is stored in shielded tank in the drive chamber, and any excess fluid is wasted to space. However, when I did my inspection, I noticed a pinhole leak from the tank that was expressing dark fluid into the drive chamber, and this accumulation of dark fluid was threatening the structural integrity of the ship’s core. I could see that the chamber itself was flexing inward and threatening to implode.”</text:p>
      <text:p text:style-name="P16">Inasmuch as Dr. Morelli was, by far, the leading expert on the properties of dark fluid, and because no shred of the ship had been found on deep scans of the space where it was last seen in the moments preceding the accident, this testimony went largely unchallenged except a few additional inquiries regarding what might be required to prevent such a leak in future ships. On this point, Dr. Morelli posited that a stronger plasma shield between the dark fluid and the walls of the dark fluid generation might be sufficient, but further testing was required to be sure. </text:p>
      <text:p text:style-name="P16">At this point, the committee seemed ready to conclude its investigation, but Ada Schumacher had another question for Dr. Morelli. </text:p>
      <text:p text:style-name="P16">“Dr. Morelli,” Ada inquired. “Was it usual for you to keep the canaries with you when inspecting the drive chamber? I mean, you arrived back here with the canaries in your hands, so I assume you must have carried them with you on your inspection of the drive chamber, no?”</text:p>
      <text:p text:style-name="P8">Maria smiled. “Yes. I had become quite attached to them during the course of the trip, and they seemed to enjoy the experience of zero-g, so I would typically put them into a single cage and carry them with me when I went to the drive chamber. I only had time to remove them from the cage and pray for help as the ship began to collapse upon itself.”</text:p>
      <text:p text:style-name="P8">“You had no time to warn the rest of the crew about what was happening?”</text:p>
      <text:p text:style-name="P8">“I sent a nsilk warning, but there was nothing further that I could do.”</text:p>
      <text:p text:style-name="P8">“Did you likewise develop attachments to the other members of the crew?” Ada wondered. “As you had for the two birds?”</text:p>
      <text:p text:style-name="P8">Maria Morelli looked puzzled. “I don’t understand the question. Commander Popov, Lt.. Commander Semanov, and Major Volkon were professionals, brave men all, and I respect them greatly. Their loss was tragic. Perhaps if I had been in the forward command torus at the time of the leak, I might have been able to save them as well as the birds, but there was no time for me to return to the torus and pray for their safe return to Earth. The ship was breaking apart.”</text:p>
      <text:p text:style-name="P8">Schumacher returned a puzzled look of zir own. “Could you not have prayed for them from a distance? They were there in the forward torus, a hundred meters out from the ship core.”</text:p>
      <text:p text:style-name="P8">“I did pray for them,” said Maria, “but only I and the birds I held returned safely. I have no explanation for why Popov, Semanov, and Volkon did not also return. I can speculate that my prayers extended to those living things with which I was in direct contact, but I am not qualified to do more than speculate. We, the birds and I, survived. and Commander Popov, Lt.. Commander Semanov, and Major Volkon did not. I shall forever feel both sorrow and a measure of guilt for this fact. Had I time to travel back to the torus, I would have done so, but there was no time.”</text:p>
      <text:p text:style-name="P8">“You knew Major Volkon since your post-doctoral studies at Padua. zir loss must have been especially hard on you,” Schumacher observed.</text:p>
      <text:p text:style-name="P8"><text:span text:style-name="T16">Was ze fishing for a statement about zir relationship with Boris</text:span>? “Boris was a fine man,” Marie agreed. “and I will always be indebted to him for my opportunity to work on the Alcubierre Drive. Without zir efforts, I do not think I would have been aboard the ship. I feel zir loss keenly, and each day I mourn zir absence.”</text:p>
      <text:p text:style-name="P8">“And that is all?</text:p>
      <text:p text:style-name="P8"><text:span text:style-name="T16">Yes, ze is fishing</text:span>. “Again, I do not understand the question,” Dr. Morelli replied. “Major Volkon was a wonderful man, and I mourn zir loss.”</text:p>
      <text:p text:style-name="P16">Although Ada Schumacher fully suspected that Maria Morelli and Boris Volkon had been much more than professional associates, ze had no further questions to pose, and ze certainly knew nothing of Maria’s pregnancy: ze was not yet showing, and aside from zir doctor, only zir faithful Sophia and Roberto knew that ze was with child. </text:p>
      <text:p text:style-name="P16">In the end, the committee concluded that the loss of the WICSS Vespucci was the result of an unknown reaction between the structures of the ship and the dark fluid that had leaked from its containment. Recommendations were made to continue study into the properties of dark fluid and its interaction with normal matter, and to test the use of additional plasma shielding as a means to prevent future interactions. </text:p>
      <text:p text:style-name="P16">The committee was unable to provide any answer for how Maria Morelli was able to escape the ship and reappear on Earth just as the ship was destroyed. The answer to that question would require a different type of investigation. </text:p>
      <text:p text:style-name="P16">*****</text:p>
      <text:p text:style-name="P16">Maria lunched with the Duke of Florence, who had also invited to zir table Alessandro Cardinal Ricci, recently elevated from Bishop, and Bishop Paolo Romano, Maria’s childhood friend. Maria wondered at the propriety of meeting with the Cardinal and the Bishop ahead of the afternoon’s investigation by the Roman Catholic Church’s Congregation for the Causes of Saints, and ze could see the looks of discomfiture on the faces of the clergy, but the Duke held total control of the city; what ze commanded was done. </text:p>
      <text:p text:style-name="P16">Maria picked at zir spaghetti alle vongole and drank a bottle of San Pellegrino while the Duke carried the conversation, speaking of the great honor that Dr. Maria Morelli had brought to zir city-state--and to Italy--by zir work as a scientist, designer, explorer, and, now, a saint in waiting. Surely, ze announced, Florence’s fortunes would soar as the reputation of zir favorite daughter was shared with the world. If either Cardinal Ricci or Bishop Romano disagreed with the Duke’s hasty pronouncement of the last item, they were wise enough to keep their thoughts to themselves. For zir part, Maria found <text:s/>zirself blushing slightly as ze made eye contact with Bishop Romano, who simply winked at zir when the two other men were not looking. </text:p>
      <text:p text:style-name="P16"><text:soft-page-break/>The investigation, which included several clergy from both Florence and the neighboring city-state of Sienna, concluded that Maria Morelli had experienced the miracle of <text:span text:style-name="T16">bilocation</text:span>, in which ze had simultaneously seen the destruction of the WICSS Vespucci while also being saved by God to serve zir purposes on Earth. Like Saint Padre Pio, Venerable Mary of Agreda, and Saint Martin de Porres, Maria Morelli had the ability to travel with the will of God and to be in multiple locations at the same time. Moreover, evidenced by zir carrying of the ship’s canaries, Maria could also carry other living beings with zir as ze moved from one location to another. </text:p>
      <text:p text:style-name="P16">The question that remained unanswered was whether Maria could perform the miracle again. With no small amount of enthusiasm, the Duke of Florence had then banged zir fist upon the table in front of him and had insisted that Florence’s miracle, Dr. Maria Morelli, was already qualified as a capital-S Saint, whether ze could repeat zir miracle or not, and that ze would personally pillory the person who said otherwise, meaning not that ze would verbally attack the person, but that ze would literally lock the naysayer in a wooden framework, their head and hands constrained by the pillory, outside the Pitti Palace. If there were doubters among the investigators or the audience, they kept their thoughts to themselves. </text:p>
      <text:p text:style-name="P16">Maria, for zir part, stated that ze was confident that ze could perform the miracle again, but ze needed the right environment to recreate the divine feelings that had infused zir aboard the Vespucci and enabled zir to translate through space: hence the construction of the Church of the Zeropointcathedral complex. Ze had, over the years, purchased the land for the complex south of the city, using money from zir patented NFab nanotechnology. Ze added that it was zir goal to see the Church of the Zeropointaccepted as a separate congregation of the Roman Catholic Church and to see it become a ‘new path’ to the <text:s/>stars for humanity and a vital hub of commerce for Florence. </text:p>
      <text:p text:style-name="P16">Wary of the pillory threat posed by the Duke, who stood and applauded Maria’s plan with gusto, a few eyebrows were raised among the clergy, but any public voices of dissent were stilled. As the applause wound down, Maria went on to describe zir plan to use travel by the Power of Prayer to establish mining colonies on distant, uninhabitable planets. With the minerals that powered modern civilization becoming increasingly difficult to find on Earth, due to both scarcity and the spread of civilization itself, ze would found new mining colonies where minerals were abundant. Such planets could host human crews who would oversee the labors of robot workers--here, Maria gestured to zir beloved Sophia and Roberto--who would have no problems with unbreathable air or crushing gravitational pull. </text:p>
      <text:p text:style-name="P16">“We will mine the raw materials there, and transport them back here,” said Dr. Morelli. “where they can be used to fuel the continued growth of our economy.”</text:p>
      <text:p text:style-name="P16">Inspired, the Duke of Florence again rose to zir feet to lead another round of applause and cheers. </text:p>
      <text:p text:style-name="P16">“I have taken the liberty,” Maria added, “of contacting the leaders of several countries, including Russia and China, who have expressed their interest in being a part of a consortium we are calling the <text:span text:style-name="T16">Interstellar Minerals Combine</text:span>, which will provide the seed money necessary to bring about this new interplanetary enterprise. With God’s will behind us, the Church of the Allpoint’s Priory Guides will open the stars to humankind!”</text:p>
      <text:p text:style-name="P16">With slightly less enthusiasm and <text:s/>a touch more confusion, the Duke led another round of applause, but ze also exchanged several looks with zir advisors, who seemed to be equally in the dark regarding Dr. Morelli’s dealings with the Russians and the Chinese. The Duke’s technical staff had been secretly monitoring communications to and from the Morelli household for more than a decade now, but they had failed to pick up on such secret dealings. Evidently, Dr. Morelli had means of communication that were not so easily tapped. </text:p>
      <text:p text:style-name="P16">“We will begin,” Maria continued, “by placing mining colonies on Proxima Centauri b, which we are calling <text:span text:style-name="T16">Minerals Alpha</text:span>, and well as on Kepler 1229b, which we are calling <text:span text:style-name="T16">Minerals Beta</text:span>. Both planets are uninhabited and largely hostile to life. Once the minerals are extracted from these two colonies, the ore will be transported back to Earth’s refineries and production facilities.”</text:p>
      <text:p text:style-name="P16">“In fact,” said Dr. Morelli, “we have already done some preliminary exploration of Minerals Alpha, and from there I have gathered a small trinket with which to express my sincere appreciation for the gracious hospitality and support shown by the Duke of Florence. Roberto, if you please.”</text:p>
      <text:p text:style-name="P16">As all eyes turned to the flummoxed Duke of Florence, the robot removed from the folds of its robe a short staff of polished mahogany atop which was affixed a massive gem that concentrated and reflected the lights of the room in a storm of reflected, refracted fire. Genuflecting before the Duke, Roberto held out the unparalleled sceptre as a personal gift from Maria. </text:p>
      <text:p text:style-name="P16">With zir lips voicing a silent “wow!,” the Duke took the diamond topped staff with the expression of a young boy getting the best Christmas present ever. True, ze would later ream zir surveillance staff regarding the other surprises that Maria Morelli had sprung on him, but there was surely no more splendid jewel in the world as that which ze had just been given!</text:p>
      <text:p text:style-name="P119"><text:bookmark text:name="_lbnswj97a0xf"/>2060 New Religion</text:p>
      <text:p text:style-name="P16"/>
      <text:list xml:id="list65913199647200" text:continue-numbering="true"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13"/>
      <text:p text:style-name="P16">Maria Morelli</text:p>
      <text:p text:style-name="P16">Angelique Romano</text:p>
      <text:p text:style-name="P16">Alessandro Cardinal Ricci</text:p>
      <text:p text:style-name="P16">Bishop Paolo Romano</text:p>
      <text:p text:style-name="P16">Sophia and Roberto</text:p>
      <text:p text:style-name="P16">Lucca</text:p>
      <text:p text:style-name="P115"><text:bookmark text:name="_dlpjzinyh818"/>2061 Moses (Miracle + 4 weeks)</text:p>
      <text:p text:style-name="P16"><text:a xlink:type="simple" xlink:href="https://en.wikipedia.org/wiki/Word_of_Faith#:~:text=people%20praise%20prosperity.%22-,'Little%20gods'%20controversy,segments%20of%20the%20Christian%20community." text:style-name="ListLabel_20_28" text:visited-style-name="ListLabel_20_28"><text:span text:style-name="T5">Word of Faith little gods</text:span></text:a></text:p>
      <text:list xml:id="list65913110148001" text:continue-numbering="true" text:style-name="WWNum1">
        <text:list-item>
          <text:list>
            <text:list-item>
              <text:list>
                <text:list-item>
                  <text:p text:style-name="P54">“In the two decades since he had his vision of a state built to serve the church, the Reverend Moses Johnson had risen to leadership of Christ the Conqueror Church, and the church now served a denomination of hundreds of thousands of worshipers in Texas, the other states of the Freedom Federation, and well beyond, who basked in the praise of a religious leader who lauded them for their wealth and success, and who asked only that they give more to get more from a grateful God. Call it Word of Faith, call Prosperity Gospel, what the faithful understood was that the the Reverend Johnson would never ask them to spend their hard-earned money to support the poor who were too lazy to work, nor would he ask them to do anything other than be the captains of industry that they were born to be. God exulted in their successes, and the joy they felt in being rich and powerful came from God himself, who wanted winners on his team--not a bunch of weaklings who spoke of holding out olive branches in their hands rather than negotiating from a position of strength.”</text:p>
                </text:list-item>
                <text:list-item>
                  <text:p text:style-name="P54">“Johnson, having been one of the first Americans to receive the nsilk implant--and an avid programmer by training and inclination--had also created a rich, transcendent environment for those of his flock who were equipped to tap into the datasphere with their minds; for them, God, Jesus, and the Holy Ghost were more than just words--they were AR objects that interacted with them as Moses Johnson preached. As Johnson extolled the virtues of wealth and power, the Almighty himself would approach some quivering CEO and whisper into his ear, “You are my chosen one! Go and be fruitful and multiply!,” even as Jesus spoke words of inspiration to others (‘You are my little gods!’ he would say, adding, ‘We need more like you!’), and the Holy Ghost filled them all with a desire to stand up and shout ‘Hallelujah!’ In the throes of ecstasy following a service, it was not uncommon for some of the faithful to want to obey the Almighty’s command to multiply, and so the Reverend Johnson had provided private rooms where husband and wife--or a suitable stand-in--could work off the energy of the Holy Spirit as it was upon them, their religious efforts perhaps leading to the conception of another ‘little god.’”</text:p>
                </text:list-item>
              </text:list>
            </text:list-item>
            <text:list-item>
              <text:p text:style-name="P54">“For those whom the service inspired in another direction, the church also had one of the largest gun ranges in the area, and both gun rentals and ammunition were free.”</text:p>
              <text:list>
                <text:list-item>
                  <text:p text:style-name="P41"><text:span text:style-name="T16">Excerpt from A Complete History of the Humanist Coalition: From Inception to Final Freedom, by Javier Guzmán</text:span></text:p>
                </text:list-item>
              </text:list>
            </text:list-item>
          </text:list>
        </text:list-item>
      </text:list>
      <text:p text:style-name="P16">The oddly sparkling camo fabric roof of Christ the Conqueror Church was surrounded by acres of white concrete parking spaces on the flat plains southeast of Decatur, Texas. Slung from three majestic spires representing the Father, the Son, and the Holy Ghost, the heat of the Texas sun was converted into electricity by this enormous structure that had been the original vision of the Reverend Samuel Johnson, the lifetime work of his son, the Reverend Joseph Johnson, and the grand accomplishment of his grandson, the Reverend Moses Johnson, who continued the family tradition of preaching what is called either Word of Faith or Prosperity Theology, a form of Christianity which says that God wants you to be prosperous and healthy, and no annoying sacrifices are necessary to enter the Kingdom of Heaven. All that is required is for you to have faith, speak positively, and (of course) make big donations to the church. God helps those who help themselves by supporting their church in bold gestures of generosity. </text:p>
      <text:p text:style-name="P16">Late on this Sunday afternoon, the vast parking lot was occupied by a single vintage white Chevrolet Suburban so fuel-inefficient that it burned gas even with the engine not running. Inside the air-conditioned structure, seated in the first pew before the massive altar that fronted the open nave of the church, Reverend Moses Johnson was much concerned: he had just received a message from God via his nsilk interface; he knew the message was from God, because the header of the message had identified the sender as God. </text:p>
      <text:p text:style-name="P16">Earlier in the day, the Reverend Johnson had delivered a scathing sermon in which he had decried the mindless infatuation of the world media with the physicist turned Russian cosmonaut, Dr. Maria Morelli of Florence, Italy. <text:span text:style-name="T16">Yes</text:span>, the reverend had cried to a local audience of hundreds, and to a much larger online net audience that numbered in the hundreds of thousands and spanned more than fifty countries, Maria Morelli <text:span text:style-name="T16">appeared</text:span> to have been saved by the grace of God. But, in an era in which electronic fakery was rampant and exceedingly difficult to spot, would it not be wise to at least assume a massive fraud was possible? God had not performed showy miracles at the drop of a hat for two millennia, so why start now? And why Italy? Not that the good reverend had anything against Italians, mind you, but what had Italy done on the world stage since the Renaissance, discounting the invention of nsilk? And, as the reverend was quick to point out, wasn’t the Renaissance the start of the long war waged by secular society upon religion and Christianity in particular? Did not, in fact, the centuries-long war on Christianity begin in Italy?</text:p>
      <text:p text:style-name="P16">It was had been rambling and random sermon, as most were, in which a smattering of facts were connected by threads of wild speculation, but it had flowed well, and the reverend had felt invigorated afterwards as he stripped off his sweat-soaked shirt and underwear and showered in his private suite. As hot needles of water had pulsed over his skin, he had connected his nsilk implant to his latest show’s comments section and mentally scrolled through the growing list of reviews, most of which were glowing, praising the reverend for his “strong defense of conservative Christianity” and his “brave fight against the creeping socialism of the libtards who want to rob God-fearing, gun-toting Texans of their precious liberties!” </text:p>
      <text:p text:style-name="P16">Naturally, there were the trolls, whose perfidious liberal agenda was to strip the joy from any Christian gathering. One of these weasels, a certain <text:span text:style-name="T16">HangingChad223</text:span> (almost certainly a made-up name) had pointed out that hundreds, and possibly thousands, of onlookers saw Maria Morelli appear out of thin air with their own eyes. </text:p>
      <text:p text:style-name="P16">[HangingChad223: What about all the people on the bridge who saw Maria with their own eyes? How do you fake what people actually see, Reverend Money-bags? They didn’t see your fake AR deities!]</text:p>
      <text:p text:style-name="P16">Of course, the answer was simple, so simple that Moses hesitated to dignify the absurdity of the question with a response, but he did anyway.</text:p>
      <text:p text:style-name="P16">[ReverendMosesJohnson: Ever hear of the art of illusion? Or hallucinogenic drugs in the water? Not all that is seen is real, you perfidious tool of Satan! Open your heart to God to understand the truth!]</text:p>
      <text:p text:style-name="P16"><text:soft-page-break/>HangingChad223 had riposted with a tirade of obscenity that might have gone on for minutes, but Moses blocked him and continued scrolling through the good reviews. The world was filled with gullible fools, and Moses had little time to spare for them when the real job was spreading the word of God to a world hungry for the truth and willing to make a healthy donation to that cause!</text:p>
      <text:p text:style-name="P16">And then came the unexpected message from God:</text:p>
      <text:p text:style-name="P16">[God: You ask good questions, Moses. But you should learn more about Maria Morelli if you want to preach the whole truth!]</text:p>
      <text:p text:style-name="P16">The message came as a direct message rather than a broadcast comment, but it should not have come at all: Moses had no contact who would dare to call himself God, nor would the reverend have allowed such a blasphemy. He replied immediately.</text:p>
      <text:p text:style-name="P16">[ReverendMosesJohnson: Who is this who uses the name of the Almighty?]</text:p>
      <text:p text:style-name="P16">[God: The Almighty, of course! I thought about using the contact name GodYahwehJehovahChristTheLightAlphaandOmegaGuđánBogShàngdìMaykapalNkosiRastafari to combine of the names I have been given by Christians, but I decided that a simple <text:span text:style-name="T16">God</text:span> is much more wieldy.]</text:p>
      <text:p text:style-name="P16">[ReverendMosesJohnson: How did you add yourself to my private contacts?]</text:p>
      <text:p text:style-name="P16">[GodYahwehJehovahChristTheLightAlphaandOmegaGuđánBogShàngdìMaykapalNkosiRastafari: ROTFL! Yeah, that’s pretty nasty name to have to write when choosing to send me a direct message--not that I accept many. Like you, I’m picky. You know what? I’ll stick with just plain old <text:s/><text:span text:style-name="T16">God</text:span>. Now, regarding your question: how did I add myself to your private contacts? One word, dude: I am God!]</text:p>
      <text:p text:style-name="P16">[ReverendMosesJohnson: Or, perhaps you are a hacker! Explain before I block you permanently!]</text:p>
      <text:p text:style-name="P16">[God: I would just remove your block. Can you imagine what might have happened had, say, the original Moses blocked me? Poof! No Ten Commandments! Then where would humanity have been without a basic set of rules? I shudder to think of it!]</text:p>
      <text:p text:style-name="P16">[ReverendMosesJohnson: I am removing you now! Goodbye!]</text:p>
      <text:p text:style-name="P16">Moses blocked God from his list of contact, and--just to be sure--GodYahwehJehovahChristTheLightAlphaandOmegaGuđánBogShàngdìMaykapalNkosiRastafari or any combination of those terms. There! Now he could finish his shower and continue reviewing his broadcast comments.</text:p>
      <text:p text:style-name="P16">The next message arrived without any pause. </text:p>
      <text:p text:style-name="P16">[God: What I wanted to tell you is that you should learn more about Maria Morelli and this POP travel thing of hers. The whole thing feels fishy to me--almost like she’s hiding something. You know what I mean?]</text:p>
      <text:p text:style-name="P16">[ReverendMosesJohnson: How did you . . .? Never mind! If you are so intent on hacking my contact list, the least you could do is sound like God instead of some unemployed guy who lives in his mom’s basement!]</text:p>
      <text:p text:style-name="P16">[God: For the record, my mom doesn’t have a basement, but if you mean I should use early English pronouns like thee, thou, and thine, get over it! Just like everybody else’s, my vocabulary has evolved to suit the times. This is how I speak now, so get thee over it!]</text:p>
      <text:p text:style-name="P16">As the so-called <text:span text:style-name="T16">God</text:span> had been messaging, Moses had been frantically refreshing his blocks on the contact name, but as quickly as he mentally blocked a name, it was just as quickly added back. God, GodYahwehJehovahChristTheLightAlphaandOmegaGuđánBogShàngdìMaykapalNkosiRastafar, and any arrangement, combination, or permutation of those names was immediately added back to the list. And many other names were being added as ze watched: יהוה, Adonai, Kyrios, HaShem, Allah, Ar-Rahman, Ar-Rahim, Khuda, Tangri, Tengri, Hu, Bahá, Ishwar, Dieu, Dios, Hayyi Rabbi, Mana Rabba, Param Brahma, and a host of others. The names were appearing as if by magic!</text:p>
      <text:p text:style-name="P16">[ReverendMosesJohnson: Okay! Enough! Just tell me what you want from me!]</text:p>
      <text:p text:style-name="P16">[God: I already did. I said you should dig into this Maria Morelli and learn more about her and this POP thing of hers. You yourself suggested that it might be fake, so why not do a deeper dive and see what you can find? Maybe you can do an entire sermon series on the mythology of Maria Morelli, the so-called miracle woman, no?]</text:p>
      <text:p text:style-name="P16">Moses had to admit that a thematically-linked sermon series had a certain appeal. Most of his sermons were independent, the topics having been inspired by some current event that had stood out, but audiences loved a thematic series. Perhaps if he humored this pest . . ..</text:p>
      <text:p text:style-name="P16">[God: Think about it and let me know if you need help finding sources. I don’t want to brag, but being omniscient makes me a kick-ass reference librarian. Oh, and you should think about getting out of that shower before you turn into a walking prune. And maybe think about working out now and then; that youthful, sculpted body you once had seems to be covered in a layer of fat.]</text:p>
      <text:p text:style-name="P16">Reflexively, Moses jumped out of the shower, grabbed a towel, and wrapped it about himself. He tried to send a reply, but his message was blocked!<text:span text:style-name="T16"> Asshole!</text:span> he thought. </text:p>
      <text:p text:style-name="P16">[God: I heard that Moses!] came the reply, and then the Almighty was closed off again, even as Moses Johnson ranted and swore until he once again began sweating. </text:p>
      <text:p text:style-name="P16">Hours later, Moses was seated in the first pew before the altar. He had immersed himself in learning about Maria Morelli at a deeper level than what he could find in the news headlines. Among other things, he had learned that Maria’s father, Guiseppe, was the inventor of the nsilk brain-computer interface that roughly half the world’s population now used to access the net and their paired devices. Nsilk provides a direct connection between the brain and wireless devices, obviating the need for keyboards or even voice commands. With a thought, and access to the millions of apps available on the net, a nsilk-connected person could search for information, analyze data, write a report, and share it with the world without lifting a finger. </text:p>
      <text:p text:style-name="P16">There had been other brain-computer interfaces, to be sure, but what made Guiseppe Morelli’s nsilk so popular was the ease with which it could be implanted under the skull. A simple outpatient surgery that involved drilling a tiny hole was all that was needed for the injection of the liquid nsilk, which then spread and formed flexible neuronic connections and an antenna that connected the host’s brain to the net. The whole procedure could be performed in a couple of hours, with most patients learning to master the interface in two or three days. </text:p>
      <text:p text:style-name="P16">For newborns, the process was even easier because the nsilk could be injected through either of the fontanelles. And, because the newborn was already dealing with an overload of sensory inputs, one more input made no difference except in one important way: parents equipped with their own nsilk could now communicate directly with a child that had not yet learned a language. Raw emotions churned up from the child--fear, confusion, pain, hunger, discomfort--telling the parent more than crying ever could. At the very least, harried parents now knew why their newborn child was crying and could address the root cause: comfort the fearful child, feed the hungry child, change the diaper of an uncomfortable child. In addition, for physical illness, the nsilk link provided vital physical data that could be immediately relayed to a pediatrician or other medical specialist for analysis. For the first time in history, newborns were communicating with parents shortly after birth, and there was even some experimentation to see if the nsilk interface could be placed prior to birth. </text:p>
      <text:p text:style-name="P16">When Guiseppe died, he left his ten-year-old daughter with a comfortable house and millions of credits of stock in the company that manufactured and distributed nsilk. The chairman of the company, a friend of Maria’s father since their school days at the University of Padua, also presented Maria and zir grandmother with two of the most advanced prototypes that had been constructed by the company’s new robotics manufacturing line. Young Maria named the robots Sophia and Roberto, and they had been zir constant companions since. </text:p>
      <text:p text:style-name="P16">Maria Morelli had used zir father’s nsilk as the starting point for zir own NFab nanofabric, which flowed like a liquid until given a command by its nsilk-equipped owner to assume a more specific form. Most typically, NFab products were pre-configured--as articles of clothing or accessories--which the wearer could then transform as desired, either to achieve a specific color, shape, or function. For example, an NFab baseball cap could morph to have any coloration or display any team logo desired by a fickler wearer. Or, an NFab dress could change from a business suit to evening wear with a thought. </text:p>
      <text:p text:style-name="P16">In its most recent formulation, NFab was rumored to be able to morph into battle armor or weapons with the speed of thought, but this capability had never been observed by anybody outside of the small cadre of engineers and scientists who worked in Maria’s NFab development center southeast of Florence. It was also believed that NFab formed the modified structural covering of Maria’s two personal robots, Sophia and Roberto, but this rumor also remained unproven. </text:p>
      <text:p text:style-name="P16">What had been proved was that Dr. Maria Morelli was an extremely wealthy individual. Whereas zir father had never owned the patent for zir nsilk--he was rewarded with a very comfortable salary by zir employer--Maria patented zir NFab design when ze was still a teenager. As a result, by the time ze left Florence to study physics in Padua, Maria was already rich enough to charter flights back to Florence whenever ze felt the need for the comforts of home or to meet with zir NFab development staff. By the time of the Morelli Miracle, Maria was likely the richest person in Italy.</text:p>
      <text:p text:style-name="P16">The Reverend Johnson now had a much better perspective on Maria Morelli, who much of the world seemed to view as a either a budding saint or the second coming of Jesus. Maria Morelli was much more ambitious than the pious persona evinced by the brown-robed, sandal clad figure who walked from zir home to the site of zir cathedral project each afternoon. In fact, Moses’s first reaction upon learning that Dr. Morelli had secretly formed a mining combine with the Russians and the Chinese had been to hoot loudly, the sound of zir private amusement reverberating throughout the empty structure of the church. <text:span text:style-name="T16">Pious my ass</text:span>! was zir thought. <text:span text:style-name="T16">This woman is a business mogul who wants to control the world! Ze </text:span>was starting a new money-making scheme--mining distant planets--under the very noses of the largely clueless Vatican. <text:span text:style-name="T16">Lordy! You had to admire the audacity of the woman!</text:span></text:p>
      <text:p text:style-name="P16">On the other hand, and Moses Johnson always considered the other hand, the Church of the Zeropointnow posed a dangerous competitor for the revenue to be won in the business of serving God. In the mind of the Reverend, everything was a zero-sum game: if somebody was winning, it surely meant that somebody else had to be losing. In zir mental SWOT (Strengths, Weaknesses, Opportunities, Threats) analysis chart, the Church of the Zeropointhad just gained a prominent spot in the Threats quadrant that rivaled the insidious growth of secularism and the potential loss of tax-free status for branches of Christ the Conqueror Church residing in the secular world, which included the First America and Pacific federations on the right and left coasts of the former United States; both had become less friendly to religion as a business since splitting from the union. </text:p>
      <text:p text:style-name="P16">But whereas a loss of tax-free existence represented a simply reduction of income, Moses viewed the plans for Church of the Zeropointto open a new stream of potentially unlimited revenue to be an existential threat, not only for zir Christ the Conqueror Church, but for all religious organizations that relied upon gifts, grants, and donations instead of industrial grade leases, fees, or royalties. ze wasn’t sure what kind of cut Maria Morelli intended to take from zir mining deal, but ze was willing to bet that it would not be small. If the Church of the Zeropointwas able to bridge the distances between the stars as easily as Dr. Morelli had jumped from the Vespucci to Earth, untold trillions would be saved on transportation costs. And Moses was certain that the good doctor knew those distances could be bridged: why else make such a public statement except to announce what had already been accomplished? The woman was clearly no fool! Moses could smell a competitor half a world away, and ze was not for an instant fooled by the mendicant garb ze and zir precious robots wore. </text:p>
      <text:p text:style-name="P16">If Maria Morelli was winning, Moses Johnson was losing. ze needed to turn the tables! </text:p>
      <text:p text:style-name="P16">Once again, Moses Johnson envisioned zir SWOT chart. In the Strengths quadrant ze saw zir dominant trait: Belief! No, not zir personal belief, but the collective belief of zir congregation and zir many followers who tapped into the Christ the Conqueror Church programs out of personal need. People needed to believe in something bigger than themselves, people needed to believe in something that gave credibility to their otherwise pointless existence, but most people were unable to define for themselves what to believe in. Without guidance, they wandered here and there, trying this, that, and other things to their personal ruin. The Hindus even had a name for this approach, <text:span text:style-name="T16">The Path of Desire</text:span>, and they saw no harm in allowing people to discover for themselves how unsatisfying a life devoted to shallow pleasures could be. Moses knew better. Left to their own courses, humans invariably chose the path of pleasure, and then they came to loathe themselves when with just a bit of creative interpretation of vague scripture they could come to love themselves, which was the whole point of religion: learning to love yourself in spite of what you had become. </text:p>
      <text:p text:style-name="P16">Humans were by nature weak, and they needed a strong leader to tell them what to believe in, what to do, and what not to do. Moses was that leader. Moses was that leader who could tell the profligate rich concerned about what Jesus proclaimed in Matthew 19:24 (<text:span text:style-name="T16">And again I say to you, it is easier for a camel to go through the eye of a needle than for a rich man to enter the kingdom of God</text:span>) that that was then, and this is now. In the now, the eye of a needle is a metaphor for making a difficult passage. In the now, it is sometimes difficult to reconcile financial success with being a good Christian, but nothing in the Bible says that it is impossible! One need only make the church a central part of one’s existence, and, as Jesus also said, <text:span text:style-name="T16">God makes all things possible</text:span>! (Naturally, a healthy contribution to the church helps.)</text:p>
      <text:p text:style-name="P16"><text:soft-page-break/>By chance of birth, Moses had been placed in what had once been described as the <text:span text:style-name="T16">Bible Belt</text:span> of the former United States, which stretched from Florida west to Texas. Now a member of the Freedom Federation (along with Arkansas, Missouri, New Mexico, and Oklahoma), Texas continued to be a stronghold of political and religious conservatism in which evil was manifest in government and taxes, and good was manifest in living a life centered around God, family, the right to bear arms, and being a loyal and contributing member of the church.</text:p>
      <text:p text:style-name="P16">By chance of birth, Moses had been placed in a family that had made a business of telling people what to believe, and business was profitable. Grandpa Samuel Johnson had started the business by assuaging the pangs of guilt felt by wealthy congregants from Fort Worth and Dallas who were unable to accept their own successes. <text:span text:style-name="T16">God</text:span>, the first Reverend Johnson had instructed zir flock, <text:span text:style-name="T16">wants you to be healthy, wealthy, and wise; you have the first two characteristics in abundance, but you need somebody to help you acquire the wisdom to know that you are blessed!</text:span> <text:span text:style-name="T16">(Please place your donation in the plate headed your way to help us spread this important message of God.)</text:span> zir daddy, Joseph Johnson, had transformed Christ the Conqueror Church into a media conglomerate with powerful allies in politics who counted on him to bring voters to Jesus and the radical right philosophy of lower taxes, more guns, and fewer immigrants. </text:p>
      <text:p text:style-name="P16">By chance of birth, Moses had been placed in an egalitarian age in which nobody and everybody were experts, but only those who knew how to frame their arguments were listened to and (more importantly) reposted and republished to spread their influence. What mattered was not what you knew but whether what you said resonated with what your audience craved. Moses knew what zir audience craved, ze knew what they wanted to hear and believe, and ze had no problem tailoring zir message to resonate with the needs of an audience wanting to be told that God, the Son, and the Holy Ghost want you to have a massive home (or two, or three), a huge gas-guzzling vehicle (or two, or three), a trophy spouse (if you have more than one, keep it to yourself), six-pack abs (Moses was not above preaching shirtless in zir youth to show off zir own ripped torso), and as many guns as you felt necessary for your personal safety and enjoyment (there were as many assault rifles mounted on the walls of Christ the Conqueror Church as there were crosses). The Holy Trinity had evolved over the millennia, and if you saw these truths as somehow contrary to the philosophy of conservatism then you must be a liberal or an atheist (as if there was a distinction between the two). </text:p>
      <text:p text:style-name="P16">Moses knew an imposter when ze saw one, and ze knew that Dr. Maria Morelli no more believed in travel by Power or Prayer than did he. Ze might have buffaloed the local clergy and important figures in the Vatican, but knew in zir heart that POP was just a cover for something Dr. Morelli had discovered and was keeping secret for reasons of zir own, and those reasons had to do with feathering zir own nest. Miracles and business secrets were one and the same, and both were kept to secure a business advantage. </text:p>
      <text:p text:style-name="P16">Moses desperately wanted to know the secret behind Power of Prayer travel, but even more ze wanted to to see Maria Morelli exposed as a phony. </text:p>
      <text:p text:style-name="P115"><text:bookmark text:name="_ewvlftojgi6m"/>2065 Coldhell Council (Miracle + 8 months)</text:p>
      <text:p text:style-name="P16">“The first exoplanet planet colony was placed on Proxima Centauri b, and it was a mining colony leased to the International Minerals Combine under terms that would provide the Church of the Zeropointwith a fixed percentage of the profits to be made from extracting the metals that could no longer be easily mined on Earth. It was, in the words of the ? “a sweet deal.”</text:p>
      <text:p text:style-name="P16">“The official name of the colony was Minerals Alpha, but among those who worked on the windswept, tidally locked planet some 4.2 light years from Earth, it was known as Coldhell.” </text:p>
      <text:p text:style-name="P16">“From the beginning, the power of the Church of the Zeropointwould be tested by those who do not like sharing.”</text:p>
      <text:list xml:id="list65912638711285" text:continue-numbering="true"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16">Eight months later, Proxima Centauri b. </text:p>
      <text:p text:style-name="P16">Hurricane force winds swept through the narrow canyons where the Interstellar Minerals Combine facilities on Proxima Centauri b were located. Had there been anything left to scour on this planet already blasted by non-stop wind, it would have been sent careening down the narrow channel, but the only thing left to be borne on the wind was dust and needles of ice that polished the already smooth rock faces and the occasional metal door set into the rock faces. </text:p>
      <text:p text:style-name="P16">Known as ‘Coldhell’ to the handful of human workers who had for the past six months overseen the operations of hundreds of COTA robots working the mines, the canyon was rotating away from Proxima Centauri, the red dwarf star around which the planet made an orbit every eleven days and a few hours. The ‘daily’ rotation of the planet itself took just under seven Earth days. As temperatures plunged, cold air rushed into the canyon in a screaming torrent. Even the robots were restricted to the internal bays until some semblance of equilibrium was reasserted. </text:p>
      <text:p text:style-name="P16">In the meantime, people did what people do when they are not otherwise busy and when the bosses are away: they drink and plot. Inside one of the massive bays carved into the rock walls during the recent months, seated around a table littered with bottles and empty dinner plates, mine workers Yevgeny Sokolov, Ludmilla Lubski, and Facundo Ortiz drank vodka and argued about COTA’s reputed cut of the mining revenues. </text:p>
      <text:p text:style-name="P16">“Five percent is simply too much!” proclaimed Yevgeny, the burly foreman of uranium extraction pit number 27. ze spoke with the confident assurance of a man emboldened by alcohol and the realization that the mine’s managers were sequestered in a two-day investor meeting 4.2 light years away. “Half for the Catholic Church, and another half for COTA! They are ripping us off!”</text:p>
      <text:p text:style-name="P16">Facundo, who normally worked in an enclosed crawler that serviced lithium-mining robots on the salt flats above the canyon, tossed back a shot, turned over zir glass, and regarded Yevgeny Sokolov with a rheumy-eyed gaze. “What do you have against giving money to the church?” ze asked. “I am a Catholic! I have no problem with tithing, and five percent for haulage is half of what haulage costs used to be--and over much longer distances! It’s a <text:s/>bargain!”</text:p>
      <text:p text:style-name="P16">Ludmilla Lubski snorted in amusement. “You are as much a Catholic as I am a Buddhist monk,” ze laughed. “If you have ever been inside of the company chapel it was because you got lost while looking for the liquor pantry. The company pays for your so-called tithing and your job pays a better salary--much better--than any Earth-side job would for such an uneducated lout as yourself!”</text:p>
      <text:p text:style-name="P16">Facundo shrugged. “I didn’t say that I was devout, but I was baptized in a Catholic church when I was a boy. I feel strongly that I am still a Catholic, and I do not mind that the church and COTA get paid for transporting us here and for transporting the minerals back to Earth. It is simply a cost of using the POP.”</text:p>
      <text:p text:style-name="P16">“The P-O-P,” replied Yevgeny, slowly spelling out the letters. “Power of Prayer. Tell me, Facundo, do you believe it is real? Were we really transported here by Power of Prayer, and are the metals we mine really transported back to Earth by the will of God?”</text:p>
      <text:p text:style-name="P16">“It brought our asses here,” Ludmilla responded. “And it takes our finished product back to Earth. Why wouldn’t it be real?”</text:p>
      <text:p text:style-name="P16">Yevgeny shook zir head. “No, I mean do you really think POP<text:span text:style-name="T16"> </text:span>is what moves things from place to place, or is it just some kind of ruse to hide what is really going on? Some kind of quantum thing, or whatever, you know?”</text:p>
      <text:p text:style-name="P16">“Does it matter?” asked Facundo. “It works! That’s all I need to know. One second I was standing in Bolivia, and the next second I was standing in here.”</text:p>
      <text:p text:style-name="P16">“Your devotion to your religion is breathtaking,” observed Ludmilla. </text:p>
      <text:p text:style-name="P16">Facundo shrugged again. “I’m just saying that if it works, it works. Two months ago I was barely getting by on what I earned doing a back-breaking job in Bolivia, and now I am earning good money on a planet light years from Earth. I miss my family, but I am providing for them in a way I never have before. I don’t gripe about my fortune. I don’t have this ingrained mistrust of bureaucracy that you Russians do. I just roll with things.”</text:p>
      <text:p text:style-name="P16">“We Russians roll too,” said Yevgeny, “We have a long history of rolling, but we still wonder what is really going on because we assume we are being lied to. Always. Me, I think POP is something Maria Morelli discovered while ze was working on the FTL drive. It caused zir ship to blow up, but ze somehow managed to return to Earth and do that living cruciform thing with zir little birdies to grab attention. Then, ze built something there in Florence that ze uses to transport stuff across light years, but whatever it is ze keeps it hidden in that church of hers.”</text:p>
      <text:p text:style-name="P16">“The Church of the Zeropointis now a part of the Catholic church,” Facundo pointed out. “Why would they keep such a thing a secret?”</text:p>
      <text:p text:style-name="P16">Both Russians burst out laughing at this question. </text:p>
      <text:p text:style-name="P16">“All religions keep secrets,” said Ludmilla. “If they had no secrets, they would have nothing to sell.”</text:p>
      <text:p text:style-name="P16">Yevgeny re-filled the empty glasses and tossed back zir portion. “Myself, I think the COTA cathedral is a secret laboratory where Dr. Morelli built some machine that bends space and time to zir will. It is like the old television series <text:span text:style-name="T16">Stargate SG-1</text:span>, in which people walk through these wormholes to travel.” A sudden look of inspiration flooded the big Russian’s face. “Perhaps the cathedral is in a strategic location where wormholes can be formed. Maybe it has something to do with the underlying geography?”</text:p>
      <text:p text:style-name="P16">“Maria Morelli appeared in thin air,” Facundo point out. “There was no wormhole opening seen in any of the images.”</text:p>
      <text:p text:style-name="P16">Yvegeny refilled zir glass and emptied it in two quick movements. “Perhaps the special effects of the television show were incorrect. Who says a wormhole has to be visible? Maybe a wormhole looks like ordinary space, but if you step into it---swooosh!--you get transported!”</text:p>
      <text:p text:style-name="P16">“We should ask Rod!” said Ludmilla enthusiastically, zir face also lit with what was either inspiration or something more primal. “He would know!”</text:p>
      <text:p text:style-name="P16">The two men cooly turned skeptical stares upon their female companion, who was focusing dreamily on some private thought.</text:p>
      <text:p text:style-name="P16">“Yes,” replied Facundo with mock sincerity, and then ze spoke with an Australian accent. “We should ask Radium Rod with the bulging biceps to show us the wormhole device ze uses to travel from between Florence and here in the blink of an eye. I’m sure ze won’t mind spilling the truth to three drunk miners.”</text:p>
      <text:p text:style-name="P16">Ludmilla flashed a scornful look. “Rod is an okay guy,” ze protested. “For a Priory Guide.”</text:p>
      <text:p text:style-name="P16">“Right,” agreed Yevgeny, “but ze <text:span text:style-name="T16">is</text:span> a Priory Guide, and Priory Guides never talk about POP. When they pray to God to move an object from one place to another, they are always do so out of public view. Why should ze tell us anything different?”</text:p>
      <text:p text:style-name="P16"><text:soft-page-break/>“I dunno,” said Ludmilla, zir eyes darting back and forth as ze sought the best rationale for what had been, at best, a bad idea. “Maybe we . . . uh . . . maybe we jump him, tie him up, and make him show us how it is done!”</text:p>
      <text:p text:style-name="P16">Facundo and Yevgeny shared a momentary glance. “Is this some personal fantasy we’re talking about now?” Facunda wondered. </text:p>
      <text:p text:style-name="P16">Yevgeny filled their glasses and downed another shot. “Could be interesting to see what happens,” ze said, zir voice slurring a bit, so that the word ‘see’ came out sounding like ‘schee’. </text:p>
      <text:p text:style-name="P16">“You guys aren’t really serious about this, are you?” Facundo blurted as ze looked at the two Russians. What ze saw were two inebriated co-workers who had already made a decision to do something that had little hope of ending well. “Oh, God, you are!”</text:p>
      <text:p text:style-name="P16">“Come on, Facundo!” prodded Ludmilla. “Aren’t you curious to see what will happen?”</text:p>
      <text:p text:style-name="P16">“I’m interested in keeping my job,” replied the Bolivian. </text:p>
      <text:p text:style-name="P16">“You can say that we pressured you into going along,” said Yevgeny. “Come on, comrade! Live a little! Take a risk to discover the truth! We might become famous! Besides,” added the pit foreman, who was good friends with Facundo’s foreman, “your quarterly evaluation is coming up soon. I hope it is a good one.”</text:p>
      <text:p text:style-name="P16">“You bastard!” said Facundo, and ze held out zir glass for a refill.</text:p>
      <text:p text:style-name="P16">*****</text:p>
      <text:p text:style-name="P16">As the first Priory Guide besides Maria Morelli, Rod Taylor had been trained by Dr. Morelli to expect the worst when translating from a safe location to a remote location. Even if the remote location was familiar, the exact circumstances of the location were unknown until the moment of arrival, and you did not want to drop into the unexpected. A slight miscalculation and you might, say, end up a hundred meters above the Arno River instead of just a couple of meters--to cite a very specific example of how things might have turned out differently. Maria had been lucky in zir first translation, so ze taught zir acolytes to take all necessary precautions before pulling the trigger. Whether it was to protect against bad weather, bad position, or bad intentions, Maria’s rule was to first send a handful of remote NFab probes--drones--and view their visual data stream before committing yourself to what could be a game-ender. </text:p>
      <text:p text:style-name="P16">Looking to the casual observer like a cluster of gnats, Rod’s drones transmitted back an image of three familiar miners--Yevgeny Sokolov, Ludmilla Lubski, and Facundo Ortiz--standing, unsteadily, just outside Rod’s target landing spot. In the background were the dozen uranium ore containers Rod would be sending to Radium Hill, Australia, for processing. What made the otherwise normal situation odd was that the two men were holding ropes, and the woman was holding a sack large enough to cover a person’s upper body. It did not look inviting, so Rod located the object IDs for the three tipsy miners and translated them into the nearest drunk tank. Then, ze translated <text:s/>zirself to the loading spot and translated the uranium containers, and <text:s/>zirself, back to Radium Hill without having to learn what no-good thing the besotted miners had been up to. The three miners slept for ten hours and woke with pounding heads, which was their only punishment. </text:p>
      <text:p text:style-name="P16">After translating back to the Florence Priory, Rod briefed Dr. Morelli on what ze had seen and done on Minerals Alpha. </text:p>
      <text:p text:style-name="P16">“Good work,” said Maria with a smile. Ze was standing in the middle of zir Priory suite, which included a working and living area, a small kitchen area, and a bedroom--the same as every other Priory suite. Ze was dressed, as always, in a brown monk’s robe, but not even the billowing folds of zir robe could disguise the fact that ze was in the final trimester of zir pregnancy: just beneath zir white rope belt was a prominent bulge. </text:p>
      <text:p text:style-name="P16">For zir part, Rod tried not to stare at the shape of zir superior, but it was difficult at times to reconcile the monkish image of Maria Morelli with that of a young woman who would soon give birth--to a son, ze had said. Traditionally, those living the monastic life were either monks (men) or nuns (women), and both eschewed sex. But, as the head of the Church of the Allpoint, Dr. Morelli had turned tradition on its head in many ways: COTA, which was the short-hand name for the church, did not place any restrictions on relationships between guides, allowing the members of the priory, who, for their own protection, would have little overall contact with humanity at large, to form liaisons within their cloister. Moreover, members of COTA referred to each other using formal titles (Priory Guide Rod), first names (Rod), or non-gender-specific personal pronouns (I, you) instead of using the gender-specific pronouns (he, she) that quite often added nothing meaningful to what was being said. </text:p>
      <text:p text:style-name="P16">Dr. Morelli explained that stripping gender away from communications was a way to improve efficiency of thought: if you get rid of nonessential frills in your thinking, it helps you to focus on what is important. Rod Taylor, who had dual degrees in mechanical engineering and materials science and engineering from the University of Newcastle had initially reacted (privately, of course) to Morelli’s philosophy as a right load of codswallop during zir first interview for the position of Priory Guide. However, as the interviews progressed, and as ze thought about it more, Rod (who knew a smattering of German and Spanish) reflected on how those languages were mired with gender differences for nouns, articles, and verbs that had often had little to do with conveying a basic idea. In the end, ze came to agree that gender in language was about as important to what was being said as the formal suits elected officials somehow feel the need to wear in public even though people elected them to office for their ideas: the one has nothing to do with the other and is just a window-dressing added for no good reason. </text:p>
      <text:p text:style-name="P16">By the time Dr. Morelli offered him a position as a Priory Guide, Rod’s thinking on a good many things had become clearer. Never deeply religious (he considered <text:s/>zirself to be an agnostic by the time ze was fourteen, but ze kept zir status secret because of the hostility the devoutly religious sometimes show towards those who are unaffiliated), ze came to understand that not having a preconceived concept of how the universe was supposed to work made it much easier for him to accept how it really did work. The notion that every object in the universe has a set of metadata that describes that object’s location and other properties was a bit of a stiff bracer, as was the fact that this metadata is accessible from anywhere, but, on the whole, it was easier to accept than the gibberish that Rod had seen in most sacred books, which seemed to have been written by men who had made the mistake of writing while tipsy. And because ze had never studied relativity, ze was not in the least bothered by the thought that changing an object’s location meant stomping all over the rule that nothing, not even information, can travel faster than the speed of light. Dr. Morelli had spoken of something called the <text:span text:style-name="T16">holographic principle</text:span> as perhaps offering an explanation, but Rod, who had spent much of zir youth as a nsilk gamer, was quite comfortable with the notion that the universe has a backdoor that allows a cheat mode; it explained how a god could be omnipotent and omnipresent because the universe was a program. </text:p>
      <text:p text:style-name="P16">“Can you move some bins from Minerals Beta to Kazakhstan?” Maria asked. “I was going to do it myself, but I’m having a touch of morning sickness today I am afraid.” </text:p>
      <text:p text:style-name="P16">Rod smiled and nodded, exposing the clean-shaven top of zir head. For reasons that even ze could not fully explain, ze had tonsured zir hair upon becoming a guide and donning the brown robe; it just seemed to fit the role. “Gladly.”</text:p>
      <text:p text:style-name="P16">“Here are the IDs and locations,” Maria replied as ze shared via nsilk the pertinent object identification codes and the location to which the ore-laden bins were to be moved. “Oh, and Rod?”</text:p>
      <text:p text:style-name="P16">“Yes doctor?” </text:p>
      <text:p text:style-name="P16">“The Kepler 1229b colony has not been in operation as long as the colony on Proxima Centauri b, but the residents are starting to push the boundaries a bit. Please do be careful. You never know what they might get into their heads. ”</text:p>
      <text:p text:style-name="P16">Rod bowed deeply. “Always, ma’am!</text:p>
      <text:p text:style-name="P16">As ze walked back to zir priory suite, Rod reflected on how drastically zir life had changed since zir serendipitous encounter with Dr. Morelli only four months earlier. Ze had arrived in Radium Hill, Australia, to personally inspect the remote facilities where uranium was being extracted from ore and converted into the triuranium octoxide that was shipped to enrichment facilities where it became fuel for nuclear fission reactors. Dr. Morelli was associated with one such facility in Idaho that supplied the fuel to a manufacturer of small modular reactors. </text:p>
      <text:p text:style-name="P16">Rod, who worked for the newly formed Australia Nuclear Fuels (ANF) Ltd, had been assigned to show zir around. ANF had been formed after years of passionate debate down-under regarding the uses of nuclear fission, both peaceful and otherwise, and its birth signaled a maturation of attitudes regarding the health effects of low-level radiation. Time was when the only solution for disposing of mildly radioactive Australian waste from oil and gas exploration was to ship it to a hazardous waste disposal site in the United States at hideous cost--as though there was no place on the entire Australian continent where such waste could be disposed of safely at much less cost. It had been before zir time, but some pundits had pointed out that Radium Hill, the location from which radium had been extracted for the use of Marie and Pierre Curie in the early 20th century, might make an excellent location for disposal of such waste: the land therein was arid and barren, and even a casual observer could see that its isolation from population centers made it suitable. </text:p>
      <text:p text:style-name="P16">Rod understood that the dangers of radiation exposure had been sadly underestimated in the years immediately following its discovery--witness such oddities as radium water in the 1920s and the shoe-fitting fluoroscopes that were used until the 1970s--but the radical backlash against any exposure above natural background levels of radiation had produced a paranoia that was harmful in its own way, ignoring the reality that every living entity in the universe has evolved in a constant bath of radiation. The end result was the ridiculous notion that any extra radiation dose was not only immediately harmful, but that the effects were cumulative over time, the body somehow unable to repair any damage from exposures that were small compared to natural background radiation. </text:p>
      <text:p text:style-name="P16">Ultimately, rational heads prevailed, and comprehensive studies were conducted to formulate realistic radiation protection standards based on science rather than guesses. Now, Australia not only had several sites for the disposal of very low level radioactive waste, it even had its own facilities for producing nuclear fuel: ANF was about to start enriching uranium in a new facility located proximate to Radium Hill. <text:s/></text:p>
      <text:p text:style-name="P16">As they had walked around that day months ago, Dr. Morelli’s two robots following discreetly, Rod remembered the doctor studying him, and ze self-consciously found <text:s/>zirself wiping a hand across zir mouth and checking zir fly to ensure than ze had not committed some faux paux in either zir personal hygiene or dressing. </text:p>
      <text:p text:style-name="P16">Eventually, Dr. Morelli, had stopped, looked him dead in the eye and said, “I have a proposal for you.”</text:p>
      <text:p text:style-name="P16">Stunned, not knowing what sort of proposal this famous young woman had in mind, Rod was speechless. Did ze fancy him? Was ze always this direct? Here ze was, face-to-face with the Maria of the Morelli Miracle, and it sounded like ze was propositioning him. Worse still, in spite of zir best efforts to deflect zir reactions and be professional, ze felt the familiar stirring of a response. </text:p>
      <text:p text:style-name="P16">“I think you have the gift,” Dr. Morelli said flatly after several anxious moments. </text:p>
      <text:p text:style-name="P16">“The gift?” Rod felt relieved, and somewhat disappointed. </text:p>
      <text:p text:style-name="P16">Maria nodded. “I recognize something in you. I think that you can use the Power of Prayer to moves things from place to place, just as I do.”</text:p>
      <text:p text:style-name="P16">“I can?”</text:p>
      <text:p text:style-name="P16">“Call it a hunch,” Dr. Morelli had replied, “but I think you can. Would you like to try?”</text:p>
      <text:p text:style-name="P16">“I’m not what you might call a person of faith,” <text:s/>Rod confessed. “I don’t exactly believe in miracles.”</text:p>
      <text:p text:style-name="P16">Dr. Morelli had smiled then and replied by saying, “Miracles are not contrary to nature but only contrary to what we know about nature.”</text:p>
      <text:p text:style-name="P16"><text:soft-page-break/>Rod thought for a second and nodded. “Sounds about right, but I’ll have to think about it some more.”</text:p>
      <text:p text:style-name="P16">“Those aren’t my words,” said Maria. “It’s a quote from Saint Augustine who lived in what is now Algeria in the fourth and fifth centuries.”</text:p>
      <text:p text:style-name="P16">“Sounds like a right smart bloke,” Rod replied. </text:p>
      <text:p text:style-name="P16">“I <text:s/>agree. Centuries later, another right smart bloke said that ‘Any sufficiently advanced technology is indistinguishable from magic.’”</text:p>
      <text:p text:style-name="P16">“I recognize that one! That’s one of the sayings of Arthur C. Clarke, the science-fiction writer,” said Rod. </text:p>
      <text:p text:style-name="P16">“Quite similar, aren’t they?” Maria observed. “Both tell us that what we see as miracles, or magic, is just science we don’t yet understand.”</text:p>
      <text:p text:style-name="P16">Rod’s discomfiture with zir earlier assumption that Dr. Maria Morelli was coming on to him was now replaced by the equally troubling feeling ze was confiding to him that zir miracle was no miracle after all. zir only response was to swallow the lump that had formed in zir throat and to try to look as though ze didn’t catch the implication. </text:p>
      <text:p text:style-name="P16">“So?” ze asked. </text:p>
      <text:p text:style-name="P16">“So?” ze replied. </text:p>
      <text:p text:style-name="P16">“So are you ready for a new life as a worker of miracles?”</text:p>
      <text:p text:style-name="P16">Rod blushed. “I have a job here.”</text:p>
      <text:p text:style-name="P16">“I’m offering you a better job,” Dr. Morelli said. “The kind of job that only one in a million can do--if that many--and it starts now if you choose to take it.”</text:p>
      <text:p text:style-name="P16">Rod surprised even <text:s/>zirself by pointing to one of the mobile offices scattered around the facility and saying, “I should probably tell the boss.”</text:p>
      <text:p text:style-name="P16">“I’ll wait,” Maria replied. </text:p>
      <text:p text:style-name="P16">Minutes later, Rod came trotting back, a grin on zir face as puffs of red dust flew from zir work boots with each stride. ze was in the thrall of Maria Morelli, and ze was entering a totally unknown future. It was bloody exhilarating!</text:p>
      <text:p text:style-name="P16">“I’m ready,” ze had said. In the next moment, ze had found <text:s/>zirself standing in Dr. Morelli’s priory suite for the first time in zir new life.</text:p>
      <text:p text:style-name="P16">Now, four months later, standing in zir own suite, ze removed zir zippy probe from the safe where ze had secured it following zir return from Coldhell, and ze attached it to zir arm band mount. With a mental command, ze then sent a cluster of drones to the location on Minerals Beta that ze had been given minutes earlier. Moments later, satisfied by what ze was seeing, ze vanished. </text:p>
      <text:p text:style-name="P16"><text:span text:style-name="T14"><text:s/>had the ability to alter space-time object metadata, which made a member of the COTA priory a rare honor. Moreover, only a person with this ability can spot another person with the ability, but learning what to look for had been a </text:span></text:p>
      <text:p text:style-name="P16"><text:span text:style-name="T17">and only a person with this ability can spot another person with the ability. </text:span></text:p>
      <text:p text:style-name="P57"/>
      <text:p text:style-name="P16"><text:span text:style-name="T17">The ability to alter space-time object metadata is a psychokinetic(PK) attribute that may have been stimulated by the widespread use of nsilk and other brain-computer interfaces.</text:span><text:span text:style-name="T16"> </text:span></text:p>
      <text:p text:style-name="P115"><text:bookmark text:name="_ky5gpszg7t5f"/>2061 Lucca (Miracle + 9 months) 8-2-2020</text:p>
      <text:p text:style-name="P16">“Lucca Morelli, who was named for the city where his ancestors had gained wealth creating and selling textiles during the Middle Ages, was born eight months after the Morelli Miracle, his father a mystery. Speculation was rampant that he had been sired by Boris Volkon, the youngest of the Russian crew of the Vespucci, who had crossed circles with Maria during her years at the University of Padua, but Maria had no interest in naming names. She was, she said, ‘Only interested in raising a better type of man.’ She did not explain what she meant by that assertion, nor could she be coaxed into saying anything other than, ‘You will know what I mean when you see him.’”</text:p>
      <text:p text:style-name="P16">“Having been outfitted with nsilk while still in his mother’s womb, Lucca Morelli had been learning about his world long before he could see it with his own eyes, and there has been speculation among some neuroscientists that his brain experiences sensory inputs in a novel manner unprecedented in humankind. Pressed by these scientists to allow them to exam him more closely, Lucca has politely, but firmly, declined.”</text:p>
      <text:list xml:id="list65913597420317" text:continue-numbering="true"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16">In the spring following the Morelli Miracle, Maria Morelli gave birth to a son, Lucca, who was delivered in the medical suite of the COTA Priory by a team of physicians and midwives. Lucca was pronounced healthy minutes later, and ze was then so swaddled in warm blankets and a knit cap that ze resembled a fuzzy white burrito and placed upon zir mother’s chest, zir face alternating between placid and agitaged according to the seething torrent of emotions that pass through a newborn like a springtime wind that is cold one second and warm the next as the sun is bright or obscured by fleeting clouds. </text:p>
      <text:p text:style-name="P16">Ultimately, ze fell asleep, as did zir mother, both under the watchful gaze of the robot Sophia and two tall figures, a woman and a man dressed in the red plaid Shuka and sandals of a Massai warrior. Each warrior held a long spear, and both were vanguard members of the Settlement Protection Service (SPS) recently formed for the purposes of securing the safety of human interstellar colonies and for ensuring that colonies abide by the still-developing rules for COTA settlements being hammered out by a team of anthropologists, sociologists, psychologists, politicians, ethicists, astrobiologists, warriors, and others learned in the ways that people interact with each other in new and often stressful situations; Maria Morelli was adamant that colonies be structured so as to have a strong chance of surviving and flourishing--even if it meant delaying the establishment of the first colonies while the rules were being worked out. </text:p>
      <text:p text:style-name="P16">The woman warrior’s name was <text:span text:style-name="T14">Captain X (Waltha’s mother)</text:span> Wambui, and ze had previously held a position as a lieutenant in the Kenya Army. Wambui had been personally recruited as the first member of the SPS by Dr. Morelli following a visit to explore Kenya as a possible training site for colonists; the lieutenant had been assigned to accompany the head of COTA as both guide and security, and the two had instantly found themselves to be compatible in many ways. Shortly after returning to Florence, Dr. Morelli had contacted Wambui on zir personal nsilk address and offered zir the job of setting up SPS; the lieutenant had agreed immediately, and was soon relocated to the Florence cathedral complex. </text:p>
      <text:p text:style-name="P16">The male warrior was <text:span text:style-name="T14">Lieutenant Y</text:span>, formerly a second lieutenant in the Kenya Army and a compatriot of Captain Wambui. ze had been recommended to Dr. Morelli by the captain as the second recruit for the SPS. Dr. Morelli had looked at Njeri’s credentials as well as zir object metadata and had brought him aboard the SPS. </text:p>
      <text:p text:style-name="P16">Since then, several other former members of the Kenya Army had also been recruited to the SPS as well, each having been personally inspected by Dr. Morelli in a process that involved staring at each successful candidate for long seconds at a time as ze looked for something that only ze could see. The approval process had since become known as the <text:span text:style-name="T16">Morelli Minute</text:span>. </text:p>
      <text:p text:style-name="P16">On this day, only a few visitors had been admitted to see Dr. Morelli and Lucca. Among them were Maria’s grandmother, who arrived accompanied by the robot, Roberto, and who spent several hours cooing and fussing over baby Lucca while zir mother rested. Only when grandmother began nodding off <text:s/>zirself did Roberto gently escort zir back to zir house. </text:p>
      <text:p text:style-name="P16">Also admitted this day were two members of the local clergy: Alessandro Cardinal Ricci, recently named Archbishop of Florence, and newly promoted Bishop Paolo Romano of Basilica di Santo Spirito. The Bishop had helped Maria give thanks for a safe delivery, following by offering a prayer of thanksgiving for the newborn. </text:p>
      <text:p text:style-name="P16">Both the Archbishop and the Bishop had then chatted with Maria about the status of the nascent mining colonies on Proxima Centauri b and Kepler 1229b, both of which were developing rapidly thanks to the heavy investments by members of the Interstellar Mining Combine and the Energy Renaissance Combine. The IMC was well-known to the Archbishop and the Bishop, with its primary members being Russia, China, several former members of the European Union, and most federations of the former United States; these entities were providing hard resources to set up mining operations on the barely-habitable planets, and their investments were beginning to pay off in a profitable stream of raw materials flowing to Earth-bound processing facilities. </text:p>
      <text:p text:style-name="P16">The so-called ERC, however, was a revelation for the older man: it was the outgrowth of a small modular nuclear reactor development project based in the Idaho part of the Mountain Paradise Federation. Apparently, the ERC was formed to export an upgraded design of what had once been called the NuScale modular reactor for use as base load source of power for new colonies, and the concept proving itself in the harsh environments of the two mining colonies, where solar and wind power would be next to impossible. Based on the familiarity the young Bishop showed as ze discussed ERC doings with Dr. Morelli, the Archbishop quickly came to understand that only ze was in the dark regarding this enterprise, and ze made a promise to <text:s/>zirself to do some research on the topic. </text:p>
      <text:p text:style-name="P16">The trio also spoke of future human colonies on habitable planets. Dr. Morelli assured them that the technical aspects of colonization were proceeding nicely: transport craft were being crafted in shipyards in South Korea and Japan, colony training facilities were being created in several locations around the globe, and a staging and launch point was being prepared in Kenya, northwest of Mombasa. </text:p>
      <text:p text:style-name="P16">In addition, COTA had received several dozen proposals from groups wanting to leave Earth, and COTA’s newly formed Office of Divine Intervention was reviewing these submissions against an initial set of rules that included the following:</text:p>
      <text:list xml:id="list105574660" text:style-name="WWNum23">
        <text:list-item>
          <text:p text:style-name="P72"><text:soft-page-break/>Submission of a <text:s/>written proposal for the colony submitted to the Office of Divine Intervention for review and approval. Ultimately, there would be content requirements for these proposals, but, for now, COTA was focusing on ensuring that each proposal have a clear statement of the purpose of the colony, strong governance, and a detailed plan of operation for the first two years that would end with self-sufficiency should the link to Earth be lost. </text:p>
        </text:list-item>
        <text:list-item>
          <text:p text:style-name="P65">Proof that the destination planet could support human life without environmental aids. The proposal need only specify a target planet whose characteristics looked promising based on remote analysis; COTA would then send surveillance teams for ground truthing to ensure that it was livable.</text:p>
        </text:list-item>
        <text:list-item>
          <text:p text:style-name="P65">Assurance that the destination planet does not not have life that is becoming or likely to become sentient within the foreseeable future. As with the question of habitability, COTA surveillance teams would provide the final assessment. <text:s/></text:p>
        </text:list-item>
        <text:list-item>
          <text:p text:style-name="P65">Absence of overlap with any other proposed colony. Conflicting requests for transport to a common destination would be adjudicated by the Office of Divine Intervention on a first-come, first-served basis. </text:p>
        </text:list-item>
        <text:list-item>
          <text:p text:style-name="P65">Assurance of a minimum colony size of 10,000 and a means to ensure sustainability of the colony once established. This minimum colony size was currently being debated, and there was a strong likelihood of its being bumped up to 50,000 to ensure the necessary specialization needed for a modern society. </text:p>
        </text:list-item>
        <text:list-item>
          <text:p text:style-name="P65">Proof of sufficient funding to pay for initial housing, equipment, supplies, and training. Ultimately, Dr. Morelli hoped that COTA would have deep enough pockets to pay for these components, but the church was currently incurring enough debt to pay for the construction of the transport vessels and the nuclear power plants needed for colony start-up. </text:p>
        </text:list-item>
        <text:list-item>
          <text:p text:style-name="P65">Proof that all transportees of adult age (21 years) personally attest to their desire for transport. COTA would not allow any adult to make such attestment for another adult, including a spouse. Regardless of the social structure the colony adapted once established, husbands would not make this decision for wives, nor would wives make this decision for husbands. Once they were self-sustaining, colonies could be as patriarchal or matriarchal as they wished to be, but each person would have to personally choose to be there. The only exception to this requirement would be that parents could speak for their children, but that permission only applied until the child reached the age of 21. </text:p>
        </text:list-item>
        <text:list-item>
          <text:p text:style-name="P65">Allowance that all transportees who were not at least 21 years old at the time of transport would have to right to alternative transport, including return to Earth, upon achieving the age of 21. In short, any child who did not want to stay with the colony once achieving adulthood has the right to leave. </text:p>
        </text:list-item>
        <text:list-item>
          <text:p text:style-name="P65">Prohibition of the transport and production of weapons of war. Weapons for the purposes of hunting and personal protection were allowed, but COTA would not transport weapons of war or allow the production of such weapons on remote colonies. This rule had already met with derision in some of the federations of the former United States, but Dr. Morelli was adamant that colonies not be allowed to become ‘wild west playgrounds for those with too much testosterone.’</text:p>
        </text:list-item>
        <text:list-item>
          <text:p text:style-name="P74">Prohibition of discrimination of colony members based on race, creed, religion, or sexual orientation. Or, as Dr. Morelli phrased it, ‘COTA would have no part in exporting bigotry to the rest of the universe.’</text:p>
        </text:list-item>
      </text:list>
      <text:p text:style-name="P16">“So there could be no exclusively Roman Catholic planet?” wondered the Archbishop, speaking of the last rule.</text:p>
      <text:p text:style-name="P16">“No,” replied Maria. “Not at the moment, at least--just as there could be no exclusively Islamic, Jewish, or Baptist planets. Although many science fiction stories have suggested this kind of isolationism on a planetary basis, our feeling is that allowing groups to splinter in this way will only lead to conflicts later. However, the issue is still being studied because there could well be capitalistic planets and communistic planets, so why should discrimination by economic system be treated differenty that discrimination by belief?”</text:p>
      <text:p text:style-name="P16">“I should think that the colony proposal would have to lay out its system of governance, in the form of a legal constitution that protects individual rights,” suggested the Bishop. “Democracy may be failing here on Earth, but it would be a shame to export the mess that is neo-feudalism to the stars.”</text:p>
      <text:p text:style-name="P16">Maria nodded. “We have been looking at making inclusion of a constitution a required part of the proposal. However, we are not sure we have the right to deny the will of a colony that chooses a monarchy over a democracy. It is a complicated issue.”</text:p>
      <text:p text:style-name="P16">The Bishop nodded in agreement. “As is the issue of tax exemptions, such as for religious institutions, no?”</text:p>
      <text:p text:style-name="P16">“The former European countries seem to accept taxing churches the same as any other business entity,” Maria replied, “but I suspect the topic will be seen differently when we see proposals from some federations in the former United States. They like to boast of their separation of church and state, but their tax laws say otherwise: their governments financially support religion, and their political parties actively seek influence from those tax-exempt pulpits. Religion is an essential part of the American political system regardless of what the separation doctrine says.”</text:p>
      <text:p text:style-name="P16">The Archbishop had nothing more to add to the discussion about privileges for religions, even though ze personally favored some kind of tax break in return for doing God’s work. The church provides a public good, after all! Why shouldn’t it get a tax break for doing so? Yes, ze understood that not everybody participated in the doings of the church, but shouldn’t doing good for some still be worthy of a tax decrease?</text:p>
      <text:p text:style-name="P16">Even the young Bishop seemed to agree, for ze had nothing to add on this topic of religion and taxes! Instead, ze seemed to be studying Maria, whose eyelids were looking heavy, and ze took zir hand and stroked it for a moment. </text:p>
      <text:p text:style-name="P16">“Rest,” said Paolo to zir long-time friend. “This day has been long, and you need rest more than talk of politics and religion! There will be plenty of time for that in the days to come.” ze then bent zir head, kissed Maria on the forehead, and accompanied the Archbishop out the door. </text:p>
      <text:p text:style-name="P115"><text:bookmark text:name="_m9o0jctt322e"/>B&amp;T on human need for details</text:p>
      <text:p text:style-name="P16">“The thing about humans,” Bekka intoned in the way that told you it was a long-planned lament she had been waiting for this moment to air, “is that they have to have rules, and rules on top of rules, so many rules crossing and criss-crossing until there is nowhere to go before they are truly happy. And, even then, they aren’t happy, because they want more rules to restrict their degrees of freedom, because they don’t really want to be free. Not really.”</text:p>
      <text:p text:style-name="P16">They were standing outside, on a grassy plain that was covered by a type of long grass the likes of which Thucydides had never seen--it was too blue, or something he could not specify--beneath a sun that was ‘off’ in the way that that he could not quite define, and he realized that with a start that they must be on either Kepler-186f or Trappist 1e. His guess was the former, because the latter had a small star and should be cold--not an off-color version of Kansas. </text:p>
      <text:p text:style-name="P16">“Oh year?” he said in reply because that was all he could muster for the moment. </text:p>
      <text:p text:style-name="P16">“It is like some kind of infection,” Bekka continued. “Some abnormality of the brain that causes otherwise intelligent people to believe that there is one, and only one, tight and narrow path to achieve enlightenment. And if you stray from that selected path, you are doomed for eternity.”</text:p>
      <text:p text:style-name="P16">She turned to look at him, and Thucydides knew that she was expecting him to say something profound, but they had just been talking about how the first mining colony would earn the money needed to found the first two human colonies, and . . ..</text:p>
      <text:p text:style-name="P16">“You didn’t quite expect the brouhaha that erupted when you opened two <text:span text:style-name="T16">humanist</text:span> colonies,” he said. It was a guess, but he figured it might be on the mark.</text:p>
      <text:p text:style-name="P16">“They were the first to be ready,” Bekka replied. “There were proposals for Christain colonies. <text:s/>There were proposals for Islamic colonies. And Hindu, Budhhist, Taoist, Jewish, Confucian, Sikh, Jainist, Shinto, Rastafarian, Bahá’í, and Druze--and there were a dozen more whose names I have forgotten--but the only ones who seemed to take the process seriously were the humanists, and they were so focused because they just wanted to get away from the rules and restrictions that the religious groups kept insisting upon.”</text:p>
      <text:p text:style-name="P16">“You thought the religious groups would be so eager to have their own world that they would agree to almost anything to get it,” Thucydides guessed. He guessed right, because Bekka turned him, her mouth open, her arms hanging limp from from shoulders in a gesture of frustration. </text:p>
      <text:p text:style-name="P16">“Yes!”</text:p>
      <text:p text:style-name="P16">“You must have read Larry Niven and Jerry Pournelle while growing up,” Thucydides said. “And Dan Simmons as well. They all crafted fictional empires in which religious people founded colonies of like-minded people on where they could freely practice their beliefs. Imagine, whole planets devoted to Islam, Judaism, and Christianity!”</text:p>
      <text:p text:style-name="P16">“Yes! That is exactly what I imagined.”</text:p>
      <text:p text:style-name="P16">“You never expected that the people who most wanted to get away were the atheists and the agnostics?” Thucydides inquired. </text:p>
      <text:p text:style-name="P16">“No!” Bekka straightened. “I mean, I knew that society had become much more secular over time--just before the Great Desolation nearly forty percent of people considered themselves to be irreligious--but I had no idea how strongly they wanted to live where religion is not something they see all the time!”</text:p>
      <text:p text:style-name="P16">“And they were organized?”</text:p>
      <text:p text:style-name="P16">“They were organized,” Bekka agreed. “Unlike the religious groups, whose heads always seemed partially on the task of planning a new society that could stand on its own and partially on how God would take care of the details, the irreligious groups knew that they would be on their own, so their plans had to address every contingency. They did not believe that some god would step in to save them if they had planned poorly, so they trusted only in themselves.”</text:p>
      <text:p text:style-name="P16">“They were humanists,” Thucydides proclaimed. </text:p>
      <text:p text:style-name="P16"><text:soft-page-break/>“They were humanists,” Bekka agreed. “And they even included that word in the names of the colonies they would form: <text:span text:style-name="T16">Humanist Haven</text:span>, here on Kepler-186f, and <text:span text:style-name="T16">Humanist Hope</text:span>, here on Trappist 1e.”</text:p>
      <text:p text:style-name="P16">The transition had been so smooth that it akin to a screen change from one picture to another, but the grassy plain had been replaced by a snow-covered plain; in the distance towering snow-covered mountains pierced the sky, and Thucydides was glad to be on Trappist 1e as an AR object: it looked cold.</text:p>
      <text:p text:style-name="P16">“I could not imagine the outrage that would follow the announcement that the first two colonies would be humanist colonies,” Bekka said. </text:p>
      <text:p text:style-name="P16">“Humanity has a history of exploring the world in the name of God and country,” Thucydides. “I suppose it was natural to expect such a sponsorship, or arrangement, when exploring the rest of the universe.”</text:p>
      <text:p text:style-name="P16">“You would have thought somebody found a turd in the punch bowl,” Bekka replied. </text:p>
      <text:p text:style-name="P16">“What?”</text:p>
      <text:p text:style-name="P16">“It’s an old saying. At any rate, from that point on, the opposition to COTA began to form, and it would not be long until Via de Deus rose from the discontent and began their attacks.” 8-3-2020</text:p>
      <text:p text:style-name="P115"><text:bookmark text:name="_wdq1ftdy5wxx"/>2066 The Rules</text:p>
      <text:p text:style-name="P16">“Because a key precept of the Humanist Coalition was to keep colonies safe from the worst tendencies of humankind, a great deal of thought went into the rules that each proposed colony would have to agree to before its founding. Eventually, ten rules were promulgated (a nice, round number matching the number of God’s Commandments given to Moses), and each colony was required to demonstrate that its governing charter or constitution would mandate compliance with these rules in perpetuity.”</text:p>
      <text:p text:style-name="P16">“Of course, Maria was no fool. She knew that humans being human would eventually try to subvert the COTA rule. It was human nature. Enforcement of rule compliance would belong to the Settlement Protection Service, so Maria made sure that the SPS consisted of individuals who understood that they were the protectors of humankind’s better angels. </text:p>
      <text:list xml:id="list65912616247300" text:continue-list="list65913597420317"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16">Although the Church of the Zeropointhad been founded upon two simple statements, each of which could have fit on the archaic bumper stickers that people used to place on their vehicles--back in the days when people owned and drove their own vehicles and killed themselves daily by the thousands--Maria Morelli realized that rules for colonization of distant planets would have to be more rigid to accommodate for those who believe that some divine entity smooth over their lack of detailed planning. To that end, she and a team of her most trusted advisors had created a set of rules for reviewing proposals for new colonies. These rules, which were ten in number, were still insufficient for those types who need every nuance of meaning addressed, but given that COTA was paying for each colony, Maria refused to allow the ten simple rules to bloat the ten volumes of ancillary documentation that the lawyers would like to see:</text:p>
      <text:list xml:id="list59034486" text:style-name="WWNum16">
        <text:list-item>
          <text:p text:style-name="P96">All requests for transport must be filed, in writing, with the COTA Office of Divine Intervention for consideration. All decisions by the Office of Divine Intervention are final. (Critics howled that the requirement for a written request placed undue hardship upon illiterate groups. The blunt COTA response was that there seemed little to gain from exporting ignorance to the stars.) </text:p>
        </text:list-item>
      </text:list>
      <text:p text:style-name="P12"/>
      <text:list xml:id="list65912890895522" text:continue-numbering="true" text:style-name="WWNum16">
        <text:list-item>
          <text:p text:style-name="P96"><text:s/>The destination planet must support, unaided, human life. If humans cannot breathe the air, drink the water, eat the native flora and fauna, or stand up to the force of gravity of the planet, transport is prohibited except for mining or other resource extraction colonies. (Some critics opined that this restriction would make waystations, such as bases on the Moon or other satellites impossible. The COTA response was that travel by Power of Prayer obviates the need for waystations.)</text:p>
        </text:list-item>
      </text:list>
      <text:p text:style-name="P12"/>
      <text:list xml:id="list65914408001611" text:continue-numbering="true" text:style-name="WWNum16">
        <text:list-item>
          <text:p text:style-name="P96">The destination must not have life that is becoming or likely to become sentient. Human life cannot displace native life. (Critics were quick to point out that human history is filled with one group of humans supplanting another. The COTA response was that mistakes of the past should not be used as excuses to repeat those mistakes.)</text:p>
        </text:list-item>
      </text:list>
      <text:p text:style-name="P12"/>
      <text:list xml:id="list65912740112434" text:continue-numbering="true" text:style-name="WWNum16">
        <text:list-item>
          <text:p text:style-name="P96">Conflicting requests for transport to a common destination will be adjudicated by the Office of Divine Intervention. (Some critics worried that this rule placed undue emphasis on a first-come, first-served philosophy rather than on ensuring optimal placement of colonies. The COTA response was that Power of Prayer transport, although divine in nature, is a business transaction, so first-come, first-served is the operative rule.) </text:p>
        </text:list-item>
      </text:list>
      <text:p text:style-name="P12"/>
      <text:list xml:id="list65913792824597" text:continue-numbering="true" text:style-name="WWNum16">
        <text:list-item>
          <text:p text:style-name="P96">The minimum size of a colony is 50,000, consisting of roughly equal numbers of men and women. (Critics argued that a size requirement is not necessary and that there should be no requirement for rough numeral equivalency of males and females. COTA’s response was that a colony must be large enough to be self-sustaining, and that roughly equal numbers of males and females help to ensure a self-replenishing population. However, COTA would accept any realistic plan to sustain the population of the colony above the minimum.)</text:p>
        </text:list-item>
      </text:list>
      <text:p text:style-name="P12"/>
      <text:list xml:id="list65914225276011" text:continue-numbering="true" text:style-name="WWNum16">
        <text:list-item>
          <text:p text:style-name="P96">The community to be transported must pay a fair share for costs associated with supplies and training. With the addition of two more mining colonies, COTA had the financial wherewithal to supply colony infrastructure and transport vessels for colonization, but the thinking was that the colony should at least pay for the two years of food and the training of the colonists. (Critics complained that requiring so much stuff prevented the sense of ‘pioneering’ that was common for past migrations of humanity. COTA’s response was to agree and point out that humanity had learned how to do things better.)</text:p>
        </text:list-item>
      </text:list>
      <text:p text:style-name="P12"/>
      <text:list xml:id="list65914376300932" text:continue-numbering="true" text:style-name="WWNum16">
        <text:list-item>
          <text:p text:style-name="P96">All transportees of adult age (21 years) must personally attest to their desire for transport. No person may make such attestment for another person with the exception of parents for children. To prevent such coercion, The Church of the ZeropointSettlement Protective Services (SPS) interviews all adult transportees individually and provides sanctuary for any who feel that they are being coerced into unwanted transport. (Critics of this rule, which mainly prevents men from speaking for their wives, argued that the requirement is contrary to the prevailing philosophies in patriarchal societies. COTA’s response was to simply agree that, yet, it was contrary--deal with it.)</text:p>
        </text:list-item>
      </text:list>
      <text:p text:style-name="P12"/>
      <text:list xml:id="list65914695728485" text:continue-numbering="true" text:style-name="WWNum16">
        <text:list-item>
          <text:p text:style-name="P96">All transportees who were not at least 21 years old at the time of transport have a right to alternative transport, including return to Earth, upon achieving the age of 21. The Church of the ZeropointSPS individually questions all transportees upon achieving adult status, <text:s/>and it provides a sanctuary for all who do not want to remain where their parents took them. <text:s/>(Critics of this rule pointed out that allowing adult children to leave could be a death sentence for those about to turn 21. COTA’s curt response was a chilling, “We are always watching.”)</text:p>
        </text:list-item>
      </text:list>
      <text:p text:style-name="P16"/>
      <text:list xml:id="list65912771679846" text:continue-numbering="true" text:style-name="WWNum16">
        <text:list-item>
          <text:p text:style-name="P96">Transport and production of weapons of war is strictly prohibited. Weapons for the purposes of hunting and personal protection are allowed. (Critics of this rule--mostly located in the federations of the former United States, where unrestricted gun ownership is viewed as a religion--pointed out that the restriction could be seen as arbitrary. COTA’s response was to simply say, “If you need weapons of war, stay on Earth.”)</text:p>
        </text:list-item>
      </text:list>
      <text:p text:style-name="P12"/>
      <text:list xml:id="list65913949961357" text:continue-numbering="true" text:style-name="WWNum16">
        <text:list-item>
          <text:p text:style-name="P96">The Church of the Zeropointplaces no restrictions on transport based on race, creed, <text:s/>religion, or sexual orientation and will not allow such discrimination within any colony. (Some critics of this requirement argued that colonies should be able to determine their own mix of characteristics, including race, creed, and sexual orientation. COTA’s response was a curt, “Humans are what they are. You do not get to play God.”)</text:p>
        </text:list-item>
      </text:list>
      <text:p text:style-name="P16"/>
      <text:p text:style-name="P16">For people who live high-context cultures, meaning that the people in these cultures accept that there is a moral baseline for correct behavior that obviates the need for everything to be spelled out in detail, the COTA rules seemed to be sufficiently complete. Colonists were expected to prepare carefully, they must not intrude upon existing life, they must be self-sufficient, and they could not speak for others--just themselves. For people who live in such cultures, which are considered to include those of Japan, China, France, Spain and others, a person’s word was as good as a contract, and little more needed to be said. Colonists from these cultures would willing accept the rules of colonization as well as the risks that would come with living in an alien land, and they would adapt as needed. </text:p>
      <text:p text:style-name="P16">For people who live in low-context cultures, however, such as the former United States and Britain, the COTA rules would always seem to be skimpy and lacking sufficient substance. For people in these cultures, both of which ironically cling to the notion that a handshake <text:span text:style-name="T16">should</text:span> be as good as a contract, the reality is that a good agreement must be voluminous enough to address every nuance of meaning and interpretation, and everything not specifically addressed is, therefore, not a requirement. In such cultures, there is even an odd sort of respect for the kind of sharpie who profits by carefully studying the gaps in the rules to find those loopholes that can be exploited, such as avoiding the payment of taxes to maintain one’s country by keeping money in places where the tax bite is smaller. For these types of people, ethics and legality are two sides of the same coin, and whatever problems they face are never of their own making. </text:p>
      <text:p text:style-name="P115"><text:bookmark text:name="_5lsn2ed2gipm"/>More Moses?</text:p>
      <text:p text:style-name="P16"/>
      <text:p text:style-name="P16"><text:soft-page-break/>[God: Did I call it, or did I call it? COTA is now serving up a dish of hot buttered humanism for the masses!]</text:p>
      <text:p text:style-name="P16">Moses Johnson was standing in front of zir church’s altar when The Almighty dmed him. It had been four years since zir first message, and three months since zir last, but God had contacted him every couple of weeks during the interim. Usually, the contact came, as it had now, following one of the reverend’s sermons that warned of the dangers posed by the Church of the Allpoint, and the possibly nefarious Dr. Maria Morelli. </text:p>
      <text:p text:style-name="P16">[Moses: It is as you have warned, my Lord. Dr. Morelli is building a humanist empire in the stars.]</text:p>
      <text:p text:style-name="P16">[God: Danged right ze is! I knew that zir faith was as thin as a . . . </text:p>
      <text:p text:style-name="P16">Not for the first time, Moses noted that the The Almighty’s speaking pattern had become more and more like a screen interpretation of how a Texan should sound, but God could talk however ze wanted to talk. </text:p>
      <text:p text:style-name="P115"><text:bookmark text:name="_p4336n8gnipb"/>Wider Reaction (Former Slaves, Other Oppressed)</text:p>
      <text:p text:style-name="P16">“In a world increasingly riven by wealth--you either had it or you did not--to be poor meant to live in a state of continual discomfort. </text:p>
      <text:p text:style-name="P39"/>
      <text:p text:style-name="P80"/>
      <text:p text:style-name="P115"><text:bookmark text:name="_4m0o6foaqnlh"/>Interstellar Minerals Combine (2066)</text:p>
      <text:p text:style-name="P16">“With mining operations established on four planets, the Interstellar Minerals Combine was living large. Profitability was up, costs--especially those pertaining to environmental compliance--were down, and even haulage fees had been reduced with COTA POP-ing ore containers back and forth between Earth and the colonies without an apparent energy expenditure aside from sending grid coordinates to the church. Containers full of ore and refined metals left the colonies for Earth, and the empty containers returned for refilling. Wash, rinse, repeat, over, and, over, and over. What was not to like?”</text:p>
      <text:p text:style-name="P16">“The answer to that question was ‘not having complete control.’ The rich do not like to leave any loose ends dangling when playing the game of ‘what’s yours is mine,’ so it was just a matter of time before one of its members decided to make a grab for COTA’s share.”</text:p>
      <text:list xml:id="list65912870408983" text:continue-list="list65912616247300"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16">Aside from the visually stunning opening address given by the holographic whole brain emulation of the late Vladimir Putin, who had died two years earlier after reaching the age of one hundred and twelve and who was (still) the power behind the titular living president of Russia, the highlight of the Interstellar Minerals Combine (IMC) annual meeting was the happy revelation that mining profits were even better than they had been in the early part of the 21st Century, currently sitting nicely at thirty one percent on revenues of roughly three point two trillion. In the years since the creation of IMC, mining haulage costs had been slashed to five percent (paid directly to COTA, which split its share with the Roman Catholic Church), and power costs for operations on Minerals Alpha and Minerals Beta had also been halved because COTA, having cut a deal with Idaho-based Atomic International Combine and had pre-installed modular fission reactor power plants on each remote mining colony to meet all initial electrical needs. All IMC had to do was find the minerals, create work spaces for human workers, and then extract the rich ores that were transported back to Earth for processing. Life was good for the minerals extraction industry. </text:p>
      <text:p text:style-name="P16">And yet Jack Tang, CEO of ChinaMinerals, wandered from presentation room to presentation room, and he fretted. He mostly fretted about how Maria Morelli had total control over transportation to and from the remote mining colonies, and he wondered what was to prevent her from suddenly hiking her cut from five percent to ten or more? He fretted heavily over the answer to that question, which was <text:span text:style-name="T16">nothing</text:span>, and he fretted some more about how Russia seemed to have a special relationship with COTA behind the scenes that hinted at the possibility of preferential treatment, and even if such treatment had not yet manifested itself, it might.</text:p>
      <text:p text:style-name="P16">Jack fretted about the potential for COTA to simply take over the remote mining operations some day and begin charging whatever it wanted for the steady stream of interstellar raw materials that had largely supplanted Terran sources with their expensive environmental concerns and costly mitigation methods. What could stop them? And how long would it take for ChinaMinerals to switch back to traditional sourcing, if it was even possible now? And what would happen to ChinaMinerals--and, most importantly, Jack Tang--if any of these dire things that he fretted about while sitting in his sumptuous offices, his hypersonic jets, or in one his large mansions came to pass? </text:p>
      <text:p text:style-name="P16">But, today, Jack, also fretted about what he had agreed to do at this meeting. </text:p>
      <text:p text:style-name="P16">As he fretted, he moved with the crowd to the main meeting hall for the lunch gathering, his retinue of young assistants skittering at his heels. The breath of rumor, which floated over the proceedings like a fog, said that there was to be a special speaker today, somebody who would make even the 3D emulation of Vladimir Putin pale in comparison. Who had such power to outshine the longest-serving leader of Russia, who remained in control even beyond death, and in Moscow yet? </text:p>
      <text:p text:style-name="P16"><text:span text:style-name="T16">Who else?</text:span>, thought Jack with a feeling of both excitement and fear. <text:span text:style-name="T16">It is why I am here, about to do something crazy that could get me killed at worst, roughed up at best. But, it is the only way to determine what needs to be determined. For better or worse, it must be done.</text:span></text:p>
      <text:p text:style-name="P16">He took his seat at the back of the circular ChinaMinerals table, just in front of the rectangular speaker’s table, and his staff took the rest of the seats, but the seat directly across from Jack remained empty. Jack would have an unrestricted view of the proceedings as he nibbled his salad, overcooked beef stroganoff, and hard roll. As he pretended to eat, Jack kept an eye on the curtains behind the speaker’s table. Translation of an object or objects into or out of a space always involved the compression or evacuation of air: objects translating into a space compressed the air, creating an outward flow, whereas the sudden absence of an object created a low-pressure area into which air flowed. He fully expected to see the fringes of the curtains flutter outward as the rumored speaker and her bodyguards appeared in the space behind the curtain--unless she was already here, but he doubted it; she had nothing to gain by trusting the Russians, special relationship or not, for an extended period. Eventually, they might also do what he was about to do. Reflexively, he touched the metal pen in his jacket pocket. </text:p>
      <text:p text:style-name="P16">The current president of IMC, an executive on loan from a steel refinery located somewhere in the Dixie Federation, probably Alabama considering the accent, was droning on about the success of IMC, using the meaningless American baseball and football metaphors so often employed by denizens of the former United States. What the hell was a ‘home run?’ And what did it have to do with mining? Worse, like many Americans, this one had become enamored with the leering <text:span text:style-name="T16">FAKE NEWS!</text:span> holograph used to provide a comic response to falsehoods, unleashing the famous shouting head of a former president, a woefully unqualified television star whose sole qualification had been to be born to rich parents, to punctuate misstatements about the state of the mining industry. Tang would be glad when this obnoxious fad died. </text:p>
      <text:p text:style-name="P16">A motion caught Jack’s eye. There was a flutter along the bottom fringe of the curtain, such as might occur with the opening of a door, or the sudden appearance of a mass on the other side. He again touched the pen in his pocket; it was still there. </text:p>
      <text:p text:style-name="P16">Doubtless cued to the arrival of the speaker by nsilk dm, the IMC president hastily wrapped up his presentation. </text:p>
      <text:p text:style-name="P16">“Ladies and gentlemen, our speaker has arrived, so let me conclude by saying that this year has been a banner year for IMC, and we fully expect the same sort of results for years to come! And now, without further ado, allow me to introduce the person who has made our success possible: the inimitable Dr. Maria Morelli!”</text:p>
      <text:p text:style-name="P16">The curtains parted, and through the opening stepped Maria Morelli, dressed as always in a brown robe, closely followed by an android wearing the same outfit. In addition, there were also two tall humans, one man and one woman, who by appearance looked to be African warriors; both were dressed in red plaid robes and sandals, and both held long spears. These two guards took positions at opposite ends of the table, facing the audience while the android stood close behind Dr. Morelli but with a good view of the room. </text:p>
      <text:p text:style-name="P16">The audience had jumped to its feet and had begun applauding as soon as the world-famous Dr. Morelli emerged, and Jack had done the same. As the applause died down, he extracted the pen from his pocket along with a small notebook. He placed the notebook on the table and then placed the pen on top, the tip pointing through the gap in chairs across from him at a shallow angle that intersected the lectern. </text:p>
      <text:p text:style-name="P16">Maria Morelli stood with her hands clasped behind her back, her hooded head hidden in shadows as she waited for the end of the acclamation. Jack thought to zirself, <text:span text:style-name="T16">Now is as good as ever</text:span>, and he <text:s/>reached down and pressed a small stud at the top of the pen. </text:p>
      <text:p text:style-name="P16">Those observers close enough to catch a glimpse of what happened next reported that they saw (a) a beam of red light lance out at Dr. Morelli, (b) Dr. Morelli’s robe instantly transform into a head-to-toe suit of battle armor, and (c) the lancing of Jack Tang by twin yellow beams emitted by the spears held by the African warriors, who were also suddenly clad in battle armor instead of robes. Jack Tang, who had trained an industrial laser beam on Maria Morelli, stood transfixed for a moment, an expression of surprise on his face that quickly turned to a scream of pain. And then, (d), Jack reversed the direction of the pen, cutting off his own head--and punching holes in several unlucky guests behind him--before his body slowly slumped forward onto the table. Those close to the front of the room also saw Dr. Morelli, her android, and her two bodyguards vanish in the blink of an eye. </text:p>
      <text:p text:style-name="P16">For his part, Jack Tang’s final thought had been, <text:span text:style-name="T16">So, it’s the worst then</text:span>. </text:p>
      <text:p text:style-name="P115"><text:bookmark text:name="_qoqlaws41ls5"/>2067 The Chosen One</text:p>
      <text:p text:style-name="P13">“Having an enemy is important not only to define our identity but also to provide us with an obstacle against which to measure our system of values and, in seeking to overcome it, to demonstrate our own worth. So when there is no enemy, we have to invent one.” Umberto Eco, Inventing the Enemy</text:p>
      <text:p text:style-name="P16">“The death of Jack Tang cranked the propaganda machine of the ultra-rich into a full-throated roar. While actual news sources--Reuters, Al Jazeera, Al Jabbar, and the New Times--reported that a Chinese mining executive had attempted to kill Maria Morelli and had committed suicide when his attempt failed, the infotainment networks of the wealthy flooded the net with their interpretation that the appearance of Maria Morelli had goaded Jack Tang, who sought only to protect his company and his country (that’s patriotism for you), had died because Maria Morelli’s COTA was choking the life out of free enterprise.”</text:p>
      <text:p text:style-name="P16">“It was a ludicrous, wholly implausible interpretation of an attempted murder of the world’s most famous person, but it was the take that the wealthy preferred, so it was picked up and repeated ad-infinitum by the networks of the wealthy until the story had eventually morphed into Maria Morelli, her android, and her two African guards appearing unexpectedly the the IMC annual meeting and launching a surprise attack upon innocent mining company employees before Jack Tang, a hero for the ages, managed to graze the so-called ‘Miracle’ woman with a laser and caused her to flee. Tang paid for his heroism with his life, but countless others were saved.”</text:p>
      <text:list xml:id="list65914394430252" text:continue-numbering="true"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16">In the cavernous nave of Christ the Conqueror Church, Moses Johnson exulted: Maria Morelli had shown herself to be the fraud that the Reverend Johnson thought her to be! According to numerous news feeds of the sort Moses followed, Dr. Morelli had killed a Chinese mining executive in front of a room full of mining representatives. Well, technically, Dr Morelli’s two Massai warrior bodyguards had killed the man, Jack Tang, after Tang had fired a portable high energy laser beam at the miracle woman, but the end result, the only thing anybody was talking about, was that a man was killed, several others were injured, and Dr. Morelli had used her so-called POP to escape to safety like the craven coward she was. A few writers even had the temerity to wonder if POP were less the will of God in action or some new-fangled technology invented by the doctor. Dr. Morelli’s nfab fabric had been able to instantly transform into battle armor when its wearer was attacked, so why was it necessary for her two African guards to kill the would-be assassin by inflicting him with so much pain that he turned his laser on himself? Why didn’t God, all-knowing and all-seeing God, simply pull Maria to safety before Tang fired his laser, thereby sparing the man’s life? Perhaps, suggested one pundit, Dr. Morelli and God were not as tight as the public had been led to believe?</text:p>
      <text:p text:style-name="P16">It was a logical stretch, Moses knew, but he saw in it a potential nugget of plausibility that could be exploited. As William Cowper had said in 1773, “God moves in a mysterious way, his wonders to perform,” such as choosing a Persian king to save the ancient Jews and choosing a completely amoral person to be the President of the United States and the leader of evangelical Christians in more modern times. God had his reasons for allowing the death of Jack Tang, and although those reasons might never be revealed (it would be better if they were not), Moses Johnson saw in the executive’s death an intimation that Maria Morelli was no longer the <text:span text:style-name="T16">Chosen One</text:span>. Maria Morelli was instead revealed to be a very smart, very capable woman, but simply a woman and nothing more! She had survived a deadly attack because her nfab clothing had repelled the cutting beam of an industrial laser, and her savage African bodyguards had cut down her attacker with painful energy weapons of their own, weapons doubtless designed by Dr. Maria Morelli.</text:p>
      <text:p text:style-name="P16"><text:soft-page-break/>“What really happened on that spaceship of yours, Dr. Morelli?” whispered Moses. “What are you hiding?”</text:p>
      <text:p text:style-name="P16">“A good question!” The deep voice seemed to be breathing directly into Moses’ right ear rather than being an nsilk dm. <text:s/>“Come see me in your office, and we will explore this question together.”</text:p>
      <text:p text:style-name="P16">The Reverend Moses Johnson shook uncontrollably as though struck by lighting, and his flesh crawled upon his well-fleshed frame, which had long ago lost the tone it had had during his youth. His head spun to the right, but he saw nothing, nor was there any sign of anybody else in the open space as he pivoted this way and that, looking left, looking forward and back, up and down. He was alone, but the voice had been real! Cautiously, he looked to the altar, beyond which lay the recessed entrance to his office, his sanctum. It was ridiculous, he knew, probably a figment of his imagination, but the voice had seemed so real that he almost felt the warm air as it pressed upon him. </text:p>
      <text:p text:style-name="P16">“Come see me in your office,” it said again. </text:p>
      <text:p text:style-name="P16">Slowly, Moses moved, his feet heavy as he stepped to the altar, went around it, and moved to an alcove in the wall that contained an urn filled with flowers. To the right of the urn, hidden from view, was a door. Moses gripped the knob, turned it, and stepped inside. It was dark, the shades having been drawn against the morning light, and the reverend felt his skin crawl again as he spied a shadowy hooded form seated behind his desk. </text:p>
      <text:p text:style-name="P16">“Who are you?” demanded Moses, his voice thin and cracking. </text:p>
      <text:p text:style-name="P16">“An interested party,” came the reply in a deep tone that set Moses’ chest rumbling in response. “Like you, I believe that there is more, and less, to say about the so-called Morelli Miracle. Like you, I believe that Dr. Maria Morelli is the perpetrator of a sinister fraud that must be exposed.” The voice paused for a moment and then added, “You are the person who will shine the light of truth on a lie!”</text:p>
      <text:p text:style-name="P16">“Why me?” Moses blurted, zir normal bravado failing him in the presence of this unknown intruder. He kept a loaded gun in the top drawer of his desk, but there was no way for him to reach it with a person sitting at the desk. </text:p>
      <text:p text:style-name="P16">As if reading his thoughts, the visitor leaned forward, arms crossed beneath the folds of a brown robe, to reduce the gap between torso and desk drawer. “Trust in the Lord with all your heart, And lean not on your own understanding; In all your ways acknowledge Him, And he shall direct your paths,” came the reply. </text:p>
      <text:p text:style-name="P16">“Proverbs,” said Moses. “Chapter 3, verses 5 through 6.”</text:p>
      <text:p text:style-name="P16">The hooded head nodded. “But when he, the Spirit of truth, comes, he will guide you into all the truth. He will not speak on his own; He will speak only what he hears, and he will tell you what is yet to come.”</text:p>
      <text:p text:style-name="P16">“John 16:13,” Moses responded mechanically, hir memory of Bible verses in better fettle than his equanimity. </text:p>
      <text:p text:style-name="P16">“And whatsoever ye do, do it heartily, as to the Lord, and not unto men; Knowing that of the Lord ye shall receive the reward of the inheritance: for ye serve the Lord Christ.”</text:p>
      <text:p text:style-name="P16">The Reverend Johnson searched his memory and provided the chapter and verse. “Colossians 3:23-24.”</text:p>
      <text:p text:style-name="P16">“Do what you were born to do,” commanded the visitor. “Go now, and remember Lot’s wife.” </text:p>
      <text:p text:style-name="P16">A chill settled on Moses as he turned and left the room without once looking back.</text:p>
      <text:p text:style-name="P115"><text:bookmark text:name="_kebkpedgq5he"/>2067 Papal Unrest</text:p>
      <text:p text:style-name="P16">“After the death of Jack Tang, the Roman Catholic Church began to seriously question its affiliation with the Church of the Allpoint.”</text:p>
      <text:list xml:id="list65912703232615" text:continue-numbering="true"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16">Alessandro Cardinal Ricci, and Paolo Cardinal Romano sat stiffly in their chairs as the Pope expressed zir great concerns regarding the very public killing of a Chinese mining executive by two armed guards of the Church of the Allpoint. Because COTA was a recently added congregation of the Roman Catholic Church, and because it was based in Florence, the Pope had summoned the Archbishop of Florence (Ricci) and the newly elevated Cardinal Romano to provide their expert opinions because, “You have known Dr. Maria Morelli, since ze was a little girl. You have special insights into zir mind and zir behavior that can help us place this most troubling event into a proper perspective.” </text:p>
      <text:p text:style-name="P16">Also seated at the table were the Prefect of the Secretariat for the Economy, Vincenzo Cardinal Annunzi and the Prefect of the Pontifical Household, Harold Wilson. </text:p>
      <text:p text:style-name="P16">For zir part, the Archbishop silently wished for a perspective in which Guiseppe Morelli had raised zir famous daughter in Lucca rather than moving to Florence some four decades ago. Had Guiseppe done so, the Archbishop would likely have remained a simple Bishop for life, and ze would not be sitting here, in the Papal offices, sweating bullets. </text:p>
      <text:p text:style-name="P16">“Holy Father,” said Cardinal Romano, “Cardinal Ricci and I are honored that you have asked us here to help, and we will do so in whatever way that we can. It is certainly troubling that a man lost zir life at the hands of the bodyguard of a church congregation. However, it is my understanding that the man did first attack Dr. Morelli with a lethal weapon, as many witnesses have attested. Dr. Morelli’s guards did not act without provocation.”</text:p>
      <text:p text:style-name="P16">The Pope nodded. “What you say is true, Cardinal Romano. However, there are those who wonder why zir guards used lethal force in return when it was clearly apparent that Dr. Morelli’s robe, which is constructed of the NFab nanofabric of zir own design, was capable of protecting zir from harm. Moreover, not so long ago, ruffians who sought to steal one of Dr. Morelli’s robots were rebuffed by a beam of energy that created a burning feeling without causing any lasting harm. Why did the guards not use the same deterrent in Moscow?”</text:p>
      <text:p text:style-name="P16"><text:s/>“An insightful question Your Holiness,” Cardinal Romano responded. “Perhaps it was the nature of the attack, at attempt to kill, and the target, Dr. Morelli, that prompted a sterner counterattack than the attempted theft of a robot. The question should be posed to Dr. Morelli, and I shall be glad to ask it if Your Holiness desires.”</text:p>
      <text:p text:style-name="P16">“I do,” replied the Pope with a slight nod. “It is gratifying to know that you and the Archbishop have such a close, personal relationship with Dr. Morelli. As you know, I myself have never had a lengthy conversation with her. In my brief encounters with Dr. Morelli, I have found zir to be very bright and pleasant, but I do not know the woman as well as the two of you. I count on you to be the eyes and ears of the church when it comes to COTA.”</text:p>
      <text:p text:style-name="P16">Recognizing a point on which ze could comfortably reply and justify zir presence at this meeting, the Archbishop did so. “It is our privilege.”</text:p>
      <text:p text:style-name="P16">“Perhaps,” added Cardinal Romano, “we could also press for that lengthy conversation between zir Holiness and Dr. Morelli? Although Dr. Morelli’s schedule is quite full, I would think that some time could be set aside for the purpose of . . .”</text:p>
      <text:p text:style-name="P16">“Doubtful,” interjected Harold Wilson, the Prefect of the Pontifical Household, who coordinated the Pope’s schedule. “His Holiness also has a schedule that is quite full.” ze did not add that placing the Pope in the same room as the NFab clad Maria Morelli would occur only over zir dead body, but the fire in zir eyes made the point for him. </text:p>
      <text:p text:style-name="P16">“Well,” said the Prefect of the Secretariat for the Economy in the awkward silence that followed, “perhaps we can review the latest revenue figures? With Minerals Beta coming on line, revenues are showing a strong uptick.” ze paused and added, “And we are hearing that the locations of the initial human colonies will be announced soon.”</text:p>
      <text:p text:style-name="P16">As all eyes turned to the Pope, zir Holiness nodded. </text:p>
      <text:p text:style-name="P115"><text:bookmark text:name="_3wl0wi7en7cx"/>2067 Fake News</text:p>
      <text:p text:style-name="P39">“If you tell a lie big enough and keep repeating it, people will eventually come to believe it. The lie can be maintained only for such time as the State can shield the people from the political, economic and/or military consequences of the lie. It thus becomes vitally important for the State to use all of its powers to repress dissent, for the truth is the mortal enemy of the lie, and thus by extension, the truth is the greatest enemy of the State.”</text:p>
      <text:p text:style-name="P39">Joseph Goebbels</text:p>
      <text:list xml:id="list65913561446911" text:continue-numbering="true"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16"/>
      <text:p text:style-name="P12"><text:soft-page-break/></text:p>
      <text:p text:style-name="P16">The Reverend Moses Johnson stood before the altar of zir church with renewed focus: ze was reborn a crusader against the Church of the Zeropointand its false message of travel by the so-called Power of Prayer, according to which Dr. Maria Morelli or one of COTA’s so-called Priory Guides prayed to God to move people and objects here and there across Earth and the universe. As ze spoke of zir revelation regarding the fakery of COTA, ze punctuated examples of deception with the popular holographic depiction of the still-polarizing forty-fifth president of the former United States, whose head would appear in mid-air and shout “FAKE NEWS!” In some other federations of the former union, such embellishments might be seen a comic, but, here in the Freedom Federation, the apocryphal mythology of a man who had created great wealth with nothing more than a small investment on the part of zir father, and who had then pronounced <text:s/>zirself a champion of the working class, had been swallowed whole in spite of neither story being true. Moreover, decades of government action to get rid of immigrants--or anybody who looked non-European, sounded non-European, or had a non-European-sounding name--had ensured a sympathetic audience willing to accept the fable that all who succeed do so based solely on individual effort without a shred of support from birthright or society. The corollary lie, that if you are not successful it is because you are simply lazy or unwilling to accept the unstated truth behind the old saw “If you aren’t cheating, you aren’t trying.” God favors those who try. </text:p>
      <text:p text:style-name="P16">“I stand before you today a transformed man!” bellowed the reverend, who had chosen for zir attire a tailor-fitted conservative dark blue suit and red power tie as ze stood before a packed house. On one lapel of zir coat ze wore Lone Star flag pin of Texas, and on the other ze wore the flag pin of the former United States. In this right hand ze held a well-worn edition of the King James Bible. Cameras located around the church provided live feeds from various perspectives, including the perspectives of two drone-mounted cameras that floated about and above Moses as ze moved in front of the altar; a director in the studio located in a studio next to the church made the choices for the net-cast of each show in post-production, but choice feeds were posted in real time on the massive display hanging on the wall behind the altar. The live audience provided reactions to the message of the star. </text:p>
      <text:p text:style-name="P16">“Like Saul of Tarsus,” Moses proclaimed, I had been struck blind by a revelation of truth. I had been struck blind because I had been ignorant and unwilling to see what was right in front of me, and for three days--three long and painful days--I wandered about this church, unable to feed myself, unable to care for myself, unable to understand what had happened! And then, when I was in the absolute bottom of the pit of my despair, the Lord God spoke to me, and ze commanded ‘Moses Johnson, open your eyes!’ And I said, ‘Lord, my eyes are open, but I cannot see!’ And the Lord God commanded again, ‘Open your eyes!,” and in that instant I felt scales fall from my eyes, and I could see! I could see!” </text:p>
      <text:p text:style-name="P16">As ze spoke, Moses covered zir eyes with zir left hand, in which ze had concealed a small metholoated tear stick. As ze lowered zir hand, those near the reverend could see the glint of tears on zir face. All in the church and those watching the broadcast could see the tears on the close-up provided by the massive altar display screen, and in the A/V control room the director held this shot for several seconds, milking it for all it was worth. </text:p>
      <text:p text:style-name="P16">“I had been struck blind,” Moses repeated, “but the Lord God had restored my sight, and I saw what I had been unable to see before: a pernicious lie! I clearly saw a lie that had been foisted upon not only myself but the entire world by an agent of Satan!” </text:p>
      <text:p text:style-name="P16">With that pronouncement, the lights inside the nave of Christ the Conqueror church briefly turned blood red, and holographic projections of fire hovered in the air above the audience. For those watchers equipped with nsilk, a signal to simulate the sulfurous odor of brimstone was also conveyed, along with the sounds of souls enduring endless torment. </text:p>
      <text:p text:style-name="P16">“What opened my eyes,” continued Moses, “was a memory of Genesis 9:7, in which God commanded Noah and zir sons, ‘And you, be ye fruitful, and multiply; bring forth abundantly in the earth, and multiply therein.’ In the Earth! In the Earth, God said.” For a moment, Moses closed zir eyes again, and ze paused as though collecting <text:s/>zirself for what ze was about to say. In the control room, the director chose a close-up of Moses’s serene face, and the nsilk feed pushed the sensation of a meadow of sun-lit wildflowers on a spring morning, the air clean and crisp. </text:p>
      <text:p text:style-name="P16">“In the Earth, said the Lord God,” Moses said again. “In the Earth! ze did not say to multiply within some planet circling Proxima Centauri or Kepler 1229 did he?” And here Moses repeated the question and gestured to the audience for a response. “God did not say to multiply within some planet circling Proxima Centauri or Kepler 1229 did he?”</text:p>
      <text:p text:style-name="P16">“No!” said the audience. </text:p>
      <text:p text:style-name="P16">“No,” Moses agreed. “God told Noah and zir sons to multiply upon the Earth. God said nothing about multiplying upon other planets, did he?”</text:p>
      <text:p text:style-name="P16">“No!”</text:p>
      <text:p text:style-name="P16">Moses nodded. “No, ze did not. God said nothing about any other planets when ze instructed Noah, because Earth is the home that God prepared for man to have dominion over. Earth is the home God prepared for mankind to live upon, in accordance with God’s will, in order to be ready for life everlasting. Earth is, ladies and gentlemen, the doorway to Heaven! Say it with me: Earth is the doorway to Heaven!”</text:p>
      <text:p text:style-name="P16">And the audience responded, “Earth is the doorway to Heaven!”</text:p>
      <text:p text:style-name="P16">“Yes,” said Moses “Earth is the doorway to Heaven. Earth is where those who choose to live with God and Jesus prepare themselves for the rapture to come. Earth is where the faithful prove themselves worthy!” As the sound system pushed a chorus of horns, Atticu paused before adding, “So what are we to make of the notion that there are some who now say that God wants people on the planets orbiting Proxima Centauri, Kepler 1229, and other planets, besides? Do those who say such things repeat the words of God, as faithfully recorded in the book of Genesis?” </text:p>
      <text:p text:style-name="P16">“No!” said the audience. </text:p>
      <text:p text:style-name="P16">“No,” agreed Moses. “They do not repeat the words of God.” Once again ze paused, this time with an inquisitive look upon zir face. “But if those who say that mankind should populate other planets are not repeating the words of God, then whose words are they speaking?” </text:p>
      <text:p text:style-name="P16">This time, the only prompt Moses gave was to raise zir eyebrows. </text:p>
      <text:p text:style-name="P16">As one, the audience cried, “Satan!”</text:p>
      <text:p text:style-name="P16">Moses smiled and nodded. </text:p>
      <text:p text:style-name="P16"/>
      <text:p text:style-name="P16"/>
      <text:p text:style-name="P119"><text:bookmark text:name="_fn2eu3aplns9"/>2068 Of Mother and Son 8-7-2020</text:p>
      <text:p text:style-name="P16">“Lucca Morelli was raised by his mother to be the face and the voice of the Church of the Allpoint. From a very early age, he was schooled in both the liberal arts and technology to be the ‘better type of man’ she had set as a goal for Lucca shortly after his birth. Now seven years old, he was frequently seen walking to the nTusse Srl facilities with his mother.”</text:p>
      <text:p text:style-name="P16">“Lucca was the first of the prenatal nsilk recipients, having been outfitted with the interface at thirty three weeks. From that point on, he was in near constant communication with his mother.”</text:p>
      <text:list xml:id="list65912862211496" text:continue-numbering="true"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16"/>
      <text:p text:style-name="P16">As the city grew accustomed to seeing a living saint in its midst, Maria once again began walking up to San Miniato al Monte and beyond, following Viale Machiavelli and Viale Galileo in the company of Sophia and Roberto. At first, drivers would honk their horns or shout out, but as the sentiment grew that Maria Morelli was no common celebrity, but something special, the noise was displaced by quiet reverence, and Maria was able to once again use zir walks for the purpose of thinking. And ze did a lot of thinking, especially thinking about how to hide a secret in plain sight while simultaneously using the secret to accomplish something good, which was what ze intended to do with zir discovery of the axis mundi and the ability of zir zippy probe to move objects from one place to another. Since transporting <text:s/>zirself from the Vespucci back to Florence, ze had used zir ability sparingly, sensing that overuse might make the process too familiar, too comfortable, and too likely to be spotted by prying eyes, which were likely to be everywhere. On two separate occasions, ze had traveled to Moscow and Beijing for the purpose of initiating the agreements that led to the formation of the Interstellar Minerals Combine, but ze never appeared where ze was expected, and ze always disappeared without announcement. In this manner, ze hoped that zir comings and goings had been unrecorded and, therefore, not easily studied by those skeptics doubtful that Power of Prayer (or, POP as they called it) was a result of divine will. </text:p>
      <text:p text:style-name="P16">Even as ze walked to and from the busy site of the first COTA cathedral complex just south of San Miniato al Monte, ze assumed that there were among the admirers spies intent upon discovering the reality of POP. Occasionally, ze would spot them through the vision provided by zir NFab monk’s robes, which used the nanotechnology blend ze had created while still a teenager, a marriage of zir father’s neuroskilk and a nearly impenetrable nanotech fiber that could assume many forms. Unlike the sycophants, the spies had hard eyes, most times hidden behind shades, but nevertheless eyes that stabbed like daggers, eyes that looked for the truth behind the mythology. Such eyes were immune to any impulse other than personal gain, and they were tireless. Maria dared not use zir device while in open view; only within the guarded confines of zir soon-to-be completed cathedral complex would ze dare to do so. </text:p>
      <text:p text:style-name="P16">On the day that the walls surrounding the complex were completed, ze never again made the walk back to zir grandmother’s house. Although the main cathedral was still little more than a framework structure, the priory had been roughed in and was ready for occupancy, so Maria chose one of the plain rooms as zir own and there ze stayed while work on the complex continued. There, protected not only by Sophia--who was more than a match for even a battalion of armed would-be-kidnappers--she was also protected by the NFab fabric that covered the walls of all structures and that provided not only armor but also eyes that never slept, never blinked. Here, ze was safe. Here, zir secret was safe. Roberto alone made the walk back, taking up zir new role as protector of Maria’s three-year-old son, Lucca, and zir nonna. </text:p>
      <text:p text:style-name="P16">*****</text:p>
      <text:p text:style-name="P16">Roberto stood in a corner of the kitchen as Anna Morelli cooked a dinner of Tuscan bean soup with fresh kale picked from the garden only minutes earlier. The soup was a favorite of little Lucca, who used a <text:span text:style-name="T16">scarpa</text:span>--a shoe--of crusty bread to soak up the last of the broth and transfer it to zir oil-smeared mouth. ze asked if mama was going to join them; Roberto explained that Maria was spending the night at the new cathedral complex. Lucca shrugged and accepted the news without complaint or further questions, as did zir nonna. Both had long ago become used to the unpredictable comings and goings of the celebrity who had shared their house. For zir part, Lucca had known nothing else but the life of a child of a famous person, and ze was used to the unpredictability that fame caused. </text:p>
      <text:p text:style-name="P16">“I will escort you to school in the morning, young Duke Lucca,” Roberto added. </text:p>
      <text:p text:style-name="P115"><text:bookmark text:name="_fwwkejlub6mw"/>2065 The Humanist Colonies</text:p>
      <text:p text:style-name="P16">Few things irritate the deep-died religious faithful, who see value in life stemming from blind obedience to some all-seeing and all-knowing God who only hands out rewards when life is over, as does <text:span text:style-name="T16">humanism</text:span>. Deep in the heart of modern religion lives the no-win scenario of <text:span text:style-name="T16">dualism</text:span> which declares that the physical realm was created by Satan, but God controls the non-physical realm. The unfortunate conclusion then is that as long as you remain in the physical realm, you are under the control of Satan; if you want to live with God, you must die. In short, life is not worth living. For the righteous faithful, the very concept that life might be worth living for its own sake rather than in the forlorn hope of a better life after death is anathema; life, according to strict religious thinking is a punishment that only death can end.</text:p>
      <text:p text:style-name="P16">Humanism has the audacity to suggest that humans, whether individually or collectively, have value without regard to slavish adherence to religious dogma defined by hoary old books interpreted by hoary old men whose life experiences have leached joy from their beings. And, you don’t have to die to be rewarded. Life, for the humanist <text:span text:style-name="T16">is</text:span> the reward. </text:p>
      <text:list xml:id="list65914498189084" text:continue-numbering="true" text:style-name="WWNum1">
        <text:list-item>
          <text:list>
            <text:list-item>
              <text:list>
                <text:list-item>
                  <text:p text:style-name="P41"><text:soft-page-break/><text:span text:style-name="T16">Excerpt from A Complete History of the Humanist Coalition: From Inception to Final Freedom, by Javier Guzmán</text:span></text:p>
                </text:list-item>
              </text:list>
            </text:list-item>
          </text:list>
        </text:list-item>
      </text:list>
      <text:p text:style-name="P16">At the Vatican, rumor had it that Pope Boniface X, who had agreed to accept the Church of the Zeropointas a congregation of the Roman Catholic Church in return for an equal share of the profits from minerals excavations, had turned beet red and hurled his mitre across the papal office upon learning that the first human colonies to be established around distant stars were to be called Humanist Haven and Humanist Hope. Humanist!</text:p>
      <text:p text:style-name="P16">Stunned by the violent reaction, the Pope’s chief of staff had retrieved the papal headgear and had then poured oil on troubled waters by providing a quick summary of the church’s finances, which had improved markedly since the Vatican treasury had begun receiving monthly checks that dwarfed the revenues of many nations. Financially, the church was on a firmer footing than it had been in over a century. Faced with such logic, a mollified Boniface had even suggested that the use of the name ‘Humanist’ demonstrated how strong the church had become when it could openly embrace alternative viewpoints, knowing that, eventually, all were saved only through Jesus? The Pope had phrased the thought as a question; the chief of staff had erased the question mark by saying that the papal interpretation was spot on. </text:p>
      <text:p text:style-name="P16">Among the leaders of Islam, reaction was mostly signaled by the Grand Imam of al-Azhar and various Ayatollahs, who collectively railed against the secularization of human space exploration implied by the use of the term ‘Humanist’ as a threat to religious freedom everywhere, and an insult to Earth’s true believers. However, inasmuch as organized Islam did not have an appreciable financial stake in spreading humanity to the stars, the reaction was otherwise limited. </text:p>
      <text:p text:style-name="P16">Vocal leaders of evangelical christian churches, many of them located throughout the federations of the former United States, surprisingly had their Islamic brother’s backs, proclaiming that the Church of the Zeropointwas purposefully constraining the spread of religion to the stars in a ‘war on religion.’ Among others, the Reverend Moses Johnson of Texas roundly proclaimed that Maria Morelli was demonstrating COTA’s deep-seated anti-religious bias in its colony selection process, and he vowed to be a leader in the fight to protect the right to believe even on planets light years distant from the birthplace of Jesus Christ. </text:p>
      <text:p text:style-name="P16">From Maria Morelli’s perspective, the two humanist colonies were chosen first because their backers were the first to present credible plans for their colonies, whereas almost all other would-be colony organizations were still mired in daydreaming about establishing new worlds rather than the detailed planning needed to make things work. In fact, the colonies proposed by Christian and Muslim groups were skimpy on details, and none were fully compliant with COTA’s requirements to prevent the exporting of what Maria and COTA considered to be fundamental societal flaws to the stars, the chief such flaws being that nobody can establish a colony that allows one person to dictate the wishes of another adult, and nobody can prevent an adult who was transported to another planet while still a child from deciding to return to Earth. Individual freedom must always be protected, she had explained. </text:p>
      <text:p text:style-name="P16">It had taken four long years since the Morelli Miracle for the announcement of the first two human colonies to be made. In that time, COTA had been creating and refining its rules for interstellar settlement and building up the organizational infrastructure needed to train, transport, and protect far-flung colonies. In addition, two more mining colonies had been established (Minerals Gamma on LHS 1140b and Minerals Delta, K2-3d, 40 and 144 light years distant, respectively), bringing the total number of mining colonies to four; the mining revenues from off-Earth locations had now almost entirely replaced those of Earthly operations and their sticky environmental impacts. In the barely habitable twilight zones of the tidally locked planets and the 3.35 Earth gravity pull of LHS 1140b, nobody cared about environmental impacts. </text:p>
      <text:p text:style-name="P16">The revenues of the Roman Catholic Church stemming from fees on interstellar mining operations, which it shared equally with COTA, had jumped to levels not seen in decades, enabling the church to pay for long-delayed maintenance of facilities as well as for new initiatives to increase the flock of believers. It had been a time of great hope and enthusiasm for the church following years of decline, and the Vatican looked forward to a prosperous and peaceful future as its money-managers projected continued growth and good will for humanity. </text:p>
      <text:p text:style-name="P16">However, notions of hope, enthusiasm, and good will died when Maria Morelli stood in front of the COTA cathedral complex and named the first two human colonies to an audience of invited luminaries, reporters, space enthusiasts, curious onlookers, and a smattering of protestors incensed at the human pollution of new planets:</text:p>
      <text:p text:style-name="P16">First was <text:span text:style-name="T16">Humanist Haven</text:span> which was to be located on Kepler-186f, 582 light-years distant. A reasonably Earth-like planet, if a bit cooler, it had been chosen as the home for a group of some seventy thousand self-proclaimed technologists who believed in rationality and freedom from religious constraints, the latter goal being a bit of a slap in the face for the church. Humanist Haven was being populated even as the announcement of its founding was made, the infrastructure for the settlement, including roads, sewer, water system, and an electrical system powered by modular nuclear reactors having been constructed months before the first colonists set foot on the planet. </text:p>
      <text:p text:style-name="P16">Second was <text:span text:style-name="T16">Humanist Hope</text:span>, established on Trappist 1e, <text:s/>a cold planet some 40 light-years from Earth. With an initial settlement size of ninety thousand, it also espoused a freedom from religion credo, its public manifesto stating boldly the colony’s goal as a ‘grouping of rationalists looking to escape Earth’s lingering primitive and medieval mythology mindset.’ In keeping with its rational description, the colony planned to build fossil fuel power plants to intentionally increase greenhouse gases, and temperature, as it outgrew the capacity of its initial nuclear installation. With such intentional manipulation of the atmosphere, the plan was to gradually increase temperature. </text:p>
      <text:p text:style-name="P16">The fact that the first two colonies cited freedom <text:span text:style-name="T16">from</text:span> religion as a foundational cause was a bit of a shock for those who expected freedom <text:span text:style-name="T16">of</text:span> religion to be a rationale for spreading humanity to the stars. In the eyes of the latter, there had been a war on religion for decades, and, like the pilgrims who fled England for America, it had long been expected that the oppressed would eventually set sail for less restrictive climes. It had not, however, occurred to them until the founding of two humanist colonies that the ‘war’ on their religion was just propaganda foisted upon an audience eager to find a cause against which to rally; it is easier to carry a chip on one’s shoulder when one can think of oneself as the underdog rather than the powerful bully. </text:p>
      <text:p text:style-name="P16"/>
      <text:p text:style-name="P16">Across the board, some would-be colonists pushed back against what was sarcastically referred to the ‘Ten Commandments of Colony Formation.’ COTA’s net presence FAQs summarized these rules, along with COTA responses to criticisms: </text:p>
      <text:p text:style-name="P16">In time, public reaction to the naming of the first two human colonies abated, but, in private, the debate regarding whether space exploration should be strictly secular raged on. Religious radical rights had thought that the rise of Power of Prayer travel had established a new golden age of monotheism. Instead, in the span of a few years, COTA had gone from being the golden child and cash cow of the Roman Catholic Church to being the unruly child who brings home new ideas about how the parent who raised the child is all wet. </text:p>
      <text:p text:style-name="P16">The Pope, periodically angered by the apparent insolence of the church’s newest congregation, requested an in-person explanation by Dr. Morelli; to zir surprise and further discomfiture, ze was rebuffed by the young scientist on the pretext that ze was <text:span text:style-name="T16">too busy</text:span>. Too busy to visit the Vatican and explain <text:s/>zirself to the head of the church! Enraged, the Pope voiced zir desire to disassociate COTA from the church, but zir hand was stayed at the urging of the Vatican comptroller, who once again wisely pointed out that the church’s finances were in better shape than they had been in many years, and that the church’s five percent share of minerals royalties was, effectively, in perpetuity. </text:p>
      <text:p text:style-name="P16">Mollified but still determined for an explanation about the humanist insult, the Pope said ze would travel to Florence to meet with Dr. Morelli, but Dr. Morelli insisted that ze was too busy with the establishment of the first two human colonies to take even a few minutes to speak to the pontiff. The Pope gnashed zir teeth in fury for a few days and then swore that zir ultimate goal would be to rid the church of COTA. </text:p>
      <text:p text:style-name="P16">He died before ze could achieve zir goal. zir successor, who was of a mind to let sleeping dogs lie, took at look at the healthy balance sheet of the church and accepted COTA for the cash cow that it had become. </text:p>
      <text:p text:style-name="P39"/>
      <text:list xml:id="list65914228043961" text:continue-numbering="true" text:style-name="WWNum1">
        <text:list-item>
          <text:list>
            <text:list-item>
              <text:list>
                <text:list-item>
                  <text:p text:style-name="P118"><text:bookmark text:name="_ysf57jcu730a"/><text:span text:style-name="T47">Rage of Gods (Move to Part 3, if needed)</text:span></text:p>
                </text:list-item>
                <text:list-item>
                  <text:p text:style-name="P54"><text:span text:style-name="T47">At the farthest edges of the created universe, Ahura Mazda, the divine energy, was busy fixing the firmament and coalescing energy into matter when an unknown god released a current of fundamental energy deep in the interior of creation. </text:span></text:p>
                </text:list-item>
                <text:list-item>
                  <text:p text:style-name="P54"><text:span text:style-name="T50">Odd</text:span><text:span text:style-name="T47">, thought Ahura Mazda, </text:span><text:span text:style-name="T50">We finished with that part of the project long ago, didn’t we?</text:span></text:p>
                </text:list-item>
                <text:list-item>
                  <text:p text:style-name="P54"><text:span text:style-name="T47">So when Angra Mainyu, the destructive spirit, appeared, accompanied by a pack of howling daevas, and stood smirking at him, ze assumed that ze knew what was happening: the usual mischief! When the destructive spirit and zir daevas began undoing the hard work of Ahura Mazda, spreading chaos and disorder where order had just been established, ze was sure the culprit had revealed <text:s/>zirself. </text:span></text:p>
                </text:list-item>
                <text:list-item>
                  <text:p text:style-name="P54"><text:span text:style-name="T47">Ahura Mazda was not in the mood for mischief. ze summoned all zir strength and with a mighty bellow sent Angra Mainyu and the daevas hurtling across space time, deeper into the interior of the universe than ze had ever flung them before, in the direction of the unknown god. Let whoever it was deal with the destructive spirit for a while. It would be long before they were next able to bother Ahura Mazda! </text:span></text:p>
                </text:list-item>
                <text:list-item>
                  <text:p text:style-name="P54"><text:span text:style-name="T47">With a satisfied grunt, the divine energy went back to fixing the firmament and coalescing energy into matter. </text:span></text:p>
                </text:list-item>
                <text:list-item>
                  <text:p text:style-name="P54"><text:span text:style-name="T47">* * * * * </text:span></text:p>
                </text:list-item>
              </text:list>
            </text:list-item>
            <text:list-item>
              <text:p text:style-name="P54"><text:span text:style-name="T47">Deep in the interior of the universe, Angra Mainyu broke free of the impulsive force that had propelled them so far. ze smirked even though there was no one to see zir joy at once again getting under the skin of Ahura Mazda; at times, simple pride in one’s work is more important than recognition. ze called to zir pack of devils and was about to begin the long journey back when ze felt a current of essential energy, like a free-flowing stream in space, cross zir path. </text:span></text:p>
            </text:list-item>
            <text:list-item>
              <text:p text:style-name="P54"><text:span text:style-name="T50">A stream of essential energy here?</text:span><text:span text:style-name="T47"> ze wondered, </text:span><text:span text:style-name="T50">so far from a creator? What could be its source?</text:span><text:span text:style-name="T47"> </text:span></text:p>
            </text:list-item>
            <text:list-item>
              <text:p text:style-name="P54"><text:span text:style-name="T47">Intrigued, ze turned and began to travel upstream against the stream, the daevas in tow, howling with delight. </text:span></text:p>
            </text:list-item>
          </text:list>
        </text:list-item>
      </text:list>
      <text:p text:style-name="P66"/>
      <text:p text:style-name="P80"/>
      <text:p text:style-name="P107"><text:bookmark text:name="_k3rfp2z021gx"/>Part 2</text:p>
      <text:p text:style-name="P115"><text:bookmark text:name="_o77f8uekukq8"/>B&amp;T on Cultural Evolution</text:p>
      <text:p text:style-name="P16">Bekka and Thucydides stood in twilight on a rocky plain that stretched in all directions without any break or change. Were he here in person, rather than than by avatar, Thucydides knew that he would be feeling the pull of more than three times Earth gravity, for this was the surface of LHS 1140b, a high-density planet orbiting the small red dwarf LHS1140 located some forty light years from Earth. Instead, he felt nothing unusual. </text:p>
      <text:p text:style-name="P16">“The combination of the growing prevalence of nsilk and the ability, using POP, to connect distant outposts of humanity, seems to be forcing a fundamental change in human civilization,” Bekka announced. “People seem to be becoming less greedy, better versions of themselves.”</text:p>
      <text:p text:style-name="P16">After feeling as though he were perpetually trying to catch up to what was going on, Thucydides finally felt as though he was on somewhat steady ground. He had studied many of the arguments for and against the existence of some sort of ‘arrow of evolution’ when it came to the growth of civilization, and although he had never explicitly accepted Lewis H. Morgan's linear theory of a common progression from savagery to barbarism to civilization for all cultures, he had to admit that the historical data seemed to lean in that direction. Of course, the richest vein of that data was tracing the evolution of western civilization, so there was a built-in bias that might not reflect paths of cultural growth, but that was the trade-off. </text:p>
      <text:p text:style-name="P16"><text:soft-page-break/>“Adam Smith,” Thucydides said, “maintained that two factors are conducive to economic advance: cheap transportation and cheap communication. POP has drastically cut the costs of movement between far-flung places, reducing the total cost to the construction of transport vessels that are then moved from Earth to orbit around a distant planet, and then to the surface of that distant planet, and . . ..” He paused and looked to Bekka. “And I assume that once all the coordinates of two distant locations are well known, that one can POP from one location to another sans the intermediary step of orbital insertion?”</text:p>
      <text:p text:style-name="P16">Bekka nodded. “Placing a transport in orbit is less risky than trying to land safely on the surface of a planet light years distant. A miscalculation could place the transport vessel meters above the ground and cause catastrophic damage.”</text:p>
      <text:p text:style-name="P16">“You miscalculated, didn’t you?” Thucydides asked, the thought suddenly coming to his mind. “That’s why you placed yourself above a body of water when you returned from the Vespucci, isn’t it? So you would be able to survive the drop if you reappeared high above the surface.”</text:p>
      <text:p text:style-name="P16">“So that I might be able to survive the drop,” Bekka corrected. “I almost did not, but, I knew that a drop into water would be less damaging than a drop onto a hard surface. I should have checked the weather in Florence--I had no idea the Arno was at flood level--but I was in a hurry.”</text:p>
      <text:p text:style-name="P16"><text:span text:style-name="T16">A hurry for what?</text:span> Thucydides wondered, but he thought he would pursue that question later. “So,” he said, “now that the coordinates between two locations are known with sufficient accuracy, it should be possible for people and things to be POP-ed from, say, Earth to Alpha Centauri-b or Alpha Centauri-b to Earth without needing a transport, correct?”</text:p>
      <text:p text:style-name="P16">Bekka nodded. “It happens every day--not only with Alpha Centauri but also the other mining colonies. Supplies get sent out from Earth and raw materials get sent back. And personnel get sent between the planets as well. COTA Priory Guides prefer to take their own measurements when selecting and moving shipments from place to place, so they will make the jumps themselves before they pray for the movement of others and other things.”</text:p>
      <text:p text:style-name="P16">“Right,” Thucydides replied. “They take detailed measurements before they pray, so that God knows exactly what gets moved exactly where.”</text:p>
      <text:p text:style-name="P16">If he was expecting the image of Bekka to betray any nuance of reaction to his borderline sarcastic query, he was disappointed. </text:p>
      <text:p text:style-name="P16">“Yes.” </text:p>
      <text:p text:style-name="P16">“Right,” he said again. “Well, back to Adam Smith, he would say that the confluence of POP and nsilk have engendered an economic advance, and Lewis Morgan would say that that economic advance has triggered a concomitant cultural advancement in civilization. Well, technically speaking, Morgan didn’t explicitly predict levels of civilization--like many great thinkers he tended to see his own culture as being at the apex of evolution--but that’s what he might say were he still around.”</text:p>
      <text:p text:style-name="P16"/>
      <text:p text:style-name="P16">5-14-2020</text:p>
      <text:p text:style-name="P16"><text:span text:style-name="T14">Connect to other theories of civilization (star lifting and Pierre Teiljard de Chardin)</text:span></text:p>
      <text:p text:style-name="P115"><text:bookmark text:name="_89pfxvgqm1hv"/>B&amp;T in Algiers</text:p>
      <text:p text:style-name="P16">“The Church of the Zeropointis growing, both in congregants, wealth, and influence,” Bekka stated. She and Thucydides were standing within the Casbah of Algiers, the slowly crumbling agglomeration of former palaces, mosques, and other structures that had become the living spaces of the poor and the perpetually lost inside the city. Here, beggars and orphans coexisted and watched out for each other against the forces of the Sûreté, who on occasion forayed inside in search of stolen goods reported by those in the wealthier parts of the city. Officers of the Sûreté, the national police force of Algeria preferred not going into the rat-infested Casbah--it was known as a place from which officers did not always return--but when the political heat grew too strong, the commandant would be willing to assume the risk and send in a handful of sacrificial lambs to show that the Sûreté was still interested at least trying to protect the city.</text:p>
      <text:p text:style-name="P16">It was, Thucydides noted, a rather pleasant set of entropy-seeking ruins. It might be slowly disintegrating, but on a late afternoon alongside the Bay of Algiers, the low sun cast a golden glow that made even broken plaster and masonry look resplendent. With a bottle of wine, a glass, and an opener, he would be content to stay for hours.</text:p>
      <text:p text:style-name="P16">“This is the city where COTA built its second cathedral?” he asked, already knowing the answer, and the chaos that the second cathedral had ignited. </text:p>
      <text:p text:style-name="P16">“Yes,” Bekka replied. “It was here. The cathedral stands outside the town of Birtouta, south of here. It is a pleasant little town, and there was space, so the second COTA cathedral was place there.”</text:p>
      <text:p text:style-name="P16">“Why?” Thucydides asked. “I mean, from what I have observed, there are no services held at COTA cathedrals--no masses, no baptisms, no funerals--so what is the point of constructing such an expensive structure.”</text:p>
      <text:p text:style-name="P16">“You ask a very good question,” Bekka responded with a smile.</text:p>
      <text:p text:style-name="P16">“And do you have a very good answer?” Thucydides challenged. </text:p>
      <text:p text:style-name="P16">“Yes,” said Bekka, still smiling, but she said nothing else. </text:p>
      <text:list xml:id="list1504211101" text:style-name="WWNum20">
        <text:list-item>
          <text:list>
            <text:list-item>
              <text:p text:style-name="P120"><text:bookmark text:name="_k7nne4ycw4ry"/>Via De Deus</text:p>
            </text:list-item>
            <text:list-item>
              <text:p text:style-name="P91"><text:span text:style-name="T21">“The danger of religious faith is that it allows otherwise normal human beings to reap the fruits of madness and consider them holy. Because each new generation of children is taught that religious propositions need not be justified in the way that all others must, civilization is still being besieged by the armies of the preposterous. We are, even now, killing ourselves over ancient literature. Who would have thought something so tragically absurd could be possible?” Sam Harris </text:span></text:p>
            </text:list-item>
          </text:list>
        </text:list-item>
      </text:list>
      <text:list xml:id="list2739869102" text:style-name="WWNum18">
        <text:list-item>
          <text:p text:style-name="P58">“The event that would lead to the creation of the person known as Queen Xerxes began with the incursion of a group of French Legionnaires into Algiers and Birtouta in response to an attack by the anti-COTA terrorist group called Via de Deus--the Way of God--which had arisen in response to the decision by COTA to hand the first two exoplant colonies to nonbelievers. Enraged by the awarding of secularism with such a prize, many of those who believed in the Abrahamic God felt compelled to lash out.”</text:p>
        </text:list-item>
        <text:list-item>
          <text:p text:style-name="P43"><text:span text:style-name="T16">Excerpt from A Complete History of the Humanist Coalition: From Inception to Final Freedom, by Javier Guzmán</text:span></text:p>
        </text:list-item>
        <text:list-item>
          <text:p text:style-name="P92"/>
        </text:list-item>
        <text:list-item>
          <text:p text:style-name="P83">The E-VTOL was still more than a meter from the ground when its payload of four French Foreign Legion riflemen jumped out, scrambled over the rubble on the fringes of the <text:a xlink:type="simple" xlink:href="https://en.wikipedia.org/wiki/Casbah_of_Algiers" text:style-name="ListLabel_20_34" text:visited-style-name="ListLabel_20_34"><text:span text:style-name="T54">Casbah</text:span></text:a>, and began working their way east to meet up with a counterpart team headed west. A second Legionnaire squad had landed simultaneously near <text:a xlink:type="simple" xlink:href="https://en.wikipedia.org/wiki/Birtouta" text:style-name="ListLabel_20_34" text:visited-style-name="ListLabel_20_34"><text:span text:style-name="T54">Birtouta</text:span></text:a> to protect the new Church of the Zeropointcathedral complex in case the Via de Deus decided to attack there as well. The Casbah, which had been crumbling for decades, had not been improved during the recent spate of attacks against the Church of the Allpoint. This time, the group was reported to be holding hostages in a nearby structure that had once been a bank, but that was currently serving as the construction offices of the Church of the Allpoint. The terrorists were too heavily armed for the local constabulary, and the <text:a xlink:type="simple" xlink:href="https://en.wikipedia.org/wiki/Algerian_police" text:style-name="ListLabel_20_34" text:visited-style-name="ListLabel_20_34"><text:span text:style-name="T54">Sûreté Nationale</text:span></text:a> was in disarray , so the few authorities extant had called for help from the Legionnaires, several of whom were familiar with the city.</text:p>
        </text:list-item>
        <text:list-item>
          <text:p text:style-name="P83"><text:bookmark text:name="_ihv636"/>Normally, corporal Remy Moreau might have welcomed a trip home, but today’s excursion was no vacation. He led his fire team though the maze of the Casbah, his footsteps falling on familiar paths as he wound his way towards the COTA offices located near the <text:a xlink:type="simple" xlink:href="https://en.wikipedia.org/wiki/Ketchaoua_Mosque" text:style-name="ListLabel_20_34" text:visited-style-name="ListLabel_20_34"><text:span text:style-name="T54">Ketchaoua Mosque</text:span></text:a>. Not so many years earlier, he himself would have been one of the homeless street urchins who roam these alleys looking for food to snatch or something valuable to sell for food. Their parents dead or missing after years of revolution and mindless violence, these ‘gutter rats’ as they were called by merchants, survived on the fringes of civilization and were loyal only to themselves and their gang. Together, some of them made it to adulthood. It had been hit or miss for Remy, but ze had survived, largely thanks to Édouard. </text:p>
        </text:list-item>
        <text:list-item>
          <text:p text:style-name="P83">Remy approached the final corner and signaled to stop. Peering through the holes of a shot-riddled tapestry that hung from an upper level balustrade to the ground, he saw the whitewashed building COTA was using as its local presence during construction of the new cathedral complex outside Birtouta. The first COTA facility to be erected after the construction of the COTA complex near Florence, the Birtouta project was nearing completion, and it included a cathedral and administrative offices. Although initially controversial in the overwhelmingly Muslim community—COTA was a congregation of the Roman Catholic Church—the construction had brought good-paying jobs and a rare sense of community improvement following decades of decay and stagnation as Algeria had grown drier and hotter and increasingly dependent on imports to feed its population. There were enthusiastic hopes that the presence of COTA might even stimulate tourism by those curious about this new religion centered around the conviction that everything in the universe is connected. </text:p>
        </text:list-item>
        <text:list-item>
          <text:p text:style-name="P83">The enthusiasm died with the arrival of the terrorist group Via De Deus—the<text:span text:style-name="T16"> Way of God</text:span>—which began attacking the COTA facilities shortly after the Humanist Haven colony was established on <text:a xlink:type="simple" xlink:href="https://en.wikipedia.org/wiki/Kepler-186f" text:style-name="ListLabel_20_34" text:visited-style-name="ListLabel_20_34"><text:span text:style-name="T54">Kepler 186f</text:span></text:a>, some 582 light years from Earth. Founded as a home for those seeking freedom from religious constraints, the mere existence of Humanist Haven enraged Catholic conservatives and Christian evangelicals alike, who had seen in COTA a new way to spread the gospel of Jesus Christ to the stars. Instead, the first interstellar colony was handed to non-believers who simply wanted to escape religion in any shape or form, to abandon God altogether! It was a tremendous slap in the face for some, and the subsequent insult of constructing a second cathedral in Islamic northern Africa rather than Europe was not at all assuaged by assurances that there would eventually be cathedrals in many places. </text:p>
        </text:list-item>
        <text:list-item>
          <text:p text:style-name="P83"><text:bookmark text:name="_32hioqz"/>Remy mentally activated his SqLink app and flashed [Prêt] (Ready)status. He was still using hand signals as well, but he had to admit to liking this new approach using thoughts now that most people were getting neurosilk implants. [Tenir] (Hold) came back to him from zir Captain, who was overseeing operations from Birtouta. </text:p>
        </text:list-item>
        <text:list-item>
          <text:p text:style-name="P83">There was nobody in view, and this side of the COTA office building was windowless. Remy took two insect-like reconnaissance drones from a pocket, connected to them, and sent them flying—one to the left of the building and the other to the right. <text:s/>To zir mind came the images collected by the drones. The right drone passed by the front of the building and buzzed about the windowed facade to reveal empty desks and chairs. The other drone passed around the windowless back of the building and continued to the other side, also windowless, and then it looped up and over the top to show a group of people huddled below the surrounding parapet: five seated hostages, their hands bound behind them, and three terrorists wearing black hoods and holding assault rifles on their laps. One of the terrorists pointed to the drone, which was doing it’s “I’m a wasp,” thing amid a swarm of much smaller flies, and ze was obviously not buying it. He rose a bit and glanced over the parapet, trying to spot the person in control, but Remy was well concealed unless the guy put a pair of shots through the tapestry just for good measure. He didn’t. </text:p>
        </text:list-item>
      </text:list>
      <text:p text:style-name="P81"><text:bookmark text:name="_1hmsyys"/>[Pret] came from the second team, which was now in place on the other side of the building. That team was led by Corporal Édouard Soldat, who had chosen Soldat as zir new surname upon joining the Legion at the age of 18, the same year in which Remy had joined. Like Remy, <text:s/>Édouard was Algerian and had grown up a homeless waif in Algeria. He also had beautiful eyes that had captivated Remy from their first meeting, when they were both fourteen and finding themselves on the streets of Algiers, two lonely hearts in search of something more than living day to day. They had become lovers in the years after, and they had enlisted in the Legion within a month of each other: Édouard first, followed by Remy when ze could no longer bear the thought of being separated from zir Édouard. </text:p>
      <text:p text:style-name="P81"><text:bookmark text:name="_41mghml"/>The squad leader of the third team, Sergeant Felix Arsenault flashed [Pret]. He and his soldiers were in place at the newly constructed cathedral complex. Felix had also been an Algiers street urchin in his youth. Two years older than Remy and Felix, he had once caught the two younger boys entwined with each other, and he had scolded them for their lack of caution.</text:p>
      <text:p text:style-name="P81">“Are you fools?” he had demanded. “There are still people here whose minds live in the middle ages! They would stone you to death if they caught you this way! You must always protect yourselves! Always. Promise me!” They had promised. </text:p>
      <text:p text:style-name="P81"><text:soft-page-break/>The times had changed, moving at least into the latter part of the twentieth century, perhaps even the twenty-first, but Algeria, like much of Africa, clung tenaciously to centuries-old traditions and prejudices. Attitudes were softening, but the hateful interpretations of old religions are slow to die when there are influential voices repeating words of hatred to uncritical audiences. For every voice who said that God created people as they were, there were other voices, harsh and grating voices, who claimed that their God, the alleged embodiment of love, demanded violence and death to those who disagreed with their strict interpretation of religious screed. </text:p>
      <text:p text:style-name="P81">[Méchants!] (bad guys). It was Felix again. [Bombe!] The bad guys were there at the cathedral, and they had a bomb! And then Felix added, [Peut être bombe nucléaire!][Peut être bombe nucléaire!] A nuclear bomb? If so, that unfortunate fact had put an entirely new spin on the situation: <text:s/>Via De Deus was about to destroy the cathedral and perhaps much of the surroundings, possibly including Algiers if the bomb was large enough. </text:p>
      <text:p text:style-name="P81"><text:bookmark text:name="_2grqrue"/>[Engager!] came the Captain’s command to Remy and <text:s/>Édouard. A similar call no doubt went to Felix over at the cathedral, who would have to stop the terrorists from using the bomb. According to the plan, Remy and <text:s/>Édouard were to disable the terrorists holding the hostages and then, while the terrorists were unable to react, free the hostages. Of course, disabling the terrorists likely meant also disabling the hostages, but it was the only option available when the two groups were so close together.</text:p>
      <text:p text:style-name="P81">Remy drew a deep breath, knowing as he did so that Édouard was doing likewise on the other side of the building. He and his team stepped out, guns ready, and shot stun grenades into the air, over the building. As soon as the grenades were in the air, they ran, reaching the front entrance just as the grenades exploded, two steps behind the team led by Édouard. Stairs in the back of the building led to the roof, and they took these at a sprint, bursting through the rooftop stair enclosure and onto the roof, <text:s/>Édouard in the lead. </text:p>
      <text:p text:style-name="P81">Both the terrorists and the hostages were down, some with ears and noses bleeding from the concussive blast, but all were alive and would live to tell the tale of the day they were captured or rescued by the Legionnaires. Perhaps there would be some grousing on the part of the hostages, but they would get over the hard feelings in time. </text:p>
      <text:p text:style-name="P81">The Legionnaires kicked away the terrorists’ weapons and bound their hands and legs as Remy momentarily drew back to the stairwell and sent the Captain a [Mission accomplie!] status report. The Captain’s [Très bien] in response had come, and Remy had just turned back to the rooftop, when an object appeared in the air directly above the huddled hostages, terrorists and Legionnaires. Édouard and the other Legionnaires looked up to see a distinctive nano-composite flying ‘bot hanging in the air, its magnesium alloy arms outstretched, two meters above them, its outrigger fans holding it steady, <text:span text:style-name="T14">its nearly featureless face turned in the direction of Remy as a single word formed therein: </text:span><text:span text:style-name="T17">Maria</text:span><text:span text:style-name="T14">. </text:span>Time paused for an instant, and then the robot dropped two grenades from its hands and disappeared. From ten meters away, Remy had time to open zir mouth but no time to scream. </text:p>
      <text:p text:style-name="P115"><text:bookmark text:name="_xakppwuno38g"/>Idaho 8-9-2020</text:p>
      <text:p text:style-name="P16">“While COTA’s relationship with the International Mining Combine has been well documented, the church’s relationship with the Atomics International Combine (AIC) has remained less clear. The end result of a merger between NuScale, NuPhoenix, and a host of smaller players, AIC’s modular reactor manufacturing facilities near the eastern extent of the Snake River plain’s crescent-shaped slash across the state of Idaho had rekindled a spirit of experimentation and entrepreneurship in a nuclear industry that had almost died with a series of unfortunate accidents involving early generation reactors lacking the safety features of the newer designs. Now, building stand-alone modular units with electrical capacities ranging from several thousand kilowatts to a hundred megawatts, the new look of nuclear had traded the massive power plants of the early days for a distributed system of power generators placed where power was needed, such as near manufacturing facilities, beneath large buildings, and adjacent to population centers.”</text:p>
      <text:p text:style-name="P16">“Designed to use natural circulation rather than pumps, and relying on passive safety features rather than operator actions to address system failures, the new nuclear power units were ideal for powering the mining colonies on tidally locked Proxima Centauri b and Kepler 1229b, massive LHS 1140 b, and the rocky core of K2-3d, all places where the natural environments precluded building other types of power generation; the AIC units, with modifications for different gravities, were manufactured and tested in Idaho and shipped from there to their new homes by COTA Priory Guides trained in using the Power of Prayer to relocate objects. Within hours of their relocation, the units were generating the power needed for mineral excavation and maintaining human habitable enclosures.”</text:p>
      <text:p text:style-name="P16">“The AIC units were also well suited to setting up the initial infrastructure for human colonies. With a power plant in place, the work of establishing drinking water treatment facilities, roads, and foundations for homes and other structures was greatly expedited, as was the leveling of the landing space for the placement of the gargantuan COTA transport vehicles moved from Earth to exoplanet orbit by POP; before the jump from orbit to surface, the landing pad had to be prepared and carefully surveyed to minimize damage to the 1,000 meter by 1,000 meter, by 100 meter tall transport that contained not only colonists, but also their equipment, their supplies, and even their initial living spaces. In time, each colony would diversity the methods used to generate its electrical power, but the starting point was always a lash-up of AIC’s self-contained modular nuclear power generators to provide reliable power in a small footprint package that required little more than constructing a big pool of cooling water into which the generators were placed. Five units were sufficient to power a colony of 50,000, and it was easy to add more units as the colony grew.”</text:p>
      <text:p text:style-name="P16">“And although some members of COTA still harbored the irrational fear of nuclear energy that had kept Earth societies burning fossil fuels deep into the twenty-first century, Dr. Morelli understood that all power generation options have their pros and their cons, and she made a choice based on logic rather than emotion; she would, however, sometimes evoke the latter when <text:s/>responding to a question about her willingness to use nuclear power by asking a simple question.”</text:p>
      <text:p text:style-name="P16"><text:s/>“‘Look up at the skies,’ she would say, ‘and tell me where God uses fossil fuels to power the universe.’”</text:p>
      <text:p text:style-name="P16">“Perplexed, those who expressed a fear of all things nuclear would confess that they could not see any evidence of in the stars of fossil fuel burning.”</text:p>
      <text:p text:style-name="P16">“Maria would then smiled and reply, ‘Exactly.’”</text:p>
      <text:p text:style-name="P39"><text:span text:style-name="T16">Excerpt from A Complete History of the Humanist Coalition: From Inception to Final Freedom, by Javier Guzmán</text:span></text:p>
      <text:p text:style-name="P16">8-24-2020</text:p>
      <text:list xml:id="list65913760848752" text:continue-list="list65914228043961" text:style-name="WWNum1">
        <text:list-item>
          <text:list>
            <text:list-item>
              <text:p text:style-name="P54">Dr. Robert Hansen looked up details for the latest order from COTA and let out a low whistle that expressed both amazement and no little amount of panic. The order was, as he understood it, for a data center, but what a data center! COTA was ordering six thousand of AIC’s modular reactors for placement on four colonies. At 100 megawatts each, six thousand such units would provide six gigawatts of electrical power to drive whatever massive number crunching they were doing. </text:p>
            </text:list-item>
            <text:list-item>
              <text:p text:style-name="P54">Perhaps, he mused with a smile, they were processing the nine billion names of God, remembering the old science fiction story by Arthur C. Clark. In that story, Tibetan monks rented a computer and hired programmers to create a program to would print out all possible permuations of the nine character names. When all the names had been printed, the stars in the sky begain vanished. </text:p>
            </text:list-item>
            <text:list-item>
              <text:p text:style-name="P54">Hansen expected nothing so dramatic would come from COTA’s calculations, but he did have to wonder what kind of data processing the churhch was doing. </text:p>
            </text:list-item>
            <text:list-item>
              <text:p text:style-name="P54">In the meantime, he did his own calculations regarding the current capacities of the Idhao facility and realized that the time had come for AIC to build that Austrlian manufacturign site that had been bandied about at the last board meeting. </text:p>
            </text:list-item>
            <text:list-item>
              <text:p text:style-name="P82"><text:span text:style-name="T57">The COTA Data Analysis Center used a staggering amount of electrical power. Some</text:span><text:a xlink:type="simple" xlink:href="https://www.forbes.com/sites/forbestechcouncil/2017/12/15/why-energy-is-a-big-and-rapidly-growing-problem-for-data-centers/#34460eb45a30" text:style-name="ListLabel_20_35" text:visited-style-name="ListLabel_20_35"><text:span text:style-name="T55"> three percent of worldwide electricity production</text:span></text:a><text:span text:style-name="T57"> was used to drive the massive number-crunching operations performed at traditional data centers across the globe. Out of a worldwide production of nearly five million megawatts of electrical power, 150,000 megawatts (equivalent to 100 large power plants, each producing 1,500 megawatts—enough to power roughly 1,000 homes) was devoted to crunching numbers. COTA data centers required more than twice that much power: 400,000 megawatts. This power requirement was currently addressed by more than 6,000 dedicated modular nuclear reactors installed on Minerals Alpha, Minerals Beta, Minerals Gamma, Humanist Haven, and Humanist Hope. Additional power units were being installed on Minerals Delta on K2-3D.</text:span></text:p>
            </text:list-item>
          </text:list>
        </text:list-item>
      </text:list>
      <text:p text:style-name="P115"><text:bookmark text:name="_3eahnp8xi32s"/>The Political Church (2080-2083)</text:p>
      <text:p text:style-name="P80">2080-2083</text:p>
      <text:p text:style-name="P115"><text:bookmark text:name="_qdeyicrig8bs"/>2067 New Tibet 8-4-2020</text:p>
      <text:p text:style-name="P16">“As the protest by organized religions against the establishment of what was perceived to be irreligious humanist colonies finally began to die down, COTA rekindled the flames of controversy by announcing that is was establishing colonies for large populations that the church considered to be oppressed: Tibet, Hong Kong, Taiwan, and the Uighurs. And even as the furor surrounding the transport of these peoples to far-flung planets was in progress, COTA also gave notice that it had plans to create colonies for the Kurds of Turkey, Native Americans, African Americans, albinos, LGBTQ people, and people with disabilities.”</text:p>
      <text:p text:style-name="P16">“Yazid Boulala, president, producer, and head correspondent of the newly formed Al Jabbar News Network summed up the reaction succinctly when he announced, ‘And the world lost its shit. Again.’”</text:p>
      <text:list xml:id="list65913278841072" text:continue-numbering="true"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80">After the establishment of Humanist Hope and Humanist Haven, several years passed before new human colonies were announced. In the interim, two new mining colonies--Minerals Gamma and Minerals Delta, located on LHS 1140 b and K2-3d, respectively--were founded, but these were largely operated by robots under small crews of human overseers on planets that nobody wanted to live on, and nobody was upset by their existence.</text:p>
      <text:p text:style-name="P80">With the announcement of Free Tibet, however, it was clear that COTA was intent on becoming a political force. To be established on Kepler 442b, Free Tibet took China by complete surprise, and in the span of weeks, some five million Tibetans were transported to their new home under the protection of the COTA Settlement Protection Services (SPS), members of whom used what had been dubbed ‘heat rays’ to keep Chinese authorities at a distance; these rays, projected by the rifles carried by the SPS as well as the defensive drones that set up a perimeter around Tibetan populations being removed, produced the sensation of being burned alive when impacting on a target. In reality, they produced no long-term harm, but the sensation was so real that it was impossible to do anything other than flee. </text:p>
      <text:p text:style-name="P80">As a response, the Chinese government fired artillery shells and rockets at the massive COTA people transports that materialized below the Potala Palace, the winter home of the Dalai Lama until 1959, when His Holiness was forced to flee to India as Chinese troops advanced, but their munitions were intercepted by sheets of material enroute and harmlessly fell to the ground well before striking their targets. Presumably the sheets were made of nfab, but aside from the exploded shells and missiles, nothing of the COTA defensive systems remained behind. In the end, COTA even whisked away the palace, along with the hill on which it had stood for so long.</text:p>
      <text:p text:style-name="P80">Afterward, the Chinese government fumed and spoke of retaliation until it was pointed out--most likely by Vladimir Putin, was reputed to have enjoyed watching the bold heist--that China, as a part of Interstellar Minerals Combine, stood to lose more by not being aligned with COTA than by losing Tibet. And so, after much saber rattling and complaining, wiser heads in China decided to focus on how much money they were making from association with COTA, and the thunder gradually reduced to an occasional rumble--until COTA came for Hong Kong.</text:p>
      <text:p text:style-name="P80">Free Hong Kong, established on Gliese 832 c, once again tweaked the noses of the Chinese government, but, this time, cooler heads prevailed, pointing out how Hong Kong had long become more of a nuisance that it was worth. The Hong Kong natives had long protested anything other than being autonomous, and even the draconian measures taken in the third decade of the twenty-first century to make the former British colony a compliant component of China eventually backfired. This time, COTA left all of the buildings behind, which was seen as a win for China, but as anybody who has seen the spaghetti wiring that connected some of the older buildings to modernity can attest, it would be easier to start over than to transport such outdated structures and reconnect them. In the end, China took control of a Hong Kong cleaned of dissidents. </text:p>
      <text:p text:style-name="P80">By the time Free Taiwan was established on Kepler 1544 b, China did no more than mildly complain at the loss of a population of entrenched dissidents. When the dust of resettlement had cleared, the Chinese government took over the former island nation without so much as a peep of resistance and established a population of loyalists therein. The eyes of the Dragon then turned to Russia in hopes of seeing that insufferable smirk wiped off of Putin’s face. </text:p>
      <text:p text:style-name="P80">Instead, Free Palestine was next, and it was established on Tau Ceti-e. As had been the case with China, Israel had no foreknowledge of the removal of the Palestinians until COTA the SPS and Priory Guides arrived in massive transports that shifted some ten thousand Palestinians at a time out of Israel to their new home while the Israelis hopelessly fired missiles and artillery from beyond the range of the heat rays. In two weeks, Palestine was emptied, and Free Palestine became a new home for a people long oppressed by a government that knew full well what oppression feels like but chose oppression rather than cooperation as its means of maintaining the peace.</text:p>
      <text:p text:style-name="P115"><text:bookmark text:name="_r796bjrn6ohx"/>2083 Time to Move On</text:p>
      <text:list xml:id="list65912983271189" text:continue-numbering="true"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80"><text:soft-page-break/>Ten years later. Florence, Italy.</text:p>
      <text:p text:style-name="P80">Maria Morelli strode the length of the Church of the Zeropointcathedral, the soft slapping of zir footsteps on the inlaid marble floor echoed throughout the empty building which had neither furniture nor any artwork aside from the flooring. On either side and just a step behind, two figures trailed, their synchronized steps even softer than hers. All three wore brown hooded robes <text:s/>and leather sandals with rubber soles. When they reached the apse, Maria turned and looked back down the nave to the ornate front doors, which were closed to the night. </text:p>
      <text:p text:style-name="P80">“I sometimes wonder if I overdid things with this place, ze said. </text:p>
      <text:p text:style-name="P80">“You wanted to make a lasting impression said one of the hooded figures with a high-pitched man’s voice. You did just that, but without overshadowing the duomo downtown.”</text:p>
      <text:p text:style-name="P80">“This cathedral is a match in size and form to the Cattedrale di Santa Maria, but completed in only seven years,” said the other figure, who spoke with a woman’s voice. </text:p>
      <text:p text:style-name="P80">“I had the advantage of modern technology and a shit-ton of money from mineral rights,” Marie observed. “Still, it is rather nice, isn’t it? Roberto, do you think Lucca will find it to be as nice as I do?”</text:p>
      <text:p text:style-name="P80">The hooded figure who had spoken with a man’s voice nodded. “I suspect young Lucca will find it to be a pleasant place for reflection. ze frequently plays here with zir schoolmates. The nave makes an excellent spot for playing football when the weather is inclement.”</text:p>
      <text:p text:style-name="P80">Maria turned to the other figure. “And how about you, Angelina? Do you think Lucca will enjoy this place?”</text:p>
      <text:p text:style-name="P80">“I find it difficult to make an informed prediction,” said the woman. “I have not spent so much time with Lucca as has Roberto.” </text:p>
      <text:p text:style-name="P80">Maria chuckled. “Forgive me old friends. I sometimes forget that you are not human. I have no business asking you about human emotions.”</text:p>
      <text:p text:style-name="P80">“Quite alright,” said Angelina. “We do not feel any insult. We are as you built us to be.”</text:p>
      <text:p text:style-name="P80">“Yes,” Maria agreed. “You are. Still, I just hope ze likes it. I wish I had completed the interior before . . . ” zir voice trailed off as if ze were unwilling to say more.</text:p>
      <text:p text:style-name="P80">“Before you leave?” Roberto asked.</text:p>
      <text:p text:style-name="P80">“Yes. It came sooner than I expected.”</text:p>
      <text:p text:style-name="P80">“It has been ten years,” said Angelina. “Your plan has always been to leave when Lucca turns ten. ze turns ten tomorrow.”</text:p>
      <text:p text:style-name="P80">“But the time went by so quickly,” Maria complained.</text:p>
      <text:p text:style-name="P80">“More than three hundred fifteen million seconds have passed,” Angelina said. “I believe it meets the definition of ten years, on a human scale.”</text:p>
      <text:p text:style-name="P80">Maria laughed, and the sound of zir merriment bounced around the room. “That it does, Angelina! Wait! What is your current software update?”</text:p>
      <text:p text:style-name="P80">“I have had twenty major system upgrades and sixteen minor upgrades since my initial boot.” </text:p>
      <text:p text:style-name="P80">Maria made a vague humming sound before speaking again. “Well, remind me to take the time to add some kind of human emotional mimicry in a future upgrade.”</text:p>
      <text:p text:style-name="P80">“At what frequency should this reminder be set?” asked Angelina. </text:p>
      <text:p text:style-name="P80">“How about once a year, starting with a year from now.”</text:p>
      <text:p text:style-name="P80">Angelina nodded. “Affirmative. I will remind you in thirty-one million, five hundred thirty-six seconds.”</text:p>
      <text:p text:style-name="P80">Maria took a final look around the interior of the cathedral and sighed heavily. “Well,” ze said with an air of finality, “I suppose we should go.”</text:p>
      <text:p text:style-name="P80">Angelina and Robert nodded but said nothing. </text:p>
      <text:p text:style-name="P80">A moment later all three figures were gone.</text:p>
      <text:p text:style-name="P115"><text:bookmark text:name="_9xxl128k1pjv"/>The Presbyter</text:p>
      <text:p text:style-name="P16">“While his mother went off to oversee the creation of the Humanist Coalition, Lucca Morelli suddenly found himself, at the age of ten years, being the leader of the Church of the Zeropointand in charge of a budget that now dwarfed that of all but a handful of corporate kingdoms.”</text:p>
      <text:p text:style-name="P16">“It was a daunting . . .</text:p>
      <text:p text:style-name="P16"><text:span text:style-name="T17">Lucca Morelli, who is the best at spotting candidates, describes seeing a kind of aureole surrounding the person, somewhat like the aureoles seen around the heads and bodies of divine entities shown in ancient art. Usually, Lucca first sees the aureole in zir peripheral vision because people with this ability are also able to hide its presence when looked at directly—presumably a defense mechanism. (There is evidence that the number of people with this ability is growing with each new generation, and there may be latents whose abilities can be brought to an active state by interaction with another active mind.) </text:span></text:p>
      <text:p text:style-name="P16">He became known for his sayings, which were called Luccasms by some in the church: </text:p>
      <text:p text:style-name="P16">Be inconspicuously kind. </text:p>
      <text:p text:style-name="P16"/>
      <text:p text:style-name="P39"><text:span text:style-name="T16">Excerpt from A Complete History of the Humanist Coalition: From Inception to Final Freedom, by Javier Guzmán</text:span></text:p>
      <text:list xml:id="list65914668539964" text:continue-list="list1504211101" text:style-name="WWNum20">
        <text:list-item>
          <text:list>
            <text:list-item>
              <text:p text:style-name="P59"/>
            </text:list-item>
            <text:list-item>
              <text:p text:style-name="P120"><text:bookmark text:name="_cecww5qb84re"/>Meeting With the Pope</text:p>
            </text:list-item>
            <text:list-item>
              <text:p text:style-name="P44"><text:soft-page-break/><text:span text:style-name="T16">Excerpt from A Complete History of the Humanist Coalition: From Inception to Final Freedom, by Javier Guzmán</text:span></text:p>
            </text:list-item>
            <text:list-item>
              <text:p text:style-name="P84">Alessandro Cardinal Ricci, Archbishop of the Archdiocese of Florence sat waiting on an uncomfortable, thinly covered chair outside the Papal office while the pope’s young secretary sat behind zir desk, attending to matters of the papal schedule--or so Ricci assumed. For all the Archbishop knew, the younger man could be checking up on World Cup scores or watching wildlife on the Indigenous netcam. They had chatted for a bit upon Ricci’s arrival--the secretary, carefully mindful of protocol, had been formal and yet solicitous--but after a few minutes it had become clear that the sixty-three year old Archbishop had little in common with the twenty-something priest, and, to the relief of both men, an initially awkward silence had blissfully transitioned into a period of work as usual for the secretary and quiet contemplation for the Archbishop. </text:p>
            </text:list-item>
            <text:list-item>
              <text:p text:style-name="P84">It would not be the only awkward encounter for Ricci today; there was always something a bit off putting about meeting with the Pope, whom Ricci had known as a child. Ricci had been a twenty-two year old priest of the Basilica di Santo Spirito in Florence, and the Pope had been an eight year old member of the congregation who attended services with family. A bright child, the Pope had graduated from the University of Padua with a degree in engineering and had then enrolled in the Pontifical Roman Seminary, a bit of a surprising shift for the young man who had not shown--at least in any encounter Ricci had had with him--much of of a religious dedication to that point in zir life. But, evidently, the young man had had a strong calling because ze rose swiftly through the ranks of the church: by thirty ze was a bishop, by forty-three a Cardinal, and, now, at the young (for a pope) age of fifty-nine, ze was entering zir third year as the head of the church. Not that Ricci harbored any pangs of jealousy towards the pontiff, but it was always difficult to sever the memory of the boy from the man. </text:p>
            </text:list-item>
            <text:list-item>
              <text:p text:style-name="P84">“Your Eminence?” said the secretary, rising to zir feet and opening the door to the Papal office, “His Holiness will see you now.” </text:p>
            </text:list-item>
            <text:list-item>
              <text:p text:style-name="P84">Ricci stood and shuffled slowly through the doorway in the stiff manner common to old men who have <text:s/>been sitting in one place for too long. Before him, the Pope stood beside zir desk, smiling. </text:p>
            </text:list-item>
            <text:list-item>
              <text:p text:style-name="P84">“So good to see you again, Allesandro!” said the pontiff, crossing the floor quickly to clasp the older man by the arms and kiss him on both cheeks in the informal, congenial manner that had become custom since the days of Pope Francis in the early twenty-first century and that had survived in spite of quiet grumbling amongst the more conservative members of the Roman Curia about the continued progressive erosion of time-honored conventions. </text:p>
            </text:list-item>
            <text:list-item>
              <text:p text:style-name="P84">“Your Holiness,” replied the Archbishop, “as always, the honor is mine.”</text:p>
            </text:list-item>
            <text:list-item>
              <text:p text:style-name="P84">“Can I interest you in something to drink” the Pope inquired. “Perhaps an espresso or mineral water?”</text:p>
            </text:list-item>
            <text:list-item>
              <text:p text:style-name="P84">“Thank you, but no,” said Ricci. “My thirst is well sated.”</text:p>
            </text:list-item>
            <text:list-item>
              <text:p text:style-name="P84">The Pope pointed to a grouping of chairs set about a low table to one side of the office. “In that case, please sit and be comfortable.”</text:p>
            </text:list-item>
            <text:list-item>
              <text:p text:style-name="P84">The Archbishop chose a chair. </text:p>
            </text:list-item>
            <text:list-item>
              <text:p text:style-name="P84">The Pope seated <text:s/>zirself opposite. “The Morelli Miracle,” ze said without preamble, “is wearing thin.”</text:p>
            </text:list-item>
            <text:list-item>
              <text:p text:style-name="P84">Ricci, who had long thought the so-called ‘miracle’ of Maria Morelli to be more sleight-of-hand than act of God, nodded and waited for the Pope to explain <text:s/>zirself even as a thrill ran through zir body. </text:p>
            </text:list-item>
          </text:list>
        </text:list-item>
      </text:list>
      <text:p text:style-name="P81">“Thirty years,” said the Pope. “Thirty years since the formation of the Church of the Zeropointunder the direction of Maria Morelli--and the beginning of the end of the Roman Catholic Church!”</text:p>
      <text:p text:style-name="P81">Ricci felt a sense of relief to hear a Pope speak in a manner that so perfectly mirrored zir own thoughts, thoughts that ze had kept largely private for three decades as much of the Roman Curia remained in thrall of the Maria Morelli and the money that had flowed into the church’s coffers from mineral extraction operations on the three interstellar mining colonies. In a time when participation in organized religion had reached its nadir, the Church of the Zeropoint(COTA) had provided a blessed reprieve from obsolescence, but at what price? <text:s/></text:p>
      <text:p text:style-name="P81">“I share with zir Holiness the same conviction,” said the Archbishop. </text:p>
      <text:p text:style-name="P81">The Pope nodded. “I thought you might, my old friend and mentor. We were both a part of your flock, Maria and I, and we both sought salvation in the wonders of science, which has brought humanity so many pretty baubles to play with.” As ze spoke, the Pope broadcast to the Archbishop’s handheld--the older man had no neurosilk implant--images of robots, n-tech, and the twelve human colonies established by COTA over the course of three decades. “I sometimes wonder if I should have it removed,” ze said, sliding one hand over the white zucchetto perched atop zir head. “My doctors tell me that it would be dangerous to even try at this point, but I have to wonder if this wonder of technology has blinded many to what is truly important.”</text:p>
      <text:p text:style-name="P81">“I have wondered the same, your Holiness,” Ricci replied. “Although not on your account, of course. Your Holiness is perceptive to reality beyond the neural net. I was already beyond the recommended age for neurosilk insertion when the procedure became routine, so I have no neural connection myself. For years, I thought myself to be handicapped by the lack of intimate connection to the net and to others, but I sometimes wonder if the miracle of the neural connection to the net has impaired mankind’s personal connection to God.”</text:p>
      <text:p text:style-name="P81">“I believe that you may be correct in your assessment,” said the Pope. “In many ways, we were better off before we were so interconnected with the swells and storms of information that distract us from the quiet truths of life. It is in the stillness that truth reveals itself, but many no longer experience stillness except in sleep, and even the quality of that rest has become shorter as the data-addicted spend more and more time plumbing the datasphere. Man needs solitude to connect with God.”</text:p>
      <text:p text:style-name="P81">“Amen,” said the Archbishop. </text:p>
      <text:p text:style-name="P81">“But enough about this monstrosity,” said the Pope, and ze again touched zir zucchetto. “What I wanted to discuss with you is Maria Morelli. You have known zir since ze was a child, and you have had the most detailed conversations with zir regarding zir miracle of any man alive. You led, after all, the enquiry to assess and document the nature of Maria’s miracle. You know zir as well as anybody can.”</text:p>
      <text:p text:style-name="P81">“Si,” said the Archbishop with a sigh. “I know her, perhaps, as well as any man could hope to, your Holiness, but what little I know of Maria Morelli is but a speck against what I do not know. Ze was, and I presume ze still is, an enigma of enormous magnitude. Much of zir personality is hidden from the world. What I and my team of interlocutors captured represents only the lightest scratch upon an impervious surface.”</text:p>
      <text:p text:style-name="P81">“Doubtless, what you say is true, Allessandro, but between the two of us I hope to combine our scratches to see if they show a pattern when brought together than is indiscernible with viewed individually.”</text:p>
      <text:p text:style-name="P81">Ricci nodded. “What does your Holiness seek?”</text:p>
      <text:p text:style-name="P81">“Your interviews were meticulously documented and are kept by the <text:a xlink:type="simple" xlink:href="https://en.wikipedia.org/wiki/Congregation_for_the_Causes_of_Saints" text:style-name="ListLabel_20_34" text:visited-style-name="ListLabel_20_34"><text:span text:style-name="T54">Congregation for the Causes of Saints</text:span></text:a> for possible future use,” said the Pope. “Should somebody choose to nominate Ms. Morelli for sainthood following zir death, as you know, those documents, along with many other documented actions taken during zir life, will be invaluable during the stages of the canonization process.”</text:p>
      <text:list xml:id="list65914505085051" text:continue-numbering="true" text:style-name="WWNum20">
        <text:list-item>
          <text:list>
            <text:list-item>
              <text:p text:style-name="P84">“In the years following the <text:span text:style-name="T16">Morelli Miracle</text:span>,” the Pontiff continued, “Italy and the world were gripped by the story of the Italian astronaut and scientist who, as zir ship was crumbling to pieces, prayed so fervently that ze was transported, by divine will, back to zir home in Florence. Hundreds saw zir from the Ponte de Vecchio and the Ponte alle Grazie on that rain-soaked day, as ze popped into view just above the swollen Arno. zir arms were outstretched from zir body, creating a cruciform, and in the moment just before gravity re-exerted its control, ze opened zir hands to release two birds, one yellow and one orange, who flew away. Then, Maria Morelli fell into the river--and into the hearts and minds of a public thirsty for a modern miracle.”</text:p>
            </text:list-item>
          </text:list>
        </text:list-item>
      </text:list>
      <text:p text:style-name="P81">Ricci nodded again. It had been an enduring image. Hundreds had witnessed the scene personally, and their neurosilk-connected images had been preserved to the datasphere for subsequent review and analysis. To date, there was nothing that would indicate any possible falsification of what had been seen. Moreover, the still image of Maria releasing the birds from zir outstretched arms had become a generational icon that surfaced everywhere from art galleries to alleyway graffiti. The Morelli Miracle was well-known and recognized globally. </text:p>
      <text:p text:style-name="P81"/>
      <text:p text:style-name="P81"/>
      <text:p text:style-name="P81"/>
      <text:p text:style-name="P81">Maria wants to cut royalty payments to religions--now distributed to christians, muslims, hindus, buddhists, etc?</text:p>
      <text:p text:style-name="P81"/>
      <text:list xml:id="list65912644851429" text:continue-numbering="true" text:style-name="WWNum20">
        <text:list-item>
          <text:list>
            <text:list-item>
              <text:p text:style-name="P84"/>
            </text:list-item>
          </text:list>
        </text:list-item>
      </text:list>
      <text:p text:style-name="P81">In the first year, there was the usual news about inquiries. There were inquiries by the United Nations, there were inquiries by the Italian authorities, there were inquiries by the Vatican, and there were inquiries by various news celebrities eager to bask in the glow of Maria Morelli. Alongside these inquiries there were also an abundance of opinions on the miracle offered by organizations and individuals around the globe, and these opinions ranged from joyous acceptance to outright rejection fueled by conspiracy theories, which remained a largely unregulated source of both facts and lies, with lies still having the upper hand in spite of AI bots that were supposed to flag and destroy base falsehoods and pet conspiracy stories. The only thing that had changed was that neurosilk made it even easier to sink into the abyss of what had once been labeled ‘fake news’ by a person who was known as a source of prodigious lies and falsehoods. </text:p>
      <text:list xml:id="list65914747138602" text:continue-numbering="true" text:style-name="WWNum20">
        <text:list-item>
          <text:list>
            <text:list-item>
              <text:p text:style-name="P84">Through it all, there were images of Maria Morelli, the genius physicist who had discovered how to build a spaceship capable of traveling faster than the speed of light by encapsulating it in a bubble of space-time that propelled the craft across the universe in a manner that did not break the laws of relativity. Ze and zir brave crew of Russians had in ninety minutes flown beyond the distance of humankind’s farthest space probe and back only to see the ship fall to pieces about them as unknown forces ripped it apart. Maria, a devout Roman Catholic, had prayed for deliverance. zir prayer was answered.</text:p>
            </text:list-item>
            <text:list-item>
              <text:p text:style-name="P84">In review after review, Maria Morelli, told the story of the final minutes of the UNSS Vespucci, never wavering from zir belief that ze was saved by divine power. The ship had performed as designed, but ze could only surmise that the warp bubble exerted deleterious effects upon the structural integrity of the vessel that had caused it to disassociate after two successful jumps. Ze had been in the warp core when it happened, away from the Russian crew, so ze could only explain what ze had seen from that location: the walls around zir were coming apart as though fading into nothingness, and ze prayed out of instinct. </text:p>
            </text:list-item>
            <text:list-item>
              <text:p text:style-name="P84"><text:soft-page-break/>“Why were the birds with you?” inquired several investigators having knowledge that the two canaries were normally kept in the forward torus control room. Maria explained that ze had gotten into the habit of placing both birds in a single cage and taking them with zir when going into the warp core. It was silly, but ze enjoyed the company of Leonardo and Michelangelo, and their joy at experiencing weightlessness helped zir overcome the natural anxieties ze felt as they did what had never been done before. When ze realized what was happening on that fateful day, ze had taken them into zir hands to protect them as long as ze could. </text:p>
            </text:list-item>
            <text:list-item>
              <text:p text:style-name="P84">Noticeably pregnant by the fourth month following zir return to Florence, Maria’s situation evoked rumors of a second immaculate conception that spread throughout the net despite countervailing rumors of a relationship with a member of the Vespucci crew. Ze denied it. When interviews with Maria’s closest friends, including zir college roommate, indicated no awareness of any such relationship, calls began for immediate canonization in spite of the fact that Maria was still very much alive. </text:p>
            </text:list-item>
            <text:list-item>
              <text:p text:style-name="P84">Maria Morelli became, in the minds of many, a living saint. Ze was spotted frequently in the early months of zir return, walking in the mornings along Viale Machiavelli and Viale Galileo. At first, riders in passing vehicles would call out to her, wishing zir a pleasant day or offering blessings. But, as time passed by, and the swell for immediate canonization grew, vehicles would stop as ze passed, and their riders would get out and kneel in devotion as ze passed. Eventually, officers of the Polizia would block the road during Maria’s walks while devotees walked quietly, fifty meters behind, zir along a stretch that became known locally as the Miracle Mile. </text:p>
            </text:list-item>
            <text:list-item>
              <text:p text:style-name="P84">For several months, ze was seen no more, but then came the news: a boy! Lucca Morelli had been born. Several weeks later, Maria Morelli was once again walking the Miracle Mile, and sometimes peeling off along the back roads to the Galileo Galilei Institute for Theoretical Physics, where ze both listened to lectures and gave lectures, but ze also began talking about creating a new church centered around the concept that everything was connected. Ze called it the Church of the Allpoint, and the idea not only gathered attention worldwide, it also found tentative footing within the Vatican, which was struggling financially as more and more people found themselves quite comfortable living outside of religion. </text:p>
            </text:list-item>
            <text:list-item>
              <text:p text:style-name="P84">Ultimately, the need for money outweighed the dislike of change. Like most institutions, the Roman Catholic Church is conservative, preferring the comfort of the status quo to uncertainty. The concept of a new congregation dedicated to the idea that everything in the universe is connected to everything else was initially met with skepticism bordering on hostility, but maintaining the status quo in a world of chaos requires money, and the Church of the Zeropointoffered a source of funding that would exceed the revenues of most countries. In spite of spiritual misgivings, the Holy See found itself warming to the prospect of this upstart church, and the wheels of change, long locked in place by inertia, spun just enough to allow room for the Church of the Zeropointto become a new congregation of the Roman Curia. </text:p>
            </text:list-item>
            <text:list-item>
              <text:p text:style-name="P84">Construction of what would become the Florence Cathedral Complex of COTA began within a year of Lucca’s birth. Soon after, the first extraterrestrial mining colony was established on Proxima Centauri b to provide the raw materials needed to accomplish a mission of <text:s/>spreading humanity to the stars. Sales of minerals in excess of those needed by COTA yielded funding for completion of the initial cathedral, and both mother and son were soon living at the cathedral complex and seldom seen anymore by outside eyes. </text:p>
            </text:list-item>
            <text:list-item>
              <text:p text:style-name="P84">Then came the two first human colonies, and the birth of outrage. </text:p>
            </text:list-item>
            <text:list-item>
              <text:p text:style-name="P84">Some words have meanings that extend into deep dimensions of the human psyche, and <text:span text:style-name="T16">humanist</text:span> is one of those words. On the surface, it expresses the outlook that human values are more important than religious values. Below the surface, it is a tag that distinguishes those who believe humanity’s destiny is determined by divine will from those who believe that humanity creates its own destiny. One camp holds the opinion that humanity is inherently evil and can only attain goodness through sacrifice and devotion in this life; the other camp holds the opinion that humanity is inherently good and shapes the world through science and logic. </text:p>
            </text:list-item>
            <text:list-item>
              <text:p text:style-name="P84">To members of the first camp, humanist is an insult, a denial of deep belief in the power of divinity. So, when first one COTA colony—Humanist Haven on Kepler 186f—was announced a year following the first minerals colony, it shocked not only members of the Roman Catholic Church, but also devoted Christians worldwide who had assumed that the Catholic Maria Morelli would spread Christian colonies to the stars. They had not expected that Maria would instead create a home for those whose internal compasses were not driven by religious belief but by science and logic. It was anathema to them, and the fervor for instant sainthood for Maria dampened immediately. </text:p>
            </text:list-item>
            <text:list-item>
              <text:p text:style-name="P84">The announcement, less than a year later, that the second colony would be Humanist Hope on Trappist 1e turned disappointment into outrage. Protesters spent the next week encamped around the Florence Cathedral Complex, waving signs, shouting biblical passages, and throwing paint on the walls. Maria appeared on the upper terrace of the front of the complex, once, and attempted to explain to the angry masses that the two humanist groups were simply the first to be ready to establish colonies compliant with COTA’s rules for colonization, but ze was quickly shouted down and had to back away as a torrent of stones and other objects were thrown up. </text:p>
            </text:list-item>
            <text:list-item>
              <text:p text:style-name="P84">In the aftermath of the humanist outrage, COTA stopped making announcements about new colonies. Minerals Beta and Gamma were established on Kepler 1229b and LHS 1140b, respectively, but their existence was simply confirmed after the fact when the media posed direct questions about purported increases minerals imports and the growing coffers of the church. </text:p>
            </text:list-item>
            <text:list-item>
              <text:p text:style-name="P84">By the time New Tibet was established on Kepler 442b, only the colonists and China had any inkling that nearly three million people were being lifted from Earth and transported to another world. Chinese officials attempted to mount a show of force, but soldiers were helpless against a foe who could simply transport attackers back to where they had come from and who could send missiles into oblivion. In the end, even the Potala Palace was plucked from its rocky foundations and hurled light-years away its new home. </text:p>
            </text:list-item>
          </text:list>
        </text:list-item>
      </text:list>
      <text:p text:style-name="P81"/>
      <text:list xml:id="list65912948065729" text:continue-numbering="true" text:style-name="WWNum20">
        <text:list-item>
          <text:list>
            <text:list-item>
              <text:p text:style-name="P120"><text:bookmark text:name="_d0ddz8o3li2x"/>2091 Queen Xerxes</text:p>
            </text:list-item>
            <text:list-item>
              <text:p text:style-name="P44"><text:span text:style-name="T16">Excerpt from A Complete History of the Humanist Coalition: From Inception to Final Freedom, by Javier Guzmán</text:span></text:p>
            </text:list-item>
          </text:list>
        </text:list-item>
      </text:list>
      <text:p text:style-name="P80">Sixteen years later (2091)</text:p>
      <text:p text:style-name="P80">Excerpt from Queen Xerxes’ Xenagogy: Your Guide to Wonderment:</text:p>
      <text:p text:style-name="P99"><text:span text:style-name="T62">Mombasa. </text:span><text:a xlink:type="simple" xlink:href="https://www.google.com/search?q=al+jabbar+meaning&amp;oq=Al+Jabbar&amp;aqs=chrome.1.35i39j69i59j0l4.2305j0j9&amp;client=ubuntu&amp;sourceid=chrome&amp;ie=UTF-8" text:style-name="ListLabel_20_36" text:visited-style-name="ListLabel_20_36"><text:span text:style-name="T56">Al Jabbar</text:span></text:a><text:span text:style-name="T62"> News Network. </text:span></text:p>
      <text:p text:style-name="P99"><text:bookmark text:name="_49x2ik5"/><text:span text:style-name="T62">[Love and kisses!] Beautiful children! Welcome to my life and my heart! Rest your cares for a while, sip your succulent wine, and take the welcoming hand of Queen Xerxes as, once again, we explore this wonderful world in which we live and marvel at its splendors! Let Xerxes be your xenagogue—your guide! </text:span></text:p>
      <text:p text:style-name="P99"><text:span text:style-name="T62">Today, Queen Xerxes is beginning a new </text:span><text:span text:style-name="T63">thing</text:span><text:span text:style-name="T62"> that I think you will love: ze is going to be your eyes, your ears, your sense of smell, and even perhaps—yes!—your </text:span><text:span text:style-name="T63">sensual savant</text:span><text:span text:style-name="T62"> as ze explores the wonders of that most secretive of organizations, The Church of the Allpoint, aka COTA! [Images of the COTA cathedrals in Florence, Algeria, Australia, and Idaho.]</text:span></text:p>
      <text:p text:style-name="P99"><text:span text:style-name="T62">This is no joke sweet things! Queen Xerxes has been invited to observe the inner workings of COTA and, for the first time ever, to report to you the how, what, when, where, and—yes!—why of this cloaked, closeted, and clandestine caucus that has forever changed the way we view not only religion but space-time itself! Through the eyes of Queen Xerxes, my beloveds, you will see what has not yet been seen, as the Queen lays bare the processes, practices, and proclivities of this church that is more than a church, the church that sprang from the controversial Florentine Miracle of Maria Morelli [iconic image of the Maria Morelli appearing above the Arno, arms outstretched, birds flying from zir hands], the church that has opened the universe to humanity [images of distant colonies] and, in so doing, offered sweet succor to many who have been held captive by theology, ideology, and the evil that men do!</text:span></text:p>
      <text:p text:style-name="P99"><text:span text:style-name="T62">However, as you know my darlings, the Church of the Zeropointis not beloved by all. It was born as a congregation of the Roman Catholic Church and nurtured through its formative years under the protection of the Roman Curia [image of the Vatican]. Even so, COTA was viewed as less than a church by some Christians despised by the Christian evangelists, and it was never considered a religion at all by hardcore Islamic leaders. Some religious leaders and politicians have even called for a ban on the use of COTA’s interstellar transport process on the grounds that it is powered by the will of </text:span><text:span text:style-name="T63">Satan</text:span><text:span text:style-name="T62"> and that its continued use threatens souls throughout the universe. Your Queen shudders!</text:span></text:p>
      <text:p text:style-name="P99"><text:span text:style-name="T62">And then there are the terrorists groups who routinely attack COTA: Via de Deus and Pillar Six, and other shadowy terrorist organizations that have fought against the Church of the Zeropointsince the establishment of the first two human colonies on Kepler 186f and Trappist 1e. These, dear hearts, were the infamous </text:span><text:span text:style-name="T63">humanist</text:span><text:span text:style-name="T62"> colonies, </text:span><text:span text:style-name="T63">Humanist Haven</text:span><text:span text:style-name="T62"> and </text:span><text:span text:style-name="T63">Humanist Hope</text:span><text:span text:style-name="T62">, whose introduction inflamed the hearts of the staunchly religious. Christian conservatives and Islamic hardliners alike were appalled as COTA exposed its secular leanings, and COTA instantly became the target of those who wish humanity to live forever in the Middle Ages [images of witch burning, beheading of non-believers, Crusades]. Thanks to the hostilities of these groups, thousands of would-be migrants to COTA colonies have been slaughtered while trying to escape the unending poverty and oppression that has become their only birthright. </text:span></text:p>
      <text:p text:style-name="P99"><text:span text:style-name="T62">Is COTA what it professes to be? Is the Power of Prayer, or POP, really the magic that propels masses of people to distant planets orbiting far-off stars. Or, is COTA hiding a secret? </text:span></text:p>
      <text:p text:style-name="P99"><text:span text:style-name="T62">As ze speaks, Queen Xerxes is en route to the Kenyan keep of COTA, the last Earth-based COTA launch point for interstellar colonies, and, soon, propelled by the prodigious Power of Prayer--or </text:span><text:span text:style-name="T63">POP</text:span><text:span text:style-name="T62"> as it is known among the cognoscenti--the last COTA transport shall count among its passengers the quintessentially quixotic Queen Xerxes!</text:span></text:p>
      <text:p text:style-name="P99"><text:span text:style-name="T62">No, girls, the Queen is NOT permanently relocating to </text:span><text:span text:style-name="T63">Indigenous</text:span><text:span text:style-name="T62">, aka </text:span><text:a xlink:type="simple" xlink:href="https://en.wikipedia.org/wiki/Kepler-452b" text:style-name="ListLabel_20_36" text:visited-style-name="ListLabel_20_36"><text:span text:style-name="T56">Kepler-452b</text:span></text:a><text:span text:style-name="T62">. Ze is simply traveling as a guest of Major Waltha “World War” Wambui of the COTA Settlement Protective Service, the kick-ass queen of combat <text:s/>zirself, to provide you with the first ever view of what it means to move by POP! In a day or two, Queen Xerxes intends to be back home. </text:span></text:p>
      <text:p text:style-name="P99"><text:span text:style-name="T62">Love and kisses to you all, my beautiful children!</text:span></text:p>
      <text:p text:style-name="P80">Two meters of Al Jabbar News Network reporter Remy Moreau slowly unfolded after having been crumpled into an uncomfortable seat for forty-five bumpy, herky-jerky, low-level, radar-evading minutes of chartered E-VTOL flight north from <text:a xlink:type="simple" xlink:href="https://en.wikipedia.org/wiki/Mombasa" text:style-name="ListLabel_20_28" text:visited-style-name="ListLabel_20_28"><text:span text:style-name="T5">Mombasa</text:span></text:a>. Still unable to fully stand up in the cramped fuselage, zir right knee and shoulder aching, ze shuffled up the aisle, thrust zir well-coiffed head of hair (flaming scarlet with ostrich feathers for accents today) out the doorway, and allowed zir body to follow. ze was trailed, as always, by the small camera-carrying drones that moved quietly about zir hea, capturing every expression and utterance of the host. </text:p>
      <text:p text:style-name="P81"><text:span text:style-name="T57">“Ahhhh!” ze said as ze stepped onto the top platform of the boarding ramp and allowed <text:s/>zirself to stretch. The hot, dry winds sent the edges of zir golden </text:span><text:a xlink:type="simple" xlink:href="https://www.gadventures.com/blog/story-behind-maasais-shuka-cloth/" text:style-name="ListLabel_20_35" text:visited-style-name="ListLabel_20_35"><text:span text:style-name="T55">shuka</text:span></text:a><text:span text:style-name="T57"> fluttering. On the dusty plains before him ze saw several sand colored structures </text:span>shaped <text:span text:style-name="T57">like </text:span>shoe<text:span text:style-name="T57"> boxes. All seemed to rise up as though formed by pushing up the multi-hued material of the plain itself from below the ground. Even from a distance, they were mindbogglingly big. </text:span></text:p>
      <text:p text:style-name="P81"><text:bookmark text:name="_2p2csry"/><text:span text:style-name="T57">“Mon dieu! You are as big as I had heard you were!” The words came from the bottom of the ramp, as though the speaker were reading </text:span>Remy’s<text:span text:style-name="T57"> mind about the size of the </text:span>distant objects <text:span text:style-name="T57">and providing zir unvoiced exclamation. Remy looked down at a smiling dark-skinned woman dressed in the n-tech field uniform of the Church of the Allpoint’s Settlement Protective Service (SPS). Currently, the fabric of the uniform was configured as a brown </text:span><text:a xlink:type="simple" xlink:href="https://www.tanzania-experience.com/blog/khanga-clothing-for-africa/" text:style-name="ListLabel_20_35" text:visited-style-name="ListLabel_20_35"><text:span text:style-name="T55">khanga</text:span></text:a><text:span text:style-name="T57"> with patches of green that mimicked the ground on which the woman stood, but Remy knew that it could morph at a thought into the nearly impenetrable head-to-toe SPS battle armor whose camouflage automatically matched</text:span> its<text:span text:style-name="T57"> surroundings, and ze also knew that the kangas’ folds hid from view an assault rifle that was the envy of all Earthly militaries. </text:span></text:p>
      <text:p text:style-name="P81"><text:span text:style-name="T57">“Girl!” Remy replied with zir characteristic grin and dismissive hand wave when dressed as Queen Xerxes, “I am large and live, and I am here to get </text:span>the full<text:span text:style-name="T57"> scoop on the COTA settlement process!” The waving arm settled on zir cocked hip for a couple of beats, and then ze strutted down the steps, zir knee-high golden boots clattering on the metal until ze reached the bottom, where ze extended a hand tipped by bright scarlet nails. “Queen Xerxes at your service!” ze said with the slightest of bows. </text:span></text:p>
      <text:p text:style-name="P81"><text:span text:style-name="T57">“Walta Wambui at yours,” said the woman, and ze grasped the offered hand delicately, by the fingertips. </text:span></text:p>
      <text:p text:style-name="P81"><text:span text:style-name="T57">“‘Major World War Wambui’ in the flesh? I am honored!” The bow deepened. This was the woman, who as a lieutenant, had personally killed a squad of Via de Deus terrorists intent on taking over the COTA cathedral in Scoville, Idaho. The terrorists had parachuted into COTA’s modular nuclear reactor construction facility as a high-altitude low opening (HALO) team and were largely undetected until they opened fire and forced the</text:span> contracted <text:span text:style-name="T57">security forces into surrendering. They were in the process of setting bombs and executing the hapless security personal when Lt. Waltha Wambui and a hand-picked SPS squad appeared in their midst</text:span> <text:span text:style-name="T57">and eliminated the insurgents in a frenzy of energy weapon blasts and hand-to-hand combat that had </text:span>become a legend<text:span text:style-name="T57">. </text:span></text:p>
      <text:p text:style-name="P81"><text:span text:style-name="T57">“Sounds like you’ve done your research, but the honor is mine, Colonel Moreau.” </text:span></text:p>
      <text:p text:style-name="P81"><text:span text:style-name="T57">This time, Remy placed both of zir large hands on zir hips. “Uh-uh, honey! I don’t <text:s/>do that ‘Colonel’ stuff anymore. I am retired from that gig! I am a reporter now!”</text:span></text:p>
      <text:p text:style-name="P81"><text:span text:style-name="T57">“You don’t simply retire from 18 years in the French Foreign Legion, Queen Xerxes!” Major Wambui countered. Since leaving the Legion, Remy Moreau had made a name for <text:s/>zirself as a correspondent willing to go places few other reporters would dare. ze had also adopted a drag persona based on zir physical resemblance to the character of Xerxes as portrayed in a </text:span><text:a xlink:type="simple" xlink:href="https://en.wikipedia.org/wiki/300_(film)" text:style-name="ListLabel_20_35" text:visited-style-name="ListLabel_20_35"><text:span text:style-name="T55">movie</text:span></text:a><text:span text:style-name="T57"> from the early 21st Century.</text:span></text:p>
      <text:p text:style-name="P81"><text:soft-page-break/><text:span text:style-name="T57">“Touche!” Remy said as zir grin widened. Then, ze spread zir bronzed muscular arms wide as ze took in the view of the myriad COTA transport vessels dotting the horizon and added, “Now, girl, tell me all about these marvelous machines of yours, and then let’s take one for a spin!” </text:span></text:p>
      <text:p text:style-name="P81"><text:span text:style-name="T57">“It will be the highlight of my day,” said the Major. As though ze had signaled for it, and Remy was certain ze had, a smaller E-VTOL whirred across the mottled plain and settled on the ground before them. Like the Major’s uniform and the transport vessels, the craft had the coloration of the terrain above which it flew, </text:span>making<text:span text:style-name="T57"> it difficult to see from any would-be spy satellite.</text:span></text:p>
      <text:p text:style-name="P81"><text:span text:style-name="T57">A door irised open on the side of the aircraft (</text:span><text:span text:style-name="T59">Was the hull itself made of n-tech fabric?</text:span><text:span text:style-name="T57"> Remy wondered), and the Major motioned for zir guest to board. ze did so. Inside, there were four seats, all of which were larger than those aboard the commercial flight on which Remy had arrived. ze settled <text:s/>zirself in front, and ze realized that even the seats were n-tech: zir derriere had but touched the seat when its contours began molding themselves to zir anatomy, and the headrest began rising to provide a perfect fit for zir head. Once configured, the seat extruded thick snakes of material that wrapped around him to create a snug but comfortable <text:s/>harness. </text:span></text:p>
      <text:p text:style-name="P81"><text:span text:style-name="T57">Major Wambui took the adjacent seat, and Remy noticed that zir khanga actually merged with the seat to hold zir in place. It also changed colors to match the new background. </text:span></text:p>
      <text:p text:style-name="P81"><text:span text:style-name="T57">“Ooh” gushed Remy, “I wish I had clothes made of this n-tech shit! I might never have to change outfits.”</text:span></text:p>
      <text:p text:style-name="P81"><text:span text:style-name="T57">“You’ll get an n-tech outfit to wear on this trip,” the major said with a chuckle as ze took the seat next to him. “I’m afraid the configurations it can assume might not match your full repertoire of leisure wear, but I’m working on a solution.”</text:span></text:p>
      <text:p text:style-name="P81"><text:span text:style-name="T57">“No spiked boots, honey?”</text:span></text:p>
      <text:p text:style-name="P81"><text:span text:style-name="T57">“Not yet at any rate, but give me time to hack a solution.”</text:span></text:p>
      <text:p text:style-name="P81"><text:span text:style-name="T57">The craft jumped into the air and accelerated toward the transport vessels at ground level, accompanied by a pair of other craft on either flank that arrived the moment they were airborne. Remy recognized their escorts as being SPS ground-support craft by the large bulge in the center that indicated the on-board presence of a COTA Priory Guide capable of using Power of Prayer to nullify any hostile actions. <text:s/></text:span></text:p>
      <text:p text:style-name="P81"><text:span text:style-name="T57"><text:s/>As they neared, the scale of the transports quickly became apparent. Remy could see that the smallest were the size of aircraft carriers, and the largest were several times that big. All were crawling with the ubiquitous white and charcoal COTA nano-composite service robots in configurations that ranged from humanoid, to forklift, to bulldozer</text:span>, and several others ze did not recognize. </text:p>
      <text:p text:style-name="P81"><text:span text:style-name="T57">Remy whistled. “Damn these ships are big! I had heard they were super-sized, but . . . uh!”</text:span></text:p>
      <text:p text:style-name="P81"><text:span text:style-name="T57">“We have a saying at COTA,” replied the major. “Why go little when you can go big just as easily? Our settlers don’t have to go without Earthly comforts while they grow their population to size. </text:span>W<text:span text:style-name="T57">e send them all they need to survive for the first two years, including fully automated resource gathering and manufacturing units that they can set up to create their own goods, from agricultural tools to basic defensive weapons. And they get robots to run everything while the colonists provide oversight and establish good governance.” </text:span></text:p>
      <text:p text:style-name="P81"><text:span text:style-name="T57">“How much training do the colonists get before they ship out?”</text:span></text:p>
      <text:p text:style-name="P81"><text:span text:style-name="T57">“It varies with the planetary environment, but most spend at least a year creating a settlement on Earth using the same equipment they will use once they reach their new planet. For example, the colony we will travel with recently returned from Columbia, which has a geography and climate similar to what they will see next. By the time they finish with their Earth settlement, they are experienced with all the equipment. Of course, the robots are around to provide an expert level of understanding; they get steeped in all the technical details and are updated with new information periodically.</text:span></text:p>
      <text:p text:style-name="P81"><text:span text:style-name="T57">“I’ve been wondering about that updating part for the robots—and basic communications,” Remy said. “How’s that work across light-years of distance? More POP jazz?”</text:span></text:p>
      <text:p text:style-name="P81"><text:span text:style-name="T57">Major Wambui smiled. “It’s all Power of Prayer. POP is what moves these vessels filled with people and their resources across light-years of space. That same POP makes it possible to send information packets back and forth between the far-flung planet and Earth with a frequency that matches our best communications bandwidth between continents. Or, at least that is what the COTA engineers tell me. All I know is that I can be many </text:span>light-years from<text:span text:style-name="T57"> Earth, and I’m having a normal conversation when I talk to COTA staff elsewhere. If there’s a delay, I’m not hearing it.”</text:span></text:p>
      <text:p text:style-name="P81"><text:span text:style-name="T57">“I don’t want to throw shade, honey,” said Remy, but it’s the POP part of this gig that I’m still having trouble with. I hope you understand. I was always taught that nothing can move faster than the speed of light—not even information.”</text:span></text:p>
      <text:p text:style-name="P81"><text:span text:style-name="T57">“I do understand. I absolutely do. I was skeptical myself at first, and most COTA staff and settlers seem to carry a bit of skepticism before they make their first jump. But, when you are suddenly looking down on an unfamiliar planet from orbit when you were sitting on Earth a second earlier, it gets harder to deny the POP.”</text:span></text:p>
      <text:p text:style-name="P81"><text:span text:style-name="T57">“Hmm,” said Remy. “Unless it’s just somebody messing with your mind.” </text:span></text:p>
      <text:p text:style-name="P81"><text:span text:style-name="T57">“Some people think that too. There are still people who believe the Earth is flat. Some people aren’t going to ever believe, but they can still have a fantastic new life. I don’t see that belief is all that important as long as it works.”</text:span></text:p>
      <text:p text:style-name="P81"><text:span text:style-name="T57">“So you believe?”</text:span></text:p>
      <text:p text:style-name="P81"><text:span text:style-name="T57">“Nothing else makes any sense.”</text:span></text:p>
      <text:p text:style-name="P81"><text:span text:style-name="T57">“But you understand why other churches are so suspicious of COTA, and why there are voices claiming what COTA calls Power of Prayer is some power of darkness? Some miracle wrought from a pact with Satan? I’ve heard the same words used by Roman Catholic clergy, and we all know about th</text:span>ose fire and brimstone <text:span text:style-name="T57">American evangelists</text:span>!<text:span text:style-name="T57">”</text:span></text:p>
      <text:p text:style-name="P81"><text:span text:style-name="T57">“Everything new is scary,” replied Waltha. “I get it, but I also get it that it works, and that COTA is expanding humanity to the stars in a manner that would have been impossible were we still trying to perfect the faster than light drive. At it’s best, FTL would have required seventeen days transit to the nearest star, and the ship could only hold a handful of people. Colonization would take many trips spread over long periods of time.”</text:span></text:p>
      <text:p text:style-name="P81"><text:span text:style-name="T57">“Hmm. And all this equipment. Is it really necessary? It seems like overkill.”</text:span></text:p>
      <text:p text:style-name="P81"><text:span text:style-name="T57">“You may still be thinking in terms of traditional spaceship payloads, where a bigger payload means needing a bigger rocket,” said Major Wambui. “With POP, payload is irrelevant. When you move with the will of God, size doesn’t matter.”</text:span></text:p>
      <text:p text:style-name="P81"><text:span text:style-name="T57">“Let’s say I buy that argument,” Remy countered. “Why send so many people at one time--is it ten thousand?--when a smaller group could do the initial set-up and send for the rest once everything is in place, once they know if the settlement will work.”</text:span></text:p>
      <text:p text:style-name="P81"><text:span text:style-name="T57">“Ten thousand is our smallest settlement,” said the Major. “The transport you will travel in holds thirty thousand. I don’t know the details, but COTA anthropologists and economists say that the number of people has been determined to sustain a standard of living comparable to what the settlers were used to on Earth. In this case, we are sending a small city.”</text:span></text:p>
      <text:p text:style-name="P81"><text:span text:style-name="T57">“Long ago,” ze continued, “back in the late 20th Century, the standard thinking was that humanity might gradually diffuse outward from Earth, using resources from the Moon, asteroids, and other planets to build the necessary infrastructure for space migration as they pushed out farther and farther. At some point in that process, they would build a ship large enough to hold 500 people and send it on the long journey to another star. At that time, 500 people was what anthropologists thought to be a potentially sustainable population, but it’s still too few to support the division of labor needed for a modern economy.” </text:span></text:p>
      <text:p text:style-name="P81"><text:span text:style-name="T57">“If I remember a collection of papers from a </text:span><text:a xlink:type="simple" xlink:href="http://adsabs.harvard.edu/abs/1985imhe.book.....F" text:style-name="ListLabel_20_35" text:visited-style-name="ListLabel_20_35"><text:span text:style-name="T55">1983 conference on interstellar migration</text:span></text:a><text:span text:style-name="T57"> I skimmed recently,” said Remy, “a small population cannot support a dentist, or a cobbler. Settlers have to be jacks of all trades.” </text:span></text:p>
      <text:p text:style-name="P81"><text:span text:style-name="T57">Major Wambui </text:span>whistled in admiration<text:span text:style-name="T57">. “</text:span>You have done your homework, Colonel<text:span text:style-name="T57">! That was the Los Alamos conference. And on</text:span>e conclusion of that conference is that <text:span text:style-name="T57">where you don’t have such specialists, the standard of living would be expected to fall once the store of resources the settlers brought with them was gone. The colony would go through a period of resource scarcity, which wouldn’t be fun. Moreover, it could threaten survival.”</text:span></text:p>
      <text:p text:style-name="P81"><text:span text:style-name="T57">“So you send a city with everything needed.”</text:span></text:p>
      <text:p text:style-name="P81"><text:span text:style-name="T57">“We send a city.”</text:span></text:p>
      <text:p text:style-name="P81"><text:span text:style-name="T57">“Are cross-dressers a specialty?” Remy wondered.</text:span></text:p>
      <text:p text:style-name="P81"><text:span text:style-name="T57">The Major laughed. “Got a few of those too. Settlements are designed to reflect normal human society as it is, not as would-be dictators would like it to be. We have rules to prohibit trying to impose an artificial social structure on settlement society.” <text:s/></text:span></text:p>
      <text:p text:style-name="P81"><text:span text:style-name="T57">“Which is where the SPS comes into play,”</text:span></text:p>
      <text:p text:style-name="P81"><text:soft-page-break/><text:span text:style-name="T57">“Yes, although we also provide protection from natural hazards that might have been overlooked during the exhaustive screening of the planet and the more immediate area surrounding the settlement site.”</text:span></text:p>
      <text:p text:style-name="P81"><text:span text:style-name="T57">“Talk to me about that screening, girl,” prompted Remy. “How’s it done?” </text:span></text:p>
      <text:p text:style-name="P81"><text:span text:style-name="T57">“If you don’t mind, I’ll leave that part of the story to the COTA planetary exploration team leader. ze can do a much better job of answering your questions. Oh, here’s our transport.” </text:span></text:p>
      <text:p text:style-name="P81"><text:span text:style-name="T57">She pointed as the E-VTOL slowed and began a vertical ascent to the top corner of one of the larger bulks. To Remy’s eye, the structure looked to be easily 100 meters tall, and the dimensions of the top were roughly a square of 1,000 meters per side. Dust scattered as the craft settled onto a bare patch of metal created as the n-tech covering moved aside. The bare patch then lowered them into a cavernous bay filled </text:span>with vehicles<text:span text:style-name="T57"> that would accompany the settlers; there were hundreds, including E-VTOLs, ground cars, and construction vehicles of various types and sizes. All were secured to the floor with clamps, and scores of humans and robots were attending to them. </text:span></text:p>
      <text:p text:style-name="P81"><text:span text:style-name="T57">“It’s big in here,” Remy commented, “but it looks smaller than the outside. Is the ship compartmentalized?”</text:span></text:p>
      <text:p text:style-name="P81"><text:span text:style-name="T57">“Indeed. This transport has a total volume of around one hundred million cubic meters, but it breaks apart into smaller compartments, from individual living compartments of about twenty five square meters up to turnkey manufacturing shops and equipment bays.” </text:span></text:p>
      <text:p text:style-name="P81"><text:span text:style-name="T57">The major pointed to a door. “This way. I’ll show you to your room.” </text:span></text:p>
      <text:p text:style-name="P81"><text:span text:style-name="T57">Beyond the door was a wide hallway that stretched for what appeared to be the full 1000 meter length of the transport. Parked here and there were electric carts. Major Wambui pointed to one and indicated that Remy take a seat. </text:span></text:p>
      <text:p text:style-name="P81"><text:span text:style-name="T57">“You didn’t bring a bag, did you?” said the Major as ze pressed the accelerator and the cart quietly moved down the hallway. </text:span></text:p>
      <text:p text:style-name="P81"><text:span text:style-name="T57">“I travel light. I trust that God will supply what I need.”</text:span></text:p>
      <text:p text:style-name="P81"><text:span text:style-name="T57">“Good!” the Major laughed. “That attitude will take you a long way with COTA. We always trust in God. But . . .”</text:span></text:p>
      <text:p text:style-name="P81"><text:span text:style-name="T57">“But?”</text:span></text:p>
      <text:p text:style-name="P81"><text:span text:style-name="T57">“I <text:s/>don’t mean to make unwarranted assumptions, Colonel, but I didn’t think you were a believer at all. I mean, your bio doesn’t indicate any religion.”</text:span></text:p>
      <text:p text:style-name="P81"><text:span text:style-name="T57">“I feel that I am as much of a believer as anybody else is,” replied Remy without a trace of sarcasm. “Which is to say that I don’t think there is such a thing as a believer who simply believes in a supreme being without also believing that they will get something in return, and the most likely return is, always, to achieve power and wealth.” </text:span></text:p>
      <text:p text:style-name="P81"><text:span text:style-name="T57">Wambui nodded. “Ah! So you are still a skeptic?”</text:span></text:p>
      <text:p text:style-name="P81"><text:span text:style-name="T57">“With some religions,” Remy explained, “my skepticism begins instantly with the premise of one person or a small group of people being chosen as the sole recipients of the wisdom of the almighty. Why, I wonder, would a being capable of creating an entire universe be so limited in communication capability as to need to whisper in the ear of a single man--and it has always been a man, no?--with the expectation that that man can then reliably spread the word of God to the rest of humanity? Such a supreme being would have to be blind to the reality that a message spread in such manner will suffer data loss and data invention, with facts deleted or added as the message is passed from mouth to ear. It is human nature that we distort reality to fit what we want to believe.”</text:span></text:p>
      <text:p text:style-name="P81"><text:span text:style-name="T57">“So you would see both Islam and the Church of Latter Day Saints as prime examples of such distortion of a message because the message has been passed from human to human instead of being passed directly from God to all mankind?” </text:span></text:p>
      <text:p text:style-name="P81"><text:span text:style-name="T57">Remy nodded. “I include Judaism and Christianity as examples as well. The Pentateuch, the first five books </text:span>of the<text:span text:style-name="T57"> Torah and the Bible, which </text:span>include<text:span text:style-name="T57"> the story of Moses climbing Mount Sinai to personally receive the Ten Commandments, unseen by prying eyes. How convenient! Moses then shared these commandments with zir people, claiming them to be the unvarnished word of God.”</text:span></text:p>
      <text:p text:style-name="P81"><text:span text:style-name="T57">“Human nature makes it much more likely that these messages were crafted to fit the needs of the messenger, and that need is almost always to gain power and wealth,” Remy continued. “Any supreme being worthy of the title would surely understand the nature of zir or zir creation, no? After all, ze or ze made people the way they are. How could it possibly be a surprise to realize that if you tell something of great value to one human, that</text:span> person <text:span text:style-name="T57">is, by nature, going to see if ze or ze can benefit from having knowledge that nobody else has?”</text:span></text:p>
      <text:p text:style-name="P81"><text:span text:style-name="T57">“You make a good argument,” Wambui agreed as ze stopped the cart such that there was a closed door on Remy’s side. “But, as you know, the Church of the Zeropointhas no single messenger who writes the rules for the religion. In fact, there is no actual religious text to be studied and interpreted.”</text:span></text:p>
      <text:p text:style-name="P81"><text:span text:style-name="T57">“Just a Statement of Essential Truth,’” Remy replied. “And a Commitment to the Survival of Humanity. Let’s see, how does the first one go? ‘</text:span><text:span text:style-name="T59">Before the beginning, there was a point that contained everything. Then, the point expanded, creating space and time. But, because a point is still a point, everything remains connected to that point. You are connected to everything, and you can go anywhere, because everything is connected.</text:span><text:span text:style-name="T57">’</text:span> <text:span text:style-name="T57">Did I get it right?” </text:span></text:p>
      <text:p text:style-name="P81"><text:span text:style-name="T57">Wambui, clearly amused, nodded. “Spot on!” Then ze pointed to the door. “Here is your room,” ze said. “In case you would care to freshen up after a long, dusty trip. And, there is an SPS n-tech uniform for your use, should you care to put it on. You won’t have the brain-computer interface </text:span>setup<text:span text:style-name="T57"> for this trip, but I will slave the uni to my interface and do the customization. Oh, and Colonel?”</text:span></text:p>
      <text:p text:style-name="P81"><text:span text:style-name="T57">“Yes, love?” Remy inquired. </text:span></text:p>
      <text:p text:style-name="P81"><text:span text:style-name="T57">“If I were you, I would care to put it on. It’s not likely that we will run into any trouble, but, should the shit hit the fan . . .”</text:span></text:p>
      <text:p text:style-name="P81"><text:span text:style-name="T57">Remy grinned. “Girl, I am always excited to try out some new clothes!” </text:span></text:p>
      <text:list xml:id="list65913429638569" text:continue-numbering="true" text:style-name="WWNum20">
        <text:list-item>
          <text:list>
            <text:list-item>
              <text:p text:style-name="P120"><text:bookmark text:name="_hnc95fxrgs9b"/>Man of God</text:p>
            </text:list-item>
            <text:list-item>
              <text:p text:style-name="P44"><text:span text:style-name="T16">Excerpt from A Complete History of the Humanist Coalition: From Inception to Final Freedom, by Javier Guzmán</text:span></text:p>
            </text:list-item>
            <text:list-item>
              <text:p text:style-name="P91"/>
            </text:list-item>
          </text:list>
        </text:list-item>
      </text:list>
      <text:p text:style-name="P100"><text:span text:style-name="T23">Religious wars are not caused by the fact that there is more than one religion, but by the spirit of intolerance...the spread of which can only be regarded as the total eclipse of human reason. <text:tab/><text:tab/><text:tab/><text:tab/><text:tab/><text:tab/><text:tab/><text:tab/><text:tab/><text:tab/><text:tab/><text:tab/>Montesquieu</text:span></text:p>
      <text:p text:style-name="P81">“God,” stated the Reverend Moses Johnson with great conviction as a trio of flying drones captured zir stern visage from all angles, “helps those who help themselves! God does not waste zir time on the indolent masses who want <text:span text:style-name="T16">society</text:span> to do everything for them!” ze held up zir hands and placed air quotes around the word <text:span text:style-name="T16">society</text:span> as ze spoke, indicating that the term had a loaded meaning with which he, and zir audience disagreed. To them, <text:span text:style-name="T16">society</text:span> meant government control, which was the thing they despised the most. For them, the only proper role for government was to provide security, whether against foreign actors or native miscreants; private enterprise would take care of the rest, and it would do so fairly because the market was inherently fair. </text:p>
      <text:p text:style-name="P81">The church, of course, would provide the moral foundation for society, and the only acceptable church was the Christian church, because America, of which the Freedom Federation was a part, was founded as a Christian nation. The despised liberals argued otherwise, saying that America had been birthed by wise men who were mostly Christian, but men who wanted to maintain a deep separation between church and state to prevent the kind of atrocities that had led American colonists to flee their English homeland for the freedom of the new world. However, the true meaning of liberalism, being that of a system of government based on individual liberty and equal rights, had long ago been twisted by the agitprop of the news and social media to mean something communism, so even the argument for keeping church and state separate eventually came to be seen as a part of the so-called <text:span text:style-name="T16">liberal agenda</text:span> of over-governance. The masses, force-fed a steady stream of lies, closed their minds, stopped thinking, and followed. </text:p>
      <text:p text:style-name="P81">“And you know what those indolent masses are up to now, don’t you?” asked the Reverend Johnson. “I suppose you have heard that many of them are leaving Earth. Many of them are moving to colonies on other worlds, transported there by this so-called Church of the Allpoint!” As ze spoke the word church, the reverend’s fingers made air quotes to let zir audience understand that the Church of the Zeropointwas anything but a church. </text:p>
      <text:p text:style-name="P81">“Instead of working the jobs that need people, good jobs in the health care, food preparation, and service industries that are hard to fill, they are going to other planets! They are leaving the planet of which God, in Genesis 9:7 commanded, “And you, be ye fruitful, and multiply; bring forth abundantly in the earth, and multiply therein!” </text:p>
      <text:p text:style-name="P81">“God,” proclaimed the Reverend Johnson, “never said anything about multiplying on other planets! zir will was that mankind should find salvation on Earth! God never said anything about founding new societies light-years away; ze said to bring forth abundantly in this planet. God never said anything about being fruitful on Kepler 186f, the planet of the so-called Humanist Haven; ze said to be fruitful here!”</text:p>
      <text:p text:style-name="P81">“So, brothers and siblings,” inquired the Reverend Johnson, “What are we to do about this so-called Church of the Allpoint, which is spiriting our workers away during our time of need? There are many among us who are frail and in need of care; who will take care of their needs when the young caregivers are no longer available? Who, I ask you?” The Reverend gestured as though pointing to some unseen entity just beyond zir fingertips. “They will say that they need more money, so they are going elsewhere. They will say that they need more challenging work, so they are going elsewhere. They will say that they need personal fulfillment, so they are going elsewhere. I say they just do not want to work their way up the system, the same way that you and I did. We once did the menial tasks for little money. We did the jobs that nobody else wanted to do, and we did them well, without a single complaint! And, when the time came, we moved up a step, and we did another job well, And then we moved up another step! Step by step, inch by inch we clawed out way to the top!”</text:p>
      <text:p text:style-name="P81">The Reverence paused and shook zir head before continuing. “But this new generation, this generation that talks brain-to-brain using this so-called <text:span text:style-name="T16">neurosilk</text:span>, does not want to abide by the old-ways, the proven ways. It wants everything, and it wants everything now! It does not want to get its hands dirty, in the ways that we got our hands dirty!” As ze spoke, the Reverend Johnson help up zir freshly manicured hands. If those hands had ever known a callus, it was a long distant memory, but zir audience was not attuned to reality; it was attuned to the mythologies that it had been told for too many years to recognize the irony of a slightly puffy man in a custom tailored suit telling them about hard work. </text:p>
      <text:p text:style-name="P81"><text:soft-page-break/>“Our way of life is hanging by a thread!” roared the Reverend Johnson. “We must act to prevent the drain of precious souls to this so-called church that spirits them away to God knows where! Brothers and siblings, if you know of some person who is susceptible to the craven lies of the Church of the Allpoint, you must do all that is within your power to keep them from listening. You must do all that is within your power to keep them from leaving. It is up to you! If you hear somebody talking about how great the Church of the Zeropointis, tell them about how that ‘great’ church is leading many of Earth’s young workers astray with its messages of work and adventure on other planets. Tell them about how that ‘great’ church is luring young workers away from the character-building jobs that are the inviolable path to success on Earth. Tell them about how no man succeeds like the man who has worked hard in zir youth, and who has learned to work even harder to get better jobs and better pay. Tell them that there is no easy way into the Kingdom of Heaven!”</text:p>
      <text:p text:style-name="P81">The Reverend paused to pull a clean, white handkerchief from zir lapel pocket and dab the droplets of sweat that glistened upon zir brow. </text:p>
      <text:p text:style-name="P81">“Work is the path to the Kingdom of Heaven, ladies and gentlemen,” said the Reverend softly. “His will be done.” zir head lowered as behind him the flags of the Freedom Federation and the state of Texas rose to frame him. “Amen!”</text:p>
      <text:p text:style-name="P81">The camera feed cut, the Reverend Moses Johnson motioned to zir personal assistant, a new boy named Javier, who stood by, holding a small towel in one hand and a glass of ice water in the other. Javier stepped up quickly, handing over the towel, which which the Reverend wiped away the perspiration. ze then handed over the glass. The Reverend sipped tentatively and immediately made a face of disgust.</text:p>
      <text:p text:style-name="P81">“What is this shit, Javier?’</text:p>
      <text:p text:style-name="P81">“Water, Senor Johnson.” </text:p>
      <text:p text:style-name="P81">“Water? This is what you call water? And where did you get this water?”</text:p>
      <text:p text:style-name="P81">“Senor, it came from the tap.”</text:p>
      <text:p text:style-name="P81">The Reverend Johnson slung the glass from him, and it shattered on the concrete floor of the studio in which they were standing. “Jimmy!” ze called. </text:p>
      <text:p text:style-name="P81">In response, a young man dressed in a dark suit stepped up quickly. </text:p>
      <text:p text:style-name="P81">“Get me another assistant, Jimmy,” commanded Johnson. “One who understands that I only drink mineral water, and who also understands that I require my water to be infused with the essences of fruits.”</text:p>
      <text:p text:style-name="P81">“Yes sir!”</text:p>
      <text:p text:style-name="P81">“I’ll be in my office, Jimmy.” </text:p>
      <text:p text:style-name="P81">“Yes sir!” replied Jimmy. “You have a visitor waiting for you, sir.”</text:p>
      <text:p text:style-name="P81">“<text:span text:style-name="T16">The</text:span> visitor, Jimmy?”</text:p>
      <text:p text:style-name="P81">“Yes sir!”</text:p>
      <text:p text:style-name="P81"><text:s/></text:p>
      <text:p text:style-name="P81">* * * * * </text:p>
      <text:p text:style-name="P81">In the cool interior of the Reverend Johnson’s office, the drapes had been closed and the lights turned off. As ze entered, the Reverend saw a dark hooded form seated in zir custom-fitted kangaroo hide chair, so ze sat in one of the guest chairs across the desk. </text:p>
      <text:p text:style-name="P81">“You have done well, Reverend Johnson!” said a heavily distorted voice. “You are one of my best warriors in the new crusade.”</text:p>
      <text:p text:style-name="P81">Johnson nodded in silent acknowledgment. </text:p>
      <text:p text:style-name="P81"><text:s/>“We have a long and difficult war to wage,” the visitor continued. “Our crusade will not be easy, but we will ultimately win and bring glory to God! But, before that victory can be achieved, we must continue to thwart the mission of the unholy Church of the Zeropointto steal the working population of Earth! To that end, you must continue to preach the true gospel of how hard work and servitude leads to great success! There are no shortcuts!”</text:p>
      <text:p text:style-name="P81">“No shortcuts,” agreed the Reverend Johnson with a solemn shake of zir head. </text:p>
      <text:p text:style-name="P81">“As always,” said the visitor, “your work will be rewarded handsomely. zir will be done! Amen!”</text:p>
      <text:p text:style-name="P81">“Amen!” agreed Johnson with a bowed head. When ze looked up again, zir visitor was gone. </text:p>
      <text:p text:style-name="P81">* * * * * </text:p>
      <text:p text:style-name="P81">Javier Reynaldo Guzmán, recently immigrated from Ciudad Juárez in the Mexican state of Chihuahua to the Freedom Federation on a student visa, sat on a curb outside the massive Grapevine headquarters and production studios of Christ the Conqueror Church. ze had just been fired for the first time in zir young life. In front of zir outstretched legs the Texas sun beat heated a concrete parking lot big enough for a college football stadium to a white heat that radiated waves through the air. Behind him, a recently planted Crape Myrtle with a paltry production of wilted flowers provided meager shade as ze pondered what ze would do next for money. Classes at Texas A&amp;M University started in a month, and ze had not yet earned enough to pay for the entire semester of zir studies. It was bad to lose this job, perhaps catastrophic. ze would need to hustle to find another gig this late in the summer, but ze was, for the moment, too depressed to do anything but stare at the mostly empty lot and wonder if all zir work had been for naught: who knew that there were people could be so picky about their water? </text:p>
      <text:p text:style-name="P81">“Too bad about the job, Javier,” said a voice from zir blind side. </text:p>
      <text:p text:style-name="P81">Javier started and looked over to see a young boy, perhaps ten or eleven years old, standing no more than an arm’s length away. The boy was wearing a brown robe and leather sandals, and zir sandy brown hair was cut in such that the top of zir head was bald. It was a preposterous haircut, but Javier, who was an avid fan of medieval history recognized the cut as a tonsure, a style that had once been popular with monks. ze had not heard the boy approach. </text:p>
      <text:p text:style-name="P81">Javier shrugged. “I’ll find something else.” How did this mysterious boy know that ze had just been fired?</text:p>
      <text:p text:style-name="P81">“Kinda late in the summer to find another summer job,” observed the boy with a casual air that belied zir age. </text:p>
      <text:p text:style-name="P81">“Forgive me for saying so,” Javier replied, “but you don’t seem old enough to know about summer jobs, or any kind of job, for that matter.”</text:p>
      <text:p text:style-name="P81">It was the boy’s turn to shrug. “I work.” Then, ze added, I’m looking to hire somebody special.” </text:p>
      <text:p text:style-name="P81">“You are an employer?”</text:p>
      <text:p text:style-name="P81">“Si.”</text:p>
      <text:p text:style-name="P81">“Well, jefe,” Javier quipped, thinking that zir leg was being pulled, “What is the job of yours? Perhaps I can be special enough to qualify, no?”</text:p>
      <text:p text:style-name="P81"><text:soft-page-break/>“I already know you are special enough,” the boy stated without a trace of irony. “I’ve been watching you for a long time. I know your capabilities. I know pretty much everything about you.”</text:p>
      <text:p text:style-name="P81">Javier nodded zir head in mock deference. “Oh you do, do you? Well, tell me what you know about me then, oh wise sage!”</text:p>
      <text:p text:style-name="P81">“Your name is Javier Reynaldo Guzmán,” said the boy. “You were born and raised in Ciudad Juárez, where you have worked in the maquiladoras since you were my age. You raised your two younger siblings after your parents were murdered, <text:s/>and yet you still managed to complete your own education and have been accepted by several universities in Texas. You hope to attend Texas A&amp;M and study anthropology, but you are a little short of having enough money to pay for tuition, books, housing, and food.”</text:p>
      <text:p text:style-name="P81">“Who are you?” Javier demanded. “Do you work for the Reverend Johnson? Is this a joke?”</text:p>
      <text:p text:style-name="P81">“I rarely joke,” said the boy. “I find it to be impractical. Nor do I work for the Reverend Moses Johnson. You might say I work for my mother, but ze is far away and has left me to look after zir organization. I would add that we need somebody like you, but the plain truth is that we need you in particular.”</text:p>
      <text:p text:style-name="P81">Javier found ze had nothing to say. It occurred to him that the boy might be touched in the head, which might explain the unusual haircut and garb. ze had probably wandered off from some special needs institution.</text:p>
      <text:p text:style-name="P81">“I am not,” said the boy. </text:p>
      <text:p text:style-name="P81">“Not what?” Javier wondered. </text:p>
      <text:p text:style-name="P81">“Touched in head. You were just thinking that I might be,”</text:p>
      <text:p text:style-name="P81">“Dios mío,” Javier whispered. “How do you know what I am thinking?”</text:p>
      <text:p text:style-name="P81">“Because you told me, silly!” said the boy with a chuckle. “But that was a long time ago. Or, perhaps I should say that it will be a long time ago--you haven’t told me yet.”</text:p>
      <text:p text:style-name="P81">It could just be a coincidence rather than mind-reading, thought Javier. ze had known other crazy people, like old Senor Tucate, the town drunk who had spoke loudly of zir clairvoyance on the sunny days when Javier passed zir alley shelter on the way to or from school. “You are a bright one!” ze would shout to Javier, zir breath so reeking of mezcal that seemed to darken the air around him. “You are special! You will be somebody!”</text:p>
      <text:p text:style-name="P81">So a drunkard and a boy dressed like a monk think I am special?, ze thought. What next? </text:p>
      <text:p text:style-name="P81">“You are wondering what happens next,” said the boy. “You also told me about that thought.”</text:p>
      <text:p text:style-name="P81">“A long time ago?” asked Javier. </text:p>
      <text:p text:style-name="P81">The boy nodded. “We should get going,” ze said. “You want to study anthropology, but I think it might be wise to absorb some technical background as well: science, engineering, a bit of technology. You can focus on anthropology in graduate school.”</text:p>
      <text:p text:style-name="P81">“By all means,” Javier replied in a matter-of-fact tone. When riding the crazy train, it is best to stay in your seat, with your arms by your side. <text:s/></text:p>
      <text:p text:style-name="P81">“But I need to wipe a bit of your memory first,” said the boy. “Otherwise, you might go crazy when you realize what is happening. Then we will go.”</text:p>
      <text:p text:style-name="P81">Javier nodded. “Of course! I would expect nothing less!” ze rotated a hand in the gesture of getting going. </text:p>
      <text:p text:style-name="P81">The boy smiled. Javier suddenly looked baffled, like a man who has no idea where ze is, and then both the boy and the man disappeared. </text:p>
      <text:p text:style-name="P81">The crape myrtle fluttered a bit in the hot air. In front of it lay nothing but a mostly empty parking lot. </text:p>
      <text:p text:style-name="P81"/>
      <text:p text:style-name="P81"/>
      <text:p text:style-name="P81"/>
      <text:p text:style-name="P81"/>
      <text:p text:style-name="P115"><text:bookmark text:name="_rqch6981htnf"/>A Meeting of Spies</text:p>
      <text:p text:style-name="P75"><text:span text:style-name="T64">Mikhail Orlov, Russian Foreign Intelligence Service of the Russian Federation (SVR RF)</text:span></text:p>
      <text:p text:style-name="P75"><text:span text:style-name="T64">An Li, China Ministry of State Security (MSS) </text:span></text:p>
      <text:p text:style-name="P75"><text:span text:style-name="T64">Kwang-jo Choi, North Korean Reconnaissance General Bureau (RGB)</text:span></text:p>
      <text:p text:style-name="P75"><text:span text:style-name="T64">Uri Moshe, Israeli Mossad</text:span></text:p>
      <text:p text:style-name="P75"><text:span text:style-name="T64">Brandon Wood, Pacifica</text:span></text:p>
      <text:p text:style-name="P75"><text:bookmark text:name="_3q5sasy"/><text:span text:style-name="T64">Adam Franks, First America</text:span></text:p>
      <text:p text:style-name="P75"><text:bookmark text:name="_25b2l0r"/><text:span text:style-name="T64">Paolo Romano, Vatican Gendarmerie</text:span></text:p>
      <text:p text:style-name="P75"><text:span text:style-name="T64">Benjamin Riley, Secret Intelligence Service (SIS, MI6) </text:span></text:p>
      <text:p text:style-name="P75"><text:span text:style-name="T64">August Poehl, German Bundesnachrichtendienst (BND)</text:span></text:p>
      <text:p text:style-name="P81">Nine robed figures, their heads hidden by hoods, stood in a circle inside the unlit office of a shuttered manufacturing facility located on the outskirts of Frankfurt. August Poehl, President of the Gernman Bundesnachrichtendienst (BND), counted the hoods, cleared zir throat, and began speaking. </text:p>
      <text:p text:style-name="P81"><text:soft-page-break/>“I believe we are all here, so perhaps our discussion can begin?”</text:p>
      <text:p text:style-name="P81">The eight other heads looked to each other. One head responded. </text:p>
      <text:p text:style-name="P81">“Are you sure this location is secure?” August knew that the man speaking was Kwang-jo Choi of the North Korean Reconnaissance General Bureau. </text:p>
      <text:p text:style-name="P81">“No,” said August, “not entirely. Until recently, I believe we all assumed that COTA was unable, or at least unwilling, to use its abilities to transport people and objects between Earthly coordinates, but that assumption appears to have been mistaken. However, that said, I believe that this location, which has been repeatedly swept to ensure no communication devices and our independent and staggered arrivals, make it as secure as possible. This facility has not been used for a decade, so there would be no reason to suspect it and no reason to bug it.”</text:p>
      <text:p text:style-name="P81">“Unless COTA operatives trailed us and have placed nanoscale snooping devices inside using their execrable Power of Prayer technology,” replied Kwang-jo. </text:p>
      <text:p text:style-name="P81">“Yes,” August agreed, “And thank you for using the term <text:span text:style-name="T16">technology </text:span>my friend;<text:span text:style-name="T16"> </text:span>I presume none of us suffer from the delusion that what COTA does has anything to do with some higher power.” ze looked around the circle of heads again and saw no objections, not even from the face of Paolo Romano of the Vatican Gendarmerie, who stood next to him. August alone knew that Paolo was the source of the topic of discussion. </text:p>
      <text:p text:style-name="P81">“Good,” August continued. “My operatives have been watching closely for COTA tails, and they assure me that we have not been followed. I am sure each of you have your own operatives doing the same?”</text:p>
      <text:p text:style-name="P81">Eight heads nodded. </text:p>
      <text:p text:style-name="P81">“Then, unless there are other comments, I recommend that we proceed?”</text:p>
      <text:p text:style-name="P81">The heads nodded again. </text:p>
      <text:p text:style-name="P81">“Very well,” said August. “I have met many of you, but you may not have all met each other. However, because of security concerns we will refrain from using names or any terms that could be used to identify either ourselves or our respective organizations.”</text:p>
      <text:p text:style-name="P81">He continued, getting straight to the point of the meeting. “Gentlemen, the recent event in Florence, Italy, during which the Archbishop was brutally tortured and murdered by what appear to have been agents of COTA, suggests that COTA is a much larger threat to the established power structures than we had previously imagined. Whereas we had assumed that COTA was mainly focused on the establishment of human colonies on habitable planets, it is my feeling that this so-called church has much larger goals in mind, and those larger goals may include becoming the predominant power on this planet.”</text:p>
      <text:p text:style-name="P81">“We agree with this assessment.” The voice was that of Mikhail Orlov, head of the Russian Foreign Intelligence Service of the Russian Federation. </text:p>
      <text:p text:style-name="P81">“As do we,” added the voice of An Li of China Ministry of State Security. </text:p>
      <text:p text:style-name="P81">A murmur of responses from the others indicated general agreement. </text:p>
      <text:p text:style-name="P81">One voice offered additional information--Uri Moshe of the Israeli Mossad: “We have information that suggest COTA has been the hand behind the removal of certain heads of state in both Africa and South America. I believe you know of whom I speak.” </text:p>
      <text:p text:style-name="P81">August knew indeed. More than a dozen strong-man dictators had mysteriously disappeared <text:s/>during the past five years, and the countries had established democratic rule of one sort or another. In no case had a rival strong-man arisen, which would have been expected at least some of the time. Some actor behind the scenes was suspected. </text:p>
      <text:p text:style-name="P81">“We concur.” The voice was that of Benjamin Riley, British Secret Intelligence Service (MI6). “We believe COTA to be the hand moving the pieces around the board.” </text:p>
      <text:p text:style-name="P81">“Very well,” said August. “The next logical question, then, is what do we intend to do about it? How do we protect the continued existence of ourselves and of the organizations we serve? ”</text:p>
      <text:p text:style-name="P81">“Perhaps we need only wait,” suggested Orlov. “I assume you are all aware of the recent attacks on the church itself?”</text:p>
      <text:p text:style-name="P81">“Plural?” asked An Li. “We are aware of the attack in Florence, but we have not received any intelligence of multiple attacks. What do you know?”</text:p>
      <text:p text:style-name="P81">“All of the COTA complexes were attacked in the early hours of this morning,” the Russian explained: Florence, Algeria, Australia, and the Mountain Paradise Federation of the former United States. It appears to have been a well-coordinated effort. We do not have details, but rumors suggest many deaths.”</text:p>
      <text:p text:style-name="P81">“By whom? August wondered. “He was aware of the attack in Florence, but the attacks on the other locations were a surprise to him. Clearly, the Russian tentacles were long.</text:p>
      <text:p text:style-name="P81">“There are many who distrust COTA,” Orlov explained. “including some who actively hate that this church that has so much wealth and wields so much power.”</text:p>
      <text:p text:style-name="P81"><text:span text:style-name="T16">Including Russia?</text:span> August wondered privately. Some members of this gathering had counseled against the inclusion of the Russians, who had made the sowing of discontent and the nurturing of factionalism an art form over many decades, the capstone of their efforts being, of course, the dissolution of the former United States into separate federations. However, August had longed believed in the ancient dictum to keep your friends close and your enemies closer. Whatever else. Orlov had just delivered a tasty morsel of information. </text:p>
      <text:p text:style-name="P81">“Is there a connection between the murder of Cardinal Rossi and the attacks upon the COTA facilities?” asked Paolo Romano. </text:p>
      <text:p text:style-name="P81">“Covering tracks comes to mind,” replied Riley. “Cardinal Rossi was the interrogator of Maria Morelli. zir interviews with zir following the Morelli Miracle were recorded, but perhaps ze was privy to more than what the archives indicate. With him dead, ze cannot reveal anything new.”</text:p>
      <text:p text:style-name="P81">“And the man was killed by some sort of energy weapon,” added Paolo, adding, “of the sort used by COTA guards.”</text:p>
      <text:p text:style-name="P81">“Perhaps that is what we are being led to believe,” said Kwang-jo Choi, the North Korean Reconnaissance General Bureau chief. “Perhaps Cardinal Ricci knew nothing, and some unknown player is trying to make COTA look like the culprit.”</text:p>
      <text:p text:style-name="P81">“We can all spin in circles trying to connect the dots to other players,” groused August. “But all we will accomplish is to make ourselves dizzy! What can we do that will provide answers?”</text:p>
      <text:p text:style-name="P81">“If I might make a suggestion?” It was Brandon Wood, Pacifica Federation, who has spoken. ze turned briefly to look at Adam Franks of the First America Federation, and then ze continued. </text:p>
      <text:p text:style-name="P81">“There have been some, ah, interesting new developments in zero-point energy research at both Stanford and MIT,” said Wood. “After comparing results, some of the researchers are indicating the presence of some sort of data that appears to be associated with space-time.”</text:p>
      <text:p text:style-name="P81">“Data?” inquired August. “What kind of data are you talking about?”</text:p>
      <text:p text:style-name="P81">Adam Franks spoke. “It is not entirely clear, but the suggestions are that things, such as people and structures, have data attributes that were previously unknown.”</text:p>
      <text:p text:style-name="P81">“So what?” demanded Uri Moshe. “There is data about you and I in space, but of what practical use is it?”</text:p>
      <text:p text:style-name="P81">“One of the data attributes is the location of objects,” replied Wood. </text:p>
      <text:p text:style-name="P81"><text:soft-page-break/>“And,” added Franks, “If there are data regarding the location of an object, then the next question to explore is whether changing the data changes the location of the object. If it does, then you have . . ..”</text:p>
      <text:p text:style-name="P81">“Instantaneous transport!” blurted August. </text:p>
      <text:p text:style-name="P81">In the ensuing silence, Paolo Romano studied the other six faces receiving this startling news. Only one did not look surprised. </text:p>
      <text:list xml:id="list65914101485334" text:continue-numbering="true" text:style-name="WWNum20">
        <text:list-item>
          <text:list>
            <text:list-item>
              <text:p text:style-name="P120"><text:bookmark text:name="_3o7alnk"/>Birthing Pains</text:p>
            </text:list-item>
          </text:list>
        </text:list-item>
      </text:list>
      <text:list xml:id="list65913115948131" text:continue-list="list65912983271189"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list xml:id="list65914616111088" text:continue-list="list65914101485334" text:style-name="WWNum20">
        <text:list-item>
          <text:list>
            <text:list-item>
              <text:p text:style-name="P120"><text:bookmark text:name="_vx1227"/>Cardinal and Evangelist</text:p>
            </text:list-item>
            <text:list-item>
              <text:p text:style-name="P44"><text:span text:style-name="T16">Excerpt from A Complete History of the Humanist Coalition: From Inception to Final Freedom, by Javier Guzmán</text:span></text:p>
            </text:list-item>
          </text:list>
        </text:list-item>
      </text:list>
      <text:p text:style-name="P75"><text:span text:style-name="T65">Characters:</text:span></text:p>
      <text:p text:style-name="P75"><text:bookmark text:name="_3fwokq0"/><text:span text:style-name="T65">Alessandro Cardinal Ricci, Archbishop of the Archdiocese of Florence, who was the young priest who interviewed Maria Morelli shortly after zir miraculous return from the doomed spaceship Vespucci. </text:span></text:p>
      <text:p text:style-name="P75"><text:span text:style-name="T65">Giuseppe Conti, assistant to the Archbishop of the Archdiocese of Florence. </text:span></text:p>
      <text:p text:style-name="P75"><text:bookmark text:name="_1v1yuxt"/><text:span text:style-name="T65">Moses Johnson, Pastor of Christ the Conqueror Church (a megachurch with international branches) headquartered in Grapevine, Texas, and current president of Prosperity Theology International.</text:span></text:p>
      <text:p text:style-name="P67"><text:span text:style-name="T25">*****</text:span></text:p>
      <text:p text:style-name="P81"><text:span text:style-name="T57">“Your Eminence?”</text:span></text:p>
      <text:p text:style-name="P81"><text:bookmark text:name="_4f1mdlm"/><text:a xlink:type="simple" xlink:href="https://en.wikipedia.org/wiki/Cardinal_(Catholic_Church)#Title_and_reference_style" text:style-name="ListLabel_20_35" text:visited-style-name="ListLabel_20_35"><text:span text:style-name="T55">Alessandro Cardinal Ricci</text:span></text:a><text:span text:style-name="T57">, Archbishop of the </text:span><text:a xlink:type="simple" xlink:href="https://en.wikipedia.org/wiki/Roman_Catholic_Archdiocese_of_Florence" text:style-name="ListLabel_20_35" text:visited-style-name="ListLabel_20_35"><text:span text:style-name="T55">Archdiocese of Florence</text:span></text:a><text:span text:style-name="T57"> looked up from zir desk to see the head of zir young assistant, Giuseppe Conti, peeking in through the open doorway. </text:span></text:p>
      <text:p text:style-name="P81"><text:span text:style-name="T57">“I suppose ze is here?” the Cardinal inquired without any trace of enthusiasm. </text:span></text:p>
      <text:p text:style-name="P81"><text:span text:style-name="T57">“Si,” replied Father Conti, speaking softly. “Should I ask him to wait?”</text:span></text:p>
      <text:p text:style-name="P81"><text:span text:style-name="T57">Archbishop Ricci drew a deep breath and slowly let it out, savoring the thought of delaying the inevitable. Then, with a shake of zir head, ze decided to get it over with. </text:span></text:p>
      <text:p text:style-name="P81"><text:span text:style-name="T57">“Send him in,” ze ordered. </text:span></text:p>
      <text:p text:style-name="P81"><text:bookmark text:name="_2u6wntf"/><text:span text:style-name="T57">Father Conti nodded and left the doorway. When ze returned, ze was accompanied by a large man with a toothsome smile of the exact sort that Cardinal Ricci had long ago learned not to trust. The man was dressed in an expensive charcoal suit and pointed boots made from the skin of some unfortunate dead lizard, and zir thinning black hair was slicked back in a style long out of date. ze was the very picture of the new American oligarchy that exerted inordinate political control in the interior federations of the former United States through data-driven gerrymandering that assured the continued hegemony of the minority over the majority. A bold champion of religious freedom over individual liberty, the Reverend Johnson had ridden the waves of populist nationalism to a position of power. </text:span></text:p>
      <text:p text:style-name="P81"><text:span text:style-name="T57">“Your Eminence,” Father Conti said, “I present the Reverend Moses Johnson of Christ the Conqueror Church in Grapeville, Texas.”</text:span></text:p>
      <text:p text:style-name="P81"><text:span text:style-name="T57">“Grapevine,” Moses corrected, adding, “But what’s in a name, hey?” ze then strode forward confidently and extended a hand adorned with several large rings to the Cardinal, who slowly made zir way from behind the desk, zir expression inscrutable. Ricci fully expected a bone-crushing grip, and ze was not disappointed as Moses squeezed zir hand and pumped it for far longer than necessary, all the while grinning a toothy grin. Also as expected, the Reverend wore gold cuff links studded with diamonds. The look and the mannerisms of the man perfectly fit the Archbishop’s vision of how the head of a church that spread the ethically flawed gospel of prosperity theology should look and behave; the fact that ze was the stereotypical overbearing and overconfident American with a heavy Texas accent made the package perfect. </text:span></text:p>
      <text:p text:style-name="P81"><text:span text:style-name="T57">Cardinal Ricci extended zir left hand to the three chairs lined before zir desk even as Reverend Johnson continued sawing away with the Cardinal’s right hand. “Please,” Ricci suggested, “Make yourself comfortable.”</text:span></text:p>
      <text:p text:style-name="P81"><text:span text:style-name="T57">“Mighty kind of you, your Eminence,” said Moses with a final pump, zir breath smelling of cloves. ze settled zir bulk in the center chair, spread zir legs wide, and raised zir arms, palms up. “And may I express my gratitude that you have welcomed me here to your beautiful city! The Lord has done wonders here, sir! Wonders indeed!”</text:span></text:p>
      <text:p text:style-name="P81"><text:span text:style-name="T57">“Yes, thank you. ze had the help of many very smart, very hard-working, and very faithful people, but, yes, it is a wonder, and I feel blessed to live here, and . . .” </text:span></text:p>
      <text:p text:style-name="P81"><text:span text:style-name="T57">“We could use a few more of those kind of people,” Moses interrupted. “The Lone Star Federation has many job openings and too few people to fill them!”</text:span></text:p>
      <text:p text:style-name="P81"><text:span text:style-name="T59">Possibly because you don’t want to pay them a living wage?</text:span><text:span text:style-name="T57"> thought the Cardinal to <text:s/>zirself. </text:span><text:span text:style-name="T59">Or provide them with healthcare?</text:span><text:span text:style-name="T57"> </text:span><text:span text:style-name="T59">Such rewards only go to the wealthy, like you.</text:span></text:p>
      <text:p text:style-name="P81"><text:span text:style-name="T57">“And you, sir, know Maria Morelli personally,” interrupted Reverend Johnson. It sounded almost like an accusation. </text:span></text:p>
      <text:p text:style-name="P81"><text:span text:style-name="T57">“Si,” Ricci acknowledged, suppressing a groan. At times, it seemed as though Maria Morelli had defined zir life. “We both grew up here in Firenze. I did not know zir well as a child, but ze and zir grandmother attended the church at which I served as a young priest.”</text:span></text:p>
      <text:p text:style-name="P81"><text:span text:style-name="T57">“Excellent! And you later interviewed Ms. Morelli following zir unexpected return to Earth from a dying spaceship?”</text:span></text:p>
      <text:p text:style-name="P81"><text:span text:style-name="T57">The Cardinal nodded in the affirmative. “And those interviews were meticulously documented and are kept by the </text:span><text:a xlink:type="simple" xlink:href="https://en.wikipedia.org/wiki/Congregation_for_the_Causes_of_Saints" text:style-name="ListLabel_20_35" text:visited-style-name="ListLabel_20_35"><text:span text:style-name="T55">Congregation for the Causes of Saints</text:span></text:a><text:span text:style-name="T57"> for possible future use. Should somebody choose to nominate Ms. Morelli for sainthood following zir death, those documents, along with many other documented actions taken during zir life will be invaluable during the stages of the canonization process.”</text:span></text:p>
      <text:p text:style-name="P81"><text:span text:style-name="T57">“Yes, thank you your Eminence,” said the Reverend, zir hands held up and fingers splayed out. “But I am more interested in understanding your personal thoughts regarding Dr. Morelli and zir miracles.” By the waving of the Reverend’s hands as ze said the word </text:span><text:span text:style-name="T59">miracles</text:span><text:span text:style-name="T57">, Ricci took it to mean that the man was casting doubt on the supernatural aspect of what Dr. Morelli started at the Church of the Allpoint: sending humanity out to colonize other planets. For a man who viewed the mere accumulation of wealth to be a gift from God, it was an odd thing to cast aspersions out the stupendous nature of near-instantaneous transportation of people across light-years of space.</text:span></text:p>
      <text:p text:style-name="P81"><text:span text:style-name="T57">“I do not quite understand what you are asking.”</text:span></text:p>
      <text:p text:style-name="P81"><text:span text:style-name="T57">“Surely, your Eminence, there must be others who wonder if this transporting of people to planets orbiting around distant stars is the work of almighty God or just a clever manipulation of the laws of physics as understood only by Dr. Morelli. Or, perhaps it is something much worse?”</text:span></text:p>
      <text:p text:style-name="P81"><text:span text:style-name="T57">The Cardinal breathed slowly and chose zir words carefully. “Yes, there have been many doubters, but, so far, there is nobody who has a credible alternative to the transport of Dr. Morelli back to Earth being anything but a miracle. Moreover, my conversations with Dr. Morelli did not reveal any manipulation of the laws of physics. Had there been such manipulation using methods devised by Dr. Morelli, it is my feeling that ze would have taken credit for zir discovery; it is no small thing to move people and equipment across hundreds of light-years of space in the blink of an eye, no?”</text:span></text:p>
      <text:p text:style-name="P81"><text:span text:style-name="T57">“Even if that discovery resulted in the deaths of three crew members of the USS Vespucci and the loss of that very, very costly ship?” wondered Reverend Johnson. “Mind you, I am not saying that Dr. Morelli intentionally caused the deaths of zir Russian crewmates, but is it not possible that ze discovered a wholly new method of transport while aboard the Vespucci and that its use caused the destruction of the ship? Just a thought.”</text:span></text:p>
      <text:p text:style-name="P81"><text:span text:style-name="T57">“I understand what you are asking Reverend Johnson,” but I am not qualified to provide an answer. I have no training in physics. Have you reviewed the accident investigation reports written by the UN investigatory commission? I understand that Dr. Morelli cooperated fully with the investigators, many of whom have impressive technical credentials. Several were, you know Nobel laureates. ”</text:span></text:p>
      <text:p text:style-name="P81"><text:soft-page-break/><text:span text:style-name="T57">Moses Johnson leaned forward, elbows on knees, zir dimpled chin resting on steepled fingers. “The pregnant Dr. Morelli cooperated,” ze said, “taking time off to give birth to zir son, Lucca, and then ze slowly reduced zir contact with the commission. Is that what you mean by fully cooperated, your Eminence? And since then, Dr. Morelli has founded a completely new church that transports human colonists to distant Earth-like planets in return for a gift to the Church of the Allpoint.” </text:span></text:p>
      <text:p text:style-name="P81"><text:span text:style-name="T57">Cardinal Ricci noted that the Reverend Johnson did the hand-waving thing again with the words </text:span><text:span text:style-name="T59">fully cooperated</text:span><text:span text:style-name="T57"> and </text:span><text:span text:style-name="T59">gift</text:span><text:span text:style-name="T57">. </text:span></text:p>
      <text:p text:style-name="P81"><text:span text:style-name="T57">“The Church of the Zeropointis a congregation of the Holy Roman Catholic Church,” Ricci corrected. “Not a completely new church.”</text:span></text:p>
      <text:p text:style-name="P81"><text:span text:style-name="T57">“And do all members of the Catholic Church think the same?” Reverend Johnson asked. “That COTA is a part of the Catholic Church?”</text:span></text:p>
      <text:p text:style-name="P81"><text:span text:style-name="T57">“I cannot speak for all members of the church,” replied Ricci. “But COTA is listed as a congregation by the </text:span><text:a xlink:type="simple" xlink:href="https://en.wikipedia.org/wiki/Roman_Curia" text:style-name="ListLabel_20_35" text:visited-style-name="ListLabel_20_35"><text:span text:style-name="T55">Roman Catholic Curia</text:span></text:a><text:span text:style-name="T57">. There are always internal factions that disagree with church policy, but the church is an organization of individuals, and individuals think differently. It is what we think—and do—as a collective that matters. For example, is no secret that I myself was not entirely comfortable with the church’s </text:span><text:a xlink:type="simple" xlink:href="https://en.wikipedia.org/wiki/New_evangelization" text:style-name="ListLabel_20_35" text:visited-style-name="ListLabel_20_35"><text:span text:style-name="T55">new evangelization</text:span></text:a><text:span text:style-name="T57"> program in the beginning,” Ricci added, “but I have evolved to see it in a new light. For some people, it seems to be an important component of their faith to publicly proclaim it, to demonstrate their devotion for all to see.” </text:span></text:p>
      <text:p text:style-name="P81"><text:span text:style-name="T57">“Hallelujah, brother!” proclaimed the Reverend Johnson, who ran one of the world’s largest evangelical churches from the heart of the oil-rich federation that consisted of Texas, Oklahoma, <text:s/>Arkansas, Missouri, and New Mexico. “It is a gift to proclaim one’s love for Jesus Christ, who makes all things possible to those who believe! Don’t you agree, your eminence?”</text:span></text:p>
      <text:p text:style-name="P81"><text:span text:style-name="T57">“I believe one must also contribute to society in some important way,” replied the Cardinal. “Although I am a man of the cloth, I understand that my life’s work would not be possible without the many hard-working people who are educators, engineers, scientists, doctors, nurses, technicians, or who work in other fields that make the wheels of the economy turn. We all have our part to play. I am a follower of Jesus Christ, but I do not make my following a public spectacle. I am comfortable with a more humble faith.”</text:span></text:p>
      <text:p text:style-name="P81"><text:span text:style-name="T57">Johnson caught the Cardinal’s slight against evangelism, but ze ignored it. “How about the money that flows to COTA?” ze asked. “The gifts given in return for setting up colonies, and the even larger gifts of money that flow directly from </text:span>Interstellar Minerals Combine <text:span text:style-name="T57"><text:s/>to COTA? Have you </text:span><text:span text:style-name="T59">evolved</text:span><text:span text:style-name="T57"> to be comfortable with so much money going to a single congregation, although I presume the Roman Catholic Church gets a cut? A congregation that, word has it, has more wealth than all but a handful of countries?”</text:span></text:p>
      <text:p text:style-name="P81"><text:span text:style-name="T57">It was Ricci’s turn to ignore an insult. “It is my understanding,” ze replied, “that the gift is compensation for the cost of the transport vessel, equipment, supplies, and the extensive training required of each colony prior to its off-Earth transport. And, of course, there are always overhead costs that must be paid for as well, for administration, facilities, and the like. I am sure you are familiar with such money matters, no?”</text:span></text:p>
      <text:p text:style-name="P81"><text:bookmark text:name="_19c6y18"/><text:span text:style-name="T57">Reverend Johnson leaned back and smiled. “Well, we certainly don’t handle as much money as the Roman Catholic Church does, your Eminence—about three hundred billion dollars in revenues annually, no?—but we have our revenues and costs to account for.”</text:span></text:p>
      <text:p text:style-name="P81"><text:span text:style-name="T57">“Yes,” agreed Cardinal Ricci, testily. “I understand that broadcasting services worldwide is an expensive proposition. And you, yourself, travel to many of the churches, do you not? Trips to Rio de Janiero, Sydney, Hawaii, London, Paris, Seoul, and Cape Town are certainly expensive, or so I would imagine. Of course, your Lone Star Federation continues the generous tax exemption for religious organizations that the former United States of America provided. Such an exemption is in effect, of course, a general tax on all of society for the benefit of a few. Believers and non-believers alike pay, but only the believers benefit. It strikes me as good for religion but bad for society as a whole. We have no such exemption here in Italy.” </text:span></text:p>
      <text:p text:style-name="P81"><text:span text:style-name="T57">“We are not in the same league with zir Holiness, the Pope,” Johnson riposted without touching the issue of unfair taxation in support of religion, “and certainly not so well funded as COTA, but meeting with the faithful is a vital part of our mission, as I am sure you would wholeheartedly agree. Now, to get back to the matter of Dr. Morelli and the so-called </text:span><text:span text:style-name="T59">Morelli Miracle</text:span><text:span text:style-name="T57">, what I was hoping to get a better understanding of is your personal assessment of the woman. Do you trust her?” </text:span></text:p>
      <text:p text:style-name="P81"><text:span text:style-name="T57">“I have no reason to not trust her,” the Cardinal responded tersely. It was not quite the answer the other man was looking for, but neither man expected total frankness in this conversation; the best that could be hoped for was to continue volleying back and forth in hopes of hitting a truth now and then. “She answered my questions, and I assume that ze was truthful in what ze said. Moreover, I spoke with several of zir former classmates—here in Firenze and in Padua—and I found nothing that speaks to a history of prevarication.”</text:span></text:p>
      <text:p text:style-name="P81"><text:span text:style-name="T57">“So you believe that ze prayed zir way off a spaceship and was transported here?”</text:span></text:p>
      <text:p text:style-name="P81"><text:span text:style-name="T57">“I have no reason not to believe. You have seen the videos I presume?”</text:span></text:p>
      <text:p text:style-name="P81"><text:span text:style-name="T57">Reverend Johnson sniffed and leaned back in zir chair. “It is not difficult to create a fake video.” Moses Johnson was well known for zir videos that showed prominent people in Heaven or Hell during zir weekly </text:span><text:span text:style-name="T59">Where Will You End Up?</text:span><text:span text:style-name="T57"> sermons. Some videos even <text:s/>incorporated the sensations of heat and sulfurous odors into some of the Hell segments for those equipped with neurosilk implants. </text:span></text:p>
      <text:p text:style-name="P81"><text:span text:style-name="T57">“No, but many of the eyewitnesses were interviewed after the event—some by me—and they all attest to the authenticity of what they recorded that fateful day. Maria Morelli appeared out of thin air, zir arms outstretched to form a cruciform, and from zir hands ze released two small birds.”</text:span></text:p>
      <text:p text:style-name="P81"><text:span text:style-name="T57">“A good illusionist can trick people into believing what their eyes see,” Johnson countered. “It is simply a matter of making sure they do not look where they should not.”</text:span></text:p>
      <text:p text:style-name="P81"><text:span text:style-name="T57">“I am not an illusionist,” the Cardinal snapped. “I would not know about such things.”</text:span></text:p>
      <text:p text:style-name="P81"><text:span text:style-name="T57">“Satan,” said the Reverend Johnson solemnly, “certainly knows about such things. Don’t you agree?”</text:span></text:p>
      <text:p text:style-name="P81"><text:span text:style-name="T57">“I do not understand how your question applies to Maria Morelli.” </text:span></text:p>
      <text:p text:style-name="P81"><text:span text:style-name="T57">“I understand that zir mother, also a brilliant woman, went quite mad. Is that not true?”</text:span></text:p>
      <text:p text:style-name="P81"><text:span text:style-name="T57">Cardinal Ricci nodded. “Yes, zir mother went mad, but . . .” </text:span></text:p>
      <text:p text:style-name="P81"><text:span text:style-name="T57">“And I bet ze saw demons, did ze not?” asked Johnson. “Who but Satan has the power to make people see demons, your eminence?”</text:span></text:p>
      <text:p text:style-name="P81"><text:span text:style-name="T57">“Are you saying that Maria Morelli is seeing demons, Reverend Johnson?”</text:span></text:p>
      <text:p text:style-name="P81"><text:span text:style-name="T57">“I would love to ask her,” replied Moses. “Do you know where ze might be?”</text:span></text:p>
      <text:p text:style-name="P81"><text:span text:style-name="T57">“Nobody knows where Maria Morelli has gone,” replied the Cardinal. “Perhaps you should ask zir son.”</text:span></text:p>
      <text:p text:style-name="P81"><text:span text:style-name="T57">“I intend to. I have an appointment with him later this morning, but I first wanted to speak to somebody outside of the family who might know where ze is now.” ze paused and added, “Most strange, is it not, for a mother to abandon zir son like that? ze was but ten years old, and ze left him to go . . . where?”</text:span></text:p>
      <text:p text:style-name="P81"><text:span text:style-name="T57">“I can only repeat what I have said previously: I do not know.”</text:span></text:p>
      <text:p text:style-name="P81"><text:span text:style-name="T57">“Do you have communication with Lucca Morelli, your eminence? Does ze drop by now and then to say ‘howdy,’ or do the two of you dine together when the opportunity presents itself? It would seem likely, with both of you living so close to each other, that you must talk about many things.”</text:span></text:p>
      <text:p text:style-name="P81"><text:span text:style-name="T57">“Presbyter Lucca Morelli is a very busy man,” snapped the Cardinal, “as am I. Our paths rarely cross, nor do we ‘dine together’ as you suggest.”</text:span></text:p>
      <text:p text:style-name="P81"><text:span text:style-name="T57">“I am not suggesting anything, sir,” Johnson responded, mentally filing away the Cardinal’s evident agitation on this point. <text:s/>I am simply making a suggestion based on a logical analysis of the situation. I try not to put words into other people’s mouths, sir.”</text:span></text:p>
      <text:p text:style-name="P81"><text:span text:style-name="T57">“You make suggestions that introduce unconfirmed facts,” replied Ricci, “and then you assume that, if unchallenged, the facts are confirmed. That is not a logical analysis.”</text:span></text:p>
      <text:p text:style-name="P81"><text:span text:style-name="T57">There was a moment of silence, and then Reverend Johnson chuckled, rose, and extended zir hand to Cardinal Ricci. “Your Eminence, it has been a pleasure, but I think that I have learned what I needed to learn here, and I have an appointment with Lucca Morelli shortly. Thank you!”</text:span></text:p>
      <text:p text:style-name="P81"><text:span text:style-name="T57">The Cardinal stood, shook Johnson’s hand, and almost smiled with relief. “I am sure you will find the young man most interesting; ze is undoubtedly blessed with zir mother’s intellectual prowess when it comes to science, and ze was broadly trained in the humanities. I myself was one of zir tutors on the history of Roman Catholicism, and we have had many interesting conversations since then—but we do not dine together.” ze paused and then added, “You know how to get to Allpoint Cathedral, yes?” The Cardinal looked at Father Conti, who had returned to the doorway as ze heard the meeting drawing to a close.</text:span></text:p>
      <text:p text:style-name="P81"><text:span text:style-name="T57">“I have a driver,” Johnson replied.</text:span></text:p>
      <text:p text:style-name="P81"><text:soft-page-break/><text:span text:style-name="T57">The Cardinal raised an eyebrow. “A driver? Really? One rarely hears of such </text:span>things<text:span text:style-name="T57"> these days.”</text:span></text:p>
      <text:p text:style-name="P81"><text:span text:style-name="T57">“Well,” replied Johnson, “I am a bit of an anachronism in many ways. Arrivederci your Eminence!”</text:span></text:p>
      <text:p text:style-name="P81"><text:bookmark text:name="_3tbugp1"/><text:span text:style-name="T57">The Reverend Johnson spun on zir heel and walked out. Outside, ze strode briskly to a large black sedan with tinted windows. As ze neared, a driver dressed in a black suit and black shirt with a white tie emerged and opened the passenger door. </text:span></text:p>
      <text:p text:style-name="P81"><text:span text:style-name="T57">“Take me to the place where miracles happen, Jimmy,” the Reverend ordered. </text:span></text:p>
      <text:list xml:id="list65913284910148" text:continue-numbering="true" text:style-name="WWNum20">
        <text:list-item>
          <text:list>
            <text:list-item>
              <text:p text:style-name="P120"><text:bookmark text:name="_28h4qwu"/>2091 Planetfall</text:p>
            </text:list-item>
            <text:list-item>
              <text:p text:style-name="P59">“The inimitable Queen Xerxes was the first correspondent allowed to travel with a COTA colony’s first settlers. Zir first landing was on Kepler-452b.” </text:p>
            </text:list-item>
            <text:list-item>
              <text:p text:style-name="P44"><text:span text:style-name="T16">Excerpt from A Complete History of the Humanist Coalition: From Inception to Final Freedom, by Javier Guzmán</text:span></text:p>
            </text:list-item>
          </text:list>
        </text:list-item>
      </text:list>
      <text:p text:style-name="P16">Excerpt from Queen Xerxes’ Xenagogy: Your Guide to Wonderment</text:p>
      <text:p text:style-name="P16">2 May. Kenya, north of Mombasa. Al Jabbar News Network.</text:p>
      <text:p text:style-name="P16">Beautiful children! Welcome to my life and my heart! Rest your cares for a while, sip your succulent wine, and take the welcoming hand of Queen Xerxes as, once again, we explore this wonderful world in which we live and marvel at its splendors! Let Xerxes be your xenagogue—your guide!</text:p>
      <text:p text:style-name="P16">This morning, Queen Xerxes is aboard a massive COTA transport, preparing <text:s/>zirself to fly, with the Power of Prayer, to Kepler-452b, aka <text:a xlink:type="simple" xlink:href="https://en.wikipedia.org/wiki/Coruscant" text:style-name="ListLabel_20_28" text:visited-style-name="ListLabel_20_28"><text:span text:style-name="T5">Coruscant</text:span></text:a> for you fans of old cinema, aka Indigenous. Your Queen, along with some thirty thousand intrepid souls, shall instantly travel one thousand four hundred and two light years to an orbit above Indigenous, a new home for those displaced upon Earth long ago. There, the progeny of indigenous peoples shall finally have a home of their own and the freedom to live as they choose to live!</text:p>
      <text:p text:style-name="P16">But darlings, while the Queen finishes prettying <text:s/>zirself for our long leap, here are some fabulous facts about our titanic transport and its exceptional excursionists!</text:p>
      <text:p text:style-name="P16">A 3-D video begins, showing the Remy’s arrival at the transport from the day before. Superimposed on the image are dimensions, showing the transport to be, when viewed from above, a square with 1,000 meter sides. The image then rotates to show a height of 100 meters. </text:p>
      <text:p text:style-name="P16">Yes, children, this temporary tenement for travelers has a volume of one hundred million cubic meters. But, dear hearts, what does this number mean? It is large, but so is Queen Xerxes! And we are both wonderful, no?</text:p>
      <text:p text:style-name="P16">An image of an aircraft carrier is superimposed upon the image of the transport. The <text:a xlink:type="simple" xlink:href="https://en.wikipedia.org/wiki/Gerald_R._Ford-class_aircraft_carrier" text:style-name="ListLabel_20_28" text:visited-style-name="ListLabel_20_28"><text:span text:style-name="T5">dimensions</text:span></text:a> of the former are shown to be 337 meters long, 80 meters wide, and 76 meters high. Clearly, many such vessels would fit inside the transport. To illustrate, the transport is replaced with an image of an empty, transparent box of the same size, and the image of the aircraft carrier is placed inside. Then, another 47 aircraft carriers are place in the same box. </text:p>
      <text:p text:style-name="P16">Next, an image of the <text:a xlink:type="simple" xlink:href="https://en.wikipedia.org/wiki/Burj_Khalifa" text:style-name="ListLabel_20_28" text:visited-style-name="ListLabel_20_28"><text:span text:style-name="T5">Burj Khalif</text:span></text:a> skyscraper appears, its superimposed dimensions showing it to be 828 meters tall, with a volume of one million, five hundred thousand cubic meters. The image of the skyscraper rotates to place it on the horizontal, and the building is moved into an empty box with dimensions of 1,000 meters on a side and 100 meters tall. Then another 62 Burj Khalifs are placed in the same box. </text:p>
      <text:p text:style-name="P16">“Darlings, this transport is nothing like the tiny space capsules from the days of your great-grandparents; it is a boxed-up city containing not just people but all the supplies and machinery needed to build a new and wonderful civilization!”</text:p>
      <text:p text:style-name="P16">“Let’s talk with some of the people!”</text:p>
      <text:p text:style-name="P16">A video showing Queen Xerxes and a distinguished looking woman with long graying hair tied into a pony-tail appears. </text:p>
      <text:p text:style-name="P16">Queen Xerxes: Beautiful Ix Chel Tamay standing here with your Queen is the mayor of this transport, and the leader of this colony. Mayor Tamay, what can you tell us about yourself?</text:p>
      <text:p text:style-name="P16">Ix Chel: I am of Mayan descent, and I am proud to have the honor of being mayor of this first colony comprising many indigenous peoples. With this trip, we begin the process allowing long-suppressed cultures to thrive and grow. It is truly a proud moment for us all.</text:p>
      <text:p text:style-name="P16">Queen Xerxes: And will you all live in the same city?</text:p>
      <text:p text:style-name="P16"><text:bookmark text:name="_nmf14n"/>Ix Chel: Initially, yes. But once the colony is standing well on its own, our plan to to form splinter colonies of more homogeneous composition, such as an <text:a xlink:type="simple" xlink:href="https://en.wikipedia.org/wiki/Inuit" text:style-name="ListLabel_20_28" text:visited-style-name="ListLabel_20_28"><text:span text:style-name="T5">Inuit</text:span></text:a> colony in the north, a <text:a xlink:type="simple" xlink:href="https://en.wikipedia.org/wiki/Samoans" text:style-name="ListLabel_20_28" text:visited-style-name="ListLabel_20_28"><text:span text:style-name="T5">Samoan</text:span></text:a> colony on the island land masses, and an <text:a xlink:type="simple" xlink:href="https://en.wikipedia.org/wiki/Aka_people" text:style-name="ListLabel_20_28" text:visited-style-name="ListLabel_20_28"><text:span text:style-name="T5">Aka</text:span></text:a> colony near the equator—to name only three of many future settlements. In time, additional transports will bring more indigenous peoples here to build upon what we start.</text:p>
      <text:p text:style-name="P16">Queen Xerxes: But, surely, you will also spend some time just chilling in the ambiance? </text:p>
      <text:p text:style-name="P16">Ix Chel [chuckling]: A little, but we have much work to do. There is an old Mayan saying: <text:a xlink:type="simple" xlink:href="http://cogweb.ucla.edu/Discourse/Proverbs/Mayan.html" text:style-name="ListLabel_20_28" text:visited-style-name="ListLabel_20_28"><text:span text:style-name="T5">It is not good to look at the clouds or your work will not progress</text:span></text:a>.</text:p>
      <text:p text:style-name="P16">Queen Xerxes: Oh, you are so right on that point, honey. The watched pot never boils, or something like that. Y'all gonna be busy here!</text:p>
      <text:p text:style-name="P16">Ix Chel [grinning]: But we will find time for fun too! </text:p>
      <text:p text:style-name="P16">Queen Xerxes: Queen Xerxes thanks you from the bottom of zir heart and wishes you and yours great fortune!</text:p>
      <text:p text:style-name="P16">[Ix Chel]: Thank you!</text:p>
      <text:p text:style-name="P16">Another video appears, this time showing Queen Xerxes standing in a small bathroom, holding a bowl of what looks to be oatmeal. </text:p>
      <text:p text:style-name="P16">Queen Xerxes: Beautiful children, the Queen must show you this! </text:p>
      <text:p text:style-name="P16">She points to the toilet, which has no apparent outlet, and then empties the oatmeal into the bowl. Instantly, the oatmeal begins disappearing into the walls of the toilet bowl. In seconds, it is gone. </text:p>
      <text:p text:style-name="P16">Queen Xerxes: Marvelous! Your Queen is going to have to get one of these for zir house!</text:p>
      <text:p text:style-name="P16">Had it not been for the sudden stomach-lurching loss of gravity, Remy Moreau might have assumed the change in view shown by the SPS ready room wall display was no more than a cut-away from one camera to another. One instant, ze had been looking out at a dry African Plane. In the next instant, ze was looking at a planet, <text:a xlink:type="simple" xlink:href="https://en.wikipedia.org/wiki/Kepler-452b" text:style-name="ListLabel_20_28" text:visited-style-name="ListLabel_20_28"><text:span text:style-name="T5">Kepler-452b</text:span></text:a>, set in a black sky while zir stomach tried to escape zir body and zir arms floated up. The safety hardness extruded by zir seat kept him securely strapped in place, but ze felt zir breakfast rising. ze swallowed hard, closed zir eyes, and centered <text:s/>zirself. When ze opened zir eyes again, ze was back in control of zir gut.</text:p>
      <text:p text:style-name="P16">“Damn!” ze said. “I didn’t feel anything at all. It always like that?”</text:p>
      <text:p text:style-name="P16">To zir right, Major Wambui smacked the crossed straps of zir hardness with an open palm to release <text:s/>zirself and floated into the air above zir seat. “Always,” ze replied. “Everybody expects some kind of trip down a colorful wormhole—or something along those lines--but there’s nothing—just a new view and, sometimes, weightlessness.”</text:p>
      <text:p text:style-name="P16"><text:soft-page-break/>To Remy’s left, the sounds of retching indicated that zir was not the only breakfast that had <text:s/>sought its freedom. ze looked over to see several SPS personnel vomiting. Some had been able to disgorge their stomach contents into plastic bags, but some had not, and the results were floating in globules that wandered slowly about the room. Globules that touched the walls were absorbed.</text:p>
      <text:p text:style-name="P16">“It usually takes a few trips to get used to it,” the Major explained. “I was puking my guts out until the fifth or sixth jump. Now, I could eat a steak dinner with all the trimmings, jump, and ask for dessert.” Ze looked at zir tall visitor with admiration. “You handled it well. Not bad for a rookie.”</text:p>
      <text:p text:style-name="P16">“Sugar, I’ve flown in reduced gravity airplanes more than a few times,” Remy revealed. “I got experience with this shit.”</text:p>
      <text:p text:style-name="P16">“Bang there,” Major Wambui said, pointing to where the hardness formed an “X” on Remy’s chest. “I’ll walk you through the preparations for landfall.” </text:p>
      <text:p text:style-name="P16"><text:bookmark text:name="_37m2jsg"/>Remy did as instructed. ze floated up behind the Major, who pushed off from the back of zir chair and floated towards the door, swerving here and there to avoid floating vomitus. Once in the corridor, they floated past two doors and then swung through the third door into a large control room containing many visual displays watched over by personnel strapped to chairs or strapped in standing positions behind rows of control consoles. At the back of the room was a single large console at which stood Mayor Ix Chel Tamay and zir assistant, the burly and heavily tattooed Fetu Afamasaga; both were held in place by straps extruded from the console. The Major made zir way over with Remy following. </text:p>
      <text:p text:style-name="P16">“Mayor,” said the Major to Ix Chel Tamay. “SPS is readying for landfall.” Remy nodded at Mayor Tamay. ze was secretly pleased to note that the mayor was a bit green about the gills and that there were small globules of vomitus drifting about the room. As ze watched, one globule drifted against a wall and was instantly absorbed. Damn that n-tech is cool! ze thought to <text:s/>zirself. What was vomit now would probably end up being regenerated into food, water, and other necessary life supplies for this colony. Nothing was wasted. </text:p>
      <text:p text:style-name="P16">Major Wambui and Remy took stations adjacent to, and to the right of, Mayor Tamay’s, joining Captain Jaali Njeri, who had staffed the SPS console during the jump. As they placed their hands on the console, safety straps extruded from the material and formed harnesses to hold them in place. </text:p>
      <text:p text:style-name="P16">The captain was as tall as Remy but thinner, having the build of a distance runner, but Remy knew from their initial handshake earlier that Jaali Njeri did not lack strength, and the man’s Maasai background made him well prepared for survival in a challenging environment. </text:p>
      <text:p text:style-name="P16">Fetu Afamasaga called out the console names, and the leader at each replied with a status:</text:p>
      <text:p text:style-name="P16">“Navigation!” </text:p>
      <text:p text:style-name="P16">“Navigation Control!”</text:p>
      <text:p text:style-name="P16">“Guidance!” </text:p>
      <text:p text:style-name="P16">“Guidance is go!” </text:p>
      <text:p text:style-name="P16">“Communications!” </text:p>
      <text:p text:style-name="P16">“Communications is go!”</text:p>
      <text:p text:style-name="P16">“Environment!”</text:p>
      <text:p text:style-name="P16">“Environment is go!”</text:p>
      <text:p text:style-name="P16">“Transport is go!”</text:p>
      <text:p text:style-name="P16">“Ground!”</text:p>
      <text:p text:style-name="P16">“Ground is no-go. Repeat, Ground is no-go! Indigenous herbivores moving across the LZ.” </text:p>
      <text:p text:style-name="P16">Major Wambui and Captain Njeri chuckled in unison as Mayor Ito turned zir head in their direction. </text:p>
      <text:p text:style-name="P16">“Major?” the mayor inquired. </text:p>
      <text:p text:style-name="P16">“On it!” Major Wambui responded, as both ze and Captain Njeri banged their harnesses open and floated above their chairs. </text:p>
      <text:p text:style-name="P16">“Might as well come along,” the major said to Remy. “I think you will find it interesting.” </text:p>
      <text:p text:style-name="P16">More interesting than being weightless in a giant box, Remy thought to <text:s/>zirself, and ze joined the two SPS officers in a short journey down the outside corridor to a small hanger that contained three SPS E-VTOL craft anchored to the desk. The trio entered the first craft and strapped in, then Major Wambui powered up the craft and flashed a command shared with the team. </text:p>
      <text:p text:style-name="P16">[Prep for hover 1000 meters over LZ] ze stated. </text:p>
      <text:p text:style-name="P16">Remy felt the engines start and spin up to speed, but the craft remained locked in place while the major and the captain checked the instruments. </text:p>
      <text:p text:style-name="P16">Satisfied that the craft was ready, Major Wambui issued a second command. [Simultaneous release and transport]</text:p>
      <text:p text:style-name="P16">Somewhat conditioned by the sudden relocation from Earth to orbit around the planet, Remy Moreau was nevertheless not entirely prepared to instantly find <text:s/>zirself a thousand meters above ground and just below a layer of cumulus clouds spitting rain upon a lush veldt between green mountains. The E-VTOL’s engines complained as the craft reacted to the sudden turbulence, but it quickly settled into a smooth spiraling descent that afforded them a broad view of the red-dirt Landing Zone and the surroundings. Connected to the LZ were a network of red-dirt roads and squares of various sizes that Remy assumed were building sites for the colony. In the near distance was a cluster of buildings and lagoons.</text:p>
      <text:p text:style-name="P16">“Power plant, drinking water well, and wastewater treatment,” explained Major Wambui. </text:p>
      <text:p text:style-name="P16">“Just waiting for a city to serve,” said Remy with a nod. “What’s the source of power?”</text:p>
      <text:p text:style-name="P16">“<text:a xlink:type="simple" xlink:href="https://en.wikipedia.org/wiki/Small_modular_reactor" text:style-name="ListLabel_20_28" text:visited-style-name="ListLabel_20_28"><text:span text:style-name="T5">Modular nuclear units</text:span></text:a>. In time, there will also be solar and maybe even hydro power in some locations, but nuclear is compact. easily scalable, and has a small footprint.”</text:p>
      <text:p text:style-name="P16">Based on zir research, Remy knew that the power plant was based on the <text:a xlink:type="simple" xlink:href="https://en.wikipedia.org/wiki/NuScale_Power" text:style-name="ListLabel_20_28" text:visited-style-name="ListLabel_20_28"><text:span text:style-name="T5">NuScale</text:span></text:a> concept that had been developed in the Idaho region of the Mountain Paradise Federation. COTA had stepped in to provide funding for the project when the United States began splitting up and had built one of its cathedral complexes in the open land west of Idaho Falls. Individual 60 megawatt units were arranged in a below-ground pool, with the total number of units chosen to match the power requirements of the electrical grid. Decades earlier, fission power had been almost a thing of the past in the United States, but then the realities of climate change hit the coastal regions hard, and practicality won out over irrational fears. </text:p>
      <text:p text:style-name="P16">“Look there!” said Njeri. </text:p>
      <text:p text:style-name="P16">The Major and Remy followed the Captain’s arm to where many still-distant forms were moving across the LZ in prodigious numbers. </text:p>
      <text:p text:style-name="P16">“Like a herd of Wildebeest,” Njeri pronounced. </text:p>
      <text:p text:style-name="P16"><text:soft-page-break/>Indeed, as the craft continued down to no more than a hundred meters, Remy saw that the beasts, many of whom were now reacting to the presence of the E-VTOL in panic, resembled the Wildebeest of Africa to a certain extent, with horns and ragged manes. However, they were somewhat larger, perhaps nearer in size to the the American bison. </text:p>
      <text:p text:style-name="P16">“We call them Wildebuffalo,”Major Wambui explained. “Our preparation teams have shown that they can be domesticated.”</text:p>
      <text:p text:style-name="P16">“And they are delicious!” Njeri said, adding to Remy “If you are carnivore, of course.”</text:p>
      <text:p text:style-name="P16">“No problems, man,” Remy replied. “The Queen likes a steak now and then.” </text:p>
      <text:p text:style-name="P16">As the E-VTOL came to a landing twenty meters from the packed surface of the LZ, the trio released their harnesses and clambered out of the craft. </text:p>
      <text:p text:style-name="P16">“They come to the LZ to lick the salts in the compacted soil, “ Captain Njeri stated, “So we have to chase them away long enough for the transport to land.”</text:p>
      <text:p text:style-name="P16">“Feels like I’m wearing a pack,” Remy observed as ze moved about. </text:p>
      <text:p text:style-name="P16">Wambui nodded. “Gravity is 1.3 Earth standard. Early estimates from exo-planet exploration indicated that it might have been as high as 1.7, which would have been a load, but 1.3 is noticeable when you start moving around. It takes a few weeks to become fully adjusted.”</text:p>
      <text:p text:style-name="P16">“Girl, I’m just thinking about how nice my calves will look living here,” Remy replied, and then ze glanced at the herd of Wildebuffalo ambling along the LZ and licking the surface. “So how do we chase them away? Do we shoot over them?”</text:p>
      <text:p text:style-name="P16">“Nah, man, we just scare them away with noise,” said Captain Njeri as ze removed zir SPS rifle from the folds of zir n-tech uniform. It was remarkably small as assault weapons go, looking a bit like the old Belgian <text:a xlink:type="simple" xlink:href="https://en.wikipedia.org/wiki/FN_F2000" text:style-name="ListLabel_20_28" text:visited-style-name="ListLabel_20_28"><text:span text:style-name="T5">FN F2000</text:span></text:a>, but without a magazine. One rumor had it that SPS weapons manufactured their own ammunition in some mysterious way, but they clearly also shot particle beams. However, all COTA technology was closely guarded, and the SPS weapons were coded for personal use. In the few instances which an SPS weapon had been lifted from SPS personnel, the weapon soon changed into a useless pile of dust. <text:s/></text:p>
      <text:p text:style-name="P16">But what Njeri’s rifle did next was just as remarkable as far as Remy was concerned: it elongated and changed into a long spear. At the same time, the captain’s uniform changed into a red Shuka adorned with chains of jewelry, zir boots transformed into sandals, and ze was also holding a small brightly colored shield. The SPS captain had become a Maasai herdsman. </text:p>
      <text:p text:style-name="P16">As Remy stood there, gobsmacked by what ze was seeing, Major Wambui followed the lead of zir captain and also transformed into a Maasai herder. Ze then pointed to several similarly clad figures in the distance, on the other end of the LZ, along with a half dozen of COTA’s spider-like reconnaissance robots, which walked on multiple legs but tumble end for end in speed was required. Together, the group began whistling and banging their spears against shields as they moved towards the beasts, who grunted and sulkily moved away from the herders. </text:p>
      <text:p text:style-name="P16">“What do I do?” Remy complained, pointing down to zir camo uniform. I got no spear or shield, and I don’t know how change these ugly clothes into something presentable!”</text:p>
      <text:p text:style-name="P16">“I got you covered,” Major Wambui said. “I added something special just for you. Your kit is slaved to mine, so I just need to . . . there.” </text:p>
      <text:p text:style-name="P16">Remy had the startling sensation of somethings crawling across zir skin. As ze looked down, zir uniform turned into a red Shuka, spear, and shield. However, instead of the sandals worn by Wambui and Njeri, ze suddenly had red knee-high boots with a thick spiked heel suitable for the terrain.</text:p>
      <text:p text:style-name="P16">“Oh, now we are talking, sister,” ze said to the major with a huge grin, and then ze banged spear against shield and joined the others. </text:p>
      <text:p text:style-name="P16">In a few minutes, the red-clad herders had moved the Wildebuffalo a hundred meters or so from the LZ. Major Wambui spoke briefly into zir uniform’s comm link, and an instant later the LZ was covered by the hulking mass of the COTA transport vessel. Remy felt a gust as the displaced air rolled past. “In-freaking-credible,” ze whispered. </text:p>
      <text:p text:style-name="P16">“Just the power of prayer,” Major Wambui replied softly. “But I still have the same reaction each time I see it work. It takes your breath away.” </text:p>
      <text:p text:style-name="P16">As they watched, a black cylinder rose from from the top of the transport and hovered in the air for a second or two, and then, just like that, it vanished. </text:p>
      <text:p text:style-name="P16">“Hello, and what is that?” Remy wondered aloud.</text:p>
      <text:p text:style-name="P16">“Prayer Pod,” replied the major. “It contains the COTA Guide who has prayed the transport to this location. Each transport requires a guide, who accompanies the transport to its destination and then returns to the Guide <text:a xlink:type="simple" xlink:href="https://en.wikipedia.org/wiki/Priory" text:style-name="ListLabel_20_28" text:visited-style-name="ListLabel_20_28"><text:span text:style-name="T5">Priory</text:span></text:a> until needed for another transport assignment. “</text:p>
      <text:p text:style-name="P16">“And where is this Guide Priory? Or is it is secret?” </text:p>
      <text:p text:style-name="P16">Major Wambui shook zir head. “The Guide Priory is a part of the Florence COTA Cathedral complex, which includes the cathedral and several administrative buildings. All of the cathedral complexes have priories. You can visit if you want. “</text:p>
      <text:p text:style-name="P16">“Girl, I want,” Remy replied. “I want to see everything!”</text:p>
      <text:p text:style-name="P16">Major Wambui nodded. “I am sure Lucca will be happy to give you a tour.”</text:p>
      <text:p text:style-name="P16">Remy whistled in surprise. “The Lucca Morelli, son of Dr. Maria Morelli, who was conceived shortly before the fateful trip of the UNSS Vespucci and who returned to Earth with zir mother in the first recorded instance of <text:s/>travel by Power of Prayer, and I mean popping into thin air above the Arno River in front of hundreds of witnesses and releasing birds from zir hands? That Lucca? I know I was given access to report about the transport process, but I didn’t know I would get an audience with the man <text:s/>zirself!”</text:p>
      <text:p text:style-name="P16">“He likes showing folks around, and ze wants you to tell the whole story of COTA. I’ll contact Lucca’s adjutant and get something going.” Ze held up a hand and looked away. “Wait a sec.” </text:p>
      <text:p text:style-name="P16">“What. Something wrong?”</text:p>
      <text:p text:style-name="P16">The major said nothing, but a moment later, ze looked back at Remy and said, “Okay. Done. I’ll give you the contact information when we get back.”</text:p>
      <text:p text:style-name="P16">“Girl, you mean you just had a conversation with Lucca’s office just then?”</text:p>
      <text:p text:style-name="P16">“Sure. Why not?”</text:p>
      <text:p text:style-name="P16">Remy looked around before replying. “A little something about us being 1,400 light years from Earth comes to mind, but, otherwise, I guess I don’t see any reason why not.”</text:p>
      <text:p text:style-name="P16">“I’m connected through the brain-computer interface in my uniform,” the major explained with a smile. “The flow of information goes through a router on the transport to a router back at COTA thanks to POP.”</text:p>
      <text:p text:style-name="P16">Remy frowned in concentration. “Are you telling me that some Guide Priory monk is non-stop praying for the transfer of packets of data from here to Earth and back?”</text:p>
      <text:p text:style-name="P16">“Maybe. Communications technology is out of my wheelhouse,” said the major. “You should ask Lucca how it works.”</text:p>
      <text:p text:style-name="P16">“Girl,” said Remy, “I fully intend to.”</text:p>
      <text:list xml:id="list65914088050968" text:continue-numbering="true" text:style-name="WWNum20">
        <text:list-item>
          <text:list>
            <text:list-item>
              <text:p text:style-name="P120"><text:bookmark text:name="_1mrcu09"/><text:soft-page-break/>2091 Lucca</text:p>
            </text:list-item>
            <text:list-item>
              <text:p text:style-name="P91">8-24-2020</text:p>
            </text:list-item>
            <text:list-item>
              <text:p text:style-name="P44"><text:span text:style-name="T16">Excerpt from A Complete History of the Humanist Coalition: From Inception to Final Freedom, by Javier Guzmán</text:span></text:p>
            </text:list-item>
            <text:list-item>
              <text:p text:style-name="P94"/>
            </text:list-item>
            <text:list-item>
              <text:p text:style-name="P91">“Is God willing to prevent evil, but not able? Then ze is not omnipotent.</text:p>
            </text:list-item>
            <text:list-item>
              <text:p text:style-name="P91">Is ze able, but not willing? Then ze is malevolent.</text:p>
            </text:list-item>
            <text:list-item>
              <text:p text:style-name="P91">Is ze both able and willing? Then whence cometh evil?</text:p>
            </text:list-item>
            <text:list-item>
              <text:p text:style-name="P91">Is ze neither able nor willing? Then why call him God?” Epicurus</text:p>
            </text:list-item>
          </text:list>
        </text:list-item>
      </text:list>
      <text:p text:style-name="P81"><text:a xlink:type="simple" xlink:href="https://en.wikipedia.org/wiki/Presbyter" text:style-name="ListLabel_20_35" text:visited-style-name="ListLabel_20_35"><text:span text:style-name="T55">Presbyter</text:span></text:a><text:span text:style-name="T57"> Lucca Morelli stepped confidently along the marble tiles of the atrium of the Church of the ZeropointCathedral, zir rubber soled woolen slippers making almost no sound. ze was closely followed by zir attendant nano-composite robot, the same humanoid robot that had been zir faithful companion since ze was but a child. Lucca was tall and lanky, and although zir simple brown cassock hid most of the details, ze was a young man in superb physical condition thanks to a daily regimen of martial arts training that ze had followed since ze was four years old. In keeping with a current trend, ze maintained a </text:span><text:a xlink:type="simple" xlink:href="https://en.wikipedia.org/wiki/Tonsure#Clerical_tonsure" text:style-name="ListLabel_20_35" text:visited-style-name="ListLabel_20_35"><text:span text:style-name="T55">monastic tonsure</text:span></text:a><text:span text:style-name="T57">, the dome of zir bald pate pushing above a brim of short dark hair that ringed zir head. </text:span></text:p>
      <text:p text:style-name="P81"><text:span text:style-name="T57">“Presbyter Lucca?” The query came from slightly behind. Lucca turned to see zir personal assistant, <text:s/>Adjutant Sophia Fermi, overtaking him at a brisk walk that had the folds of zir cassock flapping. Lucca stopped.</text:span></text:p>
      <text:p text:style-name="P81"><text:span text:style-name="T57">“Yes, Adjutant Sophia. How can I serve you?” </text:span></text:p>
      <text:p text:style-name="P81"><text:span text:style-name="T57">“Your visitor from the Lone Star Federation, a Reverend Moses Johnson, is here to see you. The Reverend Moses is very insistent.”</text:span></text:p>
      <text:p text:style-name="P81"><text:span text:style-name="T57">Lucca allowed <text:s/>zirself the briefest of pauses to sigh inwardly. “Of course! Where is the Reverend Moses now?”</text:span></text:p>
      <text:p text:style-name="P81"><text:span text:style-name="T57">“In the lobby of your office Presbyter Lucca,” Sophia stated. </text:span></text:p>
      <text:p text:style-name="P81"><text:span text:style-name="T57">“Then I am headed in the right direction,” Lucca replied with a smile and a slight nod. “Thank you for letting me know.” In zir thoughts, ze added the words ‘</text:span><text:span text:style-name="T59">about this most likely pointless and joyless addition my already busy schedule</text:span><text:span text:style-name="T57">,’ but ze kept the words to <text:s/>zirself, a habit learned during zir many years of helping zir mother care for zir nonna, zir bisnonna, who had lived to the ripe old age of 105 and who had been very insistent about many things that required young Lucca to fetch this or that for reasons that were often not clear.”</text:span></text:p>
      <text:p text:style-name="P81"><text:span text:style-name="T57">“Of course.” Sophia nodded in return. “Can I prepare tea or coffee?” </text:span></text:p>
      <text:p text:style-name="P81"><text:span text:style-name="T57">“You will do nothing of the sort,” Lucca said genially. “I believe it is your lunch time, no? I can take care of the Reverend Moses’s beverage needs without your help this one time.” ze waved Sophia away with zir fingers. “Now, off you go!”</text:span></text:p>
      <text:p text:style-name="P81"><text:span text:style-name="T57">With the slightest of smiles, Sophia did as ze was bid to do, and Lucca continued zir stroll through the atrium, down the outer steps, and across the cyprus lined plaza to the adjacent administrative offices. The air was redolent of roses, along with a slight hint of what was cooking in the COTA cafeteria, and Lucca allowed <text:s/>zirself to think of what ze might <text:s/>zirself order from the kitchen when zir meeting was done: perhaps </text:span><text:a xlink:type="simple" xlink:href="https://www.foodrepublic.com/recipes/linguine-con-vongole-recipe/" text:style-name="ListLabel_20_35" text:visited-style-name="ListLabel_20_35"><text:span text:style-name="T55">Linguine con Vongole</text:span></text:a><text:span text:style-name="T57">, some crusty bread, and a crisp glass of wine served on the patio? It would be something to which ze could look forward. </text:span></text:p>
      <text:p text:style-name="P81"><text:span text:style-name="T57">Inside the administrative office building, Lucca nodded at the on-duty guards, two tall Maasai warriors dressed in red Shukas, as ze crossed the spacious lobby and then bounded up the stairs and down the long hallway to zir office suite. Inside was a waiting area that contained several neoclassical style cushioned chairs, a couch, and the desk used by Adjutant Sophia. As silently as ze moved, Lucca was not surprised to find zir visitor, the large Moses Johnson, standing behind the desk and poking a cautious finger at the screen as though in search of something. </text:span></text:p>
      <text:p text:style-name="P81"><text:span text:style-name="T57">“Reverend Moses Johnson,” Lucca said, raising zir hand as ze moved forward and displaying no indication that ze had caught zir visitor blatantly snooping. </text:span></text:p>
      <text:p text:style-name="P81"><text:span text:style-name="T57">Moses Johnson played along without so much as batting an eye. “An unusual computer,” ze said of the perfectly usual computer, and then ze straightened <text:s/>zirself and took the Presbyter’s hand. Expecting the rather limp grip ze had received earlier from Cardinal Ricci, ze was surprised when the young man with the odd-looking haircut more than matched zir own strong grip, and the Presbyter showed no signs of discomfort with holding the handshake. Whatever was hidden beneath that innocuous brown robe was steel. </text:span></text:p>
      <text:p text:style-name="P81"><text:span text:style-name="T57">“So good of you to visit,” said Lucca with the smile and completely engaged look that was zir forte in dealing with powerful people who put great stock in a firm handshake and rigid eye contact. These were the people for whom image was everything. ze had a different demeanor ze wore for powerful people who put great stock in substance. For the latter, constant eye contact was a sure sign of ignorant, unthinking bravado, and nothing of which to be proud. An intelligent person is never completely sure of anything, which is why there is a saying about fools rushing in. </text:span></text:p>
      <text:p text:style-name="P81"><text:span text:style-name="T57">“How may I be of service?” ze inquired. </text:span></text:p>
      <text:p text:style-name="P81"><text:span text:style-name="T57">“Well,” replied the Reverend Johnson, momentarily tipped off balance by the unexpected charisma of this young man who looked like a bookworm. “I had hoped to chat with you, as duly authorized head of Prosperity Theology International, to see if we could find a way to join forces in our mutual goal of bringing the miracle of God Almighty to all peoples of this world in which we live. I sense that the many congregations of Prosperity Theology International and the Church of the Zeropointshare a vision of salvation that should be spread as widely as possible.”</text:span></text:p>
      <text:p text:style-name="P81"><text:span text:style-name="T57">Lucca felt no compunction to respond in detail to zir guest’s blather because there was no direct question. “I see,” was all ze said. ze released the the reverend’s hand and motioned towards the inner door leading to zir private office. “Please come inside. Can I offer you something? Coffee perhaps, or tea?”</text:span></text:p>
      <text:p text:style-name="P81"><text:span text:style-name="T57">“I would gladly take a cold glass of water if you have some, Presbyter. I am rather parched.”</text:span></text:p>
      <text:p text:style-name="P81"><text:span text:style-name="T57">Lucca led the way inside. zir office was not huge, but it was furnished similarly to the outer office, with the exception of there being no desk. Instead, there were chairs around the perimeter of the room, and in the center was a sitting area of chairs and settees arranged in a circle about a low table. On the table were two vases filled with fresh-cut roses from the cathedral gardens. </text:span></text:p>
      <text:p text:style-name="P81"><text:span text:style-name="T57">Lucca’s robot selected two glasses from a sideboard and filled them from a crystal decanter that contained water, ice, and slices of cucumber. It gave one glass to the Reverend Johnson, the other to Lucca, and then it moved to a standing position next to the sideboard. No words of command had been said, so Moses assumed that zir young host communicated with the robot using neurosilk. Moses <text:s/>zirself was not equipped with a neural link, which ze considered to be a sin against the corporal form that God had designed for zir servants. </text:span></text:p>
      <text:p text:style-name="P81"><text:span text:style-name="T57"><text:s/>Lucca led the way to the sitting area, where ze settled <text:s/>zirself upon one of the chairs and the reverend lowered <text:s/>zirself onto the opposite settee, wiped the sweat from zir brow with one hand, and took a long drink. </text:span></text:p>
      <text:p text:style-name="P81"><text:span text:style-name="T57">“Ah! Cold and with a hint of cucumber. Most refreshing!”</text:span></text:p>
      <text:p text:style-name="P81"><text:span text:style-name="T57">“It is my pleasure to serve.”</text:span></text:p>
      <text:p text:style-name="P81"><text:span text:style-name="T57">Moses Johnson nodded. “Good. On the matter of service, I believe we are completely in sync, Presbyter. I really do. I too—indeed, all of the members of Prosperity Theology International—see ourselves as serving the need for mankind to find the full grace of God Almighty and accept what our Father in Heaven has offered.”</text:span></text:p>
      <text:p text:style-name="P81"><text:span text:style-name="T57">Lucca nodded in response to the reverend’s pabulum. ze was well-versed in the idiom and replied in kind. “God’s gifts are truly without end, but what can I do for you today?”</text:span></text:p>
      <text:p text:style-name="P81"><text:span text:style-name="T57">Reverend Johnson laughed heartily. “Lordy, I do love a direct man. I was just speaking with Cardinal Ricci, and, while I would never speak poorly of another person, let’s just say the man could not answer a simple question. Well, Presbyter, I would dearly love it if you could invoke your power of prayer to send me back to Texas when our conversation concludes, but I understand that POP doesn’t seem to work for travel down here. It’s a pity, because it would be nice to not spend hours on a plane.”</text:span></text:p>
      <text:p text:style-name="P81"><text:span text:style-name="T57">“It is a matter of conserving focus,” Lucca replied. “Travel by power of prayer is taxing for the limited number of Priory Guides we have, so we save POP for the big stuff.”</text:span></text:p>
      <text:p text:style-name="P81"><text:span text:style-name="T57">“Can you yourself use POP? Does God listen to your prayers?” the reverend wondered. </text:span></text:p>
      <text:p text:style-name="P81"><text:soft-page-break/><text:span text:style-name="T57"><text:s/>“I’ve done it a few times. My mother taught me how.”</text:span></text:p>
      <text:p text:style-name="P81"><text:span text:style-name="T57">“Could you teach me?” asked Johnson. “Wouldn’t it be to everybody’s advantage if more people could travel using the Power of Prayer?”</text:span></text:p>
      <text:p text:style-name="P81"><text:span text:style-name="T57">“Some people can,” Lucca explained adding, “most can’t. It has something to do with the physical characteristics of the brain and the personality of the person. I can’t explain the details—I’m not a neuroscientist—but I understand that the fraction of people with the ability is <text:s/>tiny, like one in a million or less. We do a lot of scanning to find suitable candidates.” </text:span></text:p>
      <text:p text:style-name="P81"><text:span text:style-name="T57">“Well,” said the reverend with a smirk, “Maybe you can scan me and let me know if I qualify.”</text:span></text:p>
      <text:p text:style-name="P81"><text:span text:style-name="T59">You have been scanned repeatedly ever since you walked onto COTA grounds</text:span><text:span text:style-name="T57">, Lucca thought to <text:s/>zirself, </text:span><text:span text:style-name="T59">but I don’t need a brain scan to know everything I need to know about you</text:span><text:span text:style-name="T57">. “Perhaps we can consider it once we finish talking about what you came to talk about?”</text:span></text:p>
      <text:p text:style-name="P81"><text:span text:style-name="T57">“Goodness me! Did I go off the rails again?” said the reverend with a laugh. “I do tend to do so! Yes, let’s get back to the discussion at hand. I hope you don’t mind if I am completely frank?”</text:span></text:p>
      <text:p text:style-name="P81"><text:span text:style-name="T59">Meaning you intend to be anything but frank</text:span><text:span text:style-name="T57">, Lucca thought, but ze nodded and replied, “I welcome frankness.”</text:span></text:p>
      <text:p text:style-name="P81"><text:span text:style-name="T57">“A man after my own heart!” Reverend Johnson paused and leaned toward Lucca suddenly, speaking now in a hushed tone. “Presbyter, where is your mother?”</text:span></text:p>
      <text:p text:style-name="P81"><text:span text:style-name="T57">“I am not at liberty to say.”</text:span></text:p>
      <text:p text:style-name="P81"><text:span text:style-name="T57">“Well, now isn’t that interesting? Why aren’t you are liberty to say?” </text:span></text:p>
      <text:p text:style-name="P81"><text:span text:style-name="T57">“One reason I am not at liberty to say,” replied Lucca, “is because I do not know where ze is at this moment. There are many places ze could be, but ze has zir routine, and I have mine. We rarely communicate directly, and I have not seen zir personally in decades.”</text:span></text:p>
      <text:p text:style-name="P81"><text:span text:style-name="T57">“Not exactly a picture of the nurturing mother,” observed Johnson. “Leaving zir boy to run zir empire while ze does . . . whatever ze does.”</text:span></text:p>
      <text:p text:style-name="P81"><text:span text:style-name="T57">“I was nurtured during my younger years,” said Lucca. “I matured quickly.”</text:span></text:p>
      <text:p text:style-name="P81"><text:span text:style-name="T57">“I’m sure,” said Johnson with a sideways glance at the gray and silver robot standing motionless off to one side. ze had no doubt that a single thought could send the automaton into a protective mode should its master feel the need. “Still, it seems a pity to have effectively orphaned a young boy in that way.”</text:span></text:p>
      <text:p text:style-name="P81"><text:span text:style-name="T59">Strong words from a man who champions universal human rights from conception through birth, but who also rails against excessive taxation for healthcare and education of those same saved souls</text:span><text:span text:style-name="T57">, thought Lucca. “The Church of the Zeropointis my family,” ze replied, “but tell me Reverend Johnson, what was it you wanted to discuss? Something about how <text:s/>Prosperity Theology International and the Church of the Zeropointshare a vision of salvation that should be spread as widely as possible? No?”</text:span></text:p>
      <text:p text:style-name="P81"><text:span text:style-name="T57">“Of course!” responded Moses. “Shouldn’t spreading the gospel of Jesus be the main goal? Mine and colonization is good, mind you, but even miners and colonists need to hear and understand how salvation can be attained only through Jesus. I am sure you agree.”</text:span></text:p>
      <text:p text:style-name="P81"><text:span text:style-name="T57">“All of the colonies already have religions. They carried them with them.”</text:span></text:p>
      <text:p text:style-name="P81"><text:span text:style-name="T57">“But they are not protected, these religions,” argued Johnson. “I understand that the Church of the Zeropointdoes not allow churches on colonies the same tax-exempt status as, say, churches in the Lone Star Federation have. Such an exemption allows the church to keep more of its funding.”</text:span></text:p>
      <text:p text:style-name="P81"><text:span text:style-name="T57">“And it also provides implicit state approval of churches,” countered Lucca. “We treat churches as we do businesses. If you take in money, you pay taxes. No exceptions.”</text:span></text:p>
      <text:p text:style-name="P81"><text:span text:style-name="T57">“Church is for the good of all!” protested the Reverend. “All benefit from prosperous churches!”</text:span></text:p>
      <text:p text:style-name="P81"><text:span text:style-name="T57">“Only the believers,” said Lucca. “The non-believers get nothing for their contribution except an additional tax that they have to pay to support an organization in which they do not participate. It hardly seems fair.”</text:span></text:p>
      <text:p text:style-name="P81"><text:span text:style-name="T57">“Fair?!” blurted Moses. “Was it fair that God condemned zir own flesh and blood to die upon a cross to save us? You know what, Presbyter, I sense that my time here is being wasted. I came <text:s/>to talk, in earnest, about working with your church to spread the gospel to the stars, but I can see that I am wasting my time.”</text:span></text:p>
      <text:p text:style-name="P81"><text:span text:style-name="T59">You came here to pick a fight</text:span><text:span text:style-name="T57">, thought Lucca. ze said nothing and waited for zir guest to continue. </text:span></text:p>
      <text:p text:style-name="P81"><text:span text:style-name="T57">“I intend to show that the Church of the Zeropointis either a fraud and the work of the devil!” roared the Reverend Johnson. </text:span></text:p>
      <text:p text:style-name="P81"><text:span text:style-name="T57">The accusation, expressed in many different ways, was not new to Lucca, and, curiously, it seemed to come most often from people who <text:s/>might be thought to embrace miracles, such as clergy, who believed in their own so-called miracles but not in those of others. However, because the reverend had not justified the accusation with supporting premises, Lucca waited for elaboration, zir expression not changing in the slightest. </text:span></text:p>
      <text:p text:style-name="P81"><text:span text:style-name="T57">“You have nothing to say?” inquired Moses, zir face turning red. “I have just accused your church of being a tool of Satan.”</text:span></text:p>
      <text:p text:style-name="P81"><text:span text:style-name="T57">Lucca slowly shook zir head. “What you believe, Reverend Johnson, is your choice. COTA does not proselytize. We have no need for converts. We offer nothing except our Statement of Essential Truth, our insistence upon the sanctity of all humans, and our services to ensure the continued existence of humanity in a universe fraught with dangers.”</text:span></text:p>
      <text:p text:style-name="P81"><text:span text:style-name="T57">Moses Johnson snorted and leaned back. “To whom do you pray, sir, when you use the Power of Prayer?”</text:span></text:p>
      <text:p text:style-name="P81"><text:span text:style-name="T57">“God.” </text:span></text:p>
      <text:p text:style-name="P81"><text:span text:style-name="T57">“Are you sure?”</text:span></text:p>
      <text:p text:style-name="P81"><text:span text:style-name="T57">“Yes. I feel the presence of God when I pray.”</text:span></text:p>
      <text:p text:style-name="P81"><text:span text:style-name="T57">“Your grandmother felt the presence of God,” Johnson countered. “I understand ze said ze was acting on God’s orders just before ze tried to kill zir family: your grandfather, your infant mother, your great-grandmother.”</text:span></text:p>
      <text:p text:style-name="P81"><text:span text:style-name="T57">“I have heard this story,” said Lucca. “My great-grand mother has told me on many occasions of that dark and very sad day.”</text:span></text:p>
      <text:p text:style-name="P81"><text:span text:style-name="T57">“And then your grandmother killed <text:s/>zirself by jumping into the flood-swollen Arno River, from the same bridge near where your mother mysteriously appeared years later! Coincidence? </text:span></text:p>
      <text:p text:style-name="P81"><text:span text:style-name="T57">“Both my grandmother and my mother lived in Florence,” answered Lucca. “And, to my knowledge, there is only one river that runs through the city. That they would both have life events linked with the river is likely.”</text:span></text:p>
      <text:p text:style-name="P81"><text:span text:style-name="T57">“So you do not deny that there is a connection between the death of your grandmother and your mother’s miraculous appearance?”</text:span></text:p>
      <text:p text:style-name="P81"><text:soft-page-break/><text:span text:style-name="T57">“Both events are historical facts. Any denial of such historical facts on my part would be pointless, but I do not see the connection between these two distinct historical events. Perhaps prayer might provide the answer.”</text:span></text:p>
      <text:p text:style-name="P81"><text:span text:style-name="T57">Reverend Johnson rose from zir seat, zir face florid. </text:span></text:p>
      <text:p text:style-name="P81"><text:span text:style-name="T57">“I think you pray to the devil, sir, and I intend to prove it. You pray to Satan <text:s/>zirself! And I believe your grandmother was a witch, and your mother i</text:span><text:span text:style-name="T59">s</text:span><text:span text:style-name="T57"> a witch!”</text:span></text:p>
      <text:p text:style-name="P81"><text:span text:style-name="T57">“How interesting,” said Lucca, rising as well. “I look forward to seeing how you prove your unfounded accusations. Allow me to show you the way out.”</text:span></text:p>
      <text:p text:style-name="P81"><text:span text:style-name="T57">“As the head of Prosperity Theology International, “ Reverend Johnson blustered, “I have the backing of a great number of devoted followers who shall leave no stone un-turned to expose COTA as the fraud that it is!” </text:span></text:p>
      <text:p text:style-name="P81"><text:span text:style-name="T57">“Why,” Lucca intoned dispassionately, “do I get the sense that there is an ‘unless’ coming next?”</text:span></text:p>
      <text:p text:style-name="P81"><text:span text:style-name="T57">Reverend Johnson’s face reddened in anger. “I do not have to listen to any more of this nonsense! I came here in good faith, seeking the truth, and you refuse to give me the truth!”</text:span></text:p>
      <text:p text:style-name="P81"><text:span text:style-name="T57">“You came to pick a fight,” Lucca replied calmly. “You came to gather information about me and my mother, and you hoped to provoke me into doing something stupid.” ze nodded to somebody over Reverend Johnson’s shoulder. Johnson turned to see two tall women in Maasai dress holding spears by their sides. </text:span></text:p>
      <text:p text:style-name="P81"><text:span text:style-name="T57">“Our guest and I have concluded our discussion. Please see than Reverend Johnson has no difficulty finding zir way back to zir transportation.”</text:span></text:p>
      <text:p text:style-name="P81"><text:span text:style-name="T57">“On the contrary, Presbyter Lucca Morelli,” Johnson argued. “Our discussion has just started! I fully intend to expose this so-called church for what it is: a satanic cult!”</text:span></text:p>
      <text:p text:style-name="P81"><text:span text:style-name="T57">“Good luck with your endeavors,” replied Lucca. ze looked to the guards, who nodded, took positions on either side of the reverend, and silently walked the man out the door, down the stairs, and to the main gate of the walled COTA compound. There, the two guards stopped.</text:span></text:p>
      <text:p text:style-name="P81"><text:span text:style-name="T57">Reverend Johnson walked to the car against which zir driver was leaning, whiling away the time by puffing on an e-cig. As the reverend approach, Jimmy put the smoke away, straightened, and opened the door. </text:span></text:p>
      <text:p text:style-name="P81"><text:span text:style-name="T57">“Any luck?” ze asked. </text:span></text:p>
      <text:p text:style-name="P81"><text:span text:style-name="T57">Johnson shrugged and touched one of the rings on zir right hand. “We will see once we review what I just recorded. Now, let’s get out of here and back to Texas: I have an important meeting to attend this evening.”</text:span></text:p>
      <text:list xml:id="list65912731946597" text:continue-numbering="true" text:style-name="WWNum20">
        <text:list-item>
          <text:list>
            <text:list-item>
              <text:p text:style-name="P120"><text:bookmark text:name="_46r0co2"/>2091 Al Jabbar</text:p>
            </text:list-item>
          </text:list>
        </text:list-item>
      </text:list>
      <text:p text:style-name="P101"><text:bookmark text:name="_2lwamvv"/><text:span text:style-name="T62">Excerpt from Queen Xerxes’ Xenagogy: Your Guide to Wonderment</text:span></text:p>
      <text:p text:style-name="P101"><text:span text:style-name="T62">May 5, 2081. Algiers. </text:span><text:a xlink:type="simple" xlink:href="https://www.google.com/search?q=al+jabbar+meaning&amp;oq=Al+Jabbar&amp;aqs=chrome.1.35i39j69i59j0l4.2305j0j9&amp;client=ubuntu&amp;sourceid=chrome&amp;ie=UTF-8" text:style-name="ListLabel_20_36" text:visited-style-name="ListLabel_20_36"><text:span text:style-name="T56">Al Jabbar</text:span></text:a><text:span text:style-name="T62"> News Network. </text:span></text:p>
      <text:p text:style-name="P101"><text:span text:style-name="T62">Beautiful children! Welcome to my life and my heart! Rest your cares for a while, sip your succulent wine, and take the welcoming hand of Queen Xerxes as, once again, we explore this wonderful world in which we live and marvel at its splendors! Let Xerxes be your xenagogue—your guide! </text:span></text:p>
      <text:p text:style-name="P101"><text:span text:style-name="T62">My dears, I have just returned from my trip to Indigenous--one thousand, four hundred, and two light years distant—and I have witnessed, firsthand, the miracle of travel by the Power of Prayer, which catapulted your Queen into orbit around a far-off planet in the blink of an eye, placed zir in the skies above the planet, and then transported zir back home to you! Queen Xerxes is almost without words to describe this wonder!</text:span></text:p>
      <text:p text:style-name="P101"><text:span text:style-name="T62">During the days ze was on Indigenous, your queen witnessed the incredible unfolding of a colony of more than thirty-thousand settlers. A city was moved to a distant planet! Shortly after arrival at their new home, the settlers <text:s/>disembarked and began the process of disassembling their massive transport into homes, businesses, and manufacturing facilities. </text:span></text:p>
      <text:p text:style-name="P101"><text:span text:style-name="T62">[A video shows the settlers and robots bringing out vehicles and removing modules from the transport. Smaller modules are placed on the small squares while larger modules are moved to squares set in what becomes a business center, and the largest modules—prefabricated manufacturing facilities—are carried by teams of flat-topped ground transports to the largest sites.]</text:span></text:p>
      <text:p text:style-name="P101"><text:span text:style-name="T62">Dearhearts, within two days, there was a small city, boasting all the creature comforts of home! Queen Xerxes <text:s/>zirself found the accommodations on this formerly uninhabited planet to be equal to zir accommodations on board the transport, and that this should be so is no surprise: zir home on the planet was zir room on the transport! The rooms removed from the ship soon became houses connected to pre-built power, water, and sewer services. </text:span></text:p>
      <text:p text:style-name="P101"><text:span text:style-name="T62">[Video showing a plain gray cube being placed on a home site. Once the cube is lowered into place, its n-tech skin morphs to take on the appearance of a colorful mud hut with a thatched roof, windows and a sturdy door. Queen Xerxes, dressed in a red plaid Shuka and red boots, steps up to the hut and opens the door to reveal a furnished living space with a sleeping area, small kitchen, and bathroom.]</text:span></text:p>
      <text:p text:style-name="P101"><text:span text:style-name="T62">“All the comforts of home, my children!” </text:span></text:p>
      <text:p text:style-name="P81"><text:span text:style-name="T57">Yazid Boulala paused the video and smiled broadly at zir star correspondent. It had been a gamble to take a chance with Remy Moreau and zir Queen Xerxes identity—Algeria had been reborn as individual liberty country in the last two decades, but the sight of men dressed in drag was still cause for gawking, as it was in much of the African continent. And yet, the move had paid off handsomely for the fledgling Al Jabbar News Network in an era in which much of the public remained cynical about the truthfulness of media. Granted, Queen Xerxes was audaucious, but viewers trusted her, and zir views were backed by hard facts gleaned through tenacious research by Remy and zir staff. You didn’t have to wear a suit and tie to be trusted; in fact, these days, the suit and tie were the garb of somebody beholden to money-interests, somebody not be be trusted. Somebody who looked like Queen Xerxes was not hiding anything. </text:span></text:p>
      <text:p text:style-name="P81"><text:span text:style-name="T57">Al Jabbar, operating initially on a shoestring budget, brought a fresh and uniquely African perspective to news, with an emphasis on in-person reporting and absolutely no talking heads or ranting panels of pundits trading conspiracy stories. There were still plenty of those, the conspiracy stories on the European and American federation news networks, and social media was as rife with fake news as grocery store tabloids had been in their time. AI apps created to check the veracity of falsified stories were effective in flagging some of the more egregious lies, but competing AI apps created to craft false stories based on unsubstantiated sources were just as proliferate, so the end effect was unending trench war in which any gains were eventually lost. Truth was a casualty. <text:s/></text:span></text:p>
      <text:p text:style-name="P81"><text:span text:style-name="T57">And, then, the enormous popularity of Queen Xerxes’ Xenagogy created a coattail effect, pulling up ratings for numerous other Al Jabbar programs, and the Queen <text:s/>zirself had become, in effect, the giant that the name Al Jabbar invoked. After years of struggle, Yazid was enjoying a bit of prosperity, and ze did not intend to lose it now that ze had tasted it. </text:span></text:p>
      <text:p text:style-name="P81"><text:span text:style-name="T57">“Fabulous report!” said Yazid as ze reached over to freshen zir mint tea, pouring the sweet liquid from high above the cup to create a froth on top. Then, ze did the same for Remy, who nodded in appreciation and took a sip. </text:span></text:p>
      <text:p text:style-name="P81"><text:span text:style-name="T57">“To success!” said the former legionnaire. Today, ze was dressed as Remy Moreau, sporting khakis, sandals, and a short-sleeved white linen shirt that contrasted with zir bronzed muscular arms and shaven head. </text:span></text:p>
      <text:p text:style-name="P81"><text:span text:style-name="T57">“To success!” agreed Yazid. ze took a slow sip and savored the moment of zir network’s exclusive access to the worldwide mystery that was the Church of the Allpoint. Nobody else had ever been allowed to report from even aboard a transport, let alone to report from another planet! Ostensibly a congregation of the Roman Catholic Church, COTA was perceived by many observers to have become the tail the wagged the dog, with a revenue stream from mining royalties that likely dwarfed those of the rest of the church, Indeed, some estimates suggested that COTA’s revenues might be higher than those of its original host country, Italy. Moreover, the fact that zir Holiness the Pope had not yet visited the COTA Cathedral personally, nor had the young Presbyter of COTA visited the Vatican or expended much effort in defending Catholic orthodoxy hinted at the internecine tension. Lucca’s focus was on COTA’s stellar migration activities and research projects. If COTA was a part of the Catholic Church, it did not act the part. </text:span></text:p>
      <text:p text:style-name="P81"><text:span text:style-name="T57">“We still have a long way to go,” Remy said somewhat morosely. </text:span></text:p>
      <text:p text:style-name="P81"><text:span text:style-name="T57">“You still think what you experienced might have been a ruse?” </text:span></text:p>
      <text:p text:style-name="P81"><text:span text:style-name="T57">Remy sighed. “It would be difficult to fake free fall for a large room full of people,” ze replied. “But the heavy gravity of the planet could have been simulated by some drug in the water that made my limbs feel heavy.” ze shook zir head. “I don’t know. The people on board seemed to accept the unlikely premise that they were transported fourteen hundred light years by the power of God’s thoughts, but . . .”</text:span></text:p>
      <text:p text:style-name="P81"><text:span text:style-name="T57">“Yeah,” agreed Yazid. “It is a bit of a stretch. I would accept that is a an unknown technology invented by Maria Morelli, but, if so, thirty years of snooping has not revealed the truth.” ze put zir cup on the table. “When do you meet this Lucca Morelli, the prodigal son?”</text:span></text:p>
      <text:p text:style-name="P81"><text:span text:style-name="T57">“After I travel to Kepler 296e, which is slated to be a new home for the Kurds. I will be transported back to Italy from New Kurdistan, stay the night near the COTA complex, and have a breakfast meeting with the Presbyter.”</text:span></text:p>
      <text:p text:style-name="P81"><text:span text:style-name="T57">“Do you have an agenda?” Yazid wondered.</text:span></text:p>
      <text:p text:style-name="P81"><text:soft-page-break/><text:span text:style-name="T57">Remy shrugged. “Sort of. I mainly want to get to know the man before I press for details. I’m sure ze already knows that I am a skeptic, but I don’t want to come on too aggressive and have him shut down on me. Although him shutting down doesn’t seem likely, based on what I have heard. Lucca seems to be an extraordinarily capable politician who knows how to slip punches. That said, I don’t want to give him cause to limit my access.”</text:span></text:p>
      <text:p text:style-name="P81"><text:span text:style-name="T57">“Agreed. Do not bite the hand that feeds you. However, it would be nice to get the story of where zir mother is today,” Yazid suggested. “She seemed to vanish once Lucca was ten years old, and COTA denies that ze died unexpectedly or might be gravely ill. <text:s/>It has been at least twenty years since ze was last seen in public. Where is ze now, why did ze drop out of sight, and what is ze doing?”</text:span></text:p>
      <text:p text:style-name="P81"><text:span text:style-name="T57">Remy nodded. “I have been wondering the same.” ze paused for a moment before adding, “The last record I can find about zir was zir officiating at the the dedication of the COTA complex when Lucca was ten.” On the the table between them a 3D image appeared, showing Dr. Maria Morelli standing before the doors of the cathedral, sun slanting down upon a woman carrying the weight of the past two decades, zir hair a tangled mass, zir face drawn, zir shoulders sloped forward under zir simple black pantsuit. </text:span></text:p>
      <text:p text:style-name="P81"><text:span text:style-name="T57">“I wouldn’t have recognized zir as the same woman,” Yazid observed. “Was ze sick?”</text:span></text:p>
      <text:p text:style-name="P81"><text:bookmark text:name="_111kx3o"/><text:span text:style-name="T57">Remy shook zir head. “Physically, no—at least from what I can determine. But, given what we know about zir mother, you have to wonder about zir mental health. Maria was only two when Chava Katzenellenbogen-Morelli tried to kill the family, but there must be horrid memories, and ze surely remembers that zir father ultimately died, six years later, as a result of the wounds ze suffered during the attack. That would have been a heavy burden for a girl of ten years to carry.”</text:span></text:p>
      <text:p text:style-name="P81"><text:span text:style-name="T57">“You might pay a visit to Cardinal Ricci while in Florence,” Yazid suggested. “He knew the family when Maria was a child, and ze likely knew Lucca as a child, when Lucca was living with zir paternal great-grandmother. Perhaps ze has some useful insights.”</text:span></text:p>
      <text:p text:style-name="P81"><text:span text:style-name="T57">“Roger that,” Remy replied. “He’s on my list. I was able to get a copy of zir initial informal interview with Maria following zir miracle—not the official report, just the two of them chatting--but it doesn’t tell me much.”</text:span></text:p>
      <text:p text:style-name="P81"><text:span text:style-name="T57">Yazid raised zir eyebrows in surprise. “I thought that recording, and almost all other documents relating to Maria Morelli were classified as a part of the Vatican’s Secret Archives.”</text:span></text:p>
      <text:p text:style-name="P81"><text:span text:style-name="T57">Remy gave a wry smile. “I know somebody, a former Legionnaire, who works on the inside. ze sent me a copy. Want to see it?”</text:span></text:p>
      <text:p text:style-name="P81"><text:span text:style-name="T57">“Is the Pope Catholic?”</text:span></text:p>
      <text:p text:style-name="P81"><text:span text:style-name="T57">“Here’s a short clip.”</text:span></text:p>
      <text:p text:style-name="P81"><text:span text:style-name="T57">Yazid waited for several seconds as Remy stared off into the distance, then ze said, “Remy, I don’t do neurosilk, remember?”</text:span></text:p>
      <text:p text:style-name="P81"><text:span text:style-name="T57">“Yes!” replied Remy. “Sorry. I’ll connect to your computer and project it there.”</text:span></text:p>
      <text:p text:style-name="P81"><text:span text:style-name="T57">A moment later, an image on the wall display showed the former Bishop Ricci and the young Dr. Maria Morelli seated in facing chairs. Maria looked tired, and ze was staring at the floor:</text:span></text:p>
      <text:p text:style-name="P102"><text:span text:style-name="T57">Ricci: “Can you tell me how you arrived? How did you escape your doomed ship and arrive here, safe?”</text:span></text:p>
      <text:p text:style-name="P102"><text:span text:style-name="T57">Maria did not respond for several seconds, long enough for Father Ricci to open zir mouth to say something. </text:span></text:p>
      <text:p text:style-name="P102"><text:span text:style-name="T57">Raising zir head to look squarely into the eyes of the priest, Marie replied simply: “I prayed for my survival, and the power of prayer saved me just as the ship began to break apart.”</text:span></text:p>
      <text:p text:style-name="P102"><text:span text:style-name="T57">Ricci: “You were on the ship as it began to break up, and then you were just above the Arno?”</text:span></text:p>
      <text:p text:style-name="P102"><text:span text:style-name="T57">Morelli: “I was in both places.”</text:span></text:p>
      <text:p text:style-name="P102"><text:span text:style-name="T57">Ricci, looking incredulous: “Both places? At the same time?”</text:span></text:p>
      <text:p text:style-name="P102"><text:span text:style-name="T57">Morelli: “Yes. I died on the ship, and I lived in here in Florence.”</text:span></text:p>
      <text:p text:style-name="P81"><text:span text:style-name="T57">Remy clicked off the video. “Ricci’s comments on the interview are that Maria’s appearance in Florence at the same time ze was supposed to be on the Vespucci might be an example of </text:span><text:span text:style-name="T59">bilocation. </text:span><text:span text:style-name="T57">Bilocation has been attributed to several Christian saints, such as was attributed to </text:span><text:a xlink:type="simple" xlink:href="https://catholicmystics.blogspot.com/p/bilocation-bilocation-is-phenomenon-in.html" text:style-name="ListLabel_20_35" text:visited-style-name="ListLabel_20_35"><text:span text:style-name="T55">St. Alphonsus Liguori</text:span></text:a><text:span text:style-name="T57">, who was said to have preached a sermon while simultaneously taking confession. Curiously, bilocation is also an ability attributed to witches.” </text:span></text:p>
      <text:p text:style-name="P81"><text:span text:style-name="T57">“A messy definition for miraculous behavior,” Yazid acknowledged. “You are either a saint or the servant of Satan.”</text:span></text:p>
      <text:p text:style-name="P81"><text:span text:style-name="T57">Remy nodded. “With one copy of Maria dying alongside zir crewmates and another copy surviving to serve God’s will, ze seemed to present <text:s/>zirself as either saint or sorceress. I think that dichotomy has plagued the Catholic Church since the day Maria appeared over the Arno, zir arms outstretched to form a cruciform, birds flying from zir hands. What an image of the power of the supernatural that must have presented before hundreds of observers that day! Later, in a series of hypnosis-induced therapy sessions, ze provided additional details about what happened on the Vespucci that seemed to cement the claim of being in two places at once. Some of the telemetry from the dying ship, which simply vanished, seemed to back zir description of events on board, and the Vatican seemed to accept the event as a miracle.”</text:span></text:p>
      <text:p text:style-name="P81"><text:span text:style-name="T57">“Seemed to?”</text:span></text:p>
      <text:p text:style-name="P81"><text:span text:style-name="T57">“The Vatican has long had an arms-length relationship with Maria Morelli, and those arms stretched longer when ze had the temerity to found COTA without so much as a ‘by your leave’ expressed to the Curia. Ze proclaimed then, and continued to proclaim until ze vanished, zir fealty to the church. Ze even expressed a desire to expand upon the concept of the </text:span><text:span text:style-name="T59">new evangelization</text:span><text:span text:style-name="T57"> program through the creation of the Church of the Zeropointas an adjunct to existing Roman Catholic programs. Ze was hitting all the correct political notes in some passages, but the overall symphony remained largely discordant.”</text:span></text:p>
      <text:p text:style-name="P81"><text:span text:style-name="T57">Yazid snorted. “I have Catholic friends who still don’t cotton to the new evangelization. They don’t like any association of their faith with what they see as the tawdry artificiality of evangelists: the laying on of hands and the miraculous healing of people without follow-up to ensure that what was presented as a miracle was not just an illusionist’s trick. What next? Handling snakes?”</text:span></text:p>
      <text:p text:style-name="P81"><text:span text:style-name="T57">“Speaking of tawdry artificiality,” Remy said, “I understand from an acquaintance in Florence that none other than the boss of bloviation, the Reverend Moses Johnson of Christ the Conqueror Church and prez of Prosperity Theology International paid visits to both Cardinal Ricci and Lucca Morelli recently, And, I understand that the reverend was effectively tossed out of the COTA complex.”</text:span></text:p>
      <text:p text:style-name="P81"><text:span text:style-name="T57">“Let me guess your source: another Legionaire?”</text:span></text:p>
      <text:p text:style-name="P81"><text:span text:style-name="T57">“Legio patria nostra,” Remy replied. “The Legion is our Fatherland. It’s a pretty tight group, and handy to be associated with when a person needs help. My contact in Florence says the Reverend Johnson was essentially frog-marched to the COTA gate. Evidently, ze <text:s/>said the wrong thing to the Presbyter. “</text:span></text:p>
      <text:p text:style-name="P81"><text:span text:style-name="T57">“A pity you didn’t have somebody inside COTA who could tell you <text:s/>what transpired,” Yazid opined. “However, based on what I have seen of the reverend’s video-casts, ze likely accused Lucca Morelli of being in league with Satan. Moses Johnson sees evil in the world being caused by people in league with Satan, and the only way to address that evil is to give him money.”</text:span></text:p>
      <text:p text:style-name="P81"><text:span text:style-name="T57">“Who? Moses or Satan?”</text:span></text:p>
      <text:p text:style-name="P81"><text:span text:style-name="T57">“Why, Moses, of course,” Yazid replied. “But, with a sharp con-man like Moses Johnson, I wouldn’t put it past him to have an account set up to receive funds in the name Satan as well. He’s the kind of guy who works both sides of the street. Be careful if you run into him.”</text:span></text:p>
      <text:p text:style-name="P81"><text:span text:style-name="T57">Remy pursed zir lips in thought. “I hadn’t considered meeting with the head of Prosperity Theology International, but maybe I should. He’s a buffoon, but ze might inadvertently have learned something important about COTA. Even fools serve a purpose.”</text:span></text:p>
      <text:p text:style-name="P81"><text:span text:style-name="T57">Yazid Boulala stared into zir tea for a moment before speaking again. “And, Remy,” ze said softly, I can understand the feelings you must have about Lucca Morelli. If it is too much, we can always have somebody else do the interview. You know, because of . . .”</text:span></text:p>
      <text:p text:style-name="P81"><text:span text:style-name="T57">“Because of Édouard?” Remy asked, and zir eyes instantly softened. </text:span></text:p>
      <text:p text:style-name="P81"><text:soft-page-break/><text:span text:style-name="T57">“Yes. Lucca would have been just fourteen at the time, but ze must have been involved in the decisions made that day. COTA robots holding grenades don’t just appear out of thin air after all.” </text:span></text:p>
      <text:p text:style-name="P81"><text:span text:style-name="T57">“Or ze might have had adult counsel who made the decision for him. For all we know, zir mother might have been involved. Ze might have made that decision.”</text:span><text:span text:style-name="T58"> Remy did not reveal what was a long-held personal secret: the face of the robot that had killed Édouard and the others had the word ‘Maria’ on the face turned towards Remy.</text:span></text:p>
      <text:p text:style-name="P81"><text:span text:style-name="T57">“Still . . .”</text:span></text:p>
      <text:p text:style-name="P81"><text:span text:style-name="T57">“I will be okay, Yazid,” Remy said. “I will be okay. I understand that Édouard died—that many people, both good and bad—died at the hands of COTA that day, and I would like to know that it was necessary, that it was the only option available, but I will not ask that question until I am sure that I will get an honest answer. First, I must build a relationship of mutual trust.”</text:span></text:p>
      <text:p text:style-name="P81"><text:span text:style-name="T57">“So, you will not do anything hasty?”</text:span></text:p>
      <text:p text:style-name="P81"><text:span text:style-name="T57">Remy smiled. “If you want to know if I will try to extract vengeance by torturing Lucca Morelli until ze tells me what happened, rest assured that I will not. I am going there to get a story.”</text:span></text:p>
      <text:list xml:id="list1702574369" text:style-name="WWNum10">
        <text:list-item>
          <text:list>
            <text:list-item>
              <text:p text:style-name="P121"><text:bookmark text:name="_3l18frh"/>Informant</text:p>
            </text:list-item>
          </text:list>
        </text:list-item>
      </text:list>
      <text:p text:style-name="P81"><text:span text:style-name="T57">The Reverend Moses Johnson met the person ze knew only as the </text:span><text:span text:style-name="T59">Informant</text:span><text:span text:style-name="T57"> in a little used men’s room of Houston Intercontinental Airport that contained a single stall and a urinal. ze had been directed to the meeting by a note that had appeared out of the air and fluttered into zir lap as zir flight from Italy arrived at the gate. As Jimmy collected their luggage, Moses found the restroom, on the door of which was stuck a sign that apologized for its being out of service because of ongoing maintenance. </text:span></text:p>
      <text:p text:style-name="P81"><text:span text:style-name="T57">Moses tried the door, which was unlocked. ze entered and secured the door using the internal latch. Then ze announced zir presence by citing the words from Matthew 16:23 that had appeared once ze had touched the notepaper. </text:span></text:p>
      <text:p text:style-name="P81"><text:span text:style-name="T57">“Get thee behind me, Satan: thou art an offence unto me: for thou savourest not the things that be of God, but those that be of men!”</text:span></text:p>
      <text:p text:style-name="P81"><text:span text:style-name="T57">From the closed stall came the reply, delivered in a deep baritone that Moses assumed was created to hide the identify of the Informant. “But Jesus beheld them, and said unto them, With men this is impossible; but with God all things are possible.” The voice then continued. “You have done well, Reverend Johnson! You have let the enemy of God know that there are still good men willing to stand against him and cry ‘Liar!’ when ze gives voice to the untruths that so easily pour forth from zir lips.”</text:span></text:p>
      <text:p text:style-name="P81"><text:span text:style-name="T57">“I may have learned that Maria Morelli is still alive,” replied Moses. “In my meeting with Lucca Morelli, I called zir mother a witch, and ze did not correct me by saying that zir mother, presumably dead, </text:span><text:span text:style-name="T59">was</text:span><text:span text:style-name="T57"> not a witch.”</text:span></text:p>
      <text:p text:style-name="P81"><text:span text:style-name="T57">“You are most clever,” said the Informant. “You have snared the enemy in the web of zir own lies. Soon, ze will have no room in which to maneuver, and ze will lash out in panic! Show him no mercy! Though ze attacks you personally, and ze may try to harm you, you must resist! God will protect you from great harm. If ze commands you to speak the words of Satan, agree but speak the words of God instead! Speak the words of God to all who will listen!” </text:span></text:p>
      <text:p text:style-name="P81"><text:span text:style-name="T57">“I do,” replied Moses. “I speak only the words of God as transcribed in the Holy Bible!”</text:span></text:p>
      <text:p text:style-name="P81"><text:span text:style-name="T57">“And the blessings of God are upon you, along with a healthy tax-free contribution to your church.” There was a brief pause, and then the Informant said the closing words, indicating that the conversation was over, “Thy Kingdom come.”</text:span></text:p>
      <text:p text:style-name="P81"><text:span text:style-name="T57">Moses mouthed the reply, “Thy will be done, on earth as it is in heaven.” ze unlocked the door and left the bathroom, taking care to never look back for the same reason given to Job in Genesis 19:17: </text:span><text:span text:style-name="T59">Escape for thy life; look not behind thee, neither stay thou in all the plain; escape to the mountain, lest thou be consumed</text:span><text:span text:style-name="T57">.</text:span></text:p>
      <text:list xml:id="list65913531805903" text:continue-list="list65912731946597" text:style-name="WWNum20">
        <text:list-item>
          <text:list>
            <text:list-item>
              <text:p text:style-name="P120"><text:bookmark text:name="_206ipza"/>2092 Planetary Exploration Team</text:p>
            </text:list-item>
            <text:list-item>
              <text:p text:style-name="P44"><text:span text:style-name="T16">Excerpt from A Complete History of the Humanist Coalition: From Inception to Final Freedom, by Javier Guzmán</text:span></text:p>
            </text:list-item>
            <text:list-item>
              <text:p text:style-name="P94"/>
            </text:list-item>
            <text:list-item>
              <text:p text:style-name="P91">The doctrine of terra nullius was really no more than an eighteen-century convention of European international law – it being held that any land which was unoccupied or unsettled could be acquired as a new territory by a sovereign State, and that the laws of that State would apply in the new territory.</text:p>
            </text:list-item>
          </text:list>
        </text:list-item>
      </text:list>
      <text:list xml:id="list4064078566" text:style-name="WWNum28">
        <text:list-item>
          <text:p text:style-name="P103"><text:span text:style-name="T62">Excerpt from Queen Xerxes’ Xenagogy: Your Guide to Wonderment</text:span></text:p>
        </text:list-item>
        <text:list-item>
          <text:p text:style-name="P103"><text:span text:style-name="T62">6 May. </text:span><text:a xlink:type="simple" xlink:href="https://en.wikipedia.org/wiki/Kepler-296e" text:style-name="ListLabel_20_36" text:visited-style-name="ListLabel_20_36"><text:span text:style-name="T56">Kepler-296e</text:span></text:a><text:span text:style-name="T62">. Al Jabbar News Network.</text:span></text:p>
        </text:list-item>
        <text:list-item>
          <text:p text:style-name="P103"><text:span text:style-name="T62">Beautiful children! Welcome to my life and my heart! Rest your cares for a while, sip your succulent wine, and take the welcoming hand of Queen Xerxes as, once again, we explore this wonderful world in which we live and marvel at its splendors! Let Xerxes be your xenagogue—your guide! </text:span></text:p>
        </text:list-item>
        <text:list-item>
          <text:p text:style-name="P103"><text:bookmark text:name="_4k668n3"/><text:span text:style-name="T62">Your Queen recently joined a COTA Planetary Exploration Team—they call the team a ‘PET’—that was checking out a new planet for potential settlement. This time, we are on Kepler-296e, which is being evaluated as a home for the Kurdish people, who have for too long been the ill-treated house guests of Turkey, Iran, Iraq, and Syria. To all you lovely Kurdish people, your Queen is here to help make sure your new home will be a welcoming place where you can live without feeling like outsiders! </text:span></text:p>
        </text:list-item>
        <text:list-item>
          <text:p text:style-name="P103"><text:span text:style-name="T62">Queen Xerxes is here with PET leader Colton Vandevar. And, ladies, let me tell you that Colton is 105 kilos of rugged handsomeness stacked nearly two meters high, bringing zir blue eyes level with the Queen’s. ze is a former captain in the </text:span><text:a xlink:type="simple" xlink:href="https://en.wikipedia.org/wiki/Korps_Commandotroepen" text:style-name="ListLabel_20_36" text:visited-style-name="ListLabel_20_36"><text:span text:style-name="T56">Korps Commandotroepen</text:span></text:a><text:span text:style-name="T62">, one of the special forces of the Dutch army—the </text:span><text:a xlink:type="simple" xlink:href="https://en.wikipedia.org/wiki/Royal_Netherlands_Army" text:style-name="ListLabel_20_36" text:visited-style-name="ListLabel_20_36"><text:span text:style-name="T56">Koninklijke Landmacht</text:span></text:a><text:span text:style-name="T62">—and ze is joined here by a team of specialists with advanced training in biology, botany, toxicology, hunting, and other technical . . . stuff. </text:span></text:p>
        </text:list-item>
        <text:list-item>
          <text:p text:style-name="P103"><text:span text:style-name="T62">Queen Xerxes: Colton, your job is to assess whether this place is a suitable place to live, correct?</text:span></text:p>
        </text:list-item>
        <text:list-item>
          <text:p text:style-name="P103"><text:span text:style-name="T62">Colton: Correct. Although COTA scientists long ago determined that Kepler-296e has a breathable atmosphere and a cool but suitable climate, those assessments are done at a high level. What we do is do is at eyeball height: we move about the planet, checking out the flora and fauna for anything that might be nasty. When we find things with big teeth, poison, or deadly spores, we characterize the nature of the threat and assess how the threat can best be contained by the settlers. </text:span></text:p>
        </text:list-item>
        <text:list-item>
          <text:p text:style-name="P103"><text:span text:style-name="T62">Queen Xerxes: And what have you found so far? Is this planet, called New Kurdistan, crawling with nasty biting things?</text:span></text:p>
        </text:list-item>
        <text:list-item>
          <text:p text:style-name="P103"><text:bookmark text:name="_2zbgiuw"/><text:span text:style-name="T62">Colton: No. It’s not so much different than what you might find on Earth. There are a handful of large predators to be on the watch for, but their prey is quite a bit smaller than humans, and they tend to be solitary hunters, so should be easily contained. There are also several species of toxic plant life to be on the watch for, some of it poisonous, but most of it just gives you a nasty rash. All in all, Kepler-296e is quite hospitable,but you should bring a sweater. </text:span></text:p>
        </text:list-item>
        <text:list-item>
          <text:p text:style-name="P103"><text:span text:style-name="T62">Queen Xerxes [Speaking to the cameras]: Hmm! Well I guess your Queen, who likes it hot, will have to judge for <text:s/>zirself!</text:span></text:p>
        </text:list-item>
        <text:list-item>
          <text:p text:style-name="P85"><text:span text:style-name="T57">Remy stood on a promontory high above the dark northern sea of Kepler-296e and marveled at the sight of a binary sun: a K-type dwarf and a red dwarf rising from the dark horizon to bring another day to this planet 737 light years from Earth. The air had a bite, and Remy’s breath exited in feathery puffs, but zir n-tech suit was currently configured with insulating air pockets to keep him warm, from zir well-cushioned boots to the hood covering zir bald pate. However, because Queen Xerxes must have a sense of style, ze had added a feathered tuft to the hood, and the entire outfit was resplendent in a camo version of gold lame, a stark contrast to the </text:span><text:a xlink:type="simple" xlink:href="https://en.wikipedia.org/wiki/CADPAT" text:style-name="ListLabel_20_35" text:visited-style-name="ListLabel_20_35"><text:span text:style-name="T55">CADPAT</text:span></text:a><text:span text:style-name="T57"> camo worn by Colton Vandevar and zir team. </text:span></text:p>
        </text:list-item>
        <text:list-item>
          <text:p text:style-name="P85"><text:span text:style-name="T57">The group had transported from the orbiting exploration vessel, the Amundsen, and their E-VTOL had landed on a flat spot to the south of the promontory. A hundred meters farther south a forested range of hills, many of them topped by jagged upthrusts of rock, extended for several hundred kilometers. This was the so-called “Black Forest” of New Kurdistan, home to the handful of larger predators discovered on this planet, all of them catamount-like mammals that subsisted upon the many rodentia that thrived in the gymnosperms and undergrowth. The team’s limited experience with the catamounts indicated that they were skittish of humans, but the purpose of this trip was to learn more about their reactions when humans pushed deeper into their hunting territory. </text:span></text:p>
        </text:list-item>
        <text:list-item>
          <text:p text:style-name="P85"><text:span text:style-name="T57">“Thanks for letting me choose my own camo,” said Remy to Colton. Whereas The Queen’s attire had been configured by Waltha Wambui during Remy’s first trip with a COTA team, this time zir outfit and weapon were linked to zir own neurosilk. It had taken a bit of practice, but Remy was quickly getting the hang of changing the looks of zir n-tech clothing to suit zir needs. In contrast, learning to change settings on the n-tech rifle was just a matter of adjusting the power level from </text:span><text:span text:style-name="T59">irritate</text:span><text:span text:style-name="T57"> to </text:span><text:span text:style-name="T59">annihilate</text:span><text:span text:style-name="T57">. At the lower setting, the energy pulses were annoying, like being stung by angry hornets; at the higher setting, the pulses could punch holes through tank armor. And, contrary to rumor, the COTA weapons did not create their own ammunition; instead, they were pure energy weapons of unknown type. Remy had been allowed to carry the gun for zir own protection, but would not be allowed to take it back to Earth.</text:span></text:p>
        </text:list-item>
        <text:list-item>
          <text:p text:style-name="P85"><text:span text:style-name="T57">Colton shrugged and grinned. “Seemed to me that you should get the full experience.” ze grinned and added, “Even if you stand out like a gold nugget sitting on a plain of coal.”</text:span></text:p>
        </text:list-item>
        <text:list-item>
          <text:p text:style-name="P85"><text:span text:style-name="T57">“A girl has got to have style,” Remy replied. </text:span></text:p>
        </text:list-item>
        <text:list-item>
          <text:p text:style-name="P85"><text:span text:style-name="T57">Colton turned and motioned towards the trees, and zir team began walking. At the front were Naia Holt, the Danish hunter, and Friedrich Manweiler, the exobiologist. Behind them strode Samwell Smyth, the botanist and toxicologist, and Ölnir, the heavily tattooed and pierced robotics engineer who had sent zir fleet of small drones whizzing over the treetops shortly after landing; evidently, Ölnir had no last name. Somewhere on either side were the two large spider-like <text:s/>nano-composite robots ze had dispersed as soon as the E-VTOL’s door opened; they had taken off with alarming speed and had quickly disappeared into the dark woods. </text:span></text:p>
        </text:list-item>
        <text:list-item>
          <text:p text:style-name="P85"><text:soft-page-break/><text:span text:style-name="T57">Remy and Colton brought up the rear. </text:span></text:p>
        </text:list-item>
        <text:list-item>
          <text:p text:style-name="P85"><text:span text:style-name="T57">“Once we enter the trees, the team will communicate using PETlink,” Colton said, referring to the local net that joined the group through their n-tech outfits and neurosilk interface. </text:span></text:p>
        </text:list-item>
        <text:list-item>
          <text:p text:style-name="P85"><text:span text:style-name="T57">PETlink was similar to the SqLink Remy had used in the Legion, but more advanced. Communications could be broadcast to the entire team or between specific members of the team as needed, and many of the signals were non-vocal, as Remy had learned aboard the orbiting transport. Instead, symbols conveyed such thoughts as </text:span><text:span text:style-name="T59">ahead, behind, left, right, overhead, below, move, stop, quiet,</text:span><text:span text:style-name="T57"> and </text:span><text:span text:style-name="T59">target</text:span><text:span text:style-name="T57">. Additional modifiers could be paired with the symbols, such as </text:span><text:span text:style-name="T59">2 target right</text:span><text:span text:style-name="T57">. The concept was derived from the tactical hands signals of earlier military and police operations, and each team was free to tailor the lexicon to best suit the needs of the mission. It was complex but intuitive, and ze soon had a working mastery. </text:span></text:p>
        </text:list-item>
        <text:list-item>
          <text:p text:style-name="P85"><text:span text:style-name="T57">“Roger that,” replied Remy, <text:s/>who was feeling a surge of excitement at being part of a military type operation again. When ze had retired from the Legion, it was the right decision, but there were aspects of the Legion ze missed, including the camaraderie and the thrill of moving into danger. Not that ze expected any real danger from the catamounts—the n-tech suits would easily protect their wearers from claws and teeth—but the feeling of danger was also in the mind, and the body reacted accordingly with a shot of adrenaline. </text:span></text:p>
        </text:list-item>
        <text:list-item>
          <text:p text:style-name="P85"><text:span text:style-name="T57">As they entered the trees, Remy saw in zir mind’s eye a bird’s view of the surroundings, provided by the flying drones, onto which were mapped the locations of the team and anything else. Humans were shown in yellow, robots in green. Non-human heat signatures would be shown in red, but there were none at the moment—just the six humans, the two spider robots roaming their flanks, and the dozen or so drones flying above. Cold-blooded organisms were not expected given the climate, but, should they be present, they would be detected by motion alone and mapped in blue. </text:span></text:p>
        </text:list-item>
        <text:list-item>
          <text:p text:style-name="P85"><text:span text:style-name="T57">On the transport before the jump, Colton had given Remy a brief history of the COTA colonies, starting with Mineral Alpha, which was situated on Proxima Centauri-b, 4.2 light years from Earth. The planet is tidally locked with its host star and most of it is uninhabitable, but it is rich in the minerals needed for stellar migration as well as those needed by Earth industries. The genius of Maria Morelli was in having a vision to make COTA self-funding by leasing access to these natural resources to </text:span>Interstellar Minerals Combine<text:span text:style-name="T57">, a consortium of mining companies in Uzbekustan</text:span>, <text:span text:style-name="T57">Russia, China, the European Union, Brazil, Canada, Mexico, Australia, and the two richest American Federations: Pacifica and First America. With lease fees linked to gross revenues, COTA soon had a firm revenue stream that was not dependent upon traditional tithing or charitable contributions, and it was funding that had allowed the organization to so quickly pursue its main mission of spreading humanity to the stars. A healthy fee paid to the Roman Catholic Church of which COTA was a purported part, helped to deflect criticism of COTA’s apparent autonomy. </text:span></text:p>
        </text:list-item>
        <text:list-item>
          <text:p text:style-name="P85"><text:span text:style-name="T57">Humanist Haven was the first human colony, as Remy well knew. Established on </text:span><text:a xlink:type="simple" xlink:href="https://www.nasa.gov/ames/kepler/kepler-186f-the-first-earth-size-planet-in-the-habitable-zone" text:style-name="ListLabel_20_35" text:visited-style-name="ListLabel_20_35"><text:span text:style-name="T55">Kepler-186f</text:span></text:a><text:span text:style-name="T57">, 582 light years distant from Earth, it had stirred the controversy that gave rise to the terrorist group Via De Deus. Initially, some public expectations had been that COTA would establish colonies for the dominant religious and ethnic groups of Earth; nobody had expected that it would instead establish a colony for people who simply wanted to get away from religion altogether. And it happened not just once, but twice: <text:s/>Humanist Hope, the second human colony, was established on </text:span><text:a xlink:type="simple" xlink:href="https://en.wikipedia.org/wiki/TRAPPIST-1e" text:style-name="ListLabel_20_35" text:visited-style-name="ListLabel_20_35"><text:span text:style-name="T55">Trappist-1e</text:span></text:a><text:span text:style-name="T57">, 40 light years distant. It, too, was a colony of humans seeking a respite from religion. </text:span></text:p>
        </text:list-item>
        <text:list-item>
          <text:p text:style-name="P85"><text:span text:style-name="T57">The next two colonies were for mineral extraction: Mineral Beta was established on tidally locked </text:span><text:a xlink:type="simple" xlink:href="https://en.wikipedia.org/wiki/Kepler-1229b" text:style-name="ListLabel_20_35" text:visited-style-name="ListLabel_20_35"><text:span text:style-name="T55">Kepler-1229b</text:span></text:a><text:span text:style-name="T57">, 870 light years distant, and Mineral Gamma was placed on </text:span><text:a xlink:type="simple" xlink:href="https://en.wikipedia.org/wiki/LHS_1140_b" text:style-name="ListLabel_20_35" text:visited-style-name="ListLabel_20_35"><text:span text:style-name="T55">LHS-1140b</text:span></text:a><text:span text:style-name="T57">, 40 light years out from Earth. The former has an onsite human staff managing operations, but the brutal gravity of LHS-1440b—more than three times that of Earth—is too intense for long stays, so the operation is purely robotic. </text:span></text:p>
        </text:list-item>
        <text:list-item>
          <text:p text:style-name="P85"><text:span text:style-name="T57">Buddhist </text:span><text:span text:style-name="T59">New Tibet</text:span><text:span text:style-name="T57"> was established next on </text:span><text:a xlink:type="simple" xlink:href="https://en.wikipedia.org/wiki/Kepler-442b" text:style-name="ListLabel_20_35" text:visited-style-name="ListLabel_20_35"><text:span text:style-name="T55">Kepler-442b</text:span></text:a><text:span text:style-name="T57">, 1,206 light years out, and it not only added fuel to the furor over the fact that no Christian colony had yet been established by the nominally Christian COTA, it also tweaked China, which complained to both the UN and the Vatican to no avail. In the end, unable to do anything reasonable to prevent the mass evacuation of Tibetans and many structures—including the </text:span><text:a xlink:type="simple" xlink:href="https://en.wikipedia.org/wiki/Potala_Palace" text:style-name="ListLabel_20_35" text:visited-style-name="ListLabel_20_35"><text:span text:style-name="T55">Potala Palace</text:span></text:a><text:span text:style-name="T57">, which perched atop </text:span><text:a xlink:type="simple" xlink:href="https://www.gettyimages.com/detail/news-photo/marpo-ri-with-the-potala-in-the-south-south-east-tibet-1900-news-photo/1014160324" text:style-name="ListLabel_20_35" text:visited-style-name="ListLabel_20_35"><text:span text:style-name="T55">Marpo Ri </text:span></text:a><text:span text:style-name="T57"><text:s/>one second and was gone the next—and unwilling to leave the lucrative agreement with International Minerals Ltd, China had chosen economic gain over pride. </text:span></text:p>
        </text:list-item>
        <text:list-item>
          <text:p text:style-name="P85"><text:span text:style-name="T57">Israel hotly protested the establishment of Free Palestine on </text:span><text:a xlink:type="simple" xlink:href="https://en.wikipedia.org/wiki/Tau_Ceti" text:style-name="ListLabel_20_35" text:visited-style-name="ListLabel_20_35"><text:span text:style-name="T55">Tau Ceti-e</text:span></text:a><text:span text:style-name="T57">, 12 light years out and tried to interfere, but Israeli small arms fire was ineffective against the n-tech clad SPS troops, and the few rockets fired against Palestine were simply transported elsewhere. In the end, as with China, there was no stopping COTA from sending the Palestinians to a new home. </text:span></text:p>
        </text:list-item>
        <text:list-item>
          <text:p text:style-name="P85"><text:span text:style-name="T57">With the next two colonies, COTA once again trod upon Chinese interests. New Hong Kong was established on perpetually muggy </text:span><text:a xlink:type="simple" xlink:href="https://en.wikipedia.org/wiki/Gliese_832_c" text:style-name="ListLabel_20_35" text:visited-style-name="ListLabel_20_35"><text:span text:style-name="T55">Gliese-832c</text:span></text:a><text:span text:style-name="T57">, 16 light years out, and New Taiwan was placed on </text:span><text:a xlink:type="simple" xlink:href="https://exoplanets.nasa.gov/exoplanet-catalog/2415/kepler-1544-b/" text:style-name="ListLabel_20_35" text:visited-style-name="ListLabel_20_35"><text:span text:style-name="T55">Kepler-1544b</text:span></text:a><text:span text:style-name="T57"> , 1,138 light years distant. China made no formal protests, but it did join forces with Russia, North Korea, Israel, and Israel to share counter-intelligence regarding COTA. </text:span></text:p>
        </text:list-item>
        <text:list-item>
          <text:p text:style-name="P85"><text:span text:style-name="T57">Oceanus was the first non-human colony. Established on </text:span><text:a xlink:type="simple" xlink:href="http://kepler-62f/" text:style-name="ListLabel_20_35" text:visited-style-name="ListLabel_20_35"><text:span text:style-name="T55">Kepler-62f</text:span></text:a><text:span text:style-name="T57">, 1,200 light years distant, it was created as a home for aquatic species threatened by humanity. With the exception of a smattering of whale hunters, there were no protests over this settlement. </text:span></text:p>
        </text:list-item>
        <text:list-item>
          <text:p text:style-name="P85"><text:span text:style-name="T57">Remy, of course, had first-hand experience with Indigenous, and ze learned that a fourth minerals colony, Mineral Delta, was being investigated for placement on </text:span><text:a xlink:type="simple" xlink:href="https://en.wikipedia.org/wiki/K2-3d" text:style-name="ListLabel_20_35" text:visited-style-name="ListLabel_20_35"><text:span text:style-name="T55">K2-3d</text:span></text:a><text:span text:style-name="T57">, 144 light years from Earth. ze had asked Colton if ze felt disappointment that there was not yet a Roman Catholic colony or simply a Christian colony of some sort?</text:span></text:p>
        </text:list-item>
        <text:list-item>
          <text:p text:style-name="P85"><text:span text:style-name="T57">“Disappointed?” Colton had replied. “Nah. I’m Catholic myself, but I’m pragmatic enough to understand that money makes things happen, so the mining colonies make perfect sense. As for the other colonies, they correct injustices that needed correcting. Take this place, for example. I’ve done my share of duty in the Levant, and the Kurds, despite doing their part to suppress terrorist regimes time and again, have been shat upon by their host countries for decades; I see this planet as their just reward.”</text:span></text:p>
        </text:list-item>
        <text:list-item>
          <text:p text:style-name="P85"><text:span text:style-name="T57">“So you don’t see it being COTA’s duty to spread Christianity to the stars?” Remy had asked. “You don’t see their actions as being a dereliction of duty toward the principles of Christianity?”</text:span></text:p>
        </text:list-item>
        <text:list-item>
          <text:p text:style-name="P85"><text:span text:style-name="T57">“On the contrary,” Colton had explained, “the fact that COTA is helping others who have little or no connection to Christianity makes me proud. In a world where everybody has been divided into factions, COTA is demonstrating how Christian principles ought to work. Unlike the Americans, who let far-right Christian zealots tear their country apart, COTA is working to protect the rights of the minorities from the cruelty of the majority. Christianity is not a minority, and it is not threatened; the whole idea that Christianity is under attack, as the American wackos are always crying about, is rubbish. Christianity has evolved to be more caring and more open, and that’s a good thing. The American zealots, like that Moses Johnson blowhard, want to pull us back into the dark ages.”</text:span></text:p>
        </text:list-item>
        <text:list-item>
          <text:p text:style-name="P85"><text:span text:style-name="T57">[Ahead] The PETlink communication came from Ölnir, and it included a flashing red dot on the overhead map, about fifty meters from the team. Remy looked in the direction indicated, but ze saw nothing despite the lack of undergrowth in the coniferous forest. On the map, the two spider-bots moved closer and began providing their own display feeds. Still, Remy saw nothing until the bots were no more than ten meters from the target. Then, a slight movement, no more than gathering tension of muscles preparatory to attack or retreat revealed the tawny outline of a cat-like creature, it’s yellow eyes moving from one bot to the other as it tracked the approach of the intruders. </text:span></text:p>
        </text:list-item>
        <text:list-item>
          <text:p text:style-name="P85"><text:span text:style-name="T57">[Catamount] confirmed Manweiler, six-legged too. </text:span></text:p>
        </text:list-item>
        <text:list-item>
          <text:p text:style-name="P85"><text:span text:style-name="T57">Remy studied the image again, and, yes, ze saw three legs in each opposing spider-bot view. ze had never been especially good at maths, but zir arithmetic skills were up to the task of summing three and three to arrive at six legs in all. </text:span></text:p>
        </text:list-item>
        <text:list-item>
          <text:p text:style-name="P85"><text:span text:style-name="T57">[Size: 1 meter] added hunter Naia Holt. It was roughly akin to a lynx in size, assuming that the creature was fully grown. </text:span></text:p>
        </text:list-item>
        <text:list-item>
          <text:p text:style-name="P85"><text:span text:style-name="T57">[Capture?] asked Ölnir. <text:s/></text:span></text:p>
        </text:list-item>
        <text:list-item>
          <text:p text:style-name="P85"><text:span text:style-name="T57">[Affirmative] replied Colton.</text:span></text:p>
        </text:list-item>
        <text:list-item>
          <text:p text:style-name="P85"><text:span text:style-name="T57">[Coordinates sent] said Ölnir.</text:span></text:p>
        </text:list-item>
        <text:list-item>
          <text:p text:style-name="P85"><text:span text:style-name="T57">Remy scarcely had time to wonder “Sent to whom” when the creature was simply no longer there. </text:span></text:p>
        </text:list-item>
        <text:list-item>
          <text:p text:style-name="P85"><text:span text:style-name="T57">“Excellent work!” said Colton out loud with a grin that was reflected by the rest of the team. “Let’s keep moving. Maybe we can bag a couple more before we call it a day.”</text:span></text:p>
        </text:list-item>
        <text:list-item>
          <text:p text:style-name="P85"><text:span text:style-name="T57">“Where did it go?” Remy asked as the team enthusiastically moved out again, leaving ze and Colton in their train. </text:span></text:p>
        </text:list-item>
        <text:list-item>
          <text:p text:style-name="P85"><text:span text:style-name="T57">“A cage in the Amundsen torus, which is spun to provide a gravity equivalent to what the creature feels down here.”</text:span></text:p>
        </text:list-item>
        <text:list-item>
          <text:p text:style-name="P85"><text:span text:style-name="T57">“And here I thought the gravity was for our benefit,” Remy mused. ze had been wondering about the artificial gravity ever since ze was transported from Earth to the Amundsen, already orbit around Earth. From Earth orbit, they jumped to Kepler-296e without any of the free-fall experienced on the jump to Indigenous. </text:span></text:p>
        </text:list-item>
        <text:list-item>
          <text:p text:style-name="P85"><text:span text:style-name="T57">“Oh, we like gravity too,” Colton explained. “The Amundsen had been to many places, and we like to travel without puking our guts out at each stop. We’re planetary explorers, not spacemen.”</text:span></text:p>
        </text:list-item>
        <text:list-item>
          <text:p text:style-name="P85"><text:span text:style-name="T57">Remy nodded as ze followed Colton deeper into the forest of New Kurdistan. “Amen to that.” </text:span></text:p>
        </text:list-item>
      </text:list>
      <text:list xml:id="list65914161023612" text:continue-list="list65913531805903" text:style-name="WWNum20">
        <text:list-item>
          <text:list>
            <text:list-item>
              <text:p text:style-name="P120"><text:bookmark text:name="_1egqt2p"/>2093 Priory Guides</text:p>
            </text:list-item>
            <text:list-item>
              <text:p text:style-name="P59">“The first Priory Guides, who moved human colonies to distant planets, were hand-picked by Maria Morelli. All of the early guides were found by Maria’s avatar, Bekka, as she sent it around the globe to see for herself how society was changing during the years following her father’s death. By then, many humans had been outfitted with nsilk, and as she moved about, listening in and observing the conversations and acts of the world's leaders, she would on rare occasions make the observation that she herself was being observed. <text:s/>In those days, before the nsilk os included the capability to enable AR to AR interfaction, there were a handful of users who appear to ‘see’ Bekka, their eyes following her as she moved about.”</text:p>
            </text:list-item>
            <text:list-item>
              <text:p text:style-name="P59">“Maria recorded the nsilk signatures of these individuals, and she would visit them again, later, after the founding of the Church of the Allpoint.”</text:p>
            </text:list-item>
            <text:list-item>
              <text:p text:style-name="P44"><text:span text:style-name="T16">Excerpt from A Complete History of the Humanist Coalition: From Inception to Final Freedom, by Javier Guzmán</text:span></text:p>
            </text:list-item>
          </text:list>
        </text:list-item>
      </text:list>
      <text:list xml:id="list1188498332" text:style-name="WWNum14">
        <text:list-item>
          <text:p text:style-name="P86"><text:span text:style-name="T57">COTA Priory Guide Mansell Lichtman had a hard choice to make. Correction: ze had two hard choices to make: first, ze had to decide which sandwich shop to visit for zir lunch, and, second, ze had to choose, from among several outstanding computer science students, two young people who would be selected for the coveted open internship positions at the Church of the ZeropointMaria Morelli Data Analysis Center. Mansell knew personally how beneficial the internship could be: ze had been an intern at COTA <text:s/>zirself at one time, and ze was ready to make the decision on bringing in two new interns for the next session. </text:span></text:p>
        </text:list-item>
        <text:list-item>
          <text:p text:style-name="P86"><text:span text:style-name="T57">First things first, however: lunch!</text:span></text:p>
        </text:list-item>
        <text:list-item>
          <text:p text:style-name="P86"><text:soft-page-break/><text:span text:style-name="T57">He was standing near the intersection of Borgo dei Greici and Via dei Benci and was navigating in a southwesterly direction as ze wrestled with zir first dilemma. There were several excellent sandwich shops along Borgo dei Greici, and ze had sampled them all during the wonderful months when ze <text:s/>zirself had studied abroad here in Florence, but it was the crispy edged porchetta with rocket that ze was craving right now. In minutes, ze joined the queue at the the shop that had been zir favorite as a Stanford student some six years earlier. The line was long, but it moved quickly, and ze soon had zir sandwich and a bottle of mineral water. ze strolled to the Ponte alle Grazie and ate while looking along the Arno River to the Ponte Vecchio, the mandatory three-person security detail for a Priory Guide discretely positioning themselves along the bridge as tourists. The day was warm and sunny, and both bridges were teeming. The sandwich was a wonderful as ze had remembered: savory porchetta, a creamy sauce, and fresh, nutty arugula folded inside a soft focaccia shell. ze had eaten one of these at least once a week during zir time here. </text:span></text:p>
        </text:list-item>
        <text:list-item>
          <text:p text:style-name="P86"><text:span text:style-name="T57">He was still, technically, a resident of Florence, but ze spent most of zir time now at the COTA cathedral complex across the Arno and several miles to the southeast, not far from the Galileo Galilei Institute. The life of a Priory Guide did not allow for much downtime, and ze had to be accompanied by a security detail when ze did venture out. so ze rarely made it into town. It was not job ze had anticipated as an undergraduate—he had seen <text:s/>zirself working for one of the AI giants in the Silicon Valley, as did many computer science students—but working at COTA was the job that had immediately consumed him with its combination of great challenges and even greater potential to alter the path of human history. Daily, ze worked with the most advanced quantum computing systems on the planet to sift through and analyze a data set many orders of magnitude larger than the aggregate of all earthly data sets, and ze been to more than a dozen extraterrestrial planets as a Priory Guide. It was heady stuff for a kid from Boise, Idaho. </text:span></text:p>
        </text:list-item>
        <text:list-item>
          <text:p text:style-name="P86"><text:span text:style-name="T57">He had two other internships during zir four years at Stanford, and ze had received lucrative job offers from two companies prior to graduation. COTA had offered only another six-month internship with the potential for a job offer at the conclusion, but the mystery of COTA was too much to ignore: having gotten a glimpse of what lay behind the curtain during zir first internship, ze was exposed to much more during the second, and ze was selected to be trained as a guide. ze responded with enthusiasm and a thirst to learn, and ze was rewarded with a job unlike any other ze might have obtained. Now, ze was looking for others who might have the right mix of intellect and disposition to be Priory Guides. </text:span></text:p>
        </text:list-item>
        <text:list-item>
          <text:p text:style-name="P86"><text:span text:style-name="T57">His sandwich finished, ze strolled south along the Ponte alle Grazie and then west along the banks of the river until ze reached zir destination. </text:span></text:p>
        </text:list-item>
        <text:list-item>
          <text:p text:style-name="P86"><text:span text:style-name="T57">* * * * * </text:span></text:p>
        </text:list-item>
        <text:list-item>
          <text:p text:style-name="P86"><text:span text:style-name="T57">Deep into the evening, Mansell wrestled with a new algorithm that held promise of producing an order of magnitude improvement in the processing of space-time’s underlying data structures. It was a daunting task given the number of structures unveiled by the zero-energy probes, most of them living organisms. Bacteria and phages outnumbered everything else, with some 1x10</text:span><text:span text:style-name="T29">31</text:span><text:span text:style-name="T57"> (five followed by 31 zeros) </text:span><text:a xlink:type="simple" xlink:href="http://news.bbc.co.uk/2/hi/science/nature/158203.stm" text:style-name="ListLabel_20_35" text:visited-style-name="ListLabel_20_35"><text:span text:style-name="T55">bacteria</text:span></text:a><text:span text:style-name="T57"> and </text:span><text:a xlink:type="simple" xlink:href="https://www.nationalgeographic.com/science/phenomena/2013/02/20/an-infinity-of-viruses/" text:style-name="ListLabel_20_35" text:visited-style-name="ListLabel_20_35"><text:span text:style-name="T55">phages</text:span></text:a><text:span text:style-name="T57"> believed to occupy Earth alone. If comparable numbers applied to just one percent of the estimated one hundred billion planets in the Milky Way, there would be 1x10</text:span><text:span text:style-name="T29">31 <text:s/></text:span><text:span text:style-name="T57">x 1x10</text:span><text:span text:style-name="T29">9</text:span><text:span text:style-name="T57"> <text:s/>= 5x10</text:span><text:span text:style-name="T29">40</text:span><text:span text:style-name="T57"> bacteria and phages inhabiting our galaxy, and one data table for each bacterium and each phage. Assume a similar number for all two trillion (2x10</text:span><text:span text:style-name="T29">12</text:span><text:span text:style-name="T57">) galaxies in the universe, and the total number would be 2x10</text:span><text:span text:style-name="T29">52</text:span><text:span text:style-name="T57"> data structures. Adding in the larger flora and fauna would add digits after the decimal point but would not likely affect the exponent—unless there were organisms out there that were more numerous than bacteria and phages. In comparison, all human-created data so far was estimated to require less than 10</text:span><text:span text:style-name="T29">26</text:span><text:span text:style-name="T57"> bytes of storage. </text:span></text:p>
        </text:list-item>
        <text:list-item>
          <text:p text:style-name="P86"><text:span text:style-name="T57">Analyzing 10</text:span><text:span text:style-name="T29">52</text:span><text:span text:style-name="T57"> data structures required unprecedented power: both electrical and computational. </text:span></text:p>
        </text:list-item>
        <text:list-item>
          <text:p text:style-name="P86"><text:span text:style-name="T57">The COTA Data Analysis Center used a staggering amount of electrical power. Some</text:span><text:a xlink:type="simple" xlink:href="https://www.forbes.com/sites/forbestechcouncil/2017/12/15/why-energy-is-a-big-and-rapidly-growing-problem-for-data-centers/#34460eb45a30" text:style-name="ListLabel_20_35" text:visited-style-name="ListLabel_20_35"><text:span text:style-name="T55"> three percent of worldwide electricity production</text:span></text:a><text:span text:style-name="T57"> was used to drive the massive number-crunching operations performed at traditional data centers across the globe. Out of a worldwide production of nearly five million megawatts of electrical power, 150,000 megawatts (equivalent to 100 large power plants, each producing 1,500 megawatts—enough to power roughly 1,000 homes) was devoted to crunching numbers. COTA data centers required more than twice that much power: 400,000 megawatts. This power requirement was currently addressed by more than 6,000 dedicated modular nuclear reactors installed on Minerals Alpha, Minerals Beta, Minerals Gamma, Humanist Haven, and Humanist Hope. Additional power units were being installed on Minerals Delta on K2-3D. </text:span></text:p>
        </text:list-item>
        <text:list-item>
          <text:p text:style-name="P86"><text:span text:style-name="T57">The benefactor of all that power? More than fifty million servers—roughly ten million each on the planets with the nuclear reactors—powering the largest neural network ever constructed, and growing even larger with the addition of another twenty million servers being placed on Minerals Delta. Using deep learning techniques pioneered in the early part of the century and developed further by COTA scientists, the Nearly Sentient Supernal (abbreviated <text:s/>as NSS, but typically spoken as ‘Ness’) was created to search through and classify the space-time data structures to find star systems and planets likely to be habitable based upon the planet’s metadata and its contained organism data structures. In other words, Ness sifted the data, looking for planets with Earth-like size, constitution, and atmosphere, and Ness looked at the type of organisms living on that planet and compared them to the type of organisms living on Earth. The best matches were added to a list of potential candidates. </text:span></text:p>
        </text:list-item>
        <text:list-item>
          <text:p text:style-name="P86"><text:span text:style-name="T57">Unlike earlier planet-hunting efforts—such as the Kepler and Transiting Exoplanet Survey Satellite (TESS) satellites—Ness was not limited by how far Ness could peer into the heavens. <text:s/>Early planet-hunting was restricted to locating planets around nearby stars within the Milky Way galaxy. For Ness, all the data about the universe was there for the taking, but reading and making sense of the data was an entirely different problem given the sheer volume. Currently, Ness was grinding through data for objects located more than five thousand light years distant, but given that the Milky Way is a disk roughly one thousand light years thick and one hundred thousand light years in radius, Ness was a long way from mapping habitable planets in even one galaxy, let alone in the other two trillion in the universe. </text:span></text:p>
        </text:list-item>
        <text:list-item>
          <text:p text:style-name="P86"><text:span text:style-name="T57">If Mansell’s new algorithm worked, it could mean completing the mapping of all potentially habitable planets in the Milky Way in a matter of months rather than decades. Then, Ness could begin working through the nearest galaxies, starting with the </text:span><text:a xlink:type="simple" xlink:href="https://en.wikipedia.org/wiki/Canis_Major_Overdensity" text:style-name="ListLabel_20_35" text:visited-style-name="ListLabel_20_35"><text:span text:style-name="T55">Canis Major Dwarf Galaxy</text:span></text:a><text:span text:style-name="T57"> and working outward through the rest of the Local Group of galaxies.</text:span></text:p>
        </text:list-item>
        <text:list-item>
          <text:p text:style-name="P86"><text:span text:style-name="T57">And then there were the languages! Mansell, as a Priory Guide, had access to a </text:span>zippy<text:span text:style-name="T57"> probe for use in transporting objects, but the device was a black box, sealed to prevent opening, and zir only interface with it was via zir neurosilk implant. As ze understood the history of the probe, the first had been constructed by Dr. Maria Morelli’s mother and was tuned to display the data structures in ancient Hebrew. Dr. Morelli had added a tuner for languages in zir version of the device, and each probe given to a guide was pre-configured to the native language of the guide who used it. For Mansell’s probe, English was the setting, but other guides had probes set to display Mandarin, German, Spanish, Portuguese, and dozens of other languages, and each probe personally configured by Lucca Morelli. Rumor was that the data structures could be presented in a staggeringly large number of languages that far exceeded the thirty-thousand or so languages used throughout human history. </text:span></text:p>
        </text:list-item>
        <text:list-item>
          <text:p text:style-name="P86"><text:span text:style-name="T57">“Working late again, Mansell?”</text:span></text:p>
        </text:list-item>
        <text:list-item>
          <text:p text:style-name="P86"><text:span text:style-name="T57">Mansell paused the virtual display screens ze had been viewing in zir mind’s eye and turned to see Priory Guide Ananya Iyengar entering the work space of zir suite. Ze was dressed in the brown linen robe that was the common dress of the priory, with the hood down to reveal zir shaven head. Ze was carrying a tray of fruits, olives, cheeses, breads. </text:span></text:p>
        </text:list-item>
        <text:list-item>
          <text:p text:style-name="P86"><text:span text:style-name="T57">“I had to spend time in town today,” Mansell explained. “I am just trying to make a few tweaks in the namespace processor to improve blocking. If it works, Ness will be able to peer much deeper. I feel as though I am close to getting it to work.”</text:span></text:p>
        </text:list-item>
        <text:list-item>
          <text:p text:style-name="P86"><text:span text:style-name="T57">“You are always feeling as though you are close to getting it to work,” Ananya replied, adding, “I brought you something to eat.”</text:span></text:p>
        </text:list-item>
        <text:list-item>
          <text:p text:style-name="P86"><text:span text:style-name="T57">“Thanks. Will you join me?” </text:span></text:p>
        </text:list-item>
        <text:list-item>
          <text:p text:style-name="P86"><text:span text:style-name="T57">Ananya nodded. </text:span></text:p>
        </text:list-item>
        <text:list-item>
          <text:p text:style-name="P86"><text:span text:style-name="T57">Mansell removed zir </text:span>zippy<text:span text:style-name="T57"> from a pocket and locked it in a small safe keyed to zir personal data structure. Then, ze took the tray and carried it into the dining area. ze placed it on a tall wooden table and motioned to one of the stools. Ananya sat while Mansell fetched two goblets, a decanter of wine, two plates, and cutlery from the shelves. When the table was set, ze poured for the two of them and raised zir goblet to Ananya. </text:span></text:p>
        </text:list-item>
        <text:list-item>
          <text:p text:style-name="P86"><text:span text:style-name="T57">Ananya clicked zir goblet. “Everything is connected,” ze said. </text:span></text:p>
        </text:list-item>
        <text:list-item>
          <text:p text:style-name="P86"><text:span text:style-name="T57">“Everything is connected,” replied Mansell. </text:span></text:p>
        </text:list-item>
        <text:list-item>
          <text:p text:style-name="P86"><text:span text:style-name="T57">“Are you planning to watch the meteor shower later?” Ananya wondered. “I hear that the other guides will be out in the courtyard, gazing at the stars—and the lights will be cut to reduce background illumination.”</text:span></text:p>
        </text:list-item>
        <text:list-item>
          <text:p text:style-name="P86"><text:span text:style-name="T57">Mansell shook zir head. “I’m exhausted. I’m planning to get a good night’s sleep after dinner.”</text:span></text:p>
        </text:list-item>
        <text:list-item>
          <text:p text:style-name="P86"><text:span text:style-name="T57">They ate for a while in silence, and then Ananya spoke. </text:span></text:p>
        </text:list-item>
        <text:list-item>
          <text:p text:style-name="P86"><text:span text:style-name="T57">“I jumped to Canis today,” ze said, by which ze meant that ze had jumped to the Canis Major Dwarf Galaxy, which had long be thought to have been captured and was in the process of being torn apart by the much larger Milky Way—although that status was still hotly debated. Regardless, it was a staggering 25,000 light year jump from Earth. </text:span></text:p>
        </text:list-item>
        <text:list-item>
          <text:p text:style-name="P86"><text:span text:style-name="T57">“Wow!” said Mansell. “I’m super excited for you.” ze paused and added, “And I’m glad to see you back safe and sound. I knew you were planning to make the jump, but that’s . . . <text:s/>wow . . . a long, long way.”</text:span></text:p>
        </text:list-item>
        <text:list-item>
          <text:p text:style-name="P86"><text:span text:style-name="T57">“Thanks,” said Ananya. “It’s funny, but I was expecting it to feel different somehow. No—it was just another jump, indistinguishable from any other.”</text:span></text:p>
        </text:list-item>
        <text:list-item>
          <text:p text:style-name="P86"><text:span text:style-name="T57">“Well, everything is connected, you know. Or so I’ve been told.” </text:span></text:p>
        </text:list-item>
        <text:list-item>
          <text:p text:style-name="P86"><text:span text:style-name="T57">Ananya chuckled. “You know, I think I’ve heard that before!”</text:span></text:p>
        </text:list-item>
        <text:list-item>
          <text:p text:style-name="P86"><text:span text:style-name="T57">Mansell pretended to be disappointed. “Oh, and here I thought I was being original. What a pity! Did you at least see anything that looked different?”</text:span></text:p>
        </text:list-item>
        <text:list-item>
          <text:p text:style-name="P86"><text:span text:style-name="T57">Ananya shook zir head. “I was only there long enough to grab some local data for Lucca, so I don’t know. Still, I didn’t see anything that would violate the cosmological principle: in every direction I looked, the universe still looked the same. I was still too deep in the forest to see the trees, but maybe the data will reveal something to Ness.” </text:span></text:p>
        </text:list-item>
        <text:list-item>
          <text:p text:style-name="P86"><text:span text:style-name="T57">Mansell took a sip of wine. “Maybe. I hear that some of the K2-3D servers may be up soon, so Ness is about to become super-Ness. If there is a pattern . . . Ness will find it.” </text:span></text:p>
        </text:list-item>
        <text:list-item>
          <text:p text:style-name="P86"><text:span text:style-name="T57">“A pause? Were you about to use a pronoun for Ness, Prior Guide Mansell?” Ananya teased. Within COTA, gender-specific pronouns were discouraged for the simple reason that such pronouns were often irrelevant. In many contexts, and certainly in scientific contexts outside of biology, it didn’t matter if an object was female, male, or something else entirely. Gender was seen as more of a barrier to communication and understanding rather than something useful, so COTA members were encouraged to avoid using pronouns altogether. </text:span></text:p>
        </text:list-item>
        <text:list-item>
          <text:p text:style-name="P86"><text:span text:style-name="T57">“Who, me?” Mansell said with faux disdain. “I don’t even see such distinctions any more. Man, woman, thing? They are all the same to me.”</text:span></text:p>
        </text:list-item>
        <text:list-item>
          <text:p text:style-name="P86"><text:span text:style-name="T57">[And this? What is this?] </text:span></text:p>
        </text:list-item>
        <text:list-item>
          <text:p text:style-name="P86"><text:span text:style-name="T57">As though somebody were massaging zir body, Mansell felt a sudden relaxation and thrill as Ananya linked to zir neurosilk and stimulated him in a manner that would be obscene if could be seen by a third party. </text:span></text:p>
        </text:list-item>
        <text:list-item>
          <text:p text:style-name="P86"><text:soft-page-break/><text:span text:style-name="T57">[I suppose dinner is over?] ze inquired. Ananya smiled. zir neurosilk response obliterated any other stupid questions. </text:span></text:p>
        </text:list-item>
      </text:list>
      <text:list xml:id="list65913548611338" text:continue-list="list65914161023612" text:style-name="WWNum20">
        <text:list-item>
          <text:list>
            <text:list-item>
              <text:p text:style-name="P120"><text:bookmark text:name="_3ygebqi"/>2093 Path of God</text:p>
            </text:list-item>
            <text:list-item>
              <text:p text:style-name="P44"><text:span text:style-name="T16">Excerpt from A Complete History of the Humanist Coalition: From Inception to Final Freedom, by Javier Guzmán</text:span></text:p>
            </text:list-item>
            <text:list-item>
              <text:p text:style-name="P24"/>
            </text:list-item>
          </text:list>
        </text:list-item>
      </text:list>
      <text:list xml:id="list2728118404" text:style-name="WWNum11">
        <text:list-item>
          <text:p text:style-name="P77"><text:span text:style-name="T65">The Woodlands, Lone Star Federation, circa 2081</text:span></text:p>
        </text:list-item>
        <text:list-item>
          <text:p text:style-name="P87"><text:bookmark text:name="_2dlolyb"/><text:span text:style-name="T57">One by one, from late afternoon until early evening, the E-VTOLs arrived and settled on the massive lawn, a St. Augustine lake in the middle of a sea of post oak trees that stretched for miles in all directions. And in the center of the lake of grass was the the Path of God Church, its gleaming glass and steel spires ascending high into the sky, pointing the way to the creator and salvation eternal. </text:span></text:p>
        </text:list-item>
        <text:list-item>
          <text:p text:style-name="P87"><text:bookmark text:name="_sqyw64"/><text:span text:style-name="T57">Paolo Romano, Inspector General of the Corpo della Gendarmeria dello Stato della Città del Vaticano—the security force of Vatican City—stepped from zir craft and walked a hundred meters across the grass towards the Path of God Church, accompanied musically by the synchronous, rhythmic clickings of many thousands of male cicadas vibrating membranes on the sides of their abdomens to attract mates. The stifling south Texas heat was not abating as the sun set, and it was far too warm for the suit and tie ze was wearing. By the time ze reached the automatic doors of the church, ze was sweating profusely and was then chilled by the blast of icy air that escaped as ze entered. </text:span></text:p>
        </text:list-item>
        <text:list-item>
          <text:p text:style-name="P87"><text:span text:style-name="T57">Given the number of vehicles parked on the lawn, Paolo had expected to see a crowd, but the antechamber of the church was empty except for a young man, perhaps still in zir twenties, who nodded at the Inspector General and offered a greeting. The man wore a dark suit and, for Texas, the obligatory cowboy boots. </text:span></text:p>
        </text:list-item>
        <text:list-item>
          <text:p text:style-name="P87"><text:span text:style-name="T57">“Welcome Inspector General Romano!,” said the man. “The others are waiting for you.” </text:span></text:p>
        </text:list-item>
        <text:list-item>
          <text:p text:style-name="P87"><text:span text:style-name="T57">The young man pointed to two massive doors and led the way. As they approached, the doors swung open to reveal a large, glass-domed space still partially lit by the remnants of waning daylight, but faux candles also <text:s/>flickered atop a wall-height ledge that ran around the perimeter of the space, and there were additional candles on the large alter at the front and faux torches burning in sconces set high in the rafters. On the whole, the place had a Medieval feel to it that belied the space-age look of the exterior. </text:span></text:p>
        </text:list-item>
        <text:list-item>
          <text:p text:style-name="P87"><text:span text:style-name="T57">Between the alter and the doors were many long rows of pews cut by a wide central aisle. All were empty except for the three rows at the front. Paolo walked down the aisle and took a seat on the third row, noticing as ze did the silver-haired man sitting on the steps leading to the altar. When Paolo was seated, this man, who Paolo knew to be the Reverend Samuel Davis of the Path of God Church stood and addressed the assembly. </text:span></text:p>
        </text:list-item>
        <text:list-item>
          <text:p text:style-name="P87"><text:span text:style-name="T57">“Thank you for coming this evening,” said Davis. “I know that it was inconvenient for those of you who had to travel far—he nodded to Paolo—but I trust that you will find the meeting to be well worth the effort.”</text:span></text:p>
        </text:list-item>
        <text:list-item>
          <text:p text:style-name="P87"><text:span text:style-name="T57">Seated as ze was in the back, Paolo was unable to recognize more than a handful of the attendees. To zir left on the same pew ze saw the firebrand evangelist the Reverend Moses Johnson of Christ the Conqueror Church, who sources told him had just visited the Archbishop of Florence and Lucca Morelli of the Church of the Allpoint. Details were scanty, but Paolo’s understanding from zir spies were that Johnson had been zir usual abrasive self with both men and had probably accomplished little. Time would tell. The Reverend Johnson had built a fortune selling zir interpretation of the Gospel to the willingly gullible, so ze was not the sort of man to build alliances. Paolo fully expected fireworks at some point during this convocation. </text:span></text:p>
        </text:list-item>
        <text:list-item>
          <text:p text:style-name="P87"><text:span text:style-name="T57">“I have asked you to come here,” said the Reverend Davis, “to discuss the increasingly dangerous threat posed by the existence of the Church of the Allpoint. I think you will all agree with me that COTA, although nominally a congregation of the Roman Catholic Church, has always acted as though it were an independent entity, and that sense of independence seems to have have only widened under the leadership of Presbyter Lucca Morelli, who has never even had an audience with the Pope!”</text:span></text:p>
        </text:list-item>
        <text:list-item>
          <text:p text:style-name="P87"><text:span text:style-name="T57">Paolo sensed a general nodding of heads among the gathering. zir own sense was that COTA had, from the start, been a cancer within the church that should have never been allowed to grow. Now, it was the tail wagging the dog, given life under the same swell of thought that had resulted in the so-called new evangelization as a means to counter the increasing secularization of Europe and the federations of the former United States. COTA had been given a home under the Roman Catholic mantle during the public frenzy and the excitement that followed the Miracle of Maria. To Paolo, both were abominations: New evangelization had effectively elevated money-grubbing evangelists, like many of those gathered here, to the same sacred plane as the Roman Catholic Church, and COTA changed the focus of the church from saving souls to interstellar colonization. ze rejected both. zir focus was upon restoring dignity to an institution that had for too long allowed itself to be swept along in the unthinking populist tide that had diluted critical thought with the artificial drama of reality television and replaced worship of the divine with adventurism. </text:span></text:p>
        </text:list-item>
        <text:list-item>
          <text:p text:style-name="P87"><text:span text:style-name="T57">“We face a critical juncture,” Davis continued, zir voice raised to heighten the sense of drama in the manner common to evangelical speakers. <text:s/>“Today, less than forty percent of Americans identify as Christian, and that percentage has been dropping for decades. Folks, fewer than four in ten Americans see Jesus Christ as their savior! In a nation that was founded as a nation of God-fearing Christians, and I don’t care what the naysayers claim about America having been founded as the land of religious freedom! This nation was founded as a Christian nation. Fewer than four in ten! Can you even imagine it? What have we become?”</text:span></text:p>
        </text:list-item>
        <text:list-item>
          <text:p text:style-name="P87"><text:span text:style-name="T57">You have become, Paolo thought to <text:s/>zirself, a mere shadow of your former greatness. The moment your so-called leaders rode the waves of unthinking populist fervor to gain power you surrendered your principles and allowed those without any goal beyond making a quick buck to turn a formerly great nation into a loose alliance of federations each going their own way. You drove a dagger into the heart of a superpower and killed its greatness. You brought yourselves down to our level.”</text:span></text:p>
        </text:list-item>
        <text:list-item>
          <text:p text:style-name="P87"><text:span text:style-name="T57">“And who is replacing us, you may ask?” Davis looked around the room. “I will tell you who is replacing us: the Jews, the Hindus, and the Muslims! They are replacing us!” </text:span></text:p>
        </text:list-item>
        <text:list-item>
          <text:p text:style-name="P87"><text:span text:style-name="T57">And why not? Paolo thought. The Jews and Hindus are more educated than most American Christians, who seemed increasingly to believe that in return for their blind devotion they should be rewarded with high-paying jobs close to family and friends. The average Muslim is much more likely to have an advanced degree than a white Protestant, but there is no need to toil at university for years to learn advanced skills when faith in God means never having to adapt to a changing world. Why strain yourself when God simply provides in return for your devotion? Why pick up roots and move to where the jobs are when God provides jobs for those unwilling to sacrifice personal comfort for financial well-being? </text:span></text:p>
        </text:list-item>
        <text:list-item>
          <text:p text:style-name="P87"><text:span text:style-name="T57">“And I can assure you,” said Reverend Davis, “that COTA is now the financial titan in the Christian community, and, folks, their money bags are getting fatter and fatter every day thanks to their three off-world mining colonies.”</text:span></text:p>
        </text:list-item>
        <text:list-item>
          <text:p text:style-name="P87"><text:span text:style-name="T57">No one outside of COTA knew for sure, thought Paolo, but based on the reported revenues of </text:span>Interstellar Minerals Combine<text:span text:style-name="T57">, it was thought that COTA’s fees for the mining permits topped a trillion dollars annually, which placed the church above most countries in terms of income. COTA also received fees from other colonies, but these income streams were thought to be a drop in a very large bucket compared to the wealth accruing from minerals imports. In fact, many speculated that the establishment of human colonies was simply another way for COTA to demonstrate its power. Certainly, the establishment of New Tibet on Kepler 442-b was a tour de force example of how COTA could thumb its nose at the Earth’s preeminent economic power, China, by transporting millions of Tibetans, and their temples, some twelve hundred plus light years to their new home. China had rattled its saber vociferously, but, in the end, even China’s economy relied upon the import of off-world minerals. The protests died, and COTA went on to establish Free Palestine on Tau Ceti-e, New Hong Kong on Gliese 832-c, and New Taiwan on Kepler 1544-b. </text:span></text:p>
        </text:list-item>
        <text:list-item>
          <text:p text:style-name="P87"><text:span text:style-name="T57">“There is no organization of man willing to stand in the way of COTA!” Davis proclaimed. “There is no organization of man willing to say, enough!” ze paused for dramatic effect, zir facial expression turning from a frown to a smile. “But maybe, just maybe, it is time for an organization of God to say that God placed man upon the Earth to populate Earth and to worship God! God never said anything about other planets, did he? No, in Genesis 1:28, God told Adam and Eve to ‘be fruitful, and multiply, and replenish the earth, and subdue it: and have dominion over the fish of the sea, and over the fowl of the air, and over every living thing that moveth upon the earth.’ Upon the Earth!”</text:span></text:p>
        </text:list-item>
        <text:list-item>
          <text:p text:style-name="P87"><text:span text:style-name="T57">Finally, thought Paolo, we are in agreement on something. It was for this reason that Paolo had made the journey from Rome to this community on the outskirts of sprawling Houston: to join forces with those who opposed the apostasy embedded in the notion that humanity had a right or expectation to travel to the stars. God specifically charged humankind to populate Earth and to worship him. If ze had intended for mankind to do anything else, ze would have said so. For better or worse, the only path to God’s Kingdom, the only path to Heaven, was through Earth. </text:span></text:p>
        </text:list-item>
        <text:list-item>
          <text:p text:style-name="P87"><text:span text:style-name="T57">The Reverend Davis continued speaking for another twenty minutes, but Paolo Romano tuned him out, connected zir neurosilk to the net, and continued zir research of the Reverend Moses Johnson, the scion of a multi-generational family of ministers. zir grandfather, the legendary Cassius Johnson, was the huckster who founded Christ the Conqueror Church as a means to create personal wealth. Moses’ father, Constantine Johnson, brought polish and professionalism to the organization and then turned it over to Moses, who had inherited zir grandfather’s sense of showmanship and zir ability to use demagoguery to engage the baser instincts of the intellectually lazy. ze preached a gospel in which God blessed those who helped themselves to a piece of the economic pie, and ze decried those who saw money as the root of all evil as servants of Satan. Wealth, according to Moses, was God’s reward in this life, just as Heaven was zir reward in the hereafter, and Heaven was a place of splendor—not a dump. The message resonated with those who see life as a zero-sum game in which poverty is just a sign of laziness. </text:span></text:p>
        </text:list-item>
        <text:list-item>
          <text:p text:style-name="P87"><text:span text:style-name="T57">As the the meeting ended—Reverend Davis had wrapped up by calling for a rejection of COTA’s interference in God’s plan for humankind to populate the Earth and worship God—Paolo sought out Moses Johnson. ze spotted him in the antechamber and followed him out onto the lawn. </text:span></text:p>
        </text:list-item>
        <text:list-item>
          <text:p text:style-name="P87"><text:span text:style-name="T57">“Reverend Johnson!” Paolo called. “Can I have a word with you?”</text:span></text:p>
        </text:list-item>
        <text:list-item>
          <text:p text:style-name="P87"><text:span text:style-name="T57">Johnson stopped walking, turned, and waited. </text:span></text:p>
        </text:list-item>
        <text:list-item>
          <text:p text:style-name="P87"><text:span text:style-name="T57">“I am Paolo Romano, head of the security force of Vatican City,” Paolo said as ze drew near. “As a man of God, I am curious as to what you thought about the Reverend Davis’ suggestion that Christians reject using the Power of Prayer to travel to distant planets. Do you agree?”</text:span></text:p>
        </text:list-item>
        <text:list-item>
          <text:p text:style-name="P87"><text:span text:style-name="T57">Moses Johnson eyed Paolo with the eye of a man well-steeped in the mechanics of subterfuge, a man who knew that most questions are but probes that precede an attack. </text:span></text:p>
        </text:list-item>
        <text:list-item>
          <text:p text:style-name="P87"><text:span text:style-name="T57">“God moves in mysterious ways,” said Johnson. “Satan is much more straightforward.”</text:span></text:p>
        </text:list-item>
        <text:list-item>
          <text:p text:style-name="P87"><text:span text:style-name="T57">Paolo cocked zir head. “I don’t follow you.” </text:span></text:p>
        </text:list-item>
        <text:list-item>
          <text:p text:style-name="P87"><text:span text:style-name="T57">“In the Garden of Eden,” Johnson explained, “there was the tree of knowledge of good and evil, and all Adam and Eve had to do to stay in the Garden of Eden was to not eat the fruit of this tree. But Satan said to Adam and Eve, ‘Go ahead and eat the fruit. Why else would it be there?’ So they ate the fruit and God kicked them out.”</text:span></text:p>
        </text:list-item>
        <text:list-item>
          <text:p text:style-name="P87"><text:span text:style-name="T57">“I still don’t . . . “</text:span></text:p>
        </text:list-item>
        <text:list-item>
          <text:p text:style-name="P87"><text:span text:style-name="T57">“What I am saying, Mr. Romano, is that this traveling by Power of Prayer, if there is such a thing, is too easy to be a gift of God. Only Satan makes things so easy. God challenges man.”</text:span></text:p>
        </text:list-item>
        <text:list-item>
          <text:p text:style-name="P87"><text:span text:style-name="T57">Paolo nodded. “I think I follow you now. So you are saying that those who use Power of Prayer are praying to Satan? And taking the easy way out?”</text:span></text:p>
        </text:list-item>
        <text:list-item>
          <text:p text:style-name="P87"><text:span text:style-name="T57">“Do you believe that distances of thousands of light-years can be spanned in the blink of an eye,” Mr. Romano? </text:span></text:p>
        </text:list-item>
        <text:list-item>
          <text:p text:style-name="P87"><text:soft-page-break/><text:span text:style-name="T57">“Not by any means known to modern science,” Paolo replied. </text:span></text:p>
        </text:list-item>
        <text:list-item>
          <text:p text:style-name="P87"><text:span text:style-name="T57">“In that case,” said Moses Johnson, “then either Maria Morelli knew more than ze was letting on, or COTA is a church that worships a deity other than God.”</text:span></text:p>
        </text:list-item>
        <text:list-item>
          <text:p text:style-name="P87"><text:span text:style-name="T57">“An interesting opinion,” agreed Paolo, who then added, “I take it that you are not sticking around for the strategy discussions?”</text:span></text:p>
        </text:list-item>
        <text:list-item>
          <text:p text:style-name="P87"><text:span text:style-name="T57">“As you indicated earlier, Mr. Romano, I am a man of God, not a man who sits around discussing strategies. I act when God tells me to act, and I need no man—or group of men—to tell when when the time is nigh! Good night to you sir. I hope you enjoy the discussions.”</text:span></text:p>
        </text:list-item>
        <text:list-item>
          <text:p text:style-name="P87"><text:span text:style-name="T57">With that, the Reverend Moses Johnson walked to zir E-VTOL and took off. </text:span></text:p>
        </text:list-item>
        <text:list-item>
          <text:p text:style-name="P87"><text:span text:style-name="T59">What a thoroughly repulsive person</text:span><text:span text:style-name="T57">, Paolo thought to <text:s/>zirself. </text:span></text:p>
        </text:list-item>
      </text:list>
      <text:list xml:id="list65913192224874" text:continue-list="list65913548611338" text:style-name="WWNum20">
        <text:list-item>
          <text:list>
            <text:list-item>
              <text:p text:style-name="P120"><text:bookmark text:name="_3cqmetx"/>2093 Murder of a Cardinal</text:p>
            </text:list-item>
            <text:list-item>
              <text:p text:style-name="P44"><text:span text:style-name="T16">Excerpt from A Complete History of the Humanist Coalition: From Inception to Final Freedom, by Javier Guzmán</text:span></text:p>
            </text:list-item>
            <text:list-item>
              <text:p text:style-name="P24"/>
            </text:list-item>
          </text:list>
        </text:list-item>
      </text:list>
      <text:p text:style-name="P81"><text:span text:style-name="T57">Polizia Giudiziaria investigator Tommaso Lucchese was trying to remember if there had been other murders in the </text:span><text:a xlink:type="simple" xlink:href="https://en.wikipedia.org/wiki/Florence_Cathedral" text:style-name="ListLabel_20_35" text:visited-style-name="ListLabel_20_35"><text:span text:style-name="T55">Cattedrale di Santa Maria del Fiore</text:span></text:a><text:span text:style-name="T57">, aka the Duomo, but all that came to mind was the vicious </text:span><text:a xlink:type="simple" xlink:href="https://en.wikipedia.org/wiki/Giuliano_de'_Medici" text:style-name="ListLabel_20_35" text:visited-style-name="ListLabel_20_35"><text:span text:style-name="T55">stabbing of Giuliano de' Medici</text:span></text:a><text:span text:style-name="T57">, brother of Lorenzo and co-ruler of Florence, in 1478. ze was also aware that a tourist had been killed by falling masonry at the nearby B</text:span><text:a xlink:type="simple" xlink:href="https://www.theguardian.com/world/2017/oct/19/tourist-killed-by-falling-masonry-in-famous-florence-church" text:style-name="ListLabel_20_35" text:visited-style-name="ListLabel_20_35"><text:span text:style-name="T55">asilica di Santa Croce</text:span></text:a><text:span text:style-name="T57"> in the early 21</text:span><text:span text:style-name="T29">st</text:span><text:span text:style-name="T57"> Century, but the crumbling of Italian infrastructure had been a staple for decades and was the result of a corrupt and incompetent bureaucracy rather than an act of homicide; those responsible were servants of the moneyed aristocracy and were rarely arrested and brought to justice because justice is easily blinded by wealth.</text:span></text:p>
      <text:p text:style-name="P81"><text:span text:style-name="T57">This was different. This was the brutal murder of the Alessandro Cardinal Ricci, Archbishop of the Archdiocese of Florence and a lifelong resident of the city, whose life had been taken from him in the Old Sacristy, in the early morning hours before the Duomo was open to visitors. zir body had been discovered by the Cardinal’s assistant, Giuseppe Conti, who had been fetching coffee and cornetti when the crime was committed. Conti, who appeared greatly shaken by the incident, claimed to have returned to find the Cardinal dead, zir body slumped against one of the side benches, zir forehead pierced by a cauterized hole several centimeters deep—a wound Tommaso had never seen before, but ze well understood that the ion pulses from an COTA assault rifle could produce such a hole. </text:span></text:p>
      <text:p text:style-name="P81"><text:span text:style-name="T57">More disturbing was the evidence that the Cardinal had been savagely tortured before ze was murdered. zir mouth had been gagged by rounds of duct tape, and zir hands and feet had been bound by plastic ties cinched so tight that it cut the skin. zir eyelids had been cut off, forcing him to watch as zir fingernails and toenails were removed, followed by the removal of zir toes and several fingers. Somewhere along the way, ze must have revealed what was sought and was, mercifully, shot in the head. Or maybe ze simply passed out and could not be revived. Either way, zir death would have been long and painful. </text:span></text:p>
      <text:p text:style-name="P81"><text:span text:style-name="T57">Tommaso wandered about the space of the sacristy, now free from the noisy jostling of the forensics team and the shocking presence of the deceased Cardinal. zir footsteps echoed softly about the room as ze looked for what had not already been seen. zir eyes moved from the marble tiled floors to the walls and back to the floors when ze saw it: strands of dark fabric. Using zir pen, ze lifted one of the strands only to see it wrap itself around the tip of the pen, as though it were a living thing. </text:span></text:p>
      <text:p text:style-name="P81"><text:span text:style-name="T57">“Nanotechnology,” Lucchese whispered. </text:span></text:p>
      <text:list xml:id="list65914524267089" text:continue-numbering="true" text:style-name="WWNum20">
        <text:list-item>
          <text:list>
            <text:list-item>
              <text:p text:style-name="P120"><text:bookmark text:name="_1rvwp1q"/>2093 Death in the Priory</text:p>
            </text:list-item>
            <text:list-item>
              <text:p text:style-name="P44"><text:span text:style-name="T16">Excerpt from A Complete History of the Humanist Coalition: From Inception to Final Freedom, by Javier Guzmán</text:span></text:p>
            </text:list-item>
            <text:list-item>
              <text:p text:style-name="P24"/>
            </text:list-item>
          </text:list>
        </text:list-item>
      </text:list>
      <text:list xml:id="list1815633641" text:style-name="WWNum8">
        <text:list-item>
          <text:p text:style-name="P88"><text:span text:style-name="T57">Mansell Lichtman woke suddenly, wondering if the loud noise and the shaking had been a part of a nightmare. Ananya Iyengar lay beside him, and ze would have assumed ze was still sleeping had ze not asked, “You heard it too?”</text:span></text:p>
        </text:list-item>
        <text:list-item>
          <text:p text:style-name="P88"><text:span text:style-name="T57">They both sat up and dressed hastily, panicked sounds and shouts of confusion and concern coming from the portico that linked the guide’s living and working spaces. Mansell was the first out the door, and ze emerged into a foreign landscape of dust and heat: much of the beautiful structure of the walkway had crumbled. At zir feet were ragged chunks of the granite columns that supported the roof, along with a smattering of pieces of the roof itself. Beyond the portico and the lawn, several of the lemon trees that graced the open plaza of the priory were burning. </text:span></text:p>
        </text:list-item>
        <text:list-item>
          <text:p text:style-name="P88"><text:span text:style-name="T57">“This may collapse!” Ananya said coming up from behind. Ze pulled Mansell onto the lawn beyond the walkway just a second before a large block of granite fell from above. </text:span></text:p>
        </text:list-item>
        <text:list-item>
          <text:p text:style-name="P88"><text:span text:style-name="T57">“What happened?” Mansell asked. </text:span></text:p>
        </text:list-item>
        <text:list-item>
          <text:p text:style-name="P88"><text:bookmark text:name="_4bvk7pj"/><text:span text:style-name="T57">“Some kind of bomb.” Out of the darkness emerged three other Priory Guides: Roberto Aleman, Juliana Varela, and Dalisay Ocampo. It was Dalisay who had spoken, and Mansell could see that ze had numerous small cuts showing on zir face. “We were sitting on the lawn, on the other side of the fountain, looking at the meteors, and it just appeared. For a moment, it hung in the air, and then there was light and heat and noise.”</text:span></text:p>
        </text:list-item>
        <text:list-item>
          <text:p text:style-name="P88"><text:span text:style-name="T57">“What did it look like? This bomb?” Mansell wondered. </text:span></text:p>
        </text:list-item>
        <text:list-item>
          <text:p text:style-name="P88"><text:span text:style-name="T57">Roberto, Juliana, and Dalisay looked at each other for a moment. </text:span></text:p>
        </text:list-item>
        <text:list-item>
          <text:p text:style-name="P88"><text:span text:style-name="T57">“It was a robot,” Juliana replied, choking on the words. “It was just there, hanging in the air for a moment, and the bombs were in it’s outstretched arms.”</text:span></text:p>
        </text:list-item>
        <text:list-item>
          <text:p text:style-name="P88"><text:span text:style-name="T57">“And then it let the bombs drop,” added Roberto. “The robot disappeared.”</text:span></text:p>
        </text:list-item>
        <text:list-item>
          <text:p text:style-name="P88"><text:span text:style-name="T57">“Robots,” said Dalisay. “I saw another out of the corner of my eye.”</text:span></text:p>
        </text:list-item>
        <text:list-item>
          <text:p text:style-name="P88"><text:span text:style-name="T57">Mansell and Ananya walked over to the large fountain that dominated the center of the plaza and saw that it had been toppled into the surrounding pool, and the surfaces that had been facing the direction of the blast were pitted. Beyond the fountain, the lemon trees had been shredded except for those directly in the leeward direction. </text:span></text:p>
        </text:list-item>
        <text:list-item>
          <text:p text:style-name="P88"><text:span text:style-name="T57">“We were lucky,” said Juliana. “The fountain shielded us.”</text:span></text:p>
        </text:list-item>
        <text:list-item>
          <text:p text:style-name="P88"><text:span text:style-name="T57">Mansell nodded, zir mind struggling to bring back order to chaos. “Robots?” ze said. </text:span></text:p>
        </text:list-item>
        <text:list-item>
          <text:p text:style-name="P88"><text:span text:style-name="T57">“Yes,” said Juliana. “We were looking at stars just beyond the fountain when it--they--appeared. We all saw it, right? I didn’t see more than one, but I’m sure Dalisay knew what ze saw.” Ze looked to Roberto and Dalisay, who both nodded in agreement. </text:span></text:p>
        </text:list-item>
        <text:list-item>
          <text:p text:style-name="P88"><text:span text:style-name="T57">“And then they dropped the bombs,” said Dalisay. </text:span></text:p>
        </text:list-item>
        <text:list-item>
          <text:p text:style-name="P88"><text:span text:style-name="T57">“And they exploded,” added Roberto. </text:span></text:p>
        </text:list-item>
        <text:list-item>
          <text:p text:style-name="P88"><text:span text:style-name="T57">“Were there others out here?” asked Mansell. “Did you see anybody else?”</text:span></text:p>
        </text:list-item>
        <text:list-item>
          <text:p text:style-name="P88"><text:span text:style-name="T57">“We heard them,” said Roberto. “I think everybody was here except for you two and Lucca.”</text:span></text:p>
        </text:list-item>
        <text:list-item>
          <text:p text:style-name="P88"><text:span text:style-name="T57">“Let’s spread out and look,” Mansell suggested. Normally, the courtyard would have been lit by the numerous faux torches that lined the walkways, but the they had been extinguished for the evening, making it difficult to distinguish the many dark lumps that dotted the lawn. Most were likely pieces of the portico, but the only way to know for sure what to check each. </text:span></text:p>
        </text:list-item>
        <text:list-item>
          <text:p text:style-name="P88"><text:soft-page-break/><text:span text:style-name="T57">“Over here!” came a shout from Dalisay. The others converged to zir spot to find five dark lumps that were the bodies of Priory Guides, their robes and bodies shredded by shrapnel. </text:span></text:p>
        </text:list-item>
        <text:list-item>
          <text:p text:style-name="P88"><text:span text:style-name="T57">“I think there are more just beyond,” said Dalisay, zir eyes tear-stained. Ze pointed to another huddle of lumps. Mansell and Ananya left to investigate, and they soon returned to report the news. </text:span></text:p>
        </text:list-item>
        <text:list-item>
          <text:p text:style-name="P88"><text:span text:style-name="T57">“Another seven,” said Ananya. “At least twelve Priory Guides killed in the blast. We are the last.”</text:span></text:p>
        </text:list-item>
        <text:list-item>
          <text:p text:style-name="P88"><text:span text:style-name="T57">In the distance, the wail of multiple sirens rose. </text:span></text:p>
        </text:list-item>
      </text:list>
      <text:list xml:id="list65914423788983" text:continue-list="list65914524267089" text:style-name="WWNum20">
        <text:list-item>
          <text:list>
            <text:list-item>
              <text:p text:style-name="P120"><text:bookmark text:name="_2r0uhxc"/>2093 Doubting Tommaso</text:p>
            </text:list-item>
            <text:list-item>
              <text:p text:style-name="P44"><text:span text:style-name="T16">Excerpt from A Complete History of the Humanist Coalition: From Inception to Final Freedom, by Javier Guzmán</text:span></text:p>
            </text:list-item>
            <text:list-item>
              <text:p text:style-name="P24"/>
            </text:list-item>
          </text:list>
        </text:list-item>
      </text:list>
      <text:list xml:id="list65912882003076" text:continue-list="list4064078566" text:style-name="WWNum28">
        <text:list-item>
          <text:p text:style-name="P85"><text:span text:style-name="T57">Polizia Giudiziaria investigator Tommaso Lucchese was flustered. ze had arrived at the COTA cathedral complex fifteen minutes after being summoned by Incident Commander Jovani Bruno of the National Fire Corps team, who had been told that there were several deaths involved in what the church spokesperson was describing as a boiler explosion. Like the Fire Corps commander, Lucchese caught the scent of charred wood and stone and had known instantly that the spokesperson was either lying or a complete idiot: whatever had happened within the confines of the complex was no simple boiler explosion but something much more serious. However, the COTA security staff were not allowing entry by outsiders. As explained by the fatuous spokesperson, everything was under control, and COTA emergency response staff were on the scene. So, thank you for coming out, but please go away. </text:span></text:p>
        </text:list-item>
        <text:list-item>
          <text:p text:style-name="P85"><text:span text:style-name="T57">“Can you believe it?” asked the Fire Corps commander, a slender man in zir mid-forties. ze was standing next to Lucchese outside the entryway into the complex, the cyprus trees gently caressed by evening breezes. “We come here to help, and they refuse our aid.” ze sniffed the air and added, “Boiler explosion my ass! There was fire and heat here far beyond a steam explosion. ”</text:span></text:p>
        </text:list-item>
        <text:list-item>
          <text:p text:style-name="P85"><text:span text:style-name="T57">“I do not like it either, Jovani,” Lucchese responded, “but I am not sure we have the authority to do anything more—or the means.” ze nodded in the direction of the Maasai guards, whose numbers had quietly grown in the past ten minutes, from the original two to five that ze could see. Whatever COTA was trying to keep a secret would not be revealed easily. It would certainly take much more than Lucchese and zir pistol to force entry. </text:span></text:p>
        </text:list-item>
        <text:list-item>
          <text:p text:style-name="P85"><text:span text:style-name="T57">“Pah!” spat the fire commander. “I have never entirely trusted these COTA people. They say they are a part of the church, but they strike me as being more like a bank with their gaudy buildings and business-like approach to selling access to what should be free for all!”</text:span></text:p>
        </text:list-item>
        <text:list-item>
          <text:p text:style-name="P85"><text:span text:style-name="T57">“You think they should send people to the stars for free?” Lucchese asked in surprise. </text:span></text:p>
        </text:list-item>
        <text:list-item>
          <text:p text:style-name="P85"><text:span text:style-name="T57">“Si!” replied the fire commander. “Good Christians should not have to pay to spread Christianity to the stars. It should be the goal of this so-called church to spread the gospel of Christ, no? Instead, they take money from non-believers and send them to the stars instead of we Christians!”</text:span></text:p>
        </text:list-item>
        <text:list-item>
          <text:p text:style-name="P85"><text:span text:style-name="T57">“Could there be a strategy there to get rid of non-believers?” Lucchese suggested for the sake of argument. “If they are no longer on Earth, they cannot impede the spread of the true church?”</text:span></text:p>
        </text:list-item>
        <text:list-item>
          <text:p text:style-name="P85"><text:span text:style-name="T57">“What, and then, eventually, Christianity dies when an asteroid finally strikes our home planet?”</text:span></text:p>
        </text:list-item>
        <text:list-item>
          <text:p text:style-name="P85"><text:span text:style-name="T57">“So, you believe that will happen? That Earth will actually be destroyed?”</text:span></text:p>
        </text:list-item>
        <text:list-item>
          <text:p text:style-name="P85"><text:span text:style-name="T57">“It almost happened when I was just a boy! Tommaso!” Jovani responded. “Were it not for the Russians, it would all be over for us.” ze paused and added, “And I wonder, sometimes, if all of this—this COTA and these settlements—is part of some Russian plot to gain control. I hear stories.”</text:span></text:p>
        </text:list-item>
        <text:list-item>
          <text:p text:style-name="P85"><text:span text:style-name="T57">Tommaso was amazed at the ability of the man to leap from one conspiracy theory to another with such facile ease. “You think eight-year-old Maria Morelli arranged with the Russians to have them rescue Italy from destruction so that ze could go on to create COTA and control mankind? What kind of stories have you been listening to, man?”</text:span></text:p>
        </text:list-item>
        <text:list-item>
          <text:p text:style-name="P85"><text:span text:style-name="T57">Jovani shrugged. “It’s a stretch, but it’s hard for me to not see all of this as a setup. COTA sends the atheists, Buddhists, aborigines, and, now, the Kurdish Muslims to new homes while there is not yet a new home for Christians. What else am I to believe?”</text:span></text:p>
        </text:list-item>
        <text:list-item>
          <text:p text:style-name="P85"><text:span text:style-name="T57">For that question, Polizia Giudiziaria investigator Tommaso Lucchese had no response. </text:span></text:p>
        </text:list-item>
      </text:list>
      <text:p text:style-name="P95"/>
      <text:list xml:id="list65914169468383" text:continue-list="list65914423788983" text:style-name="WWNum20">
        <text:list-item>
          <text:list>
            <text:list-item>
              <text:p text:style-name="P120"><text:bookmark text:name="_kgcv8k"/>2093 Moses Attacked!</text:p>
            </text:list-item>
            <text:list-item>
              <text:p text:style-name="P44"><text:span text:style-name="T16">Excerpt from A Complete History of the Humanist Coalition: From Inception to Final Freedom, by Javier Guzmán</text:span></text:p>
            </text:list-item>
            <text:list-item>
              <text:p text:style-name="P24"/>
            </text:list-item>
          </text:list>
        </text:list-item>
      </text:list>
      <text:p text:style-name="P81"><text:span text:style-name="T57">The Reverend Moses Johnson woke with a start and slowly collected zir wits in the darkened bedroom of zir Grapevine, Texas, home. The night was cool following a late thunderstorm that had drained away the heat of the day, so the windows were open, and the comforting droning of the crickets lay upon the air. ze sat up slowly. There was no apparent reason for him to have . . .</text:span></text:p>
      <text:p text:style-name="P81"><text:span text:style-name="T57">An open-faced slap from the darkness knocked Moses back, and then a hooded and masked face leaned over him while another dark, hooded and masked figure loomed just behind. </text:span></text:p>
      <text:p text:style-name="P81"><text:span text:style-name="T57">“Reverend Moses Johnson!” said a heavily distorted voice. “You have been found wanting! You have been a naughty boy! You must be punished!”</text:span></text:p>
      <text:p text:style-name="P81"><text:span text:style-name="T57">“What are you talking . . . “ Another slap from a gloved hand ended the question and brought a taste of blood to zir tongue. </text:span></text:p>
      <text:p text:style-name="P81"><text:span text:style-name="T57">“You are not to talk! You are to listen!” came the reply. “You are to listen, and learn, and then you are to convey a message to all that the will of the Church of the Zeropointcannot be denied. Do you understand me, Reverend Moses Johnson?”</text:span></text:p>
      <text:p text:style-name="P81"><text:span text:style-name="T57">Moses open zir mouth to speak, thought better of it, and simply nodded. </text:span></text:p>
      <text:p text:style-name="P81"><text:span text:style-name="T57">The hand rocked him again. “I cannot hear you, Reverend Moses Johnson!”</text:span></text:p>
      <text:p text:style-name="P81"><text:span text:style-name="T57">“Yes!” cried Moses. “I hear you!”</text:span></text:p>
      <text:p text:style-name="P81"><text:span text:style-name="T57">“Good! Now we have a couple of formalities to attend to, and then my compatriot will explain to you, in detail, what you are to say, you great pompous oaf. Listen closely, and you just may live for another day.”</text:span></text:p>
      <text:list xml:id="list65914783907941" text:continue-numbering="true" text:style-name="WWNum20">
        <text:list-item>
          <text:list>
            <text:list-item>
              <text:p text:style-name="P120"><text:bookmark text:name="_34g0dwd"/>2093 Presbyter and Queen</text:p>
            </text:list-item>
            <text:list-item>
              <text:p text:style-name="P44"><text:span text:style-name="T16">Excerpt from A Complete History of the Humanist Coalition: From Inception to Final Freedom, by Javier Guzmán</text:span></text:p>
            </text:list-item>
            <text:list-item>
              <text:p text:style-name="P24"/>
            </text:list-item>
          </text:list>
        </text:list-item>
      </text:list>
      <text:list xml:id="list65913342174494" text:continue-list="list65912882003076" text:style-name="WWNum28">
        <text:list-item>
          <text:p text:style-name="P103"><text:soft-page-break/><text:span text:style-name="T62">Excerpt from Queen Xerxes’ Xenagogy: Your Guide to Wonderment</text:span></text:p>
        </text:list-item>
        <text:list-item>
          <text:p text:style-name="P103"><text:span text:style-name="T62">7 May. Florence, Italy. Al Jabbar News Network.</text:span></text:p>
        </text:list-item>
        <text:list-item>
          <text:p text:style-name="P103"><text:span text:style-name="T62">Beautiful children! Welcome to my life and my heart! Rest your cares for a while, sip your succulent wine, and take the welcoming hand of Queen Xerxes as, once again, we explore this wonderful world in which we live and marvel at its splendors! Let Xerxes be your xenagogue—your guide!</text:span></text:p>
        </text:list-item>
        <text:list-item>
          <text:p text:style-name="P103"><text:span text:style-name="T62">Today, your lovely Queen had the pleasure of meeting the head man of COTA, none other than the scrumptious Lucca Morelli! And girls, let me tell you that ze is as gorgeous as ze seems in the videos, plus some! Yum! I especially like that haircut: I could spend hours running my fingers through that cute little donut of hair and across that smooth dome on top! Double yum!</text:span></text:p>
        </text:list-item>
        <text:list-item>
          <text:p text:style-name="P103"><text:span text:style-name="T62">But first, let me tell you about our breakfast! . . .</text:span></text:p>
        </text:list-item>
        <text:list-item>
          <text:p text:style-name="P85"><text:span text:style-name="T57">Queen Xerxes’ car arrived at Hotel Villa Carlotta just as ze was stepping out the door, blowing kisses to admiring fans thrilled to have spent the night with a planetwide celebrity. There had been a flurry of activity late in the night, with the sounds of many sirens heard, but it had passed, and the rumor at the front desk was of some kind of boiler explosion at the COTA cathedral.</text:span></text:p>
        </text:list-item>
        <text:list-item>
          <text:p text:style-name="P85"><text:span text:style-name="T57">Queen Xerxes was dressed in gold today: hair, jewelry, dress, and boots. Even zir contacts were gold. And, to zir delight, the car sent by COTA changed its color from black to gold to match as it pulled alongside and the door irised open. </text:span></text:p>
        </text:list-item>
        <text:list-item>
          <text:p text:style-name="P85"><text:span text:style-name="T57">“So chic!” the Queen gushed as ze stepped inside and sat upon the cushy single seat of the vehicle. As the door closed and the restraining straps engaged, the vehicle reversed course and turned right onto Viale Machiavelli <text:s/>and smoothly climbed through the tree-lined street, transitioning onto Viale Gallileo, and from there to Viale Maria, which wound its way south to the sprawling Church of the Zeropointcomplex, of which many a first-time visitor had remarked that it looked like a Disney vision of what a church should be, with it’s sand-colored buildings topped by copper domes, its lofty spires, its surrounding walls of portico-fronted outer offices that enclosed the entirety of the cathedral and administrative buildings, and its immaculate landscaping that—according to those who had been allowed to visit—eclipsed the Boboli Gardens adjacent to the Pitti Palace. </text:span></text:p>
        </text:list-item>
        <text:list-item>
          <text:p text:style-name="P85"><text:span text:style-name="T57">The road ended at a large u-shaped drive lined by cypress trees and lavender plants that led to the main entrance of the complex. The car stopped at one of the many pull-outs, and Queen Xerxes was thrilled to see that Lucca Morelli <text:s/>zirself was standing outside the gate, waiting. Along with zir long-absent mother, ze was one of the most enigmatic personas on the planet, but ze evidently did not shy away from being a good host or fear to expose <text:s/>zirself to a world in which many challenged the validity of zir church. The Queen noted, however, that ze was accompanied by two spear-holding Maasai warriors whose n-tech gear could provide platoon-level firepower should the need arise, and ze fully expected that the skies would darken with defensive drones launched from the three tiers of outward-facing porticoes of the surrounding walls the moment those warriors saw any hint of a threat. </text:span></text:p>
        </text:list-item>
        <text:list-item>
          <text:p text:style-name="P85"><text:span text:style-name="T57">Lucca stepped forward as the car’s door irised open, and ze extended a hand to the Queen, who accepted with delight. </text:span></text:p>
        </text:list-item>
        <text:list-item>
          <text:p text:style-name="P85"><text:span text:style-name="T57">“Why thank you kind sir!” ze said. </text:span></text:p>
        </text:list-item>
        <text:list-item>
          <text:p text:style-name="P85"><text:span text:style-name="T57">“My pleasure,” replied the Presbyter with a bow. “We are delighted to have you visit and continue telling the story of the Church of the Zeropointas a impartial observer.” </text:span></text:p>
        </text:list-item>
        <text:list-item>
          <text:p text:style-name="P85"><text:span text:style-name="T57">“The Queen tries to be fair,” ze said, “but ze must confess that ze is flattered by this personal greeting. Surely the Presbyter of COTA has more important duties to attend to?” Ze noted that although Lucca Morelli seemed shorter in pictures and video because of zir habit of rolling zir shoulder forward in a monkish pose, in reality the top of zir tonsured head was only a couple of inches below the Queen’s own shaved dome. </text:span></text:p>
        </text:list-item>
        <text:list-item>
          <text:p text:style-name="P85"><text:span text:style-name="T57">“Just my way of letting you know how important your work is for the church.” ze gestured towards the open gate flanked by the two guards. “If you will, our breakfast is waiting.” ze then offered an arm to Queen Xerxes, who took it and walked alongside Lucca. Inside, the broad stone walkway led them through fields of roses, poppies, lavender, and sunflowers that swayed in a light northerly breeze. In the distance, Remy also saw potted lemon trees placed around elevated beds of tomatoes, various greens, and herbs. </text:span></text:p>
        </text:list-item>
        <text:list-item>
          <text:p text:style-name="P85"><text:span text:style-name="T57">“While ze does not want to start with a difficult question,” said Remy, “The Queen heard sirens passing last night, and they seemed to be headed in the direction of this complex. Is everything okay?” Remy did not add that, as a soldier of long experience, ze instantly noticed signs of obvious tension in the guards. Something threatening had happened here or very close by.</text:span></text:p>
        </text:list-item>
        <text:list-item>
          <text:p text:style-name="P85"><text:span text:style-name="T57">“Some kind of boiler failure in the priory is what I understand,” Lucca replied with a smile. “There were some minor injuries, but nobody was seriously hurt. However, the explosion damaged the priory, so my hopes to show it to you today will have to be postponed until some future date.”</text:span></text:p>
        </text:list-item>
        <text:list-item>
          <text:p text:style-name="P85"><text:span text:style-name="T57">It was likely a lie, but the question had to be put. Remy pursed zir lips. “Your Queen quivers with delight to know that ze will be seeing more of you! Now, tell me your story!”</text:span></text:p>
        </text:list-item>
        <text:list-item>
          <text:p text:style-name="P85"><text:span text:style-name="T57">As they walked a slow and circuitous path through the gardens, Lucca spoke of zir early life and zir training. In the years immediately following zir birth, ze had lived in the Oltrarno house of zir great grandmother, zir </text:span><text:span text:style-name="T59">bisnonna </text:span><text:span text:style-name="T57">and the mother of Maria’s father, one of the neurosilk artisans who had made Tuscany a center of technology. The house, like many in the city, had an unimposing streetward facade but was spacious and comforting on the inside, with large rooms, an inner portico, and a central courtyard filled with cyprus trees, lemon trees, and lavender. It was there that Lucca received zir training in the martial arts, including learning how to use a longsword and dagger. It was also where ze was trained in mathematics, science, history, theology, and languages-- Russian, English, Spanish, German, and Chinese--with a small group of kids of similar age. zir mother, Maria taught some of the classes <text:s/>zirself, but other instructors came from all around the globe to provide the select group of youngsters with a liberal education that would develop their capabilities as thinkers and future leaders of the rapidly-growing Church of the Allpoint. </text:span></text:p>
        </text:list-item>
        <text:list-item>
          <text:p text:style-name="P85"><text:span text:style-name="T57">Among zir earliest memories were those of zir bisnonna. Each morning, Lucca would share breakfast with her. Ze would shuffle behind zir four-wheeled walker, zir books and important papers stuffed into a basket hung on the front, along with gloves to keep zir hands warm when the weather was chilly, and it was always chilly for her, even in the summer. zir bisnonna lived by a routine: up most days by seven, zir breakfast consisting of cappuccino and a cornetto from the local panetteria brought to zir by zir by the service robot, Angelina, who attended to both Lucca and zir bisnonna when Maria was away from the house. After, bisnonna watched the news and dozed in zir lounge chair until lunch, and then ze watched zir favorite soap opera and other shows until it was time for dinner, sometimes venturing into the courtyard to read when the weather was nice. At dinner, ze had a single glass of red wine, and ze retired to zir room by eight, where ze read a page or two until ze fell asleep. </text:span></text:p>
        </text:list-item>
        <text:list-item>
          <text:p text:style-name="P85"><text:span text:style-name="T57">When ze was older, from when ze was six until up to zir tenth birthday, Lucca would walk to a school located in a building near the Cattedrale di Santa Maria del Fiore, where ze studied advanced classes taught by exemplars in science, politics, and business. As always, ze was escorted by the other household robot, Roberto, who never left zir side. On the hot summer days when ze knew that zir bisnonna was likely reading and dozing in the courtyard, Lucca would stop at the geletaria near home after school and bring zir back a cup of pistachio. </text:span></text:p>
        </text:list-item>
      </text:list>
      <text:p text:style-name="P81"><text:span text:style-name="T57">On zir tenth birthday, zir mother took him to the recently completed COTA cathedral complex for the first time and showed him zir office suite, zir living suite in the priory, and the many other wonders of the organization created by Maria Morelli. zir mother then told him that ze was leaving to better protect the church from a distance. ze was now in charge. </text:span></text:p>
      <text:p text:style-name="P81"><text:span text:style-name="T57">Remy stopped suddenly and lightly touched Lucca’s hand. “Mon dieu! So young and so much heartbreak and responsibility. How did you manage?”</text:span></text:p>
      <text:p text:style-name="P81"><text:span text:style-name="T57">“Frankly,” said Lucca, “It was what I had been trained to do. I simply put one foot in front of the other and became the Presbyter. I continued the work my mother had started. By then, the first mining colony was in operation, so there was a steady stream of revenues to use for the establishment of Humanist Haven and Humanist Hope. We established both and then weathered the reactions from the public, some of which were hostile.”</text:span></text:p>
      <text:p text:style-name="P81"><text:span text:style-name="T57">“Was that the beginning of Via de Deus?”</text:span></text:p>
      <text:p text:style-name="P81"><text:span text:style-name="T57">“Probably, but I do not know if they called themselves such in the very beginning. Initially, they were just an angry mob, and the name came a year or two later.”</text:span></text:p>
      <text:p text:style-name="P81"><text:span text:style-name="T57">“And they were angry because COTA had established colonies for what were perceived to be settlements of non-believers—of atheists and agnostics?”</text:span></text:p>
      <text:p text:style-name="P81"><text:span text:style-name="T57">Lucca nodded. “As I understand it, yes. There were some Christians who imagined that the gift of space travel should be used to spread the gospel of Christianity to the stars, to fill habitable planets with believers of the Triune God: the Father, the Son, and the Holy Ghost. For them, it should have been like the Crusades, with Christians ‘marching as to war’ as the song goes. Christianity would spread and grow and be assured of its survival regardless of what might happen to Earth.”</text:span></text:p>
      <text:p text:style-name="P81"><text:span text:style-name="T57">They continued walking through the gardens, turning now toward the administrative offices, and Remy caught a faint scent of something burnt—wood and stone—the carbonized redolence that lingers in the aftermath of catastrophic explosions and infernos. It was a scent familiar to those who knew war, and Remy was certain that whatever happened here last night was no simple boiler explosion: the Presbyter was lying. Why?</text:span></text:p>
      <text:p text:style-name="P81"><text:span text:style-name="T57">“And COTA had dashed those dreams of Christian ascendance by creating two havens for the non-believers among its first colonies?”</text:span></text:p>
      <text:p text:style-name="P81"><text:span text:style-name="T57">“You have to understand,” said Lucca, “That my mother, even though Maria <text:s/>zirself remained faithful to Catholicism, never intended for the Power of Prayer to be used exclusively for any religion, whether it be Christian, Muslim, Hindu, or Buddhist. Maria saw Power of Prayer as a gift to all of humanity, a gift to ensure the survival of humanity against the inevitable. The next time the universe cast a stone at humans, it would have to toss more than one.”</text:span></text:p>
      <text:p text:style-name="P81"><text:span text:style-name="T57">“The humanists were chosen for the first two colonies because they were the first to be ready,” ze continued. “Other colonies had been proposed, but the humanists were better prepared. Theirs were proposals of rationality rather than romance, and they better understood the challenges they would face. Furthermore, they complied with all the rules for interstellar settlement.”</text:span></text:p>
      <text:p text:style-name="P81"><text:span text:style-name="T57">“Ah, rules!” said Remy. “Your Queen understands all about human rules. How many rules are there for a colony in the stars?”</text:span></text:p>
      <text:p text:style-name="P81"><text:span text:style-name="T57">Lucca shook zir tonsured head. “Surprisingly, there are not that many—just ten, like the Commandments. Can I show you?”</text:span></text:p>
      <text:p text:style-name="P81"><text:span text:style-name="T57">“Absolutely.”</text:span></text:p>
      <text:p text:style-name="P81"><text:span text:style-name="T57">[Here they are] Lucca flashed, and Remy saw a list: </text:span></text:p>
      <text:list xml:id="list4075164801" text:style-name="WWNum24">
        <text:list-item>
          <text:p text:style-name="P97"><text:span text:style-name="T60">All requests for transport must be filed with the Office of Divine Intervention. All decisions by the Office of Divine Intervention are final. </text:span></text:p>
        </text:list-item>
        <text:list-item>
          <text:p text:style-name="P97"><text:soft-page-break/><text:span text:style-name="T60">The destination planet must support, unaided, human life. If humans cannot breathe the air, drink the water, and eat the native flora and fauna, transport is prohibited except for mining or other resource extraction colonies.</text:span></text:p>
        </text:list-item>
        <text:list-item>
          <text:p text:style-name="P97"><text:span text:style-name="T60">The destination must not have life that is becoming or likely to become sentient. Human life cannot displace native life. </text:span></text:p>
        </text:list-item>
        <text:list-item>
          <text:p text:style-name="P97"><text:span text:style-name="T60">Conflicting requests for transport to a common destination will be adjudicated by the Office of Divine Intervention. </text:span></text:p>
        </text:list-item>
        <text:list-item>
          <text:p text:style-name="P97"><text:span text:style-name="T60">The minimum size of a colony is 10,000, consisting of roughly equal numbers of men and women. </text:span></text:p>
        </text:list-item>
        <text:list-item>
          <text:p text:style-name="P97"><text:span text:style-name="T60">The community to be transported must pay a fair share for all costs associated with equipment , supplies, and training, to include the following:</text:span></text:p>
          <text:list>
            <text:list-item>
              <text:p text:style-name="P105"><text:span text:style-name="T60">The transport vessel, which can be disassembled into smaller units to provide the initial housing and other facilities necessary for the economic viability of the colony. </text:span></text:p>
            </text:list-item>
            <text:list-item>
              <text:p text:style-name="P105"><text:span text:style-name="T60">Water sufficient for the first thirty days of the colony, along with water purification equipment and equipment for the drilling of wells. </text:span></text:p>
            </text:list-item>
            <text:list-item>
              <text:p text:style-name="P105"><text:span text:style-name="T60">Food sufficient for at least the first year of the colony. </text:span></text:p>
            </text:list-item>
            <text:list-item>
              <text:p text:style-name="P105"><text:span text:style-name="T60">Equipment for the following: </text:span></text:p>
              <text:list>
                <text:list-item>
                  <text:p text:style-name="P106"><text:span text:style-name="T60">Extraction of metals and minerals</text:span></text:p>
                </text:list-item>
                <text:list-item>
                  <text:p text:style-name="P106"><text:span text:style-name="T60">Fabrication of materials for end-product manufacturing.</text:span></text:p>
                </text:list-item>
                <text:list-item>
                  <text:p text:style-name="P106"><text:span text:style-name="T60">Manufacturing lines for end-products such as tools, fasteners, containers, wires, ropes, beams, walls, clothing, chemicals, eletrical components, computers, communication devices, vehicles, furniture, cooking utensils, and everything else needed to support a civilization.</text:span></text:p>
                </text:list-item>
              </text:list>
            </text:list-item>
          </text:list>
        </text:list-item>
        <text:list-item>
          <text:p text:style-name="P97"><text:span text:style-name="T60">All transportees of adult age (21 years) must personally attest to their desire for transport. No person may make such attestment for another person with the exception of parents for children. The Church of the ZeropointSPS will provide sanctuary for all who feel that they are being coerced into unwanted transport. </text:span></text:p>
        </text:list-item>
        <text:list-item>
          <text:p text:style-name="P97"><text:span text:style-name="T60">All transportees who were not at least 21 years old at the time of transport have to right to alternative transport, including return to Earth, upon achieving the age of 21. The Church of the ZeropointSPS will provide sanctuary for all who seek alternative transport. </text:span></text:p>
        </text:list-item>
        <text:list-item>
          <text:p text:style-name="P97"><text:span text:style-name="T60">Transport and production of weapons of war is strictly prohibited. Weapons for the purpose for hunting and personal protection are allowed. </text:span></text:p>
        </text:list-item>
        <text:list-item>
          <text:p text:style-name="P97"><text:bookmark text:name="_1jlao46"/><text:span text:style-name="T60">The Church of the Zeropointplaces no restrictions on transport based on race, creed, <text:s/>religion, or sexual orientation and will not allow such discrimination within any colony. </text:span></text:p>
        </text:list-item>
      </text:list>
      <text:p text:style-name="P81"><text:span text:style-name="T57">“The final four tend to be deal-breakers for some of the established religions,” Lucca explained. Rule number seven requires all persons who have attained the age of twenty-one years to personally attest to their desire to be transported. A parent cannot attest for an adult child, nor can a man attest for zir adult wife, and this requirement runs contrary to the assumptions of some cultures in which the husband speaks for the wife. COTA treats all people as individuals.”</text:span></text:p>
      <text:p text:style-name="P81"><text:span text:style-name="T57"><text:s/>“All who go must eventually decide for themselves that they are willing to go—even the very young. Rule number eight states that any who were transported before the age of twenty-one may choose to return to Earth once they have achieved adulthood. The have the right to undo a decision made for them when they were a child.” </text:span></text:p>
      <text:p text:style-name="P81"><text:span text:style-name="T57">“Have any settlers taken advantage of rule number eight,” Remy wondered. “And have there been any problems therewith?”</text:span></text:p>
      <text:p text:style-name="P81"><text:span text:style-name="T57">“Many have returned,” Lucca acknowledged. “Even in the best of families, children do not always agree with the decisions made by parents.” ze paused thoughtfully and added, “I don’t recall any great difficulties with the application of rule number eight, but such decisions are always emotional, so the Settlement Protective Services are there to ensure that emotions do not drive unfortunate actions.”</text:span></text:p>
      <text:p text:style-name="P81"><text:span text:style-name="T57">“Such protection could be construed as consistent with a police state, no?” Remy inquired. </text:span></text:p>
      <text:p text:style-name="P81"><text:span text:style-name="T57">“It could, but all settlers have had at least a year before transport to come to terms with the rules, and they—and their children—are reminded about the rule requirements many times over during that year or more of preparation. There is ample time to consider the consequences. I cannot see how they would be surprised.”</text:span></text:p>
      <text:p text:style-name="P81"><text:span text:style-name="T57">“Humans being what they are, I could see a person might try to keep a child or a spouse who has decided not to stay. How could the SPS stop them?”</text:span></text:p>
      <text:p text:style-name="P81"><text:span text:style-name="T57">Lucca looked up slightly at Remy. “Settlers can only take weapons useful for hunting and protection. You have seen the weapons and armament of the SPS firsthand; do you think a hunting rifle would pose a threat to an SPS officer?”</text:span></text:p>
      <text:p text:style-name="P81"><text:span text:style-name="T57">“The parent could threaten to kill the child.”</text:span></text:p>
      <text:p text:style-name="P81"><text:span text:style-name="T57">“In which case, we would immediately transport the child away from the parent,” replied Lucca. “The request for transport must include a completed constitution that sets out the laws <text:s/>for the colony, and one of those laws must be that no parent may cause a child harm. Children are humans with fundamental rights, not possessions.”</text:span></text:p>
      <text:p text:style-name="P81"><text:span text:style-name="T57">“Ah,” said Remy. “So the ten simple rules are not so simple?</text:span></text:p>
      <text:p text:style-name="P81"><text:bookmark text:name="_43ky6rz"/><text:span text:style-name="T57">Lucca grinned. “Nothing is simple, my friend. I often marvel at how many politicians use the term c</text:span><text:span text:style-name="T59">ommon sense</text:span><text:span text:style-name="T57"> as a sop for the those who wish for the <text:s/>universe to be simple, but nothing is.”</text:span></text:p>
      <text:p text:style-name="P81"><text:span text:style-name="T57">“Your Queen withdraws the question but poses another given COTA’s focus on individual rights. Would your Queen be allowed to establish a colony, should ze wish to do so?”</text:span></text:p>
      <text:p text:style-name="P81"><text:span text:style-name="T57">“But of course!” said Lucca, sounding relieved to be talking about something other than enforcement of rules, as they walked up short flight of stairs to an outdoor patio upon which a table had been set with meats, cheeses, eggs, pastries, fruits, and that singular delight of Italy: coffee urns accompanied by warmed carafes of cream. “However, you must understand that even you would have to file a request with the Office of Divine Intervention, round up at least ten thousand willing companions, and acquire sufficient funding for the necessary equipment and supplies required of a new settlement. It is not easy.”</text:span></text:p>
      <text:p text:style-name="P81"><text:span text:style-name="T57">“The Queen means a slightly different question. Would people like your Queen be allowed to establish a colony?” For emphasis, Remy’s hands pointed to the Queen’s dress makeup, and hair. </text:span></text:p>
      <text:p text:style-name="P81"><text:span text:style-name="T57">“Ah!” said Lucca with a slight blush. “The answer remains the same: of course! Rule number ten prohibits restrictions on transport based on race, creed, <text:s/>religion, or sexual orientation,” <text:s/>ze smiled and added, “But I hope you are not thinking of leaving Earth so soon? I would miss you!”</text:span></text:p>
      <text:p text:style-name="P81"><text:span text:style-name="T57">Remy smiled back. “Your Queen is quite happy to be here, with your, at least through breakfast.” </text:span></text:p>
      <text:p text:style-name="P81"><text:span text:style-name="T57">He raised zir coffee cup and Lucca tapped it with his, and then Lucca’s face took on a somber look. “Will you be returning to Algeria after breakfast?” ze wondered. </text:span></text:p>
      <text:p text:style-name="P81"><text:span text:style-name="T57">Remy shook zir head. “Your Queen has a couple more stops before ze returns home, but ze hopes to be there this evening. You should visit!”</text:span></text:p>
      <text:p text:style-name="P81"><text:span text:style-name="T57">“I should like that,” said Lucca. “Could I meet you at the former COTA construction headquarters near the Ketchaoua Mosque. I have something I need to tell you.”</text:span></text:p>
      <text:p text:style-name="P81"><text:soft-page-break/><text:span text:style-name="T57">Remy felt zir throat constrict. Today was the anniversary of Édouard’s death, and ze had spent many evenings since at the site where the love of zir life had died, perhaps at the command of the man sitting across from him. At some point in those mournful evenings, Queen Xerxes had been born to carry the pain that Remy could not, and it was ze who had allowed him to finally distance <text:s/>zirself from that awful day. Was closure still possible?</text:span></text:p>
      <text:p text:style-name="P81"><text:span text:style-name="T57">Queen Xerxes nodded. “Your Queen will gladly meet you there this evening, Presbyter Lucca Morelli.”</text:span></text:p>
      <text:list xml:id="list65913104382439" text:continue-list="list65914783907941" text:style-name="WWNum20">
        <text:list-item>
          <text:list>
            <text:list-item>
              <text:p text:style-name="P120"><text:bookmark text:name="_2iq8gzs"/>2093 Papal Rebuke</text:p>
            </text:list-item>
            <text:list-item>
              <text:p text:style-name="P44"><text:span text:style-name="T16">Excerpt from A Complete History of the Humanist Coalition: From Inception to Final Freedom, by Javier Guzmán</text:span></text:p>
            </text:list-item>
            <text:list-item>
              <text:p text:style-name="P24"/>
            </text:list-item>
          </text:list>
        </text:list-item>
      </text:list>
      <text:p text:style-name="P81"><text:bookmark text:name="_xvir7l"/><text:span text:style-name="T57">In the cooling air of late evening, zir Holiness, Pope Benedict XVII strode solemnly through the open door of the Apostolic Palace and stood on the balcony. Before him churned the throng that had packed St. Peter’s Square for two days and two nights, waving homemade signs and singing hymns. They were clamoring for a statement from the head of the Holy Roman Catholic Church in the tumultuous wake of the murders at the Church of the Zeropointcathedrals by what appeared to be elements of the church. Some of those gathered wanted to hear a statement of continued support for the mysterious congregation that had opened the stars to mankind. Others were calling for the immediate expulsion of COTA from the Roman Curia and a return to Traditionalist Catholicism to stem the tide of progressive thinking that had blurred the distinction between Catholicism and other forms of Christianity. Surrounding both groups were representatives of the world news media, curious onlookers hooked on the adrenaline of large, animated gatherings, and tourists. </text:span></text:p>
      <text:p text:style-name="P81"><text:span text:style-name="T57">As the Pope raised zir hand, the noise quelled, and ze spoke into the silence the words that one faction of the audience longed to hear: the Holy Roman Catholic Church would have no further association with the Church of the Allpoint. </text:span></text:p>
      <text:list xml:id="list65914683703262" text:continue-numbering="true" text:style-name="WWNum20">
        <text:list-item>
          <text:list>
            <text:list-item>
              <text:p text:style-name="P120"><text:bookmark text:name="_3hv69ve"/>2093 Moses Attacks!</text:p>
            </text:list-item>
            <text:list-item>
              <text:p text:style-name="P44"><text:span text:style-name="T16">Excerpt from A Complete History of the Humanist Coalition: From Inception to Final Freedom, by Javier Guzmán</text:span></text:p>
            </text:list-item>
            <text:list-item>
              <text:p text:style-name="P24"/>
            </text:list-item>
          </text:list>
        </text:list-item>
      </text:list>
      <text:p text:style-name="P81"><text:span text:style-name="T57">“What do you call an organization that has the capability to simply appear out of nowhere, an organization that can send its agents where it will, surreptitiously, beholden to none except its secretive leaders, to undermine the established order of rule and reason and wreak havoc—havoc!--on a humble servant of God Almighty!” </text:span></text:p>
      <text:p text:style-name="P81"><text:span text:style-name="T57">The Reverend Moses Johnson paused and glowered into the drone cameras circling about him, zir usual makeup having been changed to ensure that the scars and bruises upon zir face were not covered but would, instead, stand out clearly. ze even held up zir hands to show where two fingernails had been removed, the cuticles rimmed by crusted blood (shown in close-up), and ze waited grimly, patiently for the drones to slowly converge upon one side and provide multiple images of zir coming pronouncement about the recent attack upon zir person. In zir ear, the director counted down from five and the drones moved into place. There! They were in position!</text:span></text:p>
      <text:p text:style-name="P81"><text:span text:style-name="T57">“I call it Satan’s Army!” ze bellowed. “Satan’s Army!” </text:span></text:p>
      <text:p text:style-name="P81"><text:span text:style-name="T57">As the drones spread out again, and the lights lowered and turned crimson, Moses knew that zir broadcast staff were adding a torrent of satanic pictures and video images to the feed, including paintings by Medieval artists and clips from movies with a bass-heavy metal musical score featuring the tritone—the Devil’s Interval so prominently featured in metal music. ze listened, head down and eyes closed, the drones orbiting, zir arms crossed, zir hands upon zir shoulders, a man of God beset by evil, fighting against the voices and images until, suddenly, ze opened zir eyes, thrust zir arms wide, raised zir head, and shouted. </text:span></text:p>
      <text:p text:style-name="P81"><text:span text:style-name="T57">“Get thee gone Satan! Get thee gone!”</text:span></text:p>
      <text:p text:style-name="P81"><text:span text:style-name="T57">In an instant, the lights shot to full brightness, the floor tiles beneath Moses’ feet lit up, bathing him in a glow of light that surrounded him like a halo, and the musical score changed to a chorus of angelic voices singing Handel’s Hallelujah Chorus. </text:span></text:p>
      <text:p text:style-name="P81"><text:span text:style-name="T57">“In the name of Jesus Christ, I banish you Satan! I banish you! I banish you, and your nefarious cult, the Church of the Allpoint! Yes, you and your cult, the Church of the Allpoint! I am calling you out!”</text:span></text:p>
      <text:p text:style-name="P81"><text:span text:style-name="T57">As hallelujahs rang out, images of COTA personalities and facilities were added to the video feed, crumbling at the edges as each frame was consumed by fire and vanished. In zir earpiece, Moses heard the slow rise of a congregation chanting, “Banish you! Banish you!” over and over as the director added and manipulated recorded voices from the live audience, which numbered in the hundreds, until the cry was that of a football stadium full of shouting acolytes whose angry cries were reverberating and building to a concussive force. </text:span></text:p>
      <text:p text:style-name="P81"><text:span text:style-name="T57">“Banish you!” Moses shouted, encouraging zir audience to continue. “Banish you! Banish you!”</text:span></text:p>
      <text:p text:style-name="P81"><text:span text:style-name="T57">The chants continued for more than a minute, diminishing only when Moses raised zir hands and motioned for silence, Slowly, the congregation settled. </text:span></text:p>
      <text:p text:style-name="P81"><text:span text:style-name="T57">“My friends,” Moses said. “We have arrived at a propitious moment. A moment when we must decide whether to sit back and watch as history rolls over us, or a moment when we rise to the occasion and act to define what our history will be and what history will say about us! We watched with idle fascination as the Church of the Zeropointappeared to shower non-Christians with the gift of interstellar travel, and we have likewise looked on as that same entity grew ever more powerful, its strength over us fueled by the lucre obtained from the sales of precious metals supposedly mined on distant planets.”</text:span></text:p>
      <text:p text:style-name="P81"><text:span text:style-name="T57">“But now,” ze continued, zir voice rising. “But now, this so-called church has exposed its true calling, which is to silence those who would expose it for what it is: a sham to cover up the foul stench of its leader: Satan <text:s/>zirself! Who but Satan could move with such practiced perfidy, parading as the savior of those who would choose to leave the home that God has provided while sending them, most likely, to some purgatory of pain that will be worse than death and the farthest thing from heavenly bliss.”</text:span></text:p>
      <text:p text:style-name="P81"><text:span text:style-name="T57">“We see the pretty pictures from this so-called Queen Xerxes, this Sodomite who consorts with COTA, but what do they show? Really, what do they show?” Moses looked around beseechingly, zir hands imploring, as if sincerely wanting to know the answer that ze was about to provide. The congregation sensed what might be coming and waited in anticipation. “Well,” ze added softly, “I will tell you what they show. Corruption! Fornication! Sin! They show us what life is like when good people, God-fearing people, stand by silently and allow evil incarnate to shade the eyes of the easily-tricked, making promises that those with even the smallest measure of common sense know to be lies. All lies!”</text:span></text:p>
      <text:p text:style-name="P81"><text:span text:style-name="T57">“All lies!” shouted the congregation in response. </text:span></text:p>
      <text:p text:style-name="P81"><text:span text:style-name="T57">“There are but two genders,” roared Moses, “Man and woman! Two genders! No LGBTQ-etcetera!” ze held up zir hands as though to ward off pesky, troubling words. “And don’t tell me that homosexuality is a natural thing! Don’t say, ‘Reverend Johnson, scientific studies show homosexuality in many species, so it is a natural thing!’ because I will say to you that Leviticus 18.22 says ‘ Thou shalt not lie with mankind, as with womankind: it is abomination.’”</text:span></text:p>
      <text:p text:style-name="P81"><text:span text:style-name="T57">“Abomination!” replied the congregation. </text:span></text:p>
      <text:p text:style-name="P81"><text:span text:style-name="T57">“Do you believe in science or the word of God?”</text:span></text:p>
      <text:p text:style-name="P81"><text:span text:style-name="T57">“Word of God!”</text:span></text:p>
      <text:p text:style-name="P81"><text:span text:style-name="T57">“And you know what God does to abominations, don’t you?” asked Moses. “He bars them from Heaven and cast them into Hell!”</text:span></text:p>
      <text:p text:style-name="P81"><text:span text:style-name="T57">“Cast them into Hell!”</text:span></text:p>
      <text:p text:style-name="P81"><text:span text:style-name="T57">Moses relaxed zir features, become a man about to share something important with a good friend, a confidant. “Now the people at COTA, this so-called church, say that they can pray you from Earth to some planet many light years away. Just like that! Whoosh! Once second you are here, and the next second you are light-years away. What think?</text:span></text:p>
      <text:p text:style-name="P81"><text:span text:style-name="T57">“All lies!</text:span></text:p>
      <text:p text:style-name="P81"><text:span text:style-name="T57">“Frankly, I have not personally seen a person transport by this,” ze waggled zir fingers, “Power of Prayer! Have you?”</text:span></text:p>
      <text:p text:style-name="P81"><text:span text:style-name="T57">“No!”</text:span></text:p>
      <text:p text:style-name="P81"><text:span text:style-name="T57">“You may have seen the video of this so-called Queen Xerxes showing is purported to be a jump through space to this Kepler 452b and some other planet, but, if you ask me, it just looks like the old Hollywood propaganda that strives to make good people, God-fearing people, like you and me look, look stupid because we don’t just blindly accept falsehoods! We don’t just blindly accept lies!”</text:span></text:p>
      <text:p text:style-name="P81"><text:span text:style-name="T57">:All lies!”</text:span></text:p>
      <text:p text:style-name="P81"><text:soft-page-break/><text:span text:style-name="T57">“They say that they pay for their fancy cathedrals and their fancy buildings with money made through the licensing of mineral rights on other planets. What do you say? Sounds like a lie to me.”</text:span></text:p>
      <text:p text:style-name="P81"><text:span text:style-name="T57">“All lies!”</text:span></text:p>
      <text:p text:style-name="P81"><text:span text:style-name="T57">“They say that their founder has been . . . What was the term they used? On a sabbatical? For two decades? Nobody has seen or heard from the glorious, the miraculous, Dr. Maria Morelli for two decades now!” Moses shook zir head at the audacity of the concept. “Her acolytes, zir hand-picked soldiers tortured and killed the Archbishop of Florence! zir acolytes tried to kill me! Had I not been made of sterner stuff, they might have succeeded. Had I not been a soldier of God, they might have had their way! And they say Dr. Morelli is on sabbatical and cannot speak. What do you say?”</text:span></text:p>
      <text:p text:style-name="P81"><text:span text:style-name="T57">“All lies!”</text:span></text:p>
      <text:p text:style-name="P81"><text:span text:style-name="T57">“And so,” Moses said somberly, “They trot out the so-called son of the miraculous Maria Morelli—this Lucca—and they have him speak, with zir honeyed tongue, of how the so-called Church of the Zeropointhas brought hope to those looking to ensure the survival of humanity. Of how the so-called Church of the Zeropointis solving the the problems of overpopulation and inadequate resources. What do you say?”</text:span></text:p>
      <text:p text:style-name="P81"><text:span text:style-name="T57">“All lies!”</text:span></text:p>
      <text:p text:style-name="P81"><text:span text:style-name="T57">“Who did this so-called church first grace with the gifts of new homes? Hmm? Did they choose the most righteous? Did they choose the most God-fearing? Did they choose good Christians!” Moses entreated the congregation again, zir face that of a simple seeker of the truth. Then ze shook zir head in disappointment. “No. They gifted planets to non-believers. Here, they said, is Humanist Haven! Here they said, is Humanist Hope! And these planets were given to those who say they want freedom from religion! Freedom </text:span><text:span text:style-name="T59">from</text:span><text:span text:style-name="T57"> religion. Have you imagine such a thing? Why not just say freedom from God Almighty! Why not just proclaim freedom from your maker, the God who gave you life and a place to live? What do you think?”</text:span></text:p>
      <text:p text:style-name="P81"><text:span text:style-name="T57">“All lies!”</text:span></text:p>
      <text:p text:style-name="P81"><text:span text:style-name="T57">“So,” Moses continued. “Humor me for a bit longer, if you will friends, and follow me as I attempt to unravel this knot in the logic of the so-called Church of the Allpoint. They say that they are a church, but they give planets to the godless. They say that they want to ensure the survival of humanity, but they say nothing about ensuring the survival of the belief in God.”</text:span></text:p>
      <text:p text:style-name="P81"><text:span text:style-name="T57">“Is it just me,” ze asked, “Or is there a contradiction here? Is there a logical flaw? Now, perhaps I am just slow. Maybe I am just a poor boy from Texas who can’t understand sophisticated talk, but what kind of church would work so hard to serve the godless? Who might be the master pulling the strings behind the curtain for such a church? Can you imagine? Can you guess?”</text:span></text:p>
      <text:p text:style-name="P81"><text:span text:style-name="T57">A smattering of responses arose from the congregation, with </text:span><text:span text:style-name="T59">Satan</text:span><text:span text:style-name="T57"> and </text:span><text:span text:style-name="T59">The Devil</text:span><text:span text:style-name="T57"> being prominent. </text:span></text:p>
      <text:p text:style-name="P81"><text:span text:style-name="T57">Moses held a hand to an ear. “What’s that? Do I hear Satan? Do I hear The Devil? Yes, I think you are right. I think old Satan, cunning old Satan is working the gears of the so-called Church of the Allpoint, this church that proclaims to all who will listen that is it bringing a new era of prosperity to mankind. And who, I wonder, is the smooth-talking mouthpiece of Satan who poses as the champion of humanity, a humanity bereft of God? Who might that be? Who is the person who has insinuated <text:s/>zirself as the so-called Church of the Allpoint’s replacement for Jesus Christ—and ze must be the replacement, because ze never says the name Jesus Christ. Who might this Lucca be?</text:span></text:p>
      <text:p text:style-name="P81"><text:span text:style-name="T57">As one, the congregation shouted, “The Antichrist!”</text:span></text:p>
      <text:p text:style-name="P81"><text:span text:style-name="T57">“And where,” asked Moses, “does Lucca Morelli, the Antichrist, tell people they should go? Does ze say ‘stay here?’” ze shook zir head. </text:span></text:p>
      <text:p text:style-name="P81"><text:span text:style-name="T57">“No!”</text:span></text:p>
      <text:p text:style-name="P81"><text:span text:style-name="T57">“Does ze say, ‘be ye fruitful, and multiply; bring forth abundantly in the earth, and multiply therein?’” Moses shook zir head. </text:span></text:p>
      <text:p text:style-name="P81"><text:span text:style-name="T57">“No!”</text:span></text:p>
      <text:p text:style-name="P81"><text:span text:style-name="T57">“Well, friends. Now isn’t that a mystery? A so-called man of God who ignores the word of God <text:s/>zirself, who said, in Genesis 9:7, ‘And you, be ye fruitful, and multiply; bring forth abundantly in the earth, and multiply therein.”</text:span></text:p>
      <text:p text:style-name="P81"><text:span text:style-name="T57">“Did God say to populate, oh say, Kepler 186f?”</text:span></text:p>
      <text:p text:style-name="P81"><text:span text:style-name="T57">“No!”</text:span></text:p>
      <text:p text:style-name="P81"><text:span text:style-name="T57">“Did God say to populate Trappist-1e?”</text:span></text:p>
      <text:p text:style-name="P81"><text:span text:style-name="T57">“No!”</text:span></text:p>
      <text:p text:style-name="P81"><text:bookmark text:name="_1x0gk37"/><text:span text:style-name="T57">“Did God say to send a Sodomite to Kepler 452b and 296e instead of a good Christian?”</text:span></text:p>
      <text:p text:style-name="P81"><text:span text:style-name="T57">“No!”</text:span></text:p>
      <text:p text:style-name="P81"><text:span text:style-name="T57">“And, friends, I should mention that I have learned an important truth about this Queen Xerxes while investigating zir background in Algeria, and I can tell you that while ze was a member of the French Foreign Legion. . . ” ze paused and restarted, “While this </text:span><text:span text:style-name="T59">Sodomite</text:span><text:span text:style-name="T57"> was a member of the French Foreign Legion, ze watched as zir lover was killed during an attack on a COTA facility by a COTA robot!” ze shook zir head to underscore the truth of what ze was revealing. “Yes, this Queen Xerxes watched zir lover be killed, and yet this man who dresses as a woman cavorts with members of the so-called Church of the Zeropointlike everybody is just the best of friends! Abomination!”</text:span></text:p>
      <text:p text:style-name="P81"><text:span text:style-name="T57">“Abomination!”</text:span></text:p>
      <text:p text:style-name="P81"><text:span text:style-name="T57">“And then Queen Xerxes travels to another planet that COTA wants to hand over to the Kurds, and, here ze is, all laughs and cuddles with the people who were responsible for killing that which ze loved most! Can you say unfaithful?”</text:span></text:p>
      <text:p text:style-name="P81"><text:span text:style-name="T57">“Unfaithful!”</text:span></text:p>
      <text:p text:style-name="P81"><text:span text:style-name="T57">“And all of this popping about the stars . . .,” Attic paused to explain. “P-O-P. Power of Prayer. They have reduced the will of God to a verb, and they call it popping?” A member of the audience shouted something unintelligible, and Moses pointed and said. “Right! It is a blasphemy! So, at any rate, popping about the universe, when God <text:s/>zirself told us what we should be doing? Any idea? What planet did God say to populate? To what specific planet does Genesis 9:7 refer, hmm?” Moses raised zir hand to zir ear. </text:span></text:p>
      <text:p text:style-name="P81"><text:span text:style-name="T57">“Earth!” shouted the audience. </text:span></text:p>
      <text:p text:style-name="P81"><text:span text:style-name="T57">The Reverend Moses Johnson smiled. </text:span></text:p>
      <text:list xml:id="list65913288830666" text:continue-numbering="true" text:style-name="WWNum20">
        <text:list-item>
          <text:list>
            <text:list-item>
              <text:p text:style-name="P120"><text:bookmark text:name="_4h042r0"/>2093 The Briefing</text:p>
            </text:list-item>
            <text:list-item>
              <text:p text:style-name="P44"><text:span text:style-name="T16">Excerpt from A Complete History of the Humanist Coalition: From Inception to Final Freedom, by Javier Guzmán</text:span></text:p>
            </text:list-item>
            <text:list-item>
              <text:p text:style-name="P24"/>
            </text:list-item>
          </text:list>
        </text:list-item>
      </text:list>
      <text:p text:style-name="P75"><text:span text:style-name="T65">Mansell Lichtman,Ananya Iyengar,Roberto Aleman, Juliana Varela, and Dalisay Ocampo</text:span></text:p>
      <text:p text:style-name="P81"><text:span text:style-name="T57">A wan Lucca Morelli, flanked by two guards, addressed the five remaining priory guides in the rubble of the priory portico. Twelve of their fellow guides and friends had died the night before, and they deserved to know what Lucca knew about what had transpired. They also deserved to know what was going to happen next, but there were limits to what ze could tell them. </text:span></text:p>
      <text:p text:style-name="P81"><text:soft-page-break/><text:span text:style-name="T57">“I share your sorrow,” ze said to the small group. “The loss of our fellow guides has hit me hard, and I find myself wondering what I could have done to change the outcome. We have always taken security seriously, which is why all guides are accompanied by a security team when they travel beyond the confines of this complex, but not all dangers can be avoided.”</text:span></text:p>
      <text:p text:style-name="P81"><text:span text:style-name="T57">“Presbyter,” Juliana Varela interrupted, “Roberto, Dalisay, and I saw COTA robots appear and drop the bombs that killed our friends. COTA robots!”</text:span></text:p>
      <text:p text:style-name="P81"><text:span text:style-name="T57">Lucca nodded. “I understand, and I also understand how terrifying, and confusing, that sight must have been. I can assure you that I am doing all that I can to get to the bottom of this this <text:s/>very unfortunate, very sad ordeal, but there are certain things that I cannot yet reveal, even to members of the Guide.”</text:span></text:p>
      <text:p text:style-name="P81"><text:span text:style-name="T57">“So, are we supposed to simply accept that twelve good people died for no reason and move on?” Mansell Lichtman asked. “Who sent those robots?”</text:span></text:p>
      <text:p text:style-name="P81"><text:span text:style-name="T57">“It is my hope,” Lucca replied, “that they did not die in vain. I am not at liberty to say who might have sent the robots, but I am working to verify my guess. It was not me.”</text:span></text:p>
      <text:p text:style-name="P81"><text:span text:style-name="T57">“Who else could have sent them?” demanded Roberto. “Only priory guides can transport objects, so it would have to be one of us or a priory guide at one of the other complexes.”</text:span></text:p>
      <text:p text:style-name="P81"><text:span text:style-name="T57">Lucca responded after a sigh. “It was not a guide from one of the other complexes,” ze stated flatly. “I visited our complexes in Algeria, Australia, and the Mountain Paradise Federation shortly after the attack.” ze paused for a moment, and then added, “They had also been attacked, and all of the guides in those locations have, tragically, been killed.”</text:span></text:p>
      <text:p text:style-name="P81"><text:span text:style-name="T57">“What?!” sputtered Ananya Iyengar. “Had Roberto not asked, were you even going to tell us about the other locations?”</text:span></text:p>
      <text:p text:style-name="P81"><text:span text:style-name="T57">“Unfortunately, no,” Lucca responded. “But I felt that an honest question deserved an honest answer.” ze raised zir hands as anger and shock swept through zir small <text:s/>audience. “Look, there are things that I cannot yet explain, things that were set in motion decades earlier, and the path of COTA going forward is likely to seem chaotic and scary at times, but I <text:s/>firmly believe it will work out for the best. Will you trust me?”</text:span></text:p>
      <text:p text:style-name="P81"><text:span text:style-name="T57">“Trust you?!” said Juliana. “How could you expect us to trust you when you won’t tell us what is going on? I’m done with COTA, I’m leaving!”</text:span></text:p>
      <text:p text:style-name="P81"><text:span text:style-name="T57">“Me too!” added, Ananya, and zir sentiment was reflected in the nods of the other guides. </text:span></text:p>
      <text:p text:style-name="P81"><text:span text:style-name="T57">“I’m afraid it is not that easy,” Lucca said. “Your lives are in danger, so I cannot allow you to leave the protection of the priory at this time.”</text:span></text:p>
      <text:p text:style-name="P81"><text:span text:style-name="T57">“Our friends were murdered in the priory!” Mansell replied angrily. “What possible protection do we have by staying here?”</text:span></text:p>
      <text:p text:style-name="P81"><text:span text:style-name="T57">“That is a question I cannot, at this time, answer,” said Lucca. “But I assure you than I have taken steps to prevent any further incursions by outside forces. I am also collecting your <text:s text:c="2"/>probes for safekeeping, and to prevent you from doing something unfortunate.”</text:span></text:p>
      <text:p text:style-name="P81"><text:span text:style-name="T57">“You mean to keep us from leaving,” Ananya accused. “You are placing us under arrest!”</text:span></text:p>
      <text:p text:style-name="P81"><text:span text:style-name="T57">“If you want to think of it that way, then you can,” said Lucca. “But is it vital for your safety that you remain here. In time, all of this will make sense.”</text:span></text:p>
      <text:p text:style-name="P81"><text:span text:style-name="T57">As ze spoke, a COTA robot carrying a glass box strode into the priory and began entering the guide suites. As the robot exited each suite, there was another </text:span>zippy<text:span text:style-name="T57"> probe in the box. </text:span></text:p>
      <text:p text:style-name="P81"><text:span text:style-name="T57">“You are safe here,” said Lucca. “Do not try to leave.”</text:span></text:p>
      <text:list xml:id="list231679517" text:style-name="WWNum26">
        <text:list-item>
          <text:list>
            <text:list-item>
              <text:p text:style-name="P122"><text:bookmark text:name="_2w5ecyt"/>2093 Algerian Memory</text:p>
            </text:list-item>
            <text:list-item>
              <text:p text:style-name="P45"><text:span text:style-name="T16">Excerpt from A Complete History of the Humanist Coalition: From Inception to Final Freedom, by Javier Guzmán</text:span></text:p>
            </text:list-item>
            <text:list-item>
              <text:p text:style-name="P25"/>
            </text:list-item>
          </text:list>
        </text:list-item>
      </text:list>
      <text:p text:style-name="P81"><text:span text:style-name="T57">The sun was sinking beyond Gibraltar, and the Mediterranean had turned to slate. Remy Moreau sat on a chair outside a small cafe and sipped sugary tea as ze gazed across the plaza at the building where Eduardo had died. All signs of that day when ze and zir Legionnaires had rushed in to save the hostages had long since been erased: the building was now a brightly painted restaurant with tables both inside and on the roof, the same roof above which Remy’s drones had flown in search of terrorists and hostages years earlier. </text:span></text:p>
      <text:p text:style-name="P81"><text:span text:style-name="T57">A crunch of footsteps on pebbles announced a visitor. </text:span></text:p>
      <text:p text:style-name="P81"><text:span text:style-name="T57">“I will always remember this day,” said Lucca as ze stepped forward and sat on the chair across the small round table. ze had not been there a second earlier and must have transported directly to the spot. </text:span></text:p>
      <text:p text:style-name="P81"><text:span text:style-name="T57">“As will I,” replied Remy. “I was twenty-two and in love.”</text:span></text:p>
      <text:p text:style-name="P81"><text:span text:style-name="T57">“I was fourteen,” said Lucca. “I didn’t yet know what love was.” </text:span></text:p>
      <text:p text:style-name="P81"><text:span text:style-name="T57">“Pain,” said Remy. “Love is pain.” </text:span></text:p>
      <text:p text:style-name="P81"><text:span text:style-name="T57">“I understand,” Lucca stated. “I was watching, and I understood.”</text:span></text:p>
      <text:p text:style-name="P81"><text:span text:style-name="T57">“The gnats?” asked Remy. “I remember the gnats swirling in the air around my drones, and I have often wondered if they were just that or something else. Something artificial, something more advanced that what the Legion had.” </text:span></text:p>
      <text:p text:style-name="P81"><text:span text:style-name="T57">“Some were mine,” said Lucca flatly. “Some belonged to my mother, who was also watching. Our drones crawled into the pockets of the terrorists, both here and at the cathedral site in Birtouta, to find the detonator for the nuclear bomb they had brought with them. My plan was to disable the person with the detonator, and perhaps other terrorists close by, and then let your Legionnaires do the rest.”</text:span></text:p>
      <text:p text:style-name="P81"><text:span text:style-name="T57">“However,” ze continued. “There was a problem: every member of Via de Deus was carrying a detonator. There was no single person to take out. It had to be everybody at once, or there would be somebody left to detonate the bomb. “Or,” Lucca said, “I could do something much simpler: I could transport the bomb elsewhere, somewhere out of reach of the detonators, before it was set off. And I did. I sent it into the sun just as you fired your stun grenades, and Sergeant Felix Arsenault fired zir at the cathedral complex. When you rushed onto the rooftop”--and here Lucca nodded at the gaily lighted building <text:s/>across from them--”there was no longer any threat of nuclear explosion.” </text:span></text:p>
      <text:p text:style-name="P81"><text:span text:style-name="T57">It took a moment for the implication to register with Remy. “Then why transport the robot in? Why drop the grenades that killed everybody except me?”</text:span></text:p>
      <text:p text:style-name="P81"><text:span text:style-name="T57">“My mother had told me since I has just a very small child that the world would inevitably turn against the Church of the Allpoint. zir miracle would hold the public enthralled for only so long, and then the forces that protect the status quo, that hate change of any kind, would tear away the veil of secrecy and show the miracle for what it is: manipulation of an unexpected backdoor in the software that runs the universe.” </text:span></text:p>
      <text:p text:style-name="P81"><text:span text:style-name="T57">“She said that people will willingly believe in the supernatural, but they will never believe in a reality that does not conform to their beliefs about how reality should work, and they will reject that reality. Ze said that the time was drawing near for COTA to leave Earth,” Lucca continued. “The first two mining colonies were established, as were the two humanist colonies, and we had just started on New Tibet and Free Palestine. Ze wanted me to take the next step, but I was not yet ready to go. Ze punished me form my reticence. Ze sent in the robots to teach me a lesson.”</text:span></text:p>
      <text:p text:style-name="P81"><text:span text:style-name="T57">As ze spoke these words, zir eyes turned watery. “I did not send the robots that killed everybody, Remy.” ze paused for a moment and added, “I am so sorry about Eduardo, Remy. I know of him, and I am so very sorry.”</text:span></text:p>
      <text:p text:style-name="P81"><text:span text:style-name="T57">Remy was at a loss for words, and a mixture of rage and remorse course through him. If all ze wanted was vengeance, ze could have it. The face of COTA was inches from zir own. All ze had to do was what ze had been trained to do. But ze could also see the pain of that day etched in the face of a fourteen year old boy thrust into a situation in which there could be no way to win. </text:span></text:p>
      <text:p text:style-name="P81"><text:soft-page-break/><text:span text:style-name="T57">With a sigh that dispelled the rage, Remy responded. “Tell me,” ze said, “what really happened at the priory. And after, take me with you to Florence so that I can tell the world what it needs to hear.”</text:span></text:p>
      <text:list xml:id="list65914459871592" text:continue-list="list65913288830666" text:style-name="WWNum20">
        <text:list-item>
          <text:list>
            <text:list-item>
              <text:p text:style-name="P120"><text:bookmark text:name="_1baon6m"/>2093 Sadness</text:p>
            </text:list-item>
            <text:list-item>
              <text:p text:style-name="P44"><text:span text:style-name="T16">Excerpt from A Complete History of the Humanist Coalition: From Inception to Final Freedom, by Javier Guzmán</text:span></text:p>
            </text:list-item>
            <text:list-item>
              <text:p text:style-name="P24"/>
            </text:list-item>
          </text:list>
        </text:list-item>
      </text:list>
      <text:list xml:id="list65914238228149" text:continue-list="list65913342174494" text:style-name="WWNum28">
        <text:list-item>
          <text:p text:style-name="P103"><text:bookmark text:name="_3vac5uf"/><text:span text:style-name="T62">Excerpt from Queen Xerxes’ Xenagogy: Your Guide to Wonderment</text:span></text:p>
        </text:list-item>
        <text:list-item>
          <text:p text:style-name="P103"><text:span text:style-name="T62">Update. May 7, 2081. Florence, Italy. Al Jabbar News Network.</text:span></text:p>
        </text:list-item>
        <text:list-item>
          <text:p text:style-name="P103"><text:span text:style-name="T62">Beautiful children, your Queen has no good news to deliver in zir update to this morning’s breakfast with Church of the ZeropointPresbyter Lucca Morelli. Ze is very sorry to, instead, bring you somber news, twice over. Ze wishes that ze could be upbeat and tell you that all will be well, but your Queen will not lie to you. Ze does not know that all will be well; ze simply hopes that all ends well. </text:span></text:p>
        </text:list-item>
        <text:list-item>
          <text:p text:style-name="P103"><text:span text:style-name="T62">First, your Queen has learned that the Archbishop of Florence, Alessandro Cardinal Ricci, was brutally tortured and murdered at zir residence the prior evening. Ze arrived at the Santa Maria del Fiore within the past hour, with the intent to interview zir Eminence, only to discover a crime scene investigation. Your Queen has learned that the Cardinal was killed by an energy weapon of the sort known to be used by COTA guards. While this fact cannot definitively prove that COTA is responsible for this murder, it does raise troubling questions about the veracity of COTA in light of the second update. </text:span></text:p>
        </text:list-item>
        <text:list-item>
          <text:p text:style-name="P103"><text:span text:style-name="T62">Early this morning, COTA facilities in Florence, Algeria, Australia, and the Mountain Paradise Federation of the former United States were apparently bombed, and forty-two Priory Guides are believed to have been killed. Having heard the sirens last night, your Queen inquired of Presbyter Lucca Morelli during zir earlier breakfast meeting if the Florence COTA complex had been damaged. In response, Presbyter Lucca Morelli told your Queen that the complex had been damaged by a boiler explosion and that there were injuries, but nothing serious. However, that explanation was just a cover story. </text:span></text:p>
        </text:list-item>
        <text:list-item>
          <text:p text:style-name="P103"><text:span text:style-name="T62">Several sources close to your Queen report that the <text:s/>priories were, in fact, attacked by COTA robots, who appeared out of thin air in the four COTA priories and tossed bombs at the priory guides before disappearing. Ten guides each were killed in Algeria, Australia, and the Mountain Paradise Federation priories. Twelve were killed at the Florence priory. </text:span></text:p>
        </text:list-item>
        <text:list-item>
          <text:p text:style-name="P103"><text:span text:style-name="T62">It is not known if the attacks were orchestrated by the church or if they are the result of some rogue element of the church. Nor is it known why the attacks were made, but you Queen is working to find answers. </text:span></text:p>
        </text:list-item>
        <text:list-item>
          <text:p text:style-name="P103"><text:span text:style-name="T62">My children, it is not a good day. Your Queen will tell you what ze knows when ze knows it, but all ze knows right now is that this day is a very sad day, and ze weeps with you!</text:span></text:p>
        </text:list-item>
        <text:list-item>
          <text:p text:style-name="P85"><text:span text:style-name="T57">Remy Moreau signed off and ripped the wig from zir head. ze was standing in a grassy sward of the Boboli Gardens while members of zir crew held back curious onlookers. Lost in a memory of the Casbah and the death of Eduardo so many years earlier, ze recalled the sudden appearance of the hovering robot with the distinctive nano-composite body that looked like plastic but was harder than any metal. ze remembered the slow-motion release of the fragmentation grenades. ze remembered the disappearance of the robot. ze remembered the fall of the grenades to the rooftop, and the explosions that tore through Legionnaires, hostages, and terrorists without discrimination. And, ze remembered zir scream afterward, and Eduardo’s dead body, still warm, but stripped of life. </text:span></text:p>
        </text:list-item>
        <text:list-item>
          <text:p text:style-name="P85"><text:span text:style-name="T57">To that memory, ze had now added the memory of a fourteen year old boy, thrust into a no-win scenario by zir own mother, who had likely created the enemy of the Church of the Allpoint, Via de Deus, and equipped its warriors with the weapons that had been responsible for so many deaths on that long ago day. And ze was still killing to protect what ze had created, moving COTA along a path of zir own making. </text:span></text:p>
        </text:list-item>
        <text:list-item>
          <text:p text:style-name="P85"><text:span text:style-name="T57">He dropped to zir knees and wept, for both <text:s/>zirself and Lucca. </text:span></text:p>
        </text:list-item>
      </text:list>
      <text:list xml:id="list65914265888004" text:continue-list="list65914459871592" text:style-name="WWNum20">
        <text:list-item>
          <text:list>
            <text:list-item>
              <text:p text:style-name="P120"><text:bookmark text:name="_2afmg28"/>2093 Outcry</text:p>
            </text:list-item>
            <text:list-item>
              <text:p text:style-name="P44"><text:span text:style-name="T16">Excerpt from A Complete History of the Humanist Coalition: From Inception to Final Freedom, by Javier Guzmán</text:span></text:p>
            </text:list-item>
            <text:list-item>
              <text:p text:style-name="P24"/>
            </text:list-item>
          </text:list>
        </text:list-item>
        <text:list-item>
          <text:p text:style-name="P84"><text:span text:style-name="T57">In the weeks following the deaths of priory guides at four locations around the globe, the public mood toward the Church of the Zeropointturned from mostly oblivious to angry. Near the end of a week of global demonstrations in many of the world’s major cities, a huge crowd of demonstrators, including members of the Roman Catholic clergy, packed St. Peter's Square, holding signs saying ‘COTA is Not a Church,’ ‘COTA is Not My Church,’ and ‘God’s way, not man’s way!’ Speakers took turns denouncing the Congregation of the Church of the Zeropointas cameras broadcast the scene around the globe. </text:span></text:p>
        </text:list-item>
        <text:list-item>
          <text:p text:style-name="P84"><text:span text:style-name="T57">In Florence, demonstrators held signs and shouted at the guards and robots standing in the upper-level porticoes overlooking the entryway plaza. Camera drones from all the major news networks broadcast the images live, adding in panel discussions in which experts of various flavors debated what was happening and what the world should do about the Church of the Zeropointin the aftermath of its expulsion from the Roman Catholic Church. Was the Church of the Zeropointstill a religious organization, and, if not, then what was its standing? Was it a business? Was it an NGO? To whom was it responsible? Several media outlets showed queries posed to the United Nations regarding COTA; Secretary General Ada Schumacher responded crisply that the UN Security Council was deliberating its position regarding the church and would shortly advise the General Assembly of its recommendations. </text:span></text:p>
        </text:list-item>
        <text:list-item>
          <text:p text:style-name="P84"><text:span text:style-name="T57">In the dark of night, the crowd constructed bonfires and camped out, singing songs of lament for the slain Priory Guides. At one point, Lucca Morelli had been spotted peering out at the gathering, but ze quickly retreated and was not seen again. </text:span></text:p>
        </text:list-item>
        <text:list-item>
          <text:p text:style-name="P84"><text:span text:style-name="T57">In Algeria, crowds surrounded the cathedral complex and demanded the surrender of church officials to the Sûreté Nationale. Adventurous youths went so far as to throw rocks and Molotov cocktails at the n-tech walls surrounding the cathedral, administrative buildings, and priory, but were soon repulsed by painful but non-lethal shots from the guard’s energy rifles that penetrated clothing and made the skin feel as though it were on fire. </text:span></text:p>
        </text:list-item>
        <text:list-item>
          <text:p text:style-name="P84"><text:span text:style-name="T57">There were also spontaneous demonstrations in many of the world’s major cities, with protesters calling for the immediate arrest of Lucca Morelli and the seizure of COTA’s assets and technologies. </text:span></text:p>
        </text:list-item>
        <text:list-item>
          <text:p text:style-name="P84"><text:span text:style-name="T57">Near the remote Radium Hill, Australia, and Scoville, Idaho, COTA complexes there were small gatherings of mostly curious onlookers, but few active protesters. </text:span></text:p>
        </text:list-item>
      </text:list>
      <text:list xml:id="list2715306710" text:style-name="WWNum21">
        <text:list-item>
          <text:list>
            <text:list-item>
              <text:p text:style-name="P123"><text:bookmark text:name="_pkwqa1"/>2093 The Invitation</text:p>
            </text:list-item>
            <text:list-item>
              <text:p text:style-name="P46"><text:span text:style-name="T16">Excerpt from A Complete History of the Humanist Coalition: From Inception to Final Freedom, by Javier Guzmán</text:span></text:p>
            </text:list-item>
            <text:list-item>
              <text:p text:style-name="P26"/>
            </text:list-item>
          </text:list>
        </text:list-item>
      </text:list>
      <text:p text:style-name="P81"><text:bookmark text:name="_39kk8xu"/><text:span text:style-name="T57">Major Waltha Wambui, dressed in street clothes and carrying a large shopping bag, found Remy Moreau sitting in the small lounge of the Hotel Villa Carlotta. ze was also dressed in street clothes, and ze was not wearing any trace of zir Queen Xerxes persona. On the side table beside him was a negroni that barely been touched. Ze made eye contact with the bartender, pointed to the negroni and then to <text:s/>zirself. </text:span></text:p>
      <text:p text:style-name="P81"><text:span text:style-name="T57">“The negroni is a strong drink,” ze said as ze took the adjacent seat, the side table between them. “Equal parts gin, sweet vermouth, and Campari, it can be served over the rocks, as it is here, or shaken with ice and served in a martini glass with a slice of orange. It was invented by </text:span><text:a xlink:type="simple" xlink:href="https://en.wikipedia.org/wiki/Negroni" text:style-name="ListLabel_20_35" text:visited-style-name="ListLabel_20_35"><text:span text:style-name="T55">Count Camillo Negroni</text:span></text:a><text:span text:style-name="T57">, here in Florence, because ze wanted something stronger than the Americano, which used soda water instead of gin. Pure genius if you ask me.” </text:span></text:p>
      <text:p text:style-name="P81"><text:span text:style-name="T57">The bartender brought over a second negroni and set it beside Waltha. </text:span></text:p>
      <text:p text:style-name="P81"><text:span text:style-name="T57">“Grazie!” said the Major, and then ze took a long sip, savored it, and sighed deeply. “Now that is a potent cocktail!” Ze looked over at Remy, who was staring at the opposite wall, and added. “That bitch is out there, manipulating things. Ze trained zir son to take over zir creation, and then ze abandoned him, but ze is still pulling the strings. When ze thought the time had come for him to go onto the second phase of zir plan, ze invented Via de Deus to encourage other fundamentalists who might have a grudge against a church that seemed to favor non-believers. But ze resisted for many years, slowly adding colonies, and ze finally hit closer to home. Now, ze has little choice. It’s time for him to go.”</text:span></text:p>
      <text:p text:style-name="P81"><text:span text:style-name="T57">“Then,” replied Remy flatly, “He should go.”</text:span></text:p>
      <text:p text:style-name="P81"><text:span text:style-name="T57">“He didn’t kill Eduardo,” said the Major. As Remy’s eyes moved in zir direction, ze added, “We know about him. We know about you. Your invitation to be the first reporter to go with us and report on what COTA does was no fluke, Colonel. We wanted you, and we still want you. Maria Morelli is out there, somewhere, and ze is not above killing zir own son to get what ze wants.”</text:span></text:p>
      <text:p text:style-name="P81"><text:span text:style-name="T57">“And what is that? What does ze want?”</text:span></text:p>
      <text:p text:style-name="P81"><text:span text:style-name="T57">Waltha took another sip of zir drink. “The funny thing is, I don’t rightly know. What I do know, is that zir vision of COTA goes far beyond a handful of colonies. Ze wanted to create a new type of humanity, a humanity stripped of its historical limitations regarding race and gender, and also stripped of the limitations imposed by ancient religions, which ze sees as reinforcing outdated ideas. Ze wants a reboot of humankind.” </text:span></text:p>
      <text:p text:style-name="P81"><text:span text:style-name="T57">“Then why isn’t ze here, directing things <text:s/>zirself?” asked Remy. </text:span></text:p>
      <text:p text:style-name="P81"><text:soft-page-break/><text:span text:style-name="T57">“Ying and Yang?” replied Waltha. “Good cop, bad cop? It’s beyond my comprehension, but I think ze purposefully designed things so that Lucca would be zir softer side while ze became the ramrod.”</text:span></text:p>
      <text:p text:style-name="P81"><text:span text:style-name="T57">Remy took a drink. “She’s an asshole, just another in <text:s/>a long line of assholes who thinks ze or ze has all the answers.”</text:span></text:p>
      <text:p text:style-name="P81"><text:span text:style-name="T57">“Within COTA,” said Waltha, “We would say that Maria Morelli is just another in a long line of assholes who think </text:span><text:span text:style-name="T59">they</text:span><text:span text:style-name="T57"> have all the answers. We try to avoid using gender-specific pronouns because they add nothing useful most communications.”</text:span></text:p>
      <text:p text:style-name="P81"><text:span text:style-name="T57">Remy grunted. “And what do you want from me, Major? Why are you here?”</text:span></text:p>
      <text:p text:style-name="P81"><text:span text:style-name="T57">“Like I said, Colonel, we want you as we move on to the next phase. We want you to protect Lucca from Maria—and to continue reporting on COTA, should you desire to. We need people here to understand what is going on. What do you say? We leave in four days; be at the cathedral if you want to come along.”</text:span></text:p>
      <text:p text:style-name="P81"><text:span text:style-name="T57">“What’s in the bag?” asked Remy, looking down by Waltha’s feet.</text:span></text:p>
      <text:p text:style-name="P81"><text:span text:style-name="T57">The Major reached down and pulled out a wad of nondescript gray fabric that flowed as though it were something living. In a way, it was. “Your COTA uniform and weapon,” ze said. “Coded to your DNA and your data structure.” </text:span></text:p>
      <text:p text:style-name="P81"><text:span text:style-name="T57">She drained the rest of zir negroni, stood, and saluted Remy. “See you later, Colonel,” ze said, and then ze walked away. </text:span></text:p>
      <text:list xml:id="list65913946928387" text:continue-numbering="true" text:style-name="WWNum21">
        <text:list-item>
          <text:list>
            <text:list-item>
              <text:p text:style-name="P123"><text:bookmark text:name="_1opuj5n"/>2093 Queen and Evangelist</text:p>
            </text:list-item>
            <text:list-item>
              <text:p text:style-name="P46"><text:span text:style-name="T16">Excerpt from A Complete History of the Humanist Coalition: From Inception to Final Freedom, by Javier Guzmán</text:span></text:p>
            </text:list-item>
            <text:list-item>
              <text:p text:style-name="P26"/>
            </text:list-item>
          </text:list>
        </text:list-item>
      </text:list>
      <text:list xml:id="list65914860243081" text:continue-list="list65914265888004" text:style-name="WWNum20">
        <text:list-item>
          <text:p text:style-name="P104"><text:span text:style-name="T62">Excerpt from Queen Xerxes’ Xenagogy: Your Guide to Wonderment</text:span></text:p>
        </text:list-item>
        <text:list-item>
          <text:p text:style-name="P104"><text:span text:style-name="T62">May 9. Grapevine, Texas, Lone Star Federation. Al Jabbar News Network.</text:span></text:p>
        </text:list-item>
        <text:list-item>
          <text:p text:style-name="P104"><text:span text:style-name="T62">Beautiful children! Welcome to my life and my heart! Rest your cares for a while, sip your succulent wine, and take the welcoming hand of Queen Xerxes as, once again, we explore this wonderful world in which we live and marvel at its splendors! Let Xerxes be your xenagogue—your guide!</text:span></text:p>
        </text:list-item>
        <text:list-item>
          <text:p text:style-name="P104"><text:span text:style-name="T62">Your Queen is in in Grapevine, Texas, today to speak with the the Reverend Moses Johnson, who said many unflattering things about the Church of the Zeropointand your Queen during a broadcast some weeks ago. In particular, the Reverend Johnson called your Queen a Sodomite, which is the standard dehumanizing term used by believers of the Triune God mythology when they want to denounce a minority of God’s creation that has existed forever and that poses no threat to the majority other than to cast doubt upon the binary gender fantasy espoused by many religious books. According to this fantasy, there are males, and there are females, and nothing else exists. </text:span></text:p>
        </text:list-item>
        <text:list-item>
          <text:p text:style-name="P104"><text:span text:style-name="T62">Although the binary gender fantasy has long been known to be untrue—there are numerous counter-examples in nature--the power of religious dogma, fueled as it is by individual bias rather than scientific fact, has long made it acceptable for the majority to oppress the minority who do not fit the neat, tidy binary model. Bullies, such as the Reverend Moses Johnson, proclaim that their God is perfect and all gender choice is binary, even though their God created many beings that are non-binary. The bullies’ victims, who they label with derogatory terms to make themselves appear less loathsome, provide ample demonstration that God’s creation is not a collection of simple binary choices but rather a much richer tapestry of possibilities. Who should we believe? Should we believe a few individuals who cite ancient writings of questionable veracity, or should be believe what we see when we look at God’s creation with our own eyes? Should we believe what men thought thousands of years before, or should be believe what we know to be true now?</text:span></text:p>
        </text:list-item>
        <text:list-item>
          <text:p text:style-name="P104"><text:span text:style-name="T62">Your Queen is no religions scholar, but ze is a student of humanity, and zir experience tells zir that all humans perceive reality through filters. In spite of ourselves, we sieve what we see and hear through filters of bias that distort the underlying reality. We cannot easily see the world as it is; we see the world as we want it to be. And because we carry with us unique biases, it is rare that any of us can see the same thing. </text:span></text:p>
        </text:list-item>
        <text:list-item>
          <text:p text:style-name="P104"><text:span text:style-name="T62">[something else, leading to the next scene.]</text:span></text:p>
        </text:list-item>
      </text:list>
      <text:p text:style-name="P101"><text:span text:style-name="T62">. . .</text:span></text:p>
      <text:p text:style-name="P101"><text:span text:style-name="T62">And, so, here is you Queen, ringing the Reverend Moses Johnson’s doorbell. Will ze answer?</text:span></text:p>
      <text:p text:style-name="P101"><text:span text:style-name="T62">[Ringing doorbell and waiting. The door opens, and Moses Johnson steps out, blinking in surprise at the Remy Moreau, who towers over him.]</text:span></text:p>
      <text:p text:style-name="P101"><text:span text:style-name="T62">[Queen] Reverend Moses Johnson! Queen Xerxes is here to speak to you regarding your insults against zir person. You have applied a derogatory term to some of humanity’s sweetest souls, and the Queen is here to accept your apology!</text:span></text:p>
      <text:p text:style-name="P101"><text:span text:style-name="T62">[Moses] My apology?</text:span></text:p>
      <text:p text:style-name="P101"><text:span text:style-name="T62">[Queen] Yes. Your apology for referring to the Queen as a Sodomite.]</text:span></text:p>
      <text:p text:style-name="P101"><text:span text:style-name="T62">[Moses] But you are, aren’t you?</text:span></text:p>
      <text:p text:style-name="P101"><text:span text:style-name="T62">[Queen] The Queen is a human being who has a sexual and gender orientation that does not fit the binary fantasy in which you believe, and in which your perfect God does not believe either, because your God created all creatures and yet the biological fact is that a small perfect of God’s creations are non-binary. You callously call these deviations from the binary abominations, but the reality is that God obviously intended deviations from the norm. That is the reality of God’s perfection: there is a distribution rather than a neat and tidy grouping!</text:span></text:p>
      <text:p text:style-name="P101"><text:span text:style-name="T62">[Moses] It is a matter of choice! You choose to be the way that you are!</text:span></text:p>
      <text:p text:style-name="P101"><text:span text:style-name="T62">[Queen] As do you! You choose to see reality only through the filter of your personal experience and the writings of old men who invented mythologies for the purpose of gaining power over others! You don’t see life as it is; you see life as you would like it to be!</text:span></text:p>
      <text:p text:style-name="P101"><text:span text:style-name="T62">[Moses] Are you calling The Bible a work of mythology?</text:span></text:p>
      <text:p text:style-name="P101"><text:span text:style-name="T62">[Queen] Yes, and the Qur'an, and the Mahabharata, and any other religious texts. God does not speak only to men who repeat God’s word to others, adding personal biases as they do so. God speaks to all who care to observe how the universe works. To learn about God, all one need do is look. </text:span></text:p>
      <text:p text:style-name="P101"><text:span text:style-name="T62">[Moses] You don’t even believe in God!</text:span></text:p>
      <text:p text:style-name="P101"><text:span text:style-name="T62">[Queen] I believe in the idea of a God who loves all, even a repugnant bully such as you!</text:span></text:p>
      <text:p text:style-name="P101"><text:span text:style-name="T62">The Queen draws close, and Moses flinches. </text:span></text:p>
      <text:p text:style-name="P101"><text:span text:style-name="T62">[Moses] What are you doing? </text:span></text:p>
      <text:p text:style-name="P101"><text:span text:style-name="T62">[Queen] What somebody like me should have done a long, long time ago. </text:span></text:p>
      <text:p text:style-name="P101"><text:span text:style-name="T62">[Moses) I have security! </text:span></text:p>
      <text:p text:style-name="P101"><text:soft-page-break/><text:span text:style-name="T62">The Queen leans over and kisses Moses on the forehead. And then ze leaves. </text:span></text:p>
      <text:list xml:id="list65914161899295" text:continue-numbering="true" text:style-name="WWNum20">
        <text:list-item>
          <text:list>
            <text:list-item>
              <text:p text:style-name="P120"><text:bookmark text:name="_48pi1tg"/>2093 The Vanishing</text:p>
            </text:list-item>
            <text:list-item>
              <text:p text:style-name="P44"><text:span text:style-name="T16">Excerpt from A Complete History of the Humanist Coalition: From Inception to Final Freedom, by Javier Guzmán</text:span></text:p>
            </text:list-item>
            <text:list-item>
              <text:p text:style-name="P24"/>
            </text:list-item>
          </text:list>
        </text:list-item>
      </text:list>
      <text:p text:style-name="P81"><text:span text:style-name="T57">In the large plaza that fronted the Florence COTA cathedral complex, the world press waited for the announced presence of Presbyter Lucca Morelli. At exactly 10:00 in the morning, ze appeared on the third-level portico and began to speak without any preamble, zir voice amplified and broadcast from speakers set in the walls and from drone-mounted speakers that floated above the crowd. </text:span></text:p>
      <text:p text:style-name="P81"><text:span text:style-name="T57">“I have come today to tell you two things,” ze began. “First, I have come to express my great sorrow for the deaths of the Church of the ZeropointPriory Guides who have been needlessly murdered, apparently by COTA robots. I cannot explain why these robots appeared when and where they did, nor can I definitely explain who might have sent them, but I can assure you that it was not of my doing. This church has been the focus of my life since I was born, and I believe wholeheartedly in the good that it has accomplished. I believe that it is the destiny of humanity to spread throughout the universe and to populate not only Earth but also those uninhabited planets that are suitable for human habitation. I would never do anything to interfere with that destiny to protect human survival. </text:span></text:p>
      <text:p text:style-name="P81"><text:span text:style-name="T57">I cannot restore the lives that were lost, but I share with you the sadness their deaths engenders. The Priory Guides who were murdered are not only key members of the Church of the Zeropointthey were also my personal friends. I have known them since I </text:span>was a boy<text:span text:style-name="T57">, and I feel their loss keenly. I will do everything in my power to bring their killer to justice, but it will not likely be easy to do so. So be it. Whether it takes years, or even decades, to accomplish, I will provide them with the justice they deserve.”</text:span></text:p>
      <text:p text:style-name="P81"><text:span text:style-name="T57">“The second thing that I have come to tell you is that the Church of the Zeropointis leaving Earth. I cannot fully explain why, but the murders of the priory guides have forced my hand, and we are leaving to protect those who might be harmed by their </text:span>stay<text:span text:style-name="T57">.”</text:span></text:p>
      <text:p text:style-name="P81"><text:span text:style-name="T57">“However, the mission of the Church of the Zeropointis not finished just because we are leaving this planet. We have a mission to fulfill—to spread humanity to the stars and thereby lessen the risk of its extinction by remaining in one place—and it is my intention to see that mission through to completion. Already, seven human colonies have been started on seven different planets, and an eighth human colony is in the works. In addition, we have established a colony for the protection of </text:span>Earth's marine<text:span text:style-name="T57"> life, and we are planning to provide protected areas for threatened Earth land fauna that might otherwise go extinct.”</text:span></text:p>
      <text:p text:style-name="P81"><text:span text:style-name="T57">“We are leaving, but we will remain connected to Earth! We will leave at each cathedral location, and at many additional locations around the globe, individual transport modules that can be used to reach us. To use a module, simply enter and wait.”</text:span></text:p>
      <text:p text:style-name="P81"><text:span text:style-name="T57">At this point, Lucca began simultaneously broadcasting neurosilk images coordinated with each individual invitation to join COTA. </text:span></text:p>
      <text:p text:style-name="P81"><text:span text:style-name="T57">“If you feel as though you no longer fit into the current world, and it you would like to be a part of building a new humanity, then I welcome you. Join us!”</text:span></text:p>
      <text:p text:style-name="P81"><text:span text:style-name="T57">[Images of the mining colonies and the two earliest human colonies, Humanist Haven and Humanist Hope. The former showed massive resource extraction and processing facilities on alien landscapes, and the latter showed human habitation and living spaces on Earth-like landscapes.]</text:span></text:p>
      <text:p text:style-name="P81"><text:span text:style-name="T57">If you have grown tired of living in a world of constant warring for limited resources, and if you want to live where resources are found in abundance, join us!”</text:span></text:p>
      <text:p text:style-name="P81"><text:span text:style-name="T57">[Images of seemingly endless fields of crops, abundant water, and clean air.]</text:span></text:p>
      <text:p text:style-name="P81"><text:span text:style-name="T57">“If you are a woman who no longer wants to live in world dominated by men, then let us take you to a world in which women and men work as equals, or to a world in which women and men live separately. Join us!”</text:span></text:p>
      <text:p text:style-name="P81"><text:span text:style-name="T57">[Images of woman and men working together as equals, images of women working with women.]</text:span></text:p>
      <text:p text:style-name="P81"><text:span text:style-name="T57">“If your gender identify or sexual orientation does not comply with the non-scientific concept of binarism, come to where people believe that nature is not an either-or proposition. Join us!”</text:span></text:p>
      <text:p text:style-name="P81"><text:span text:style-name="T57">[Images of people of many types living together in harmony.]</text:span></text:p>
      <text:p text:style-name="P81"><text:span text:style-name="T57">“If you do not believe that God is to be found in ancient writings but in the details of God’s creation, let us show you more about those details, and help us build a better humanity. Join us!”</text:span></text:p>
      <text:p text:style-name="P81"><text:span text:style-name="T57">[Images of scientists and engineers working to discover new knowledge and using that knowledge to transform their environments.]</text:span></text:p>
      <text:p text:style-name="P81"><text:span text:style-name="T57">“If religion is important to your life, but you do not believe that any religion should be forced upon people, come to where you can freely choose what you believe without fear of punishment for not complying with some ruling theocracy! Join us!”</text:span></text:p>
      <text:p text:style-name="P81"><text:span text:style-name="T57">[Images of people with many religious backgrounds living and working together in harmony.]</text:span></text:p>
      <text:p text:style-name="P81"><text:span text:style-name="T57">“If religion is not important to you, and if you would like to live where you can be assured that religion will never intrude upon your life and that you will not have to pay to support the religious beliefs of others, then we have a place for you. Join us!”</text:span></text:p>
      <text:p text:style-name="P81"><text:span text:style-name="T57">[Images of people with no religious distinctions living and working together in harmony.]</text:span></text:p>
      <text:p text:style-name="P81"><text:span text:style-name="T57">“And, finally, a special invitation to a special friend.”Lucca paused and looked out at the crowd. It did not take him long to spot the tall form of Queen Xerxes standing off to one side of the entryway to the cathedral complex. </text:span></text:p>
      <text:p text:style-name="P81"><text:span text:style-name="T57">“Queen Xerxes,” ze said, “Will you join us? Will you join us and continue to tell the story of the Church of the Allpoint?”</text:span></text:p>
      <text:p text:style-name="P81"><text:span text:style-name="T57">The Queen, who was dressed in a dark green dress, matching high-heeled boots, and green wig, performed an eloquent curtsy. <text:s/>“Your Queen would be delighted to join you,” Remy replied before stepping past the guards who stood on either side of the entrance. </text:span></text:p>
      <text:p text:style-name="P81"><text:span text:style-name="T57">Lucca smiled. </text:span></text:p>
      <text:p text:style-name="P81"><text:span text:style-name="T57">“Finally,” Lucca said, “It is my wish that the priory guides who survived the attack upon this complex remain here on Earth, under the protection of the local authorities. I have taken measures to ensure their safety from further attack, but I am not at liberty to talk about those measures. However, I believe that these young people can explain much that will be useful. Treat them well.”</text:span></text:p>
      <text:list xml:id="list65913379645612" text:continue-numbering="true" text:style-name="WWNum20">
        <text:list-item>
          <text:p text:style-name="P84"><text:span text:style-name="T57">As ze spoke, Mansell Lichtman, Ananya Iyengar, Roberto Aleman, Juliana Varela, and Dalisay Ocampo emerged from the ground floor gate and strode out onto the the entryway plaza, where they were met by Polizia Giudiziaria investigator Tommaso Lucchese. The five robed Priory Guides and the policeman entered a waiting vehicle. </text:span></text:p>
        </text:list-item>
        <text:list-item>
          <text:p text:style-name="P84"><text:span text:style-name="T57">Lucca looked out at the crowd for a moment, and then ze said one final word. “Goodbye.” </text:span></text:p>
        </text:list-item>
        <text:list-item>
          <text:p text:style-name="P84"><text:span text:style-name="T57">In the next instant, the Florence Cathedral complex became a large and empty excavation where buildings and gardens had once stood, and a light breeze stirred as air rushed in to fill the emptiness. </text:span></text:p>
        </text:list-item>
        <text:list-item>
          <text:p text:style-name="P84"><text:span text:style-name="T57">Just in front of where the entryway had been, there stood a dozen tall transparent cylinders. On the surface of each, about a meter and a half from the bottom, was a yellow outline of a human hand. </text:span></text:p>
        </text:list-item>
        <text:list-item>
          <text:p text:style-name="P120"><text:bookmark text:name="_2nusc19"/>2093 The Exchange</text:p>
        </text:list-item>
        <text:list-item>
          <text:p text:style-name="P44"><text:span text:style-name="T16">Excerpt from A Complete History of the Humanist Coalition: From Inception to Final Freedom, by Javier Guzmán</text:span></text:p>
        </text:list-item>
        <text:list-item>
          <text:p text:style-name="P24"><text:soft-page-break/></text:p>
        </text:list-item>
      </text:list>
      <text:p text:style-name="P75"><text:span text:style-name="T65">Mansell Lichtman, Ananya Iyengar, Roberto Aleman, Juliana Varela, and Dalisay Ocampo </text:span></text:p>
      <text:p text:style-name="P81"><text:span text:style-name="T57">Ostensibly, the five remaining COTA Priory Guides—other than Lucca Morelli and zir mother, Maria—had been left behind on Earth when Lucca transported the five COTA cathedral complexes and many dozens of transport vessels to destinations unknown. In reality, the five guides had only spent a handful of days after what had come to be known as </text:span><text:span text:style-name="T59">The Vanishing</text:span><text:span text:style-name="T57"> on Earth before they, too, rejoined Lucca. After being transported to a secure building occupied by the Polizia Giudiziaria, were to be interrogated by the Italian authorities, but between one second and the next they mysteriously disappeared. </text:span></text:p>
      <text:p text:style-name="P81"><text:span text:style-name="T57">Mansell Lichtman and Ananya Iyengar found themselves in an empty room of the Munger Graduate Residence, in which had been placed changes of clothes. They changed quickly, stuffing their Priory Robes zero-energy devices into backpacks, and quietly made their way downstairs, out the door, and towards the parking lot south of Tresidder Union, two graduate student finishing up a long night of study or research. As they moved into the parking lot, a two-seated pod turned on its lights and opened its doors. They entered, and the pod immediately started rolling, crossing the sprawling campus until it reached Sand Hill Road, where it turned left and proceeded for a couple of miles until it made another left onto a side road that led through a gated entrance that displayed a Pacifica Department of Energy sign, and then onto Building 52, where they exited and went inside. </text:span></text:p>
      <text:p text:style-name="P81"><text:span text:style-name="T57">Waiting for them were three men and two women, who quietly relieved them of their backpacks and stowed them in cardboard file boxes and added them to a stack of similar boxes that lined the walls. One of the woman then led them to a small break room in which there were tables and chairs. On one of the tables was a carafe of freshly brewed coffee, an assortment of pastries, cups, and napkins, and it was to it that the woman directed them and indicated that they were to sit and help themselves. Ze then left. </text:span></text:p>
      <text:p text:style-name="P81"><text:span text:style-name="T57">Mansell poured coffee for the two of them, selected a pastry for <text:s/>zirself, and was about to take a bite when they were no longer there. </text:span></text:p>
      <text:p text:style-name="P81"><text:span text:style-name="T57">Roberto Aleman, Juliana Varela, and Dalisay Ocampo had a similar experience in Cambridge, Massachusetts, appearing in an empty apartment on 70 Amherst, where they changed clothes, donned backpacks, and picked up a car waiting for them outside. The car then drove them to the MITR Nuclear Reactor Laboratory, where they entered a nondescript building, handed their backpacks to a group of three women and one man, and then sat down for coffee and pastries before disappearing. </text:span></text:p>
      <text:list xml:id="list1935001715" text:style-name="WWNum5">
        <text:list-item>
          <text:list>
            <text:list-item>
              <text:p text:style-name="P124"><text:bookmark text:name="_3mzq4wv"/>2093 Modules</text:p>
            </text:list-item>
            <text:list-item>
              <text:p text:style-name="P47"><text:span text:style-name="T16">Excerpt from A Complete History of the Humanist Coalition: From Inception to Final Freedom, by Javier Guzmán</text:span></text:p>
            </text:list-item>
            <text:list-item>
              <text:p text:style-name="P27"/>
            </text:list-item>
          </text:list>
        </text:list-item>
      </text:list>
      <text:p text:style-name="P81"><text:span text:style-name="T57">You could find them almost anywhere: the COTA modules left behind following the exodus of the Church of the Zeropointfrom Earth a year earlier. As promised, there were modules—banks of modules, actually: twelve in Florence and ten each at the other three former cathedral locations in Algeria, Australia, and Idaho—left behind at the locations where there had once stood COTA cathedrals, but there were also modules that sprang up overnight in cites and towns around the planet, looking <text:s/>somewhat (or so the elders said) like the old telephone booths that existed before cell phones came along. For those too young to remember communicating by any means other than neurosilk, <text:s/>they soon got the idea that stepping into one of the modules meant a ride to somewhere new and unknown, and possibly very exciting. </text:span></text:p>
      <text:p text:style-name="P81"><text:span text:style-name="T57">The modules were cylindrical, and clear, but with a gray tracing around the joins where the surfaces met to make them stand out better. In the dark, the interiors of the modules glowed softly in colors that complemented their surroundings. In the noisy center of cities, the modules made no discernible sound, but there were reports that those located in rural areas produced a gentle, relaxing hum that was nice to listen to. </text:span></text:p>
      <text:p text:style-name="P81"><text:span text:style-name="T57">The modules were durable and impossible to damage or isolate from the public. </text:span></text:p>
      <text:p text:style-name="P81"><text:span text:style-name="T57">Shortly after they sprang up, many modules were subjected to the kind of abuses common to municipal structures the world over, but no thrown object—or bullet in the case of the gun-worshiping interior American Federations—could make a scratch on the n-tech surface, which simply absorbed projectiles. Fire and acid was similarly infective and was quickly snuffed as the n-tech module absorbed and converted accelerant and oxidant alike. In like manner, paint and ink was similarly absorbed by the module and quickly disappeared, so the modules could not even be defaced despite concerted effort to do so. </text:span></text:p>
      <text:p text:style-name="P81"><text:span text:style-name="T57">And, slowly at first, people began using the modules. Before long, the sight of seeing someone step up to a module, place a hand on the yellow hand outline to activate the entrance, enter, and disappear became commonplace. </text:span></text:p>
      <text:p text:style-name="P81"><text:span text:style-name="T57">Some municipalities, worried about loosing too many citizens as people began entering the modules and disappearing in growing numbers attempted to cut off access, but all such attempts ended in failure. Any attempt to contain a module within a larger structure—whether fencing, wall, or container—to prevent entry into the module resulted in the module shifting position to be outside of the containing structure—or vice versa. Moving the modules showed some promise initially—they were light and easy to lift using a forklift or crane—but the moved module soon returned to where it has been initially, sometimes even in the process of being moved. </text:span></text:p>
      <text:p text:style-name="P81"><text:span text:style-name="T57">There were discussions about making it illegal to enter the modules through enactment of local ordinances, but enforcement of such restrictions proved to be futile. Armed guards stationed around a module were soon driven away by non-lethal but painful energy pulses fired from the surface of the module. Some expression of thought was given to using distant snipers to keep people from entering a module, but rational heads ruled out this option as being not only oppressive but evil, and there was no telling what the modules might do in retaliation for killing those who simply wanted to join the Church of the Allpoint. </text:span></text:p>
      <text:p text:style-name="P81"><text:span text:style-name="T57">In the end, the modules we left alone, and people continued coming to them in the days, weeks, months, years that followed. </text:span></text:p>
      <text:list xml:id="list65914240087090" text:continue-list="list65913946928387" text:style-name="WWNum21">
        <text:list-item>
          <text:list>
            <text:list-item>
              <text:p text:style-name="P123"><text:bookmark text:name="_2250f4o"/>2093 Excavation</text:p>
            </text:list-item>
            <text:list-item>
              <text:p text:style-name="P60">“The answer to the mystery of what had happened to the Russian crew of the ill-fated Vespucci was revealed on a early morning near the end of the twenty-first century. Until then, it had been assumed that the crew mates of Marial Morelli had expired when the ship exploded or imploded as a result of a leak of the dark fluid that enabled it’s Alcubierre drive to function.”</text:p>
            </text:list-item>
            <text:list-item>
              <text:p text:style-name="P60">“The grim discovery in the ground beneath Red Square hinted at a much different ending.”</text:p>
            </text:list-item>
            <text:list-item>
              <text:p text:style-name="P46"><text:span text:style-name="T16">Excerpt from A Complete History of the Humanist Coalition: From Inception to Final Freedom, by Javier Guzmán</text:span></text:p>
            </text:list-item>
          </text:list>
        </text:list-item>
      </text:list>
      <text:p text:style-name="P16">Petya Sokolov, project engineer for the replacement of an an aging and leaking sewer main that drained from the Kremlin, limped across Red Square in the early morning hours made all the earlier by it being June. It was 4:30, but the sun had already been up for almost an hour when Vasily Vasiliev, the foreman woke Petya from a dream involving an older love interest that been Petya’s second sexual experience following zir graduation from Moscow State University. ze had been just twenty-five, and until the year before a virgin, and ze had been almost forty and the mother of two towheaded girls who had been asleep in the next room the night that their mother shared with Petya the wonders of zir knowledge. </text:p>
      <text:p text:style-name="P16">And then came the call from Petya. </text:p>
      <text:p text:style-name="P16">[Vasily: Wake up!]</text:p>
      <text:p text:style-name="P16">[Vasily: Wake up!]</text:p>
      <text:p text:style-name="P16">[Vasily: Wake up!]</text:p>
      <text:p text:style-name="P16">[Petya: Goddammit! I am awake! What is it?]</text:p>
      <text:p text:style-name="P16">[Vasily : We found something you need to see.]</text:p>
      <text:p text:style-name="P16">[Petya: Can you just tell me?]</text:p>
      <text:p text:style-name="P16">[Vasily: No.]</text:p>
      <text:p text:style-name="P16">[Petya: Goddammit. I will be there in thirty minutes!]</text:p>
      <text:p text:style-name="P16">Walking stiffly because of the knee ze had injured on a ski trip to the Urals thirty years earlier, Petya hobbled across the Red Square cobblestones until ze came to the roped-off construction zone where Vasily and zir crew were digging. Had been digging: they were now sitting on the edge of a long trench, smoking e-cigs and watching Petya with the unrestrained schadenfreude laborers exude when they have dragged their office-dwelling boss into their smelly, dirty world. Off to one side stood two idled excavation robots who exuded nothing at all. </text:p>
      <text:p text:style-name="P16">Vasily stood and smiled. ze was a handsome and fit young man, probably an athlete in zir secondary schooling, who had likely gone on to either military service or vocational schooling where ze had learned to lead others in doing the kind of manual labor that was difficult to completely automate because each project is unique. <text:s/>The other two young men were new to Petya, but they were smiling at him with great anticipation of what ze would tell them, which, Petya recognized, would likely be that they would continue sitting on their asses, smoking, and collecting their pay while Petya and other experts examined the site and <text:s/>contemplated what to do next about whatever had been found. </text:p>
      <text:p text:style-name="P16">“What is it, Vasily?” Petya demanded. “Something historic?” As with any site that had been built upon for centuries, modern Moscow was a veneer smeared upon an accretion of historical structures, objects, and graves. The artifacts of civilization had been gathering in this spot since <text:a xlink:type="simple" xlink:href="https://en.wikipedia.org/wiki/Moscow#History" text:style-name="ListLabel_20_28" text:visited-style-name="ListLabel_20_28"><text:span text:style-name="T5">Yury Dolgoruky</text:span></text:a> was building moats to keep out the Mongols. The Mongols burned the town to the ground anyway. </text:p>
      <text:p text:style-name="P16">“You might say,” answered Vasily, which was the kind of non-answer answer that hinted at a longer construction delay than normal. “We found a body. A human body.” </text:p>
      <text:p text:style-name="P16"><text:soft-page-break/>Petya stomach lurched, and ze was glad that ze had not taken the time to eat breakfast. “Show me,” ze directed. </text:p>
      <text:p text:style-name="P16">Vasily led Petya past zir proudly smirking comrades to a point in the trench where a ladder had been placed. Along the bottom of the trench, more than two meters deep, lights had been placed here and there, and Petya could see the old cement pipe that would be replaced by the modern polyvinyl chloride pipe resting alongside the trench. ze saw nothing else. </text:p>
      <text:p text:style-name="P16">“You have to come down to see it,” said Vasily, who then stepped onto the ladder and lithely clambered down to the bottom. “It’s here,” ze called up.</text:p>
      <text:p text:style-name="P16">Petya did not have to look at Vasily’s crewmates to know that their smirks had turned to shit-eating grins. ze cautiously turned, stepped onto the upper rungs of the ladder, and laboriously lowered <text:s/>zirself, one stiff step after another, into the trench. </text:p>
      <text:p text:style-name="P16">At the bottom, Vasily pointed a finger to the sidewall, where enough ground had been scraped away from the object the crew had found to show what looked like the upper torso and and face of what had been a man. </text:p>
      <text:p text:style-name="P16">“We saw the cloth of zir uniform first,” explained Vasily, “and then we carefully dug with our fingers until we could see what else was there.”</text:p>
      <text:p text:style-name="P16">Petya stifled the urge to remind zir young foreman to call the archaeological crew when encountering anything that might have historic value. Many a precious artifact had been damaged by the clumsy efforts of excavation crews when working around fragile works. But this object, although historic, was not ancient. It was, Petya knew, about thirty years old.</text:p>
      <text:p text:style-name="P16">In the wall of the trench facing him was the skeletal remains of a human. The flash had long ago been stripped from the gaping mouth of the skull, but the chest, covered in a blue fabric, still identified the wearer. On the left breast was a patch that showed a dark spear with a thick tail thrust through two white donuts, and beneath the image was stenciled UNSS Vespucci. </text:p>
      <text:p text:style-name="P16">On the right breast was a patch that read Popov. </text:p>
      <text:list xml:id="list2299388387" text:style-name="WWNum9">
        <text:list-item>
          <text:list>
            <text:list-item>
              <text:p text:style-name="P125"><text:bookmark text:name="_haapch"/>Locked Galaxies</text:p>
            </text:list-item>
            <text:list-item>
              <text:p text:style-name="P48"><text:span text:style-name="T16">Excerpt from A Complete History of the Humanist Coalition: From Inception to Final Freedom, by Javier Guzmán</text:span></text:p>
            </text:list-item>
            <text:list-item>
              <text:p text:style-name="P28"/>
            </text:list-item>
          </text:list>
        </text:list-item>
      </text:list>
      <text:p text:style-name="P75"><text:span text:style-name="T65">Lucca</text:span></text:p>
      <text:p text:style-name="P75"><text:bookmark text:name="_319y80a"/><text:span text:style-name="T65">Mansell Lichtman, Ananya Iyengar, Roberto Aleman, Juliana Varela, and Dalisay Ocampo</text:span></text:p>
      <text:p text:style-name="P81"><text:span text:style-name="T57">There were two important things to know about the colonies called Humanist Haven and Humanist Hope:</text:span></text:p>
      <text:p text:style-name="P81"><text:span text:style-name="T57">First, Humanist Haven was not located on Kepler 186f, nor was Humanist Hope located on <text:s/>Trappist 1e, as had been the story for nearly thirty years. Both were in the Milky Way Galaxy, but they were located farther than 582 and 40 light years, respectively, and both were on unnamed planets discovered by Maria Morelli a year following the establishment of the Church of the Allpoint. And this same truth applied to all the other known COTA colonies: they were not located where they were said to be located. </text:span></text:p>
      <text:p text:style-name="P81"><text:span text:style-name="T57">The reason for the subterfuge was simple: Maria Morelli did not trust anybody, least of all the men who largely ran the governments and corporations, so all COTA colonies were actually on planets different from those on the official list that was communicated to anybody other than <text:s/>zirself or zir son, Lucca. The purported locations were potentially habitable, which make it seem possible, but the actual locations were a closely held secrete. Not even the COTA Priory Guides had any basis to know which non-Earth planet belonged to which data structure without first consulting the index of identifiers originally compiled by Maria and given to the guides for their use. A guide who was transporting an object to a listed planet would look up the planet’s identifier in the COTA master list of objects, which included a description of the planet that was abjectly false, and then use that identifier as the key to locate the appropriate data structure. The guides had no easy way to confirm the description, or even any reason to attempt to confirm the description; all of the older guides had been trained by Maria Morelli, and they had had no reason to assume that Maria’s index was a work of fiction. </text:span></text:p>
      <text:p text:style-name="P81"><text:span text:style-name="T57">The second thing to know about these two colonies is that Maria Morelli purposefully chose to include the word </text:span><text:span text:style-name="T59">humanist</text:span><text:span text:style-name="T57"> in the names of both, knowing full well that this word would be a constant irritant to all who believe that knowledge of reality is reserved to a divine entity far removed from human capacity. Yes, ze campaigned to have COTA accepted as a congregation of the Holy Roman Catholic Church—and ze succeeded in this effort—but, from the beginning, ze wanted to plant a seed of doubt regarding whether Power of Prayer transport was actually what the name implied. The terms </text:span><text:span text:style-name="T59">Humanist Haven</text:span><text:span text:style-name="T57"> and </text:span><text:span text:style-name="T59">Humanist Hope</text:span><text:span text:style-name="T57"> were red flags intentionally waved in the faces of the Christian community in hopes that they would invoke a hostile reaction. They did. </text:span></text:p>
      <text:list xml:id="list65914336586016" text:continue-numbering="true" text:style-name="WWNum9">
        <text:list-item>
          <text:list>
            <text:list-item>
              <text:p text:style-name="P89"><text:bookmark text:name="_1gf8i83"/><text:span text:style-name="T57">From the beginning, there were doubters. Those doubters who were overtly religious, who had great faith in the dogma they had learned, discussed, and taught throughout their lives, could never quite shake off the insult implicit in naming the first two human colonies to honor humanism over the divine. And the fact that the transport mechanism was purportedly driven by prayer only amplified the level of insult; if Power of Prayer, an appeal to God, was the true means of travel, then names of colonies should honor that divine power rather than the power of humanity, which was as nothing in comparison! </text:span></text:p>
            </text:list-item>
            <text:list-item>
              <text:p text:style-name="P89"><text:span text:style-name="T57">In the meantime, those doubters who were not overtly religious, who most likely thought of themselves as humanists to begin with, saw in the word </text:span><text:span text:style-name="T59">humanist</text:span><text:span text:style-name="T57"> a sly wink from Maria Morelli, who was telling them that POP was exactly the kind of church-concocted lie they thought it to be: there was no Power of Prayer involved in transporting objects instantly across light-years of space. Maria Morelli had discovered something fundamental about the universe, and ze was using what ze discovered to spread humanity to the stars but calling zir discovery something related to the church to make it look like the work of the divine. The church, such as it was, was used as a diversion to protect the secret. </text:span></text:p>
            </text:list-item>
            <text:list-item>
              <text:p text:style-name="P89"><text:span text:style-name="T57">Ultimately, Maria indeed expected the world to turn against COTA. And, if it did not, ze would give it good reason to do so! It was part of zir plan to create a new type of humanity, a humanity that viewed the universe not through the writings of ancient men who had invoked the supernatural to fill in the many gaps between what they knew and what they observed with a humanity who viewed the universe with eyes wide open and brains fully engaged to see the how things actually worked. If there were gaps, this humanity would turn to science for answers, not ancient scrolls or the sophistic ramblings of scholars who had treated mythology as science. If there was a God, that God would be shown in the the workings of God. One need only look.</text:span></text:p>
            </text:list-item>
            <text:list-item>
              <text:p text:style-name="P89"><text:span text:style-name="T57">Personally, ze long wanted there to be a God. Not the harsh God of the Old Testament, who set too many rules with too few explanations, but the the New Testament God of unending forbearance, who sacrificed a precious part of divinity as a means to show a path to salvation. Ze had been raised in the Roman Catholic Church, and ze had believed when ze was a little girl, and that belief—or was it simply hope?--had stuck with zir up until ze was working on the UNSS Vespucci and discovered the data structures that underlay space-time. It was then that it occurred to zir than the universe was a program of some sort, and God, if there was a God, was the the administrator, carefully logging and updating the data structures to account for creation, movement, and death. Was God the creator of the universe, or was God simply the librarian who cataloged the contents of the universe? Or was God the database administrator? And, for that matter, was God even a living entity or just a another program. </text:span></text:p>
            </text:list-item>
            <text:list-item>
              <text:p text:style-name="P89"><text:span text:style-name="T57">As a young girl, ze had played old computer games, many with names that included the word </text:span><text:span text:style-name="T59">sim</text:span><text:span text:style-name="T57">—short for </text:span><text:span text:style-name="T59">simulation</text:span><text:span text:style-name="T57">—to indicate that they were simulations of real life: SimCity, SimEarth, SimTower, and so forth, all of which allowed the player to make choices that affected the artificial life forms that inhabited the game. Give these life forms resources, and they grew and multiplied. Withhold those resources, and they died. Was that what the universe was? A game played by a God who was simply whiling away the time to stave off boredom? It was at that point that something inside Maria snapped, and ze realized that the only hope for the continued existence of humanity would be for humanity to evolve beyond the artificial constraints imposed by existence on a single planet and the ancient theologies that, while inspiring to ancient humans, were stifling to a humanity ready to take wing and fly from the nest. All that was needed was a little shove. </text:span></text:p>
            </text:list-item>
          </text:list>
        </text:list-item>
      </text:list>
      <text:p text:style-name="P81"><text:span text:style-name="T57">Those with eyes to see and open minds would inherent the universe. As for the others? They could stay on Earth and slowly kill each other in accordance with their intransigent beliefs in the ancient scrolls written by ancient men who knew little but imagined a lot to fill the gaps. Or, they could just wait for the next 69230 Hermes to come along and wipe out the last vestiges of those who saddled humanity with mythologies instead of reason.</text:span></text:p>
      <text:p text:style-name="P81"><text:span text:style-name="T57">* * * * *</text:span></text:p>
      <text:p text:style-name="P81"><text:bookmark text:name="_40ew0vw"/><text:span text:style-name="T57">Lucca finished relating the story of zir mother’s revelation aboard the UNSS Vespucci that an act of sacrifice and subterfuge was needed to jolt humanity from its trance-like enchantment with religion and awaken the potential within to be leaders rather than followers. In front of him, seated on soft pillows scattered about the floor, were the five remaining Priory Guides who had survived the bombing in Florence: Mansell Lichtman, Ananya Iyengar, Roberto Aleman, Juliana Varela, and Dalisay Ocampo. </text:span></text:p>
      <text:p text:style-name="P81"><text:span text:style-name="T57">The former Presbyter of the Church of the Allpoint, now called simply Allpoint, then revealed the untold parts of what Maria Morelli had discovered in the years following zir miraculous return to Earth from the UNSS Vespucci. </text:span></text:p>
      <text:list xml:id="list65913822455461" text:continue-numbering="true" text:style-name="WWNum9">
        <text:list-item>
          <text:list>
            <text:list-item>
              <text:p text:style-name="P89"><text:span text:style-name="T57">Mansell Lichtman had long known that the zero-energy probe could display space-time’s underlying data structures in at least thirty-thousand languages, but learning that the base language, the language displayed when the probe’s language tuner was disabled, was not among any human language known to have ever existed was the mind-bender of all mind-benders! ze was no linguist, but ze knew that the two-hundred and fifty six characters of the base language—a power of 2!— far exceeded the seventy-something letters used in the </text:span><text:a xlink:type="simple" xlink:href="https://en.wikipedia.org/wiki/Khmer_script" text:style-name="ListLabel_20_35" text:visited-style-name="ListLabel_20_35"><text:span text:style-name="T55">Khmer alphabet</text:span></text:a><text:span text:style-name="T57"> indigenous to Cambodia, making it far more complex than any human language. </text:span></text:p>
            </text:list-item>
            <text:list-item>
              <text:p text:style-name="P89"><text:span text:style-name="T57">But what Lucca revealed next was even more daunting: the data structures could, like any computer file system, be password protected to prevent changes—except by authorized users—and these passwords could be set at the galactic level, planetary system level, individual planet level, or individual structure level. zir mother had discovered the password settings decades earlier and had then set protective passwords for all members of the </text:span><text:a xlink:type="simple" xlink:href="https://en.wikipedia.org/wiki/Local_Group" text:style-name="ListLabel_20_35" text:visited-style-name="ListLabel_20_35"><text:span text:style-name="T55">Local Group</text:span></text:a><text:span text:style-name="T57">, a collection of </text:span><text:a xlink:type="simple" xlink:href="https://imagine.gsfc.nasa.gov/features/cosmic/local_group_info.html" text:style-name="ListLabel_20_35" text:visited-style-name="ListLabel_20_35"><text:span text:style-name="T55">more than thirty galaxies</text:span></text:a><text:span text:style-name="T57"> that includes the Milky Way and Andromeda galaxies plus the many satellite galaxies captured by the two main galaxies. In so doing, ze had effectively blocked outside entities from transporting into what ze had deemed to be </text:span><text:span text:style-name="T59">human space</text:span><text:span text:style-name="T57">. Outsiders could still enter using traditional spacecraft built to ply the vast reaches of space-time, but they could not just appear. And, if they had not yet learned to manipulate space-time data structures, it could be child’s play to send them elsewhere once they arrived should they prove to be hostile. </text:span></text:p>
            </text:list-item>
            <text:list-item>
              <text:p text:style-name="P89"><text:span text:style-name="T57">“On the assumption that the truth of POP would eventually be discovered and used by those left behind on Earth, ze unlocked some planetary objects within the Local Group for their eventual use,” added Lucca. “Can you guess which planets those might be?”</text:span></text:p>
            </text:list-item>
            <text:list-item>
              <text:p text:style-name="P89"><text:span text:style-name="T57">“Given what I now know about how devious your mother is,” replied Dalisay Ocampo, “I would guess that those unlocked planets are the ones that purportedly contain the COTA colonies that have been created over the past thirty years: Minerals Alpha through Delta, Humanist Haven, Humanist Hope, New Tibet, Free Palestine, and the rest.”</text:span></text:p>
            </text:list-item>
            <text:list-item>
              <text:p text:style-name="P89"><text:span text:style-name="T57">Lucca could not help but chuckle. “You are correct. If my mother told you one thing, then you should assume the opposite. All fictions aside, those planets have been screened by the COTA Planetary Exploration Team, and they are suitable for habitation or resource extraction. In fact, some preliminary work has been done on each to accommodate the their habitation, including placing critical structures and infrastructure. Once the Earth-bound learn how to use the devices, they will be able to expand quickly, and we have some indication that the two teams in Stanford and MIT are on the verge of realizing what the probes can accomplish. To encourage them to experiment in the manner that Maria did aboard the Vespucci, Earth is also unlocked.” </text:span></text:p>
            </text:list-item>
            <text:list-item>
              <text:p text:style-name="P89"><text:span text:style-name="T57">“And then what?” asked Juliana Varela. </text:span></text:p>
            </text:list-item>
            <text:list-item>
              <text:p text:style-name="P89"><text:span text:style-name="T57">“I would like that they would publish the results of their studies,” said Lucca, “but I think a veil of secrecy has fallen upon them. Since you left them your probes for their study, there has been no chatter about space-time data structures except on the secret channels we have been monitoring.”</text:span></text:p>
            </text:list-item>
          </text:list>
        </text:list-item>
      </text:list>
      <text:p text:style-name="P81"><text:span text:style-name="T57">“We monitor secret channels? How?” wondered Roberto Aleman. </text:span></text:p>
      <text:p text:style-name="P81"><text:span text:style-name="T57">“Even secret data files have associated data structures,” replied Lucca. “We find them, and we make copies of the files to read here. The Stanford and MIT teams have conducted experiments in which they have moved objects through space-time by changing location data, and they have shared this information with each other because the New America and Pacifica federations have retained a working relationship with each other unknown to the other federations of the former United States.”</text:span></text:p>
      <text:p text:style-name="P81"><text:soft-page-break/><text:span text:style-name="T57">“But they are not the only actors known to be on the cusp of discovering space-time data structures,” Lucca continued. “The existence of these structures was revealed by representatives of First America and Pacifica long ago, and several countries have been in hot pursuit of the data since, including Russia, China, North Korea, Israel, England, and the European Union. All are one the verge of building probes that will enable the viewing and editing of such data.”</text:span></text:p>
      <text:list xml:id="list1148682499" text:style-name="WWNum19">
        <text:list-item>
          <text:list>
            <text:list-item>
              <text:p text:style-name="P126"><text:bookmark text:name="_2fk6b3p"/>Another Meeting of Spies</text:p>
            </text:list-item>
            <text:list-item>
              <text:p text:style-name="P49"><text:span text:style-name="T16">Excerpt from A Complete History of the Humanist Coalition: From Inception to Final Freedom, by Javier Guzmán</text:span></text:p>
            </text:list-item>
            <text:list-item>
              <text:p text:style-name="P29"/>
            </text:list-item>
          </text:list>
        </text:list-item>
      </text:list>
      <text:p text:style-name="P75"><text:span text:style-name="T65">Mikhail Orlov, Russian Foreign Intelligence Service of the Russian Federation (SVR RF)</text:span></text:p>
      <text:p text:style-name="P75"><text:span text:style-name="T65">An Li, China Ministry of State Security (MSS) </text:span></text:p>
      <text:p text:style-name="P75"><text:bookmark text:name="_upglbi"/><text:span text:style-name="T65">Kwang-jo Choi, North Korean Reconnaissance General Bureau (RGB)</text:span></text:p>
      <text:p text:style-name="P75"><text:span text:style-name="T65">Uri Moshe, Israeli Mossad</text:span></text:p>
      <text:p text:style-name="P75"><text:span text:style-name="T65">Brandon Wood, Pacifica</text:span></text:p>
      <text:p text:style-name="P75"><text:bookmark text:name="_3ep43zb"/><text:span text:style-name="T65">Adam Franks, First America</text:span></text:p>
      <text:p text:style-name="P75"><text:span text:style-name="T65">Paolo Romano, Vatican Gendarmerie</text:span></text:p>
      <text:p text:style-name="P75"><text:span text:style-name="T65">Benjamin Riley, Secret Intelligence Service (SIS, MI6) </text:span></text:p>
      <text:p text:style-name="P75"><text:span text:style-name="T65">August Poehl, European Union Intelligence Services (IS)</text:span></text:p>
      <text:p text:style-name="P81"><text:span text:style-name="T57">The nine robed and hooded figures stood this time in a basement of the Kremlin. They had been less wary of being spied upon by the Church of the Zeropointfor this gathering hosted by <text:s/>Mikhail Orlov, head of the Russian Foreign Intelligence Service, but eight of them were wary of sharing too much with their host in zir lair. The Russians had a well-deserved reputation for making any interaction an act of espionage. </text:span></text:p>
      <text:p text:style-name="P81"><text:span text:style-name="T57">On autopsy tables before the group were the skeletal remains of the Russian crew of the UNSS Vespucci: <text:s/>Commander Alexey Popov, Lt. Commander Vladimir Semanov, and Major Boris Volkon. The trio, long thought to be dead when the first faster than light ship had purportedly exploded following successful a FTL trip outside the solar system and back, were still wearing their blue mission coveralls, the name patches and mission patches visible identified them as Popov, Semanov, and Volkon. <text:s/></text:span></text:p>
      <text:p text:style-name="P81"><text:span text:style-name="T57">“They were discovered during a routine excavation for a sewer project,” Orlov explained. “All three were found close together, and they were buried about two meters under the ground. The soft tissues had long ago been consumed by microbial life, but DNA testing of the remains confirm that they are, indeed, who the name patches say.”</text:span></text:p>
      <text:p text:style-name="P81"><text:span text:style-name="T57">“How in the world did they . . . ,” Benjamin Riley MI6 started to ask. </text:span></text:p>
      <text:p text:style-name="P81"><text:span text:style-name="T57">“They were essentially planted in the ground,” said Orlov. “In some manner that we have not been able to determine, they were planted in the ground beneath Red Square without any disturbance of the ground above. In fact, I have been told by the soil scientists that examined the site prior to the removal of the remains that the soil around the bodies showed signs of having been compacted, as though the bodies had materialized in solid ground and compressed the soil around them. Two things cannot occupy the same place at the same time, so something had to give, no?” </text:span></text:p>
      <text:p text:style-name="P81"><text:span text:style-name="T57">“My God,” said Paolo Romano of the Vatican Gendarmerie. “I pray they did not suffer long.”</text:span></text:p>
      <text:p text:style-name="P81"><text:span text:style-name="T57">“They likely suffocated within seconds or minutes, depending upon whether they were inhaling or exhaling at the time they were planted underground. Commander Popov’s mouth was open, and ze likely choked as the soil filled zir air passages. ze did not live long.”</text:span></text:p>
      <text:p text:style-name="P81"><text:span text:style-name="T57">“Still,” said Paolo. “What a miserable way to die.”</text:span></text:p>
      <text:p text:style-name="P81"><text:span text:style-name="T57">“I doubt there are many pleasant ways,” replied Uri Moshe of the Israeli Mossad. “Except, perhaps, for having a myocardial infarction just as one achieves climax between the legs of a young woman? But the more important question is how they were planted in the ground without anybody noticing? And, of course, when were they planted in the ground? Was it coincident with the alleged destruction of the UNSS Vespucci?”</text:span></text:p>
      <text:p text:style-name="P81"><text:span text:style-name="T57">“I can answer your second question, Uri,” said Orlov. “Following careful examination of the remains, our medical examiners have determined that the bodies were placed in the ground between twenty-five to thirty-five years ago. As to how they were placed, we are still investigating.”</text:span></text:p>
      <text:p text:style-name="P81"><text:span text:style-name="T57">Paolo studied the two Americans, Brandon Wood of Pacifica Federation and Adam Franks of First America Federation. There were no revealing tells on their faces this time, but zir intuition told him that both men knew something that they were not yet revealing. </text:span></text:p>
      <text:p text:style-name="P81"><text:span text:style-name="T57">“When we last met,” said An Li of the China Ministry of State Security, “There was some discussion regarding data attributes of people and structures that could lead to instantaneous transport.” ze looked at the Americans expectantly. “Have there been any advancements in this way of thinking?”</text:span></text:p>
      <text:p text:style-name="P81"><text:span text:style-name="T57">The flicker of eyes between Wood and Franks confirmed Paolo’s intuition. They knew more than they were willing to reveal. And did Orlov’s wooden expression indicate the same? The Russian had been similarly nonplussed when the topic of instantaneous relocation had surfaced during the last meeting. What did Russia already know about space-time data structures?</text:span></text:p>
      <text:p text:style-name="P81"><text:span text:style-name="T57">“Some,” volunteered Franks. “There is definitely an underlying data structure, but we are not finding that it can be used to relocate objects in the way that, say, these three unfortunate men were relocated from their space ship to Earth. The data seem to be for, um, information rather than action.”</text:span></text:p>
      <text:p text:style-name="P81"><text:span text:style-name="T57">“And that finding is unfortunate,” stated Kwang-jo Choi of the North Korean Reconnaissance General Bureau. “Perhaps the surviving priory guides from Florence could provide some assistance in understanding the uses of the data, no? Also unfortunate, they seem to have disappeared, no? Does anybody here have any information as to their whereabouts?”</text:span></text:p>
      <text:p text:style-name="P81"><text:span text:style-name="T59">Why</text:span><text:span text:style-name="T57">, wondered Paolo. </text:span><text:span text:style-name="T59">So that you can torture them to reveal whatever they know? </text:span><text:span text:style-name="T57">Old friends in the Italian police and intelligence community had suggested that Mansell Lichtman and Ananya Iyengar had relocated to some secret location in the Pacifica Federation while Roberto Aleman, Juliana Varela, and Dalisay Ocampo were rumored to be in the First America Federation, but none of the five had been seen since they had entered the police headquarters in Florence. It was suggested that the two federations of the former United States had dangled large sums of money, and Italy, historically strapped for cash, accepted once it had assurances that the guides would be treated well. Paolo strongly suspected the Americans were engaged in some sort of Manhattan Project to unlock the secrets of the data structures they had just proclaimed to be useless. </text:span></text:p>
      <text:p text:style-name="P81"><text:span text:style-name="T57">Naturally, nobody in the room offered an opinion regarding where the former guides might be found now.</text:span></text:p>
      <text:p text:style-name="P81"><text:span text:style-name="T57">“What about these transport tubes?” asked August Poehl of the European Union Intelligence Services. “Or modules, whatever you call them?”</text:span></text:p>
      <text:p text:style-name="P81"><text:span text:style-name="T57">“What of them?” asked Orlov. “We have several in Red Square along with hundreds more scattered throughout Moscow, thousands across all of Russia. People enter them and disappear.”</text:span></text:p>
      <text:p text:style-name="P81"><text:span text:style-name="T57">“What is COTA up to?” replied August. “What game are they playing now?”</text:span></text:p>
      <text:p text:style-name="P81"><text:span text:style-name="T57">“I should think it is obvious,” said An Li. “They are allowing us to get rid of a handful of dissidents. I say good riddance!”</text:span></text:p>
      <text:p text:style-name="P81"><text:span text:style-name="T59">Liar! </text:span><text:span text:style-name="T57">Thought Paolo. I</text:span><text:span text:style-name="T59"> have heard that thousands of your people, not just dissidents, are fleeing from your party-led oligarchy, and from North Korea and Russia as well. </text:span><text:span text:style-name="T57">Some of Paolo’s contacts in those countries hinted that modules had appeared in prisons cells where some dissidents had been detained, allowing political prisoners the means to escape. </text:span></text:p>
      <text:p text:style-name="P81"><text:span text:style-name="T57">“If you ask me,” volunteered Benjamin Riley, “They appear to be taking a broadly diverse group. We’ve, uh, long had cameras in place throughout Britain for policing, and facial recognition analysis of the the people seen leaving show that they possess the kinds of skills and talents consistent with society in general. Some are well-educated and have technical skills, but many are also skilled in the arts. They represent a wide swath of humanity.”</text:span></text:p>
      <text:p text:style-name="P81"><text:soft-page-break/><text:span text:style-name="T57">“Our data indicate the same,” added the American, Wood. “In Pacifica, some of the migrants leaving come from the tech sector, but there are also those skilled in such topics as agriculture, cooking, and construction—to name just a few. We have been, uh, gathering and evaluating the facts about who is leaving since shortly after the first modules appeared, and it seems that COTA is not targeting any subset in particular.”</text:span></text:p>
      <text:p text:style-name="P81"><text:span text:style-name="T57">“The same applies to First America’, said the other American, Franks, and my contacts in the other federations indicate similar mixes in Dixie, Lone Star, Enterprise, Heartland, and Mountain Paradise.” </text:span></text:p>
      <text:p text:style-name="P81"><text:span text:style-name="T57">“Who do they reject?” asked Uri Moshe. “Does anybody have any data on rejections—aside from what happens when two people try to enter a module at the same time?”</text:span></text:p>
      <text:p text:style-name="P81"><text:span text:style-name="T57">“Any interesting question,” acceded Paolo. “I have no such information to offer. They are been, yes, a handful of defections from the module located in Saint Peter’s Square, but most appear to consist of lower-level clergy and administrative staff.”</text:span></text:p>
      <text:p text:style-name="P81"><text:span text:style-name="T57">“The Pope has not yet defected,” replied Orlov with a chuckle. “That is reassuring.”</text:span></text:p>
      <text:p text:style-name="P81"><text:span text:style-name="T57">“I’ve head a story,” said Frank Wood. “It goes like this: a narrow-minded evangelist, a white supremacist, and right-wing zealot enter a module.”</text:span></text:p>
      <text:list xml:id="list4266792502" text:style-name="WWNum6">
        <text:list-item>
          <text:list>
            <text:list-item>
              <text:p text:style-name="P127"><text:bookmark text:name="_1tuee74"/>2094 Earth Exodus</text:p>
            </text:list-item>
            <text:list-item>
              <text:p text:style-name="P50"><text:span text:style-name="T16">Excerpt from A Complete History of the Humanist Coalition: From Inception to Final Freedom, by Javier Guzmán</text:span></text:p>
            </text:list-item>
            <text:list-item>
              <text:p text:style-name="P30"/>
            </text:list-item>
          </text:list>
        </text:list-item>
      </text:list>
      <text:p text:style-name="P75"><text:span text:style-name="T65">Paris, France</text:span></text:p>
      <text:p text:style-name="P81"><text:span text:style-name="T57">Fresh from meeting with the Security Council, Ada Schumacher, Secretary General of the United Nations, strode down the corridor to the General Assembly meeting room with zir assistants flanking zir and three camera drones providing continuous video feed of a potentially momentous occasion. In fact, what ze planned to say today would represent a major break with more than thirty years of implicit UN <text:s/>sanction of the activities of the Church of the Allpoint. However, recent events had forced zir hand, and it seemed appropriate to draw a line in the sand. Of course, whether taking a stand would amount to a hill of beans was moot, but the UN had a long-standing tradition of being the place where ideas, both good and bad, were met with lukewarm reception. Like all bureaucracies, whether public or private, the UN had at its core a conservative bias that provided friction against rapid change. This bias is purposefully baked into the fibers of the organization to protect the status quo and to hinder anything other than incremental change. In recent history, only the development of the UNSS Vespucci had survived the grinding reduction engendered by this friction, and it had survived as long as it did because of Maria Morelli and the people who had believed in her, like Ada Schumacher. Now, that support was about to be withdrawn. </text:span></text:p>
      <text:p text:style-name="P81"><text:span text:style-name="T57">In was a startling turn. In the wake of the near-miss by 69230 Hermes, three decades past, the UN had finally managed to get the majority of humanity to look upwards and outwards for a span of several decades, to see the potential of what humanity might become. Like America in the 1960s, for a brief period mankind had set aside its worship of the past and dared contemplate a new vision of the future that was not mired in the mindless glorification of eternal conflict and the simple accumulation of wealth as the be-all and end-all of existence. For a few heady years, humanity looked at the universe and accepted the challenge of finding the means to bridge light-years of distance and spread humankind to the stars. Some accepted the challenge because it was a challenge, and some accepted the challenge for genuine fear of extinction, but the salient point was that the challenge had been accepted, and that alone was enough to stretch the ties of the status quo long enough to accomplish the unprecedented. </text:span></text:p>
      <text:p text:style-name="P81"><text:span text:style-name="T57">For a while, it had worked. </text:span></text:p>
      <text:p text:style-name="P81"><text:span text:style-name="T57">Now, the forces of conservatism, which are always present, were pulling those ties closed again. The largely unseen puppet masters who control great wealth and use it to pull the strings of their puppets had been hard at work. “If it was good enough for my -great-great-grandfather, then it is good enough for me,” their puppets have been coached to preach to the ignorant and the lazy, ignoring the fact that many of those great-great-grandfathers had been cruel men who had themselves been the puppets who perpetuated a world structured to protect the status quo. “Have faith!” the puppets cried, exhorting mankind to believe in the carefully constructed instructions crafted by the ancient puppet-masters, whose ideologies and religions had convinced much of humanity that this life served no purpose other than endless toil and misery that might lead to some greater, but always unverifiable, hereafter. “Believe what I tell you!” said the puppets. “All change is bad! The reward of life lies in the afterlife!”</text:span></text:p>
      <text:p text:style-name="P81"><text:span text:style-name="T57">Secretary General Ada Schumacher would add fuel to fire. The ruckus of conversations tailed off as ze entered the General Assembly Hall from the back, stepped up to the speaker's rostrum, and stopped behind the podium, facing 200-plus delegations that, today, did not include the six delegations from Humanist Haven, Humanist Hope, New Tibet, Free Palestine, New Hong Kong, and New Taiwan, whose delegates would typically be transported to their desks from their respective planets to participate in General Assembly discussions. Today, the name plates for those desks had been removed to much consternation, and Ada Schumacher was going to explain why. </text:span></text:p>
      <text:p text:style-name="P81"><text:span text:style-name="T57">“Excellencies, Ladies, and gentlemen,” Ada Schumacher began.”It is my solemn duty today to ask you to consider a recommendation by the Security Council to expel the the remote colonies established by the Church of the Allpoint. In view of recent events, it appears that the COTA has lied repeatedly to this assembly and to the many billions of humans who have believed in travel by Power of Prayer. Apparently, what you and I perceived as a divine force propelling the spread of humanity to the heavens is no more than the <text:s/>physical manipulation of an anomalous feature of the universe in which we exist. There is no <text:s/>theological basis for what is colloquially known as ‘traveling by POP. ‘ It is simply travel by virtue of a heretofore unknown mechanism that was accidentally discovered by Dr. Maria Morelli during the maiden voyage of the United Nations Space Ship Vespucci, and it was used by Dr. Morelli to not only steal our ship but to murder zir crewmates, whose remains were recently found buried beneath Russia’s Red Square.”</text:span></text:p>
      <text:p text:style-name="P81"><text:span text:style-name="T57">In the hubbub that rose when ze paused, the Secretary General noted the obvious agitation in the Russian delegation, which had either not known of the recent discovery of Popov, Semanov, and Volkon, or which was busy trying to determine who had leaked the secret to Schumacher. The rest were probably stunned by the news that Dr. Morelli had stolen zir own ship, which was fitting: Schumacher was floating a hypothesis on that point, and ze had to be careful to not overplay zir hand. </text:span></text:p>
      <text:p text:style-name="P81"><text:span text:style-name="T57">“As a longtime personal friend of Dr. Maria Morelli,” said loudly to quell the competing conversations, and then ze restarted as the noise subsided. “As a personal friend of Dr. Maria Morelli, I am also appalled by the the deceit and by the callous disregard for human life displayed at the cathedral complexes in Florence, Italy; Birtouta, Algeria; Radium Hill, Australia; and Scoville, Mountain Paradise Federation, where forty-two priory guides were allegedly killed by bombs dropped by COTA robots that appeared from nowhere.”</text:span></text:p>
      <text:p text:style-name="P81"><text:span text:style-name="T57">“And now, in its latest move against the governments of Earth, COTA is openly soliciting our citizens to join its legions spread among the stars! The modules it has placed throughout our countries are creating a serious drain of younger people, many of whom play a vital role in our economies by performing unskilled jobs during their years of education. Increasingly, economies are relying more on robots to fill the gap, but </text:span><text:a xlink:type="simple" xlink:href="https://www.statista.com/chart/4690/the-countries-facing-the-greatest-skill-shortages/" text:style-name="ListLabel_20_35" text:visited-style-name="ListLabel_20_35"><text:span text:style-name="T55">the the ranks of the skilled workers</text:span></text:a><text:span text:style-name="T57"> needed to build those robots is diminishing as we speak!”</text:span></text:p>
      <text:p text:style-name="P81"><text:span text:style-name="T57">“According to our best estimates, the population of Earth is, for the first time in millennia, decreasing. We are a projecting a net loss of nearly one hundred million people for the current year, topping the ninety three million lost in the past year, and there is little reason to expect that that this serious drain of human resources will improve before the world economies settle into a recession from which it may be impossible emerge for decades, if ever.”</text:span></text:p>
      <text:p text:style-name="P81"><text:span text:style-name="T57">“It is my belief,” ze continued, “and the belief of the Security Council, that COTA has committed an Article 39 act of aggression by these recent actions, and it is also our shared belief that COTA may present a threat to the security of Earth and its inhabitants. Consequently, the Security Council will shortly be discussing potential actions as allowed by Articles 41 and 42, but, first, both the council and I would like to hear your thoughts on what has just been revealed.”</text:span></text:p>
      <text:p text:style-name="P81"><text:span text:style-name="T57">“As you might understand, this news has generated great concern among all nations, and, as I will be having conversations with many world leaders for the remainder of the day, I will be unable stay. In my absence, Assistant Secretary General Leung will chair the assembly. Thank you!”</text:span></text:p>
      <text:p text:style-name="P81"><text:span text:style-name="T57">With that, Schumacher handed the proceedings to zir nonplussed assistant, who knew only what the Secretary General had revealed in private scant minutes earlier. There was absolutely no chance that the man could reveal anything else of significance: the General Assembly would be a body in chaos for hours to come. </text:span></text:p>
      <text:p text:style-name="P95"/>
      <text:p text:style-name="P81"><text:span text:style-name="T57">* * * * *</text:span></text:p>
      <text:p text:style-name="P95"/>
      <text:p text:style-name="P81"><text:span text:style-name="T57">In zir office, Ada Schumacher poured a small glass of Mosel Riesling for <text:s/>zirself and a Chianti Classico for zir guest. They were seated in matching red leather armchairs on opposite sides of a low table.</text:span></text:p>
      <text:p text:style-name="P81"><text:span text:style-name="T57">“Thank you for your timely information, Paolo,” said the Secretary General. </text:span></text:p>
      <text:p text:style-name="P81"><text:span text:style-name="T57">Paolo Romano inclined zir head. “A pleasure, Ada. I felt you should know.” </text:span></text:p>
      <text:p text:style-name="P81"><text:span text:style-name="T57">“I took some liberties regarding the fate of the Vespucci, which I told them had been stolen. It is just as likely that is was destroyed, but intentional theft seemed to me to be a higher crime than destruction, whether accidental or intentional. If I am lucky, I will be proven correct. ”</text:span></text:p>
      <text:p text:style-name="P81"><text:span text:style-name="T57">“I am not sure it matters either way,” said Paolo. “The important thing was to make others know of the fate of the Russian crew. I did not think the party privy to that grisly discovery were likely to make it public.”</text:span></text:p>
      <text:p text:style-name="P81"><text:span text:style-name="T57">“Yes,” agreed Schumacher, and ze took a small sip of wine. It was crisp and not so sweet as most Rieslings.”Frankly, I always assumed that Maria had stumbled onto some secret backdoor to relatively that gets around the speed limit imposed on ordinary matter, but I also assumed that is was true that the ship was destroyed as a side-effect of whatever ze was toying with.”</text:span></text:p>
      <text:p text:style-name="P81"><text:span text:style-name="T57">“Does it surprise you that ze appears to have transported three men into solid ground and may have sent the ship elsewhere?”</text:span></text:p>
      <text:p text:style-name="P81"><text:span text:style-name="T57">“No,” Schumacher responded without hesitation. “When our paths crossed—she as a physics student and I studying software engineering—I knew zir to be brilliant but also oddly detached. I think that the only thing truly real for zir is zir passion to understand. The rest of life, and everything in it, are like dreams that have little solidity except for when they cause zir pain. If provoked, I believe zir capable of great cruelty, and if ze were also protecting a secret? Well, I don’t think there is a limit to what ze might do.”</text:span></text:p>
      <text:p text:style-name="P81"><text:span text:style-name="T57">“I have the same impression of her,” said Paolo. “Any idea where ze might be?”</text:span></text:p>
      <text:p text:style-name="P81"><text:span text:style-name="T57">The Secretary General shook zir head. “None. If what we know about zir device is correct, ze could be anywhere.” Ze paused and added, “Any idea where those five surviving Priory Guides ended up?”</text:span></text:p>
      <text:p text:style-name="P81"><text:soft-page-break/><text:span text:style-name="T57">Paolo did not even bother to disguise zir surprise at the question. “No. None. Last I heard, they ended up in Stanford, California, and Cambridge, Massachusetts, for a few hours or a few days. But, they they vanished, leaving behind those zero-point energy devices of theirs for the Americans to study.”</text:span></text:p>
      <text:p text:style-name="P81"><text:span text:style-name="T57">“Ah. Thank you for not lying, Paolo.”</text:span></text:p>
      <text:p text:style-name="P81"><text:span text:style-name="T57">“My dear, Ada,” replied the Vatican policeman. “Would I lie to you?”</text:span></text:p>
      <text:p text:style-name="P81"><text:span text:style-name="T57">The Secretary General of the United Nations clicked zir glass against zir guest’s and said nothing. Paolo was a man of true believer, and zir faith in Roman Catholicism had deep roots. She, on the other hand, had faith in the ability of women to finally bring peace to a world that had long been at war with itself for reasons that only men understood. If uniting against a perceived foe was the only means to achieve a working peace, then so be it. The people remaining on Earth needed a shared goal that they could focus on instead of their usual petty squabbles, and that goal was to do what COTA had been doing: reaching for the stars!</text:span></text:p>
      <text:list xml:id="list3424087574" text:style-name="WWNum25">
        <text:list-item>
          <text:list>
            <text:list-item>
              <text:p text:style-name="P128"><text:bookmark text:name="_4du1wux"/>2095 Africa 2.0</text:p>
            </text:list-item>
            <text:list-item>
              <text:p text:style-name="P51"><text:span text:style-name="T16">Excerpt from A Complete History of the Humanist Coalition: From Inception to Final Freedom, by Javier Guzmán</text:span></text:p>
            </text:list-item>
            <text:list-item>
              <text:p text:style-name="P31"/>
            </text:list-item>
          </text:list>
        </text:list-item>
      </text:list>
      <text:p text:style-name="P14">All human beings are born free and equal in dignity and rights. They are endowed with reason and conscience and should act towards one another in a spirit of brotherhood. Universal Declaration of Human Rights, Article 1.</text:p>
      <text:p text:style-name="P80">Lucca Morelli looked out across the wind-tossed savanna of the planet that had the working name of Africa 2.0 and allowed <text:s/>zirself to feel, for the moment anyway, that a solution to an old and complex problem might be in the offing. Since the initial discussions that ultimately led to the establishment of Indigenous on Kepler-452b, there had been many separate discussions regarding the establishment of a home for the descendants of African slaves who wished for separation from a culture that still felt biased against people of color. In the 19<text:span text:style-name="T27">th</text:span> Century, the American Colonization Society had proposed the idea of sending freed American slaves back <text:s/>to Africa, but there were mixed sentiments about the purpose of such African colonization: was the goal to find African Americans a new home where they could thrive, or just a means of removing potential African American voters? Moreover, the subsequent founding of <text:a xlink:type="simple" xlink:href="https://history.state.gov/milestones/1830-1860/liberia" text:style-name="ListLabel_20_28" text:visited-style-name="ListLabel_20_28"><text:span text:style-name="T5">Liberia</text:span></text:a> on the west coast of Africa in the 1800s did not unfold in a manner that the Allpoint would have sanctioned because <text:s/>the land upon which Liberia was founded was already occupied by indigenous people. </text:p>
      <text:p text:style-name="P81"><text:span text:style-name="T57">At least money was no longer an issue. The first two human colonies--Humanist Haven and Humanist Hope—had been settled by groups comprising successful technical professionals and no small number of wealthy entrepreneurs willing to invest heavily in creating new homes freed from what they saw as a system that allowed organized religion inordinate influence over political and societal concerns, but New Tibet, and certainly, Free Palestine, had required a different approach for financing. Rather than continuing to expect colonists to pay for everything, COTA had used the burgeoning profits from its mining colonies to cover much of the costs and had then asked the new colonies to simply provide volunteers willing to train and secure future colonists. The arrangement was satisfying to both parties: COTA got staff experienced in colonization, and most of the colonies from that point on were spared the ordeal of funding settlements in advance.</text:span></text:p>
      <text:p text:style-name="P81"><text:span text:style-name="T57">Now, Allpoint had deep enough pockets to begin tackling a project that might correct some of the societal damage inflicted by the North Atlantic African slave trade, during which more than </text:span><text:a xlink:type="simple" xlink:href="https://www.gilderlehrman.org/content/historical-context-facts-about-slave-trade-and-slavery" text:style-name="ListLabel_20_35" text:visited-style-name="ListLabel_20_35"><text:span text:style-name="T55">twelve million Africans</text:span></text:a><text:span text:style-name="T57"> were forcibly shipped to the Americas, North and South. Around two million did not survive the trip. Those who did survive were put to work in mines and on plantations, doing the back-breaking, soul-destroying jobs that their owners could not get done except by enslaving human beings to drive </text:span><text:a xlink:type="simple" xlink:href="https://www.forbes.com/sites/hbsworkingknowledge/2017/05/03/the-clear-connection-between-slavery-and-american-capitalism/#6e1b430c7bd3" text:style-name="ListLabel_20_35" text:visited-style-name="ListLabel_20_35"><text:span text:style-name="T55">American exports</text:span></text:a><text:span text:style-name="T57">. Slaves were a vital force in the growth of the economic engine of the New World, but they reaped none of the benefits, nor did the passage of time do much to help their descendants. Two <text:s/>centuries after the abolition of slavery, the median wealth of white North Americans remained </text:span><text:a xlink:type="simple" xlink:href="https://www.forbes.com/sites/brianthompson1/2018/02/18/the-racial-wealth-gap-addressing-americas-most-pressing-epidemic/#1a0d42807a48" text:style-name="ListLabel_20_35" text:visited-style-name="ListLabel_20_35"><text:span text:style-name="T55">nearly two orders of magnitude</text:span></text:a><text:span text:style-name="T57"> higher than the median for black North Americans. Clearly, something was needed to set things right, or the future would be a continual repeat of the past. </text:span></text:p>
      <text:p text:style-name="P81"><text:span text:style-name="T57">But what was the right thing to do? Over the years, some had argued that full integration into society was the cure, while others had argued that the only sure way to fix the cultural inequity was complete segregation, with the descendants of African slaves separating themselves from the biased Anglo-American culture that kept them in a perpetual state of economic weakness. </text:span></text:p>
      <text:p text:style-name="P81"><text:span text:style-name="T57">Standing with Lucca today were representatives of three organizations dedicated to uniting groups directly descended from Africa in an attempt to use separation as the means to a more prosperous future:</text:span></text:p>
      <text:p text:style-name="P81"><text:span text:style-name="T57">Afua Jalloh, head of the Africa Union Commission, the secretariat that carried out the day-to-day operations of the </text:span><text:a xlink:type="simple" xlink:href="https://au.int/" text:style-name="ListLabel_20_35" text:visited-style-name="ListLabel_20_35"><text:span text:style-name="T55">Africa Union</text:span></text:a><text:span text:style-name="T57"> (AU), was a pragmatic administrator who had gained a reputation for quickly sending AU peacekeeper troops to quell inchoate conflicts before they <text:s/>could grow into wars. Ze was admired by those who sought an Africa that was relatively free of regional clashes and was despised by those, especially traditional strongmen and kleptocrats, who profited from the chaos of such disputes. Ze was also a strong proponent of creating a new home for those Africans and descendants of Africans who wanted a reboot of history, a place where all Africans could create and build cultures and communities free from the interference of colonial powers. Many would choose to stay in Africa, or in whatever country they called home, but some would choose to start over. Africa 2.0 was not the only solution, but it would be a solution for many. </text:span></text:p>
      <text:p text:style-name="P81"><text:span text:style-name="T57">Obasi Ibori headed the New </text:span><text:a xlink:type="simple" xlink:href="https://en.wikipedia.org/wiki/Ujamaa" text:style-name="ListLabel_20_35" text:visited-style-name="ListLabel_20_35"><text:span text:style-name="T55">Ujamaa </text:span></text:a><text:span text:style-name="T57">movement, which had toned down the original Ujamma concept of African socialism to a more market-based system with government controls to prevent the growth of the crippling wealth inequities endemic to a purely capitalist economy. New Ujamaa had a strong base of supporters, but its ties to a system that had originally proposed government ownership of the means of production made for an uneasy relationship with potential investors. Still, Obasi had a reputation for being able to get diverse groups to work towards a common cause, so zir input on Africa 2.0 was essential to getting the project off the ground. If ze could show that the New Ujamaa could create sustainable communities in which all prospered according to their participation and none were left homeless and penniless, then, it was believed, the investment capital would come. </text:span></text:p>
      <text:p text:style-name="P81"><text:span text:style-name="T57">Iman Diya, head of Africa Capitalism Cathedral, immediately struck Lucca as the sort of person of which Afua Jalloh would be wary, but ze must have done of good job of convincing Afua that zir system of faith-based investors was not a step towards kleptocracy but instead a means to ensure the financing and organizational expertise necessary to create a new economy from scratch. Ze had personally suggested zir inclusion to Lucca. </text:span></text:p>
      <text:p text:style-name="P81"><text:span text:style-name="T57">Also in attendance were Major Waltha Wambui and Captain Jaali Njeri of the Settlement Protective Service, who Lucca brought along when ze picked up the African delegation in Dar es Salaam. Since the evacuation of the Church of the Zeropointfrom Earth—including the physical transport of four cathedral complexes in Florence, Italy; Birtouta, Algeria; Idaho, Mountain Paradise Federation; Radium Hill, Australia; and many interstellar staging compounds scattered about the globe—Remy Moreau and SPS had insisted that ze be accompanied by a security team whenever transporting to Earth. Lucca had some misgivings about the message conveyed by traveling with armed guards, but ze also acknowledged that there were numerous threats against Allpoint that made such a precaution a necessary inconvenience.</text:span></text:p>
      <text:p text:style-name="P81"><text:span text:style-name="T57">Colton Vandevar and zir Planetary Exploration Team members, hunter Naia Holt, astrobiologist Friedrich Manweiler, botanist and toxicologist Samwell Smyth, and robotics engineer Ölnir were waiting for them in the shade of a thick-trunked, high-limbed tree that bore a striking resemblance to a </text:span><text:a xlink:type="simple" xlink:href="http://baobab/" text:style-name="ListLabel_20_35" text:visited-style-name="ListLabel_20_35"><text:span text:style-name="T55">baobab</text:span></text:a><text:span text:style-name="T57"> when the group arrived. </text:span></text:p>
      <text:p text:style-name="P80">Africa 2.0, like its namesake, was teeming with exotic wildlife, some of which was large and deadly and probably watching right now from the cover of the tall grasses. So, overhead, a heavy complement of drones whirred about in search of threats, and five of the nano-composite spiders prowled the perimeter, rolling and pivoting as they scanned for non-human heat traces and movements. </text:p>
      <text:p text:style-name="P81"><text:span text:style-name="T57">“It is beautiful!” Afua Jalloh pronounced, and it was clear to all that ze was thrilled at the prospect of creating what would be, to some extent, a do-over for Africa. Granted, Africa 2.0 would begin with many technological advantages, but it would be free from the interferences from outside cultures that had contaminated the original Africa.</text:span></text:p>
      <text:p text:style-name="P81"><text:span text:style-name="T57">Lucca nodded. “It is very much akin to the African Savannah on Earth. There are some distinct <text:s/>differences in the flora and fauna wrought by the forces of evolution, but, overall, it is very much like Earth, with comparable gravity, diurnal cycle, and seasons. I believe it can be an excellent planet for Africa 2.0—or whatever you choose to call it.”</text:span></text:p>
      <text:p text:style-name="P81"><text:span text:style-name="T57">“I am fond of this name,” replied Afua. “Of course, I have long spoken of rebooting Africa, so the software connotation resonates for myself. We will have to have many discussions and allow more voices to be heard before we decide.”</text:span></text:p>
      <text:p text:style-name="P81"><text:span text:style-name="T57">“Myself, I rather like </text:span><text:span text:style-name="T59">Wakanda</text:span><text:span text:style-name="T57">,” said Obasi Ibori. “But there may be some copyright restrictions on that name.”</text:span></text:p>
      <text:p text:style-name="P81"><text:span text:style-name="T57">“The man is a movie buff,” explained Afua with a grin. “He especially likes movies with superheroes.”</text:span></text:p>
      <text:p text:style-name="P81"><text:span text:style-name="T57">“Africa 2.0 is a good working title. for now,” proclaimed Iman Diya softly. “As Afua has stated, the final name will come, in time, when its people have delved deeply into the soul of this place to learn what it wants to be called. We should not be too hasty with such decisions.”</text:span></text:p>
      <text:p text:style-name="P81"><text:span text:style-name="T57">If Lucca was wary of Iman Diya being an African version of the Reverend Moses Johnson, zir thoughtful statement had gone a long way to dispelling that impression. Moses Johnson would have made a fiery pronouncement. </text:span></text:p>
      <text:p text:style-name="P81"><text:span text:style-name="T57">“I should like to see more of this place,” said Afua to Lucca. “How long can we stay?”</text:span></text:p>
      <text:p text:style-name="P81"><text:span text:style-name="T57">“As long as you wish to,” replied Lucca with a slight nod. “There are comfortable housing facilities set up about a half kilometer from here where you can stay. Colton and zir team will brief you on the environment and provide protection, and they can show you the rest of the planet if you want to get a feel for the whole package; I understand that there are some spectacular fjords in both the far north and far south continents. I will return tomorrow to answer your questions regarding the rules for colonization.”</text:span></text:p>
      <text:p text:style-name="P81"><text:span text:style-name="T57">Afua returned the nod. “Thank you. We appreciate your hospitality.”</text:span></text:p>
      <text:p text:style-name="P81"><text:span text:style-name="T57">“Good people,” said Colton as ze extended a hand in the direction of a small rise in the grasslands, “our camp is this way.”</text:span></text:p>
      <text:list xml:id="list65913599915175" text:continue-list="list1148682499" text:style-name="WWNum19">
        <text:list-item>
          <text:list>
            <text:list-item>
              <text:p text:style-name="P126"><text:bookmark text:name="_2szc72q"/>2095 Rejected</text:p>
            </text:list-item>
            <text:list-item>
              <text:p text:style-name="P49"><text:span text:style-name="T16">Excerpt from A Complete History of the Humanist Coalition: From Inception to Final Freedom, by Javier Guzmán</text:span></text:p>
            </text:list-item>
            <text:list-item>
              <text:p text:style-name="P29"/>
            </text:list-item>
          </text:list>
        </text:list-item>
      </text:list>
      <text:p text:style-name="P75"><text:span text:style-name="T65">Moses Johnson, Pastor of Christ the Conqueror Church (a megachurch with international branches) headquartered in Grapevine, Texas, and current president of Prosperity Theology International.</text:span></text:p>
      <text:p text:style-name="P81"><text:span text:style-name="T57">The Reverend Moses Johnson, Pastor of Christ the Conqueror Church and President of Prosperity Theology International traveled the distance from the front door of zir church to the far end of the massive parking lot in the air-conditioned comfort of one of zir massive white e-SUVs, custom leather seats supporting the bulk of he, zir driver, and of the armed security guard seated in the passenger seat. An identical e-SUV, carrying a driver and two additional armed guards rolled across the heat-softened macadam in tandem, the two vehicles stopped on either side of the COTA transport module, and the occupants clambered out with an air of indignation. </text:span></text:p>
      <text:p text:style-name="P81"><text:span text:style-name="T57">“There it is, gentlemen!” announced the Reverend Johnson with a dramatic flourish. “The icon of the unholy abomination that is the so-called Church of the Allpoint! A tube, or a cylinder, that is nothing more than a device to transport poor souls to Satan!”</text:span></text:p>
      <text:p text:style-name="P81"><text:soft-page-break/><text:span text:style-name="T57">The Reverend paused to straighten the lapels of zir tailored suit, which strained against a bulk held in check by multiple layers of compression underwear, and gently wiped away a trickle of sweat that escaped from beneath zir comb-over while the guards, rifles at the ready, slowly circled the device. </text:span></text:p>
      <text:p text:style-name="P81"><text:span text:style-name="T57">“Place a hand here,” said the Reverend, indicating the yellow outline of a human hand that stood about five feet from the ground, “and the doorway to Hell will open! Let us see if Hell is up to the task of dealing with Man of God!” </text:span></text:p>
      <text:p text:style-name="P81"><text:span text:style-name="T57">The Reverend Johnson slowly stretched out zir arm and placed zir hand upon the outline. As ze did so, an opening, large enough for a person to step through, appeared in the surface of the cylinder. ze stepped though, and the surface sealed back over. A second later, the Reverend Johnson was again standing outside the module. </text:span></text:p>
      <text:p text:style-name="P81"><text:span text:style-name="T57">“Hell has rejected me!” ze proclaimed. “Hell wants nothing to do with a Man of God!”</text:span></text:p>
      <text:p text:style-name="P81"><text:span text:style-name="T57">“Lemme try!” said one of the gun-toting guards. “I wanna see if this liberal-loving device can handle a real man or just those snowflakes who think there is more that two sexes!”</text:span></text:p>
      <text:p text:style-name="P81"><text:span text:style-name="T57">As with the Reverend Johnson, the guard placed zir hand in the outline, the opening appeared, and ze stepped inside. The surface of the cylinder sealed again, and then, just as with Johnson, the man then reappeared outside the module. </text:span></text:p>
      <text:p text:style-name="P81"><text:span text:style-name="T57">“Mind if I give it a try, Reverend?” said Jimmy, the Reverend’s driver. </text:span></text:p>
      <text:p text:style-name="P81"><text:span text:style-name="T57">“By all means, Jimmy! We, who are members of Jesus’ flock, who believe, as The Bible says, that mankind was created to populate the Earth, have nothing to fear from the Devil’s devices. “Enter, confident that God will protect you!”</text:span></text:p>
      <text:p text:style-name="P81"><text:span text:style-name="T57">Jimmy stepped up, placed zir hand on the module, entered, and promptly disappeared. </text:span></text:p>
      <text:p text:style-name="P81"><text:span text:style-name="T57">“Jimmy?” squeaked the Reverend Moses Johnson. </text:span></text:p>
      <text:list xml:id="list65914442330094" text:continue-list="list3424087574" text:style-name="WWNum25">
        <text:list-item>
          <text:list>
            <text:list-item>
              <text:p text:style-name="P128"><text:bookmark text:name="_184mhaj"/>2095 Discovery</text:p>
            </text:list-item>
            <text:list-item>
              <text:p text:style-name="P51"><text:span text:style-name="T16">Excerpt from A Complete History of the Humanist Coalition: From Inception to Final Freedom, by Javier Guzmán</text:span></text:p>
            </text:list-item>
            <text:list-item>
              <text:p text:style-name="P31"/>
            </text:list-item>
          </text:list>
        </text:list-item>
      </text:list>
      <text:p text:style-name="P81"><text:span text:style-name="T57">Winds were tearing across the terminator line of Proxima Centauri b when a space-suited crew accompanied by a dozen or so security robots arrived soundlessly, appearing in a narrow, rocky ravine beneath a twilight sky. The walls of the ravine provided some protection from the screaming torrent of air meters above, and it also provided some shielding from the X-rays emanating from nearby host star Proxima Centauri, but it was not an environment in which humans could remain for long. </text:span></text:p>
      <text:p text:style-name="P81"><text:span text:style-name="T57">The team had materialized steps from a large open doorway carved into the rocky ravine face, and it was to this opening that they traveled, with three of the robots taking the point position while the remainder protected the flanks of the group. The opening was rectangular, with a width roughly twice that of the height, and the edges were smooth. As they entered, lights turned on, illuminating a space the size of a large aircraft hanger. When the last of the group was inside, the opening irised closed, a wall of material flowing across the opening to seal it off from the outside. Simultaneously, the sounds of massive generators and pumps announced the initiation of environmental systems. </text:span></text:p>
      <text:p text:style-name="P81"><text:span text:style-name="T57">Two of the space-suited figures separated from the group and walked over to the bank of instruments lining a wall just inside the opening. This duo moved here and there, studying the displays with curiosity, occasionally turning to each other as though in silent consultation. They continued this dance for several minutes while the remainder of the team stood rooted to the spot and only moved their helmets this way and that to study their surroundings, but, finally, one of the two reached up, opened the helmet seal, and removed zir helmet. </text:span></text:p>
      <text:p text:style-name="P81"><text:span text:style-name="T57">“We have breathable air,” announced the woman with close-cropped red hair whose name patch read </text:span><text:span text:style-name="T59">Popov</text:span><text:span text:style-name="T57">. “Roughly twenty percent oxygen and eighty percent nitrogen with traces of other gases.” The words echoed back to zir from the cavern walls as ze spoke.</text:span></text:p>
      <text:p text:style-name="P81"><text:span text:style-name="T57">Her partner removed zir helmet as well and took a deep breath. zir name patch read </text:span><text:span text:style-name="T59">Semanov</text:span><text:span text:style-name="T57">. </text:span></text:p>
      <text:p text:style-name="P80">Over the next few minutes, the remainder of the group removed their helmets as well, placed them on the floor, and began wandering about, chattering to each other now and then, but mostly silent. At the back of the cavern was a doorway sized opening, and the group moved towards it. The doorway led to a long passageway that emptied into a wide room room whose thick windows overlooked a cavernous space glistening with veins of exposed metals, some of which were followed by declines that followed the veins back for some ways. Here and there across the floor of the cavern were piles of tailings and tailing ponds. </text:p>
      <text:p text:style-name="P81"><text:span text:style-name="T57">A man whose name patch read Konstantin studied the space carefully. “They did enough extraction to show us what is here. The tailings are probably the remains of assay work. If these veins extend back into the rock face, which they appear to, we can work this site for years, possibly decades. And, I am sure there are other rich sites along the terminator line that we can open up for extraction as well.”</text:span></text:p>
      <text:p text:style-name="P81"><text:span text:style-name="T57">“We should examine the environmental systems to ensure that they are functioning at optimum levels,” said the woman, Popov, whose first name was Taya, “replacing or refurbishing them as needed. They were probably installed two decades ago. When we know that everything is working correctly, we can transport in the mining robots and get them started in the cavern.”</text:span></text:p>
      <text:p text:style-name="P81"><text:span text:style-name="T57">“No obvious doorways into the cavern,” observed Semanov, whose first name was Vladimir, as zir father’s had been. </text:span></text:p>
      <text:p text:style-name="P81"><text:span text:style-name="T57">“Not a problem,” answered a young woman. Dima Egorov was the first Russian equivalent to a COTA Priory Guide, and it was ze who had transported the group to this location from Moscow. “I can send the mining ‘bots directly to the chamber and transport the ore in containers back to the plants on Earth for processing.”</text:span></text:p>
      <text:p text:style-name="P81"><text:span text:style-name="T57">“Do you need to be here or there to do your work?” asked Konstantin. </text:span></text:p>
      <text:p text:style-name="P81"><text:span text:style-name="T57">“I can work from either,” replied Dima. “I have an index of the containers we will be using, so I just need to know where to place them on this end once they have been emptied on Earth.” Ze paused for a second and added. “I might work from this end for a short time, until we work out those placements, and then I will do the job from Moscow.”</text:span></text:p>
      <text:p text:style-name="P81"><text:span text:style-name="T57">Konstantin nodded somberly. Inside, ze was relieved to know that this little ‘witch’ was not going to be around all the time. ze had just been transported 4.2 light years from Moscow in the blink of an eye, but the thought of having this ‘guide,’ as ze was called, was unsettling to both ze and zir mining crew. Miners were notoriously surly as a lot, and Konstantin knew that they would not always be diplomatic with this woman who had the power to transport the entire lot into the darkness of space or further into unexplored rock. It was just a matter of time until frictions arose. ze would just as soon deal with zir remotely. </text:span></text:p>
      <text:p text:style-name="P81"><text:span text:style-name="T57">“Anything happening at the other mineral colonies?” wondered Semanov. </text:span></text:p>
      <text:p text:style-name="P81"><text:span text:style-name="T57">Dimov looked off into the distance for several seconds. “There are several humans and robots of American signature on Minerals Beta,” ze said. “The Chinese are on Minerals Gamma, and the European Union is on Minerals Delta. The data structures for these planets have been locked, just as I have locked this planet to protect against entry. We have each been given a source of metals for future development.”</text:span></text:p>
      <text:p text:style-name="P81"><text:span text:style-name="T57">“But no planets on which to build colonies for humans,” said Popov. </text:span></text:p>
      <text:p text:style-name="P81"><text:span text:style-name="T57">“Not yet,” replied Dimov. “Petya is monitoring those structures in anticipation of COTA handing over passwords as they did for the mineral colonies. Once we have such a password, we can lock the structure and then send an inspection team.”</text:span></text:p>
      <text:p text:style-name="P81"><text:span text:style-name="T57">“That’s assuming COTA gives us those planets,” observed Semanov. “We had no idea that they would hand out these colonies until you made contact.”</text:span></text:p>
      <text:p text:style-name="P81"><text:span text:style-name="T57">“I think they were waiting for us to reach out,” said Dimov. “Once we found the correct index for Proxima Centauri b, we started examining the data, and the owner of the data structure unlocked it. I assume the process was the same for Kepler 1229b, LHS 1140 b, and K2-3d—also known as Minerals Beta, Gamma, and Delta, respectively. The Americans have five of the probes used by the Florence COTA Guides, which gave them a head-start on cataloging data structures. We just recently completed our index out to 1,500 light years; rumor has it that the Chinese might be out to 5,000.”</text:span></text:p>
      <text:p text:style-name="P81"><text:span text:style-name="T57">“And still no direct contact with COTA?” wondered Popov.</text:span></text:p>
      <text:p text:style-name="P81"><text:span text:style-name="T57">Dima shook zir head. “We are watching critical Chinese data structures used in communications. We have seen nothing so far to suggest they have had a hit within 5,000 light years.”</text:span></text:p>
      <text:p text:style-name="P81"><text:span text:style-name="T57">“Maybe they are keeping what they know offline?” suggested Popov. “Perhaps all news is conveyed word of mouth?”</text:span></text:p>
      <text:p text:style-name="P81"><text:span text:style-name="T57">“If so, they are doing a good job of masking such contacts,” replied Dima. “Petya’s team are also monitoring the data structures of the heads of state of the People’s Republic of China, and they have not observed anything out of the ordinary. If they had access to a colonial planet, they would likely meet to discuss what to do next. We have seen no such meetings.”</text:span></text:p>
      <text:p text:style-name="P81"><text:soft-page-break/><text:span text:style-name="T57">“They could send proxies,” suggested Semanov. </text:span></text:p>
      <text:p text:style-name="P81"><text:span text:style-name="T57">“We are also watching their staff members,” countered Dima. “We are not seeing any meetings among them either.”</text:span></text:p>
      <text:p text:style-name="P81"><text:span text:style-name="T57">“Very well,” said Popov. “If you have no further need for me or Vladimir, we should get back to <text:s/>our work. Let us know if you need our intervention to keep things moving.”</text:span></text:p>
      <text:p text:style-name="P81"><text:span text:style-name="T57">Dima allowed <text:s/>zirself a quick glance at the mining project leader, Konstantin before responding. “We should be okay here.”</text:span></text:p>
      <text:p text:style-name="P81"><text:span text:style-name="T57">A moment later, Taya Popov and Vladimir Semanov were gone. </text:span></text:p>
      <text:list xml:id="list65913661632614" text:continue-numbering="true" text:style-name="WWNum25">
        <text:list-item>
          <text:list>
            <text:list-item>
              <text:p text:style-name="P128"><text:bookmark text:name="_3s49zyc"/>Fist of Maria</text:p>
            </text:list-item>
            <text:list-item>
              <text:p text:style-name="P51"><text:span text:style-name="T16">Excerpt from A Complete History of the Humanist Coalition: From Inception to Final Freedom, by Javier Guzmán</text:span></text:p>
            </text:list-item>
            <text:list-item>
              <text:p text:style-name="P31"/>
            </text:list-item>
          </text:list>
        </text:list-item>
      </text:list>
      <text:p text:style-name="P81"><text:span text:style-name="T57">The first attack came in </text:span></text:p>
      <text:p text:style-name="P75"><text:span text:style-name="T65">New characters.</text:span></text:p>
      <text:p text:style-name="P75"><text:span text:style-name="T65">Those left on Earth have been exploring the planets left open by Lucca, being those planets originally said to have been colonized by COTA, including materials alpha. They land on the first a year after COTA vanishes. They are surprised to find some infrastructure but no people, but carry on. </text:span></text:p>
      <text:p text:style-name="P75"><text:span text:style-name="T65">In year 5, they are hit by robots that devastate them. </text:span></text:p>
      <text:list xml:id="list3217425882" text:style-name="WWNum29">
        <text:list-item>
          <text:list>
            <text:list-item>
              <text:p text:style-name="P129"><text:bookmark text:name="_279ka65"/>Lucca opines on the government funded power of churches</text:p>
            </text:list-item>
            <text:list-item>
              <text:p text:style-name="P52"><text:span text:style-name="T16">Excerpt from A Complete History of the Humanist Coalition: From Inception to Final Freedom, by Javier Guzmán</text:span></text:p>
            </text:list-item>
            <text:list-item>
              <text:p text:style-name="P32"/>
            </text:list-item>
          </text:list>
        </text:list-item>
      </text:list>
      <text:p text:style-name="P75"><text:span text:style-name="T65">Afua Jalloh, head of the Africa Union Commission</text:span></text:p>
      <text:p text:style-name="P75"><text:span text:style-name="T65">Remy Moreau, COTA Internal Security Commander and Al Jabbar correspondent when Queen Xerxes</text:span></text:p>
      <text:p text:style-name="P75"><text:span text:style-name="T65">Obasi Ibori headed the New Ujamaa movement</text:span></text:p>
      <text:p text:style-name="P75"><text:bookmark text:name="_meukdy"/><text:span text:style-name="T65">Iman Diya, head of Africa Capitalism Cathedral</text:span></text:p>
      <text:p text:style-name="P75"><text:span text:style-name="T65">Colton Vandevar and zir Planetary Exploration Team members, hunter Naia Holt, astrobiologist Friedrich Manweiler, botanist and toxicologist Samwell Smyth, and robotics engineer Ölnir </text:span></text:p>
      <text:p text:style-name="P81"><text:span text:style-name="T57">With zir back to the the massive trunk of an Africa 2.0 baobab tree and Remy Moreau standing by zir side, Lucca fielded questions from the Africa 2.0 delegation regarding COTA’s rules for colonization, which, in simplified form, were as follows:</text:span></text:p>
      <text:list xml:id="list2889576377" text:style-name="WWNum27">
        <text:list-item>
          <text:p text:style-name="P98"><text:span text:style-name="T60">All requests for transport must be filed with the Office of Colonization, and the request must include an draft of the colony’s constitution ready for approval by its citizens. </text:span></text:p>
        </text:list-item>
        <text:list-item>
          <text:p text:style-name="P98"><text:span text:style-name="T60">The destination planet must support, unaided, human life. If humans cannot breathe the air, drink the water, and eat the native flora and fauna, transport is prohibited except for mining or other resource extraction colonies.</text:span></text:p>
        </text:list-item>
        <text:list-item>
          <text:p text:style-name="P98"><text:span text:style-name="T60">The destination must not have life that is becoming or likely to become sentient. Human life cannot displace native life. </text:span></text:p>
        </text:list-item>
        <text:list-item>
          <text:p text:style-name="P98"><text:span text:style-name="T60">Conflicting requests for transport to a common destination will be adjudicated by the Office of Colonization. </text:span></text:p>
        </text:list-item>
        <text:list-item>
          <text:p text:style-name="P98"><text:span text:style-name="T60">The minimum size of a colony is 10,000, consisting of roughly equal numbers of men and women <text:s/>or a plan to ensure the growth of the colony into a self-sustaining population. </text:span></text:p>
        </text:list-item>
        <text:list-item>
          <text:p text:style-name="P98"><text:span text:style-name="T60">The community to be transported must agree to provide COTA with staff who will help with the training of other colonies for a period of two years. The number of staff required is five percent or the initial colony. </text:span></text:p>
        </text:list-item>
        <text:list-item>
          <text:p text:style-name="P98"><text:span text:style-name="T60">All transportees of adult age (21 years) must personally attest to their desire for transport. No person may make such attestment for another person with the exception of parents for children. The Church of the ZeropointSPS will provide sanctuary for all who feel that they are being coerced into unwanted transport. </text:span></text:p>
        </text:list-item>
        <text:list-item>
          <text:p text:style-name="P98"><text:span text:style-name="T60">All transportees who were not at least 21 years old at the time of transport have to right to alternative transport, including return to Earth, upon achieving the age of 21. The Church of the ZeropointSPS will provide sanctuary for all who seek alternative transport. </text:span></text:p>
        </text:list-item>
        <text:list-item>
          <text:p text:style-name="P98"><text:span text:style-name="T60">Transport and production of weapons of war is strictly prohibited. Weapons for the purpose for hunting and personal protection are allowed. </text:span></text:p>
        </text:list-item>
        <text:list-item>
          <text:p text:style-name="P98"><text:bookmark text:name="_36ei31r"/><text:span text:style-name="T60">The Church of the Zeropointplaces no restrictions on transport based on race, creed, <text:s/>religion, or sexual orientation and will not allow such discrimination within any colony. </text:span></text:p>
        </text:list-item>
      </text:list>
      <text:p text:style-name="P66"/>
      <text:p text:style-name="P81"><text:span text:style-name="T57">The first question had become predictable since the rumors had spread that COTA transport was not, technically, by the so-called Power of Prayer but instead relied on using a shortcut provided by the data underlying the structure of space-time:</text:span></text:p>
      <text:p text:style-name="P81"><text:span text:style-name="T57">“Why,” asked Iman Diya of the African Capitalism Cathedral, “does the Church of the Zeropointstill refer to itself as a church when COTA has acknowledged that Power of Prayer travel is performed by manipulation of data and not by prayer?”</text:span></text:p>
      <text:p text:style-name="P81"><text:span text:style-name="T57">“A good question,” acknowledged Lucca. “When I or another of the Priory Guides change the location data of an object—be it a person or a transport vessel—we are changing the data that has been collected by some unknown actor. Is this unknown actor God? I do not know, but we I do know that the data are there and available for us to use, so we see it as a gift that allows us to avoid the limitations of travel otherwise imposed by the universe, and we are grateful. Personally, I see in the availability of the data the possibility of a divine hand providing a means to populate what appears to be, at least so far, a mostly unpopulated space, and although some might argue that God charged man to populate earth, with a little ‘e,’ I do not think that God meant to populate only one planet.” </text:span></text:p>
      <text:p text:style-name="P81"><text:span text:style-name="T57">He continued. “Some people prefer to believe that God has expressed God’s will through the ancient writings of humans collected from various sources. I have no quarrel with those who prefer such writings, but, personally, I believe in the God who is revealed not in documents from prior millennia but by what the universe reveals to us right now. The works of God are visible, and we revere them, so we have decided to keep the name </text:span><text:span text:style-name="T59">church</text:span><text:span text:style-name="T57">. The only gospel we preach is that all things are connected, but this configuration appears to be a work of God.”</text:span></text:p>
      <text:p text:style-name="P81"><text:soft-page-break/><text:span text:style-name="T57">Iman Diya nodded, apparently satisfied with this response. </text:span></text:p>
      <text:p text:style-name="P81"><text:span text:style-name="T57">“I should add,” said Lucca, that the Church of the Zeropointis not opposed to religion, as some claim,” said Lucca. “Although we fully support the right of people to be free from religion, should they so choose, we also welcome the right of all persons to believe as they choose. Throughout our colonies you will find the same religions being practiced that you find on Earth, and many members of COTA belong to one faith or another. What we oppose is the ability of religious institutions to influence government and culture in ways that are not shared by all, to, in effect force their ideologies upon not only their members but upon non-members as well. We have seen many examples on Earth of the inordinate influence of religion upon social structure, and we are determined establish roadblocks to such extremism and zealotry in the free colonies of humankind.”</text:span></text:p>
      <text:p text:style-name="P81"><text:span text:style-name="T57">“I am happy to have such roadblocks in place,” said Afua Jalloh, who would be the mayor of the initial colony. “Governance is difficult enough without also having to fight with organized factions within the community. Those factions will, inevitably, form, but religious leaders sometimes get handed not only a powerful bullhorn but also government support, in the form of special tax breaks. I am glad to operate under a constitution that treats organized religion the same as any other social or business organization.”</text:span></text:p>
      <text:p text:style-name="P81"><text:bookmark text:name="_1ljsd9k"/><text:span text:style-name="T57">“For my part,” said Iman Diya, head of Africa Capitalism Cathedral, which preached a religion of self-sufficiency through capitalism, “I am comfortable with these restrictions, provided that there are mechanisms in place to protect merchants from having to conduct business in ways that are inconsistent with their religious beliefs.”</text:span></text:p>
      <text:p text:style-name="P81"><text:span text:style-name="T59">Here we go</text:span><text:span text:style-name="T57">, thought Remy Moreau to <text:s/>zirself. </text:span><text:span text:style-name="T59">The beginnings of government supported bigotry has just reared its head</text:span><text:span text:style-name="T57">. </text:span></text:p>
      <text:p text:style-name="P81"><text:span text:style-name="T57">“Those protections exist in the form of a constitutional requirement for duplication of services when one organization chooses to exclude certain members of society from receiving its services,” replied Lucca firmly. “The organization that chooses to discriminate must then pay an additional tax to help ensure that those services remain available to all. People are free to practice their religion as they choose, but those who choose to follow their beliefs in ways that restrict specific customers will need to keep their beliefs separate from their businesses—or they can simply go into businesses where their beliefs cannot be comprised.” </text:span></text:p>
      <text:p text:style-name="P81"><text:span text:style-name="T57">Iman Diya nodded. Whether ze agreed or simple accepted Lucca’s argument was unknown, and </text:span></text:p>
      <text:list xml:id="list3441922450" text:style-name="WWNum13">
        <text:list-item>
          <text:list>
            <text:list-item>
              <text:p text:style-name="P130"><text:bookmark text:name="_45jfvxd"/>Maria pressures Lucca</text:p>
            </text:list-item>
          </text:list>
        </text:list-item>
      </text:list>
      <text:p text:style-name="P81"><text:span text:style-name="T57">Maria Morelli’s robots attack Earth governments as ze continues applying pressure to Lucca to expand more quickly. <text:s/>Iman Diya</text:span></text:p>
      <text:p text:style-name="P80"/>
      <text:p text:style-name="P80"/>
      <text:p text:style-name="P95"/>
      <text:p text:style-name="P66"/>
      <text:list xml:id="list4237183211" text:style-name="WWNum15">
        <text:list-item>
          <text:p text:style-name="P110"><text:bookmark text:name="_6gkfqd79mnit"/>Part 3</text:p>
        </text:list-item>
      </text:list>
      <text:p text:style-name="P115"><text:bookmark text:name="_z337ya"/>2100 Late Summer Nightmare</text:p>
      <text:list xml:id="list65913944596794" text:continue-list="list65913115948131"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16"/>
      <text:p text:style-name="P80">August, 2150. College Station, Texas, Freedom Federation. </text:p>
      <text:list xml:id="list65913721027690" text:continue-list="list4237183211" text:style-name="WWNum15">
        <text:list-item>
          <text:list>
            <text:list-item>
              <text:p text:style-name="P93">It was a morning to wake up screaming. I did.</text:p>
            </text:list-item>
          </text:list>
        </text:list-item>
      </text:list>
      <text:p text:style-name="P80"><text:s/>“Get the hell away from me, Puck!” I screamed in the shadowy room before I made the transition from sleep to shaky wakefulness. Fortunately, I live by myself now, so there is nobody to disturb. Unfortunately, I live by myself now, so there is nobody to disturb. There was just the silence of three years of being alone, the suffocating silence of a home that has become a museum of painful memories. Only the final few chirps of crickets before the dawn of another day and the sad coo of a mourning dove perched somewhere unseen punctured the stillness, which gathered itself and then flowed back into the spaces disturbed by my words. The windows were open, and the temperature was in the low seventies, but I shivered under the thin cotton sheet nonetheless. </text:p>
      <text:list xml:id="list65914806071138" text:continue-numbering="true" text:style-name="WWNum15">
        <text:list-item>
          <text:list>
            <text:list-item>
              <text:p text:style-name="P93">I sat up, and my head hurt: a reminder of the too many cups of sweet tea and bourbon that I had consumed the night before. I usually drink wine, and the unusual combination of sugar and hard liquor had hit me like a rubber sledgehammer to the back of the head. I was desperately thirsty, so I got up and shuffled into the bathroom, where I drank three cups of water, emptied the Foley bag I have been peeing into for the last two weeks, and took stock of myself: Klavier Gussman, sixty-six years old, professor of anthropology, four years from full retirement when I would collect a comfortable monthly stipend from a pension built over four decades of teaching and research unless the state of Texas went bankrupt before I could collect, bald, widowed, alone, not normally susceptible to getting knee-walking drunk but apparently still stupid enough to do so. Thankfully, the fall semester had not yet started, so there had not been any students to notice a tipsy tenured prof stumbling home through the live oaks of Spence Park and Brison Park to zir small but comfortable university-owned home on Suffolk Avenue just south of the campus. </text:p>
            </text:list-item>
            <text:list-item>
              <text:p text:style-name="P93">I shuffled back to the bed and sat down. It was already perceptibly lighter out, with bands of blue sky carrying orange-pink puffs of clouds. On the other side of the windows, I saw a well groomed backyard of live oak, hackberry, hibiscus, saint augustine, and cacti. Ground colors were still mostly shades of gray, but there were tinges of green and pink edging into the spectrum as well. To my left, I saw a patio crowded with rattan furniture and many potted containers of tomatoes, peppers, beans, zucchini, and herbs. A light dew covered everything but would burn off the instant the Texas sun rose above the horizon. </text:p>
            </text:list-item>
            <text:list-item>
              <text:p text:style-name="P93"><text:span text:style-name="T16">Puck!</text:span> I thought. <text:span text:style-name="T16">What the hell had happened last night? Was it real?</text:span></text:p>
            </text:list-item>
            <text:list-item>
              <text:p text:style-name="P93">I hadn’t gone out much since my beloved Carmen was killed on Wellborn Road by an idiot self-driver who steered zir ancient Mustang into the self-driving pod ze was taking home from a late shift at the hospital in Bryan. Carmen died instantly; the idiot survived and was, presumably, still driving on zir own. It was one of two vehicle fatalities in the region that year; the other had also been caused by an idiot who insisted on driving a vehicle without the benefit of computer control and the vehicle-to-vehicle communications that had made vehicle accidents rare and usually non-fatal. But, in a place like Texas, where so-called individual freedom ran roughshod over public safety, not even skyrocketing insurance premiums for self-drivers could entirely eradicate the cost of human hubris. If you had the money, you could still pilot your own death machine. </text:p>
            </text:list-item>
            <text:list-item>
              <text:p text:style-name="P93">That had happened three years ago, but it has defined my life since. I rarely go anywhere except to the campus to teach and then back home to garden, eat, and drink far too much wine on the lonely evenings when the cicada’s pulsating song in search of love lays heavy on the heat. Groceries are delivered and placed in the garage cooler by delivery bots, and dry goods are delivered and placed in the normal garage delivery bin. No dinners out, no trips, no vacations to Europe, which Carmen and I had explored together over the decades. Without her, I have no urge to do anything outside of my routine: home to campus, campus back home. Repeat endlessly and mindlessly. </text:p>
            </text:list-item>
            <text:list-item>
              <text:p text:style-name="P93">It had taken a recent diagnosis of bladder cancer to rouse me from my robotic lethargy. A routine physical had detected blood in my urine. A follow-up weeks later had detected the same. A CT scan of my lower torso showed nothing abnormal. A cystoscopy performed by a urologist revealed a tumor on the lining of my bladder, which had been removed two days later during a transurethral resection. My prostate, perhaps insulted by the passage of medical instruments, had swollen and would not allow me to pee on my own, so I had been outfitted with a catheter and the Foley bag. Pathological analysis of the tumor indicated that it had been touching the muscle wall, so in three weeks, a radical cystectomy will remove my bladder entirely, and I will spend the remainder of my life peeing into a bag attached to my abdomen. </text:p>
            </text:list-item>
            <text:list-item>
              <text:p text:style-name="P93">However, somewhere along the way, I found a new determination to live. A voice in my head, long silenced, told me to get going, to finish what I had started, whatever that might be. If nothing else, I had four more years of teaching ahead of me, and, if I could bear it on my own, there were still places to visit, and sights I had not yet seen. I just had to put one foot in front of the other and get moving. </text:p>
            </text:list-item>
            <text:list-item>
              <text:p text:style-name="P93">For a start, I went to a play just to get out of the house for an evening. </text:p>
            </text:list-item>
            <text:list-item>
              <text:p text:style-name="P93">The Grove, the outdoor theater beloved of Texas A&amp;M students, staff, and faculty over the decades before parking spaces became more important than human spaces, had recently been restored. For the past week, it had hosted nightly performances of Shakespeare’s Midsummer Night’s Dream. I had purchased a ticket, filled a large thermos (too large, it would turn out) with sweet tea and bourbon (what was I thinking?!), placed it in a backpack with a blanket, mosquito repellent, and snacks, and had then walked from my house to the theater as the sun was setting in the west. I had picked a spot far from the stage, spread my blanket, slathered on the repellent, and poured the first of too many cocktails. </text:p>
            </text:list-item>
            <text:list-item>
              <text:p text:style-name="P93">The Green Show comics had skewered the perpetual comic-drama that is Texas politics, a farcical mix of cowboy mythology and rugged individualism unwilling to ascribe any value to governance. In Texas tall tale parlance, a man succeeded in spite of government assistance, thank you. And although numerous examples of public spending on infrastructure and services inevitably punctured the vision of the rugged individualist as super-man, the myth of self-reliance lived on, as it did in the other states of the Freedom Federation and in the even more hidebound Dixie Federation states to the east. As Joseph Goebbels had said long ago, “If you tell a lie big enough and keep repeating it, people will eventually come to believe it.” Goebbels, the skeletal propaganda minister for Adolf Hitler, had also said that it was “vitally important for the State to use all of its powers to repress dissent, for the truth is the mortal enemy of the lie, and thus by extension, the truth is the greatest enemy of the State.” I didn’t give the Green Show comics much chance of an extended stay here in Texas, where myth trumps truth. </text:p>
            </text:list-item>
            <text:list-item>
              <text:p text:style-name="P93">Then the play had started. Common to performance art in the neurosilk era, a background broadcast had instantly transported we in the <text:s/>audience from south Texas to Athens of the late sixteenth century. Aside from costumes and scaffolding, props were largely a thing of the past, replaced by mental imagery that included not only geography and architecture but also sensory inputs for temperature, smell, and other sensible characteristics of the setting. Duke Theseus of Athens and zir bride-to-be Hyppolyta were visited by the vexed father Egeus, zir daughter Hermia, and two would-be suitors, Lysander and Demetrius. Demtrius was favored by the father, but the daughter had already professed zir love for Lysander. The father had wanted the Duke to talk some sense into zir daughter, or, failing that, permit the father to kill zir daughter according to harsh Athenian law.</text:p>
            </text:list-item>
            <text:list-item>
              <text:p text:style-name="P93">The rest was a bit of a blur, although I remembered my smug satisfaction at not having to strategize about when to make a trip to the restroom as I poured and drank cup after cup of sweet tea and bourbon. There is a definite advantage to peeing into a concealed bag. No need to stand in line at intermission, or going just before intermission, or just after, to avoid the crowd. I had simply smiled as I drank myself into a pleasantly numb stupor. Amidst the live oaks through which fireflies languidly flitted, I had felt a rare sense of peace. It had been almost magical, it had been . . . </text:p>
            </text:list-item>
            <text:list-item>
              <text:p text:style-name="P93">[What the hell are you doing, Klavier?] came the insistent personal neuroblast on an intimate channel. </text:p>
            </text:list-item>
            <text:list-item>
              <text:p text:style-name="P93">My reverie ended instantly as my eyes searched the backyard. A hazy memory of being trailed home by a taunting sprite came back to me! Yes! ze had followed me through Spence Park, flitting from tree to tree to conceal <text:s/>zirself, but I had known ze was there, the bastard! Stalking me, teasing me with insults about my unfinished research and my ridiculous first name! Was ze real? I saw nothing in the backyard but grass and the trunks of trees until a slight motion caught my eye: a foot, a bare foot of mottled pale green and grey, swinging insouciantly back and forth. The bare foot was connected to a bare leg of the same color that was in turn connected to a small mottled pale green and gray figure sitting atop a limb of an old live oak. The figure’s head, which was adorned by two small horns was grinning furiously at me.</text:p>
            </text:list-item>
            <text:list-item>
              <text:p text:style-name="P93">“You!” I gasped. <text:s/>“I saw you last night! You followed me home from the play! You insulted me!”</text:p>
            </text:list-item>
            <text:list-item>
              <text:p text:style-name="P93">The figure slipped from the tree, landed lightly upon the grass, and sauntered forward with an air of insufferable cockiness. Wearing nothing but what appeared to be furry knee breeches, ze came to the screened window and, to my utter astonishment, passed through both screen and wall and clambered onto the foot of the bed, where ze sat down, cross-legged, and looked at me, the grin replaced by a look of impatience. </text:p>
            </text:list-item>
            <text:list-item>
              <text:p text:style-name="P93"><text:soft-page-break/>“I repeat,” said the fairy-like figure, this time out loud in a voice so high and grating that it hurt to hear it. “What the hell are you doing, Klavier?”</text:p>
            </text:list-item>
            <text:list-item>
              <text:p text:style-name="P93">“Who are you?” I demanded in turn, although the intensity of my demand was somewhat blunted by the way my voice cracked as I spoke. “Are you real or just a figment of my imagination?”</text:p>
            </text:list-item>
            <text:list-item>
              <text:p text:style-name="P93">The sprite whipped an arm about in a twisting motion too quick to follow, and an acorn bounced off my forehead with a resonant <text:span text:style-name="T16">pop</text:span>! As a youth, I had once had a June bug hit my forehead while doing nearly a hundred kilometers per hour on a ecycle, and the feeling was familiar: it hurt!</text:p>
            </text:list-item>
            <text:list-item>
              <text:p text:style-name="P93">“What do you think, piano man?” said the sprite. “That real enough for you?”</text:p>
            </text:list-item>
            <text:list-item>
              <text:p text:style-name="P93">“Ow! What the . . . ? Why are you being such a jerk?“ </text:p>
            </text:list-item>
            <text:list-item>
              <text:p text:style-name="P93">“Why didn’t you finish your research on the Church of the Allpoint, señor piano man?”</text:p>
            </text:list-item>
            <text:list-item>
              <text:p text:style-name="P93">“Damn you, Puck, or whoever you are! Why are you picking on me? Who am I to you?”</text:p>
            </text:list-item>
            <text:list-item>
              <text:p text:style-name="P93">“Stop conflating separate events <text:span text:style-name="T16">Guzmán</text:span>! The play was one thing, and I’m another! Call me whatever you want, Puck is fine, but it’s time for you to put that over-educated brain of yours to work and finish the story of COTA and the Humanist Coalition that you started four decades ago before you turned into a wimp.”</text:p>
            </text:list-item>
          </text:list>
        </text:list-item>
        <text:list-item>
          <text:p text:style-name="P93">“I don’t have funding for that research anymore!” I shouted. “I almost got fired for doing that research in the first place. COTA is an anathema here in the Freedom Federation. Why would I have continued to study and write about it?” </text:p>
        </text:list-item>
        <text:list-item>
          <text:p text:style-name="P93">“Because the truth still matters,” said Puck, calmly this time, almost soothingly. </text:p>
        </text:list-item>
        <text:list-item>
          <text:p text:style-name="P93">“Who are you, really? Why are you here?”</text:p>
        </text:list-item>
        <text:list-item>
          <text:p text:style-name="P93">“I am Puck, nitwit! You just said so. You saw me following you last night, and you called me ‘Puck’ yourself, plus a few other things besides.”</text:p>
        </text:list-item>
        <text:list-item>
          <text:p text:style-name="P93">“I was trying to walk home unmolested!” Klavier complained. “I was trying to get away from you!”</text:p>
        </text:list-item>
        <text:list-item>
          <text:p text:style-name="P93">“You call that walking? You were staggering! You really can’t hold your liquor any more, man. I kept you from getting run over when you crossed Bush Drive between the crossing zones!”</text:p>
        </text:list-item>
        <text:list-item>
          <text:p text:style-name="P93">“Ha!” I laughed, louder than I had intended to, but I was agitated about the trajectory of this unexpected early morning conversation, and my pounding head made me angry. “Cars always stop for pedestrians! They are programmed to stop for obstacles in the road. The only ones that don’t stop are the ones driven by idiots who think it is their right to endanger others.”</text:p>
        </text:list-item>
        <text:list-item>
          <text:p text:style-name="P93">“Well forgive me for caring,” said Puck, the sarcasm dripping heavily. “So I didn’t keep you from getting run over, but I did keep you from getting arrested: you wanted to sleep on the road, you idiot! You said you couldn’t walk any farther!”</text:p>
        </text:list-item>
        <text:list-item>
          <text:p text:style-name="P93">“I walked to Brison Park,” I countered, “and I, uh, rested for a bit before I, uh . . .”</text:p>
        </text:list-item>
        <text:list-item>
          <text:p text:style-name="P93">Puck grinned. “You don’t remember, do you? And do you know why? It’s because I carried your sorry ass home! We stopped in Brison Park because I had to pry your address out of your besotted brain.”</text:p>
        </text:list-item>
        <text:list-item>
          <text:p text:style-name="P93">My eyes narrowed in suspicion as my natural solipsism rose to the occasion. Puck was not much taller than a meter, whereas I was pushing one point nine meters in height and was at least twice the mass of the green sprite sitting on the end of my bed. Maybe more: ze didn’t even make an indent in the mattress. </text:p>
        </text:list-item>
        <text:list-item>
          <text:p text:style-name="P93">“<text:span text:style-name="T16">You</text:span> carried <text:span text:style-name="T16">me</text:span>?” I asked cannily. </text:p>
        </text:list-item>
        <text:list-item>
          <text:p text:style-name="P93">“Okay, more like <text:span text:style-name="T16">transported</text:span>.” Puck scowled. “It’s always the details with you. I transported you from the road to Brison Park, drug your address out you, and then transported you here. I even emptied that piss bag of yours and helped you get undressed and into those old-man pjs you’re wearing now, so you can thank me when you have time to stop complaining.”</text:p>
        </text:list-item>
        <text:list-item>
          <text:p text:style-name="P93">Reflexively, I touched the pale blue striped pajama shirt I was wearing. The bottoms matched. “What’s so wrong with . . .”</text:p>
        </text:list-item>
        <text:list-item>
          <text:p text:style-name="P93">“We don’t have time for this crap!” Puck snapped. ze may also have snapped zir fingers, but I couldn’t remember because I was distracted to suddenly find myself sitting on one of the rattan chairs on the patio. Puck was standing in front of me, still scowling, arms crossed. </text:p>
        </text:list-item>
        <text:list-item>
          <text:p text:style-name="P93">“How did you . . .?” I asked, too flummoxed to finish the question. </text:p>
        </text:list-item>
        <text:list-item>
          <text:p text:style-name="P93">“Manipulation of space-time object metadata,” said Puck. My confusion must have been evident, because ze added, “It’s technical, but you used to know it.”</text:p>
        </text:list-item>
        <text:list-item>
          <text:p text:style-name="P93">“Who are you?!” I demanded. “Why are you harassing me?”</text:p>
        </text:list-item>
        <text:list-item>
          <text:p text:style-name="P93">Puck sighed heavily. “You really don’t remember, do you?”</text:p>
        </text:list-item>
        <text:list-item>
          <text:p text:style-name="P93">“Remember what?”</text:p>
        </text:list-item>
        <text:list-item>
          <text:p text:style-name="P93">“What were the last words Remy Moreau spoke to you?” Puck asked. </text:p>
        </text:list-item>
        <text:list-item>
          <text:p text:style-name="P93">“What? Remy Moreau? Who . . . what’s that got to do with . . .?”</text:p>
        </text:list-item>
        <text:list-item>
          <text:p text:style-name="P93">I stopped talking as my mind’s eye was flooded by a neurosilk-transmitted scene that was oddly familiar but disconnected to any specific memory. I saw myself, much younger, kneeling on a bare patch of sand amid the smoldering ruins of a city pounded into rubble. In the background, the slate-gray waters of an ocean were stilled, the sun having not yet risen on a new day, or perhaps it was evening. In the foreground, next to my younger self lay a bloodied giant of a man dressed in a gold sandals, gold tunic, and gold jewelry. ze was at least two meters in height, with a lean musculature unusual for a man who looked to be well into zir sixties. ze was gasping for breath, and I knew that ze was dying. </text:p>
        </text:list-item>
      </text:list>
      <text:p text:style-name="P80">“What is this scene, Puck? What am I looking at?”</text:p>
      <text:p text:style-name="P80">“The death of Remy Moreau, a.k.a., Queen Xerxes, amid the ruins of Algiers” said Puck. “The combined forces of Via de Deus and Pillar Six, which had laid waste to the city during a surprise attack, had translated back out only moments before this scene. Their work here was over: Algiers was in ruins, the head of COTA’s security services was dying a slow and painful death. Now, they would turn their focus to finding and destroying the Humanist Coalition created by COTA that had drained wealth from the rich plutocrats who ran the world.”</text:p>
      <text:p text:style-name="P80">“Why don’t I remember being here? Why don’t I remember this event?”</text:p>
      <text:p text:style-name="P80">“Simple: because you erased it from your memory,” replied Puck. “Twice. Now, I am restoring a part of that memory--enough to remind you of who you really are. You’ll know what to do next.”</text:p>
      <text:p text:style-name="P80">I stammered as I tried to formulate a response. “Wha. . . what are you talking about? How can you restore a memory? What comes next?” </text:p>
      <text:p text:style-name="P80"><text:soft-page-break/>Puck smiled. “Lord, what fools these mortals be. I <text:span text:style-name="T16">am</text:span> your forgotten memories. You created me for what I am about to do and then stored me in a safe place until you called for me by watching a performance of Midsummer Night’s Dream. So, here I am. Are you ready?” </text:p>
      <text:p text:style-name="P80">“Ready?!” I spluttered in an admixture of confusion and terror. “Ready for what?”</text:p>
      <text:p text:style-name="P80">“Just this,” ze said, and ze moved forward and, to my astonishment, entered me. </text:p>
      <text:p text:style-name="P80">I tried to scream, but I could not, as recollections from four decades earlier streamed into my head in a painful torrent. </text:p>
      <text:p text:style-name="P80">*****</text:p>
      <text:p text:style-name="P80">I was sweating when I woke the second time. Or was it the first? Maybe everything had been a dream. Or had I simply passed out?</text:p>
      <text:p text:style-name="P80">The sun was up, and the temperature was rapidly climbing through the high seventies on its way to triple digits. The sheets was twisted about my legs, so I must have been writhing in my sleep. Small wonder given what I now knew: I was a second generation Priory Guide of the Church of the Allpoint, and I had removed my own memory of what I was so that I could safely remain on Earth. I was a spy, hiding in plain sight of the enemy and gathering information safely because I had nothing to reveal. </text:p>
      <text:p text:style-name="P80">Until now. Now, I remembered everything. No: almost everything. There were still gaps. </text:p>
      <text:p text:style-name="P80">I had been born on Indigenous, three years after that COTA colony had been founded in 2081 as a home for the indigenous peoples of Earth. My real name was Javier Guzmán, but here in Texas, where hispanic names had aroused suspicion since the dissolution of the former United States, I had adopted the German name Klavier Gussman. It was a stupid name--who would name a kid ‘piano?’--but even the absurdity of the name had worked in my favor; it instantly distracted those who had any proficiency with German, and Texas was chock-a-block with the descendants of German immigrants. It also helped that my roots are Iberian, and I easily pass as an Ayran in a culture now largely devoid of any hint of cultural diversity since the purges of 2052, 2063, and 2081. </text:p>
      <text:p text:style-name="P80">I had arrived in Texas in 2105, those portions of my memory from Indigenous wiped and replaced with artificial memories of a young man born and raised in New Jersey. As a graduate of Princeton seeking to study anthropology at Texas A&amp;M University. I was instantly marked as a Yankee, but because First American universities still carried intellectual cachet, I was accepted. Five years later, a year after obtaining my doctorate and gaining a teaching position at A&amp;M, I had inadvertently stumbled upon the dying Remy Moreau, who I knew to be an important figure in the Humanist Coalition. It was a coincidence that I used one of the few public POP terminals to travel to Algiers for the purpose of interviewing the founder of Al Jabbar, the news network that had hosted Remy Moreau, in the guise of Queen Xerxes, during the early years of COTA. </text:p>
      <text:p text:style-name="P80">The footprints of the Via De Deus and Pillar Six soldiers had been everywhere on the sand around the dying former Legionnaire. Their spittle had lain upon zir skin in pools and rivulets as ze breathed zir final breaths. And, yet, in spite of the pain ze undoubtedly felt, zir eyes had been soft and peaceful, and ze had projected no emotion other than a sense of calm as ze had spoken to me. </text:p>
      <text:list xml:id="list65912896404228" text:continue-numbering="true" text:style-name="WWNum15">
        <text:list-item>
          <text:p text:style-name="P93">“She will be waiting for you,” ze had said, zir voice a whisper of the baritone ze had commanded in the fullness of life. “Maria will be waiting for you, when the time is right.” And then, just before ze had expired, ze had spoken a string of numbers that had no meaning to the young man who no longer remembered that ze was a Priory Guide. </text:p>
        </text:list-item>
        <text:list-item>
          <text:p text:style-name="P93">Forty years later, the time was right. I visualized Remy’s numbers, and I knew what they meant. </text:p>
        </text:list-item>
      </text:list>
      <text:p text:style-name="P115"><text:bookmark text:name="_cjulhzqy60bp"/>2100 Sophia</text:p>
      <text:list xml:id="list65912989111674" text:continue-list="list65913944596794" text:style-name="WWNum1">
        <text:list-item>
          <text:list>
            <text:list-item>
              <text:list>
                <text:list-item>
                  <text:p text:style-name="P41"><text:span text:style-name="T16">Excerpt from A Complete History of the Humanist Coalition: From Inception to Final Freedom, by Javier Guzmán</text:span></text:p>
                </text:list-item>
              </text:list>
            </text:list-item>
          </text:list>
        </text:list-item>
      </text:list>
      <text:p text:style-name="P16"/>
      <text:p text:style-name="P81">I was standing in a darkened cave, looking out the mouth of the cave at a binary star in the process of either rising or setting in a red-orange sky. The haziness of the scene and the dark fringes along the perimeter of the opening suggested an energy absorption shield, a force field separating the environment of the cave from the environment outside, which must be uninhabitable. Or, perhaps the shield was there to protect from some other threat not yet revealed. <text:s/></text:p>
      <text:p text:style-name="P81">A slight movement drew my eyes. An android was standing there, five meters distant, looking out at the sky as I had. It was a recent model Ganymede, with a new revision ntech covering that changed from matching its surroundings to become the figure of a deeply tanned young woman dressed in dark brown high waisted linen slacks, a black knit shirt with a collar, and sandals with straps that wrapped around slender ankles. Her hair was light brown and gathered into a single tail in the back that reached down a few centimeters past her shoulder blades, and her eyes were bright blue and staring into mine. I had nothing in my memory that should have told me who I was seeing, but, somehow, I knew that this was Sophia, the long-time personal android of Maria Morelli. </text:p>
      <text:p text:style-name="P81">I opened my mouth to introduce myself. I needn’t have bothered, because she spoke first. </text:p>
      <text:p text:style-name="P81">“For a long time,” said the android in a captivating contralto voice, “the beings called homo sapiens—more specifically<text:span text:style-name="T16"> anatomically modern humans</text:span>—lived on a single planet, which they called Earth. This planet is located in a minor arm of the Milky Way galaxy known as the Orion Spur.” </text:p>
      <text:p text:style-name="P81">I must have looked puzzled at this sudden exposition without preamble, because Sophia then projected an nsilk image of the Milky Way on an intimate channel. Or, maybe it was just standard procedure to follow a statement with an image. Who knew? I saw a projection of the Milky Way from a polar position, and there, between two major arms was a wispy slash of stars to which an arrow pointed. A label at the tail of the arrow said “Earth.”</text:p>
      <text:p text:style-name="P81">“The star around which Earth orbits is called Sol,” she continued. “Earth is the third planet out from the star, and it was here that anatomically modern humans originated.”</text:p>
      <text:p text:style-name="P81">“As far as we know, yes,” I agreed with a nervous cough. “That is correct.”</text:p>
      <text:p text:style-name="P81">The android acknowledged the response with a slight incline of its charcoal colored head. Two blue dots of color in the face provided an approximation of eyes, but it was well known that its n-tech covering contained photo-sensitive fibers throughout that provided sight in all directions; the dots were just for show, and to give humans something to look at when communicating with in an otherwise featureless robot. </text:p>
      <text:p text:style-name="P81">“I was created by humans on Earth,” said the robot. “Or, more precisely, my initial configuration was created there. I have had seventy three major system upgrades and two hundred ninety five minor upgrades since my initial boot.”</text:p>
      <text:p text:style-name="P81">“Well, you don’t look a day over twenty-five updates,” I said in nervous jest. It was stupid; I knew the humor would be lost on the walking computer facing me, but I couldn’t help myself. I have a tendency to be corny at inappropriate times. </text:p>
      <text:p text:style-name="P81">I was startled when the robot’s face split open where a human’s mouth would be in a frankly terrifying rictus. The sound of crazed laughter emerged.</text:p>
      <text:p text:style-name="P81">“You can smile?” I asked. “You can laugh? Since when can robots smile and laugh?”</text:p>
      <text:p text:style-name="P81">The robot’s ‘mouth’ closed to a knife-edge slit that was still scary. “Major system upgrade sixty-five included an option for facial expressions. Do you like it? I am told some people find it creepy.”</text:p>
      <text:p text:style-name="P81">“Creepy is a good description,” I agreed meekly. <text:s/></text:p>
      <text:p text:style-name="P81">The slit disappeared. “Perhaps it is a bit over the top. I shall turn the option off for the remainder of our time together.”</text:p>
      <text:p text:style-name="P81">“Thanks,” I replied. “And I will try to avoid making jokes you might find funny.” It was another stupid thing to say, but I was struggling to find my intellectual footing in this strange setting. I cleared zir throat again. “Who are you, and where are we?”</text:p>
      <text:p text:style-name="P81">“I am Sophia,” said the robot, and this is Coldhell.” </text:p>
      <text:p text:style-name="P81">Sophia! My mind flipped in excitement! Sophia! I was speaking with one of the two personal robots of the legendary Maria Morelli, designer of the first faster-than-light drive, inventor of n-tech, and founder of the controversial Church of the Zeropointthat had been responsible for spreading humanity to the stars. Here, facing me, was a machine that had been witness to it all! </text:p>
      <text:p text:style-name="P81">“So, how long have you been here on Coldhell?” I asked asked coolly. It seemed like the sort of thing to ask. </text:p>
      <text:p text:style-name="P81">“Nine hundred twenty million, two hundred eighty nine thousand, six hundred five seconds,” replied Sophia. </text:p>
      <text:p text:style-name="P81"><text:soft-page-break/>I opened my mouth to ask for a conversion to units I could understand, but the robot anticipated my request. </text:p>
      <text:p text:style-name="P81">“Twenty nine years, two months, three days, twelve hours, and five seconds,” it said. </text:p>
      <text:p text:style-name="P81">“Uh, thanks again. Is that, by any chance, how long ago Maria Morelli died?” It sounded about right: Maria had reputedly died in 2121, at the ripe old age of ninety nine. </text:p>
      <text:p text:style-name="P81">“Yes,” said Sophia, <text:s/>“It was then that the human called Maria Morelli expired. Ze died in this cave, on the spot where you are standing.”</text:p>
      <text:p text:style-name="P81">A chill shot down my spine. Instinctively, I stepped aside from what many would consider to be a sacred location. “Sorry,” I mumbled. </text:p>
      <text:p text:style-name="P81">“It is not a shrine,” replied the robot. “It is simply a location where an event happened. No apology is needed.”</text:p>
      <text:p text:style-name="P81">“Thank you,” I replied. “And is this Coldhell the location where Maria sent the UNSS Vespucci when she, ah, first traveled by Power of Prayer?”</text:p>
      <text:p text:style-name="P81">“It was. The Vespucci sits in the L3.”</text:p>
      <text:p text:style-name="P81">I’m no astrophysicist, but I knew enough to assume that the robot was referring to one of the five Langrangian points relative to two large orbiting bodies. L3 would place the ancient ship in a stable orbit on the backside of the larger body, which could be on the other side of the binary star, or, if Collhell had satellites, on the opposite side of the planet. </text:p>
      <text:p text:style-name="P81">“You appear to be familiar with the Church of the Zeropointand Maria Morelli,” said the robot. </text:p>
      <text:p text:style-name="P81">“I’m an anthropologist,” I said with a shrug. “COTA was an interest of mine early in my career, but the study of the church and Maria was not seen by the university administration as an important topic of research. I continued to dabble, but that’s about the extent of it.”</text:p>
      <text:p text:style-name="P81">“And yet you have been here before,” said Sophia. </text:p>
      <text:p text:style-name="P81">“I . . .” I found myself at a loss for words. “I mean, I have?” Gods! What had I done to my own memory? </text:p>
      <text:p text:style-name="P81">“We spoke forty years ago. You had just come upon Remy Moreau in zir final moments, and then you came here, not even knowing how you had arrived. You spoke to Maria Morelli, who told you that the time was not right. Ze sent you back, to wait until the time was right.”</text:p>
      <text:p text:style-name="P81">“And the time is right?” I wondered. </text:p>
      <text:p text:style-name="P81">Sophia nodded. “The time is right. Now, you will learn the full story of Maria Morelli, COTA, and the Humanist Coalition so that you can fulfill your mission.”</text:p>
      <text:p text:style-name="P81">“I don’t know anything about a mission,” protested. “I can learn, but I don’t know about a mission.”</text:p>
      <text:p text:style-name="P81">“You will remember in time. Maria will help you remember.”</text:p>
      <text:p text:style-name="P81">“But if Maria is dead, how? . . .”</text:p>
      <text:p text:style-name="P81">“Maria Morelli is dead, but zir memories are not.”</text:p>
      <text:p text:style-name="P81">“Her psyche was captured?” I gasped. “Her memories were captured before ze expired?”</text:p>
      <text:p text:style-name="P81">“Her psyche was captured,” Sophia confirmed. “And it resides in the data center located on the planet Maria Morelli.”</text:p>
      <text:p text:style-name="P81">“And where, exactly, is that planet?”</text:p>
      <text:p text:style-name="P81">“I cannot say,”</text:p>
      <text:p text:style-name="P81">“But you know where it is? You just cannot say where it is, right?”</text:p>
      <text:p text:style-name="P81">“What you say is correct. I know the location of Maria Morelli, but I cannot reveal it. The forces the Empire of Men have Power of Prayer technology too, and I cannot risk allowing them to learn the location from you. I cannot reveal that information to you until you remember your mission.”</text:p>
      <text:p text:style-name="P81">“Ah, of course,” I said. </text:p>
      <text:p text:style-name="P81">“You are disappointed?” Sophia asked. </text:p>
      <text:p text:style-name="P81">I shrugged. “I was kind of hoping I might be able to travel to this planet Maria Morelli. I wanted to talk to Maria Morelli personally, even if only to a captured memory.”</text:p>
      <text:p text:style-name="P81">What Sophia did next was more unsettling than the faux smile. The n-tech covering of the robot flowed over its high-entropy alloy skeleton and rearranged itself into the form of a very old woman with stringy white hair that hung to the middle of zir back. A naked, very old woman with stringy white hair that hung to the sagging folds of skin drooping down from the sides of the woman’s back! As ze pivoted around the walker upon which ze was leaning, the view became even more unsettling. </text:p>
      <text:p text:style-name="P81">“I am Maria Morelli,” ze said. </text:p>
      <text:p text:style-name="P81">“Pleased to meet you, I am . . . I’m sorry, but could you put on some clothes?” </text:p>
      <text:p text:style-name="P81">“What? I can’t hear you. Can you speak up?”</text:p>
      <text:p text:style-name="P81">“Can you put on some clothes?” I shouted. </text:p>
      <text:p text:style-name="P81">“Oh!” The old woman now had a white gown that hung to zir knees. “Sorry. I forget these accoutrements sometimes.”</text:p>
      <text:p text:style-name="P81">“Thanks,” I replied. “Just to be clear, am I speaking to the digitally stored mind of Maria Morelli?”</text:p>
      <text:p text:style-name="P81"><text:soft-page-break/>“What?”</text:p>
      <text:p text:style-name="P81">I stepped forward and spoke directly into zir ear. “Am I speaking to the digitally stored mind of Maria Morelli?”</text:p>
      <text:p text:style-name="P81">“You are,” came the instantaneous reply. “You don’t have to shout, you know! I’m hard of hearing, young man, not stupid!”</text:p>
      <text:p text:style-name="P81">“Sorry,” I said in turn. Evidently this stored psyche of Maria Morelli was a faithful reproduction of an elderly person suffering from loss of hearing and patience. Still, the speed of data transfer was impressive: the planet Maria Morelli was thought to reside somewhere on the opposite side of Andromeda from Coldhell, some two hundred thousand light years from where I was standing, and yet there was no hint of any latency between my response and hers. </text:p>
      <text:p text:style-name="P81">I realized that I should introduce myself. “ I am . . .,”</text:p>
      <text:p text:style-name="P81">“You are Klavier Gussman, and you are a professor of anthropology at Texas A&amp;M University,” replied Maria before I could finish. To my mind came a flood of neurosilk images and documents that substantiated the claim, along with images of Carmen and I.</text:p>
      <text:p text:style-name="P81">“Yes,” I agreed, perhaps more testily than I might have hoped to sound, but seeing Carmen again had put me on my heels. Obviously, there was little about me that this reconstruction of Maria Morelli did not already know. I realized that the spy had also been spied upon. </text:p>
      <text:p text:style-name="P81">“You have gaps in your memory,” said Maria. </text:p>
      <text:p text:style-name="P81">“Tell me something I don’t know,” I snapped. </text:p>
      <text:p text:style-name="P81">“Yes,” agreed Maria. “Here is what you need to know.” Ze moved forward, in the same manner as Puck had earlier, and a sense of foreboding overwhelmed me. </text:p>
      <text:p text:style-name="P81"><text:span text:style-name="T16">Oh shit!</text:span> was the single thought I had before the spigot of new memories opened. </text:p>
      <text:list xml:id="list65912948227062" text:continue-list="list65912896404228" text:style-name="WWNum15">
        <text:list-item>
          <text:list>
            <text:list-item>
              <text:p text:style-name="P131"><text:bookmark text:name="_7w0usjv20sl"/>2100 The Maria Morelli Miracle + 31</text:p>
            </text:list-item>
            <text:list-item>
              <text:p text:style-name="P53"><text:span text:style-name="T16">Excerpt from A Complete History of the Humanist Coalition: From Inception to Final Freedom, by Javier Guzmán</text:span></text:p>
            </text:list-item>
            <text:list-item>
              <text:p text:style-name="P33"/>
            </text:list-item>
          </text:list>
        </text:list-item>
      </text:list>
      <text:p text:style-name="P80">I was back in the cave on Coldhell. Maria, as portrayed by zir robot Sophia was still there, but ze had changed from the ninety-nine year old Maria to the 28 year old Maria who had constructed the Alcubierre drive that powered the UNSS Vespucci. Momentarily, the prurient thought flitted through my head that I wouldn’t mind seeing this Maria in the buff, but ze was wearing the blue coveralls I had seen in the memory I had just obtained. </text:p>
      <text:p text:style-name="P80">That memory had also contradicted the official story of the demise of the Vespucci, which had it that the ship was destroyed by forces unknown, perhaps the result of a leak of the dark fluid that interacted with the unprotected structures of the craft. But I had just been privy to the thoughts of Maria, and those thoughts were to simultaneously do the following: (a) transport the ship into an orbit around Proxima Centauri b, the stated location of the Minerals Alpha colony whose operation had provided the initial funding for the growth of COTA, (b) transport <text:s/>zirself and the two canaries back to Florence, and (c) transport the Russian crew back to Russia. It was a complicated maneuver, even for an experienced guide--I knew, because I now remembered my own experience as a guide--but ze pulled it off. Although, I couldn’t help but wonder about the coordinate setting for the Russians, which seemed to be . . . </text:p>
      <text:p text:style-name="P80">“So now you know,” Maria said. </text:p>
      <text:p text:style-name="P80">“Yeah,” I said. “Now I know.” I said nothing about my suspicions regarding the fate of the Russians. </text:p>
      <text:p text:style-name="P80">“And you already know that the colonies were never located where they were said to be located?” ze added. </text:p>
      <text:p text:style-name="P80">“I already know,” I agreed. “I was born on Indigenous--the real Indigenous, not the decoy. It was just a matter of time before the rest of humanity figured out how Power of Prayer travel really worked, so the locations stated were always decoys.”</text:p>
      <text:p text:style-name="P80">“Humanity?” said Maria with a sneer. “You mean the empire of men. The same empire of men that has always stiven to enrich those who seek power at the expense of humanity. It is always rule by men, with no place for women.”</text:p>
      <text:p text:style-name="P80">“Sure,” I said. “I mean the empire of men.”</text:p>
      <text:p text:style-name="P80">“We even prepared the decoys for their use,” said Maria bitterly. “We placed habitable structures and environmental systems on Proxima Centauri b for the empire of men to use when they arrived. Some of my advisors thought that it would be enough to sate them. I knew better. Somebody has to lose for the empire of men to be satisfied! For them, life is a zero-sum game. Somebody always had to lose.”</text:p>
      <text:p text:style-name="P80">I had nothing to add to that statement, so I remained silent. </text:p>
      <text:p text:style-name="P80">“We were lucky to get as much accomplished as we did before they turned the world against us,” Maria added. “COTA grew quickly, and we spread humanity to the stars, but we always knew that the powers that be would find a way to unite against us.”</text:p>
      <text:p text:style-name="P80">I shrugged. “You kept the secret for more than thirty years,” I replied. “It only took the old Soviet Union four years to have a nuclear weapon after the Americans used theirs on Japan.”</text:p>
      <text:p text:style-name="P80">Maria chortled and stepped closer, so that we were inches from other. Ze was a distractingly attractive women, but there was something in zir eyes that warned of the perils of becoming too enthralled with them. Or, maybe, I was seeing that peril because of what I knew about zir already. </text:p>
      <text:p text:style-name="P80">“I fed their greed,” ze said. “I shared the wealth that the Interstellar Minerals Combine provided to satisfy their greed. It was enough to make them forget about their love of power for a while, but the price of making them forget grew as well. It was never enough, so we had to move quickly if we were to create a sustainable Humanist Coalition that could survive over the long haul. When Lucca was ready to take over on Earth, I set out to do what had to be done.”</text:p>
      <text:p text:style-name="P80">“Is that what you are going to show me next?” I wondered. </text:p>
      <text:p text:style-name="P80">Maria smiled and zir features changed as ze aged several decades. “No,” ze said, “First, I’m going to show you the pain that would lead to Queen Xerxes, and then I am going to jump ahead to the beginning of Queen Xerxes’ affiliation with COTA..” </text:p>
      <text:p text:style-name="P80">She moved forward. This time, I did not panic. I relaxed, and I felt the memories come to me. </text:p>
      <text:list xml:id="list65913335332194" text:continue-numbering="true" text:style-name="WWNum15">
        <text:list-item>
          <text:p text:style-name="P132"><text:bookmark text:name="_wii6pl3mwat"/></text:p>
        </text:list-item>
        <text:list-item>
          <text:p text:style-name="P93">I was back in the cave with the middle-aged Maria. </text:p>
        </text:list-item>
        <text:list-item>
          <text:p text:style-name="P93">“Queen Xerxes was born of the pain of Remy Moreau’s loss in Algiers,” I said. </text:p>
        </text:list-item>
        <text:list-item>
          <text:p text:style-name="P93">“Yes,” replied Maria. “He had loved once in zir young life, and that love had been lost forever. ze continued to be a part of the Legion for years, but the pain never went away. Eventually, the pain led to the birth of Queen Xerxes.”</text:p>
        </text:list-item>
        <text:list-item>
          <text:p text:style-name="P93">“Who was a character for an old movie?” I asked. I had seen <text:span text:style-name="T16">300</text:span> once, shortly after it had been remastered for neurosilk transmission. It was a bit of a soap opera, but entertaining. </text:p>
        </text:list-item>
        <text:list-item>
          <text:p text:style-name="P93"><text:soft-page-break/>“Perhaps,” said Maria. “Remy said it was no more than an inspiration: ze looked the part, and ze sounded the part, but zir Queen was a far cry from the Xerxes of the movie.”</text:p>
        </text:list-item>
        <text:list-item>
          <text:p text:style-name="P93">I nodded. I had seen a few old neurocasts of the Queen Xerxes travelogue. “The queen portrayed by Remy was always warm and light.”</text:p>
        </text:list-item>
        <text:list-item>
          <text:p text:style-name="P93">“And, yet,” added Maria, “threatening to those whose minds have been narrowed by the old mythologies dreamt of by men.”</text:p>
        </text:list-item>
        <text:list-item>
          <text:p text:style-name="P93">“By mythologies, you mean religions, right?”</text:p>
        </text:list-item>
        <text:list-item>
          <text:p text:style-name="P93">“I mean mythologies,” replied Maria crisply. “Christianity, Islam, Hinduism, Buddhism--all are simply extensions and reboots of the mythologies of ancient man created to subdue the masses who might otherwise stand up and throw off the yoke of oppression!”</text:p>
        </text:list-item>
        <text:list-item>
          <text:p text:style-name="P93">“Well,” I said, “there are also some who might argue that religion has given humanity hope and rules for living.”</text:p>
        </text:list-item>
        <text:list-item>
          <text:p text:style-name="P93">“Humanity,” said Marie, “gives hope and rules for living in the now. Religion tells us that the now is not worth anything. Only in death do we achieve greatness. Worse, religion divides us, causes us to mistrust the other, causes us to raise arms against the other.”</text:p>
        </text:list-item>
        <text:list-item>
          <text:p text:style-name="P93">“Religion preaches love, too,” I countered. </text:p>
        </text:list-item>
        <text:list-item>
          <text:p text:style-name="P93">Maria made a sour face. “Let me show you the love that religion preaches, ze said.”</text:p>
          <text:list>
            <text:list-item>
              <text:p text:style-name="P131"><text:bookmark text:name="_uj52kei4f5m4"/>Mind Meld</text:p>
            </text:list-item>
            <text:list-item>
              <text:p text:style-name="P53"><text:span text:style-name="T16">Excerpt from A Complete History of the Humanist Coalition: From Inception to Final Freedom, by Javier Guzmán</text:span></text:p>
            </text:list-item>
            <text:list-item>
              <text:p text:style-name="P33"/>
            </text:list-item>
            <text:list-item>
              <text:p text:style-name="P131"><text:bookmark text:name="_szo328754lu4"/>Maria</text:p>
            </text:list-item>
            <text:list-item>
              <text:p text:style-name="P53"><text:span text:style-name="T16">Excerpt from A Complete History of the Humanist Coalition: From Inception to Final Freedom, by Javier Guzmán</text:span></text:p>
            </text:list-item>
            <text:list-item>
              <text:p text:style-name="P33"/>
            </text:list-item>
          </text:list>
        </text:list-item>
      </text:list>
      <text:list xml:id="list2697421869" text:style-name="WWNum22">
        <text:list-item>
          <text:p text:style-name="P79"/>
        </text:list-item>
        <text:list-item>
          <text:p text:style-name="P78"><text:bookmark text:name="_3jtnz0s"/><text:span text:style-name="T65">In orbit around Kepler 186f, 582 light years distant from Earth. </text:span></text:p>
        </text:list-item>
        <text:list-item>
          <text:p text:style-name="P90"><text:span text:style-name="T57">Maria Morelli, dressed in a Moroccan style caftan with zir legs tucked beneath her, sipped zir morning coffee and looked down upon the surface of UNKNOWN projected onto the UNSS Vespucci’s forward display. Earth-like at a glance, it was the myriad differences in the shapes and sizes of the continents that would lead a more observant viewer to realize that the planet was not Earth but something else entirely. Maria, however, rarely noticed any more; ze had been looking upon UNKNOWN for more than two decades now, and its form was both comfort and irritant in measures that had been slowly shifting toward the latter as the years piled upon each other. </text:span></text:p>
        </text:list-item>
        <text:list-item>
          <text:p text:style-name="P90"><text:bookmark text:name="_1yyy98l"/><text:span text:style-name="T57">The soft sound of footsteps announced the arrival of one of Maria’s robots-in-attendance, and ze turned to see Roberto adroitly weaving zir way around multiple cushioned chairs and side tables, a carafe held in one hand, a towel draped across the opposite forearm. Today, ze was dressed in a burgundy caftan and wore a matching kufi cap upon zir smooth head. Those parts of zir body that were uncovered, which included zir feet, had the look of bronzed skin sporting multiple tattoos, but the ersatz skin was actually the same nanotechnology fabric of which the clothing was made—just modified to to resemble human epidermis. </text:span></text:p>
        </text:list-item>
        <text:list-item>
          <text:p text:style-name="P90"><text:span text:style-name="T57">“Freshen your coffee mum?” Roberto inquired, zir accent slightly British. </text:span></text:p>
        </text:list-item>
        <text:list-item>
          <text:p text:style-name="P90"><text:span text:style-name="T57">Maria held out zir cup, and Roberto made a perfect pour. As usual. </text:span></text:p>
        </text:list-item>
        <text:list-item>
          <text:p text:style-name="P90"><text:span text:style-name="T57">“Beautiful morning, mum,” ze said. “I trust you are feeling better after a good night’s sleep?”</text:span></text:p>
        </text:list-item>
        <text:list-item>
          <text:p text:style-name="P90"><text:span text:style-name="T57">“Would you believe me if I said I was?” Maria countered. </text:span></text:p>
        </text:list-item>
        <text:list-item>
          <text:p text:style-name="P90"><text:span text:style-name="T57">Roberto gave the slight twist of zir head that Maria had come to interpret as an expression of wry humor. “Not really mum. I suspect you are in much the same rebellious <text:s/>state of mind that you have been for some time now, but I thought I should inquire. It would be rather impolite not to.”</text:span></text:p>
        </text:list-item>
        <text:list-item>
          <text:p text:style-name="P90"><text:span text:style-name="T57">“Then you have done your duty,” Maria acknowledged. “Thank you. Now go away.” </text:span></text:p>
        </text:list-item>
        <text:list-item>
          <text:p text:style-name="P90"><text:span text:style-name="T57">Roberto bowed and backed away, navigating as though ze had eyes in the back of zir head, which ze did: parts of zir n-tech covering functioned as detectors capable of viewing all bands of the light spectrum, from gamma rays to AM radio. The two light-circles on the front of COTA robots where eyes might be placed were just for show, and to make humans more comfortable with communicating with an entity that was <text:s/>capable of seeing in all directions. “As you wish, mum.” </text:span></text:p>
        </text:list-item>
        <text:list-item>
          <text:p text:style-name="P90"><text:span text:style-name="T57">Not for the first time, and certainly not for the last, Maria idly wondered what ze might be able to do if ze had access to some of Roberto’s parts—or Sophia’s parts, ze being the other robot assigned to look after Maria—but both Roberto and Sophia were programmed to serve Maria while being wary of the ways in which Maria might try to use them, or their components, to escape this prison to which ze had sentenced <text:s/>zirself so long ago. Moreover, ze knew that Lucca was continually upgrading the robots security protocols to keep zir mother from creating the kind of mischief of which ze was capable. It was good that ze was a vigilant son: ze fully intended to escape some day!</text:span></text:p>
        </text:list-item>
        <text:list-item>
          <text:p text:style-name="P90"><text:span text:style-name="T57">She had not even reached the age of forty when ze exiled <text:s/>zirself to this purportedly destroyed ship, the same ship whose faster-than-light drive ze had <text:s/>zirself designed in zir twenties, and the same ship ze had abandoned when it became obvious that there was no other human, other than Lucca, who could be trusted with the types of technologies that could easily be turned from boon to doom by those whose mentality it was to destroy rather than to explore. Certainly the crew of the UNSS Vespucci had shown themselves to be unworthy of trust, even if one of them had been Lucca’s father. Their deaths had been unfortunate, but history is replete with unfortunate events that were, for the greater good, necessary. Whatever guilt ze had felt initially was quickly replaced by an urgent need to build an organization in which potentially dangerous technology could be used for the betterment of humankind while hiding the frightening details from both the skittish and the malevolent. </text:span></text:p>
        </text:list-item>
        <text:list-item>
          <text:p text:style-name="P90"><text:span text:style-name="T57">Of course, the best way to hide such technology was to deny that it was technology at all. </text:span></text:p>
        </text:list-item>
      </text:list>
      <text:list xml:id="list3916872024" text:style-name="WWNum3">
        <text:list-item>
          <text:list>
            <text:list-item>
              <text:p text:style-name="P134"><text:bookmark text:name="_4iylrwe"/>2130 Fini</text:p>
            </text:list-item>
          </text:list>
        </text:list-item>
      </text:list>
      <text:p text:style-name="P75"><text:span text:style-name="T65">Lucca</text:span></text:p>
      <text:p text:style-name="P75"><text:span text:style-name="T65">Mansell Lichtman, Ananya Iyengar, Roberto Aleman, Juliana Varela, and Dalisay Ocampo</text:span></text:p>
      <text:p text:style-name="P81"><text:span text:style-name="T57">Dalisay Ocampo connected to the COTA server farm and continued comparing the most recent data structure location changes against those from the previous hour. As expected, the remnants of Maria Morelli’s corps, both human and robot, were retreating across Andromeda, jumping from the known planets to what was likely to be open space in a series skips that was taking them farther and farther from the galactic core. Their data structures locked to prevent change, but there was nothing to prevent read-only access, so they couldn’t hide the path of their retreat, and that was okay: Dalisay only cared that they had left the Milky Way entirely and were scurrying to the the far side of the next closest major galaxy. If humanity were lucky, they would eventually jump to something ever father away. </text:span></text:p>
      <text:p text:style-name="P111"><text:bookmark text:name="_swbmiz5l3cvh"/>Notes</text:p>
      <text:p text:style-name="P136"><text:bookmark text:name="_5zpy8eklange"/>Javier Guzmán. </text:p>
      <text:p text:style-name="P112"><text:bookmark text:name="_syieuccktto"/>Maria</text:p>
      <text:p text:style-name="P112"><text:bookmark text:name="_euq42thle4ix"/><text:soft-page-break/>NOTES:</text:p>
      <text:p text:style-name="P16">“Do you finally get the joke?”Maria asked. </text:p>
      <text:p text:style-name="P16">Technically, it was the AI powered copy of the mind of Maria Morelli that was asking through the vocal circuits of the android known as Sophia, but, thanks to the wonders of nfab, ze looked like the twenty-eight year old Maria Morelli who had boarded the UNSS Vespucci with its Russian crew a century earlier. </text:p>
      <text:p text:style-name="P16">I had to chuckle at the question itself. “How can you write the history of something that never really existed?”</text:p>
      <text:p text:style-name="P16">“The church you mean?”</text:p>
      <text:p text:style-name="P16">I nodded. “I mean the Church of the Allpoint, which you created to hide the biggest secret of the universe, to keep it safe from those who would misuse it.”</text:p>
      <text:p text:style-name="P16">“Maybe you were mistaken.”</text:p>
      <text:p text:style-name="P16">I felt a surge of anger, and I pulled up a copy of my opus on the Humanist Coalition, and I read the second paragraph of the preface:</text:p>
      <text:list xml:id="list65914575726691" text:continue-list="list65912746162354" text:style-name="WWNum17">
        <text:list-item>
          <text:list>
            <text:list-item>
              <text:list>
                <text:list-item>
                  <text:list>
                    <text:list-item>
                      <text:list>
                        <text:list-item>
                          <text:list>
                            <text:list-item>
                              <text:list>
                                <text:list-item>
                                  <text:list>
                                    <text:list-item>
                                      <text:list>
                                        <text:list-item>
                                          <text:p text:style-name="P18"><text:span text:style-name="T66">“Both the Church of the Allpoint, which most people know as COTA, and the Humanist Coalition, which sometimes goes by the abbreviation HC, were the creations of Dr. Maria Morelli, scion of the famous Guiseppe Morelli who created the nsilk interface that is now ubiquitous and which is routinely given to infants soon after birth. Maria was the first child to receive the implant, and it amplified zir abilities and gave zir power to act during a time when notions regarding power were once again severely restricted by gender and race, in the manner preferred by the rich and powerful elites who have long run the world and do not want it to change.”</text:span></text:p>
                                        </text:list-item>
                                      </text:list>
                                    </text:list-item>
                                  </text:list>
                                </text:list-item>
                              </text:list>
                            </text:list-item>
                            <text:list-item>
                              <text:p text:style-name="P18">“You created COTA,” I said confidently. </text:p>
                            </text:list-item>
                            <text:list-item>
                              <text:p text:style-name="P18">Outside the mouth of the cave in which I stood, the binary star of Coldhell was still in the process of rising or setting in a red-orange sky. The rendition of Maria Morelli shrugged indifferently. </text:p>
                            </text:list-item>
                            <text:list-item>
                              <text:p text:style-name="P18">“I created what had to exist,” ze said. “It was a dangerous era in which to discover that the universe we see and the universe that is are two very different things. I could not risk letting what I knew to fall into the hands of the wrong kind of human.”</text:p>
                            </text:list-item>
                            <text:list-item>
                              <text:p text:style-name="P18">“That wrong kind of human is still out there,” I countered, “And they know the secret. They are looking for the HC in all the places you told them were human colonies.”</text:p>
                            </text:list-item>
                            <text:list-item>
                              <text:p text:style-name="P18">Maria smiled, and I had a distant memory of the impish smile I encountered beneath a white-hote Texas sky when I was a teen fired from the job I needed to pay for my tuition in the coming fall. <text:s/></text:p>
                            </text:list-item>
                            <text:list-item>
                              <text:p text:style-name="P18">“They are persistent,” Maria acknowledged. “And they still seek to impose their vision of a life in which there are a few winners and many losers upon the universe they are discovering for the first time. But they are limited by their way of thinking, which blinds them and keeps them from seeing what is right in front of them. They search for the HC colonies for the purpose of taking them over because they lack the imagination to take the next step in their evolution.”</text:p>
                            </text:list-item>
                            <text:list-item>
                              <text:p text:style-name="P18">“Which is?”</text:p>
                            </text:list-item>
                            <text:list-item>
                              <text:p text:style-name="P18">The smile became a bit of a smirk, and for a moment I thought I saw the face of Maria Morelli become the mottled green-and-brown face of Robin Goodfellow. </text:p>
                            </text:list-item>
                            <text:list-item>
                              <text:p text:style-name="P18">“Do you know about the events that shaped my life?” Maria asked. </text:p>
                            </text:list-item>
                            <text:list-item>
                              <text:p text:style-name="P18">“Of course!” I said. “I wrote about them.”</text:p>
                            </text:list-item>
                            <text:list-item>
                              <text:p text:style-name="P18">“Oh, you wrote about them!”</text:p>
                            </text:list-item>
                            <text:list-item>
                              <text:p text:style-name="P18">I felt my face flush in anger at this mocking rebuke, and I reminded myself that I was talking to an AI-powered copy of Maria and not the real thing before I responded. </text:p>
                            </text:list-item>
                          </text:list>
                        </text:list-item>
                      </text:list>
                    </text:list-item>
                  </text:list>
                </text:list-item>
              </text:list>
            </text:list-item>
          </text:list>
        </text:list-item>
      </text:list>
      <text:p text:style-name="P16">“You yourself told me about the three events that shaped your life.”</text:p>
      <text:list xml:id="list65914263217399" text:continue-numbering="true" text:style-name="WWNum17">
        <text:list-item>
          <text:list>
            <text:list-item>
              <text:list>
                <text:list-item>
                  <text:list>
                    <text:list-item>
                      <text:list>
                        <text:list-item>
                          <text:list>
                            <text:list-item>
                              <text:p text:style-name="P18">For a brief instant, Maria became the wizened crone I had seen when zir intellect had flowed into Sophia, but the instant passed quickly and Maria was young again. </text:p>
                            </text:list-item>
                            <text:list-item>
                              <text:p text:style-name="P18">“Tell me about these events,” ze said. “Read me what you have written.”</text:p>
                            </text:list-item>
                            <text:list-item>
                              <text:p text:style-name="P18">Once again I felt anger. Had ze never even read my history of the coalition after all this time? Could ze not simply pull up the document in zir mind and read it for <text:s/>zirself? I sighed, and then I pulled up the document in my own mind and read what I saw aloud, the words frosting over and echoing in the cold, dark cave:</text:p>
                            </text:list-item>
                            <text:list-item>
                              <text:p text:style-name="P18"><text:span text:style-name="T66">“The arc of Maria’s early life was shaped by four key events, all of which I will address in greater detail in their own chapters, but for the sake of introduction I will list them here.”</text:span></text:p>
                            </text:list-item>
                            <text:list-item>
                              <text:p text:style-name="P18"><text:span text:style-name="T66">“The first life-shaping event for Maria Morelli was the death of zir mother, Chava <text:s/>Katzenellenbogen-Morelli, a physicist and mathematician who received nsilk under the skilful ministries of zir husband, Guiseppe. Four days later, ze would attempt to kill Giuseppe and the two-year-old Maria, and, after being thwarted, ze would take zir own life.” </text:span></text:p>
                            </text:list-item>
                            <text:list-item>
                              <text:p text:style-name="P18"><text:span text:style-name="T66">“The second event was the near-miss of the rogue asteroid that threatened to destroy Maria’s home of Florence, Italy, before it was nudged aside by the Russians at the last possible moment. Ze was eight years old at the time.”</text:span></text:p>
                            </text:list-item>
                            <text:list-item>
                              <text:p text:style-name="P18"><text:span text:style-name="T66">“The third event was the death of Giuspeppe Morelli when Maria was ten years old. Losing zir father at such an early age thrust zir into a life that might easily have been dominated by the schemes of zir uncle, Marco Morelli, the Earl of Galluzzo, but, as ze so richly demonstrated, ze fully intended to be the architect for zir own life.”</text:span></text:p>
                            </text:list-item>
                            <text:list-item>
                              <text:p text:style-name="P18"><text:span text:style-name="T66">“By the time ze was twelve, Maria was creating the AI-powered AR entities that became zir eyes and ears on a world tragically divided along the lines of the relative few who had wealth and power (the two always go hand-in-hand) and the many who did not. By the time ze was thirteen, ze had invented the nsilk configurable nfab nanofabric whose sales had made zir the richest person in Italy by the time ze was sixteen, and one of the richest in the world by the time ze began zir studies in physics at the University of Padua at the age of eighteen.”</text:span></text:p>
                            </text:list-item>
                            <text:list-item>
                              <text:p text:style-name="P18"><text:span text:style-name="T66">“And then we come to the part of Maria’s life in which a fourth event triggers a profound change in Maria Morelli. From this point on, Maria is not shaped by the events of the world around zir so much as ze is triggering events that will change the world and the universe as we understand it.” </text:span></text:p>
                            </text:list-item>
                            <text:list-item>
                              <text:p text:style-name="P18"><text:span text:style-name="T66">“When ze was twenty-eight, Dr. Maria Morelli was a crew member of the ill-fated UNSS Vespucci, humanity’s first faster-than-light ship, which had been created at staggering cexpense by the international coalition cobbled together following the near-miss of the Florence asteroid. The coalition’s purpose was to ensure the continued existence of humanity should a second, larger asteroid appear too late to deflect. Dr. Morelli had zirself designed the FTL mechanism for the ship, an implementation of the Alcubierre drive conceived by the Mexican physicist Miguel Alcubierre Moya in the late twentieth century that would be used twice before the mysterious disappearance of the Vespucci and the event that came to be known as the Morelli Miracle projected Maria onto the final path of zir life, from which emerged COTA and the HC.” </text:span></text:p>
                            </text:list-item>
                            <text:list-item>
                              <text:p text:style-name="P18">“Yes,” Maria said, nodding. “You write very well, Javier.”</text:p>
                            </text:list-item>
                            <text:list-item>
                              <text:p text:style-name="P18">“Thank you,” I replied, embarrassed by my earlier pique; I was glad I had not given voice to it. </text:p>
                            </text:list-item>
                            <text:list-item>
                              <text:p text:style-name="P18">“I especially like how well you have adapted to using gender-neutral pronouns. I feel that letting go of the nonsense of gender when gender is not important frees the mind. Don’t you agree?”</text:p>
                            </text:list-item>
                            <text:list-item>
                              <text:p text:style-name="P18">I nodded in gratitude. “Thank you.” I let zir question go unanswered. The fact of the matter was that I still wrote using gender-specific pronouns and simply changed he/her, his/hers, and <text:s/>zirself/ zirself to their non-gendered equivalents using global changes when I edited my writing. It was not an ingrained habit yet. Inasmuch as I am now one hundred and thirty-seven years old, I don’t expect to have time for the habit to form. I have enough work to do simply ignoring the annoying kibitzers who perpetually seek to convince me to use their pet non-gendered pronouns. </text:p>
                            </text:list-item>
                            <text:list-item>
                              <text:p text:style-name="P18"><text:soft-page-break/>“But there was a fourth event, you know,” ze said. “Perhaps I never specifically mentioned it, but you even touched upon it in the second part of your preface, somehow sensing its importance.”</text:p>
                            </text:list-item>
                          </text:list>
                        </text:list-item>
                      </text:list>
                    </text:list-item>
                  </text:list>
                </text:list-item>
              </text:list>
            </text:list-item>
          </text:list>
        </text:list-item>
      </text:list>
      <text:p text:style-name="P16">So ze had read my work! Or at least the preface! </text:p>
      <text:p text:style-name="P16">“Do you mean my introduction of Remy, of the Queen?” I asked. </text:p>
      <text:p text:style-name="P16">“Read it,” Maria said, and this time I saw zir face momentarily change to become, first, Remy Moreau and, in quick succession, the golden visage of Queen Xerxes. </text:p>
      <text:list xml:id="list65914006116965" text:continue-numbering="true" text:style-name="WWNum17">
        <text:list-item>
          <text:list>
            <text:list-item>
              <text:list>
                <text:list-item>
                  <text:list>
                    <text:list-item>
                      <text:list>
                        <text:list-item>
                          <text:list>
                            <text:list-item>
                              <text:p text:style-name="P18">I read. </text:p>
                            </text:list-item>
                            <text:list-item>
                              <text:p text:style-name="P18"><text:span text:style-name="T66">“You might think that I would now move directly into the details, but there is another character who I must introduce before delving into the nitty-gritty--if for no other reason than to underscore zir importance to the critical re-imagining of what it means to be human that ze made possible. I speak of Queen Xerxes, aka Remy Moreau, who--more than any other person I can think of--taught us how to free ourselves from the blinders imposed by gender.”</text:span></text:p>
                            </text:list-item>
                            <text:list-item>
                              <text:p text:style-name="P18"><text:span text:style-name="T66">“To this end, I finish this preface with a hodgepodge of my personal notes and initial drafts of those chapters concerning the influence of Queen Xerxes.”</text:span></text:p>
                              <text:list>
                                <text:list-item>
                                  <text:p text:style-name="P18"><text:span text:style-name="T66">“I was once a guest on </text:span><text:span text:style-name="T67">Queen Xerxes’ Xenagogy: Your Guide to Wonderment</text:span><text:span text:style-name="T66">, the netprog produced by Al Jabbar, the Algerian news and entertainment network that had fused the no-nonsense news content of Reuters and Aljazeera with the imminently relatable pathos and grit of Chef </text:span><text:span text:style-name="T68">Anthony Bourdain’</text:span><text:span text:style-name="T66">s pre-netprog food and lifestyle programs on the old </text:span><text:span text:style-name="T68">Discovery Channel</text:span><text:span text:style-name="T66"> circa 2005. In that earlier series, the often acerbic but always witty Bourdain had traveled around the planet in search of culinary delights, but the travel itself and the cultural experiences had been as much a part of each show as the cuisine. In contrast, Queen Xerxes traveled the globe specifically in search of novel cultural experiences, while experiences with the local food, architecture, and technology provided a backdrop to the shows. (For example, see Queen Xerxes’ first experience with </text:span><text:span text:style-name="T68">POP travel</text:span><text:span text:style-name="T66"> during zir program aboard a </text:span><text:span text:style-name="T68">COTA transport</text:span><text:span text:style-name="T66"> sent from the outskirts of Mombasa to the </text:span><text:span text:style-name="T68">Indigenous</text:span><text:span text:style-name="T66"> colony located on </text:span><text:span text:style-name="T68">Kepler 452 b</text:span><text:span text:style-name="T66">, where Xerxes had zir first encounters with </text:span><text:span text:style-name="T68">nfab-coated toilets</text:span><text:span text:style-name="T66"> and </text:span><text:span text:style-name="T68">Wildebuffalo</text:span><text:span text:style-name="T66">. See also the Queen’s nearly catastrophic experience with a COTA </text:span><text:span text:style-name="T68">Planetary Exploration Team</text:span><text:span text:style-name="T66"> on </text:span><text:span text:style-name="T68">Kepler-296e</text:span><text:span text:style-name="T66">, during which ze was stranded for several days in the wilds of what would eventually become </text:span><text:span text:style-name="T68">New Kurdistan</text:span><text:span text:style-name="T66">.)”</text:span></text:p>
                                </text:list-item>
                              </text:list>
                            </text:list-item>
                            <text:list-item>
                              <text:p text:style-name="P18"><text:span text:style-name="T66">“Like Bourdain, who was tall, Queen Xerxes was larger than life, standing six-foot six from zir toes to the tippy top of zir head, but ze seemed bigger when you were standing next to zir, what with zir golden skin--rumor had it that it was now a molecule-thick nfab layer rather than body paint--zir high heels, and, almost invariably, a headdress made out of feathers of some sort. Or, maybe the entire outfit was nfab; <text:s/>it was impossible to know anymore what was real and what was a representation of something real created using the nanotechnology fabric invented by the legendary </text:span><text:span text:style-name="T68">Maria Morelli</text:span><text:span text:style-name="T66">, the woman who had later jumped more than three hundred thousand kilometers from space to Earth with nothing but the </text:span><text:span text:style-name="T68">Power of Prayer</text:span><text:span text:style-name="T66">, founded a new religion that had propelled humanity to the stars, restored democracy, and who is now who knows where in the universe, presumably still leading the spread of humanism in its battle against the wealthy elite and the status quo.” </text:span></text:p>
                            </text:list-item>
                            <text:list-item>
                              <text:p text:style-name="P18"><text:span text:style-name="T66">“The Queen, whose name came from zir resemblance to a character in a </text:span><text:span text:style-name="T68">2006 fantasy movie based on the Battle of Thermopylae</text:span><text:span text:style-name="T66">, had retired from the </text:span><text:span text:style-name="T68">French Foreign Legion</text:span><text:span text:style-name="T66"> as a colonel before ze adopted zir new persona, but in interviews with some of the Legionnaires who had served under the former </text:span><text:span text:style-name="T68">Colonel Remy Moreau</text:span><text:span text:style-name="T66">, I learned that some elements of Queen Xerxes began to manifest as early as 2081, when Major Remy Moreau led the battalion of Legionnaires who had maintained the shaky truce between the discordant remnants of the </text:span><text:span text:style-name="T68">Israeli Defense Forces</text:span><text:span text:style-name="T66"> and the </text:span><text:span text:style-name="T68">Settlement Protective Service</text:span><text:span text:style-name="T66"> forces of Maria Morelli’s Church of the Zeropointwhile COTA transported the survivors of the Great Desolation attack in Palestine to the </text:span><text:span text:style-name="T68">Free Palestine</text:span><text:span text:style-name="T66"> colony on </text:span><text:span text:style-name="T68">Tau Ceti e</text:span><text:span text:style-name="T66">. Even then, I had been told, Major Moreaux had been known to paint zir fingernails and toenails, and ze sometimes wore high-heeled boots instead of the standard combat footwear of other Legionnaires. </text:span></text:p>
                            </text:list-item>
                            <text:list-item>
                              <text:p text:style-name="P18"><text:span text:style-name="T66">“Did anybody ever comment on his, ah, unusual attire for a soldier?” I asked one interviewee, who wished to remain anonymous. This muscular and battle-scarred soldier was quick to reply: <text:s/>“God no! You’ve seen zir, right? Ze is a walking tower of hurt who will rip your head off and shite down your neck hole if you mess with zir.”</text:span></text:p>
                            </text:list-item>
                            <text:list-item>
                              <text:p text:style-name="P18"><text:span text:style-name="T66">“It was this telling response from a compatriot who knew the person behind the Queen Zerxes persona that informed my demeanor as I stood, looking up, at my host during our first encounter on </text:span><text:span text:style-name="T68">Oceanus</text:span><text:span text:style-name="T66">, reminding myself to be on my best behavior and to mind my zes and zirs because the Queen was known to be insistent on using </text:span><text:span text:style-name="T68">non-gender-specific pronouns</text:span><text:span text:style-name="T66"> instead of the ridiculous gender-specific pronouns of English and the even more ridiculous gender-specific verbs and articles that clutter up some languages: the Queen, who knew a smattering of German, would invariably use the neuter verbs and articles with any noun, whether masculine or feminine and would simply repeat zirself, and glare, when corrected.”</text:span></text:p>
                            </text:list-item>
                            <text:list-item>
                              <text:p text:style-name="P18">“See!” said Maria gleefully. “You had a sense that Remy was essential to the story. You just didn’t realize that zir existence was an event for me as well. I believe you embedded a copy of zir interview with you in the document; play it for me!”</text:p>
                            </text:list-item>
                            <text:list-item>
                              <text:p text:style-name="P18">I dm-ed the simulacrum of Maria and activated the link I had placed in the document in nsilk protocol:</text:p>
                            </text:list-item>
                            <text:list-item>
                              <text:p text:style-name="P18"><text:span text:style-name="T66">[Javier Guzman: Insert the content of the Queen Xerxes interview with me on Oceanus here, interspersed with my personal recollections. Cite interview excerpts as required by Al Jabbar News Network.]</text:span></text:p>
                            </text:list-item>
                            <text:list-item>
                              <text:p text:style-name="P18">In my mind, and shared with the mind of Maria, we both saw the tall, elegant figure of Queen Xerxes delivering zir standard opening to zir show. </text:p>
                            </text:list-item>
                            <text:list-item>
                              <text:p text:style-name="P18"><text:span text:style-name="T66">[Queen Xerxes: Love and kisses! “Beautiful children! Welcome to my life and my heart! Rest your cares for a while, sip your succulent wine, and take the welcoming hand of Queen Xerxes as, once again, we explore this wonderful world in which we live and marvel at its splendors! Let Xerxes be your xenagogue—your guide!”] </text:span></text:p>
                            </text:list-item>
                            <text:list-item>
                              <text:p text:style-name="P18">[Maria Morelli: You were nervous, weren’t you?]</text:p>
                            </text:list-item>
                            <text:list-item>
                              <text:p text:style-name="P18">[Javier Guzman: No. I was paralyzed with fear.]</text:p>
                            </text:list-item>
                            <text:list-item>
                              <text:p text:style-name="P18">By the time I met Queen Xerxes, the dm-ed show opening was alerting billions of followers--not only on Earth but throughout the Humanist Coalition--that ze (oh look at that! Maybe this old dog can learn a new trick.) was starting a new interview. Those not otherwise engaged, and no small fraction of those who were, would immediately open activate nsilk links to the broadcast to see the Queen live, zir images and those of zir guest captured by the orbiting system of microdrones that surrounded two figures: one a bald, goldskinned giant, the other a slightly stooped history professor wearing reading glasses.</text:p>
                            </text:list-item>
                            <text:list-item>
                              <text:p text:style-name="P18">The memory brought back the lump that had been in my throat at that long-ago moment. As an academic, I would never again have such a large audience watching me, scrutinizing my every word, and judging me in the oftentime cavalier way that humans have always judged strangers. My goal had been to be objective and non-judgmental of the Queen, but I knew that even the absence of judgment can be a judgement by omission in the eyes of some. I would surely draw hateful comments no matter what I did or said, and I certainly had to break my habit of reaching down periodically to check the fullness of my urostomy pouch while on air or it would be all I would hear about for the rest of my life. </text:p>
                            </text:list-item>
                            <text:list-item>
                              <text:p text:style-name="P18"><text:span text:style-name="T66">[Queen Xerxes: flash video collage of cheering masses.]</text:span></text:p>
                            </text:list-item>
                            <text:list-item>
                              <text:p text:style-name="P18">The flash still hit me like a triple trailer freightpod. The Queen had been an adept with nsilk, rivaling even Maria Morelli <text:s/>zirself, and there remained rumors that ze had latent PK abilities that had been activated by nsilk, but PK or no PK, the Queen’s flash inserts could be overwhelming, akin to sitting in a quiet room only only to be transported to the midfield of a football stadium packed with screaming fans in the next instant--and then back. It was a tidal wave of a sensory experience that triggered your adrenal glands and sent your heart racing. </text:p>
                            </text:list-item>
                          </text:list>
                        </text:list-item>
                        <text:list-item>
                          <text:p text:style-name="P18"><text:span text:style-name="T66">“Today, my children, we have the pleasure of speaking with the official historian of the Church of the Zeropointand the author of </text:span><text:span text:style-name="T67">A Complete History of the Humanist Coalition: From Inception to Final Freedom</text:span><text:span text:style-name="T66">, the renowned Dr. Javier Guzman! Welcome, Dr. Guzman!”</text:span></text:p>
                        </text:list-item>
                        <text:list-item>
                          <text:p text:style-name="P18"><text:span text:style-name="T66">[Queen Xerxes: flash video collage of people saying ‘Ooh!’]</text:span></text:p>
                        </text:list-item>
                        <text:list-item>
                          <text:p text:style-name="P18">I saw myself respond with a voice that was slightly tremulous but strong. </text:p>
                        </text:list-item>
                        <text:list-item>
                          <text:p text:style-name="P18"><text:span text:style-name="T66">“Thank you. I am honored to be here with you and your illustrious audience.” </text:span></text:p>
                        </text:list-item>
                        <text:list-item>
                          <text:p text:style-name="P18"><text:span text:style-name="T66">[Queen Xerxes: flash video collage of people saying ‘Aww.’]</text:span></text:p>
                        </text:list-item>
                        <text:list-item>
                          <text:p text:style-name="P18"><text:span text:style-name="T66">“You are too kind!,” Queen Xerxes gushed. </text:span></text:p>
                        </text:list-item>
                        <text:list-item>
                          <text:p text:style-name="P18">“Zir eyes, how soft,” Maria said. “Zir soft eyes belying zir imposing physical presence, and see how you relaxed in that moment.” </text:p>
                        </text:list-item>
                      </text:list>
                    </text:list-item>
                  </text:list>
                </text:list-item>
              </text:list>
            </text:list-item>
          </text:list>
        </text:list-item>
      </text:list>
      <text:p text:style-name="P16">I felt the same welling of tears I had felt at the time of the interview. “Ze was captivating in that moment, and I knew then that I would survive,” I replied. “I sometimes wonder if the Queen knew that I had lost my beloved Carmen earlier in the year, if that was why ze was so gentle with me, showing few of the sharp edges that ze used to lance those who spoke in the polemics inherent to politics. I will never know, but off camera, we shared a bit of our pain with each other, and I will always believe that we came to be friends that day even though I would only see the Queen once more.”</text:p>
      <text:p text:style-name="P16">“When ze died?”</text:p>
      <text:p text:style-name="P16">I nodded, and I felt again the sharp pain of that final encounter. “I would not see Queen Xerxes again until years later, when I came upon the dying Remy Moreau on<text:span text:style-name="T14"> ?</text:span> There was no trace of zir alter-ego: ze was dressed as a soldier, and even at sixty-eight, ze retained the strapping physique of a person used to physical exertion, zirs exposed neck and forearms corded with muscles as h=ze lay there on the blackened ground, zir life flowing from a hundred shrapnel wounds that had punctured every vital organ in zirs body.”</text:p>
      <text:p text:style-name="P16">“For reasons that were unclear,” I continued, “ze had shed zir nfab battle armor--I could see it lying on the blood-soaked ground a meter from zirs--which had left zir with no protection in zir final stand against the forces of Via de Deus that had relentlessly pursued zir ever since zir victory and loss in Algeria. Maybe ze had been seeking some kind of closure, some way to cauterize the pain that had been with zir since the death of zirs beloved Édouard a half century earlier. In the end, ze had dealt death--there were more than a dozen crumpled Via de Deus bodies around him--but ze had also embraced the death that ended zir long torment.”</text:p>
      <text:p text:style-name="P16">“In zir final moments, ze had simply looked at me, smiled wanly, grasped my age-speckled hand in zirs, and said, ‘Humanity will prevail in the end.’”</text:p>
      <text:p text:style-name="P16">“I hope ze was right,” I added. </text:p>
      <text:p text:style-name="P16"><text:soft-page-break/>“Ze was,” said Maria. </text:p>
      <text:p text:style-name="P16">“Oh, and my cancer is back,” I blurted for no reason at all. </text:p>
      <text:p text:style-name="P16">“It is?” Maria wondered. “Well, it's always something, isn’t it?</text:p>
      <text:p text:style-name="P16">*****</text:p>
      <text:p text:style-name="P16">“For those readers still not used to non-gender-specific pronouns, I often use the ze/zir/zirs/zirself forms when writing about Queen Xerxes. I should do so always, but I have had a difficult time breaking the habits acquired through decades of reading and writing in English, and especially when reading and writing in the gender-heavy languages of Spanish, which is my native language, and German, in which I have a beginner’s level of proficiency. Yes, I could go back and edit the document, mostly using global replacements for he/her forms, but by the time I finish a large volume I am typically so sick of it that I cannot do anything more to it without first taking some time off. Perhaps I will strip the gender for this history in a future update.”</text:p>
      <text:p text:style-name="P16">“In many contexts, if not most, gender has no relevance to what is written. For example, say a person found a new route to North America during the days of the European explorers. Does it really matter if the explorer were a man or a woman? Contextually, based on the era, we would assume that the explorer had to have been male because society had long assumed that men did the exploring while women stayed home, so why bother to specify whether the explorer was male or female? And, on the other hand, perhaps it was that specificity, built into the language, that subliminally kept women from being explorers?”</text:p>
      <text:p text:style-name="P16">blah, blah, blah</text:p>
      <text:p text:style-name="P112"><text:bookmark text:name="_6f8vm7wz99ds"/>Bladder Cancer Diagnosis</text:p>
      <text:p text:style-name="P80">Spent the rest of the day researching prevalence and treatment. </text:p>
      <text:p text:style-name="P115"><text:bookmark text:name="_6scdw21lmlcu"/>Bladder Resection</text:p>
      <text:p text:style-name="P80">Lying on the bed in pre-op, speaking with nurse, anesthesiologist, urologist. Wheeled into operating room, small talk with staff, then breathing in and waking up in recovery. </text:p>
      <text:p text:style-name="P80">Up to pee every two hours the first night, then frequency increased late next morning and early afternoon until I could not pee more than a few drops at a time. Catheter installed. Prostate annoyed. Prescribed Tamsolusin. </text:p>
      <text:p text:style-name="P80">Several days later, learned that the tumor was touching the muscle wall, so radical cystectomy (removal of the bladder, prostate, and assorted stuff) is called for. </text:p>
      <text:p text:style-name="P80">Second opinion with young doctor who shows report from pathologists. </text:p>
      <text:p text:style-name="P115"><text:bookmark text:name="_qqgzc9mxva6b"/>Cystectomy</text:p>
      <text:p text:style-name="P80">Pre-surgery appointment to discuss surgery prep, recovery (diet, exercise), and care of stoma. Set appointment to meet with wound care specialists who will teach about stoma specifics. </text:p>
      <text:p text:style-name="P80">Surgery to take about 3 hours. Surgeon assisted by robots. </text:p>
      <text:p text:style-name="P80">First two days following surgery miserable: pain of cut muscles, inability to use torso muscles for normal tasks, unable to drink anything and pee smells awful, emptying pouch. Fortunately, skin barrier around stoma made of n-tech, so it never has to be emptied; it is self cleaning, moving urine to the pouch (also n-tech). The pouch can be resized using neurosilk commands, from tiny (just enough to contain urine for a short duration) to medium (wrapped around upper thigh) to large (wrapped around upper thigh, calve, or independent for all-night capacity.) You still have to empty the bag, but leaks under the skin barrier are no more. </text:p>
      <text:p text:style-name="P80"/>
      <text:p text:style-name="P80">Two weeks out, still tired, but walking almost as much as before surgery. Cannot even contemplate sex with the pouch on however. </text:p>
      <text:p text:style-name="P136"><text:bookmark text:name="_2pwoqmkxud0o"/>Leftovers</text:p>
      <text:p text:style-name="P16">Simmons and Putin had been the first to arrive at the virtual meeting space, but <text:s/></text:p>
      <text:p text:style-name="P16">--although he tried. That president, who had shocked everybody (apparently including himself) had not been ready to lead, nor had he been mentally adroit enough to learn on the job. He had no capacity to learn on his own, so he had been easy prey for experienced manipulators, like Vladimir Putin, who knew that the way to deal with boastful pretenders is to drown them in flattery and make them feel like kings, putting them at ease while you lead them into situations where they reveal their deepest, darkest secrets in those unguarded moments that you secretly record, even if those moments occur years before the mark has any real power. You never know who might turn out to be a useful idiot for you. In the meantime, you continue to flatter them, assuring them that their secret is safe with you as long as they continue to do what you want them to do.”</text:p>
      <text:p text:style-name="P16">“This time, the ‘strong-man’ candidate was not weak, either physically or mentally. Randall Simmons’ education was formidable: he had studied economics at UCLA on an athletic scholarship, and he had later added a masters degree in political science during summer breaks as an NFL quarterback. Frugal to the point of being abstemious, Simmons invested his discretionary income in a chain of restaurants that he later sold <text:s/>for a big profit shortly before announcing his run for presidency as a Republican, and an African-American. Tall, fit, and with a demeanor that was </text:p>
      <text:p text:style-name="P16">9-12-2020</text:p>
      <text:p text:style-name="P16">and he had long ago developed the ability to quickly skim through long briefings and reports to mine the nuggets of ideas contained therein. And although he attracted the usual cloud of sycophants who buzzed around him like mosquitos, the only blood to be drawn would be from those who tried to use him to their ends. This president was, outwardly, a man of the working people, but he was no rube: his image had been carefully designed and crafted through decades of study and practice, and he was not the sort to blabber at length just because he liked the sound of his own voice. </text:p>
      <text:p text:style-name="P16">It was these characteristics that had struck the group leader the first time the two had met during one of the final gatherings of the G10. Outside of the meeting room, the American president had been gregarious and accommodating, and he chatted jovially with the media, easily deflecting their barbs with the kind of humor that had made former President Reagan such a Republican icon, but once within the confines of the group, he dropped his public persona and shifted gears to become focused participant and a skilled negotiator. This American President, the group leader hasd instantly recognized, was not the useful idiot that the previous fool had been. But, he could still be used by someone more experienced and more skilled. </text:p>
      <text:p text:style-name="P39">“Religion is excellent stuff for keeping common people quiet. Religion is what keeps the poor from murdering the rich.”</text:p>
      <text:p text:style-name="P39">― Napoleon Bonaparte</text:p>
      <text:p text:style-name="P16">envisioned a new religion that would simultaneously open the stars to humanity, protect the human species from catastrophic extinction, and reassert the fundamental rights of every human being. </text:p>
      <text:p text:style-name="P16">“I am deadly serious,” ze announced to the gathering, which included Bishop Allesandro Ricci, Priest Paolo Romano, </text:p>
      <text:p text:style-name="P16">“Let us begin with what I am calling the <text:span text:style-name="T16">Statement of Essential Truth</text:span> as revealed by my actions in escaping from the WICSS Vespucci,” Maria said. “I was instantly transported from a location a day out from Earth orbit to Florence by a benevolent God who took pity on me and saved my life. </text:p>
      <text:p text:style-name="P12">‘Before the beginning, there was a point that contained everything. Then, the point expanded, creating space and time. But, because a point is still a point, everything remains connected to that point. You are connected to everything, and you can go anywhere, because everything is connected.’</text:p>
      <text:p text:style-name="P16">Dr. Morelli also defined something ze called the <text:span text:style-name="T16">Commitment to the Survival of Humanity</text:span>:</text:p>
      <text:p text:style-name="P12">‘In a universe full of existential dangers, no single planet is safe. Accordingly, to ensure its own survival, humanity must spread from Earth to other habitable planets.’</text:p>
      <text:p text:style-name="P16"/>
      <text:list xml:id="list65913723506175" text:continue-list="list65912989111674" text:style-name="WWNum1">
        <text:list-item>
          <text:p text:style-name="P54"><text:soft-page-break/>. one of the handful of news agencies to remain focused on news rather than entertainment. You can tell the entertainment agencies by the heavy-handed use of celebrity photos and photos of young women featuring cleavage or bikinis, sensation headlines, and reliance on videos rather than written articles. </text:p>
        </text:list-item>
      </text:list>
      <text:p text:style-name="P16"/>
      <text:p text:style-name="P16"><text:s/>“As society regressed to an earlier mode in the aftermath of the Great Desolation, many of the freedoms previously gained were slowly lost as the autocracy embraced the gender biases consistent with historical feudalism. Among these biases was the belief that the proper role for women was to be mothers and run the households while the men ran society, created businesses, and waged war against their enemies. At first, these beliefs surfaced only as suggestions floated by leaders at opportune moments, but with repetition, these suggestions took root, became norms, and were, by the time Maria Morelli began her studies at the University of Padua, about to become hard policy.” </text:p>
      <text:p text:style-name="P16">NOTES:</text:p>
      <text:list xml:id="list65913404572488" text:continue-list="list65914006116965" text:style-name="WWNum17">
        <text:list-item>
          <text:p text:style-name="P18">You could even say that democracy was a noble idea, but the wealthy and the powerful are not, and <text:span text:style-name="T15">never have been proponents of noble ideas unless those ideas help feather their nest</text:span>s. They hated it, and they worked hard to make sure that their voices remained the loudest and the most influential. Noble ideas, no matter how lofty, cannot compete with money and power.” </text:p>
          <text:list>
            <text:list-item>
              <text:list>
                <text:list-item>
                  <text:list>
                    <text:list-item>
                      <text:list>
                        <text:list-item>
                          <text:list>
                            <text:list-item>
                              <text:list>
                                <text:list-item>
                                  <text:list>
                                    <text:list-item>
                                      <text:list>
                                        <text:list-item>
                                          <text:p text:style-name="P19"/>
                                        </text:list-item>
                                        <text:list-item>
                                          <text:p text:style-name="P18">NOTES</text:p>
                                        </text:list-item>
                                        <text:list-item>
                                          <text:p text:style-name="P18">In the wake of the Great Desolation, democracies crumbled and were replaced by those autocratic organizations possessing the leaders, the financial wherewithal, the facilities, and the human capital necessary to run large cities and regions: investment banks and corporations. </text:p>
                                        </text:list-item>
                                        <text:list-item>
                                          <text:p text:style-name="P18"><text:span text:style-name="T60">What is the end of years of growing wealth inequality: corporate feudalism. Corporations are the new kings of 2030+, and they need cheap labor to create wealth for their leaders, who live in royal luxury while non-robotic labor lives in ghettos surrounding the corporate castles.</text:span></text:p>
                                        </text:list-item>
                                        <text:list-item>
                                          <text:p text:style-name="P62"/>
                                        </text:list-item>
                                        <text:list-item>
                                          <text:p text:style-name="P62"><text:span text:style-name="T60">All agriculture is corporate, except for the small gardens of the underpaid workers, who live without healthcare, dental care, any kind of pension, and sometimes without power. Labor is cheap, but there is always somebody willing to work instead of living in the wilds where water and food are scarce. </text:span></text:p>
                                        </text:list-item>
                                        <text:list-item>
                                          <text:p text:style-name="P62"/>
                                        </text:list-item>
                                        <text:list-item>
                                          <text:p text:style-name="P62"><text:span text:style-name="T60">Many cities, which provide a variety of services--banking, finance, legal, engineering--have become self-governed city states.</text:span></text:p>
                                        </text:list-item>
                                      </text:list>
                                    </text:list-item>
                                  </text:list>
                                </text:list-item>
                              </text:list>
                            </text:list-item>
                          </text:list>
                        </text:list-item>
                      </text:list>
                    </text:list-item>
                    <text:list-item>
                      <text:p text:style-name="P18"/>
                    </text:list-item>
                    <text:list-item>
                      <text:p text:style-name="P18">“When representative democracy finally took hold, some two millennia later in the United States of America, it emerged as a republic, in which the voice of the people is channeled through elected officials, thereby avoiding the ‘mob rule’ feared by Founding Father and fourth president James Madison. And yet millions were excluded from the democratic process, including women, and the many African slaves who powered the new nation’s agricultural economy. As time and archaic mindsets evolved, the right to vote expanded, but such efforts were always countered by well-funded efforts to blunt the effect of broadened franchisement, such as gerrymandering and racially-focused disenfranchisement.”</text:p>
                    </text:list-item>
                    <text:list-item>
                      <text:p text:style-name="P18"/>
                    </text:list-item>
                  </text:list>
                </text:list-item>
              </text:list>
            </text:list-item>
            <text:list-item>
              <text:p text:style-name="P18"/>
              <text:list>
                <text:list-item>
                  <text:list>
                    <text:list-item>
                      <text:p text:style-name="P18">just before its dissolution into seven federations shortly after the Great Desolation and the ravages of the latest coronavirus. In the end, America became a prime example of how the wealthy manipulate governance to suit their needs, buying access to elected officials so as to influence the revision of rules and regulations in ways that always favor the rich over the poor.</text:p>
                    </text:list-item>
                  </text:list>
                </text:list-item>
              </text:list>
            </text:list-item>
          </text:list>
        </text:list-item>
      </text:list>
      <text:p text:style-name="P16">With the death of American democracy, it did not take long for the institution to fall across Europe as well. From Ireland to Greece, democracy was replaced by corporate feudalism. </text:p>
      <text:list xml:id="list65913888056963" text:continue-list="list65913723506175" text:style-name="WWNum1">
        <text:list-item>
          <text:list>
            <text:list-item>
              <text:p text:style-name="P54"/>
            </text:list-item>
            <text:list-item>
              <text:p text:style-name="P133"><text:bookmark text:name="_6l7eg7r1cu0x"/></text:p>
            </text:list-item>
          </text:list>
        </text:list-item>
        <text:list-item>
          <text:p text:style-name="P133"><text:bookmark text:name="_oi6yz2100t4"/></text:p>
          <text:list>
            <text:list-item>
              <text:p text:style-name="P54">Voice: ?</text:p>
            </text:list-item>
            <text:list-item>
              <text:p text:style-name="P54"><text:span text:style-name="T14">Italian Republic dissolves and is replaced by corporate feudal city-states and regions, such as Medici Bank control of Florence with support of AutomaIT. A massive wave of immigrants fleeing areas near those hit by the Great Desolation. Rapid growth of robot usage following the fifth pandemic. </text:span></text:p>
            </text:list-item>
            <text:list-item>
              <text:p text:style-name="P54"><text:span text:style-name="T14">Quote from Javier. </text:span></text:p>
            </text:list-item>
            <text:list-item>
              <text:p text:style-name="P41"><text:span text:style-name="T16">Excerpt from A Complete History of the Humanist Coalition: From Inception to Final Freedom, by Javier Guzmán</text:span></text:p>
            </text:list-item>
            <text:list-item>
              <text:p text:style-name="P54"/>
            </text:list-item>
            <text:list-item>
              <text:p text:style-name="P54"/>
            </text:list-item>
            <text:list-item>
              <text:p text:style-name="P61"/>
            </text:list-item>
            <text:list-item>
              <text:p text:style-name="P54">“In the confusion and fear that reigned in the aftermath of the Great Desolation, democracies around the world crumbled. <text:span text:style-name="T14">Why</text:span>?”</text:p>
            </text:list-item>
            <text:list-item>
              <text:p text:style-name="P54">“Among the first to fall were the democratic nations widely suspected of having been a part of the event--the United States, England, France, and Israel--all of which were left decapitated by the sudden and unexpected deaths of their leadership, some by suicide and some because they were shot--presumably to ensure that nobody among those who made the decision to murder a quarter of a billion people would be left alive to account for their actions. </text:p>
            </text:list-item>
            <text:list-item>
              <text:p text:style-name="P54">. In the power vacuum that ensued, and without clear and uncontested lines of succession, these countries imploded upon themselves as trust evaporated and factions formed. In the end, all broke up into a multitude of regional kingdoms headed by the corporations best able to broker deals with the rudderless military encampments left behind; those able to find useful missions for their soldiers--and pay--became kings of new feudal orders. </text:p>
            </text:list-item>
            <text:list-item>
              <text:p text:style-name="P54">England, which had struggled economically since leaving the European Union years earlier, and which had then found its relations with Ireland and Scotland severed as well when those countries broke ties, was the first to fall back to self-governed states and cities. London was one of the first city-states to break away, the mayor having thrown in zir lot with banking giant HSBC Holdings plc, the banking and financial services giant that had been quick to recognize that in the panic following the deaths of the Prime Minister, the Cabinet ministers, and the top ranks of the Ministry of Defence, payroll for the military stationed at nearby bases was not likely to be met for weeks as the houses of Parliament bickered among themselves. The mayor, with the backing of HSBC, offered a solution: continued pay in return for allegiance to the London city-state and the king, who was holed up at Buckingham. Some soldiers, especially those with homes far from London, spurned the offer and left, and those with strong feelings about their vows to the king demurred, but enough of the practical-minded stayed to keep the various billets staffed. </text:p>
            </text:list-item>
            <text:list-item>
              <text:p text:style-name="P54">In rapid succession, other cities followed suit, with mayoral-corporate-military leadership taking over in Birmingham, Leeds, Sheffield, Bradford, Manchester, Liverpool, Bristol, Newcastle, and Sunderland. And, in most cases, the cities partnered with the counties in which they were located to form larger government entities comprising both city and rural protectorates, such as the Greater London Principality, the West Midlands Realm, the West Yorkshire Domain, and so forth. </text:p>
            </text:list-item>
          </text:list>
        </text:list-item>
      </text:list>
      <text:p text:style-name="P16">In France, a similar transition occurred, with new states forming in the metropolitan areas encompassing the larger cities and the surrounding environs: Paris, Lyon, Marseille, Lille, Toulouse, and Bordeaux. Unlike England, electrical power generation capacity also played a large part in the divisions, as the continued import of traditional fossil fuels was expected to be significantly curtailed while new supply chains were constructed to replace those lost in the Middle East and North America; France’s heavy reliance on nuclear power would ensure its energy security for some time. </text:p>
      <text:list xml:id="list65913475700823" text:continue-numbering="true" text:style-name="WWNum1">
        <text:list-item>
          <text:list>
            <text:list-item>
              <text:p text:style-name="P54">Elsewhere in Europe, even where the heads of government remained, the feeling that civilization was breaking apart, and that no place was safe from attack, fed a growing sense of panic. In this environment, it was not long before the other countries realigned themselves around corporate-military alliances able to provide both governance and protection. One-by-one, Belgium, Germany, Spain, Portugal, Switzerland, Lichtenstein, Poland, Netherlands, Italy, Austria, and many others broke up. </text:p>
            </text:list-item>
            <text:list-item>
              <text:p text:style-name="P54"><text:soft-page-break/><text:span text:style-name="T14">What about Israel?</text:span></text:p>
            </text:list-item>
            <text:list-item>
              <text:p text:style-name="P54"><text:span text:style-name="T14">Why do the other countries break up? Why not stay as-is? There must be a suspicion that Russia, China, and India orchestrated the collapse, because they alone among the nuclear powers did not break up?</text:span></text:p>
            </text:list-item>
          </text:list>
        </text:list-item>
      </text:list>
      <text:p text:style-name="P16"/>
      <text:list xml:id="list65913061039748" text:continue-numbering="true" text:style-name="WWNum1">
        <text:list-item>
          <text:list>
            <text:list-item>
              <text:p text:style-name="P54">The quickness with which democracy was being replaced by corporate feudalism was so stunning that it left many to wonder if the change had been long in the planning. It was not even a year since the shocking dissolution of the United States of American when Giuseppe saw the news that the Italian Republic was also dissolving and would be replaced by a system of feudal states that had not existed since the time of the Renaissance. </text:p>
            </text:list-item>
          </text:list>
        </text:list-item>
      </text:list>
      <text:p text:style-name="P80"/>
      <text:p text:style-name="P80"/>
      <text:p text:style-name="P16">NOTES</text:p>
      <text:p text:style-name="P16">from their observation of the Great Desolation in Tehran, stopping at each of the other cities along the way, now observe the ramifications of the Great Desolation upon the United States of America. which has somehow survived in spite of decades of efforts by the ultra rich to undermine democracy though their financial support of the radical right. </text:p>
      <text:p text:style-name="P16">“The amazing thing,” said Bekka, standing before the US Capitol as people streamed in and out of the building, none of them noticing the cartoonish woman or the man dressed in a toga standing at the top of the stairs, “is that the United States held together as long as it did. From its earliest days, even before the revolution against England, some Americans discovered a taste for getting rich off of the labor of others. Rather than working their own fields, they paid for the kidnapping and enslavement of Africans to toil for them while they stood by and counted their money.”</text:p>
      <text:p text:style-name="P16">“It was an unfortunate start for the so-called ‘New World,’” agreed Thucydides. “In their mythology, the Americas were unpopulated, ripe for the taking because the indigenous peoples were ‘uncivilized.’ And yet, START HERE</text:p>
      <text:list xml:id="list65913198499147" text:continue-numbering="true" text:style-name="WWNum1">
        <text:list-item>
          <text:list>
            <text:list-item>
              <text:p text:style-name="P54"><text:span text:style-name="T26">America of the 50s and 60s</text:span></text:p>
            </text:list-item>
            <text:list-item>
              <text:p text:style-name="P54">Some of those who grew up in the years immediately after WWII, the so-called Baby Boomer generations, never became comfortable with the commercialized warrior worship that sprang up in the aftermath of the first Gulf War and intensified in the decades that followed. They knew that their fathers and uncles, their mothers and aunts, had sacrificed to stop the evil of authoritarian rule from spreading throughout the world, but the celebrations and remembrances on Memorial Day and Veteran’s Day of their childhood remained mainly about that: the celebration and remembrance of the many men and woman who had fought and died to protect the idea of democracy and who had then come back home and quietly gone back to work as farmers, teachers, factory workers, bankers, lawyers, engineers, shop clerks--and many other jobs filled by the humble warriors who had done their duty and now just wanted to be Americans again. </text:p>
            </text:list-item>
            <text:list-item>
              <text:p text:style-name="P54">There was not yet the overweening push towards warrior worship that would gradually emerge with each new foreign conflict in the era of ‘police actions’ to come, when the enemy was not a foreign army but a foreign political system, and when America’s leaders chose to send its soldiers into battle on foreign soil not to defeat an opposing force but to protect America’s political ideals and businesses abroad. </text:p>
            </text:list-item>
          </text:list>
        </text:list-item>
      </text:list>
      <text:p text:style-name="P16"><text:span text:style-name="T26">Breakup</text:span></text:p>
      <text:list xml:id="list65913154431172" text:continue-numbering="true" text:style-name="WWNum1">
        <text:list-item>
          <text:list>
            <text:list-item>
              <text:p text:style-name="P54">With its head effectively cut off and the path of succession unclear, and with so many factions and sub-factions fighting for control that their howling, self-serving voices became the anthem of a superpower in its death spiral, the country that had for so long see itself as the moral force of the world broke apart into seven separate federations aligned by their overall political leaning on the left-versus-right scale that had come to dominate the country: </text:p>
            </text:list-item>
            <text:list-item>
              <text:p text:style-name="P54"><text:span text:style-name="T16">First America</text:span>, consisting of Delaware, Maine, Maryland, Massachusetts, New Hampshire, New Jersey, New York, Pennsylvania, Rhode Island, Vermont, and Connecticut became the home of multiple corporate kingdoms with liberal economic leanings that included open borders, free trade, and a global view of business. The board of First American Financial Corporation (FAFC), the largest provider of banking and financial services in the world became the facto head of the federation by virtue of its preeminence and large mercenary force capabilities.. </text:p>
            </text:list-item>
            <text:list-item>
              <text:p text:style-name="P54"><text:span text:style-name="T16">Dixie</text:span>, consisting of Alabama, Florida, Georgia, Kentucky, Louisiana, Mississippi, North Carolina, South Carolina, Tennessee, and Virginia, established its capital in Richmond, Virginia, which had many years earlier been the capital of the short-lived Confederate States of America. It also restored the symbol of the former slave states--the Confederate flag--as its banner. It would be run by DixieCorp, also based in Richmond, the giant agriculture, aerospace, biotech, chemicals, energy, finance, fishing, pharma, plastics, metals, textiles, and weapons conglomerate. The most right-leaning of the federations, Dixie quickly rolled back all rules regarding equal rights and established being male and a landowner the criteria for being a citizen. </text:p>
            </text:list-item>
            <text:list-item>
              <text:p text:style-name="P54"><text:span text:style-name="T16">Enterprise</text:span>, consisting of West Virginia, Illinois, Indiana, Michigan, Ohio, Wisconsin, and Minnesota joined together under the leadership of the E-Motive Industries Corporation (EMI)--a major producer of electric vehicles, including aircraft, land vehicles, and boats--as a federation focused on manufacturing. Under the leadership of EMI, the cheapest fuels would be used to restore many abandoned mills and to build new mills and factories along the great lakes and into the Appalacians. </text:p>
            </text:list-item>
            <text:list-item>
              <text:p text:style-name="P54"><text:span text:style-name="T16">Freedom</text:span>, consisting of Arkansas, Missouri, New Mexico, Oklahoma, and Texas, was formed to protect the ideal of personal freedom, even though it, like Dixie, would return to allowing only male land-owners to be voting citizens. In early negotiations, the Texas faction, which was the largest, wanted to call the entire federation Texas, but it finally settled for the name Freedom as long as the Texas flag would become the flag of the new federation. Freedom is headed by Freedom Corporation of Grapevine, TX, a world leader in energy, retail, and communications that includes the former ExxonMobil, Walmart, and AT&amp;T. </text:p>
            </text:list-item>
            <text:list-item>
              <text:p text:style-name="P54"><text:span text:style-name="T16">Heartlan</text:span>d, consisting of Iowa, Kansas, Nebraska, North Dakota, and South Dakota was formed to be a federation with a focus on agriculture and oil production. It is headed by the Heartland Agriculture Corporation. </text:p>
            </text:list-item>
            <text:list-item>
              <text:p text:style-name="P54"><text:span text:style-name="T16">Mountain Paradise</text:span>, consisting of Arizona, Colorado, Idaho, Montana, Nevada, Utah, and Wyoming was formed with a focus on rugged individuality and energy. Initially headed by Vegas International, a conglomerate of gaming enterprises around the world, it later came to be led by Atomics International Corporation of Idaho, the world leader in production of low maintenance modular nuclear reactors. </text:p>
            </text:list-item>
            <text:list-item>
              <text:p text:style-name="P54"><text:span text:style-name="T16">Pacifica</text:span>, consisting of California, Oregon, and Washington, became a coalition of those states that prided themselves on being proudly multicultural and cooperative. With the largest overall economy, it is headed by A-Ω Corporation, an amalgam of many tech companies, including the venerable giants Apple, Alphabet, Amazon, Facebook, and Netflix, with newcomers ZeusAir Corporation (a world leader in electrically powered aircraft) and, later, International Minerals, who would a part of the Russian-led International Minerals Combine. </text:p>
            </text:list-item>
            <text:list-item>
              <text:p text:style-name="P54">Alaska and Hawaii, chose to go their own way and became independent countries governed by AKEnergy and AlohaCorp, respectively until the former became a part of Russia and the latter became a part of China. </text:p>
            </text:list-item>
            <text:list-item>
              <text:p text:style-name="P54">There remained divisions within the new federations, but those inhabitants who felt alienated in their new countries were given ample opportunities to move to federations more to their political liking before border control was fully implemented. Hence, there was a period of mass migrations into and out of the federations as citizens sought homes with like-minded people. </text:p>
            </text:list-item>
          </text:list>
        </text:list-item>
      </text:list>
      <text:p text:style-name="P16"/>
      <text:list xml:id="list65913516074854" text:continue-numbering="true" text:style-name="WWNum1">
        <text:list-item>
          <text:p text:style-name="P54"/>
          <text:list>
            <text:list-item>
              <text:p text:style-name="P54">NOTES:</text:p>
            </text:list-item>
            <text:list-item>
              <text:p text:style-name="P54">Use of nsilk spreads throughout Italy, Europe, and the rest of the world. Within five years, forty percent of adults have it, but nobody is yet aware that Maria Morelli received the implant when ze was only a few weeks old. Giuseppe injected zir because ????, and zir noted zir progress as follows: </text:p>
            </text:list-item>
          </text:list>
        </text:list-item>
      </text:list>
      <text:p text:style-name="P16"/>
      <text:p text:style-name="P107"><text:bookmark text:name="_67lxp3d1sq61"/>Javier Guzmán Quotes</text:p>
      <text:p text:style-name="P115"><text:bookmark text:name="_e3v4krav9447"/>Automation</text:p>
      <text:p text:style-name="P16">What purpose do the uneducated serve when robots and androids can do their jobs at a much lower cost? In return for a reasonable capital investment, automation can easily replace those who hold the expectation that society owes them a job. </text:p>
      <text:p text:style-name="P16">Ironically, many of those who have this expectation became a part of the radical right that drove the political conversation to extremes in the early twenty-first century. After decades of centrism, the only factions left were the radicals, and although they did not realize it, they both had the same goal: justice. </text:p>
      <text:p text:style-name="P16"/>
      <text:p text:style-name="P16">Some of the RR survived in the wilds--they had trained themselves to do so, leaving the cities for the ‘safe’ havens of the mountains and the woods, where they lived off the grid in the manner of their pioneer ancestors--but even these were eventually hunted down and eradicated when their existence interfered with the needs of the wealthy. </text:p>
      <text:p text:style-name="P115"><text:bookmark text:name="_7b8irhuq1xkv"/>The radical right</text:p>
      <text:p text:style-name="P16"><text:soft-page-break/>The proponents of the </text:p>
      <text:p text:style-name="P115"><text:bookmark text:name="_dhsndow5esmu"/>Arrow of human evolution</text:p>
      <text:list xml:id="list65914474093925" text:continue-numbering="true" text:style-name="WWNum1">
        <text:list-item>
          <text:list>
            <text:list-item>
              <text:p text:style-name="P54"/>
            </text:list-item>
            <text:list-item>
              <text:p text:style-name="P54">“You can call it the élan vital, you can call it the noosphere, or you can call it the omega point, if you wish. All of these names apply, but they all fall short of the grandeur of full evolution of life to a new type of consciousness that has the power to create new forms of matter and energy from the darkness of the void and weave them into a new plane of existence where there had been no existence.”</text:p>
            </text:list-item>
            <text:list-item>
              <text:p text:style-name="P21"/>
            </text:list-item>
            <text:list-item>
              <text:p text:style-name="P118"><text:bookmark text:name="_l9bzx4ywn3ue"/>Animals outfitted with nsilk</text:p>
            </text:list-item>
            <text:list-item>
              <text:p text:style-name="P54">“Of all the changes wrought by nsilk, few have been so arresting as the outfitting of animals. From dogs and cats to lizards and snakes, the net was suddenly abuzz with the thoughts and reactions of pets whose emotions could not be translated into words and phrases for any who carried to tune in. “Go away!” said the agitated bark of the dog who, with hackles up, would warn strangers against entering its territory. “Play?” asked another, who with but raised and tail wagging, would invite passersby to engage.”</text:p>
            </text:list-item>
            <text:list-item>
              <text:p text:style-name="P54">“In contrast, the reaction of many cats to anybody but their own human was a blasé ‘Meh.”</text:p>
            </text:list-item>
            <text:list-item>
              <text:p text:style-name="P41"><text:span text:style-name="T16">Excerpt from A Complete History of the Humanist Coalition: From Inception to Final Freedom, by Javier Guzmán</text:span></text:p>
            </text:list-item>
          </text:list>
        </text:list-item>
      </text:list>
      <text:p text:style-name="P115"><text:bookmark text:name="_y5vrtodntt2t"/>No colonization of space without nsilk</text:p>
      <text:list xml:id="list65914801279024" text:continue-numbering="true" text:style-name="WWNum1">
        <text:list-item>
          <text:list>
            <text:list-item>
              <text:p text:style-name="P41"/>
            </text:list-item>
          </text:list>
        </text:list-item>
      </text:list>
      <text:p text:style-name="P115"><text:bookmark text:name="_4afk3f8mvy8a"/>The path of the Church of the Allpoint</text:p>
      <text:p text:style-name="P16"/>
      <text:list xml:id="list65913550135579" text:continue-numbering="true" text:style-name="WWNum1">
        <text:list-item>
          <text:list>
            <text:list-item>
              <text:p text:style-name="P41"/>
            </text:list-item>
          </text:list>
        </text:list-item>
      </text:list>
      <text:p text:style-name="P115"><text:bookmark text:name="_msi68jlrjr5w"/>Inspiration for the Church of the Allpoint</text:p>
      <text:p text:style-name="P16"/>
      <text:p text:style-name="P16">“Social media, and the other tech giants, who often received massive tax breaks from cities and countries vying to host their latest building project, were the first indicator that capitalism was becoming something else. Gargantuan companies with revenue streams larger than all but a few countries were extracting tax breaks from communities struggling to provide services to their citizens and mining the free labor and data of billions of users for profit. In return, the social media corporations provided free platforms to host the propaganda campaigns of political parties, groups, and even hostile nations. Existing divisions between political camps opened into gaping chasms as the algorithmic mechanisms of the social media platforms pushed the most inflammatory content because it sold more advertisements. Hate and anger became commodities.”</text:p>
      <text:p text:style-name="P16"/>
      <text:p text:style-name="P16">“Anger flared among those workers displaced by the expansion of rentier economies, as their jobs were first exported and then automated, the work now done by machines. The lords, seeing an opportunity, stoked the flames of that anger and pointed to an abstract ‘liberal elite’ as being the source of the worker’s misery. The victims of the changing economies now had an enemy. The lords built propaganda networks to push the message that freedom could only be won by turning back the clock to some halcyon era (it would never arrive), while their serfs took menial jobs and continued to rail against a liberal elite that was also being pushed out by the rising tides of populism and nationalism.”</text:p>
      <text:list xml:id="list65913189040607" text:continue-numbering="true" text:style-name="WWNum1">
        <text:list-item>
          <text:list>
            <text:list-item>
              <text:p text:style-name="P41"/>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 svg:font-family="'Abyssinica SIL'"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EB Garamond" svg:font-family="'EB Garamond'" style:font-family-generic="roman" style:font-pitch="variable"/>
    <style:font-face style:name="Georgia" svg:font-family="Georgia" style:font-family-generic="roman" style:font-pitch="variable"/>
    <style:font-face style:name="Noto Sans Gothic" svg:font-family="'Noto Sans Gothic'"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Tlwg Typist" svg:font-family="'Tlwg Typist'" style:font-family-generic="roman" style:font-pitch="variable"/>
    <style:font-face style:name="Liberation Sans" svg:font-family="'Liberation Sans'" style:font-family-generic="swiss" style:font-pitch="variable"/>
    <style:font-face style:name="Abyssinica SIL1" svg:font-family="'Abyssinica SIL'"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EB Garamond1" svg:font-family="'EB 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Gothic1" svg:font-family="'Noto Sans Gothic'" style:font-family-generic="system" style:font-pitch="variable"/>
    <style:font-face style:name="Roboto1" svg:font-family="Roboto" style:font-family-generic="system" style:font-pitch="variable"/>
    <style:font-face style:name="Times New Roman1" svg:font-family="'Times New Roman'" style:font-family-generic="system" style:font-pitch="variable"/>
    <style:font-face style:name="Tlwg Typist1" svg:font-family="'Tlwg Typis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2pt" fo:language="en" fo:country="US" style:letter-kerning="false" style:font-name-asian="Georgia1" style:font-size-asian="12pt" style:language-asian="zh" style:country-asian="CN" style:font-name-complex="Georg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2pt" fo:language="en" fo:country="US" style:letter-kerning="false" style:font-name-asian="Georgia1" style:font-size-asian="12pt" style:language-asian="zh" style:country-asian="CN" style:font-name-complex="Georg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fo:font-weight="normal" style:font-name-asian="Noto Sans Gothic1" style:font-family-asian="'Noto Sans Gothic'" style:font-family-generic-asian="system" style:font-pitch-asian="variable" style:font-size-asian="9pt" style:font-weight-asian="normal" style:font-name-complex="Noto Sans Gothic1" style:font-family-complex="'Noto Sans Gothic'" style:font-family-generic-complex="system" style:font-pitch-complex="variable" style:font-size-complex="9pt"/>
    </style:style>
    <style:style style:name="ListLabel_20_11" style:display-name="ListLabel 11" style:family="text">
      <style:text-properties fo:font-size="9pt" style:text-underline-style="none" style:font-name-asian="Noto Sans Gothic1" style:font-family-asian="'Noto Sans Gothic'" style:font-family-generic-asian="system" style:font-pitch-asian="variable" style:font-size-asian="9pt" style:font-name-complex="Noto Sans Gothic1" style:font-family-complex="'Noto Sans Gothic'" style:font-family-generic-complex="system" style:font-pitch-complex="variable" style:font-size-complex="9pt"/>
    </style:style>
    <style:style style:name="ListLabel_20_12" style:display-name="ListLabel 12" style:family="text">
      <style:text-properties fo:font-size="9pt" style:text-underline-style="none" style:font-name-asian="Noto Sans Gothic1" style:font-family-asian="'Noto Sans Gothic'" style:font-family-generic-asian="system" style:font-pitch-asian="variable" style:font-size-asian="9pt" style:font-name-complex="Noto Sans Gothic1" style:font-family-complex="'Noto Sans Gothic'" style:font-family-generic-complex="system" style:font-pitch-complex="variable" style:font-size-complex="9pt"/>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fo:font-weight="normal" style:font-size-asian="9pt" style:font-weight-asian="normal" style:font-size-complex="9pt"/>
    </style:style>
    <style:style style:name="ListLabel_20_20" style:display-name="ListLabel 20" style:family="text">
      <style:text-properties fo:font-size="9pt" style:text-underline-style="none" style:font-size-asian="9pt" style:font-size-complex="9pt"/>
    </style:style>
    <style:style style:name="ListLabel_20_21" style:display-name="ListLabel 21" style:family="text">
      <style:text-properties fo:font-size="9pt" style:text-underline-style="none" style:font-size-asian="9pt" style:font-size-complex="9pt"/>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text-properties fo:color="#1155cc" fo:font-style="italic" style:text-underline-style="solid" style:text-underline-width="auto" style:text-underline-color="font-color" style:font-style-asian="italic"/>
    </style:style>
    <style:style style:name="ListLabel_20_30" style:display-name="ListLabel 30"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1" style:display-name="ListLabel 31" style:family="text">
      <style:text-properties fo:color="#1155cc" style:text-underline-style="solid" style:text-underline-width="auto" style:text-underline-color="font-color" fo:background-color="#ffff00"/>
    </style:style>
    <style:style style:name="ListLabel_20_32" style:display-name="ListLabel 32" style:family="text">
      <style:text-properties fo:color="#1155cc" style:text-position="0% 100%" style:text-underline-style="solid" style:text-underline-width="auto" style:text-underline-color="font-color"/>
    </style:style>
    <style:style style:name="ListLabel_20_33" style:display-name="ListLabel 33" style:family="text">
      <style:text-properties fo:color="#1155cc" style:text-position="super 58%" style:text-underline-style="solid" style:text-underline-width="auto" style:text-underline-color="font-color"/>
    </style:style>
    <style:style style:name="ListLabel_20_34" style:display-name="ListLabel 34" style:family="text">
      <style:text-properties fo:color="#000080" style:text-underline-style="solid" style:text-underline-width="auto" style:text-underline-color="font-color"/>
    </style:style>
    <style:style style:name="ListLabel_20_35" style:display-name="ListLabel 35" style:family="text">
      <style:text-properties fo:color="#000080" style:font-name="Noto Sans Gothic" fo:font-family="'Noto Sans Gothic'" style:font-family-generic="roman" style:font-pitch="variable" fo:font-size="10pt" style:text-underline-style="solid" style:text-underline-width="auto" style:text-underline-color="font-color" style:font-name-asian="Noto Sans Gothic1" style:font-family-asian="'Noto Sans Gothic'" style:font-family-generic-asian="system" style:font-pitch-asian="variable" style:font-size-asian="10pt" style:font-name-complex="Noto Sans Gothic1" style:font-family-complex="'Noto Sans Gothic'" style:font-family-generic-complex="system" style:font-pitch-complex="variable" style:font-size-complex="10pt"/>
    </style:style>
    <style:style style:name="ListLabel_20_36" style:display-name="ListLabel 36" style:family="text">
      <style:text-properties fo:color="#000080" style:font-name="Tlwg Typist" fo:font-family="'Tlwg Typist'" style:font-family-generic="roman" style:font-pitch="variable" fo:font-size="10.5pt" style:text-underline-style="solid" style:text-underline-width="auto" style:text-underline-color="font-color" style:font-name-asian="Tlwg Typist1" style:font-family-asian="'Tlwg Typist'" style:font-family-generic-asian="system" style:font-pitch-asian="variable" style:font-size-asian="10.5pt" style:font-name-complex="Tlwg Typist1" style:font-family-complex="'Tlwg Typist'" style:font-family-generic-complex="system" style:font-pitch-complex="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style:font-name="Arial" fo:font-size="11pt" style:font-name-asian="Arial1" style:font-size-asian="11pt" style:font-name-complex="Arial1" style:font-size-complex="11pt"/>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1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2in" fo:margin-left="0in" fo:margin-right="0in" fo:margin-top="0.3327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1"/>
        <text:p text:style-name="MP1"/>
        <text:p text:style-name="MP2"><text:span text:style-name="MT1"><text:tab/></text:span><text:page-number text:select-page="current">152</text:page-number></text:p>
        <text:p text:style-name="MP3"/>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52" meta:paragraph-count="5367" meta:word-count="247685" meta:character-count="1440850" meta:non-whitespace-character-count="1194514"/>
    <meta:generator>LibreOfficeDev/6.0.5.2$Linux_X86_64 LibreOffice_project/</meta:generator>
  </office:meta>
</office:document-meta>
</file>